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22pt" style:font-size-asian="22pt" style:font-size-complex="22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</style:style>
    <style:style style:name="ce7" style:family="table-cell" style:parent-style-name="Default" style:data-style-name="N0">
      <style:table-cell-properties fo:border="thin solid #000000" style:vertical-align="automatic" fo:background-color="#FFFF00"/>
      <style:text-properties fo:font-size="16pt" style:font-size-asian="16pt" style:font-size-complex="16pt"/>
    </style:style>
    <style:style style:name="co1" style:family="table-column">
      <style:table-column-properties fo:break-before="auto" style:column-width="2.43416666666667cm" style:use-optimal-column-width="true"/>
    </style:style>
    <style:style style:name="co2" style:family="table-column">
      <style:table-column-properties fo:break-before="auto" style:column-width="1.9685cm" style:use-optimal-column-width="true"/>
    </style:style>
    <style:style style:name="co3" style:family="table-column">
      <style:table-column-properties fo:break-before="auto" style:column-width="1.62983333333333cm" style:use-optimal-column-width="true"/>
    </style:style>
    <style:style style:name="co4" style:family="table-column">
      <style:table-column-properties fo:break-before="auto" style:column-width="4.699cm" style:use-optimal-column-width="true"/>
    </style:style>
    <style:style style:name="co5" style:family="table-column">
      <style:table-column-properties fo:break-before="auto" style:column-width="5.37633333333333cm" style:use-optimal-column-width="true"/>
    </style:style>
    <style:style style:name="co6" style:family="table-column">
      <style:table-column-properties fo:break-before="auto" style:column-width="1.5875cm" style:use-optimal-column-width="true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4.487333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302cm" style:use-optimal-column-width="true"/>
    </style:style>
    <style:style style:name="co11" style:family="table-column">
      <style:table-column-properties fo:break-before="auto" style:column-width="3.09033333333333cm" style:use-optimal-column-width="true"/>
    </style:style>
    <style:style style:name="co12" style:family="table-column">
      <style:table-column-properties fo:break-before="auto" style:column-width="2.0955cm" style:use-optimal-column-width="true"/>
    </style:style>
    <style:style style:name="co13" style:family="table-column">
      <style:table-column-properties fo:break-before="auto" style:column-width="3.85233333333333cm" style:use-optimal-column-width="true"/>
    </style:style>
    <style:style style:name="co14" style:family="table-column">
      <style:table-column-properties fo:break-before="auto" style:column-width="2.921cm" style:use-optimal-column-width="true"/>
    </style:style>
    <style:style style:name="co15" style:family="table-column">
      <style:table-column-properties fo:break-before="auto" style:column-width="3.91583333333333cm" style:use-optimal-column-width="true"/>
    </style:style>
    <style:style style:name="co16" style:family="table-column">
      <style:table-column-properties fo:break-before="auto" style:column-width="3.704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2" table:default-cell-style-name="ce1"/>
        <table:table-column table:style-name="co10" table:default-cell-style-name="ce1"/>
        <table:table-column table:style-name="co9" table:number-columns-repeated="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7" table:default-cell-style-name="ce1"/>
        <table:table-column table:style-name="co16" table:default-cell-style-name="ce1"/>
        <table:table-column table:style-name="co9" table:number-columns-repeated="16345" table:default-cell-style-name="ce1"/>
        <table:table-row table:style-name="ro1">
          <table:table-cell office:value-type="string" table:style-name="ce1">
            <text:p>keyAdd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potential</text:p>
          </table:table-cell>
          <table:table-cell office:value-type="string" table:style-name="ce1">
            <text:p>effect</text:p>
          </table:table-cell>
          <table:table-cell office:value-type="string" table:style-name="ce1">
            <text:p>condition</text:p>
          </table:table-cell>
          <table:table-cell office:value-type="string" table:style-name="ce1">
            <text:p>ai_weight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has_technology</text:p>
          </table:table-cell>
          <table:table-cell office:value-type="string" table:style-name="ce1">
            <text:p>weight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erraform_link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total index</text:p>
          </table:table-cell>
          <table:table-cell office:value-type="string" table:style-name="ce1">
            <text:p>from Index</text:p>
          </table:table-cell>
          <table:table-cell office:value-type="string" table:style-name="ce1">
            <text:p>row</text:p>
          </table:table-cell>
          <table:table-cell office:value-type="string" table:style-name="ce1">
            <text:p>column</text:p>
          </table:table-cell>
          <table:table-cell office:value-type="string" table:style-name="ce1">
            <text:p>cost level</text:p>
          </table:table-cell>
          <table:table-cell office:value-type="string" table:style-name="ce1">
            <text:p>terra-cand</text:p>
          </table:table-cell>
          <table:table-cell office:value-type="string" table:style-name="ce1">
            <text:p>Planetary Diversity</text:p>
          </table:table-cell>
          <table:table-cell office:value-type="string" table:style-name="ce1">
            <text:p>New Worlds</text:p>
          </table:table-cell>
          <table:table-cell office:value-type="string" table:style-name="ce1">
            <text:p>Guilli's Planet Modifiers</text:p>
          </table:table-cell>
          <table:table-cell office:value-type="string" table:style-name="ce1">
            <text:p>Planets Enhanced</text:p>
          </table:table-cell>
          <table:table-cell table:number-columns-repeated="2" table:style-name="ce1"/>
          <table:table-cell office:value-type="string" table:style-name="ce1">
            <text:p>pc_arid</text:p>
          </table:table-cell>
          <table:table-cell office:value-type="string" table:style-name="ce1">
            <text:p>pc_continental</text:p>
          </table:table-cell>
          <table:table-cell office:value-type="string" table:style-name="ce1">
            <text:p>pc_frozen_desert</text:p>
          </table:table-cell>
          <table:table-cell office:value-type="string" table:style-name="ce1">
            <text:p>pc_arctic</text:p>
          </table:table-cell>
          <table:table-cell office:value-type="string" table:style-name="ce1">
            <text:p>pc_gaia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terraform_link1</text:p>
          </table:table-cell>
          <table:table-cell office:value-type="string" office:string-value="pc_arid" table:formula="of:=INDEX([.U$18:.U$200];[.K8])" table:style-name="ce1">
            <text:p>pc_arid</text:p>
          </table:table-cell>
          <table:table-cell office:value-type="string" office:string-value="pc_arid" table:formula="of:=INDEX([.$V$7:.$Z$17];[.L8];[.M8])" table:style-name="ce1">
            <text:p>pc_arid</text:p>
          </table:table-cell>
          <table:table-cell office:value-type="string" office:string-value="@terraforming_cost_level_0" table:formula="of:=[.$T$8]&amp;[.N8]" table:style-name="ce1">
            <text:p>@terraforming_cost_level_0</text:p>
          </table:table-cell>
          <table:table-cell office:value-type="string" office:string-value="@terraforming_duration_level_0" table:formula="of:=[.$T$9]&amp;[.N8]" table:style-name="ce1">
            <text:p>@terraforming_duration_level_0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T$10:.$T$17];[.N8]+1)" table:style-name="ce1">
            <text:p>tech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NT([.J8]/COUNTA([.$V$7:.$Z$17]))+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IF([.B8]=[.C8];0;INDEX([.$V$18:.$Z$25];INT([.$J8]/COUNTA([.$V$7:.$Z$17]))+1;[.$M8]))" table:style-name="ce1">
            <text:p>0</text:p>
          </table:table-cell>
          <table:table-cell office:value-type="string" office:string-value="terraforming_candidate = yes " table:formula="of:=IF(INDEX([.$AA$18:.$AA$200];[.$K8])=&quot;yes&quot;;&quot;&quot;;IF([.C8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8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8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8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8])=&quot;&quot;;&quot;&quot;;[.$T$20]&amp;&quot; = yes &quot;)" table:style-name="ce1">
            <text:p>pe = yes<text:s/></text:p>
          </table:table-cell>
          <table:table-cell office:value-type="string" table:style-name="ce2">
            <text:p>@terraforming_cost_level_</text:p>
          </table:table-cell>
          <table:table-cell table:style-name="ce1"/>
          <table:table-cell office:value-type="string" table:style-name="ce1">
            <text:p>pc_desert</text:p>
          </table:table-cell>
          <table:table-cell office:value-type="string" table:style-name="ce1">
            <text:p>pc_ocean</text:p>
          </table:table-cell>
          <table:table-cell office:value-type="string" table:style-name="ce1">
            <text:p>pc_steppe</text:p>
          </table:table-cell>
          <table:table-cell office:value-type="string" table:style-name="ce1">
            <text:p>pc_swamp</text:p>
          </table:table-cell>
          <table:table-cell office:value-type="string" table:style-name="ce1">
            <text:p>pc_machine</text:p>
          </table:table-cell>
          <table:table-cell table:number-columns-repeated="16358" table:style-name="ce1"/>
        </table:table-row>
        <table:table-row table:style-name="ro2">
          <table:table-cell office:value-type="string" table:style-name="ce1">
            <text:p>terraform_link2</text:p>
          </table:table-cell>
          <table:table-cell office:value-type="string" office:string-value="pc_arid" table:formula="of:=INDEX([.U$18:.U$200];[.K9])" table:style-name="ce1">
            <text:p>pc_arid</text:p>
          </table:table-cell>
          <table:table-cell office:value-type="string" office:string-value="pc_desert" table:formula="of:=INDEX([.$V$7:.$Z$17];[.L9];[.M9])" table:style-name="ce1">
            <text:p>pc_desert</text:p>
          </table:table-cell>
          <table:table-cell office:value-type="string" office:string-value="@terraforming_cost_level_1" table:formula="of:=[.$T$8]&amp;[.N9]" table:style-name="ce1">
            <text:p>@terraforming_cost_level_1</text:p>
          </table:table-cell>
          <table:table-cell office:value-type="string" office:string-value="@terraforming_duration_level_1" table:formula="of:=[.$T$9]&amp;[.N9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9]+1)" table:style-name="ce1">
            <text:p>tech1</text:p>
          </table:table-cell>
          <table:table-cell office:value-type="float" office:value="0" table:formula="of:=[.I8]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NT([.J9]/COUNTA([.$V$7:.$Z$17]))+1" table:style-name="ce1">
            <text:p>1</text:p>
          </table:table-cell>
          <table:table-cell office:value-type="float" office:value="2" table:formula="of:=IF(INDEX([.$V$7:.$Z$17];[.L8]+1;[.M8])=&quot;&quot;;1;[.L8]+1)" table:style-name="ce1">
            <text:p>2</text:p>
          </table:table-cell>
          <table:table-cell office:value-type="float" office:value="1" table:formula="of:=IF(INDEX([.$V$7:.$Z$17];[.L8]+1;[.M8])=&quot;&quot;;IF([.M8]=5;1;[.M8]+1);[.M8])" table:style-name="ce1">
            <text:p>1</text:p>
          </table:table-cell>
          <table:table-cell office:value-type="float" office:value="1" table:formula="of:=IF([.B9]=[.C9];0;INDEX([.$V$18:.$Z$25];INT([.$J9]/COUNTA([.$V$7:.$Z$17]))+1;[.$M9]))" table:style-name="ce1">
            <text:p>1</text:p>
          </table:table-cell>
          <table:table-cell office:value-type="string" office:string-value="terraforming_candidate = yes " table:formula="of:=IF(INDEX([.$AA$18:.$AA$200];[.$K9])=&quot;yes&quot;;&quot;&quot;;IF([.C9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9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9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9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9])=&quot;&quot;;&quot;&quot;;[.$T$20]&amp;&quot; = yes &quot;)" table:style-name="ce1">
            <text:p>pe = yes<text:s/></text:p>
          </table:table-cell>
          <table:table-cell office:value-type="string" table:style-name="ce2">
            <text:p>@terraforming_duration_level_</text:p>
          </table:table-cell>
          <table:table-cell table:style-name="ce1"/>
          <table:table-cell office:value-type="string" table:style-name="ce1">
            <text:p>pc_savannah</text:p>
          </table:table-cell>
          <table:table-cell office:value-type="string" table:style-name="ce1">
            <text:p>pc_mangrove</text:p>
          </table:table-cell>
          <table:table-cell office:value-type="string" table:style-name="ce1">
            <text:p>pc_hadesert</text:p>
          </table:table-cell>
          <table:table-cell office:value-type="string" table:style-name="ce1">
            <text:p>pc_cascadian</text:p>
          </table:table-cell>
          <table:table-cell office:value-type="string" table:style-name="ce1">
            <text:p>pc_cybertronic</text:p>
          </table:table-cell>
          <table:table-cell table:style-name="ce1"/>
          <table:table-cell office:value-type="string" table:number-columns-spanned="3" table:number-rows-spanned="8" table:style-name="ce5">
            <text:p>(add planets and costs in yellow area, NO empty lines in between!)</text:p>
          </table:table-cell>
          <table:covered-table-cell table:number-columns-repeated="2"/>
          <table:table-cell table:number-columns-repeated="16354"/>
        </table:table-row>
        <table:table-row table:style-name="ro2">
          <table:table-cell office:value-type="string" table:style-name="ce1">
            <text:p>terraform_link3</text:p>
          </table:table-cell>
          <table:table-cell office:value-type="string" office:string-value="pc_arid" table:formula="of:=INDEX([.U$18:.U$200];[.K10])" table:style-name="ce1">
            <text:p>pc_arid</text:p>
          </table:table-cell>
          <table:table-cell office:value-type="string" office:string-value="pc_savannah" table:formula="of:=INDEX([.$V$7:.$Z$17];[.L10];[.M10])" table:style-name="ce1">
            <text:p>pc_savannah</text:p>
          </table:table-cell>
          <table:table-cell office:value-type="string" office:string-value="@terraforming_cost_level_1" table:formula="of:=[.$T$8]&amp;[.N10]" table:style-name="ce1">
            <text:p>@terraforming_cost_level_1</text:p>
          </table:table-cell>
          <table:table-cell office:value-type="string" office:string-value="@terraforming_duration_level_1" table:formula="of:=[.$T$9]&amp;[.N10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0]+1)" table:style-name="ce1">
            <text:p>tech1</text:p>
          </table:table-cell>
          <table:table-cell office:value-type="float" office:value="0" table:formula="of:=[.I9]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NT([.J10]/COUNTA([.$V$7:.$Z$17]))+1" table:style-name="ce1">
            <text:p>1</text:p>
          </table:table-cell>
          <table:table-cell office:value-type="float" office:value="3" table:formula="of:=IF(INDEX([.$V$7:.$Z$17];[.L9]+1;[.M9])=&quot;&quot;;1;[.L9]+1)" table:style-name="ce1">
            <text:p>3</text:p>
          </table:table-cell>
          <table:table-cell office:value-type="float" office:value="1" table:formula="of:=IF(INDEX([.$V$7:.$Z$17];[.L9]+1;[.M9])=&quot;&quot;;IF([.M9]=5;1;[.M9]+1);[.M9])" table:style-name="ce1">
            <text:p>1</text:p>
          </table:table-cell>
          <table:table-cell office:value-type="float" office:value="1" table:formula="of:=IF([.B10]=[.C10];0;INDEX([.$V$18:.$Z$25];INT([.$J10]/COUNTA([.$V$7:.$Z$17]))+1;[.$M10]))" table:style-name="ce1">
            <text:p>1</text:p>
          </table:table-cell>
          <table:table-cell office:value-type="string" office:string-value="terraforming_candidate = yes " table:formula="of:=IF(INDEX([.$AA$18:.$AA$200];[.$K10])=&quot;yes&quot;;&quot;&quot;;IF([.C10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10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10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10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10])=&quot;&quot;;&quot;&quot;;[.$T$20]&amp;&quot; = yes &quot;)" table:style-name="ce1">
            <text:p>pe = yes<text:s/></text:p>
          </table:table-cell>
          <table:table-cell office:value-type="string" table:style-name="ce3">
            <text:p>tech0</text:p>
          </table:table-cell>
          <table:table-cell table:style-name="ce1"/>
          <table:table-cell office:value-type="string" table:style-name="ce1">
            <text:p>pc_sandsea</text:p>
          </table:table-cell>
          <table:table-cell office:value-type="string" table:style-name="ce1">
            <text:p>pc_hajungle</text:p>
          </table:table-cell>
          <table:table-cell office:value-type="string" table:style-name="ce1">
            <text:p>pc_antarctic</text:p>
          </table:table-cell>
          <table:table-cell office:value-type="string" table:style-name="ce1">
            <text:p>pc_geothermal</text:p>
          </table:table-cell>
          <table:table-cell office:value-type="string" table:style-name="ce1">
            <text:p>pc_nuked</text:p>
          </table:table-cell>
          <table:table-cell table:style-name="ce1"/>
          <table:covered-table-cell/>
          <table:covered-table-cell table:number-columns-repeated="2"/>
          <table:table-cell table:number-columns-repeated="16354"/>
        </table:table-row>
        <table:table-row table:style-name="ro2">
          <table:table-cell office:value-type="string" table:style-name="ce1">
            <text:p>terraform_link4</text:p>
          </table:table-cell>
          <table:table-cell office:value-type="string" office:string-value="pc_arid" table:formula="of:=INDEX([.U$18:.U$200];[.K11])" table:style-name="ce1">
            <text:p>pc_arid</text:p>
          </table:table-cell>
          <table:table-cell office:value-type="string" office:string-value="pc_sandsea" table:formula="of:=INDEX([.$V$7:.$Z$17];[.L11];[.M11])" table:style-name="ce1">
            <text:p>pc_sandsea</text:p>
          </table:table-cell>
          <table:table-cell office:value-type="string" office:string-value="@terraforming_cost_level_1" table:formula="of:=[.$T$8]&amp;[.N11]" table:style-name="ce1">
            <text:p>@terraforming_cost_level_1</text:p>
          </table:table-cell>
          <table:table-cell office:value-type="string" office:string-value="@terraforming_duration_level_1" table:formula="of:=[.$T$9]&amp;[.N11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1]+1)" table:style-name="ce1">
            <text:p>tech1</text:p>
          </table:table-cell>
          <table:table-cell office:value-type="float" office:value="0" table:formula="of:=[.I10]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NT([.J11]/COUNTA([.$V$7:.$Z$17]))+1" table:style-name="ce1">
            <text:p>1</text:p>
          </table:table-cell>
          <table:table-cell office:value-type="float" office:value="4" table:formula="of:=IF(INDEX([.$V$7:.$Z$17];[.L10]+1;[.M10])=&quot;&quot;;1;[.L10]+1)" table:style-name="ce1">
            <text:p>4</text:p>
          </table:table-cell>
          <table:table-cell office:value-type="float" office:value="1" table:formula="of:=IF(INDEX([.$V$7:.$Z$17];[.L10]+1;[.M10])=&quot;&quot;;IF([.M10]=5;1;[.M10]+1);[.M10])" table:style-name="ce1">
            <text:p>1</text:p>
          </table:table-cell>
          <table:table-cell office:value-type="float" office:value="1" table:formula="of:=IF([.B11]=[.C11];0;INDEX([.$V$18:.$Z$25];INT([.$J11]/COUNTA([.$V$7:.$Z$17]))+1;[.$M11]))" table:style-name="ce1">
            <text:p>1</text:p>
          </table:table-cell>
          <table:table-cell office:value-type="string" office:string-value="terraforming_candidate = yes " table:formula="of:=IF(INDEX([.$AA$18:.$AA$200];[.$K11])=&quot;yes&quot;;&quot;&quot;;IF([.C11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11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11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11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11])=&quot;&quot;;&quot;&quot;;[.$T$20]&amp;&quot; = yes &quot;)" table:style-name="ce1">
            <text:p>pe = yes<text:s/></text:p>
          </table:table-cell>
          <table:table-cell office:value-type="string" table:style-name="ce3">
            <text:p>tech1</text:p>
          </table:table-cell>
          <table:table-cell table:style-name="ce1"/>
          <table:table-cell office:value-type="string" table:style-name="ce1">
            <text:p>pc_mesa</text:p>
          </table:table-cell>
          <table:table-cell office:value-type="string" table:style-name="ce1">
            <text:p>pc_tropical</text:p>
          </table:table-cell>
          <table:table-cell office:value-type="string" table:style-name="ce1">
            <text:p>pc_tundra</text:p>
          </table:table-cell>
          <table:table-cell office:value-type="string" table:style-name="ce1">
            <text:p>pc_glacial</text:p>
          </table:table-cell>
          <table:table-cell office:value-type="string" table:style-name="ce1">
            <text:p>pc_floating</text:p>
          </table:table-cell>
          <table:table-cell table:style-name="ce1"/>
          <table:covered-table-cell/>
          <table:covered-table-cell table:number-columns-repeated="2"/>
          <table:table-cell table:number-columns-repeated="16354"/>
        </table:table-row>
        <table:table-row table:style-name="ro1">
          <table:table-cell office:value-type="string" table:style-name="ce1">
            <text:p>terraform_link5</text:p>
          </table:table-cell>
          <table:table-cell office:value-type="string" office:string-value="pc_arid" table:formula="of:=INDEX([.U$18:.U$200];[.K12])" table:style-name="ce1">
            <text:p>pc_arid</text:p>
          </table:table-cell>
          <table:table-cell office:value-type="string" office:string-value="pc_mesa" table:formula="of:=INDEX([.$V$7:.$Z$17];[.L12];[.M12])" table:style-name="ce1">
            <text:p>pc_mesa</text:p>
          </table:table-cell>
          <table:table-cell office:value-type="string" office:string-value="@terraforming_cost_level_1" table:formula="of:=[.$T$8]&amp;[.N12]" table:style-name="ce1">
            <text:p>@terraforming_cost_level_1</text:p>
          </table:table-cell>
          <table:table-cell office:value-type="string" office:string-value="@terraforming_duration_level_1" table:formula="of:=[.$T$9]&amp;[.N12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2]+1)" table:style-name="ce1">
            <text:p>tech1</text:p>
          </table:table-cell>
          <table:table-cell office:value-type="float" office:value="0" table:formula="of:=[.I11]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INT([.J12]/COUNTA([.$V$7:.$Z$17]))+1" table:style-name="ce1">
            <text:p>1</text:p>
          </table:table-cell>
          <table:table-cell office:value-type="float" office:value="5" table:formula="of:=IF(INDEX([.$V$7:.$Z$17];[.L11]+1;[.M11])=&quot;&quot;;1;[.L11]+1)" table:style-name="ce1">
            <text:p>5</text:p>
          </table:table-cell>
          <table:table-cell office:value-type="float" office:value="1" table:formula="of:=IF(INDEX([.$V$7:.$Z$17];[.L11]+1;[.M11])=&quot;&quot;;IF([.M11]=5;1;[.M11]+1);[.M11])" table:style-name="ce1">
            <text:p>1</text:p>
          </table:table-cell>
          <table:table-cell office:value-type="float" office:value="1" table:formula="of:=IF([.B12]=[.C12];0;INDEX([.$V$18:.$Z$25];INT([.$J12]/COUNTA([.$V$7:.$Z$17]))+1;[.$M12]))" table:style-name="ce1">
            <text:p>1</text:p>
          </table:table-cell>
          <table:table-cell office:value-type="string" office:string-value="terraforming_candidate = yes " table:formula="of:=IF(INDEX([.$AA$18:.$AA$200];[.$K12])=&quot;yes&quot;;&quot;&quot;;IF([.C12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12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12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12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12])=&quot;&quot;;&quot;&quot;;[.$T$20]&amp;&quot; = yes &quot;)" table:style-name="ce1">
            <text:p>pe = yes<text:s/></text:p>
          </table:table-cell>
          <table:table-cell office:value-type="string" table:style-name="ce3">
            <text:p>tech2</text:p>
          </table:table-cell>
          <table:table-cell table:style-name="ce1"/>
          <table:table-cell office:value-type="string" table:style-name="ce1">
            <text:p>pc_oasis</text:p>
          </table:table-cell>
          <table:table-cell office:value-type="string" table:style-name="ce1">
            <text:p>pc_desertislands</text:p>
          </table:table-cell>
          <table:table-cell office:value-type="string" table:style-name="ce1">
            <text:p>pc_alpine</text:p>
          </table:table-cell>
          <table:table-cell office:value-type="string" table:style-name="ce1">
            <text:p>pc_subarctic</text:p>
          </table:table-cell>
          <table:table-cell office:value-type="string" table:style-name="ce1">
            <text:p>pc_crystal</text:p>
          </table:table-cell>
          <table:table-cell table:style-name="ce1"/>
          <table:covered-table-cell/>
          <table:covered-table-cell table:number-columns-repeated="2"/>
          <table:table-cell table:number-columns-repeated="16354"/>
        </table:table-row>
        <table:table-row table:style-name="ro1">
          <table:table-cell office:value-type="string" table:style-name="ce1">
            <text:p>terraform_link6</text:p>
          </table:table-cell>
          <table:table-cell office:value-type="string" office:string-value="pc_arid" table:formula="of:=INDEX([.U$18:.U$200];[.K13])" table:style-name="ce1">
            <text:p>pc_arid</text:p>
          </table:table-cell>
          <table:table-cell office:value-type="string" office:string-value="pc_oasis" table:formula="of:=INDEX([.$V$7:.$Z$17];[.L13];[.M13])" table:style-name="ce1">
            <text:p>pc_oasis</text:p>
          </table:table-cell>
          <table:table-cell office:value-type="string" office:string-value="@terraforming_cost_level_1" table:formula="of:=[.$T$8]&amp;[.N13]" table:style-name="ce1">
            <text:p>@terraforming_cost_level_1</text:p>
          </table:table-cell>
          <table:table-cell office:value-type="string" office:string-value="@terraforming_duration_level_1" table:formula="of:=[.$T$9]&amp;[.N13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3]+1)" table:style-name="ce1">
            <text:p>tech1</text:p>
          </table:table-cell>
          <table:table-cell office:value-type="float" office:value="0" table:formula="of:=[.I12]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NT([.J13]/COUNTA([.$V$7:.$Z$17]))+1" table:style-name="ce1">
            <text:p>1</text:p>
          </table:table-cell>
          <table:table-cell office:value-type="float" office:value="6" table:formula="of:=IF(INDEX([.$V$7:.$Z$17];[.L12]+1;[.M12])=&quot;&quot;;1;[.L12]+1)" table:style-name="ce1">
            <text:p>6</text:p>
          </table:table-cell>
          <table:table-cell office:value-type="float" office:value="1" table:formula="of:=IF(INDEX([.$V$7:.$Z$17];[.L12]+1;[.M12])=&quot;&quot;;IF([.M12]=5;1;[.M12]+1);[.M12])" table:style-name="ce1">
            <text:p>1</text:p>
          </table:table-cell>
          <table:table-cell office:value-type="float" office:value="1" table:formula="of:=IF([.B13]=[.C13];0;INDEX([.$V$18:.$Z$25];INT([.$J13]/COUNTA([.$V$7:.$Z$17]))+1;[.$M13]))" table:style-name="ce1">
            <text:p>1</text:p>
          </table:table-cell>
          <table:table-cell office:value-type="string" office:string-value="terraforming_candidate = yes " table:formula="of:=IF(INDEX([.$AA$18:.$AA$200];[.$K13])=&quot;yes&quot;;&quot;&quot;;IF([.C13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13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13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13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13])=&quot;&quot;;&quot;&quot;;[.$T$20]&amp;&quot; = yes &quot;)" table:style-name="ce1">
            <text:p>pe = yes<text:s/></text:p>
          </table:table-cell>
          <table:table-cell office:value-type="string" table:style-name="ce3">
            <text:p>tech3</text:p>
          </table:table-cell>
          <table:table-cell table:style-name="ce1"/>
          <table:table-cell office:value-type="string" table:style-name="ce1">
            <text:p>pc_marginal_dry</text:p>
          </table:table-cell>
          <table:table-cell office:value-type="string" table:style-name="ce1">
            <text:p>pc_retinal</text:p>
          </table:table-cell>
          <table:table-cell office:value-type="string" table:style-name="ce1">
            <text:p>pc_greenhouse_cold</text:p>
          </table:table-cell>
          <table:table-cell office:value-type="string" table:style-name="ce1">
            <text:p>pc_marginal_cold</text:p>
          </table:table-cell>
          <table:table-cell table:number-columns-repeated="2" table:style-name="ce1"/>
          <table:covered-table-cell/>
          <table:covered-table-cell table:number-columns-repeated="2"/>
          <table:table-cell table:number-columns-repeated="16354"/>
        </table:table-row>
        <table:table-row table:style-name="ro1">
          <table:table-cell office:value-type="string" table:style-name="ce1">
            <text:p>terraform_link7</text:p>
          </table:table-cell>
          <table:table-cell office:value-type="string" office:string-value="pc_arid" table:formula="of:=INDEX([.U$18:.U$200];[.K14])" table:style-name="ce1">
            <text:p>pc_arid</text:p>
          </table:table-cell>
          <table:table-cell office:value-type="string" office:string-value="pc_marginal_dry" table:formula="of:=INDEX([.$V$7:.$Z$17];[.L14];[.M14])" table:style-name="ce1">
            <text:p>pc_marginal_dry</text:p>
          </table:table-cell>
          <table:table-cell office:value-type="string" office:string-value="@terraforming_cost_level_1" table:formula="of:=[.$T$8]&amp;[.N14]" table:style-name="ce1">
            <text:p>@terraforming_cost_level_1</text:p>
          </table:table-cell>
          <table:table-cell office:value-type="string" office:string-value="@terraforming_duration_level_1" table:formula="of:=[.$T$9]&amp;[.N14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4]+1)" table:style-name="ce1">
            <text:p>tech1</text:p>
          </table:table-cell>
          <table:table-cell office:value-type="float" office:value="0" table:formula="of:=[.I13]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formula="of:=INT([.J14]/COUNTA([.$V$7:.$Z$17]))+1" table:style-name="ce1">
            <text:p>1</text:p>
          </table:table-cell>
          <table:table-cell office:value-type="float" office:value="7" table:formula="of:=IF(INDEX([.$V$7:.$Z$17];[.L13]+1;[.M13])=&quot;&quot;;1;[.L13]+1)" table:style-name="ce1">
            <text:p>7</text:p>
          </table:table-cell>
          <table:table-cell office:value-type="float" office:value="1" table:formula="of:=IF(INDEX([.$V$7:.$Z$17];[.L13]+1;[.M13])=&quot;&quot;;IF([.M13]=5;1;[.M13]+1);[.M13])" table:style-name="ce1">
            <text:p>1</text:p>
          </table:table-cell>
          <table:table-cell office:value-type="float" office:value="1" table:formula="of:=IF([.B14]=[.C14];0;INDEX([.$V$18:.$Z$25];INT([.$J14]/COUNTA([.$V$7:.$Z$17]))+1;[.$M14]))" table:style-name="ce1">
            <text:p>1</text:p>
          </table:table-cell>
          <table:table-cell office:value-type="string" office:string-value="terraforming_candidate = yes " table:formula="of:=IF(INDEX([.$AA$18:.$AA$200];[.$K14])=&quot;yes&quot;;&quot;&quot;;IF([.C14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14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14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14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14])=&quot;&quot;;&quot;&quot;;[.$T$20]&amp;&quot; = yes &quot;)" table:style-name="ce1">
            <text:p>pe = yes<text:s/></text:p>
          </table:table-cell>
          <table:table-cell office:value-type="string" table:style-name="ce3">
            <text:p>tech4</text:p>
          </table:table-cell>
          <table:table-cell table:style-name="ce1"/>
          <table:table-cell office:value-type="string" table:style-name="ce1">
            <text:p>pc_geocrystalline</text:p>
          </table:table-cell>
          <table:table-cell office:value-type="string" table:style-name="ce1">
            <text:p>pc_lush</text:p>
          </table:table-cell>
          <table:table-cell table:number-columns-repeated="4" table:style-name="ce1"/>
          <table:covered-table-cell/>
          <table:covered-table-cell table:number-columns-repeated="2"/>
          <table:table-cell table:number-columns-repeated="16354"/>
        </table:table-row>
        <table:table-row table:style-name="ro1">
          <table:table-cell office:value-type="string" table:style-name="ce1">
            <text:p>terraform_link8</text:p>
          </table:table-cell>
          <table:table-cell office:value-type="string" office:string-value="pc_arid" table:formula="of:=INDEX([.U$18:.U$200];[.K15])" table:style-name="ce1">
            <text:p>pc_arid</text:p>
          </table:table-cell>
          <table:table-cell office:value-type="string" office:string-value="pc_geocrystalline" table:formula="of:=INDEX([.$V$7:.$Z$17];[.L15];[.M15])" table:style-name="ce1">
            <text:p>pc_geocrystalline</text:p>
          </table:table-cell>
          <table:table-cell office:value-type="string" office:string-value="@terraforming_cost_level_1" table:formula="of:=[.$T$8]&amp;[.N15]" table:style-name="ce1">
            <text:p>@terraforming_cost_level_1</text:p>
          </table:table-cell>
          <table:table-cell office:value-type="string" office:string-value="@terraforming_duration_level_1" table:formula="of:=[.$T$9]&amp;[.N15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5]+1)" table:style-name="ce1">
            <text:p>tech1</text:p>
          </table:table-cell>
          <table:table-cell office:value-type="float" office:value="0" table:formula="of:=[.I14]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INT([.J15]/COUNTA([.$V$7:.$Z$17]))+1" table:style-name="ce1">
            <text:p>1</text:p>
          </table:table-cell>
          <table:table-cell office:value-type="float" office:value="8" table:formula="of:=IF(INDEX([.$V$7:.$Z$17];[.L14]+1;[.M14])=&quot;&quot;;1;[.L14]+1)" table:style-name="ce1">
            <text:p>8</text:p>
          </table:table-cell>
          <table:table-cell office:value-type="float" office:value="1" table:formula="of:=IF(INDEX([.$V$7:.$Z$17];[.L14]+1;[.M14])=&quot;&quot;;IF([.M14]=5;1;[.M14]+1);[.M14])" table:style-name="ce1">
            <text:p>1</text:p>
          </table:table-cell>
          <table:table-cell office:value-type="float" office:value="1" table:formula="of:=IF([.B15]=[.C15];0;INDEX([.$V$18:.$Z$25];INT([.$J15]/COUNTA([.$V$7:.$Z$17]))+1;[.$M15]))" table:style-name="ce1">
            <text:p>1</text:p>
          </table:table-cell>
          <table:table-cell office:value-type="string" office:string-value="terraforming_candidate = yes " table:formula="of:=IF(INDEX([.$AA$18:.$AA$200];[.$K15])=&quot;yes&quot;;&quot;&quot;;IF([.C15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15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15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15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15])=&quot;&quot;;&quot;&quot;;[.$T$20]&amp;&quot; = yes &quot;)" table:style-name="ce1">
            <text:p>pe = yes<text:s/></text:p>
          </table:table-cell>
          <table:table-cell office:value-type="string" table:style-name="ce1">
            <text:p>terraforming_candidate</text:p>
          </table:table-cell>
          <table:table-cell table:number-columns-repeated="2" table:style-name="ce1"/>
          <table:table-cell office:value-type="string" table:style-name="ce1">
            <text:p>pc_marginal</text:p>
          </table:table-cell>
          <table:table-cell table:number-columns-repeated="4" table:style-name="ce1"/>
          <table:covered-table-cell/>
          <table:covered-table-cell table:number-columns-repeated="2"/>
          <table:table-cell table:number-columns-repeated="16354"/>
        </table:table-row>
        <table:table-row table:style-name="ro1">
          <table:table-cell office:value-type="string" table:style-name="ce1">
            <text:p>terraform_link9</text:p>
          </table:table-cell>
          <table:table-cell office:value-type="string" office:string-value="pc_arid" table:formula="of:=INDEX([.U$18:.U$200];[.K16])" table:style-name="ce1">
            <text:p>pc_arid</text:p>
          </table:table-cell>
          <table:table-cell office:value-type="string" office:string-value="pc_continental" table:formula="of:=INDEX([.$V$7:.$Z$17];[.L16];[.M16])" table:style-name="ce1">
            <text:p>pc_continental</text:p>
          </table:table-cell>
          <table:table-cell office:value-type="string" office:string-value="@terraforming_cost_level_2" table:formula="of:=[.$T$8]&amp;[.N16]" table:style-name="ce1">
            <text:p>@terraforming_cost_level_2</text:p>
          </table:table-cell>
          <table:table-cell office:value-type="string" office:string-value="@terraforming_duration_level_2" table:formula="of:=[.$T$9]&amp;[.N1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6]+1)" table:style-name="ce1">
            <text:p>tech2</text:p>
          </table:table-cell>
          <table:table-cell office:value-type="float" office:value="0" table:formula="of:=[.I15]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formula="of:=INT([.J16]/COUNTA([.$V$7:.$Z$17]))+1" table:style-name="ce1">
            <text:p>1</text:p>
          </table:table-cell>
          <table:table-cell office:value-type="float" office:value="1" table:formula="of:=IF(INDEX([.$V$7:.$Z$17];[.L15]+1;[.M15])=&quot;&quot;;1;[.L15]+1)" table:style-name="ce1">
            <text:p>1</text:p>
          </table:table-cell>
          <table:table-cell office:value-type="float" office:value="2" table:formula="of:=IF(INDEX([.$V$7:.$Z$17];[.L15]+1;[.M15])=&quot;&quot;;IF([.M15]=5;1;[.M15]+1);[.M15])" table:style-name="ce1">
            <text:p>2</text:p>
          </table:table-cell>
          <table:table-cell office:value-type="float" office:value="2" table:formula="of:=IF([.B16]=[.C16];0;INDEX([.$V$18:.$Z$25];INT([.$J16]/COUNTA([.$V$7:.$Z$17]))+1;[.$M16]))" table:style-name="ce1">
            <text:p>2</text:p>
          </table:table-cell>
          <table:table-cell office:value-type="string" office:string-value="terraforming_candidate = yes " table:formula="of:=IF(INDEX([.$AA$18:.$AA$200];[.$K16])=&quot;yes&quot;;&quot;&quot;;IF([.C16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16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16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16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16])=&quot;&quot;;&quot;&quot;;[.$T$20]&amp;&quot; = yes &quot;)" table:style-name="ce1">
            <text:p>pe = yes<text:s/></text:p>
          </table:table-cell>
          <table:table-cell office:value-type="string" table:style-name="ce1">
            <text:p>cybertronic_candidate</text:p>
          </table:table-cell>
          <table:table-cell table:number-columns-repeated="2" table:style-name="ce1"/>
          <table:table-cell office:value-type="string" table:style-name="ce1">
            <text:p>pc_greenhouse_hot</text:p>
          </table:table-cell>
          <table:table-cell table:number-columns-repeated="4" table:style-name="ce1"/>
          <table:covered-table-cell/>
          <table:covered-table-cell table:number-columns-repeated="2"/>
          <table:table-cell table:number-columns-repeated="16354"/>
        </table:table-row>
        <table:table-row table:style-name="ro1">
          <table:table-cell office:value-type="string" table:style-name="ce1">
            <text:p>terraform_link10</text:p>
          </table:table-cell>
          <table:table-cell office:value-type="string" office:string-value="pc_arid" table:formula="of:=INDEX([.U$18:.U$200];[.K17])" table:style-name="ce1">
            <text:p>pc_arid</text:p>
          </table:table-cell>
          <table:table-cell office:value-type="string" office:string-value="pc_ocean" table:formula="of:=INDEX([.$V$7:.$Z$17];[.L17];[.M17])" table:style-name="ce1">
            <text:p>pc_ocean</text:p>
          </table:table-cell>
          <table:table-cell office:value-type="string" office:string-value="@terraforming_cost_level_2" table:formula="of:=[.$T$8]&amp;[.N17]" table:style-name="ce1">
            <text:p>@terraforming_cost_level_2</text:p>
          </table:table-cell>
          <table:table-cell office:value-type="string" office:string-value="@terraforming_duration_level_2" table:formula="of:=[.$T$9]&amp;[.N1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7]+1)" table:style-name="ce1">
            <text:p>tech2</text:p>
          </table:table-cell>
          <table:table-cell office:value-type="float" office:value="0" table:formula="of:=[.I16]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NT([.J17]/COUNTA([.$V$7:.$Z$17]))+1" table:style-name="ce1">
            <text:p>1</text:p>
          </table:table-cell>
          <table:table-cell office:value-type="float" office:value="2" table:formula="of:=IF(INDEX([.$V$7:.$Z$17];[.L16]+1;[.M16])=&quot;&quot;;1;[.L16]+1)" table:style-name="ce1">
            <text:p>2</text:p>
          </table:table-cell>
          <table:table-cell office:value-type="float" office:value="2" table:formula="of:=IF(INDEX([.$V$7:.$Z$17];[.L16]+1;[.M16])=&quot;&quot;;IF([.M16]=5;1;[.M16]+1);[.M16])" table:style-name="ce1">
            <text:p>2</text:p>
          </table:table-cell>
          <table:table-cell office:value-type="float" office:value="2" table:formula="of:=IF([.B17]=[.C17];0;INDEX([.$V$18:.$Z$25];INT([.$J17]/COUNTA([.$V$7:.$Z$17]))+1;[.$M17]))" table:style-name="ce1">
            <text:p>2</text:p>
          </table:table-cell>
          <table:table-cell office:value-type="string" office:string-value="terraforming_candidate = yes " table:formula="of:=IF(INDEX([.$AA$18:.$AA$200];[.$K17])=&quot;yes&quot;;&quot;&quot;;IF([.C17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17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17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17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17])=&quot;&quot;;&quot;&quot;;[.$T$20]&amp;&quot; = yes &quot;)" table:style-name="ce1">
            <text:p>pe = yes<text:s/></text:p>
          </table:table-cell>
          <table:table-cell office:value-type="string" table:style-name="ce4">
            <text:p>pd</text:p>
          </table:table-cell>
          <table:table-cell table:number-columns-repeated="6" table:style-name="ce1"/>
          <table:table-cell office:value-type="string" table:style-name="ce3">
            <text:p>Habitable</text:p>
          </table:table-cell>
          <table:table-cell office:value-type="string" table:style-name="ce3">
            <text:p>Planetary Diversity</text:p>
          </table:table-cell>
          <table:table-cell office:value-type="string" table:style-name="ce3">
            <text:p>New Worlds</text:p>
          </table:table-cell>
          <table:table-cell office:value-type="string" table:style-name="ce3">
            <text:p>Guilli's Planet Modifiers</text:p>
          </table:table-cell>
          <table:table-cell office:value-type="string" table:style-name="ce3">
            <text:p>Planets Enhanced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terraform_link11</text:p>
          </table:table-cell>
          <table:table-cell office:value-type="string" office:string-value="pc_arid" table:formula="of:=INDEX([.U$18:.U$200];[.K18])" table:style-name="ce1">
            <text:p>pc_arid</text:p>
          </table:table-cell>
          <table:table-cell office:value-type="string" office:string-value="pc_mangrove" table:formula="of:=INDEX([.$V$7:.$Z$17];[.L18];[.M18])" table:style-name="ce1">
            <text:p>pc_mangrove</text:p>
          </table:table-cell>
          <table:table-cell office:value-type="string" office:string-value="@terraforming_cost_level_2" table:formula="of:=[.$T$8]&amp;[.N18]" table:style-name="ce1">
            <text:p>@terraforming_cost_level_2</text:p>
          </table:table-cell>
          <table:table-cell office:value-type="string" office:string-value="@terraforming_duration_level_2" table:formula="of:=[.$T$9]&amp;[.N1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8]+1)" table:style-name="ce1">
            <text:p>tech2</text:p>
          </table:table-cell>
          <table:table-cell office:value-type="float" office:value="0" table:formula="of:=[.I17]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formula="of:=INT([.J18]/COUNTA([.$V$7:.$Z$17]))+1" table:style-name="ce1">
            <text:p>1</text:p>
          </table:table-cell>
          <table:table-cell office:value-type="float" office:value="3" table:formula="of:=IF(INDEX([.$V$7:.$Z$17];[.L17]+1;[.M17])=&quot;&quot;;1;[.L17]+1)" table:style-name="ce1">
            <text:p>3</text:p>
          </table:table-cell>
          <table:table-cell office:value-type="float" office:value="2" table:formula="of:=IF(INDEX([.$V$7:.$Z$17];[.L17]+1;[.M17])=&quot;&quot;;IF([.M17]=5;1;[.M17]+1);[.M17])" table:style-name="ce1">
            <text:p>2</text:p>
          </table:table-cell>
          <table:table-cell office:value-type="float" office:value="2" table:formula="of:=IF([.B18]=[.C18];0;INDEX([.$V$18:.$Z$25];INT([.$J18]/COUNTA([.$V$7:.$Z$17]))+1;[.$M18]))" table:style-name="ce1">
            <text:p>2</text:p>
          </table:table-cell>
          <table:table-cell office:value-type="string" office:string-value="terraforming_candidate = yes " table:formula="of:=IF(INDEX([.$AA$18:.$AA$200];[.$K18])=&quot;yes&quot;;&quot;&quot;;IF([.C18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18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18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18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18])=&quot;&quot;;&quot;&quot;;[.$T$20]&amp;&quot; = yes &quot;)" table:style-name="ce1">
            <text:p>pe = yes<text:s/></text:p>
          </table:table-cell>
          <table:table-cell office:value-type="string" table:style-name="ce4">
            <text:p>new</text:p>
          </table:table-cell>
          <table:table-cell office:value-type="string" table:style-name="ce3">
            <text:p>pc_arid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6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terraform_link12</text:p>
          </table:table-cell>
          <table:table-cell office:value-type="string" office:string-value="pc_arid" table:formula="of:=INDEX([.U$18:.U$200];[.K19])" table:style-name="ce1">
            <text:p>pc_arid</text:p>
          </table:table-cell>
          <table:table-cell office:value-type="string" office:string-value="pc_hajungle" table:formula="of:=INDEX([.$V$7:.$Z$17];[.L19];[.M19])" table:style-name="ce1">
            <text:p>pc_hajungle</text:p>
          </table:table-cell>
          <table:table-cell office:value-type="string" office:string-value="@terraforming_cost_level_2" table:formula="of:=[.$T$8]&amp;[.N19]" table:style-name="ce1">
            <text:p>@terraforming_cost_level_2</text:p>
          </table:table-cell>
          <table:table-cell office:value-type="string" office:string-value="@terraforming_duration_level_2" table:formula="of:=[.$T$9]&amp;[.N19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9]+1)" table:style-name="ce1">
            <text:p>tech2</text:p>
          </table:table-cell>
          <table:table-cell office:value-type="float" office:value="0" table:formula="of:=[.I18]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INT([.J19]/COUNTA([.$V$7:.$Z$17]))+1" table:style-name="ce1">
            <text:p>1</text:p>
          </table:table-cell>
          <table:table-cell office:value-type="float" office:value="4" table:formula="of:=IF(INDEX([.$V$7:.$Z$17];[.L18]+1;[.M18])=&quot;&quot;;1;[.L18]+1)" table:style-name="ce1">
            <text:p>4</text:p>
          </table:table-cell>
          <table:table-cell office:value-type="float" office:value="2" table:formula="of:=IF(INDEX([.$V$7:.$Z$17];[.L18]+1;[.M18])=&quot;&quot;;IF([.M18]=5;1;[.M18]+1);[.M18])" table:style-name="ce1">
            <text:p>2</text:p>
          </table:table-cell>
          <table:table-cell office:value-type="float" office:value="2" table:formula="of:=IF([.B19]=[.C19];0;INDEX([.$V$18:.$Z$25];INT([.$J19]/COUNTA([.$V$7:.$Z$17]))+1;[.$M19]))" table:style-name="ce1">
            <text:p>2</text:p>
          </table:table-cell>
          <table:table-cell office:value-type="string" office:string-value="terraforming_candidate = yes " table:formula="of:=IF(INDEX([.$AA$18:.$AA$200];[.$K19])=&quot;yes&quot;;&quot;&quot;;IF([.C19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19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19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19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19])=&quot;&quot;;&quot;&quot;;[.$T$20]&amp;&quot; = yes &quot;)" table:style-name="ce1">
            <text:p>pe = yes<text:s/></text:p>
          </table:table-cell>
          <table:table-cell office:value-type="string" table:style-name="ce4">
            <text:p>gp</text:p>
          </table:table-cell>
          <table:table-cell office:value-type="string" table:style-name="ce3">
            <text:p>pc_desert</text:p>
          </table:table-cell>
          <table:table-cell office:value-type="float" office:value="1" table:formula="of:=[.V18]" table:style-name="ce3">
            <text:p>1</text:p>
          </table:table-cell>
          <table:table-cell office:value-type="float" office:value="2" table:formula="of:=[.W18]" table:style-name="ce3">
            <text:p>2</text:p>
          </table:table-cell>
          <table:table-cell office:value-type="float" office:value="2" table:formula="of:=[.X18]" table:style-name="ce3">
            <text:p>2</text:p>
          </table:table-cell>
          <table:table-cell office:value-type="float" office:value="3" table:formula="of:=[.Y18]" table:style-name="ce3">
            <text:p>3</text:p>
          </table:table-cell>
          <table:table-cell office:value-type="float" office:value="4" table:formula="of:=[.Z18]" table:style-name="ce3">
            <text:p>4</text:p>
          </table:table-cell>
          <table:table-cell office:value-type="string" table:style-name="ce6">
            <text:p>cyber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13</text:p>
          </table:table-cell>
          <table:table-cell office:value-type="string" office:string-value="pc_arid" table:formula="of:=INDEX([.U$18:.U$200];[.K20])" table:style-name="ce1">
            <text:p>pc_arid</text:p>
          </table:table-cell>
          <table:table-cell office:value-type="string" office:string-value="pc_tropical" table:formula="of:=INDEX([.$V$7:.$Z$17];[.L20];[.M20])" table:style-name="ce1">
            <text:p>pc_tropical</text:p>
          </table:table-cell>
          <table:table-cell office:value-type="string" office:string-value="@terraforming_cost_level_2" table:formula="of:=[.$T$8]&amp;[.N20]" table:style-name="ce1">
            <text:p>@terraforming_cost_level_2</text:p>
          </table:table-cell>
          <table:table-cell office:value-type="string" office:string-value="@terraforming_duration_level_2" table:formula="of:=[.$T$9]&amp;[.N2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0]+1)" table:style-name="ce1">
            <text:p>tech2</text:p>
          </table:table-cell>
          <table:table-cell office:value-type="float" office:value="0" table:formula="of:=[.I19]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INT([.J20]/COUNTA([.$V$7:.$Z$17]))+1" table:style-name="ce1">
            <text:p>1</text:p>
          </table:table-cell>
          <table:table-cell office:value-type="float" office:value="5" table:formula="of:=IF(INDEX([.$V$7:.$Z$17];[.L19]+1;[.M19])=&quot;&quot;;1;[.L19]+1)" table:style-name="ce1">
            <text:p>5</text:p>
          </table:table-cell>
          <table:table-cell office:value-type="float" office:value="2" table:formula="of:=IF(INDEX([.$V$7:.$Z$17];[.L19]+1;[.M19])=&quot;&quot;;IF([.M19]=5;1;[.M19]+1);[.M19])" table:style-name="ce1">
            <text:p>2</text:p>
          </table:table-cell>
          <table:table-cell office:value-type="float" office:value="2" table:formula="of:=IF([.B20]=[.C20];0;INDEX([.$V$18:.$Z$25];INT([.$J20]/COUNTA([.$V$7:.$Z$17]))+1;[.$M20]))" table:style-name="ce1">
            <text:p>2</text:p>
          </table:table-cell>
          <table:table-cell office:value-type="string" office:string-value="terraforming_candidate = yes " table:formula="of:=IF(INDEX([.$AA$18:.$AA$200];[.$K20])=&quot;yes&quot;;&quot;&quot;;IF([.C20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20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20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20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20])=&quot;&quot;;&quot;&quot;;[.$T$20]&amp;&quot; = yes &quot;)" table:style-name="ce1">
            <text:p>pe = yes<text:s/></text:p>
          </table:table-cell>
          <table:table-cell office:value-type="string" table:style-name="ce4">
            <text:p>pe</text:p>
          </table:table-cell>
          <table:table-cell office:value-type="string" table:style-name="ce3">
            <text:p>pc_savannah</text:p>
          </table:table-cell>
          <table:table-cell office:value-type="float" office:value="1" table:formula="of:=[.V19]" table:style-name="ce3">
            <text:p>1</text:p>
          </table:table-cell>
          <table:table-cell office:value-type="float" office:value="2" table:formula="of:=[.W19]" table:style-name="ce3">
            <text:p>2</text:p>
          </table:table-cell>
          <table:table-cell office:value-type="float" office:value="2" table:formula="of:=[.X19]" table:style-name="ce3">
            <text:p>2</text:p>
          </table:table-cell>
          <table:table-cell office:value-type="float" office:value="3" table:formula="of:=[.Y19]" table:style-name="ce3">
            <text:p>3</text:p>
          </table:table-cell>
          <table:table-cell office:value-type="float" office:value="4" table:formula="of:=[.Z19]" table:style-name="ce3">
            <text:p>4</text:p>
          </table:table-cell>
          <table:table-cell office:value-type="string" table:style-name="ce6">
            <text:p>yes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14</text:p>
          </table:table-cell>
          <table:table-cell office:value-type="string" office:string-value="pc_arid" table:formula="of:=INDEX([.U$18:.U$200];[.K21])" table:style-name="ce1">
            <text:p>pc_arid</text:p>
          </table:table-cell>
          <table:table-cell office:value-type="string" office:string-value="pc_desertislands" table:formula="of:=INDEX([.$V$7:.$Z$17];[.L21];[.M21])" table:style-name="ce1">
            <text:p>pc_desertislands</text:p>
          </table:table-cell>
          <table:table-cell office:value-type="string" office:string-value="@terraforming_cost_level_2" table:formula="of:=[.$T$8]&amp;[.N21]" table:style-name="ce1">
            <text:p>@terraforming_cost_level_2</text:p>
          </table:table-cell>
          <table:table-cell office:value-type="string" office:string-value="@terraforming_duration_level_2" table:formula="of:=[.$T$9]&amp;[.N21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1]+1)" table:style-name="ce1">
            <text:p>tech2</text:p>
          </table:table-cell>
          <table:table-cell office:value-type="float" office:value="0" table:formula="of:=[.I20]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formula="of:=INT([.J21]/COUNTA([.$V$7:.$Z$17]))+1" table:style-name="ce1">
            <text:p>1</text:p>
          </table:table-cell>
          <table:table-cell office:value-type="float" office:value="6" table:formula="of:=IF(INDEX([.$V$7:.$Z$17];[.L20]+1;[.M20])=&quot;&quot;;1;[.L20]+1)" table:style-name="ce1">
            <text:p>6</text:p>
          </table:table-cell>
          <table:table-cell office:value-type="float" office:value="2" table:formula="of:=IF(INDEX([.$V$7:.$Z$17];[.L20]+1;[.M20])=&quot;&quot;;IF([.M20]=5;1;[.M20]+1);[.M20])" table:style-name="ce1">
            <text:p>2</text:p>
          </table:table-cell>
          <table:table-cell office:value-type="float" office:value="2" table:formula="of:=IF([.B21]=[.C21];0;INDEX([.$V$18:.$Z$25];INT([.$J21]/COUNTA([.$V$7:.$Z$17]))+1;[.$M21]))" table:style-name="ce1">
            <text:p>2</text:p>
          </table:table-cell>
          <table:table-cell office:value-type="string" office:string-value="terraforming_candidate = yes " table:formula="of:=IF(INDEX([.$AA$18:.$AA$200];[.$K21])=&quot;yes&quot;;&quot;&quot;;IF([.C21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21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21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21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21])=&quot;&quot;;&quot;&quot;;[.$T$20]&amp;&quot; = yes &quot;)" table:style-name="ce1">
            <text:p>pe = yes<text:s/></text:p>
          </table:table-cell>
          <table:table-cell table:style-name="ce1"/>
          <table:table-cell office:value-type="string" table:style-name="ce3">
            <text:p>pc_sandsea</text:p>
          </table:table-cell>
          <table:table-cell office:value-type="float" office:value="1" table:formula="of:=[.V20]" table:style-name="ce3">
            <text:p>1</text:p>
          </table:table-cell>
          <table:table-cell office:value-type="float" office:value="2" table:formula="of:=[.W20]" table:style-name="ce3">
            <text:p>2</text:p>
          </table:table-cell>
          <table:table-cell office:value-type="float" office:value="2" table:formula="of:=[.X20]" table:style-name="ce3">
            <text:p>2</text:p>
          </table:table-cell>
          <table:table-cell office:value-type="float" office:value="3" table:formula="of:=[.Y20]" table:style-name="ce3">
            <text:p>3</text:p>
          </table:table-cell>
          <table:table-cell office:value-type="float" office:value="4" table:formula="of:=[.Z20]" table:style-name="ce3">
            <text:p>4</text:p>
          </table:table-cell>
          <table:table-cell office:value-type="string" table:style-name="ce6">
            <text:p>yes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15</text:p>
          </table:table-cell>
          <table:table-cell office:value-type="string" office:string-value="pc_arid" table:formula="of:=INDEX([.U$18:.U$200];[.K22])" table:style-name="ce1">
            <text:p>pc_arid</text:p>
          </table:table-cell>
          <table:table-cell office:value-type="string" office:string-value="pc_retinal" table:formula="of:=INDEX([.$V$7:.$Z$17];[.L22];[.M22])" table:style-name="ce1">
            <text:p>pc_retinal</text:p>
          </table:table-cell>
          <table:table-cell office:value-type="string" office:string-value="@terraforming_cost_level_2" table:formula="of:=[.$T$8]&amp;[.N22]" table:style-name="ce1">
            <text:p>@terraforming_cost_level_2</text:p>
          </table:table-cell>
          <table:table-cell office:value-type="string" office:string-value="@terraforming_duration_level_2" table:formula="of:=[.$T$9]&amp;[.N2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2]+1)" table:style-name="ce1">
            <text:p>tech2</text:p>
          </table:table-cell>
          <table:table-cell office:value-type="float" office:value="0" table:formula="of:=[.I21]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INT([.J22]/COUNTA([.$V$7:.$Z$17]))+1" table:style-name="ce1">
            <text:p>1</text:p>
          </table:table-cell>
          <table:table-cell office:value-type="float" office:value="7" table:formula="of:=IF(INDEX([.$V$7:.$Z$17];[.L21]+1;[.M21])=&quot;&quot;;1;[.L21]+1)" table:style-name="ce1">
            <text:p>7</text:p>
          </table:table-cell>
          <table:table-cell office:value-type="float" office:value="2" table:formula="of:=IF(INDEX([.$V$7:.$Z$17];[.L21]+1;[.M21])=&quot;&quot;;IF([.M21]=5;1;[.M21]+1);[.M21])" table:style-name="ce1">
            <text:p>2</text:p>
          </table:table-cell>
          <table:table-cell office:value-type="float" office:value="2" table:formula="of:=IF([.B22]=[.C22];0;INDEX([.$V$18:.$Z$25];INT([.$J22]/COUNTA([.$V$7:.$Z$17]))+1;[.$M22]))" table:style-name="ce1">
            <text:p>2</text:p>
          </table:table-cell>
          <table:table-cell office:value-type="string" office:string-value="terraforming_candidate = yes " table:formula="of:=IF(INDEX([.$AA$18:.$AA$200];[.$K22])=&quot;yes&quot;;&quot;&quot;;IF([.C22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22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22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22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22])=&quot;&quot;;&quot;&quot;;[.$T$20]&amp;&quot; = yes &quot;)" table:style-name="ce1">
            <text:p>pe = yes<text:s/></text:p>
          </table:table-cell>
          <table:table-cell table:style-name="ce1"/>
          <table:table-cell office:value-type="string" table:style-name="ce3">
            <text:p>pc_mesa</text:p>
          </table:table-cell>
          <table:table-cell office:value-type="float" office:value="1" table:formula="of:=[.V21]" table:style-name="ce3">
            <text:p>1</text:p>
          </table:table-cell>
          <table:table-cell office:value-type="float" office:value="2" table:formula="of:=[.W21]" table:style-name="ce3">
            <text:p>2</text:p>
          </table:table-cell>
          <table:table-cell office:value-type="float" office:value="2" table:formula="of:=[.X21]" table:style-name="ce3">
            <text:p>2</text:p>
          </table:table-cell>
          <table:table-cell office:value-type="float" office:value="3" table:formula="of:=[.Y21]" table:style-name="ce3">
            <text:p>3</text:p>
          </table:table-cell>
          <table:table-cell office:value-type="float" office:value="4" table:formula="of:=[.Z21]" table:style-name="ce3">
            <text:p>4</text:p>
          </table:table-cell>
          <table:table-cell office:value-type="string" table:style-name="ce6">
            <text:p>yes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16</text:p>
          </table:table-cell>
          <table:table-cell office:value-type="string" office:string-value="pc_arid" table:formula="of:=INDEX([.U$18:.U$200];[.K23])" table:style-name="ce1">
            <text:p>pc_arid</text:p>
          </table:table-cell>
          <table:table-cell office:value-type="string" office:string-value="pc_lush" table:formula="of:=INDEX([.$V$7:.$Z$17];[.L23];[.M23])" table:style-name="ce1">
            <text:p>pc_lush</text:p>
          </table:table-cell>
          <table:table-cell office:value-type="string" office:string-value="@terraforming_cost_level_2" table:formula="of:=[.$T$8]&amp;[.N23]" table:style-name="ce1">
            <text:p>@terraforming_cost_level_2</text:p>
          </table:table-cell>
          <table:table-cell office:value-type="string" office:string-value="@terraforming_duration_level_2" table:formula="of:=[.$T$9]&amp;[.N23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3]+1)" table:style-name="ce1">
            <text:p>tech2</text:p>
          </table:table-cell>
          <table:table-cell office:value-type="float" office:value="0" table:formula="of:=[.I22]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" table:formula="of:=INT([.J23]/COUNTA([.$V$7:.$Z$17]))+1" table:style-name="ce1">
            <text:p>1</text:p>
          </table:table-cell>
          <table:table-cell office:value-type="float" office:value="8" table:formula="of:=IF(INDEX([.$V$7:.$Z$17];[.L22]+1;[.M22])=&quot;&quot;;1;[.L22]+1)" table:style-name="ce1">
            <text:p>8</text:p>
          </table:table-cell>
          <table:table-cell office:value-type="float" office:value="2" table:formula="of:=IF(INDEX([.$V$7:.$Z$17];[.L22]+1;[.M22])=&quot;&quot;;IF([.M22]=5;1;[.M22]+1);[.M22])" table:style-name="ce1">
            <text:p>2</text:p>
          </table:table-cell>
          <table:table-cell office:value-type="float" office:value="2" table:formula="of:=IF([.B23]=[.C23];0;INDEX([.$V$18:.$Z$25];INT([.$J23]/COUNTA([.$V$7:.$Z$17]))+1;[.$M23]))" table:style-name="ce1">
            <text:p>2</text:p>
          </table:table-cell>
          <table:table-cell office:value-type="string" office:string-value="terraforming_candidate = yes " table:formula="of:=IF(INDEX([.$AA$18:.$AA$200];[.$K23])=&quot;yes&quot;;&quot;&quot;;IF([.C23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23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23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23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23])=&quot;&quot;;&quot;&quot;;[.$T$20]&amp;&quot; = yes &quot;)" table:style-name="ce1">
            <text:p>pe = yes<text:s/></text:p>
          </table:table-cell>
          <table:table-cell table:style-name="ce1"/>
          <table:table-cell office:value-type="string" table:style-name="ce3">
            <text:p>pc_oasis</text:p>
          </table:table-cell>
          <table:table-cell office:value-type="float" office:value="1" table:formula="of:=[.V22]" table:style-name="ce3">
            <text:p>1</text:p>
          </table:table-cell>
          <table:table-cell office:value-type="float" office:value="2" table:formula="of:=[.W22]" table:style-name="ce3">
            <text:p>2</text:p>
          </table:table-cell>
          <table:table-cell office:value-type="float" office:value="2" table:formula="of:=[.X22]" table:style-name="ce3">
            <text:p>2</text:p>
          </table:table-cell>
          <table:table-cell office:value-type="float" office:value="3" table:formula="of:=[.Y22]" table:style-name="ce3">
            <text:p>3</text:p>
          </table:table-cell>
          <table:table-cell office:value-type="float" office:value="4" table:formula="of:=[.Z22]" table:style-name="ce3">
            <text:p>4</text:p>
          </table:table-cell>
          <table:table-cell office:value-type="string" table:style-name="ce6">
            <text:p>yes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17</text:p>
          </table:table-cell>
          <table:table-cell office:value-type="string" office:string-value="pc_arid" table:formula="of:=INDEX([.U$18:.U$200];[.K24])" table:style-name="ce1">
            <text:p>pc_arid</text:p>
          </table:table-cell>
          <table:table-cell office:value-type="string" office:string-value="pc_marginal" table:formula="of:=INDEX([.$V$7:.$Z$17];[.L24];[.M24])" table:style-name="ce1">
            <text:p>pc_marginal</text:p>
          </table:table-cell>
          <table:table-cell office:value-type="string" office:string-value="@terraforming_cost_level_2" table:formula="of:=[.$T$8]&amp;[.N24]" table:style-name="ce1">
            <text:p>@terraforming_cost_level_2</text:p>
          </table:table-cell>
          <table:table-cell office:value-type="string" office:string-value="@terraforming_duration_level_2" table:formula="of:=[.$T$9]&amp;[.N2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4]+1)" table:style-name="ce1">
            <text:p>tech2</text:p>
          </table:table-cell>
          <table:table-cell office:value-type="float" office:value="0" table:formula="of:=[.I23]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formula="of:=INT([.J24]/COUNTA([.$V$7:.$Z$17]))+1" table:style-name="ce1">
            <text:p>1</text:p>
          </table:table-cell>
          <table:table-cell office:value-type="float" office:value="9" table:formula="of:=IF(INDEX([.$V$7:.$Z$17];[.L23]+1;[.M23])=&quot;&quot;;1;[.L23]+1)" table:style-name="ce1">
            <text:p>9</text:p>
          </table:table-cell>
          <table:table-cell office:value-type="float" office:value="2" table:formula="of:=IF(INDEX([.$V$7:.$Z$17];[.L23]+1;[.M23])=&quot;&quot;;IF([.M23]=5;1;[.M23]+1);[.M23])" table:style-name="ce1">
            <text:p>2</text:p>
          </table:table-cell>
          <table:table-cell office:value-type="float" office:value="2" table:formula="of:=IF([.B24]=[.C24];0;INDEX([.$V$18:.$Z$25];INT([.$J24]/COUNTA([.$V$7:.$Z$17]))+1;[.$M24]))" table:style-name="ce1">
            <text:p>2</text:p>
          </table:table-cell>
          <table:table-cell office:value-type="string" office:string-value="terraforming_candidate = yes " table:formula="of:=IF(INDEX([.$AA$18:.$AA$200];[.$K24])=&quot;yes&quot;;&quot;&quot;;IF([.C24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24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24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24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24])=&quot;&quot;;&quot;&quot;;[.$T$20]&amp;&quot; = yes &quot;)" table:style-name="ce1">
            <text:p>pe = yes<text:s/></text:p>
          </table:table-cell>
          <table:table-cell table:style-name="ce1"/>
          <table:table-cell office:value-type="string" table:style-name="ce3">
            <text:p>pc_marginal_dry</text:p>
          </table:table-cell>
          <table:table-cell office:value-type="float" office:value="1" table:formula="of:=[.V23]" table:style-name="ce3">
            <text:p>1</text:p>
          </table:table-cell>
          <table:table-cell office:value-type="float" office:value="2" table:formula="of:=[.W23]" table:style-name="ce3">
            <text:p>2</text:p>
          </table:table-cell>
          <table:table-cell office:value-type="float" office:value="2" table:formula="of:=[.X23]" table:style-name="ce3">
            <text:p>2</text:p>
          </table:table-cell>
          <table:table-cell office:value-type="float" office:value="3" table:formula="of:=[.Y23]" table:style-name="ce3">
            <text:p>3</text:p>
          </table:table-cell>
          <table:table-cell office:value-type="float" office:value="4" table:formula="of:=[.Z23]" table:style-name="ce3">
            <text:p>4</text:p>
          </table:table-cell>
          <table:table-cell office:value-type="string" table:style-name="ce6">
            <text:p>yes</text:p>
          </table:table-cell>
          <table:table-cell table:number-columns-repeated="4" table:style-name="ce3"/>
          <table:table-cell table:number-columns-repeated="16353"/>
        </table:table-row>
        <table:table-row table:style-name="ro3">
          <table:table-cell office:value-type="string" table:style-name="ce1">
            <text:p>terraform_link18</text:p>
          </table:table-cell>
          <table:table-cell office:value-type="string" office:string-value="pc_arid" table:formula="of:=INDEX([.U$18:.U$200];[.K25])" table:style-name="ce1">
            <text:p>pc_arid</text:p>
          </table:table-cell>
          <table:table-cell office:value-type="string" office:string-value="pc_greenhouse_hot" table:formula="of:=INDEX([.$V$7:.$Z$17];[.L25];[.M25])" table:style-name="ce1">
            <text:p>pc_greenhouse_hot</text:p>
          </table:table-cell>
          <table:table-cell office:value-type="string" office:string-value="@terraforming_cost_level_2" table:formula="of:=[.$T$8]&amp;[.N25]" table:style-name="ce1">
            <text:p>@terraforming_cost_level_2</text:p>
          </table:table-cell>
          <table:table-cell office:value-type="string" office:string-value="@terraforming_duration_level_2" table:formula="of:=[.$T$9]&amp;[.N25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5]+1)" table:style-name="ce1">
            <text:p>tech2</text:p>
          </table:table-cell>
          <table:table-cell office:value-type="float" office:value="0" table:formula="of:=[.I24]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formula="of:=INT([.J25]/COUNTA([.$V$7:.$Z$17]))+1" table:style-name="ce1">
            <text:p>1</text:p>
          </table:table-cell>
          <table:table-cell office:value-type="float" office:value="10" table:formula="of:=IF(INDEX([.$V$7:.$Z$17];[.L24]+1;[.M24])=&quot;&quot;;1;[.L24]+1)" table:style-name="ce1">
            <text:p>10</text:p>
          </table:table-cell>
          <table:table-cell office:value-type="float" office:value="2" table:formula="of:=IF(INDEX([.$V$7:.$Z$17];[.L24]+1;[.M24])=&quot;&quot;;IF([.M24]=5;1;[.M24]+1);[.M24])" table:style-name="ce1">
            <text:p>2</text:p>
          </table:table-cell>
          <table:table-cell office:value-type="float" office:value="2" table:formula="of:=IF([.B25]=[.C25];0;INDEX([.$V$18:.$Z$25];INT([.$J25]/COUNTA([.$V$7:.$Z$17]))+1;[.$M25]))" table:style-name="ce1">
            <text:p>2</text:p>
          </table:table-cell>
          <table:table-cell office:value-type="string" office:string-value="terraforming_candidate = yes " table:formula="of:=IF(INDEX([.$AA$18:.$AA$200];[.$K25])=&quot;yes&quot;;&quot;&quot;;IF([.C25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25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25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25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25])=&quot;&quot;;&quot;&quot;;[.$T$20]&amp;&quot; = yes &quot;)" table:style-name="ce1">
            <text:p>pe = yes<text:s/></text:p>
          </table:table-cell>
          <table:table-cell table:style-name="ce1"/>
          <table:table-cell office:value-type="string" table:style-name="ce3">
            <text:p>pc_geocrystalline</text:p>
          </table:table-cell>
          <table:table-cell office:value-type="float" office:value="1" table:formula="of:=[.V24]" table:style-name="ce3">
            <text:p>1</text:p>
          </table:table-cell>
          <table:table-cell office:value-type="float" office:value="2" table:formula="of:=[.W24]" table:style-name="ce3">
            <text:p>2</text:p>
          </table:table-cell>
          <table:table-cell office:value-type="float" office:value="2" table:formula="of:=[.X24]" table:style-name="ce3">
            <text:p>2</text:p>
          </table:table-cell>
          <table:table-cell office:value-type="float" office:value="3" table:formula="of:=[.Y24]" table:style-name="ce3">
            <text:p>3</text:p>
          </table:table-cell>
          <table:table-cell office:value-type="float" office:value="4" table:formula="of:=[.Z24]" table:style-name="ce3">
            <text:p>4</text:p>
          </table:table-cell>
          <table:table-cell office:value-type="string" table:style-name="ce6">
            <text:p>yes</text:p>
          </table:table-cell>
          <table:table-cell table:number-columns-repeated="2" table:style-name="ce7"/>
          <table:table-cell table:number-columns-repeated="2" table:style-name="ce3"/>
          <table:table-cell table:number-columns-repeated="16353"/>
        </table:table-row>
        <table:table-row table:style-name="ro4">
          <table:table-cell office:value-type="string" table:style-name="ce1">
            <text:p>terraform_link19</text:p>
          </table:table-cell>
          <table:table-cell office:value-type="string" office:string-value="pc_arid" table:formula="of:=INDEX([.U$18:.U$200];[.K26])" table:style-name="ce1">
            <text:p>pc_arid</text:p>
          </table:table-cell>
          <table:table-cell office:value-type="string" office:string-value="pc_frozen_desert" table:formula="of:=INDEX([.$V$7:.$Z$17];[.L26];[.M26])" table:style-name="ce1">
            <text:p>pc_frozen_desert</text:p>
          </table:table-cell>
          <table:table-cell office:value-type="string" office:string-value="@terraforming_cost_level_2" table:formula="of:=[.$T$8]&amp;[.N26]" table:style-name="ce1">
            <text:p>@terraforming_cost_level_2</text:p>
          </table:table-cell>
          <table:table-cell office:value-type="string" office:string-value="@terraforming_duration_level_2" table:formula="of:=[.$T$9]&amp;[.N2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6]+1)" table:style-name="ce1">
            <text:p>tech2</text:p>
          </table:table-cell>
          <table:table-cell office:value-type="float" office:value="0" table:formula="of:=[.I25]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" table:formula="of:=INT([.J26]/COUNTA([.$V$7:.$Z$17]))+1" table:style-name="ce1">
            <text:p>1</text:p>
          </table:table-cell>
          <table:table-cell office:value-type="float" office:value="1" table:formula="of:=IF(INDEX([.$V$7:.$Z$17];[.L25]+1;[.M25])=&quot;&quot;;1;[.L25]+1)" table:style-name="ce1">
            <text:p>1</text:p>
          </table:table-cell>
          <table:table-cell office:value-type="float" office:value="3" table:formula="of:=IF(INDEX([.$V$7:.$Z$17];[.L25]+1;[.M25])=&quot;&quot;;IF([.M25]=5;1;[.M25]+1);[.M25])" table:style-name="ce1">
            <text:p>3</text:p>
          </table:table-cell>
          <table:table-cell office:value-type="float" office:value="2" table:formula="of:=IF([.B26]=[.C26];0;INDEX([.$V$18:.$Z$25];INT([.$J26]/COUNTA([.$V$7:.$Z$17]))+1;[.$M26]))" table:style-name="ce1">
            <text:p>2</text:p>
          </table:table-cell>
          <table:table-cell office:value-type="string" office:string-value="terraforming_candidate = yes " table:formula="of:=IF(INDEX([.$AA$18:.$AA$200];[.$K26])=&quot;yes&quot;;&quot;&quot;;IF([.C26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26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26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26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26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2" table:style-name="ce7"/>
          <table:table-cell table:number-columns-repeated="2" table:style-name="ce3"/>
          <table:table-cell table:number-columns-repeated="16353"/>
        </table:table-row>
        <table:table-row table:style-name="ro4">
          <table:table-cell office:value-type="string" table:style-name="ce1">
            <text:p>terraform_link20</text:p>
          </table:table-cell>
          <table:table-cell office:value-type="string" office:string-value="pc_arid" table:formula="of:=INDEX([.U$18:.U$200];[.K27])" table:style-name="ce1">
            <text:p>pc_arid</text:p>
          </table:table-cell>
          <table:table-cell office:value-type="string" office:string-value="pc_steppe" table:formula="of:=INDEX([.$V$7:.$Z$17];[.L27];[.M27])" table:style-name="ce1">
            <text:p>pc_steppe</text:p>
          </table:table-cell>
          <table:table-cell office:value-type="string" office:string-value="@terraforming_cost_level_2" table:formula="of:=[.$T$8]&amp;[.N27]" table:style-name="ce1">
            <text:p>@terraforming_cost_level_2</text:p>
          </table:table-cell>
          <table:table-cell office:value-type="string" office:string-value="@terraforming_duration_level_2" table:formula="of:=[.$T$9]&amp;[.N2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7]+1)" table:style-name="ce1">
            <text:p>tech2</text:p>
          </table:table-cell>
          <table:table-cell office:value-type="float" office:value="0" table:formula="of:=[.I26]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formula="of:=INT([.J27]/COUNTA([.$V$7:.$Z$17]))+1" table:style-name="ce1">
            <text:p>1</text:p>
          </table:table-cell>
          <table:table-cell office:value-type="float" office:value="2" table:formula="of:=IF(INDEX([.$V$7:.$Z$17];[.L26]+1;[.M26])=&quot;&quot;;1;[.L26]+1)" table:style-name="ce1">
            <text:p>2</text:p>
          </table:table-cell>
          <table:table-cell office:value-type="float" office:value="3" table:formula="of:=IF(INDEX([.$V$7:.$Z$17];[.L26]+1;[.M26])=&quot;&quot;;IF([.M26]=5;1;[.M26]+1);[.M26])" table:style-name="ce1">
            <text:p>3</text:p>
          </table:table-cell>
          <table:table-cell office:value-type="float" office:value="2" table:formula="of:=IF([.B27]=[.C27];0;INDEX([.$V$18:.$Z$25];INT([.$J27]/COUNTA([.$V$7:.$Z$17]))+1;[.$M27]))" table:style-name="ce1">
            <text:p>2</text:p>
          </table:table-cell>
          <table:table-cell office:value-type="string" office:string-value="terraforming_candidate = yes " table:formula="of:=IF(INDEX([.$AA$18:.$AA$200];[.$K27])=&quot;yes&quot;;&quot;&quot;;IF([.C27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27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27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27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27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2" table:style-name="ce7"/>
          <table:table-cell table:number-columns-repeated="2" table:style-name="ce3"/>
          <table:table-cell table:number-columns-repeated="16353"/>
        </table:table-row>
        <table:table-row table:style-name="ro4">
          <table:table-cell office:value-type="string" table:style-name="ce1">
            <text:p>terraform_link21</text:p>
          </table:table-cell>
          <table:table-cell office:value-type="string" office:string-value="pc_arid" table:formula="of:=INDEX([.U$18:.U$200];[.K28])" table:style-name="ce1">
            <text:p>pc_arid</text:p>
          </table:table-cell>
          <table:table-cell office:value-type="string" office:string-value="pc_hadesert" table:formula="of:=INDEX([.$V$7:.$Z$17];[.L28];[.M28])" table:style-name="ce1">
            <text:p>pc_hadesert</text:p>
          </table:table-cell>
          <table:table-cell office:value-type="string" office:string-value="@terraforming_cost_level_2" table:formula="of:=[.$T$8]&amp;[.N28]" table:style-name="ce1">
            <text:p>@terraforming_cost_level_2</text:p>
          </table:table-cell>
          <table:table-cell office:value-type="string" office:string-value="@terraforming_duration_level_2" table:formula="of:=[.$T$9]&amp;[.N2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8]+1)" table:style-name="ce1">
            <text:p>tech2</text:p>
          </table:table-cell>
          <table:table-cell office:value-type="float" office:value="0" table:formula="of:=[.I27]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formula="of:=INT([.J28]/COUNTA([.$V$7:.$Z$17]))+1" table:style-name="ce1">
            <text:p>1</text:p>
          </table:table-cell>
          <table:table-cell office:value-type="float" office:value="3" table:formula="of:=IF(INDEX([.$V$7:.$Z$17];[.L27]+1;[.M27])=&quot;&quot;;1;[.L27]+1)" table:style-name="ce1">
            <text:p>3</text:p>
          </table:table-cell>
          <table:table-cell office:value-type="float" office:value="3" table:formula="of:=IF(INDEX([.$V$7:.$Z$17];[.L27]+1;[.M27])=&quot;&quot;;IF([.M27]=5;1;[.M27]+1);[.M27])" table:style-name="ce1">
            <text:p>3</text:p>
          </table:table-cell>
          <table:table-cell office:value-type="float" office:value="2" table:formula="of:=IF([.B28]=[.C28];0;INDEX([.$V$18:.$Z$25];INT([.$J28]/COUNTA([.$V$7:.$Z$17]))+1;[.$M28]))" table:style-name="ce1">
            <text:p>2</text:p>
          </table:table-cell>
          <table:table-cell office:value-type="string" office:string-value="terraforming_candidate = yes " table:formula="of:=IF(INDEX([.$AA$18:.$AA$200];[.$K28])=&quot;yes&quot;;&quot;&quot;;IF([.C28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28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28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28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28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2" table:style-name="ce7"/>
          <table:table-cell table:number-columns-repeated="2" table:style-name="ce3"/>
          <table:table-cell table:number-columns-repeated="16353"/>
        </table:table-row>
        <table:table-row table:style-name="ro4">
          <table:table-cell office:value-type="string" table:style-name="ce1">
            <text:p>terraform_link22</text:p>
          </table:table-cell>
          <table:table-cell office:value-type="string" office:string-value="pc_arid" table:formula="of:=INDEX([.U$18:.U$200];[.K29])" table:style-name="ce1">
            <text:p>pc_arid</text:p>
          </table:table-cell>
          <table:table-cell office:value-type="string" office:string-value="pc_antarctic" table:formula="of:=INDEX([.$V$7:.$Z$17];[.L29];[.M29])" table:style-name="ce1">
            <text:p>pc_antarctic</text:p>
          </table:table-cell>
          <table:table-cell office:value-type="string" office:string-value="@terraforming_cost_level_2" table:formula="of:=[.$T$8]&amp;[.N29]" table:style-name="ce1">
            <text:p>@terraforming_cost_level_2</text:p>
          </table:table-cell>
          <table:table-cell office:value-type="string" office:string-value="@terraforming_duration_level_2" table:formula="of:=[.$T$9]&amp;[.N29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9]+1)" table:style-name="ce1">
            <text:p>tech2</text:p>
          </table:table-cell>
          <table:table-cell office:value-type="float" office:value="0" table:formula="of:=[.I28]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" table:formula="of:=INT([.J29]/COUNTA([.$V$7:.$Z$17]))+1" table:style-name="ce1">
            <text:p>1</text:p>
          </table:table-cell>
          <table:table-cell office:value-type="float" office:value="4" table:formula="of:=IF(INDEX([.$V$7:.$Z$17];[.L28]+1;[.M28])=&quot;&quot;;1;[.L28]+1)" table:style-name="ce1">
            <text:p>4</text:p>
          </table:table-cell>
          <table:table-cell office:value-type="float" office:value="3" table:formula="of:=IF(INDEX([.$V$7:.$Z$17];[.L28]+1;[.M28])=&quot;&quot;;IF([.M28]=5;1;[.M28]+1);[.M28])" table:style-name="ce1">
            <text:p>3</text:p>
          </table:table-cell>
          <table:table-cell office:value-type="float" office:value="2" table:formula="of:=IF([.B29]=[.C29];0;INDEX([.$V$18:.$Z$25];INT([.$J29]/COUNTA([.$V$7:.$Z$17]))+1;[.$M29]))" table:style-name="ce1">
            <text:p>2</text:p>
          </table:table-cell>
          <table:table-cell office:value-type="string" office:string-value="terraforming_candidate = yes " table:formula="of:=IF(INDEX([.$AA$18:.$AA$200];[.$K29])=&quot;yes&quot;;&quot;&quot;;IF([.C29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29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29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29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29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2" table:style-name="ce7"/>
          <table:table-cell table:number-columns-repeated="2" table:style-name="ce3"/>
          <table:table-cell table:number-columns-repeated="16353"/>
        </table:table-row>
        <table:table-row table:style-name="ro4">
          <table:table-cell office:value-type="string" table:style-name="ce1">
            <text:p>terraform_link23</text:p>
          </table:table-cell>
          <table:table-cell office:value-type="string" office:string-value="pc_arid" table:formula="of:=INDEX([.U$18:.U$200];[.K30])" table:style-name="ce1">
            <text:p>pc_arid</text:p>
          </table:table-cell>
          <table:table-cell office:value-type="string" office:string-value="pc_tundra" table:formula="of:=INDEX([.$V$7:.$Z$17];[.L30];[.M30])" table:style-name="ce1">
            <text:p>pc_tundra</text:p>
          </table:table-cell>
          <table:table-cell office:value-type="string" office:string-value="@terraforming_cost_level_2" table:formula="of:=[.$T$8]&amp;[.N30]" table:style-name="ce1">
            <text:p>@terraforming_cost_level_2</text:p>
          </table:table-cell>
          <table:table-cell office:value-type="string" office:string-value="@terraforming_duration_level_2" table:formula="of:=[.$T$9]&amp;[.N3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30]+1)" table:style-name="ce1">
            <text:p>tech2</text:p>
          </table:table-cell>
          <table:table-cell office:value-type="float" office:value="0" table:formula="of:=[.I29]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formula="of:=INT([.J30]/COUNTA([.$V$7:.$Z$17]))+1" table:style-name="ce1">
            <text:p>1</text:p>
          </table:table-cell>
          <table:table-cell office:value-type="float" office:value="5" table:formula="of:=IF(INDEX([.$V$7:.$Z$17];[.L29]+1;[.M29])=&quot;&quot;;1;[.L29]+1)" table:style-name="ce1">
            <text:p>5</text:p>
          </table:table-cell>
          <table:table-cell office:value-type="float" office:value="3" table:formula="of:=IF(INDEX([.$V$7:.$Z$17];[.L29]+1;[.M29])=&quot;&quot;;IF([.M29]=5;1;[.M29]+1);[.M29])" table:style-name="ce1">
            <text:p>3</text:p>
          </table:table-cell>
          <table:table-cell office:value-type="float" office:value="2" table:formula="of:=IF([.B30]=[.C30];0;INDEX([.$V$18:.$Z$25];INT([.$J30]/COUNTA([.$V$7:.$Z$17]))+1;[.$M30]))" table:style-name="ce1">
            <text:p>2</text:p>
          </table:table-cell>
          <table:table-cell office:value-type="string" office:string-value="terraforming_candidate = yes " table:formula="of:=IF(INDEX([.$AA$18:.$AA$200];[.$K30])=&quot;yes&quot;;&quot;&quot;;IF([.C30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30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30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30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30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2" table:style-name="ce7"/>
          <table:table-cell table:number-columns-repeated="2" table:style-name="ce3"/>
          <table:table-cell table:number-columns-repeated="16353"/>
        </table:table-row>
        <table:table-row table:style-name="ro4">
          <table:table-cell office:value-type="string" table:style-name="ce1">
            <text:p>terraform_link24</text:p>
          </table:table-cell>
          <table:table-cell office:value-type="string" office:string-value="pc_arid" table:formula="of:=INDEX([.U$18:.U$200];[.K31])" table:style-name="ce1">
            <text:p>pc_arid</text:p>
          </table:table-cell>
          <table:table-cell office:value-type="string" office:string-value="pc_alpine" table:formula="of:=INDEX([.$V$7:.$Z$17];[.L31];[.M31])" table:style-name="ce1">
            <text:p>pc_alpine</text:p>
          </table:table-cell>
          <table:table-cell office:value-type="string" office:string-value="@terraforming_cost_level_2" table:formula="of:=[.$T$8]&amp;[.N31]" table:style-name="ce1">
            <text:p>@terraforming_cost_level_2</text:p>
          </table:table-cell>
          <table:table-cell office:value-type="string" office:string-value="@terraforming_duration_level_2" table:formula="of:=[.$T$9]&amp;[.N31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31]+1)" table:style-name="ce1">
            <text:p>tech2</text:p>
          </table:table-cell>
          <table:table-cell office:value-type="float" office:value="0" table:formula="of:=[.I30]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formula="of:=INT([.J31]/COUNTA([.$V$7:.$Z$17]))+1" table:style-name="ce1">
            <text:p>1</text:p>
          </table:table-cell>
          <table:table-cell office:value-type="float" office:value="6" table:formula="of:=IF(INDEX([.$V$7:.$Z$17];[.L30]+1;[.M30])=&quot;&quot;;1;[.L30]+1)" table:style-name="ce1">
            <text:p>6</text:p>
          </table:table-cell>
          <table:table-cell office:value-type="float" office:value="3" table:formula="of:=IF(INDEX([.$V$7:.$Z$17];[.L30]+1;[.M30])=&quot;&quot;;IF([.M30]=5;1;[.M30]+1);[.M30])" table:style-name="ce1">
            <text:p>3</text:p>
          </table:table-cell>
          <table:table-cell office:value-type="float" office:value="2" table:formula="of:=IF([.B31]=[.C31];0;INDEX([.$V$18:.$Z$25];INT([.$J31]/COUNTA([.$V$7:.$Z$17]))+1;[.$M31]))" table:style-name="ce1">
            <text:p>2</text:p>
          </table:table-cell>
          <table:table-cell office:value-type="string" office:string-value="terraforming_candidate = yes " table:formula="of:=IF(INDEX([.$AA$18:.$AA$200];[.$K31])=&quot;yes&quot;;&quot;&quot;;IF([.C31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31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31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31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31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2" table:style-name="ce7"/>
          <table:table-cell table:number-columns-repeated="2" table:style-name="ce3"/>
          <table:table-cell table:number-columns-repeated="16353"/>
        </table:table-row>
        <table:table-row table:style-name="ro4">
          <table:table-cell office:value-type="string" table:style-name="ce1">
            <text:p>terraform_link25</text:p>
          </table:table-cell>
          <table:table-cell office:value-type="string" office:string-value="pc_arid" table:formula="of:=INDEX([.U$18:.U$200];[.K32])" table:style-name="ce1">
            <text:p>pc_arid</text:p>
          </table:table-cell>
          <table:table-cell office:value-type="string" office:string-value="pc_greenhouse_cold" table:formula="of:=INDEX([.$V$7:.$Z$17];[.L32];[.M32])" table:style-name="ce1">
            <text:p>pc_greenhouse_cold</text:p>
          </table:table-cell>
          <table:table-cell office:value-type="string" office:string-value="@terraforming_cost_level_2" table:formula="of:=[.$T$8]&amp;[.N32]" table:style-name="ce1">
            <text:p>@terraforming_cost_level_2</text:p>
          </table:table-cell>
          <table:table-cell office:value-type="string" office:string-value="@terraforming_duration_level_2" table:formula="of:=[.$T$9]&amp;[.N3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32]+1)" table:style-name="ce1">
            <text:p>tech2</text:p>
          </table:table-cell>
          <table:table-cell office:value-type="float" office:value="0" table:formula="of:=[.I31]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formula="of:=INT([.J32]/COUNTA([.$V$7:.$Z$17]))+1" table:style-name="ce1">
            <text:p>1</text:p>
          </table:table-cell>
          <table:table-cell office:value-type="float" office:value="7" table:formula="of:=IF(INDEX([.$V$7:.$Z$17];[.L31]+1;[.M31])=&quot;&quot;;1;[.L31]+1)" table:style-name="ce1">
            <text:p>7</text:p>
          </table:table-cell>
          <table:table-cell office:value-type="float" office:value="3" table:formula="of:=IF(INDEX([.$V$7:.$Z$17];[.L31]+1;[.M31])=&quot;&quot;;IF([.M31]=5;1;[.M31]+1);[.M31])" table:style-name="ce1">
            <text:p>3</text:p>
          </table:table-cell>
          <table:table-cell office:value-type="float" office:value="2" table:formula="of:=IF([.B32]=[.C32];0;INDEX([.$V$18:.$Z$25];INT([.$J32]/COUNTA([.$V$7:.$Z$17]))+1;[.$M32]))" table:style-name="ce1">
            <text:p>2</text:p>
          </table:table-cell>
          <table:table-cell office:value-type="string" office:string-value="terraforming_candidate = yes " table:formula="of:=IF(INDEX([.$AA$18:.$AA$200];[.$K32])=&quot;yes&quot;;&quot;&quot;;IF([.C32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32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32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32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32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2" table:style-name="ce7"/>
          <table:table-cell table:number-columns-repeated="2" table:style-name="ce3"/>
          <table:table-cell table:number-columns-repeated="16353"/>
        </table:table-row>
        <table:table-row table:style-name="ro4">
          <table:table-cell office:value-type="string" table:style-name="ce1">
            <text:p>terraform_link26</text:p>
          </table:table-cell>
          <table:table-cell office:value-type="string" office:string-value="pc_arid" table:formula="of:=INDEX([.U$18:.U$200];[.K33])" table:style-name="ce1">
            <text:p>pc_arid</text:p>
          </table:table-cell>
          <table:table-cell office:value-type="string" office:string-value="pc_arctic" table:formula="of:=INDEX([.$V$7:.$Z$17];[.L33];[.M33])" table:style-name="ce1">
            <text:p>pc_arctic</text:p>
          </table:table-cell>
          <table:table-cell office:value-type="string" office:string-value="@terraforming_cost_level_3" table:formula="of:=[.$T$8]&amp;[.N33]" table:style-name="ce1">
            <text:p>@terraforming_cost_level_3</text:p>
          </table:table-cell>
          <table:table-cell office:value-type="string" office:string-value="@terraforming_duration_level_3" table:formula="of:=[.$T$9]&amp;[.N33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33]+1)" table:style-name="ce1">
            <text:p>tech3</text:p>
          </table:table-cell>
          <table:table-cell office:value-type="float" office:value="0" table:formula="of:=[.I32]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" table:formula="of:=INT([.J33]/COUNTA([.$V$7:.$Z$17]))+1" table:style-name="ce1">
            <text:p>1</text:p>
          </table:table-cell>
          <table:table-cell office:value-type="float" office:value="1" table:formula="of:=IF(INDEX([.$V$7:.$Z$17];[.L32]+1;[.M32])=&quot;&quot;;1;[.L32]+1)" table:style-name="ce1">
            <text:p>1</text:p>
          </table:table-cell>
          <table:table-cell office:value-type="float" office:value="4" table:formula="of:=IF(INDEX([.$V$7:.$Z$17];[.L32]+1;[.M32])=&quot;&quot;;IF([.M32]=5;1;[.M32]+1);[.M32])" table:style-name="ce1">
            <text:p>4</text:p>
          </table:table-cell>
          <table:table-cell office:value-type="float" office:value="3" table:formula="of:=IF([.B33]=[.C33];0;INDEX([.$V$18:.$Z$25];INT([.$J33]/COUNTA([.$V$7:.$Z$17]))+1;[.$M33]))" table:style-name="ce1">
            <text:p>3</text:p>
          </table:table-cell>
          <table:table-cell office:value-type="string" office:string-value="terraforming_candidate = yes " table:formula="of:=IF(INDEX([.$AA$18:.$AA$200];[.$K33])=&quot;yes&quot;;&quot;&quot;;IF([.C33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33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33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33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33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2" table:style-name="ce7"/>
          <table:table-cell table:number-columns-repeated="2" table:style-name="ce3"/>
          <table:table-cell table:number-columns-repeated="16353"/>
        </table:table-row>
        <table:table-row table:style-name="ro4">
          <table:table-cell office:value-type="string" table:style-name="ce1">
            <text:p>terraform_link27</text:p>
          </table:table-cell>
          <table:table-cell office:value-type="string" office:string-value="pc_arid" table:formula="of:=INDEX([.U$18:.U$200];[.K34])" table:style-name="ce1">
            <text:p>pc_arid</text:p>
          </table:table-cell>
          <table:table-cell office:value-type="string" office:string-value="pc_swamp" table:formula="of:=INDEX([.$V$7:.$Z$17];[.L34];[.M34])" table:style-name="ce1">
            <text:p>pc_swamp</text:p>
          </table:table-cell>
          <table:table-cell office:value-type="string" office:string-value="@terraforming_cost_level_3" table:formula="of:=[.$T$8]&amp;[.N34]" table:style-name="ce1">
            <text:p>@terraforming_cost_level_3</text:p>
          </table:table-cell>
          <table:table-cell office:value-type="string" office:string-value="@terraforming_duration_level_3" table:formula="of:=[.$T$9]&amp;[.N34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34]+1)" table:style-name="ce1">
            <text:p>tech3</text:p>
          </table:table-cell>
          <table:table-cell office:value-type="float" office:value="0" table:formula="of:=[.I33]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" table:formula="of:=INT([.J34]/COUNTA([.$V$7:.$Z$17]))+1" table:style-name="ce1">
            <text:p>1</text:p>
          </table:table-cell>
          <table:table-cell office:value-type="float" office:value="2" table:formula="of:=IF(INDEX([.$V$7:.$Z$17];[.L33]+1;[.M33])=&quot;&quot;;1;[.L33]+1)" table:style-name="ce1">
            <text:p>2</text:p>
          </table:table-cell>
          <table:table-cell office:value-type="float" office:value="4" table:formula="of:=IF(INDEX([.$V$7:.$Z$17];[.L33]+1;[.M33])=&quot;&quot;;IF([.M33]=5;1;[.M33]+1);[.M33])" table:style-name="ce1">
            <text:p>4</text:p>
          </table:table-cell>
          <table:table-cell office:value-type="float" office:value="3" table:formula="of:=IF([.B34]=[.C34];0;INDEX([.$V$18:.$Z$25];INT([.$J34]/COUNTA([.$V$7:.$Z$17]))+1;[.$M34]))" table:style-name="ce1">
            <text:p>3</text:p>
          </table:table-cell>
          <table:table-cell office:value-type="string" office:string-value="terraforming_candidate = yes " table:formula="of:=IF(INDEX([.$AA$18:.$AA$200];[.$K34])=&quot;yes&quot;;&quot;&quot;;IF([.C34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34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34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34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34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2" table:style-name="ce7"/>
          <table:table-cell table:number-columns-repeated="2" table:style-name="ce3"/>
          <table:table-cell table:number-columns-repeated="16353"/>
        </table:table-row>
        <table:table-row table:style-name="ro4">
          <table:table-cell office:value-type="string" table:style-name="ce1">
            <text:p>terraform_link28</text:p>
          </table:table-cell>
          <table:table-cell office:value-type="string" office:string-value="pc_arid" table:formula="of:=INDEX([.U$18:.U$200];[.K35])" table:style-name="ce1">
            <text:p>pc_arid</text:p>
          </table:table-cell>
          <table:table-cell office:value-type="string" office:string-value="pc_cascadian" table:formula="of:=INDEX([.$V$7:.$Z$17];[.L35];[.M35])" table:style-name="ce1">
            <text:p>pc_cascadian</text:p>
          </table:table-cell>
          <table:table-cell office:value-type="string" office:string-value="@terraforming_cost_level_3" table:formula="of:=[.$T$8]&amp;[.N35]" table:style-name="ce1">
            <text:p>@terraforming_cost_level_3</text:p>
          </table:table-cell>
          <table:table-cell office:value-type="string" office:string-value="@terraforming_duration_level_3" table:formula="of:=[.$T$9]&amp;[.N35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35]+1)" table:style-name="ce1">
            <text:p>tech3</text:p>
          </table:table-cell>
          <table:table-cell office:value-type="float" office:value="0" table:formula="of:=[.I34]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" table:formula="of:=INT([.J35]/COUNTA([.$V$7:.$Z$17]))+1" table:style-name="ce1">
            <text:p>1</text:p>
          </table:table-cell>
          <table:table-cell office:value-type="float" office:value="3" table:formula="of:=IF(INDEX([.$V$7:.$Z$17];[.L34]+1;[.M34])=&quot;&quot;;1;[.L34]+1)" table:style-name="ce1">
            <text:p>3</text:p>
          </table:table-cell>
          <table:table-cell office:value-type="float" office:value="4" table:formula="of:=IF(INDEX([.$V$7:.$Z$17];[.L34]+1;[.M34])=&quot;&quot;;IF([.M34]=5;1;[.M34]+1);[.M34])" table:style-name="ce1">
            <text:p>4</text:p>
          </table:table-cell>
          <table:table-cell office:value-type="float" office:value="3" table:formula="of:=IF([.B35]=[.C35];0;INDEX([.$V$18:.$Z$25];INT([.$J35]/COUNTA([.$V$7:.$Z$17]))+1;[.$M35]))" table:style-name="ce1">
            <text:p>3</text:p>
          </table:table-cell>
          <table:table-cell office:value-type="string" office:string-value="terraforming_candidate = yes " table:formula="of:=IF(INDEX([.$AA$18:.$AA$200];[.$K35])=&quot;yes&quot;;&quot;&quot;;IF([.C35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35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35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35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35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2" table:style-name="ce7"/>
          <table:table-cell table:number-columns-repeated="2" table:style-name="ce3"/>
          <table:table-cell table:number-columns-repeated="16353"/>
        </table:table-row>
        <table:table-row table:style-name="ro4">
          <table:table-cell office:value-type="string" table:style-name="ce1">
            <text:p>terraform_link29</text:p>
          </table:table-cell>
          <table:table-cell office:value-type="string" office:string-value="pc_arid" table:formula="of:=INDEX([.U$18:.U$200];[.K36])" table:style-name="ce1">
            <text:p>pc_arid</text:p>
          </table:table-cell>
          <table:table-cell office:value-type="string" office:string-value="pc_geothermal" table:formula="of:=INDEX([.$V$7:.$Z$17];[.L36];[.M36])" table:style-name="ce1">
            <text:p>pc_geothermal</text:p>
          </table:table-cell>
          <table:table-cell office:value-type="string" office:string-value="@terraforming_cost_level_3" table:formula="of:=[.$T$8]&amp;[.N36]" table:style-name="ce1">
            <text:p>@terraforming_cost_level_3</text:p>
          </table:table-cell>
          <table:table-cell office:value-type="string" office:string-value="@terraforming_duration_level_3" table:formula="of:=[.$T$9]&amp;[.N36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36]+1)" table:style-name="ce1">
            <text:p>tech3</text:p>
          </table:table-cell>
          <table:table-cell office:value-type="float" office:value="0" table:formula="of:=[.I35]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formula="of:=INT([.J36]/COUNTA([.$V$7:.$Z$17]))+1" table:style-name="ce1">
            <text:p>1</text:p>
          </table:table-cell>
          <table:table-cell office:value-type="float" office:value="4" table:formula="of:=IF(INDEX([.$V$7:.$Z$17];[.L35]+1;[.M35])=&quot;&quot;;1;[.L35]+1)" table:style-name="ce1">
            <text:p>4</text:p>
          </table:table-cell>
          <table:table-cell office:value-type="float" office:value="4" table:formula="of:=IF(INDEX([.$V$7:.$Z$17];[.L35]+1;[.M35])=&quot;&quot;;IF([.M35]=5;1;[.M35]+1);[.M35])" table:style-name="ce1">
            <text:p>4</text:p>
          </table:table-cell>
          <table:table-cell office:value-type="float" office:value="3" table:formula="of:=IF([.B36]=[.C36];0;INDEX([.$V$18:.$Z$25];INT([.$J36]/COUNTA([.$V$7:.$Z$17]))+1;[.$M36]))" table:style-name="ce1">
            <text:p>3</text:p>
          </table:table-cell>
          <table:table-cell office:value-type="string" office:string-value="terraforming_candidate = yes " table:formula="of:=IF(INDEX([.$AA$18:.$AA$200];[.$K36])=&quot;yes&quot;;&quot;&quot;;IF([.C36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36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36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36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36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2" table:style-name="ce7"/>
          <table:table-cell table:number-columns-repeated="2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30</text:p>
          </table:table-cell>
          <table:table-cell office:value-type="string" office:string-value="pc_arid" table:formula="of:=INDEX([.U$18:.U$200];[.K37])" table:style-name="ce1">
            <text:p>pc_arid</text:p>
          </table:table-cell>
          <table:table-cell office:value-type="string" office:string-value="pc_glacial" table:formula="of:=INDEX([.$V$7:.$Z$17];[.L37];[.M37])" table:style-name="ce1">
            <text:p>pc_glacial</text:p>
          </table:table-cell>
          <table:table-cell office:value-type="string" office:string-value="@terraforming_cost_level_3" table:formula="of:=[.$T$8]&amp;[.N37]" table:style-name="ce1">
            <text:p>@terraforming_cost_level_3</text:p>
          </table:table-cell>
          <table:table-cell office:value-type="string" office:string-value="@terraforming_duration_level_3" table:formula="of:=[.$T$9]&amp;[.N37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37]+1)" table:style-name="ce1">
            <text:p>tech3</text:p>
          </table:table-cell>
          <table:table-cell office:value-type="float" office:value="0" table:formula="of:=[.I36]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formula="of:=INT([.J37]/COUNTA([.$V$7:.$Z$17]))+1" table:style-name="ce1">
            <text:p>1</text:p>
          </table:table-cell>
          <table:table-cell office:value-type="float" office:value="5" table:formula="of:=IF(INDEX([.$V$7:.$Z$17];[.L36]+1;[.M36])=&quot;&quot;;1;[.L36]+1)" table:style-name="ce1">
            <text:p>5</text:p>
          </table:table-cell>
          <table:table-cell office:value-type="float" office:value="4" table:formula="of:=IF(INDEX([.$V$7:.$Z$17];[.L36]+1;[.M36])=&quot;&quot;;IF([.M36]=5;1;[.M36]+1);[.M36])" table:style-name="ce1">
            <text:p>4</text:p>
          </table:table-cell>
          <table:table-cell office:value-type="float" office:value="3" table:formula="of:=IF([.B37]=[.C37];0;INDEX([.$V$18:.$Z$25];INT([.$J37]/COUNTA([.$V$7:.$Z$17]))+1;[.$M37]))" table:style-name="ce1">
            <text:p>3</text:p>
          </table:table-cell>
          <table:table-cell office:value-type="string" office:string-value="terraforming_candidate = yes " table:formula="of:=IF(INDEX([.$AA$18:.$AA$200];[.$K37])=&quot;yes&quot;;&quot;&quot;;IF([.C37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37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37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37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37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31</text:p>
          </table:table-cell>
          <table:table-cell office:value-type="string" office:string-value="pc_arid" table:formula="of:=INDEX([.U$18:.U$200];[.K38])" table:style-name="ce1">
            <text:p>pc_arid</text:p>
          </table:table-cell>
          <table:table-cell office:value-type="string" office:string-value="pc_subarctic" table:formula="of:=INDEX([.$V$7:.$Z$17];[.L38];[.M38])" table:style-name="ce1">
            <text:p>pc_subarctic</text:p>
          </table:table-cell>
          <table:table-cell office:value-type="string" office:string-value="@terraforming_cost_level_3" table:formula="of:=[.$T$8]&amp;[.N38]" table:style-name="ce1">
            <text:p>@terraforming_cost_level_3</text:p>
          </table:table-cell>
          <table:table-cell office:value-type="string" office:string-value="@terraforming_duration_level_3" table:formula="of:=[.$T$9]&amp;[.N38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38]+1)" table:style-name="ce1">
            <text:p>tech3</text:p>
          </table:table-cell>
          <table:table-cell office:value-type="float" office:value="0" table:formula="of:=[.I37]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formula="of:=INT([.J38]/COUNTA([.$V$7:.$Z$17]))+1" table:style-name="ce1">
            <text:p>1</text:p>
          </table:table-cell>
          <table:table-cell office:value-type="float" office:value="6" table:formula="of:=IF(INDEX([.$V$7:.$Z$17];[.L37]+1;[.M37])=&quot;&quot;;1;[.L37]+1)" table:style-name="ce1">
            <text:p>6</text:p>
          </table:table-cell>
          <table:table-cell office:value-type="float" office:value="4" table:formula="of:=IF(INDEX([.$V$7:.$Z$17];[.L37]+1;[.M37])=&quot;&quot;;IF([.M37]=5;1;[.M37]+1);[.M37])" table:style-name="ce1">
            <text:p>4</text:p>
          </table:table-cell>
          <table:table-cell office:value-type="float" office:value="3" table:formula="of:=IF([.B38]=[.C38];0;INDEX([.$V$18:.$Z$25];INT([.$J38]/COUNTA([.$V$7:.$Z$17]))+1;[.$M38]))" table:style-name="ce1">
            <text:p>3</text:p>
          </table:table-cell>
          <table:table-cell office:value-type="string" office:string-value="terraforming_candidate = yes " table:formula="of:=IF(INDEX([.$AA$18:.$AA$200];[.$K38])=&quot;yes&quot;;&quot;&quot;;IF([.C38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38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38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38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38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32</text:p>
          </table:table-cell>
          <table:table-cell office:value-type="string" office:string-value="pc_arid" table:formula="of:=INDEX([.U$18:.U$200];[.K39])" table:style-name="ce1">
            <text:p>pc_arid</text:p>
          </table:table-cell>
          <table:table-cell office:value-type="string" office:string-value="pc_marginal_cold" table:formula="of:=INDEX([.$V$7:.$Z$17];[.L39];[.M39])" table:style-name="ce1">
            <text:p>pc_marginal_cold</text:p>
          </table:table-cell>
          <table:table-cell office:value-type="string" office:string-value="@terraforming_cost_level_3" table:formula="of:=[.$T$8]&amp;[.N39]" table:style-name="ce1">
            <text:p>@terraforming_cost_level_3</text:p>
          </table:table-cell>
          <table:table-cell office:value-type="string" office:string-value="@terraforming_duration_level_3" table:formula="of:=[.$T$9]&amp;[.N39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39]+1)" table:style-name="ce1">
            <text:p>tech3</text:p>
          </table:table-cell>
          <table:table-cell office:value-type="float" office:value="0" table:formula="of:=[.I38]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" table:formula="of:=INT([.J39]/COUNTA([.$V$7:.$Z$17]))+1" table:style-name="ce1">
            <text:p>1</text:p>
          </table:table-cell>
          <table:table-cell office:value-type="float" office:value="7" table:formula="of:=IF(INDEX([.$V$7:.$Z$17];[.L38]+1;[.M38])=&quot;&quot;;1;[.L38]+1)" table:style-name="ce1">
            <text:p>7</text:p>
          </table:table-cell>
          <table:table-cell office:value-type="float" office:value="4" table:formula="of:=IF(INDEX([.$V$7:.$Z$17];[.L38]+1;[.M38])=&quot;&quot;;IF([.M38]=5;1;[.M38]+1);[.M38])" table:style-name="ce1">
            <text:p>4</text:p>
          </table:table-cell>
          <table:table-cell office:value-type="float" office:value="3" table:formula="of:=IF([.B39]=[.C39];0;INDEX([.$V$18:.$Z$25];INT([.$J39]/COUNTA([.$V$7:.$Z$17]))+1;[.$M39]))" table:style-name="ce1">
            <text:p>3</text:p>
          </table:table-cell>
          <table:table-cell office:value-type="string" office:string-value="terraforming_candidate = yes " table:formula="of:=IF(INDEX([.$AA$18:.$AA$200];[.$K39])=&quot;yes&quot;;&quot;&quot;;IF([.C39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39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39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39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39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33</text:p>
          </table:table-cell>
          <table:table-cell office:value-type="string" office:string-value="pc_arid" table:formula="of:=INDEX([.U$18:.U$200];[.K40])" table:style-name="ce1">
            <text:p>pc_arid</text:p>
          </table:table-cell>
          <table:table-cell office:value-type="string" office:string-value="pc_gaia" table:formula="of:=INDEX([.$V$7:.$Z$17];[.L40];[.M40])" table:style-name="ce1">
            <text:p>pc_gaia</text:p>
          </table:table-cell>
          <table:table-cell office:value-type="string" office:string-value="@terraforming_cost_level_4" table:formula="of:=[.$T$8]&amp;[.N40]" table:style-name="ce1">
            <text:p>@terraforming_cost_level_4</text:p>
          </table:table-cell>
          <table:table-cell office:value-type="string" office:string-value="@terraforming_duration_level_4" table:formula="of:=[.$T$9]&amp;[.N40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40]+1)" table:style-name="ce1">
            <text:p>tech4</text:p>
          </table:table-cell>
          <table:table-cell office:value-type="float" office:value="0" table:formula="of:=[.I39]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" table:formula="of:=INT([.J40]/COUNTA([.$V$7:.$Z$17]))+1" table:style-name="ce1">
            <text:p>1</text:p>
          </table:table-cell>
          <table:table-cell office:value-type="float" office:value="1" table:formula="of:=IF(INDEX([.$V$7:.$Z$17];[.L39]+1;[.M39])=&quot;&quot;;1;[.L39]+1)" table:style-name="ce1">
            <text:p>1</text:p>
          </table:table-cell>
          <table:table-cell office:value-type="float" office:value="5" table:formula="of:=IF(INDEX([.$V$7:.$Z$17];[.L39]+1;[.M39])=&quot;&quot;;IF([.M39]=5;1;[.M39]+1);[.M39])" table:style-name="ce1">
            <text:p>5</text:p>
          </table:table-cell>
          <table:table-cell office:value-type="float" office:value="4" table:formula="of:=IF([.B40]=[.C40];0;INDEX([.$V$18:.$Z$25];INT([.$J40]/COUNTA([.$V$7:.$Z$17]))+1;[.$M40]))" table:style-name="ce1">
            <text:p>4</text:p>
          </table:table-cell>
          <table:table-cell office:value-type="string" office:string-value="terraforming_candidate = yes " table:formula="of:=IF(INDEX([.$AA$18:.$AA$200];[.$K40])=&quot;yes&quot;;&quot;&quot;;IF([.C40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40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40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40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40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34</text:p>
          </table:table-cell>
          <table:table-cell office:value-type="string" office:string-value="pc_arid" table:formula="of:=INDEX([.U$18:.U$200];[.K41])" table:style-name="ce1">
            <text:p>pc_arid</text:p>
          </table:table-cell>
          <table:table-cell office:value-type="string" office:string-value="pc_machine" table:formula="of:=INDEX([.$V$7:.$Z$17];[.L41];[.M41])" table:style-name="ce1">
            <text:p>pc_machine</text:p>
          </table:table-cell>
          <table:table-cell office:value-type="string" office:string-value="@terraforming_cost_level_4" table:formula="of:=[.$T$8]&amp;[.N41]" table:style-name="ce1">
            <text:p>@terraforming_cost_level_4</text:p>
          </table:table-cell>
          <table:table-cell office:value-type="string" office:string-value="@terraforming_duration_level_4" table:formula="of:=[.$T$9]&amp;[.N41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41]+1)" table:style-name="ce1">
            <text:p>tech4</text:p>
          </table:table-cell>
          <table:table-cell office:value-type="float" office:value="0" table:formula="of:=[.I40]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" table:formula="of:=INT([.J41]/COUNTA([.$V$7:.$Z$17]))+1" table:style-name="ce1">
            <text:p>1</text:p>
          </table:table-cell>
          <table:table-cell office:value-type="float" office:value="2" table:formula="of:=IF(INDEX([.$V$7:.$Z$17];[.L40]+1;[.M40])=&quot;&quot;;1;[.L40]+1)" table:style-name="ce1">
            <text:p>2</text:p>
          </table:table-cell>
          <table:table-cell office:value-type="float" office:value="5" table:formula="of:=IF(INDEX([.$V$7:.$Z$17];[.L40]+1;[.M40])=&quot;&quot;;IF([.M40]=5;1;[.M40]+1);[.M40])" table:style-name="ce1">
            <text:p>5</text:p>
          </table:table-cell>
          <table:table-cell office:value-type="float" office:value="4" table:formula="of:=IF([.B41]=[.C41];0;INDEX([.$V$18:.$Z$25];INT([.$J41]/COUNTA([.$V$7:.$Z$17]))+1;[.$M41]))" table:style-name="ce1">
            <text:p>4</text:p>
          </table:table-cell>
          <table:table-cell office:value-type="string" office:string-value="terraforming_candidate = yes " table:formula="of:=IF(INDEX([.$AA$18:.$AA$200];[.$K41])=&quot;yes&quot;;&quot;&quot;;IF([.C41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41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41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41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41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35</text:p>
          </table:table-cell>
          <table:table-cell office:value-type="string" office:string-value="pc_arid" table:formula="of:=INDEX([.U$18:.U$200];[.K42])" table:style-name="ce1">
            <text:p>pc_arid</text:p>
          </table:table-cell>
          <table:table-cell office:value-type="string" office:string-value="pc_cybertronic" table:formula="of:=INDEX([.$V$7:.$Z$17];[.L42];[.M42])" table:style-name="ce1">
            <text:p>pc_cybertronic</text:p>
          </table:table-cell>
          <table:table-cell office:value-type="string" office:string-value="@terraforming_cost_level_4" table:formula="of:=[.$T$8]&amp;[.N42]" table:style-name="ce1">
            <text:p>@terraforming_cost_level_4</text:p>
          </table:table-cell>
          <table:table-cell office:value-type="string" office:string-value="@terraforming_duration_level_4" table:formula="of:=[.$T$9]&amp;[.N42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42]+1)" table:style-name="ce1">
            <text:p>tech4</text:p>
          </table:table-cell>
          <table:table-cell office:value-type="float" office:value="0" table:formula="of:=[.I41]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INT([.J42]/COUNTA([.$V$7:.$Z$17]))+1" table:style-name="ce1">
            <text:p>1</text:p>
          </table:table-cell>
          <table:table-cell office:value-type="float" office:value="3" table:formula="of:=IF(INDEX([.$V$7:.$Z$17];[.L41]+1;[.M41])=&quot;&quot;;1;[.L41]+1)" table:style-name="ce1">
            <text:p>3</text:p>
          </table:table-cell>
          <table:table-cell office:value-type="float" office:value="5" table:formula="of:=IF(INDEX([.$V$7:.$Z$17];[.L41]+1;[.M41])=&quot;&quot;;IF([.M41]=5;1;[.M41]+1);[.M41])" table:style-name="ce1">
            <text:p>5</text:p>
          </table:table-cell>
          <table:table-cell office:value-type="float" office:value="4" table:formula="of:=IF([.B42]=[.C42];0;INDEX([.$V$18:.$Z$25];INT([.$J42]/COUNTA([.$V$7:.$Z$17]))+1;[.$M42]))" table:style-name="ce1">
            <text:p>4</text:p>
          </table:table-cell>
          <table:table-cell office:value-type="string" office:string-value="cybertronic_candidate = yes" table:formula="of:=IF(INDEX([.$AA$18:.$AA$200];[.$K42])=&quot;yes&quot;;&quot;&quot;;IF([.C42]=&quot;pc_cybertronic&quot;;[.$T$16]&amp;&quot; = yes&quot;;[.$T$15]&amp;&quot; = yes &quot;))" table:style-name="ce1">
            <text:p>cybertronic_candidate = yes</text:p>
          </table:table-cell>
          <table:table-cell office:value-type="string" office:string-value="pd = yes " table:formula="of:=IF(INDEX([.AB$18:.AB$200];[.$K42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42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42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42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36</text:p>
          </table:table-cell>
          <table:table-cell office:value-type="string" office:string-value="pc_arid" table:formula="of:=INDEX([.U$18:.U$200];[.K43])" table:style-name="ce1">
            <text:p>pc_arid</text:p>
          </table:table-cell>
          <table:table-cell office:value-type="string" office:string-value="pc_nuked" table:formula="of:=INDEX([.$V$7:.$Z$17];[.L43];[.M43])" table:style-name="ce1">
            <text:p>pc_nuked</text:p>
          </table:table-cell>
          <table:table-cell office:value-type="string" office:string-value="@terraforming_cost_level_4" table:formula="of:=[.$T$8]&amp;[.N43]" table:style-name="ce1">
            <text:p>@terraforming_cost_level_4</text:p>
          </table:table-cell>
          <table:table-cell office:value-type="string" office:string-value="@terraforming_duration_level_4" table:formula="of:=[.$T$9]&amp;[.N43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43]+1)" table:style-name="ce1">
            <text:p>tech4</text:p>
          </table:table-cell>
          <table:table-cell office:value-type="float" office:value="0" table:formula="of:=[.I42]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" table:formula="of:=INT([.J43]/COUNTA([.$V$7:.$Z$17]))+1" table:style-name="ce1">
            <text:p>1</text:p>
          </table:table-cell>
          <table:table-cell office:value-type="float" office:value="4" table:formula="of:=IF(INDEX([.$V$7:.$Z$17];[.L42]+1;[.M42])=&quot;&quot;;1;[.L42]+1)" table:style-name="ce1">
            <text:p>4</text:p>
          </table:table-cell>
          <table:table-cell office:value-type="float" office:value="5" table:formula="of:=IF(INDEX([.$V$7:.$Z$17];[.L42]+1;[.M42])=&quot;&quot;;IF([.M42]=5;1;[.M42]+1);[.M42])" table:style-name="ce1">
            <text:p>5</text:p>
          </table:table-cell>
          <table:table-cell office:value-type="float" office:value="4" table:formula="of:=IF([.B43]=[.C43];0;INDEX([.$V$18:.$Z$25];INT([.$J43]/COUNTA([.$V$7:.$Z$17]))+1;[.$M43]))" table:style-name="ce1">
            <text:p>4</text:p>
          </table:table-cell>
          <table:table-cell office:value-type="string" office:string-value="terraforming_candidate = yes " table:formula="of:=IF(INDEX([.$AA$18:.$AA$200];[.$K43])=&quot;yes&quot;;&quot;&quot;;IF([.C43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43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43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43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43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37</text:p>
          </table:table-cell>
          <table:table-cell office:value-type="string" office:string-value="pc_arid" table:formula="of:=INDEX([.U$18:.U$200];[.K44])" table:style-name="ce1">
            <text:p>pc_arid</text:p>
          </table:table-cell>
          <table:table-cell office:value-type="string" office:string-value="pc_floating" table:formula="of:=INDEX([.$V$7:.$Z$17];[.L44];[.M44])" table:style-name="ce1">
            <text:p>pc_floating</text:p>
          </table:table-cell>
          <table:table-cell office:value-type="string" office:string-value="@terraforming_cost_level_4" table:formula="of:=[.$T$8]&amp;[.N44]" table:style-name="ce1">
            <text:p>@terraforming_cost_level_4</text:p>
          </table:table-cell>
          <table:table-cell office:value-type="string" office:string-value="@terraforming_duration_level_4" table:formula="of:=[.$T$9]&amp;[.N44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44]+1)" table:style-name="ce1">
            <text:p>tech4</text:p>
          </table:table-cell>
          <table:table-cell office:value-type="float" office:value="0" table:formula="of:=[.I43]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1" table:formula="of:=INT([.J44]/COUNTA([.$V$7:.$Z$17]))+1" table:style-name="ce1">
            <text:p>1</text:p>
          </table:table-cell>
          <table:table-cell office:value-type="float" office:value="5" table:formula="of:=IF(INDEX([.$V$7:.$Z$17];[.L43]+1;[.M43])=&quot;&quot;;1;[.L43]+1)" table:style-name="ce1">
            <text:p>5</text:p>
          </table:table-cell>
          <table:table-cell office:value-type="float" office:value="5" table:formula="of:=IF(INDEX([.$V$7:.$Z$17];[.L43]+1;[.M43])=&quot;&quot;;IF([.M43]=5;1;[.M43]+1);[.M43])" table:style-name="ce1">
            <text:p>5</text:p>
          </table:table-cell>
          <table:table-cell office:value-type="float" office:value="4" table:formula="of:=IF([.B44]=[.C44];0;INDEX([.$V$18:.$Z$25];INT([.$J44]/COUNTA([.$V$7:.$Z$17]))+1;[.$M44]))" table:style-name="ce1">
            <text:p>4</text:p>
          </table:table-cell>
          <table:table-cell office:value-type="string" office:string-value="terraforming_candidate = yes " table:formula="of:=IF(INDEX([.$AA$18:.$AA$200];[.$K44])=&quot;yes&quot;;&quot;&quot;;IF([.C44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pd = yes " table:formula="of:=IF(INDEX([.AB$18:.AB$200];[.$K44])=&quot;&quot;;&quot;&quot;;[.$T$17]&amp;&quot; = yes &quot;)" table:style-name="ce1">
            <text:p>pd = yes<text:s/></text:p>
          </table:table-cell>
          <table:table-cell office:value-type="string" office:string-value="new = yes " table:formula="of:=IF(INDEX([.AC$18:.AC$200];[.$K44])=&quot;&quot;;&quot;&quot;;[.$T$18]&amp;&quot; = yes &quot;)" table:style-name="ce1">
            <text:p>new = yes<text:s/></text:p>
          </table:table-cell>
          <table:table-cell office:value-type="string" office:string-value="gp = yes " table:formula="of:=IF(INDEX([.AD$18:.AD$200];[.$K44])=&quot;&quot;;&quot;&quot;;[.$T$19]&amp;&quot; = yes &quot;)" table:style-name="ce1">
            <text:p>gp = yes<text:s/></text:p>
          </table:table-cell>
          <table:table-cell office:value-type="string" office:string-value="pe = yes " table:formula="of:=IF(INDEX([.AE$18:.AE$200];[.$K44])=&quot;&quot;;&quot;&quot;;[.$T$20]&amp;&quot; = yes &quot;)" table:style-name="ce1">
            <text:p>pe = yes<text:s/></text:p>
          </table:table-cell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38</text:p>
          </table:table-cell>
          <table:table-cell office:value-type="string" office:string-value="pc_desert" table:formula="of:=INDEX([.U$18:.U$200];[.K45])" table:style-name="ce1">
            <text:p>pc_desert</text:p>
          </table:table-cell>
          <table:table-cell office:value-type="string" office:string-value="pc_crystal" table:formula="of:=INDEX([.$V$7:.$Z$17];[.L45];[.M45])" table:style-name="ce1">
            <text:p>pc_crystal</text:p>
          </table:table-cell>
          <table:table-cell office:value-type="string" office:string-value="@terraforming_cost_level_4" table:formula="of:=[.$T$8]&amp;[.N45]" table:style-name="ce1">
            <text:p>@terraforming_cost_level_4</text:p>
          </table:table-cell>
          <table:table-cell office:value-type="string" office:string-value="@terraforming_duration_level_4" table:formula="of:=[.$T$9]&amp;[.N45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45]+1)" table:style-name="ce1">
            <text:p>tech4</text:p>
          </table:table-cell>
          <table:table-cell office:value-type="float" office:value="0" table:formula="of:=[.I44]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2" table:formula="of:=INT([.J45]/COUNTA([.$V$7:.$Z$17]))+1" table:style-name="ce1">
            <text:p>2</text:p>
          </table:table-cell>
          <table:table-cell office:value-type="float" office:value="6" table:formula="of:=IF(INDEX([.$V$7:.$Z$17];[.L44]+1;[.M44])=&quot;&quot;;1;[.L44]+1)" table:style-name="ce1">
            <text:p>6</text:p>
          </table:table-cell>
          <table:table-cell office:value-type="float" office:value="5" table:formula="of:=IF(INDEX([.$V$7:.$Z$17];[.L44]+1;[.M44])=&quot;&quot;;IF([.M44]=5;1;[.M44]+1);[.M44])" table:style-name="ce1">
            <text:p>5</text:p>
          </table:table-cell>
          <table:table-cell office:value-type="float" office:value="4" table:formula="of:=IF([.B45]=[.C45];0;INDEX([.$V$18:.$Z$25];INT([.$J45]/COUNTA([.$V$7:.$Z$17]))+1;[.$M45]))" table:style-name="ce1">
            <text:p>4</text:p>
          </table:table-cell>
          <table:table-cell office:value-type="string" office:string-value="terraforming_candidate = yes " table:formula="of:=IF(INDEX([.$AA$18:.$AA$200];[.$K45])=&quot;yes&quot;;&quot;&quot;;IF([.C45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45])=&quot;&quot;;&quot;&quot;;[.$T$17]&amp;&quot; = yes &quot;)" table:style-name="ce1"/>
          <table:table-cell office:value-type="string" office:string-value="" table:formula="of:=IF(INDEX([.AC$18:.AC$200];[.$K45])=&quot;&quot;;&quot;&quot;;[.$T$18]&amp;&quot; = yes &quot;)" table:style-name="ce1"/>
          <table:table-cell office:value-type="string" office:string-value="" table:formula="of:=IF(INDEX([.AD$18:.AD$200];[.$K45])=&quot;&quot;;&quot;&quot;;[.$T$19]&amp;&quot; = yes &quot;)" table:style-name="ce1"/>
          <table:table-cell office:value-type="string" office:string-value="" table:formula="of:=IF(INDEX([.AE$18:.AE$200];[.$K45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39</text:p>
          </table:table-cell>
          <table:table-cell office:value-type="string" office:string-value="pc_desert" table:formula="of:=INDEX([.U$18:.U$200];[.K46])" table:style-name="ce1">
            <text:p>pc_desert</text:p>
          </table:table-cell>
          <table:table-cell office:value-type="string" office:string-value="pc_arid" table:formula="of:=INDEX([.$V$7:.$Z$17];[.L46];[.M46])" table:style-name="ce1">
            <text:p>pc_arid</text:p>
          </table:table-cell>
          <table:table-cell office:value-type="string" office:string-value="@terraforming_cost_level_1" table:formula="of:=[.$T$8]&amp;[.N46]" table:style-name="ce1">
            <text:p>@terraforming_cost_level_1</text:p>
          </table:table-cell>
          <table:table-cell office:value-type="string" office:string-value="@terraforming_duration_level_1" table:formula="of:=[.$T$9]&amp;[.N46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46]+1)" table:style-name="ce1">
            <text:p>tech1</text:p>
          </table:table-cell>
          <table:table-cell office:value-type="float" office:value="0" table:formula="of:=[.I45]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2" table:formula="of:=INT([.J46]/COUNTA([.$V$7:.$Z$17]))+1" table:style-name="ce1">
            <text:p>2</text:p>
          </table:table-cell>
          <table:table-cell office:value-type="float" office:value="1" table:formula="of:=IF(INDEX([.$V$7:.$Z$17];[.L45]+1;[.M45])=&quot;&quot;;1;[.L45]+1)" table:style-name="ce1">
            <text:p>1</text:p>
          </table:table-cell>
          <table:table-cell office:value-type="float" office:value="1" table:formula="of:=IF(INDEX([.$V$7:.$Z$17];[.L45]+1;[.M45])=&quot;&quot;;IF([.M45]=5;1;[.M45]+1);[.M45])" table:style-name="ce1">
            <text:p>1</text:p>
          </table:table-cell>
          <table:table-cell office:value-type="float" office:value="1" table:formula="of:=IF([.B46]=[.C46];0;INDEX([.$V$18:.$Z$25];INT([.$J46]/COUNTA([.$V$7:.$Z$17]))+1;[.$M46]))" table:style-name="ce1">
            <text:p>1</text:p>
          </table:table-cell>
          <table:table-cell office:value-type="string" office:string-value="terraforming_candidate = yes " table:formula="of:=IF(INDEX([.$AA$18:.$AA$200];[.$K46])=&quot;yes&quot;;&quot;&quot;;IF([.C46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46])=&quot;&quot;;&quot;&quot;;[.$T$17]&amp;&quot; = yes &quot;)" table:style-name="ce1"/>
          <table:table-cell office:value-type="string" office:string-value="" table:formula="of:=IF(INDEX([.AC$18:.AC$200];[.$K46])=&quot;&quot;;&quot;&quot;;[.$T$18]&amp;&quot; = yes &quot;)" table:style-name="ce1"/>
          <table:table-cell office:value-type="string" office:string-value="" table:formula="of:=IF(INDEX([.AD$18:.AD$200];[.$K46])=&quot;&quot;;&quot;&quot;;[.$T$19]&amp;&quot; = yes &quot;)" table:style-name="ce1"/>
          <table:table-cell office:value-type="string" office:string-value="" table:formula="of:=IF(INDEX([.AE$18:.AE$200];[.$K46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40</text:p>
          </table:table-cell>
          <table:table-cell office:value-type="string" office:string-value="pc_desert" table:formula="of:=INDEX([.U$18:.U$200];[.K47])" table:style-name="ce1">
            <text:p>pc_desert</text:p>
          </table:table-cell>
          <table:table-cell office:value-type="string" office:string-value="pc_desert" table:formula="of:=INDEX([.$V$7:.$Z$17];[.L47];[.M47])" table:style-name="ce1">
            <text:p>pc_desert</text:p>
          </table:table-cell>
          <table:table-cell office:value-type="string" office:string-value="@terraforming_cost_level_0" table:formula="of:=[.$T$8]&amp;[.N47]" table:style-name="ce1">
            <text:p>@terraforming_cost_level_0</text:p>
          </table:table-cell>
          <table:table-cell office:value-type="string" office:string-value="@terraforming_duration_level_0" table:formula="of:=[.$T$9]&amp;[.N47]" table:style-name="ce1">
            <text:p>@terraforming_duration_level_0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T$10:.$T$17];[.N47]+1)" table:style-name="ce1">
            <text:p>tech0</text:p>
          </table:table-cell>
          <table:table-cell office:value-type="float" office:value="0" table:formula="of:=[.I46]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" table:formula="of:=INT([.J47]/COUNTA([.$V$7:.$Z$17]))+1" table:style-name="ce1">
            <text:p>2</text:p>
          </table:table-cell>
          <table:table-cell office:value-type="float" office:value="2" table:formula="of:=IF(INDEX([.$V$7:.$Z$17];[.L46]+1;[.M46])=&quot;&quot;;1;[.L46]+1)" table:style-name="ce1">
            <text:p>2</text:p>
          </table:table-cell>
          <table:table-cell office:value-type="float" office:value="1" table:formula="of:=IF(INDEX([.$V$7:.$Z$17];[.L46]+1;[.M46])=&quot;&quot;;IF([.M46]=5;1;[.M46]+1);[.M46])" table:style-name="ce1">
            <text:p>1</text:p>
          </table:table-cell>
          <table:table-cell office:value-type="float" office:value="0" table:formula="of:=IF([.B47]=[.C47];0;INDEX([.$V$18:.$Z$25];INT([.$J47]/COUNTA([.$V$7:.$Z$17]))+1;[.$M47]))" table:style-name="ce1">
            <text:p>0</text:p>
          </table:table-cell>
          <table:table-cell office:value-type="string" office:string-value="terraforming_candidate = yes " table:formula="of:=IF(INDEX([.$AA$18:.$AA$200];[.$K47])=&quot;yes&quot;;&quot;&quot;;IF([.C47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47])=&quot;&quot;;&quot;&quot;;[.$T$17]&amp;&quot; = yes &quot;)" table:style-name="ce1"/>
          <table:table-cell office:value-type="string" office:string-value="" table:formula="of:=IF(INDEX([.AC$18:.AC$200];[.$K47])=&quot;&quot;;&quot;&quot;;[.$T$18]&amp;&quot; = yes &quot;)" table:style-name="ce1"/>
          <table:table-cell office:value-type="string" office:string-value="" table:formula="of:=IF(INDEX([.AD$18:.AD$200];[.$K47])=&quot;&quot;;&quot;&quot;;[.$T$19]&amp;&quot; = yes &quot;)" table:style-name="ce1"/>
          <table:table-cell office:value-type="string" office:string-value="" table:formula="of:=IF(INDEX([.AE$18:.AE$200];[.$K47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41</text:p>
          </table:table-cell>
          <table:table-cell office:value-type="string" office:string-value="pc_desert" table:formula="of:=INDEX([.U$18:.U$200];[.K48])" table:style-name="ce1">
            <text:p>pc_desert</text:p>
          </table:table-cell>
          <table:table-cell office:value-type="string" office:string-value="pc_savannah" table:formula="of:=INDEX([.$V$7:.$Z$17];[.L48];[.M48])" table:style-name="ce1">
            <text:p>pc_savannah</text:p>
          </table:table-cell>
          <table:table-cell office:value-type="string" office:string-value="@terraforming_cost_level_1" table:formula="of:=[.$T$8]&amp;[.N48]" table:style-name="ce1">
            <text:p>@terraforming_cost_level_1</text:p>
          </table:table-cell>
          <table:table-cell office:value-type="string" office:string-value="@terraforming_duration_level_1" table:formula="of:=[.$T$9]&amp;[.N48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48]+1)" table:style-name="ce1">
            <text:p>tech1</text:p>
          </table:table-cell>
          <table:table-cell office:value-type="float" office:value="0" table:formula="of:=[.I47]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2" table:formula="of:=INT([.J48]/COUNTA([.$V$7:.$Z$17]))+1" table:style-name="ce1">
            <text:p>2</text:p>
          </table:table-cell>
          <table:table-cell office:value-type="float" office:value="3" table:formula="of:=IF(INDEX([.$V$7:.$Z$17];[.L47]+1;[.M47])=&quot;&quot;;1;[.L47]+1)" table:style-name="ce1">
            <text:p>3</text:p>
          </table:table-cell>
          <table:table-cell office:value-type="float" office:value="1" table:formula="of:=IF(INDEX([.$V$7:.$Z$17];[.L47]+1;[.M47])=&quot;&quot;;IF([.M47]=5;1;[.M47]+1);[.M47])" table:style-name="ce1">
            <text:p>1</text:p>
          </table:table-cell>
          <table:table-cell office:value-type="float" office:value="1" table:formula="of:=IF([.B48]=[.C48];0;INDEX([.$V$18:.$Z$25];INT([.$J48]/COUNTA([.$V$7:.$Z$17]))+1;[.$M48]))" table:style-name="ce1">
            <text:p>1</text:p>
          </table:table-cell>
          <table:table-cell office:value-type="string" office:string-value="terraforming_candidate = yes " table:formula="of:=IF(INDEX([.$AA$18:.$AA$200];[.$K48])=&quot;yes&quot;;&quot;&quot;;IF([.C48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48])=&quot;&quot;;&quot;&quot;;[.$T$17]&amp;&quot; = yes &quot;)" table:style-name="ce1"/>
          <table:table-cell office:value-type="string" office:string-value="" table:formula="of:=IF(INDEX([.AC$18:.AC$200];[.$K48])=&quot;&quot;;&quot;&quot;;[.$T$18]&amp;&quot; = yes &quot;)" table:style-name="ce1"/>
          <table:table-cell office:value-type="string" office:string-value="" table:formula="of:=IF(INDEX([.AD$18:.AD$200];[.$K48])=&quot;&quot;;&quot;&quot;;[.$T$19]&amp;&quot; = yes &quot;)" table:style-name="ce1"/>
          <table:table-cell office:value-type="string" office:string-value="" table:formula="of:=IF(INDEX([.AE$18:.AE$200];[.$K48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42</text:p>
          </table:table-cell>
          <table:table-cell office:value-type="string" office:string-value="pc_desert" table:formula="of:=INDEX([.U$18:.U$200];[.K49])" table:style-name="ce1">
            <text:p>pc_desert</text:p>
          </table:table-cell>
          <table:table-cell office:value-type="string" office:string-value="pc_sandsea" table:formula="of:=INDEX([.$V$7:.$Z$17];[.L49];[.M49])" table:style-name="ce1">
            <text:p>pc_sandsea</text:p>
          </table:table-cell>
          <table:table-cell office:value-type="string" office:string-value="@terraforming_cost_level_1" table:formula="of:=[.$T$8]&amp;[.N49]" table:style-name="ce1">
            <text:p>@terraforming_cost_level_1</text:p>
          </table:table-cell>
          <table:table-cell office:value-type="string" office:string-value="@terraforming_duration_level_1" table:formula="of:=[.$T$9]&amp;[.N49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49]+1)" table:style-name="ce1">
            <text:p>tech1</text:p>
          </table:table-cell>
          <table:table-cell office:value-type="float" office:value="0" table:formula="of:=[.I48]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2" table:formula="of:=INT([.J49]/COUNTA([.$V$7:.$Z$17]))+1" table:style-name="ce1">
            <text:p>2</text:p>
          </table:table-cell>
          <table:table-cell office:value-type="float" office:value="4" table:formula="of:=IF(INDEX([.$V$7:.$Z$17];[.L48]+1;[.M48])=&quot;&quot;;1;[.L48]+1)" table:style-name="ce1">
            <text:p>4</text:p>
          </table:table-cell>
          <table:table-cell office:value-type="float" office:value="1" table:formula="of:=IF(INDEX([.$V$7:.$Z$17];[.L48]+1;[.M48])=&quot;&quot;;IF([.M48]=5;1;[.M48]+1);[.M48])" table:style-name="ce1">
            <text:p>1</text:p>
          </table:table-cell>
          <table:table-cell office:value-type="float" office:value="1" table:formula="of:=IF([.B49]=[.C49];0;INDEX([.$V$18:.$Z$25];INT([.$J49]/COUNTA([.$V$7:.$Z$17]))+1;[.$M49]))" table:style-name="ce1">
            <text:p>1</text:p>
          </table:table-cell>
          <table:table-cell office:value-type="string" office:string-value="terraforming_candidate = yes " table:formula="of:=IF(INDEX([.$AA$18:.$AA$200];[.$K49])=&quot;yes&quot;;&quot;&quot;;IF([.C49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49])=&quot;&quot;;&quot;&quot;;[.$T$17]&amp;&quot; = yes &quot;)" table:style-name="ce1"/>
          <table:table-cell office:value-type="string" office:string-value="" table:formula="of:=IF(INDEX([.AC$18:.AC$200];[.$K49])=&quot;&quot;;&quot;&quot;;[.$T$18]&amp;&quot; = yes &quot;)" table:style-name="ce1"/>
          <table:table-cell office:value-type="string" office:string-value="" table:formula="of:=IF(INDEX([.AD$18:.AD$200];[.$K49])=&quot;&quot;;&quot;&quot;;[.$T$19]&amp;&quot; = yes &quot;)" table:style-name="ce1"/>
          <table:table-cell office:value-type="string" office:string-value="" table:formula="of:=IF(INDEX([.AE$18:.AE$200];[.$K49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43</text:p>
          </table:table-cell>
          <table:table-cell office:value-type="string" office:string-value="pc_desert" table:formula="of:=INDEX([.U$18:.U$200];[.K50])" table:style-name="ce1">
            <text:p>pc_desert</text:p>
          </table:table-cell>
          <table:table-cell office:value-type="string" office:string-value="pc_mesa" table:formula="of:=INDEX([.$V$7:.$Z$17];[.L50];[.M50])" table:style-name="ce1">
            <text:p>pc_mesa</text:p>
          </table:table-cell>
          <table:table-cell office:value-type="string" office:string-value="@terraforming_cost_level_1" table:formula="of:=[.$T$8]&amp;[.N50]" table:style-name="ce1">
            <text:p>@terraforming_cost_level_1</text:p>
          </table:table-cell>
          <table:table-cell office:value-type="string" office:string-value="@terraforming_duration_level_1" table:formula="of:=[.$T$9]&amp;[.N50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50]+1)" table:style-name="ce1">
            <text:p>tech1</text:p>
          </table:table-cell>
          <table:table-cell office:value-type="float" office:value="0" table:formula="of:=[.I49]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2" table:formula="of:=INT([.J50]/COUNTA([.$V$7:.$Z$17]))+1" table:style-name="ce1">
            <text:p>2</text:p>
          </table:table-cell>
          <table:table-cell office:value-type="float" office:value="5" table:formula="of:=IF(INDEX([.$V$7:.$Z$17];[.L49]+1;[.M49])=&quot;&quot;;1;[.L49]+1)" table:style-name="ce1">
            <text:p>5</text:p>
          </table:table-cell>
          <table:table-cell office:value-type="float" office:value="1" table:formula="of:=IF(INDEX([.$V$7:.$Z$17];[.L49]+1;[.M49])=&quot;&quot;;IF([.M49]=5;1;[.M49]+1);[.M49])" table:style-name="ce1">
            <text:p>1</text:p>
          </table:table-cell>
          <table:table-cell office:value-type="float" office:value="1" table:formula="of:=IF([.B50]=[.C50];0;INDEX([.$V$18:.$Z$25];INT([.$J50]/COUNTA([.$V$7:.$Z$17]))+1;[.$M50]))" table:style-name="ce1">
            <text:p>1</text:p>
          </table:table-cell>
          <table:table-cell office:value-type="string" office:string-value="terraforming_candidate = yes " table:formula="of:=IF(INDEX([.$AA$18:.$AA$200];[.$K50])=&quot;yes&quot;;&quot;&quot;;IF([.C50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50])=&quot;&quot;;&quot;&quot;;[.$T$17]&amp;&quot; = yes &quot;)" table:style-name="ce1"/>
          <table:table-cell office:value-type="string" office:string-value="" table:formula="of:=IF(INDEX([.AC$18:.AC$200];[.$K50])=&quot;&quot;;&quot;&quot;;[.$T$18]&amp;&quot; = yes &quot;)" table:style-name="ce1"/>
          <table:table-cell office:value-type="string" office:string-value="" table:formula="of:=IF(INDEX([.AD$18:.AD$200];[.$K50])=&quot;&quot;;&quot;&quot;;[.$T$19]&amp;&quot; = yes &quot;)" table:style-name="ce1"/>
          <table:table-cell office:value-type="string" office:string-value="" table:formula="of:=IF(INDEX([.AE$18:.AE$200];[.$K50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44</text:p>
          </table:table-cell>
          <table:table-cell office:value-type="string" office:string-value="pc_desert" table:formula="of:=INDEX([.U$18:.U$200];[.K51])" table:style-name="ce1">
            <text:p>pc_desert</text:p>
          </table:table-cell>
          <table:table-cell office:value-type="string" office:string-value="pc_oasis" table:formula="of:=INDEX([.$V$7:.$Z$17];[.L51];[.M51])" table:style-name="ce1">
            <text:p>pc_oasis</text:p>
          </table:table-cell>
          <table:table-cell office:value-type="string" office:string-value="@terraforming_cost_level_1" table:formula="of:=[.$T$8]&amp;[.N51]" table:style-name="ce1">
            <text:p>@terraforming_cost_level_1</text:p>
          </table:table-cell>
          <table:table-cell office:value-type="string" office:string-value="@terraforming_duration_level_1" table:formula="of:=[.$T$9]&amp;[.N51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51]+1)" table:style-name="ce1">
            <text:p>tech1</text:p>
          </table:table-cell>
          <table:table-cell office:value-type="float" office:value="0" table:formula="of:=[.I50]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2" table:formula="of:=INT([.J51]/COUNTA([.$V$7:.$Z$17]))+1" table:style-name="ce1">
            <text:p>2</text:p>
          </table:table-cell>
          <table:table-cell office:value-type="float" office:value="6" table:formula="of:=IF(INDEX([.$V$7:.$Z$17];[.L50]+1;[.M50])=&quot;&quot;;1;[.L50]+1)" table:style-name="ce1">
            <text:p>6</text:p>
          </table:table-cell>
          <table:table-cell office:value-type="float" office:value="1" table:formula="of:=IF(INDEX([.$V$7:.$Z$17];[.L50]+1;[.M50])=&quot;&quot;;IF([.M50]=5;1;[.M50]+1);[.M50])" table:style-name="ce1">
            <text:p>1</text:p>
          </table:table-cell>
          <table:table-cell office:value-type="float" office:value="1" table:formula="of:=IF([.B51]=[.C51];0;INDEX([.$V$18:.$Z$25];INT([.$J51]/COUNTA([.$V$7:.$Z$17]))+1;[.$M51]))" table:style-name="ce1">
            <text:p>1</text:p>
          </table:table-cell>
          <table:table-cell office:value-type="string" office:string-value="terraforming_candidate = yes " table:formula="of:=IF(INDEX([.$AA$18:.$AA$200];[.$K51])=&quot;yes&quot;;&quot;&quot;;IF([.C51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51])=&quot;&quot;;&quot;&quot;;[.$T$17]&amp;&quot; = yes &quot;)" table:style-name="ce1"/>
          <table:table-cell office:value-type="string" office:string-value="" table:formula="of:=IF(INDEX([.AC$18:.AC$200];[.$K51])=&quot;&quot;;&quot;&quot;;[.$T$18]&amp;&quot; = yes &quot;)" table:style-name="ce1"/>
          <table:table-cell office:value-type="string" office:string-value="" table:formula="of:=IF(INDEX([.AD$18:.AD$200];[.$K51])=&quot;&quot;;&quot;&quot;;[.$T$19]&amp;&quot; = yes &quot;)" table:style-name="ce1"/>
          <table:table-cell office:value-type="string" office:string-value="" table:formula="of:=IF(INDEX([.AE$18:.AE$200];[.$K51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45</text:p>
          </table:table-cell>
          <table:table-cell office:value-type="string" office:string-value="pc_desert" table:formula="of:=INDEX([.U$18:.U$200];[.K52])" table:style-name="ce1">
            <text:p>pc_desert</text:p>
          </table:table-cell>
          <table:table-cell office:value-type="string" office:string-value="pc_marginal_dry" table:formula="of:=INDEX([.$V$7:.$Z$17];[.L52];[.M52])" table:style-name="ce1">
            <text:p>pc_marginal_dry</text:p>
          </table:table-cell>
          <table:table-cell office:value-type="string" office:string-value="@terraforming_cost_level_1" table:formula="of:=[.$T$8]&amp;[.N52]" table:style-name="ce1">
            <text:p>@terraforming_cost_level_1</text:p>
          </table:table-cell>
          <table:table-cell office:value-type="string" office:string-value="@terraforming_duration_level_1" table:formula="of:=[.$T$9]&amp;[.N52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52]+1)" table:style-name="ce1">
            <text:p>tech1</text:p>
          </table:table-cell>
          <table:table-cell office:value-type="float" office:value="0" table:formula="of:=[.I51]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2" table:formula="of:=INT([.J52]/COUNTA([.$V$7:.$Z$17]))+1" table:style-name="ce1">
            <text:p>2</text:p>
          </table:table-cell>
          <table:table-cell office:value-type="float" office:value="7" table:formula="of:=IF(INDEX([.$V$7:.$Z$17];[.L51]+1;[.M51])=&quot;&quot;;1;[.L51]+1)" table:style-name="ce1">
            <text:p>7</text:p>
          </table:table-cell>
          <table:table-cell office:value-type="float" office:value="1" table:formula="of:=IF(INDEX([.$V$7:.$Z$17];[.L51]+1;[.M51])=&quot;&quot;;IF([.M51]=5;1;[.M51]+1);[.M51])" table:style-name="ce1">
            <text:p>1</text:p>
          </table:table-cell>
          <table:table-cell office:value-type="float" office:value="1" table:formula="of:=IF([.B52]=[.C52];0;INDEX([.$V$18:.$Z$25];INT([.$J52]/COUNTA([.$V$7:.$Z$17]))+1;[.$M52]))" table:style-name="ce1">
            <text:p>1</text:p>
          </table:table-cell>
          <table:table-cell office:value-type="string" office:string-value="terraforming_candidate = yes " table:formula="of:=IF(INDEX([.$AA$18:.$AA$200];[.$K52])=&quot;yes&quot;;&quot;&quot;;IF([.C52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52])=&quot;&quot;;&quot;&quot;;[.$T$17]&amp;&quot; = yes &quot;)" table:style-name="ce1"/>
          <table:table-cell office:value-type="string" office:string-value="" table:formula="of:=IF(INDEX([.AC$18:.AC$200];[.$K52])=&quot;&quot;;&quot;&quot;;[.$T$18]&amp;&quot; = yes &quot;)" table:style-name="ce1"/>
          <table:table-cell office:value-type="string" office:string-value="" table:formula="of:=IF(INDEX([.AD$18:.AD$200];[.$K52])=&quot;&quot;;&quot;&quot;;[.$T$19]&amp;&quot; = yes &quot;)" table:style-name="ce1"/>
          <table:table-cell office:value-type="string" office:string-value="" table:formula="of:=IF(INDEX([.AE$18:.AE$200];[.$K52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46</text:p>
          </table:table-cell>
          <table:table-cell office:value-type="string" office:string-value="pc_desert" table:formula="of:=INDEX([.U$18:.U$200];[.K53])" table:style-name="ce1">
            <text:p>pc_desert</text:p>
          </table:table-cell>
          <table:table-cell office:value-type="string" office:string-value="pc_geocrystalline" table:formula="of:=INDEX([.$V$7:.$Z$17];[.L53];[.M53])" table:style-name="ce1">
            <text:p>pc_geocrystalline</text:p>
          </table:table-cell>
          <table:table-cell office:value-type="string" office:string-value="@terraforming_cost_level_1" table:formula="of:=[.$T$8]&amp;[.N53]" table:style-name="ce1">
            <text:p>@terraforming_cost_level_1</text:p>
          </table:table-cell>
          <table:table-cell office:value-type="string" office:string-value="@terraforming_duration_level_1" table:formula="of:=[.$T$9]&amp;[.N53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53]+1)" table:style-name="ce1">
            <text:p>tech1</text:p>
          </table:table-cell>
          <table:table-cell office:value-type="float" office:value="0" table:formula="of:=[.I52]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2" table:formula="of:=INT([.J53]/COUNTA([.$V$7:.$Z$17]))+1" table:style-name="ce1">
            <text:p>2</text:p>
          </table:table-cell>
          <table:table-cell office:value-type="float" office:value="8" table:formula="of:=IF(INDEX([.$V$7:.$Z$17];[.L52]+1;[.M52])=&quot;&quot;;1;[.L52]+1)" table:style-name="ce1">
            <text:p>8</text:p>
          </table:table-cell>
          <table:table-cell office:value-type="float" office:value="1" table:formula="of:=IF(INDEX([.$V$7:.$Z$17];[.L52]+1;[.M52])=&quot;&quot;;IF([.M52]=5;1;[.M52]+1);[.M52])" table:style-name="ce1">
            <text:p>1</text:p>
          </table:table-cell>
          <table:table-cell office:value-type="float" office:value="1" table:formula="of:=IF([.B53]=[.C53];0;INDEX([.$V$18:.$Z$25];INT([.$J53]/COUNTA([.$V$7:.$Z$17]))+1;[.$M53]))" table:style-name="ce1">
            <text:p>1</text:p>
          </table:table-cell>
          <table:table-cell office:value-type="string" office:string-value="terraforming_candidate = yes " table:formula="of:=IF(INDEX([.$AA$18:.$AA$200];[.$K53])=&quot;yes&quot;;&quot;&quot;;IF([.C53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53])=&quot;&quot;;&quot;&quot;;[.$T$17]&amp;&quot; = yes &quot;)" table:style-name="ce1"/>
          <table:table-cell office:value-type="string" office:string-value="" table:formula="of:=IF(INDEX([.AC$18:.AC$200];[.$K53])=&quot;&quot;;&quot;&quot;;[.$T$18]&amp;&quot; = yes &quot;)" table:style-name="ce1"/>
          <table:table-cell office:value-type="string" office:string-value="" table:formula="of:=IF(INDEX([.AD$18:.AD$200];[.$K53])=&quot;&quot;;&quot;&quot;;[.$T$19]&amp;&quot; = yes &quot;)" table:style-name="ce1"/>
          <table:table-cell office:value-type="string" office:string-value="" table:formula="of:=IF(INDEX([.AE$18:.AE$200];[.$K53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47</text:p>
          </table:table-cell>
          <table:table-cell office:value-type="string" office:string-value="pc_desert" table:formula="of:=INDEX([.U$18:.U$200];[.K54])" table:style-name="ce1">
            <text:p>pc_desert</text:p>
          </table:table-cell>
          <table:table-cell office:value-type="string" office:string-value="pc_continental" table:formula="of:=INDEX([.$V$7:.$Z$17];[.L54];[.M54])" table:style-name="ce1">
            <text:p>pc_continental</text:p>
          </table:table-cell>
          <table:table-cell office:value-type="string" office:string-value="@terraforming_cost_level_2" table:formula="of:=[.$T$8]&amp;[.N54]" table:style-name="ce1">
            <text:p>@terraforming_cost_level_2</text:p>
          </table:table-cell>
          <table:table-cell office:value-type="string" office:string-value="@terraforming_duration_level_2" table:formula="of:=[.$T$9]&amp;[.N5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54]+1)" table:style-name="ce1">
            <text:p>tech2</text:p>
          </table:table-cell>
          <table:table-cell office:value-type="float" office:value="0" table:formula="of:=[.I53]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" table:formula="of:=INT([.J54]/COUNTA([.$V$7:.$Z$17]))+1" table:style-name="ce1">
            <text:p>2</text:p>
          </table:table-cell>
          <table:table-cell office:value-type="float" office:value="1" table:formula="of:=IF(INDEX([.$V$7:.$Z$17];[.L53]+1;[.M53])=&quot;&quot;;1;[.L53]+1)" table:style-name="ce1">
            <text:p>1</text:p>
          </table:table-cell>
          <table:table-cell office:value-type="float" office:value="2" table:formula="of:=IF(INDEX([.$V$7:.$Z$17];[.L53]+1;[.M53])=&quot;&quot;;IF([.M53]=5;1;[.M53]+1);[.M53])" table:style-name="ce1">
            <text:p>2</text:p>
          </table:table-cell>
          <table:table-cell office:value-type="float" office:value="2" table:formula="of:=IF([.B54]=[.C54];0;INDEX([.$V$18:.$Z$25];INT([.$J54]/COUNTA([.$V$7:.$Z$17]))+1;[.$M54]))" table:style-name="ce1">
            <text:p>2</text:p>
          </table:table-cell>
          <table:table-cell office:value-type="string" office:string-value="terraforming_candidate = yes " table:formula="of:=IF(INDEX([.$AA$18:.$AA$200];[.$K54])=&quot;yes&quot;;&quot;&quot;;IF([.C54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54])=&quot;&quot;;&quot;&quot;;[.$T$17]&amp;&quot; = yes &quot;)" table:style-name="ce1"/>
          <table:table-cell office:value-type="string" office:string-value="" table:formula="of:=IF(INDEX([.AC$18:.AC$200];[.$K54])=&quot;&quot;;&quot;&quot;;[.$T$18]&amp;&quot; = yes &quot;)" table:style-name="ce1"/>
          <table:table-cell office:value-type="string" office:string-value="" table:formula="of:=IF(INDEX([.AD$18:.AD$200];[.$K54])=&quot;&quot;;&quot;&quot;;[.$T$19]&amp;&quot; = yes &quot;)" table:style-name="ce1"/>
          <table:table-cell office:value-type="string" office:string-value="" table:formula="of:=IF(INDEX([.AE$18:.AE$200];[.$K54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48</text:p>
          </table:table-cell>
          <table:table-cell office:value-type="string" office:string-value="pc_desert" table:formula="of:=INDEX([.U$18:.U$200];[.K55])" table:style-name="ce1">
            <text:p>pc_desert</text:p>
          </table:table-cell>
          <table:table-cell office:value-type="string" office:string-value="pc_ocean" table:formula="of:=INDEX([.$V$7:.$Z$17];[.L55];[.M55])" table:style-name="ce1">
            <text:p>pc_ocean</text:p>
          </table:table-cell>
          <table:table-cell office:value-type="string" office:string-value="@terraforming_cost_level_2" table:formula="of:=[.$T$8]&amp;[.N55]" table:style-name="ce1">
            <text:p>@terraforming_cost_level_2</text:p>
          </table:table-cell>
          <table:table-cell office:value-type="string" office:string-value="@terraforming_duration_level_2" table:formula="of:=[.$T$9]&amp;[.N55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55]+1)" table:style-name="ce1">
            <text:p>tech2</text:p>
          </table:table-cell>
          <table:table-cell office:value-type="float" office:value="0" table:formula="of:=[.I54]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" table:formula="of:=INT([.J55]/COUNTA([.$V$7:.$Z$17]))+1" table:style-name="ce1">
            <text:p>2</text:p>
          </table:table-cell>
          <table:table-cell office:value-type="float" office:value="2" table:formula="of:=IF(INDEX([.$V$7:.$Z$17];[.L54]+1;[.M54])=&quot;&quot;;1;[.L54]+1)" table:style-name="ce1">
            <text:p>2</text:p>
          </table:table-cell>
          <table:table-cell office:value-type="float" office:value="2" table:formula="of:=IF(INDEX([.$V$7:.$Z$17];[.L54]+1;[.M54])=&quot;&quot;;IF([.M54]=5;1;[.M54]+1);[.M54])" table:style-name="ce1">
            <text:p>2</text:p>
          </table:table-cell>
          <table:table-cell office:value-type="float" office:value="2" table:formula="of:=IF([.B55]=[.C55];0;INDEX([.$V$18:.$Z$25];INT([.$J55]/COUNTA([.$V$7:.$Z$17]))+1;[.$M55]))" table:style-name="ce1">
            <text:p>2</text:p>
          </table:table-cell>
          <table:table-cell office:value-type="string" office:string-value="terraforming_candidate = yes " table:formula="of:=IF(INDEX([.$AA$18:.$AA$200];[.$K55])=&quot;yes&quot;;&quot;&quot;;IF([.C55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55])=&quot;&quot;;&quot;&quot;;[.$T$17]&amp;&quot; = yes &quot;)" table:style-name="ce1"/>
          <table:table-cell office:value-type="string" office:string-value="" table:formula="of:=IF(INDEX([.AC$18:.AC$200];[.$K55])=&quot;&quot;;&quot;&quot;;[.$T$18]&amp;&quot; = yes &quot;)" table:style-name="ce1"/>
          <table:table-cell office:value-type="string" office:string-value="" table:formula="of:=IF(INDEX([.AD$18:.AD$200];[.$K55])=&quot;&quot;;&quot;&quot;;[.$T$19]&amp;&quot; = yes &quot;)" table:style-name="ce1"/>
          <table:table-cell office:value-type="string" office:string-value="" table:formula="of:=IF(INDEX([.AE$18:.AE$200];[.$K55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49</text:p>
          </table:table-cell>
          <table:table-cell office:value-type="string" office:string-value="pc_desert" table:formula="of:=INDEX([.U$18:.U$200];[.K56])" table:style-name="ce1">
            <text:p>pc_desert</text:p>
          </table:table-cell>
          <table:table-cell office:value-type="string" office:string-value="pc_mangrove" table:formula="of:=INDEX([.$V$7:.$Z$17];[.L56];[.M56])" table:style-name="ce1">
            <text:p>pc_mangrove</text:p>
          </table:table-cell>
          <table:table-cell office:value-type="string" office:string-value="@terraforming_cost_level_2" table:formula="of:=[.$T$8]&amp;[.N56]" table:style-name="ce1">
            <text:p>@terraforming_cost_level_2</text:p>
          </table:table-cell>
          <table:table-cell office:value-type="string" office:string-value="@terraforming_duration_level_2" table:formula="of:=[.$T$9]&amp;[.N5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56]+1)" table:style-name="ce1">
            <text:p>tech2</text:p>
          </table:table-cell>
          <table:table-cell office:value-type="float" office:value="0" table:formula="of:=[.I55]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" table:formula="of:=INT([.J56]/COUNTA([.$V$7:.$Z$17]))+1" table:style-name="ce1">
            <text:p>2</text:p>
          </table:table-cell>
          <table:table-cell office:value-type="float" office:value="3" table:formula="of:=IF(INDEX([.$V$7:.$Z$17];[.L55]+1;[.M55])=&quot;&quot;;1;[.L55]+1)" table:style-name="ce1">
            <text:p>3</text:p>
          </table:table-cell>
          <table:table-cell office:value-type="float" office:value="2" table:formula="of:=IF(INDEX([.$V$7:.$Z$17];[.L55]+1;[.M55])=&quot;&quot;;IF([.M55]=5;1;[.M55]+1);[.M55])" table:style-name="ce1">
            <text:p>2</text:p>
          </table:table-cell>
          <table:table-cell office:value-type="float" office:value="2" table:formula="of:=IF([.B56]=[.C56];0;INDEX([.$V$18:.$Z$25];INT([.$J56]/COUNTA([.$V$7:.$Z$17]))+1;[.$M56]))" table:style-name="ce1">
            <text:p>2</text:p>
          </table:table-cell>
          <table:table-cell office:value-type="string" office:string-value="terraforming_candidate = yes " table:formula="of:=IF(INDEX([.$AA$18:.$AA$200];[.$K56])=&quot;yes&quot;;&quot;&quot;;IF([.C56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56])=&quot;&quot;;&quot;&quot;;[.$T$17]&amp;&quot; = yes &quot;)" table:style-name="ce1"/>
          <table:table-cell office:value-type="string" office:string-value="" table:formula="of:=IF(INDEX([.AC$18:.AC$200];[.$K56])=&quot;&quot;;&quot;&quot;;[.$T$18]&amp;&quot; = yes &quot;)" table:style-name="ce1"/>
          <table:table-cell office:value-type="string" office:string-value="" table:formula="of:=IF(INDEX([.AD$18:.AD$200];[.$K56])=&quot;&quot;;&quot;&quot;;[.$T$19]&amp;&quot; = yes &quot;)" table:style-name="ce1"/>
          <table:table-cell office:value-type="string" office:string-value="" table:formula="of:=IF(INDEX([.AE$18:.AE$200];[.$K56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50</text:p>
          </table:table-cell>
          <table:table-cell office:value-type="string" office:string-value="pc_desert" table:formula="of:=INDEX([.U$18:.U$200];[.K57])" table:style-name="ce1">
            <text:p>pc_desert</text:p>
          </table:table-cell>
          <table:table-cell office:value-type="string" office:string-value="pc_hajungle" table:formula="of:=INDEX([.$V$7:.$Z$17];[.L57];[.M57])" table:style-name="ce1">
            <text:p>pc_hajungle</text:p>
          </table:table-cell>
          <table:table-cell office:value-type="string" office:string-value="@terraforming_cost_level_2" table:formula="of:=[.$T$8]&amp;[.N57]" table:style-name="ce1">
            <text:p>@terraforming_cost_level_2</text:p>
          </table:table-cell>
          <table:table-cell office:value-type="string" office:string-value="@terraforming_duration_level_2" table:formula="of:=[.$T$9]&amp;[.N5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57]+1)" table:style-name="ce1">
            <text:p>tech2</text:p>
          </table:table-cell>
          <table:table-cell office:value-type="float" office:value="0" table:formula="of:=[.I56]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2" table:formula="of:=INT([.J57]/COUNTA([.$V$7:.$Z$17]))+1" table:style-name="ce1">
            <text:p>2</text:p>
          </table:table-cell>
          <table:table-cell office:value-type="float" office:value="4" table:formula="of:=IF(INDEX([.$V$7:.$Z$17];[.L56]+1;[.M56])=&quot;&quot;;1;[.L56]+1)" table:style-name="ce1">
            <text:p>4</text:p>
          </table:table-cell>
          <table:table-cell office:value-type="float" office:value="2" table:formula="of:=IF(INDEX([.$V$7:.$Z$17];[.L56]+1;[.M56])=&quot;&quot;;IF([.M56]=5;1;[.M56]+1);[.M56])" table:style-name="ce1">
            <text:p>2</text:p>
          </table:table-cell>
          <table:table-cell office:value-type="float" office:value="2" table:formula="of:=IF([.B57]=[.C57];0;INDEX([.$V$18:.$Z$25];INT([.$J57]/COUNTA([.$V$7:.$Z$17]))+1;[.$M57]))" table:style-name="ce1">
            <text:p>2</text:p>
          </table:table-cell>
          <table:table-cell office:value-type="string" office:string-value="terraforming_candidate = yes " table:formula="of:=IF(INDEX([.$AA$18:.$AA$200];[.$K57])=&quot;yes&quot;;&quot;&quot;;IF([.C57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57])=&quot;&quot;;&quot;&quot;;[.$T$17]&amp;&quot; = yes &quot;)" table:style-name="ce1"/>
          <table:table-cell office:value-type="string" office:string-value="" table:formula="of:=IF(INDEX([.AC$18:.AC$200];[.$K57])=&quot;&quot;;&quot;&quot;;[.$T$18]&amp;&quot; = yes &quot;)" table:style-name="ce1"/>
          <table:table-cell office:value-type="string" office:string-value="" table:formula="of:=IF(INDEX([.AD$18:.AD$200];[.$K57])=&quot;&quot;;&quot;&quot;;[.$T$19]&amp;&quot; = yes &quot;)" table:style-name="ce1"/>
          <table:table-cell office:value-type="string" office:string-value="" table:formula="of:=IF(INDEX([.AE$18:.AE$200];[.$K57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51</text:p>
          </table:table-cell>
          <table:table-cell office:value-type="string" office:string-value="pc_desert" table:formula="of:=INDEX([.U$18:.U$200];[.K58])" table:style-name="ce1">
            <text:p>pc_desert</text:p>
          </table:table-cell>
          <table:table-cell office:value-type="string" office:string-value="pc_tropical" table:formula="of:=INDEX([.$V$7:.$Z$17];[.L58];[.M58])" table:style-name="ce1">
            <text:p>pc_tropical</text:p>
          </table:table-cell>
          <table:table-cell office:value-type="string" office:string-value="@terraforming_cost_level_2" table:formula="of:=[.$T$8]&amp;[.N58]" table:style-name="ce1">
            <text:p>@terraforming_cost_level_2</text:p>
          </table:table-cell>
          <table:table-cell office:value-type="string" office:string-value="@terraforming_duration_level_2" table:formula="of:=[.$T$9]&amp;[.N5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58]+1)" table:style-name="ce1">
            <text:p>tech2</text:p>
          </table:table-cell>
          <table:table-cell office:value-type="float" office:value="0" table:formula="of:=[.I57]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2" table:formula="of:=INT([.J58]/COUNTA([.$V$7:.$Z$17]))+1" table:style-name="ce1">
            <text:p>2</text:p>
          </table:table-cell>
          <table:table-cell office:value-type="float" office:value="5" table:formula="of:=IF(INDEX([.$V$7:.$Z$17];[.L57]+1;[.M57])=&quot;&quot;;1;[.L57]+1)" table:style-name="ce1">
            <text:p>5</text:p>
          </table:table-cell>
          <table:table-cell office:value-type="float" office:value="2" table:formula="of:=IF(INDEX([.$V$7:.$Z$17];[.L57]+1;[.M57])=&quot;&quot;;IF([.M57]=5;1;[.M57]+1);[.M57])" table:style-name="ce1">
            <text:p>2</text:p>
          </table:table-cell>
          <table:table-cell office:value-type="float" office:value="2" table:formula="of:=IF([.B58]=[.C58];0;INDEX([.$V$18:.$Z$25];INT([.$J58]/COUNTA([.$V$7:.$Z$17]))+1;[.$M58]))" table:style-name="ce1">
            <text:p>2</text:p>
          </table:table-cell>
          <table:table-cell office:value-type="string" office:string-value="terraforming_candidate = yes " table:formula="of:=IF(INDEX([.$AA$18:.$AA$200];[.$K58])=&quot;yes&quot;;&quot;&quot;;IF([.C58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58])=&quot;&quot;;&quot;&quot;;[.$T$17]&amp;&quot; = yes &quot;)" table:style-name="ce1"/>
          <table:table-cell office:value-type="string" office:string-value="" table:formula="of:=IF(INDEX([.AC$18:.AC$200];[.$K58])=&quot;&quot;;&quot;&quot;;[.$T$18]&amp;&quot; = yes &quot;)" table:style-name="ce1"/>
          <table:table-cell office:value-type="string" office:string-value="" table:formula="of:=IF(INDEX([.AD$18:.AD$200];[.$K58])=&quot;&quot;;&quot;&quot;;[.$T$19]&amp;&quot; = yes &quot;)" table:style-name="ce1"/>
          <table:table-cell office:value-type="string" office:string-value="" table:formula="of:=IF(INDEX([.AE$18:.AE$200];[.$K58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52</text:p>
          </table:table-cell>
          <table:table-cell office:value-type="string" office:string-value="pc_desert" table:formula="of:=INDEX([.U$18:.U$200];[.K59])" table:style-name="ce1">
            <text:p>pc_desert</text:p>
          </table:table-cell>
          <table:table-cell office:value-type="string" office:string-value="pc_desertislands" table:formula="of:=INDEX([.$V$7:.$Z$17];[.L59];[.M59])" table:style-name="ce1">
            <text:p>pc_desertislands</text:p>
          </table:table-cell>
          <table:table-cell office:value-type="string" office:string-value="@terraforming_cost_level_2" table:formula="of:=[.$T$8]&amp;[.N59]" table:style-name="ce1">
            <text:p>@terraforming_cost_level_2</text:p>
          </table:table-cell>
          <table:table-cell office:value-type="string" office:string-value="@terraforming_duration_level_2" table:formula="of:=[.$T$9]&amp;[.N59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59]+1)" table:style-name="ce1">
            <text:p>tech2</text:p>
          </table:table-cell>
          <table:table-cell office:value-type="float" office:value="0" table:formula="of:=[.I58]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2" table:formula="of:=INT([.J59]/COUNTA([.$V$7:.$Z$17]))+1" table:style-name="ce1">
            <text:p>2</text:p>
          </table:table-cell>
          <table:table-cell office:value-type="float" office:value="6" table:formula="of:=IF(INDEX([.$V$7:.$Z$17];[.L58]+1;[.M58])=&quot;&quot;;1;[.L58]+1)" table:style-name="ce1">
            <text:p>6</text:p>
          </table:table-cell>
          <table:table-cell office:value-type="float" office:value="2" table:formula="of:=IF(INDEX([.$V$7:.$Z$17];[.L58]+1;[.M58])=&quot;&quot;;IF([.M58]=5;1;[.M58]+1);[.M58])" table:style-name="ce1">
            <text:p>2</text:p>
          </table:table-cell>
          <table:table-cell office:value-type="float" office:value="2" table:formula="of:=IF([.B59]=[.C59];0;INDEX([.$V$18:.$Z$25];INT([.$J59]/COUNTA([.$V$7:.$Z$17]))+1;[.$M59]))" table:style-name="ce1">
            <text:p>2</text:p>
          </table:table-cell>
          <table:table-cell office:value-type="string" office:string-value="terraforming_candidate = yes " table:formula="of:=IF(INDEX([.$AA$18:.$AA$200];[.$K59])=&quot;yes&quot;;&quot;&quot;;IF([.C59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59])=&quot;&quot;;&quot;&quot;;[.$T$17]&amp;&quot; = yes &quot;)" table:style-name="ce1"/>
          <table:table-cell office:value-type="string" office:string-value="" table:formula="of:=IF(INDEX([.AC$18:.AC$200];[.$K59])=&quot;&quot;;&quot;&quot;;[.$T$18]&amp;&quot; = yes &quot;)" table:style-name="ce1"/>
          <table:table-cell office:value-type="string" office:string-value="" table:formula="of:=IF(INDEX([.AD$18:.AD$200];[.$K59])=&quot;&quot;;&quot;&quot;;[.$T$19]&amp;&quot; = yes &quot;)" table:style-name="ce1"/>
          <table:table-cell office:value-type="string" office:string-value="" table:formula="of:=IF(INDEX([.AE$18:.AE$200];[.$K59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53</text:p>
          </table:table-cell>
          <table:table-cell office:value-type="string" office:string-value="pc_desert" table:formula="of:=INDEX([.U$18:.U$200];[.K60])" table:style-name="ce1">
            <text:p>pc_desert</text:p>
          </table:table-cell>
          <table:table-cell office:value-type="string" office:string-value="pc_retinal" table:formula="of:=INDEX([.$V$7:.$Z$17];[.L60];[.M60])" table:style-name="ce1">
            <text:p>pc_retinal</text:p>
          </table:table-cell>
          <table:table-cell office:value-type="string" office:string-value="@terraforming_cost_level_2" table:formula="of:=[.$T$8]&amp;[.N60]" table:style-name="ce1">
            <text:p>@terraforming_cost_level_2</text:p>
          </table:table-cell>
          <table:table-cell office:value-type="string" office:string-value="@terraforming_duration_level_2" table:formula="of:=[.$T$9]&amp;[.N6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60]+1)" table:style-name="ce1">
            <text:p>tech2</text:p>
          </table:table-cell>
          <table:table-cell office:value-type="float" office:value="0" table:formula="of:=[.I59]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" table:formula="of:=INT([.J60]/COUNTA([.$V$7:.$Z$17]))+1" table:style-name="ce1">
            <text:p>2</text:p>
          </table:table-cell>
          <table:table-cell office:value-type="float" office:value="7" table:formula="of:=IF(INDEX([.$V$7:.$Z$17];[.L59]+1;[.M59])=&quot;&quot;;1;[.L59]+1)" table:style-name="ce1">
            <text:p>7</text:p>
          </table:table-cell>
          <table:table-cell office:value-type="float" office:value="2" table:formula="of:=IF(INDEX([.$V$7:.$Z$17];[.L59]+1;[.M59])=&quot;&quot;;IF([.M59]=5;1;[.M59]+1);[.M59])" table:style-name="ce1">
            <text:p>2</text:p>
          </table:table-cell>
          <table:table-cell office:value-type="float" office:value="2" table:formula="of:=IF([.B60]=[.C60];0;INDEX([.$V$18:.$Z$25];INT([.$J60]/COUNTA([.$V$7:.$Z$17]))+1;[.$M60]))" table:style-name="ce1">
            <text:p>2</text:p>
          </table:table-cell>
          <table:table-cell office:value-type="string" office:string-value="terraforming_candidate = yes " table:formula="of:=IF(INDEX([.$AA$18:.$AA$200];[.$K60])=&quot;yes&quot;;&quot;&quot;;IF([.C60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60])=&quot;&quot;;&quot;&quot;;[.$T$17]&amp;&quot; = yes &quot;)" table:style-name="ce1"/>
          <table:table-cell office:value-type="string" office:string-value="" table:formula="of:=IF(INDEX([.AC$18:.AC$200];[.$K60])=&quot;&quot;;&quot;&quot;;[.$T$18]&amp;&quot; = yes &quot;)" table:style-name="ce1"/>
          <table:table-cell office:value-type="string" office:string-value="" table:formula="of:=IF(INDEX([.AD$18:.AD$200];[.$K60])=&quot;&quot;;&quot;&quot;;[.$T$19]&amp;&quot; = yes &quot;)" table:style-name="ce1"/>
          <table:table-cell office:value-type="string" office:string-value="" table:formula="of:=IF(INDEX([.AE$18:.AE$200];[.$K60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54</text:p>
          </table:table-cell>
          <table:table-cell office:value-type="string" office:string-value="pc_desert" table:formula="of:=INDEX([.U$18:.U$200];[.K61])" table:style-name="ce1">
            <text:p>pc_desert</text:p>
          </table:table-cell>
          <table:table-cell office:value-type="string" office:string-value="pc_lush" table:formula="of:=INDEX([.$V$7:.$Z$17];[.L61];[.M61])" table:style-name="ce1">
            <text:p>pc_lush</text:p>
          </table:table-cell>
          <table:table-cell office:value-type="string" office:string-value="@terraforming_cost_level_2" table:formula="of:=[.$T$8]&amp;[.N61]" table:style-name="ce1">
            <text:p>@terraforming_cost_level_2</text:p>
          </table:table-cell>
          <table:table-cell office:value-type="string" office:string-value="@terraforming_duration_level_2" table:formula="of:=[.$T$9]&amp;[.N61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61]+1)" table:style-name="ce1">
            <text:p>tech2</text:p>
          </table:table-cell>
          <table:table-cell office:value-type="float" office:value="0" table:formula="of:=[.I60]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2" table:formula="of:=INT([.J61]/COUNTA([.$V$7:.$Z$17]))+1" table:style-name="ce1">
            <text:p>2</text:p>
          </table:table-cell>
          <table:table-cell office:value-type="float" office:value="8" table:formula="of:=IF(INDEX([.$V$7:.$Z$17];[.L60]+1;[.M60])=&quot;&quot;;1;[.L60]+1)" table:style-name="ce1">
            <text:p>8</text:p>
          </table:table-cell>
          <table:table-cell office:value-type="float" office:value="2" table:formula="of:=IF(INDEX([.$V$7:.$Z$17];[.L60]+1;[.M60])=&quot;&quot;;IF([.M60]=5;1;[.M60]+1);[.M60])" table:style-name="ce1">
            <text:p>2</text:p>
          </table:table-cell>
          <table:table-cell office:value-type="float" office:value="2" table:formula="of:=IF([.B61]=[.C61];0;INDEX([.$V$18:.$Z$25];INT([.$J61]/COUNTA([.$V$7:.$Z$17]))+1;[.$M61]))" table:style-name="ce1">
            <text:p>2</text:p>
          </table:table-cell>
          <table:table-cell office:value-type="string" office:string-value="terraforming_candidate = yes " table:formula="of:=IF(INDEX([.$AA$18:.$AA$200];[.$K61])=&quot;yes&quot;;&quot;&quot;;IF([.C61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61])=&quot;&quot;;&quot;&quot;;[.$T$17]&amp;&quot; = yes &quot;)" table:style-name="ce1"/>
          <table:table-cell office:value-type="string" office:string-value="" table:formula="of:=IF(INDEX([.AC$18:.AC$200];[.$K61])=&quot;&quot;;&quot;&quot;;[.$T$18]&amp;&quot; = yes &quot;)" table:style-name="ce1"/>
          <table:table-cell office:value-type="string" office:string-value="" table:formula="of:=IF(INDEX([.AD$18:.AD$200];[.$K61])=&quot;&quot;;&quot;&quot;;[.$T$19]&amp;&quot; = yes &quot;)" table:style-name="ce1"/>
          <table:table-cell office:value-type="string" office:string-value="" table:formula="of:=IF(INDEX([.AE$18:.AE$200];[.$K61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55</text:p>
          </table:table-cell>
          <table:table-cell office:value-type="string" office:string-value="pc_desert" table:formula="of:=INDEX([.U$18:.U$200];[.K62])" table:style-name="ce1">
            <text:p>pc_desert</text:p>
          </table:table-cell>
          <table:table-cell office:value-type="string" office:string-value="pc_marginal" table:formula="of:=INDEX([.$V$7:.$Z$17];[.L62];[.M62])" table:style-name="ce1">
            <text:p>pc_marginal</text:p>
          </table:table-cell>
          <table:table-cell office:value-type="string" office:string-value="@terraforming_cost_level_2" table:formula="of:=[.$T$8]&amp;[.N62]" table:style-name="ce1">
            <text:p>@terraforming_cost_level_2</text:p>
          </table:table-cell>
          <table:table-cell office:value-type="string" office:string-value="@terraforming_duration_level_2" table:formula="of:=[.$T$9]&amp;[.N6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62]+1)" table:style-name="ce1">
            <text:p>tech2</text:p>
          </table:table-cell>
          <table:table-cell office:value-type="float" office:value="0" table:formula="of:=[.I61]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" table:formula="of:=INT([.J62]/COUNTA([.$V$7:.$Z$17]))+1" table:style-name="ce1">
            <text:p>2</text:p>
          </table:table-cell>
          <table:table-cell office:value-type="float" office:value="9" table:formula="of:=IF(INDEX([.$V$7:.$Z$17];[.L61]+1;[.M61])=&quot;&quot;;1;[.L61]+1)" table:style-name="ce1">
            <text:p>9</text:p>
          </table:table-cell>
          <table:table-cell office:value-type="float" office:value="2" table:formula="of:=IF(INDEX([.$V$7:.$Z$17];[.L61]+1;[.M61])=&quot;&quot;;IF([.M61]=5;1;[.M61]+1);[.M61])" table:style-name="ce1">
            <text:p>2</text:p>
          </table:table-cell>
          <table:table-cell office:value-type="float" office:value="2" table:formula="of:=IF([.B62]=[.C62];0;INDEX([.$V$18:.$Z$25];INT([.$J62]/COUNTA([.$V$7:.$Z$17]))+1;[.$M62]))" table:style-name="ce1">
            <text:p>2</text:p>
          </table:table-cell>
          <table:table-cell office:value-type="string" office:string-value="terraforming_candidate = yes " table:formula="of:=IF(INDEX([.$AA$18:.$AA$200];[.$K62])=&quot;yes&quot;;&quot;&quot;;IF([.C62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62])=&quot;&quot;;&quot;&quot;;[.$T$17]&amp;&quot; = yes &quot;)" table:style-name="ce1"/>
          <table:table-cell office:value-type="string" office:string-value="" table:formula="of:=IF(INDEX([.AC$18:.AC$200];[.$K62])=&quot;&quot;;&quot;&quot;;[.$T$18]&amp;&quot; = yes &quot;)" table:style-name="ce1"/>
          <table:table-cell office:value-type="string" office:string-value="" table:formula="of:=IF(INDEX([.AD$18:.AD$200];[.$K62])=&quot;&quot;;&quot;&quot;;[.$T$19]&amp;&quot; = yes &quot;)" table:style-name="ce1"/>
          <table:table-cell office:value-type="string" office:string-value="" table:formula="of:=IF(INDEX([.AE$18:.AE$200];[.$K62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56</text:p>
          </table:table-cell>
          <table:table-cell office:value-type="string" office:string-value="pc_desert" table:formula="of:=INDEX([.U$18:.U$200];[.K63])" table:style-name="ce1">
            <text:p>pc_desert</text:p>
          </table:table-cell>
          <table:table-cell office:value-type="string" office:string-value="pc_greenhouse_hot" table:formula="of:=INDEX([.$V$7:.$Z$17];[.L63];[.M63])" table:style-name="ce1">
            <text:p>pc_greenhouse_hot</text:p>
          </table:table-cell>
          <table:table-cell office:value-type="string" office:string-value="@terraforming_cost_level_2" table:formula="of:=[.$T$8]&amp;[.N63]" table:style-name="ce1">
            <text:p>@terraforming_cost_level_2</text:p>
          </table:table-cell>
          <table:table-cell office:value-type="string" office:string-value="@terraforming_duration_level_2" table:formula="of:=[.$T$9]&amp;[.N63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63]+1)" table:style-name="ce1">
            <text:p>tech2</text:p>
          </table:table-cell>
          <table:table-cell office:value-type="float" office:value="0" table:formula="of:=[.I62]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2" table:formula="of:=INT([.J63]/COUNTA([.$V$7:.$Z$17]))+1" table:style-name="ce1">
            <text:p>2</text:p>
          </table:table-cell>
          <table:table-cell office:value-type="float" office:value="10" table:formula="of:=IF(INDEX([.$V$7:.$Z$17];[.L62]+1;[.M62])=&quot;&quot;;1;[.L62]+1)" table:style-name="ce1">
            <text:p>10</text:p>
          </table:table-cell>
          <table:table-cell office:value-type="float" office:value="2" table:formula="of:=IF(INDEX([.$V$7:.$Z$17];[.L62]+1;[.M62])=&quot;&quot;;IF([.M62]=5;1;[.M62]+1);[.M62])" table:style-name="ce1">
            <text:p>2</text:p>
          </table:table-cell>
          <table:table-cell office:value-type="float" office:value="2" table:formula="of:=IF([.B63]=[.C63];0;INDEX([.$V$18:.$Z$25];INT([.$J63]/COUNTA([.$V$7:.$Z$17]))+1;[.$M63]))" table:style-name="ce1">
            <text:p>2</text:p>
          </table:table-cell>
          <table:table-cell office:value-type="string" office:string-value="terraforming_candidate = yes " table:formula="of:=IF(INDEX([.$AA$18:.$AA$200];[.$K63])=&quot;yes&quot;;&quot;&quot;;IF([.C63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63])=&quot;&quot;;&quot;&quot;;[.$T$17]&amp;&quot; = yes &quot;)" table:style-name="ce1"/>
          <table:table-cell office:value-type="string" office:string-value="" table:formula="of:=IF(INDEX([.AC$18:.AC$200];[.$K63])=&quot;&quot;;&quot;&quot;;[.$T$18]&amp;&quot; = yes &quot;)" table:style-name="ce1"/>
          <table:table-cell office:value-type="string" office:string-value="" table:formula="of:=IF(INDEX([.AD$18:.AD$200];[.$K63])=&quot;&quot;;&quot;&quot;;[.$T$19]&amp;&quot; = yes &quot;)" table:style-name="ce1"/>
          <table:table-cell office:value-type="string" office:string-value="" table:formula="of:=IF(INDEX([.AE$18:.AE$200];[.$K63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57</text:p>
          </table:table-cell>
          <table:table-cell office:value-type="string" office:string-value="pc_desert" table:formula="of:=INDEX([.U$18:.U$200];[.K64])" table:style-name="ce1">
            <text:p>pc_desert</text:p>
          </table:table-cell>
          <table:table-cell office:value-type="string" office:string-value="pc_frozen_desert" table:formula="of:=INDEX([.$V$7:.$Z$17];[.L64];[.M64])" table:style-name="ce1">
            <text:p>pc_frozen_desert</text:p>
          </table:table-cell>
          <table:table-cell office:value-type="string" office:string-value="@terraforming_cost_level_2" table:formula="of:=[.$T$8]&amp;[.N64]" table:style-name="ce1">
            <text:p>@terraforming_cost_level_2</text:p>
          </table:table-cell>
          <table:table-cell office:value-type="string" office:string-value="@terraforming_duration_level_2" table:formula="of:=[.$T$9]&amp;[.N6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64]+1)" table:style-name="ce1">
            <text:p>tech2</text:p>
          </table:table-cell>
          <table:table-cell office:value-type="float" office:value="0" table:formula="of:=[.I63]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2" table:formula="of:=INT([.J64]/COUNTA([.$V$7:.$Z$17]))+1" table:style-name="ce1">
            <text:p>2</text:p>
          </table:table-cell>
          <table:table-cell office:value-type="float" office:value="1" table:formula="of:=IF(INDEX([.$V$7:.$Z$17];[.L63]+1;[.M63])=&quot;&quot;;1;[.L63]+1)" table:style-name="ce1">
            <text:p>1</text:p>
          </table:table-cell>
          <table:table-cell office:value-type="float" office:value="3" table:formula="of:=IF(INDEX([.$V$7:.$Z$17];[.L63]+1;[.M63])=&quot;&quot;;IF([.M63]=5;1;[.M63]+1);[.M63])" table:style-name="ce1">
            <text:p>3</text:p>
          </table:table-cell>
          <table:table-cell office:value-type="float" office:value="2" table:formula="of:=IF([.B64]=[.C64];0;INDEX([.$V$18:.$Z$25];INT([.$J64]/COUNTA([.$V$7:.$Z$17]))+1;[.$M64]))" table:style-name="ce1">
            <text:p>2</text:p>
          </table:table-cell>
          <table:table-cell office:value-type="string" office:string-value="terraforming_candidate = yes " table:formula="of:=IF(INDEX([.$AA$18:.$AA$200];[.$K64])=&quot;yes&quot;;&quot;&quot;;IF([.C64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64])=&quot;&quot;;&quot;&quot;;[.$T$17]&amp;&quot; = yes &quot;)" table:style-name="ce1"/>
          <table:table-cell office:value-type="string" office:string-value="" table:formula="of:=IF(INDEX([.AC$18:.AC$200];[.$K64])=&quot;&quot;;&quot;&quot;;[.$T$18]&amp;&quot; = yes &quot;)" table:style-name="ce1"/>
          <table:table-cell office:value-type="string" office:string-value="" table:formula="of:=IF(INDEX([.AD$18:.AD$200];[.$K64])=&quot;&quot;;&quot;&quot;;[.$T$19]&amp;&quot; = yes &quot;)" table:style-name="ce1"/>
          <table:table-cell office:value-type="string" office:string-value="" table:formula="of:=IF(INDEX([.AE$18:.AE$200];[.$K64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58</text:p>
          </table:table-cell>
          <table:table-cell office:value-type="string" office:string-value="pc_desert" table:formula="of:=INDEX([.U$18:.U$200];[.K65])" table:style-name="ce1">
            <text:p>pc_desert</text:p>
          </table:table-cell>
          <table:table-cell office:value-type="string" office:string-value="pc_steppe" table:formula="of:=INDEX([.$V$7:.$Z$17];[.L65];[.M65])" table:style-name="ce1">
            <text:p>pc_steppe</text:p>
          </table:table-cell>
          <table:table-cell office:value-type="string" office:string-value="@terraforming_cost_level_2" table:formula="of:=[.$T$8]&amp;[.N65]" table:style-name="ce1">
            <text:p>@terraforming_cost_level_2</text:p>
          </table:table-cell>
          <table:table-cell office:value-type="string" office:string-value="@terraforming_duration_level_2" table:formula="of:=[.$T$9]&amp;[.N65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65]+1)" table:style-name="ce1">
            <text:p>tech2</text:p>
          </table:table-cell>
          <table:table-cell office:value-type="float" office:value="0" table:formula="of:=[.I64]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2" table:formula="of:=INT([.J65]/COUNTA([.$V$7:.$Z$17]))+1" table:style-name="ce1">
            <text:p>2</text:p>
          </table:table-cell>
          <table:table-cell office:value-type="float" office:value="2" table:formula="of:=IF(INDEX([.$V$7:.$Z$17];[.L64]+1;[.M64])=&quot;&quot;;1;[.L64]+1)" table:style-name="ce1">
            <text:p>2</text:p>
          </table:table-cell>
          <table:table-cell office:value-type="float" office:value="3" table:formula="of:=IF(INDEX([.$V$7:.$Z$17];[.L64]+1;[.M64])=&quot;&quot;;IF([.M64]=5;1;[.M64]+1);[.M64])" table:style-name="ce1">
            <text:p>3</text:p>
          </table:table-cell>
          <table:table-cell office:value-type="float" office:value="2" table:formula="of:=IF([.B65]=[.C65];0;INDEX([.$V$18:.$Z$25];INT([.$J65]/COUNTA([.$V$7:.$Z$17]))+1;[.$M65]))" table:style-name="ce1">
            <text:p>2</text:p>
          </table:table-cell>
          <table:table-cell office:value-type="string" office:string-value="terraforming_candidate = yes " table:formula="of:=IF(INDEX([.$AA$18:.$AA$200];[.$K65])=&quot;yes&quot;;&quot;&quot;;IF([.C65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65])=&quot;&quot;;&quot;&quot;;[.$T$17]&amp;&quot; = yes &quot;)" table:style-name="ce1"/>
          <table:table-cell office:value-type="string" office:string-value="" table:formula="of:=IF(INDEX([.AC$18:.AC$200];[.$K65])=&quot;&quot;;&quot;&quot;;[.$T$18]&amp;&quot; = yes &quot;)" table:style-name="ce1"/>
          <table:table-cell office:value-type="string" office:string-value="" table:formula="of:=IF(INDEX([.AD$18:.AD$200];[.$K65])=&quot;&quot;;&quot;&quot;;[.$T$19]&amp;&quot; = yes &quot;)" table:style-name="ce1"/>
          <table:table-cell office:value-type="string" office:string-value="" table:formula="of:=IF(INDEX([.AE$18:.AE$200];[.$K65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59</text:p>
          </table:table-cell>
          <table:table-cell office:value-type="string" office:string-value="pc_desert" table:formula="of:=INDEX([.U$18:.U$200];[.K66])" table:style-name="ce1">
            <text:p>pc_desert</text:p>
          </table:table-cell>
          <table:table-cell office:value-type="string" office:string-value="pc_hadesert" table:formula="of:=INDEX([.$V$7:.$Z$17];[.L66];[.M66])" table:style-name="ce1">
            <text:p>pc_hadesert</text:p>
          </table:table-cell>
          <table:table-cell office:value-type="string" office:string-value="@terraforming_cost_level_2" table:formula="of:=[.$T$8]&amp;[.N66]" table:style-name="ce1">
            <text:p>@terraforming_cost_level_2</text:p>
          </table:table-cell>
          <table:table-cell office:value-type="string" office:string-value="@terraforming_duration_level_2" table:formula="of:=[.$T$9]&amp;[.N6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66]+1)" table:style-name="ce1">
            <text:p>tech2</text:p>
          </table:table-cell>
          <table:table-cell office:value-type="float" office:value="0" table:formula="of:=[.I65]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2" table:formula="of:=INT([.J66]/COUNTA([.$V$7:.$Z$17]))+1" table:style-name="ce1">
            <text:p>2</text:p>
          </table:table-cell>
          <table:table-cell office:value-type="float" office:value="3" table:formula="of:=IF(INDEX([.$V$7:.$Z$17];[.L65]+1;[.M65])=&quot;&quot;;1;[.L65]+1)" table:style-name="ce1">
            <text:p>3</text:p>
          </table:table-cell>
          <table:table-cell office:value-type="float" office:value="3" table:formula="of:=IF(INDEX([.$V$7:.$Z$17];[.L65]+1;[.M65])=&quot;&quot;;IF([.M65]=5;1;[.M65]+1);[.M65])" table:style-name="ce1">
            <text:p>3</text:p>
          </table:table-cell>
          <table:table-cell office:value-type="float" office:value="2" table:formula="of:=IF([.B66]=[.C66];0;INDEX([.$V$18:.$Z$25];INT([.$J66]/COUNTA([.$V$7:.$Z$17]))+1;[.$M66]))" table:style-name="ce1">
            <text:p>2</text:p>
          </table:table-cell>
          <table:table-cell office:value-type="string" office:string-value="terraforming_candidate = yes " table:formula="of:=IF(INDEX([.$AA$18:.$AA$200];[.$K66])=&quot;yes&quot;;&quot;&quot;;IF([.C66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66])=&quot;&quot;;&quot;&quot;;[.$T$17]&amp;&quot; = yes &quot;)" table:style-name="ce1"/>
          <table:table-cell office:value-type="string" office:string-value="" table:formula="of:=IF(INDEX([.AC$18:.AC$200];[.$K66])=&quot;&quot;;&quot;&quot;;[.$T$18]&amp;&quot; = yes &quot;)" table:style-name="ce1"/>
          <table:table-cell office:value-type="string" office:string-value="" table:formula="of:=IF(INDEX([.AD$18:.AD$200];[.$K66])=&quot;&quot;;&quot;&quot;;[.$T$19]&amp;&quot; = yes &quot;)" table:style-name="ce1"/>
          <table:table-cell office:value-type="string" office:string-value="" table:formula="of:=IF(INDEX([.AE$18:.AE$200];[.$K66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60</text:p>
          </table:table-cell>
          <table:table-cell office:value-type="string" office:string-value="pc_desert" table:formula="of:=INDEX([.U$18:.U$200];[.K67])" table:style-name="ce1">
            <text:p>pc_desert</text:p>
          </table:table-cell>
          <table:table-cell office:value-type="string" office:string-value="pc_antarctic" table:formula="of:=INDEX([.$V$7:.$Z$17];[.L67];[.M67])" table:style-name="ce1">
            <text:p>pc_antarctic</text:p>
          </table:table-cell>
          <table:table-cell office:value-type="string" office:string-value="@terraforming_cost_level_2" table:formula="of:=[.$T$8]&amp;[.N67]" table:style-name="ce1">
            <text:p>@terraforming_cost_level_2</text:p>
          </table:table-cell>
          <table:table-cell office:value-type="string" office:string-value="@terraforming_duration_level_2" table:formula="of:=[.$T$9]&amp;[.N6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67]+1)" table:style-name="ce1">
            <text:p>tech2</text:p>
          </table:table-cell>
          <table:table-cell office:value-type="float" office:value="0" table:formula="of:=[.I66]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formula="of:=INT([.J67]/COUNTA([.$V$7:.$Z$17]))+1" table:style-name="ce1">
            <text:p>2</text:p>
          </table:table-cell>
          <table:table-cell office:value-type="float" office:value="4" table:formula="of:=IF(INDEX([.$V$7:.$Z$17];[.L66]+1;[.M66])=&quot;&quot;;1;[.L66]+1)" table:style-name="ce1">
            <text:p>4</text:p>
          </table:table-cell>
          <table:table-cell office:value-type="float" office:value="3" table:formula="of:=IF(INDEX([.$V$7:.$Z$17];[.L66]+1;[.M66])=&quot;&quot;;IF([.M66]=5;1;[.M66]+1);[.M66])" table:style-name="ce1">
            <text:p>3</text:p>
          </table:table-cell>
          <table:table-cell office:value-type="float" office:value="2" table:formula="of:=IF([.B67]=[.C67];0;INDEX([.$V$18:.$Z$25];INT([.$J67]/COUNTA([.$V$7:.$Z$17]))+1;[.$M67]))" table:style-name="ce1">
            <text:p>2</text:p>
          </table:table-cell>
          <table:table-cell office:value-type="string" office:string-value="terraforming_candidate = yes " table:formula="of:=IF(INDEX([.$AA$18:.$AA$200];[.$K67])=&quot;yes&quot;;&quot;&quot;;IF([.C67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67])=&quot;&quot;;&quot;&quot;;[.$T$17]&amp;&quot; = yes &quot;)" table:style-name="ce1"/>
          <table:table-cell office:value-type="string" office:string-value="" table:formula="of:=IF(INDEX([.AC$18:.AC$200];[.$K67])=&quot;&quot;;&quot;&quot;;[.$T$18]&amp;&quot; = yes &quot;)" table:style-name="ce1"/>
          <table:table-cell office:value-type="string" office:string-value="" table:formula="of:=IF(INDEX([.AD$18:.AD$200];[.$K67])=&quot;&quot;;&quot;&quot;;[.$T$19]&amp;&quot; = yes &quot;)" table:style-name="ce1"/>
          <table:table-cell office:value-type="string" office:string-value="" table:formula="of:=IF(INDEX([.AE$18:.AE$200];[.$K67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61</text:p>
          </table:table-cell>
          <table:table-cell office:value-type="string" office:string-value="pc_desert" table:formula="of:=INDEX([.U$18:.U$200];[.K68])" table:style-name="ce1">
            <text:p>pc_desert</text:p>
          </table:table-cell>
          <table:table-cell office:value-type="string" office:string-value="pc_tundra" table:formula="of:=INDEX([.$V$7:.$Z$17];[.L68];[.M68])" table:style-name="ce1">
            <text:p>pc_tundra</text:p>
          </table:table-cell>
          <table:table-cell office:value-type="string" office:string-value="@terraforming_cost_level_2" table:formula="of:=[.$T$8]&amp;[.N68]" table:style-name="ce1">
            <text:p>@terraforming_cost_level_2</text:p>
          </table:table-cell>
          <table:table-cell office:value-type="string" office:string-value="@terraforming_duration_level_2" table:formula="of:=[.$T$9]&amp;[.N6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68]+1)" table:style-name="ce1">
            <text:p>tech2</text:p>
          </table:table-cell>
          <table:table-cell office:value-type="float" office:value="0" table:formula="of:=[.I67]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2" table:formula="of:=INT([.J68]/COUNTA([.$V$7:.$Z$17]))+1" table:style-name="ce1">
            <text:p>2</text:p>
          </table:table-cell>
          <table:table-cell office:value-type="float" office:value="5" table:formula="of:=IF(INDEX([.$V$7:.$Z$17];[.L67]+1;[.M67])=&quot;&quot;;1;[.L67]+1)" table:style-name="ce1">
            <text:p>5</text:p>
          </table:table-cell>
          <table:table-cell office:value-type="float" office:value="3" table:formula="of:=IF(INDEX([.$V$7:.$Z$17];[.L67]+1;[.M67])=&quot;&quot;;IF([.M67]=5;1;[.M67]+1);[.M67])" table:style-name="ce1">
            <text:p>3</text:p>
          </table:table-cell>
          <table:table-cell office:value-type="float" office:value="2" table:formula="of:=IF([.B68]=[.C68];0;INDEX([.$V$18:.$Z$25];INT([.$J68]/COUNTA([.$V$7:.$Z$17]))+1;[.$M68]))" table:style-name="ce1">
            <text:p>2</text:p>
          </table:table-cell>
          <table:table-cell office:value-type="string" office:string-value="terraforming_candidate = yes " table:formula="of:=IF(INDEX([.$AA$18:.$AA$200];[.$K68])=&quot;yes&quot;;&quot;&quot;;IF([.C68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68])=&quot;&quot;;&quot;&quot;;[.$T$17]&amp;&quot; = yes &quot;)" table:style-name="ce1"/>
          <table:table-cell office:value-type="string" office:string-value="" table:formula="of:=IF(INDEX([.AC$18:.AC$200];[.$K68])=&quot;&quot;;&quot;&quot;;[.$T$18]&amp;&quot; = yes &quot;)" table:style-name="ce1"/>
          <table:table-cell office:value-type="string" office:string-value="" table:formula="of:=IF(INDEX([.AD$18:.AD$200];[.$K68])=&quot;&quot;;&quot;&quot;;[.$T$19]&amp;&quot; = yes &quot;)" table:style-name="ce1"/>
          <table:table-cell office:value-type="string" office:string-value="" table:formula="of:=IF(INDEX([.AE$18:.AE$200];[.$K68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62</text:p>
          </table:table-cell>
          <table:table-cell office:value-type="string" office:string-value="pc_desert" table:formula="of:=INDEX([.U$18:.U$200];[.K69])" table:style-name="ce1">
            <text:p>pc_desert</text:p>
          </table:table-cell>
          <table:table-cell office:value-type="string" office:string-value="pc_alpine" table:formula="of:=INDEX([.$V$7:.$Z$17];[.L69];[.M69])" table:style-name="ce1">
            <text:p>pc_alpine</text:p>
          </table:table-cell>
          <table:table-cell office:value-type="string" office:string-value="@terraforming_cost_level_2" table:formula="of:=[.$T$8]&amp;[.N69]" table:style-name="ce1">
            <text:p>@terraforming_cost_level_2</text:p>
          </table:table-cell>
          <table:table-cell office:value-type="string" office:string-value="@terraforming_duration_level_2" table:formula="of:=[.$T$9]&amp;[.N69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69]+1)" table:style-name="ce1">
            <text:p>tech2</text:p>
          </table:table-cell>
          <table:table-cell office:value-type="float" office:value="0" table:formula="of:=[.I68]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2" table:formula="of:=INT([.J69]/COUNTA([.$V$7:.$Z$17]))+1" table:style-name="ce1">
            <text:p>2</text:p>
          </table:table-cell>
          <table:table-cell office:value-type="float" office:value="6" table:formula="of:=IF(INDEX([.$V$7:.$Z$17];[.L68]+1;[.M68])=&quot;&quot;;1;[.L68]+1)" table:style-name="ce1">
            <text:p>6</text:p>
          </table:table-cell>
          <table:table-cell office:value-type="float" office:value="3" table:formula="of:=IF(INDEX([.$V$7:.$Z$17];[.L68]+1;[.M68])=&quot;&quot;;IF([.M68]=5;1;[.M68]+1);[.M68])" table:style-name="ce1">
            <text:p>3</text:p>
          </table:table-cell>
          <table:table-cell office:value-type="float" office:value="2" table:formula="of:=IF([.B69]=[.C69];0;INDEX([.$V$18:.$Z$25];INT([.$J69]/COUNTA([.$V$7:.$Z$17]))+1;[.$M69]))" table:style-name="ce1">
            <text:p>2</text:p>
          </table:table-cell>
          <table:table-cell office:value-type="string" office:string-value="terraforming_candidate = yes " table:formula="of:=IF(INDEX([.$AA$18:.$AA$200];[.$K69])=&quot;yes&quot;;&quot;&quot;;IF([.C69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69])=&quot;&quot;;&quot;&quot;;[.$T$17]&amp;&quot; = yes &quot;)" table:style-name="ce1"/>
          <table:table-cell office:value-type="string" office:string-value="" table:formula="of:=IF(INDEX([.AC$18:.AC$200];[.$K69])=&quot;&quot;;&quot;&quot;;[.$T$18]&amp;&quot; = yes &quot;)" table:style-name="ce1"/>
          <table:table-cell office:value-type="string" office:string-value="" table:formula="of:=IF(INDEX([.AD$18:.AD$200];[.$K69])=&quot;&quot;;&quot;&quot;;[.$T$19]&amp;&quot; = yes &quot;)" table:style-name="ce1"/>
          <table:table-cell office:value-type="string" office:string-value="" table:formula="of:=IF(INDEX([.AE$18:.AE$200];[.$K69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63</text:p>
          </table:table-cell>
          <table:table-cell office:value-type="string" office:string-value="pc_desert" table:formula="of:=INDEX([.U$18:.U$200];[.K70])" table:style-name="ce1">
            <text:p>pc_desert</text:p>
          </table:table-cell>
          <table:table-cell office:value-type="string" office:string-value="pc_greenhouse_cold" table:formula="of:=INDEX([.$V$7:.$Z$17];[.L70];[.M70])" table:style-name="ce1">
            <text:p>pc_greenhouse_cold</text:p>
          </table:table-cell>
          <table:table-cell office:value-type="string" office:string-value="@terraforming_cost_level_2" table:formula="of:=[.$T$8]&amp;[.N70]" table:style-name="ce1">
            <text:p>@terraforming_cost_level_2</text:p>
          </table:table-cell>
          <table:table-cell office:value-type="string" office:string-value="@terraforming_duration_level_2" table:formula="of:=[.$T$9]&amp;[.N7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70]+1)" table:style-name="ce1">
            <text:p>tech2</text:p>
          </table:table-cell>
          <table:table-cell office:value-type="float" office:value="0" table:formula="of:=[.I69]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formula="of:=INT([.J70]/COUNTA([.$V$7:.$Z$17]))+1" table:style-name="ce1">
            <text:p>2</text:p>
          </table:table-cell>
          <table:table-cell office:value-type="float" office:value="7" table:formula="of:=IF(INDEX([.$V$7:.$Z$17];[.L69]+1;[.M69])=&quot;&quot;;1;[.L69]+1)" table:style-name="ce1">
            <text:p>7</text:p>
          </table:table-cell>
          <table:table-cell office:value-type="float" office:value="3" table:formula="of:=IF(INDEX([.$V$7:.$Z$17];[.L69]+1;[.M69])=&quot;&quot;;IF([.M69]=5;1;[.M69]+1);[.M69])" table:style-name="ce1">
            <text:p>3</text:p>
          </table:table-cell>
          <table:table-cell office:value-type="float" office:value="2" table:formula="of:=IF([.B70]=[.C70];0;INDEX([.$V$18:.$Z$25];INT([.$J70]/COUNTA([.$V$7:.$Z$17]))+1;[.$M70]))" table:style-name="ce1">
            <text:p>2</text:p>
          </table:table-cell>
          <table:table-cell office:value-type="string" office:string-value="terraforming_candidate = yes " table:formula="of:=IF(INDEX([.$AA$18:.$AA$200];[.$K70])=&quot;yes&quot;;&quot;&quot;;IF([.C70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70])=&quot;&quot;;&quot;&quot;;[.$T$17]&amp;&quot; = yes &quot;)" table:style-name="ce1"/>
          <table:table-cell office:value-type="string" office:string-value="" table:formula="of:=IF(INDEX([.AC$18:.AC$200];[.$K70])=&quot;&quot;;&quot;&quot;;[.$T$18]&amp;&quot; = yes &quot;)" table:style-name="ce1"/>
          <table:table-cell office:value-type="string" office:string-value="" table:formula="of:=IF(INDEX([.AD$18:.AD$200];[.$K70])=&quot;&quot;;&quot;&quot;;[.$T$19]&amp;&quot; = yes &quot;)" table:style-name="ce1"/>
          <table:table-cell office:value-type="string" office:string-value="" table:formula="of:=IF(INDEX([.AE$18:.AE$200];[.$K70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64</text:p>
          </table:table-cell>
          <table:table-cell office:value-type="string" office:string-value="pc_desert" table:formula="of:=INDEX([.U$18:.U$200];[.K71])" table:style-name="ce1">
            <text:p>pc_desert</text:p>
          </table:table-cell>
          <table:table-cell office:value-type="string" office:string-value="pc_arctic" table:formula="of:=INDEX([.$V$7:.$Z$17];[.L71];[.M71])" table:style-name="ce1">
            <text:p>pc_arctic</text:p>
          </table:table-cell>
          <table:table-cell office:value-type="string" office:string-value="@terraforming_cost_level_3" table:formula="of:=[.$T$8]&amp;[.N71]" table:style-name="ce1">
            <text:p>@terraforming_cost_level_3</text:p>
          </table:table-cell>
          <table:table-cell office:value-type="string" office:string-value="@terraforming_duration_level_3" table:formula="of:=[.$T$9]&amp;[.N71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71]+1)" table:style-name="ce1">
            <text:p>tech3</text:p>
          </table:table-cell>
          <table:table-cell office:value-type="float" office:value="0" table:formula="of:=[.I70]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2" table:formula="of:=INT([.J71]/COUNTA([.$V$7:.$Z$17]))+1" table:style-name="ce1">
            <text:p>2</text:p>
          </table:table-cell>
          <table:table-cell office:value-type="float" office:value="1" table:formula="of:=IF(INDEX([.$V$7:.$Z$17];[.L70]+1;[.M70])=&quot;&quot;;1;[.L70]+1)" table:style-name="ce1">
            <text:p>1</text:p>
          </table:table-cell>
          <table:table-cell office:value-type="float" office:value="4" table:formula="of:=IF(INDEX([.$V$7:.$Z$17];[.L70]+1;[.M70])=&quot;&quot;;IF([.M70]=5;1;[.M70]+1);[.M70])" table:style-name="ce1">
            <text:p>4</text:p>
          </table:table-cell>
          <table:table-cell office:value-type="float" office:value="3" table:formula="of:=IF([.B71]=[.C71];0;INDEX([.$V$18:.$Z$25];INT([.$J71]/COUNTA([.$V$7:.$Z$17]))+1;[.$M71]))" table:style-name="ce1">
            <text:p>3</text:p>
          </table:table-cell>
          <table:table-cell office:value-type="string" office:string-value="terraforming_candidate = yes " table:formula="of:=IF(INDEX([.$AA$18:.$AA$200];[.$K71])=&quot;yes&quot;;&quot;&quot;;IF([.C71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71])=&quot;&quot;;&quot;&quot;;[.$T$17]&amp;&quot; = yes &quot;)" table:style-name="ce1"/>
          <table:table-cell office:value-type="string" office:string-value="" table:formula="of:=IF(INDEX([.AC$18:.AC$200];[.$K71])=&quot;&quot;;&quot;&quot;;[.$T$18]&amp;&quot; = yes &quot;)" table:style-name="ce1"/>
          <table:table-cell office:value-type="string" office:string-value="" table:formula="of:=IF(INDEX([.AD$18:.AD$200];[.$K71])=&quot;&quot;;&quot;&quot;;[.$T$19]&amp;&quot; = yes &quot;)" table:style-name="ce1"/>
          <table:table-cell office:value-type="string" office:string-value="" table:formula="of:=IF(INDEX([.AE$18:.AE$200];[.$K71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65</text:p>
          </table:table-cell>
          <table:table-cell office:value-type="string" office:string-value="pc_desert" table:formula="of:=INDEX([.U$18:.U$200];[.K72])" table:style-name="ce1">
            <text:p>pc_desert</text:p>
          </table:table-cell>
          <table:table-cell office:value-type="string" office:string-value="pc_swamp" table:formula="of:=INDEX([.$V$7:.$Z$17];[.L72];[.M72])" table:style-name="ce1">
            <text:p>pc_swamp</text:p>
          </table:table-cell>
          <table:table-cell office:value-type="string" office:string-value="@terraforming_cost_level_3" table:formula="of:=[.$T$8]&amp;[.N72]" table:style-name="ce1">
            <text:p>@terraforming_cost_level_3</text:p>
          </table:table-cell>
          <table:table-cell office:value-type="string" office:string-value="@terraforming_duration_level_3" table:formula="of:=[.$T$9]&amp;[.N72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72]+1)" table:style-name="ce1">
            <text:p>tech3</text:p>
          </table:table-cell>
          <table:table-cell office:value-type="float" office:value="0" table:formula="of:=[.I71]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2" table:formula="of:=INT([.J72]/COUNTA([.$V$7:.$Z$17]))+1" table:style-name="ce1">
            <text:p>2</text:p>
          </table:table-cell>
          <table:table-cell office:value-type="float" office:value="2" table:formula="of:=IF(INDEX([.$V$7:.$Z$17];[.L71]+1;[.M71])=&quot;&quot;;1;[.L71]+1)" table:style-name="ce1">
            <text:p>2</text:p>
          </table:table-cell>
          <table:table-cell office:value-type="float" office:value="4" table:formula="of:=IF(INDEX([.$V$7:.$Z$17];[.L71]+1;[.M71])=&quot;&quot;;IF([.M71]=5;1;[.M71]+1);[.M71])" table:style-name="ce1">
            <text:p>4</text:p>
          </table:table-cell>
          <table:table-cell office:value-type="float" office:value="3" table:formula="of:=IF([.B72]=[.C72];0;INDEX([.$V$18:.$Z$25];INT([.$J72]/COUNTA([.$V$7:.$Z$17]))+1;[.$M72]))" table:style-name="ce1">
            <text:p>3</text:p>
          </table:table-cell>
          <table:table-cell office:value-type="string" office:string-value="terraforming_candidate = yes " table:formula="of:=IF(INDEX([.$AA$18:.$AA$200];[.$K72])=&quot;yes&quot;;&quot;&quot;;IF([.C72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72])=&quot;&quot;;&quot;&quot;;[.$T$17]&amp;&quot; = yes &quot;)" table:style-name="ce1"/>
          <table:table-cell office:value-type="string" office:string-value="" table:formula="of:=IF(INDEX([.AC$18:.AC$200];[.$K72])=&quot;&quot;;&quot;&quot;;[.$T$18]&amp;&quot; = yes &quot;)" table:style-name="ce1"/>
          <table:table-cell office:value-type="string" office:string-value="" table:formula="of:=IF(INDEX([.AD$18:.AD$200];[.$K72])=&quot;&quot;;&quot;&quot;;[.$T$19]&amp;&quot; = yes &quot;)" table:style-name="ce1"/>
          <table:table-cell office:value-type="string" office:string-value="" table:formula="of:=IF(INDEX([.AE$18:.AE$200];[.$K72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66</text:p>
          </table:table-cell>
          <table:table-cell office:value-type="string" office:string-value="pc_desert" table:formula="of:=INDEX([.U$18:.U$200];[.K73])" table:style-name="ce1">
            <text:p>pc_desert</text:p>
          </table:table-cell>
          <table:table-cell office:value-type="string" office:string-value="pc_cascadian" table:formula="of:=INDEX([.$V$7:.$Z$17];[.L73];[.M73])" table:style-name="ce1">
            <text:p>pc_cascadian</text:p>
          </table:table-cell>
          <table:table-cell office:value-type="string" office:string-value="@terraforming_cost_level_3" table:formula="of:=[.$T$8]&amp;[.N73]" table:style-name="ce1">
            <text:p>@terraforming_cost_level_3</text:p>
          </table:table-cell>
          <table:table-cell office:value-type="string" office:string-value="@terraforming_duration_level_3" table:formula="of:=[.$T$9]&amp;[.N73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73]+1)" table:style-name="ce1">
            <text:p>tech3</text:p>
          </table:table-cell>
          <table:table-cell office:value-type="float" office:value="0" table:formula="of:=[.I72]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2" table:formula="of:=INT([.J73]/COUNTA([.$V$7:.$Z$17]))+1" table:style-name="ce1">
            <text:p>2</text:p>
          </table:table-cell>
          <table:table-cell office:value-type="float" office:value="3" table:formula="of:=IF(INDEX([.$V$7:.$Z$17];[.L72]+1;[.M72])=&quot;&quot;;1;[.L72]+1)" table:style-name="ce1">
            <text:p>3</text:p>
          </table:table-cell>
          <table:table-cell office:value-type="float" office:value="4" table:formula="of:=IF(INDEX([.$V$7:.$Z$17];[.L72]+1;[.M72])=&quot;&quot;;IF([.M72]=5;1;[.M72]+1);[.M72])" table:style-name="ce1">
            <text:p>4</text:p>
          </table:table-cell>
          <table:table-cell office:value-type="float" office:value="3" table:formula="of:=IF([.B73]=[.C73];0;INDEX([.$V$18:.$Z$25];INT([.$J73]/COUNTA([.$V$7:.$Z$17]))+1;[.$M73]))" table:style-name="ce1">
            <text:p>3</text:p>
          </table:table-cell>
          <table:table-cell office:value-type="string" office:string-value="terraforming_candidate = yes " table:formula="of:=IF(INDEX([.$AA$18:.$AA$200];[.$K73])=&quot;yes&quot;;&quot;&quot;;IF([.C73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73])=&quot;&quot;;&quot;&quot;;[.$T$17]&amp;&quot; = yes &quot;)" table:style-name="ce1"/>
          <table:table-cell office:value-type="string" office:string-value="" table:formula="of:=IF(INDEX([.AC$18:.AC$200];[.$K73])=&quot;&quot;;&quot;&quot;;[.$T$18]&amp;&quot; = yes &quot;)" table:style-name="ce1"/>
          <table:table-cell office:value-type="string" office:string-value="" table:formula="of:=IF(INDEX([.AD$18:.AD$200];[.$K73])=&quot;&quot;;&quot;&quot;;[.$T$19]&amp;&quot; = yes &quot;)" table:style-name="ce1"/>
          <table:table-cell office:value-type="string" office:string-value="" table:formula="of:=IF(INDEX([.AE$18:.AE$200];[.$K73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67</text:p>
          </table:table-cell>
          <table:table-cell office:value-type="string" office:string-value="pc_desert" table:formula="of:=INDEX([.U$18:.U$200];[.K74])" table:style-name="ce1">
            <text:p>pc_desert</text:p>
          </table:table-cell>
          <table:table-cell office:value-type="string" office:string-value="pc_geothermal" table:formula="of:=INDEX([.$V$7:.$Z$17];[.L74];[.M74])" table:style-name="ce1">
            <text:p>pc_geothermal</text:p>
          </table:table-cell>
          <table:table-cell office:value-type="string" office:string-value="@terraforming_cost_level_3" table:formula="of:=[.$T$8]&amp;[.N74]" table:style-name="ce1">
            <text:p>@terraforming_cost_level_3</text:p>
          </table:table-cell>
          <table:table-cell office:value-type="string" office:string-value="@terraforming_duration_level_3" table:formula="of:=[.$T$9]&amp;[.N74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74]+1)" table:style-name="ce1">
            <text:p>tech3</text:p>
          </table:table-cell>
          <table:table-cell office:value-type="float" office:value="0" table:formula="of:=[.I73]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2" table:formula="of:=INT([.J74]/COUNTA([.$V$7:.$Z$17]))+1" table:style-name="ce1">
            <text:p>2</text:p>
          </table:table-cell>
          <table:table-cell office:value-type="float" office:value="4" table:formula="of:=IF(INDEX([.$V$7:.$Z$17];[.L73]+1;[.M73])=&quot;&quot;;1;[.L73]+1)" table:style-name="ce1">
            <text:p>4</text:p>
          </table:table-cell>
          <table:table-cell office:value-type="float" office:value="4" table:formula="of:=IF(INDEX([.$V$7:.$Z$17];[.L73]+1;[.M73])=&quot;&quot;;IF([.M73]=5;1;[.M73]+1);[.M73])" table:style-name="ce1">
            <text:p>4</text:p>
          </table:table-cell>
          <table:table-cell office:value-type="float" office:value="3" table:formula="of:=IF([.B74]=[.C74];0;INDEX([.$V$18:.$Z$25];INT([.$J74]/COUNTA([.$V$7:.$Z$17]))+1;[.$M74]))" table:style-name="ce1">
            <text:p>3</text:p>
          </table:table-cell>
          <table:table-cell office:value-type="string" office:string-value="terraforming_candidate = yes " table:formula="of:=IF(INDEX([.$AA$18:.$AA$200];[.$K74])=&quot;yes&quot;;&quot;&quot;;IF([.C74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74])=&quot;&quot;;&quot;&quot;;[.$T$17]&amp;&quot; = yes &quot;)" table:style-name="ce1"/>
          <table:table-cell office:value-type="string" office:string-value="" table:formula="of:=IF(INDEX([.AC$18:.AC$200];[.$K74])=&quot;&quot;;&quot;&quot;;[.$T$18]&amp;&quot; = yes &quot;)" table:style-name="ce1"/>
          <table:table-cell office:value-type="string" office:string-value="" table:formula="of:=IF(INDEX([.AD$18:.AD$200];[.$K74])=&quot;&quot;;&quot;&quot;;[.$T$19]&amp;&quot; = yes &quot;)" table:style-name="ce1"/>
          <table:table-cell office:value-type="string" office:string-value="" table:formula="of:=IF(INDEX([.AE$18:.AE$200];[.$K74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68</text:p>
          </table:table-cell>
          <table:table-cell office:value-type="string" office:string-value="pc_desert" table:formula="of:=INDEX([.U$18:.U$200];[.K75])" table:style-name="ce1">
            <text:p>pc_desert</text:p>
          </table:table-cell>
          <table:table-cell office:value-type="string" office:string-value="pc_glacial" table:formula="of:=INDEX([.$V$7:.$Z$17];[.L75];[.M75])" table:style-name="ce1">
            <text:p>pc_glacial</text:p>
          </table:table-cell>
          <table:table-cell office:value-type="string" office:string-value="@terraforming_cost_level_3" table:formula="of:=[.$T$8]&amp;[.N75]" table:style-name="ce1">
            <text:p>@terraforming_cost_level_3</text:p>
          </table:table-cell>
          <table:table-cell office:value-type="string" office:string-value="@terraforming_duration_level_3" table:formula="of:=[.$T$9]&amp;[.N75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75]+1)" table:style-name="ce1">
            <text:p>tech3</text:p>
          </table:table-cell>
          <table:table-cell office:value-type="float" office:value="0" table:formula="of:=[.I74]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2" table:formula="of:=INT([.J75]/COUNTA([.$V$7:.$Z$17]))+1" table:style-name="ce1">
            <text:p>2</text:p>
          </table:table-cell>
          <table:table-cell office:value-type="float" office:value="5" table:formula="of:=IF(INDEX([.$V$7:.$Z$17];[.L74]+1;[.M74])=&quot;&quot;;1;[.L74]+1)" table:style-name="ce1">
            <text:p>5</text:p>
          </table:table-cell>
          <table:table-cell office:value-type="float" office:value="4" table:formula="of:=IF(INDEX([.$V$7:.$Z$17];[.L74]+1;[.M74])=&quot;&quot;;IF([.M74]=5;1;[.M74]+1);[.M74])" table:style-name="ce1">
            <text:p>4</text:p>
          </table:table-cell>
          <table:table-cell office:value-type="float" office:value="3" table:formula="of:=IF([.B75]=[.C75];0;INDEX([.$V$18:.$Z$25];INT([.$J75]/COUNTA([.$V$7:.$Z$17]))+1;[.$M75]))" table:style-name="ce1">
            <text:p>3</text:p>
          </table:table-cell>
          <table:table-cell office:value-type="string" office:string-value="terraforming_candidate = yes " table:formula="of:=IF(INDEX([.$AA$18:.$AA$200];[.$K75])=&quot;yes&quot;;&quot;&quot;;IF([.C75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75])=&quot;&quot;;&quot;&quot;;[.$T$17]&amp;&quot; = yes &quot;)" table:style-name="ce1"/>
          <table:table-cell office:value-type="string" office:string-value="" table:formula="of:=IF(INDEX([.AC$18:.AC$200];[.$K75])=&quot;&quot;;&quot;&quot;;[.$T$18]&amp;&quot; = yes &quot;)" table:style-name="ce1"/>
          <table:table-cell office:value-type="string" office:string-value="" table:formula="of:=IF(INDEX([.AD$18:.AD$200];[.$K75])=&quot;&quot;;&quot;&quot;;[.$T$19]&amp;&quot; = yes &quot;)" table:style-name="ce1"/>
          <table:table-cell office:value-type="string" office:string-value="" table:formula="of:=IF(INDEX([.AE$18:.AE$200];[.$K75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69</text:p>
          </table:table-cell>
          <table:table-cell office:value-type="string" office:string-value="pc_desert" table:formula="of:=INDEX([.U$18:.U$200];[.K76])" table:style-name="ce1">
            <text:p>pc_desert</text:p>
          </table:table-cell>
          <table:table-cell office:value-type="string" office:string-value="pc_subarctic" table:formula="of:=INDEX([.$V$7:.$Z$17];[.L76];[.M76])" table:style-name="ce1">
            <text:p>pc_subarctic</text:p>
          </table:table-cell>
          <table:table-cell office:value-type="string" office:string-value="@terraforming_cost_level_3" table:formula="of:=[.$T$8]&amp;[.N76]" table:style-name="ce1">
            <text:p>@terraforming_cost_level_3</text:p>
          </table:table-cell>
          <table:table-cell office:value-type="string" office:string-value="@terraforming_duration_level_3" table:formula="of:=[.$T$9]&amp;[.N76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76]+1)" table:style-name="ce1">
            <text:p>tech3</text:p>
          </table:table-cell>
          <table:table-cell office:value-type="float" office:value="0" table:formula="of:=[.I75]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2" table:formula="of:=INT([.J76]/COUNTA([.$V$7:.$Z$17]))+1" table:style-name="ce1">
            <text:p>2</text:p>
          </table:table-cell>
          <table:table-cell office:value-type="float" office:value="6" table:formula="of:=IF(INDEX([.$V$7:.$Z$17];[.L75]+1;[.M75])=&quot;&quot;;1;[.L75]+1)" table:style-name="ce1">
            <text:p>6</text:p>
          </table:table-cell>
          <table:table-cell office:value-type="float" office:value="4" table:formula="of:=IF(INDEX([.$V$7:.$Z$17];[.L75]+1;[.M75])=&quot;&quot;;IF([.M75]=5;1;[.M75]+1);[.M75])" table:style-name="ce1">
            <text:p>4</text:p>
          </table:table-cell>
          <table:table-cell office:value-type="float" office:value="3" table:formula="of:=IF([.B76]=[.C76];0;INDEX([.$V$18:.$Z$25];INT([.$J76]/COUNTA([.$V$7:.$Z$17]))+1;[.$M76]))" table:style-name="ce1">
            <text:p>3</text:p>
          </table:table-cell>
          <table:table-cell office:value-type="string" office:string-value="terraforming_candidate = yes " table:formula="of:=IF(INDEX([.$AA$18:.$AA$200];[.$K76])=&quot;yes&quot;;&quot;&quot;;IF([.C76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76])=&quot;&quot;;&quot;&quot;;[.$T$17]&amp;&quot; = yes &quot;)" table:style-name="ce1"/>
          <table:table-cell office:value-type="string" office:string-value="" table:formula="of:=IF(INDEX([.AC$18:.AC$200];[.$K76])=&quot;&quot;;&quot;&quot;;[.$T$18]&amp;&quot; = yes &quot;)" table:style-name="ce1"/>
          <table:table-cell office:value-type="string" office:string-value="" table:formula="of:=IF(INDEX([.AD$18:.AD$200];[.$K76])=&quot;&quot;;&quot;&quot;;[.$T$19]&amp;&quot; = yes &quot;)" table:style-name="ce1"/>
          <table:table-cell office:value-type="string" office:string-value="" table:formula="of:=IF(INDEX([.AE$18:.AE$200];[.$K76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70</text:p>
          </table:table-cell>
          <table:table-cell office:value-type="string" office:string-value="pc_desert" table:formula="of:=INDEX([.U$18:.U$200];[.K77])" table:style-name="ce1">
            <text:p>pc_desert</text:p>
          </table:table-cell>
          <table:table-cell office:value-type="string" office:string-value="pc_marginal_cold" table:formula="of:=INDEX([.$V$7:.$Z$17];[.L77];[.M77])" table:style-name="ce1">
            <text:p>pc_marginal_cold</text:p>
          </table:table-cell>
          <table:table-cell office:value-type="string" office:string-value="@terraforming_cost_level_3" table:formula="of:=[.$T$8]&amp;[.N77]" table:style-name="ce1">
            <text:p>@terraforming_cost_level_3</text:p>
          </table:table-cell>
          <table:table-cell office:value-type="string" office:string-value="@terraforming_duration_level_3" table:formula="of:=[.$T$9]&amp;[.N77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77]+1)" table:style-name="ce1">
            <text:p>tech3</text:p>
          </table:table-cell>
          <table:table-cell office:value-type="float" office:value="0" table:formula="of:=[.I76]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2" table:formula="of:=INT([.J77]/COUNTA([.$V$7:.$Z$17]))+1" table:style-name="ce1">
            <text:p>2</text:p>
          </table:table-cell>
          <table:table-cell office:value-type="float" office:value="7" table:formula="of:=IF(INDEX([.$V$7:.$Z$17];[.L76]+1;[.M76])=&quot;&quot;;1;[.L76]+1)" table:style-name="ce1">
            <text:p>7</text:p>
          </table:table-cell>
          <table:table-cell office:value-type="float" office:value="4" table:formula="of:=IF(INDEX([.$V$7:.$Z$17];[.L76]+1;[.M76])=&quot;&quot;;IF([.M76]=5;1;[.M76]+1);[.M76])" table:style-name="ce1">
            <text:p>4</text:p>
          </table:table-cell>
          <table:table-cell office:value-type="float" office:value="3" table:formula="of:=IF([.B77]=[.C77];0;INDEX([.$V$18:.$Z$25];INT([.$J77]/COUNTA([.$V$7:.$Z$17]))+1;[.$M77]))" table:style-name="ce1">
            <text:p>3</text:p>
          </table:table-cell>
          <table:table-cell office:value-type="string" office:string-value="terraforming_candidate = yes " table:formula="of:=IF(INDEX([.$AA$18:.$AA$200];[.$K77])=&quot;yes&quot;;&quot;&quot;;IF([.C77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77])=&quot;&quot;;&quot;&quot;;[.$T$17]&amp;&quot; = yes &quot;)" table:style-name="ce1"/>
          <table:table-cell office:value-type="string" office:string-value="" table:formula="of:=IF(INDEX([.AC$18:.AC$200];[.$K77])=&quot;&quot;;&quot;&quot;;[.$T$18]&amp;&quot; = yes &quot;)" table:style-name="ce1"/>
          <table:table-cell office:value-type="string" office:string-value="" table:formula="of:=IF(INDEX([.AD$18:.AD$200];[.$K77])=&quot;&quot;;&quot;&quot;;[.$T$19]&amp;&quot; = yes &quot;)" table:style-name="ce1"/>
          <table:table-cell office:value-type="string" office:string-value="" table:formula="of:=IF(INDEX([.AE$18:.AE$200];[.$K77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71</text:p>
          </table:table-cell>
          <table:table-cell office:value-type="string" office:string-value="pc_desert" table:formula="of:=INDEX([.U$18:.U$200];[.K78])" table:style-name="ce1">
            <text:p>pc_desert</text:p>
          </table:table-cell>
          <table:table-cell office:value-type="string" office:string-value="pc_gaia" table:formula="of:=INDEX([.$V$7:.$Z$17];[.L78];[.M78])" table:style-name="ce1">
            <text:p>pc_gaia</text:p>
          </table:table-cell>
          <table:table-cell office:value-type="string" office:string-value="@terraforming_cost_level_4" table:formula="of:=[.$T$8]&amp;[.N78]" table:style-name="ce1">
            <text:p>@terraforming_cost_level_4</text:p>
          </table:table-cell>
          <table:table-cell office:value-type="string" office:string-value="@terraforming_duration_level_4" table:formula="of:=[.$T$9]&amp;[.N78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78]+1)" table:style-name="ce1">
            <text:p>tech4</text:p>
          </table:table-cell>
          <table:table-cell office:value-type="float" office:value="0" table:formula="of:=[.I77]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2" table:formula="of:=INT([.J78]/COUNTA([.$V$7:.$Z$17]))+1" table:style-name="ce1">
            <text:p>2</text:p>
          </table:table-cell>
          <table:table-cell office:value-type="float" office:value="1" table:formula="of:=IF(INDEX([.$V$7:.$Z$17];[.L77]+1;[.M77])=&quot;&quot;;1;[.L77]+1)" table:style-name="ce1">
            <text:p>1</text:p>
          </table:table-cell>
          <table:table-cell office:value-type="float" office:value="5" table:formula="of:=IF(INDEX([.$V$7:.$Z$17];[.L77]+1;[.M77])=&quot;&quot;;IF([.M77]=5;1;[.M77]+1);[.M77])" table:style-name="ce1">
            <text:p>5</text:p>
          </table:table-cell>
          <table:table-cell office:value-type="float" office:value="4" table:formula="of:=IF([.B78]=[.C78];0;INDEX([.$V$18:.$Z$25];INT([.$J78]/COUNTA([.$V$7:.$Z$17]))+1;[.$M78]))" table:style-name="ce1">
            <text:p>4</text:p>
          </table:table-cell>
          <table:table-cell office:value-type="string" office:string-value="terraforming_candidate = yes " table:formula="of:=IF(INDEX([.$AA$18:.$AA$200];[.$K78])=&quot;yes&quot;;&quot;&quot;;IF([.C78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78])=&quot;&quot;;&quot;&quot;;[.$T$17]&amp;&quot; = yes &quot;)" table:style-name="ce1"/>
          <table:table-cell office:value-type="string" office:string-value="" table:formula="of:=IF(INDEX([.AC$18:.AC$200];[.$K78])=&quot;&quot;;&quot;&quot;;[.$T$18]&amp;&quot; = yes &quot;)" table:style-name="ce1"/>
          <table:table-cell office:value-type="string" office:string-value="" table:formula="of:=IF(INDEX([.AD$18:.AD$200];[.$K78])=&quot;&quot;;&quot;&quot;;[.$T$19]&amp;&quot; = yes &quot;)" table:style-name="ce1"/>
          <table:table-cell office:value-type="string" office:string-value="" table:formula="of:=IF(INDEX([.AE$18:.AE$200];[.$K78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72</text:p>
          </table:table-cell>
          <table:table-cell office:value-type="string" office:string-value="pc_desert" table:formula="of:=INDEX([.U$18:.U$200];[.K79])" table:style-name="ce1">
            <text:p>pc_desert</text:p>
          </table:table-cell>
          <table:table-cell office:value-type="string" office:string-value="pc_machine" table:formula="of:=INDEX([.$V$7:.$Z$17];[.L79];[.M79])" table:style-name="ce1">
            <text:p>pc_machine</text:p>
          </table:table-cell>
          <table:table-cell office:value-type="string" office:string-value="@terraforming_cost_level_4" table:formula="of:=[.$T$8]&amp;[.N79]" table:style-name="ce1">
            <text:p>@terraforming_cost_level_4</text:p>
          </table:table-cell>
          <table:table-cell office:value-type="string" office:string-value="@terraforming_duration_level_4" table:formula="of:=[.$T$9]&amp;[.N79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79]+1)" table:style-name="ce1">
            <text:p>tech4</text:p>
          </table:table-cell>
          <table:table-cell office:value-type="float" office:value="0" table:formula="of:=[.I78]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2" table:formula="of:=INT([.J79]/COUNTA([.$V$7:.$Z$17]))+1" table:style-name="ce1">
            <text:p>2</text:p>
          </table:table-cell>
          <table:table-cell office:value-type="float" office:value="2" table:formula="of:=IF(INDEX([.$V$7:.$Z$17];[.L78]+1;[.M78])=&quot;&quot;;1;[.L78]+1)" table:style-name="ce1">
            <text:p>2</text:p>
          </table:table-cell>
          <table:table-cell office:value-type="float" office:value="5" table:formula="of:=IF(INDEX([.$V$7:.$Z$17];[.L78]+1;[.M78])=&quot;&quot;;IF([.M78]=5;1;[.M78]+1);[.M78])" table:style-name="ce1">
            <text:p>5</text:p>
          </table:table-cell>
          <table:table-cell office:value-type="float" office:value="4" table:formula="of:=IF([.B79]=[.C79];0;INDEX([.$V$18:.$Z$25];INT([.$J79]/COUNTA([.$V$7:.$Z$17]))+1;[.$M79]))" table:style-name="ce1">
            <text:p>4</text:p>
          </table:table-cell>
          <table:table-cell office:value-type="string" office:string-value="terraforming_candidate = yes " table:formula="of:=IF(INDEX([.$AA$18:.$AA$200];[.$K79])=&quot;yes&quot;;&quot;&quot;;IF([.C79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79])=&quot;&quot;;&quot;&quot;;[.$T$17]&amp;&quot; = yes &quot;)" table:style-name="ce1"/>
          <table:table-cell office:value-type="string" office:string-value="" table:formula="of:=IF(INDEX([.AC$18:.AC$200];[.$K79])=&quot;&quot;;&quot;&quot;;[.$T$18]&amp;&quot; = yes &quot;)" table:style-name="ce1"/>
          <table:table-cell office:value-type="string" office:string-value="" table:formula="of:=IF(INDEX([.AD$18:.AD$200];[.$K79])=&quot;&quot;;&quot;&quot;;[.$T$19]&amp;&quot; = yes &quot;)" table:style-name="ce1"/>
          <table:table-cell office:value-type="string" office:string-value="" table:formula="of:=IF(INDEX([.AE$18:.AE$200];[.$K79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73</text:p>
          </table:table-cell>
          <table:table-cell office:value-type="string" office:string-value="pc_desert" table:formula="of:=INDEX([.U$18:.U$200];[.K80])" table:style-name="ce1">
            <text:p>pc_desert</text:p>
          </table:table-cell>
          <table:table-cell office:value-type="string" office:string-value="pc_cybertronic" table:formula="of:=INDEX([.$V$7:.$Z$17];[.L80];[.M80])" table:style-name="ce1">
            <text:p>pc_cybertronic</text:p>
          </table:table-cell>
          <table:table-cell office:value-type="string" office:string-value="@terraforming_cost_level_4" table:formula="of:=[.$T$8]&amp;[.N80]" table:style-name="ce1">
            <text:p>@terraforming_cost_level_4</text:p>
          </table:table-cell>
          <table:table-cell office:value-type="string" office:string-value="@terraforming_duration_level_4" table:formula="of:=[.$T$9]&amp;[.N80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80]+1)" table:style-name="ce1">
            <text:p>tech4</text:p>
          </table:table-cell>
          <table:table-cell office:value-type="float" office:value="0" table:formula="of:=[.I79]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2" table:formula="of:=INT([.J80]/COUNTA([.$V$7:.$Z$17]))+1" table:style-name="ce1">
            <text:p>2</text:p>
          </table:table-cell>
          <table:table-cell office:value-type="float" office:value="3" table:formula="of:=IF(INDEX([.$V$7:.$Z$17];[.L79]+1;[.M79])=&quot;&quot;;1;[.L79]+1)" table:style-name="ce1">
            <text:p>3</text:p>
          </table:table-cell>
          <table:table-cell office:value-type="float" office:value="5" table:formula="of:=IF(INDEX([.$V$7:.$Z$17];[.L79]+1;[.M79])=&quot;&quot;;IF([.M79]=5;1;[.M79]+1);[.M79])" table:style-name="ce1">
            <text:p>5</text:p>
          </table:table-cell>
          <table:table-cell office:value-type="float" office:value="4" table:formula="of:=IF([.B80]=[.C80];0;INDEX([.$V$18:.$Z$25];INT([.$J80]/COUNTA([.$V$7:.$Z$17]))+1;[.$M80]))" table:style-name="ce1">
            <text:p>4</text:p>
          </table:table-cell>
          <table:table-cell office:value-type="string" office:string-value="cybertronic_candidate = yes" table:formula="of:=IF(INDEX([.$AA$18:.$AA$200];[.$K80])=&quot;yes&quot;;&quot;&quot;;IF([.C80]=&quot;pc_cybertronic&quot;;[.$T$16]&amp;&quot; = yes&quot;;[.$T$15]&amp;&quot; = yes &quot;))" table:style-name="ce1">
            <text:p>cybertronic_candidate = yes</text:p>
          </table:table-cell>
          <table:table-cell office:value-type="string" office:string-value="" table:formula="of:=IF(INDEX([.AB$18:.AB$200];[.$K80])=&quot;&quot;;&quot;&quot;;[.$T$17]&amp;&quot; = yes &quot;)" table:style-name="ce1"/>
          <table:table-cell office:value-type="string" office:string-value="" table:formula="of:=IF(INDEX([.AC$18:.AC$200];[.$K80])=&quot;&quot;;&quot;&quot;;[.$T$18]&amp;&quot; = yes &quot;)" table:style-name="ce1"/>
          <table:table-cell office:value-type="string" office:string-value="" table:formula="of:=IF(INDEX([.AD$18:.AD$200];[.$K80])=&quot;&quot;;&quot;&quot;;[.$T$19]&amp;&quot; = yes &quot;)" table:style-name="ce1"/>
          <table:table-cell office:value-type="string" office:string-value="" table:formula="of:=IF(INDEX([.AE$18:.AE$200];[.$K80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74</text:p>
          </table:table-cell>
          <table:table-cell office:value-type="string" office:string-value="pc_desert" table:formula="of:=INDEX([.U$18:.U$200];[.K81])" table:style-name="ce1">
            <text:p>pc_desert</text:p>
          </table:table-cell>
          <table:table-cell office:value-type="string" office:string-value="pc_nuked" table:formula="of:=INDEX([.$V$7:.$Z$17];[.L81];[.M81])" table:style-name="ce1">
            <text:p>pc_nuked</text:p>
          </table:table-cell>
          <table:table-cell office:value-type="string" office:string-value="@terraforming_cost_level_4" table:formula="of:=[.$T$8]&amp;[.N81]" table:style-name="ce1">
            <text:p>@terraforming_cost_level_4</text:p>
          </table:table-cell>
          <table:table-cell office:value-type="string" office:string-value="@terraforming_duration_level_4" table:formula="of:=[.$T$9]&amp;[.N81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81]+1)" table:style-name="ce1">
            <text:p>tech4</text:p>
          </table:table-cell>
          <table:table-cell office:value-type="float" office:value="0" table:formula="of:=[.I80]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2" table:formula="of:=INT([.J81]/COUNTA([.$V$7:.$Z$17]))+1" table:style-name="ce1">
            <text:p>2</text:p>
          </table:table-cell>
          <table:table-cell office:value-type="float" office:value="4" table:formula="of:=IF(INDEX([.$V$7:.$Z$17];[.L80]+1;[.M80])=&quot;&quot;;1;[.L80]+1)" table:style-name="ce1">
            <text:p>4</text:p>
          </table:table-cell>
          <table:table-cell office:value-type="float" office:value="5" table:formula="of:=IF(INDEX([.$V$7:.$Z$17];[.L80]+1;[.M80])=&quot;&quot;;IF([.M80]=5;1;[.M80]+1);[.M80])" table:style-name="ce1">
            <text:p>5</text:p>
          </table:table-cell>
          <table:table-cell office:value-type="float" office:value="4" table:formula="of:=IF([.B81]=[.C81];0;INDEX([.$V$18:.$Z$25];INT([.$J81]/COUNTA([.$V$7:.$Z$17]))+1;[.$M81]))" table:style-name="ce1">
            <text:p>4</text:p>
          </table:table-cell>
          <table:table-cell office:value-type="string" office:string-value="terraforming_candidate = yes " table:formula="of:=IF(INDEX([.$AA$18:.$AA$200];[.$K81])=&quot;yes&quot;;&quot;&quot;;IF([.C81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81])=&quot;&quot;;&quot;&quot;;[.$T$17]&amp;&quot; = yes &quot;)" table:style-name="ce1"/>
          <table:table-cell office:value-type="string" office:string-value="" table:formula="of:=IF(INDEX([.AC$18:.AC$200];[.$K81])=&quot;&quot;;&quot;&quot;;[.$T$18]&amp;&quot; = yes &quot;)" table:style-name="ce1"/>
          <table:table-cell office:value-type="string" office:string-value="" table:formula="of:=IF(INDEX([.AD$18:.AD$200];[.$K81])=&quot;&quot;;&quot;&quot;;[.$T$19]&amp;&quot; = yes &quot;)" table:style-name="ce1"/>
          <table:table-cell office:value-type="string" office:string-value="" table:formula="of:=IF(INDEX([.AE$18:.AE$200];[.$K81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75</text:p>
          </table:table-cell>
          <table:table-cell office:value-type="string" office:string-value="pc_desert" table:formula="of:=INDEX([.U$18:.U$200];[.K82])" table:style-name="ce1">
            <text:p>pc_desert</text:p>
          </table:table-cell>
          <table:table-cell office:value-type="string" office:string-value="pc_floating" table:formula="of:=INDEX([.$V$7:.$Z$17];[.L82];[.M82])" table:style-name="ce1">
            <text:p>pc_floating</text:p>
          </table:table-cell>
          <table:table-cell office:value-type="string" office:string-value="@terraforming_cost_level_4" table:formula="of:=[.$T$8]&amp;[.N82]" table:style-name="ce1">
            <text:p>@terraforming_cost_level_4</text:p>
          </table:table-cell>
          <table:table-cell office:value-type="string" office:string-value="@terraforming_duration_level_4" table:formula="of:=[.$T$9]&amp;[.N82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82]+1)" table:style-name="ce1">
            <text:p>tech4</text:p>
          </table:table-cell>
          <table:table-cell office:value-type="float" office:value="0" table:formula="of:=[.I81]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2" table:formula="of:=INT([.J82]/COUNTA([.$V$7:.$Z$17]))+1" table:style-name="ce1">
            <text:p>2</text:p>
          </table:table-cell>
          <table:table-cell office:value-type="float" office:value="5" table:formula="of:=IF(INDEX([.$V$7:.$Z$17];[.L81]+1;[.M81])=&quot;&quot;;1;[.L81]+1)" table:style-name="ce1">
            <text:p>5</text:p>
          </table:table-cell>
          <table:table-cell office:value-type="float" office:value="5" table:formula="of:=IF(INDEX([.$V$7:.$Z$17];[.L81]+1;[.M81])=&quot;&quot;;IF([.M81]=5;1;[.M81]+1);[.M81])" table:style-name="ce1">
            <text:p>5</text:p>
          </table:table-cell>
          <table:table-cell office:value-type="float" office:value="4" table:formula="of:=IF([.B82]=[.C82];0;INDEX([.$V$18:.$Z$25];INT([.$J82]/COUNTA([.$V$7:.$Z$17]))+1;[.$M82]))" table:style-name="ce1">
            <text:p>4</text:p>
          </table:table-cell>
          <table:table-cell office:value-type="string" office:string-value="terraforming_candidate = yes " table:formula="of:=IF(INDEX([.$AA$18:.$AA$200];[.$K82])=&quot;yes&quot;;&quot;&quot;;IF([.C82]=&quot;pc_cybertronic&quot;;[.$T$16]&amp;&quot; = yes&quot;;[.$T$15]&amp;&quot; = yes &quot;))" table:style-name="ce1">
            <text:p>terraforming_candidate = yes<text:s/></text:p>
          </table:table-cell>
          <table:table-cell office:value-type="string" office:string-value="" table:formula="of:=IF(INDEX([.AB$18:.AB$200];[.$K82])=&quot;&quot;;&quot;&quot;;[.$T$17]&amp;&quot; = yes &quot;)" table:style-name="ce1"/>
          <table:table-cell office:value-type="string" office:string-value="" table:formula="of:=IF(INDEX([.AC$18:.AC$200];[.$K82])=&quot;&quot;;&quot;&quot;;[.$T$18]&amp;&quot; = yes &quot;)" table:style-name="ce1"/>
          <table:table-cell office:value-type="string" office:string-value="" table:formula="of:=IF(INDEX([.AD$18:.AD$200];[.$K82])=&quot;&quot;;&quot;&quot;;[.$T$19]&amp;&quot; = yes &quot;)" table:style-name="ce1"/>
          <table:table-cell office:value-type="string" office:string-value="" table:formula="of:=IF(INDEX([.AE$18:.AE$200];[.$K82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76</text:p>
          </table:table-cell>
          <table:table-cell office:value-type="string" office:string-value="pc_savannah" table:formula="of:=INDEX([.U$18:.U$200];[.K83])" table:style-name="ce1">
            <text:p>pc_savannah</text:p>
          </table:table-cell>
          <table:table-cell office:value-type="string" office:string-value="pc_crystal" table:formula="of:=INDEX([.$V$7:.$Z$17];[.L83];[.M83])" table:style-name="ce1">
            <text:p>pc_crystal</text:p>
          </table:table-cell>
          <table:table-cell office:value-type="string" office:string-value="@terraforming_cost_level_4" table:formula="of:=[.$T$8]&amp;[.N83]" table:style-name="ce1">
            <text:p>@terraforming_cost_level_4</text:p>
          </table:table-cell>
          <table:table-cell office:value-type="string" office:string-value="@terraforming_duration_level_4" table:formula="of:=[.$T$9]&amp;[.N83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83]+1)" table:style-name="ce1">
            <text:p>tech4</text:p>
          </table:table-cell>
          <table:table-cell office:value-type="float" office:value="0" table:formula="of:=[.I82]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3" table:formula="of:=INT([.J83]/COUNTA([.$V$7:.$Z$17]))+1" table:style-name="ce1">
            <text:p>3</text:p>
          </table:table-cell>
          <table:table-cell office:value-type="float" office:value="6" table:formula="of:=IF(INDEX([.$V$7:.$Z$17];[.L82]+1;[.M82])=&quot;&quot;;1;[.L82]+1)" table:style-name="ce1">
            <text:p>6</text:p>
          </table:table-cell>
          <table:table-cell office:value-type="float" office:value="5" table:formula="of:=IF(INDEX([.$V$7:.$Z$17];[.L82]+1;[.M82])=&quot;&quot;;IF([.M82]=5;1;[.M82]+1);[.M82])" table:style-name="ce1">
            <text:p>5</text:p>
          </table:table-cell>
          <table:table-cell office:value-type="float" office:value="4" table:formula="of:=IF([.B83]=[.C83];0;INDEX([.$V$18:.$Z$25];INT([.$J83]/COUNTA([.$V$7:.$Z$17]))+1;[.$M83]))" table:style-name="ce1">
            <text:p>4</text:p>
          </table:table-cell>
          <table:table-cell office:value-type="string" office:string-value="" table:formula="of:=IF(INDEX([.$AA$18:.$AA$200];[.$K83])=&quot;yes&quot;;&quot;&quot;;IF([.C83]=&quot;pc_cybertronic&quot;;[.$T$16]&amp;&quot; = yes&quot;;[.$T$15]&amp;&quot; = yes &quot;))" table:style-name="ce1"/>
          <table:table-cell office:value-type="string" office:string-value="" table:formula="of:=IF(INDEX([.AB$18:.AB$200];[.$K83])=&quot;&quot;;&quot;&quot;;[.$T$17]&amp;&quot; = yes &quot;)" table:style-name="ce1"/>
          <table:table-cell office:value-type="string" office:string-value="" table:formula="of:=IF(INDEX([.AC$18:.AC$200];[.$K83])=&quot;&quot;;&quot;&quot;;[.$T$18]&amp;&quot; = yes &quot;)" table:style-name="ce1"/>
          <table:table-cell office:value-type="string" office:string-value="" table:formula="of:=IF(INDEX([.AD$18:.AD$200];[.$K83])=&quot;&quot;;&quot;&quot;;[.$T$19]&amp;&quot; = yes &quot;)" table:style-name="ce1"/>
          <table:table-cell office:value-type="string" office:string-value="" table:formula="of:=IF(INDEX([.AE$18:.AE$200];[.$K83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77</text:p>
          </table:table-cell>
          <table:table-cell office:value-type="string" office:string-value="pc_savannah" table:formula="of:=INDEX([.U$18:.U$200];[.K84])" table:style-name="ce1">
            <text:p>pc_savannah</text:p>
          </table:table-cell>
          <table:table-cell office:value-type="string" office:string-value="pc_arid" table:formula="of:=INDEX([.$V$7:.$Z$17];[.L84];[.M84])" table:style-name="ce1">
            <text:p>pc_arid</text:p>
          </table:table-cell>
          <table:table-cell office:value-type="string" office:string-value="@terraforming_cost_level_1" table:formula="of:=[.$T$8]&amp;[.N84]" table:style-name="ce1">
            <text:p>@terraforming_cost_level_1</text:p>
          </table:table-cell>
          <table:table-cell office:value-type="string" office:string-value="@terraforming_duration_level_1" table:formula="of:=[.$T$9]&amp;[.N84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84]+1)" table:style-name="ce1">
            <text:p>tech1</text:p>
          </table:table-cell>
          <table:table-cell office:value-type="float" office:value="0" table:formula="of:=[.I83]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3" table:formula="of:=INT([.J84]/COUNTA([.$V$7:.$Z$17]))+1" table:style-name="ce1">
            <text:p>3</text:p>
          </table:table-cell>
          <table:table-cell office:value-type="float" office:value="1" table:formula="of:=IF(INDEX([.$V$7:.$Z$17];[.L83]+1;[.M83])=&quot;&quot;;1;[.L83]+1)" table:style-name="ce1">
            <text:p>1</text:p>
          </table:table-cell>
          <table:table-cell office:value-type="float" office:value="1" table:formula="of:=IF(INDEX([.$V$7:.$Z$17];[.L83]+1;[.M83])=&quot;&quot;;IF([.M83]=5;1;[.M83]+1);[.M83])" table:style-name="ce1">
            <text:p>1</text:p>
          </table:table-cell>
          <table:table-cell office:value-type="float" office:value="1" table:formula="of:=IF([.B84]=[.C84];0;INDEX([.$V$18:.$Z$25];INT([.$J84]/COUNTA([.$V$7:.$Z$17]))+1;[.$M84]))" table:style-name="ce1">
            <text:p>1</text:p>
          </table:table-cell>
          <table:table-cell office:value-type="string" office:string-value="" table:formula="of:=IF(INDEX([.$AA$18:.$AA$200];[.$K84])=&quot;yes&quot;;&quot;&quot;;IF([.C84]=&quot;pc_cybertronic&quot;;[.$T$16]&amp;&quot; = yes&quot;;[.$T$15]&amp;&quot; = yes &quot;))" table:style-name="ce1"/>
          <table:table-cell office:value-type="string" office:string-value="" table:formula="of:=IF(INDEX([.AB$18:.AB$200];[.$K84])=&quot;&quot;;&quot;&quot;;[.$T$17]&amp;&quot; = yes &quot;)" table:style-name="ce1"/>
          <table:table-cell office:value-type="string" office:string-value="" table:formula="of:=IF(INDEX([.AC$18:.AC$200];[.$K84])=&quot;&quot;;&quot;&quot;;[.$T$18]&amp;&quot; = yes &quot;)" table:style-name="ce1"/>
          <table:table-cell office:value-type="string" office:string-value="" table:formula="of:=IF(INDEX([.AD$18:.AD$200];[.$K84])=&quot;&quot;;&quot;&quot;;[.$T$19]&amp;&quot; = yes &quot;)" table:style-name="ce1"/>
          <table:table-cell office:value-type="string" office:string-value="" table:formula="of:=IF(INDEX([.AE$18:.AE$200];[.$K84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78</text:p>
          </table:table-cell>
          <table:table-cell office:value-type="string" office:string-value="pc_savannah" table:formula="of:=INDEX([.U$18:.U$200];[.K85])" table:style-name="ce1">
            <text:p>pc_savannah</text:p>
          </table:table-cell>
          <table:table-cell office:value-type="string" office:string-value="pc_desert" table:formula="of:=INDEX([.$V$7:.$Z$17];[.L85];[.M85])" table:style-name="ce1">
            <text:p>pc_desert</text:p>
          </table:table-cell>
          <table:table-cell office:value-type="string" office:string-value="@terraforming_cost_level_1" table:formula="of:=[.$T$8]&amp;[.N85]" table:style-name="ce1">
            <text:p>@terraforming_cost_level_1</text:p>
          </table:table-cell>
          <table:table-cell office:value-type="string" office:string-value="@terraforming_duration_level_1" table:formula="of:=[.$T$9]&amp;[.N85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85]+1)" table:style-name="ce1">
            <text:p>tech1</text:p>
          </table:table-cell>
          <table:table-cell office:value-type="float" office:value="0" table:formula="of:=[.I84]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3" table:formula="of:=INT([.J85]/COUNTA([.$V$7:.$Z$17]))+1" table:style-name="ce1">
            <text:p>3</text:p>
          </table:table-cell>
          <table:table-cell office:value-type="float" office:value="2" table:formula="of:=IF(INDEX([.$V$7:.$Z$17];[.L84]+1;[.M84])=&quot;&quot;;1;[.L84]+1)" table:style-name="ce1">
            <text:p>2</text:p>
          </table:table-cell>
          <table:table-cell office:value-type="float" office:value="1" table:formula="of:=IF(INDEX([.$V$7:.$Z$17];[.L84]+1;[.M84])=&quot;&quot;;IF([.M84]=5;1;[.M84]+1);[.M84])" table:style-name="ce1">
            <text:p>1</text:p>
          </table:table-cell>
          <table:table-cell office:value-type="float" office:value="1" table:formula="of:=IF([.B85]=[.C85];0;INDEX([.$V$18:.$Z$25];INT([.$J85]/COUNTA([.$V$7:.$Z$17]))+1;[.$M85]))" table:style-name="ce1">
            <text:p>1</text:p>
          </table:table-cell>
          <table:table-cell office:value-type="string" office:string-value="" table:formula="of:=IF(INDEX([.$AA$18:.$AA$200];[.$K85])=&quot;yes&quot;;&quot;&quot;;IF([.C85]=&quot;pc_cybertronic&quot;;[.$T$16]&amp;&quot; = yes&quot;;[.$T$15]&amp;&quot; = yes &quot;))" table:style-name="ce1"/>
          <table:table-cell office:value-type="string" office:string-value="" table:formula="of:=IF(INDEX([.AB$18:.AB$200];[.$K85])=&quot;&quot;;&quot;&quot;;[.$T$17]&amp;&quot; = yes &quot;)" table:style-name="ce1"/>
          <table:table-cell office:value-type="string" office:string-value="" table:formula="of:=IF(INDEX([.AC$18:.AC$200];[.$K85])=&quot;&quot;;&quot;&quot;;[.$T$18]&amp;&quot; = yes &quot;)" table:style-name="ce1"/>
          <table:table-cell office:value-type="string" office:string-value="" table:formula="of:=IF(INDEX([.AD$18:.AD$200];[.$K85])=&quot;&quot;;&quot;&quot;;[.$T$19]&amp;&quot; = yes &quot;)" table:style-name="ce1"/>
          <table:table-cell office:value-type="string" office:string-value="" table:formula="of:=IF(INDEX([.AE$18:.AE$200];[.$K85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79</text:p>
          </table:table-cell>
          <table:table-cell office:value-type="string" office:string-value="pc_savannah" table:formula="of:=INDEX([.U$18:.U$200];[.K86])" table:style-name="ce1">
            <text:p>pc_savannah</text:p>
          </table:table-cell>
          <table:table-cell office:value-type="string" office:string-value="pc_savannah" table:formula="of:=INDEX([.$V$7:.$Z$17];[.L86];[.M86])" table:style-name="ce1">
            <text:p>pc_savannah</text:p>
          </table:table-cell>
          <table:table-cell office:value-type="string" office:string-value="@terraforming_cost_level_0" table:formula="of:=[.$T$8]&amp;[.N86]" table:style-name="ce1">
            <text:p>@terraforming_cost_level_0</text:p>
          </table:table-cell>
          <table:table-cell office:value-type="string" office:string-value="@terraforming_duration_level_0" table:formula="of:=[.$T$9]&amp;[.N86]" table:style-name="ce1">
            <text:p>@terraforming_duration_level_0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T$10:.$T$17];[.N86]+1)" table:style-name="ce1">
            <text:p>tech0</text:p>
          </table:table-cell>
          <table:table-cell office:value-type="float" office:value="0" table:formula="of:=[.I85]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3" table:formula="of:=INT([.J86]/COUNTA([.$V$7:.$Z$17]))+1" table:style-name="ce1">
            <text:p>3</text:p>
          </table:table-cell>
          <table:table-cell office:value-type="float" office:value="3" table:formula="of:=IF(INDEX([.$V$7:.$Z$17];[.L85]+1;[.M85])=&quot;&quot;;1;[.L85]+1)" table:style-name="ce1">
            <text:p>3</text:p>
          </table:table-cell>
          <table:table-cell office:value-type="float" office:value="1" table:formula="of:=IF(INDEX([.$V$7:.$Z$17];[.L85]+1;[.M85])=&quot;&quot;;IF([.M85]=5;1;[.M85]+1);[.M85])" table:style-name="ce1">
            <text:p>1</text:p>
          </table:table-cell>
          <table:table-cell office:value-type="float" office:value="0" table:formula="of:=IF([.B86]=[.C86];0;INDEX([.$V$18:.$Z$25];INT([.$J86]/COUNTA([.$V$7:.$Z$17]))+1;[.$M86]))" table:style-name="ce1">
            <text:p>0</text:p>
          </table:table-cell>
          <table:table-cell office:value-type="string" office:string-value="" table:formula="of:=IF(INDEX([.$AA$18:.$AA$200];[.$K86])=&quot;yes&quot;;&quot;&quot;;IF([.C86]=&quot;pc_cybertronic&quot;;[.$T$16]&amp;&quot; = yes&quot;;[.$T$15]&amp;&quot; = yes &quot;))" table:style-name="ce1"/>
          <table:table-cell office:value-type="string" office:string-value="" table:formula="of:=IF(INDEX([.AB$18:.AB$200];[.$K86])=&quot;&quot;;&quot;&quot;;[.$T$17]&amp;&quot; = yes &quot;)" table:style-name="ce1"/>
          <table:table-cell office:value-type="string" office:string-value="" table:formula="of:=IF(INDEX([.AC$18:.AC$200];[.$K86])=&quot;&quot;;&quot;&quot;;[.$T$18]&amp;&quot; = yes &quot;)" table:style-name="ce1"/>
          <table:table-cell office:value-type="string" office:string-value="" table:formula="of:=IF(INDEX([.AD$18:.AD$200];[.$K86])=&quot;&quot;;&quot;&quot;;[.$T$19]&amp;&quot; = yes &quot;)" table:style-name="ce1"/>
          <table:table-cell office:value-type="string" office:string-value="" table:formula="of:=IF(INDEX([.AE$18:.AE$200];[.$K86])=&quot;&quot;;&quot;&quot;;[.$T$20]&amp;&quot; = yes &quot;)" table:style-name="ce1"/>
          <table:table-cell table:style-name="ce1"/>
          <table:table-cell table:number-columns-repeated="6" table:style-name="ce3"/>
          <table:table-cell table:style-name="ce6"/>
          <table:table-cell table:number-columns-repeated="4" table:style-name="ce3"/>
          <table:table-cell table:number-columns-repeated="16353"/>
        </table:table-row>
        <table:table-row table:style-name="ro1">
          <table:table-cell office:value-type="string" table:style-name="ce1">
            <text:p>terraform_link80</text:p>
          </table:table-cell>
          <table:table-cell office:value-type="string" office:string-value="pc_savannah" table:formula="of:=INDEX([.U$18:.U$200];[.K87])" table:style-name="ce1">
            <text:p>pc_savannah</text:p>
          </table:table-cell>
          <table:table-cell office:value-type="string" office:string-value="pc_sandsea" table:formula="of:=INDEX([.$V$7:.$Z$17];[.L87];[.M87])" table:style-name="ce1">
            <text:p>pc_sandsea</text:p>
          </table:table-cell>
          <table:table-cell office:value-type="string" office:string-value="@terraforming_cost_level_1" table:formula="of:=[.$T$8]&amp;[.N87]" table:style-name="ce1">
            <text:p>@terraforming_cost_level_1</text:p>
          </table:table-cell>
          <table:table-cell office:value-type="string" office:string-value="@terraforming_duration_level_1" table:formula="of:=[.$T$9]&amp;[.N87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87]+1)" table:style-name="ce1">
            <text:p>tech1</text:p>
          </table:table-cell>
          <table:table-cell office:value-type="float" office:value="0" table:formula="of:=[.I86]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3" table:formula="of:=INT([.J87]/COUNTA([.$V$7:.$Z$17]))+1" table:style-name="ce1">
            <text:p>3</text:p>
          </table:table-cell>
          <table:table-cell office:value-type="float" office:value="4" table:formula="of:=IF(INDEX([.$V$7:.$Z$17];[.L86]+1;[.M86])=&quot;&quot;;1;[.L86]+1)" table:style-name="ce1">
            <text:p>4</text:p>
          </table:table-cell>
          <table:table-cell office:value-type="float" office:value="1" table:formula="of:=IF(INDEX([.$V$7:.$Z$17];[.L86]+1;[.M86])=&quot;&quot;;IF([.M86]=5;1;[.M86]+1);[.M86])" table:style-name="ce1">
            <text:p>1</text:p>
          </table:table-cell>
          <table:table-cell office:value-type="float" office:value="1" table:formula="of:=IF([.B87]=[.C87];0;INDEX([.$V$18:.$Z$25];INT([.$J87]/COUNTA([.$V$7:.$Z$17]))+1;[.$M87]))" table:style-name="ce1">
            <text:p>1</text:p>
          </table:table-cell>
          <table:table-cell office:value-type="string" office:string-value="" table:formula="of:=IF(INDEX([.$AA$18:.$AA$200];[.$K87])=&quot;yes&quot;;&quot;&quot;;IF([.C87]=&quot;pc_cybertronic&quot;;[.$T$16]&amp;&quot; = yes&quot;;[.$T$15]&amp;&quot; = yes &quot;))" table:style-name="ce1"/>
          <table:table-cell office:value-type="string" office:string-value="" table:formula="of:=IF(INDEX([.AB$18:.AB$200];[.$K87])=&quot;&quot;;&quot;&quot;;[.$T$17]&amp;&quot; = yes &quot;)" table:style-name="ce1"/>
          <table:table-cell office:value-type="string" office:string-value="" table:formula="of:=IF(INDEX([.AC$18:.AC$200];[.$K87])=&quot;&quot;;&quot;&quot;;[.$T$18]&amp;&quot; = yes &quot;)" table:style-name="ce1"/>
          <table:table-cell office:value-type="string" office:string-value="" table:formula="of:=IF(INDEX([.AD$18:.AD$200];[.$K87])=&quot;&quot;;&quot;&quot;;[.$T$19]&amp;&quot; = yes &quot;)" table:style-name="ce1"/>
          <table:table-cell office:value-type="string" office:string-value="" table:formula="of:=IF(INDEX([.AE$18:.AE$200];[.$K87])=&quot;&quot;;&quot;&quot;;[.$T$20]&amp;&quot; = yes &quot;)" table:style-name="ce1"/>
          <table:table-cell table:number-columns-repeated="16365" table:style-name="ce1"/>
        </table:table-row>
        <table:table-row table:style-name="ro1">
          <table:table-cell office:value-type="string" table:style-name="ce1">
            <text:p>terraform_link81</text:p>
          </table:table-cell>
          <table:table-cell office:value-type="string" office:string-value="pc_savannah" table:formula="of:=INDEX([.U$18:.U$200];[.K88])" table:style-name="ce1">
            <text:p>pc_savannah</text:p>
          </table:table-cell>
          <table:table-cell office:value-type="string" office:string-value="pc_mesa" table:formula="of:=INDEX([.$V$7:.$Z$17];[.L88];[.M88])" table:style-name="ce1">
            <text:p>pc_mesa</text:p>
          </table:table-cell>
          <table:table-cell office:value-type="string" office:string-value="@terraforming_cost_level_1" table:formula="of:=[.$T$8]&amp;[.N88]" table:style-name="ce1">
            <text:p>@terraforming_cost_level_1</text:p>
          </table:table-cell>
          <table:table-cell office:value-type="string" office:string-value="@terraforming_duration_level_1" table:formula="of:=[.$T$9]&amp;[.N88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88]+1)" table:style-name="ce1">
            <text:p>tech1</text:p>
          </table:table-cell>
          <table:table-cell office:value-type="float" office:value="0" table:formula="of:=[.I87]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3" table:formula="of:=INT([.J88]/COUNTA([.$V$7:.$Z$17]))+1" table:style-name="ce1">
            <text:p>3</text:p>
          </table:table-cell>
          <table:table-cell office:value-type="float" office:value="5" table:formula="of:=IF(INDEX([.$V$7:.$Z$17];[.L87]+1;[.M87])=&quot;&quot;;1;[.L87]+1)" table:style-name="ce1">
            <text:p>5</text:p>
          </table:table-cell>
          <table:table-cell office:value-type="float" office:value="1" table:formula="of:=IF(INDEX([.$V$7:.$Z$17];[.L87]+1;[.M87])=&quot;&quot;;IF([.M87]=5;1;[.M87]+1);[.M87])" table:style-name="ce1">
            <text:p>1</text:p>
          </table:table-cell>
          <table:table-cell office:value-type="float" office:value="1" table:formula="of:=IF([.B88]=[.C88];0;INDEX([.$V$18:.$Z$25];INT([.$J88]/COUNTA([.$V$7:.$Z$17]))+1;[.$M88]))" table:style-name="ce1">
            <text:p>1</text:p>
          </table:table-cell>
          <table:table-cell office:value-type="string" office:string-value="" table:formula="of:=IF(INDEX([.$AA$18:.$AA$200];[.$K88])=&quot;yes&quot;;&quot;&quot;;IF([.C88]=&quot;pc_cybertronic&quot;;[.$T$16]&amp;&quot; = yes&quot;;[.$T$15]&amp;&quot; = yes &quot;))" table:style-name="ce1"/>
          <table:table-cell office:value-type="string" office:string-value="" table:formula="of:=IF(INDEX([.AB$18:.AB$200];[.$K88])=&quot;&quot;;&quot;&quot;;[.$T$17]&amp;&quot; = yes &quot;)" table:style-name="ce1"/>
          <table:table-cell office:value-type="string" office:string-value="" table:formula="of:=IF(INDEX([.AC$18:.AC$200];[.$K88])=&quot;&quot;;&quot;&quot;;[.$T$18]&amp;&quot; = yes &quot;)" table:style-name="ce1"/>
          <table:table-cell office:value-type="string" office:string-value="" table:formula="of:=IF(INDEX([.AD$18:.AD$200];[.$K88])=&quot;&quot;;&quot;&quot;;[.$T$19]&amp;&quot; = yes &quot;)" table:style-name="ce1"/>
          <table:table-cell office:value-type="string" office:string-value="" table:formula="of:=IF(INDEX([.AE$18:.AE$200];[.$K88])=&quot;&quot;;&quot;&quot;;[.$T$20]&amp;&quot; = yes &quot;)" table:style-name="ce1"/>
          <table:table-cell table:number-columns-repeated="16365" table:style-name="ce1"/>
        </table:table-row>
        <table:table-row table:style-name="ro1">
          <table:table-cell office:value-type="string" table:style-name="ce1">
            <text:p>terraform_link82</text:p>
          </table:table-cell>
          <table:table-cell office:value-type="string" office:string-value="pc_savannah" table:formula="of:=INDEX([.U$18:.U$200];[.K89])" table:style-name="ce1">
            <text:p>pc_savannah</text:p>
          </table:table-cell>
          <table:table-cell office:value-type="string" office:string-value="pc_oasis" table:formula="of:=INDEX([.$V$7:.$Z$17];[.L89];[.M89])" table:style-name="ce1">
            <text:p>pc_oasis</text:p>
          </table:table-cell>
          <table:table-cell office:value-type="string" office:string-value="@terraforming_cost_level_1" table:formula="of:=[.$T$8]&amp;[.N89]" table:style-name="ce1">
            <text:p>@terraforming_cost_level_1</text:p>
          </table:table-cell>
          <table:table-cell office:value-type="string" office:string-value="@terraforming_duration_level_1" table:formula="of:=[.$T$9]&amp;[.N89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89]+1)" table:style-name="ce1">
            <text:p>tech1</text:p>
          </table:table-cell>
          <table:table-cell office:value-type="float" office:value="0" table:formula="of:=[.I88]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3" table:formula="of:=INT([.J89]/COUNTA([.$V$7:.$Z$17]))+1" table:style-name="ce1">
            <text:p>3</text:p>
          </table:table-cell>
          <table:table-cell office:value-type="float" office:value="6" table:formula="of:=IF(INDEX([.$V$7:.$Z$17];[.L88]+1;[.M88])=&quot;&quot;;1;[.L88]+1)" table:style-name="ce1">
            <text:p>6</text:p>
          </table:table-cell>
          <table:table-cell office:value-type="float" office:value="1" table:formula="of:=IF(INDEX([.$V$7:.$Z$17];[.L88]+1;[.M88])=&quot;&quot;;IF([.M88]=5;1;[.M88]+1);[.M88])" table:style-name="ce1">
            <text:p>1</text:p>
          </table:table-cell>
          <table:table-cell office:value-type="float" office:value="1" table:formula="of:=IF([.B89]=[.C89];0;INDEX([.$V$18:.$Z$25];INT([.$J89]/COUNTA([.$V$7:.$Z$17]))+1;[.$M89]))" table:style-name="ce1">
            <text:p>1</text:p>
          </table:table-cell>
          <table:table-cell office:value-type="string" office:string-value="" table:formula="of:=IF(INDEX([.$AA$18:.$AA$200];[.$K89])=&quot;yes&quot;;&quot;&quot;;IF([.C89]=&quot;pc_cybertronic&quot;;[.$T$16]&amp;&quot; = yes&quot;;[.$T$15]&amp;&quot; = yes &quot;))" table:style-name="ce1"/>
          <table:table-cell office:value-type="string" office:string-value="" table:formula="of:=IF(INDEX([.AB$18:.AB$200];[.$K89])=&quot;&quot;;&quot;&quot;;[.$T$17]&amp;&quot; = yes &quot;)" table:style-name="ce1"/>
          <table:table-cell office:value-type="string" office:string-value="" table:formula="of:=IF(INDEX([.AC$18:.AC$200];[.$K89])=&quot;&quot;;&quot;&quot;;[.$T$18]&amp;&quot; = yes &quot;)" table:style-name="ce1"/>
          <table:table-cell office:value-type="string" office:string-value="" table:formula="of:=IF(INDEX([.AD$18:.AD$200];[.$K89])=&quot;&quot;;&quot;&quot;;[.$T$19]&amp;&quot; = yes &quot;)" table:style-name="ce1"/>
          <table:table-cell office:value-type="string" office:string-value="" table:formula="of:=IF(INDEX([.AE$18:.AE$200];[.$K89])=&quot;&quot;;&quot;&quot;;[.$T$20]&amp;&quot; = yes &quot;)" table:style-name="ce1"/>
          <table:table-cell table:number-columns-repeated="16365" table:style-name="ce1"/>
        </table:table-row>
        <table:table-row table:style-name="ro1">
          <table:table-cell office:value-type="string" table:style-name="ce1">
            <text:p>terraform_link83</text:p>
          </table:table-cell>
          <table:table-cell office:value-type="string" office:string-value="pc_savannah" table:formula="of:=INDEX([.U$18:.U$200];[.K90])" table:style-name="ce1">
            <text:p>pc_savannah</text:p>
          </table:table-cell>
          <table:table-cell office:value-type="string" office:string-value="pc_marginal_dry" table:formula="of:=INDEX([.$V$7:.$Z$17];[.L90];[.M90])" table:style-name="ce1">
            <text:p>pc_marginal_dry</text:p>
          </table:table-cell>
          <table:table-cell office:value-type="string" office:string-value="@terraforming_cost_level_1" table:formula="of:=[.$T$8]&amp;[.N90]" table:style-name="ce1">
            <text:p>@terraforming_cost_level_1</text:p>
          </table:table-cell>
          <table:table-cell office:value-type="string" office:string-value="@terraforming_duration_level_1" table:formula="of:=[.$T$9]&amp;[.N90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90]+1)" table:style-name="ce1">
            <text:p>tech1</text:p>
          </table:table-cell>
          <table:table-cell office:value-type="float" office:value="0" table:formula="of:=[.I89]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3" table:formula="of:=INT([.J90]/COUNTA([.$V$7:.$Z$17]))+1" table:style-name="ce1">
            <text:p>3</text:p>
          </table:table-cell>
          <table:table-cell office:value-type="float" office:value="7" table:formula="of:=IF(INDEX([.$V$7:.$Z$17];[.L89]+1;[.M89])=&quot;&quot;;1;[.L89]+1)" table:style-name="ce1">
            <text:p>7</text:p>
          </table:table-cell>
          <table:table-cell office:value-type="float" office:value="1" table:formula="of:=IF(INDEX([.$V$7:.$Z$17];[.L89]+1;[.M89])=&quot;&quot;;IF([.M89]=5;1;[.M89]+1);[.M89])" table:style-name="ce1">
            <text:p>1</text:p>
          </table:table-cell>
          <table:table-cell office:value-type="float" office:value="1" table:formula="of:=IF([.B90]=[.C90];0;INDEX([.$V$18:.$Z$25];INT([.$J90]/COUNTA([.$V$7:.$Z$17]))+1;[.$M90]))" table:style-name="ce1">
            <text:p>1</text:p>
          </table:table-cell>
          <table:table-cell office:value-type="string" office:string-value="" table:formula="of:=IF(INDEX([.$AA$18:.$AA$200];[.$K90])=&quot;yes&quot;;&quot;&quot;;IF([.C90]=&quot;pc_cybertronic&quot;;[.$T$16]&amp;&quot; = yes&quot;;[.$T$15]&amp;&quot; = yes &quot;))" table:style-name="ce1"/>
          <table:table-cell office:value-type="string" office:string-value="" table:formula="of:=IF(INDEX([.AB$18:.AB$200];[.$K90])=&quot;&quot;;&quot;&quot;;[.$T$17]&amp;&quot; = yes &quot;)" table:style-name="ce1"/>
          <table:table-cell office:value-type="string" office:string-value="" table:formula="of:=IF(INDEX([.AC$18:.AC$200];[.$K90])=&quot;&quot;;&quot;&quot;;[.$T$18]&amp;&quot; = yes &quot;)" table:style-name="ce1"/>
          <table:table-cell office:value-type="string" office:string-value="" table:formula="of:=IF(INDEX([.AD$18:.AD$200];[.$K90])=&quot;&quot;;&quot;&quot;;[.$T$19]&amp;&quot; = yes &quot;)" table:style-name="ce1"/>
          <table:table-cell office:value-type="string" office:string-value="" table:formula="of:=IF(INDEX([.AE$18:.AE$200];[.$K90])=&quot;&quot;;&quot;&quot;;[.$T$20]&amp;&quot; = yes &quot;)" table:style-name="ce1"/>
          <table:table-cell table:number-columns-repeated="16365" table:style-name="ce1"/>
        </table:table-row>
        <table:table-row table:style-name="ro1">
          <table:table-cell office:value-type="string" table:style-name="ce1">
            <text:p>terraform_link84</text:p>
          </table:table-cell>
          <table:table-cell office:value-type="string" office:string-value="pc_savannah" table:formula="of:=INDEX([.U$18:.U$200];[.K91])" table:style-name="ce1">
            <text:p>pc_savannah</text:p>
          </table:table-cell>
          <table:table-cell office:value-type="string" office:string-value="pc_geocrystalline" table:formula="of:=INDEX([.$V$7:.$Z$17];[.L91];[.M91])" table:style-name="ce1">
            <text:p>pc_geocrystalline</text:p>
          </table:table-cell>
          <table:table-cell office:value-type="string" office:string-value="@terraforming_cost_level_1" table:formula="of:=[.$T$8]&amp;[.N91]" table:style-name="ce1">
            <text:p>@terraforming_cost_level_1</text:p>
          </table:table-cell>
          <table:table-cell office:value-type="string" office:string-value="@terraforming_duration_level_1" table:formula="of:=[.$T$9]&amp;[.N91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91]+1)" table:style-name="ce1">
            <text:p>tech1</text:p>
          </table:table-cell>
          <table:table-cell office:value-type="float" office:value="0" table:formula="of:=[.I90]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3" table:formula="of:=INT([.J91]/COUNTA([.$V$7:.$Z$17]))+1" table:style-name="ce1">
            <text:p>3</text:p>
          </table:table-cell>
          <table:table-cell office:value-type="float" office:value="8" table:formula="of:=IF(INDEX([.$V$7:.$Z$17];[.L90]+1;[.M90])=&quot;&quot;;1;[.L90]+1)" table:style-name="ce1">
            <text:p>8</text:p>
          </table:table-cell>
          <table:table-cell office:value-type="float" office:value="1" table:formula="of:=IF(INDEX([.$V$7:.$Z$17];[.L90]+1;[.M90])=&quot;&quot;;IF([.M90]=5;1;[.M90]+1);[.M90])" table:style-name="ce1">
            <text:p>1</text:p>
          </table:table-cell>
          <table:table-cell office:value-type="float" office:value="1" table:formula="of:=IF([.B91]=[.C91];0;INDEX([.$V$18:.$Z$25];INT([.$J91]/COUNTA([.$V$7:.$Z$17]))+1;[.$M91]))" table:style-name="ce1">
            <text:p>1</text:p>
          </table:table-cell>
          <table:table-cell office:value-type="string" office:string-value="" table:formula="of:=IF(INDEX([.$AA$18:.$AA$200];[.$K91])=&quot;yes&quot;;&quot;&quot;;IF([.C91]=&quot;pc_cybertronic&quot;;[.$T$16]&amp;&quot; = yes&quot;;[.$T$15]&amp;&quot; = yes &quot;))" table:style-name="ce1"/>
          <table:table-cell office:value-type="string" office:string-value="" table:formula="of:=IF(INDEX([.AB$18:.AB$200];[.$K91])=&quot;&quot;;&quot;&quot;;[.$T$17]&amp;&quot; = yes &quot;)" table:style-name="ce1"/>
          <table:table-cell office:value-type="string" office:string-value="" table:formula="of:=IF(INDEX([.AC$18:.AC$200];[.$K91])=&quot;&quot;;&quot;&quot;;[.$T$18]&amp;&quot; = yes &quot;)" table:style-name="ce1"/>
          <table:table-cell office:value-type="string" office:string-value="" table:formula="of:=IF(INDEX([.AD$18:.AD$200];[.$K91])=&quot;&quot;;&quot;&quot;;[.$T$19]&amp;&quot; = yes &quot;)" table:style-name="ce1"/>
          <table:table-cell office:value-type="string" office:string-value="" table:formula="of:=IF(INDEX([.AE$18:.AE$200];[.$K91])=&quot;&quot;;&quot;&quot;;[.$T$20]&amp;&quot; = yes &quot;)" table:style-name="ce1"/>
          <table:table-cell table:number-columns-repeated="16365" table:style-name="ce1"/>
        </table:table-row>
        <table:table-row table:style-name="ro1">
          <table:table-cell office:value-type="string" table:style-name="ce1">
            <text:p>terraform_link85</text:p>
          </table:table-cell>
          <table:table-cell office:value-type="string" office:string-value="pc_savannah" table:formula="of:=INDEX([.U$18:.U$200];[.K92])" table:style-name="ce1">
            <text:p>pc_savannah</text:p>
          </table:table-cell>
          <table:table-cell office:value-type="string" office:string-value="pc_continental" table:formula="of:=INDEX([.$V$7:.$Z$17];[.L92];[.M92])" table:style-name="ce1">
            <text:p>pc_continental</text:p>
          </table:table-cell>
          <table:table-cell office:value-type="string" office:string-value="@terraforming_cost_level_2" table:formula="of:=[.$T$8]&amp;[.N92]" table:style-name="ce1">
            <text:p>@terraforming_cost_level_2</text:p>
          </table:table-cell>
          <table:table-cell office:value-type="string" office:string-value="@terraforming_duration_level_2" table:formula="of:=[.$T$9]&amp;[.N9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92]+1)" table:style-name="ce1">
            <text:p>tech2</text:p>
          </table:table-cell>
          <table:table-cell office:value-type="float" office:value="0" table:formula="of:=[.I91]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3" table:formula="of:=INT([.J92]/COUNTA([.$V$7:.$Z$17]))+1" table:style-name="ce1">
            <text:p>3</text:p>
          </table:table-cell>
          <table:table-cell office:value-type="float" office:value="1" table:formula="of:=IF(INDEX([.$V$7:.$Z$17];[.L91]+1;[.M91])=&quot;&quot;;1;[.L91]+1)" table:style-name="ce1">
            <text:p>1</text:p>
          </table:table-cell>
          <table:table-cell office:value-type="float" office:value="2" table:formula="of:=IF(INDEX([.$V$7:.$Z$17];[.L91]+1;[.M91])=&quot;&quot;;IF([.M91]=5;1;[.M91]+1);[.M91])" table:style-name="ce1">
            <text:p>2</text:p>
          </table:table-cell>
          <table:table-cell office:value-type="float" office:value="2" table:formula="of:=IF([.B92]=[.C92];0;INDEX([.$V$18:.$Z$25];INT([.$J92]/COUNTA([.$V$7:.$Z$17]))+1;[.$M92]))" table:style-name="ce1">
            <text:p>2</text:p>
          </table:table-cell>
          <table:table-cell office:value-type="string" office:string-value="" table:formula="of:=IF(INDEX([.$AA$18:.$AA$200];[.$K92])=&quot;yes&quot;;&quot;&quot;;IF([.C92]=&quot;pc_cybertronic&quot;;[.$T$16]&amp;&quot; = yes&quot;;[.$T$15]&amp;&quot; = yes &quot;))" table:style-name="ce1"/>
          <table:table-cell office:value-type="string" office:string-value="" table:formula="of:=IF(INDEX([.AB$18:.AB$200];[.$K92])=&quot;&quot;;&quot;&quot;;[.$T$17]&amp;&quot; = yes &quot;)" table:style-name="ce1"/>
          <table:table-cell office:value-type="string" office:string-value="" table:formula="of:=IF(INDEX([.AC$18:.AC$200];[.$K92])=&quot;&quot;;&quot;&quot;;[.$T$18]&amp;&quot; = yes &quot;)" table:style-name="ce1"/>
          <table:table-cell office:value-type="string" office:string-value="" table:formula="of:=IF(INDEX([.AD$18:.AD$200];[.$K92])=&quot;&quot;;&quot;&quot;;[.$T$19]&amp;&quot; = yes &quot;)" table:style-name="ce1"/>
          <table:table-cell office:value-type="string" office:string-value="" table:formula="of:=IF(INDEX([.AE$18:.AE$200];[.$K92])=&quot;&quot;;&quot;&quot;;[.$T$20]&amp;&quot; = yes &quot;)" table:style-name="ce1"/>
          <table:table-cell table:number-columns-repeated="16365" table:style-name="ce1"/>
        </table:table-row>
        <table:table-row table:style-name="ro1">
          <table:table-cell office:value-type="string" table:style-name="ce1">
            <text:p>terraform_link86</text:p>
          </table:table-cell>
          <table:table-cell office:value-type="string" office:string-value="pc_savannah" table:formula="of:=INDEX([.U$18:.U$200];[.K93])" table:style-name="ce1">
            <text:p>pc_savannah</text:p>
          </table:table-cell>
          <table:table-cell office:value-type="string" office:string-value="pc_ocean" table:formula="of:=INDEX([.$V$7:.$Z$17];[.L93];[.M93])" table:style-name="ce1">
            <text:p>pc_ocean</text:p>
          </table:table-cell>
          <table:table-cell office:value-type="string" office:string-value="@terraforming_cost_level_2" table:formula="of:=[.$T$8]&amp;[.N93]" table:style-name="ce1">
            <text:p>@terraforming_cost_level_2</text:p>
          </table:table-cell>
          <table:table-cell office:value-type="string" office:string-value="@terraforming_duration_level_2" table:formula="of:=[.$T$9]&amp;[.N93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93]+1)" table:style-name="ce1">
            <text:p>tech2</text:p>
          </table:table-cell>
          <table:table-cell office:value-type="float" office:value="0" table:formula="of:=[.I92]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3" table:formula="of:=INT([.J93]/COUNTA([.$V$7:.$Z$17]))+1" table:style-name="ce1">
            <text:p>3</text:p>
          </table:table-cell>
          <table:table-cell office:value-type="float" office:value="2" table:formula="of:=IF(INDEX([.$V$7:.$Z$17];[.L92]+1;[.M92])=&quot;&quot;;1;[.L92]+1)" table:style-name="ce1">
            <text:p>2</text:p>
          </table:table-cell>
          <table:table-cell office:value-type="float" office:value="2" table:formula="of:=IF(INDEX([.$V$7:.$Z$17];[.L92]+1;[.M92])=&quot;&quot;;IF([.M92]=5;1;[.M92]+1);[.M92])" table:style-name="ce1">
            <text:p>2</text:p>
          </table:table-cell>
          <table:table-cell office:value-type="float" office:value="2" table:formula="of:=IF([.B93]=[.C93];0;INDEX([.$V$18:.$Z$25];INT([.$J93]/COUNTA([.$V$7:.$Z$17]))+1;[.$M93]))" table:style-name="ce1">
            <text:p>2</text:p>
          </table:table-cell>
          <table:table-cell office:value-type="string" office:string-value="" table:formula="of:=IF(INDEX([.$AA$18:.$AA$200];[.$K93])=&quot;yes&quot;;&quot;&quot;;IF([.C93]=&quot;pc_cybertronic&quot;;[.$T$16]&amp;&quot; = yes&quot;;[.$T$15]&amp;&quot; = yes &quot;))" table:style-name="ce1"/>
          <table:table-cell office:value-type="string" office:string-value="" table:formula="of:=IF(INDEX([.AB$18:.AB$200];[.$K93])=&quot;&quot;;&quot;&quot;;[.$T$17]&amp;&quot; = yes &quot;)" table:style-name="ce1"/>
          <table:table-cell office:value-type="string" office:string-value="" table:formula="of:=IF(INDEX([.AC$18:.AC$200];[.$K93])=&quot;&quot;;&quot;&quot;;[.$T$18]&amp;&quot; = yes &quot;)" table:style-name="ce1"/>
          <table:table-cell office:value-type="string" office:string-value="" table:formula="of:=IF(INDEX([.AD$18:.AD$200];[.$K93])=&quot;&quot;;&quot;&quot;;[.$T$19]&amp;&quot; = yes &quot;)" table:style-name="ce1"/>
          <table:table-cell office:value-type="string" office:string-value="" table:formula="of:=IF(INDEX([.AE$18:.AE$200];[.$K93])=&quot;&quot;;&quot;&quot;;[.$T$20]&amp;&quot; = yes &quot;)" table:style-name="ce1"/>
          <table:table-cell table:number-columns-repeated="16365" table:style-name="ce1"/>
        </table:table-row>
        <table:table-row table:style-name="ro1">
          <table:table-cell office:value-type="string" table:style-name="ce1">
            <text:p>terraform_link87</text:p>
          </table:table-cell>
          <table:table-cell office:value-type="string" office:string-value="pc_savannah" table:formula="of:=INDEX([.U$18:.U$200];[.K94])" table:style-name="ce1">
            <text:p>pc_savannah</text:p>
          </table:table-cell>
          <table:table-cell office:value-type="string" office:string-value="pc_mangrove" table:formula="of:=INDEX([.$V$7:.$Z$17];[.L94];[.M94])" table:style-name="ce1">
            <text:p>pc_mangrove</text:p>
          </table:table-cell>
          <table:table-cell office:value-type="string" office:string-value="@terraforming_cost_level_2" table:formula="of:=[.$T$8]&amp;[.N94]" table:style-name="ce1">
            <text:p>@terraforming_cost_level_2</text:p>
          </table:table-cell>
          <table:table-cell office:value-type="string" office:string-value="@terraforming_duration_level_2" table:formula="of:=[.$T$9]&amp;[.N9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94]+1)" table:style-name="ce1">
            <text:p>tech2</text:p>
          </table:table-cell>
          <table:table-cell office:value-type="float" office:value="0" table:formula="of:=[.I93]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3" table:formula="of:=INT([.J94]/COUNTA([.$V$7:.$Z$17]))+1" table:style-name="ce1">
            <text:p>3</text:p>
          </table:table-cell>
          <table:table-cell office:value-type="float" office:value="3" table:formula="of:=IF(INDEX([.$V$7:.$Z$17];[.L93]+1;[.M93])=&quot;&quot;;1;[.L93]+1)" table:style-name="ce1">
            <text:p>3</text:p>
          </table:table-cell>
          <table:table-cell office:value-type="float" office:value="2" table:formula="of:=IF(INDEX([.$V$7:.$Z$17];[.L93]+1;[.M93])=&quot;&quot;;IF([.M93]=5;1;[.M93]+1);[.M93])" table:style-name="ce1">
            <text:p>2</text:p>
          </table:table-cell>
          <table:table-cell office:value-type="float" office:value="2" table:formula="of:=IF([.B94]=[.C94];0;INDEX([.$V$18:.$Z$25];INT([.$J94]/COUNTA([.$V$7:.$Z$17]))+1;[.$M94]))" table:style-name="ce1">
            <text:p>2</text:p>
          </table:table-cell>
          <table:table-cell office:value-type="string" office:string-value="" table:formula="of:=IF(INDEX([.$AA$18:.$AA$200];[.$K94])=&quot;yes&quot;;&quot;&quot;;IF([.C94]=&quot;pc_cybertronic&quot;;[.$T$16]&amp;&quot; = yes&quot;;[.$T$15]&amp;&quot; = yes &quot;))" table:style-name="ce1"/>
          <table:table-cell office:value-type="string" office:string-value="" table:formula="of:=IF(INDEX([.AB$18:.AB$200];[.$K94])=&quot;&quot;;&quot;&quot;;[.$T$17]&amp;&quot; = yes &quot;)" table:style-name="ce1"/>
          <table:table-cell office:value-type="string" office:string-value="" table:formula="of:=IF(INDEX([.AC$18:.AC$200];[.$K94])=&quot;&quot;;&quot;&quot;;[.$T$18]&amp;&quot; = yes &quot;)" table:style-name="ce1"/>
          <table:table-cell office:value-type="string" office:string-value="" table:formula="of:=IF(INDEX([.AD$18:.AD$200];[.$K94])=&quot;&quot;;&quot;&quot;;[.$T$19]&amp;&quot; = yes &quot;)" table:style-name="ce1"/>
          <table:table-cell office:value-type="string" office:string-value="" table:formula="of:=IF(INDEX([.AE$18:.AE$200];[.$K94])=&quot;&quot;;&quot;&quot;;[.$T$20]&amp;&quot; = yes &quot;)" table:style-name="ce1"/>
          <table:table-cell table:number-columns-repeated="16365" table:style-name="ce1"/>
        </table:table-row>
        <table:table-row table:style-name="ro1">
          <table:table-cell office:value-type="string" table:style-name="ce1">
            <text:p>terraform_link88</text:p>
          </table:table-cell>
          <table:table-cell office:value-type="string" office:string-value="pc_savannah" table:formula="of:=INDEX([.U$18:.U$200];[.K95])" table:style-name="ce1">
            <text:p>pc_savannah</text:p>
          </table:table-cell>
          <table:table-cell office:value-type="string" office:string-value="pc_hajungle" table:formula="of:=INDEX([.$V$7:.$Z$17];[.L95];[.M95])" table:style-name="ce1">
            <text:p>pc_hajungle</text:p>
          </table:table-cell>
          <table:table-cell office:value-type="string" office:string-value="@terraforming_cost_level_2" table:formula="of:=[.$T$8]&amp;[.N95]" table:style-name="ce1">
            <text:p>@terraforming_cost_level_2</text:p>
          </table:table-cell>
          <table:table-cell office:value-type="string" office:string-value="@terraforming_duration_level_2" table:formula="of:=[.$T$9]&amp;[.N95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95]+1)" table:style-name="ce1">
            <text:p>tech2</text:p>
          </table:table-cell>
          <table:table-cell office:value-type="float" office:value="0" table:formula="of:=[.I94]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3" table:formula="of:=INT([.J95]/COUNTA([.$V$7:.$Z$17]))+1" table:style-name="ce1">
            <text:p>3</text:p>
          </table:table-cell>
          <table:table-cell office:value-type="float" office:value="4" table:formula="of:=IF(INDEX([.$V$7:.$Z$17];[.L94]+1;[.M94])=&quot;&quot;;1;[.L94]+1)" table:style-name="ce1">
            <text:p>4</text:p>
          </table:table-cell>
          <table:table-cell office:value-type="float" office:value="2" table:formula="of:=IF(INDEX([.$V$7:.$Z$17];[.L94]+1;[.M94])=&quot;&quot;;IF([.M94]=5;1;[.M94]+1);[.M94])" table:style-name="ce1">
            <text:p>2</text:p>
          </table:table-cell>
          <table:table-cell office:value-type="float" office:value="2" table:formula="of:=IF([.B95]=[.C95];0;INDEX([.$V$18:.$Z$25];INT([.$J95]/COUNTA([.$V$7:.$Z$17]))+1;[.$M95]))" table:style-name="ce1">
            <text:p>2</text:p>
          </table:table-cell>
          <table:table-cell office:value-type="string" office:string-value="" table:formula="of:=IF(INDEX([.$AA$18:.$AA$200];[.$K95])=&quot;yes&quot;;&quot;&quot;;IF([.C95]=&quot;pc_cybertronic&quot;;[.$T$16]&amp;&quot; = yes&quot;;[.$T$15]&amp;&quot; = yes &quot;))" table:style-name="ce1"/>
          <table:table-cell office:value-type="string" office:string-value="" table:formula="of:=IF(INDEX([.AB$18:.AB$200];[.$K95])=&quot;&quot;;&quot;&quot;;[.$T$17]&amp;&quot; = yes &quot;)" table:style-name="ce1"/>
          <table:table-cell office:value-type="string" office:string-value="" table:formula="of:=IF(INDEX([.AC$18:.AC$200];[.$K95])=&quot;&quot;;&quot;&quot;;[.$T$18]&amp;&quot; = yes &quot;)" table:style-name="ce1"/>
          <table:table-cell office:value-type="string" office:string-value="" table:formula="of:=IF(INDEX([.AD$18:.AD$200];[.$K95])=&quot;&quot;;&quot;&quot;;[.$T$19]&amp;&quot; = yes &quot;)" table:style-name="ce1"/>
          <table:table-cell office:value-type="string" office:string-value="" table:formula="of:=IF(INDEX([.AE$18:.AE$200];[.$K95])=&quot;&quot;;&quot;&quot;;[.$T$20]&amp;&quot; = yes &quot;)" table:style-name="ce1"/>
          <table:table-cell table:number-columns-repeated="16365" table:style-name="ce1"/>
        </table:table-row>
        <table:table-row table:style-name="ro1">
          <table:table-cell office:value-type="string" table:style-name="ce1">
            <text:p>terraform_link89</text:p>
          </table:table-cell>
          <table:table-cell office:value-type="string" office:string-value="pc_savannah" table:formula="of:=INDEX([.U$18:.U$200];[.K96])" table:style-name="ce1">
            <text:p>pc_savannah</text:p>
          </table:table-cell>
          <table:table-cell office:value-type="string" office:string-value="pc_tropical" table:formula="of:=INDEX([.$V$7:.$Z$17];[.L96];[.M96])" table:style-name="ce1">
            <text:p>pc_tropical</text:p>
          </table:table-cell>
          <table:table-cell office:value-type="string" office:string-value="@terraforming_cost_level_2" table:formula="of:=[.$T$8]&amp;[.N96]" table:style-name="ce1">
            <text:p>@terraforming_cost_level_2</text:p>
          </table:table-cell>
          <table:table-cell office:value-type="string" office:string-value="@terraforming_duration_level_2" table:formula="of:=[.$T$9]&amp;[.N9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96]+1)" table:style-name="ce1">
            <text:p>tech2</text:p>
          </table:table-cell>
          <table:table-cell office:value-type="float" office:value="0" table:formula="of:=[.I95]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3" table:formula="of:=INT([.J96]/COUNTA([.$V$7:.$Z$17]))+1" table:style-name="ce1">
            <text:p>3</text:p>
          </table:table-cell>
          <table:table-cell office:value-type="float" office:value="5" table:formula="of:=IF(INDEX([.$V$7:.$Z$17];[.L95]+1;[.M95])=&quot;&quot;;1;[.L95]+1)" table:style-name="ce1">
            <text:p>5</text:p>
          </table:table-cell>
          <table:table-cell office:value-type="float" office:value="2" table:formula="of:=IF(INDEX([.$V$7:.$Z$17];[.L95]+1;[.M95])=&quot;&quot;;IF([.M95]=5;1;[.M95]+1);[.M95])" table:style-name="ce1">
            <text:p>2</text:p>
          </table:table-cell>
          <table:table-cell office:value-type="float" office:value="2" table:formula="of:=IF([.B96]=[.C96];0;INDEX([.$V$18:.$Z$25];INT([.$J96]/COUNTA([.$V$7:.$Z$17]))+1;[.$M96]))" table:style-name="ce1">
            <text:p>2</text:p>
          </table:table-cell>
          <table:table-cell office:value-type="string" office:string-value="" table:formula="of:=IF(INDEX([.$AA$18:.$AA$200];[.$K96])=&quot;yes&quot;;&quot;&quot;;IF([.C96]=&quot;pc_cybertronic&quot;;[.$T$16]&amp;&quot; = yes&quot;;[.$T$15]&amp;&quot; = yes &quot;))" table:style-name="ce1"/>
          <table:table-cell office:value-type="string" office:string-value="" table:formula="of:=IF(INDEX([.AB$18:.AB$200];[.$K96])=&quot;&quot;;&quot;&quot;;[.$T$17]&amp;&quot; = yes &quot;)" table:style-name="ce1"/>
          <table:table-cell office:value-type="string" office:string-value="" table:formula="of:=IF(INDEX([.AC$18:.AC$200];[.$K96])=&quot;&quot;;&quot;&quot;;[.$T$18]&amp;&quot; = yes &quot;)" table:style-name="ce1"/>
          <table:table-cell office:value-type="string" office:string-value="" table:formula="of:=IF(INDEX([.AD$18:.AD$200];[.$K96])=&quot;&quot;;&quot;&quot;;[.$T$19]&amp;&quot; = yes &quot;)" table:style-name="ce1"/>
          <table:table-cell office:value-type="string" office:string-value="" table:formula="of:=IF(INDEX([.AE$18:.AE$200];[.$K96])=&quot;&quot;;&quot;&quot;;[.$T$20]&amp;&quot; = yes &quot;)" table:style-name="ce1"/>
          <table:table-cell table:number-columns-repeated="16365" table:style-name="ce1"/>
        </table:table-row>
        <table:table-row table:style-name="ro1">
          <table:table-cell office:value-type="string" table:style-name="ce1">
            <text:p>terraform_link90</text:p>
          </table:table-cell>
          <table:table-cell office:value-type="string" office:string-value="pc_savannah" table:formula="of:=INDEX([.U$18:.U$200];[.K97])" table:style-name="ce1">
            <text:p>pc_savannah</text:p>
          </table:table-cell>
          <table:table-cell office:value-type="string" office:string-value="pc_desertislands" table:formula="of:=INDEX([.$V$7:.$Z$17];[.L97];[.M97])" table:style-name="ce1">
            <text:p>pc_desertislands</text:p>
          </table:table-cell>
          <table:table-cell office:value-type="string" office:string-value="@terraforming_cost_level_2" table:formula="of:=[.$T$8]&amp;[.N97]" table:style-name="ce1">
            <text:p>@terraforming_cost_level_2</text:p>
          </table:table-cell>
          <table:table-cell office:value-type="string" office:string-value="@terraforming_duration_level_2" table:formula="of:=[.$T$9]&amp;[.N9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97]+1)" table:style-name="ce1">
            <text:p>tech2</text:p>
          </table:table-cell>
          <table:table-cell office:value-type="float" office:value="0" table:formula="of:=[.I96]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3" table:formula="of:=INT([.J97]/COUNTA([.$V$7:.$Z$17]))+1" table:style-name="ce1">
            <text:p>3</text:p>
          </table:table-cell>
          <table:table-cell office:value-type="float" office:value="6" table:formula="of:=IF(INDEX([.$V$7:.$Z$17];[.L96]+1;[.M96])=&quot;&quot;;1;[.L96]+1)" table:style-name="ce1">
            <text:p>6</text:p>
          </table:table-cell>
          <table:table-cell office:value-type="float" office:value="2" table:formula="of:=IF(INDEX([.$V$7:.$Z$17];[.L96]+1;[.M96])=&quot;&quot;;IF([.M96]=5;1;[.M96]+1);[.M96])" table:style-name="ce1">
            <text:p>2</text:p>
          </table:table-cell>
          <table:table-cell office:value-type="float" office:value="2" table:formula="of:=IF([.B97]=[.C97];0;INDEX([.$V$18:.$Z$25];INT([.$J97]/COUNTA([.$V$7:.$Z$17]))+1;[.$M97]))" table:style-name="ce1">
            <text:p>2</text:p>
          </table:table-cell>
          <table:table-cell office:value-type="string" office:string-value="" table:formula="of:=IF(INDEX([.$AA$18:.$AA$200];[.$K97])=&quot;yes&quot;;&quot;&quot;;IF([.C97]=&quot;pc_cybertronic&quot;;[.$T$16]&amp;&quot; = yes&quot;;[.$T$15]&amp;&quot; = yes &quot;))" table:style-name="ce1"/>
          <table:table-cell office:value-type="string" office:string-value="" table:formula="of:=IF(INDEX([.AB$18:.AB$200];[.$K97])=&quot;&quot;;&quot;&quot;;[.$T$17]&amp;&quot; = yes &quot;)" table:style-name="ce1"/>
          <table:table-cell office:value-type="string" office:string-value="" table:formula="of:=IF(INDEX([.AC$18:.AC$200];[.$K97])=&quot;&quot;;&quot;&quot;;[.$T$18]&amp;&quot; = yes &quot;)" table:style-name="ce1"/>
          <table:table-cell office:value-type="string" office:string-value="" table:formula="of:=IF(INDEX([.AD$18:.AD$200];[.$K97])=&quot;&quot;;&quot;&quot;;[.$T$19]&amp;&quot; = yes &quot;)" table:style-name="ce1"/>
          <table:table-cell office:value-type="string" office:string-value="" table:formula="of:=IF(INDEX([.AE$18:.AE$200];[.$K9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91</text:p>
          </table:table-cell>
          <table:table-cell office:value-type="string" office:string-value="pc_savannah" table:formula="of:=INDEX([.U$18:.U$200];[.K98])" table:style-name="ce1">
            <text:p>pc_savannah</text:p>
          </table:table-cell>
          <table:table-cell office:value-type="string" office:string-value="pc_retinal" table:formula="of:=INDEX([.$V$7:.$Z$17];[.L98];[.M98])" table:style-name="ce1">
            <text:p>pc_retinal</text:p>
          </table:table-cell>
          <table:table-cell office:value-type="string" office:string-value="@terraforming_cost_level_2" table:formula="of:=[.$T$8]&amp;[.N98]" table:style-name="ce1">
            <text:p>@terraforming_cost_level_2</text:p>
          </table:table-cell>
          <table:table-cell office:value-type="string" office:string-value="@terraforming_duration_level_2" table:formula="of:=[.$T$9]&amp;[.N9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98]+1)" table:style-name="ce1">
            <text:p>tech2</text:p>
          </table:table-cell>
          <table:table-cell office:value-type="float" office:value="0" table:formula="of:=[.I97]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3" table:formula="of:=INT([.J98]/COUNTA([.$V$7:.$Z$17]))+1" table:style-name="ce1">
            <text:p>3</text:p>
          </table:table-cell>
          <table:table-cell office:value-type="float" office:value="7" table:formula="of:=IF(INDEX([.$V$7:.$Z$17];[.L97]+1;[.M97])=&quot;&quot;;1;[.L97]+1)" table:style-name="ce1">
            <text:p>7</text:p>
          </table:table-cell>
          <table:table-cell office:value-type="float" office:value="2" table:formula="of:=IF(INDEX([.$V$7:.$Z$17];[.L97]+1;[.M97])=&quot;&quot;;IF([.M97]=5;1;[.M97]+1);[.M97])" table:style-name="ce1">
            <text:p>2</text:p>
          </table:table-cell>
          <table:table-cell office:value-type="float" office:value="2" table:formula="of:=IF([.B98]=[.C98];0;INDEX([.$V$18:.$Z$25];INT([.$J98]/COUNTA([.$V$7:.$Z$17]))+1;[.$M98]))" table:style-name="ce1">
            <text:p>2</text:p>
          </table:table-cell>
          <table:table-cell table:style-name="ce1"/>
          <table:table-cell office:value-type="string" office:string-value="" table:formula="of:=IF(INDEX([.AB$18:.AB$200];[.$K98])=&quot;&quot;;&quot;&quot;;[.$T$17]&amp;&quot; = yes &quot;)" table:style-name="ce1"/>
          <table:table-cell office:value-type="string" office:string-value="" table:formula="of:=IF(INDEX([.AC$18:.AC$200];[.$K98])=&quot;&quot;;&quot;&quot;;[.$T$18]&amp;&quot; = yes &quot;)" table:style-name="ce1"/>
          <table:table-cell office:value-type="string" office:string-value="" table:formula="of:=IF(INDEX([.AD$18:.AD$200];[.$K98])=&quot;&quot;;&quot;&quot;;[.$T$19]&amp;&quot; = yes &quot;)" table:style-name="ce1"/>
          <table:table-cell office:value-type="string" office:string-value="" table:formula="of:=IF(INDEX([.AE$18:.AE$200];[.$K9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92</text:p>
          </table:table-cell>
          <table:table-cell office:value-type="string" office:string-value="pc_savannah" table:formula="of:=INDEX([.U$18:.U$200];[.K99])" table:style-name="ce1">
            <text:p>pc_savannah</text:p>
          </table:table-cell>
          <table:table-cell office:value-type="string" office:string-value="pc_lush" table:formula="of:=INDEX([.$V$7:.$Z$17];[.L99];[.M99])" table:style-name="ce1">
            <text:p>pc_lush</text:p>
          </table:table-cell>
          <table:table-cell office:value-type="string" office:string-value="@terraforming_cost_level_2" table:formula="of:=[.$T$8]&amp;[.N99]" table:style-name="ce1">
            <text:p>@terraforming_cost_level_2</text:p>
          </table:table-cell>
          <table:table-cell office:value-type="string" office:string-value="@terraforming_duration_level_2" table:formula="of:=[.$T$9]&amp;[.N99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99]+1)" table:style-name="ce1">
            <text:p>tech2</text:p>
          </table:table-cell>
          <table:table-cell office:value-type="float" office:value="0" table:formula="of:=[.I98]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3" table:formula="of:=INT([.J99]/COUNTA([.$V$7:.$Z$17]))+1" table:style-name="ce1">
            <text:p>3</text:p>
          </table:table-cell>
          <table:table-cell office:value-type="float" office:value="8" table:formula="of:=IF(INDEX([.$V$7:.$Z$17];[.L98]+1;[.M98])=&quot;&quot;;1;[.L98]+1)" table:style-name="ce1">
            <text:p>8</text:p>
          </table:table-cell>
          <table:table-cell office:value-type="float" office:value="2" table:formula="of:=IF(INDEX([.$V$7:.$Z$17];[.L98]+1;[.M98])=&quot;&quot;;IF([.M98]=5;1;[.M98]+1);[.M98])" table:style-name="ce1">
            <text:p>2</text:p>
          </table:table-cell>
          <table:table-cell office:value-type="float" office:value="2" table:formula="of:=IF([.B99]=[.C99];0;INDEX([.$V$18:.$Z$25];INT([.$J99]/COUNTA([.$V$7:.$Z$17]))+1;[.$M99]))" table:style-name="ce1">
            <text:p>2</text:p>
          </table:table-cell>
          <table:table-cell table:style-name="ce1"/>
          <table:table-cell office:value-type="string" office:string-value="" table:formula="of:=IF(INDEX([.AB$18:.AB$200];[.$K99])=&quot;&quot;;&quot;&quot;;[.$T$17]&amp;&quot; = yes &quot;)" table:style-name="ce1"/>
          <table:table-cell office:value-type="string" office:string-value="" table:formula="of:=IF(INDEX([.AC$18:.AC$200];[.$K99])=&quot;&quot;;&quot;&quot;;[.$T$18]&amp;&quot; = yes &quot;)" table:style-name="ce1"/>
          <table:table-cell office:value-type="string" office:string-value="" table:formula="of:=IF(INDEX([.AD$18:.AD$200];[.$K99])=&quot;&quot;;&quot;&quot;;[.$T$19]&amp;&quot; = yes &quot;)" table:style-name="ce1"/>
          <table:table-cell office:value-type="string" office:string-value="" table:formula="of:=IF(INDEX([.AE$18:.AE$200];[.$K9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93</text:p>
          </table:table-cell>
          <table:table-cell office:value-type="string" office:string-value="pc_savannah" table:formula="of:=INDEX([.U$18:.U$200];[.K100])" table:style-name="ce1">
            <text:p>pc_savannah</text:p>
          </table:table-cell>
          <table:table-cell office:value-type="string" office:string-value="pc_marginal" table:formula="of:=INDEX([.$V$7:.$Z$17];[.L100];[.M100])" table:style-name="ce1">
            <text:p>pc_marginal</text:p>
          </table:table-cell>
          <table:table-cell office:value-type="string" office:string-value="@terraforming_cost_level_2" table:formula="of:=[.$T$8]&amp;[.N100]" table:style-name="ce1">
            <text:p>@terraforming_cost_level_2</text:p>
          </table:table-cell>
          <table:table-cell office:value-type="string" office:string-value="@terraforming_duration_level_2" table:formula="of:=[.$T$9]&amp;[.N10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00]+1)" table:style-name="ce1">
            <text:p>tech2</text:p>
          </table:table-cell>
          <table:table-cell office:value-type="float" office:value="0" table:formula="of:=[.I99]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3" table:formula="of:=INT([.J100]/COUNTA([.$V$7:.$Z$17]))+1" table:style-name="ce1">
            <text:p>3</text:p>
          </table:table-cell>
          <table:table-cell office:value-type="float" office:value="9" table:formula="of:=IF(INDEX([.$V$7:.$Z$17];[.L99]+1;[.M99])=&quot;&quot;;1;[.L99]+1)" table:style-name="ce1">
            <text:p>9</text:p>
          </table:table-cell>
          <table:table-cell office:value-type="float" office:value="2" table:formula="of:=IF(INDEX([.$V$7:.$Z$17];[.L99]+1;[.M99])=&quot;&quot;;IF([.M99]=5;1;[.M99]+1);[.M99])" table:style-name="ce1">
            <text:p>2</text:p>
          </table:table-cell>
          <table:table-cell office:value-type="float" office:value="2" table:formula="of:=IF([.B100]=[.C100];0;INDEX([.$V$18:.$Z$25];INT([.$J100]/COUNTA([.$V$7:.$Z$17]))+1;[.$M100]))" table:style-name="ce1">
            <text:p>2</text:p>
          </table:table-cell>
          <table:table-cell table:style-name="ce1"/>
          <table:table-cell office:value-type="string" office:string-value="" table:formula="of:=IF(INDEX([.AB$18:.AB$200];[.$K100])=&quot;&quot;;&quot;&quot;;[.$T$17]&amp;&quot; = yes &quot;)" table:style-name="ce1"/>
          <table:table-cell office:value-type="string" office:string-value="" table:formula="of:=IF(INDEX([.AC$18:.AC$200];[.$K100])=&quot;&quot;;&quot;&quot;;[.$T$18]&amp;&quot; = yes &quot;)" table:style-name="ce1"/>
          <table:table-cell office:value-type="string" office:string-value="" table:formula="of:=IF(INDEX([.AD$18:.AD$200];[.$K100])=&quot;&quot;;&quot;&quot;;[.$T$19]&amp;&quot; = yes &quot;)" table:style-name="ce1"/>
          <table:table-cell office:value-type="string" office:string-value="" table:formula="of:=IF(INDEX([.AE$18:.AE$200];[.$K10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94</text:p>
          </table:table-cell>
          <table:table-cell office:value-type="string" office:string-value="pc_savannah" table:formula="of:=INDEX([.U$18:.U$200];[.K101])" table:style-name="ce1">
            <text:p>pc_savannah</text:p>
          </table:table-cell>
          <table:table-cell office:value-type="string" office:string-value="pc_greenhouse_hot" table:formula="of:=INDEX([.$V$7:.$Z$17];[.L101];[.M101])" table:style-name="ce1">
            <text:p>pc_greenhouse_hot</text:p>
          </table:table-cell>
          <table:table-cell office:value-type="string" office:string-value="@terraforming_cost_level_2" table:formula="of:=[.$T$8]&amp;[.N101]" table:style-name="ce1">
            <text:p>@terraforming_cost_level_2</text:p>
          </table:table-cell>
          <table:table-cell office:value-type="string" office:string-value="@terraforming_duration_level_2" table:formula="of:=[.$T$9]&amp;[.N101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01]+1)" table:style-name="ce1">
            <text:p>tech2</text:p>
          </table:table-cell>
          <table:table-cell office:value-type="float" office:value="0" table:formula="of:=[.I100]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3" table:formula="of:=INT([.J101]/COUNTA([.$V$7:.$Z$17]))+1" table:style-name="ce1">
            <text:p>3</text:p>
          </table:table-cell>
          <table:table-cell office:value-type="float" office:value="10" table:formula="of:=IF(INDEX([.$V$7:.$Z$17];[.L100]+1;[.M100])=&quot;&quot;;1;[.L100]+1)" table:style-name="ce1">
            <text:p>10</text:p>
          </table:table-cell>
          <table:table-cell office:value-type="float" office:value="2" table:formula="of:=IF(INDEX([.$V$7:.$Z$17];[.L100]+1;[.M100])=&quot;&quot;;IF([.M100]=5;1;[.M100]+1);[.M100])" table:style-name="ce1">
            <text:p>2</text:p>
          </table:table-cell>
          <table:table-cell office:value-type="float" office:value="2" table:formula="of:=IF([.B101]=[.C101];0;INDEX([.$V$18:.$Z$25];INT([.$J101]/COUNTA([.$V$7:.$Z$17]))+1;[.$M101]))" table:style-name="ce1">
            <text:p>2</text:p>
          </table:table-cell>
          <table:table-cell table:style-name="ce1"/>
          <table:table-cell office:value-type="string" office:string-value="" table:formula="of:=IF(INDEX([.AB$18:.AB$200];[.$K101])=&quot;&quot;;&quot;&quot;;[.$T$17]&amp;&quot; = yes &quot;)" table:style-name="ce1"/>
          <table:table-cell office:value-type="string" office:string-value="" table:formula="of:=IF(INDEX([.AC$18:.AC$200];[.$K101])=&quot;&quot;;&quot;&quot;;[.$T$18]&amp;&quot; = yes &quot;)" table:style-name="ce1"/>
          <table:table-cell office:value-type="string" office:string-value="" table:formula="of:=IF(INDEX([.AD$18:.AD$200];[.$K101])=&quot;&quot;;&quot;&quot;;[.$T$19]&amp;&quot; = yes &quot;)" table:style-name="ce1"/>
          <table:table-cell office:value-type="string" office:string-value="" table:formula="of:=IF(INDEX([.AE$18:.AE$200];[.$K10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95</text:p>
          </table:table-cell>
          <table:table-cell office:value-type="string" office:string-value="pc_savannah" table:formula="of:=INDEX([.U$18:.U$200];[.K102])" table:style-name="ce1">
            <text:p>pc_savannah</text:p>
          </table:table-cell>
          <table:table-cell office:value-type="string" office:string-value="pc_frozen_desert" table:formula="of:=INDEX([.$V$7:.$Z$17];[.L102];[.M102])" table:style-name="ce1">
            <text:p>pc_frozen_desert</text:p>
          </table:table-cell>
          <table:table-cell office:value-type="string" office:string-value="@terraforming_cost_level_2" table:formula="of:=[.$T$8]&amp;[.N102]" table:style-name="ce1">
            <text:p>@terraforming_cost_level_2</text:p>
          </table:table-cell>
          <table:table-cell office:value-type="string" office:string-value="@terraforming_duration_level_2" table:formula="of:=[.$T$9]&amp;[.N10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02]+1)" table:style-name="ce1">
            <text:p>tech2</text:p>
          </table:table-cell>
          <table:table-cell office:value-type="float" office:value="0" table:formula="of:=[.I101]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3" table:formula="of:=INT([.J102]/COUNTA([.$V$7:.$Z$17]))+1" table:style-name="ce1">
            <text:p>3</text:p>
          </table:table-cell>
          <table:table-cell office:value-type="float" office:value="1" table:formula="of:=IF(INDEX([.$V$7:.$Z$17];[.L101]+1;[.M101])=&quot;&quot;;1;[.L101]+1)" table:style-name="ce1">
            <text:p>1</text:p>
          </table:table-cell>
          <table:table-cell office:value-type="float" office:value="3" table:formula="of:=IF(INDEX([.$V$7:.$Z$17];[.L101]+1;[.M101])=&quot;&quot;;IF([.M101]=5;1;[.M101]+1);[.M101])" table:style-name="ce1">
            <text:p>3</text:p>
          </table:table-cell>
          <table:table-cell office:value-type="float" office:value="2" table:formula="of:=IF([.B102]=[.C102];0;INDEX([.$V$18:.$Z$25];INT([.$J102]/COUNTA([.$V$7:.$Z$17]))+1;[.$M102]))" table:style-name="ce1">
            <text:p>2</text:p>
          </table:table-cell>
          <table:table-cell table:style-name="ce1"/>
          <table:table-cell office:value-type="string" office:string-value="" table:formula="of:=IF(INDEX([.AB$18:.AB$200];[.$K102])=&quot;&quot;;&quot;&quot;;[.$T$17]&amp;&quot; = yes &quot;)" table:style-name="ce1"/>
          <table:table-cell office:value-type="string" office:string-value="" table:formula="of:=IF(INDEX([.AC$18:.AC$200];[.$K102])=&quot;&quot;;&quot;&quot;;[.$T$18]&amp;&quot; = yes &quot;)" table:style-name="ce1"/>
          <table:table-cell office:value-type="string" office:string-value="" table:formula="of:=IF(INDEX([.AD$18:.AD$200];[.$K102])=&quot;&quot;;&quot;&quot;;[.$T$19]&amp;&quot; = yes &quot;)" table:style-name="ce1"/>
          <table:table-cell office:value-type="string" office:string-value="" table:formula="of:=IF(INDEX([.AE$18:.AE$200];[.$K10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96</text:p>
          </table:table-cell>
          <table:table-cell office:value-type="string" office:string-value="pc_savannah" table:formula="of:=INDEX([.U$18:.U$200];[.K103])" table:style-name="ce1">
            <text:p>pc_savannah</text:p>
          </table:table-cell>
          <table:table-cell office:value-type="string" office:string-value="pc_steppe" table:formula="of:=INDEX([.$V$7:.$Z$17];[.L103];[.M103])" table:style-name="ce1">
            <text:p>pc_steppe</text:p>
          </table:table-cell>
          <table:table-cell office:value-type="string" office:string-value="@terraforming_cost_level_2" table:formula="of:=[.$T$8]&amp;[.N103]" table:style-name="ce1">
            <text:p>@terraforming_cost_level_2</text:p>
          </table:table-cell>
          <table:table-cell office:value-type="string" office:string-value="@terraforming_duration_level_2" table:formula="of:=[.$T$9]&amp;[.N103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03]+1)" table:style-name="ce1">
            <text:p>tech2</text:p>
          </table:table-cell>
          <table:table-cell office:value-type="float" office:value="0" table:formula="of:=[.I102]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3" table:formula="of:=INT([.J103]/COUNTA([.$V$7:.$Z$17]))+1" table:style-name="ce1">
            <text:p>3</text:p>
          </table:table-cell>
          <table:table-cell office:value-type="float" office:value="2" table:formula="of:=IF(INDEX([.$V$7:.$Z$17];[.L102]+1;[.M102])=&quot;&quot;;1;[.L102]+1)" table:style-name="ce1">
            <text:p>2</text:p>
          </table:table-cell>
          <table:table-cell office:value-type="float" office:value="3" table:formula="of:=IF(INDEX([.$V$7:.$Z$17];[.L102]+1;[.M102])=&quot;&quot;;IF([.M102]=5;1;[.M102]+1);[.M102])" table:style-name="ce1">
            <text:p>3</text:p>
          </table:table-cell>
          <table:table-cell office:value-type="float" office:value="2" table:formula="of:=IF([.B103]=[.C103];0;INDEX([.$V$18:.$Z$25];INT([.$J103]/COUNTA([.$V$7:.$Z$17]))+1;[.$M103]))" table:style-name="ce1">
            <text:p>2</text:p>
          </table:table-cell>
          <table:table-cell table:style-name="ce1"/>
          <table:table-cell office:value-type="string" office:string-value="" table:formula="of:=IF(INDEX([.AB$18:.AB$200];[.$K103])=&quot;&quot;;&quot;&quot;;[.$T$17]&amp;&quot; = yes &quot;)" table:style-name="ce1"/>
          <table:table-cell office:value-type="string" office:string-value="" table:formula="of:=IF(INDEX([.AC$18:.AC$200];[.$K103])=&quot;&quot;;&quot;&quot;;[.$T$18]&amp;&quot; = yes &quot;)" table:style-name="ce1"/>
          <table:table-cell office:value-type="string" office:string-value="" table:formula="of:=IF(INDEX([.AD$18:.AD$200];[.$K103])=&quot;&quot;;&quot;&quot;;[.$T$19]&amp;&quot; = yes &quot;)" table:style-name="ce1"/>
          <table:table-cell office:value-type="string" office:string-value="" table:formula="of:=IF(INDEX([.AE$18:.AE$200];[.$K10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97</text:p>
          </table:table-cell>
          <table:table-cell office:value-type="string" office:string-value="pc_savannah" table:formula="of:=INDEX([.U$18:.U$200];[.K104])" table:style-name="ce1">
            <text:p>pc_savannah</text:p>
          </table:table-cell>
          <table:table-cell office:value-type="string" office:string-value="pc_hadesert" table:formula="of:=INDEX([.$V$7:.$Z$17];[.L104];[.M104])" table:style-name="ce1">
            <text:p>pc_hadesert</text:p>
          </table:table-cell>
          <table:table-cell office:value-type="string" office:string-value="@terraforming_cost_level_2" table:formula="of:=[.$T$8]&amp;[.N104]" table:style-name="ce1">
            <text:p>@terraforming_cost_level_2</text:p>
          </table:table-cell>
          <table:table-cell office:value-type="string" office:string-value="@terraforming_duration_level_2" table:formula="of:=[.$T$9]&amp;[.N10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04]+1)" table:style-name="ce1">
            <text:p>tech2</text:p>
          </table:table-cell>
          <table:table-cell office:value-type="float" office:value="0" table:formula="of:=[.I103]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3" table:formula="of:=INT([.J104]/COUNTA([.$V$7:.$Z$17]))+1" table:style-name="ce1">
            <text:p>3</text:p>
          </table:table-cell>
          <table:table-cell office:value-type="float" office:value="3" table:formula="of:=IF(INDEX([.$V$7:.$Z$17];[.L103]+1;[.M103])=&quot;&quot;;1;[.L103]+1)" table:style-name="ce1">
            <text:p>3</text:p>
          </table:table-cell>
          <table:table-cell office:value-type="float" office:value="3" table:formula="of:=IF(INDEX([.$V$7:.$Z$17];[.L103]+1;[.M103])=&quot;&quot;;IF([.M103]=5;1;[.M103]+1);[.M103])" table:style-name="ce1">
            <text:p>3</text:p>
          </table:table-cell>
          <table:table-cell office:value-type="float" office:value="2" table:formula="of:=IF([.B104]=[.C104];0;INDEX([.$V$18:.$Z$25];INT([.$J104]/COUNTA([.$V$7:.$Z$17]))+1;[.$M104]))" table:style-name="ce1">
            <text:p>2</text:p>
          </table:table-cell>
          <table:table-cell table:style-name="ce1"/>
          <table:table-cell office:value-type="string" office:string-value="" table:formula="of:=IF(INDEX([.AB$18:.AB$200];[.$K104])=&quot;&quot;;&quot;&quot;;[.$T$17]&amp;&quot; = yes &quot;)" table:style-name="ce1"/>
          <table:table-cell office:value-type="string" office:string-value="" table:formula="of:=IF(INDEX([.AC$18:.AC$200];[.$K104])=&quot;&quot;;&quot;&quot;;[.$T$18]&amp;&quot; = yes &quot;)" table:style-name="ce1"/>
          <table:table-cell office:value-type="string" office:string-value="" table:formula="of:=IF(INDEX([.AD$18:.AD$200];[.$K104])=&quot;&quot;;&quot;&quot;;[.$T$19]&amp;&quot; = yes &quot;)" table:style-name="ce1"/>
          <table:table-cell office:value-type="string" office:string-value="" table:formula="of:=IF(INDEX([.AE$18:.AE$200];[.$K10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98</text:p>
          </table:table-cell>
          <table:table-cell office:value-type="string" office:string-value="pc_savannah" table:formula="of:=INDEX([.U$18:.U$200];[.K105])" table:style-name="ce1">
            <text:p>pc_savannah</text:p>
          </table:table-cell>
          <table:table-cell office:value-type="string" office:string-value="pc_antarctic" table:formula="of:=INDEX([.$V$7:.$Z$17];[.L105];[.M105])" table:style-name="ce1">
            <text:p>pc_antarctic</text:p>
          </table:table-cell>
          <table:table-cell office:value-type="string" office:string-value="@terraforming_cost_level_2" table:formula="of:=[.$T$8]&amp;[.N105]" table:style-name="ce1">
            <text:p>@terraforming_cost_level_2</text:p>
          </table:table-cell>
          <table:table-cell office:value-type="string" office:string-value="@terraforming_duration_level_2" table:formula="of:=[.$T$9]&amp;[.N105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05]+1)" table:style-name="ce1">
            <text:p>tech2</text:p>
          </table:table-cell>
          <table:table-cell office:value-type="float" office:value="0" table:formula="of:=[.I104]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3" table:formula="of:=INT([.J105]/COUNTA([.$V$7:.$Z$17]))+1" table:style-name="ce1">
            <text:p>3</text:p>
          </table:table-cell>
          <table:table-cell office:value-type="float" office:value="4" table:formula="of:=IF(INDEX([.$V$7:.$Z$17];[.L104]+1;[.M104])=&quot;&quot;;1;[.L104]+1)" table:style-name="ce1">
            <text:p>4</text:p>
          </table:table-cell>
          <table:table-cell office:value-type="float" office:value="3" table:formula="of:=IF(INDEX([.$V$7:.$Z$17];[.L104]+1;[.M104])=&quot;&quot;;IF([.M104]=5;1;[.M104]+1);[.M104])" table:style-name="ce1">
            <text:p>3</text:p>
          </table:table-cell>
          <table:table-cell office:value-type="float" office:value="2" table:formula="of:=IF([.B105]=[.C105];0;INDEX([.$V$18:.$Z$25];INT([.$J105]/COUNTA([.$V$7:.$Z$17]))+1;[.$M105]))" table:style-name="ce1">
            <text:p>2</text:p>
          </table:table-cell>
          <table:table-cell table:style-name="ce1"/>
          <table:table-cell office:value-type="string" office:string-value="" table:formula="of:=IF(INDEX([.AB$18:.AB$200];[.$K105])=&quot;&quot;;&quot;&quot;;[.$T$17]&amp;&quot; = yes &quot;)" table:style-name="ce1"/>
          <table:table-cell office:value-type="string" office:string-value="" table:formula="of:=IF(INDEX([.AC$18:.AC$200];[.$K105])=&quot;&quot;;&quot;&quot;;[.$T$18]&amp;&quot; = yes &quot;)" table:style-name="ce1"/>
          <table:table-cell office:value-type="string" office:string-value="" table:formula="of:=IF(INDEX([.AD$18:.AD$200];[.$K105])=&quot;&quot;;&quot;&quot;;[.$T$19]&amp;&quot; = yes &quot;)" table:style-name="ce1"/>
          <table:table-cell office:value-type="string" office:string-value="" table:formula="of:=IF(INDEX([.AE$18:.AE$200];[.$K10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99</text:p>
          </table:table-cell>
          <table:table-cell office:value-type="string" office:string-value="pc_savannah" table:formula="of:=INDEX([.U$18:.U$200];[.K106])" table:style-name="ce1">
            <text:p>pc_savannah</text:p>
          </table:table-cell>
          <table:table-cell office:value-type="string" office:string-value="pc_tundra" table:formula="of:=INDEX([.$V$7:.$Z$17];[.L106];[.M106])" table:style-name="ce1">
            <text:p>pc_tundra</text:p>
          </table:table-cell>
          <table:table-cell office:value-type="string" office:string-value="@terraforming_cost_level_2" table:formula="of:=[.$T$8]&amp;[.N106]" table:style-name="ce1">
            <text:p>@terraforming_cost_level_2</text:p>
          </table:table-cell>
          <table:table-cell office:value-type="string" office:string-value="@terraforming_duration_level_2" table:formula="of:=[.$T$9]&amp;[.N10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06]+1)" table:style-name="ce1">
            <text:p>tech2</text:p>
          </table:table-cell>
          <table:table-cell office:value-type="float" office:value="0" table:formula="of:=[.I105]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" table:formula="of:=INT([.J106]/COUNTA([.$V$7:.$Z$17]))+1" table:style-name="ce1">
            <text:p>3</text:p>
          </table:table-cell>
          <table:table-cell office:value-type="float" office:value="5" table:formula="of:=IF(INDEX([.$V$7:.$Z$17];[.L105]+1;[.M105])=&quot;&quot;;1;[.L105]+1)" table:style-name="ce1">
            <text:p>5</text:p>
          </table:table-cell>
          <table:table-cell office:value-type="float" office:value="3" table:formula="of:=IF(INDEX([.$V$7:.$Z$17];[.L105]+1;[.M105])=&quot;&quot;;IF([.M105]=5;1;[.M105]+1);[.M105])" table:style-name="ce1">
            <text:p>3</text:p>
          </table:table-cell>
          <table:table-cell office:value-type="float" office:value="2" table:formula="of:=IF([.B106]=[.C106];0;INDEX([.$V$18:.$Z$25];INT([.$J106]/COUNTA([.$V$7:.$Z$17]))+1;[.$M106]))" table:style-name="ce1">
            <text:p>2</text:p>
          </table:table-cell>
          <table:table-cell table:style-name="ce1"/>
          <table:table-cell office:value-type="string" office:string-value="" table:formula="of:=IF(INDEX([.AB$18:.AB$200];[.$K106])=&quot;&quot;;&quot;&quot;;[.$T$17]&amp;&quot; = yes &quot;)" table:style-name="ce1"/>
          <table:table-cell office:value-type="string" office:string-value="" table:formula="of:=IF(INDEX([.AC$18:.AC$200];[.$K106])=&quot;&quot;;&quot;&quot;;[.$T$18]&amp;&quot; = yes &quot;)" table:style-name="ce1"/>
          <table:table-cell office:value-type="string" office:string-value="" table:formula="of:=IF(INDEX([.AD$18:.AD$200];[.$K106])=&quot;&quot;;&quot;&quot;;[.$T$19]&amp;&quot; = yes &quot;)" table:style-name="ce1"/>
          <table:table-cell office:value-type="string" office:string-value="" table:formula="of:=IF(INDEX([.AE$18:.AE$200];[.$K10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00</text:p>
          </table:table-cell>
          <table:table-cell office:value-type="string" office:string-value="pc_savannah" table:formula="of:=INDEX([.U$18:.U$200];[.K107])" table:style-name="ce1">
            <text:p>pc_savannah</text:p>
          </table:table-cell>
          <table:table-cell office:value-type="string" office:string-value="pc_alpine" table:formula="of:=INDEX([.$V$7:.$Z$17];[.L107];[.M107])" table:style-name="ce1">
            <text:p>pc_alpine</text:p>
          </table:table-cell>
          <table:table-cell office:value-type="string" office:string-value="@terraforming_cost_level_2" table:formula="of:=[.$T$8]&amp;[.N107]" table:style-name="ce1">
            <text:p>@terraforming_cost_level_2</text:p>
          </table:table-cell>
          <table:table-cell office:value-type="string" office:string-value="@terraforming_duration_level_2" table:formula="of:=[.$T$9]&amp;[.N10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07]+1)" table:style-name="ce1">
            <text:p>tech2</text:p>
          </table:table-cell>
          <table:table-cell office:value-type="float" office:value="0" table:formula="of:=[.I106]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" table:formula="of:=INT([.J107]/COUNTA([.$V$7:.$Z$17]))+1" table:style-name="ce1">
            <text:p>3</text:p>
          </table:table-cell>
          <table:table-cell office:value-type="float" office:value="6" table:formula="of:=IF(INDEX([.$V$7:.$Z$17];[.L106]+1;[.M106])=&quot;&quot;;1;[.L106]+1)" table:style-name="ce1">
            <text:p>6</text:p>
          </table:table-cell>
          <table:table-cell office:value-type="float" office:value="3" table:formula="of:=IF(INDEX([.$V$7:.$Z$17];[.L106]+1;[.M106])=&quot;&quot;;IF([.M106]=5;1;[.M106]+1);[.M106])" table:style-name="ce1">
            <text:p>3</text:p>
          </table:table-cell>
          <table:table-cell office:value-type="float" office:value="2" table:formula="of:=IF([.B107]=[.C107];0;INDEX([.$V$18:.$Z$25];INT([.$J107]/COUNTA([.$V$7:.$Z$17]))+1;[.$M107]))" table:style-name="ce1">
            <text:p>2</text:p>
          </table:table-cell>
          <table:table-cell table:style-name="ce1"/>
          <table:table-cell office:value-type="string" office:string-value="" table:formula="of:=IF(INDEX([.AB$18:.AB$200];[.$K107])=&quot;&quot;;&quot;&quot;;[.$T$17]&amp;&quot; = yes &quot;)" table:style-name="ce1"/>
          <table:table-cell office:value-type="string" office:string-value="" table:formula="of:=IF(INDEX([.AC$18:.AC$200];[.$K107])=&quot;&quot;;&quot;&quot;;[.$T$18]&amp;&quot; = yes &quot;)" table:style-name="ce1"/>
          <table:table-cell office:value-type="string" office:string-value="" table:formula="of:=IF(INDEX([.AD$18:.AD$200];[.$K107])=&quot;&quot;;&quot;&quot;;[.$T$19]&amp;&quot; = yes &quot;)" table:style-name="ce1"/>
          <table:table-cell office:value-type="string" office:string-value="" table:formula="of:=IF(INDEX([.AE$18:.AE$200];[.$K10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01</text:p>
          </table:table-cell>
          <table:table-cell office:value-type="string" office:string-value="pc_savannah" table:formula="of:=INDEX([.U$18:.U$200];[.K108])" table:style-name="ce1">
            <text:p>pc_savannah</text:p>
          </table:table-cell>
          <table:table-cell office:value-type="string" office:string-value="pc_greenhouse_cold" table:formula="of:=INDEX([.$V$7:.$Z$17];[.L108];[.M108])" table:style-name="ce1">
            <text:p>pc_greenhouse_cold</text:p>
          </table:table-cell>
          <table:table-cell office:value-type="string" office:string-value="@terraforming_cost_level_2" table:formula="of:=[.$T$8]&amp;[.N108]" table:style-name="ce1">
            <text:p>@terraforming_cost_level_2</text:p>
          </table:table-cell>
          <table:table-cell office:value-type="string" office:string-value="@terraforming_duration_level_2" table:formula="of:=[.$T$9]&amp;[.N10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08]+1)" table:style-name="ce1">
            <text:p>tech2</text:p>
          </table:table-cell>
          <table:table-cell office:value-type="float" office:value="0" table:formula="of:=[.I107]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3" table:formula="of:=INT([.J108]/COUNTA([.$V$7:.$Z$17]))+1" table:style-name="ce1">
            <text:p>3</text:p>
          </table:table-cell>
          <table:table-cell office:value-type="float" office:value="7" table:formula="of:=IF(INDEX([.$V$7:.$Z$17];[.L107]+1;[.M107])=&quot;&quot;;1;[.L107]+1)" table:style-name="ce1">
            <text:p>7</text:p>
          </table:table-cell>
          <table:table-cell office:value-type="float" office:value="3" table:formula="of:=IF(INDEX([.$V$7:.$Z$17];[.L107]+1;[.M107])=&quot;&quot;;IF([.M107]=5;1;[.M107]+1);[.M107])" table:style-name="ce1">
            <text:p>3</text:p>
          </table:table-cell>
          <table:table-cell office:value-type="float" office:value="2" table:formula="of:=IF([.B108]=[.C108];0;INDEX([.$V$18:.$Z$25];INT([.$J108]/COUNTA([.$V$7:.$Z$17]))+1;[.$M108]))" table:style-name="ce1">
            <text:p>2</text:p>
          </table:table-cell>
          <table:table-cell table:style-name="ce1"/>
          <table:table-cell office:value-type="string" office:string-value="" table:formula="of:=IF(INDEX([.AB$18:.AB$200];[.$K108])=&quot;&quot;;&quot;&quot;;[.$T$17]&amp;&quot; = yes &quot;)" table:style-name="ce1"/>
          <table:table-cell office:value-type="string" office:string-value="" table:formula="of:=IF(INDEX([.AC$18:.AC$200];[.$K108])=&quot;&quot;;&quot;&quot;;[.$T$18]&amp;&quot; = yes &quot;)" table:style-name="ce1"/>
          <table:table-cell office:value-type="string" office:string-value="" table:formula="of:=IF(INDEX([.AD$18:.AD$200];[.$K108])=&quot;&quot;;&quot;&quot;;[.$T$19]&amp;&quot; = yes &quot;)" table:style-name="ce1"/>
          <table:table-cell office:value-type="string" office:string-value="" table:formula="of:=IF(INDEX([.AE$18:.AE$200];[.$K10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02</text:p>
          </table:table-cell>
          <table:table-cell office:value-type="string" office:string-value="pc_savannah" table:formula="of:=INDEX([.U$18:.U$200];[.K109])" table:style-name="ce1">
            <text:p>pc_savannah</text:p>
          </table:table-cell>
          <table:table-cell office:value-type="string" office:string-value="pc_arctic" table:formula="of:=INDEX([.$V$7:.$Z$17];[.L109];[.M109])" table:style-name="ce1">
            <text:p>pc_arctic</text:p>
          </table:table-cell>
          <table:table-cell office:value-type="string" office:string-value="@terraforming_cost_level_3" table:formula="of:=[.$T$8]&amp;[.N109]" table:style-name="ce1">
            <text:p>@terraforming_cost_level_3</text:p>
          </table:table-cell>
          <table:table-cell office:value-type="string" office:string-value="@terraforming_duration_level_3" table:formula="of:=[.$T$9]&amp;[.N109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09]+1)" table:style-name="ce1">
            <text:p>tech3</text:p>
          </table:table-cell>
          <table:table-cell office:value-type="float" office:value="0" table:formula="of:=[.I108]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3" table:formula="of:=INT([.J109]/COUNTA([.$V$7:.$Z$17]))+1" table:style-name="ce1">
            <text:p>3</text:p>
          </table:table-cell>
          <table:table-cell office:value-type="float" office:value="1" table:formula="of:=IF(INDEX([.$V$7:.$Z$17];[.L108]+1;[.M108])=&quot;&quot;;1;[.L108]+1)" table:style-name="ce1">
            <text:p>1</text:p>
          </table:table-cell>
          <table:table-cell office:value-type="float" office:value="4" table:formula="of:=IF(INDEX([.$V$7:.$Z$17];[.L108]+1;[.M108])=&quot;&quot;;IF([.M108]=5;1;[.M108]+1);[.M108])" table:style-name="ce1">
            <text:p>4</text:p>
          </table:table-cell>
          <table:table-cell office:value-type="float" office:value="3" table:formula="of:=IF([.B109]=[.C109];0;INDEX([.$V$18:.$Z$25];INT([.$J109]/COUNTA([.$V$7:.$Z$17]))+1;[.$M109]))" table:style-name="ce1">
            <text:p>3</text:p>
          </table:table-cell>
          <table:table-cell table:style-name="ce1"/>
          <table:table-cell office:value-type="string" office:string-value="" table:formula="of:=IF(INDEX([.AB$18:.AB$200];[.$K109])=&quot;&quot;;&quot;&quot;;[.$T$17]&amp;&quot; = yes &quot;)" table:style-name="ce1"/>
          <table:table-cell office:value-type="string" office:string-value="" table:formula="of:=IF(INDEX([.AC$18:.AC$200];[.$K109])=&quot;&quot;;&quot;&quot;;[.$T$18]&amp;&quot; = yes &quot;)" table:style-name="ce1"/>
          <table:table-cell office:value-type="string" office:string-value="" table:formula="of:=IF(INDEX([.AD$18:.AD$200];[.$K109])=&quot;&quot;;&quot;&quot;;[.$T$19]&amp;&quot; = yes &quot;)" table:style-name="ce1"/>
          <table:table-cell office:value-type="string" office:string-value="" table:formula="of:=IF(INDEX([.AE$18:.AE$200];[.$K10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03</text:p>
          </table:table-cell>
          <table:table-cell office:value-type="string" office:string-value="pc_savannah" table:formula="of:=INDEX([.U$18:.U$200];[.K110])" table:style-name="ce1">
            <text:p>pc_savannah</text:p>
          </table:table-cell>
          <table:table-cell office:value-type="string" office:string-value="pc_swamp" table:formula="of:=INDEX([.$V$7:.$Z$17];[.L110];[.M110])" table:style-name="ce1">
            <text:p>pc_swamp</text:p>
          </table:table-cell>
          <table:table-cell office:value-type="string" office:string-value="@terraforming_cost_level_3" table:formula="of:=[.$T$8]&amp;[.N110]" table:style-name="ce1">
            <text:p>@terraforming_cost_level_3</text:p>
          </table:table-cell>
          <table:table-cell office:value-type="string" office:string-value="@terraforming_duration_level_3" table:formula="of:=[.$T$9]&amp;[.N110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10]+1)" table:style-name="ce1">
            <text:p>tech3</text:p>
          </table:table-cell>
          <table:table-cell office:value-type="float" office:value="0" table:formula="of:=[.I109]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3" table:formula="of:=INT([.J110]/COUNTA([.$V$7:.$Z$17]))+1" table:style-name="ce1">
            <text:p>3</text:p>
          </table:table-cell>
          <table:table-cell office:value-type="float" office:value="2" table:formula="of:=IF(INDEX([.$V$7:.$Z$17];[.L109]+1;[.M109])=&quot;&quot;;1;[.L109]+1)" table:style-name="ce1">
            <text:p>2</text:p>
          </table:table-cell>
          <table:table-cell office:value-type="float" office:value="4" table:formula="of:=IF(INDEX([.$V$7:.$Z$17];[.L109]+1;[.M109])=&quot;&quot;;IF([.M109]=5;1;[.M109]+1);[.M109])" table:style-name="ce1">
            <text:p>4</text:p>
          </table:table-cell>
          <table:table-cell office:value-type="float" office:value="3" table:formula="of:=IF([.B110]=[.C110];0;INDEX([.$V$18:.$Z$25];INT([.$J110]/COUNTA([.$V$7:.$Z$17]))+1;[.$M110]))" table:style-name="ce1">
            <text:p>3</text:p>
          </table:table-cell>
          <table:table-cell table:style-name="ce1"/>
          <table:table-cell office:value-type="string" office:string-value="" table:formula="of:=IF(INDEX([.AB$18:.AB$200];[.$K110])=&quot;&quot;;&quot;&quot;;[.$T$17]&amp;&quot; = yes &quot;)" table:style-name="ce1"/>
          <table:table-cell office:value-type="string" office:string-value="" table:formula="of:=IF(INDEX([.AC$18:.AC$200];[.$K110])=&quot;&quot;;&quot;&quot;;[.$T$18]&amp;&quot; = yes &quot;)" table:style-name="ce1"/>
          <table:table-cell office:value-type="string" office:string-value="" table:formula="of:=IF(INDEX([.AD$18:.AD$200];[.$K110])=&quot;&quot;;&quot;&quot;;[.$T$19]&amp;&quot; = yes &quot;)" table:style-name="ce1"/>
          <table:table-cell office:value-type="string" office:string-value="" table:formula="of:=IF(INDEX([.AE$18:.AE$200];[.$K11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04</text:p>
          </table:table-cell>
          <table:table-cell office:value-type="string" office:string-value="pc_savannah" table:formula="of:=INDEX([.U$18:.U$200];[.K111])" table:style-name="ce1">
            <text:p>pc_savannah</text:p>
          </table:table-cell>
          <table:table-cell office:value-type="string" office:string-value="pc_cascadian" table:formula="of:=INDEX([.$V$7:.$Z$17];[.L111];[.M111])" table:style-name="ce1">
            <text:p>pc_cascadian</text:p>
          </table:table-cell>
          <table:table-cell office:value-type="string" office:string-value="@terraforming_cost_level_3" table:formula="of:=[.$T$8]&amp;[.N111]" table:style-name="ce1">
            <text:p>@terraforming_cost_level_3</text:p>
          </table:table-cell>
          <table:table-cell office:value-type="string" office:string-value="@terraforming_duration_level_3" table:formula="of:=[.$T$9]&amp;[.N111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11]+1)" table:style-name="ce1">
            <text:p>tech3</text:p>
          </table:table-cell>
          <table:table-cell office:value-type="float" office:value="0" table:formula="of:=[.I110]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3" table:formula="of:=INT([.J111]/COUNTA([.$V$7:.$Z$17]))+1" table:style-name="ce1">
            <text:p>3</text:p>
          </table:table-cell>
          <table:table-cell office:value-type="float" office:value="3" table:formula="of:=IF(INDEX([.$V$7:.$Z$17];[.L110]+1;[.M110])=&quot;&quot;;1;[.L110]+1)" table:style-name="ce1">
            <text:p>3</text:p>
          </table:table-cell>
          <table:table-cell office:value-type="float" office:value="4" table:formula="of:=IF(INDEX([.$V$7:.$Z$17];[.L110]+1;[.M110])=&quot;&quot;;IF([.M110]=5;1;[.M110]+1);[.M110])" table:style-name="ce1">
            <text:p>4</text:p>
          </table:table-cell>
          <table:table-cell office:value-type="float" office:value="3" table:formula="of:=IF([.B111]=[.C111];0;INDEX([.$V$18:.$Z$25];INT([.$J111]/COUNTA([.$V$7:.$Z$17]))+1;[.$M111]))" table:style-name="ce1">
            <text:p>3</text:p>
          </table:table-cell>
          <table:table-cell table:style-name="ce1"/>
          <table:table-cell office:value-type="string" office:string-value="" table:formula="of:=IF(INDEX([.AB$18:.AB$200];[.$K111])=&quot;&quot;;&quot;&quot;;[.$T$17]&amp;&quot; = yes &quot;)" table:style-name="ce1"/>
          <table:table-cell office:value-type="string" office:string-value="" table:formula="of:=IF(INDEX([.AC$18:.AC$200];[.$K111])=&quot;&quot;;&quot;&quot;;[.$T$18]&amp;&quot; = yes &quot;)" table:style-name="ce1"/>
          <table:table-cell office:value-type="string" office:string-value="" table:formula="of:=IF(INDEX([.AD$18:.AD$200];[.$K111])=&quot;&quot;;&quot;&quot;;[.$T$19]&amp;&quot; = yes &quot;)" table:style-name="ce1"/>
          <table:table-cell office:value-type="string" office:string-value="" table:formula="of:=IF(INDEX([.AE$18:.AE$200];[.$K11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05</text:p>
          </table:table-cell>
          <table:table-cell office:value-type="string" office:string-value="pc_savannah" table:formula="of:=INDEX([.U$18:.U$200];[.K112])" table:style-name="ce1">
            <text:p>pc_savannah</text:p>
          </table:table-cell>
          <table:table-cell office:value-type="string" office:string-value="pc_geothermal" table:formula="of:=INDEX([.$V$7:.$Z$17];[.L112];[.M112])" table:style-name="ce1">
            <text:p>pc_geothermal</text:p>
          </table:table-cell>
          <table:table-cell office:value-type="string" office:string-value="@terraforming_cost_level_3" table:formula="of:=[.$T$8]&amp;[.N112]" table:style-name="ce1">
            <text:p>@terraforming_cost_level_3</text:p>
          </table:table-cell>
          <table:table-cell office:value-type="string" office:string-value="@terraforming_duration_level_3" table:formula="of:=[.$T$9]&amp;[.N112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12]+1)" table:style-name="ce1">
            <text:p>tech3</text:p>
          </table:table-cell>
          <table:table-cell office:value-type="float" office:value="0" table:formula="of:=[.I111]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3" table:formula="of:=INT([.J112]/COUNTA([.$V$7:.$Z$17]))+1" table:style-name="ce1">
            <text:p>3</text:p>
          </table:table-cell>
          <table:table-cell office:value-type="float" office:value="4" table:formula="of:=IF(INDEX([.$V$7:.$Z$17];[.L111]+1;[.M111])=&quot;&quot;;1;[.L111]+1)" table:style-name="ce1">
            <text:p>4</text:p>
          </table:table-cell>
          <table:table-cell office:value-type="float" office:value="4" table:formula="of:=IF(INDEX([.$V$7:.$Z$17];[.L111]+1;[.M111])=&quot;&quot;;IF([.M111]=5;1;[.M111]+1);[.M111])" table:style-name="ce1">
            <text:p>4</text:p>
          </table:table-cell>
          <table:table-cell office:value-type="float" office:value="3" table:formula="of:=IF([.B112]=[.C112];0;INDEX([.$V$18:.$Z$25];INT([.$J112]/COUNTA([.$V$7:.$Z$17]))+1;[.$M112]))" table:style-name="ce1">
            <text:p>3</text:p>
          </table:table-cell>
          <table:table-cell table:style-name="ce1"/>
          <table:table-cell office:value-type="string" office:string-value="" table:formula="of:=IF(INDEX([.AB$18:.AB$200];[.$K112])=&quot;&quot;;&quot;&quot;;[.$T$17]&amp;&quot; = yes &quot;)" table:style-name="ce1"/>
          <table:table-cell office:value-type="string" office:string-value="" table:formula="of:=IF(INDEX([.AC$18:.AC$200];[.$K112])=&quot;&quot;;&quot;&quot;;[.$T$18]&amp;&quot; = yes &quot;)" table:style-name="ce1"/>
          <table:table-cell office:value-type="string" office:string-value="" table:formula="of:=IF(INDEX([.AD$18:.AD$200];[.$K112])=&quot;&quot;;&quot;&quot;;[.$T$19]&amp;&quot; = yes &quot;)" table:style-name="ce1"/>
          <table:table-cell office:value-type="string" office:string-value="" table:formula="of:=IF(INDEX([.AE$18:.AE$200];[.$K11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06</text:p>
          </table:table-cell>
          <table:table-cell office:value-type="string" office:string-value="pc_savannah" table:formula="of:=INDEX([.U$18:.U$200];[.K113])" table:style-name="ce1">
            <text:p>pc_savannah</text:p>
          </table:table-cell>
          <table:table-cell office:value-type="string" office:string-value="pc_glacial" table:formula="of:=INDEX([.$V$7:.$Z$17];[.L113];[.M113])" table:style-name="ce1">
            <text:p>pc_glacial</text:p>
          </table:table-cell>
          <table:table-cell office:value-type="string" office:string-value="@terraforming_cost_level_3" table:formula="of:=[.$T$8]&amp;[.N113]" table:style-name="ce1">
            <text:p>@terraforming_cost_level_3</text:p>
          </table:table-cell>
          <table:table-cell office:value-type="string" office:string-value="@terraforming_duration_level_3" table:formula="of:=[.$T$9]&amp;[.N113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13]+1)" table:style-name="ce1">
            <text:p>tech3</text:p>
          </table:table-cell>
          <table:table-cell office:value-type="float" office:value="0" table:formula="of:=[.I112]" table:style-name="ce1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3" table:formula="of:=INT([.J113]/COUNTA([.$V$7:.$Z$17]))+1" table:style-name="ce1">
            <text:p>3</text:p>
          </table:table-cell>
          <table:table-cell office:value-type="float" office:value="5" table:formula="of:=IF(INDEX([.$V$7:.$Z$17];[.L112]+1;[.M112])=&quot;&quot;;1;[.L112]+1)" table:style-name="ce1">
            <text:p>5</text:p>
          </table:table-cell>
          <table:table-cell office:value-type="float" office:value="4" table:formula="of:=IF(INDEX([.$V$7:.$Z$17];[.L112]+1;[.M112])=&quot;&quot;;IF([.M112]=5;1;[.M112]+1);[.M112])" table:style-name="ce1">
            <text:p>4</text:p>
          </table:table-cell>
          <table:table-cell office:value-type="float" office:value="3" table:formula="of:=IF([.B113]=[.C113];0;INDEX([.$V$18:.$Z$25];INT([.$J113]/COUNTA([.$V$7:.$Z$17]))+1;[.$M113]))" table:style-name="ce1">
            <text:p>3</text:p>
          </table:table-cell>
          <table:table-cell table:style-name="ce1"/>
          <table:table-cell office:value-type="string" office:string-value="" table:formula="of:=IF(INDEX([.AB$18:.AB$200];[.$K113])=&quot;&quot;;&quot;&quot;;[.$T$17]&amp;&quot; = yes &quot;)" table:style-name="ce1"/>
          <table:table-cell office:value-type="string" office:string-value="" table:formula="of:=IF(INDEX([.AC$18:.AC$200];[.$K113])=&quot;&quot;;&quot;&quot;;[.$T$18]&amp;&quot; = yes &quot;)" table:style-name="ce1"/>
          <table:table-cell office:value-type="string" office:string-value="" table:formula="of:=IF(INDEX([.AD$18:.AD$200];[.$K113])=&quot;&quot;;&quot;&quot;;[.$T$19]&amp;&quot; = yes &quot;)" table:style-name="ce1"/>
          <table:table-cell office:value-type="string" office:string-value="" table:formula="of:=IF(INDEX([.AE$18:.AE$200];[.$K11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07</text:p>
          </table:table-cell>
          <table:table-cell office:value-type="string" office:string-value="pc_savannah" table:formula="of:=INDEX([.U$18:.U$200];[.K114])" table:style-name="ce1">
            <text:p>pc_savannah</text:p>
          </table:table-cell>
          <table:table-cell office:value-type="string" office:string-value="pc_subarctic" table:formula="of:=INDEX([.$V$7:.$Z$17];[.L114];[.M114])" table:style-name="ce1">
            <text:p>pc_subarctic</text:p>
          </table:table-cell>
          <table:table-cell office:value-type="string" office:string-value="@terraforming_cost_level_3" table:formula="of:=[.$T$8]&amp;[.N114]" table:style-name="ce1">
            <text:p>@terraforming_cost_level_3</text:p>
          </table:table-cell>
          <table:table-cell office:value-type="string" office:string-value="@terraforming_duration_level_3" table:formula="of:=[.$T$9]&amp;[.N114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14]+1)" table:style-name="ce1">
            <text:p>tech3</text:p>
          </table:table-cell>
          <table:table-cell office:value-type="float" office:value="0" table:formula="of:=[.I113]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3" table:formula="of:=INT([.J114]/COUNTA([.$V$7:.$Z$17]))+1" table:style-name="ce1">
            <text:p>3</text:p>
          </table:table-cell>
          <table:table-cell office:value-type="float" office:value="6" table:formula="of:=IF(INDEX([.$V$7:.$Z$17];[.L113]+1;[.M113])=&quot;&quot;;1;[.L113]+1)" table:style-name="ce1">
            <text:p>6</text:p>
          </table:table-cell>
          <table:table-cell office:value-type="float" office:value="4" table:formula="of:=IF(INDEX([.$V$7:.$Z$17];[.L113]+1;[.M113])=&quot;&quot;;IF([.M113]=5;1;[.M113]+1);[.M113])" table:style-name="ce1">
            <text:p>4</text:p>
          </table:table-cell>
          <table:table-cell office:value-type="float" office:value="3" table:formula="of:=IF([.B114]=[.C114];0;INDEX([.$V$18:.$Z$25];INT([.$J114]/COUNTA([.$V$7:.$Z$17]))+1;[.$M114]))" table:style-name="ce1">
            <text:p>3</text:p>
          </table:table-cell>
          <table:table-cell table:style-name="ce1"/>
          <table:table-cell office:value-type="string" office:string-value="" table:formula="of:=IF(INDEX([.AB$18:.AB$200];[.$K114])=&quot;&quot;;&quot;&quot;;[.$T$17]&amp;&quot; = yes &quot;)" table:style-name="ce1"/>
          <table:table-cell office:value-type="string" office:string-value="" table:formula="of:=IF(INDEX([.AC$18:.AC$200];[.$K114])=&quot;&quot;;&quot;&quot;;[.$T$18]&amp;&quot; = yes &quot;)" table:style-name="ce1"/>
          <table:table-cell office:value-type="string" office:string-value="" table:formula="of:=IF(INDEX([.AD$18:.AD$200];[.$K114])=&quot;&quot;;&quot;&quot;;[.$T$19]&amp;&quot; = yes &quot;)" table:style-name="ce1"/>
          <table:table-cell office:value-type="string" office:string-value="" table:formula="of:=IF(INDEX([.AE$18:.AE$200];[.$K11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08</text:p>
          </table:table-cell>
          <table:table-cell office:value-type="string" office:string-value="pc_savannah" table:formula="of:=INDEX([.U$18:.U$200];[.K115])" table:style-name="ce1">
            <text:p>pc_savannah</text:p>
          </table:table-cell>
          <table:table-cell office:value-type="string" office:string-value="pc_marginal_cold" table:formula="of:=INDEX([.$V$7:.$Z$17];[.L115];[.M115])" table:style-name="ce1">
            <text:p>pc_marginal_cold</text:p>
          </table:table-cell>
          <table:table-cell office:value-type="string" office:string-value="@terraforming_cost_level_3" table:formula="of:=[.$T$8]&amp;[.N115]" table:style-name="ce1">
            <text:p>@terraforming_cost_level_3</text:p>
          </table:table-cell>
          <table:table-cell office:value-type="string" office:string-value="@terraforming_duration_level_3" table:formula="of:=[.$T$9]&amp;[.N115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15]+1)" table:style-name="ce1">
            <text:p>tech3</text:p>
          </table:table-cell>
          <table:table-cell office:value-type="float" office:value="0" table:formula="of:=[.I114]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3" table:formula="of:=INT([.J115]/COUNTA([.$V$7:.$Z$17]))+1" table:style-name="ce1">
            <text:p>3</text:p>
          </table:table-cell>
          <table:table-cell office:value-type="float" office:value="7" table:formula="of:=IF(INDEX([.$V$7:.$Z$17];[.L114]+1;[.M114])=&quot;&quot;;1;[.L114]+1)" table:style-name="ce1">
            <text:p>7</text:p>
          </table:table-cell>
          <table:table-cell office:value-type="float" office:value="4" table:formula="of:=IF(INDEX([.$V$7:.$Z$17];[.L114]+1;[.M114])=&quot;&quot;;IF([.M114]=5;1;[.M114]+1);[.M114])" table:style-name="ce1">
            <text:p>4</text:p>
          </table:table-cell>
          <table:table-cell office:value-type="float" office:value="3" table:formula="of:=IF([.B115]=[.C115];0;INDEX([.$V$18:.$Z$25];INT([.$J115]/COUNTA([.$V$7:.$Z$17]))+1;[.$M115]))" table:style-name="ce1">
            <text:p>3</text:p>
          </table:table-cell>
          <table:table-cell table:style-name="ce1"/>
          <table:table-cell office:value-type="string" office:string-value="" table:formula="of:=IF(INDEX([.AB$18:.AB$200];[.$K115])=&quot;&quot;;&quot;&quot;;[.$T$17]&amp;&quot; = yes &quot;)" table:style-name="ce1"/>
          <table:table-cell office:value-type="string" office:string-value="" table:formula="of:=IF(INDEX([.AC$18:.AC$200];[.$K115])=&quot;&quot;;&quot;&quot;;[.$T$18]&amp;&quot; = yes &quot;)" table:style-name="ce1"/>
          <table:table-cell office:value-type="string" office:string-value="" table:formula="of:=IF(INDEX([.AD$18:.AD$200];[.$K115])=&quot;&quot;;&quot;&quot;;[.$T$19]&amp;&quot; = yes &quot;)" table:style-name="ce1"/>
          <table:table-cell office:value-type="string" office:string-value="" table:formula="of:=IF(INDEX([.AE$18:.AE$200];[.$K11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09</text:p>
          </table:table-cell>
          <table:table-cell office:value-type="string" office:string-value="pc_savannah" table:formula="of:=INDEX([.U$18:.U$200];[.K116])" table:style-name="ce1">
            <text:p>pc_savannah</text:p>
          </table:table-cell>
          <table:table-cell office:value-type="string" office:string-value="pc_gaia" table:formula="of:=INDEX([.$V$7:.$Z$17];[.L116];[.M116])" table:style-name="ce1">
            <text:p>pc_gaia</text:p>
          </table:table-cell>
          <table:table-cell office:value-type="string" office:string-value="@terraforming_cost_level_4" table:formula="of:=[.$T$8]&amp;[.N116]" table:style-name="ce1">
            <text:p>@terraforming_cost_level_4</text:p>
          </table:table-cell>
          <table:table-cell office:value-type="string" office:string-value="@terraforming_duration_level_4" table:formula="of:=[.$T$9]&amp;[.N116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16]+1)" table:style-name="ce1">
            <text:p>tech4</text:p>
          </table:table-cell>
          <table:table-cell office:value-type="float" office:value="0" table:formula="of:=[.I115]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3" table:formula="of:=INT([.J116]/COUNTA([.$V$7:.$Z$17]))+1" table:style-name="ce1">
            <text:p>3</text:p>
          </table:table-cell>
          <table:table-cell office:value-type="float" office:value="1" table:formula="of:=IF(INDEX([.$V$7:.$Z$17];[.L115]+1;[.M115])=&quot;&quot;;1;[.L115]+1)" table:style-name="ce1">
            <text:p>1</text:p>
          </table:table-cell>
          <table:table-cell office:value-type="float" office:value="5" table:formula="of:=IF(INDEX([.$V$7:.$Z$17];[.L115]+1;[.M115])=&quot;&quot;;IF([.M115]=5;1;[.M115]+1);[.M115])" table:style-name="ce1">
            <text:p>5</text:p>
          </table:table-cell>
          <table:table-cell office:value-type="float" office:value="4" table:formula="of:=IF([.B116]=[.C116];0;INDEX([.$V$18:.$Z$25];INT([.$J116]/COUNTA([.$V$7:.$Z$17]))+1;[.$M116]))" table:style-name="ce1">
            <text:p>4</text:p>
          </table:table-cell>
          <table:table-cell table:style-name="ce1"/>
          <table:table-cell office:value-type="string" office:string-value="" table:formula="of:=IF(INDEX([.AB$18:.AB$200];[.$K116])=&quot;&quot;;&quot;&quot;;[.$T$17]&amp;&quot; = yes &quot;)" table:style-name="ce1"/>
          <table:table-cell office:value-type="string" office:string-value="" table:formula="of:=IF(INDEX([.AC$18:.AC$200];[.$K116])=&quot;&quot;;&quot;&quot;;[.$T$18]&amp;&quot; = yes &quot;)" table:style-name="ce1"/>
          <table:table-cell office:value-type="string" office:string-value="" table:formula="of:=IF(INDEX([.AD$18:.AD$200];[.$K116])=&quot;&quot;;&quot;&quot;;[.$T$19]&amp;&quot; = yes &quot;)" table:style-name="ce1"/>
          <table:table-cell office:value-type="string" office:string-value="" table:formula="of:=IF(INDEX([.AE$18:.AE$200];[.$K11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10</text:p>
          </table:table-cell>
          <table:table-cell office:value-type="string" office:string-value="pc_savannah" table:formula="of:=INDEX([.U$18:.U$200];[.K117])" table:style-name="ce1">
            <text:p>pc_savannah</text:p>
          </table:table-cell>
          <table:table-cell office:value-type="string" office:string-value="pc_machine" table:formula="of:=INDEX([.$V$7:.$Z$17];[.L117];[.M117])" table:style-name="ce1">
            <text:p>pc_machine</text:p>
          </table:table-cell>
          <table:table-cell office:value-type="string" office:string-value="@terraforming_cost_level_4" table:formula="of:=[.$T$8]&amp;[.N117]" table:style-name="ce1">
            <text:p>@terraforming_cost_level_4</text:p>
          </table:table-cell>
          <table:table-cell office:value-type="string" office:string-value="@terraforming_duration_level_4" table:formula="of:=[.$T$9]&amp;[.N117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17]+1)" table:style-name="ce1">
            <text:p>tech4</text:p>
          </table:table-cell>
          <table:table-cell office:value-type="float" office:value="0" table:formula="of:=[.I116]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3" table:formula="of:=INT([.J117]/COUNTA([.$V$7:.$Z$17]))+1" table:style-name="ce1">
            <text:p>3</text:p>
          </table:table-cell>
          <table:table-cell office:value-type="float" office:value="2" table:formula="of:=IF(INDEX([.$V$7:.$Z$17];[.L116]+1;[.M116])=&quot;&quot;;1;[.L116]+1)" table:style-name="ce1">
            <text:p>2</text:p>
          </table:table-cell>
          <table:table-cell office:value-type="float" office:value="5" table:formula="of:=IF(INDEX([.$V$7:.$Z$17];[.L116]+1;[.M116])=&quot;&quot;;IF([.M116]=5;1;[.M116]+1);[.M116])" table:style-name="ce1">
            <text:p>5</text:p>
          </table:table-cell>
          <table:table-cell office:value-type="float" office:value="4" table:formula="of:=IF([.B117]=[.C117];0;INDEX([.$V$18:.$Z$25];INT([.$J117]/COUNTA([.$V$7:.$Z$17]))+1;[.$M117]))" table:style-name="ce1">
            <text:p>4</text:p>
          </table:table-cell>
          <table:table-cell table:style-name="ce1"/>
          <table:table-cell office:value-type="string" office:string-value="" table:formula="of:=IF(INDEX([.AB$18:.AB$200];[.$K117])=&quot;&quot;;&quot;&quot;;[.$T$17]&amp;&quot; = yes &quot;)" table:style-name="ce1"/>
          <table:table-cell office:value-type="string" office:string-value="" table:formula="of:=IF(INDEX([.AC$18:.AC$200];[.$K117])=&quot;&quot;;&quot;&quot;;[.$T$18]&amp;&quot; = yes &quot;)" table:style-name="ce1"/>
          <table:table-cell office:value-type="string" office:string-value="" table:formula="of:=IF(INDEX([.AD$18:.AD$200];[.$K117])=&quot;&quot;;&quot;&quot;;[.$T$19]&amp;&quot; = yes &quot;)" table:style-name="ce1"/>
          <table:table-cell office:value-type="string" office:string-value="" table:formula="of:=IF(INDEX([.AE$18:.AE$200];[.$K11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11</text:p>
          </table:table-cell>
          <table:table-cell office:value-type="string" office:string-value="pc_savannah" table:formula="of:=INDEX([.U$18:.U$200];[.K118])" table:style-name="ce1">
            <text:p>pc_savannah</text:p>
          </table:table-cell>
          <table:table-cell office:value-type="string" office:string-value="pc_cybertronic" table:formula="of:=INDEX([.$V$7:.$Z$17];[.L118];[.M118])" table:style-name="ce1">
            <text:p>pc_cybertronic</text:p>
          </table:table-cell>
          <table:table-cell office:value-type="string" office:string-value="@terraforming_cost_level_4" table:formula="of:=[.$T$8]&amp;[.N118]" table:style-name="ce1">
            <text:p>@terraforming_cost_level_4</text:p>
          </table:table-cell>
          <table:table-cell office:value-type="string" office:string-value="@terraforming_duration_level_4" table:formula="of:=[.$T$9]&amp;[.N118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18]+1)" table:style-name="ce1">
            <text:p>tech4</text:p>
          </table:table-cell>
          <table:table-cell office:value-type="float" office:value="0" table:formula="of:=[.I117]" table:style-name="ce1">
            <text:p>0</text:p>
          </table:table-cell>
          <table:table-cell office:value-type="float" office:value="111" table:style-name="ce1">
            <text:p>111</text:p>
          </table:table-cell>
          <table:table-cell office:value-type="float" office:value="3" table:formula="of:=INT([.J118]/COUNTA([.$V$7:.$Z$17]))+1" table:style-name="ce1">
            <text:p>3</text:p>
          </table:table-cell>
          <table:table-cell office:value-type="float" office:value="3" table:formula="of:=IF(INDEX([.$V$7:.$Z$17];[.L117]+1;[.M117])=&quot;&quot;;1;[.L117]+1)" table:style-name="ce1">
            <text:p>3</text:p>
          </table:table-cell>
          <table:table-cell office:value-type="float" office:value="5" table:formula="of:=IF(INDEX([.$V$7:.$Z$17];[.L117]+1;[.M117])=&quot;&quot;;IF([.M117]=5;1;[.M117]+1);[.M117])" table:style-name="ce1">
            <text:p>5</text:p>
          </table:table-cell>
          <table:table-cell office:value-type="float" office:value="4" table:formula="of:=IF([.B118]=[.C118];0;INDEX([.$V$18:.$Z$25];INT([.$J118]/COUNTA([.$V$7:.$Z$17]))+1;[.$M118]))" table:style-name="ce1">
            <text:p>4</text:p>
          </table:table-cell>
          <table:table-cell table:style-name="ce1"/>
          <table:table-cell office:value-type="string" office:string-value="" table:formula="of:=IF(INDEX([.AB$18:.AB$200];[.$K118])=&quot;&quot;;&quot;&quot;;[.$T$17]&amp;&quot; = yes &quot;)" table:style-name="ce1"/>
          <table:table-cell office:value-type="string" office:string-value="" table:formula="of:=IF(INDEX([.AC$18:.AC$200];[.$K118])=&quot;&quot;;&quot;&quot;;[.$T$18]&amp;&quot; = yes &quot;)" table:style-name="ce1"/>
          <table:table-cell office:value-type="string" office:string-value="" table:formula="of:=IF(INDEX([.AD$18:.AD$200];[.$K118])=&quot;&quot;;&quot;&quot;;[.$T$19]&amp;&quot; = yes &quot;)" table:style-name="ce1"/>
          <table:table-cell office:value-type="string" office:string-value="" table:formula="of:=IF(INDEX([.AE$18:.AE$200];[.$K11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12</text:p>
          </table:table-cell>
          <table:table-cell office:value-type="string" office:string-value="pc_savannah" table:formula="of:=INDEX([.U$18:.U$200];[.K119])" table:style-name="ce1">
            <text:p>pc_savannah</text:p>
          </table:table-cell>
          <table:table-cell office:value-type="string" office:string-value="pc_nuked" table:formula="of:=INDEX([.$V$7:.$Z$17];[.L119];[.M119])" table:style-name="ce1">
            <text:p>pc_nuked</text:p>
          </table:table-cell>
          <table:table-cell office:value-type="string" office:string-value="@terraforming_cost_level_4" table:formula="of:=[.$T$8]&amp;[.N119]" table:style-name="ce1">
            <text:p>@terraforming_cost_level_4</text:p>
          </table:table-cell>
          <table:table-cell office:value-type="string" office:string-value="@terraforming_duration_level_4" table:formula="of:=[.$T$9]&amp;[.N119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19]+1)" table:style-name="ce1">
            <text:p>tech4</text:p>
          </table:table-cell>
          <table:table-cell office:value-type="float" office:value="0" table:formula="of:=[.I118]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3" table:formula="of:=INT([.J119]/COUNTA([.$V$7:.$Z$17]))+1" table:style-name="ce1">
            <text:p>3</text:p>
          </table:table-cell>
          <table:table-cell office:value-type="float" office:value="4" table:formula="of:=IF(INDEX([.$V$7:.$Z$17];[.L118]+1;[.M118])=&quot;&quot;;1;[.L118]+1)" table:style-name="ce1">
            <text:p>4</text:p>
          </table:table-cell>
          <table:table-cell office:value-type="float" office:value="5" table:formula="of:=IF(INDEX([.$V$7:.$Z$17];[.L118]+1;[.M118])=&quot;&quot;;IF([.M118]=5;1;[.M118]+1);[.M118])" table:style-name="ce1">
            <text:p>5</text:p>
          </table:table-cell>
          <table:table-cell office:value-type="float" office:value="4" table:formula="of:=IF([.B119]=[.C119];0;INDEX([.$V$18:.$Z$25];INT([.$J119]/COUNTA([.$V$7:.$Z$17]))+1;[.$M119]))" table:style-name="ce1">
            <text:p>4</text:p>
          </table:table-cell>
          <table:table-cell table:style-name="ce1"/>
          <table:table-cell office:value-type="string" office:string-value="" table:formula="of:=IF(INDEX([.AB$18:.AB$200];[.$K119])=&quot;&quot;;&quot;&quot;;[.$T$17]&amp;&quot; = yes &quot;)" table:style-name="ce1"/>
          <table:table-cell office:value-type="string" office:string-value="" table:formula="of:=IF(INDEX([.AC$18:.AC$200];[.$K119])=&quot;&quot;;&quot;&quot;;[.$T$18]&amp;&quot; = yes &quot;)" table:style-name="ce1"/>
          <table:table-cell office:value-type="string" office:string-value="" table:formula="of:=IF(INDEX([.AD$18:.AD$200];[.$K119])=&quot;&quot;;&quot;&quot;;[.$T$19]&amp;&quot; = yes &quot;)" table:style-name="ce1"/>
          <table:table-cell office:value-type="string" office:string-value="" table:formula="of:=IF(INDEX([.AE$18:.AE$200];[.$K11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13</text:p>
          </table:table-cell>
          <table:table-cell office:value-type="string" office:string-value="pc_savannah" table:formula="of:=INDEX([.U$18:.U$200];[.K120])" table:style-name="ce1">
            <text:p>pc_savannah</text:p>
          </table:table-cell>
          <table:table-cell office:value-type="string" office:string-value="pc_floating" table:formula="of:=INDEX([.$V$7:.$Z$17];[.L120];[.M120])" table:style-name="ce1">
            <text:p>pc_floating</text:p>
          </table:table-cell>
          <table:table-cell office:value-type="string" office:string-value="@terraforming_cost_level_4" table:formula="of:=[.$T$8]&amp;[.N120]" table:style-name="ce1">
            <text:p>@terraforming_cost_level_4</text:p>
          </table:table-cell>
          <table:table-cell office:value-type="string" office:string-value="@terraforming_duration_level_4" table:formula="of:=[.$T$9]&amp;[.N120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20]+1)" table:style-name="ce1">
            <text:p>tech4</text:p>
          </table:table-cell>
          <table:table-cell office:value-type="float" office:value="0" table:formula="of:=[.I119]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3" table:formula="of:=INT([.J120]/COUNTA([.$V$7:.$Z$17]))+1" table:style-name="ce1">
            <text:p>3</text:p>
          </table:table-cell>
          <table:table-cell office:value-type="float" office:value="5" table:formula="of:=IF(INDEX([.$V$7:.$Z$17];[.L119]+1;[.M119])=&quot;&quot;;1;[.L119]+1)" table:style-name="ce1">
            <text:p>5</text:p>
          </table:table-cell>
          <table:table-cell office:value-type="float" office:value="5" table:formula="of:=IF(INDEX([.$V$7:.$Z$17];[.L119]+1;[.M119])=&quot;&quot;;IF([.M119]=5;1;[.M119]+1);[.M119])" table:style-name="ce1">
            <text:p>5</text:p>
          </table:table-cell>
          <table:table-cell office:value-type="float" office:value="4" table:formula="of:=IF([.B120]=[.C120];0;INDEX([.$V$18:.$Z$25];INT([.$J120]/COUNTA([.$V$7:.$Z$17]))+1;[.$M120]))" table:style-name="ce1">
            <text:p>4</text:p>
          </table:table-cell>
          <table:table-cell table:style-name="ce1"/>
          <table:table-cell office:value-type="string" office:string-value="" table:formula="of:=IF(INDEX([.AB$18:.AB$200];[.$K120])=&quot;&quot;;&quot;&quot;;[.$T$17]&amp;&quot; = yes &quot;)" table:style-name="ce1"/>
          <table:table-cell office:value-type="string" office:string-value="" table:formula="of:=IF(INDEX([.AC$18:.AC$200];[.$K120])=&quot;&quot;;&quot;&quot;;[.$T$18]&amp;&quot; = yes &quot;)" table:style-name="ce1"/>
          <table:table-cell office:value-type="string" office:string-value="" table:formula="of:=IF(INDEX([.AD$18:.AD$200];[.$K120])=&quot;&quot;;&quot;&quot;;[.$T$19]&amp;&quot; = yes &quot;)" table:style-name="ce1"/>
          <table:table-cell office:value-type="string" office:string-value="" table:formula="of:=IF(INDEX([.AE$18:.AE$200];[.$K12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14</text:p>
          </table:table-cell>
          <table:table-cell office:value-type="string" office:string-value="pc_sandsea" table:formula="of:=INDEX([.U$18:.U$200];[.K121])" table:style-name="ce1">
            <text:p>pc_sandsea</text:p>
          </table:table-cell>
          <table:table-cell office:value-type="string" office:string-value="pc_crystal" table:formula="of:=INDEX([.$V$7:.$Z$17];[.L121];[.M121])" table:style-name="ce1">
            <text:p>pc_crystal</text:p>
          </table:table-cell>
          <table:table-cell office:value-type="string" office:string-value="@terraforming_cost_level_4" table:formula="of:=[.$T$8]&amp;[.N121]" table:style-name="ce1">
            <text:p>@terraforming_cost_level_4</text:p>
          </table:table-cell>
          <table:table-cell office:value-type="string" office:string-value="@terraforming_duration_level_4" table:formula="of:=[.$T$9]&amp;[.N121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21]+1)" table:style-name="ce1">
            <text:p>tech4</text:p>
          </table:table-cell>
          <table:table-cell office:value-type="float" office:value="0" table:formula="of:=[.I120]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float" office:value="4" table:formula="of:=INT([.J121]/COUNTA([.$V$7:.$Z$17]))+1" table:style-name="ce1">
            <text:p>4</text:p>
          </table:table-cell>
          <table:table-cell office:value-type="float" office:value="6" table:formula="of:=IF(INDEX([.$V$7:.$Z$17];[.L120]+1;[.M120])=&quot;&quot;;1;[.L120]+1)" table:style-name="ce1">
            <text:p>6</text:p>
          </table:table-cell>
          <table:table-cell office:value-type="float" office:value="5" table:formula="of:=IF(INDEX([.$V$7:.$Z$17];[.L120]+1;[.M120])=&quot;&quot;;IF([.M120]=5;1;[.M120]+1);[.M120])" table:style-name="ce1">
            <text:p>5</text:p>
          </table:table-cell>
          <table:table-cell office:value-type="float" office:value="4" table:formula="of:=IF([.B121]=[.C121];0;INDEX([.$V$18:.$Z$25];INT([.$J121]/COUNTA([.$V$7:.$Z$17]))+1;[.$M121]))" table:style-name="ce1">
            <text:p>4</text:p>
          </table:table-cell>
          <table:table-cell table:style-name="ce1"/>
          <table:table-cell office:value-type="string" office:string-value="" table:formula="of:=IF(INDEX([.AB$18:.AB$200];[.$K121])=&quot;&quot;;&quot;&quot;;[.$T$17]&amp;&quot; = yes &quot;)" table:style-name="ce1"/>
          <table:table-cell office:value-type="string" office:string-value="" table:formula="of:=IF(INDEX([.AC$18:.AC$200];[.$K121])=&quot;&quot;;&quot;&quot;;[.$T$18]&amp;&quot; = yes &quot;)" table:style-name="ce1"/>
          <table:table-cell office:value-type="string" office:string-value="" table:formula="of:=IF(INDEX([.AD$18:.AD$200];[.$K121])=&quot;&quot;;&quot;&quot;;[.$T$19]&amp;&quot; = yes &quot;)" table:style-name="ce1"/>
          <table:table-cell office:value-type="string" office:string-value="" table:formula="of:=IF(INDEX([.AE$18:.AE$200];[.$K12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15</text:p>
          </table:table-cell>
          <table:table-cell office:value-type="string" office:string-value="pc_sandsea" table:formula="of:=INDEX([.U$18:.U$200];[.K122])" table:style-name="ce1">
            <text:p>pc_sandsea</text:p>
          </table:table-cell>
          <table:table-cell office:value-type="string" office:string-value="pc_arid" table:formula="of:=INDEX([.$V$7:.$Z$17];[.L122];[.M122])" table:style-name="ce1">
            <text:p>pc_arid</text:p>
          </table:table-cell>
          <table:table-cell office:value-type="string" office:string-value="@terraforming_cost_level_1" table:formula="of:=[.$T$8]&amp;[.N122]" table:style-name="ce1">
            <text:p>@terraforming_cost_level_1</text:p>
          </table:table-cell>
          <table:table-cell office:value-type="string" office:string-value="@terraforming_duration_level_1" table:formula="of:=[.$T$9]&amp;[.N122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22]+1)" table:style-name="ce1">
            <text:p>tech1</text:p>
          </table:table-cell>
          <table:table-cell office:value-type="float" office:value="0" table:formula="of:=[.I121]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float" office:value="4" table:formula="of:=INT([.J122]/COUNTA([.$V$7:.$Z$17]))+1" table:style-name="ce1">
            <text:p>4</text:p>
          </table:table-cell>
          <table:table-cell office:value-type="float" office:value="1" table:formula="of:=IF(INDEX([.$V$7:.$Z$17];[.L121]+1;[.M121])=&quot;&quot;;1;[.L121]+1)" table:style-name="ce1">
            <text:p>1</text:p>
          </table:table-cell>
          <table:table-cell office:value-type="float" office:value="1" table:formula="of:=IF(INDEX([.$V$7:.$Z$17];[.L121]+1;[.M121])=&quot;&quot;;IF([.M121]=5;1;[.M121]+1);[.M121])" table:style-name="ce1">
            <text:p>1</text:p>
          </table:table-cell>
          <table:table-cell office:value-type="float" office:value="1" table:formula="of:=IF([.B122]=[.C122];0;INDEX([.$V$18:.$Z$25];INT([.$J122]/COUNTA([.$V$7:.$Z$17]))+1;[.$M122]))" table:style-name="ce1">
            <text:p>1</text:p>
          </table:table-cell>
          <table:table-cell table:style-name="ce1"/>
          <table:table-cell office:value-type="string" office:string-value="" table:formula="of:=IF(INDEX([.AB$18:.AB$200];[.$K122])=&quot;&quot;;&quot;&quot;;[.$T$17]&amp;&quot; = yes &quot;)" table:style-name="ce1"/>
          <table:table-cell office:value-type="string" office:string-value="" table:formula="of:=IF(INDEX([.AC$18:.AC$200];[.$K122])=&quot;&quot;;&quot;&quot;;[.$T$18]&amp;&quot; = yes &quot;)" table:style-name="ce1"/>
          <table:table-cell office:value-type="string" office:string-value="" table:formula="of:=IF(INDEX([.AD$18:.AD$200];[.$K122])=&quot;&quot;;&quot;&quot;;[.$T$19]&amp;&quot; = yes &quot;)" table:style-name="ce1"/>
          <table:table-cell office:value-type="string" office:string-value="" table:formula="of:=IF(INDEX([.AE$18:.AE$200];[.$K12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16</text:p>
          </table:table-cell>
          <table:table-cell office:value-type="string" office:string-value="pc_sandsea" table:formula="of:=INDEX([.U$18:.U$200];[.K123])" table:style-name="ce1">
            <text:p>pc_sandsea</text:p>
          </table:table-cell>
          <table:table-cell office:value-type="string" office:string-value="pc_desert" table:formula="of:=INDEX([.$V$7:.$Z$17];[.L123];[.M123])" table:style-name="ce1">
            <text:p>pc_desert</text:p>
          </table:table-cell>
          <table:table-cell office:value-type="string" office:string-value="@terraforming_cost_level_1" table:formula="of:=[.$T$8]&amp;[.N123]" table:style-name="ce1">
            <text:p>@terraforming_cost_level_1</text:p>
          </table:table-cell>
          <table:table-cell office:value-type="string" office:string-value="@terraforming_duration_level_1" table:formula="of:=[.$T$9]&amp;[.N123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23]+1)" table:style-name="ce1">
            <text:p>tech1</text:p>
          </table:table-cell>
          <table:table-cell office:value-type="float" office:value="0" table:formula="of:=[.I122]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float" office:value="4" table:formula="of:=INT([.J123]/COUNTA([.$V$7:.$Z$17]))+1" table:style-name="ce1">
            <text:p>4</text:p>
          </table:table-cell>
          <table:table-cell office:value-type="float" office:value="2" table:formula="of:=IF(INDEX([.$V$7:.$Z$17];[.L122]+1;[.M122])=&quot;&quot;;1;[.L122]+1)" table:style-name="ce1">
            <text:p>2</text:p>
          </table:table-cell>
          <table:table-cell office:value-type="float" office:value="1" table:formula="of:=IF(INDEX([.$V$7:.$Z$17];[.L122]+1;[.M122])=&quot;&quot;;IF([.M122]=5;1;[.M122]+1);[.M122])" table:style-name="ce1">
            <text:p>1</text:p>
          </table:table-cell>
          <table:table-cell office:value-type="float" office:value="1" table:formula="of:=IF([.B123]=[.C123];0;INDEX([.$V$18:.$Z$25];INT([.$J123]/COUNTA([.$V$7:.$Z$17]))+1;[.$M123]))" table:style-name="ce1">
            <text:p>1</text:p>
          </table:table-cell>
          <table:table-cell table:style-name="ce1"/>
          <table:table-cell office:value-type="string" office:string-value="" table:formula="of:=IF(INDEX([.AB$18:.AB$200];[.$K123])=&quot;&quot;;&quot;&quot;;[.$T$17]&amp;&quot; = yes &quot;)" table:style-name="ce1"/>
          <table:table-cell office:value-type="string" office:string-value="" table:formula="of:=IF(INDEX([.AC$18:.AC$200];[.$K123])=&quot;&quot;;&quot;&quot;;[.$T$18]&amp;&quot; = yes &quot;)" table:style-name="ce1"/>
          <table:table-cell office:value-type="string" office:string-value="" table:formula="of:=IF(INDEX([.AD$18:.AD$200];[.$K123])=&quot;&quot;;&quot;&quot;;[.$T$19]&amp;&quot; = yes &quot;)" table:style-name="ce1"/>
          <table:table-cell office:value-type="string" office:string-value="" table:formula="of:=IF(INDEX([.AE$18:.AE$200];[.$K12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17</text:p>
          </table:table-cell>
          <table:table-cell office:value-type="string" office:string-value="pc_sandsea" table:formula="of:=INDEX([.U$18:.U$200];[.K124])" table:style-name="ce1">
            <text:p>pc_sandsea</text:p>
          </table:table-cell>
          <table:table-cell office:value-type="string" office:string-value="pc_savannah" table:formula="of:=INDEX([.$V$7:.$Z$17];[.L124];[.M124])" table:style-name="ce1">
            <text:p>pc_savannah</text:p>
          </table:table-cell>
          <table:table-cell office:value-type="string" office:string-value="@terraforming_cost_level_1" table:formula="of:=[.$T$8]&amp;[.N124]" table:style-name="ce1">
            <text:p>@terraforming_cost_level_1</text:p>
          </table:table-cell>
          <table:table-cell office:value-type="string" office:string-value="@terraforming_duration_level_1" table:formula="of:=[.$T$9]&amp;[.N124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24]+1)" table:style-name="ce1">
            <text:p>tech1</text:p>
          </table:table-cell>
          <table:table-cell office:value-type="float" office:value="0" table:formula="of:=[.I123]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float" office:value="4" table:formula="of:=INT([.J124]/COUNTA([.$V$7:.$Z$17]))+1" table:style-name="ce1">
            <text:p>4</text:p>
          </table:table-cell>
          <table:table-cell office:value-type="float" office:value="3" table:formula="of:=IF(INDEX([.$V$7:.$Z$17];[.L123]+1;[.M123])=&quot;&quot;;1;[.L123]+1)" table:style-name="ce1">
            <text:p>3</text:p>
          </table:table-cell>
          <table:table-cell office:value-type="float" office:value="1" table:formula="of:=IF(INDEX([.$V$7:.$Z$17];[.L123]+1;[.M123])=&quot;&quot;;IF([.M123]=5;1;[.M123]+1);[.M123])" table:style-name="ce1">
            <text:p>1</text:p>
          </table:table-cell>
          <table:table-cell office:value-type="float" office:value="1" table:formula="of:=IF([.B124]=[.C124];0;INDEX([.$V$18:.$Z$25];INT([.$J124]/COUNTA([.$V$7:.$Z$17]))+1;[.$M124]))" table:style-name="ce1">
            <text:p>1</text:p>
          </table:table-cell>
          <table:table-cell table:style-name="ce1"/>
          <table:table-cell office:value-type="string" office:string-value="" table:formula="of:=IF(INDEX([.AB$18:.AB$200];[.$K124])=&quot;&quot;;&quot;&quot;;[.$T$17]&amp;&quot; = yes &quot;)" table:style-name="ce1"/>
          <table:table-cell office:value-type="string" office:string-value="" table:formula="of:=IF(INDEX([.AC$18:.AC$200];[.$K124])=&quot;&quot;;&quot;&quot;;[.$T$18]&amp;&quot; = yes &quot;)" table:style-name="ce1"/>
          <table:table-cell office:value-type="string" office:string-value="" table:formula="of:=IF(INDEX([.AD$18:.AD$200];[.$K124])=&quot;&quot;;&quot;&quot;;[.$T$19]&amp;&quot; = yes &quot;)" table:style-name="ce1"/>
          <table:table-cell office:value-type="string" office:string-value="" table:formula="of:=IF(INDEX([.AE$18:.AE$200];[.$K12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18</text:p>
          </table:table-cell>
          <table:table-cell office:value-type="string" office:string-value="pc_sandsea" table:formula="of:=INDEX([.U$18:.U$200];[.K125])" table:style-name="ce1">
            <text:p>pc_sandsea</text:p>
          </table:table-cell>
          <table:table-cell office:value-type="string" office:string-value="pc_sandsea" table:formula="of:=INDEX([.$V$7:.$Z$17];[.L125];[.M125])" table:style-name="ce1">
            <text:p>pc_sandsea</text:p>
          </table:table-cell>
          <table:table-cell office:value-type="string" office:string-value="@terraforming_cost_level_0" table:formula="of:=[.$T$8]&amp;[.N125]" table:style-name="ce1">
            <text:p>@terraforming_cost_level_0</text:p>
          </table:table-cell>
          <table:table-cell office:value-type="string" office:string-value="@terraforming_duration_level_0" table:formula="of:=[.$T$9]&amp;[.N125]" table:style-name="ce1">
            <text:p>@terraforming_duration_level_0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T$10:.$T$17];[.N125]+1)" table:style-name="ce1">
            <text:p>tech0</text:p>
          </table:table-cell>
          <table:table-cell office:value-type="float" office:value="0" table:formula="of:=[.I124]" table:style-name="ce1">
            <text:p>0</text:p>
          </table:table-cell>
          <table:table-cell office:value-type="float" office:value="118" table:style-name="ce1">
            <text:p>118</text:p>
          </table:table-cell>
          <table:table-cell office:value-type="float" office:value="4" table:formula="of:=INT([.J125]/COUNTA([.$V$7:.$Z$17]))+1" table:style-name="ce1">
            <text:p>4</text:p>
          </table:table-cell>
          <table:table-cell office:value-type="float" office:value="4" table:formula="of:=IF(INDEX([.$V$7:.$Z$17];[.L124]+1;[.M124])=&quot;&quot;;1;[.L124]+1)" table:style-name="ce1">
            <text:p>4</text:p>
          </table:table-cell>
          <table:table-cell office:value-type="float" office:value="1" table:formula="of:=IF(INDEX([.$V$7:.$Z$17];[.L124]+1;[.M124])=&quot;&quot;;IF([.M124]=5;1;[.M124]+1);[.M124])" table:style-name="ce1">
            <text:p>1</text:p>
          </table:table-cell>
          <table:table-cell office:value-type="float" office:value="0" table:formula="of:=IF([.B125]=[.C125];0;INDEX([.$V$18:.$Z$25];INT([.$J125]/COUNTA([.$V$7:.$Z$17]))+1;[.$M125]))" table:style-name="ce1">
            <text:p>0</text:p>
          </table:table-cell>
          <table:table-cell table:style-name="ce1"/>
          <table:table-cell office:value-type="string" office:string-value="" table:formula="of:=IF(INDEX([.AB$18:.AB$200];[.$K125])=&quot;&quot;;&quot;&quot;;[.$T$17]&amp;&quot; = yes &quot;)" table:style-name="ce1"/>
          <table:table-cell office:value-type="string" office:string-value="" table:formula="of:=IF(INDEX([.AC$18:.AC$200];[.$K125])=&quot;&quot;;&quot;&quot;;[.$T$18]&amp;&quot; = yes &quot;)" table:style-name="ce1"/>
          <table:table-cell office:value-type="string" office:string-value="" table:formula="of:=IF(INDEX([.AD$18:.AD$200];[.$K125])=&quot;&quot;;&quot;&quot;;[.$T$19]&amp;&quot; = yes &quot;)" table:style-name="ce1"/>
          <table:table-cell office:value-type="string" office:string-value="" table:formula="of:=IF(INDEX([.AE$18:.AE$200];[.$K12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19</text:p>
          </table:table-cell>
          <table:table-cell office:value-type="string" office:string-value="pc_sandsea" table:formula="of:=INDEX([.U$18:.U$200];[.K126])" table:style-name="ce1">
            <text:p>pc_sandsea</text:p>
          </table:table-cell>
          <table:table-cell office:value-type="string" office:string-value="pc_mesa" table:formula="of:=INDEX([.$V$7:.$Z$17];[.L126];[.M126])" table:style-name="ce1">
            <text:p>pc_mesa</text:p>
          </table:table-cell>
          <table:table-cell office:value-type="string" office:string-value="@terraforming_cost_level_1" table:formula="of:=[.$T$8]&amp;[.N126]" table:style-name="ce1">
            <text:p>@terraforming_cost_level_1</text:p>
          </table:table-cell>
          <table:table-cell office:value-type="string" office:string-value="@terraforming_duration_level_1" table:formula="of:=[.$T$9]&amp;[.N126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26]+1)" table:style-name="ce1">
            <text:p>tech1</text:p>
          </table:table-cell>
          <table:table-cell office:value-type="float" office:value="0" table:formula="of:=[.I125]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float" office:value="4" table:formula="of:=INT([.J126]/COUNTA([.$V$7:.$Z$17]))+1" table:style-name="ce1">
            <text:p>4</text:p>
          </table:table-cell>
          <table:table-cell office:value-type="float" office:value="5" table:formula="of:=IF(INDEX([.$V$7:.$Z$17];[.L125]+1;[.M125])=&quot;&quot;;1;[.L125]+1)" table:style-name="ce1">
            <text:p>5</text:p>
          </table:table-cell>
          <table:table-cell office:value-type="float" office:value="1" table:formula="of:=IF(INDEX([.$V$7:.$Z$17];[.L125]+1;[.M125])=&quot;&quot;;IF([.M125]=5;1;[.M125]+1);[.M125])" table:style-name="ce1">
            <text:p>1</text:p>
          </table:table-cell>
          <table:table-cell office:value-type="float" office:value="1" table:formula="of:=IF([.B126]=[.C126];0;INDEX([.$V$18:.$Z$25];INT([.$J126]/COUNTA([.$V$7:.$Z$17]))+1;[.$M126]))" table:style-name="ce1">
            <text:p>1</text:p>
          </table:table-cell>
          <table:table-cell table:style-name="ce1"/>
          <table:table-cell office:value-type="string" office:string-value="" table:formula="of:=IF(INDEX([.AB$18:.AB$200];[.$K126])=&quot;&quot;;&quot;&quot;;[.$T$17]&amp;&quot; = yes &quot;)" table:style-name="ce1"/>
          <table:table-cell office:value-type="string" office:string-value="" table:formula="of:=IF(INDEX([.AC$18:.AC$200];[.$K126])=&quot;&quot;;&quot;&quot;;[.$T$18]&amp;&quot; = yes &quot;)" table:style-name="ce1"/>
          <table:table-cell office:value-type="string" office:string-value="" table:formula="of:=IF(INDEX([.AD$18:.AD$200];[.$K126])=&quot;&quot;;&quot;&quot;;[.$T$19]&amp;&quot; = yes &quot;)" table:style-name="ce1"/>
          <table:table-cell office:value-type="string" office:string-value="" table:formula="of:=IF(INDEX([.AE$18:.AE$200];[.$K12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20</text:p>
          </table:table-cell>
          <table:table-cell office:value-type="string" office:string-value="pc_sandsea" table:formula="of:=INDEX([.U$18:.U$200];[.K127])" table:style-name="ce1">
            <text:p>pc_sandsea</text:p>
          </table:table-cell>
          <table:table-cell office:value-type="string" office:string-value="pc_oasis" table:formula="of:=INDEX([.$V$7:.$Z$17];[.L127];[.M127])" table:style-name="ce1">
            <text:p>pc_oasis</text:p>
          </table:table-cell>
          <table:table-cell office:value-type="string" office:string-value="@terraforming_cost_level_1" table:formula="of:=[.$T$8]&amp;[.N127]" table:style-name="ce1">
            <text:p>@terraforming_cost_level_1</text:p>
          </table:table-cell>
          <table:table-cell office:value-type="string" office:string-value="@terraforming_duration_level_1" table:formula="of:=[.$T$9]&amp;[.N127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27]+1)" table:style-name="ce1">
            <text:p>tech1</text:p>
          </table:table-cell>
          <table:table-cell office:value-type="float" office:value="0" table:formula="of:=[.I126]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4" table:formula="of:=INT([.J127]/COUNTA([.$V$7:.$Z$17]))+1" table:style-name="ce1">
            <text:p>4</text:p>
          </table:table-cell>
          <table:table-cell office:value-type="float" office:value="6" table:formula="of:=IF(INDEX([.$V$7:.$Z$17];[.L126]+1;[.M126])=&quot;&quot;;1;[.L126]+1)" table:style-name="ce1">
            <text:p>6</text:p>
          </table:table-cell>
          <table:table-cell office:value-type="float" office:value="1" table:formula="of:=IF(INDEX([.$V$7:.$Z$17];[.L126]+1;[.M126])=&quot;&quot;;IF([.M126]=5;1;[.M126]+1);[.M126])" table:style-name="ce1">
            <text:p>1</text:p>
          </table:table-cell>
          <table:table-cell office:value-type="float" office:value="1" table:formula="of:=IF([.B127]=[.C127];0;INDEX([.$V$18:.$Z$25];INT([.$J127]/COUNTA([.$V$7:.$Z$17]))+1;[.$M127]))" table:style-name="ce1">
            <text:p>1</text:p>
          </table:table-cell>
          <table:table-cell table:style-name="ce1"/>
          <table:table-cell office:value-type="string" office:string-value="" table:formula="of:=IF(INDEX([.AB$18:.AB$200];[.$K127])=&quot;&quot;;&quot;&quot;;[.$T$17]&amp;&quot; = yes &quot;)" table:style-name="ce1"/>
          <table:table-cell office:value-type="string" office:string-value="" table:formula="of:=IF(INDEX([.AC$18:.AC$200];[.$K127])=&quot;&quot;;&quot;&quot;;[.$T$18]&amp;&quot; = yes &quot;)" table:style-name="ce1"/>
          <table:table-cell office:value-type="string" office:string-value="" table:formula="of:=IF(INDEX([.AD$18:.AD$200];[.$K127])=&quot;&quot;;&quot;&quot;;[.$T$19]&amp;&quot; = yes &quot;)" table:style-name="ce1"/>
          <table:table-cell office:value-type="string" office:string-value="" table:formula="of:=IF(INDEX([.AE$18:.AE$200];[.$K12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21</text:p>
          </table:table-cell>
          <table:table-cell office:value-type="string" office:string-value="pc_sandsea" table:formula="of:=INDEX([.U$18:.U$200];[.K128])" table:style-name="ce1">
            <text:p>pc_sandsea</text:p>
          </table:table-cell>
          <table:table-cell office:value-type="string" office:string-value="pc_marginal_dry" table:formula="of:=INDEX([.$V$7:.$Z$17];[.L128];[.M128])" table:style-name="ce1">
            <text:p>pc_marginal_dry</text:p>
          </table:table-cell>
          <table:table-cell office:value-type="string" office:string-value="@terraforming_cost_level_1" table:formula="of:=[.$T$8]&amp;[.N128]" table:style-name="ce1">
            <text:p>@terraforming_cost_level_1</text:p>
          </table:table-cell>
          <table:table-cell office:value-type="string" office:string-value="@terraforming_duration_level_1" table:formula="of:=[.$T$9]&amp;[.N128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28]+1)" table:style-name="ce1">
            <text:p>tech1</text:p>
          </table:table-cell>
          <table:table-cell office:value-type="float" office:value="0" table:formula="of:=[.I127]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4" table:formula="of:=INT([.J128]/COUNTA([.$V$7:.$Z$17]))+1" table:style-name="ce1">
            <text:p>4</text:p>
          </table:table-cell>
          <table:table-cell office:value-type="float" office:value="7" table:formula="of:=IF(INDEX([.$V$7:.$Z$17];[.L127]+1;[.M127])=&quot;&quot;;1;[.L127]+1)" table:style-name="ce1">
            <text:p>7</text:p>
          </table:table-cell>
          <table:table-cell office:value-type="float" office:value="1" table:formula="of:=IF(INDEX([.$V$7:.$Z$17];[.L127]+1;[.M127])=&quot;&quot;;IF([.M127]=5;1;[.M127]+1);[.M127])" table:style-name="ce1">
            <text:p>1</text:p>
          </table:table-cell>
          <table:table-cell office:value-type="float" office:value="1" table:formula="of:=IF([.B128]=[.C128];0;INDEX([.$V$18:.$Z$25];INT([.$J128]/COUNTA([.$V$7:.$Z$17]))+1;[.$M128]))" table:style-name="ce1">
            <text:p>1</text:p>
          </table:table-cell>
          <table:table-cell table:style-name="ce1"/>
          <table:table-cell office:value-type="string" office:string-value="" table:formula="of:=IF(INDEX([.AB$18:.AB$200];[.$K128])=&quot;&quot;;&quot;&quot;;[.$T$17]&amp;&quot; = yes &quot;)" table:style-name="ce1"/>
          <table:table-cell office:value-type="string" office:string-value="" table:formula="of:=IF(INDEX([.AC$18:.AC$200];[.$K128])=&quot;&quot;;&quot;&quot;;[.$T$18]&amp;&quot; = yes &quot;)" table:style-name="ce1"/>
          <table:table-cell office:value-type="string" office:string-value="" table:formula="of:=IF(INDEX([.AD$18:.AD$200];[.$K128])=&quot;&quot;;&quot;&quot;;[.$T$19]&amp;&quot; = yes &quot;)" table:style-name="ce1"/>
          <table:table-cell office:value-type="string" office:string-value="" table:formula="of:=IF(INDEX([.AE$18:.AE$200];[.$K12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22</text:p>
          </table:table-cell>
          <table:table-cell office:value-type="string" office:string-value="pc_sandsea" table:formula="of:=INDEX([.U$18:.U$200];[.K129])" table:style-name="ce1">
            <text:p>pc_sandsea</text:p>
          </table:table-cell>
          <table:table-cell office:value-type="string" office:string-value="pc_geocrystalline" table:formula="of:=INDEX([.$V$7:.$Z$17];[.L129];[.M129])" table:style-name="ce1">
            <text:p>pc_geocrystalline</text:p>
          </table:table-cell>
          <table:table-cell office:value-type="string" office:string-value="@terraforming_cost_level_1" table:formula="of:=[.$T$8]&amp;[.N129]" table:style-name="ce1">
            <text:p>@terraforming_cost_level_1</text:p>
          </table:table-cell>
          <table:table-cell office:value-type="string" office:string-value="@terraforming_duration_level_1" table:formula="of:=[.$T$9]&amp;[.N129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29]+1)" table:style-name="ce1">
            <text:p>tech1</text:p>
          </table:table-cell>
          <table:table-cell office:value-type="float" office:value="0" table:formula="of:=[.I128]" table:style-name="ce1">
            <text:p>0</text:p>
          </table:table-cell>
          <table:table-cell office:value-type="float" office:value="122" table:style-name="ce1">
            <text:p>122</text:p>
          </table:table-cell>
          <table:table-cell office:value-type="float" office:value="4" table:formula="of:=INT([.J129]/COUNTA([.$V$7:.$Z$17]))+1" table:style-name="ce1">
            <text:p>4</text:p>
          </table:table-cell>
          <table:table-cell office:value-type="float" office:value="8" table:formula="of:=IF(INDEX([.$V$7:.$Z$17];[.L128]+1;[.M128])=&quot;&quot;;1;[.L128]+1)" table:style-name="ce1">
            <text:p>8</text:p>
          </table:table-cell>
          <table:table-cell office:value-type="float" office:value="1" table:formula="of:=IF(INDEX([.$V$7:.$Z$17];[.L128]+1;[.M128])=&quot;&quot;;IF([.M128]=5;1;[.M128]+1);[.M128])" table:style-name="ce1">
            <text:p>1</text:p>
          </table:table-cell>
          <table:table-cell office:value-type="float" office:value="1" table:formula="of:=IF([.B129]=[.C129];0;INDEX([.$V$18:.$Z$25];INT([.$J129]/COUNTA([.$V$7:.$Z$17]))+1;[.$M129]))" table:style-name="ce1">
            <text:p>1</text:p>
          </table:table-cell>
          <table:table-cell table:style-name="ce1"/>
          <table:table-cell office:value-type="string" office:string-value="" table:formula="of:=IF(INDEX([.AB$18:.AB$200];[.$K129])=&quot;&quot;;&quot;&quot;;[.$T$17]&amp;&quot; = yes &quot;)" table:style-name="ce1"/>
          <table:table-cell office:value-type="string" office:string-value="" table:formula="of:=IF(INDEX([.AC$18:.AC$200];[.$K129])=&quot;&quot;;&quot;&quot;;[.$T$18]&amp;&quot; = yes &quot;)" table:style-name="ce1"/>
          <table:table-cell office:value-type="string" office:string-value="" table:formula="of:=IF(INDEX([.AD$18:.AD$200];[.$K129])=&quot;&quot;;&quot;&quot;;[.$T$19]&amp;&quot; = yes &quot;)" table:style-name="ce1"/>
          <table:table-cell office:value-type="string" office:string-value="" table:formula="of:=IF(INDEX([.AE$18:.AE$200];[.$K12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23</text:p>
          </table:table-cell>
          <table:table-cell office:value-type="string" office:string-value="pc_sandsea" table:formula="of:=INDEX([.U$18:.U$200];[.K130])" table:style-name="ce1">
            <text:p>pc_sandsea</text:p>
          </table:table-cell>
          <table:table-cell office:value-type="string" office:string-value="pc_continental" table:formula="of:=INDEX([.$V$7:.$Z$17];[.L130];[.M130])" table:style-name="ce1">
            <text:p>pc_continental</text:p>
          </table:table-cell>
          <table:table-cell office:value-type="string" office:string-value="@terraforming_cost_level_2" table:formula="of:=[.$T$8]&amp;[.N130]" table:style-name="ce1">
            <text:p>@terraforming_cost_level_2</text:p>
          </table:table-cell>
          <table:table-cell office:value-type="string" office:string-value="@terraforming_duration_level_2" table:formula="of:=[.$T$9]&amp;[.N13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30]+1)" table:style-name="ce1">
            <text:p>tech2</text:p>
          </table:table-cell>
          <table:table-cell office:value-type="float" office:value="0" table:formula="of:=[.I129]" table:style-name="ce1">
            <text:p>0</text:p>
          </table:table-cell>
          <table:table-cell office:value-type="float" office:value="123" table:style-name="ce1">
            <text:p>123</text:p>
          </table:table-cell>
          <table:table-cell office:value-type="float" office:value="4" table:formula="of:=INT([.J130]/COUNTA([.$V$7:.$Z$17]))+1" table:style-name="ce1">
            <text:p>4</text:p>
          </table:table-cell>
          <table:table-cell office:value-type="float" office:value="1" table:formula="of:=IF(INDEX([.$V$7:.$Z$17];[.L129]+1;[.M129])=&quot;&quot;;1;[.L129]+1)" table:style-name="ce1">
            <text:p>1</text:p>
          </table:table-cell>
          <table:table-cell office:value-type="float" office:value="2" table:formula="of:=IF(INDEX([.$V$7:.$Z$17];[.L129]+1;[.M129])=&quot;&quot;;IF([.M129]=5;1;[.M129]+1);[.M129])" table:style-name="ce1">
            <text:p>2</text:p>
          </table:table-cell>
          <table:table-cell office:value-type="float" office:value="2" table:formula="of:=IF([.B130]=[.C130];0;INDEX([.$V$18:.$Z$25];INT([.$J130]/COUNTA([.$V$7:.$Z$17]))+1;[.$M130]))" table:style-name="ce1">
            <text:p>2</text:p>
          </table:table-cell>
          <table:table-cell table:style-name="ce1"/>
          <table:table-cell office:value-type="string" office:string-value="" table:formula="of:=IF(INDEX([.AB$18:.AB$200];[.$K130])=&quot;&quot;;&quot;&quot;;[.$T$17]&amp;&quot; = yes &quot;)" table:style-name="ce1"/>
          <table:table-cell office:value-type="string" office:string-value="" table:formula="of:=IF(INDEX([.AC$18:.AC$200];[.$K130])=&quot;&quot;;&quot;&quot;;[.$T$18]&amp;&quot; = yes &quot;)" table:style-name="ce1"/>
          <table:table-cell office:value-type="string" office:string-value="" table:formula="of:=IF(INDEX([.AD$18:.AD$200];[.$K130])=&quot;&quot;;&quot;&quot;;[.$T$19]&amp;&quot; = yes &quot;)" table:style-name="ce1"/>
          <table:table-cell office:value-type="string" office:string-value="" table:formula="of:=IF(INDEX([.AE$18:.AE$200];[.$K13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24</text:p>
          </table:table-cell>
          <table:table-cell office:value-type="string" office:string-value="pc_sandsea" table:formula="of:=INDEX([.U$18:.U$200];[.K131])" table:style-name="ce1">
            <text:p>pc_sandsea</text:p>
          </table:table-cell>
          <table:table-cell office:value-type="string" office:string-value="pc_ocean" table:formula="of:=INDEX([.$V$7:.$Z$17];[.L131];[.M131])" table:style-name="ce1">
            <text:p>pc_ocean</text:p>
          </table:table-cell>
          <table:table-cell office:value-type="string" office:string-value="@terraforming_cost_level_2" table:formula="of:=[.$T$8]&amp;[.N131]" table:style-name="ce1">
            <text:p>@terraforming_cost_level_2</text:p>
          </table:table-cell>
          <table:table-cell office:value-type="string" office:string-value="@terraforming_duration_level_2" table:formula="of:=[.$T$9]&amp;[.N131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31]+1)" table:style-name="ce1">
            <text:p>tech2</text:p>
          </table:table-cell>
          <table:table-cell office:value-type="float" office:value="0" table:formula="of:=[.I130]" table:style-name="ce1">
            <text:p>0</text:p>
          </table:table-cell>
          <table:table-cell office:value-type="float" office:value="124" table:style-name="ce1">
            <text:p>124</text:p>
          </table:table-cell>
          <table:table-cell office:value-type="float" office:value="4" table:formula="of:=INT([.J131]/COUNTA([.$V$7:.$Z$17]))+1" table:style-name="ce1">
            <text:p>4</text:p>
          </table:table-cell>
          <table:table-cell office:value-type="float" office:value="2" table:formula="of:=IF(INDEX([.$V$7:.$Z$17];[.L130]+1;[.M130])=&quot;&quot;;1;[.L130]+1)" table:style-name="ce1">
            <text:p>2</text:p>
          </table:table-cell>
          <table:table-cell office:value-type="float" office:value="2" table:formula="of:=IF(INDEX([.$V$7:.$Z$17];[.L130]+1;[.M130])=&quot;&quot;;IF([.M130]=5;1;[.M130]+1);[.M130])" table:style-name="ce1">
            <text:p>2</text:p>
          </table:table-cell>
          <table:table-cell office:value-type="float" office:value="2" table:formula="of:=IF([.B131]=[.C131];0;INDEX([.$V$18:.$Z$25];INT([.$J131]/COUNTA([.$V$7:.$Z$17]))+1;[.$M131]))" table:style-name="ce1">
            <text:p>2</text:p>
          </table:table-cell>
          <table:table-cell table:style-name="ce1"/>
          <table:table-cell office:value-type="string" office:string-value="" table:formula="of:=IF(INDEX([.AB$18:.AB$200];[.$K131])=&quot;&quot;;&quot;&quot;;[.$T$17]&amp;&quot; = yes &quot;)" table:style-name="ce1"/>
          <table:table-cell office:value-type="string" office:string-value="" table:formula="of:=IF(INDEX([.AC$18:.AC$200];[.$K131])=&quot;&quot;;&quot;&quot;;[.$T$18]&amp;&quot; = yes &quot;)" table:style-name="ce1"/>
          <table:table-cell office:value-type="string" office:string-value="" table:formula="of:=IF(INDEX([.AD$18:.AD$200];[.$K131])=&quot;&quot;;&quot;&quot;;[.$T$19]&amp;&quot; = yes &quot;)" table:style-name="ce1"/>
          <table:table-cell office:value-type="string" office:string-value="" table:formula="of:=IF(INDEX([.AE$18:.AE$200];[.$K13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25</text:p>
          </table:table-cell>
          <table:table-cell office:value-type="string" office:string-value="pc_sandsea" table:formula="of:=INDEX([.U$18:.U$200];[.K132])" table:style-name="ce1">
            <text:p>pc_sandsea</text:p>
          </table:table-cell>
          <table:table-cell office:value-type="string" office:string-value="pc_mangrove" table:formula="of:=INDEX([.$V$7:.$Z$17];[.L132];[.M132])" table:style-name="ce1">
            <text:p>pc_mangrove</text:p>
          </table:table-cell>
          <table:table-cell office:value-type="string" office:string-value="@terraforming_cost_level_2" table:formula="of:=[.$T$8]&amp;[.N132]" table:style-name="ce1">
            <text:p>@terraforming_cost_level_2</text:p>
          </table:table-cell>
          <table:table-cell office:value-type="string" office:string-value="@terraforming_duration_level_2" table:formula="of:=[.$T$9]&amp;[.N13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32]+1)" table:style-name="ce1">
            <text:p>tech2</text:p>
          </table:table-cell>
          <table:table-cell office:value-type="float" office:value="0" table:formula="of:=[.I131]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4" table:formula="of:=INT([.J132]/COUNTA([.$V$7:.$Z$17]))+1" table:style-name="ce1">
            <text:p>4</text:p>
          </table:table-cell>
          <table:table-cell office:value-type="float" office:value="3" table:formula="of:=IF(INDEX([.$V$7:.$Z$17];[.L131]+1;[.M131])=&quot;&quot;;1;[.L131]+1)" table:style-name="ce1">
            <text:p>3</text:p>
          </table:table-cell>
          <table:table-cell office:value-type="float" office:value="2" table:formula="of:=IF(INDEX([.$V$7:.$Z$17];[.L131]+1;[.M131])=&quot;&quot;;IF([.M131]=5;1;[.M131]+1);[.M131])" table:style-name="ce1">
            <text:p>2</text:p>
          </table:table-cell>
          <table:table-cell office:value-type="float" office:value="2" table:formula="of:=IF([.B132]=[.C132];0;INDEX([.$V$18:.$Z$25];INT([.$J132]/COUNTA([.$V$7:.$Z$17]))+1;[.$M132]))" table:style-name="ce1">
            <text:p>2</text:p>
          </table:table-cell>
          <table:table-cell table:style-name="ce1"/>
          <table:table-cell office:value-type="string" office:string-value="" table:formula="of:=IF(INDEX([.AB$18:.AB$200];[.$K132])=&quot;&quot;;&quot;&quot;;[.$T$17]&amp;&quot; = yes &quot;)" table:style-name="ce1"/>
          <table:table-cell office:value-type="string" office:string-value="" table:formula="of:=IF(INDEX([.AC$18:.AC$200];[.$K132])=&quot;&quot;;&quot;&quot;;[.$T$18]&amp;&quot; = yes &quot;)" table:style-name="ce1"/>
          <table:table-cell office:value-type="string" office:string-value="" table:formula="of:=IF(INDEX([.AD$18:.AD$200];[.$K132])=&quot;&quot;;&quot;&quot;;[.$T$19]&amp;&quot; = yes &quot;)" table:style-name="ce1"/>
          <table:table-cell office:value-type="string" office:string-value="" table:formula="of:=IF(INDEX([.AE$18:.AE$200];[.$K13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26</text:p>
          </table:table-cell>
          <table:table-cell office:value-type="string" office:string-value="pc_sandsea" table:formula="of:=INDEX([.U$18:.U$200];[.K133])" table:style-name="ce1">
            <text:p>pc_sandsea</text:p>
          </table:table-cell>
          <table:table-cell office:value-type="string" office:string-value="pc_hajungle" table:formula="of:=INDEX([.$V$7:.$Z$17];[.L133];[.M133])" table:style-name="ce1">
            <text:p>pc_hajungle</text:p>
          </table:table-cell>
          <table:table-cell office:value-type="string" office:string-value="@terraforming_cost_level_2" table:formula="of:=[.$T$8]&amp;[.N133]" table:style-name="ce1">
            <text:p>@terraforming_cost_level_2</text:p>
          </table:table-cell>
          <table:table-cell office:value-type="string" office:string-value="@terraforming_duration_level_2" table:formula="of:=[.$T$9]&amp;[.N133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33]+1)" table:style-name="ce1">
            <text:p>tech2</text:p>
          </table:table-cell>
          <table:table-cell office:value-type="float" office:value="0" table:formula="of:=[.I132]" table:style-name="ce1">
            <text:p>0</text:p>
          </table:table-cell>
          <table:table-cell office:value-type="float" office:value="126" table:style-name="ce1">
            <text:p>126</text:p>
          </table:table-cell>
          <table:table-cell office:value-type="float" office:value="4" table:formula="of:=INT([.J133]/COUNTA([.$V$7:.$Z$17]))+1" table:style-name="ce1">
            <text:p>4</text:p>
          </table:table-cell>
          <table:table-cell office:value-type="float" office:value="4" table:formula="of:=IF(INDEX([.$V$7:.$Z$17];[.L132]+1;[.M132])=&quot;&quot;;1;[.L132]+1)" table:style-name="ce1">
            <text:p>4</text:p>
          </table:table-cell>
          <table:table-cell office:value-type="float" office:value="2" table:formula="of:=IF(INDEX([.$V$7:.$Z$17];[.L132]+1;[.M132])=&quot;&quot;;IF([.M132]=5;1;[.M132]+1);[.M132])" table:style-name="ce1">
            <text:p>2</text:p>
          </table:table-cell>
          <table:table-cell office:value-type="float" office:value="2" table:formula="of:=IF([.B133]=[.C133];0;INDEX([.$V$18:.$Z$25];INT([.$J133]/COUNTA([.$V$7:.$Z$17]))+1;[.$M133]))" table:style-name="ce1">
            <text:p>2</text:p>
          </table:table-cell>
          <table:table-cell table:style-name="ce1"/>
          <table:table-cell office:value-type="string" office:string-value="" table:formula="of:=IF(INDEX([.AB$18:.AB$200];[.$K133])=&quot;&quot;;&quot;&quot;;[.$T$17]&amp;&quot; = yes &quot;)" table:style-name="ce1"/>
          <table:table-cell office:value-type="string" office:string-value="" table:formula="of:=IF(INDEX([.AC$18:.AC$200];[.$K133])=&quot;&quot;;&quot;&quot;;[.$T$18]&amp;&quot; = yes &quot;)" table:style-name="ce1"/>
          <table:table-cell office:value-type="string" office:string-value="" table:formula="of:=IF(INDEX([.AD$18:.AD$200];[.$K133])=&quot;&quot;;&quot;&quot;;[.$T$19]&amp;&quot; = yes &quot;)" table:style-name="ce1"/>
          <table:table-cell office:value-type="string" office:string-value="" table:formula="of:=IF(INDEX([.AE$18:.AE$200];[.$K13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27</text:p>
          </table:table-cell>
          <table:table-cell office:value-type="string" office:string-value="pc_sandsea" table:formula="of:=INDEX([.U$18:.U$200];[.K134])" table:style-name="ce1">
            <text:p>pc_sandsea</text:p>
          </table:table-cell>
          <table:table-cell office:value-type="string" office:string-value="pc_tropical" table:formula="of:=INDEX([.$V$7:.$Z$17];[.L134];[.M134])" table:style-name="ce1">
            <text:p>pc_tropical</text:p>
          </table:table-cell>
          <table:table-cell office:value-type="string" office:string-value="@terraforming_cost_level_2" table:formula="of:=[.$T$8]&amp;[.N134]" table:style-name="ce1">
            <text:p>@terraforming_cost_level_2</text:p>
          </table:table-cell>
          <table:table-cell office:value-type="string" office:string-value="@terraforming_duration_level_2" table:formula="of:=[.$T$9]&amp;[.N13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34]+1)" table:style-name="ce1">
            <text:p>tech2</text:p>
          </table:table-cell>
          <table:table-cell office:value-type="float" office:value="0" table:formula="of:=[.I133]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4" table:formula="of:=INT([.J134]/COUNTA([.$V$7:.$Z$17]))+1" table:style-name="ce1">
            <text:p>4</text:p>
          </table:table-cell>
          <table:table-cell office:value-type="float" office:value="5" table:formula="of:=IF(INDEX([.$V$7:.$Z$17];[.L133]+1;[.M133])=&quot;&quot;;1;[.L133]+1)" table:style-name="ce1">
            <text:p>5</text:p>
          </table:table-cell>
          <table:table-cell office:value-type="float" office:value="2" table:formula="of:=IF(INDEX([.$V$7:.$Z$17];[.L133]+1;[.M133])=&quot;&quot;;IF([.M133]=5;1;[.M133]+1);[.M133])" table:style-name="ce1">
            <text:p>2</text:p>
          </table:table-cell>
          <table:table-cell office:value-type="float" office:value="2" table:formula="of:=IF([.B134]=[.C134];0;INDEX([.$V$18:.$Z$25];INT([.$J134]/COUNTA([.$V$7:.$Z$17]))+1;[.$M134]))" table:style-name="ce1">
            <text:p>2</text:p>
          </table:table-cell>
          <table:table-cell table:style-name="ce1"/>
          <table:table-cell office:value-type="string" office:string-value="" table:formula="of:=IF(INDEX([.AB$18:.AB$200];[.$K134])=&quot;&quot;;&quot;&quot;;[.$T$17]&amp;&quot; = yes &quot;)" table:style-name="ce1"/>
          <table:table-cell office:value-type="string" office:string-value="" table:formula="of:=IF(INDEX([.AC$18:.AC$200];[.$K134])=&quot;&quot;;&quot;&quot;;[.$T$18]&amp;&quot; = yes &quot;)" table:style-name="ce1"/>
          <table:table-cell office:value-type="string" office:string-value="" table:formula="of:=IF(INDEX([.AD$18:.AD$200];[.$K134])=&quot;&quot;;&quot;&quot;;[.$T$19]&amp;&quot; = yes &quot;)" table:style-name="ce1"/>
          <table:table-cell office:value-type="string" office:string-value="" table:formula="of:=IF(INDEX([.AE$18:.AE$200];[.$K13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28</text:p>
          </table:table-cell>
          <table:table-cell office:value-type="string" office:string-value="pc_sandsea" table:formula="of:=INDEX([.U$18:.U$200];[.K135])" table:style-name="ce1">
            <text:p>pc_sandsea</text:p>
          </table:table-cell>
          <table:table-cell office:value-type="string" office:string-value="pc_desertislands" table:formula="of:=INDEX([.$V$7:.$Z$17];[.L135];[.M135])" table:style-name="ce1">
            <text:p>pc_desertislands</text:p>
          </table:table-cell>
          <table:table-cell office:value-type="string" office:string-value="@terraforming_cost_level_2" table:formula="of:=[.$T$8]&amp;[.N135]" table:style-name="ce1">
            <text:p>@terraforming_cost_level_2</text:p>
          </table:table-cell>
          <table:table-cell office:value-type="string" office:string-value="@terraforming_duration_level_2" table:formula="of:=[.$T$9]&amp;[.N135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35]+1)" table:style-name="ce1">
            <text:p>tech2</text:p>
          </table:table-cell>
          <table:table-cell office:value-type="float" office:value="0" table:formula="of:=[.I134]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4" table:formula="of:=INT([.J135]/COUNTA([.$V$7:.$Z$17]))+1" table:style-name="ce1">
            <text:p>4</text:p>
          </table:table-cell>
          <table:table-cell office:value-type="float" office:value="6" table:formula="of:=IF(INDEX([.$V$7:.$Z$17];[.L134]+1;[.M134])=&quot;&quot;;1;[.L134]+1)" table:style-name="ce1">
            <text:p>6</text:p>
          </table:table-cell>
          <table:table-cell office:value-type="float" office:value="2" table:formula="of:=IF(INDEX([.$V$7:.$Z$17];[.L134]+1;[.M134])=&quot;&quot;;IF([.M134]=5;1;[.M134]+1);[.M134])" table:style-name="ce1">
            <text:p>2</text:p>
          </table:table-cell>
          <table:table-cell office:value-type="float" office:value="2" table:formula="of:=IF([.B135]=[.C135];0;INDEX([.$V$18:.$Z$25];INT([.$J135]/COUNTA([.$V$7:.$Z$17]))+1;[.$M135]))" table:style-name="ce1">
            <text:p>2</text:p>
          </table:table-cell>
          <table:table-cell table:style-name="ce1"/>
          <table:table-cell office:value-type="string" office:string-value="" table:formula="of:=IF(INDEX([.AB$18:.AB$200];[.$K135])=&quot;&quot;;&quot;&quot;;[.$T$17]&amp;&quot; = yes &quot;)" table:style-name="ce1"/>
          <table:table-cell office:value-type="string" office:string-value="" table:formula="of:=IF(INDEX([.AC$18:.AC$200];[.$K135])=&quot;&quot;;&quot;&quot;;[.$T$18]&amp;&quot; = yes &quot;)" table:style-name="ce1"/>
          <table:table-cell office:value-type="string" office:string-value="" table:formula="of:=IF(INDEX([.AD$18:.AD$200];[.$K135])=&quot;&quot;;&quot;&quot;;[.$T$19]&amp;&quot; = yes &quot;)" table:style-name="ce1"/>
          <table:table-cell office:value-type="string" office:string-value="" table:formula="of:=IF(INDEX([.AE$18:.AE$200];[.$K13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29</text:p>
          </table:table-cell>
          <table:table-cell office:value-type="string" office:string-value="pc_sandsea" table:formula="of:=INDEX([.U$18:.U$200];[.K136])" table:style-name="ce1">
            <text:p>pc_sandsea</text:p>
          </table:table-cell>
          <table:table-cell office:value-type="string" office:string-value="pc_retinal" table:formula="of:=INDEX([.$V$7:.$Z$17];[.L136];[.M136])" table:style-name="ce1">
            <text:p>pc_retinal</text:p>
          </table:table-cell>
          <table:table-cell office:value-type="string" office:string-value="@terraforming_cost_level_2" table:formula="of:=[.$T$8]&amp;[.N136]" table:style-name="ce1">
            <text:p>@terraforming_cost_level_2</text:p>
          </table:table-cell>
          <table:table-cell office:value-type="string" office:string-value="@terraforming_duration_level_2" table:formula="of:=[.$T$9]&amp;[.N13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36]+1)" table:style-name="ce1">
            <text:p>tech2</text:p>
          </table:table-cell>
          <table:table-cell office:value-type="float" office:value="0" table:formula="of:=[.I135]" table:style-name="ce1">
            <text:p>0</text:p>
          </table:table-cell>
          <table:table-cell office:value-type="float" office:value="129" table:style-name="ce1">
            <text:p>129</text:p>
          </table:table-cell>
          <table:table-cell office:value-type="float" office:value="4" table:formula="of:=INT([.J136]/COUNTA([.$V$7:.$Z$17]))+1" table:style-name="ce1">
            <text:p>4</text:p>
          </table:table-cell>
          <table:table-cell office:value-type="float" office:value="7" table:formula="of:=IF(INDEX([.$V$7:.$Z$17];[.L135]+1;[.M135])=&quot;&quot;;1;[.L135]+1)" table:style-name="ce1">
            <text:p>7</text:p>
          </table:table-cell>
          <table:table-cell office:value-type="float" office:value="2" table:formula="of:=IF(INDEX([.$V$7:.$Z$17];[.L135]+1;[.M135])=&quot;&quot;;IF([.M135]=5;1;[.M135]+1);[.M135])" table:style-name="ce1">
            <text:p>2</text:p>
          </table:table-cell>
          <table:table-cell office:value-type="float" office:value="2" table:formula="of:=IF([.B136]=[.C136];0;INDEX([.$V$18:.$Z$25];INT([.$J136]/COUNTA([.$V$7:.$Z$17]))+1;[.$M136]))" table:style-name="ce1">
            <text:p>2</text:p>
          </table:table-cell>
          <table:table-cell table:style-name="ce1"/>
          <table:table-cell office:value-type="string" office:string-value="" table:formula="of:=IF(INDEX([.AB$18:.AB$200];[.$K136])=&quot;&quot;;&quot;&quot;;[.$T$17]&amp;&quot; = yes &quot;)" table:style-name="ce1"/>
          <table:table-cell office:value-type="string" office:string-value="" table:formula="of:=IF(INDEX([.AC$18:.AC$200];[.$K136])=&quot;&quot;;&quot;&quot;;[.$T$18]&amp;&quot; = yes &quot;)" table:style-name="ce1"/>
          <table:table-cell office:value-type="string" office:string-value="" table:formula="of:=IF(INDEX([.AD$18:.AD$200];[.$K136])=&quot;&quot;;&quot;&quot;;[.$T$19]&amp;&quot; = yes &quot;)" table:style-name="ce1"/>
          <table:table-cell office:value-type="string" office:string-value="" table:formula="of:=IF(INDEX([.AE$18:.AE$200];[.$K13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30</text:p>
          </table:table-cell>
          <table:table-cell office:value-type="string" office:string-value="pc_sandsea" table:formula="of:=INDEX([.U$18:.U$200];[.K137])" table:style-name="ce1">
            <text:p>pc_sandsea</text:p>
          </table:table-cell>
          <table:table-cell office:value-type="string" office:string-value="pc_lush" table:formula="of:=INDEX([.$V$7:.$Z$17];[.L137];[.M137])" table:style-name="ce1">
            <text:p>pc_lush</text:p>
          </table:table-cell>
          <table:table-cell office:value-type="string" office:string-value="@terraforming_cost_level_2" table:formula="of:=[.$T$8]&amp;[.N137]" table:style-name="ce1">
            <text:p>@terraforming_cost_level_2</text:p>
          </table:table-cell>
          <table:table-cell office:value-type="string" office:string-value="@terraforming_duration_level_2" table:formula="of:=[.$T$9]&amp;[.N13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37]+1)" table:style-name="ce1">
            <text:p>tech2</text:p>
          </table:table-cell>
          <table:table-cell office:value-type="float" office:value="0" table:formula="of:=[.I136]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4" table:formula="of:=INT([.J137]/COUNTA([.$V$7:.$Z$17]))+1" table:style-name="ce1">
            <text:p>4</text:p>
          </table:table-cell>
          <table:table-cell office:value-type="float" office:value="8" table:formula="of:=IF(INDEX([.$V$7:.$Z$17];[.L136]+1;[.M136])=&quot;&quot;;1;[.L136]+1)" table:style-name="ce1">
            <text:p>8</text:p>
          </table:table-cell>
          <table:table-cell office:value-type="float" office:value="2" table:formula="of:=IF(INDEX([.$V$7:.$Z$17];[.L136]+1;[.M136])=&quot;&quot;;IF([.M136]=5;1;[.M136]+1);[.M136])" table:style-name="ce1">
            <text:p>2</text:p>
          </table:table-cell>
          <table:table-cell office:value-type="float" office:value="2" table:formula="of:=IF([.B137]=[.C137];0;INDEX([.$V$18:.$Z$25];INT([.$J137]/COUNTA([.$V$7:.$Z$17]))+1;[.$M137]))" table:style-name="ce1">
            <text:p>2</text:p>
          </table:table-cell>
          <table:table-cell table:style-name="ce1"/>
          <table:table-cell office:value-type="string" office:string-value="" table:formula="of:=IF(INDEX([.AB$18:.AB$200];[.$K137])=&quot;&quot;;&quot;&quot;;[.$T$17]&amp;&quot; = yes &quot;)" table:style-name="ce1"/>
          <table:table-cell office:value-type="string" office:string-value="" table:formula="of:=IF(INDEX([.AC$18:.AC$200];[.$K137])=&quot;&quot;;&quot;&quot;;[.$T$18]&amp;&quot; = yes &quot;)" table:style-name="ce1"/>
          <table:table-cell office:value-type="string" office:string-value="" table:formula="of:=IF(INDEX([.AD$18:.AD$200];[.$K137])=&quot;&quot;;&quot;&quot;;[.$T$19]&amp;&quot; = yes &quot;)" table:style-name="ce1"/>
          <table:table-cell office:value-type="string" office:string-value="" table:formula="of:=IF(INDEX([.AE$18:.AE$200];[.$K13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31</text:p>
          </table:table-cell>
          <table:table-cell office:value-type="string" office:string-value="pc_sandsea" table:formula="of:=INDEX([.U$18:.U$200];[.K138])" table:style-name="ce1">
            <text:p>pc_sandsea</text:p>
          </table:table-cell>
          <table:table-cell office:value-type="string" office:string-value="pc_marginal" table:formula="of:=INDEX([.$V$7:.$Z$17];[.L138];[.M138])" table:style-name="ce1">
            <text:p>pc_marginal</text:p>
          </table:table-cell>
          <table:table-cell office:value-type="string" office:string-value="@terraforming_cost_level_2" table:formula="of:=[.$T$8]&amp;[.N138]" table:style-name="ce1">
            <text:p>@terraforming_cost_level_2</text:p>
          </table:table-cell>
          <table:table-cell office:value-type="string" office:string-value="@terraforming_duration_level_2" table:formula="of:=[.$T$9]&amp;[.N13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38]+1)" table:style-name="ce1">
            <text:p>tech2</text:p>
          </table:table-cell>
          <table:table-cell office:value-type="float" office:value="0" table:formula="of:=[.I137]" table:style-name="ce1">
            <text:p>0</text:p>
          </table:table-cell>
          <table:table-cell office:value-type="float" office:value="131" table:style-name="ce1">
            <text:p>131</text:p>
          </table:table-cell>
          <table:table-cell office:value-type="float" office:value="4" table:formula="of:=INT([.J138]/COUNTA([.$V$7:.$Z$17]))+1" table:style-name="ce1">
            <text:p>4</text:p>
          </table:table-cell>
          <table:table-cell office:value-type="float" office:value="9" table:formula="of:=IF(INDEX([.$V$7:.$Z$17];[.L137]+1;[.M137])=&quot;&quot;;1;[.L137]+1)" table:style-name="ce1">
            <text:p>9</text:p>
          </table:table-cell>
          <table:table-cell office:value-type="float" office:value="2" table:formula="of:=IF(INDEX([.$V$7:.$Z$17];[.L137]+1;[.M137])=&quot;&quot;;IF([.M137]=5;1;[.M137]+1);[.M137])" table:style-name="ce1">
            <text:p>2</text:p>
          </table:table-cell>
          <table:table-cell office:value-type="float" office:value="2" table:formula="of:=IF([.B138]=[.C138];0;INDEX([.$V$18:.$Z$25];INT([.$J138]/COUNTA([.$V$7:.$Z$17]))+1;[.$M138]))" table:style-name="ce1">
            <text:p>2</text:p>
          </table:table-cell>
          <table:table-cell table:style-name="ce1"/>
          <table:table-cell office:value-type="string" office:string-value="" table:formula="of:=IF(INDEX([.AB$18:.AB$200];[.$K138])=&quot;&quot;;&quot;&quot;;[.$T$17]&amp;&quot; = yes &quot;)" table:style-name="ce1"/>
          <table:table-cell office:value-type="string" office:string-value="" table:formula="of:=IF(INDEX([.AC$18:.AC$200];[.$K138])=&quot;&quot;;&quot;&quot;;[.$T$18]&amp;&quot; = yes &quot;)" table:style-name="ce1"/>
          <table:table-cell office:value-type="string" office:string-value="" table:formula="of:=IF(INDEX([.AD$18:.AD$200];[.$K138])=&quot;&quot;;&quot;&quot;;[.$T$19]&amp;&quot; = yes &quot;)" table:style-name="ce1"/>
          <table:table-cell office:value-type="string" office:string-value="" table:formula="of:=IF(INDEX([.AE$18:.AE$200];[.$K13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32</text:p>
          </table:table-cell>
          <table:table-cell office:value-type="string" office:string-value="pc_sandsea" table:formula="of:=INDEX([.U$18:.U$200];[.K139])" table:style-name="ce1">
            <text:p>pc_sandsea</text:p>
          </table:table-cell>
          <table:table-cell office:value-type="string" office:string-value="pc_greenhouse_hot" table:formula="of:=INDEX([.$V$7:.$Z$17];[.L139];[.M139])" table:style-name="ce1">
            <text:p>pc_greenhouse_hot</text:p>
          </table:table-cell>
          <table:table-cell office:value-type="string" office:string-value="@terraforming_cost_level_2" table:formula="of:=[.$T$8]&amp;[.N139]" table:style-name="ce1">
            <text:p>@terraforming_cost_level_2</text:p>
          </table:table-cell>
          <table:table-cell office:value-type="string" office:string-value="@terraforming_duration_level_2" table:formula="of:=[.$T$9]&amp;[.N139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39]+1)" table:style-name="ce1">
            <text:p>tech2</text:p>
          </table:table-cell>
          <table:table-cell office:value-type="float" office:value="0" table:formula="of:=[.I138]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4" table:formula="of:=INT([.J139]/COUNTA([.$V$7:.$Z$17]))+1" table:style-name="ce1">
            <text:p>4</text:p>
          </table:table-cell>
          <table:table-cell office:value-type="float" office:value="10" table:formula="of:=IF(INDEX([.$V$7:.$Z$17];[.L138]+1;[.M138])=&quot;&quot;;1;[.L138]+1)" table:style-name="ce1">
            <text:p>10</text:p>
          </table:table-cell>
          <table:table-cell office:value-type="float" office:value="2" table:formula="of:=IF(INDEX([.$V$7:.$Z$17];[.L138]+1;[.M138])=&quot;&quot;;IF([.M138]=5;1;[.M138]+1);[.M138])" table:style-name="ce1">
            <text:p>2</text:p>
          </table:table-cell>
          <table:table-cell office:value-type="float" office:value="2" table:formula="of:=IF([.B139]=[.C139];0;INDEX([.$V$18:.$Z$25];INT([.$J139]/COUNTA([.$V$7:.$Z$17]))+1;[.$M139]))" table:style-name="ce1">
            <text:p>2</text:p>
          </table:table-cell>
          <table:table-cell table:style-name="ce1"/>
          <table:table-cell office:value-type="string" office:string-value="" table:formula="of:=IF(INDEX([.AB$18:.AB$200];[.$K139])=&quot;&quot;;&quot;&quot;;[.$T$17]&amp;&quot; = yes &quot;)" table:style-name="ce1"/>
          <table:table-cell office:value-type="string" office:string-value="" table:formula="of:=IF(INDEX([.AC$18:.AC$200];[.$K139])=&quot;&quot;;&quot;&quot;;[.$T$18]&amp;&quot; = yes &quot;)" table:style-name="ce1"/>
          <table:table-cell office:value-type="string" office:string-value="" table:formula="of:=IF(INDEX([.AD$18:.AD$200];[.$K139])=&quot;&quot;;&quot;&quot;;[.$T$19]&amp;&quot; = yes &quot;)" table:style-name="ce1"/>
          <table:table-cell office:value-type="string" office:string-value="" table:formula="of:=IF(INDEX([.AE$18:.AE$200];[.$K13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33</text:p>
          </table:table-cell>
          <table:table-cell office:value-type="string" office:string-value="pc_sandsea" table:formula="of:=INDEX([.U$18:.U$200];[.K140])" table:style-name="ce1">
            <text:p>pc_sandsea</text:p>
          </table:table-cell>
          <table:table-cell office:value-type="string" office:string-value="pc_frozen_desert" table:formula="of:=INDEX([.$V$7:.$Z$17];[.L140];[.M140])" table:style-name="ce1">
            <text:p>pc_frozen_desert</text:p>
          </table:table-cell>
          <table:table-cell office:value-type="string" office:string-value="@terraforming_cost_level_2" table:formula="of:=[.$T$8]&amp;[.N140]" table:style-name="ce1">
            <text:p>@terraforming_cost_level_2</text:p>
          </table:table-cell>
          <table:table-cell office:value-type="string" office:string-value="@terraforming_duration_level_2" table:formula="of:=[.$T$9]&amp;[.N14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40]+1)" table:style-name="ce1">
            <text:p>tech2</text:p>
          </table:table-cell>
          <table:table-cell office:value-type="float" office:value="0" table:formula="of:=[.I139]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4" table:formula="of:=INT([.J140]/COUNTA([.$V$7:.$Z$17]))+1" table:style-name="ce1">
            <text:p>4</text:p>
          </table:table-cell>
          <table:table-cell office:value-type="float" office:value="1" table:formula="of:=IF(INDEX([.$V$7:.$Z$17];[.L139]+1;[.M139])=&quot;&quot;;1;[.L139]+1)" table:style-name="ce1">
            <text:p>1</text:p>
          </table:table-cell>
          <table:table-cell office:value-type="float" office:value="3" table:formula="of:=IF(INDEX([.$V$7:.$Z$17];[.L139]+1;[.M139])=&quot;&quot;;IF([.M139]=5;1;[.M139]+1);[.M139])" table:style-name="ce1">
            <text:p>3</text:p>
          </table:table-cell>
          <table:table-cell office:value-type="float" office:value="2" table:formula="of:=IF([.B140]=[.C140];0;INDEX([.$V$18:.$Z$25];INT([.$J140]/COUNTA([.$V$7:.$Z$17]))+1;[.$M140]))" table:style-name="ce1">
            <text:p>2</text:p>
          </table:table-cell>
          <table:table-cell table:style-name="ce1"/>
          <table:table-cell office:value-type="string" office:string-value="" table:formula="of:=IF(INDEX([.AB$18:.AB$200];[.$K140])=&quot;&quot;;&quot;&quot;;[.$T$17]&amp;&quot; = yes &quot;)" table:style-name="ce1"/>
          <table:table-cell office:value-type="string" office:string-value="" table:formula="of:=IF(INDEX([.AC$18:.AC$200];[.$K140])=&quot;&quot;;&quot;&quot;;[.$T$18]&amp;&quot; = yes &quot;)" table:style-name="ce1"/>
          <table:table-cell office:value-type="string" office:string-value="" table:formula="of:=IF(INDEX([.AD$18:.AD$200];[.$K140])=&quot;&quot;;&quot;&quot;;[.$T$19]&amp;&quot; = yes &quot;)" table:style-name="ce1"/>
          <table:table-cell office:value-type="string" office:string-value="" table:formula="of:=IF(INDEX([.AE$18:.AE$200];[.$K14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34</text:p>
          </table:table-cell>
          <table:table-cell office:value-type="string" office:string-value="pc_sandsea" table:formula="of:=INDEX([.U$18:.U$200];[.K141])" table:style-name="ce1">
            <text:p>pc_sandsea</text:p>
          </table:table-cell>
          <table:table-cell office:value-type="string" office:string-value="pc_steppe" table:formula="of:=INDEX([.$V$7:.$Z$17];[.L141];[.M141])" table:style-name="ce1">
            <text:p>pc_steppe</text:p>
          </table:table-cell>
          <table:table-cell office:value-type="string" office:string-value="@terraforming_cost_level_2" table:formula="of:=[.$T$8]&amp;[.N141]" table:style-name="ce1">
            <text:p>@terraforming_cost_level_2</text:p>
          </table:table-cell>
          <table:table-cell office:value-type="string" office:string-value="@terraforming_duration_level_2" table:formula="of:=[.$T$9]&amp;[.N141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41]+1)" table:style-name="ce1">
            <text:p>tech2</text:p>
          </table:table-cell>
          <table:table-cell office:value-type="float" office:value="0" table:formula="of:=[.I140]" table:style-name="ce1">
            <text:p>0</text:p>
          </table:table-cell>
          <table:table-cell office:value-type="float" office:value="134" table:style-name="ce1">
            <text:p>134</text:p>
          </table:table-cell>
          <table:table-cell office:value-type="float" office:value="4" table:formula="of:=INT([.J141]/COUNTA([.$V$7:.$Z$17]))+1" table:style-name="ce1">
            <text:p>4</text:p>
          </table:table-cell>
          <table:table-cell office:value-type="float" office:value="2" table:formula="of:=IF(INDEX([.$V$7:.$Z$17];[.L140]+1;[.M140])=&quot;&quot;;1;[.L140]+1)" table:style-name="ce1">
            <text:p>2</text:p>
          </table:table-cell>
          <table:table-cell office:value-type="float" office:value="3" table:formula="of:=IF(INDEX([.$V$7:.$Z$17];[.L140]+1;[.M140])=&quot;&quot;;IF([.M140]=5;1;[.M140]+1);[.M140])" table:style-name="ce1">
            <text:p>3</text:p>
          </table:table-cell>
          <table:table-cell office:value-type="float" office:value="2" table:formula="of:=IF([.B141]=[.C141];0;INDEX([.$V$18:.$Z$25];INT([.$J141]/COUNTA([.$V$7:.$Z$17]))+1;[.$M141]))" table:style-name="ce1">
            <text:p>2</text:p>
          </table:table-cell>
          <table:table-cell table:style-name="ce1"/>
          <table:table-cell office:value-type="string" office:string-value="" table:formula="of:=IF(INDEX([.AB$18:.AB$200];[.$K141])=&quot;&quot;;&quot;&quot;;[.$T$17]&amp;&quot; = yes &quot;)" table:style-name="ce1"/>
          <table:table-cell office:value-type="string" office:string-value="" table:formula="of:=IF(INDEX([.AC$18:.AC$200];[.$K141])=&quot;&quot;;&quot;&quot;;[.$T$18]&amp;&quot; = yes &quot;)" table:style-name="ce1"/>
          <table:table-cell office:value-type="string" office:string-value="" table:formula="of:=IF(INDEX([.AD$18:.AD$200];[.$K141])=&quot;&quot;;&quot;&quot;;[.$T$19]&amp;&quot; = yes &quot;)" table:style-name="ce1"/>
          <table:table-cell office:value-type="string" office:string-value="" table:formula="of:=IF(INDEX([.AE$18:.AE$200];[.$K14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35</text:p>
          </table:table-cell>
          <table:table-cell office:value-type="string" office:string-value="pc_sandsea" table:formula="of:=INDEX([.U$18:.U$200];[.K142])" table:style-name="ce1">
            <text:p>pc_sandsea</text:p>
          </table:table-cell>
          <table:table-cell office:value-type="string" office:string-value="pc_hadesert" table:formula="of:=INDEX([.$V$7:.$Z$17];[.L142];[.M142])" table:style-name="ce1">
            <text:p>pc_hadesert</text:p>
          </table:table-cell>
          <table:table-cell office:value-type="string" office:string-value="@terraforming_cost_level_2" table:formula="of:=[.$T$8]&amp;[.N142]" table:style-name="ce1">
            <text:p>@terraforming_cost_level_2</text:p>
          </table:table-cell>
          <table:table-cell office:value-type="string" office:string-value="@terraforming_duration_level_2" table:formula="of:=[.$T$9]&amp;[.N14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42]+1)" table:style-name="ce1">
            <text:p>tech2</text:p>
          </table:table-cell>
          <table:table-cell office:value-type="float" office:value="0" table:formula="of:=[.I141]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4" table:formula="of:=INT([.J142]/COUNTA([.$V$7:.$Z$17]))+1" table:style-name="ce1">
            <text:p>4</text:p>
          </table:table-cell>
          <table:table-cell office:value-type="float" office:value="3" table:formula="of:=IF(INDEX([.$V$7:.$Z$17];[.L141]+1;[.M141])=&quot;&quot;;1;[.L141]+1)" table:style-name="ce1">
            <text:p>3</text:p>
          </table:table-cell>
          <table:table-cell office:value-type="float" office:value="3" table:formula="of:=IF(INDEX([.$V$7:.$Z$17];[.L141]+1;[.M141])=&quot;&quot;;IF([.M141]=5;1;[.M141]+1);[.M141])" table:style-name="ce1">
            <text:p>3</text:p>
          </table:table-cell>
          <table:table-cell office:value-type="float" office:value="2" table:formula="of:=IF([.B142]=[.C142];0;INDEX([.$V$18:.$Z$25];INT([.$J142]/COUNTA([.$V$7:.$Z$17]))+1;[.$M142]))" table:style-name="ce1">
            <text:p>2</text:p>
          </table:table-cell>
          <table:table-cell table:style-name="ce1"/>
          <table:table-cell office:value-type="string" office:string-value="" table:formula="of:=IF(INDEX([.AB$18:.AB$200];[.$K142])=&quot;&quot;;&quot;&quot;;[.$T$17]&amp;&quot; = yes &quot;)" table:style-name="ce1"/>
          <table:table-cell office:value-type="string" office:string-value="" table:formula="of:=IF(INDEX([.AC$18:.AC$200];[.$K142])=&quot;&quot;;&quot;&quot;;[.$T$18]&amp;&quot; = yes &quot;)" table:style-name="ce1"/>
          <table:table-cell office:value-type="string" office:string-value="" table:formula="of:=IF(INDEX([.AD$18:.AD$200];[.$K142])=&quot;&quot;;&quot;&quot;;[.$T$19]&amp;&quot; = yes &quot;)" table:style-name="ce1"/>
          <table:table-cell office:value-type="string" office:string-value="" table:formula="of:=IF(INDEX([.AE$18:.AE$200];[.$K14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36</text:p>
          </table:table-cell>
          <table:table-cell office:value-type="string" office:string-value="pc_sandsea" table:formula="of:=INDEX([.U$18:.U$200];[.K143])" table:style-name="ce1">
            <text:p>pc_sandsea</text:p>
          </table:table-cell>
          <table:table-cell office:value-type="string" office:string-value="pc_antarctic" table:formula="of:=INDEX([.$V$7:.$Z$17];[.L143];[.M143])" table:style-name="ce1">
            <text:p>pc_antarctic</text:p>
          </table:table-cell>
          <table:table-cell office:value-type="string" office:string-value="@terraforming_cost_level_2" table:formula="of:=[.$T$8]&amp;[.N143]" table:style-name="ce1">
            <text:p>@terraforming_cost_level_2</text:p>
          </table:table-cell>
          <table:table-cell office:value-type="string" office:string-value="@terraforming_duration_level_2" table:formula="of:=[.$T$9]&amp;[.N143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43]+1)" table:style-name="ce1">
            <text:p>tech2</text:p>
          </table:table-cell>
          <table:table-cell office:value-type="float" office:value="0" table:formula="of:=[.I142]" table:style-name="ce1">
            <text:p>0</text:p>
          </table:table-cell>
          <table:table-cell office:value-type="float" office:value="136" table:style-name="ce1">
            <text:p>136</text:p>
          </table:table-cell>
          <table:table-cell office:value-type="float" office:value="4" table:formula="of:=INT([.J143]/COUNTA([.$V$7:.$Z$17]))+1" table:style-name="ce1">
            <text:p>4</text:p>
          </table:table-cell>
          <table:table-cell office:value-type="float" office:value="4" table:formula="of:=IF(INDEX([.$V$7:.$Z$17];[.L142]+1;[.M142])=&quot;&quot;;1;[.L142]+1)" table:style-name="ce1">
            <text:p>4</text:p>
          </table:table-cell>
          <table:table-cell office:value-type="float" office:value="3" table:formula="of:=IF(INDEX([.$V$7:.$Z$17];[.L142]+1;[.M142])=&quot;&quot;;IF([.M142]=5;1;[.M142]+1);[.M142])" table:style-name="ce1">
            <text:p>3</text:p>
          </table:table-cell>
          <table:table-cell office:value-type="float" office:value="2" table:formula="of:=IF([.B143]=[.C143];0;INDEX([.$V$18:.$Z$25];INT([.$J143]/COUNTA([.$V$7:.$Z$17]))+1;[.$M143]))" table:style-name="ce1">
            <text:p>2</text:p>
          </table:table-cell>
          <table:table-cell table:style-name="ce1"/>
          <table:table-cell office:value-type="string" office:string-value="" table:formula="of:=IF(INDEX([.AB$18:.AB$200];[.$K143])=&quot;&quot;;&quot;&quot;;[.$T$17]&amp;&quot; = yes &quot;)" table:style-name="ce1"/>
          <table:table-cell office:value-type="string" office:string-value="" table:formula="of:=IF(INDEX([.AC$18:.AC$200];[.$K143])=&quot;&quot;;&quot;&quot;;[.$T$18]&amp;&quot; = yes &quot;)" table:style-name="ce1"/>
          <table:table-cell office:value-type="string" office:string-value="" table:formula="of:=IF(INDEX([.AD$18:.AD$200];[.$K143])=&quot;&quot;;&quot;&quot;;[.$T$19]&amp;&quot; = yes &quot;)" table:style-name="ce1"/>
          <table:table-cell office:value-type="string" office:string-value="" table:formula="of:=IF(INDEX([.AE$18:.AE$200];[.$K14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37</text:p>
          </table:table-cell>
          <table:table-cell office:value-type="string" office:string-value="pc_sandsea" table:formula="of:=INDEX([.U$18:.U$200];[.K144])" table:style-name="ce1">
            <text:p>pc_sandsea</text:p>
          </table:table-cell>
          <table:table-cell office:value-type="string" office:string-value="pc_tundra" table:formula="of:=INDEX([.$V$7:.$Z$17];[.L144];[.M144])" table:style-name="ce1">
            <text:p>pc_tundra</text:p>
          </table:table-cell>
          <table:table-cell office:value-type="string" office:string-value="@terraforming_cost_level_2" table:formula="of:=[.$T$8]&amp;[.N144]" table:style-name="ce1">
            <text:p>@terraforming_cost_level_2</text:p>
          </table:table-cell>
          <table:table-cell office:value-type="string" office:string-value="@terraforming_duration_level_2" table:formula="of:=[.$T$9]&amp;[.N14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44]+1)" table:style-name="ce1">
            <text:p>tech2</text:p>
          </table:table-cell>
          <table:table-cell office:value-type="float" office:value="0" table:formula="of:=[.I143]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4" table:formula="of:=INT([.J144]/COUNTA([.$V$7:.$Z$17]))+1" table:style-name="ce1">
            <text:p>4</text:p>
          </table:table-cell>
          <table:table-cell office:value-type="float" office:value="5" table:formula="of:=IF(INDEX([.$V$7:.$Z$17];[.L143]+1;[.M143])=&quot;&quot;;1;[.L143]+1)" table:style-name="ce1">
            <text:p>5</text:p>
          </table:table-cell>
          <table:table-cell office:value-type="float" office:value="3" table:formula="of:=IF(INDEX([.$V$7:.$Z$17];[.L143]+1;[.M143])=&quot;&quot;;IF([.M143]=5;1;[.M143]+1);[.M143])" table:style-name="ce1">
            <text:p>3</text:p>
          </table:table-cell>
          <table:table-cell office:value-type="float" office:value="2" table:formula="of:=IF([.B144]=[.C144];0;INDEX([.$V$18:.$Z$25];INT([.$J144]/COUNTA([.$V$7:.$Z$17]))+1;[.$M144]))" table:style-name="ce1">
            <text:p>2</text:p>
          </table:table-cell>
          <table:table-cell table:style-name="ce1"/>
          <table:table-cell office:value-type="string" office:string-value="" table:formula="of:=IF(INDEX([.AB$18:.AB$200];[.$K144])=&quot;&quot;;&quot;&quot;;[.$T$17]&amp;&quot; = yes &quot;)" table:style-name="ce1"/>
          <table:table-cell office:value-type="string" office:string-value="" table:formula="of:=IF(INDEX([.AC$18:.AC$200];[.$K144])=&quot;&quot;;&quot;&quot;;[.$T$18]&amp;&quot; = yes &quot;)" table:style-name="ce1"/>
          <table:table-cell office:value-type="string" office:string-value="" table:formula="of:=IF(INDEX([.AD$18:.AD$200];[.$K144])=&quot;&quot;;&quot;&quot;;[.$T$19]&amp;&quot; = yes &quot;)" table:style-name="ce1"/>
          <table:table-cell office:value-type="string" office:string-value="" table:formula="of:=IF(INDEX([.AE$18:.AE$200];[.$K14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38</text:p>
          </table:table-cell>
          <table:table-cell office:value-type="string" office:string-value="pc_sandsea" table:formula="of:=INDEX([.U$18:.U$200];[.K145])" table:style-name="ce1">
            <text:p>pc_sandsea</text:p>
          </table:table-cell>
          <table:table-cell office:value-type="string" office:string-value="pc_alpine" table:formula="of:=INDEX([.$V$7:.$Z$17];[.L145];[.M145])" table:style-name="ce1">
            <text:p>pc_alpine</text:p>
          </table:table-cell>
          <table:table-cell office:value-type="string" office:string-value="@terraforming_cost_level_2" table:formula="of:=[.$T$8]&amp;[.N145]" table:style-name="ce1">
            <text:p>@terraforming_cost_level_2</text:p>
          </table:table-cell>
          <table:table-cell office:value-type="string" office:string-value="@terraforming_duration_level_2" table:formula="of:=[.$T$9]&amp;[.N145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45]+1)" table:style-name="ce1">
            <text:p>tech2</text:p>
          </table:table-cell>
          <table:table-cell office:value-type="float" office:value="0" table:formula="of:=[.I144]" table:style-name="ce1">
            <text:p>0</text:p>
          </table:table-cell>
          <table:table-cell office:value-type="float" office:value="138" table:style-name="ce1">
            <text:p>138</text:p>
          </table:table-cell>
          <table:table-cell office:value-type="float" office:value="4" table:formula="of:=INT([.J145]/COUNTA([.$V$7:.$Z$17]))+1" table:style-name="ce1">
            <text:p>4</text:p>
          </table:table-cell>
          <table:table-cell office:value-type="float" office:value="6" table:formula="of:=IF(INDEX([.$V$7:.$Z$17];[.L144]+1;[.M144])=&quot;&quot;;1;[.L144]+1)" table:style-name="ce1">
            <text:p>6</text:p>
          </table:table-cell>
          <table:table-cell office:value-type="float" office:value="3" table:formula="of:=IF(INDEX([.$V$7:.$Z$17];[.L144]+1;[.M144])=&quot;&quot;;IF([.M144]=5;1;[.M144]+1);[.M144])" table:style-name="ce1">
            <text:p>3</text:p>
          </table:table-cell>
          <table:table-cell office:value-type="float" office:value="2" table:formula="of:=IF([.B145]=[.C145];0;INDEX([.$V$18:.$Z$25];INT([.$J145]/COUNTA([.$V$7:.$Z$17]))+1;[.$M145]))" table:style-name="ce1">
            <text:p>2</text:p>
          </table:table-cell>
          <table:table-cell table:style-name="ce1"/>
          <table:table-cell office:value-type="string" office:string-value="" table:formula="of:=IF(INDEX([.AB$18:.AB$200];[.$K145])=&quot;&quot;;&quot;&quot;;[.$T$17]&amp;&quot; = yes &quot;)" table:style-name="ce1"/>
          <table:table-cell office:value-type="string" office:string-value="" table:formula="of:=IF(INDEX([.AC$18:.AC$200];[.$K145])=&quot;&quot;;&quot;&quot;;[.$T$18]&amp;&quot; = yes &quot;)" table:style-name="ce1"/>
          <table:table-cell office:value-type="string" office:string-value="" table:formula="of:=IF(INDEX([.AD$18:.AD$200];[.$K145])=&quot;&quot;;&quot;&quot;;[.$T$19]&amp;&quot; = yes &quot;)" table:style-name="ce1"/>
          <table:table-cell office:value-type="string" office:string-value="" table:formula="of:=IF(INDEX([.AE$18:.AE$200];[.$K14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39</text:p>
          </table:table-cell>
          <table:table-cell office:value-type="string" office:string-value="pc_sandsea" table:formula="of:=INDEX([.U$18:.U$200];[.K146])" table:style-name="ce1">
            <text:p>pc_sandsea</text:p>
          </table:table-cell>
          <table:table-cell office:value-type="string" office:string-value="pc_greenhouse_cold" table:formula="of:=INDEX([.$V$7:.$Z$17];[.L146];[.M146])" table:style-name="ce1">
            <text:p>pc_greenhouse_cold</text:p>
          </table:table-cell>
          <table:table-cell office:value-type="string" office:string-value="@terraforming_cost_level_2" table:formula="of:=[.$T$8]&amp;[.N146]" table:style-name="ce1">
            <text:p>@terraforming_cost_level_2</text:p>
          </table:table-cell>
          <table:table-cell office:value-type="string" office:string-value="@terraforming_duration_level_2" table:formula="of:=[.$T$9]&amp;[.N14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46]+1)" table:style-name="ce1">
            <text:p>tech2</text:p>
          </table:table-cell>
          <table:table-cell office:value-type="float" office:value="0" table:formula="of:=[.I145]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4" table:formula="of:=INT([.J146]/COUNTA([.$V$7:.$Z$17]))+1" table:style-name="ce1">
            <text:p>4</text:p>
          </table:table-cell>
          <table:table-cell office:value-type="float" office:value="7" table:formula="of:=IF(INDEX([.$V$7:.$Z$17];[.L145]+1;[.M145])=&quot;&quot;;1;[.L145]+1)" table:style-name="ce1">
            <text:p>7</text:p>
          </table:table-cell>
          <table:table-cell office:value-type="float" office:value="3" table:formula="of:=IF(INDEX([.$V$7:.$Z$17];[.L145]+1;[.M145])=&quot;&quot;;IF([.M145]=5;1;[.M145]+1);[.M145])" table:style-name="ce1">
            <text:p>3</text:p>
          </table:table-cell>
          <table:table-cell office:value-type="float" office:value="2" table:formula="of:=IF([.B146]=[.C146];0;INDEX([.$V$18:.$Z$25];INT([.$J146]/COUNTA([.$V$7:.$Z$17]))+1;[.$M146]))" table:style-name="ce1">
            <text:p>2</text:p>
          </table:table-cell>
          <table:table-cell table:style-name="ce1"/>
          <table:table-cell office:value-type="string" office:string-value="" table:formula="of:=IF(INDEX([.AB$18:.AB$200];[.$K146])=&quot;&quot;;&quot;&quot;;[.$T$17]&amp;&quot; = yes &quot;)" table:style-name="ce1"/>
          <table:table-cell office:value-type="string" office:string-value="" table:formula="of:=IF(INDEX([.AC$18:.AC$200];[.$K146])=&quot;&quot;;&quot;&quot;;[.$T$18]&amp;&quot; = yes &quot;)" table:style-name="ce1"/>
          <table:table-cell office:value-type="string" office:string-value="" table:formula="of:=IF(INDEX([.AD$18:.AD$200];[.$K146])=&quot;&quot;;&quot;&quot;;[.$T$19]&amp;&quot; = yes &quot;)" table:style-name="ce1"/>
          <table:table-cell office:value-type="string" office:string-value="" table:formula="of:=IF(INDEX([.AE$18:.AE$200];[.$K14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40</text:p>
          </table:table-cell>
          <table:table-cell office:value-type="string" office:string-value="pc_sandsea" table:formula="of:=INDEX([.U$18:.U$200];[.K147])" table:style-name="ce1">
            <text:p>pc_sandsea</text:p>
          </table:table-cell>
          <table:table-cell office:value-type="string" office:string-value="pc_arctic" table:formula="of:=INDEX([.$V$7:.$Z$17];[.L147];[.M147])" table:style-name="ce1">
            <text:p>pc_arctic</text:p>
          </table:table-cell>
          <table:table-cell office:value-type="string" office:string-value="@terraforming_cost_level_3" table:formula="of:=[.$T$8]&amp;[.N147]" table:style-name="ce1">
            <text:p>@terraforming_cost_level_3</text:p>
          </table:table-cell>
          <table:table-cell office:value-type="string" office:string-value="@terraforming_duration_level_3" table:formula="of:=[.$T$9]&amp;[.N147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47]+1)" table:style-name="ce1">
            <text:p>tech3</text:p>
          </table:table-cell>
          <table:table-cell office:value-type="float" office:value="0" table:formula="of:=[.I146]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4" table:formula="of:=INT([.J147]/COUNTA([.$V$7:.$Z$17]))+1" table:style-name="ce1">
            <text:p>4</text:p>
          </table:table-cell>
          <table:table-cell office:value-type="float" office:value="1" table:formula="of:=IF(INDEX([.$V$7:.$Z$17];[.L146]+1;[.M146])=&quot;&quot;;1;[.L146]+1)" table:style-name="ce1">
            <text:p>1</text:p>
          </table:table-cell>
          <table:table-cell office:value-type="float" office:value="4" table:formula="of:=IF(INDEX([.$V$7:.$Z$17];[.L146]+1;[.M146])=&quot;&quot;;IF([.M146]=5;1;[.M146]+1);[.M146])" table:style-name="ce1">
            <text:p>4</text:p>
          </table:table-cell>
          <table:table-cell office:value-type="float" office:value="3" table:formula="of:=IF([.B147]=[.C147];0;INDEX([.$V$18:.$Z$25];INT([.$J147]/COUNTA([.$V$7:.$Z$17]))+1;[.$M147]))" table:style-name="ce1">
            <text:p>3</text:p>
          </table:table-cell>
          <table:table-cell table:style-name="ce1"/>
          <table:table-cell office:value-type="string" office:string-value="" table:formula="of:=IF(INDEX([.AB$18:.AB$200];[.$K147])=&quot;&quot;;&quot;&quot;;[.$T$17]&amp;&quot; = yes &quot;)" table:style-name="ce1"/>
          <table:table-cell office:value-type="string" office:string-value="" table:formula="of:=IF(INDEX([.AC$18:.AC$200];[.$K147])=&quot;&quot;;&quot;&quot;;[.$T$18]&amp;&quot; = yes &quot;)" table:style-name="ce1"/>
          <table:table-cell office:value-type="string" office:string-value="" table:formula="of:=IF(INDEX([.AD$18:.AD$200];[.$K147])=&quot;&quot;;&quot;&quot;;[.$T$19]&amp;&quot; = yes &quot;)" table:style-name="ce1"/>
          <table:table-cell office:value-type="string" office:string-value="" table:formula="of:=IF(INDEX([.AE$18:.AE$200];[.$K14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41</text:p>
          </table:table-cell>
          <table:table-cell office:value-type="string" office:string-value="pc_sandsea" table:formula="of:=INDEX([.U$18:.U$200];[.K148])" table:style-name="ce1">
            <text:p>pc_sandsea</text:p>
          </table:table-cell>
          <table:table-cell office:value-type="string" office:string-value="pc_swamp" table:formula="of:=INDEX([.$V$7:.$Z$17];[.L148];[.M148])" table:style-name="ce1">
            <text:p>pc_swamp</text:p>
          </table:table-cell>
          <table:table-cell office:value-type="string" office:string-value="@terraforming_cost_level_3" table:formula="of:=[.$T$8]&amp;[.N148]" table:style-name="ce1">
            <text:p>@terraforming_cost_level_3</text:p>
          </table:table-cell>
          <table:table-cell office:value-type="string" office:string-value="@terraforming_duration_level_3" table:formula="of:=[.$T$9]&amp;[.N148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48]+1)" table:style-name="ce1">
            <text:p>tech3</text:p>
          </table:table-cell>
          <table:table-cell office:value-type="float" office:value="0" table:formula="of:=[.I147]" table:style-name="ce1">
            <text:p>0</text:p>
          </table:table-cell>
          <table:table-cell office:value-type="float" office:value="141" table:style-name="ce1">
            <text:p>141</text:p>
          </table:table-cell>
          <table:table-cell office:value-type="float" office:value="4" table:formula="of:=INT([.J148]/COUNTA([.$V$7:.$Z$17]))+1" table:style-name="ce1">
            <text:p>4</text:p>
          </table:table-cell>
          <table:table-cell office:value-type="float" office:value="2" table:formula="of:=IF(INDEX([.$V$7:.$Z$17];[.L147]+1;[.M147])=&quot;&quot;;1;[.L147]+1)" table:style-name="ce1">
            <text:p>2</text:p>
          </table:table-cell>
          <table:table-cell office:value-type="float" office:value="4" table:formula="of:=IF(INDEX([.$V$7:.$Z$17];[.L147]+1;[.M147])=&quot;&quot;;IF([.M147]=5;1;[.M147]+1);[.M147])" table:style-name="ce1">
            <text:p>4</text:p>
          </table:table-cell>
          <table:table-cell office:value-type="float" office:value="3" table:formula="of:=IF([.B148]=[.C148];0;INDEX([.$V$18:.$Z$25];INT([.$J148]/COUNTA([.$V$7:.$Z$17]))+1;[.$M148]))" table:style-name="ce1">
            <text:p>3</text:p>
          </table:table-cell>
          <table:table-cell table:style-name="ce1"/>
          <table:table-cell office:value-type="string" office:string-value="" table:formula="of:=IF(INDEX([.AB$18:.AB$200];[.$K148])=&quot;&quot;;&quot;&quot;;[.$T$17]&amp;&quot; = yes &quot;)" table:style-name="ce1"/>
          <table:table-cell office:value-type="string" office:string-value="" table:formula="of:=IF(INDEX([.AC$18:.AC$200];[.$K148])=&quot;&quot;;&quot;&quot;;[.$T$18]&amp;&quot; = yes &quot;)" table:style-name="ce1"/>
          <table:table-cell office:value-type="string" office:string-value="" table:formula="of:=IF(INDEX([.AD$18:.AD$200];[.$K148])=&quot;&quot;;&quot;&quot;;[.$T$19]&amp;&quot; = yes &quot;)" table:style-name="ce1"/>
          <table:table-cell office:value-type="string" office:string-value="" table:formula="of:=IF(INDEX([.AE$18:.AE$200];[.$K14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42</text:p>
          </table:table-cell>
          <table:table-cell office:value-type="string" office:string-value="pc_sandsea" table:formula="of:=INDEX([.U$18:.U$200];[.K149])" table:style-name="ce1">
            <text:p>pc_sandsea</text:p>
          </table:table-cell>
          <table:table-cell office:value-type="string" office:string-value="pc_cascadian" table:formula="of:=INDEX([.$V$7:.$Z$17];[.L149];[.M149])" table:style-name="ce1">
            <text:p>pc_cascadian</text:p>
          </table:table-cell>
          <table:table-cell office:value-type="string" office:string-value="@terraforming_cost_level_3" table:formula="of:=[.$T$8]&amp;[.N149]" table:style-name="ce1">
            <text:p>@terraforming_cost_level_3</text:p>
          </table:table-cell>
          <table:table-cell office:value-type="string" office:string-value="@terraforming_duration_level_3" table:formula="of:=[.$T$9]&amp;[.N149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49]+1)" table:style-name="ce1">
            <text:p>tech3</text:p>
          </table:table-cell>
          <table:table-cell office:value-type="float" office:value="0" table:formula="of:=[.I148]" table:style-name="ce1">
            <text:p>0</text:p>
          </table:table-cell>
          <table:table-cell office:value-type="float" office:value="142" table:style-name="ce1">
            <text:p>142</text:p>
          </table:table-cell>
          <table:table-cell office:value-type="float" office:value="4" table:formula="of:=INT([.J149]/COUNTA([.$V$7:.$Z$17]))+1" table:style-name="ce1">
            <text:p>4</text:p>
          </table:table-cell>
          <table:table-cell office:value-type="float" office:value="3" table:formula="of:=IF(INDEX([.$V$7:.$Z$17];[.L148]+1;[.M148])=&quot;&quot;;1;[.L148]+1)" table:style-name="ce1">
            <text:p>3</text:p>
          </table:table-cell>
          <table:table-cell office:value-type="float" office:value="4" table:formula="of:=IF(INDEX([.$V$7:.$Z$17];[.L148]+1;[.M148])=&quot;&quot;;IF([.M148]=5;1;[.M148]+1);[.M148])" table:style-name="ce1">
            <text:p>4</text:p>
          </table:table-cell>
          <table:table-cell office:value-type="float" office:value="3" table:formula="of:=IF([.B149]=[.C149];0;INDEX([.$V$18:.$Z$25];INT([.$J149]/COUNTA([.$V$7:.$Z$17]))+1;[.$M149]))" table:style-name="ce1">
            <text:p>3</text:p>
          </table:table-cell>
          <table:table-cell table:style-name="ce1"/>
          <table:table-cell office:value-type="string" office:string-value="" table:formula="of:=IF(INDEX([.AB$18:.AB$200];[.$K149])=&quot;&quot;;&quot;&quot;;[.$T$17]&amp;&quot; = yes &quot;)" table:style-name="ce1"/>
          <table:table-cell office:value-type="string" office:string-value="" table:formula="of:=IF(INDEX([.AC$18:.AC$200];[.$K149])=&quot;&quot;;&quot;&quot;;[.$T$18]&amp;&quot; = yes &quot;)" table:style-name="ce1"/>
          <table:table-cell office:value-type="string" office:string-value="" table:formula="of:=IF(INDEX([.AD$18:.AD$200];[.$K149])=&quot;&quot;;&quot;&quot;;[.$T$19]&amp;&quot; = yes &quot;)" table:style-name="ce1"/>
          <table:table-cell office:value-type="string" office:string-value="" table:formula="of:=IF(INDEX([.AE$18:.AE$200];[.$K14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43</text:p>
          </table:table-cell>
          <table:table-cell office:value-type="string" office:string-value="pc_sandsea" table:formula="of:=INDEX([.U$18:.U$200];[.K150])" table:style-name="ce1">
            <text:p>pc_sandsea</text:p>
          </table:table-cell>
          <table:table-cell office:value-type="string" office:string-value="pc_geothermal" table:formula="of:=INDEX([.$V$7:.$Z$17];[.L150];[.M150])" table:style-name="ce1">
            <text:p>pc_geothermal</text:p>
          </table:table-cell>
          <table:table-cell office:value-type="string" office:string-value="@terraforming_cost_level_3" table:formula="of:=[.$T$8]&amp;[.N150]" table:style-name="ce1">
            <text:p>@terraforming_cost_level_3</text:p>
          </table:table-cell>
          <table:table-cell office:value-type="string" office:string-value="@terraforming_duration_level_3" table:formula="of:=[.$T$9]&amp;[.N150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50]+1)" table:style-name="ce1">
            <text:p>tech3</text:p>
          </table:table-cell>
          <table:table-cell office:value-type="float" office:value="0" table:formula="of:=[.I149]" table:style-name="ce1">
            <text:p>0</text:p>
          </table:table-cell>
          <table:table-cell office:value-type="float" office:value="143" table:style-name="ce1">
            <text:p>143</text:p>
          </table:table-cell>
          <table:table-cell office:value-type="float" office:value="4" table:formula="of:=INT([.J150]/COUNTA([.$V$7:.$Z$17]))+1" table:style-name="ce1">
            <text:p>4</text:p>
          </table:table-cell>
          <table:table-cell office:value-type="float" office:value="4" table:formula="of:=IF(INDEX([.$V$7:.$Z$17];[.L149]+1;[.M149])=&quot;&quot;;1;[.L149]+1)" table:style-name="ce1">
            <text:p>4</text:p>
          </table:table-cell>
          <table:table-cell office:value-type="float" office:value="4" table:formula="of:=IF(INDEX([.$V$7:.$Z$17];[.L149]+1;[.M149])=&quot;&quot;;IF([.M149]=5;1;[.M149]+1);[.M149])" table:style-name="ce1">
            <text:p>4</text:p>
          </table:table-cell>
          <table:table-cell office:value-type="float" office:value="3" table:formula="of:=IF([.B150]=[.C150];0;INDEX([.$V$18:.$Z$25];INT([.$J150]/COUNTA([.$V$7:.$Z$17]))+1;[.$M150]))" table:style-name="ce1">
            <text:p>3</text:p>
          </table:table-cell>
          <table:table-cell table:style-name="ce1"/>
          <table:table-cell office:value-type="string" office:string-value="" table:formula="of:=IF(INDEX([.AB$18:.AB$200];[.$K150])=&quot;&quot;;&quot;&quot;;[.$T$17]&amp;&quot; = yes &quot;)" table:style-name="ce1"/>
          <table:table-cell office:value-type="string" office:string-value="" table:formula="of:=IF(INDEX([.AC$18:.AC$200];[.$K150])=&quot;&quot;;&quot;&quot;;[.$T$18]&amp;&quot; = yes &quot;)" table:style-name="ce1"/>
          <table:table-cell office:value-type="string" office:string-value="" table:formula="of:=IF(INDEX([.AD$18:.AD$200];[.$K150])=&quot;&quot;;&quot;&quot;;[.$T$19]&amp;&quot; = yes &quot;)" table:style-name="ce1"/>
          <table:table-cell office:value-type="string" office:string-value="" table:formula="of:=IF(INDEX([.AE$18:.AE$200];[.$K15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44</text:p>
          </table:table-cell>
          <table:table-cell office:value-type="string" office:string-value="pc_sandsea" table:formula="of:=INDEX([.U$18:.U$200];[.K151])" table:style-name="ce1">
            <text:p>pc_sandsea</text:p>
          </table:table-cell>
          <table:table-cell office:value-type="string" office:string-value="pc_glacial" table:formula="of:=INDEX([.$V$7:.$Z$17];[.L151];[.M151])" table:style-name="ce1">
            <text:p>pc_glacial</text:p>
          </table:table-cell>
          <table:table-cell office:value-type="string" office:string-value="@terraforming_cost_level_3" table:formula="of:=[.$T$8]&amp;[.N151]" table:style-name="ce1">
            <text:p>@terraforming_cost_level_3</text:p>
          </table:table-cell>
          <table:table-cell office:value-type="string" office:string-value="@terraforming_duration_level_3" table:formula="of:=[.$T$9]&amp;[.N151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51]+1)" table:style-name="ce1">
            <text:p>tech3</text:p>
          </table:table-cell>
          <table:table-cell office:value-type="float" office:value="0" table:formula="of:=[.I150]" table:style-name="ce1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4" table:formula="of:=INT([.J151]/COUNTA([.$V$7:.$Z$17]))+1" table:style-name="ce1">
            <text:p>4</text:p>
          </table:table-cell>
          <table:table-cell office:value-type="float" office:value="5" table:formula="of:=IF(INDEX([.$V$7:.$Z$17];[.L150]+1;[.M150])=&quot;&quot;;1;[.L150]+1)" table:style-name="ce1">
            <text:p>5</text:p>
          </table:table-cell>
          <table:table-cell office:value-type="float" office:value="4" table:formula="of:=IF(INDEX([.$V$7:.$Z$17];[.L150]+1;[.M150])=&quot;&quot;;IF([.M150]=5;1;[.M150]+1);[.M150])" table:style-name="ce1">
            <text:p>4</text:p>
          </table:table-cell>
          <table:table-cell office:value-type="float" office:value="3" table:formula="of:=IF([.B151]=[.C151];0;INDEX([.$V$18:.$Z$25];INT([.$J151]/COUNTA([.$V$7:.$Z$17]))+1;[.$M151]))" table:style-name="ce1">
            <text:p>3</text:p>
          </table:table-cell>
          <table:table-cell table:style-name="ce1"/>
          <table:table-cell office:value-type="string" office:string-value="" table:formula="of:=IF(INDEX([.AB$18:.AB$200];[.$K151])=&quot;&quot;;&quot;&quot;;[.$T$17]&amp;&quot; = yes &quot;)" table:style-name="ce1"/>
          <table:table-cell office:value-type="string" office:string-value="" table:formula="of:=IF(INDEX([.AC$18:.AC$200];[.$K151])=&quot;&quot;;&quot;&quot;;[.$T$18]&amp;&quot; = yes &quot;)" table:style-name="ce1"/>
          <table:table-cell office:value-type="string" office:string-value="" table:formula="of:=IF(INDEX([.AD$18:.AD$200];[.$K151])=&quot;&quot;;&quot;&quot;;[.$T$19]&amp;&quot; = yes &quot;)" table:style-name="ce1"/>
          <table:table-cell office:value-type="string" office:string-value="" table:formula="of:=IF(INDEX([.AE$18:.AE$200];[.$K15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45</text:p>
          </table:table-cell>
          <table:table-cell office:value-type="string" office:string-value="pc_sandsea" table:formula="of:=INDEX([.U$18:.U$200];[.K152])" table:style-name="ce1">
            <text:p>pc_sandsea</text:p>
          </table:table-cell>
          <table:table-cell office:value-type="string" office:string-value="pc_subarctic" table:formula="of:=INDEX([.$V$7:.$Z$17];[.L152];[.M152])" table:style-name="ce1">
            <text:p>pc_subarctic</text:p>
          </table:table-cell>
          <table:table-cell office:value-type="string" office:string-value="@terraforming_cost_level_3" table:formula="of:=[.$T$8]&amp;[.N152]" table:style-name="ce1">
            <text:p>@terraforming_cost_level_3</text:p>
          </table:table-cell>
          <table:table-cell office:value-type="string" office:string-value="@terraforming_duration_level_3" table:formula="of:=[.$T$9]&amp;[.N152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52]+1)" table:style-name="ce1">
            <text:p>tech3</text:p>
          </table:table-cell>
          <table:table-cell office:value-type="float" office:value="0" table:formula="of:=[.I151]" table:style-name="ce1">
            <text:p>0</text:p>
          </table:table-cell>
          <table:table-cell office:value-type="float" office:value="145" table:style-name="ce1">
            <text:p>145</text:p>
          </table:table-cell>
          <table:table-cell office:value-type="float" office:value="4" table:formula="of:=INT([.J152]/COUNTA([.$V$7:.$Z$17]))+1" table:style-name="ce1">
            <text:p>4</text:p>
          </table:table-cell>
          <table:table-cell office:value-type="float" office:value="6" table:formula="of:=IF(INDEX([.$V$7:.$Z$17];[.L151]+1;[.M151])=&quot;&quot;;1;[.L151]+1)" table:style-name="ce1">
            <text:p>6</text:p>
          </table:table-cell>
          <table:table-cell office:value-type="float" office:value="4" table:formula="of:=IF(INDEX([.$V$7:.$Z$17];[.L151]+1;[.M151])=&quot;&quot;;IF([.M151]=5;1;[.M151]+1);[.M151])" table:style-name="ce1">
            <text:p>4</text:p>
          </table:table-cell>
          <table:table-cell office:value-type="float" office:value="3" table:formula="of:=IF([.B152]=[.C152];0;INDEX([.$V$18:.$Z$25];INT([.$J152]/COUNTA([.$V$7:.$Z$17]))+1;[.$M152]))" table:style-name="ce1">
            <text:p>3</text:p>
          </table:table-cell>
          <table:table-cell table:style-name="ce1"/>
          <table:table-cell office:value-type="string" office:string-value="" table:formula="of:=IF(INDEX([.AB$18:.AB$200];[.$K152])=&quot;&quot;;&quot;&quot;;[.$T$17]&amp;&quot; = yes &quot;)" table:style-name="ce1"/>
          <table:table-cell office:value-type="string" office:string-value="" table:formula="of:=IF(INDEX([.AC$18:.AC$200];[.$K152])=&quot;&quot;;&quot;&quot;;[.$T$18]&amp;&quot; = yes &quot;)" table:style-name="ce1"/>
          <table:table-cell office:value-type="string" office:string-value="" table:formula="of:=IF(INDEX([.AD$18:.AD$200];[.$K152])=&quot;&quot;;&quot;&quot;;[.$T$19]&amp;&quot; = yes &quot;)" table:style-name="ce1"/>
          <table:table-cell office:value-type="string" office:string-value="" table:formula="of:=IF(INDEX([.AE$18:.AE$200];[.$K15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46</text:p>
          </table:table-cell>
          <table:table-cell office:value-type="string" office:string-value="pc_sandsea" table:formula="of:=INDEX([.U$18:.U$200];[.K153])" table:style-name="ce1">
            <text:p>pc_sandsea</text:p>
          </table:table-cell>
          <table:table-cell office:value-type="string" office:string-value="pc_marginal_cold" table:formula="of:=INDEX([.$V$7:.$Z$17];[.L153];[.M153])" table:style-name="ce1">
            <text:p>pc_marginal_cold</text:p>
          </table:table-cell>
          <table:table-cell office:value-type="string" office:string-value="@terraforming_cost_level_3" table:formula="of:=[.$T$8]&amp;[.N153]" table:style-name="ce1">
            <text:p>@terraforming_cost_level_3</text:p>
          </table:table-cell>
          <table:table-cell office:value-type="string" office:string-value="@terraforming_duration_level_3" table:formula="of:=[.$T$9]&amp;[.N153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53]+1)" table:style-name="ce1">
            <text:p>tech3</text:p>
          </table:table-cell>
          <table:table-cell office:value-type="float" office:value="0" table:formula="of:=[.I152]" table:style-name="ce1">
            <text:p>0</text:p>
          </table:table-cell>
          <table:table-cell office:value-type="float" office:value="146" table:style-name="ce1">
            <text:p>146</text:p>
          </table:table-cell>
          <table:table-cell office:value-type="float" office:value="4" table:formula="of:=INT([.J153]/COUNTA([.$V$7:.$Z$17]))+1" table:style-name="ce1">
            <text:p>4</text:p>
          </table:table-cell>
          <table:table-cell office:value-type="float" office:value="7" table:formula="of:=IF(INDEX([.$V$7:.$Z$17];[.L152]+1;[.M152])=&quot;&quot;;1;[.L152]+1)" table:style-name="ce1">
            <text:p>7</text:p>
          </table:table-cell>
          <table:table-cell office:value-type="float" office:value="4" table:formula="of:=IF(INDEX([.$V$7:.$Z$17];[.L152]+1;[.M152])=&quot;&quot;;IF([.M152]=5;1;[.M152]+1);[.M152])" table:style-name="ce1">
            <text:p>4</text:p>
          </table:table-cell>
          <table:table-cell office:value-type="float" office:value="3" table:formula="of:=IF([.B153]=[.C153];0;INDEX([.$V$18:.$Z$25];INT([.$J153]/COUNTA([.$V$7:.$Z$17]))+1;[.$M153]))" table:style-name="ce1">
            <text:p>3</text:p>
          </table:table-cell>
          <table:table-cell table:style-name="ce1"/>
          <table:table-cell office:value-type="string" office:string-value="" table:formula="of:=IF(INDEX([.AB$18:.AB$200];[.$K153])=&quot;&quot;;&quot;&quot;;[.$T$17]&amp;&quot; = yes &quot;)" table:style-name="ce1"/>
          <table:table-cell office:value-type="string" office:string-value="" table:formula="of:=IF(INDEX([.AC$18:.AC$200];[.$K153])=&quot;&quot;;&quot;&quot;;[.$T$18]&amp;&quot; = yes &quot;)" table:style-name="ce1"/>
          <table:table-cell office:value-type="string" office:string-value="" table:formula="of:=IF(INDEX([.AD$18:.AD$200];[.$K153])=&quot;&quot;;&quot;&quot;;[.$T$19]&amp;&quot; = yes &quot;)" table:style-name="ce1"/>
          <table:table-cell office:value-type="string" office:string-value="" table:formula="of:=IF(INDEX([.AE$18:.AE$200];[.$K15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47</text:p>
          </table:table-cell>
          <table:table-cell office:value-type="string" office:string-value="pc_sandsea" table:formula="of:=INDEX([.U$18:.U$200];[.K154])" table:style-name="ce1">
            <text:p>pc_sandsea</text:p>
          </table:table-cell>
          <table:table-cell office:value-type="string" office:string-value="pc_gaia" table:formula="of:=INDEX([.$V$7:.$Z$17];[.L154];[.M154])" table:style-name="ce1">
            <text:p>pc_gaia</text:p>
          </table:table-cell>
          <table:table-cell office:value-type="string" office:string-value="@terraforming_cost_level_4" table:formula="of:=[.$T$8]&amp;[.N154]" table:style-name="ce1">
            <text:p>@terraforming_cost_level_4</text:p>
          </table:table-cell>
          <table:table-cell office:value-type="string" office:string-value="@terraforming_duration_level_4" table:formula="of:=[.$T$9]&amp;[.N154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54]+1)" table:style-name="ce1">
            <text:p>tech4</text:p>
          </table:table-cell>
          <table:table-cell office:value-type="float" office:value="0" table:formula="of:=[.I153]" table:style-name="ce1">
            <text:p>0</text:p>
          </table:table-cell>
          <table:table-cell office:value-type="float" office:value="147" table:style-name="ce1">
            <text:p>147</text:p>
          </table:table-cell>
          <table:table-cell office:value-type="float" office:value="4" table:formula="of:=INT([.J154]/COUNTA([.$V$7:.$Z$17]))+1" table:style-name="ce1">
            <text:p>4</text:p>
          </table:table-cell>
          <table:table-cell office:value-type="float" office:value="1" table:formula="of:=IF(INDEX([.$V$7:.$Z$17];[.L153]+1;[.M153])=&quot;&quot;;1;[.L153]+1)" table:style-name="ce1">
            <text:p>1</text:p>
          </table:table-cell>
          <table:table-cell office:value-type="float" office:value="5" table:formula="of:=IF(INDEX([.$V$7:.$Z$17];[.L153]+1;[.M153])=&quot;&quot;;IF([.M153]=5;1;[.M153]+1);[.M153])" table:style-name="ce1">
            <text:p>5</text:p>
          </table:table-cell>
          <table:table-cell office:value-type="float" office:value="4" table:formula="of:=IF([.B154]=[.C154];0;INDEX([.$V$18:.$Z$25];INT([.$J154]/COUNTA([.$V$7:.$Z$17]))+1;[.$M154]))" table:style-name="ce1">
            <text:p>4</text:p>
          </table:table-cell>
          <table:table-cell table:style-name="ce1"/>
          <table:table-cell office:value-type="string" office:string-value="" table:formula="of:=IF(INDEX([.AB$18:.AB$200];[.$K154])=&quot;&quot;;&quot;&quot;;[.$T$17]&amp;&quot; = yes &quot;)" table:style-name="ce1"/>
          <table:table-cell office:value-type="string" office:string-value="" table:formula="of:=IF(INDEX([.AC$18:.AC$200];[.$K154])=&quot;&quot;;&quot;&quot;;[.$T$18]&amp;&quot; = yes &quot;)" table:style-name="ce1"/>
          <table:table-cell office:value-type="string" office:string-value="" table:formula="of:=IF(INDEX([.AD$18:.AD$200];[.$K154])=&quot;&quot;;&quot;&quot;;[.$T$19]&amp;&quot; = yes &quot;)" table:style-name="ce1"/>
          <table:table-cell office:value-type="string" office:string-value="" table:formula="of:=IF(INDEX([.AE$18:.AE$200];[.$K15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48</text:p>
          </table:table-cell>
          <table:table-cell office:value-type="string" office:string-value="pc_sandsea" table:formula="of:=INDEX([.U$18:.U$200];[.K155])" table:style-name="ce1">
            <text:p>pc_sandsea</text:p>
          </table:table-cell>
          <table:table-cell office:value-type="string" office:string-value="pc_machine" table:formula="of:=INDEX([.$V$7:.$Z$17];[.L155];[.M155])" table:style-name="ce1">
            <text:p>pc_machine</text:p>
          </table:table-cell>
          <table:table-cell office:value-type="string" office:string-value="@terraforming_cost_level_4" table:formula="of:=[.$T$8]&amp;[.N155]" table:style-name="ce1">
            <text:p>@terraforming_cost_level_4</text:p>
          </table:table-cell>
          <table:table-cell office:value-type="string" office:string-value="@terraforming_duration_level_4" table:formula="of:=[.$T$9]&amp;[.N155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55]+1)" table:style-name="ce1">
            <text:p>tech4</text:p>
          </table:table-cell>
          <table:table-cell office:value-type="float" office:value="0" table:formula="of:=[.I154]" table:style-name="ce1">
            <text:p>0</text:p>
          </table:table-cell>
          <table:table-cell office:value-type="float" office:value="148" table:style-name="ce1">
            <text:p>148</text:p>
          </table:table-cell>
          <table:table-cell office:value-type="float" office:value="4" table:formula="of:=INT([.J155]/COUNTA([.$V$7:.$Z$17]))+1" table:style-name="ce1">
            <text:p>4</text:p>
          </table:table-cell>
          <table:table-cell office:value-type="float" office:value="2" table:formula="of:=IF(INDEX([.$V$7:.$Z$17];[.L154]+1;[.M154])=&quot;&quot;;1;[.L154]+1)" table:style-name="ce1">
            <text:p>2</text:p>
          </table:table-cell>
          <table:table-cell office:value-type="float" office:value="5" table:formula="of:=IF(INDEX([.$V$7:.$Z$17];[.L154]+1;[.M154])=&quot;&quot;;IF([.M154]=5;1;[.M154]+1);[.M154])" table:style-name="ce1">
            <text:p>5</text:p>
          </table:table-cell>
          <table:table-cell office:value-type="float" office:value="4" table:formula="of:=IF([.B155]=[.C155];0;INDEX([.$V$18:.$Z$25];INT([.$J155]/COUNTA([.$V$7:.$Z$17]))+1;[.$M155]))" table:style-name="ce1">
            <text:p>4</text:p>
          </table:table-cell>
          <table:table-cell table:style-name="ce1"/>
          <table:table-cell office:value-type="string" office:string-value="" table:formula="of:=IF(INDEX([.AB$18:.AB$200];[.$K155])=&quot;&quot;;&quot;&quot;;[.$T$17]&amp;&quot; = yes &quot;)" table:style-name="ce1"/>
          <table:table-cell office:value-type="string" office:string-value="" table:formula="of:=IF(INDEX([.AC$18:.AC$200];[.$K155])=&quot;&quot;;&quot;&quot;;[.$T$18]&amp;&quot; = yes &quot;)" table:style-name="ce1"/>
          <table:table-cell office:value-type="string" office:string-value="" table:formula="of:=IF(INDEX([.AD$18:.AD$200];[.$K155])=&quot;&quot;;&quot;&quot;;[.$T$19]&amp;&quot; = yes &quot;)" table:style-name="ce1"/>
          <table:table-cell office:value-type="string" office:string-value="" table:formula="of:=IF(INDEX([.AE$18:.AE$200];[.$K15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49</text:p>
          </table:table-cell>
          <table:table-cell office:value-type="string" office:string-value="pc_sandsea" table:formula="of:=INDEX([.U$18:.U$200];[.K156])" table:style-name="ce1">
            <text:p>pc_sandsea</text:p>
          </table:table-cell>
          <table:table-cell office:value-type="string" office:string-value="pc_cybertronic" table:formula="of:=INDEX([.$V$7:.$Z$17];[.L156];[.M156])" table:style-name="ce1">
            <text:p>pc_cybertronic</text:p>
          </table:table-cell>
          <table:table-cell office:value-type="string" office:string-value="@terraforming_cost_level_4" table:formula="of:=[.$T$8]&amp;[.N156]" table:style-name="ce1">
            <text:p>@terraforming_cost_level_4</text:p>
          </table:table-cell>
          <table:table-cell office:value-type="string" office:string-value="@terraforming_duration_level_4" table:formula="of:=[.$T$9]&amp;[.N156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56]+1)" table:style-name="ce1">
            <text:p>tech4</text:p>
          </table:table-cell>
          <table:table-cell office:value-type="float" office:value="0" table:formula="of:=[.I155]" table:style-name="ce1">
            <text:p>0</text:p>
          </table:table-cell>
          <table:table-cell office:value-type="float" office:value="149" table:style-name="ce1">
            <text:p>149</text:p>
          </table:table-cell>
          <table:table-cell office:value-type="float" office:value="4" table:formula="of:=INT([.J156]/COUNTA([.$V$7:.$Z$17]))+1" table:style-name="ce1">
            <text:p>4</text:p>
          </table:table-cell>
          <table:table-cell office:value-type="float" office:value="3" table:formula="of:=IF(INDEX([.$V$7:.$Z$17];[.L155]+1;[.M155])=&quot;&quot;;1;[.L155]+1)" table:style-name="ce1">
            <text:p>3</text:p>
          </table:table-cell>
          <table:table-cell office:value-type="float" office:value="5" table:formula="of:=IF(INDEX([.$V$7:.$Z$17];[.L155]+1;[.M155])=&quot;&quot;;IF([.M155]=5;1;[.M155]+1);[.M155])" table:style-name="ce1">
            <text:p>5</text:p>
          </table:table-cell>
          <table:table-cell office:value-type="float" office:value="4" table:formula="of:=IF([.B156]=[.C156];0;INDEX([.$V$18:.$Z$25];INT([.$J156]/COUNTA([.$V$7:.$Z$17]))+1;[.$M156]))" table:style-name="ce1">
            <text:p>4</text:p>
          </table:table-cell>
          <table:table-cell table:style-name="ce1"/>
          <table:table-cell office:value-type="string" office:string-value="" table:formula="of:=IF(INDEX([.AB$18:.AB$200];[.$K156])=&quot;&quot;;&quot;&quot;;[.$T$17]&amp;&quot; = yes &quot;)" table:style-name="ce1"/>
          <table:table-cell office:value-type="string" office:string-value="" table:formula="of:=IF(INDEX([.AC$18:.AC$200];[.$K156])=&quot;&quot;;&quot;&quot;;[.$T$18]&amp;&quot; = yes &quot;)" table:style-name="ce1"/>
          <table:table-cell office:value-type="string" office:string-value="" table:formula="of:=IF(INDEX([.AD$18:.AD$200];[.$K156])=&quot;&quot;;&quot;&quot;;[.$T$19]&amp;&quot; = yes &quot;)" table:style-name="ce1"/>
          <table:table-cell office:value-type="string" office:string-value="" table:formula="of:=IF(INDEX([.AE$18:.AE$200];[.$K15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50</text:p>
          </table:table-cell>
          <table:table-cell office:value-type="string" office:string-value="pc_sandsea" table:formula="of:=INDEX([.U$18:.U$200];[.K157])" table:style-name="ce1">
            <text:p>pc_sandsea</text:p>
          </table:table-cell>
          <table:table-cell office:value-type="string" office:string-value="pc_nuked" table:formula="of:=INDEX([.$V$7:.$Z$17];[.L157];[.M157])" table:style-name="ce1">
            <text:p>pc_nuked</text:p>
          </table:table-cell>
          <table:table-cell office:value-type="string" office:string-value="@terraforming_cost_level_4" table:formula="of:=[.$T$8]&amp;[.N157]" table:style-name="ce1">
            <text:p>@terraforming_cost_level_4</text:p>
          </table:table-cell>
          <table:table-cell office:value-type="string" office:string-value="@terraforming_duration_level_4" table:formula="of:=[.$T$9]&amp;[.N157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57]+1)" table:style-name="ce1">
            <text:p>tech4</text:p>
          </table:table-cell>
          <table:table-cell office:value-type="float" office:value="0" table:formula="of:=[.I156]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4" table:formula="of:=INT([.J157]/COUNTA([.$V$7:.$Z$17]))+1" table:style-name="ce1">
            <text:p>4</text:p>
          </table:table-cell>
          <table:table-cell office:value-type="float" office:value="4" table:formula="of:=IF(INDEX([.$V$7:.$Z$17];[.L156]+1;[.M156])=&quot;&quot;;1;[.L156]+1)" table:style-name="ce1">
            <text:p>4</text:p>
          </table:table-cell>
          <table:table-cell office:value-type="float" office:value="5" table:formula="of:=IF(INDEX([.$V$7:.$Z$17];[.L156]+1;[.M156])=&quot;&quot;;IF([.M156]=5;1;[.M156]+1);[.M156])" table:style-name="ce1">
            <text:p>5</text:p>
          </table:table-cell>
          <table:table-cell office:value-type="float" office:value="4" table:formula="of:=IF([.B157]=[.C157];0;INDEX([.$V$18:.$Z$25];INT([.$J157]/COUNTA([.$V$7:.$Z$17]))+1;[.$M157]))" table:style-name="ce1">
            <text:p>4</text:p>
          </table:table-cell>
          <table:table-cell table:style-name="ce1"/>
          <table:table-cell office:value-type="string" office:string-value="" table:formula="of:=IF(INDEX([.AB$18:.AB$200];[.$K157])=&quot;&quot;;&quot;&quot;;[.$T$17]&amp;&quot; = yes &quot;)" table:style-name="ce1"/>
          <table:table-cell office:value-type="string" office:string-value="" table:formula="of:=IF(INDEX([.AC$18:.AC$200];[.$K157])=&quot;&quot;;&quot;&quot;;[.$T$18]&amp;&quot; = yes &quot;)" table:style-name="ce1"/>
          <table:table-cell office:value-type="string" office:string-value="" table:formula="of:=IF(INDEX([.AD$18:.AD$200];[.$K157])=&quot;&quot;;&quot;&quot;;[.$T$19]&amp;&quot; = yes &quot;)" table:style-name="ce1"/>
          <table:table-cell office:value-type="string" office:string-value="" table:formula="of:=IF(INDEX([.AE$18:.AE$200];[.$K15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51</text:p>
          </table:table-cell>
          <table:table-cell office:value-type="string" office:string-value="pc_sandsea" table:formula="of:=INDEX([.U$18:.U$200];[.K158])" table:style-name="ce1">
            <text:p>pc_sandsea</text:p>
          </table:table-cell>
          <table:table-cell office:value-type="string" office:string-value="pc_floating" table:formula="of:=INDEX([.$V$7:.$Z$17];[.L158];[.M158])" table:style-name="ce1">
            <text:p>pc_floating</text:p>
          </table:table-cell>
          <table:table-cell office:value-type="string" office:string-value="@terraforming_cost_level_4" table:formula="of:=[.$T$8]&amp;[.N158]" table:style-name="ce1">
            <text:p>@terraforming_cost_level_4</text:p>
          </table:table-cell>
          <table:table-cell office:value-type="string" office:string-value="@terraforming_duration_level_4" table:formula="of:=[.$T$9]&amp;[.N158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58]+1)" table:style-name="ce1">
            <text:p>tech4</text:p>
          </table:table-cell>
          <table:table-cell office:value-type="float" office:value="0" table:formula="of:=[.I157]" table:style-name="ce1">
            <text:p>0</text:p>
          </table:table-cell>
          <table:table-cell office:value-type="float" office:value="151" table:style-name="ce1">
            <text:p>151</text:p>
          </table:table-cell>
          <table:table-cell office:value-type="float" office:value="4" table:formula="of:=INT([.J158]/COUNTA([.$V$7:.$Z$17]))+1" table:style-name="ce1">
            <text:p>4</text:p>
          </table:table-cell>
          <table:table-cell office:value-type="float" office:value="5" table:formula="of:=IF(INDEX([.$V$7:.$Z$17];[.L157]+1;[.M157])=&quot;&quot;;1;[.L157]+1)" table:style-name="ce1">
            <text:p>5</text:p>
          </table:table-cell>
          <table:table-cell office:value-type="float" office:value="5" table:formula="of:=IF(INDEX([.$V$7:.$Z$17];[.L157]+1;[.M157])=&quot;&quot;;IF([.M157]=5;1;[.M157]+1);[.M157])" table:style-name="ce1">
            <text:p>5</text:p>
          </table:table-cell>
          <table:table-cell office:value-type="float" office:value="4" table:formula="of:=IF([.B158]=[.C158];0;INDEX([.$V$18:.$Z$25];INT([.$J158]/COUNTA([.$V$7:.$Z$17]))+1;[.$M158]))" table:style-name="ce1">
            <text:p>4</text:p>
          </table:table-cell>
          <table:table-cell table:style-name="ce1"/>
          <table:table-cell office:value-type="string" office:string-value="" table:formula="of:=IF(INDEX([.AB$18:.AB$200];[.$K158])=&quot;&quot;;&quot;&quot;;[.$T$17]&amp;&quot; = yes &quot;)" table:style-name="ce1"/>
          <table:table-cell office:value-type="string" office:string-value="" table:formula="of:=IF(INDEX([.AC$18:.AC$200];[.$K158])=&quot;&quot;;&quot;&quot;;[.$T$18]&amp;&quot; = yes &quot;)" table:style-name="ce1"/>
          <table:table-cell office:value-type="string" office:string-value="" table:formula="of:=IF(INDEX([.AD$18:.AD$200];[.$K158])=&quot;&quot;;&quot;&quot;;[.$T$19]&amp;&quot; = yes &quot;)" table:style-name="ce1"/>
          <table:table-cell office:value-type="string" office:string-value="" table:formula="of:=IF(INDEX([.AE$18:.AE$200];[.$K15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52</text:p>
          </table:table-cell>
          <table:table-cell office:value-type="string" office:string-value="pc_mesa" table:formula="of:=INDEX([.U$18:.U$200];[.K159])" table:style-name="ce1">
            <text:p>pc_mesa</text:p>
          </table:table-cell>
          <table:table-cell office:value-type="string" office:string-value="pc_crystal" table:formula="of:=INDEX([.$V$7:.$Z$17];[.L159];[.M159])" table:style-name="ce1">
            <text:p>pc_crystal</text:p>
          </table:table-cell>
          <table:table-cell office:value-type="string" office:string-value="@terraforming_cost_level_4" table:formula="of:=[.$T$8]&amp;[.N159]" table:style-name="ce1">
            <text:p>@terraforming_cost_level_4</text:p>
          </table:table-cell>
          <table:table-cell office:value-type="string" office:string-value="@terraforming_duration_level_4" table:formula="of:=[.$T$9]&amp;[.N159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59]+1)" table:style-name="ce1">
            <text:p>tech4</text:p>
          </table:table-cell>
          <table:table-cell office:value-type="float" office:value="0" table:formula="of:=[.I158]" table:style-name="ce1">
            <text:p>0</text:p>
          </table:table-cell>
          <table:table-cell office:value-type="float" office:value="152" table:style-name="ce1">
            <text:p>152</text:p>
          </table:table-cell>
          <table:table-cell office:value-type="float" office:value="5" table:formula="of:=INT([.J159]/COUNTA([.$V$7:.$Z$17]))+1" table:style-name="ce1">
            <text:p>5</text:p>
          </table:table-cell>
          <table:table-cell office:value-type="float" office:value="6" table:formula="of:=IF(INDEX([.$V$7:.$Z$17];[.L158]+1;[.M158])=&quot;&quot;;1;[.L158]+1)" table:style-name="ce1">
            <text:p>6</text:p>
          </table:table-cell>
          <table:table-cell office:value-type="float" office:value="5" table:formula="of:=IF(INDEX([.$V$7:.$Z$17];[.L158]+1;[.M158])=&quot;&quot;;IF([.M158]=5;1;[.M158]+1);[.M158])" table:style-name="ce1">
            <text:p>5</text:p>
          </table:table-cell>
          <table:table-cell office:value-type="float" office:value="4" table:formula="of:=IF([.B159]=[.C159];0;INDEX([.$V$18:.$Z$25];INT([.$J159]/COUNTA([.$V$7:.$Z$17]))+1;[.$M159]))" table:style-name="ce1">
            <text:p>4</text:p>
          </table:table-cell>
          <table:table-cell table:style-name="ce1"/>
          <table:table-cell office:value-type="string" office:string-value="" table:formula="of:=IF(INDEX([.AB$18:.AB$200];[.$K159])=&quot;&quot;;&quot;&quot;;[.$T$17]&amp;&quot; = yes &quot;)" table:style-name="ce1"/>
          <table:table-cell office:value-type="string" office:string-value="" table:formula="of:=IF(INDEX([.AC$18:.AC$200];[.$K159])=&quot;&quot;;&quot;&quot;;[.$T$18]&amp;&quot; = yes &quot;)" table:style-name="ce1"/>
          <table:table-cell office:value-type="string" office:string-value="" table:formula="of:=IF(INDEX([.AD$18:.AD$200];[.$K159])=&quot;&quot;;&quot;&quot;;[.$T$19]&amp;&quot; = yes &quot;)" table:style-name="ce1"/>
          <table:table-cell office:value-type="string" office:string-value="" table:formula="of:=IF(INDEX([.AE$18:.AE$200];[.$K15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53</text:p>
          </table:table-cell>
          <table:table-cell office:value-type="string" office:string-value="pc_mesa" table:formula="of:=INDEX([.U$18:.U$200];[.K160])" table:style-name="ce1">
            <text:p>pc_mesa</text:p>
          </table:table-cell>
          <table:table-cell office:value-type="string" office:string-value="pc_arid" table:formula="of:=INDEX([.$V$7:.$Z$17];[.L160];[.M160])" table:style-name="ce1">
            <text:p>pc_arid</text:p>
          </table:table-cell>
          <table:table-cell office:value-type="string" office:string-value="@terraforming_cost_level_1" table:formula="of:=[.$T$8]&amp;[.N160]" table:style-name="ce1">
            <text:p>@terraforming_cost_level_1</text:p>
          </table:table-cell>
          <table:table-cell office:value-type="string" office:string-value="@terraforming_duration_level_1" table:formula="of:=[.$T$9]&amp;[.N160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60]+1)" table:style-name="ce1">
            <text:p>tech1</text:p>
          </table:table-cell>
          <table:table-cell office:value-type="float" office:value="0" table:formula="of:=[.I159]" table:style-name="ce1">
            <text:p>0</text:p>
          </table:table-cell>
          <table:table-cell office:value-type="float" office:value="153" table:style-name="ce1">
            <text:p>153</text:p>
          </table:table-cell>
          <table:table-cell office:value-type="float" office:value="5" table:formula="of:=INT([.J160]/COUNTA([.$V$7:.$Z$17]))+1" table:style-name="ce1">
            <text:p>5</text:p>
          </table:table-cell>
          <table:table-cell office:value-type="float" office:value="1" table:formula="of:=IF(INDEX([.$V$7:.$Z$17];[.L159]+1;[.M159])=&quot;&quot;;1;[.L159]+1)" table:style-name="ce1">
            <text:p>1</text:p>
          </table:table-cell>
          <table:table-cell office:value-type="float" office:value="1" table:formula="of:=IF(INDEX([.$V$7:.$Z$17];[.L159]+1;[.M159])=&quot;&quot;;IF([.M159]=5;1;[.M159]+1);[.M159])" table:style-name="ce1">
            <text:p>1</text:p>
          </table:table-cell>
          <table:table-cell office:value-type="float" office:value="1" table:formula="of:=IF([.B160]=[.C160];0;INDEX([.$V$18:.$Z$25];INT([.$J160]/COUNTA([.$V$7:.$Z$17]))+1;[.$M160]))" table:style-name="ce1">
            <text:p>1</text:p>
          </table:table-cell>
          <table:table-cell table:style-name="ce1"/>
          <table:table-cell office:value-type="string" office:string-value="" table:formula="of:=IF(INDEX([.AB$18:.AB$200];[.$K160])=&quot;&quot;;&quot;&quot;;[.$T$17]&amp;&quot; = yes &quot;)" table:style-name="ce1"/>
          <table:table-cell office:value-type="string" office:string-value="" table:formula="of:=IF(INDEX([.AC$18:.AC$200];[.$K160])=&quot;&quot;;&quot;&quot;;[.$T$18]&amp;&quot; = yes &quot;)" table:style-name="ce1"/>
          <table:table-cell office:value-type="string" office:string-value="" table:formula="of:=IF(INDEX([.AD$18:.AD$200];[.$K160])=&quot;&quot;;&quot;&quot;;[.$T$19]&amp;&quot; = yes &quot;)" table:style-name="ce1"/>
          <table:table-cell office:value-type="string" office:string-value="" table:formula="of:=IF(INDEX([.AE$18:.AE$200];[.$K16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54</text:p>
          </table:table-cell>
          <table:table-cell office:value-type="string" office:string-value="pc_mesa" table:formula="of:=INDEX([.U$18:.U$200];[.K161])" table:style-name="ce1">
            <text:p>pc_mesa</text:p>
          </table:table-cell>
          <table:table-cell office:value-type="string" office:string-value="pc_desert" table:formula="of:=INDEX([.$V$7:.$Z$17];[.L161];[.M161])" table:style-name="ce1">
            <text:p>pc_desert</text:p>
          </table:table-cell>
          <table:table-cell office:value-type="string" office:string-value="@terraforming_cost_level_1" table:formula="of:=[.$T$8]&amp;[.N161]" table:style-name="ce1">
            <text:p>@terraforming_cost_level_1</text:p>
          </table:table-cell>
          <table:table-cell office:value-type="string" office:string-value="@terraforming_duration_level_1" table:formula="of:=[.$T$9]&amp;[.N161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61]+1)" table:style-name="ce1">
            <text:p>tech1</text:p>
          </table:table-cell>
          <table:table-cell office:value-type="float" office:value="0" table:formula="of:=[.I160]" table:style-name="ce1">
            <text:p>0</text:p>
          </table:table-cell>
          <table:table-cell office:value-type="float" office:value="154" table:style-name="ce1">
            <text:p>154</text:p>
          </table:table-cell>
          <table:table-cell office:value-type="float" office:value="5" table:formula="of:=INT([.J161]/COUNTA([.$V$7:.$Z$17]))+1" table:style-name="ce1">
            <text:p>5</text:p>
          </table:table-cell>
          <table:table-cell office:value-type="float" office:value="2" table:formula="of:=IF(INDEX([.$V$7:.$Z$17];[.L160]+1;[.M160])=&quot;&quot;;1;[.L160]+1)" table:style-name="ce1">
            <text:p>2</text:p>
          </table:table-cell>
          <table:table-cell office:value-type="float" office:value="1" table:formula="of:=IF(INDEX([.$V$7:.$Z$17];[.L160]+1;[.M160])=&quot;&quot;;IF([.M160]=5;1;[.M160]+1);[.M160])" table:style-name="ce1">
            <text:p>1</text:p>
          </table:table-cell>
          <table:table-cell office:value-type="float" office:value="1" table:formula="of:=IF([.B161]=[.C161];0;INDEX([.$V$18:.$Z$25];INT([.$J161]/COUNTA([.$V$7:.$Z$17]))+1;[.$M161]))" table:style-name="ce1">
            <text:p>1</text:p>
          </table:table-cell>
          <table:table-cell table:style-name="ce1"/>
          <table:table-cell office:value-type="string" office:string-value="" table:formula="of:=IF(INDEX([.AB$18:.AB$200];[.$K161])=&quot;&quot;;&quot;&quot;;[.$T$17]&amp;&quot; = yes &quot;)" table:style-name="ce1"/>
          <table:table-cell office:value-type="string" office:string-value="" table:formula="of:=IF(INDEX([.AC$18:.AC$200];[.$K161])=&quot;&quot;;&quot;&quot;;[.$T$18]&amp;&quot; = yes &quot;)" table:style-name="ce1"/>
          <table:table-cell office:value-type="string" office:string-value="" table:formula="of:=IF(INDEX([.AD$18:.AD$200];[.$K161])=&quot;&quot;;&quot;&quot;;[.$T$19]&amp;&quot; = yes &quot;)" table:style-name="ce1"/>
          <table:table-cell office:value-type="string" office:string-value="" table:formula="of:=IF(INDEX([.AE$18:.AE$200];[.$K16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55</text:p>
          </table:table-cell>
          <table:table-cell office:value-type="string" office:string-value="pc_mesa" table:formula="of:=INDEX([.U$18:.U$200];[.K162])" table:style-name="ce1">
            <text:p>pc_mesa</text:p>
          </table:table-cell>
          <table:table-cell office:value-type="string" office:string-value="pc_savannah" table:formula="of:=INDEX([.$V$7:.$Z$17];[.L162];[.M162])" table:style-name="ce1">
            <text:p>pc_savannah</text:p>
          </table:table-cell>
          <table:table-cell office:value-type="string" office:string-value="@terraforming_cost_level_1" table:formula="of:=[.$T$8]&amp;[.N162]" table:style-name="ce1">
            <text:p>@terraforming_cost_level_1</text:p>
          </table:table-cell>
          <table:table-cell office:value-type="string" office:string-value="@terraforming_duration_level_1" table:formula="of:=[.$T$9]&amp;[.N162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62]+1)" table:style-name="ce1">
            <text:p>tech1</text:p>
          </table:table-cell>
          <table:table-cell office:value-type="float" office:value="0" table:formula="of:=[.I161]" table:style-name="ce1">
            <text:p>0</text:p>
          </table:table-cell>
          <table:table-cell office:value-type="float" office:value="155" table:style-name="ce1">
            <text:p>155</text:p>
          </table:table-cell>
          <table:table-cell office:value-type="float" office:value="5" table:formula="of:=INT([.J162]/COUNTA([.$V$7:.$Z$17]))+1" table:style-name="ce1">
            <text:p>5</text:p>
          </table:table-cell>
          <table:table-cell office:value-type="float" office:value="3" table:formula="of:=IF(INDEX([.$V$7:.$Z$17];[.L161]+1;[.M161])=&quot;&quot;;1;[.L161]+1)" table:style-name="ce1">
            <text:p>3</text:p>
          </table:table-cell>
          <table:table-cell office:value-type="float" office:value="1" table:formula="of:=IF(INDEX([.$V$7:.$Z$17];[.L161]+1;[.M161])=&quot;&quot;;IF([.M161]=5;1;[.M161]+1);[.M161])" table:style-name="ce1">
            <text:p>1</text:p>
          </table:table-cell>
          <table:table-cell office:value-type="float" office:value="1" table:formula="of:=IF([.B162]=[.C162];0;INDEX([.$V$18:.$Z$25];INT([.$J162]/COUNTA([.$V$7:.$Z$17]))+1;[.$M162]))" table:style-name="ce1">
            <text:p>1</text:p>
          </table:table-cell>
          <table:table-cell table:style-name="ce1"/>
          <table:table-cell office:value-type="string" office:string-value="" table:formula="of:=IF(INDEX([.AB$18:.AB$200];[.$K162])=&quot;&quot;;&quot;&quot;;[.$T$17]&amp;&quot; = yes &quot;)" table:style-name="ce1"/>
          <table:table-cell office:value-type="string" office:string-value="" table:formula="of:=IF(INDEX([.AC$18:.AC$200];[.$K162])=&quot;&quot;;&quot;&quot;;[.$T$18]&amp;&quot; = yes &quot;)" table:style-name="ce1"/>
          <table:table-cell office:value-type="string" office:string-value="" table:formula="of:=IF(INDEX([.AD$18:.AD$200];[.$K162])=&quot;&quot;;&quot;&quot;;[.$T$19]&amp;&quot; = yes &quot;)" table:style-name="ce1"/>
          <table:table-cell office:value-type="string" office:string-value="" table:formula="of:=IF(INDEX([.AE$18:.AE$200];[.$K16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56</text:p>
          </table:table-cell>
          <table:table-cell office:value-type="string" office:string-value="pc_mesa" table:formula="of:=INDEX([.U$18:.U$200];[.K163])" table:style-name="ce1">
            <text:p>pc_mesa</text:p>
          </table:table-cell>
          <table:table-cell office:value-type="string" office:string-value="pc_sandsea" table:formula="of:=INDEX([.$V$7:.$Z$17];[.L163];[.M163])" table:style-name="ce1">
            <text:p>pc_sandsea</text:p>
          </table:table-cell>
          <table:table-cell office:value-type="string" office:string-value="@terraforming_cost_level_1" table:formula="of:=[.$T$8]&amp;[.N163]" table:style-name="ce1">
            <text:p>@terraforming_cost_level_1</text:p>
          </table:table-cell>
          <table:table-cell office:value-type="string" office:string-value="@terraforming_duration_level_1" table:formula="of:=[.$T$9]&amp;[.N163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63]+1)" table:style-name="ce1">
            <text:p>tech1</text:p>
          </table:table-cell>
          <table:table-cell office:value-type="float" office:value="0" table:formula="of:=[.I162]" table:style-name="ce1">
            <text:p>0</text:p>
          </table:table-cell>
          <table:table-cell office:value-type="float" office:value="156" table:style-name="ce1">
            <text:p>156</text:p>
          </table:table-cell>
          <table:table-cell office:value-type="float" office:value="5" table:formula="of:=INT([.J163]/COUNTA([.$V$7:.$Z$17]))+1" table:style-name="ce1">
            <text:p>5</text:p>
          </table:table-cell>
          <table:table-cell office:value-type="float" office:value="4" table:formula="of:=IF(INDEX([.$V$7:.$Z$17];[.L162]+1;[.M162])=&quot;&quot;;1;[.L162]+1)" table:style-name="ce1">
            <text:p>4</text:p>
          </table:table-cell>
          <table:table-cell office:value-type="float" office:value="1" table:formula="of:=IF(INDEX([.$V$7:.$Z$17];[.L162]+1;[.M162])=&quot;&quot;;IF([.M162]=5;1;[.M162]+1);[.M162])" table:style-name="ce1">
            <text:p>1</text:p>
          </table:table-cell>
          <table:table-cell office:value-type="float" office:value="1" table:formula="of:=IF([.B163]=[.C163];0;INDEX([.$V$18:.$Z$25];INT([.$J163]/COUNTA([.$V$7:.$Z$17]))+1;[.$M163]))" table:style-name="ce1">
            <text:p>1</text:p>
          </table:table-cell>
          <table:table-cell table:style-name="ce1"/>
          <table:table-cell office:value-type="string" office:string-value="" table:formula="of:=IF(INDEX([.AB$18:.AB$200];[.$K163])=&quot;&quot;;&quot;&quot;;[.$T$17]&amp;&quot; = yes &quot;)" table:style-name="ce1"/>
          <table:table-cell office:value-type="string" office:string-value="" table:formula="of:=IF(INDEX([.AC$18:.AC$200];[.$K163])=&quot;&quot;;&quot;&quot;;[.$T$18]&amp;&quot; = yes &quot;)" table:style-name="ce1"/>
          <table:table-cell office:value-type="string" office:string-value="" table:formula="of:=IF(INDEX([.AD$18:.AD$200];[.$K163])=&quot;&quot;;&quot;&quot;;[.$T$19]&amp;&quot; = yes &quot;)" table:style-name="ce1"/>
          <table:table-cell office:value-type="string" office:string-value="" table:formula="of:=IF(INDEX([.AE$18:.AE$200];[.$K16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57</text:p>
          </table:table-cell>
          <table:table-cell office:value-type="string" office:string-value="pc_mesa" table:formula="of:=INDEX([.U$18:.U$200];[.K164])" table:style-name="ce1">
            <text:p>pc_mesa</text:p>
          </table:table-cell>
          <table:table-cell office:value-type="string" office:string-value="pc_mesa" table:formula="of:=INDEX([.$V$7:.$Z$17];[.L164];[.M164])" table:style-name="ce1">
            <text:p>pc_mesa</text:p>
          </table:table-cell>
          <table:table-cell office:value-type="string" office:string-value="@terraforming_cost_level_0" table:formula="of:=[.$T$8]&amp;[.N164]" table:style-name="ce1">
            <text:p>@terraforming_cost_level_0</text:p>
          </table:table-cell>
          <table:table-cell office:value-type="string" office:string-value="@terraforming_duration_level_0" table:formula="of:=[.$T$9]&amp;[.N164]" table:style-name="ce1">
            <text:p>@terraforming_duration_level_0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T$10:.$T$17];[.N164]+1)" table:style-name="ce1">
            <text:p>tech0</text:p>
          </table:table-cell>
          <table:table-cell office:value-type="float" office:value="0" table:formula="of:=[.I163]" table:style-name="ce1">
            <text:p>0</text:p>
          </table:table-cell>
          <table:table-cell office:value-type="float" office:value="157" table:style-name="ce1">
            <text:p>157</text:p>
          </table:table-cell>
          <table:table-cell office:value-type="float" office:value="5" table:formula="of:=INT([.J164]/COUNTA([.$V$7:.$Z$17]))+1" table:style-name="ce1">
            <text:p>5</text:p>
          </table:table-cell>
          <table:table-cell office:value-type="float" office:value="5" table:formula="of:=IF(INDEX([.$V$7:.$Z$17];[.L163]+1;[.M163])=&quot;&quot;;1;[.L163]+1)" table:style-name="ce1">
            <text:p>5</text:p>
          </table:table-cell>
          <table:table-cell office:value-type="float" office:value="1" table:formula="of:=IF(INDEX([.$V$7:.$Z$17];[.L163]+1;[.M163])=&quot;&quot;;IF([.M163]=5;1;[.M163]+1);[.M163])" table:style-name="ce1">
            <text:p>1</text:p>
          </table:table-cell>
          <table:table-cell office:value-type="float" office:value="0" table:formula="of:=IF([.B164]=[.C164];0;INDEX([.$V$18:.$Z$25];INT([.$J164]/COUNTA([.$V$7:.$Z$17]))+1;[.$M164]))" table:style-name="ce1">
            <text:p>0</text:p>
          </table:table-cell>
          <table:table-cell table:style-name="ce1"/>
          <table:table-cell office:value-type="string" office:string-value="" table:formula="of:=IF(INDEX([.AB$18:.AB$200];[.$K164])=&quot;&quot;;&quot;&quot;;[.$T$17]&amp;&quot; = yes &quot;)" table:style-name="ce1"/>
          <table:table-cell office:value-type="string" office:string-value="" table:formula="of:=IF(INDEX([.AC$18:.AC$200];[.$K164])=&quot;&quot;;&quot;&quot;;[.$T$18]&amp;&quot; = yes &quot;)" table:style-name="ce1"/>
          <table:table-cell office:value-type="string" office:string-value="" table:formula="of:=IF(INDEX([.AD$18:.AD$200];[.$K164])=&quot;&quot;;&quot;&quot;;[.$T$19]&amp;&quot; = yes &quot;)" table:style-name="ce1"/>
          <table:table-cell office:value-type="string" office:string-value="" table:formula="of:=IF(INDEX([.AE$18:.AE$200];[.$K16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58</text:p>
          </table:table-cell>
          <table:table-cell office:value-type="string" office:string-value="pc_mesa" table:formula="of:=INDEX([.U$18:.U$200];[.K165])" table:style-name="ce1">
            <text:p>pc_mesa</text:p>
          </table:table-cell>
          <table:table-cell office:value-type="string" office:string-value="pc_oasis" table:formula="of:=INDEX([.$V$7:.$Z$17];[.L165];[.M165])" table:style-name="ce1">
            <text:p>pc_oasis</text:p>
          </table:table-cell>
          <table:table-cell office:value-type="string" office:string-value="@terraforming_cost_level_1" table:formula="of:=[.$T$8]&amp;[.N165]" table:style-name="ce1">
            <text:p>@terraforming_cost_level_1</text:p>
          </table:table-cell>
          <table:table-cell office:value-type="string" office:string-value="@terraforming_duration_level_1" table:formula="of:=[.$T$9]&amp;[.N165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65]+1)" table:style-name="ce1">
            <text:p>tech1</text:p>
          </table:table-cell>
          <table:table-cell office:value-type="float" office:value="0" table:formula="of:=[.I164]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5" table:formula="of:=INT([.J165]/COUNTA([.$V$7:.$Z$17]))+1" table:style-name="ce1">
            <text:p>5</text:p>
          </table:table-cell>
          <table:table-cell office:value-type="float" office:value="6" table:formula="of:=IF(INDEX([.$V$7:.$Z$17];[.L164]+1;[.M164])=&quot;&quot;;1;[.L164]+1)" table:style-name="ce1">
            <text:p>6</text:p>
          </table:table-cell>
          <table:table-cell office:value-type="float" office:value="1" table:formula="of:=IF(INDEX([.$V$7:.$Z$17];[.L164]+1;[.M164])=&quot;&quot;;IF([.M164]=5;1;[.M164]+1);[.M164])" table:style-name="ce1">
            <text:p>1</text:p>
          </table:table-cell>
          <table:table-cell office:value-type="float" office:value="1" table:formula="of:=IF([.B165]=[.C165];0;INDEX([.$V$18:.$Z$25];INT([.$J165]/COUNTA([.$V$7:.$Z$17]))+1;[.$M165]))" table:style-name="ce1">
            <text:p>1</text:p>
          </table:table-cell>
          <table:table-cell table:style-name="ce1"/>
          <table:table-cell office:value-type="string" office:string-value="" table:formula="of:=IF(INDEX([.AB$18:.AB$200];[.$K165])=&quot;&quot;;&quot;&quot;;[.$T$17]&amp;&quot; = yes &quot;)" table:style-name="ce1"/>
          <table:table-cell office:value-type="string" office:string-value="" table:formula="of:=IF(INDEX([.AC$18:.AC$200];[.$K165])=&quot;&quot;;&quot;&quot;;[.$T$18]&amp;&quot; = yes &quot;)" table:style-name="ce1"/>
          <table:table-cell office:value-type="string" office:string-value="" table:formula="of:=IF(INDEX([.AD$18:.AD$200];[.$K165])=&quot;&quot;;&quot;&quot;;[.$T$19]&amp;&quot; = yes &quot;)" table:style-name="ce1"/>
          <table:table-cell office:value-type="string" office:string-value="" table:formula="of:=IF(INDEX([.AE$18:.AE$200];[.$K16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59</text:p>
          </table:table-cell>
          <table:table-cell office:value-type="string" office:string-value="pc_mesa" table:formula="of:=INDEX([.U$18:.U$200];[.K166])" table:style-name="ce1">
            <text:p>pc_mesa</text:p>
          </table:table-cell>
          <table:table-cell office:value-type="string" office:string-value="pc_marginal_dry" table:formula="of:=INDEX([.$V$7:.$Z$17];[.L166];[.M166])" table:style-name="ce1">
            <text:p>pc_marginal_dry</text:p>
          </table:table-cell>
          <table:table-cell office:value-type="string" office:string-value="@terraforming_cost_level_1" table:formula="of:=[.$T$8]&amp;[.N166]" table:style-name="ce1">
            <text:p>@terraforming_cost_level_1</text:p>
          </table:table-cell>
          <table:table-cell office:value-type="string" office:string-value="@terraforming_duration_level_1" table:formula="of:=[.$T$9]&amp;[.N166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66]+1)" table:style-name="ce1">
            <text:p>tech1</text:p>
          </table:table-cell>
          <table:table-cell office:value-type="float" office:value="0" table:formula="of:=[.I165]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5" table:formula="of:=INT([.J166]/COUNTA([.$V$7:.$Z$17]))+1" table:style-name="ce1">
            <text:p>5</text:p>
          </table:table-cell>
          <table:table-cell office:value-type="float" office:value="7" table:formula="of:=IF(INDEX([.$V$7:.$Z$17];[.L165]+1;[.M165])=&quot;&quot;;1;[.L165]+1)" table:style-name="ce1">
            <text:p>7</text:p>
          </table:table-cell>
          <table:table-cell office:value-type="float" office:value="1" table:formula="of:=IF(INDEX([.$V$7:.$Z$17];[.L165]+1;[.M165])=&quot;&quot;;IF([.M165]=5;1;[.M165]+1);[.M165])" table:style-name="ce1">
            <text:p>1</text:p>
          </table:table-cell>
          <table:table-cell office:value-type="float" office:value="1" table:formula="of:=IF([.B166]=[.C166];0;INDEX([.$V$18:.$Z$25];INT([.$J166]/COUNTA([.$V$7:.$Z$17]))+1;[.$M166]))" table:style-name="ce1">
            <text:p>1</text:p>
          </table:table-cell>
          <table:table-cell table:style-name="ce1"/>
          <table:table-cell office:value-type="string" office:string-value="" table:formula="of:=IF(INDEX([.AB$18:.AB$200];[.$K166])=&quot;&quot;;&quot;&quot;;[.$T$17]&amp;&quot; = yes &quot;)" table:style-name="ce1"/>
          <table:table-cell office:value-type="string" office:string-value="" table:formula="of:=IF(INDEX([.AC$18:.AC$200];[.$K166])=&quot;&quot;;&quot;&quot;;[.$T$18]&amp;&quot; = yes &quot;)" table:style-name="ce1"/>
          <table:table-cell office:value-type="string" office:string-value="" table:formula="of:=IF(INDEX([.AD$18:.AD$200];[.$K166])=&quot;&quot;;&quot;&quot;;[.$T$19]&amp;&quot; = yes &quot;)" table:style-name="ce1"/>
          <table:table-cell office:value-type="string" office:string-value="" table:formula="of:=IF(INDEX([.AE$18:.AE$200];[.$K16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60</text:p>
          </table:table-cell>
          <table:table-cell office:value-type="string" office:string-value="pc_mesa" table:formula="of:=INDEX([.U$18:.U$200];[.K167])" table:style-name="ce1">
            <text:p>pc_mesa</text:p>
          </table:table-cell>
          <table:table-cell office:value-type="string" office:string-value="pc_geocrystalline" table:formula="of:=INDEX([.$V$7:.$Z$17];[.L167];[.M167])" table:style-name="ce1">
            <text:p>pc_geocrystalline</text:p>
          </table:table-cell>
          <table:table-cell office:value-type="string" office:string-value="@terraforming_cost_level_1" table:formula="of:=[.$T$8]&amp;[.N167]" table:style-name="ce1">
            <text:p>@terraforming_cost_level_1</text:p>
          </table:table-cell>
          <table:table-cell office:value-type="string" office:string-value="@terraforming_duration_level_1" table:formula="of:=[.$T$9]&amp;[.N167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67]+1)" table:style-name="ce1">
            <text:p>tech1</text:p>
          </table:table-cell>
          <table:table-cell office:value-type="float" office:value="0" table:formula="of:=[.I166]" table:style-name="ce1">
            <text:p>0</text:p>
          </table:table-cell>
          <table:table-cell office:value-type="float" office:value="160" table:style-name="ce1">
            <text:p>160</text:p>
          </table:table-cell>
          <table:table-cell office:value-type="float" office:value="5" table:formula="of:=INT([.J167]/COUNTA([.$V$7:.$Z$17]))+1" table:style-name="ce1">
            <text:p>5</text:p>
          </table:table-cell>
          <table:table-cell office:value-type="float" office:value="8" table:formula="of:=IF(INDEX([.$V$7:.$Z$17];[.L166]+1;[.M166])=&quot;&quot;;1;[.L166]+1)" table:style-name="ce1">
            <text:p>8</text:p>
          </table:table-cell>
          <table:table-cell office:value-type="float" office:value="1" table:formula="of:=IF(INDEX([.$V$7:.$Z$17];[.L166]+1;[.M166])=&quot;&quot;;IF([.M166]=5;1;[.M166]+1);[.M166])" table:style-name="ce1">
            <text:p>1</text:p>
          </table:table-cell>
          <table:table-cell office:value-type="float" office:value="1" table:formula="of:=IF([.B167]=[.C167];0;INDEX([.$V$18:.$Z$25];INT([.$J167]/COUNTA([.$V$7:.$Z$17]))+1;[.$M167]))" table:style-name="ce1">
            <text:p>1</text:p>
          </table:table-cell>
          <table:table-cell table:style-name="ce1"/>
          <table:table-cell office:value-type="string" office:string-value="" table:formula="of:=IF(INDEX([.AB$18:.AB$200];[.$K167])=&quot;&quot;;&quot;&quot;;[.$T$17]&amp;&quot; = yes &quot;)" table:style-name="ce1"/>
          <table:table-cell office:value-type="string" office:string-value="" table:formula="of:=IF(INDEX([.AC$18:.AC$200];[.$K167])=&quot;&quot;;&quot;&quot;;[.$T$18]&amp;&quot; = yes &quot;)" table:style-name="ce1"/>
          <table:table-cell office:value-type="string" office:string-value="" table:formula="of:=IF(INDEX([.AD$18:.AD$200];[.$K167])=&quot;&quot;;&quot;&quot;;[.$T$19]&amp;&quot; = yes &quot;)" table:style-name="ce1"/>
          <table:table-cell office:value-type="string" office:string-value="" table:formula="of:=IF(INDEX([.AE$18:.AE$200];[.$K16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61</text:p>
          </table:table-cell>
          <table:table-cell office:value-type="string" office:string-value="pc_mesa" table:formula="of:=INDEX([.U$18:.U$200];[.K168])" table:style-name="ce1">
            <text:p>pc_mesa</text:p>
          </table:table-cell>
          <table:table-cell office:value-type="string" office:string-value="pc_continental" table:formula="of:=INDEX([.$V$7:.$Z$17];[.L168];[.M168])" table:style-name="ce1">
            <text:p>pc_continental</text:p>
          </table:table-cell>
          <table:table-cell office:value-type="string" office:string-value="@terraforming_cost_level_2" table:formula="of:=[.$T$8]&amp;[.N168]" table:style-name="ce1">
            <text:p>@terraforming_cost_level_2</text:p>
          </table:table-cell>
          <table:table-cell office:value-type="string" office:string-value="@terraforming_duration_level_2" table:formula="of:=[.$T$9]&amp;[.N16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68]+1)" table:style-name="ce1">
            <text:p>tech2</text:p>
          </table:table-cell>
          <table:table-cell office:value-type="float" office:value="0" table:formula="of:=[.I167]" table:style-name="ce1">
            <text:p>0</text:p>
          </table:table-cell>
          <table:table-cell office:value-type="float" office:value="161" table:style-name="ce1">
            <text:p>161</text:p>
          </table:table-cell>
          <table:table-cell office:value-type="float" office:value="5" table:formula="of:=INT([.J168]/COUNTA([.$V$7:.$Z$17]))+1" table:style-name="ce1">
            <text:p>5</text:p>
          </table:table-cell>
          <table:table-cell office:value-type="float" office:value="1" table:formula="of:=IF(INDEX([.$V$7:.$Z$17];[.L167]+1;[.M167])=&quot;&quot;;1;[.L167]+1)" table:style-name="ce1">
            <text:p>1</text:p>
          </table:table-cell>
          <table:table-cell office:value-type="float" office:value="2" table:formula="of:=IF(INDEX([.$V$7:.$Z$17];[.L167]+1;[.M167])=&quot;&quot;;IF([.M167]=5;1;[.M167]+1);[.M167])" table:style-name="ce1">
            <text:p>2</text:p>
          </table:table-cell>
          <table:table-cell office:value-type="float" office:value="2" table:formula="of:=IF([.B168]=[.C168];0;INDEX([.$V$18:.$Z$25];INT([.$J168]/COUNTA([.$V$7:.$Z$17]))+1;[.$M168]))" table:style-name="ce1">
            <text:p>2</text:p>
          </table:table-cell>
          <table:table-cell table:style-name="ce1"/>
          <table:table-cell office:value-type="string" office:string-value="" table:formula="of:=IF(INDEX([.AB$18:.AB$200];[.$K168])=&quot;&quot;;&quot;&quot;;[.$T$17]&amp;&quot; = yes &quot;)" table:style-name="ce1"/>
          <table:table-cell office:value-type="string" office:string-value="" table:formula="of:=IF(INDEX([.AC$18:.AC$200];[.$K168])=&quot;&quot;;&quot;&quot;;[.$T$18]&amp;&quot; = yes &quot;)" table:style-name="ce1"/>
          <table:table-cell office:value-type="string" office:string-value="" table:formula="of:=IF(INDEX([.AD$18:.AD$200];[.$K168])=&quot;&quot;;&quot;&quot;;[.$T$19]&amp;&quot; = yes &quot;)" table:style-name="ce1"/>
          <table:table-cell office:value-type="string" office:string-value="" table:formula="of:=IF(INDEX([.AE$18:.AE$200];[.$K16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62</text:p>
          </table:table-cell>
          <table:table-cell office:value-type="string" office:string-value="pc_mesa" table:formula="of:=INDEX([.U$18:.U$200];[.K169])" table:style-name="ce1">
            <text:p>pc_mesa</text:p>
          </table:table-cell>
          <table:table-cell office:value-type="string" office:string-value="pc_ocean" table:formula="of:=INDEX([.$V$7:.$Z$17];[.L169];[.M169])" table:style-name="ce1">
            <text:p>pc_ocean</text:p>
          </table:table-cell>
          <table:table-cell office:value-type="string" office:string-value="@terraforming_cost_level_2" table:formula="of:=[.$T$8]&amp;[.N169]" table:style-name="ce1">
            <text:p>@terraforming_cost_level_2</text:p>
          </table:table-cell>
          <table:table-cell office:value-type="string" office:string-value="@terraforming_duration_level_2" table:formula="of:=[.$T$9]&amp;[.N169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69]+1)" table:style-name="ce1">
            <text:p>tech2</text:p>
          </table:table-cell>
          <table:table-cell office:value-type="float" office:value="0" table:formula="of:=[.I168]" table:style-name="ce1">
            <text:p>0</text:p>
          </table:table-cell>
          <table:table-cell office:value-type="float" office:value="162" table:style-name="ce1">
            <text:p>162</text:p>
          </table:table-cell>
          <table:table-cell office:value-type="float" office:value="5" table:formula="of:=INT([.J169]/COUNTA([.$V$7:.$Z$17]))+1" table:style-name="ce1">
            <text:p>5</text:p>
          </table:table-cell>
          <table:table-cell office:value-type="float" office:value="2" table:formula="of:=IF(INDEX([.$V$7:.$Z$17];[.L168]+1;[.M168])=&quot;&quot;;1;[.L168]+1)" table:style-name="ce1">
            <text:p>2</text:p>
          </table:table-cell>
          <table:table-cell office:value-type="float" office:value="2" table:formula="of:=IF(INDEX([.$V$7:.$Z$17];[.L168]+1;[.M168])=&quot;&quot;;IF([.M168]=5;1;[.M168]+1);[.M168])" table:style-name="ce1">
            <text:p>2</text:p>
          </table:table-cell>
          <table:table-cell office:value-type="float" office:value="2" table:formula="of:=IF([.B169]=[.C169];0;INDEX([.$V$18:.$Z$25];INT([.$J169]/COUNTA([.$V$7:.$Z$17]))+1;[.$M169]))" table:style-name="ce1">
            <text:p>2</text:p>
          </table:table-cell>
          <table:table-cell table:style-name="ce1"/>
          <table:table-cell office:value-type="string" office:string-value="" table:formula="of:=IF(INDEX([.AB$18:.AB$200];[.$K169])=&quot;&quot;;&quot;&quot;;[.$T$17]&amp;&quot; = yes &quot;)" table:style-name="ce1"/>
          <table:table-cell office:value-type="string" office:string-value="" table:formula="of:=IF(INDEX([.AC$18:.AC$200];[.$K169])=&quot;&quot;;&quot;&quot;;[.$T$18]&amp;&quot; = yes &quot;)" table:style-name="ce1"/>
          <table:table-cell office:value-type="string" office:string-value="" table:formula="of:=IF(INDEX([.AD$18:.AD$200];[.$K169])=&quot;&quot;;&quot;&quot;;[.$T$19]&amp;&quot; = yes &quot;)" table:style-name="ce1"/>
          <table:table-cell office:value-type="string" office:string-value="" table:formula="of:=IF(INDEX([.AE$18:.AE$200];[.$K16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63</text:p>
          </table:table-cell>
          <table:table-cell office:value-type="string" office:string-value="pc_mesa" table:formula="of:=INDEX([.U$18:.U$200];[.K170])" table:style-name="ce1">
            <text:p>pc_mesa</text:p>
          </table:table-cell>
          <table:table-cell office:value-type="string" office:string-value="pc_mangrove" table:formula="of:=INDEX([.$V$7:.$Z$17];[.L170];[.M170])" table:style-name="ce1">
            <text:p>pc_mangrove</text:p>
          </table:table-cell>
          <table:table-cell office:value-type="string" office:string-value="@terraforming_cost_level_2" table:formula="of:=[.$T$8]&amp;[.N170]" table:style-name="ce1">
            <text:p>@terraforming_cost_level_2</text:p>
          </table:table-cell>
          <table:table-cell office:value-type="string" office:string-value="@terraforming_duration_level_2" table:formula="of:=[.$T$9]&amp;[.N17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70]+1)" table:style-name="ce1">
            <text:p>tech2</text:p>
          </table:table-cell>
          <table:table-cell office:value-type="float" office:value="0" table:formula="of:=[.I169]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5" table:formula="of:=INT([.J170]/COUNTA([.$V$7:.$Z$17]))+1" table:style-name="ce1">
            <text:p>5</text:p>
          </table:table-cell>
          <table:table-cell office:value-type="float" office:value="3" table:formula="of:=IF(INDEX([.$V$7:.$Z$17];[.L169]+1;[.M169])=&quot;&quot;;1;[.L169]+1)" table:style-name="ce1">
            <text:p>3</text:p>
          </table:table-cell>
          <table:table-cell office:value-type="float" office:value="2" table:formula="of:=IF(INDEX([.$V$7:.$Z$17];[.L169]+1;[.M169])=&quot;&quot;;IF([.M169]=5;1;[.M169]+1);[.M169])" table:style-name="ce1">
            <text:p>2</text:p>
          </table:table-cell>
          <table:table-cell office:value-type="float" office:value="2" table:formula="of:=IF([.B170]=[.C170];0;INDEX([.$V$18:.$Z$25];INT([.$J170]/COUNTA([.$V$7:.$Z$17]))+1;[.$M170]))" table:style-name="ce1">
            <text:p>2</text:p>
          </table:table-cell>
          <table:table-cell table:style-name="ce1"/>
          <table:table-cell office:value-type="string" office:string-value="" table:formula="of:=IF(INDEX([.AB$18:.AB$200];[.$K170])=&quot;&quot;;&quot;&quot;;[.$T$17]&amp;&quot; = yes &quot;)" table:style-name="ce1"/>
          <table:table-cell office:value-type="string" office:string-value="" table:formula="of:=IF(INDEX([.AC$18:.AC$200];[.$K170])=&quot;&quot;;&quot;&quot;;[.$T$18]&amp;&quot; = yes &quot;)" table:style-name="ce1"/>
          <table:table-cell office:value-type="string" office:string-value="" table:formula="of:=IF(INDEX([.AD$18:.AD$200];[.$K170])=&quot;&quot;;&quot;&quot;;[.$T$19]&amp;&quot; = yes &quot;)" table:style-name="ce1"/>
          <table:table-cell office:value-type="string" office:string-value="" table:formula="of:=IF(INDEX([.AE$18:.AE$200];[.$K17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64</text:p>
          </table:table-cell>
          <table:table-cell office:value-type="string" office:string-value="pc_mesa" table:formula="of:=INDEX([.U$18:.U$200];[.K171])" table:style-name="ce1">
            <text:p>pc_mesa</text:p>
          </table:table-cell>
          <table:table-cell office:value-type="string" office:string-value="pc_hajungle" table:formula="of:=INDEX([.$V$7:.$Z$17];[.L171];[.M171])" table:style-name="ce1">
            <text:p>pc_hajungle</text:p>
          </table:table-cell>
          <table:table-cell office:value-type="string" office:string-value="@terraforming_cost_level_2" table:formula="of:=[.$T$8]&amp;[.N171]" table:style-name="ce1">
            <text:p>@terraforming_cost_level_2</text:p>
          </table:table-cell>
          <table:table-cell office:value-type="string" office:string-value="@terraforming_duration_level_2" table:formula="of:=[.$T$9]&amp;[.N171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71]+1)" table:style-name="ce1">
            <text:p>tech2</text:p>
          </table:table-cell>
          <table:table-cell office:value-type="float" office:value="0" table:formula="of:=[.I170]" table:style-name="ce1">
            <text:p>0</text:p>
          </table:table-cell>
          <table:table-cell office:value-type="float" office:value="164" table:style-name="ce1">
            <text:p>164</text:p>
          </table:table-cell>
          <table:table-cell office:value-type="float" office:value="5" table:formula="of:=INT([.J171]/COUNTA([.$V$7:.$Z$17]))+1" table:style-name="ce1">
            <text:p>5</text:p>
          </table:table-cell>
          <table:table-cell office:value-type="float" office:value="4" table:formula="of:=IF(INDEX([.$V$7:.$Z$17];[.L170]+1;[.M170])=&quot;&quot;;1;[.L170]+1)" table:style-name="ce1">
            <text:p>4</text:p>
          </table:table-cell>
          <table:table-cell office:value-type="float" office:value="2" table:formula="of:=IF(INDEX([.$V$7:.$Z$17];[.L170]+1;[.M170])=&quot;&quot;;IF([.M170]=5;1;[.M170]+1);[.M170])" table:style-name="ce1">
            <text:p>2</text:p>
          </table:table-cell>
          <table:table-cell office:value-type="float" office:value="2" table:formula="of:=IF([.B171]=[.C171];0;INDEX([.$V$18:.$Z$25];INT([.$J171]/COUNTA([.$V$7:.$Z$17]))+1;[.$M171]))" table:style-name="ce1">
            <text:p>2</text:p>
          </table:table-cell>
          <table:table-cell table:style-name="ce1"/>
          <table:table-cell office:value-type="string" office:string-value="" table:formula="of:=IF(INDEX([.AB$18:.AB$200];[.$K171])=&quot;&quot;;&quot;&quot;;[.$T$17]&amp;&quot; = yes &quot;)" table:style-name="ce1"/>
          <table:table-cell office:value-type="string" office:string-value="" table:formula="of:=IF(INDEX([.AC$18:.AC$200];[.$K171])=&quot;&quot;;&quot;&quot;;[.$T$18]&amp;&quot; = yes &quot;)" table:style-name="ce1"/>
          <table:table-cell office:value-type="string" office:string-value="" table:formula="of:=IF(INDEX([.AD$18:.AD$200];[.$K171])=&quot;&quot;;&quot;&quot;;[.$T$19]&amp;&quot; = yes &quot;)" table:style-name="ce1"/>
          <table:table-cell office:value-type="string" office:string-value="" table:formula="of:=IF(INDEX([.AE$18:.AE$200];[.$K17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65</text:p>
          </table:table-cell>
          <table:table-cell office:value-type="string" office:string-value="pc_mesa" table:formula="of:=INDEX([.U$18:.U$200];[.K172])" table:style-name="ce1">
            <text:p>pc_mesa</text:p>
          </table:table-cell>
          <table:table-cell office:value-type="string" office:string-value="pc_tropical" table:formula="of:=INDEX([.$V$7:.$Z$17];[.L172];[.M172])" table:style-name="ce1">
            <text:p>pc_tropical</text:p>
          </table:table-cell>
          <table:table-cell office:value-type="string" office:string-value="@terraforming_cost_level_2" table:formula="of:=[.$T$8]&amp;[.N172]" table:style-name="ce1">
            <text:p>@terraforming_cost_level_2</text:p>
          </table:table-cell>
          <table:table-cell office:value-type="string" office:string-value="@terraforming_duration_level_2" table:formula="of:=[.$T$9]&amp;[.N17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72]+1)" table:style-name="ce1">
            <text:p>tech2</text:p>
          </table:table-cell>
          <table:table-cell office:value-type="float" office:value="0" table:formula="of:=[.I171]" table:style-name="ce1">
            <text:p>0</text:p>
          </table:table-cell>
          <table:table-cell office:value-type="float" office:value="165" table:style-name="ce1">
            <text:p>165</text:p>
          </table:table-cell>
          <table:table-cell office:value-type="float" office:value="5" table:formula="of:=INT([.J172]/COUNTA([.$V$7:.$Z$17]))+1" table:style-name="ce1">
            <text:p>5</text:p>
          </table:table-cell>
          <table:table-cell office:value-type="float" office:value="5" table:formula="of:=IF(INDEX([.$V$7:.$Z$17];[.L171]+1;[.M171])=&quot;&quot;;1;[.L171]+1)" table:style-name="ce1">
            <text:p>5</text:p>
          </table:table-cell>
          <table:table-cell office:value-type="float" office:value="2" table:formula="of:=IF(INDEX([.$V$7:.$Z$17];[.L171]+1;[.M171])=&quot;&quot;;IF([.M171]=5;1;[.M171]+1);[.M171])" table:style-name="ce1">
            <text:p>2</text:p>
          </table:table-cell>
          <table:table-cell office:value-type="float" office:value="2" table:formula="of:=IF([.B172]=[.C172];0;INDEX([.$V$18:.$Z$25];INT([.$J172]/COUNTA([.$V$7:.$Z$17]))+1;[.$M172]))" table:style-name="ce1">
            <text:p>2</text:p>
          </table:table-cell>
          <table:table-cell table:style-name="ce1"/>
          <table:table-cell office:value-type="string" office:string-value="" table:formula="of:=IF(INDEX([.AB$18:.AB$200];[.$K172])=&quot;&quot;;&quot;&quot;;[.$T$17]&amp;&quot; = yes &quot;)" table:style-name="ce1"/>
          <table:table-cell office:value-type="string" office:string-value="" table:formula="of:=IF(INDEX([.AC$18:.AC$200];[.$K172])=&quot;&quot;;&quot;&quot;;[.$T$18]&amp;&quot; = yes &quot;)" table:style-name="ce1"/>
          <table:table-cell office:value-type="string" office:string-value="" table:formula="of:=IF(INDEX([.AD$18:.AD$200];[.$K172])=&quot;&quot;;&quot;&quot;;[.$T$19]&amp;&quot; = yes &quot;)" table:style-name="ce1"/>
          <table:table-cell office:value-type="string" office:string-value="" table:formula="of:=IF(INDEX([.AE$18:.AE$200];[.$K17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66</text:p>
          </table:table-cell>
          <table:table-cell office:value-type="string" office:string-value="pc_mesa" table:formula="of:=INDEX([.U$18:.U$200];[.K173])" table:style-name="ce1">
            <text:p>pc_mesa</text:p>
          </table:table-cell>
          <table:table-cell office:value-type="string" office:string-value="pc_desertislands" table:formula="of:=INDEX([.$V$7:.$Z$17];[.L173];[.M173])" table:style-name="ce1">
            <text:p>pc_desertislands</text:p>
          </table:table-cell>
          <table:table-cell office:value-type="string" office:string-value="@terraforming_cost_level_2" table:formula="of:=[.$T$8]&amp;[.N173]" table:style-name="ce1">
            <text:p>@terraforming_cost_level_2</text:p>
          </table:table-cell>
          <table:table-cell office:value-type="string" office:string-value="@terraforming_duration_level_2" table:formula="of:=[.$T$9]&amp;[.N173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73]+1)" table:style-name="ce1">
            <text:p>tech2</text:p>
          </table:table-cell>
          <table:table-cell office:value-type="float" office:value="0" table:formula="of:=[.I172]" table:style-name="ce1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5" table:formula="of:=INT([.J173]/COUNTA([.$V$7:.$Z$17]))+1" table:style-name="ce1">
            <text:p>5</text:p>
          </table:table-cell>
          <table:table-cell office:value-type="float" office:value="6" table:formula="of:=IF(INDEX([.$V$7:.$Z$17];[.L172]+1;[.M172])=&quot;&quot;;1;[.L172]+1)" table:style-name="ce1">
            <text:p>6</text:p>
          </table:table-cell>
          <table:table-cell office:value-type="float" office:value="2" table:formula="of:=IF(INDEX([.$V$7:.$Z$17];[.L172]+1;[.M172])=&quot;&quot;;IF([.M172]=5;1;[.M172]+1);[.M172])" table:style-name="ce1">
            <text:p>2</text:p>
          </table:table-cell>
          <table:table-cell office:value-type="float" office:value="2" table:formula="of:=IF([.B173]=[.C173];0;INDEX([.$V$18:.$Z$25];INT([.$J173]/COUNTA([.$V$7:.$Z$17]))+1;[.$M173]))" table:style-name="ce1">
            <text:p>2</text:p>
          </table:table-cell>
          <table:table-cell table:style-name="ce1"/>
          <table:table-cell office:value-type="string" office:string-value="" table:formula="of:=IF(INDEX([.AB$18:.AB$200];[.$K173])=&quot;&quot;;&quot;&quot;;[.$T$17]&amp;&quot; = yes &quot;)" table:style-name="ce1"/>
          <table:table-cell office:value-type="string" office:string-value="" table:formula="of:=IF(INDEX([.AC$18:.AC$200];[.$K173])=&quot;&quot;;&quot;&quot;;[.$T$18]&amp;&quot; = yes &quot;)" table:style-name="ce1"/>
          <table:table-cell office:value-type="string" office:string-value="" table:formula="of:=IF(INDEX([.AD$18:.AD$200];[.$K173])=&quot;&quot;;&quot;&quot;;[.$T$19]&amp;&quot; = yes &quot;)" table:style-name="ce1"/>
          <table:table-cell office:value-type="string" office:string-value="" table:formula="of:=IF(INDEX([.AE$18:.AE$200];[.$K17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67</text:p>
          </table:table-cell>
          <table:table-cell office:value-type="string" office:string-value="pc_mesa" table:formula="of:=INDEX([.U$18:.U$200];[.K174])" table:style-name="ce1">
            <text:p>pc_mesa</text:p>
          </table:table-cell>
          <table:table-cell office:value-type="string" office:string-value="pc_retinal" table:formula="of:=INDEX([.$V$7:.$Z$17];[.L174];[.M174])" table:style-name="ce1">
            <text:p>pc_retinal</text:p>
          </table:table-cell>
          <table:table-cell office:value-type="string" office:string-value="@terraforming_cost_level_2" table:formula="of:=[.$T$8]&amp;[.N174]" table:style-name="ce1">
            <text:p>@terraforming_cost_level_2</text:p>
          </table:table-cell>
          <table:table-cell office:value-type="string" office:string-value="@terraforming_duration_level_2" table:formula="of:=[.$T$9]&amp;[.N17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74]+1)" table:style-name="ce1">
            <text:p>tech2</text:p>
          </table:table-cell>
          <table:table-cell office:value-type="float" office:value="0" table:formula="of:=[.I173]" table:style-name="ce1">
            <text:p>0</text:p>
          </table:table-cell>
          <table:table-cell office:value-type="float" office:value="167" table:style-name="ce1">
            <text:p>167</text:p>
          </table:table-cell>
          <table:table-cell office:value-type="float" office:value="5" table:formula="of:=INT([.J174]/COUNTA([.$V$7:.$Z$17]))+1" table:style-name="ce1">
            <text:p>5</text:p>
          </table:table-cell>
          <table:table-cell office:value-type="float" office:value="7" table:formula="of:=IF(INDEX([.$V$7:.$Z$17];[.L173]+1;[.M173])=&quot;&quot;;1;[.L173]+1)" table:style-name="ce1">
            <text:p>7</text:p>
          </table:table-cell>
          <table:table-cell office:value-type="float" office:value="2" table:formula="of:=IF(INDEX([.$V$7:.$Z$17];[.L173]+1;[.M173])=&quot;&quot;;IF([.M173]=5;1;[.M173]+1);[.M173])" table:style-name="ce1">
            <text:p>2</text:p>
          </table:table-cell>
          <table:table-cell office:value-type="float" office:value="2" table:formula="of:=IF([.B174]=[.C174];0;INDEX([.$V$18:.$Z$25];INT([.$J174]/COUNTA([.$V$7:.$Z$17]))+1;[.$M174]))" table:style-name="ce1">
            <text:p>2</text:p>
          </table:table-cell>
          <table:table-cell table:style-name="ce1"/>
          <table:table-cell office:value-type="string" office:string-value="" table:formula="of:=IF(INDEX([.AB$18:.AB$200];[.$K174])=&quot;&quot;;&quot;&quot;;[.$T$17]&amp;&quot; = yes &quot;)" table:style-name="ce1"/>
          <table:table-cell office:value-type="string" office:string-value="" table:formula="of:=IF(INDEX([.AC$18:.AC$200];[.$K174])=&quot;&quot;;&quot;&quot;;[.$T$18]&amp;&quot; = yes &quot;)" table:style-name="ce1"/>
          <table:table-cell office:value-type="string" office:string-value="" table:formula="of:=IF(INDEX([.AD$18:.AD$200];[.$K174])=&quot;&quot;;&quot;&quot;;[.$T$19]&amp;&quot; = yes &quot;)" table:style-name="ce1"/>
          <table:table-cell office:value-type="string" office:string-value="" table:formula="of:=IF(INDEX([.AE$18:.AE$200];[.$K17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68</text:p>
          </table:table-cell>
          <table:table-cell office:value-type="string" office:string-value="pc_mesa" table:formula="of:=INDEX([.U$18:.U$200];[.K175])" table:style-name="ce1">
            <text:p>pc_mesa</text:p>
          </table:table-cell>
          <table:table-cell office:value-type="string" office:string-value="pc_lush" table:formula="of:=INDEX([.$V$7:.$Z$17];[.L175];[.M175])" table:style-name="ce1">
            <text:p>pc_lush</text:p>
          </table:table-cell>
          <table:table-cell office:value-type="string" office:string-value="@terraforming_cost_level_2" table:formula="of:=[.$T$8]&amp;[.N175]" table:style-name="ce1">
            <text:p>@terraforming_cost_level_2</text:p>
          </table:table-cell>
          <table:table-cell office:value-type="string" office:string-value="@terraforming_duration_level_2" table:formula="of:=[.$T$9]&amp;[.N175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75]+1)" table:style-name="ce1">
            <text:p>tech2</text:p>
          </table:table-cell>
          <table:table-cell office:value-type="float" office:value="0" table:formula="of:=[.I174]" table:style-name="ce1">
            <text:p>0</text:p>
          </table:table-cell>
          <table:table-cell office:value-type="float" office:value="168" table:style-name="ce1">
            <text:p>168</text:p>
          </table:table-cell>
          <table:table-cell office:value-type="float" office:value="5" table:formula="of:=INT([.J175]/COUNTA([.$V$7:.$Z$17]))+1" table:style-name="ce1">
            <text:p>5</text:p>
          </table:table-cell>
          <table:table-cell office:value-type="float" office:value="8" table:formula="of:=IF(INDEX([.$V$7:.$Z$17];[.L174]+1;[.M174])=&quot;&quot;;1;[.L174]+1)" table:style-name="ce1">
            <text:p>8</text:p>
          </table:table-cell>
          <table:table-cell office:value-type="float" office:value="2" table:formula="of:=IF(INDEX([.$V$7:.$Z$17];[.L174]+1;[.M174])=&quot;&quot;;IF([.M174]=5;1;[.M174]+1);[.M174])" table:style-name="ce1">
            <text:p>2</text:p>
          </table:table-cell>
          <table:table-cell office:value-type="float" office:value="2" table:formula="of:=IF([.B175]=[.C175];0;INDEX([.$V$18:.$Z$25];INT([.$J175]/COUNTA([.$V$7:.$Z$17]))+1;[.$M175]))" table:style-name="ce1">
            <text:p>2</text:p>
          </table:table-cell>
          <table:table-cell table:style-name="ce1"/>
          <table:table-cell office:value-type="string" office:string-value="" table:formula="of:=IF(INDEX([.AB$18:.AB$200];[.$K175])=&quot;&quot;;&quot;&quot;;[.$T$17]&amp;&quot; = yes &quot;)" table:style-name="ce1"/>
          <table:table-cell office:value-type="string" office:string-value="" table:formula="of:=IF(INDEX([.AC$18:.AC$200];[.$K175])=&quot;&quot;;&quot;&quot;;[.$T$18]&amp;&quot; = yes &quot;)" table:style-name="ce1"/>
          <table:table-cell office:value-type="string" office:string-value="" table:formula="of:=IF(INDEX([.AD$18:.AD$200];[.$K175])=&quot;&quot;;&quot;&quot;;[.$T$19]&amp;&quot; = yes &quot;)" table:style-name="ce1"/>
          <table:table-cell office:value-type="string" office:string-value="" table:formula="of:=IF(INDEX([.AE$18:.AE$200];[.$K17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69</text:p>
          </table:table-cell>
          <table:table-cell office:value-type="string" office:string-value="pc_mesa" table:formula="of:=INDEX([.U$18:.U$200];[.K176])" table:style-name="ce1">
            <text:p>pc_mesa</text:p>
          </table:table-cell>
          <table:table-cell office:value-type="string" office:string-value="pc_marginal" table:formula="of:=INDEX([.$V$7:.$Z$17];[.L176];[.M176])" table:style-name="ce1">
            <text:p>pc_marginal</text:p>
          </table:table-cell>
          <table:table-cell office:value-type="string" office:string-value="@terraforming_cost_level_2" table:formula="of:=[.$T$8]&amp;[.N176]" table:style-name="ce1">
            <text:p>@terraforming_cost_level_2</text:p>
          </table:table-cell>
          <table:table-cell office:value-type="string" office:string-value="@terraforming_duration_level_2" table:formula="of:=[.$T$9]&amp;[.N17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76]+1)" table:style-name="ce1">
            <text:p>tech2</text:p>
          </table:table-cell>
          <table:table-cell office:value-type="float" office:value="0" table:formula="of:=[.I175]" table:style-name="ce1">
            <text:p>0</text:p>
          </table:table-cell>
          <table:table-cell office:value-type="float" office:value="169" table:style-name="ce1">
            <text:p>169</text:p>
          </table:table-cell>
          <table:table-cell office:value-type="float" office:value="5" table:formula="of:=INT([.J176]/COUNTA([.$V$7:.$Z$17]))+1" table:style-name="ce1">
            <text:p>5</text:p>
          </table:table-cell>
          <table:table-cell office:value-type="float" office:value="9" table:formula="of:=IF(INDEX([.$V$7:.$Z$17];[.L175]+1;[.M175])=&quot;&quot;;1;[.L175]+1)" table:style-name="ce1">
            <text:p>9</text:p>
          </table:table-cell>
          <table:table-cell office:value-type="float" office:value="2" table:formula="of:=IF(INDEX([.$V$7:.$Z$17];[.L175]+1;[.M175])=&quot;&quot;;IF([.M175]=5;1;[.M175]+1);[.M175])" table:style-name="ce1">
            <text:p>2</text:p>
          </table:table-cell>
          <table:table-cell office:value-type="float" office:value="2" table:formula="of:=IF([.B176]=[.C176];0;INDEX([.$V$18:.$Z$25];INT([.$J176]/COUNTA([.$V$7:.$Z$17]))+1;[.$M176]))" table:style-name="ce1">
            <text:p>2</text:p>
          </table:table-cell>
          <table:table-cell table:style-name="ce1"/>
          <table:table-cell office:value-type="string" office:string-value="" table:formula="of:=IF(INDEX([.AB$18:.AB$200];[.$K176])=&quot;&quot;;&quot;&quot;;[.$T$17]&amp;&quot; = yes &quot;)" table:style-name="ce1"/>
          <table:table-cell office:value-type="string" office:string-value="" table:formula="of:=IF(INDEX([.AC$18:.AC$200];[.$K176])=&quot;&quot;;&quot;&quot;;[.$T$18]&amp;&quot; = yes &quot;)" table:style-name="ce1"/>
          <table:table-cell office:value-type="string" office:string-value="" table:formula="of:=IF(INDEX([.AD$18:.AD$200];[.$K176])=&quot;&quot;;&quot;&quot;;[.$T$19]&amp;&quot; = yes &quot;)" table:style-name="ce1"/>
          <table:table-cell office:value-type="string" office:string-value="" table:formula="of:=IF(INDEX([.AE$18:.AE$200];[.$K17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70</text:p>
          </table:table-cell>
          <table:table-cell office:value-type="string" office:string-value="pc_mesa" table:formula="of:=INDEX([.U$18:.U$200];[.K177])" table:style-name="ce1">
            <text:p>pc_mesa</text:p>
          </table:table-cell>
          <table:table-cell office:value-type="string" office:string-value="pc_greenhouse_hot" table:formula="of:=INDEX([.$V$7:.$Z$17];[.L177];[.M177])" table:style-name="ce1">
            <text:p>pc_greenhouse_hot</text:p>
          </table:table-cell>
          <table:table-cell office:value-type="string" office:string-value="@terraforming_cost_level_2" table:formula="of:=[.$T$8]&amp;[.N177]" table:style-name="ce1">
            <text:p>@terraforming_cost_level_2</text:p>
          </table:table-cell>
          <table:table-cell office:value-type="string" office:string-value="@terraforming_duration_level_2" table:formula="of:=[.$T$9]&amp;[.N17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77]+1)" table:style-name="ce1">
            <text:p>tech2</text:p>
          </table:table-cell>
          <table:table-cell office:value-type="float" office:value="0" table:formula="of:=[.I176]" table:style-name="ce1">
            <text:p>0</text:p>
          </table:table-cell>
          <table:table-cell office:value-type="float" office:value="170" table:style-name="ce1">
            <text:p>170</text:p>
          </table:table-cell>
          <table:table-cell office:value-type="float" office:value="5" table:formula="of:=INT([.J177]/COUNTA([.$V$7:.$Z$17]))+1" table:style-name="ce1">
            <text:p>5</text:p>
          </table:table-cell>
          <table:table-cell office:value-type="float" office:value="10" table:formula="of:=IF(INDEX([.$V$7:.$Z$17];[.L176]+1;[.M176])=&quot;&quot;;1;[.L176]+1)" table:style-name="ce1">
            <text:p>10</text:p>
          </table:table-cell>
          <table:table-cell office:value-type="float" office:value="2" table:formula="of:=IF(INDEX([.$V$7:.$Z$17];[.L176]+1;[.M176])=&quot;&quot;;IF([.M176]=5;1;[.M176]+1);[.M176])" table:style-name="ce1">
            <text:p>2</text:p>
          </table:table-cell>
          <table:table-cell office:value-type="float" office:value="2" table:formula="of:=IF([.B177]=[.C177];0;INDEX([.$V$18:.$Z$25];INT([.$J177]/COUNTA([.$V$7:.$Z$17]))+1;[.$M177]))" table:style-name="ce1">
            <text:p>2</text:p>
          </table:table-cell>
          <table:table-cell table:style-name="ce1"/>
          <table:table-cell office:value-type="string" office:string-value="" table:formula="of:=IF(INDEX([.AB$18:.AB$200];[.$K177])=&quot;&quot;;&quot;&quot;;[.$T$17]&amp;&quot; = yes &quot;)" table:style-name="ce1"/>
          <table:table-cell office:value-type="string" office:string-value="" table:formula="of:=IF(INDEX([.AC$18:.AC$200];[.$K177])=&quot;&quot;;&quot;&quot;;[.$T$18]&amp;&quot; = yes &quot;)" table:style-name="ce1"/>
          <table:table-cell office:value-type="string" office:string-value="" table:formula="of:=IF(INDEX([.AD$18:.AD$200];[.$K177])=&quot;&quot;;&quot;&quot;;[.$T$19]&amp;&quot; = yes &quot;)" table:style-name="ce1"/>
          <table:table-cell office:value-type="string" office:string-value="" table:formula="of:=IF(INDEX([.AE$18:.AE$200];[.$K17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71</text:p>
          </table:table-cell>
          <table:table-cell office:value-type="string" office:string-value="pc_mesa" table:formula="of:=INDEX([.U$18:.U$200];[.K178])" table:style-name="ce1">
            <text:p>pc_mesa</text:p>
          </table:table-cell>
          <table:table-cell office:value-type="string" office:string-value="pc_frozen_desert" table:formula="of:=INDEX([.$V$7:.$Z$17];[.L178];[.M178])" table:style-name="ce1">
            <text:p>pc_frozen_desert</text:p>
          </table:table-cell>
          <table:table-cell office:value-type="string" office:string-value="@terraforming_cost_level_2" table:formula="of:=[.$T$8]&amp;[.N178]" table:style-name="ce1">
            <text:p>@terraforming_cost_level_2</text:p>
          </table:table-cell>
          <table:table-cell office:value-type="string" office:string-value="@terraforming_duration_level_2" table:formula="of:=[.$T$9]&amp;[.N17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78]+1)" table:style-name="ce1">
            <text:p>tech2</text:p>
          </table:table-cell>
          <table:table-cell office:value-type="float" office:value="0" table:formula="of:=[.I177]" table:style-name="ce1">
            <text:p>0</text:p>
          </table:table-cell>
          <table:table-cell office:value-type="float" office:value="171" table:style-name="ce1">
            <text:p>171</text:p>
          </table:table-cell>
          <table:table-cell office:value-type="float" office:value="5" table:formula="of:=INT([.J178]/COUNTA([.$V$7:.$Z$17]))+1" table:style-name="ce1">
            <text:p>5</text:p>
          </table:table-cell>
          <table:table-cell office:value-type="float" office:value="1" table:formula="of:=IF(INDEX([.$V$7:.$Z$17];[.L177]+1;[.M177])=&quot;&quot;;1;[.L177]+1)" table:style-name="ce1">
            <text:p>1</text:p>
          </table:table-cell>
          <table:table-cell office:value-type="float" office:value="3" table:formula="of:=IF(INDEX([.$V$7:.$Z$17];[.L177]+1;[.M177])=&quot;&quot;;IF([.M177]=5;1;[.M177]+1);[.M177])" table:style-name="ce1">
            <text:p>3</text:p>
          </table:table-cell>
          <table:table-cell office:value-type="float" office:value="2" table:formula="of:=IF([.B178]=[.C178];0;INDEX([.$V$18:.$Z$25];INT([.$J178]/COUNTA([.$V$7:.$Z$17]))+1;[.$M178]))" table:style-name="ce1">
            <text:p>2</text:p>
          </table:table-cell>
          <table:table-cell table:style-name="ce1"/>
          <table:table-cell office:value-type="string" office:string-value="" table:formula="of:=IF(INDEX([.AB$18:.AB$200];[.$K178])=&quot;&quot;;&quot;&quot;;[.$T$17]&amp;&quot; = yes &quot;)" table:style-name="ce1"/>
          <table:table-cell office:value-type="string" office:string-value="" table:formula="of:=IF(INDEX([.AC$18:.AC$200];[.$K178])=&quot;&quot;;&quot;&quot;;[.$T$18]&amp;&quot; = yes &quot;)" table:style-name="ce1"/>
          <table:table-cell office:value-type="string" office:string-value="" table:formula="of:=IF(INDEX([.AD$18:.AD$200];[.$K178])=&quot;&quot;;&quot;&quot;;[.$T$19]&amp;&quot; = yes &quot;)" table:style-name="ce1"/>
          <table:table-cell office:value-type="string" office:string-value="" table:formula="of:=IF(INDEX([.AE$18:.AE$200];[.$K17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72</text:p>
          </table:table-cell>
          <table:table-cell office:value-type="string" office:string-value="pc_mesa" table:formula="of:=INDEX([.U$18:.U$200];[.K179])" table:style-name="ce1">
            <text:p>pc_mesa</text:p>
          </table:table-cell>
          <table:table-cell office:value-type="string" office:string-value="pc_steppe" table:formula="of:=INDEX([.$V$7:.$Z$17];[.L179];[.M179])" table:style-name="ce1">
            <text:p>pc_steppe</text:p>
          </table:table-cell>
          <table:table-cell office:value-type="string" office:string-value="@terraforming_cost_level_2" table:formula="of:=[.$T$8]&amp;[.N179]" table:style-name="ce1">
            <text:p>@terraforming_cost_level_2</text:p>
          </table:table-cell>
          <table:table-cell office:value-type="string" office:string-value="@terraforming_duration_level_2" table:formula="of:=[.$T$9]&amp;[.N179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79]+1)" table:style-name="ce1">
            <text:p>tech2</text:p>
          </table:table-cell>
          <table:table-cell office:value-type="float" office:value="0" table:formula="of:=[.I178]" table:style-name="ce1">
            <text:p>0</text:p>
          </table:table-cell>
          <table:table-cell office:value-type="float" office:value="172" table:style-name="ce1">
            <text:p>172</text:p>
          </table:table-cell>
          <table:table-cell office:value-type="float" office:value="5" table:formula="of:=INT([.J179]/COUNTA([.$V$7:.$Z$17]))+1" table:style-name="ce1">
            <text:p>5</text:p>
          </table:table-cell>
          <table:table-cell office:value-type="float" office:value="2" table:formula="of:=IF(INDEX([.$V$7:.$Z$17];[.L178]+1;[.M178])=&quot;&quot;;1;[.L178]+1)" table:style-name="ce1">
            <text:p>2</text:p>
          </table:table-cell>
          <table:table-cell office:value-type="float" office:value="3" table:formula="of:=IF(INDEX([.$V$7:.$Z$17];[.L178]+1;[.M178])=&quot;&quot;;IF([.M178]=5;1;[.M178]+1);[.M178])" table:style-name="ce1">
            <text:p>3</text:p>
          </table:table-cell>
          <table:table-cell office:value-type="float" office:value="2" table:formula="of:=IF([.B179]=[.C179];0;INDEX([.$V$18:.$Z$25];INT([.$J179]/COUNTA([.$V$7:.$Z$17]))+1;[.$M179]))" table:style-name="ce1">
            <text:p>2</text:p>
          </table:table-cell>
          <table:table-cell table:style-name="ce1"/>
          <table:table-cell office:value-type="string" office:string-value="" table:formula="of:=IF(INDEX([.AB$18:.AB$200];[.$K179])=&quot;&quot;;&quot;&quot;;[.$T$17]&amp;&quot; = yes &quot;)" table:style-name="ce1"/>
          <table:table-cell office:value-type="string" office:string-value="" table:formula="of:=IF(INDEX([.AC$18:.AC$200];[.$K179])=&quot;&quot;;&quot;&quot;;[.$T$18]&amp;&quot; = yes &quot;)" table:style-name="ce1"/>
          <table:table-cell office:value-type="string" office:string-value="" table:formula="of:=IF(INDEX([.AD$18:.AD$200];[.$K179])=&quot;&quot;;&quot;&quot;;[.$T$19]&amp;&quot; = yes &quot;)" table:style-name="ce1"/>
          <table:table-cell office:value-type="string" office:string-value="" table:formula="of:=IF(INDEX([.AE$18:.AE$200];[.$K17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73</text:p>
          </table:table-cell>
          <table:table-cell office:value-type="string" office:string-value="pc_mesa" table:formula="of:=INDEX([.U$18:.U$200];[.K180])" table:style-name="ce1">
            <text:p>pc_mesa</text:p>
          </table:table-cell>
          <table:table-cell office:value-type="string" office:string-value="pc_hadesert" table:formula="of:=INDEX([.$V$7:.$Z$17];[.L180];[.M180])" table:style-name="ce1">
            <text:p>pc_hadesert</text:p>
          </table:table-cell>
          <table:table-cell office:value-type="string" office:string-value="@terraforming_cost_level_2" table:formula="of:=[.$T$8]&amp;[.N180]" table:style-name="ce1">
            <text:p>@terraforming_cost_level_2</text:p>
          </table:table-cell>
          <table:table-cell office:value-type="string" office:string-value="@terraforming_duration_level_2" table:formula="of:=[.$T$9]&amp;[.N18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80]+1)" table:style-name="ce1">
            <text:p>tech2</text:p>
          </table:table-cell>
          <table:table-cell office:value-type="float" office:value="0" table:formula="of:=[.I179]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5" table:formula="of:=INT([.J180]/COUNTA([.$V$7:.$Z$17]))+1" table:style-name="ce1">
            <text:p>5</text:p>
          </table:table-cell>
          <table:table-cell office:value-type="float" office:value="3" table:formula="of:=IF(INDEX([.$V$7:.$Z$17];[.L179]+1;[.M179])=&quot;&quot;;1;[.L179]+1)" table:style-name="ce1">
            <text:p>3</text:p>
          </table:table-cell>
          <table:table-cell office:value-type="float" office:value="3" table:formula="of:=IF(INDEX([.$V$7:.$Z$17];[.L179]+1;[.M179])=&quot;&quot;;IF([.M179]=5;1;[.M179]+1);[.M179])" table:style-name="ce1">
            <text:p>3</text:p>
          </table:table-cell>
          <table:table-cell office:value-type="float" office:value="2" table:formula="of:=IF([.B180]=[.C180];0;INDEX([.$V$18:.$Z$25];INT([.$J180]/COUNTA([.$V$7:.$Z$17]))+1;[.$M180]))" table:style-name="ce1">
            <text:p>2</text:p>
          </table:table-cell>
          <table:table-cell table:style-name="ce1"/>
          <table:table-cell office:value-type="string" office:string-value="" table:formula="of:=IF(INDEX([.AB$18:.AB$200];[.$K180])=&quot;&quot;;&quot;&quot;;[.$T$17]&amp;&quot; = yes &quot;)" table:style-name="ce1"/>
          <table:table-cell office:value-type="string" office:string-value="" table:formula="of:=IF(INDEX([.AC$18:.AC$200];[.$K180])=&quot;&quot;;&quot;&quot;;[.$T$18]&amp;&quot; = yes &quot;)" table:style-name="ce1"/>
          <table:table-cell office:value-type="string" office:string-value="" table:formula="of:=IF(INDEX([.AD$18:.AD$200];[.$K180])=&quot;&quot;;&quot;&quot;;[.$T$19]&amp;&quot; = yes &quot;)" table:style-name="ce1"/>
          <table:table-cell office:value-type="string" office:string-value="" table:formula="of:=IF(INDEX([.AE$18:.AE$200];[.$K18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74</text:p>
          </table:table-cell>
          <table:table-cell office:value-type="string" office:string-value="pc_mesa" table:formula="of:=INDEX([.U$18:.U$200];[.K181])" table:style-name="ce1">
            <text:p>pc_mesa</text:p>
          </table:table-cell>
          <table:table-cell office:value-type="string" office:string-value="pc_antarctic" table:formula="of:=INDEX([.$V$7:.$Z$17];[.L181];[.M181])" table:style-name="ce1">
            <text:p>pc_antarctic</text:p>
          </table:table-cell>
          <table:table-cell office:value-type="string" office:string-value="@terraforming_cost_level_2" table:formula="of:=[.$T$8]&amp;[.N181]" table:style-name="ce1">
            <text:p>@terraforming_cost_level_2</text:p>
          </table:table-cell>
          <table:table-cell office:value-type="string" office:string-value="@terraforming_duration_level_2" table:formula="of:=[.$T$9]&amp;[.N181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81]+1)" table:style-name="ce1">
            <text:p>tech2</text:p>
          </table:table-cell>
          <table:table-cell office:value-type="float" office:value="0" table:formula="of:=[.I180]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5" table:formula="of:=INT([.J181]/COUNTA([.$V$7:.$Z$17]))+1" table:style-name="ce1">
            <text:p>5</text:p>
          </table:table-cell>
          <table:table-cell office:value-type="float" office:value="4" table:formula="of:=IF(INDEX([.$V$7:.$Z$17];[.L180]+1;[.M180])=&quot;&quot;;1;[.L180]+1)" table:style-name="ce1">
            <text:p>4</text:p>
          </table:table-cell>
          <table:table-cell office:value-type="float" office:value="3" table:formula="of:=IF(INDEX([.$V$7:.$Z$17];[.L180]+1;[.M180])=&quot;&quot;;IF([.M180]=5;1;[.M180]+1);[.M180])" table:style-name="ce1">
            <text:p>3</text:p>
          </table:table-cell>
          <table:table-cell office:value-type="float" office:value="2" table:formula="of:=IF([.B181]=[.C181];0;INDEX([.$V$18:.$Z$25];INT([.$J181]/COUNTA([.$V$7:.$Z$17]))+1;[.$M181]))" table:style-name="ce1">
            <text:p>2</text:p>
          </table:table-cell>
          <table:table-cell table:style-name="ce1"/>
          <table:table-cell office:value-type="string" office:string-value="" table:formula="of:=IF(INDEX([.AB$18:.AB$200];[.$K181])=&quot;&quot;;&quot;&quot;;[.$T$17]&amp;&quot; = yes &quot;)" table:style-name="ce1"/>
          <table:table-cell office:value-type="string" office:string-value="" table:formula="of:=IF(INDEX([.AC$18:.AC$200];[.$K181])=&quot;&quot;;&quot;&quot;;[.$T$18]&amp;&quot; = yes &quot;)" table:style-name="ce1"/>
          <table:table-cell office:value-type="string" office:string-value="" table:formula="of:=IF(INDEX([.AD$18:.AD$200];[.$K181])=&quot;&quot;;&quot;&quot;;[.$T$19]&amp;&quot; = yes &quot;)" table:style-name="ce1"/>
          <table:table-cell office:value-type="string" office:string-value="" table:formula="of:=IF(INDEX([.AE$18:.AE$200];[.$K18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75</text:p>
          </table:table-cell>
          <table:table-cell office:value-type="string" office:string-value="pc_mesa" table:formula="of:=INDEX([.U$18:.U$200];[.K182])" table:style-name="ce1">
            <text:p>pc_mesa</text:p>
          </table:table-cell>
          <table:table-cell office:value-type="string" office:string-value="pc_tundra" table:formula="of:=INDEX([.$V$7:.$Z$17];[.L182];[.M182])" table:style-name="ce1">
            <text:p>pc_tundra</text:p>
          </table:table-cell>
          <table:table-cell office:value-type="string" office:string-value="@terraforming_cost_level_2" table:formula="of:=[.$T$8]&amp;[.N182]" table:style-name="ce1">
            <text:p>@terraforming_cost_level_2</text:p>
          </table:table-cell>
          <table:table-cell office:value-type="string" office:string-value="@terraforming_duration_level_2" table:formula="of:=[.$T$9]&amp;[.N18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82]+1)" table:style-name="ce1">
            <text:p>tech2</text:p>
          </table:table-cell>
          <table:table-cell office:value-type="float" office:value="0" table:formula="of:=[.I181]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5" table:formula="of:=INT([.J182]/COUNTA([.$V$7:.$Z$17]))+1" table:style-name="ce1">
            <text:p>5</text:p>
          </table:table-cell>
          <table:table-cell office:value-type="float" office:value="5" table:formula="of:=IF(INDEX([.$V$7:.$Z$17];[.L181]+1;[.M181])=&quot;&quot;;1;[.L181]+1)" table:style-name="ce1">
            <text:p>5</text:p>
          </table:table-cell>
          <table:table-cell office:value-type="float" office:value="3" table:formula="of:=IF(INDEX([.$V$7:.$Z$17];[.L181]+1;[.M181])=&quot;&quot;;IF([.M181]=5;1;[.M181]+1);[.M181])" table:style-name="ce1">
            <text:p>3</text:p>
          </table:table-cell>
          <table:table-cell office:value-type="float" office:value="2" table:formula="of:=IF([.B182]=[.C182];0;INDEX([.$V$18:.$Z$25];INT([.$J182]/COUNTA([.$V$7:.$Z$17]))+1;[.$M182]))" table:style-name="ce1">
            <text:p>2</text:p>
          </table:table-cell>
          <table:table-cell table:style-name="ce1"/>
          <table:table-cell office:value-type="string" office:string-value="" table:formula="of:=IF(INDEX([.AB$18:.AB$200];[.$K182])=&quot;&quot;;&quot;&quot;;[.$T$17]&amp;&quot; = yes &quot;)" table:style-name="ce1"/>
          <table:table-cell office:value-type="string" office:string-value="" table:formula="of:=IF(INDEX([.AC$18:.AC$200];[.$K182])=&quot;&quot;;&quot;&quot;;[.$T$18]&amp;&quot; = yes &quot;)" table:style-name="ce1"/>
          <table:table-cell office:value-type="string" office:string-value="" table:formula="of:=IF(INDEX([.AD$18:.AD$200];[.$K182])=&quot;&quot;;&quot;&quot;;[.$T$19]&amp;&quot; = yes &quot;)" table:style-name="ce1"/>
          <table:table-cell office:value-type="string" office:string-value="" table:formula="of:=IF(INDEX([.AE$18:.AE$200];[.$K18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76</text:p>
          </table:table-cell>
          <table:table-cell office:value-type="string" office:string-value="pc_mesa" table:formula="of:=INDEX([.U$18:.U$200];[.K183])" table:style-name="ce1">
            <text:p>pc_mesa</text:p>
          </table:table-cell>
          <table:table-cell office:value-type="string" office:string-value="pc_alpine" table:formula="of:=INDEX([.$V$7:.$Z$17];[.L183];[.M183])" table:style-name="ce1">
            <text:p>pc_alpine</text:p>
          </table:table-cell>
          <table:table-cell office:value-type="string" office:string-value="@terraforming_cost_level_2" table:formula="of:=[.$T$8]&amp;[.N183]" table:style-name="ce1">
            <text:p>@terraforming_cost_level_2</text:p>
          </table:table-cell>
          <table:table-cell office:value-type="string" office:string-value="@terraforming_duration_level_2" table:formula="of:=[.$T$9]&amp;[.N183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83]+1)" table:style-name="ce1">
            <text:p>tech2</text:p>
          </table:table-cell>
          <table:table-cell office:value-type="float" office:value="0" table:formula="of:=[.I182]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5" table:formula="of:=INT([.J183]/COUNTA([.$V$7:.$Z$17]))+1" table:style-name="ce1">
            <text:p>5</text:p>
          </table:table-cell>
          <table:table-cell office:value-type="float" office:value="6" table:formula="of:=IF(INDEX([.$V$7:.$Z$17];[.L182]+1;[.M182])=&quot;&quot;;1;[.L182]+1)" table:style-name="ce1">
            <text:p>6</text:p>
          </table:table-cell>
          <table:table-cell office:value-type="float" office:value="3" table:formula="of:=IF(INDEX([.$V$7:.$Z$17];[.L182]+1;[.M182])=&quot;&quot;;IF([.M182]=5;1;[.M182]+1);[.M182])" table:style-name="ce1">
            <text:p>3</text:p>
          </table:table-cell>
          <table:table-cell office:value-type="float" office:value="2" table:formula="of:=IF([.B183]=[.C183];0;INDEX([.$V$18:.$Z$25];INT([.$J183]/COUNTA([.$V$7:.$Z$17]))+1;[.$M183]))" table:style-name="ce1">
            <text:p>2</text:p>
          </table:table-cell>
          <table:table-cell table:style-name="ce1"/>
          <table:table-cell office:value-type="string" office:string-value="" table:formula="of:=IF(INDEX([.AB$18:.AB$200];[.$K183])=&quot;&quot;;&quot;&quot;;[.$T$17]&amp;&quot; = yes &quot;)" table:style-name="ce1"/>
          <table:table-cell office:value-type="string" office:string-value="" table:formula="of:=IF(INDEX([.AC$18:.AC$200];[.$K183])=&quot;&quot;;&quot;&quot;;[.$T$18]&amp;&quot; = yes &quot;)" table:style-name="ce1"/>
          <table:table-cell office:value-type="string" office:string-value="" table:formula="of:=IF(INDEX([.AD$18:.AD$200];[.$K183])=&quot;&quot;;&quot;&quot;;[.$T$19]&amp;&quot; = yes &quot;)" table:style-name="ce1"/>
          <table:table-cell office:value-type="string" office:string-value="" table:formula="of:=IF(INDEX([.AE$18:.AE$200];[.$K18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77</text:p>
          </table:table-cell>
          <table:table-cell office:value-type="string" office:string-value="pc_mesa" table:formula="of:=INDEX([.U$18:.U$200];[.K184])" table:style-name="ce1">
            <text:p>pc_mesa</text:p>
          </table:table-cell>
          <table:table-cell office:value-type="string" office:string-value="pc_greenhouse_cold" table:formula="of:=INDEX([.$V$7:.$Z$17];[.L184];[.M184])" table:style-name="ce1">
            <text:p>pc_greenhouse_cold</text:p>
          </table:table-cell>
          <table:table-cell office:value-type="string" office:string-value="@terraforming_cost_level_2" table:formula="of:=[.$T$8]&amp;[.N184]" table:style-name="ce1">
            <text:p>@terraforming_cost_level_2</text:p>
          </table:table-cell>
          <table:table-cell office:value-type="string" office:string-value="@terraforming_duration_level_2" table:formula="of:=[.$T$9]&amp;[.N18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184]+1)" table:style-name="ce1">
            <text:p>tech2</text:p>
          </table:table-cell>
          <table:table-cell office:value-type="float" office:value="0" table:formula="of:=[.I183]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5" table:formula="of:=INT([.J184]/COUNTA([.$V$7:.$Z$17]))+1" table:style-name="ce1">
            <text:p>5</text:p>
          </table:table-cell>
          <table:table-cell office:value-type="float" office:value="7" table:formula="of:=IF(INDEX([.$V$7:.$Z$17];[.L183]+1;[.M183])=&quot;&quot;;1;[.L183]+1)" table:style-name="ce1">
            <text:p>7</text:p>
          </table:table-cell>
          <table:table-cell office:value-type="float" office:value="3" table:formula="of:=IF(INDEX([.$V$7:.$Z$17];[.L183]+1;[.M183])=&quot;&quot;;IF([.M183]=5;1;[.M183]+1);[.M183])" table:style-name="ce1">
            <text:p>3</text:p>
          </table:table-cell>
          <table:table-cell office:value-type="float" office:value="2" table:formula="of:=IF([.B184]=[.C184];0;INDEX([.$V$18:.$Z$25];INT([.$J184]/COUNTA([.$V$7:.$Z$17]))+1;[.$M184]))" table:style-name="ce1">
            <text:p>2</text:p>
          </table:table-cell>
          <table:table-cell table:style-name="ce1"/>
          <table:table-cell office:value-type="string" office:string-value="" table:formula="of:=IF(INDEX([.AB$18:.AB$200];[.$K184])=&quot;&quot;;&quot;&quot;;[.$T$17]&amp;&quot; = yes &quot;)" table:style-name="ce1"/>
          <table:table-cell office:value-type="string" office:string-value="" table:formula="of:=IF(INDEX([.AC$18:.AC$200];[.$K184])=&quot;&quot;;&quot;&quot;;[.$T$18]&amp;&quot; = yes &quot;)" table:style-name="ce1"/>
          <table:table-cell office:value-type="string" office:string-value="" table:formula="of:=IF(INDEX([.AD$18:.AD$200];[.$K184])=&quot;&quot;;&quot;&quot;;[.$T$19]&amp;&quot; = yes &quot;)" table:style-name="ce1"/>
          <table:table-cell office:value-type="string" office:string-value="" table:formula="of:=IF(INDEX([.AE$18:.AE$200];[.$K18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78</text:p>
          </table:table-cell>
          <table:table-cell office:value-type="string" office:string-value="pc_mesa" table:formula="of:=INDEX([.U$18:.U$200];[.K185])" table:style-name="ce1">
            <text:p>pc_mesa</text:p>
          </table:table-cell>
          <table:table-cell office:value-type="string" office:string-value="pc_arctic" table:formula="of:=INDEX([.$V$7:.$Z$17];[.L185];[.M185])" table:style-name="ce1">
            <text:p>pc_arctic</text:p>
          </table:table-cell>
          <table:table-cell office:value-type="string" office:string-value="@terraforming_cost_level_3" table:formula="of:=[.$T$8]&amp;[.N185]" table:style-name="ce1">
            <text:p>@terraforming_cost_level_3</text:p>
          </table:table-cell>
          <table:table-cell office:value-type="string" office:string-value="@terraforming_duration_level_3" table:formula="of:=[.$T$9]&amp;[.N185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85]+1)" table:style-name="ce1">
            <text:p>tech3</text:p>
          </table:table-cell>
          <table:table-cell office:value-type="float" office:value="0" table:formula="of:=[.I184]" table:style-name="ce1">
            <text:p>0</text:p>
          </table:table-cell>
          <table:table-cell office:value-type="float" office:value="178" table:style-name="ce1">
            <text:p>178</text:p>
          </table:table-cell>
          <table:table-cell office:value-type="float" office:value="5" table:formula="of:=INT([.J185]/COUNTA([.$V$7:.$Z$17]))+1" table:style-name="ce1">
            <text:p>5</text:p>
          </table:table-cell>
          <table:table-cell office:value-type="float" office:value="1" table:formula="of:=IF(INDEX([.$V$7:.$Z$17];[.L184]+1;[.M184])=&quot;&quot;;1;[.L184]+1)" table:style-name="ce1">
            <text:p>1</text:p>
          </table:table-cell>
          <table:table-cell office:value-type="float" office:value="4" table:formula="of:=IF(INDEX([.$V$7:.$Z$17];[.L184]+1;[.M184])=&quot;&quot;;IF([.M184]=5;1;[.M184]+1);[.M184])" table:style-name="ce1">
            <text:p>4</text:p>
          </table:table-cell>
          <table:table-cell office:value-type="float" office:value="3" table:formula="of:=IF([.B185]=[.C185];0;INDEX([.$V$18:.$Z$25];INT([.$J185]/COUNTA([.$V$7:.$Z$17]))+1;[.$M185]))" table:style-name="ce1">
            <text:p>3</text:p>
          </table:table-cell>
          <table:table-cell table:style-name="ce1"/>
          <table:table-cell office:value-type="string" office:string-value="" table:formula="of:=IF(INDEX([.AB$18:.AB$200];[.$K185])=&quot;&quot;;&quot;&quot;;[.$T$17]&amp;&quot; = yes &quot;)" table:style-name="ce1"/>
          <table:table-cell office:value-type="string" office:string-value="" table:formula="of:=IF(INDEX([.AC$18:.AC$200];[.$K185])=&quot;&quot;;&quot;&quot;;[.$T$18]&amp;&quot; = yes &quot;)" table:style-name="ce1"/>
          <table:table-cell office:value-type="string" office:string-value="" table:formula="of:=IF(INDEX([.AD$18:.AD$200];[.$K185])=&quot;&quot;;&quot;&quot;;[.$T$19]&amp;&quot; = yes &quot;)" table:style-name="ce1"/>
          <table:table-cell office:value-type="string" office:string-value="" table:formula="of:=IF(INDEX([.AE$18:.AE$200];[.$K18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79</text:p>
          </table:table-cell>
          <table:table-cell office:value-type="string" office:string-value="pc_mesa" table:formula="of:=INDEX([.U$18:.U$200];[.K186])" table:style-name="ce1">
            <text:p>pc_mesa</text:p>
          </table:table-cell>
          <table:table-cell office:value-type="string" office:string-value="pc_swamp" table:formula="of:=INDEX([.$V$7:.$Z$17];[.L186];[.M186])" table:style-name="ce1">
            <text:p>pc_swamp</text:p>
          </table:table-cell>
          <table:table-cell office:value-type="string" office:string-value="@terraforming_cost_level_3" table:formula="of:=[.$T$8]&amp;[.N186]" table:style-name="ce1">
            <text:p>@terraforming_cost_level_3</text:p>
          </table:table-cell>
          <table:table-cell office:value-type="string" office:string-value="@terraforming_duration_level_3" table:formula="of:=[.$T$9]&amp;[.N186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86]+1)" table:style-name="ce1">
            <text:p>tech3</text:p>
          </table:table-cell>
          <table:table-cell office:value-type="float" office:value="0" table:formula="of:=[.I185]" table:style-name="ce1">
            <text:p>0</text:p>
          </table:table-cell>
          <table:table-cell office:value-type="float" office:value="179" table:style-name="ce1">
            <text:p>179</text:p>
          </table:table-cell>
          <table:table-cell office:value-type="float" office:value="5" table:formula="of:=INT([.J186]/COUNTA([.$V$7:.$Z$17]))+1" table:style-name="ce1">
            <text:p>5</text:p>
          </table:table-cell>
          <table:table-cell office:value-type="float" office:value="2" table:formula="of:=IF(INDEX([.$V$7:.$Z$17];[.L185]+1;[.M185])=&quot;&quot;;1;[.L185]+1)" table:style-name="ce1">
            <text:p>2</text:p>
          </table:table-cell>
          <table:table-cell office:value-type="float" office:value="4" table:formula="of:=IF(INDEX([.$V$7:.$Z$17];[.L185]+1;[.M185])=&quot;&quot;;IF([.M185]=5;1;[.M185]+1);[.M185])" table:style-name="ce1">
            <text:p>4</text:p>
          </table:table-cell>
          <table:table-cell office:value-type="float" office:value="3" table:formula="of:=IF([.B186]=[.C186];0;INDEX([.$V$18:.$Z$25];INT([.$J186]/COUNTA([.$V$7:.$Z$17]))+1;[.$M186]))" table:style-name="ce1">
            <text:p>3</text:p>
          </table:table-cell>
          <table:table-cell table:style-name="ce1"/>
          <table:table-cell office:value-type="string" office:string-value="" table:formula="of:=IF(INDEX([.AB$18:.AB$200];[.$K186])=&quot;&quot;;&quot;&quot;;[.$T$17]&amp;&quot; = yes &quot;)" table:style-name="ce1"/>
          <table:table-cell office:value-type="string" office:string-value="" table:formula="of:=IF(INDEX([.AC$18:.AC$200];[.$K186])=&quot;&quot;;&quot;&quot;;[.$T$18]&amp;&quot; = yes &quot;)" table:style-name="ce1"/>
          <table:table-cell office:value-type="string" office:string-value="" table:formula="of:=IF(INDEX([.AD$18:.AD$200];[.$K186])=&quot;&quot;;&quot;&quot;;[.$T$19]&amp;&quot; = yes &quot;)" table:style-name="ce1"/>
          <table:table-cell office:value-type="string" office:string-value="" table:formula="of:=IF(INDEX([.AE$18:.AE$200];[.$K18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80</text:p>
          </table:table-cell>
          <table:table-cell office:value-type="string" office:string-value="pc_mesa" table:formula="of:=INDEX([.U$18:.U$200];[.K187])" table:style-name="ce1">
            <text:p>pc_mesa</text:p>
          </table:table-cell>
          <table:table-cell office:value-type="string" office:string-value="pc_cascadian" table:formula="of:=INDEX([.$V$7:.$Z$17];[.L187];[.M187])" table:style-name="ce1">
            <text:p>pc_cascadian</text:p>
          </table:table-cell>
          <table:table-cell office:value-type="string" office:string-value="@terraforming_cost_level_3" table:formula="of:=[.$T$8]&amp;[.N187]" table:style-name="ce1">
            <text:p>@terraforming_cost_level_3</text:p>
          </table:table-cell>
          <table:table-cell office:value-type="string" office:string-value="@terraforming_duration_level_3" table:formula="of:=[.$T$9]&amp;[.N187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87]+1)" table:style-name="ce1">
            <text:p>tech3</text:p>
          </table:table-cell>
          <table:table-cell office:value-type="float" office:value="0" table:formula="of:=[.I186]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5" table:formula="of:=INT([.J187]/COUNTA([.$V$7:.$Z$17]))+1" table:style-name="ce1">
            <text:p>5</text:p>
          </table:table-cell>
          <table:table-cell office:value-type="float" office:value="3" table:formula="of:=IF(INDEX([.$V$7:.$Z$17];[.L186]+1;[.M186])=&quot;&quot;;1;[.L186]+1)" table:style-name="ce1">
            <text:p>3</text:p>
          </table:table-cell>
          <table:table-cell office:value-type="float" office:value="4" table:formula="of:=IF(INDEX([.$V$7:.$Z$17];[.L186]+1;[.M186])=&quot;&quot;;IF([.M186]=5;1;[.M186]+1);[.M186])" table:style-name="ce1">
            <text:p>4</text:p>
          </table:table-cell>
          <table:table-cell office:value-type="float" office:value="3" table:formula="of:=IF([.B187]=[.C187];0;INDEX([.$V$18:.$Z$25];INT([.$J187]/COUNTA([.$V$7:.$Z$17]))+1;[.$M187]))" table:style-name="ce1">
            <text:p>3</text:p>
          </table:table-cell>
          <table:table-cell table:style-name="ce1"/>
          <table:table-cell office:value-type="string" office:string-value="" table:formula="of:=IF(INDEX([.AB$18:.AB$200];[.$K187])=&quot;&quot;;&quot;&quot;;[.$T$17]&amp;&quot; = yes &quot;)" table:style-name="ce1"/>
          <table:table-cell office:value-type="string" office:string-value="" table:formula="of:=IF(INDEX([.AC$18:.AC$200];[.$K187])=&quot;&quot;;&quot;&quot;;[.$T$18]&amp;&quot; = yes &quot;)" table:style-name="ce1"/>
          <table:table-cell office:value-type="string" office:string-value="" table:formula="of:=IF(INDEX([.AD$18:.AD$200];[.$K187])=&quot;&quot;;&quot;&quot;;[.$T$19]&amp;&quot; = yes &quot;)" table:style-name="ce1"/>
          <table:table-cell office:value-type="string" office:string-value="" table:formula="of:=IF(INDEX([.AE$18:.AE$200];[.$K18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81</text:p>
          </table:table-cell>
          <table:table-cell office:value-type="string" office:string-value="pc_mesa" table:formula="of:=INDEX([.U$18:.U$200];[.K188])" table:style-name="ce1">
            <text:p>pc_mesa</text:p>
          </table:table-cell>
          <table:table-cell office:value-type="string" office:string-value="pc_geothermal" table:formula="of:=INDEX([.$V$7:.$Z$17];[.L188];[.M188])" table:style-name="ce1">
            <text:p>pc_geothermal</text:p>
          </table:table-cell>
          <table:table-cell office:value-type="string" office:string-value="@terraforming_cost_level_3" table:formula="of:=[.$T$8]&amp;[.N188]" table:style-name="ce1">
            <text:p>@terraforming_cost_level_3</text:p>
          </table:table-cell>
          <table:table-cell office:value-type="string" office:string-value="@terraforming_duration_level_3" table:formula="of:=[.$T$9]&amp;[.N188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88]+1)" table:style-name="ce1">
            <text:p>tech3</text:p>
          </table:table-cell>
          <table:table-cell office:value-type="float" office:value="0" table:formula="of:=[.I187]" table:style-name="ce1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5" table:formula="of:=INT([.J188]/COUNTA([.$V$7:.$Z$17]))+1" table:style-name="ce1">
            <text:p>5</text:p>
          </table:table-cell>
          <table:table-cell office:value-type="float" office:value="4" table:formula="of:=IF(INDEX([.$V$7:.$Z$17];[.L187]+1;[.M187])=&quot;&quot;;1;[.L187]+1)" table:style-name="ce1">
            <text:p>4</text:p>
          </table:table-cell>
          <table:table-cell office:value-type="float" office:value="4" table:formula="of:=IF(INDEX([.$V$7:.$Z$17];[.L187]+1;[.M187])=&quot;&quot;;IF([.M187]=5;1;[.M187]+1);[.M187])" table:style-name="ce1">
            <text:p>4</text:p>
          </table:table-cell>
          <table:table-cell office:value-type="float" office:value="3" table:formula="of:=IF([.B188]=[.C188];0;INDEX([.$V$18:.$Z$25];INT([.$J188]/COUNTA([.$V$7:.$Z$17]))+1;[.$M188]))" table:style-name="ce1">
            <text:p>3</text:p>
          </table:table-cell>
          <table:table-cell table:style-name="ce1"/>
          <table:table-cell office:value-type="string" office:string-value="" table:formula="of:=IF(INDEX([.AB$18:.AB$200];[.$K188])=&quot;&quot;;&quot;&quot;;[.$T$17]&amp;&quot; = yes &quot;)" table:style-name="ce1"/>
          <table:table-cell office:value-type="string" office:string-value="" table:formula="of:=IF(INDEX([.AC$18:.AC$200];[.$K188])=&quot;&quot;;&quot;&quot;;[.$T$18]&amp;&quot; = yes &quot;)" table:style-name="ce1"/>
          <table:table-cell office:value-type="string" office:string-value="" table:formula="of:=IF(INDEX([.AD$18:.AD$200];[.$K188])=&quot;&quot;;&quot;&quot;;[.$T$19]&amp;&quot; = yes &quot;)" table:style-name="ce1"/>
          <table:table-cell office:value-type="string" office:string-value="" table:formula="of:=IF(INDEX([.AE$18:.AE$200];[.$K18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82</text:p>
          </table:table-cell>
          <table:table-cell office:value-type="string" office:string-value="pc_mesa" table:formula="of:=INDEX([.U$18:.U$200];[.K189])" table:style-name="ce1">
            <text:p>pc_mesa</text:p>
          </table:table-cell>
          <table:table-cell office:value-type="string" office:string-value="pc_glacial" table:formula="of:=INDEX([.$V$7:.$Z$17];[.L189];[.M189])" table:style-name="ce1">
            <text:p>pc_glacial</text:p>
          </table:table-cell>
          <table:table-cell office:value-type="string" office:string-value="@terraforming_cost_level_3" table:formula="of:=[.$T$8]&amp;[.N189]" table:style-name="ce1">
            <text:p>@terraforming_cost_level_3</text:p>
          </table:table-cell>
          <table:table-cell office:value-type="string" office:string-value="@terraforming_duration_level_3" table:formula="of:=[.$T$9]&amp;[.N189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89]+1)" table:style-name="ce1">
            <text:p>tech3</text:p>
          </table:table-cell>
          <table:table-cell office:value-type="float" office:value="0" table:formula="of:=[.I188]" table:style-name="ce1">
            <text:p>0</text:p>
          </table:table-cell>
          <table:table-cell office:value-type="float" office:value="182" table:style-name="ce1">
            <text:p>182</text:p>
          </table:table-cell>
          <table:table-cell office:value-type="float" office:value="5" table:formula="of:=INT([.J189]/COUNTA([.$V$7:.$Z$17]))+1" table:style-name="ce1">
            <text:p>5</text:p>
          </table:table-cell>
          <table:table-cell office:value-type="float" office:value="5" table:formula="of:=IF(INDEX([.$V$7:.$Z$17];[.L188]+1;[.M188])=&quot;&quot;;1;[.L188]+1)" table:style-name="ce1">
            <text:p>5</text:p>
          </table:table-cell>
          <table:table-cell office:value-type="float" office:value="4" table:formula="of:=IF(INDEX([.$V$7:.$Z$17];[.L188]+1;[.M188])=&quot;&quot;;IF([.M188]=5;1;[.M188]+1);[.M188])" table:style-name="ce1">
            <text:p>4</text:p>
          </table:table-cell>
          <table:table-cell office:value-type="float" office:value="3" table:formula="of:=IF([.B189]=[.C189];0;INDEX([.$V$18:.$Z$25];INT([.$J189]/COUNTA([.$V$7:.$Z$17]))+1;[.$M189]))" table:style-name="ce1">
            <text:p>3</text:p>
          </table:table-cell>
          <table:table-cell table:style-name="ce1"/>
          <table:table-cell office:value-type="string" office:string-value="" table:formula="of:=IF(INDEX([.AB$18:.AB$200];[.$K189])=&quot;&quot;;&quot;&quot;;[.$T$17]&amp;&quot; = yes &quot;)" table:style-name="ce1"/>
          <table:table-cell office:value-type="string" office:string-value="" table:formula="of:=IF(INDEX([.AC$18:.AC$200];[.$K189])=&quot;&quot;;&quot;&quot;;[.$T$18]&amp;&quot; = yes &quot;)" table:style-name="ce1"/>
          <table:table-cell office:value-type="string" office:string-value="" table:formula="of:=IF(INDEX([.AD$18:.AD$200];[.$K189])=&quot;&quot;;&quot;&quot;;[.$T$19]&amp;&quot; = yes &quot;)" table:style-name="ce1"/>
          <table:table-cell office:value-type="string" office:string-value="" table:formula="of:=IF(INDEX([.AE$18:.AE$200];[.$K18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83</text:p>
          </table:table-cell>
          <table:table-cell office:value-type="string" office:string-value="pc_mesa" table:formula="of:=INDEX([.U$18:.U$200];[.K190])" table:style-name="ce1">
            <text:p>pc_mesa</text:p>
          </table:table-cell>
          <table:table-cell office:value-type="string" office:string-value="pc_subarctic" table:formula="of:=INDEX([.$V$7:.$Z$17];[.L190];[.M190])" table:style-name="ce1">
            <text:p>pc_subarctic</text:p>
          </table:table-cell>
          <table:table-cell office:value-type="string" office:string-value="@terraforming_cost_level_3" table:formula="of:=[.$T$8]&amp;[.N190]" table:style-name="ce1">
            <text:p>@terraforming_cost_level_3</text:p>
          </table:table-cell>
          <table:table-cell office:value-type="string" office:string-value="@terraforming_duration_level_3" table:formula="of:=[.$T$9]&amp;[.N190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90]+1)" table:style-name="ce1">
            <text:p>tech3</text:p>
          </table:table-cell>
          <table:table-cell office:value-type="float" office:value="0" table:formula="of:=[.I189]" table:style-name="ce1">
            <text:p>0</text:p>
          </table:table-cell>
          <table:table-cell office:value-type="float" office:value="183" table:style-name="ce1">
            <text:p>183</text:p>
          </table:table-cell>
          <table:table-cell office:value-type="float" office:value="5" table:formula="of:=INT([.J190]/COUNTA([.$V$7:.$Z$17]))+1" table:style-name="ce1">
            <text:p>5</text:p>
          </table:table-cell>
          <table:table-cell office:value-type="float" office:value="6" table:formula="of:=IF(INDEX([.$V$7:.$Z$17];[.L189]+1;[.M189])=&quot;&quot;;1;[.L189]+1)" table:style-name="ce1">
            <text:p>6</text:p>
          </table:table-cell>
          <table:table-cell office:value-type="float" office:value="4" table:formula="of:=IF(INDEX([.$V$7:.$Z$17];[.L189]+1;[.M189])=&quot;&quot;;IF([.M189]=5;1;[.M189]+1);[.M189])" table:style-name="ce1">
            <text:p>4</text:p>
          </table:table-cell>
          <table:table-cell office:value-type="float" office:value="3" table:formula="of:=IF([.B190]=[.C190];0;INDEX([.$V$18:.$Z$25];INT([.$J190]/COUNTA([.$V$7:.$Z$17]))+1;[.$M190]))" table:style-name="ce1">
            <text:p>3</text:p>
          </table:table-cell>
          <table:table-cell table:style-name="ce1"/>
          <table:table-cell office:value-type="string" office:string-value="" table:formula="of:=IF(INDEX([.AB$18:.AB$200];[.$K190])=&quot;&quot;;&quot;&quot;;[.$T$17]&amp;&quot; = yes &quot;)" table:style-name="ce1"/>
          <table:table-cell office:value-type="string" office:string-value="" table:formula="of:=IF(INDEX([.AC$18:.AC$200];[.$K190])=&quot;&quot;;&quot;&quot;;[.$T$18]&amp;&quot; = yes &quot;)" table:style-name="ce1"/>
          <table:table-cell office:value-type="string" office:string-value="" table:formula="of:=IF(INDEX([.AD$18:.AD$200];[.$K190])=&quot;&quot;;&quot;&quot;;[.$T$19]&amp;&quot; = yes &quot;)" table:style-name="ce1"/>
          <table:table-cell office:value-type="string" office:string-value="" table:formula="of:=IF(INDEX([.AE$18:.AE$200];[.$K19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84</text:p>
          </table:table-cell>
          <table:table-cell office:value-type="string" office:string-value="pc_mesa" table:formula="of:=INDEX([.U$18:.U$200];[.K191])" table:style-name="ce1">
            <text:p>pc_mesa</text:p>
          </table:table-cell>
          <table:table-cell office:value-type="string" office:string-value="pc_marginal_cold" table:formula="of:=INDEX([.$V$7:.$Z$17];[.L191];[.M191])" table:style-name="ce1">
            <text:p>pc_marginal_cold</text:p>
          </table:table-cell>
          <table:table-cell office:value-type="string" office:string-value="@terraforming_cost_level_3" table:formula="of:=[.$T$8]&amp;[.N191]" table:style-name="ce1">
            <text:p>@terraforming_cost_level_3</text:p>
          </table:table-cell>
          <table:table-cell office:value-type="string" office:string-value="@terraforming_duration_level_3" table:formula="of:=[.$T$9]&amp;[.N191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191]+1)" table:style-name="ce1">
            <text:p>tech3</text:p>
          </table:table-cell>
          <table:table-cell office:value-type="float" office:value="0" table:formula="of:=[.I190]" table:style-name="ce1">
            <text:p>0</text:p>
          </table:table-cell>
          <table:table-cell office:value-type="float" office:value="184" table:style-name="ce1">
            <text:p>184</text:p>
          </table:table-cell>
          <table:table-cell office:value-type="float" office:value="5" table:formula="of:=INT([.J191]/COUNTA([.$V$7:.$Z$17]))+1" table:style-name="ce1">
            <text:p>5</text:p>
          </table:table-cell>
          <table:table-cell office:value-type="float" office:value="7" table:formula="of:=IF(INDEX([.$V$7:.$Z$17];[.L190]+1;[.M190])=&quot;&quot;;1;[.L190]+1)" table:style-name="ce1">
            <text:p>7</text:p>
          </table:table-cell>
          <table:table-cell office:value-type="float" office:value="4" table:formula="of:=IF(INDEX([.$V$7:.$Z$17];[.L190]+1;[.M190])=&quot;&quot;;IF([.M190]=5;1;[.M190]+1);[.M190])" table:style-name="ce1">
            <text:p>4</text:p>
          </table:table-cell>
          <table:table-cell office:value-type="float" office:value="3" table:formula="of:=IF([.B191]=[.C191];0;INDEX([.$V$18:.$Z$25];INT([.$J191]/COUNTA([.$V$7:.$Z$17]))+1;[.$M191]))" table:style-name="ce1">
            <text:p>3</text:p>
          </table:table-cell>
          <table:table-cell table:style-name="ce1"/>
          <table:table-cell office:value-type="string" office:string-value="" table:formula="of:=IF(INDEX([.AB$18:.AB$200];[.$K191])=&quot;&quot;;&quot;&quot;;[.$T$17]&amp;&quot; = yes &quot;)" table:style-name="ce1"/>
          <table:table-cell office:value-type="string" office:string-value="" table:formula="of:=IF(INDEX([.AC$18:.AC$200];[.$K191])=&quot;&quot;;&quot;&quot;;[.$T$18]&amp;&quot; = yes &quot;)" table:style-name="ce1"/>
          <table:table-cell office:value-type="string" office:string-value="" table:formula="of:=IF(INDEX([.AD$18:.AD$200];[.$K191])=&quot;&quot;;&quot;&quot;;[.$T$19]&amp;&quot; = yes &quot;)" table:style-name="ce1"/>
          <table:table-cell office:value-type="string" office:string-value="" table:formula="of:=IF(INDEX([.AE$18:.AE$200];[.$K19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85</text:p>
          </table:table-cell>
          <table:table-cell office:value-type="string" office:string-value="pc_mesa" table:formula="of:=INDEX([.U$18:.U$200];[.K192])" table:style-name="ce1">
            <text:p>pc_mesa</text:p>
          </table:table-cell>
          <table:table-cell office:value-type="string" office:string-value="pc_gaia" table:formula="of:=INDEX([.$V$7:.$Z$17];[.L192];[.M192])" table:style-name="ce1">
            <text:p>pc_gaia</text:p>
          </table:table-cell>
          <table:table-cell office:value-type="string" office:string-value="@terraforming_cost_level_4" table:formula="of:=[.$T$8]&amp;[.N192]" table:style-name="ce1">
            <text:p>@terraforming_cost_level_4</text:p>
          </table:table-cell>
          <table:table-cell office:value-type="string" office:string-value="@terraforming_duration_level_4" table:formula="of:=[.$T$9]&amp;[.N192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92]+1)" table:style-name="ce1">
            <text:p>tech4</text:p>
          </table:table-cell>
          <table:table-cell office:value-type="float" office:value="0" table:formula="of:=[.I191]" table:style-name="ce1">
            <text:p>0</text:p>
          </table:table-cell>
          <table:table-cell office:value-type="float" office:value="185" table:style-name="ce1">
            <text:p>185</text:p>
          </table:table-cell>
          <table:table-cell office:value-type="float" office:value="5" table:formula="of:=INT([.J192]/COUNTA([.$V$7:.$Z$17]))+1" table:style-name="ce1">
            <text:p>5</text:p>
          </table:table-cell>
          <table:table-cell office:value-type="float" office:value="1" table:formula="of:=IF(INDEX([.$V$7:.$Z$17];[.L191]+1;[.M191])=&quot;&quot;;1;[.L191]+1)" table:style-name="ce1">
            <text:p>1</text:p>
          </table:table-cell>
          <table:table-cell office:value-type="float" office:value="5" table:formula="of:=IF(INDEX([.$V$7:.$Z$17];[.L191]+1;[.M191])=&quot;&quot;;IF([.M191]=5;1;[.M191]+1);[.M191])" table:style-name="ce1">
            <text:p>5</text:p>
          </table:table-cell>
          <table:table-cell office:value-type="float" office:value="4" table:formula="of:=IF([.B192]=[.C192];0;INDEX([.$V$18:.$Z$25];INT([.$J192]/COUNTA([.$V$7:.$Z$17]))+1;[.$M192]))" table:style-name="ce1">
            <text:p>4</text:p>
          </table:table-cell>
          <table:table-cell table:style-name="ce1"/>
          <table:table-cell office:value-type="string" office:string-value="" table:formula="of:=IF(INDEX([.AB$18:.AB$200];[.$K192])=&quot;&quot;;&quot;&quot;;[.$T$17]&amp;&quot; = yes &quot;)" table:style-name="ce1"/>
          <table:table-cell office:value-type="string" office:string-value="" table:formula="of:=IF(INDEX([.AC$18:.AC$200];[.$K192])=&quot;&quot;;&quot;&quot;;[.$T$18]&amp;&quot; = yes &quot;)" table:style-name="ce1"/>
          <table:table-cell office:value-type="string" office:string-value="" table:formula="of:=IF(INDEX([.AD$18:.AD$200];[.$K192])=&quot;&quot;;&quot;&quot;;[.$T$19]&amp;&quot; = yes &quot;)" table:style-name="ce1"/>
          <table:table-cell office:value-type="string" office:string-value="" table:formula="of:=IF(INDEX([.AE$18:.AE$200];[.$K19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86</text:p>
          </table:table-cell>
          <table:table-cell office:value-type="string" office:string-value="pc_mesa" table:formula="of:=INDEX([.U$18:.U$200];[.K193])" table:style-name="ce1">
            <text:p>pc_mesa</text:p>
          </table:table-cell>
          <table:table-cell office:value-type="string" office:string-value="pc_machine" table:formula="of:=INDEX([.$V$7:.$Z$17];[.L193];[.M193])" table:style-name="ce1">
            <text:p>pc_machine</text:p>
          </table:table-cell>
          <table:table-cell office:value-type="string" office:string-value="@terraforming_cost_level_4" table:formula="of:=[.$T$8]&amp;[.N193]" table:style-name="ce1">
            <text:p>@terraforming_cost_level_4</text:p>
          </table:table-cell>
          <table:table-cell office:value-type="string" office:string-value="@terraforming_duration_level_4" table:formula="of:=[.$T$9]&amp;[.N193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93]+1)" table:style-name="ce1">
            <text:p>tech4</text:p>
          </table:table-cell>
          <table:table-cell office:value-type="float" office:value="0" table:formula="of:=[.I192]" table:style-name="ce1">
            <text:p>0</text:p>
          </table:table-cell>
          <table:table-cell office:value-type="float" office:value="186" table:style-name="ce1">
            <text:p>186</text:p>
          </table:table-cell>
          <table:table-cell office:value-type="float" office:value="5" table:formula="of:=INT([.J193]/COUNTA([.$V$7:.$Z$17]))+1" table:style-name="ce1">
            <text:p>5</text:p>
          </table:table-cell>
          <table:table-cell office:value-type="float" office:value="2" table:formula="of:=IF(INDEX([.$V$7:.$Z$17];[.L192]+1;[.M192])=&quot;&quot;;1;[.L192]+1)" table:style-name="ce1">
            <text:p>2</text:p>
          </table:table-cell>
          <table:table-cell office:value-type="float" office:value="5" table:formula="of:=IF(INDEX([.$V$7:.$Z$17];[.L192]+1;[.M192])=&quot;&quot;;IF([.M192]=5;1;[.M192]+1);[.M192])" table:style-name="ce1">
            <text:p>5</text:p>
          </table:table-cell>
          <table:table-cell office:value-type="float" office:value="4" table:formula="of:=IF([.B193]=[.C193];0;INDEX([.$V$18:.$Z$25];INT([.$J193]/COUNTA([.$V$7:.$Z$17]))+1;[.$M193]))" table:style-name="ce1">
            <text:p>4</text:p>
          </table:table-cell>
          <table:table-cell table:style-name="ce1"/>
          <table:table-cell office:value-type="string" office:string-value="" table:formula="of:=IF(INDEX([.AB$18:.AB$200];[.$K193])=&quot;&quot;;&quot;&quot;;[.$T$17]&amp;&quot; = yes &quot;)" table:style-name="ce1"/>
          <table:table-cell office:value-type="string" office:string-value="" table:formula="of:=IF(INDEX([.AC$18:.AC$200];[.$K193])=&quot;&quot;;&quot;&quot;;[.$T$18]&amp;&quot; = yes &quot;)" table:style-name="ce1"/>
          <table:table-cell office:value-type="string" office:string-value="" table:formula="of:=IF(INDEX([.AD$18:.AD$200];[.$K193])=&quot;&quot;;&quot;&quot;;[.$T$19]&amp;&quot; = yes &quot;)" table:style-name="ce1"/>
          <table:table-cell office:value-type="string" office:string-value="" table:formula="of:=IF(INDEX([.AE$18:.AE$200];[.$K19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87</text:p>
          </table:table-cell>
          <table:table-cell office:value-type="string" office:string-value="pc_mesa" table:formula="of:=INDEX([.U$18:.U$200];[.K194])" table:style-name="ce1">
            <text:p>pc_mesa</text:p>
          </table:table-cell>
          <table:table-cell office:value-type="string" office:string-value="pc_cybertronic" table:formula="of:=INDEX([.$V$7:.$Z$17];[.L194];[.M194])" table:style-name="ce1">
            <text:p>pc_cybertronic</text:p>
          </table:table-cell>
          <table:table-cell office:value-type="string" office:string-value="@terraforming_cost_level_4" table:formula="of:=[.$T$8]&amp;[.N194]" table:style-name="ce1">
            <text:p>@terraforming_cost_level_4</text:p>
          </table:table-cell>
          <table:table-cell office:value-type="string" office:string-value="@terraforming_duration_level_4" table:formula="of:=[.$T$9]&amp;[.N194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94]+1)" table:style-name="ce1">
            <text:p>tech4</text:p>
          </table:table-cell>
          <table:table-cell office:value-type="float" office:value="0" table:formula="of:=[.I193]" table:style-name="ce1">
            <text:p>0</text:p>
          </table:table-cell>
          <table:table-cell office:value-type="float" office:value="187" table:style-name="ce1">
            <text:p>187</text:p>
          </table:table-cell>
          <table:table-cell office:value-type="float" office:value="5" table:formula="of:=INT([.J194]/COUNTA([.$V$7:.$Z$17]))+1" table:style-name="ce1">
            <text:p>5</text:p>
          </table:table-cell>
          <table:table-cell office:value-type="float" office:value="3" table:formula="of:=IF(INDEX([.$V$7:.$Z$17];[.L193]+1;[.M193])=&quot;&quot;;1;[.L193]+1)" table:style-name="ce1">
            <text:p>3</text:p>
          </table:table-cell>
          <table:table-cell office:value-type="float" office:value="5" table:formula="of:=IF(INDEX([.$V$7:.$Z$17];[.L193]+1;[.M193])=&quot;&quot;;IF([.M193]=5;1;[.M193]+1);[.M193])" table:style-name="ce1">
            <text:p>5</text:p>
          </table:table-cell>
          <table:table-cell office:value-type="float" office:value="4" table:formula="of:=IF([.B194]=[.C194];0;INDEX([.$V$18:.$Z$25];INT([.$J194]/COUNTA([.$V$7:.$Z$17]))+1;[.$M194]))" table:style-name="ce1">
            <text:p>4</text:p>
          </table:table-cell>
          <table:table-cell table:style-name="ce1"/>
          <table:table-cell office:value-type="string" office:string-value="" table:formula="of:=IF(INDEX([.AB$18:.AB$200];[.$K194])=&quot;&quot;;&quot;&quot;;[.$T$17]&amp;&quot; = yes &quot;)" table:style-name="ce1"/>
          <table:table-cell office:value-type="string" office:string-value="" table:formula="of:=IF(INDEX([.AC$18:.AC$200];[.$K194])=&quot;&quot;;&quot;&quot;;[.$T$18]&amp;&quot; = yes &quot;)" table:style-name="ce1"/>
          <table:table-cell office:value-type="string" office:string-value="" table:formula="of:=IF(INDEX([.AD$18:.AD$200];[.$K194])=&quot;&quot;;&quot;&quot;;[.$T$19]&amp;&quot; = yes &quot;)" table:style-name="ce1"/>
          <table:table-cell office:value-type="string" office:string-value="" table:formula="of:=IF(INDEX([.AE$18:.AE$200];[.$K19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88</text:p>
          </table:table-cell>
          <table:table-cell office:value-type="string" office:string-value="pc_mesa" table:formula="of:=INDEX([.U$18:.U$200];[.K195])" table:style-name="ce1">
            <text:p>pc_mesa</text:p>
          </table:table-cell>
          <table:table-cell office:value-type="string" office:string-value="pc_nuked" table:formula="of:=INDEX([.$V$7:.$Z$17];[.L195];[.M195])" table:style-name="ce1">
            <text:p>pc_nuked</text:p>
          </table:table-cell>
          <table:table-cell office:value-type="string" office:string-value="@terraforming_cost_level_4" table:formula="of:=[.$T$8]&amp;[.N195]" table:style-name="ce1">
            <text:p>@terraforming_cost_level_4</text:p>
          </table:table-cell>
          <table:table-cell office:value-type="string" office:string-value="@terraforming_duration_level_4" table:formula="of:=[.$T$9]&amp;[.N195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95]+1)" table:style-name="ce1">
            <text:p>tech4</text:p>
          </table:table-cell>
          <table:table-cell office:value-type="float" office:value="0" table:formula="of:=[.I194]" table:style-name="ce1">
            <text:p>0</text:p>
          </table:table-cell>
          <table:table-cell office:value-type="float" office:value="188" table:style-name="ce1">
            <text:p>188</text:p>
          </table:table-cell>
          <table:table-cell office:value-type="float" office:value="5" table:formula="of:=INT([.J195]/COUNTA([.$V$7:.$Z$17]))+1" table:style-name="ce1">
            <text:p>5</text:p>
          </table:table-cell>
          <table:table-cell office:value-type="float" office:value="4" table:formula="of:=IF(INDEX([.$V$7:.$Z$17];[.L194]+1;[.M194])=&quot;&quot;;1;[.L194]+1)" table:style-name="ce1">
            <text:p>4</text:p>
          </table:table-cell>
          <table:table-cell office:value-type="float" office:value="5" table:formula="of:=IF(INDEX([.$V$7:.$Z$17];[.L194]+1;[.M194])=&quot;&quot;;IF([.M194]=5;1;[.M194]+1);[.M194])" table:style-name="ce1">
            <text:p>5</text:p>
          </table:table-cell>
          <table:table-cell office:value-type="float" office:value="4" table:formula="of:=IF([.B195]=[.C195];0;INDEX([.$V$18:.$Z$25];INT([.$J195]/COUNTA([.$V$7:.$Z$17]))+1;[.$M195]))" table:style-name="ce1">
            <text:p>4</text:p>
          </table:table-cell>
          <table:table-cell table:style-name="ce1"/>
          <table:table-cell office:value-type="string" office:string-value="" table:formula="of:=IF(INDEX([.AB$18:.AB$200];[.$K195])=&quot;&quot;;&quot;&quot;;[.$T$17]&amp;&quot; = yes &quot;)" table:style-name="ce1"/>
          <table:table-cell office:value-type="string" office:string-value="" table:formula="of:=IF(INDEX([.AC$18:.AC$200];[.$K195])=&quot;&quot;;&quot;&quot;;[.$T$18]&amp;&quot; = yes &quot;)" table:style-name="ce1"/>
          <table:table-cell office:value-type="string" office:string-value="" table:formula="of:=IF(INDEX([.AD$18:.AD$200];[.$K195])=&quot;&quot;;&quot;&quot;;[.$T$19]&amp;&quot; = yes &quot;)" table:style-name="ce1"/>
          <table:table-cell office:value-type="string" office:string-value="" table:formula="of:=IF(INDEX([.AE$18:.AE$200];[.$K19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89</text:p>
          </table:table-cell>
          <table:table-cell office:value-type="string" office:string-value="pc_mesa" table:formula="of:=INDEX([.U$18:.U$200];[.K196])" table:style-name="ce1">
            <text:p>pc_mesa</text:p>
          </table:table-cell>
          <table:table-cell office:value-type="string" office:string-value="pc_floating" table:formula="of:=INDEX([.$V$7:.$Z$17];[.L196];[.M196])" table:style-name="ce1">
            <text:p>pc_floating</text:p>
          </table:table-cell>
          <table:table-cell office:value-type="string" office:string-value="@terraforming_cost_level_4" table:formula="of:=[.$T$8]&amp;[.N196]" table:style-name="ce1">
            <text:p>@terraforming_cost_level_4</text:p>
          </table:table-cell>
          <table:table-cell office:value-type="string" office:string-value="@terraforming_duration_level_4" table:formula="of:=[.$T$9]&amp;[.N196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96]+1)" table:style-name="ce1">
            <text:p>tech4</text:p>
          </table:table-cell>
          <table:table-cell office:value-type="float" office:value="0" table:formula="of:=[.I195]" table:style-name="ce1">
            <text:p>0</text:p>
          </table:table-cell>
          <table:table-cell office:value-type="float" office:value="189" table:style-name="ce1">
            <text:p>189</text:p>
          </table:table-cell>
          <table:table-cell office:value-type="float" office:value="5" table:formula="of:=INT([.J196]/COUNTA([.$V$7:.$Z$17]))+1" table:style-name="ce1">
            <text:p>5</text:p>
          </table:table-cell>
          <table:table-cell office:value-type="float" office:value="5" table:formula="of:=IF(INDEX([.$V$7:.$Z$17];[.L195]+1;[.M195])=&quot;&quot;;1;[.L195]+1)" table:style-name="ce1">
            <text:p>5</text:p>
          </table:table-cell>
          <table:table-cell office:value-type="float" office:value="5" table:formula="of:=IF(INDEX([.$V$7:.$Z$17];[.L195]+1;[.M195])=&quot;&quot;;IF([.M195]=5;1;[.M195]+1);[.M195])" table:style-name="ce1">
            <text:p>5</text:p>
          </table:table-cell>
          <table:table-cell office:value-type="float" office:value="4" table:formula="of:=IF([.B196]=[.C196];0;INDEX([.$V$18:.$Z$25];INT([.$J196]/COUNTA([.$V$7:.$Z$17]))+1;[.$M196]))" table:style-name="ce1">
            <text:p>4</text:p>
          </table:table-cell>
          <table:table-cell table:style-name="ce1"/>
          <table:table-cell office:value-type="string" office:string-value="" table:formula="of:=IF(INDEX([.AB$18:.AB$200];[.$K196])=&quot;&quot;;&quot;&quot;;[.$T$17]&amp;&quot; = yes &quot;)" table:style-name="ce1"/>
          <table:table-cell office:value-type="string" office:string-value="" table:formula="of:=IF(INDEX([.AC$18:.AC$200];[.$K196])=&quot;&quot;;&quot;&quot;;[.$T$18]&amp;&quot; = yes &quot;)" table:style-name="ce1"/>
          <table:table-cell office:value-type="string" office:string-value="" table:formula="of:=IF(INDEX([.AD$18:.AD$200];[.$K196])=&quot;&quot;;&quot;&quot;;[.$T$19]&amp;&quot; = yes &quot;)" table:style-name="ce1"/>
          <table:table-cell office:value-type="string" office:string-value="" table:formula="of:=IF(INDEX([.AE$18:.AE$200];[.$K19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90</text:p>
          </table:table-cell>
          <table:table-cell office:value-type="string" office:string-value="pc_oasis" table:formula="of:=INDEX([.U$18:.U$200];[.K197])" table:style-name="ce1">
            <text:p>pc_oasis</text:p>
          </table:table-cell>
          <table:table-cell office:value-type="string" office:string-value="pc_crystal" table:formula="of:=INDEX([.$V$7:.$Z$17];[.L197];[.M197])" table:style-name="ce1">
            <text:p>pc_crystal</text:p>
          </table:table-cell>
          <table:table-cell office:value-type="string" office:string-value="@terraforming_cost_level_4" table:formula="of:=[.$T$8]&amp;[.N197]" table:style-name="ce1">
            <text:p>@terraforming_cost_level_4</text:p>
          </table:table-cell>
          <table:table-cell office:value-type="string" office:string-value="@terraforming_duration_level_4" table:formula="of:=[.$T$9]&amp;[.N197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197]+1)" table:style-name="ce1">
            <text:p>tech4</text:p>
          </table:table-cell>
          <table:table-cell office:value-type="float" office:value="0" table:formula="of:=[.I196]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6" table:formula="of:=INT([.J197]/COUNTA([.$V$7:.$Z$17]))+1" table:style-name="ce1">
            <text:p>6</text:p>
          </table:table-cell>
          <table:table-cell office:value-type="float" office:value="6" table:formula="of:=IF(INDEX([.$V$7:.$Z$17];[.L196]+1;[.M196])=&quot;&quot;;1;[.L196]+1)" table:style-name="ce1">
            <text:p>6</text:p>
          </table:table-cell>
          <table:table-cell office:value-type="float" office:value="5" table:formula="of:=IF(INDEX([.$V$7:.$Z$17];[.L196]+1;[.M196])=&quot;&quot;;IF([.M196]=5;1;[.M196]+1);[.M196])" table:style-name="ce1">
            <text:p>5</text:p>
          </table:table-cell>
          <table:table-cell office:value-type="float" office:value="4" table:formula="of:=IF([.B197]=[.C197];0;INDEX([.$V$18:.$Z$25];INT([.$J197]/COUNTA([.$V$7:.$Z$17]))+1;[.$M197]))" table:style-name="ce1">
            <text:p>4</text:p>
          </table:table-cell>
          <table:table-cell table:style-name="ce1"/>
          <table:table-cell office:value-type="string" office:string-value="" table:formula="of:=IF(INDEX([.AB$18:.AB$200];[.$K197])=&quot;&quot;;&quot;&quot;;[.$T$17]&amp;&quot; = yes &quot;)" table:style-name="ce1"/>
          <table:table-cell office:value-type="string" office:string-value="" table:formula="of:=IF(INDEX([.AC$18:.AC$200];[.$K197])=&quot;&quot;;&quot;&quot;;[.$T$18]&amp;&quot; = yes &quot;)" table:style-name="ce1"/>
          <table:table-cell office:value-type="string" office:string-value="" table:formula="of:=IF(INDEX([.AD$18:.AD$200];[.$K197])=&quot;&quot;;&quot;&quot;;[.$T$19]&amp;&quot; = yes &quot;)" table:style-name="ce1"/>
          <table:table-cell office:value-type="string" office:string-value="" table:formula="of:=IF(INDEX([.AE$18:.AE$200];[.$K19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91</text:p>
          </table:table-cell>
          <table:table-cell office:value-type="string" office:string-value="pc_oasis" table:formula="of:=INDEX([.U$18:.U$200];[.K198])" table:style-name="ce1">
            <text:p>pc_oasis</text:p>
          </table:table-cell>
          <table:table-cell office:value-type="string" office:string-value="pc_arid" table:formula="of:=INDEX([.$V$7:.$Z$17];[.L198];[.M198])" table:style-name="ce1">
            <text:p>pc_arid</text:p>
          </table:table-cell>
          <table:table-cell office:value-type="string" office:string-value="@terraforming_cost_level_1" table:formula="of:=[.$T$8]&amp;[.N198]" table:style-name="ce1">
            <text:p>@terraforming_cost_level_1</text:p>
          </table:table-cell>
          <table:table-cell office:value-type="string" office:string-value="@terraforming_duration_level_1" table:formula="of:=[.$T$9]&amp;[.N198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98]+1)" table:style-name="ce1">
            <text:p>tech1</text:p>
          </table:table-cell>
          <table:table-cell office:value-type="float" office:value="0" table:formula="of:=[.I197]" table:style-name="ce1">
            <text:p>0</text:p>
          </table:table-cell>
          <table:table-cell office:value-type="float" office:value="191" table:style-name="ce1">
            <text:p>191</text:p>
          </table:table-cell>
          <table:table-cell office:value-type="float" office:value="6" table:formula="of:=INT([.J198]/COUNTA([.$V$7:.$Z$17]))+1" table:style-name="ce1">
            <text:p>6</text:p>
          </table:table-cell>
          <table:table-cell office:value-type="float" office:value="1" table:formula="of:=IF(INDEX([.$V$7:.$Z$17];[.L197]+1;[.M197])=&quot;&quot;;1;[.L197]+1)" table:style-name="ce1">
            <text:p>1</text:p>
          </table:table-cell>
          <table:table-cell office:value-type="float" office:value="1" table:formula="of:=IF(INDEX([.$V$7:.$Z$17];[.L197]+1;[.M197])=&quot;&quot;;IF([.M197]=5;1;[.M197]+1);[.M197])" table:style-name="ce1">
            <text:p>1</text:p>
          </table:table-cell>
          <table:table-cell office:value-type="float" office:value="1" table:formula="of:=IF([.B198]=[.C198];0;INDEX([.$V$18:.$Z$25];INT([.$J198]/COUNTA([.$V$7:.$Z$17]))+1;[.$M198]))" table:style-name="ce1">
            <text:p>1</text:p>
          </table:table-cell>
          <table:table-cell table:style-name="ce1"/>
          <table:table-cell office:value-type="string" office:string-value="" table:formula="of:=IF(INDEX([.AB$18:.AB$200];[.$K198])=&quot;&quot;;&quot;&quot;;[.$T$17]&amp;&quot; = yes &quot;)" table:style-name="ce1"/>
          <table:table-cell office:value-type="string" office:string-value="" table:formula="of:=IF(INDEX([.AC$18:.AC$200];[.$K198])=&quot;&quot;;&quot;&quot;;[.$T$18]&amp;&quot; = yes &quot;)" table:style-name="ce1"/>
          <table:table-cell office:value-type="string" office:string-value="" table:formula="of:=IF(INDEX([.AD$18:.AD$200];[.$K198])=&quot;&quot;;&quot;&quot;;[.$T$19]&amp;&quot; = yes &quot;)" table:style-name="ce1"/>
          <table:table-cell office:value-type="string" office:string-value="" table:formula="of:=IF(INDEX([.AE$18:.AE$200];[.$K19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92</text:p>
          </table:table-cell>
          <table:table-cell office:value-type="string" office:string-value="pc_oasis" table:formula="of:=INDEX([.U$18:.U$200];[.K199])" table:style-name="ce1">
            <text:p>pc_oasis</text:p>
          </table:table-cell>
          <table:table-cell office:value-type="string" office:string-value="pc_desert" table:formula="of:=INDEX([.$V$7:.$Z$17];[.L199];[.M199])" table:style-name="ce1">
            <text:p>pc_desert</text:p>
          </table:table-cell>
          <table:table-cell office:value-type="string" office:string-value="@terraforming_cost_level_1" table:formula="of:=[.$T$8]&amp;[.N199]" table:style-name="ce1">
            <text:p>@terraforming_cost_level_1</text:p>
          </table:table-cell>
          <table:table-cell office:value-type="string" office:string-value="@terraforming_duration_level_1" table:formula="of:=[.$T$9]&amp;[.N199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199]+1)" table:style-name="ce1">
            <text:p>tech1</text:p>
          </table:table-cell>
          <table:table-cell office:value-type="float" office:value="0" table:formula="of:=[.I198]" table:style-name="ce1">
            <text:p>0</text:p>
          </table:table-cell>
          <table:table-cell office:value-type="float" office:value="192" table:style-name="ce1">
            <text:p>192</text:p>
          </table:table-cell>
          <table:table-cell office:value-type="float" office:value="6" table:formula="of:=INT([.J199]/COUNTA([.$V$7:.$Z$17]))+1" table:style-name="ce1">
            <text:p>6</text:p>
          </table:table-cell>
          <table:table-cell office:value-type="float" office:value="2" table:formula="of:=IF(INDEX([.$V$7:.$Z$17];[.L198]+1;[.M198])=&quot;&quot;;1;[.L198]+1)" table:style-name="ce1">
            <text:p>2</text:p>
          </table:table-cell>
          <table:table-cell office:value-type="float" office:value="1" table:formula="of:=IF(INDEX([.$V$7:.$Z$17];[.L198]+1;[.M198])=&quot;&quot;;IF([.M198]=5;1;[.M198]+1);[.M198])" table:style-name="ce1">
            <text:p>1</text:p>
          </table:table-cell>
          <table:table-cell office:value-type="float" office:value="1" table:formula="of:=IF([.B199]=[.C199];0;INDEX([.$V$18:.$Z$25];INT([.$J199]/COUNTA([.$V$7:.$Z$17]))+1;[.$M199]))" table:style-name="ce1">
            <text:p>1</text:p>
          </table:table-cell>
          <table:table-cell table:style-name="ce1"/>
          <table:table-cell office:value-type="string" office:string-value="" table:formula="of:=IF(INDEX([.AB$18:.AB$200];[.$K199])=&quot;&quot;;&quot;&quot;;[.$T$17]&amp;&quot; = yes &quot;)" table:style-name="ce1"/>
          <table:table-cell office:value-type="string" office:string-value="" table:formula="of:=IF(INDEX([.AC$18:.AC$200];[.$K199])=&quot;&quot;;&quot;&quot;;[.$T$18]&amp;&quot; = yes &quot;)" table:style-name="ce1"/>
          <table:table-cell office:value-type="string" office:string-value="" table:formula="of:=IF(INDEX([.AD$18:.AD$200];[.$K199])=&quot;&quot;;&quot;&quot;;[.$T$19]&amp;&quot; = yes &quot;)" table:style-name="ce1"/>
          <table:table-cell office:value-type="string" office:string-value="" table:formula="of:=IF(INDEX([.AE$18:.AE$200];[.$K19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93</text:p>
          </table:table-cell>
          <table:table-cell office:value-type="string" office:string-value="pc_oasis" table:formula="of:=INDEX([.U$18:.U$200];[.K200])" table:style-name="ce1">
            <text:p>pc_oasis</text:p>
          </table:table-cell>
          <table:table-cell office:value-type="string" office:string-value="pc_savannah" table:formula="of:=INDEX([.$V$7:.$Z$17];[.L200];[.M200])" table:style-name="ce1">
            <text:p>pc_savannah</text:p>
          </table:table-cell>
          <table:table-cell office:value-type="string" office:string-value="@terraforming_cost_level_1" table:formula="of:=[.$T$8]&amp;[.N200]" table:style-name="ce1">
            <text:p>@terraforming_cost_level_1</text:p>
          </table:table-cell>
          <table:table-cell office:value-type="string" office:string-value="@terraforming_duration_level_1" table:formula="of:=[.$T$9]&amp;[.N200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00]+1)" table:style-name="ce1">
            <text:p>tech1</text:p>
          </table:table-cell>
          <table:table-cell office:value-type="float" office:value="0" table:formula="of:=[.I199]" table:style-name="ce1">
            <text:p>0</text:p>
          </table:table-cell>
          <table:table-cell office:value-type="float" office:value="193" table:style-name="ce1">
            <text:p>193</text:p>
          </table:table-cell>
          <table:table-cell office:value-type="float" office:value="6" table:formula="of:=INT([.J200]/COUNTA([.$V$7:.$Z$17]))+1" table:style-name="ce1">
            <text:p>6</text:p>
          </table:table-cell>
          <table:table-cell office:value-type="float" office:value="3" table:formula="of:=IF(INDEX([.$V$7:.$Z$17];[.L199]+1;[.M199])=&quot;&quot;;1;[.L199]+1)" table:style-name="ce1">
            <text:p>3</text:p>
          </table:table-cell>
          <table:table-cell office:value-type="float" office:value="1" table:formula="of:=IF(INDEX([.$V$7:.$Z$17];[.L199]+1;[.M199])=&quot;&quot;;IF([.M199]=5;1;[.M199]+1);[.M199])" table:style-name="ce1">
            <text:p>1</text:p>
          </table:table-cell>
          <table:table-cell office:value-type="float" office:value="1" table:formula="of:=IF([.B200]=[.C200];0;INDEX([.$V$18:.$Z$25];INT([.$J200]/COUNTA([.$V$7:.$Z$17]))+1;[.$M200]))" table:style-name="ce1">
            <text:p>1</text:p>
          </table:table-cell>
          <table:table-cell table:style-name="ce1"/>
          <table:table-cell office:value-type="string" office:string-value="" table:formula="of:=IF(INDEX([.AB$18:.AB$200];[.$K200])=&quot;&quot;;&quot;&quot;;[.$T$17]&amp;&quot; = yes &quot;)" table:style-name="ce1"/>
          <table:table-cell office:value-type="string" office:string-value="" table:formula="of:=IF(INDEX([.AC$18:.AC$200];[.$K200])=&quot;&quot;;&quot;&quot;;[.$T$18]&amp;&quot; = yes &quot;)" table:style-name="ce1"/>
          <table:table-cell office:value-type="string" office:string-value="" table:formula="of:=IF(INDEX([.AD$18:.AD$200];[.$K200])=&quot;&quot;;&quot;&quot;;[.$T$19]&amp;&quot; = yes &quot;)" table:style-name="ce1"/>
          <table:table-cell office:value-type="string" office:string-value="" table:formula="of:=IF(INDEX([.AE$18:.AE$200];[.$K20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94</text:p>
          </table:table-cell>
          <table:table-cell office:value-type="string" office:string-value="pc_oasis" table:formula="of:=INDEX([.U$18:.U$200];[.K201])" table:style-name="ce1">
            <text:p>pc_oasis</text:p>
          </table:table-cell>
          <table:table-cell office:value-type="string" office:string-value="pc_sandsea" table:formula="of:=INDEX([.$V$7:.$Z$17];[.L201];[.M201])" table:style-name="ce1">
            <text:p>pc_sandsea</text:p>
          </table:table-cell>
          <table:table-cell office:value-type="string" office:string-value="@terraforming_cost_level_1" table:formula="of:=[.$T$8]&amp;[.N201]" table:style-name="ce1">
            <text:p>@terraforming_cost_level_1</text:p>
          </table:table-cell>
          <table:table-cell office:value-type="string" office:string-value="@terraforming_duration_level_1" table:formula="of:=[.$T$9]&amp;[.N201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01]+1)" table:style-name="ce1">
            <text:p>tech1</text:p>
          </table:table-cell>
          <table:table-cell office:value-type="float" office:value="0" table:formula="of:=[.I200]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6" table:formula="of:=INT([.J201]/COUNTA([.$V$7:.$Z$17]))+1" table:style-name="ce1">
            <text:p>6</text:p>
          </table:table-cell>
          <table:table-cell office:value-type="float" office:value="4" table:formula="of:=IF(INDEX([.$V$7:.$Z$17];[.L200]+1;[.M200])=&quot;&quot;;1;[.L200]+1)" table:style-name="ce1">
            <text:p>4</text:p>
          </table:table-cell>
          <table:table-cell office:value-type="float" office:value="1" table:formula="of:=IF(INDEX([.$V$7:.$Z$17];[.L200]+1;[.M200])=&quot;&quot;;IF([.M200]=5;1;[.M200]+1);[.M200])" table:style-name="ce1">
            <text:p>1</text:p>
          </table:table-cell>
          <table:table-cell office:value-type="float" office:value="1" table:formula="of:=IF([.B201]=[.C201];0;INDEX([.$V$18:.$Z$25];INT([.$J201]/COUNTA([.$V$7:.$Z$17]))+1;[.$M201]))" table:style-name="ce1">
            <text:p>1</text:p>
          </table:table-cell>
          <table:table-cell table:style-name="ce1"/>
          <table:table-cell office:value-type="string" office:string-value="" table:formula="of:=IF(INDEX([.AB$18:.AB$200];[.$K201])=&quot;&quot;;&quot;&quot;;[.$T$17]&amp;&quot; = yes &quot;)" table:style-name="ce1"/>
          <table:table-cell office:value-type="string" office:string-value="" table:formula="of:=IF(INDEX([.AC$18:.AC$200];[.$K201])=&quot;&quot;;&quot;&quot;;[.$T$18]&amp;&quot; = yes &quot;)" table:style-name="ce1"/>
          <table:table-cell office:value-type="string" office:string-value="" table:formula="of:=IF(INDEX([.AD$18:.AD$200];[.$K201])=&quot;&quot;;&quot;&quot;;[.$T$19]&amp;&quot; = yes &quot;)" table:style-name="ce1"/>
          <table:table-cell office:value-type="string" office:string-value="" table:formula="of:=IF(INDEX([.AE$18:.AE$200];[.$K20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95</text:p>
          </table:table-cell>
          <table:table-cell office:value-type="string" office:string-value="pc_oasis" table:formula="of:=INDEX([.U$18:.U$200];[.K202])" table:style-name="ce1">
            <text:p>pc_oasis</text:p>
          </table:table-cell>
          <table:table-cell office:value-type="string" office:string-value="pc_mesa" table:formula="of:=INDEX([.$V$7:.$Z$17];[.L202];[.M202])" table:style-name="ce1">
            <text:p>pc_mesa</text:p>
          </table:table-cell>
          <table:table-cell office:value-type="string" office:string-value="@terraforming_cost_level_1" table:formula="of:=[.$T$8]&amp;[.N202]" table:style-name="ce1">
            <text:p>@terraforming_cost_level_1</text:p>
          </table:table-cell>
          <table:table-cell office:value-type="string" office:string-value="@terraforming_duration_level_1" table:formula="of:=[.$T$9]&amp;[.N202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02]+1)" table:style-name="ce1">
            <text:p>tech1</text:p>
          </table:table-cell>
          <table:table-cell office:value-type="float" office:value="0" table:formula="of:=[.I201]" table:style-name="ce1">
            <text:p>0</text:p>
          </table:table-cell>
          <table:table-cell office:value-type="float" office:value="195" table:style-name="ce1">
            <text:p>195</text:p>
          </table:table-cell>
          <table:table-cell office:value-type="float" office:value="6" table:formula="of:=INT([.J202]/COUNTA([.$V$7:.$Z$17]))+1" table:style-name="ce1">
            <text:p>6</text:p>
          </table:table-cell>
          <table:table-cell office:value-type="float" office:value="5" table:formula="of:=IF(INDEX([.$V$7:.$Z$17];[.L201]+1;[.M201])=&quot;&quot;;1;[.L201]+1)" table:style-name="ce1">
            <text:p>5</text:p>
          </table:table-cell>
          <table:table-cell office:value-type="float" office:value="1" table:formula="of:=IF(INDEX([.$V$7:.$Z$17];[.L201]+1;[.M201])=&quot;&quot;;IF([.M201]=5;1;[.M201]+1);[.M201])" table:style-name="ce1">
            <text:p>1</text:p>
          </table:table-cell>
          <table:table-cell office:value-type="float" office:value="1" table:formula="of:=IF([.B202]=[.C202];0;INDEX([.$V$18:.$Z$25];INT([.$J202]/COUNTA([.$V$7:.$Z$17]))+1;[.$M202]))" table:style-name="ce1">
            <text:p>1</text:p>
          </table:table-cell>
          <table:table-cell table:style-name="ce1"/>
          <table:table-cell office:value-type="string" office:string-value="" table:formula="of:=IF(INDEX([.AB$18:.AB$200];[.$K202])=&quot;&quot;;&quot;&quot;;[.$T$17]&amp;&quot; = yes &quot;)" table:style-name="ce1"/>
          <table:table-cell office:value-type="string" office:string-value="" table:formula="of:=IF(INDEX([.AC$18:.AC$200];[.$K202])=&quot;&quot;;&quot;&quot;;[.$T$18]&amp;&quot; = yes &quot;)" table:style-name="ce1"/>
          <table:table-cell office:value-type="string" office:string-value="" table:formula="of:=IF(INDEX([.AD$18:.AD$200];[.$K202])=&quot;&quot;;&quot;&quot;;[.$T$19]&amp;&quot; = yes &quot;)" table:style-name="ce1"/>
          <table:table-cell office:value-type="string" office:string-value="" table:formula="of:=IF(INDEX([.AE$18:.AE$200];[.$K20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96</text:p>
          </table:table-cell>
          <table:table-cell office:value-type="string" office:string-value="pc_oasis" table:formula="of:=INDEX([.U$18:.U$200];[.K203])" table:style-name="ce1">
            <text:p>pc_oasis</text:p>
          </table:table-cell>
          <table:table-cell office:value-type="string" office:string-value="pc_oasis" table:formula="of:=INDEX([.$V$7:.$Z$17];[.L203];[.M203])" table:style-name="ce1">
            <text:p>pc_oasis</text:p>
          </table:table-cell>
          <table:table-cell office:value-type="string" office:string-value="@terraforming_cost_level_0" table:formula="of:=[.$T$8]&amp;[.N203]" table:style-name="ce1">
            <text:p>@terraforming_cost_level_0</text:p>
          </table:table-cell>
          <table:table-cell office:value-type="string" office:string-value="@terraforming_duration_level_0" table:formula="of:=[.$T$9]&amp;[.N203]" table:style-name="ce1">
            <text:p>@terraforming_duration_level_0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T$10:.$T$17];[.N203]+1)" table:style-name="ce1">
            <text:p>tech0</text:p>
          </table:table-cell>
          <table:table-cell office:value-type="float" office:value="0" table:formula="of:=[.I202]" table:style-name="ce1">
            <text:p>0</text:p>
          </table:table-cell>
          <table:table-cell office:value-type="float" office:value="196" table:style-name="ce1">
            <text:p>196</text:p>
          </table:table-cell>
          <table:table-cell office:value-type="float" office:value="6" table:formula="of:=INT([.J203]/COUNTA([.$V$7:.$Z$17]))+1" table:style-name="ce1">
            <text:p>6</text:p>
          </table:table-cell>
          <table:table-cell office:value-type="float" office:value="6" table:formula="of:=IF(INDEX([.$V$7:.$Z$17];[.L202]+1;[.M202])=&quot;&quot;;1;[.L202]+1)" table:style-name="ce1">
            <text:p>6</text:p>
          </table:table-cell>
          <table:table-cell office:value-type="float" office:value="1" table:formula="of:=IF(INDEX([.$V$7:.$Z$17];[.L202]+1;[.M202])=&quot;&quot;;IF([.M202]=5;1;[.M202]+1);[.M202])" table:style-name="ce1">
            <text:p>1</text:p>
          </table:table-cell>
          <table:table-cell office:value-type="float" office:value="0" table:formula="of:=IF([.B203]=[.C203];0;INDEX([.$V$18:.$Z$25];INT([.$J203]/COUNTA([.$V$7:.$Z$17]))+1;[.$M203]))" table:style-name="ce1">
            <text:p>0</text:p>
          </table:table-cell>
          <table:table-cell table:style-name="ce1"/>
          <table:table-cell office:value-type="string" office:string-value="" table:formula="of:=IF(INDEX([.AB$18:.AB$200];[.$K203])=&quot;&quot;;&quot;&quot;;[.$T$17]&amp;&quot; = yes &quot;)" table:style-name="ce1"/>
          <table:table-cell office:value-type="string" office:string-value="" table:formula="of:=IF(INDEX([.AC$18:.AC$200];[.$K203])=&quot;&quot;;&quot;&quot;;[.$T$18]&amp;&quot; = yes &quot;)" table:style-name="ce1"/>
          <table:table-cell office:value-type="string" office:string-value="" table:formula="of:=IF(INDEX([.AD$18:.AD$200];[.$K203])=&quot;&quot;;&quot;&quot;;[.$T$19]&amp;&quot; = yes &quot;)" table:style-name="ce1"/>
          <table:table-cell office:value-type="string" office:string-value="" table:formula="of:=IF(INDEX([.AE$18:.AE$200];[.$K20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97</text:p>
          </table:table-cell>
          <table:table-cell office:value-type="string" office:string-value="pc_oasis" table:formula="of:=INDEX([.U$18:.U$200];[.K204])" table:style-name="ce1">
            <text:p>pc_oasis</text:p>
          </table:table-cell>
          <table:table-cell office:value-type="string" office:string-value="pc_marginal_dry" table:formula="of:=INDEX([.$V$7:.$Z$17];[.L204];[.M204])" table:style-name="ce1">
            <text:p>pc_marginal_dry</text:p>
          </table:table-cell>
          <table:table-cell office:value-type="string" office:string-value="@terraforming_cost_level_1" table:formula="of:=[.$T$8]&amp;[.N204]" table:style-name="ce1">
            <text:p>@terraforming_cost_level_1</text:p>
          </table:table-cell>
          <table:table-cell office:value-type="string" office:string-value="@terraforming_duration_level_1" table:formula="of:=[.$T$9]&amp;[.N204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04]+1)" table:style-name="ce1">
            <text:p>tech1</text:p>
          </table:table-cell>
          <table:table-cell office:value-type="float" office:value="0" table:formula="of:=[.I203]" table:style-name="ce1">
            <text:p>0</text:p>
          </table:table-cell>
          <table:table-cell office:value-type="float" office:value="197" table:style-name="ce1">
            <text:p>197</text:p>
          </table:table-cell>
          <table:table-cell office:value-type="float" office:value="6" table:formula="of:=INT([.J204]/COUNTA([.$V$7:.$Z$17]))+1" table:style-name="ce1">
            <text:p>6</text:p>
          </table:table-cell>
          <table:table-cell office:value-type="float" office:value="7" table:formula="of:=IF(INDEX([.$V$7:.$Z$17];[.L203]+1;[.M203])=&quot;&quot;;1;[.L203]+1)" table:style-name="ce1">
            <text:p>7</text:p>
          </table:table-cell>
          <table:table-cell office:value-type="float" office:value="1" table:formula="of:=IF(INDEX([.$V$7:.$Z$17];[.L203]+1;[.M203])=&quot;&quot;;IF([.M203]=5;1;[.M203]+1);[.M203])" table:style-name="ce1">
            <text:p>1</text:p>
          </table:table-cell>
          <table:table-cell office:value-type="float" office:value="1" table:formula="of:=IF([.B204]=[.C204];0;INDEX([.$V$18:.$Z$25];INT([.$J204]/COUNTA([.$V$7:.$Z$17]))+1;[.$M204]))" table:style-name="ce1">
            <text:p>1</text:p>
          </table:table-cell>
          <table:table-cell table:style-name="ce1"/>
          <table:table-cell office:value-type="string" office:string-value="" table:formula="of:=IF(INDEX([.AB$18:.AB$200];[.$K204])=&quot;&quot;;&quot;&quot;;[.$T$17]&amp;&quot; = yes &quot;)" table:style-name="ce1"/>
          <table:table-cell office:value-type="string" office:string-value="" table:formula="of:=IF(INDEX([.AC$18:.AC$200];[.$K204])=&quot;&quot;;&quot;&quot;;[.$T$18]&amp;&quot; = yes &quot;)" table:style-name="ce1"/>
          <table:table-cell office:value-type="string" office:string-value="" table:formula="of:=IF(INDEX([.AD$18:.AD$200];[.$K204])=&quot;&quot;;&quot;&quot;;[.$T$19]&amp;&quot; = yes &quot;)" table:style-name="ce1"/>
          <table:table-cell office:value-type="string" office:string-value="" table:formula="of:=IF(INDEX([.AE$18:.AE$200];[.$K20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98</text:p>
          </table:table-cell>
          <table:table-cell office:value-type="string" office:string-value="pc_oasis" table:formula="of:=INDEX([.U$18:.U$200];[.K205])" table:style-name="ce1">
            <text:p>pc_oasis</text:p>
          </table:table-cell>
          <table:table-cell office:value-type="string" office:string-value="pc_geocrystalline" table:formula="of:=INDEX([.$V$7:.$Z$17];[.L205];[.M205])" table:style-name="ce1">
            <text:p>pc_geocrystalline</text:p>
          </table:table-cell>
          <table:table-cell office:value-type="string" office:string-value="@terraforming_cost_level_1" table:formula="of:=[.$T$8]&amp;[.N205]" table:style-name="ce1">
            <text:p>@terraforming_cost_level_1</text:p>
          </table:table-cell>
          <table:table-cell office:value-type="string" office:string-value="@terraforming_duration_level_1" table:formula="of:=[.$T$9]&amp;[.N205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05]+1)" table:style-name="ce1">
            <text:p>tech1</text:p>
          </table:table-cell>
          <table:table-cell office:value-type="float" office:value="0" table:formula="of:=[.I204]" table:style-name="ce1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6" table:formula="of:=INT([.J205]/COUNTA([.$V$7:.$Z$17]))+1" table:style-name="ce1">
            <text:p>6</text:p>
          </table:table-cell>
          <table:table-cell office:value-type="float" office:value="8" table:formula="of:=IF(INDEX([.$V$7:.$Z$17];[.L204]+1;[.M204])=&quot;&quot;;1;[.L204]+1)" table:style-name="ce1">
            <text:p>8</text:p>
          </table:table-cell>
          <table:table-cell office:value-type="float" office:value="1" table:formula="of:=IF(INDEX([.$V$7:.$Z$17];[.L204]+1;[.M204])=&quot;&quot;;IF([.M204]=5;1;[.M204]+1);[.M204])" table:style-name="ce1">
            <text:p>1</text:p>
          </table:table-cell>
          <table:table-cell office:value-type="float" office:value="1" table:formula="of:=IF([.B205]=[.C205];0;INDEX([.$V$18:.$Z$25];INT([.$J205]/COUNTA([.$V$7:.$Z$17]))+1;[.$M205]))" table:style-name="ce1">
            <text:p>1</text:p>
          </table:table-cell>
          <table:table-cell table:style-name="ce1"/>
          <table:table-cell office:value-type="string" office:string-value="" table:formula="of:=IF(INDEX([.AB$18:.AB$200];[.$K205])=&quot;&quot;;&quot;&quot;;[.$T$17]&amp;&quot; = yes &quot;)" table:style-name="ce1"/>
          <table:table-cell office:value-type="string" office:string-value="" table:formula="of:=IF(INDEX([.AC$18:.AC$200];[.$K205])=&quot;&quot;;&quot;&quot;;[.$T$18]&amp;&quot; = yes &quot;)" table:style-name="ce1"/>
          <table:table-cell office:value-type="string" office:string-value="" table:formula="of:=IF(INDEX([.AD$18:.AD$200];[.$K205])=&quot;&quot;;&quot;&quot;;[.$T$19]&amp;&quot; = yes &quot;)" table:style-name="ce1"/>
          <table:table-cell office:value-type="string" office:string-value="" table:formula="of:=IF(INDEX([.AE$18:.AE$200];[.$K20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199</text:p>
          </table:table-cell>
          <table:table-cell office:value-type="string" office:string-value="pc_oasis" table:formula="of:=INDEX([.U$18:.U$200];[.K206])" table:style-name="ce1">
            <text:p>pc_oasis</text:p>
          </table:table-cell>
          <table:table-cell office:value-type="string" office:string-value="pc_continental" table:formula="of:=INDEX([.$V$7:.$Z$17];[.L206];[.M206])" table:style-name="ce1">
            <text:p>pc_continental</text:p>
          </table:table-cell>
          <table:table-cell office:value-type="string" office:string-value="@terraforming_cost_level_2" table:formula="of:=[.$T$8]&amp;[.N206]" table:style-name="ce1">
            <text:p>@terraforming_cost_level_2</text:p>
          </table:table-cell>
          <table:table-cell office:value-type="string" office:string-value="@terraforming_duration_level_2" table:formula="of:=[.$T$9]&amp;[.N20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06]+1)" table:style-name="ce1">
            <text:p>tech2</text:p>
          </table:table-cell>
          <table:table-cell office:value-type="float" office:value="0" table:formula="of:=[.I205]" table:style-name="ce1">
            <text:p>0</text:p>
          </table:table-cell>
          <table:table-cell office:value-type="float" office:value="199" table:style-name="ce1">
            <text:p>199</text:p>
          </table:table-cell>
          <table:table-cell office:value-type="float" office:value="6" table:formula="of:=INT([.J206]/COUNTA([.$V$7:.$Z$17]))+1" table:style-name="ce1">
            <text:p>6</text:p>
          </table:table-cell>
          <table:table-cell office:value-type="float" office:value="1" table:formula="of:=IF(INDEX([.$V$7:.$Z$17];[.L205]+1;[.M205])=&quot;&quot;;1;[.L205]+1)" table:style-name="ce1">
            <text:p>1</text:p>
          </table:table-cell>
          <table:table-cell office:value-type="float" office:value="2" table:formula="of:=IF(INDEX([.$V$7:.$Z$17];[.L205]+1;[.M205])=&quot;&quot;;IF([.M205]=5;1;[.M205]+1);[.M205])" table:style-name="ce1">
            <text:p>2</text:p>
          </table:table-cell>
          <table:table-cell office:value-type="float" office:value="2" table:formula="of:=IF([.B206]=[.C206];0;INDEX([.$V$18:.$Z$25];INT([.$J206]/COUNTA([.$V$7:.$Z$17]))+1;[.$M206]))" table:style-name="ce1">
            <text:p>2</text:p>
          </table:table-cell>
          <table:table-cell table:style-name="ce1"/>
          <table:table-cell office:value-type="string" office:string-value="" table:formula="of:=IF(INDEX([.AB$18:.AB$200];[.$K206])=&quot;&quot;;&quot;&quot;;[.$T$17]&amp;&quot; = yes &quot;)" table:style-name="ce1"/>
          <table:table-cell office:value-type="string" office:string-value="" table:formula="of:=IF(INDEX([.AC$18:.AC$200];[.$K206])=&quot;&quot;;&quot;&quot;;[.$T$18]&amp;&quot; = yes &quot;)" table:style-name="ce1"/>
          <table:table-cell office:value-type="string" office:string-value="" table:formula="of:=IF(INDEX([.AD$18:.AD$200];[.$K206])=&quot;&quot;;&quot;&quot;;[.$T$19]&amp;&quot; = yes &quot;)" table:style-name="ce1"/>
          <table:table-cell office:value-type="string" office:string-value="" table:formula="of:=IF(INDEX([.AE$18:.AE$200];[.$K20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00</text:p>
          </table:table-cell>
          <table:table-cell office:value-type="string" office:string-value="pc_oasis" table:formula="of:=INDEX([.U$18:.U$200];[.K207])" table:style-name="ce1">
            <text:p>pc_oasis</text:p>
          </table:table-cell>
          <table:table-cell office:value-type="string" office:string-value="pc_ocean" table:formula="of:=INDEX([.$V$7:.$Z$17];[.L207];[.M207])" table:style-name="ce1">
            <text:p>pc_ocean</text:p>
          </table:table-cell>
          <table:table-cell office:value-type="string" office:string-value="@terraforming_cost_level_2" table:formula="of:=[.$T$8]&amp;[.N207]" table:style-name="ce1">
            <text:p>@terraforming_cost_level_2</text:p>
          </table:table-cell>
          <table:table-cell office:value-type="string" office:string-value="@terraforming_duration_level_2" table:formula="of:=[.$T$9]&amp;[.N20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07]+1)" table:style-name="ce1">
            <text:p>tech2</text:p>
          </table:table-cell>
          <table:table-cell office:value-type="float" office:value="0" table:formula="of:=[.I206]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6" table:formula="of:=INT([.J207]/COUNTA([.$V$7:.$Z$17]))+1" table:style-name="ce1">
            <text:p>6</text:p>
          </table:table-cell>
          <table:table-cell office:value-type="float" office:value="2" table:formula="of:=IF(INDEX([.$V$7:.$Z$17];[.L206]+1;[.M206])=&quot;&quot;;1;[.L206]+1)" table:style-name="ce1">
            <text:p>2</text:p>
          </table:table-cell>
          <table:table-cell office:value-type="float" office:value="2" table:formula="of:=IF(INDEX([.$V$7:.$Z$17];[.L206]+1;[.M206])=&quot;&quot;;IF([.M206]=5;1;[.M206]+1);[.M206])" table:style-name="ce1">
            <text:p>2</text:p>
          </table:table-cell>
          <table:table-cell office:value-type="float" office:value="2" table:formula="of:=IF([.B207]=[.C207];0;INDEX([.$V$18:.$Z$25];INT([.$J207]/COUNTA([.$V$7:.$Z$17]))+1;[.$M207]))" table:style-name="ce1">
            <text:p>2</text:p>
          </table:table-cell>
          <table:table-cell table:style-name="ce1"/>
          <table:table-cell office:value-type="string" office:string-value="" table:formula="of:=IF(INDEX([.AB$18:.AB$200];[.$K207])=&quot;&quot;;&quot;&quot;;[.$T$17]&amp;&quot; = yes &quot;)" table:style-name="ce1"/>
          <table:table-cell office:value-type="string" office:string-value="" table:formula="of:=IF(INDEX([.AC$18:.AC$200];[.$K207])=&quot;&quot;;&quot;&quot;;[.$T$18]&amp;&quot; = yes &quot;)" table:style-name="ce1"/>
          <table:table-cell office:value-type="string" office:string-value="" table:formula="of:=IF(INDEX([.AD$18:.AD$200];[.$K207])=&quot;&quot;;&quot;&quot;;[.$T$19]&amp;&quot; = yes &quot;)" table:style-name="ce1"/>
          <table:table-cell office:value-type="string" office:string-value="" table:formula="of:=IF(INDEX([.AE$18:.AE$200];[.$K20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01</text:p>
          </table:table-cell>
          <table:table-cell office:value-type="string" office:string-value="pc_oasis" table:formula="of:=INDEX([.U$18:.U$200];[.K208])" table:style-name="ce1">
            <text:p>pc_oasis</text:p>
          </table:table-cell>
          <table:table-cell office:value-type="string" office:string-value="pc_mangrove" table:formula="of:=INDEX([.$V$7:.$Z$17];[.L208];[.M208])" table:style-name="ce1">
            <text:p>pc_mangrove</text:p>
          </table:table-cell>
          <table:table-cell office:value-type="string" office:string-value="@terraforming_cost_level_2" table:formula="of:=[.$T$8]&amp;[.N208]" table:style-name="ce1">
            <text:p>@terraforming_cost_level_2</text:p>
          </table:table-cell>
          <table:table-cell office:value-type="string" office:string-value="@terraforming_duration_level_2" table:formula="of:=[.$T$9]&amp;[.N20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08]+1)" table:style-name="ce1">
            <text:p>tech2</text:p>
          </table:table-cell>
          <table:table-cell office:value-type="float" office:value="0" table:formula="of:=[.I207]" table:style-name="ce1">
            <text:p>0</text:p>
          </table:table-cell>
          <table:table-cell office:value-type="float" office:value="201" table:style-name="ce1">
            <text:p>201</text:p>
          </table:table-cell>
          <table:table-cell office:value-type="float" office:value="6" table:formula="of:=INT([.J208]/COUNTA([.$V$7:.$Z$17]))+1" table:style-name="ce1">
            <text:p>6</text:p>
          </table:table-cell>
          <table:table-cell office:value-type="float" office:value="3" table:formula="of:=IF(INDEX([.$V$7:.$Z$17];[.L207]+1;[.M207])=&quot;&quot;;1;[.L207]+1)" table:style-name="ce1">
            <text:p>3</text:p>
          </table:table-cell>
          <table:table-cell office:value-type="float" office:value="2" table:formula="of:=IF(INDEX([.$V$7:.$Z$17];[.L207]+1;[.M207])=&quot;&quot;;IF([.M207]=5;1;[.M207]+1);[.M207])" table:style-name="ce1">
            <text:p>2</text:p>
          </table:table-cell>
          <table:table-cell office:value-type="float" office:value="2" table:formula="of:=IF([.B208]=[.C208];0;INDEX([.$V$18:.$Z$25];INT([.$J208]/COUNTA([.$V$7:.$Z$17]))+1;[.$M208]))" table:style-name="ce1">
            <text:p>2</text:p>
          </table:table-cell>
          <table:table-cell table:style-name="ce1"/>
          <table:table-cell office:value-type="string" office:string-value="" table:formula="of:=IF(INDEX([.AB$18:.AB$200];[.$K208])=&quot;&quot;;&quot;&quot;;[.$T$17]&amp;&quot; = yes &quot;)" table:style-name="ce1"/>
          <table:table-cell office:value-type="string" office:string-value="" table:formula="of:=IF(INDEX([.AC$18:.AC$200];[.$K208])=&quot;&quot;;&quot;&quot;;[.$T$18]&amp;&quot; = yes &quot;)" table:style-name="ce1"/>
          <table:table-cell office:value-type="string" office:string-value="" table:formula="of:=IF(INDEX([.AD$18:.AD$200];[.$K208])=&quot;&quot;;&quot;&quot;;[.$T$19]&amp;&quot; = yes &quot;)" table:style-name="ce1"/>
          <table:table-cell office:value-type="string" office:string-value="" table:formula="of:=IF(INDEX([.AE$18:.AE$200];[.$K20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02</text:p>
          </table:table-cell>
          <table:table-cell office:value-type="string" office:string-value="pc_oasis" table:formula="of:=INDEX([.U$18:.U$200];[.K209])" table:style-name="ce1">
            <text:p>pc_oasis</text:p>
          </table:table-cell>
          <table:table-cell office:value-type="string" office:string-value="pc_hajungle" table:formula="of:=INDEX([.$V$7:.$Z$17];[.L209];[.M209])" table:style-name="ce1">
            <text:p>pc_hajungle</text:p>
          </table:table-cell>
          <table:table-cell office:value-type="string" office:string-value="@terraforming_cost_level_2" table:formula="of:=[.$T$8]&amp;[.N209]" table:style-name="ce1">
            <text:p>@terraforming_cost_level_2</text:p>
          </table:table-cell>
          <table:table-cell office:value-type="string" office:string-value="@terraforming_duration_level_2" table:formula="of:=[.$T$9]&amp;[.N209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09]+1)" table:style-name="ce1">
            <text:p>tech2</text:p>
          </table:table-cell>
          <table:table-cell office:value-type="float" office:value="0" table:formula="of:=[.I208]" table:style-name="ce1">
            <text:p>0</text:p>
          </table:table-cell>
          <table:table-cell office:value-type="float" office:value="202" table:style-name="ce1">
            <text:p>202</text:p>
          </table:table-cell>
          <table:table-cell office:value-type="float" office:value="6" table:formula="of:=INT([.J209]/COUNTA([.$V$7:.$Z$17]))+1" table:style-name="ce1">
            <text:p>6</text:p>
          </table:table-cell>
          <table:table-cell office:value-type="float" office:value="4" table:formula="of:=IF(INDEX([.$V$7:.$Z$17];[.L208]+1;[.M208])=&quot;&quot;;1;[.L208]+1)" table:style-name="ce1">
            <text:p>4</text:p>
          </table:table-cell>
          <table:table-cell office:value-type="float" office:value="2" table:formula="of:=IF(INDEX([.$V$7:.$Z$17];[.L208]+1;[.M208])=&quot;&quot;;IF([.M208]=5;1;[.M208]+1);[.M208])" table:style-name="ce1">
            <text:p>2</text:p>
          </table:table-cell>
          <table:table-cell office:value-type="float" office:value="2" table:formula="of:=IF([.B209]=[.C209];0;INDEX([.$V$18:.$Z$25];INT([.$J209]/COUNTA([.$V$7:.$Z$17]))+1;[.$M209]))" table:style-name="ce1">
            <text:p>2</text:p>
          </table:table-cell>
          <table:table-cell table:style-name="ce1"/>
          <table:table-cell office:value-type="string" office:string-value="" table:formula="of:=IF(INDEX([.AB$18:.AB$200];[.$K209])=&quot;&quot;;&quot;&quot;;[.$T$17]&amp;&quot; = yes &quot;)" table:style-name="ce1"/>
          <table:table-cell office:value-type="string" office:string-value="" table:formula="of:=IF(INDEX([.AC$18:.AC$200];[.$K209])=&quot;&quot;;&quot;&quot;;[.$T$18]&amp;&quot; = yes &quot;)" table:style-name="ce1"/>
          <table:table-cell office:value-type="string" office:string-value="" table:formula="of:=IF(INDEX([.AD$18:.AD$200];[.$K209])=&quot;&quot;;&quot;&quot;;[.$T$19]&amp;&quot; = yes &quot;)" table:style-name="ce1"/>
          <table:table-cell office:value-type="string" office:string-value="" table:formula="of:=IF(INDEX([.AE$18:.AE$200];[.$K20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03</text:p>
          </table:table-cell>
          <table:table-cell office:value-type="string" office:string-value="pc_oasis" table:formula="of:=INDEX([.U$18:.U$200];[.K210])" table:style-name="ce1">
            <text:p>pc_oasis</text:p>
          </table:table-cell>
          <table:table-cell office:value-type="string" office:string-value="pc_tropical" table:formula="of:=INDEX([.$V$7:.$Z$17];[.L210];[.M210])" table:style-name="ce1">
            <text:p>pc_tropical</text:p>
          </table:table-cell>
          <table:table-cell office:value-type="string" office:string-value="@terraforming_cost_level_2" table:formula="of:=[.$T$8]&amp;[.N210]" table:style-name="ce1">
            <text:p>@terraforming_cost_level_2</text:p>
          </table:table-cell>
          <table:table-cell office:value-type="string" office:string-value="@terraforming_duration_level_2" table:formula="of:=[.$T$9]&amp;[.N21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10]+1)" table:style-name="ce1">
            <text:p>tech2</text:p>
          </table:table-cell>
          <table:table-cell office:value-type="float" office:value="0" table:formula="of:=[.I209]" table:style-name="ce1">
            <text:p>0</text:p>
          </table:table-cell>
          <table:table-cell office:value-type="float" office:value="203" table:style-name="ce1">
            <text:p>203</text:p>
          </table:table-cell>
          <table:table-cell office:value-type="float" office:value="6" table:formula="of:=INT([.J210]/COUNTA([.$V$7:.$Z$17]))+1" table:style-name="ce1">
            <text:p>6</text:p>
          </table:table-cell>
          <table:table-cell office:value-type="float" office:value="5" table:formula="of:=IF(INDEX([.$V$7:.$Z$17];[.L209]+1;[.M209])=&quot;&quot;;1;[.L209]+1)" table:style-name="ce1">
            <text:p>5</text:p>
          </table:table-cell>
          <table:table-cell office:value-type="float" office:value="2" table:formula="of:=IF(INDEX([.$V$7:.$Z$17];[.L209]+1;[.M209])=&quot;&quot;;IF([.M209]=5;1;[.M209]+1);[.M209])" table:style-name="ce1">
            <text:p>2</text:p>
          </table:table-cell>
          <table:table-cell office:value-type="float" office:value="2" table:formula="of:=IF([.B210]=[.C210];0;INDEX([.$V$18:.$Z$25];INT([.$J210]/COUNTA([.$V$7:.$Z$17]))+1;[.$M210]))" table:style-name="ce1">
            <text:p>2</text:p>
          </table:table-cell>
          <table:table-cell table:style-name="ce1"/>
          <table:table-cell office:value-type="string" office:string-value="" table:formula="of:=IF(INDEX([.AB$18:.AB$200];[.$K210])=&quot;&quot;;&quot;&quot;;[.$T$17]&amp;&quot; = yes &quot;)" table:style-name="ce1"/>
          <table:table-cell office:value-type="string" office:string-value="" table:formula="of:=IF(INDEX([.AC$18:.AC$200];[.$K210])=&quot;&quot;;&quot;&quot;;[.$T$18]&amp;&quot; = yes &quot;)" table:style-name="ce1"/>
          <table:table-cell office:value-type="string" office:string-value="" table:formula="of:=IF(INDEX([.AD$18:.AD$200];[.$K210])=&quot;&quot;;&quot;&quot;;[.$T$19]&amp;&quot; = yes &quot;)" table:style-name="ce1"/>
          <table:table-cell office:value-type="string" office:string-value="" table:formula="of:=IF(INDEX([.AE$18:.AE$200];[.$K21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04</text:p>
          </table:table-cell>
          <table:table-cell office:value-type="string" office:string-value="pc_oasis" table:formula="of:=INDEX([.U$18:.U$200];[.K211])" table:style-name="ce1">
            <text:p>pc_oasis</text:p>
          </table:table-cell>
          <table:table-cell office:value-type="string" office:string-value="pc_desertislands" table:formula="of:=INDEX([.$V$7:.$Z$17];[.L211];[.M211])" table:style-name="ce1">
            <text:p>pc_desertislands</text:p>
          </table:table-cell>
          <table:table-cell office:value-type="string" office:string-value="@terraforming_cost_level_2" table:formula="of:=[.$T$8]&amp;[.N211]" table:style-name="ce1">
            <text:p>@terraforming_cost_level_2</text:p>
          </table:table-cell>
          <table:table-cell office:value-type="string" office:string-value="@terraforming_duration_level_2" table:formula="of:=[.$T$9]&amp;[.N211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11]+1)" table:style-name="ce1">
            <text:p>tech2</text:p>
          </table:table-cell>
          <table:table-cell office:value-type="float" office:value="0" table:formula="of:=[.I210]" table:style-name="ce1">
            <text:p>0</text:p>
          </table:table-cell>
          <table:table-cell office:value-type="float" office:value="204" table:style-name="ce1">
            <text:p>204</text:p>
          </table:table-cell>
          <table:table-cell office:value-type="float" office:value="6" table:formula="of:=INT([.J211]/COUNTA([.$V$7:.$Z$17]))+1" table:style-name="ce1">
            <text:p>6</text:p>
          </table:table-cell>
          <table:table-cell office:value-type="float" office:value="6" table:formula="of:=IF(INDEX([.$V$7:.$Z$17];[.L210]+1;[.M210])=&quot;&quot;;1;[.L210]+1)" table:style-name="ce1">
            <text:p>6</text:p>
          </table:table-cell>
          <table:table-cell office:value-type="float" office:value="2" table:formula="of:=IF(INDEX([.$V$7:.$Z$17];[.L210]+1;[.M210])=&quot;&quot;;IF([.M210]=5;1;[.M210]+1);[.M210])" table:style-name="ce1">
            <text:p>2</text:p>
          </table:table-cell>
          <table:table-cell office:value-type="float" office:value="2" table:formula="of:=IF([.B211]=[.C211];0;INDEX([.$V$18:.$Z$25];INT([.$J211]/COUNTA([.$V$7:.$Z$17]))+1;[.$M211]))" table:style-name="ce1">
            <text:p>2</text:p>
          </table:table-cell>
          <table:table-cell table:style-name="ce1"/>
          <table:table-cell office:value-type="string" office:string-value="" table:formula="of:=IF(INDEX([.AB$18:.AB$200];[.$K211])=&quot;&quot;;&quot;&quot;;[.$T$17]&amp;&quot; = yes &quot;)" table:style-name="ce1"/>
          <table:table-cell office:value-type="string" office:string-value="" table:formula="of:=IF(INDEX([.AC$18:.AC$200];[.$K211])=&quot;&quot;;&quot;&quot;;[.$T$18]&amp;&quot; = yes &quot;)" table:style-name="ce1"/>
          <table:table-cell office:value-type="string" office:string-value="" table:formula="of:=IF(INDEX([.AD$18:.AD$200];[.$K211])=&quot;&quot;;&quot;&quot;;[.$T$19]&amp;&quot; = yes &quot;)" table:style-name="ce1"/>
          <table:table-cell office:value-type="string" office:string-value="" table:formula="of:=IF(INDEX([.AE$18:.AE$200];[.$K21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05</text:p>
          </table:table-cell>
          <table:table-cell office:value-type="string" office:string-value="pc_oasis" table:formula="of:=INDEX([.U$18:.U$200];[.K212])" table:style-name="ce1">
            <text:p>pc_oasis</text:p>
          </table:table-cell>
          <table:table-cell office:value-type="string" office:string-value="pc_retinal" table:formula="of:=INDEX([.$V$7:.$Z$17];[.L212];[.M212])" table:style-name="ce1">
            <text:p>pc_retinal</text:p>
          </table:table-cell>
          <table:table-cell office:value-type="string" office:string-value="@terraforming_cost_level_2" table:formula="of:=[.$T$8]&amp;[.N212]" table:style-name="ce1">
            <text:p>@terraforming_cost_level_2</text:p>
          </table:table-cell>
          <table:table-cell office:value-type="string" office:string-value="@terraforming_duration_level_2" table:formula="of:=[.$T$9]&amp;[.N21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12]+1)" table:style-name="ce1">
            <text:p>tech2</text:p>
          </table:table-cell>
          <table:table-cell office:value-type="float" office:value="0" table:formula="of:=[.I211]" table:style-name="ce1">
            <text:p>0</text:p>
          </table:table-cell>
          <table:table-cell office:value-type="float" office:value="205" table:style-name="ce1">
            <text:p>205</text:p>
          </table:table-cell>
          <table:table-cell office:value-type="float" office:value="6" table:formula="of:=INT([.J212]/COUNTA([.$V$7:.$Z$17]))+1" table:style-name="ce1">
            <text:p>6</text:p>
          </table:table-cell>
          <table:table-cell office:value-type="float" office:value="7" table:formula="of:=IF(INDEX([.$V$7:.$Z$17];[.L211]+1;[.M211])=&quot;&quot;;1;[.L211]+1)" table:style-name="ce1">
            <text:p>7</text:p>
          </table:table-cell>
          <table:table-cell office:value-type="float" office:value="2" table:formula="of:=IF(INDEX([.$V$7:.$Z$17];[.L211]+1;[.M211])=&quot;&quot;;IF([.M211]=5;1;[.M211]+1);[.M211])" table:style-name="ce1">
            <text:p>2</text:p>
          </table:table-cell>
          <table:table-cell office:value-type="float" office:value="2" table:formula="of:=IF([.B212]=[.C212];0;INDEX([.$V$18:.$Z$25];INT([.$J212]/COUNTA([.$V$7:.$Z$17]))+1;[.$M212]))" table:style-name="ce1">
            <text:p>2</text:p>
          </table:table-cell>
          <table:table-cell table:style-name="ce1"/>
          <table:table-cell office:value-type="string" office:string-value="" table:formula="of:=IF(INDEX([.AB$18:.AB$200];[.$K212])=&quot;&quot;;&quot;&quot;;[.$T$17]&amp;&quot; = yes &quot;)" table:style-name="ce1"/>
          <table:table-cell office:value-type="string" office:string-value="" table:formula="of:=IF(INDEX([.AC$18:.AC$200];[.$K212])=&quot;&quot;;&quot;&quot;;[.$T$18]&amp;&quot; = yes &quot;)" table:style-name="ce1"/>
          <table:table-cell office:value-type="string" office:string-value="" table:formula="of:=IF(INDEX([.AD$18:.AD$200];[.$K212])=&quot;&quot;;&quot;&quot;;[.$T$19]&amp;&quot; = yes &quot;)" table:style-name="ce1"/>
          <table:table-cell office:value-type="string" office:string-value="" table:formula="of:=IF(INDEX([.AE$18:.AE$200];[.$K21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06</text:p>
          </table:table-cell>
          <table:table-cell office:value-type="string" office:string-value="pc_oasis" table:formula="of:=INDEX([.U$18:.U$200];[.K213])" table:style-name="ce1">
            <text:p>pc_oasis</text:p>
          </table:table-cell>
          <table:table-cell office:value-type="string" office:string-value="pc_lush" table:formula="of:=INDEX([.$V$7:.$Z$17];[.L213];[.M213])" table:style-name="ce1">
            <text:p>pc_lush</text:p>
          </table:table-cell>
          <table:table-cell office:value-type="string" office:string-value="@terraforming_cost_level_2" table:formula="of:=[.$T$8]&amp;[.N213]" table:style-name="ce1">
            <text:p>@terraforming_cost_level_2</text:p>
          </table:table-cell>
          <table:table-cell office:value-type="string" office:string-value="@terraforming_duration_level_2" table:formula="of:=[.$T$9]&amp;[.N213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13]+1)" table:style-name="ce1">
            <text:p>tech2</text:p>
          </table:table-cell>
          <table:table-cell office:value-type="float" office:value="0" table:formula="of:=[.I212]" table:style-name="ce1">
            <text:p>0</text:p>
          </table:table-cell>
          <table:table-cell office:value-type="float" office:value="206" table:style-name="ce1">
            <text:p>206</text:p>
          </table:table-cell>
          <table:table-cell office:value-type="float" office:value="6" table:formula="of:=INT([.J213]/COUNTA([.$V$7:.$Z$17]))+1" table:style-name="ce1">
            <text:p>6</text:p>
          </table:table-cell>
          <table:table-cell office:value-type="float" office:value="8" table:formula="of:=IF(INDEX([.$V$7:.$Z$17];[.L212]+1;[.M212])=&quot;&quot;;1;[.L212]+1)" table:style-name="ce1">
            <text:p>8</text:p>
          </table:table-cell>
          <table:table-cell office:value-type="float" office:value="2" table:formula="of:=IF(INDEX([.$V$7:.$Z$17];[.L212]+1;[.M212])=&quot;&quot;;IF([.M212]=5;1;[.M212]+1);[.M212])" table:style-name="ce1">
            <text:p>2</text:p>
          </table:table-cell>
          <table:table-cell office:value-type="float" office:value="2" table:formula="of:=IF([.B213]=[.C213];0;INDEX([.$V$18:.$Z$25];INT([.$J213]/COUNTA([.$V$7:.$Z$17]))+1;[.$M213]))" table:style-name="ce1">
            <text:p>2</text:p>
          </table:table-cell>
          <table:table-cell table:style-name="ce1"/>
          <table:table-cell office:value-type="string" office:string-value="" table:formula="of:=IF(INDEX([.AB$18:.AB$200];[.$K213])=&quot;&quot;;&quot;&quot;;[.$T$17]&amp;&quot; = yes &quot;)" table:style-name="ce1"/>
          <table:table-cell office:value-type="string" office:string-value="" table:formula="of:=IF(INDEX([.AC$18:.AC$200];[.$K213])=&quot;&quot;;&quot;&quot;;[.$T$18]&amp;&quot; = yes &quot;)" table:style-name="ce1"/>
          <table:table-cell office:value-type="string" office:string-value="" table:formula="of:=IF(INDEX([.AD$18:.AD$200];[.$K213])=&quot;&quot;;&quot;&quot;;[.$T$19]&amp;&quot; = yes &quot;)" table:style-name="ce1"/>
          <table:table-cell office:value-type="string" office:string-value="" table:formula="of:=IF(INDEX([.AE$18:.AE$200];[.$K21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07</text:p>
          </table:table-cell>
          <table:table-cell office:value-type="string" office:string-value="pc_oasis" table:formula="of:=INDEX([.U$18:.U$200];[.K214])" table:style-name="ce1">
            <text:p>pc_oasis</text:p>
          </table:table-cell>
          <table:table-cell office:value-type="string" office:string-value="pc_marginal" table:formula="of:=INDEX([.$V$7:.$Z$17];[.L214];[.M214])" table:style-name="ce1">
            <text:p>pc_marginal</text:p>
          </table:table-cell>
          <table:table-cell office:value-type="string" office:string-value="@terraforming_cost_level_2" table:formula="of:=[.$T$8]&amp;[.N214]" table:style-name="ce1">
            <text:p>@terraforming_cost_level_2</text:p>
          </table:table-cell>
          <table:table-cell office:value-type="string" office:string-value="@terraforming_duration_level_2" table:formula="of:=[.$T$9]&amp;[.N21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14]+1)" table:style-name="ce1">
            <text:p>tech2</text:p>
          </table:table-cell>
          <table:table-cell office:value-type="float" office:value="0" table:formula="of:=[.I213]" table:style-name="ce1">
            <text:p>0</text:p>
          </table:table-cell>
          <table:table-cell office:value-type="float" office:value="207" table:style-name="ce1">
            <text:p>207</text:p>
          </table:table-cell>
          <table:table-cell office:value-type="float" office:value="6" table:formula="of:=INT([.J214]/COUNTA([.$V$7:.$Z$17]))+1" table:style-name="ce1">
            <text:p>6</text:p>
          </table:table-cell>
          <table:table-cell office:value-type="float" office:value="9" table:formula="of:=IF(INDEX([.$V$7:.$Z$17];[.L213]+1;[.M213])=&quot;&quot;;1;[.L213]+1)" table:style-name="ce1">
            <text:p>9</text:p>
          </table:table-cell>
          <table:table-cell office:value-type="float" office:value="2" table:formula="of:=IF(INDEX([.$V$7:.$Z$17];[.L213]+1;[.M213])=&quot;&quot;;IF([.M213]=5;1;[.M213]+1);[.M213])" table:style-name="ce1">
            <text:p>2</text:p>
          </table:table-cell>
          <table:table-cell office:value-type="float" office:value="2" table:formula="of:=IF([.B214]=[.C214];0;INDEX([.$V$18:.$Z$25];INT([.$J214]/COUNTA([.$V$7:.$Z$17]))+1;[.$M214]))" table:style-name="ce1">
            <text:p>2</text:p>
          </table:table-cell>
          <table:table-cell table:style-name="ce1"/>
          <table:table-cell office:value-type="string" office:string-value="" table:formula="of:=IF(INDEX([.AB$18:.AB$200];[.$K214])=&quot;&quot;;&quot;&quot;;[.$T$17]&amp;&quot; = yes &quot;)" table:style-name="ce1"/>
          <table:table-cell office:value-type="string" office:string-value="" table:formula="of:=IF(INDEX([.AC$18:.AC$200];[.$K214])=&quot;&quot;;&quot;&quot;;[.$T$18]&amp;&quot; = yes &quot;)" table:style-name="ce1"/>
          <table:table-cell office:value-type="string" office:string-value="" table:formula="of:=IF(INDEX([.AD$18:.AD$200];[.$K214])=&quot;&quot;;&quot;&quot;;[.$T$19]&amp;&quot; = yes &quot;)" table:style-name="ce1"/>
          <table:table-cell office:value-type="string" office:string-value="" table:formula="of:=IF(INDEX([.AE$18:.AE$200];[.$K21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08</text:p>
          </table:table-cell>
          <table:table-cell office:value-type="string" office:string-value="pc_oasis" table:formula="of:=INDEX([.U$18:.U$200];[.K215])" table:style-name="ce1">
            <text:p>pc_oasis</text:p>
          </table:table-cell>
          <table:table-cell office:value-type="string" office:string-value="pc_greenhouse_hot" table:formula="of:=INDEX([.$V$7:.$Z$17];[.L215];[.M215])" table:style-name="ce1">
            <text:p>pc_greenhouse_hot</text:p>
          </table:table-cell>
          <table:table-cell office:value-type="string" office:string-value="@terraforming_cost_level_2" table:formula="of:=[.$T$8]&amp;[.N215]" table:style-name="ce1">
            <text:p>@terraforming_cost_level_2</text:p>
          </table:table-cell>
          <table:table-cell office:value-type="string" office:string-value="@terraforming_duration_level_2" table:formula="of:=[.$T$9]&amp;[.N215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15]+1)" table:style-name="ce1">
            <text:p>tech2</text:p>
          </table:table-cell>
          <table:table-cell office:value-type="float" office:value="0" table:formula="of:=[.I214]" table:style-name="ce1">
            <text:p>0</text:p>
          </table:table-cell>
          <table:table-cell office:value-type="float" office:value="208" table:style-name="ce1">
            <text:p>208</text:p>
          </table:table-cell>
          <table:table-cell office:value-type="float" office:value="6" table:formula="of:=INT([.J215]/COUNTA([.$V$7:.$Z$17]))+1" table:style-name="ce1">
            <text:p>6</text:p>
          </table:table-cell>
          <table:table-cell office:value-type="float" office:value="10" table:formula="of:=IF(INDEX([.$V$7:.$Z$17];[.L214]+1;[.M214])=&quot;&quot;;1;[.L214]+1)" table:style-name="ce1">
            <text:p>10</text:p>
          </table:table-cell>
          <table:table-cell office:value-type="float" office:value="2" table:formula="of:=IF(INDEX([.$V$7:.$Z$17];[.L214]+1;[.M214])=&quot;&quot;;IF([.M214]=5;1;[.M214]+1);[.M214])" table:style-name="ce1">
            <text:p>2</text:p>
          </table:table-cell>
          <table:table-cell office:value-type="float" office:value="2" table:formula="of:=IF([.B215]=[.C215];0;INDEX([.$V$18:.$Z$25];INT([.$J215]/COUNTA([.$V$7:.$Z$17]))+1;[.$M215]))" table:style-name="ce1">
            <text:p>2</text:p>
          </table:table-cell>
          <table:table-cell table:style-name="ce1"/>
          <table:table-cell office:value-type="string" office:string-value="" table:formula="of:=IF(INDEX([.AB$18:.AB$200];[.$K215])=&quot;&quot;;&quot;&quot;;[.$T$17]&amp;&quot; = yes &quot;)" table:style-name="ce1"/>
          <table:table-cell office:value-type="string" office:string-value="" table:formula="of:=IF(INDEX([.AC$18:.AC$200];[.$K215])=&quot;&quot;;&quot;&quot;;[.$T$18]&amp;&quot; = yes &quot;)" table:style-name="ce1"/>
          <table:table-cell office:value-type="string" office:string-value="" table:formula="of:=IF(INDEX([.AD$18:.AD$200];[.$K215])=&quot;&quot;;&quot;&quot;;[.$T$19]&amp;&quot; = yes &quot;)" table:style-name="ce1"/>
          <table:table-cell office:value-type="string" office:string-value="" table:formula="of:=IF(INDEX([.AE$18:.AE$200];[.$K21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09</text:p>
          </table:table-cell>
          <table:table-cell office:value-type="string" office:string-value="pc_oasis" table:formula="of:=INDEX([.U$18:.U$200];[.K216])" table:style-name="ce1">
            <text:p>pc_oasis</text:p>
          </table:table-cell>
          <table:table-cell office:value-type="string" office:string-value="pc_frozen_desert" table:formula="of:=INDEX([.$V$7:.$Z$17];[.L216];[.M216])" table:style-name="ce1">
            <text:p>pc_frozen_desert</text:p>
          </table:table-cell>
          <table:table-cell office:value-type="string" office:string-value="@terraforming_cost_level_2" table:formula="of:=[.$T$8]&amp;[.N216]" table:style-name="ce1">
            <text:p>@terraforming_cost_level_2</text:p>
          </table:table-cell>
          <table:table-cell office:value-type="string" office:string-value="@terraforming_duration_level_2" table:formula="of:=[.$T$9]&amp;[.N21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16]+1)" table:style-name="ce1">
            <text:p>tech2</text:p>
          </table:table-cell>
          <table:table-cell office:value-type="float" office:value="0" table:formula="of:=[.I215]" table:style-name="ce1">
            <text:p>0</text:p>
          </table:table-cell>
          <table:table-cell office:value-type="float" office:value="209" table:style-name="ce1">
            <text:p>209</text:p>
          </table:table-cell>
          <table:table-cell office:value-type="float" office:value="6" table:formula="of:=INT([.J216]/COUNTA([.$V$7:.$Z$17]))+1" table:style-name="ce1">
            <text:p>6</text:p>
          </table:table-cell>
          <table:table-cell office:value-type="float" office:value="1" table:formula="of:=IF(INDEX([.$V$7:.$Z$17];[.L215]+1;[.M215])=&quot;&quot;;1;[.L215]+1)" table:style-name="ce1">
            <text:p>1</text:p>
          </table:table-cell>
          <table:table-cell office:value-type="float" office:value="3" table:formula="of:=IF(INDEX([.$V$7:.$Z$17];[.L215]+1;[.M215])=&quot;&quot;;IF([.M215]=5;1;[.M215]+1);[.M215])" table:style-name="ce1">
            <text:p>3</text:p>
          </table:table-cell>
          <table:table-cell office:value-type="float" office:value="2" table:formula="of:=IF([.B216]=[.C216];0;INDEX([.$V$18:.$Z$25];INT([.$J216]/COUNTA([.$V$7:.$Z$17]))+1;[.$M216]))" table:style-name="ce1">
            <text:p>2</text:p>
          </table:table-cell>
          <table:table-cell table:style-name="ce1"/>
          <table:table-cell office:value-type="string" office:string-value="" table:formula="of:=IF(INDEX([.AB$18:.AB$200];[.$K216])=&quot;&quot;;&quot;&quot;;[.$T$17]&amp;&quot; = yes &quot;)" table:style-name="ce1"/>
          <table:table-cell office:value-type="string" office:string-value="" table:formula="of:=IF(INDEX([.AC$18:.AC$200];[.$K216])=&quot;&quot;;&quot;&quot;;[.$T$18]&amp;&quot; = yes &quot;)" table:style-name="ce1"/>
          <table:table-cell office:value-type="string" office:string-value="" table:formula="of:=IF(INDEX([.AD$18:.AD$200];[.$K216])=&quot;&quot;;&quot;&quot;;[.$T$19]&amp;&quot; = yes &quot;)" table:style-name="ce1"/>
          <table:table-cell office:value-type="string" office:string-value="" table:formula="of:=IF(INDEX([.AE$18:.AE$200];[.$K21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10</text:p>
          </table:table-cell>
          <table:table-cell office:value-type="string" office:string-value="pc_oasis" table:formula="of:=INDEX([.U$18:.U$200];[.K217])" table:style-name="ce1">
            <text:p>pc_oasis</text:p>
          </table:table-cell>
          <table:table-cell office:value-type="string" office:string-value="pc_steppe" table:formula="of:=INDEX([.$V$7:.$Z$17];[.L217];[.M217])" table:style-name="ce1">
            <text:p>pc_steppe</text:p>
          </table:table-cell>
          <table:table-cell office:value-type="string" office:string-value="@terraforming_cost_level_2" table:formula="of:=[.$T$8]&amp;[.N217]" table:style-name="ce1">
            <text:p>@terraforming_cost_level_2</text:p>
          </table:table-cell>
          <table:table-cell office:value-type="string" office:string-value="@terraforming_duration_level_2" table:formula="of:=[.$T$9]&amp;[.N21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17]+1)" table:style-name="ce1">
            <text:p>tech2</text:p>
          </table:table-cell>
          <table:table-cell office:value-type="float" office:value="0" table:formula="of:=[.I216]" table:style-name="ce1">
            <text:p>0</text:p>
          </table:table-cell>
          <table:table-cell office:value-type="float" office:value="210" table:style-name="ce1">
            <text:p>210</text:p>
          </table:table-cell>
          <table:table-cell office:value-type="float" office:value="6" table:formula="of:=INT([.J217]/COUNTA([.$V$7:.$Z$17]))+1" table:style-name="ce1">
            <text:p>6</text:p>
          </table:table-cell>
          <table:table-cell office:value-type="float" office:value="2" table:formula="of:=IF(INDEX([.$V$7:.$Z$17];[.L216]+1;[.M216])=&quot;&quot;;1;[.L216]+1)" table:style-name="ce1">
            <text:p>2</text:p>
          </table:table-cell>
          <table:table-cell office:value-type="float" office:value="3" table:formula="of:=IF(INDEX([.$V$7:.$Z$17];[.L216]+1;[.M216])=&quot;&quot;;IF([.M216]=5;1;[.M216]+1);[.M216])" table:style-name="ce1">
            <text:p>3</text:p>
          </table:table-cell>
          <table:table-cell office:value-type="float" office:value="2" table:formula="of:=IF([.B217]=[.C217];0;INDEX([.$V$18:.$Z$25];INT([.$J217]/COUNTA([.$V$7:.$Z$17]))+1;[.$M217]))" table:style-name="ce1">
            <text:p>2</text:p>
          </table:table-cell>
          <table:table-cell table:style-name="ce1"/>
          <table:table-cell office:value-type="string" office:string-value="" table:formula="of:=IF(INDEX([.AB$18:.AB$200];[.$K217])=&quot;&quot;;&quot;&quot;;[.$T$17]&amp;&quot; = yes &quot;)" table:style-name="ce1"/>
          <table:table-cell office:value-type="string" office:string-value="" table:formula="of:=IF(INDEX([.AC$18:.AC$200];[.$K217])=&quot;&quot;;&quot;&quot;;[.$T$18]&amp;&quot; = yes &quot;)" table:style-name="ce1"/>
          <table:table-cell office:value-type="string" office:string-value="" table:formula="of:=IF(INDEX([.AD$18:.AD$200];[.$K217])=&quot;&quot;;&quot;&quot;;[.$T$19]&amp;&quot; = yes &quot;)" table:style-name="ce1"/>
          <table:table-cell office:value-type="string" office:string-value="" table:formula="of:=IF(INDEX([.AE$18:.AE$200];[.$K21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11</text:p>
          </table:table-cell>
          <table:table-cell office:value-type="string" office:string-value="pc_oasis" table:formula="of:=INDEX([.U$18:.U$200];[.K218])" table:style-name="ce1">
            <text:p>pc_oasis</text:p>
          </table:table-cell>
          <table:table-cell office:value-type="string" office:string-value="pc_hadesert" table:formula="of:=INDEX([.$V$7:.$Z$17];[.L218];[.M218])" table:style-name="ce1">
            <text:p>pc_hadesert</text:p>
          </table:table-cell>
          <table:table-cell office:value-type="string" office:string-value="@terraforming_cost_level_2" table:formula="of:=[.$T$8]&amp;[.N218]" table:style-name="ce1">
            <text:p>@terraforming_cost_level_2</text:p>
          </table:table-cell>
          <table:table-cell office:value-type="string" office:string-value="@terraforming_duration_level_2" table:formula="of:=[.$T$9]&amp;[.N21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18]+1)" table:style-name="ce1">
            <text:p>tech2</text:p>
          </table:table-cell>
          <table:table-cell office:value-type="float" office:value="0" table:formula="of:=[.I217]" table:style-name="ce1">
            <text:p>0</text:p>
          </table:table-cell>
          <table:table-cell office:value-type="float" office:value="211" table:style-name="ce1">
            <text:p>211</text:p>
          </table:table-cell>
          <table:table-cell office:value-type="float" office:value="6" table:formula="of:=INT([.J218]/COUNTA([.$V$7:.$Z$17]))+1" table:style-name="ce1">
            <text:p>6</text:p>
          </table:table-cell>
          <table:table-cell office:value-type="float" office:value="3" table:formula="of:=IF(INDEX([.$V$7:.$Z$17];[.L217]+1;[.M217])=&quot;&quot;;1;[.L217]+1)" table:style-name="ce1">
            <text:p>3</text:p>
          </table:table-cell>
          <table:table-cell office:value-type="float" office:value="3" table:formula="of:=IF(INDEX([.$V$7:.$Z$17];[.L217]+1;[.M217])=&quot;&quot;;IF([.M217]=5;1;[.M217]+1);[.M217])" table:style-name="ce1">
            <text:p>3</text:p>
          </table:table-cell>
          <table:table-cell office:value-type="float" office:value="2" table:formula="of:=IF([.B218]=[.C218];0;INDEX([.$V$18:.$Z$25];INT([.$J218]/COUNTA([.$V$7:.$Z$17]))+1;[.$M218]))" table:style-name="ce1">
            <text:p>2</text:p>
          </table:table-cell>
          <table:table-cell table:style-name="ce1"/>
          <table:table-cell office:value-type="string" office:string-value="" table:formula="of:=IF(INDEX([.AB$18:.AB$200];[.$K218])=&quot;&quot;;&quot;&quot;;[.$T$17]&amp;&quot; = yes &quot;)" table:style-name="ce1"/>
          <table:table-cell office:value-type="string" office:string-value="" table:formula="of:=IF(INDEX([.AC$18:.AC$200];[.$K218])=&quot;&quot;;&quot;&quot;;[.$T$18]&amp;&quot; = yes &quot;)" table:style-name="ce1"/>
          <table:table-cell office:value-type="string" office:string-value="" table:formula="of:=IF(INDEX([.AD$18:.AD$200];[.$K218])=&quot;&quot;;&quot;&quot;;[.$T$19]&amp;&quot; = yes &quot;)" table:style-name="ce1"/>
          <table:table-cell office:value-type="string" office:string-value="" table:formula="of:=IF(INDEX([.AE$18:.AE$200];[.$K21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12</text:p>
          </table:table-cell>
          <table:table-cell office:value-type="string" office:string-value="pc_oasis" table:formula="of:=INDEX([.U$18:.U$200];[.K219])" table:style-name="ce1">
            <text:p>pc_oasis</text:p>
          </table:table-cell>
          <table:table-cell office:value-type="string" office:string-value="pc_antarctic" table:formula="of:=INDEX([.$V$7:.$Z$17];[.L219];[.M219])" table:style-name="ce1">
            <text:p>pc_antarctic</text:p>
          </table:table-cell>
          <table:table-cell office:value-type="string" office:string-value="@terraforming_cost_level_2" table:formula="of:=[.$T$8]&amp;[.N219]" table:style-name="ce1">
            <text:p>@terraforming_cost_level_2</text:p>
          </table:table-cell>
          <table:table-cell office:value-type="string" office:string-value="@terraforming_duration_level_2" table:formula="of:=[.$T$9]&amp;[.N219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19]+1)" table:style-name="ce1">
            <text:p>tech2</text:p>
          </table:table-cell>
          <table:table-cell office:value-type="float" office:value="0" table:formula="of:=[.I218]" table:style-name="ce1">
            <text:p>0</text:p>
          </table:table-cell>
          <table:table-cell office:value-type="float" office:value="212" table:style-name="ce1">
            <text:p>212</text:p>
          </table:table-cell>
          <table:table-cell office:value-type="float" office:value="6" table:formula="of:=INT([.J219]/COUNTA([.$V$7:.$Z$17]))+1" table:style-name="ce1">
            <text:p>6</text:p>
          </table:table-cell>
          <table:table-cell office:value-type="float" office:value="4" table:formula="of:=IF(INDEX([.$V$7:.$Z$17];[.L218]+1;[.M218])=&quot;&quot;;1;[.L218]+1)" table:style-name="ce1">
            <text:p>4</text:p>
          </table:table-cell>
          <table:table-cell office:value-type="float" office:value="3" table:formula="of:=IF(INDEX([.$V$7:.$Z$17];[.L218]+1;[.M218])=&quot;&quot;;IF([.M218]=5;1;[.M218]+1);[.M218])" table:style-name="ce1">
            <text:p>3</text:p>
          </table:table-cell>
          <table:table-cell office:value-type="float" office:value="2" table:formula="of:=IF([.B219]=[.C219];0;INDEX([.$V$18:.$Z$25];INT([.$J219]/COUNTA([.$V$7:.$Z$17]))+1;[.$M219]))" table:style-name="ce1">
            <text:p>2</text:p>
          </table:table-cell>
          <table:table-cell table:style-name="ce1"/>
          <table:table-cell office:value-type="string" office:string-value="" table:formula="of:=IF(INDEX([.AB$18:.AB$200];[.$K219])=&quot;&quot;;&quot;&quot;;[.$T$17]&amp;&quot; = yes &quot;)" table:style-name="ce1"/>
          <table:table-cell office:value-type="string" office:string-value="" table:formula="of:=IF(INDEX([.AC$18:.AC$200];[.$K219])=&quot;&quot;;&quot;&quot;;[.$T$18]&amp;&quot; = yes &quot;)" table:style-name="ce1"/>
          <table:table-cell office:value-type="string" office:string-value="" table:formula="of:=IF(INDEX([.AD$18:.AD$200];[.$K219])=&quot;&quot;;&quot;&quot;;[.$T$19]&amp;&quot; = yes &quot;)" table:style-name="ce1"/>
          <table:table-cell office:value-type="string" office:string-value="" table:formula="of:=IF(INDEX([.AE$18:.AE$200];[.$K21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13</text:p>
          </table:table-cell>
          <table:table-cell office:value-type="string" office:string-value="pc_oasis" table:formula="of:=INDEX([.U$18:.U$200];[.K220])" table:style-name="ce1">
            <text:p>pc_oasis</text:p>
          </table:table-cell>
          <table:table-cell office:value-type="string" office:string-value="pc_tundra" table:formula="of:=INDEX([.$V$7:.$Z$17];[.L220];[.M220])" table:style-name="ce1">
            <text:p>pc_tundra</text:p>
          </table:table-cell>
          <table:table-cell office:value-type="string" office:string-value="@terraforming_cost_level_2" table:formula="of:=[.$T$8]&amp;[.N220]" table:style-name="ce1">
            <text:p>@terraforming_cost_level_2</text:p>
          </table:table-cell>
          <table:table-cell office:value-type="string" office:string-value="@terraforming_duration_level_2" table:formula="of:=[.$T$9]&amp;[.N22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20]+1)" table:style-name="ce1">
            <text:p>tech2</text:p>
          </table:table-cell>
          <table:table-cell office:value-type="float" office:value="0" table:formula="of:=[.I219]" table:style-name="ce1">
            <text:p>0</text:p>
          </table:table-cell>
          <table:table-cell office:value-type="float" office:value="213" table:style-name="ce1">
            <text:p>213</text:p>
          </table:table-cell>
          <table:table-cell office:value-type="float" office:value="6" table:formula="of:=INT([.J220]/COUNTA([.$V$7:.$Z$17]))+1" table:style-name="ce1">
            <text:p>6</text:p>
          </table:table-cell>
          <table:table-cell office:value-type="float" office:value="5" table:formula="of:=IF(INDEX([.$V$7:.$Z$17];[.L219]+1;[.M219])=&quot;&quot;;1;[.L219]+1)" table:style-name="ce1">
            <text:p>5</text:p>
          </table:table-cell>
          <table:table-cell office:value-type="float" office:value="3" table:formula="of:=IF(INDEX([.$V$7:.$Z$17];[.L219]+1;[.M219])=&quot;&quot;;IF([.M219]=5;1;[.M219]+1);[.M219])" table:style-name="ce1">
            <text:p>3</text:p>
          </table:table-cell>
          <table:table-cell office:value-type="float" office:value="2" table:formula="of:=IF([.B220]=[.C220];0;INDEX([.$V$18:.$Z$25];INT([.$J220]/COUNTA([.$V$7:.$Z$17]))+1;[.$M220]))" table:style-name="ce1">
            <text:p>2</text:p>
          </table:table-cell>
          <table:table-cell table:style-name="ce1"/>
          <table:table-cell office:value-type="string" office:string-value="" table:formula="of:=IF(INDEX([.AB$18:.AB$200];[.$K220])=&quot;&quot;;&quot;&quot;;[.$T$17]&amp;&quot; = yes &quot;)" table:style-name="ce1"/>
          <table:table-cell office:value-type="string" office:string-value="" table:formula="of:=IF(INDEX([.AC$18:.AC$200];[.$K220])=&quot;&quot;;&quot;&quot;;[.$T$18]&amp;&quot; = yes &quot;)" table:style-name="ce1"/>
          <table:table-cell office:value-type="string" office:string-value="" table:formula="of:=IF(INDEX([.AD$18:.AD$200];[.$K220])=&quot;&quot;;&quot;&quot;;[.$T$19]&amp;&quot; = yes &quot;)" table:style-name="ce1"/>
          <table:table-cell office:value-type="string" office:string-value="" table:formula="of:=IF(INDEX([.AE$18:.AE$200];[.$K22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14</text:p>
          </table:table-cell>
          <table:table-cell office:value-type="string" office:string-value="pc_oasis" table:formula="of:=INDEX([.U$18:.U$200];[.K221])" table:style-name="ce1">
            <text:p>pc_oasis</text:p>
          </table:table-cell>
          <table:table-cell office:value-type="string" office:string-value="pc_alpine" table:formula="of:=INDEX([.$V$7:.$Z$17];[.L221];[.M221])" table:style-name="ce1">
            <text:p>pc_alpine</text:p>
          </table:table-cell>
          <table:table-cell office:value-type="string" office:string-value="@terraforming_cost_level_2" table:formula="of:=[.$T$8]&amp;[.N221]" table:style-name="ce1">
            <text:p>@terraforming_cost_level_2</text:p>
          </table:table-cell>
          <table:table-cell office:value-type="string" office:string-value="@terraforming_duration_level_2" table:formula="of:=[.$T$9]&amp;[.N221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21]+1)" table:style-name="ce1">
            <text:p>tech2</text:p>
          </table:table-cell>
          <table:table-cell office:value-type="float" office:value="0" table:formula="of:=[.I220]" table:style-name="ce1">
            <text:p>0</text:p>
          </table:table-cell>
          <table:table-cell office:value-type="float" office:value="214" table:style-name="ce1">
            <text:p>214</text:p>
          </table:table-cell>
          <table:table-cell office:value-type="float" office:value="6" table:formula="of:=INT([.J221]/COUNTA([.$V$7:.$Z$17]))+1" table:style-name="ce1">
            <text:p>6</text:p>
          </table:table-cell>
          <table:table-cell office:value-type="float" office:value="6" table:formula="of:=IF(INDEX([.$V$7:.$Z$17];[.L220]+1;[.M220])=&quot;&quot;;1;[.L220]+1)" table:style-name="ce1">
            <text:p>6</text:p>
          </table:table-cell>
          <table:table-cell office:value-type="float" office:value="3" table:formula="of:=IF(INDEX([.$V$7:.$Z$17];[.L220]+1;[.M220])=&quot;&quot;;IF([.M220]=5;1;[.M220]+1);[.M220])" table:style-name="ce1">
            <text:p>3</text:p>
          </table:table-cell>
          <table:table-cell office:value-type="float" office:value="2" table:formula="of:=IF([.B221]=[.C221];0;INDEX([.$V$18:.$Z$25];INT([.$J221]/COUNTA([.$V$7:.$Z$17]))+1;[.$M221]))" table:style-name="ce1">
            <text:p>2</text:p>
          </table:table-cell>
          <table:table-cell table:style-name="ce1"/>
          <table:table-cell office:value-type="string" office:string-value="" table:formula="of:=IF(INDEX([.AB$18:.AB$200];[.$K221])=&quot;&quot;;&quot;&quot;;[.$T$17]&amp;&quot; = yes &quot;)" table:style-name="ce1"/>
          <table:table-cell office:value-type="string" office:string-value="" table:formula="of:=IF(INDEX([.AC$18:.AC$200];[.$K221])=&quot;&quot;;&quot;&quot;;[.$T$18]&amp;&quot; = yes &quot;)" table:style-name="ce1"/>
          <table:table-cell office:value-type="string" office:string-value="" table:formula="of:=IF(INDEX([.AD$18:.AD$200];[.$K221])=&quot;&quot;;&quot;&quot;;[.$T$19]&amp;&quot; = yes &quot;)" table:style-name="ce1"/>
          <table:table-cell office:value-type="string" office:string-value="" table:formula="of:=IF(INDEX([.AE$18:.AE$200];[.$K22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15</text:p>
          </table:table-cell>
          <table:table-cell office:value-type="string" office:string-value="pc_oasis" table:formula="of:=INDEX([.U$18:.U$200];[.K222])" table:style-name="ce1">
            <text:p>pc_oasis</text:p>
          </table:table-cell>
          <table:table-cell office:value-type="string" office:string-value="pc_greenhouse_cold" table:formula="of:=INDEX([.$V$7:.$Z$17];[.L222];[.M222])" table:style-name="ce1">
            <text:p>pc_greenhouse_cold</text:p>
          </table:table-cell>
          <table:table-cell office:value-type="string" office:string-value="@terraforming_cost_level_2" table:formula="of:=[.$T$8]&amp;[.N222]" table:style-name="ce1">
            <text:p>@terraforming_cost_level_2</text:p>
          </table:table-cell>
          <table:table-cell office:value-type="string" office:string-value="@terraforming_duration_level_2" table:formula="of:=[.$T$9]&amp;[.N22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22]+1)" table:style-name="ce1">
            <text:p>tech2</text:p>
          </table:table-cell>
          <table:table-cell office:value-type="float" office:value="0" table:formula="of:=[.I221]" table:style-name="ce1">
            <text:p>0</text:p>
          </table:table-cell>
          <table:table-cell office:value-type="float" office:value="215" table:style-name="ce1">
            <text:p>215</text:p>
          </table:table-cell>
          <table:table-cell office:value-type="float" office:value="6" table:formula="of:=INT([.J222]/COUNTA([.$V$7:.$Z$17]))+1" table:style-name="ce1">
            <text:p>6</text:p>
          </table:table-cell>
          <table:table-cell office:value-type="float" office:value="7" table:formula="of:=IF(INDEX([.$V$7:.$Z$17];[.L221]+1;[.M221])=&quot;&quot;;1;[.L221]+1)" table:style-name="ce1">
            <text:p>7</text:p>
          </table:table-cell>
          <table:table-cell office:value-type="float" office:value="3" table:formula="of:=IF(INDEX([.$V$7:.$Z$17];[.L221]+1;[.M221])=&quot;&quot;;IF([.M221]=5;1;[.M221]+1);[.M221])" table:style-name="ce1">
            <text:p>3</text:p>
          </table:table-cell>
          <table:table-cell office:value-type="float" office:value="2" table:formula="of:=IF([.B222]=[.C222];0;INDEX([.$V$18:.$Z$25];INT([.$J222]/COUNTA([.$V$7:.$Z$17]))+1;[.$M222]))" table:style-name="ce1">
            <text:p>2</text:p>
          </table:table-cell>
          <table:table-cell table:style-name="ce1"/>
          <table:table-cell office:value-type="string" office:string-value="" table:formula="of:=IF(INDEX([.AB$18:.AB$200];[.$K222])=&quot;&quot;;&quot;&quot;;[.$T$17]&amp;&quot; = yes &quot;)" table:style-name="ce1"/>
          <table:table-cell office:value-type="string" office:string-value="" table:formula="of:=IF(INDEX([.AC$18:.AC$200];[.$K222])=&quot;&quot;;&quot;&quot;;[.$T$18]&amp;&quot; = yes &quot;)" table:style-name="ce1"/>
          <table:table-cell office:value-type="string" office:string-value="" table:formula="of:=IF(INDEX([.AD$18:.AD$200];[.$K222])=&quot;&quot;;&quot;&quot;;[.$T$19]&amp;&quot; = yes &quot;)" table:style-name="ce1"/>
          <table:table-cell office:value-type="string" office:string-value="" table:formula="of:=IF(INDEX([.AE$18:.AE$200];[.$K22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16</text:p>
          </table:table-cell>
          <table:table-cell office:value-type="string" office:string-value="pc_oasis" table:formula="of:=INDEX([.U$18:.U$200];[.K223])" table:style-name="ce1">
            <text:p>pc_oasis</text:p>
          </table:table-cell>
          <table:table-cell office:value-type="string" office:string-value="pc_arctic" table:formula="of:=INDEX([.$V$7:.$Z$17];[.L223];[.M223])" table:style-name="ce1">
            <text:p>pc_arctic</text:p>
          </table:table-cell>
          <table:table-cell office:value-type="string" office:string-value="@terraforming_cost_level_3" table:formula="of:=[.$T$8]&amp;[.N223]" table:style-name="ce1">
            <text:p>@terraforming_cost_level_3</text:p>
          </table:table-cell>
          <table:table-cell office:value-type="string" office:string-value="@terraforming_duration_level_3" table:formula="of:=[.$T$9]&amp;[.N223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23]+1)" table:style-name="ce1">
            <text:p>tech3</text:p>
          </table:table-cell>
          <table:table-cell office:value-type="float" office:value="0" table:formula="of:=[.I222]" table:style-name="ce1">
            <text:p>0</text:p>
          </table:table-cell>
          <table:table-cell office:value-type="float" office:value="216" table:style-name="ce1">
            <text:p>216</text:p>
          </table:table-cell>
          <table:table-cell office:value-type="float" office:value="6" table:formula="of:=INT([.J223]/COUNTA([.$V$7:.$Z$17]))+1" table:style-name="ce1">
            <text:p>6</text:p>
          </table:table-cell>
          <table:table-cell office:value-type="float" office:value="1" table:formula="of:=IF(INDEX([.$V$7:.$Z$17];[.L222]+1;[.M222])=&quot;&quot;;1;[.L222]+1)" table:style-name="ce1">
            <text:p>1</text:p>
          </table:table-cell>
          <table:table-cell office:value-type="float" office:value="4" table:formula="of:=IF(INDEX([.$V$7:.$Z$17];[.L222]+1;[.M222])=&quot;&quot;;IF([.M222]=5;1;[.M222]+1);[.M222])" table:style-name="ce1">
            <text:p>4</text:p>
          </table:table-cell>
          <table:table-cell office:value-type="float" office:value="3" table:formula="of:=IF([.B223]=[.C223];0;INDEX([.$V$18:.$Z$25];INT([.$J223]/COUNTA([.$V$7:.$Z$17]))+1;[.$M223]))" table:style-name="ce1">
            <text:p>3</text:p>
          </table:table-cell>
          <table:table-cell table:style-name="ce1"/>
          <table:table-cell office:value-type="string" office:string-value="" table:formula="of:=IF(INDEX([.AB$18:.AB$200];[.$K223])=&quot;&quot;;&quot;&quot;;[.$T$17]&amp;&quot; = yes &quot;)" table:style-name="ce1"/>
          <table:table-cell office:value-type="string" office:string-value="" table:formula="of:=IF(INDEX([.AC$18:.AC$200];[.$K223])=&quot;&quot;;&quot;&quot;;[.$T$18]&amp;&quot; = yes &quot;)" table:style-name="ce1"/>
          <table:table-cell office:value-type="string" office:string-value="" table:formula="of:=IF(INDEX([.AD$18:.AD$200];[.$K223])=&quot;&quot;;&quot;&quot;;[.$T$19]&amp;&quot; = yes &quot;)" table:style-name="ce1"/>
          <table:table-cell office:value-type="string" office:string-value="" table:formula="of:=IF(INDEX([.AE$18:.AE$200];[.$K22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17</text:p>
          </table:table-cell>
          <table:table-cell office:value-type="string" office:string-value="pc_oasis" table:formula="of:=INDEX([.U$18:.U$200];[.K224])" table:style-name="ce1">
            <text:p>pc_oasis</text:p>
          </table:table-cell>
          <table:table-cell office:value-type="string" office:string-value="pc_swamp" table:formula="of:=INDEX([.$V$7:.$Z$17];[.L224];[.M224])" table:style-name="ce1">
            <text:p>pc_swamp</text:p>
          </table:table-cell>
          <table:table-cell office:value-type="string" office:string-value="@terraforming_cost_level_3" table:formula="of:=[.$T$8]&amp;[.N224]" table:style-name="ce1">
            <text:p>@terraforming_cost_level_3</text:p>
          </table:table-cell>
          <table:table-cell office:value-type="string" office:string-value="@terraforming_duration_level_3" table:formula="of:=[.$T$9]&amp;[.N224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24]+1)" table:style-name="ce1">
            <text:p>tech3</text:p>
          </table:table-cell>
          <table:table-cell office:value-type="float" office:value="0" table:formula="of:=[.I223]" table:style-name="ce1">
            <text:p>0</text:p>
          </table:table-cell>
          <table:table-cell office:value-type="float" office:value="217" table:style-name="ce1">
            <text:p>217</text:p>
          </table:table-cell>
          <table:table-cell office:value-type="float" office:value="6" table:formula="of:=INT([.J224]/COUNTA([.$V$7:.$Z$17]))+1" table:style-name="ce1">
            <text:p>6</text:p>
          </table:table-cell>
          <table:table-cell office:value-type="float" office:value="2" table:formula="of:=IF(INDEX([.$V$7:.$Z$17];[.L223]+1;[.M223])=&quot;&quot;;1;[.L223]+1)" table:style-name="ce1">
            <text:p>2</text:p>
          </table:table-cell>
          <table:table-cell office:value-type="float" office:value="4" table:formula="of:=IF(INDEX([.$V$7:.$Z$17];[.L223]+1;[.M223])=&quot;&quot;;IF([.M223]=5;1;[.M223]+1);[.M223])" table:style-name="ce1">
            <text:p>4</text:p>
          </table:table-cell>
          <table:table-cell office:value-type="float" office:value="3" table:formula="of:=IF([.B224]=[.C224];0;INDEX([.$V$18:.$Z$25];INT([.$J224]/COUNTA([.$V$7:.$Z$17]))+1;[.$M224]))" table:style-name="ce1">
            <text:p>3</text:p>
          </table:table-cell>
          <table:table-cell table:style-name="ce1"/>
          <table:table-cell office:value-type="string" office:string-value="" table:formula="of:=IF(INDEX([.AB$18:.AB$200];[.$K224])=&quot;&quot;;&quot;&quot;;[.$T$17]&amp;&quot; = yes &quot;)" table:style-name="ce1"/>
          <table:table-cell office:value-type="string" office:string-value="" table:formula="of:=IF(INDEX([.AC$18:.AC$200];[.$K224])=&quot;&quot;;&quot;&quot;;[.$T$18]&amp;&quot; = yes &quot;)" table:style-name="ce1"/>
          <table:table-cell office:value-type="string" office:string-value="" table:formula="of:=IF(INDEX([.AD$18:.AD$200];[.$K224])=&quot;&quot;;&quot;&quot;;[.$T$19]&amp;&quot; = yes &quot;)" table:style-name="ce1"/>
          <table:table-cell office:value-type="string" office:string-value="" table:formula="of:=IF(INDEX([.AE$18:.AE$200];[.$K22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18</text:p>
          </table:table-cell>
          <table:table-cell office:value-type="string" office:string-value="pc_oasis" table:formula="of:=INDEX([.U$18:.U$200];[.K225])" table:style-name="ce1">
            <text:p>pc_oasis</text:p>
          </table:table-cell>
          <table:table-cell office:value-type="string" office:string-value="pc_cascadian" table:formula="of:=INDEX([.$V$7:.$Z$17];[.L225];[.M225])" table:style-name="ce1">
            <text:p>pc_cascadian</text:p>
          </table:table-cell>
          <table:table-cell office:value-type="string" office:string-value="@terraforming_cost_level_3" table:formula="of:=[.$T$8]&amp;[.N225]" table:style-name="ce1">
            <text:p>@terraforming_cost_level_3</text:p>
          </table:table-cell>
          <table:table-cell office:value-type="string" office:string-value="@terraforming_duration_level_3" table:formula="of:=[.$T$9]&amp;[.N225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25]+1)" table:style-name="ce1">
            <text:p>tech3</text:p>
          </table:table-cell>
          <table:table-cell office:value-type="float" office:value="0" table:formula="of:=[.I224]" table:style-name="ce1">
            <text:p>0</text:p>
          </table:table-cell>
          <table:table-cell office:value-type="float" office:value="218" table:style-name="ce1">
            <text:p>218</text:p>
          </table:table-cell>
          <table:table-cell office:value-type="float" office:value="6" table:formula="of:=INT([.J225]/COUNTA([.$V$7:.$Z$17]))+1" table:style-name="ce1">
            <text:p>6</text:p>
          </table:table-cell>
          <table:table-cell office:value-type="float" office:value="3" table:formula="of:=IF(INDEX([.$V$7:.$Z$17];[.L224]+1;[.M224])=&quot;&quot;;1;[.L224]+1)" table:style-name="ce1">
            <text:p>3</text:p>
          </table:table-cell>
          <table:table-cell office:value-type="float" office:value="4" table:formula="of:=IF(INDEX([.$V$7:.$Z$17];[.L224]+1;[.M224])=&quot;&quot;;IF([.M224]=5;1;[.M224]+1);[.M224])" table:style-name="ce1">
            <text:p>4</text:p>
          </table:table-cell>
          <table:table-cell office:value-type="float" office:value="3" table:formula="of:=IF([.B225]=[.C225];0;INDEX([.$V$18:.$Z$25];INT([.$J225]/COUNTA([.$V$7:.$Z$17]))+1;[.$M225]))" table:style-name="ce1">
            <text:p>3</text:p>
          </table:table-cell>
          <table:table-cell table:style-name="ce1"/>
          <table:table-cell office:value-type="string" office:string-value="" table:formula="of:=IF(INDEX([.AB$18:.AB$200];[.$K225])=&quot;&quot;;&quot;&quot;;[.$T$17]&amp;&quot; = yes &quot;)" table:style-name="ce1"/>
          <table:table-cell office:value-type="string" office:string-value="" table:formula="of:=IF(INDEX([.AC$18:.AC$200];[.$K225])=&quot;&quot;;&quot;&quot;;[.$T$18]&amp;&quot; = yes &quot;)" table:style-name="ce1"/>
          <table:table-cell office:value-type="string" office:string-value="" table:formula="of:=IF(INDEX([.AD$18:.AD$200];[.$K225])=&quot;&quot;;&quot;&quot;;[.$T$19]&amp;&quot; = yes &quot;)" table:style-name="ce1"/>
          <table:table-cell office:value-type="string" office:string-value="" table:formula="of:=IF(INDEX([.AE$18:.AE$200];[.$K22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19</text:p>
          </table:table-cell>
          <table:table-cell office:value-type="string" office:string-value="pc_oasis" table:formula="of:=INDEX([.U$18:.U$200];[.K226])" table:style-name="ce1">
            <text:p>pc_oasis</text:p>
          </table:table-cell>
          <table:table-cell office:value-type="string" office:string-value="pc_geothermal" table:formula="of:=INDEX([.$V$7:.$Z$17];[.L226];[.M226])" table:style-name="ce1">
            <text:p>pc_geothermal</text:p>
          </table:table-cell>
          <table:table-cell office:value-type="string" office:string-value="@terraforming_cost_level_3" table:formula="of:=[.$T$8]&amp;[.N226]" table:style-name="ce1">
            <text:p>@terraforming_cost_level_3</text:p>
          </table:table-cell>
          <table:table-cell office:value-type="string" office:string-value="@terraforming_duration_level_3" table:formula="of:=[.$T$9]&amp;[.N226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26]+1)" table:style-name="ce1">
            <text:p>tech3</text:p>
          </table:table-cell>
          <table:table-cell office:value-type="float" office:value="0" table:formula="of:=[.I225]" table:style-name="ce1">
            <text:p>0</text:p>
          </table:table-cell>
          <table:table-cell office:value-type="float" office:value="219" table:style-name="ce1">
            <text:p>219</text:p>
          </table:table-cell>
          <table:table-cell office:value-type="float" office:value="6" table:formula="of:=INT([.J226]/COUNTA([.$V$7:.$Z$17]))+1" table:style-name="ce1">
            <text:p>6</text:p>
          </table:table-cell>
          <table:table-cell office:value-type="float" office:value="4" table:formula="of:=IF(INDEX([.$V$7:.$Z$17];[.L225]+1;[.M225])=&quot;&quot;;1;[.L225]+1)" table:style-name="ce1">
            <text:p>4</text:p>
          </table:table-cell>
          <table:table-cell office:value-type="float" office:value="4" table:formula="of:=IF(INDEX([.$V$7:.$Z$17];[.L225]+1;[.M225])=&quot;&quot;;IF([.M225]=5;1;[.M225]+1);[.M225])" table:style-name="ce1">
            <text:p>4</text:p>
          </table:table-cell>
          <table:table-cell office:value-type="float" office:value="3" table:formula="of:=IF([.B226]=[.C226];0;INDEX([.$V$18:.$Z$25];INT([.$J226]/COUNTA([.$V$7:.$Z$17]))+1;[.$M226]))" table:style-name="ce1">
            <text:p>3</text:p>
          </table:table-cell>
          <table:table-cell table:style-name="ce1"/>
          <table:table-cell office:value-type="string" office:string-value="" table:formula="of:=IF(INDEX([.AB$18:.AB$200];[.$K226])=&quot;&quot;;&quot;&quot;;[.$T$17]&amp;&quot; = yes &quot;)" table:style-name="ce1"/>
          <table:table-cell office:value-type="string" office:string-value="" table:formula="of:=IF(INDEX([.AC$18:.AC$200];[.$K226])=&quot;&quot;;&quot;&quot;;[.$T$18]&amp;&quot; = yes &quot;)" table:style-name="ce1"/>
          <table:table-cell office:value-type="string" office:string-value="" table:formula="of:=IF(INDEX([.AD$18:.AD$200];[.$K226])=&quot;&quot;;&quot;&quot;;[.$T$19]&amp;&quot; = yes &quot;)" table:style-name="ce1"/>
          <table:table-cell office:value-type="string" office:string-value="" table:formula="of:=IF(INDEX([.AE$18:.AE$200];[.$K22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20</text:p>
          </table:table-cell>
          <table:table-cell office:value-type="string" office:string-value="pc_oasis" table:formula="of:=INDEX([.U$18:.U$200];[.K227])" table:style-name="ce1">
            <text:p>pc_oasis</text:p>
          </table:table-cell>
          <table:table-cell office:value-type="string" office:string-value="pc_glacial" table:formula="of:=INDEX([.$V$7:.$Z$17];[.L227];[.M227])" table:style-name="ce1">
            <text:p>pc_glacial</text:p>
          </table:table-cell>
          <table:table-cell office:value-type="string" office:string-value="@terraforming_cost_level_3" table:formula="of:=[.$T$8]&amp;[.N227]" table:style-name="ce1">
            <text:p>@terraforming_cost_level_3</text:p>
          </table:table-cell>
          <table:table-cell office:value-type="string" office:string-value="@terraforming_duration_level_3" table:formula="of:=[.$T$9]&amp;[.N227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27]+1)" table:style-name="ce1">
            <text:p>tech3</text:p>
          </table:table-cell>
          <table:table-cell office:value-type="float" office:value="0" table:formula="of:=[.I226]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6" table:formula="of:=INT([.J227]/COUNTA([.$V$7:.$Z$17]))+1" table:style-name="ce1">
            <text:p>6</text:p>
          </table:table-cell>
          <table:table-cell office:value-type="float" office:value="5" table:formula="of:=IF(INDEX([.$V$7:.$Z$17];[.L226]+1;[.M226])=&quot;&quot;;1;[.L226]+1)" table:style-name="ce1">
            <text:p>5</text:p>
          </table:table-cell>
          <table:table-cell office:value-type="float" office:value="4" table:formula="of:=IF(INDEX([.$V$7:.$Z$17];[.L226]+1;[.M226])=&quot;&quot;;IF([.M226]=5;1;[.M226]+1);[.M226])" table:style-name="ce1">
            <text:p>4</text:p>
          </table:table-cell>
          <table:table-cell office:value-type="float" office:value="3" table:formula="of:=IF([.B227]=[.C227];0;INDEX([.$V$18:.$Z$25];INT([.$J227]/COUNTA([.$V$7:.$Z$17]))+1;[.$M227]))" table:style-name="ce1">
            <text:p>3</text:p>
          </table:table-cell>
          <table:table-cell table:style-name="ce1"/>
          <table:table-cell office:value-type="string" office:string-value="" table:formula="of:=IF(INDEX([.AB$18:.AB$200];[.$K227])=&quot;&quot;;&quot;&quot;;[.$T$17]&amp;&quot; = yes &quot;)" table:style-name="ce1"/>
          <table:table-cell office:value-type="string" office:string-value="" table:formula="of:=IF(INDEX([.AC$18:.AC$200];[.$K227])=&quot;&quot;;&quot;&quot;;[.$T$18]&amp;&quot; = yes &quot;)" table:style-name="ce1"/>
          <table:table-cell office:value-type="string" office:string-value="" table:formula="of:=IF(INDEX([.AD$18:.AD$200];[.$K227])=&quot;&quot;;&quot;&quot;;[.$T$19]&amp;&quot; = yes &quot;)" table:style-name="ce1"/>
          <table:table-cell office:value-type="string" office:string-value="" table:formula="of:=IF(INDEX([.AE$18:.AE$200];[.$K22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21</text:p>
          </table:table-cell>
          <table:table-cell office:value-type="string" office:string-value="pc_oasis" table:formula="of:=INDEX([.U$18:.U$200];[.K228])" table:style-name="ce1">
            <text:p>pc_oasis</text:p>
          </table:table-cell>
          <table:table-cell office:value-type="string" office:string-value="pc_subarctic" table:formula="of:=INDEX([.$V$7:.$Z$17];[.L228];[.M228])" table:style-name="ce1">
            <text:p>pc_subarctic</text:p>
          </table:table-cell>
          <table:table-cell office:value-type="string" office:string-value="@terraforming_cost_level_3" table:formula="of:=[.$T$8]&amp;[.N228]" table:style-name="ce1">
            <text:p>@terraforming_cost_level_3</text:p>
          </table:table-cell>
          <table:table-cell office:value-type="string" office:string-value="@terraforming_duration_level_3" table:formula="of:=[.$T$9]&amp;[.N228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28]+1)" table:style-name="ce1">
            <text:p>tech3</text:p>
          </table:table-cell>
          <table:table-cell office:value-type="float" office:value="0" table:formula="of:=[.I227]" table:style-name="ce1">
            <text:p>0</text:p>
          </table:table-cell>
          <table:table-cell office:value-type="float" office:value="221" table:style-name="ce1">
            <text:p>221</text:p>
          </table:table-cell>
          <table:table-cell office:value-type="float" office:value="6" table:formula="of:=INT([.J228]/COUNTA([.$V$7:.$Z$17]))+1" table:style-name="ce1">
            <text:p>6</text:p>
          </table:table-cell>
          <table:table-cell office:value-type="float" office:value="6" table:formula="of:=IF(INDEX([.$V$7:.$Z$17];[.L227]+1;[.M227])=&quot;&quot;;1;[.L227]+1)" table:style-name="ce1">
            <text:p>6</text:p>
          </table:table-cell>
          <table:table-cell office:value-type="float" office:value="4" table:formula="of:=IF(INDEX([.$V$7:.$Z$17];[.L227]+1;[.M227])=&quot;&quot;;IF([.M227]=5;1;[.M227]+1);[.M227])" table:style-name="ce1">
            <text:p>4</text:p>
          </table:table-cell>
          <table:table-cell office:value-type="float" office:value="3" table:formula="of:=IF([.B228]=[.C228];0;INDEX([.$V$18:.$Z$25];INT([.$J228]/COUNTA([.$V$7:.$Z$17]))+1;[.$M228]))" table:style-name="ce1">
            <text:p>3</text:p>
          </table:table-cell>
          <table:table-cell table:style-name="ce1"/>
          <table:table-cell office:value-type="string" office:string-value="" table:formula="of:=IF(INDEX([.AB$18:.AB$200];[.$K228])=&quot;&quot;;&quot;&quot;;[.$T$17]&amp;&quot; = yes &quot;)" table:style-name="ce1"/>
          <table:table-cell office:value-type="string" office:string-value="" table:formula="of:=IF(INDEX([.AC$18:.AC$200];[.$K228])=&quot;&quot;;&quot;&quot;;[.$T$18]&amp;&quot; = yes &quot;)" table:style-name="ce1"/>
          <table:table-cell office:value-type="string" office:string-value="" table:formula="of:=IF(INDEX([.AD$18:.AD$200];[.$K228])=&quot;&quot;;&quot;&quot;;[.$T$19]&amp;&quot; = yes &quot;)" table:style-name="ce1"/>
          <table:table-cell office:value-type="string" office:string-value="" table:formula="of:=IF(INDEX([.AE$18:.AE$200];[.$K22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22</text:p>
          </table:table-cell>
          <table:table-cell office:value-type="string" office:string-value="pc_oasis" table:formula="of:=INDEX([.U$18:.U$200];[.K229])" table:style-name="ce1">
            <text:p>pc_oasis</text:p>
          </table:table-cell>
          <table:table-cell office:value-type="string" office:string-value="pc_marginal_cold" table:formula="of:=INDEX([.$V$7:.$Z$17];[.L229];[.M229])" table:style-name="ce1">
            <text:p>pc_marginal_cold</text:p>
          </table:table-cell>
          <table:table-cell office:value-type="string" office:string-value="@terraforming_cost_level_3" table:formula="of:=[.$T$8]&amp;[.N229]" table:style-name="ce1">
            <text:p>@terraforming_cost_level_3</text:p>
          </table:table-cell>
          <table:table-cell office:value-type="string" office:string-value="@terraforming_duration_level_3" table:formula="of:=[.$T$9]&amp;[.N229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29]+1)" table:style-name="ce1">
            <text:p>tech3</text:p>
          </table:table-cell>
          <table:table-cell office:value-type="float" office:value="0" table:formula="of:=[.I228]" table:style-name="ce1">
            <text:p>0</text:p>
          </table:table-cell>
          <table:table-cell office:value-type="float" office:value="222" table:style-name="ce1">
            <text:p>222</text:p>
          </table:table-cell>
          <table:table-cell office:value-type="float" office:value="6" table:formula="of:=INT([.J229]/COUNTA([.$V$7:.$Z$17]))+1" table:style-name="ce1">
            <text:p>6</text:p>
          </table:table-cell>
          <table:table-cell office:value-type="float" office:value="7" table:formula="of:=IF(INDEX([.$V$7:.$Z$17];[.L228]+1;[.M228])=&quot;&quot;;1;[.L228]+1)" table:style-name="ce1">
            <text:p>7</text:p>
          </table:table-cell>
          <table:table-cell office:value-type="float" office:value="4" table:formula="of:=IF(INDEX([.$V$7:.$Z$17];[.L228]+1;[.M228])=&quot;&quot;;IF([.M228]=5;1;[.M228]+1);[.M228])" table:style-name="ce1">
            <text:p>4</text:p>
          </table:table-cell>
          <table:table-cell office:value-type="float" office:value="3" table:formula="of:=IF([.B229]=[.C229];0;INDEX([.$V$18:.$Z$25];INT([.$J229]/COUNTA([.$V$7:.$Z$17]))+1;[.$M229]))" table:style-name="ce1">
            <text:p>3</text:p>
          </table:table-cell>
          <table:table-cell table:style-name="ce1"/>
          <table:table-cell office:value-type="string" office:string-value="" table:formula="of:=IF(INDEX([.AB$18:.AB$200];[.$K229])=&quot;&quot;;&quot;&quot;;[.$T$17]&amp;&quot; = yes &quot;)" table:style-name="ce1"/>
          <table:table-cell office:value-type="string" office:string-value="" table:formula="of:=IF(INDEX([.AC$18:.AC$200];[.$K229])=&quot;&quot;;&quot;&quot;;[.$T$18]&amp;&quot; = yes &quot;)" table:style-name="ce1"/>
          <table:table-cell office:value-type="string" office:string-value="" table:formula="of:=IF(INDEX([.AD$18:.AD$200];[.$K229])=&quot;&quot;;&quot;&quot;;[.$T$19]&amp;&quot; = yes &quot;)" table:style-name="ce1"/>
          <table:table-cell office:value-type="string" office:string-value="" table:formula="of:=IF(INDEX([.AE$18:.AE$200];[.$K22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23</text:p>
          </table:table-cell>
          <table:table-cell office:value-type="string" office:string-value="pc_oasis" table:formula="of:=INDEX([.U$18:.U$200];[.K230])" table:style-name="ce1">
            <text:p>pc_oasis</text:p>
          </table:table-cell>
          <table:table-cell office:value-type="string" office:string-value="pc_gaia" table:formula="of:=INDEX([.$V$7:.$Z$17];[.L230];[.M230])" table:style-name="ce1">
            <text:p>pc_gaia</text:p>
          </table:table-cell>
          <table:table-cell office:value-type="string" office:string-value="@terraforming_cost_level_4" table:formula="of:=[.$T$8]&amp;[.N230]" table:style-name="ce1">
            <text:p>@terraforming_cost_level_4</text:p>
          </table:table-cell>
          <table:table-cell office:value-type="string" office:string-value="@terraforming_duration_level_4" table:formula="of:=[.$T$9]&amp;[.N230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230]+1)" table:style-name="ce1">
            <text:p>tech4</text:p>
          </table:table-cell>
          <table:table-cell office:value-type="float" office:value="0" table:formula="of:=[.I229]" table:style-name="ce1">
            <text:p>0</text:p>
          </table:table-cell>
          <table:table-cell office:value-type="float" office:value="223" table:style-name="ce1">
            <text:p>223</text:p>
          </table:table-cell>
          <table:table-cell office:value-type="float" office:value="6" table:formula="of:=INT([.J230]/COUNTA([.$V$7:.$Z$17]))+1" table:style-name="ce1">
            <text:p>6</text:p>
          </table:table-cell>
          <table:table-cell office:value-type="float" office:value="1" table:formula="of:=IF(INDEX([.$V$7:.$Z$17];[.L229]+1;[.M229])=&quot;&quot;;1;[.L229]+1)" table:style-name="ce1">
            <text:p>1</text:p>
          </table:table-cell>
          <table:table-cell office:value-type="float" office:value="5" table:formula="of:=IF(INDEX([.$V$7:.$Z$17];[.L229]+1;[.M229])=&quot;&quot;;IF([.M229]=5;1;[.M229]+1);[.M229])" table:style-name="ce1">
            <text:p>5</text:p>
          </table:table-cell>
          <table:table-cell office:value-type="float" office:value="4" table:formula="of:=IF([.B230]=[.C230];0;INDEX([.$V$18:.$Z$25];INT([.$J230]/COUNTA([.$V$7:.$Z$17]))+1;[.$M230]))" table:style-name="ce1">
            <text:p>4</text:p>
          </table:table-cell>
          <table:table-cell table:style-name="ce1"/>
          <table:table-cell office:value-type="string" office:string-value="" table:formula="of:=IF(INDEX([.AB$18:.AB$200];[.$K230])=&quot;&quot;;&quot;&quot;;[.$T$17]&amp;&quot; = yes &quot;)" table:style-name="ce1"/>
          <table:table-cell office:value-type="string" office:string-value="" table:formula="of:=IF(INDEX([.AC$18:.AC$200];[.$K230])=&quot;&quot;;&quot;&quot;;[.$T$18]&amp;&quot; = yes &quot;)" table:style-name="ce1"/>
          <table:table-cell office:value-type="string" office:string-value="" table:formula="of:=IF(INDEX([.AD$18:.AD$200];[.$K230])=&quot;&quot;;&quot;&quot;;[.$T$19]&amp;&quot; = yes &quot;)" table:style-name="ce1"/>
          <table:table-cell office:value-type="string" office:string-value="" table:formula="of:=IF(INDEX([.AE$18:.AE$200];[.$K23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24</text:p>
          </table:table-cell>
          <table:table-cell office:value-type="string" office:string-value="pc_oasis" table:formula="of:=INDEX([.U$18:.U$200];[.K231])" table:style-name="ce1">
            <text:p>pc_oasis</text:p>
          </table:table-cell>
          <table:table-cell office:value-type="string" office:string-value="pc_machine" table:formula="of:=INDEX([.$V$7:.$Z$17];[.L231];[.M231])" table:style-name="ce1">
            <text:p>pc_machine</text:p>
          </table:table-cell>
          <table:table-cell office:value-type="string" office:string-value="@terraforming_cost_level_4" table:formula="of:=[.$T$8]&amp;[.N231]" table:style-name="ce1">
            <text:p>@terraforming_cost_level_4</text:p>
          </table:table-cell>
          <table:table-cell office:value-type="string" office:string-value="@terraforming_duration_level_4" table:formula="of:=[.$T$9]&amp;[.N231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231]+1)" table:style-name="ce1">
            <text:p>tech4</text:p>
          </table:table-cell>
          <table:table-cell office:value-type="float" office:value="0" table:formula="of:=[.I230]" table:style-name="ce1">
            <text:p>0</text:p>
          </table:table-cell>
          <table:table-cell office:value-type="float" office:value="224" table:style-name="ce1">
            <text:p>224</text:p>
          </table:table-cell>
          <table:table-cell office:value-type="float" office:value="6" table:formula="of:=INT([.J231]/COUNTA([.$V$7:.$Z$17]))+1" table:style-name="ce1">
            <text:p>6</text:p>
          </table:table-cell>
          <table:table-cell office:value-type="float" office:value="2" table:formula="of:=IF(INDEX([.$V$7:.$Z$17];[.L230]+1;[.M230])=&quot;&quot;;1;[.L230]+1)" table:style-name="ce1">
            <text:p>2</text:p>
          </table:table-cell>
          <table:table-cell office:value-type="float" office:value="5" table:formula="of:=IF(INDEX([.$V$7:.$Z$17];[.L230]+1;[.M230])=&quot;&quot;;IF([.M230]=5;1;[.M230]+1);[.M230])" table:style-name="ce1">
            <text:p>5</text:p>
          </table:table-cell>
          <table:table-cell office:value-type="float" office:value="4" table:formula="of:=IF([.B231]=[.C231];0;INDEX([.$V$18:.$Z$25];INT([.$J231]/COUNTA([.$V$7:.$Z$17]))+1;[.$M231]))" table:style-name="ce1">
            <text:p>4</text:p>
          </table:table-cell>
          <table:table-cell table:style-name="ce1"/>
          <table:table-cell office:value-type="string" office:string-value="" table:formula="of:=IF(INDEX([.AB$18:.AB$200];[.$K231])=&quot;&quot;;&quot;&quot;;[.$T$17]&amp;&quot; = yes &quot;)" table:style-name="ce1"/>
          <table:table-cell office:value-type="string" office:string-value="" table:formula="of:=IF(INDEX([.AC$18:.AC$200];[.$K231])=&quot;&quot;;&quot;&quot;;[.$T$18]&amp;&quot; = yes &quot;)" table:style-name="ce1"/>
          <table:table-cell office:value-type="string" office:string-value="" table:formula="of:=IF(INDEX([.AD$18:.AD$200];[.$K231])=&quot;&quot;;&quot;&quot;;[.$T$19]&amp;&quot; = yes &quot;)" table:style-name="ce1"/>
          <table:table-cell office:value-type="string" office:string-value="" table:formula="of:=IF(INDEX([.AE$18:.AE$200];[.$K23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25</text:p>
          </table:table-cell>
          <table:table-cell office:value-type="string" office:string-value="pc_oasis" table:formula="of:=INDEX([.U$18:.U$200];[.K232])" table:style-name="ce1">
            <text:p>pc_oasis</text:p>
          </table:table-cell>
          <table:table-cell office:value-type="string" office:string-value="pc_cybertronic" table:formula="of:=INDEX([.$V$7:.$Z$17];[.L232];[.M232])" table:style-name="ce1">
            <text:p>pc_cybertronic</text:p>
          </table:table-cell>
          <table:table-cell office:value-type="string" office:string-value="@terraforming_cost_level_4" table:formula="of:=[.$T$8]&amp;[.N232]" table:style-name="ce1">
            <text:p>@terraforming_cost_level_4</text:p>
          </table:table-cell>
          <table:table-cell office:value-type="string" office:string-value="@terraforming_duration_level_4" table:formula="of:=[.$T$9]&amp;[.N232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232]+1)" table:style-name="ce1">
            <text:p>tech4</text:p>
          </table:table-cell>
          <table:table-cell office:value-type="float" office:value="0" table:formula="of:=[.I231]" table:style-name="ce1">
            <text:p>0</text:p>
          </table:table-cell>
          <table:table-cell office:value-type="float" office:value="225" table:style-name="ce1">
            <text:p>225</text:p>
          </table:table-cell>
          <table:table-cell office:value-type="float" office:value="6" table:formula="of:=INT([.J232]/COUNTA([.$V$7:.$Z$17]))+1" table:style-name="ce1">
            <text:p>6</text:p>
          </table:table-cell>
          <table:table-cell office:value-type="float" office:value="3" table:formula="of:=IF(INDEX([.$V$7:.$Z$17];[.L231]+1;[.M231])=&quot;&quot;;1;[.L231]+1)" table:style-name="ce1">
            <text:p>3</text:p>
          </table:table-cell>
          <table:table-cell office:value-type="float" office:value="5" table:formula="of:=IF(INDEX([.$V$7:.$Z$17];[.L231]+1;[.M231])=&quot;&quot;;IF([.M231]=5;1;[.M231]+1);[.M231])" table:style-name="ce1">
            <text:p>5</text:p>
          </table:table-cell>
          <table:table-cell office:value-type="float" office:value="4" table:formula="of:=IF([.B232]=[.C232];0;INDEX([.$V$18:.$Z$25];INT([.$J232]/COUNTA([.$V$7:.$Z$17]))+1;[.$M232]))" table:style-name="ce1">
            <text:p>4</text:p>
          </table:table-cell>
          <table:table-cell table:style-name="ce1"/>
          <table:table-cell office:value-type="string" office:string-value="" table:formula="of:=IF(INDEX([.AB$18:.AB$200];[.$K232])=&quot;&quot;;&quot;&quot;;[.$T$17]&amp;&quot; = yes &quot;)" table:style-name="ce1"/>
          <table:table-cell office:value-type="string" office:string-value="" table:formula="of:=IF(INDEX([.AC$18:.AC$200];[.$K232])=&quot;&quot;;&quot;&quot;;[.$T$18]&amp;&quot; = yes &quot;)" table:style-name="ce1"/>
          <table:table-cell office:value-type="string" office:string-value="" table:formula="of:=IF(INDEX([.AD$18:.AD$200];[.$K232])=&quot;&quot;;&quot;&quot;;[.$T$19]&amp;&quot; = yes &quot;)" table:style-name="ce1"/>
          <table:table-cell office:value-type="string" office:string-value="" table:formula="of:=IF(INDEX([.AE$18:.AE$200];[.$K23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26</text:p>
          </table:table-cell>
          <table:table-cell office:value-type="string" office:string-value="pc_oasis" table:formula="of:=INDEX([.U$18:.U$200];[.K233])" table:style-name="ce1">
            <text:p>pc_oasis</text:p>
          </table:table-cell>
          <table:table-cell office:value-type="string" office:string-value="pc_nuked" table:formula="of:=INDEX([.$V$7:.$Z$17];[.L233];[.M233])" table:style-name="ce1">
            <text:p>pc_nuked</text:p>
          </table:table-cell>
          <table:table-cell office:value-type="string" office:string-value="@terraforming_cost_level_4" table:formula="of:=[.$T$8]&amp;[.N233]" table:style-name="ce1">
            <text:p>@terraforming_cost_level_4</text:p>
          </table:table-cell>
          <table:table-cell office:value-type="string" office:string-value="@terraforming_duration_level_4" table:formula="of:=[.$T$9]&amp;[.N233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233]+1)" table:style-name="ce1">
            <text:p>tech4</text:p>
          </table:table-cell>
          <table:table-cell office:value-type="float" office:value="0" table:formula="of:=[.I232]" table:style-name="ce1">
            <text:p>0</text:p>
          </table:table-cell>
          <table:table-cell office:value-type="float" office:value="226" table:style-name="ce1">
            <text:p>226</text:p>
          </table:table-cell>
          <table:table-cell office:value-type="float" office:value="6" table:formula="of:=INT([.J233]/COUNTA([.$V$7:.$Z$17]))+1" table:style-name="ce1">
            <text:p>6</text:p>
          </table:table-cell>
          <table:table-cell office:value-type="float" office:value="4" table:formula="of:=IF(INDEX([.$V$7:.$Z$17];[.L232]+1;[.M232])=&quot;&quot;;1;[.L232]+1)" table:style-name="ce1">
            <text:p>4</text:p>
          </table:table-cell>
          <table:table-cell office:value-type="float" office:value="5" table:formula="of:=IF(INDEX([.$V$7:.$Z$17];[.L232]+1;[.M232])=&quot;&quot;;IF([.M232]=5;1;[.M232]+1);[.M232])" table:style-name="ce1">
            <text:p>5</text:p>
          </table:table-cell>
          <table:table-cell office:value-type="float" office:value="4" table:formula="of:=IF([.B233]=[.C233];0;INDEX([.$V$18:.$Z$25];INT([.$J233]/COUNTA([.$V$7:.$Z$17]))+1;[.$M233]))" table:style-name="ce1">
            <text:p>4</text:p>
          </table:table-cell>
          <table:table-cell table:style-name="ce1"/>
          <table:table-cell office:value-type="string" office:string-value="" table:formula="of:=IF(INDEX([.AB$18:.AB$200];[.$K233])=&quot;&quot;;&quot;&quot;;[.$T$17]&amp;&quot; = yes &quot;)" table:style-name="ce1"/>
          <table:table-cell office:value-type="string" office:string-value="" table:formula="of:=IF(INDEX([.AC$18:.AC$200];[.$K233])=&quot;&quot;;&quot;&quot;;[.$T$18]&amp;&quot; = yes &quot;)" table:style-name="ce1"/>
          <table:table-cell office:value-type="string" office:string-value="" table:formula="of:=IF(INDEX([.AD$18:.AD$200];[.$K233])=&quot;&quot;;&quot;&quot;;[.$T$19]&amp;&quot; = yes &quot;)" table:style-name="ce1"/>
          <table:table-cell office:value-type="string" office:string-value="" table:formula="of:=IF(INDEX([.AE$18:.AE$200];[.$K23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27</text:p>
          </table:table-cell>
          <table:table-cell office:value-type="string" office:string-value="pc_oasis" table:formula="of:=INDEX([.U$18:.U$200];[.K234])" table:style-name="ce1">
            <text:p>pc_oasis</text:p>
          </table:table-cell>
          <table:table-cell office:value-type="string" office:string-value="pc_floating" table:formula="of:=INDEX([.$V$7:.$Z$17];[.L234];[.M234])" table:style-name="ce1">
            <text:p>pc_floating</text:p>
          </table:table-cell>
          <table:table-cell office:value-type="string" office:string-value="@terraforming_cost_level_4" table:formula="of:=[.$T$8]&amp;[.N234]" table:style-name="ce1">
            <text:p>@terraforming_cost_level_4</text:p>
          </table:table-cell>
          <table:table-cell office:value-type="string" office:string-value="@terraforming_duration_level_4" table:formula="of:=[.$T$9]&amp;[.N234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234]+1)" table:style-name="ce1">
            <text:p>tech4</text:p>
          </table:table-cell>
          <table:table-cell office:value-type="float" office:value="0" table:formula="of:=[.I233]" table:style-name="ce1">
            <text:p>0</text:p>
          </table:table-cell>
          <table:table-cell office:value-type="float" office:value="227" table:style-name="ce1">
            <text:p>227</text:p>
          </table:table-cell>
          <table:table-cell office:value-type="float" office:value="6" table:formula="of:=INT([.J234]/COUNTA([.$V$7:.$Z$17]))+1" table:style-name="ce1">
            <text:p>6</text:p>
          </table:table-cell>
          <table:table-cell office:value-type="float" office:value="5" table:formula="of:=IF(INDEX([.$V$7:.$Z$17];[.L233]+1;[.M233])=&quot;&quot;;1;[.L233]+1)" table:style-name="ce1">
            <text:p>5</text:p>
          </table:table-cell>
          <table:table-cell office:value-type="float" office:value="5" table:formula="of:=IF(INDEX([.$V$7:.$Z$17];[.L233]+1;[.M233])=&quot;&quot;;IF([.M233]=5;1;[.M233]+1);[.M233])" table:style-name="ce1">
            <text:p>5</text:p>
          </table:table-cell>
          <table:table-cell office:value-type="float" office:value="4" table:formula="of:=IF([.B234]=[.C234];0;INDEX([.$V$18:.$Z$25];INT([.$J234]/COUNTA([.$V$7:.$Z$17]))+1;[.$M234]))" table:style-name="ce1">
            <text:p>4</text:p>
          </table:table-cell>
          <table:table-cell table:style-name="ce1"/>
          <table:table-cell office:value-type="string" office:string-value="" table:formula="of:=IF(INDEX([.AB$18:.AB$200];[.$K234])=&quot;&quot;;&quot;&quot;;[.$T$17]&amp;&quot; = yes &quot;)" table:style-name="ce1"/>
          <table:table-cell office:value-type="string" office:string-value="" table:formula="of:=IF(INDEX([.AC$18:.AC$200];[.$K234])=&quot;&quot;;&quot;&quot;;[.$T$18]&amp;&quot; = yes &quot;)" table:style-name="ce1"/>
          <table:table-cell office:value-type="string" office:string-value="" table:formula="of:=IF(INDEX([.AD$18:.AD$200];[.$K234])=&quot;&quot;;&quot;&quot;;[.$T$19]&amp;&quot; = yes &quot;)" table:style-name="ce1"/>
          <table:table-cell office:value-type="string" office:string-value="" table:formula="of:=IF(INDEX([.AE$18:.AE$200];[.$K23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28</text:p>
          </table:table-cell>
          <table:table-cell office:value-type="string" office:string-value="pc_marginal_dry" table:formula="of:=INDEX([.U$18:.U$200];[.K235])" table:style-name="ce1">
            <text:p>pc_marginal_dry</text:p>
          </table:table-cell>
          <table:table-cell office:value-type="string" office:string-value="pc_crystal" table:formula="of:=INDEX([.$V$7:.$Z$17];[.L235];[.M235])" table:style-name="ce1">
            <text:p>pc_crystal</text:p>
          </table:table-cell>
          <table:table-cell office:value-type="string" office:string-value="@terraforming_cost_level_4" table:formula="of:=[.$T$8]&amp;[.N235]" table:style-name="ce1">
            <text:p>@terraforming_cost_level_4</text:p>
          </table:table-cell>
          <table:table-cell office:value-type="string" office:string-value="@terraforming_duration_level_4" table:formula="of:=[.$T$9]&amp;[.N235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235]+1)" table:style-name="ce1">
            <text:p>tech4</text:p>
          </table:table-cell>
          <table:table-cell office:value-type="float" office:value="0" table:formula="of:=[.I234]" table:style-name="ce1">
            <text:p>0</text:p>
          </table:table-cell>
          <table:table-cell office:value-type="float" office:value="228" table:style-name="ce1">
            <text:p>228</text:p>
          </table:table-cell>
          <table:table-cell office:value-type="float" office:value="7" table:formula="of:=INT([.J235]/COUNTA([.$V$7:.$Z$17]))+1" table:style-name="ce1">
            <text:p>7</text:p>
          </table:table-cell>
          <table:table-cell office:value-type="float" office:value="6" table:formula="of:=IF(INDEX([.$V$7:.$Z$17];[.L234]+1;[.M234])=&quot;&quot;;1;[.L234]+1)" table:style-name="ce1">
            <text:p>6</text:p>
          </table:table-cell>
          <table:table-cell office:value-type="float" office:value="5" table:formula="of:=IF(INDEX([.$V$7:.$Z$17];[.L234]+1;[.M234])=&quot;&quot;;IF([.M234]=5;1;[.M234]+1);[.M234])" table:style-name="ce1">
            <text:p>5</text:p>
          </table:table-cell>
          <table:table-cell office:value-type="float" office:value="4" table:formula="of:=IF([.B235]=[.C235];0;INDEX([.$V$18:.$Z$25];INT([.$J235]/COUNTA([.$V$7:.$Z$17]))+1;[.$M235]))" table:style-name="ce1">
            <text:p>4</text:p>
          </table:table-cell>
          <table:table-cell table:style-name="ce1"/>
          <table:table-cell office:value-type="string" office:string-value="" table:formula="of:=IF(INDEX([.AB$18:.AB$200];[.$K235])=&quot;&quot;;&quot;&quot;;[.$T$17]&amp;&quot; = yes &quot;)" table:style-name="ce1"/>
          <table:table-cell office:value-type="string" office:string-value="" table:formula="of:=IF(INDEX([.AC$18:.AC$200];[.$K235])=&quot;&quot;;&quot;&quot;;[.$T$18]&amp;&quot; = yes &quot;)" table:style-name="ce1"/>
          <table:table-cell office:value-type="string" office:string-value="" table:formula="of:=IF(INDEX([.AD$18:.AD$200];[.$K235])=&quot;&quot;;&quot;&quot;;[.$T$19]&amp;&quot; = yes &quot;)" table:style-name="ce1"/>
          <table:table-cell office:value-type="string" office:string-value="" table:formula="of:=IF(INDEX([.AE$18:.AE$200];[.$K23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29</text:p>
          </table:table-cell>
          <table:table-cell office:value-type="string" office:string-value="pc_marginal_dry" table:formula="of:=INDEX([.U$18:.U$200];[.K236])" table:style-name="ce1">
            <text:p>pc_marginal_dry</text:p>
          </table:table-cell>
          <table:table-cell office:value-type="string" office:string-value="pc_arid" table:formula="of:=INDEX([.$V$7:.$Z$17];[.L236];[.M236])" table:style-name="ce1">
            <text:p>pc_arid</text:p>
          </table:table-cell>
          <table:table-cell office:value-type="string" office:string-value="@terraforming_cost_level_1" table:formula="of:=[.$T$8]&amp;[.N236]" table:style-name="ce1">
            <text:p>@terraforming_cost_level_1</text:p>
          </table:table-cell>
          <table:table-cell office:value-type="string" office:string-value="@terraforming_duration_level_1" table:formula="of:=[.$T$9]&amp;[.N236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36]+1)" table:style-name="ce1">
            <text:p>tech1</text:p>
          </table:table-cell>
          <table:table-cell office:value-type="float" office:value="0" table:formula="of:=[.I235]" table:style-name="ce1">
            <text:p>0</text:p>
          </table:table-cell>
          <table:table-cell office:value-type="float" office:value="229" table:style-name="ce1">
            <text:p>229</text:p>
          </table:table-cell>
          <table:table-cell office:value-type="float" office:value="7" table:formula="of:=INT([.J236]/COUNTA([.$V$7:.$Z$17]))+1" table:style-name="ce1">
            <text:p>7</text:p>
          </table:table-cell>
          <table:table-cell office:value-type="float" office:value="1" table:formula="of:=IF(INDEX([.$V$7:.$Z$17];[.L235]+1;[.M235])=&quot;&quot;;1;[.L235]+1)" table:style-name="ce1">
            <text:p>1</text:p>
          </table:table-cell>
          <table:table-cell office:value-type="float" office:value="1" table:formula="of:=IF(INDEX([.$V$7:.$Z$17];[.L235]+1;[.M235])=&quot;&quot;;IF([.M235]=5;1;[.M235]+1);[.M235])" table:style-name="ce1">
            <text:p>1</text:p>
          </table:table-cell>
          <table:table-cell office:value-type="float" office:value="1" table:formula="of:=IF([.B236]=[.C236];0;INDEX([.$V$18:.$Z$25];INT([.$J236]/COUNTA([.$V$7:.$Z$17]))+1;[.$M236]))" table:style-name="ce1">
            <text:p>1</text:p>
          </table:table-cell>
          <table:table-cell table:style-name="ce1"/>
          <table:table-cell office:value-type="string" office:string-value="" table:formula="of:=IF(INDEX([.AB$18:.AB$200];[.$K236])=&quot;&quot;;&quot;&quot;;[.$T$17]&amp;&quot; = yes &quot;)" table:style-name="ce1"/>
          <table:table-cell office:value-type="string" office:string-value="" table:formula="of:=IF(INDEX([.AC$18:.AC$200];[.$K236])=&quot;&quot;;&quot;&quot;;[.$T$18]&amp;&quot; = yes &quot;)" table:style-name="ce1"/>
          <table:table-cell office:value-type="string" office:string-value="" table:formula="of:=IF(INDEX([.AD$18:.AD$200];[.$K236])=&quot;&quot;;&quot;&quot;;[.$T$19]&amp;&quot; = yes &quot;)" table:style-name="ce1"/>
          <table:table-cell office:value-type="string" office:string-value="" table:formula="of:=IF(INDEX([.AE$18:.AE$200];[.$K23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30</text:p>
          </table:table-cell>
          <table:table-cell office:value-type="string" office:string-value="pc_marginal_dry" table:formula="of:=INDEX([.U$18:.U$200];[.K237])" table:style-name="ce1">
            <text:p>pc_marginal_dry</text:p>
          </table:table-cell>
          <table:table-cell office:value-type="string" office:string-value="pc_desert" table:formula="of:=INDEX([.$V$7:.$Z$17];[.L237];[.M237])" table:style-name="ce1">
            <text:p>pc_desert</text:p>
          </table:table-cell>
          <table:table-cell office:value-type="string" office:string-value="@terraforming_cost_level_1" table:formula="of:=[.$T$8]&amp;[.N237]" table:style-name="ce1">
            <text:p>@terraforming_cost_level_1</text:p>
          </table:table-cell>
          <table:table-cell office:value-type="string" office:string-value="@terraforming_duration_level_1" table:formula="of:=[.$T$9]&amp;[.N237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37]+1)" table:style-name="ce1">
            <text:p>tech1</text:p>
          </table:table-cell>
          <table:table-cell office:value-type="float" office:value="0" table:formula="of:=[.I236]" table:style-name="ce1">
            <text:p>0</text:p>
          </table:table-cell>
          <table:table-cell office:value-type="float" office:value="230" table:style-name="ce1">
            <text:p>230</text:p>
          </table:table-cell>
          <table:table-cell office:value-type="float" office:value="7" table:formula="of:=INT([.J237]/COUNTA([.$V$7:.$Z$17]))+1" table:style-name="ce1">
            <text:p>7</text:p>
          </table:table-cell>
          <table:table-cell office:value-type="float" office:value="2" table:formula="of:=IF(INDEX([.$V$7:.$Z$17];[.L236]+1;[.M236])=&quot;&quot;;1;[.L236]+1)" table:style-name="ce1">
            <text:p>2</text:p>
          </table:table-cell>
          <table:table-cell office:value-type="float" office:value="1" table:formula="of:=IF(INDEX([.$V$7:.$Z$17];[.L236]+1;[.M236])=&quot;&quot;;IF([.M236]=5;1;[.M236]+1);[.M236])" table:style-name="ce1">
            <text:p>1</text:p>
          </table:table-cell>
          <table:table-cell office:value-type="float" office:value="1" table:formula="of:=IF([.B237]=[.C237];0;INDEX([.$V$18:.$Z$25];INT([.$J237]/COUNTA([.$V$7:.$Z$17]))+1;[.$M237]))" table:style-name="ce1">
            <text:p>1</text:p>
          </table:table-cell>
          <table:table-cell table:style-name="ce1"/>
          <table:table-cell office:value-type="string" office:string-value="" table:formula="of:=IF(INDEX([.AB$18:.AB$200];[.$K237])=&quot;&quot;;&quot;&quot;;[.$T$17]&amp;&quot; = yes &quot;)" table:style-name="ce1"/>
          <table:table-cell office:value-type="string" office:string-value="" table:formula="of:=IF(INDEX([.AC$18:.AC$200];[.$K237])=&quot;&quot;;&quot;&quot;;[.$T$18]&amp;&quot; = yes &quot;)" table:style-name="ce1"/>
          <table:table-cell office:value-type="string" office:string-value="" table:formula="of:=IF(INDEX([.AD$18:.AD$200];[.$K237])=&quot;&quot;;&quot;&quot;;[.$T$19]&amp;&quot; = yes &quot;)" table:style-name="ce1"/>
          <table:table-cell office:value-type="string" office:string-value="" table:formula="of:=IF(INDEX([.AE$18:.AE$200];[.$K23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31</text:p>
          </table:table-cell>
          <table:table-cell office:value-type="string" office:string-value="pc_marginal_dry" table:formula="of:=INDEX([.U$18:.U$200];[.K238])" table:style-name="ce1">
            <text:p>pc_marginal_dry</text:p>
          </table:table-cell>
          <table:table-cell office:value-type="string" office:string-value="pc_savannah" table:formula="of:=INDEX([.$V$7:.$Z$17];[.L238];[.M238])" table:style-name="ce1">
            <text:p>pc_savannah</text:p>
          </table:table-cell>
          <table:table-cell office:value-type="string" office:string-value="@terraforming_cost_level_1" table:formula="of:=[.$T$8]&amp;[.N238]" table:style-name="ce1">
            <text:p>@terraforming_cost_level_1</text:p>
          </table:table-cell>
          <table:table-cell office:value-type="string" office:string-value="@terraforming_duration_level_1" table:formula="of:=[.$T$9]&amp;[.N238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38]+1)" table:style-name="ce1">
            <text:p>tech1</text:p>
          </table:table-cell>
          <table:table-cell office:value-type="float" office:value="0" table:formula="of:=[.I237]" table:style-name="ce1">
            <text:p>0</text:p>
          </table:table-cell>
          <table:table-cell office:value-type="float" office:value="231" table:style-name="ce1">
            <text:p>231</text:p>
          </table:table-cell>
          <table:table-cell office:value-type="float" office:value="7" table:formula="of:=INT([.J238]/COUNTA([.$V$7:.$Z$17]))+1" table:style-name="ce1">
            <text:p>7</text:p>
          </table:table-cell>
          <table:table-cell office:value-type="float" office:value="3" table:formula="of:=IF(INDEX([.$V$7:.$Z$17];[.L237]+1;[.M237])=&quot;&quot;;1;[.L237]+1)" table:style-name="ce1">
            <text:p>3</text:p>
          </table:table-cell>
          <table:table-cell office:value-type="float" office:value="1" table:formula="of:=IF(INDEX([.$V$7:.$Z$17];[.L237]+1;[.M237])=&quot;&quot;;IF([.M237]=5;1;[.M237]+1);[.M237])" table:style-name="ce1">
            <text:p>1</text:p>
          </table:table-cell>
          <table:table-cell office:value-type="float" office:value="1" table:formula="of:=IF([.B238]=[.C238];0;INDEX([.$V$18:.$Z$25];INT([.$J238]/COUNTA([.$V$7:.$Z$17]))+1;[.$M238]))" table:style-name="ce1">
            <text:p>1</text:p>
          </table:table-cell>
          <table:table-cell table:style-name="ce1"/>
          <table:table-cell office:value-type="string" office:string-value="" table:formula="of:=IF(INDEX([.AB$18:.AB$200];[.$K238])=&quot;&quot;;&quot;&quot;;[.$T$17]&amp;&quot; = yes &quot;)" table:style-name="ce1"/>
          <table:table-cell office:value-type="string" office:string-value="" table:formula="of:=IF(INDEX([.AC$18:.AC$200];[.$K238])=&quot;&quot;;&quot;&quot;;[.$T$18]&amp;&quot; = yes &quot;)" table:style-name="ce1"/>
          <table:table-cell office:value-type="string" office:string-value="" table:formula="of:=IF(INDEX([.AD$18:.AD$200];[.$K238])=&quot;&quot;;&quot;&quot;;[.$T$19]&amp;&quot; = yes &quot;)" table:style-name="ce1"/>
          <table:table-cell office:value-type="string" office:string-value="" table:formula="of:=IF(INDEX([.AE$18:.AE$200];[.$K23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32</text:p>
          </table:table-cell>
          <table:table-cell office:value-type="string" office:string-value="pc_marginal_dry" table:formula="of:=INDEX([.U$18:.U$200];[.K239])" table:style-name="ce1">
            <text:p>pc_marginal_dry</text:p>
          </table:table-cell>
          <table:table-cell office:value-type="string" office:string-value="pc_sandsea" table:formula="of:=INDEX([.$V$7:.$Z$17];[.L239];[.M239])" table:style-name="ce1">
            <text:p>pc_sandsea</text:p>
          </table:table-cell>
          <table:table-cell office:value-type="string" office:string-value="@terraforming_cost_level_1" table:formula="of:=[.$T$8]&amp;[.N239]" table:style-name="ce1">
            <text:p>@terraforming_cost_level_1</text:p>
          </table:table-cell>
          <table:table-cell office:value-type="string" office:string-value="@terraforming_duration_level_1" table:formula="of:=[.$T$9]&amp;[.N239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39]+1)" table:style-name="ce1">
            <text:p>tech1</text:p>
          </table:table-cell>
          <table:table-cell office:value-type="float" office:value="0" table:formula="of:=[.I238]" table:style-name="ce1">
            <text:p>0</text:p>
          </table:table-cell>
          <table:table-cell office:value-type="float" office:value="232" table:style-name="ce1">
            <text:p>232</text:p>
          </table:table-cell>
          <table:table-cell office:value-type="float" office:value="7" table:formula="of:=INT([.J239]/COUNTA([.$V$7:.$Z$17]))+1" table:style-name="ce1">
            <text:p>7</text:p>
          </table:table-cell>
          <table:table-cell office:value-type="float" office:value="4" table:formula="of:=IF(INDEX([.$V$7:.$Z$17];[.L238]+1;[.M238])=&quot;&quot;;1;[.L238]+1)" table:style-name="ce1">
            <text:p>4</text:p>
          </table:table-cell>
          <table:table-cell office:value-type="float" office:value="1" table:formula="of:=IF(INDEX([.$V$7:.$Z$17];[.L238]+1;[.M238])=&quot;&quot;;IF([.M238]=5;1;[.M238]+1);[.M238])" table:style-name="ce1">
            <text:p>1</text:p>
          </table:table-cell>
          <table:table-cell office:value-type="float" office:value="1" table:formula="of:=IF([.B239]=[.C239];0;INDEX([.$V$18:.$Z$25];INT([.$J239]/COUNTA([.$V$7:.$Z$17]))+1;[.$M239]))" table:style-name="ce1">
            <text:p>1</text:p>
          </table:table-cell>
          <table:table-cell table:style-name="ce1"/>
          <table:table-cell office:value-type="string" office:string-value="" table:formula="of:=IF(INDEX([.AB$18:.AB$200];[.$K239])=&quot;&quot;;&quot;&quot;;[.$T$17]&amp;&quot; = yes &quot;)" table:style-name="ce1"/>
          <table:table-cell office:value-type="string" office:string-value="" table:formula="of:=IF(INDEX([.AC$18:.AC$200];[.$K239])=&quot;&quot;;&quot;&quot;;[.$T$18]&amp;&quot; = yes &quot;)" table:style-name="ce1"/>
          <table:table-cell office:value-type="string" office:string-value="" table:formula="of:=IF(INDEX([.AD$18:.AD$200];[.$K239])=&quot;&quot;;&quot;&quot;;[.$T$19]&amp;&quot; = yes &quot;)" table:style-name="ce1"/>
          <table:table-cell office:value-type="string" office:string-value="" table:formula="of:=IF(INDEX([.AE$18:.AE$200];[.$K23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33</text:p>
          </table:table-cell>
          <table:table-cell office:value-type="string" office:string-value="pc_marginal_dry" table:formula="of:=INDEX([.U$18:.U$200];[.K240])" table:style-name="ce1">
            <text:p>pc_marginal_dry</text:p>
          </table:table-cell>
          <table:table-cell office:value-type="string" office:string-value="pc_mesa" table:formula="of:=INDEX([.$V$7:.$Z$17];[.L240];[.M240])" table:style-name="ce1">
            <text:p>pc_mesa</text:p>
          </table:table-cell>
          <table:table-cell office:value-type="string" office:string-value="@terraforming_cost_level_1" table:formula="of:=[.$T$8]&amp;[.N240]" table:style-name="ce1">
            <text:p>@terraforming_cost_level_1</text:p>
          </table:table-cell>
          <table:table-cell office:value-type="string" office:string-value="@terraforming_duration_level_1" table:formula="of:=[.$T$9]&amp;[.N240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40]+1)" table:style-name="ce1">
            <text:p>tech1</text:p>
          </table:table-cell>
          <table:table-cell office:value-type="float" office:value="0" table:formula="of:=[.I239]" table:style-name="ce1">
            <text:p>0</text:p>
          </table:table-cell>
          <table:table-cell office:value-type="float" office:value="233" table:style-name="ce1">
            <text:p>233</text:p>
          </table:table-cell>
          <table:table-cell office:value-type="float" office:value="7" table:formula="of:=INT([.J240]/COUNTA([.$V$7:.$Z$17]))+1" table:style-name="ce1">
            <text:p>7</text:p>
          </table:table-cell>
          <table:table-cell office:value-type="float" office:value="5" table:formula="of:=IF(INDEX([.$V$7:.$Z$17];[.L239]+1;[.M239])=&quot;&quot;;1;[.L239]+1)" table:style-name="ce1">
            <text:p>5</text:p>
          </table:table-cell>
          <table:table-cell office:value-type="float" office:value="1" table:formula="of:=IF(INDEX([.$V$7:.$Z$17];[.L239]+1;[.M239])=&quot;&quot;;IF([.M239]=5;1;[.M239]+1);[.M239])" table:style-name="ce1">
            <text:p>1</text:p>
          </table:table-cell>
          <table:table-cell office:value-type="float" office:value="1" table:formula="of:=IF([.B240]=[.C240];0;INDEX([.$V$18:.$Z$25];INT([.$J240]/COUNTA([.$V$7:.$Z$17]))+1;[.$M240]))" table:style-name="ce1">
            <text:p>1</text:p>
          </table:table-cell>
          <table:table-cell table:style-name="ce1"/>
          <table:table-cell office:value-type="string" office:string-value="" table:formula="of:=IF(INDEX([.AB$18:.AB$200];[.$K240])=&quot;&quot;;&quot;&quot;;[.$T$17]&amp;&quot; = yes &quot;)" table:style-name="ce1"/>
          <table:table-cell office:value-type="string" office:string-value="" table:formula="of:=IF(INDEX([.AC$18:.AC$200];[.$K240])=&quot;&quot;;&quot;&quot;;[.$T$18]&amp;&quot; = yes &quot;)" table:style-name="ce1"/>
          <table:table-cell office:value-type="string" office:string-value="" table:formula="of:=IF(INDEX([.AD$18:.AD$200];[.$K240])=&quot;&quot;;&quot;&quot;;[.$T$19]&amp;&quot; = yes &quot;)" table:style-name="ce1"/>
          <table:table-cell office:value-type="string" office:string-value="" table:formula="of:=IF(INDEX([.AE$18:.AE$200];[.$K24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34</text:p>
          </table:table-cell>
          <table:table-cell office:value-type="string" office:string-value="pc_marginal_dry" table:formula="of:=INDEX([.U$18:.U$200];[.K241])" table:style-name="ce1">
            <text:p>pc_marginal_dry</text:p>
          </table:table-cell>
          <table:table-cell office:value-type="string" office:string-value="pc_oasis" table:formula="of:=INDEX([.$V$7:.$Z$17];[.L241];[.M241])" table:style-name="ce1">
            <text:p>pc_oasis</text:p>
          </table:table-cell>
          <table:table-cell office:value-type="string" office:string-value="@terraforming_cost_level_1" table:formula="of:=[.$T$8]&amp;[.N241]" table:style-name="ce1">
            <text:p>@terraforming_cost_level_1</text:p>
          </table:table-cell>
          <table:table-cell office:value-type="string" office:string-value="@terraforming_duration_level_1" table:formula="of:=[.$T$9]&amp;[.N241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41]+1)" table:style-name="ce1">
            <text:p>tech1</text:p>
          </table:table-cell>
          <table:table-cell office:value-type="float" office:value="0" table:formula="of:=[.I240]" table:style-name="ce1">
            <text:p>0</text:p>
          </table:table-cell>
          <table:table-cell office:value-type="float" office:value="234" table:style-name="ce1">
            <text:p>234</text:p>
          </table:table-cell>
          <table:table-cell office:value-type="float" office:value="7" table:formula="of:=INT([.J241]/COUNTA([.$V$7:.$Z$17]))+1" table:style-name="ce1">
            <text:p>7</text:p>
          </table:table-cell>
          <table:table-cell office:value-type="float" office:value="6" table:formula="of:=IF(INDEX([.$V$7:.$Z$17];[.L240]+1;[.M240])=&quot;&quot;;1;[.L240]+1)" table:style-name="ce1">
            <text:p>6</text:p>
          </table:table-cell>
          <table:table-cell office:value-type="float" office:value="1" table:formula="of:=IF(INDEX([.$V$7:.$Z$17];[.L240]+1;[.M240])=&quot;&quot;;IF([.M240]=5;1;[.M240]+1);[.M240])" table:style-name="ce1">
            <text:p>1</text:p>
          </table:table-cell>
          <table:table-cell office:value-type="float" office:value="1" table:formula="of:=IF([.B241]=[.C241];0;INDEX([.$V$18:.$Z$25];INT([.$J241]/COUNTA([.$V$7:.$Z$17]))+1;[.$M241]))" table:style-name="ce1">
            <text:p>1</text:p>
          </table:table-cell>
          <table:table-cell table:style-name="ce1"/>
          <table:table-cell office:value-type="string" office:string-value="" table:formula="of:=IF(INDEX([.AB$18:.AB$200];[.$K241])=&quot;&quot;;&quot;&quot;;[.$T$17]&amp;&quot; = yes &quot;)" table:style-name="ce1"/>
          <table:table-cell office:value-type="string" office:string-value="" table:formula="of:=IF(INDEX([.AC$18:.AC$200];[.$K241])=&quot;&quot;;&quot;&quot;;[.$T$18]&amp;&quot; = yes &quot;)" table:style-name="ce1"/>
          <table:table-cell office:value-type="string" office:string-value="" table:formula="of:=IF(INDEX([.AD$18:.AD$200];[.$K241])=&quot;&quot;;&quot;&quot;;[.$T$19]&amp;&quot; = yes &quot;)" table:style-name="ce1"/>
          <table:table-cell office:value-type="string" office:string-value="" table:formula="of:=IF(INDEX([.AE$18:.AE$200];[.$K24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35</text:p>
          </table:table-cell>
          <table:table-cell office:value-type="string" office:string-value="pc_marginal_dry" table:formula="of:=INDEX([.U$18:.U$200];[.K242])" table:style-name="ce1">
            <text:p>pc_marginal_dry</text:p>
          </table:table-cell>
          <table:table-cell office:value-type="string" office:string-value="pc_marginal_dry" table:formula="of:=INDEX([.$V$7:.$Z$17];[.L242];[.M242])" table:style-name="ce1">
            <text:p>pc_marginal_dry</text:p>
          </table:table-cell>
          <table:table-cell office:value-type="string" office:string-value="@terraforming_cost_level_0" table:formula="of:=[.$T$8]&amp;[.N242]" table:style-name="ce1">
            <text:p>@terraforming_cost_level_0</text:p>
          </table:table-cell>
          <table:table-cell office:value-type="string" office:string-value="@terraforming_duration_level_0" table:formula="of:=[.$T$9]&amp;[.N242]" table:style-name="ce1">
            <text:p>@terraforming_duration_level_0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T$10:.$T$17];[.N242]+1)" table:style-name="ce1">
            <text:p>tech0</text:p>
          </table:table-cell>
          <table:table-cell office:value-type="float" office:value="0" table:formula="of:=[.I241]" table:style-name="ce1">
            <text:p>0</text:p>
          </table:table-cell>
          <table:table-cell office:value-type="float" office:value="235" table:style-name="ce1">
            <text:p>235</text:p>
          </table:table-cell>
          <table:table-cell office:value-type="float" office:value="7" table:formula="of:=INT([.J242]/COUNTA([.$V$7:.$Z$17]))+1" table:style-name="ce1">
            <text:p>7</text:p>
          </table:table-cell>
          <table:table-cell office:value-type="float" office:value="7" table:formula="of:=IF(INDEX([.$V$7:.$Z$17];[.L241]+1;[.M241])=&quot;&quot;;1;[.L241]+1)" table:style-name="ce1">
            <text:p>7</text:p>
          </table:table-cell>
          <table:table-cell office:value-type="float" office:value="1" table:formula="of:=IF(INDEX([.$V$7:.$Z$17];[.L241]+1;[.M241])=&quot;&quot;;IF([.M241]=5;1;[.M241]+1);[.M241])" table:style-name="ce1">
            <text:p>1</text:p>
          </table:table-cell>
          <table:table-cell office:value-type="float" office:value="0" table:formula="of:=IF([.B242]=[.C242];0;INDEX([.$V$18:.$Z$25];INT([.$J242]/COUNTA([.$V$7:.$Z$17]))+1;[.$M242]))" table:style-name="ce1">
            <text:p>0</text:p>
          </table:table-cell>
          <table:table-cell table:style-name="ce1"/>
          <table:table-cell office:value-type="string" office:string-value="" table:formula="of:=IF(INDEX([.AB$18:.AB$200];[.$K242])=&quot;&quot;;&quot;&quot;;[.$T$17]&amp;&quot; = yes &quot;)" table:style-name="ce1"/>
          <table:table-cell office:value-type="string" office:string-value="" table:formula="of:=IF(INDEX([.AC$18:.AC$200];[.$K242])=&quot;&quot;;&quot;&quot;;[.$T$18]&amp;&quot; = yes &quot;)" table:style-name="ce1"/>
          <table:table-cell office:value-type="string" office:string-value="" table:formula="of:=IF(INDEX([.AD$18:.AD$200];[.$K242])=&quot;&quot;;&quot;&quot;;[.$T$19]&amp;&quot; = yes &quot;)" table:style-name="ce1"/>
          <table:table-cell office:value-type="string" office:string-value="" table:formula="of:=IF(INDEX([.AE$18:.AE$200];[.$K24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36</text:p>
          </table:table-cell>
          <table:table-cell office:value-type="string" office:string-value="pc_marginal_dry" table:formula="of:=INDEX([.U$18:.U$200];[.K243])" table:style-name="ce1">
            <text:p>pc_marginal_dry</text:p>
          </table:table-cell>
          <table:table-cell office:value-type="string" office:string-value="pc_geocrystalline" table:formula="of:=INDEX([.$V$7:.$Z$17];[.L243];[.M243])" table:style-name="ce1">
            <text:p>pc_geocrystalline</text:p>
          </table:table-cell>
          <table:table-cell office:value-type="string" office:string-value="@terraforming_cost_level_1" table:formula="of:=[.$T$8]&amp;[.N243]" table:style-name="ce1">
            <text:p>@terraforming_cost_level_1</text:p>
          </table:table-cell>
          <table:table-cell office:value-type="string" office:string-value="@terraforming_duration_level_1" table:formula="of:=[.$T$9]&amp;[.N243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43]+1)" table:style-name="ce1">
            <text:p>tech1</text:p>
          </table:table-cell>
          <table:table-cell office:value-type="float" office:value="0" table:formula="of:=[.I242]" table:style-name="ce1">
            <text:p>0</text:p>
          </table:table-cell>
          <table:table-cell office:value-type="float" office:value="236" table:style-name="ce1">
            <text:p>236</text:p>
          </table:table-cell>
          <table:table-cell office:value-type="float" office:value="7" table:formula="of:=INT([.J243]/COUNTA([.$V$7:.$Z$17]))+1" table:style-name="ce1">
            <text:p>7</text:p>
          </table:table-cell>
          <table:table-cell office:value-type="float" office:value="8" table:formula="of:=IF(INDEX([.$V$7:.$Z$17];[.L242]+1;[.M242])=&quot;&quot;;1;[.L242]+1)" table:style-name="ce1">
            <text:p>8</text:p>
          </table:table-cell>
          <table:table-cell office:value-type="float" office:value="1" table:formula="of:=IF(INDEX([.$V$7:.$Z$17];[.L242]+1;[.M242])=&quot;&quot;;IF([.M242]=5;1;[.M242]+1);[.M242])" table:style-name="ce1">
            <text:p>1</text:p>
          </table:table-cell>
          <table:table-cell office:value-type="float" office:value="1" table:formula="of:=IF([.B243]=[.C243];0;INDEX([.$V$18:.$Z$25];INT([.$J243]/COUNTA([.$V$7:.$Z$17]))+1;[.$M243]))" table:style-name="ce1">
            <text:p>1</text:p>
          </table:table-cell>
          <table:table-cell table:style-name="ce1"/>
          <table:table-cell office:value-type="string" office:string-value="" table:formula="of:=IF(INDEX([.AB$18:.AB$200];[.$K243])=&quot;&quot;;&quot;&quot;;[.$T$17]&amp;&quot; = yes &quot;)" table:style-name="ce1"/>
          <table:table-cell office:value-type="string" office:string-value="" table:formula="of:=IF(INDEX([.AC$18:.AC$200];[.$K243])=&quot;&quot;;&quot;&quot;;[.$T$18]&amp;&quot; = yes &quot;)" table:style-name="ce1"/>
          <table:table-cell office:value-type="string" office:string-value="" table:formula="of:=IF(INDEX([.AD$18:.AD$200];[.$K243])=&quot;&quot;;&quot;&quot;;[.$T$19]&amp;&quot; = yes &quot;)" table:style-name="ce1"/>
          <table:table-cell office:value-type="string" office:string-value="" table:formula="of:=IF(INDEX([.AE$18:.AE$200];[.$K24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37</text:p>
          </table:table-cell>
          <table:table-cell office:value-type="string" office:string-value="pc_marginal_dry" table:formula="of:=INDEX([.U$18:.U$200];[.K244])" table:style-name="ce1">
            <text:p>pc_marginal_dry</text:p>
          </table:table-cell>
          <table:table-cell office:value-type="string" office:string-value="pc_continental" table:formula="of:=INDEX([.$V$7:.$Z$17];[.L244];[.M244])" table:style-name="ce1">
            <text:p>pc_continental</text:p>
          </table:table-cell>
          <table:table-cell office:value-type="string" office:string-value="@terraforming_cost_level_2" table:formula="of:=[.$T$8]&amp;[.N244]" table:style-name="ce1">
            <text:p>@terraforming_cost_level_2</text:p>
          </table:table-cell>
          <table:table-cell office:value-type="string" office:string-value="@terraforming_duration_level_2" table:formula="of:=[.$T$9]&amp;[.N24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44]+1)" table:style-name="ce1">
            <text:p>tech2</text:p>
          </table:table-cell>
          <table:table-cell office:value-type="float" office:value="0" table:formula="of:=[.I243]" table:style-name="ce1">
            <text:p>0</text:p>
          </table:table-cell>
          <table:table-cell office:value-type="float" office:value="237" table:style-name="ce1">
            <text:p>237</text:p>
          </table:table-cell>
          <table:table-cell office:value-type="float" office:value="7" table:formula="of:=INT([.J244]/COUNTA([.$V$7:.$Z$17]))+1" table:style-name="ce1">
            <text:p>7</text:p>
          </table:table-cell>
          <table:table-cell office:value-type="float" office:value="1" table:formula="of:=IF(INDEX([.$V$7:.$Z$17];[.L243]+1;[.M243])=&quot;&quot;;1;[.L243]+1)" table:style-name="ce1">
            <text:p>1</text:p>
          </table:table-cell>
          <table:table-cell office:value-type="float" office:value="2" table:formula="of:=IF(INDEX([.$V$7:.$Z$17];[.L243]+1;[.M243])=&quot;&quot;;IF([.M243]=5;1;[.M243]+1);[.M243])" table:style-name="ce1">
            <text:p>2</text:p>
          </table:table-cell>
          <table:table-cell office:value-type="float" office:value="2" table:formula="of:=IF([.B244]=[.C244];0;INDEX([.$V$18:.$Z$25];INT([.$J244]/COUNTA([.$V$7:.$Z$17]))+1;[.$M244]))" table:style-name="ce1">
            <text:p>2</text:p>
          </table:table-cell>
          <table:table-cell table:style-name="ce1"/>
          <table:table-cell office:value-type="string" office:string-value="" table:formula="of:=IF(INDEX([.AB$18:.AB$200];[.$K244])=&quot;&quot;;&quot;&quot;;[.$T$17]&amp;&quot; = yes &quot;)" table:style-name="ce1"/>
          <table:table-cell office:value-type="string" office:string-value="" table:formula="of:=IF(INDEX([.AC$18:.AC$200];[.$K244])=&quot;&quot;;&quot;&quot;;[.$T$18]&amp;&quot; = yes &quot;)" table:style-name="ce1"/>
          <table:table-cell office:value-type="string" office:string-value="" table:formula="of:=IF(INDEX([.AD$18:.AD$200];[.$K244])=&quot;&quot;;&quot;&quot;;[.$T$19]&amp;&quot; = yes &quot;)" table:style-name="ce1"/>
          <table:table-cell office:value-type="string" office:string-value="" table:formula="of:=IF(INDEX([.AE$18:.AE$200];[.$K24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38</text:p>
          </table:table-cell>
          <table:table-cell office:value-type="string" office:string-value="pc_marginal_dry" table:formula="of:=INDEX([.U$18:.U$200];[.K245])" table:style-name="ce1">
            <text:p>pc_marginal_dry</text:p>
          </table:table-cell>
          <table:table-cell office:value-type="string" office:string-value="pc_ocean" table:formula="of:=INDEX([.$V$7:.$Z$17];[.L245];[.M245])" table:style-name="ce1">
            <text:p>pc_ocean</text:p>
          </table:table-cell>
          <table:table-cell office:value-type="string" office:string-value="@terraforming_cost_level_2" table:formula="of:=[.$T$8]&amp;[.N245]" table:style-name="ce1">
            <text:p>@terraforming_cost_level_2</text:p>
          </table:table-cell>
          <table:table-cell office:value-type="string" office:string-value="@terraforming_duration_level_2" table:formula="of:=[.$T$9]&amp;[.N245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45]+1)" table:style-name="ce1">
            <text:p>tech2</text:p>
          </table:table-cell>
          <table:table-cell office:value-type="float" office:value="0" table:formula="of:=[.I244]" table:style-name="ce1">
            <text:p>0</text:p>
          </table:table-cell>
          <table:table-cell office:value-type="float" office:value="238" table:style-name="ce1">
            <text:p>238</text:p>
          </table:table-cell>
          <table:table-cell office:value-type="float" office:value="7" table:formula="of:=INT([.J245]/COUNTA([.$V$7:.$Z$17]))+1" table:style-name="ce1">
            <text:p>7</text:p>
          </table:table-cell>
          <table:table-cell office:value-type="float" office:value="2" table:formula="of:=IF(INDEX([.$V$7:.$Z$17];[.L244]+1;[.M244])=&quot;&quot;;1;[.L244]+1)" table:style-name="ce1">
            <text:p>2</text:p>
          </table:table-cell>
          <table:table-cell office:value-type="float" office:value="2" table:formula="of:=IF(INDEX([.$V$7:.$Z$17];[.L244]+1;[.M244])=&quot;&quot;;IF([.M244]=5;1;[.M244]+1);[.M244])" table:style-name="ce1">
            <text:p>2</text:p>
          </table:table-cell>
          <table:table-cell office:value-type="float" office:value="2" table:formula="of:=IF([.B245]=[.C245];0;INDEX([.$V$18:.$Z$25];INT([.$J245]/COUNTA([.$V$7:.$Z$17]))+1;[.$M245]))" table:style-name="ce1">
            <text:p>2</text:p>
          </table:table-cell>
          <table:table-cell table:style-name="ce1"/>
          <table:table-cell office:value-type="string" office:string-value="" table:formula="of:=IF(INDEX([.AB$18:.AB$200];[.$K245])=&quot;&quot;;&quot;&quot;;[.$T$17]&amp;&quot; = yes &quot;)" table:style-name="ce1"/>
          <table:table-cell office:value-type="string" office:string-value="" table:formula="of:=IF(INDEX([.AC$18:.AC$200];[.$K245])=&quot;&quot;;&quot;&quot;;[.$T$18]&amp;&quot; = yes &quot;)" table:style-name="ce1"/>
          <table:table-cell office:value-type="string" office:string-value="" table:formula="of:=IF(INDEX([.AD$18:.AD$200];[.$K245])=&quot;&quot;;&quot;&quot;;[.$T$19]&amp;&quot; = yes &quot;)" table:style-name="ce1"/>
          <table:table-cell office:value-type="string" office:string-value="" table:formula="of:=IF(INDEX([.AE$18:.AE$200];[.$K24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39</text:p>
          </table:table-cell>
          <table:table-cell office:value-type="string" office:string-value="pc_marginal_dry" table:formula="of:=INDEX([.U$18:.U$200];[.K246])" table:style-name="ce1">
            <text:p>pc_marginal_dry</text:p>
          </table:table-cell>
          <table:table-cell office:value-type="string" office:string-value="pc_mangrove" table:formula="of:=INDEX([.$V$7:.$Z$17];[.L246];[.M246])" table:style-name="ce1">
            <text:p>pc_mangrove</text:p>
          </table:table-cell>
          <table:table-cell office:value-type="string" office:string-value="@terraforming_cost_level_2" table:formula="of:=[.$T$8]&amp;[.N246]" table:style-name="ce1">
            <text:p>@terraforming_cost_level_2</text:p>
          </table:table-cell>
          <table:table-cell office:value-type="string" office:string-value="@terraforming_duration_level_2" table:formula="of:=[.$T$9]&amp;[.N24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46]+1)" table:style-name="ce1">
            <text:p>tech2</text:p>
          </table:table-cell>
          <table:table-cell office:value-type="float" office:value="0" table:formula="of:=[.I245]" table:style-name="ce1">
            <text:p>0</text:p>
          </table:table-cell>
          <table:table-cell office:value-type="float" office:value="239" table:style-name="ce1">
            <text:p>239</text:p>
          </table:table-cell>
          <table:table-cell office:value-type="float" office:value="7" table:formula="of:=INT([.J246]/COUNTA([.$V$7:.$Z$17]))+1" table:style-name="ce1">
            <text:p>7</text:p>
          </table:table-cell>
          <table:table-cell office:value-type="float" office:value="3" table:formula="of:=IF(INDEX([.$V$7:.$Z$17];[.L245]+1;[.M245])=&quot;&quot;;1;[.L245]+1)" table:style-name="ce1">
            <text:p>3</text:p>
          </table:table-cell>
          <table:table-cell office:value-type="float" office:value="2" table:formula="of:=IF(INDEX([.$V$7:.$Z$17];[.L245]+1;[.M245])=&quot;&quot;;IF([.M245]=5;1;[.M245]+1);[.M245])" table:style-name="ce1">
            <text:p>2</text:p>
          </table:table-cell>
          <table:table-cell office:value-type="float" office:value="2" table:formula="of:=IF([.B246]=[.C246];0;INDEX([.$V$18:.$Z$25];INT([.$J246]/COUNTA([.$V$7:.$Z$17]))+1;[.$M246]))" table:style-name="ce1">
            <text:p>2</text:p>
          </table:table-cell>
          <table:table-cell table:style-name="ce1"/>
          <table:table-cell office:value-type="string" office:string-value="" table:formula="of:=IF(INDEX([.AB$18:.AB$200];[.$K246])=&quot;&quot;;&quot;&quot;;[.$T$17]&amp;&quot; = yes &quot;)" table:style-name="ce1"/>
          <table:table-cell office:value-type="string" office:string-value="" table:formula="of:=IF(INDEX([.AC$18:.AC$200];[.$K246])=&quot;&quot;;&quot;&quot;;[.$T$18]&amp;&quot; = yes &quot;)" table:style-name="ce1"/>
          <table:table-cell office:value-type="string" office:string-value="" table:formula="of:=IF(INDEX([.AD$18:.AD$200];[.$K246])=&quot;&quot;;&quot;&quot;;[.$T$19]&amp;&quot; = yes &quot;)" table:style-name="ce1"/>
          <table:table-cell office:value-type="string" office:string-value="" table:formula="of:=IF(INDEX([.AE$18:.AE$200];[.$K24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40</text:p>
          </table:table-cell>
          <table:table-cell office:value-type="string" office:string-value="pc_marginal_dry" table:formula="of:=INDEX([.U$18:.U$200];[.K247])" table:style-name="ce1">
            <text:p>pc_marginal_dry</text:p>
          </table:table-cell>
          <table:table-cell office:value-type="string" office:string-value="pc_hajungle" table:formula="of:=INDEX([.$V$7:.$Z$17];[.L247];[.M247])" table:style-name="ce1">
            <text:p>pc_hajungle</text:p>
          </table:table-cell>
          <table:table-cell office:value-type="string" office:string-value="@terraforming_cost_level_2" table:formula="of:=[.$T$8]&amp;[.N247]" table:style-name="ce1">
            <text:p>@terraforming_cost_level_2</text:p>
          </table:table-cell>
          <table:table-cell office:value-type="string" office:string-value="@terraforming_duration_level_2" table:formula="of:=[.$T$9]&amp;[.N24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47]+1)" table:style-name="ce1">
            <text:p>tech2</text:p>
          </table:table-cell>
          <table:table-cell office:value-type="float" office:value="0" table:formula="of:=[.I246]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7" table:formula="of:=INT([.J247]/COUNTA([.$V$7:.$Z$17]))+1" table:style-name="ce1">
            <text:p>7</text:p>
          </table:table-cell>
          <table:table-cell office:value-type="float" office:value="4" table:formula="of:=IF(INDEX([.$V$7:.$Z$17];[.L246]+1;[.M246])=&quot;&quot;;1;[.L246]+1)" table:style-name="ce1">
            <text:p>4</text:p>
          </table:table-cell>
          <table:table-cell office:value-type="float" office:value="2" table:formula="of:=IF(INDEX([.$V$7:.$Z$17];[.L246]+1;[.M246])=&quot;&quot;;IF([.M246]=5;1;[.M246]+1);[.M246])" table:style-name="ce1">
            <text:p>2</text:p>
          </table:table-cell>
          <table:table-cell office:value-type="float" office:value="2" table:formula="of:=IF([.B247]=[.C247];0;INDEX([.$V$18:.$Z$25];INT([.$J247]/COUNTA([.$V$7:.$Z$17]))+1;[.$M247]))" table:style-name="ce1">
            <text:p>2</text:p>
          </table:table-cell>
          <table:table-cell table:style-name="ce1"/>
          <table:table-cell office:value-type="string" office:string-value="" table:formula="of:=IF(INDEX([.AB$18:.AB$200];[.$K247])=&quot;&quot;;&quot;&quot;;[.$T$17]&amp;&quot; = yes &quot;)" table:style-name="ce1"/>
          <table:table-cell office:value-type="string" office:string-value="" table:formula="of:=IF(INDEX([.AC$18:.AC$200];[.$K247])=&quot;&quot;;&quot;&quot;;[.$T$18]&amp;&quot; = yes &quot;)" table:style-name="ce1"/>
          <table:table-cell office:value-type="string" office:string-value="" table:formula="of:=IF(INDEX([.AD$18:.AD$200];[.$K247])=&quot;&quot;;&quot;&quot;;[.$T$19]&amp;&quot; = yes &quot;)" table:style-name="ce1"/>
          <table:table-cell office:value-type="string" office:string-value="" table:formula="of:=IF(INDEX([.AE$18:.AE$200];[.$K24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41</text:p>
          </table:table-cell>
          <table:table-cell office:value-type="string" office:string-value="pc_marginal_dry" table:formula="of:=INDEX([.U$18:.U$200];[.K248])" table:style-name="ce1">
            <text:p>pc_marginal_dry</text:p>
          </table:table-cell>
          <table:table-cell office:value-type="string" office:string-value="pc_tropical" table:formula="of:=INDEX([.$V$7:.$Z$17];[.L248];[.M248])" table:style-name="ce1">
            <text:p>pc_tropical</text:p>
          </table:table-cell>
          <table:table-cell office:value-type="string" office:string-value="@terraforming_cost_level_2" table:formula="of:=[.$T$8]&amp;[.N248]" table:style-name="ce1">
            <text:p>@terraforming_cost_level_2</text:p>
          </table:table-cell>
          <table:table-cell office:value-type="string" office:string-value="@terraforming_duration_level_2" table:formula="of:=[.$T$9]&amp;[.N24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48]+1)" table:style-name="ce1">
            <text:p>tech2</text:p>
          </table:table-cell>
          <table:table-cell office:value-type="float" office:value="0" table:formula="of:=[.I247]" table:style-name="ce1">
            <text:p>0</text:p>
          </table:table-cell>
          <table:table-cell office:value-type="float" office:value="241" table:style-name="ce1">
            <text:p>241</text:p>
          </table:table-cell>
          <table:table-cell office:value-type="float" office:value="7" table:formula="of:=INT([.J248]/COUNTA([.$V$7:.$Z$17]))+1" table:style-name="ce1">
            <text:p>7</text:p>
          </table:table-cell>
          <table:table-cell office:value-type="float" office:value="5" table:formula="of:=IF(INDEX([.$V$7:.$Z$17];[.L247]+1;[.M247])=&quot;&quot;;1;[.L247]+1)" table:style-name="ce1">
            <text:p>5</text:p>
          </table:table-cell>
          <table:table-cell office:value-type="float" office:value="2" table:formula="of:=IF(INDEX([.$V$7:.$Z$17];[.L247]+1;[.M247])=&quot;&quot;;IF([.M247]=5;1;[.M247]+1);[.M247])" table:style-name="ce1">
            <text:p>2</text:p>
          </table:table-cell>
          <table:table-cell office:value-type="float" office:value="2" table:formula="of:=IF([.B248]=[.C248];0;INDEX([.$V$18:.$Z$25];INT([.$J248]/COUNTA([.$V$7:.$Z$17]))+1;[.$M248]))" table:style-name="ce1">
            <text:p>2</text:p>
          </table:table-cell>
          <table:table-cell table:style-name="ce1"/>
          <table:table-cell office:value-type="string" office:string-value="" table:formula="of:=IF(INDEX([.AB$18:.AB$200];[.$K248])=&quot;&quot;;&quot;&quot;;[.$T$17]&amp;&quot; = yes &quot;)" table:style-name="ce1"/>
          <table:table-cell office:value-type="string" office:string-value="" table:formula="of:=IF(INDEX([.AC$18:.AC$200];[.$K248])=&quot;&quot;;&quot;&quot;;[.$T$18]&amp;&quot; = yes &quot;)" table:style-name="ce1"/>
          <table:table-cell office:value-type="string" office:string-value="" table:formula="of:=IF(INDEX([.AD$18:.AD$200];[.$K248])=&quot;&quot;;&quot;&quot;;[.$T$19]&amp;&quot; = yes &quot;)" table:style-name="ce1"/>
          <table:table-cell office:value-type="string" office:string-value="" table:formula="of:=IF(INDEX([.AE$18:.AE$200];[.$K24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42</text:p>
          </table:table-cell>
          <table:table-cell office:value-type="string" office:string-value="pc_marginal_dry" table:formula="of:=INDEX([.U$18:.U$200];[.K249])" table:style-name="ce1">
            <text:p>pc_marginal_dry</text:p>
          </table:table-cell>
          <table:table-cell office:value-type="string" office:string-value="pc_desertislands" table:formula="of:=INDEX([.$V$7:.$Z$17];[.L249];[.M249])" table:style-name="ce1">
            <text:p>pc_desertislands</text:p>
          </table:table-cell>
          <table:table-cell office:value-type="string" office:string-value="@terraforming_cost_level_2" table:formula="of:=[.$T$8]&amp;[.N249]" table:style-name="ce1">
            <text:p>@terraforming_cost_level_2</text:p>
          </table:table-cell>
          <table:table-cell office:value-type="string" office:string-value="@terraforming_duration_level_2" table:formula="of:=[.$T$9]&amp;[.N249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49]+1)" table:style-name="ce1">
            <text:p>tech2</text:p>
          </table:table-cell>
          <table:table-cell office:value-type="float" office:value="0" table:formula="of:=[.I248]" table:style-name="ce1">
            <text:p>0</text:p>
          </table:table-cell>
          <table:table-cell office:value-type="float" office:value="242" table:style-name="ce1">
            <text:p>242</text:p>
          </table:table-cell>
          <table:table-cell office:value-type="float" office:value="7" table:formula="of:=INT([.J249]/COUNTA([.$V$7:.$Z$17]))+1" table:style-name="ce1">
            <text:p>7</text:p>
          </table:table-cell>
          <table:table-cell office:value-type="float" office:value="6" table:formula="of:=IF(INDEX([.$V$7:.$Z$17];[.L248]+1;[.M248])=&quot;&quot;;1;[.L248]+1)" table:style-name="ce1">
            <text:p>6</text:p>
          </table:table-cell>
          <table:table-cell office:value-type="float" office:value="2" table:formula="of:=IF(INDEX([.$V$7:.$Z$17];[.L248]+1;[.M248])=&quot;&quot;;IF([.M248]=5;1;[.M248]+1);[.M248])" table:style-name="ce1">
            <text:p>2</text:p>
          </table:table-cell>
          <table:table-cell office:value-type="float" office:value="2" table:formula="of:=IF([.B249]=[.C249];0;INDEX([.$V$18:.$Z$25];INT([.$J249]/COUNTA([.$V$7:.$Z$17]))+1;[.$M249]))" table:style-name="ce1">
            <text:p>2</text:p>
          </table:table-cell>
          <table:table-cell table:style-name="ce1"/>
          <table:table-cell office:value-type="string" office:string-value="" table:formula="of:=IF(INDEX([.AB$18:.AB$200];[.$K249])=&quot;&quot;;&quot;&quot;;[.$T$17]&amp;&quot; = yes &quot;)" table:style-name="ce1"/>
          <table:table-cell office:value-type="string" office:string-value="" table:formula="of:=IF(INDEX([.AC$18:.AC$200];[.$K249])=&quot;&quot;;&quot;&quot;;[.$T$18]&amp;&quot; = yes &quot;)" table:style-name="ce1"/>
          <table:table-cell office:value-type="string" office:string-value="" table:formula="of:=IF(INDEX([.AD$18:.AD$200];[.$K249])=&quot;&quot;;&quot;&quot;;[.$T$19]&amp;&quot; = yes &quot;)" table:style-name="ce1"/>
          <table:table-cell office:value-type="string" office:string-value="" table:formula="of:=IF(INDEX([.AE$18:.AE$200];[.$K24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43</text:p>
          </table:table-cell>
          <table:table-cell office:value-type="string" office:string-value="pc_marginal_dry" table:formula="of:=INDEX([.U$18:.U$200];[.K250])" table:style-name="ce1">
            <text:p>pc_marginal_dry</text:p>
          </table:table-cell>
          <table:table-cell office:value-type="string" office:string-value="pc_retinal" table:formula="of:=INDEX([.$V$7:.$Z$17];[.L250];[.M250])" table:style-name="ce1">
            <text:p>pc_retinal</text:p>
          </table:table-cell>
          <table:table-cell office:value-type="string" office:string-value="@terraforming_cost_level_2" table:formula="of:=[.$T$8]&amp;[.N250]" table:style-name="ce1">
            <text:p>@terraforming_cost_level_2</text:p>
          </table:table-cell>
          <table:table-cell office:value-type="string" office:string-value="@terraforming_duration_level_2" table:formula="of:=[.$T$9]&amp;[.N25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50]+1)" table:style-name="ce1">
            <text:p>tech2</text:p>
          </table:table-cell>
          <table:table-cell office:value-type="float" office:value="0" table:formula="of:=[.I249]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7" table:formula="of:=INT([.J250]/COUNTA([.$V$7:.$Z$17]))+1" table:style-name="ce1">
            <text:p>7</text:p>
          </table:table-cell>
          <table:table-cell office:value-type="float" office:value="7" table:formula="of:=IF(INDEX([.$V$7:.$Z$17];[.L249]+1;[.M249])=&quot;&quot;;1;[.L249]+1)" table:style-name="ce1">
            <text:p>7</text:p>
          </table:table-cell>
          <table:table-cell office:value-type="float" office:value="2" table:formula="of:=IF(INDEX([.$V$7:.$Z$17];[.L249]+1;[.M249])=&quot;&quot;;IF([.M249]=5;1;[.M249]+1);[.M249])" table:style-name="ce1">
            <text:p>2</text:p>
          </table:table-cell>
          <table:table-cell office:value-type="float" office:value="2" table:formula="of:=IF([.B250]=[.C250];0;INDEX([.$V$18:.$Z$25];INT([.$J250]/COUNTA([.$V$7:.$Z$17]))+1;[.$M250]))" table:style-name="ce1">
            <text:p>2</text:p>
          </table:table-cell>
          <table:table-cell table:style-name="ce1"/>
          <table:table-cell office:value-type="string" office:string-value="" table:formula="of:=IF(INDEX([.AB$18:.AB$200];[.$K250])=&quot;&quot;;&quot;&quot;;[.$T$17]&amp;&quot; = yes &quot;)" table:style-name="ce1"/>
          <table:table-cell office:value-type="string" office:string-value="" table:formula="of:=IF(INDEX([.AC$18:.AC$200];[.$K250])=&quot;&quot;;&quot;&quot;;[.$T$18]&amp;&quot; = yes &quot;)" table:style-name="ce1"/>
          <table:table-cell office:value-type="string" office:string-value="" table:formula="of:=IF(INDEX([.AD$18:.AD$200];[.$K250])=&quot;&quot;;&quot;&quot;;[.$T$19]&amp;&quot; = yes &quot;)" table:style-name="ce1"/>
          <table:table-cell office:value-type="string" office:string-value="" table:formula="of:=IF(INDEX([.AE$18:.AE$200];[.$K25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44</text:p>
          </table:table-cell>
          <table:table-cell office:value-type="string" office:string-value="pc_marginal_dry" table:formula="of:=INDEX([.U$18:.U$200];[.K251])" table:style-name="ce1">
            <text:p>pc_marginal_dry</text:p>
          </table:table-cell>
          <table:table-cell office:value-type="string" office:string-value="pc_lush" table:formula="of:=INDEX([.$V$7:.$Z$17];[.L251];[.M251])" table:style-name="ce1">
            <text:p>pc_lush</text:p>
          </table:table-cell>
          <table:table-cell office:value-type="string" office:string-value="@terraforming_cost_level_2" table:formula="of:=[.$T$8]&amp;[.N251]" table:style-name="ce1">
            <text:p>@terraforming_cost_level_2</text:p>
          </table:table-cell>
          <table:table-cell office:value-type="string" office:string-value="@terraforming_duration_level_2" table:formula="of:=[.$T$9]&amp;[.N251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51]+1)" table:style-name="ce1">
            <text:p>tech2</text:p>
          </table:table-cell>
          <table:table-cell office:value-type="float" office:value="0" table:formula="of:=[.I250]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float" office:value="7" table:formula="of:=INT([.J251]/COUNTA([.$V$7:.$Z$17]))+1" table:style-name="ce1">
            <text:p>7</text:p>
          </table:table-cell>
          <table:table-cell office:value-type="float" office:value="8" table:formula="of:=IF(INDEX([.$V$7:.$Z$17];[.L250]+1;[.M250])=&quot;&quot;;1;[.L250]+1)" table:style-name="ce1">
            <text:p>8</text:p>
          </table:table-cell>
          <table:table-cell office:value-type="float" office:value="2" table:formula="of:=IF(INDEX([.$V$7:.$Z$17];[.L250]+1;[.M250])=&quot;&quot;;IF([.M250]=5;1;[.M250]+1);[.M250])" table:style-name="ce1">
            <text:p>2</text:p>
          </table:table-cell>
          <table:table-cell office:value-type="float" office:value="2" table:formula="of:=IF([.B251]=[.C251];0;INDEX([.$V$18:.$Z$25];INT([.$J251]/COUNTA([.$V$7:.$Z$17]))+1;[.$M251]))" table:style-name="ce1">
            <text:p>2</text:p>
          </table:table-cell>
          <table:table-cell table:style-name="ce1"/>
          <table:table-cell office:value-type="string" office:string-value="" table:formula="of:=IF(INDEX([.AB$18:.AB$200];[.$K251])=&quot;&quot;;&quot;&quot;;[.$T$17]&amp;&quot; = yes &quot;)" table:style-name="ce1"/>
          <table:table-cell office:value-type="string" office:string-value="" table:formula="of:=IF(INDEX([.AC$18:.AC$200];[.$K251])=&quot;&quot;;&quot;&quot;;[.$T$18]&amp;&quot; = yes &quot;)" table:style-name="ce1"/>
          <table:table-cell office:value-type="string" office:string-value="" table:formula="of:=IF(INDEX([.AD$18:.AD$200];[.$K251])=&quot;&quot;;&quot;&quot;;[.$T$19]&amp;&quot; = yes &quot;)" table:style-name="ce1"/>
          <table:table-cell office:value-type="string" office:string-value="" table:formula="of:=IF(INDEX([.AE$18:.AE$200];[.$K25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45</text:p>
          </table:table-cell>
          <table:table-cell office:value-type="string" office:string-value="pc_marginal_dry" table:formula="of:=INDEX([.U$18:.U$200];[.K252])" table:style-name="ce1">
            <text:p>pc_marginal_dry</text:p>
          </table:table-cell>
          <table:table-cell office:value-type="string" office:string-value="pc_marginal" table:formula="of:=INDEX([.$V$7:.$Z$17];[.L252];[.M252])" table:style-name="ce1">
            <text:p>pc_marginal</text:p>
          </table:table-cell>
          <table:table-cell office:value-type="string" office:string-value="@terraforming_cost_level_2" table:formula="of:=[.$T$8]&amp;[.N252]" table:style-name="ce1">
            <text:p>@terraforming_cost_level_2</text:p>
          </table:table-cell>
          <table:table-cell office:value-type="string" office:string-value="@terraforming_duration_level_2" table:formula="of:=[.$T$9]&amp;[.N25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52]+1)" table:style-name="ce1">
            <text:p>tech2</text:p>
          </table:table-cell>
          <table:table-cell office:value-type="float" office:value="0" table:formula="of:=[.I251]" table:style-name="ce1">
            <text:p>0</text:p>
          </table:table-cell>
          <table:table-cell office:value-type="float" office:value="245" table:style-name="ce1">
            <text:p>245</text:p>
          </table:table-cell>
          <table:table-cell office:value-type="float" office:value="7" table:formula="of:=INT([.J252]/COUNTA([.$V$7:.$Z$17]))+1" table:style-name="ce1">
            <text:p>7</text:p>
          </table:table-cell>
          <table:table-cell office:value-type="float" office:value="9" table:formula="of:=IF(INDEX([.$V$7:.$Z$17];[.L251]+1;[.M251])=&quot;&quot;;1;[.L251]+1)" table:style-name="ce1">
            <text:p>9</text:p>
          </table:table-cell>
          <table:table-cell office:value-type="float" office:value="2" table:formula="of:=IF(INDEX([.$V$7:.$Z$17];[.L251]+1;[.M251])=&quot;&quot;;IF([.M251]=5;1;[.M251]+1);[.M251])" table:style-name="ce1">
            <text:p>2</text:p>
          </table:table-cell>
          <table:table-cell office:value-type="float" office:value="2" table:formula="of:=IF([.B252]=[.C252];0;INDEX([.$V$18:.$Z$25];INT([.$J252]/COUNTA([.$V$7:.$Z$17]))+1;[.$M252]))" table:style-name="ce1">
            <text:p>2</text:p>
          </table:table-cell>
          <table:table-cell table:style-name="ce1"/>
          <table:table-cell office:value-type="string" office:string-value="" table:formula="of:=IF(INDEX([.AB$18:.AB$200];[.$K252])=&quot;&quot;;&quot;&quot;;[.$T$17]&amp;&quot; = yes &quot;)" table:style-name="ce1"/>
          <table:table-cell office:value-type="string" office:string-value="" table:formula="of:=IF(INDEX([.AC$18:.AC$200];[.$K252])=&quot;&quot;;&quot;&quot;;[.$T$18]&amp;&quot; = yes &quot;)" table:style-name="ce1"/>
          <table:table-cell office:value-type="string" office:string-value="" table:formula="of:=IF(INDEX([.AD$18:.AD$200];[.$K252])=&quot;&quot;;&quot;&quot;;[.$T$19]&amp;&quot; = yes &quot;)" table:style-name="ce1"/>
          <table:table-cell office:value-type="string" office:string-value="" table:formula="of:=IF(INDEX([.AE$18:.AE$200];[.$K25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46</text:p>
          </table:table-cell>
          <table:table-cell office:value-type="string" office:string-value="pc_marginal_dry" table:formula="of:=INDEX([.U$18:.U$200];[.K253])" table:style-name="ce1">
            <text:p>pc_marginal_dry</text:p>
          </table:table-cell>
          <table:table-cell office:value-type="string" office:string-value="pc_greenhouse_hot" table:formula="of:=INDEX([.$V$7:.$Z$17];[.L253];[.M253])" table:style-name="ce1">
            <text:p>pc_greenhouse_hot</text:p>
          </table:table-cell>
          <table:table-cell office:value-type="string" office:string-value="@terraforming_cost_level_2" table:formula="of:=[.$T$8]&amp;[.N253]" table:style-name="ce1">
            <text:p>@terraforming_cost_level_2</text:p>
          </table:table-cell>
          <table:table-cell office:value-type="string" office:string-value="@terraforming_duration_level_2" table:formula="of:=[.$T$9]&amp;[.N253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53]+1)" table:style-name="ce1">
            <text:p>tech2</text:p>
          </table:table-cell>
          <table:table-cell office:value-type="float" office:value="0" table:formula="of:=[.I252]" table:style-name="ce1">
            <text:p>0</text:p>
          </table:table-cell>
          <table:table-cell office:value-type="float" office:value="246" table:style-name="ce1">
            <text:p>246</text:p>
          </table:table-cell>
          <table:table-cell office:value-type="float" office:value="7" table:formula="of:=INT([.J253]/COUNTA([.$V$7:.$Z$17]))+1" table:style-name="ce1">
            <text:p>7</text:p>
          </table:table-cell>
          <table:table-cell office:value-type="float" office:value="10" table:formula="of:=IF(INDEX([.$V$7:.$Z$17];[.L252]+1;[.M252])=&quot;&quot;;1;[.L252]+1)" table:style-name="ce1">
            <text:p>10</text:p>
          </table:table-cell>
          <table:table-cell office:value-type="float" office:value="2" table:formula="of:=IF(INDEX([.$V$7:.$Z$17];[.L252]+1;[.M252])=&quot;&quot;;IF([.M252]=5;1;[.M252]+1);[.M252])" table:style-name="ce1">
            <text:p>2</text:p>
          </table:table-cell>
          <table:table-cell office:value-type="float" office:value="2" table:formula="of:=IF([.B253]=[.C253];0;INDEX([.$V$18:.$Z$25];INT([.$J253]/COUNTA([.$V$7:.$Z$17]))+1;[.$M253]))" table:style-name="ce1">
            <text:p>2</text:p>
          </table:table-cell>
          <table:table-cell table:style-name="ce1"/>
          <table:table-cell office:value-type="string" office:string-value="" table:formula="of:=IF(INDEX([.AB$18:.AB$200];[.$K253])=&quot;&quot;;&quot;&quot;;[.$T$17]&amp;&quot; = yes &quot;)" table:style-name="ce1"/>
          <table:table-cell office:value-type="string" office:string-value="" table:formula="of:=IF(INDEX([.AC$18:.AC$200];[.$K253])=&quot;&quot;;&quot;&quot;;[.$T$18]&amp;&quot; = yes &quot;)" table:style-name="ce1"/>
          <table:table-cell office:value-type="string" office:string-value="" table:formula="of:=IF(INDEX([.AD$18:.AD$200];[.$K253])=&quot;&quot;;&quot;&quot;;[.$T$19]&amp;&quot; = yes &quot;)" table:style-name="ce1"/>
          <table:table-cell office:value-type="string" office:string-value="" table:formula="of:=IF(INDEX([.AE$18:.AE$200];[.$K25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47</text:p>
          </table:table-cell>
          <table:table-cell office:value-type="string" office:string-value="pc_marginal_dry" table:formula="of:=INDEX([.U$18:.U$200];[.K254])" table:style-name="ce1">
            <text:p>pc_marginal_dry</text:p>
          </table:table-cell>
          <table:table-cell office:value-type="string" office:string-value="pc_frozen_desert" table:formula="of:=INDEX([.$V$7:.$Z$17];[.L254];[.M254])" table:style-name="ce1">
            <text:p>pc_frozen_desert</text:p>
          </table:table-cell>
          <table:table-cell office:value-type="string" office:string-value="@terraforming_cost_level_2" table:formula="of:=[.$T$8]&amp;[.N254]" table:style-name="ce1">
            <text:p>@terraforming_cost_level_2</text:p>
          </table:table-cell>
          <table:table-cell office:value-type="string" office:string-value="@terraforming_duration_level_2" table:formula="of:=[.$T$9]&amp;[.N25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54]+1)" table:style-name="ce1">
            <text:p>tech2</text:p>
          </table:table-cell>
          <table:table-cell office:value-type="float" office:value="0" table:formula="of:=[.I253]" table:style-name="ce1">
            <text:p>0</text:p>
          </table:table-cell>
          <table:table-cell office:value-type="float" office:value="247" table:style-name="ce1">
            <text:p>247</text:p>
          </table:table-cell>
          <table:table-cell office:value-type="float" office:value="7" table:formula="of:=INT([.J254]/COUNTA([.$V$7:.$Z$17]))+1" table:style-name="ce1">
            <text:p>7</text:p>
          </table:table-cell>
          <table:table-cell office:value-type="float" office:value="1" table:formula="of:=IF(INDEX([.$V$7:.$Z$17];[.L253]+1;[.M253])=&quot;&quot;;1;[.L253]+1)" table:style-name="ce1">
            <text:p>1</text:p>
          </table:table-cell>
          <table:table-cell office:value-type="float" office:value="3" table:formula="of:=IF(INDEX([.$V$7:.$Z$17];[.L253]+1;[.M253])=&quot;&quot;;IF([.M253]=5;1;[.M253]+1);[.M253])" table:style-name="ce1">
            <text:p>3</text:p>
          </table:table-cell>
          <table:table-cell office:value-type="float" office:value="2" table:formula="of:=IF([.B254]=[.C254];0;INDEX([.$V$18:.$Z$25];INT([.$J254]/COUNTA([.$V$7:.$Z$17]))+1;[.$M254]))" table:style-name="ce1">
            <text:p>2</text:p>
          </table:table-cell>
          <table:table-cell table:style-name="ce1"/>
          <table:table-cell office:value-type="string" office:string-value="" table:formula="of:=IF(INDEX([.AB$18:.AB$200];[.$K254])=&quot;&quot;;&quot;&quot;;[.$T$17]&amp;&quot; = yes &quot;)" table:style-name="ce1"/>
          <table:table-cell office:value-type="string" office:string-value="" table:formula="of:=IF(INDEX([.AC$18:.AC$200];[.$K254])=&quot;&quot;;&quot;&quot;;[.$T$18]&amp;&quot; = yes &quot;)" table:style-name="ce1"/>
          <table:table-cell office:value-type="string" office:string-value="" table:formula="of:=IF(INDEX([.AD$18:.AD$200];[.$K254])=&quot;&quot;;&quot;&quot;;[.$T$19]&amp;&quot; = yes &quot;)" table:style-name="ce1"/>
          <table:table-cell office:value-type="string" office:string-value="" table:formula="of:=IF(INDEX([.AE$18:.AE$200];[.$K25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48</text:p>
          </table:table-cell>
          <table:table-cell office:value-type="string" office:string-value="pc_marginal_dry" table:formula="of:=INDEX([.U$18:.U$200];[.K255])" table:style-name="ce1">
            <text:p>pc_marginal_dry</text:p>
          </table:table-cell>
          <table:table-cell office:value-type="string" office:string-value="pc_steppe" table:formula="of:=INDEX([.$V$7:.$Z$17];[.L255];[.M255])" table:style-name="ce1">
            <text:p>pc_steppe</text:p>
          </table:table-cell>
          <table:table-cell office:value-type="string" office:string-value="@terraforming_cost_level_2" table:formula="of:=[.$T$8]&amp;[.N255]" table:style-name="ce1">
            <text:p>@terraforming_cost_level_2</text:p>
          </table:table-cell>
          <table:table-cell office:value-type="string" office:string-value="@terraforming_duration_level_2" table:formula="of:=[.$T$9]&amp;[.N255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55]+1)" table:style-name="ce1">
            <text:p>tech2</text:p>
          </table:table-cell>
          <table:table-cell office:value-type="float" office:value="0" table:formula="of:=[.I254]" table:style-name="ce1">
            <text:p>0</text:p>
          </table:table-cell>
          <table:table-cell office:value-type="float" office:value="248" table:style-name="ce1">
            <text:p>248</text:p>
          </table:table-cell>
          <table:table-cell office:value-type="float" office:value="7" table:formula="of:=INT([.J255]/COUNTA([.$V$7:.$Z$17]))+1" table:style-name="ce1">
            <text:p>7</text:p>
          </table:table-cell>
          <table:table-cell office:value-type="float" office:value="2" table:formula="of:=IF(INDEX([.$V$7:.$Z$17];[.L254]+1;[.M254])=&quot;&quot;;1;[.L254]+1)" table:style-name="ce1">
            <text:p>2</text:p>
          </table:table-cell>
          <table:table-cell office:value-type="float" office:value="3" table:formula="of:=IF(INDEX([.$V$7:.$Z$17];[.L254]+1;[.M254])=&quot;&quot;;IF([.M254]=5;1;[.M254]+1);[.M254])" table:style-name="ce1">
            <text:p>3</text:p>
          </table:table-cell>
          <table:table-cell office:value-type="float" office:value="2" table:formula="of:=IF([.B255]=[.C255];0;INDEX([.$V$18:.$Z$25];INT([.$J255]/COUNTA([.$V$7:.$Z$17]))+1;[.$M255]))" table:style-name="ce1">
            <text:p>2</text:p>
          </table:table-cell>
          <table:table-cell table:style-name="ce1"/>
          <table:table-cell office:value-type="string" office:string-value="" table:formula="of:=IF(INDEX([.AB$18:.AB$200];[.$K255])=&quot;&quot;;&quot;&quot;;[.$T$17]&amp;&quot; = yes &quot;)" table:style-name="ce1"/>
          <table:table-cell office:value-type="string" office:string-value="" table:formula="of:=IF(INDEX([.AC$18:.AC$200];[.$K255])=&quot;&quot;;&quot;&quot;;[.$T$18]&amp;&quot; = yes &quot;)" table:style-name="ce1"/>
          <table:table-cell office:value-type="string" office:string-value="" table:formula="of:=IF(INDEX([.AD$18:.AD$200];[.$K255])=&quot;&quot;;&quot;&quot;;[.$T$19]&amp;&quot; = yes &quot;)" table:style-name="ce1"/>
          <table:table-cell office:value-type="string" office:string-value="" table:formula="of:=IF(INDEX([.AE$18:.AE$200];[.$K25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49</text:p>
          </table:table-cell>
          <table:table-cell office:value-type="string" office:string-value="pc_marginal_dry" table:formula="of:=INDEX([.U$18:.U$200];[.K256])" table:style-name="ce1">
            <text:p>pc_marginal_dry</text:p>
          </table:table-cell>
          <table:table-cell office:value-type="string" office:string-value="pc_hadesert" table:formula="of:=INDEX([.$V$7:.$Z$17];[.L256];[.M256])" table:style-name="ce1">
            <text:p>pc_hadesert</text:p>
          </table:table-cell>
          <table:table-cell office:value-type="string" office:string-value="@terraforming_cost_level_2" table:formula="of:=[.$T$8]&amp;[.N256]" table:style-name="ce1">
            <text:p>@terraforming_cost_level_2</text:p>
          </table:table-cell>
          <table:table-cell office:value-type="string" office:string-value="@terraforming_duration_level_2" table:formula="of:=[.$T$9]&amp;[.N25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56]+1)" table:style-name="ce1">
            <text:p>tech2</text:p>
          </table:table-cell>
          <table:table-cell office:value-type="float" office:value="0" table:formula="of:=[.I255]" table:style-name="ce1">
            <text:p>0</text:p>
          </table:table-cell>
          <table:table-cell office:value-type="float" office:value="249" table:style-name="ce1">
            <text:p>249</text:p>
          </table:table-cell>
          <table:table-cell office:value-type="float" office:value="7" table:formula="of:=INT([.J256]/COUNTA([.$V$7:.$Z$17]))+1" table:style-name="ce1">
            <text:p>7</text:p>
          </table:table-cell>
          <table:table-cell office:value-type="float" office:value="3" table:formula="of:=IF(INDEX([.$V$7:.$Z$17];[.L255]+1;[.M255])=&quot;&quot;;1;[.L255]+1)" table:style-name="ce1">
            <text:p>3</text:p>
          </table:table-cell>
          <table:table-cell office:value-type="float" office:value="3" table:formula="of:=IF(INDEX([.$V$7:.$Z$17];[.L255]+1;[.M255])=&quot;&quot;;IF([.M255]=5;1;[.M255]+1);[.M255])" table:style-name="ce1">
            <text:p>3</text:p>
          </table:table-cell>
          <table:table-cell office:value-type="float" office:value="2" table:formula="of:=IF([.B256]=[.C256];0;INDEX([.$V$18:.$Z$25];INT([.$J256]/COUNTA([.$V$7:.$Z$17]))+1;[.$M256]))" table:style-name="ce1">
            <text:p>2</text:p>
          </table:table-cell>
          <table:table-cell table:style-name="ce1"/>
          <table:table-cell office:value-type="string" office:string-value="" table:formula="of:=IF(INDEX([.AB$18:.AB$200];[.$K256])=&quot;&quot;;&quot;&quot;;[.$T$17]&amp;&quot; = yes &quot;)" table:style-name="ce1"/>
          <table:table-cell office:value-type="string" office:string-value="" table:formula="of:=IF(INDEX([.AC$18:.AC$200];[.$K256])=&quot;&quot;;&quot;&quot;;[.$T$18]&amp;&quot; = yes &quot;)" table:style-name="ce1"/>
          <table:table-cell office:value-type="string" office:string-value="" table:formula="of:=IF(INDEX([.AD$18:.AD$200];[.$K256])=&quot;&quot;;&quot;&quot;;[.$T$19]&amp;&quot; = yes &quot;)" table:style-name="ce1"/>
          <table:table-cell office:value-type="string" office:string-value="" table:formula="of:=IF(INDEX([.AE$18:.AE$200];[.$K25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50</text:p>
          </table:table-cell>
          <table:table-cell office:value-type="string" office:string-value="pc_marginal_dry" table:formula="of:=INDEX([.U$18:.U$200];[.K257])" table:style-name="ce1">
            <text:p>pc_marginal_dry</text:p>
          </table:table-cell>
          <table:table-cell office:value-type="string" office:string-value="pc_antarctic" table:formula="of:=INDEX([.$V$7:.$Z$17];[.L257];[.M257])" table:style-name="ce1">
            <text:p>pc_antarctic</text:p>
          </table:table-cell>
          <table:table-cell office:value-type="string" office:string-value="@terraforming_cost_level_2" table:formula="of:=[.$T$8]&amp;[.N257]" table:style-name="ce1">
            <text:p>@terraforming_cost_level_2</text:p>
          </table:table-cell>
          <table:table-cell office:value-type="string" office:string-value="@terraforming_duration_level_2" table:formula="of:=[.$T$9]&amp;[.N25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57]+1)" table:style-name="ce1">
            <text:p>tech2</text:p>
          </table:table-cell>
          <table:table-cell office:value-type="float" office:value="0" table:formula="of:=[.I256]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7" table:formula="of:=INT([.J257]/COUNTA([.$V$7:.$Z$17]))+1" table:style-name="ce1">
            <text:p>7</text:p>
          </table:table-cell>
          <table:table-cell office:value-type="float" office:value="4" table:formula="of:=IF(INDEX([.$V$7:.$Z$17];[.L256]+1;[.M256])=&quot;&quot;;1;[.L256]+1)" table:style-name="ce1">
            <text:p>4</text:p>
          </table:table-cell>
          <table:table-cell office:value-type="float" office:value="3" table:formula="of:=IF(INDEX([.$V$7:.$Z$17];[.L256]+1;[.M256])=&quot;&quot;;IF([.M256]=5;1;[.M256]+1);[.M256])" table:style-name="ce1">
            <text:p>3</text:p>
          </table:table-cell>
          <table:table-cell office:value-type="float" office:value="2" table:formula="of:=IF([.B257]=[.C257];0;INDEX([.$V$18:.$Z$25];INT([.$J257]/COUNTA([.$V$7:.$Z$17]))+1;[.$M257]))" table:style-name="ce1">
            <text:p>2</text:p>
          </table:table-cell>
          <table:table-cell table:style-name="ce1"/>
          <table:table-cell office:value-type="string" office:string-value="" table:formula="of:=IF(INDEX([.AB$18:.AB$200];[.$K257])=&quot;&quot;;&quot;&quot;;[.$T$17]&amp;&quot; = yes &quot;)" table:style-name="ce1"/>
          <table:table-cell office:value-type="string" office:string-value="" table:formula="of:=IF(INDEX([.AC$18:.AC$200];[.$K257])=&quot;&quot;;&quot;&quot;;[.$T$18]&amp;&quot; = yes &quot;)" table:style-name="ce1"/>
          <table:table-cell office:value-type="string" office:string-value="" table:formula="of:=IF(INDEX([.AD$18:.AD$200];[.$K257])=&quot;&quot;;&quot;&quot;;[.$T$19]&amp;&quot; = yes &quot;)" table:style-name="ce1"/>
          <table:table-cell office:value-type="string" office:string-value="" table:formula="of:=IF(INDEX([.AE$18:.AE$200];[.$K25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51</text:p>
          </table:table-cell>
          <table:table-cell office:value-type="string" office:string-value="pc_marginal_dry" table:formula="of:=INDEX([.U$18:.U$200];[.K258])" table:style-name="ce1">
            <text:p>pc_marginal_dry</text:p>
          </table:table-cell>
          <table:table-cell office:value-type="string" office:string-value="pc_tundra" table:formula="of:=INDEX([.$V$7:.$Z$17];[.L258];[.M258])" table:style-name="ce1">
            <text:p>pc_tundra</text:p>
          </table:table-cell>
          <table:table-cell office:value-type="string" office:string-value="@terraforming_cost_level_2" table:formula="of:=[.$T$8]&amp;[.N258]" table:style-name="ce1">
            <text:p>@terraforming_cost_level_2</text:p>
          </table:table-cell>
          <table:table-cell office:value-type="string" office:string-value="@terraforming_duration_level_2" table:formula="of:=[.$T$9]&amp;[.N25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58]+1)" table:style-name="ce1">
            <text:p>tech2</text:p>
          </table:table-cell>
          <table:table-cell office:value-type="float" office:value="0" table:formula="of:=[.I257]" table:style-name="ce1">
            <text:p>0</text:p>
          </table:table-cell>
          <table:table-cell office:value-type="float" office:value="251" table:style-name="ce1">
            <text:p>251</text:p>
          </table:table-cell>
          <table:table-cell office:value-type="float" office:value="7" table:formula="of:=INT([.J258]/COUNTA([.$V$7:.$Z$17]))+1" table:style-name="ce1">
            <text:p>7</text:p>
          </table:table-cell>
          <table:table-cell office:value-type="float" office:value="5" table:formula="of:=IF(INDEX([.$V$7:.$Z$17];[.L257]+1;[.M257])=&quot;&quot;;1;[.L257]+1)" table:style-name="ce1">
            <text:p>5</text:p>
          </table:table-cell>
          <table:table-cell office:value-type="float" office:value="3" table:formula="of:=IF(INDEX([.$V$7:.$Z$17];[.L257]+1;[.M257])=&quot;&quot;;IF([.M257]=5;1;[.M257]+1);[.M257])" table:style-name="ce1">
            <text:p>3</text:p>
          </table:table-cell>
          <table:table-cell office:value-type="float" office:value="2" table:formula="of:=IF([.B258]=[.C258];0;INDEX([.$V$18:.$Z$25];INT([.$J258]/COUNTA([.$V$7:.$Z$17]))+1;[.$M258]))" table:style-name="ce1">
            <text:p>2</text:p>
          </table:table-cell>
          <table:table-cell table:style-name="ce1"/>
          <table:table-cell office:value-type="string" office:string-value="" table:formula="of:=IF(INDEX([.AB$18:.AB$200];[.$K258])=&quot;&quot;;&quot;&quot;;[.$T$17]&amp;&quot; = yes &quot;)" table:style-name="ce1"/>
          <table:table-cell office:value-type="string" office:string-value="" table:formula="of:=IF(INDEX([.AC$18:.AC$200];[.$K258])=&quot;&quot;;&quot;&quot;;[.$T$18]&amp;&quot; = yes &quot;)" table:style-name="ce1"/>
          <table:table-cell office:value-type="string" office:string-value="" table:formula="of:=IF(INDEX([.AD$18:.AD$200];[.$K258])=&quot;&quot;;&quot;&quot;;[.$T$19]&amp;&quot; = yes &quot;)" table:style-name="ce1"/>
          <table:table-cell office:value-type="string" office:string-value="" table:formula="of:=IF(INDEX([.AE$18:.AE$200];[.$K25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52</text:p>
          </table:table-cell>
          <table:table-cell office:value-type="string" office:string-value="pc_marginal_dry" table:formula="of:=INDEX([.U$18:.U$200];[.K259])" table:style-name="ce1">
            <text:p>pc_marginal_dry</text:p>
          </table:table-cell>
          <table:table-cell office:value-type="string" office:string-value="pc_alpine" table:formula="of:=INDEX([.$V$7:.$Z$17];[.L259];[.M259])" table:style-name="ce1">
            <text:p>pc_alpine</text:p>
          </table:table-cell>
          <table:table-cell office:value-type="string" office:string-value="@terraforming_cost_level_2" table:formula="of:=[.$T$8]&amp;[.N259]" table:style-name="ce1">
            <text:p>@terraforming_cost_level_2</text:p>
          </table:table-cell>
          <table:table-cell office:value-type="string" office:string-value="@terraforming_duration_level_2" table:formula="of:=[.$T$9]&amp;[.N259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59]+1)" table:style-name="ce1">
            <text:p>tech2</text:p>
          </table:table-cell>
          <table:table-cell office:value-type="float" office:value="0" table:formula="of:=[.I258]" table:style-name="ce1">
            <text:p>0</text:p>
          </table:table-cell>
          <table:table-cell office:value-type="float" office:value="252" table:style-name="ce1">
            <text:p>252</text:p>
          </table:table-cell>
          <table:table-cell office:value-type="float" office:value="7" table:formula="of:=INT([.J259]/COUNTA([.$V$7:.$Z$17]))+1" table:style-name="ce1">
            <text:p>7</text:p>
          </table:table-cell>
          <table:table-cell office:value-type="float" office:value="6" table:formula="of:=IF(INDEX([.$V$7:.$Z$17];[.L258]+1;[.M258])=&quot;&quot;;1;[.L258]+1)" table:style-name="ce1">
            <text:p>6</text:p>
          </table:table-cell>
          <table:table-cell office:value-type="float" office:value="3" table:formula="of:=IF(INDEX([.$V$7:.$Z$17];[.L258]+1;[.M258])=&quot;&quot;;IF([.M258]=5;1;[.M258]+1);[.M258])" table:style-name="ce1">
            <text:p>3</text:p>
          </table:table-cell>
          <table:table-cell office:value-type="float" office:value="2" table:formula="of:=IF([.B259]=[.C259];0;INDEX([.$V$18:.$Z$25];INT([.$J259]/COUNTA([.$V$7:.$Z$17]))+1;[.$M259]))" table:style-name="ce1">
            <text:p>2</text:p>
          </table:table-cell>
          <table:table-cell table:style-name="ce1"/>
          <table:table-cell office:value-type="string" office:string-value="" table:formula="of:=IF(INDEX([.AB$18:.AB$200];[.$K259])=&quot;&quot;;&quot;&quot;;[.$T$17]&amp;&quot; = yes &quot;)" table:style-name="ce1"/>
          <table:table-cell office:value-type="string" office:string-value="" table:formula="of:=IF(INDEX([.AC$18:.AC$200];[.$K259])=&quot;&quot;;&quot;&quot;;[.$T$18]&amp;&quot; = yes &quot;)" table:style-name="ce1"/>
          <table:table-cell office:value-type="string" office:string-value="" table:formula="of:=IF(INDEX([.AD$18:.AD$200];[.$K259])=&quot;&quot;;&quot;&quot;;[.$T$19]&amp;&quot; = yes &quot;)" table:style-name="ce1"/>
          <table:table-cell office:value-type="string" office:string-value="" table:formula="of:=IF(INDEX([.AE$18:.AE$200];[.$K25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53</text:p>
          </table:table-cell>
          <table:table-cell office:value-type="string" office:string-value="pc_marginal_dry" table:formula="of:=INDEX([.U$18:.U$200];[.K260])" table:style-name="ce1">
            <text:p>pc_marginal_dry</text:p>
          </table:table-cell>
          <table:table-cell office:value-type="string" office:string-value="pc_greenhouse_cold" table:formula="of:=INDEX([.$V$7:.$Z$17];[.L260];[.M260])" table:style-name="ce1">
            <text:p>pc_greenhouse_cold</text:p>
          </table:table-cell>
          <table:table-cell office:value-type="string" office:string-value="@terraforming_cost_level_2" table:formula="of:=[.$T$8]&amp;[.N260]" table:style-name="ce1">
            <text:p>@terraforming_cost_level_2</text:p>
          </table:table-cell>
          <table:table-cell office:value-type="string" office:string-value="@terraforming_duration_level_2" table:formula="of:=[.$T$9]&amp;[.N26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60]+1)" table:style-name="ce1">
            <text:p>tech2</text:p>
          </table:table-cell>
          <table:table-cell office:value-type="float" office:value="0" table:formula="of:=[.I259]" table:style-name="ce1">
            <text:p>0</text:p>
          </table:table-cell>
          <table:table-cell office:value-type="float" office:value="253" table:style-name="ce1">
            <text:p>253</text:p>
          </table:table-cell>
          <table:table-cell office:value-type="float" office:value="7" table:formula="of:=INT([.J260]/COUNTA([.$V$7:.$Z$17]))+1" table:style-name="ce1">
            <text:p>7</text:p>
          </table:table-cell>
          <table:table-cell office:value-type="float" office:value="7" table:formula="of:=IF(INDEX([.$V$7:.$Z$17];[.L259]+1;[.M259])=&quot;&quot;;1;[.L259]+1)" table:style-name="ce1">
            <text:p>7</text:p>
          </table:table-cell>
          <table:table-cell office:value-type="float" office:value="3" table:formula="of:=IF(INDEX([.$V$7:.$Z$17];[.L259]+1;[.M259])=&quot;&quot;;IF([.M259]=5;1;[.M259]+1);[.M259])" table:style-name="ce1">
            <text:p>3</text:p>
          </table:table-cell>
          <table:table-cell office:value-type="float" office:value="2" table:formula="of:=IF([.B260]=[.C260];0;INDEX([.$V$18:.$Z$25];INT([.$J260]/COUNTA([.$V$7:.$Z$17]))+1;[.$M260]))" table:style-name="ce1">
            <text:p>2</text:p>
          </table:table-cell>
          <table:table-cell table:style-name="ce1"/>
          <table:table-cell office:value-type="string" office:string-value="" table:formula="of:=IF(INDEX([.AB$18:.AB$200];[.$K260])=&quot;&quot;;&quot;&quot;;[.$T$17]&amp;&quot; = yes &quot;)" table:style-name="ce1"/>
          <table:table-cell office:value-type="string" office:string-value="" table:formula="of:=IF(INDEX([.AC$18:.AC$200];[.$K260])=&quot;&quot;;&quot;&quot;;[.$T$18]&amp;&quot; = yes &quot;)" table:style-name="ce1"/>
          <table:table-cell office:value-type="string" office:string-value="" table:formula="of:=IF(INDEX([.AD$18:.AD$200];[.$K260])=&quot;&quot;;&quot;&quot;;[.$T$19]&amp;&quot; = yes &quot;)" table:style-name="ce1"/>
          <table:table-cell office:value-type="string" office:string-value="" table:formula="of:=IF(INDEX([.AE$18:.AE$200];[.$K26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54</text:p>
          </table:table-cell>
          <table:table-cell office:value-type="string" office:string-value="pc_marginal_dry" table:formula="of:=INDEX([.U$18:.U$200];[.K261])" table:style-name="ce1">
            <text:p>pc_marginal_dry</text:p>
          </table:table-cell>
          <table:table-cell office:value-type="string" office:string-value="pc_arctic" table:formula="of:=INDEX([.$V$7:.$Z$17];[.L261];[.M261])" table:style-name="ce1">
            <text:p>pc_arctic</text:p>
          </table:table-cell>
          <table:table-cell office:value-type="string" office:string-value="@terraforming_cost_level_3" table:formula="of:=[.$T$8]&amp;[.N261]" table:style-name="ce1">
            <text:p>@terraforming_cost_level_3</text:p>
          </table:table-cell>
          <table:table-cell office:value-type="string" office:string-value="@terraforming_duration_level_3" table:formula="of:=[.$T$9]&amp;[.N261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61]+1)" table:style-name="ce1">
            <text:p>tech3</text:p>
          </table:table-cell>
          <table:table-cell office:value-type="float" office:value="0" table:formula="of:=[.I260]" table:style-name="ce1">
            <text:p>0</text:p>
          </table:table-cell>
          <table:table-cell office:value-type="float" office:value="254" table:style-name="ce1">
            <text:p>254</text:p>
          </table:table-cell>
          <table:table-cell office:value-type="float" office:value="7" table:formula="of:=INT([.J261]/COUNTA([.$V$7:.$Z$17]))+1" table:style-name="ce1">
            <text:p>7</text:p>
          </table:table-cell>
          <table:table-cell office:value-type="float" office:value="1" table:formula="of:=IF(INDEX([.$V$7:.$Z$17];[.L260]+1;[.M260])=&quot;&quot;;1;[.L260]+1)" table:style-name="ce1">
            <text:p>1</text:p>
          </table:table-cell>
          <table:table-cell office:value-type="float" office:value="4" table:formula="of:=IF(INDEX([.$V$7:.$Z$17];[.L260]+1;[.M260])=&quot;&quot;;IF([.M260]=5;1;[.M260]+1);[.M260])" table:style-name="ce1">
            <text:p>4</text:p>
          </table:table-cell>
          <table:table-cell office:value-type="float" office:value="3" table:formula="of:=IF([.B261]=[.C261];0;INDEX([.$V$18:.$Z$25];INT([.$J261]/COUNTA([.$V$7:.$Z$17]))+1;[.$M261]))" table:style-name="ce1">
            <text:p>3</text:p>
          </table:table-cell>
          <table:table-cell table:style-name="ce1"/>
          <table:table-cell office:value-type="string" office:string-value="" table:formula="of:=IF(INDEX([.AB$18:.AB$200];[.$K261])=&quot;&quot;;&quot;&quot;;[.$T$17]&amp;&quot; = yes &quot;)" table:style-name="ce1"/>
          <table:table-cell office:value-type="string" office:string-value="" table:formula="of:=IF(INDEX([.AC$18:.AC$200];[.$K261])=&quot;&quot;;&quot;&quot;;[.$T$18]&amp;&quot; = yes &quot;)" table:style-name="ce1"/>
          <table:table-cell office:value-type="string" office:string-value="" table:formula="of:=IF(INDEX([.AD$18:.AD$200];[.$K261])=&quot;&quot;;&quot;&quot;;[.$T$19]&amp;&quot; = yes &quot;)" table:style-name="ce1"/>
          <table:table-cell office:value-type="string" office:string-value="" table:formula="of:=IF(INDEX([.AE$18:.AE$200];[.$K26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55</text:p>
          </table:table-cell>
          <table:table-cell office:value-type="string" office:string-value="pc_marginal_dry" table:formula="of:=INDEX([.U$18:.U$200];[.K262])" table:style-name="ce1">
            <text:p>pc_marginal_dry</text:p>
          </table:table-cell>
          <table:table-cell office:value-type="string" office:string-value="pc_swamp" table:formula="of:=INDEX([.$V$7:.$Z$17];[.L262];[.M262])" table:style-name="ce1">
            <text:p>pc_swamp</text:p>
          </table:table-cell>
          <table:table-cell office:value-type="string" office:string-value="@terraforming_cost_level_3" table:formula="of:=[.$T$8]&amp;[.N262]" table:style-name="ce1">
            <text:p>@terraforming_cost_level_3</text:p>
          </table:table-cell>
          <table:table-cell office:value-type="string" office:string-value="@terraforming_duration_level_3" table:formula="of:=[.$T$9]&amp;[.N262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62]+1)" table:style-name="ce1">
            <text:p>tech3</text:p>
          </table:table-cell>
          <table:table-cell office:value-type="float" office:value="0" table:formula="of:=[.I261]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7" table:formula="of:=INT([.J262]/COUNTA([.$V$7:.$Z$17]))+1" table:style-name="ce1">
            <text:p>7</text:p>
          </table:table-cell>
          <table:table-cell office:value-type="float" office:value="2" table:formula="of:=IF(INDEX([.$V$7:.$Z$17];[.L261]+1;[.M261])=&quot;&quot;;1;[.L261]+1)" table:style-name="ce1">
            <text:p>2</text:p>
          </table:table-cell>
          <table:table-cell office:value-type="float" office:value="4" table:formula="of:=IF(INDEX([.$V$7:.$Z$17];[.L261]+1;[.M261])=&quot;&quot;;IF([.M261]=5;1;[.M261]+1);[.M261])" table:style-name="ce1">
            <text:p>4</text:p>
          </table:table-cell>
          <table:table-cell office:value-type="float" office:value="3" table:formula="of:=IF([.B262]=[.C262];0;INDEX([.$V$18:.$Z$25];INT([.$J262]/COUNTA([.$V$7:.$Z$17]))+1;[.$M262]))" table:style-name="ce1">
            <text:p>3</text:p>
          </table:table-cell>
          <table:table-cell table:style-name="ce1"/>
          <table:table-cell office:value-type="string" office:string-value="" table:formula="of:=IF(INDEX([.AB$18:.AB$200];[.$K262])=&quot;&quot;;&quot;&quot;;[.$T$17]&amp;&quot; = yes &quot;)" table:style-name="ce1"/>
          <table:table-cell office:value-type="string" office:string-value="" table:formula="of:=IF(INDEX([.AC$18:.AC$200];[.$K262])=&quot;&quot;;&quot;&quot;;[.$T$18]&amp;&quot; = yes &quot;)" table:style-name="ce1"/>
          <table:table-cell office:value-type="string" office:string-value="" table:formula="of:=IF(INDEX([.AD$18:.AD$200];[.$K262])=&quot;&quot;;&quot;&quot;;[.$T$19]&amp;&quot; = yes &quot;)" table:style-name="ce1"/>
          <table:table-cell office:value-type="string" office:string-value="" table:formula="of:=IF(INDEX([.AE$18:.AE$200];[.$K26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56</text:p>
          </table:table-cell>
          <table:table-cell office:value-type="string" office:string-value="pc_marginal_dry" table:formula="of:=INDEX([.U$18:.U$200];[.K263])" table:style-name="ce1">
            <text:p>pc_marginal_dry</text:p>
          </table:table-cell>
          <table:table-cell office:value-type="string" office:string-value="pc_cascadian" table:formula="of:=INDEX([.$V$7:.$Z$17];[.L263];[.M263])" table:style-name="ce1">
            <text:p>pc_cascadian</text:p>
          </table:table-cell>
          <table:table-cell office:value-type="string" office:string-value="@terraforming_cost_level_3" table:formula="of:=[.$T$8]&amp;[.N263]" table:style-name="ce1">
            <text:p>@terraforming_cost_level_3</text:p>
          </table:table-cell>
          <table:table-cell office:value-type="string" office:string-value="@terraforming_duration_level_3" table:formula="of:=[.$T$9]&amp;[.N263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63]+1)" table:style-name="ce1">
            <text:p>tech3</text:p>
          </table:table-cell>
          <table:table-cell office:value-type="float" office:value="0" table:formula="of:=[.I262]" table:style-name="ce1">
            <text:p>0</text:p>
          </table:table-cell>
          <table:table-cell office:value-type="float" office:value="256" table:style-name="ce1">
            <text:p>256</text:p>
          </table:table-cell>
          <table:table-cell office:value-type="float" office:value="7" table:formula="of:=INT([.J263]/COUNTA([.$V$7:.$Z$17]))+1" table:style-name="ce1">
            <text:p>7</text:p>
          </table:table-cell>
          <table:table-cell office:value-type="float" office:value="3" table:formula="of:=IF(INDEX([.$V$7:.$Z$17];[.L262]+1;[.M262])=&quot;&quot;;1;[.L262]+1)" table:style-name="ce1">
            <text:p>3</text:p>
          </table:table-cell>
          <table:table-cell office:value-type="float" office:value="4" table:formula="of:=IF(INDEX([.$V$7:.$Z$17];[.L262]+1;[.M262])=&quot;&quot;;IF([.M262]=5;1;[.M262]+1);[.M262])" table:style-name="ce1">
            <text:p>4</text:p>
          </table:table-cell>
          <table:table-cell office:value-type="float" office:value="3" table:formula="of:=IF([.B263]=[.C263];0;INDEX([.$V$18:.$Z$25];INT([.$J263]/COUNTA([.$V$7:.$Z$17]))+1;[.$M263]))" table:style-name="ce1">
            <text:p>3</text:p>
          </table:table-cell>
          <table:table-cell table:style-name="ce1"/>
          <table:table-cell office:value-type="string" office:string-value="" table:formula="of:=IF(INDEX([.AB$18:.AB$200];[.$K263])=&quot;&quot;;&quot;&quot;;[.$T$17]&amp;&quot; = yes &quot;)" table:style-name="ce1"/>
          <table:table-cell office:value-type="string" office:string-value="" table:formula="of:=IF(INDEX([.AC$18:.AC$200];[.$K263])=&quot;&quot;;&quot;&quot;;[.$T$18]&amp;&quot; = yes &quot;)" table:style-name="ce1"/>
          <table:table-cell office:value-type="string" office:string-value="" table:formula="of:=IF(INDEX([.AD$18:.AD$200];[.$K263])=&quot;&quot;;&quot;&quot;;[.$T$19]&amp;&quot; = yes &quot;)" table:style-name="ce1"/>
          <table:table-cell office:value-type="string" office:string-value="" table:formula="of:=IF(INDEX([.AE$18:.AE$200];[.$K26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57</text:p>
          </table:table-cell>
          <table:table-cell office:value-type="string" office:string-value="pc_marginal_dry" table:formula="of:=INDEX([.U$18:.U$200];[.K264])" table:style-name="ce1">
            <text:p>pc_marginal_dry</text:p>
          </table:table-cell>
          <table:table-cell office:value-type="string" office:string-value="pc_geothermal" table:formula="of:=INDEX([.$V$7:.$Z$17];[.L264];[.M264])" table:style-name="ce1">
            <text:p>pc_geothermal</text:p>
          </table:table-cell>
          <table:table-cell office:value-type="string" office:string-value="@terraforming_cost_level_3" table:formula="of:=[.$T$8]&amp;[.N264]" table:style-name="ce1">
            <text:p>@terraforming_cost_level_3</text:p>
          </table:table-cell>
          <table:table-cell office:value-type="string" office:string-value="@terraforming_duration_level_3" table:formula="of:=[.$T$9]&amp;[.N264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64]+1)" table:style-name="ce1">
            <text:p>tech3</text:p>
          </table:table-cell>
          <table:table-cell office:value-type="float" office:value="0" table:formula="of:=[.I263]" table:style-name="ce1">
            <text:p>0</text:p>
          </table:table-cell>
          <table:table-cell office:value-type="float" office:value="257" table:style-name="ce1">
            <text:p>257</text:p>
          </table:table-cell>
          <table:table-cell office:value-type="float" office:value="7" table:formula="of:=INT([.J264]/COUNTA([.$V$7:.$Z$17]))+1" table:style-name="ce1">
            <text:p>7</text:p>
          </table:table-cell>
          <table:table-cell office:value-type="float" office:value="4" table:formula="of:=IF(INDEX([.$V$7:.$Z$17];[.L263]+1;[.M263])=&quot;&quot;;1;[.L263]+1)" table:style-name="ce1">
            <text:p>4</text:p>
          </table:table-cell>
          <table:table-cell office:value-type="float" office:value="4" table:formula="of:=IF(INDEX([.$V$7:.$Z$17];[.L263]+1;[.M263])=&quot;&quot;;IF([.M263]=5;1;[.M263]+1);[.M263])" table:style-name="ce1">
            <text:p>4</text:p>
          </table:table-cell>
          <table:table-cell office:value-type="float" office:value="3" table:formula="of:=IF([.B264]=[.C264];0;INDEX([.$V$18:.$Z$25];INT([.$J264]/COUNTA([.$V$7:.$Z$17]))+1;[.$M264]))" table:style-name="ce1">
            <text:p>3</text:p>
          </table:table-cell>
          <table:table-cell table:style-name="ce1"/>
          <table:table-cell office:value-type="string" office:string-value="" table:formula="of:=IF(INDEX([.AB$18:.AB$200];[.$K264])=&quot;&quot;;&quot;&quot;;[.$T$17]&amp;&quot; = yes &quot;)" table:style-name="ce1"/>
          <table:table-cell office:value-type="string" office:string-value="" table:formula="of:=IF(INDEX([.AC$18:.AC$200];[.$K264])=&quot;&quot;;&quot;&quot;;[.$T$18]&amp;&quot; = yes &quot;)" table:style-name="ce1"/>
          <table:table-cell office:value-type="string" office:string-value="" table:formula="of:=IF(INDEX([.AD$18:.AD$200];[.$K264])=&quot;&quot;;&quot;&quot;;[.$T$19]&amp;&quot; = yes &quot;)" table:style-name="ce1"/>
          <table:table-cell office:value-type="string" office:string-value="" table:formula="of:=IF(INDEX([.AE$18:.AE$200];[.$K26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58</text:p>
          </table:table-cell>
          <table:table-cell office:value-type="string" office:string-value="pc_marginal_dry" table:formula="of:=INDEX([.U$18:.U$200];[.K265])" table:style-name="ce1">
            <text:p>pc_marginal_dry</text:p>
          </table:table-cell>
          <table:table-cell office:value-type="string" office:string-value="pc_glacial" table:formula="of:=INDEX([.$V$7:.$Z$17];[.L265];[.M265])" table:style-name="ce1">
            <text:p>pc_glacial</text:p>
          </table:table-cell>
          <table:table-cell office:value-type="string" office:string-value="@terraforming_cost_level_3" table:formula="of:=[.$T$8]&amp;[.N265]" table:style-name="ce1">
            <text:p>@terraforming_cost_level_3</text:p>
          </table:table-cell>
          <table:table-cell office:value-type="string" office:string-value="@terraforming_duration_level_3" table:formula="of:=[.$T$9]&amp;[.N265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65]+1)" table:style-name="ce1">
            <text:p>tech3</text:p>
          </table:table-cell>
          <table:table-cell office:value-type="float" office:value="0" table:formula="of:=[.I264]" table:style-name="ce1">
            <text:p>0</text:p>
          </table:table-cell>
          <table:table-cell office:value-type="float" office:value="258" table:style-name="ce1">
            <text:p>258</text:p>
          </table:table-cell>
          <table:table-cell office:value-type="float" office:value="7" table:formula="of:=INT([.J265]/COUNTA([.$V$7:.$Z$17]))+1" table:style-name="ce1">
            <text:p>7</text:p>
          </table:table-cell>
          <table:table-cell office:value-type="float" office:value="5" table:formula="of:=IF(INDEX([.$V$7:.$Z$17];[.L264]+1;[.M264])=&quot;&quot;;1;[.L264]+1)" table:style-name="ce1">
            <text:p>5</text:p>
          </table:table-cell>
          <table:table-cell office:value-type="float" office:value="4" table:formula="of:=IF(INDEX([.$V$7:.$Z$17];[.L264]+1;[.M264])=&quot;&quot;;IF([.M264]=5;1;[.M264]+1);[.M264])" table:style-name="ce1">
            <text:p>4</text:p>
          </table:table-cell>
          <table:table-cell office:value-type="float" office:value="3" table:formula="of:=IF([.B265]=[.C265];0;INDEX([.$V$18:.$Z$25];INT([.$J265]/COUNTA([.$V$7:.$Z$17]))+1;[.$M265]))" table:style-name="ce1">
            <text:p>3</text:p>
          </table:table-cell>
          <table:table-cell table:style-name="ce1"/>
          <table:table-cell office:value-type="string" office:string-value="" table:formula="of:=IF(INDEX([.AB$18:.AB$200];[.$K265])=&quot;&quot;;&quot;&quot;;[.$T$17]&amp;&quot; = yes &quot;)" table:style-name="ce1"/>
          <table:table-cell office:value-type="string" office:string-value="" table:formula="of:=IF(INDEX([.AC$18:.AC$200];[.$K265])=&quot;&quot;;&quot;&quot;;[.$T$18]&amp;&quot; = yes &quot;)" table:style-name="ce1"/>
          <table:table-cell office:value-type="string" office:string-value="" table:formula="of:=IF(INDEX([.AD$18:.AD$200];[.$K265])=&quot;&quot;;&quot;&quot;;[.$T$19]&amp;&quot; = yes &quot;)" table:style-name="ce1"/>
          <table:table-cell office:value-type="string" office:string-value="" table:formula="of:=IF(INDEX([.AE$18:.AE$200];[.$K26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59</text:p>
          </table:table-cell>
          <table:table-cell office:value-type="string" office:string-value="pc_marginal_dry" table:formula="of:=INDEX([.U$18:.U$200];[.K266])" table:style-name="ce1">
            <text:p>pc_marginal_dry</text:p>
          </table:table-cell>
          <table:table-cell office:value-type="string" office:string-value="pc_subarctic" table:formula="of:=INDEX([.$V$7:.$Z$17];[.L266];[.M266])" table:style-name="ce1">
            <text:p>pc_subarctic</text:p>
          </table:table-cell>
          <table:table-cell office:value-type="string" office:string-value="@terraforming_cost_level_3" table:formula="of:=[.$T$8]&amp;[.N266]" table:style-name="ce1">
            <text:p>@terraforming_cost_level_3</text:p>
          </table:table-cell>
          <table:table-cell office:value-type="string" office:string-value="@terraforming_duration_level_3" table:formula="of:=[.$T$9]&amp;[.N266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66]+1)" table:style-name="ce1">
            <text:p>tech3</text:p>
          </table:table-cell>
          <table:table-cell office:value-type="float" office:value="0" table:formula="of:=[.I265]" table:style-name="ce1">
            <text:p>0</text:p>
          </table:table-cell>
          <table:table-cell office:value-type="float" office:value="259" table:style-name="ce1">
            <text:p>259</text:p>
          </table:table-cell>
          <table:table-cell office:value-type="float" office:value="7" table:formula="of:=INT([.J266]/COUNTA([.$V$7:.$Z$17]))+1" table:style-name="ce1">
            <text:p>7</text:p>
          </table:table-cell>
          <table:table-cell office:value-type="float" office:value="6" table:formula="of:=IF(INDEX([.$V$7:.$Z$17];[.L265]+1;[.M265])=&quot;&quot;;1;[.L265]+1)" table:style-name="ce1">
            <text:p>6</text:p>
          </table:table-cell>
          <table:table-cell office:value-type="float" office:value="4" table:formula="of:=IF(INDEX([.$V$7:.$Z$17];[.L265]+1;[.M265])=&quot;&quot;;IF([.M265]=5;1;[.M265]+1);[.M265])" table:style-name="ce1">
            <text:p>4</text:p>
          </table:table-cell>
          <table:table-cell office:value-type="float" office:value="3" table:formula="of:=IF([.B266]=[.C266];0;INDEX([.$V$18:.$Z$25];INT([.$J266]/COUNTA([.$V$7:.$Z$17]))+1;[.$M266]))" table:style-name="ce1">
            <text:p>3</text:p>
          </table:table-cell>
          <table:table-cell table:style-name="ce1"/>
          <table:table-cell office:value-type="string" office:string-value="" table:formula="of:=IF(INDEX([.AB$18:.AB$200];[.$K266])=&quot;&quot;;&quot;&quot;;[.$T$17]&amp;&quot; = yes &quot;)" table:style-name="ce1"/>
          <table:table-cell office:value-type="string" office:string-value="" table:formula="of:=IF(INDEX([.AC$18:.AC$200];[.$K266])=&quot;&quot;;&quot;&quot;;[.$T$18]&amp;&quot; = yes &quot;)" table:style-name="ce1"/>
          <table:table-cell office:value-type="string" office:string-value="" table:formula="of:=IF(INDEX([.AD$18:.AD$200];[.$K266])=&quot;&quot;;&quot;&quot;;[.$T$19]&amp;&quot; = yes &quot;)" table:style-name="ce1"/>
          <table:table-cell office:value-type="string" office:string-value="" table:formula="of:=IF(INDEX([.AE$18:.AE$200];[.$K26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60</text:p>
          </table:table-cell>
          <table:table-cell office:value-type="string" office:string-value="pc_marginal_dry" table:formula="of:=INDEX([.U$18:.U$200];[.K267])" table:style-name="ce1">
            <text:p>pc_marginal_dry</text:p>
          </table:table-cell>
          <table:table-cell office:value-type="string" office:string-value="pc_marginal_cold" table:formula="of:=INDEX([.$V$7:.$Z$17];[.L267];[.M267])" table:style-name="ce1">
            <text:p>pc_marginal_cold</text:p>
          </table:table-cell>
          <table:table-cell office:value-type="string" office:string-value="@terraforming_cost_level_3" table:formula="of:=[.$T$8]&amp;[.N267]" table:style-name="ce1">
            <text:p>@terraforming_cost_level_3</text:p>
          </table:table-cell>
          <table:table-cell office:value-type="string" office:string-value="@terraforming_duration_level_3" table:formula="of:=[.$T$9]&amp;[.N267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67]+1)" table:style-name="ce1">
            <text:p>tech3</text:p>
          </table:table-cell>
          <table:table-cell office:value-type="float" office:value="0" table:formula="of:=[.I266]" table:style-name="ce1">
            <text:p>0</text:p>
          </table:table-cell>
          <table:table-cell office:value-type="float" office:value="260" table:style-name="ce1">
            <text:p>260</text:p>
          </table:table-cell>
          <table:table-cell office:value-type="float" office:value="7" table:formula="of:=INT([.J267]/COUNTA([.$V$7:.$Z$17]))+1" table:style-name="ce1">
            <text:p>7</text:p>
          </table:table-cell>
          <table:table-cell office:value-type="float" office:value="7" table:formula="of:=IF(INDEX([.$V$7:.$Z$17];[.L266]+1;[.M266])=&quot;&quot;;1;[.L266]+1)" table:style-name="ce1">
            <text:p>7</text:p>
          </table:table-cell>
          <table:table-cell office:value-type="float" office:value="4" table:formula="of:=IF(INDEX([.$V$7:.$Z$17];[.L266]+1;[.M266])=&quot;&quot;;IF([.M266]=5;1;[.M266]+1);[.M266])" table:style-name="ce1">
            <text:p>4</text:p>
          </table:table-cell>
          <table:table-cell office:value-type="float" office:value="3" table:formula="of:=IF([.B267]=[.C267];0;INDEX([.$V$18:.$Z$25];INT([.$J267]/COUNTA([.$V$7:.$Z$17]))+1;[.$M267]))" table:style-name="ce1">
            <text:p>3</text:p>
          </table:table-cell>
          <table:table-cell table:style-name="ce1"/>
          <table:table-cell office:value-type="string" office:string-value="" table:formula="of:=IF(INDEX([.AB$18:.AB$200];[.$K267])=&quot;&quot;;&quot;&quot;;[.$T$17]&amp;&quot; = yes &quot;)" table:style-name="ce1"/>
          <table:table-cell office:value-type="string" office:string-value="" table:formula="of:=IF(INDEX([.AC$18:.AC$200];[.$K267])=&quot;&quot;;&quot;&quot;;[.$T$18]&amp;&quot; = yes &quot;)" table:style-name="ce1"/>
          <table:table-cell office:value-type="string" office:string-value="" table:formula="of:=IF(INDEX([.AD$18:.AD$200];[.$K267])=&quot;&quot;;&quot;&quot;;[.$T$19]&amp;&quot; = yes &quot;)" table:style-name="ce1"/>
          <table:table-cell office:value-type="string" office:string-value="" table:formula="of:=IF(INDEX([.AE$18:.AE$200];[.$K26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61</text:p>
          </table:table-cell>
          <table:table-cell office:value-type="string" office:string-value="pc_marginal_dry" table:formula="of:=INDEX([.U$18:.U$200];[.K268])" table:style-name="ce1">
            <text:p>pc_marginal_dry</text:p>
          </table:table-cell>
          <table:table-cell office:value-type="string" office:string-value="pc_gaia" table:formula="of:=INDEX([.$V$7:.$Z$17];[.L268];[.M268])" table:style-name="ce1">
            <text:p>pc_gaia</text:p>
          </table:table-cell>
          <table:table-cell office:value-type="string" office:string-value="@terraforming_cost_level_4" table:formula="of:=[.$T$8]&amp;[.N268]" table:style-name="ce1">
            <text:p>@terraforming_cost_level_4</text:p>
          </table:table-cell>
          <table:table-cell office:value-type="string" office:string-value="@terraforming_duration_level_4" table:formula="of:=[.$T$9]&amp;[.N268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268]+1)" table:style-name="ce1">
            <text:p>tech4</text:p>
          </table:table-cell>
          <table:table-cell office:value-type="float" office:value="0" table:formula="of:=[.I267]" table:style-name="ce1">
            <text:p>0</text:p>
          </table:table-cell>
          <table:table-cell office:value-type="float" office:value="261" table:style-name="ce1">
            <text:p>261</text:p>
          </table:table-cell>
          <table:table-cell office:value-type="float" office:value="7" table:formula="of:=INT([.J268]/COUNTA([.$V$7:.$Z$17]))+1" table:style-name="ce1">
            <text:p>7</text:p>
          </table:table-cell>
          <table:table-cell office:value-type="float" office:value="1" table:formula="of:=IF(INDEX([.$V$7:.$Z$17];[.L267]+1;[.M267])=&quot;&quot;;1;[.L267]+1)" table:style-name="ce1">
            <text:p>1</text:p>
          </table:table-cell>
          <table:table-cell office:value-type="float" office:value="5" table:formula="of:=IF(INDEX([.$V$7:.$Z$17];[.L267]+1;[.M267])=&quot;&quot;;IF([.M267]=5;1;[.M267]+1);[.M267])" table:style-name="ce1">
            <text:p>5</text:p>
          </table:table-cell>
          <table:table-cell office:value-type="float" office:value="4" table:formula="of:=IF([.B268]=[.C268];0;INDEX([.$V$18:.$Z$25];INT([.$J268]/COUNTA([.$V$7:.$Z$17]))+1;[.$M268]))" table:style-name="ce1">
            <text:p>4</text:p>
          </table:table-cell>
          <table:table-cell table:style-name="ce1"/>
          <table:table-cell office:value-type="string" office:string-value="" table:formula="of:=IF(INDEX([.AB$18:.AB$200];[.$K268])=&quot;&quot;;&quot;&quot;;[.$T$17]&amp;&quot; = yes &quot;)" table:style-name="ce1"/>
          <table:table-cell office:value-type="string" office:string-value="" table:formula="of:=IF(INDEX([.AC$18:.AC$200];[.$K268])=&quot;&quot;;&quot;&quot;;[.$T$18]&amp;&quot; = yes &quot;)" table:style-name="ce1"/>
          <table:table-cell office:value-type="string" office:string-value="" table:formula="of:=IF(INDEX([.AD$18:.AD$200];[.$K268])=&quot;&quot;;&quot;&quot;;[.$T$19]&amp;&quot; = yes &quot;)" table:style-name="ce1"/>
          <table:table-cell office:value-type="string" office:string-value="" table:formula="of:=IF(INDEX([.AE$18:.AE$200];[.$K26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62</text:p>
          </table:table-cell>
          <table:table-cell office:value-type="string" office:string-value="pc_marginal_dry" table:formula="of:=INDEX([.U$18:.U$200];[.K269])" table:style-name="ce1">
            <text:p>pc_marginal_dry</text:p>
          </table:table-cell>
          <table:table-cell office:value-type="string" office:string-value="pc_machine" table:formula="of:=INDEX([.$V$7:.$Z$17];[.L269];[.M269])" table:style-name="ce1">
            <text:p>pc_machine</text:p>
          </table:table-cell>
          <table:table-cell office:value-type="string" office:string-value="@terraforming_cost_level_4" table:formula="of:=[.$T$8]&amp;[.N269]" table:style-name="ce1">
            <text:p>@terraforming_cost_level_4</text:p>
          </table:table-cell>
          <table:table-cell office:value-type="string" office:string-value="@terraforming_duration_level_4" table:formula="of:=[.$T$9]&amp;[.N269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269]+1)" table:style-name="ce1">
            <text:p>tech4</text:p>
          </table:table-cell>
          <table:table-cell office:value-type="float" office:value="0" table:formula="of:=[.I268]" table:style-name="ce1">
            <text:p>0</text:p>
          </table:table-cell>
          <table:table-cell office:value-type="float" office:value="262" table:style-name="ce1">
            <text:p>262</text:p>
          </table:table-cell>
          <table:table-cell office:value-type="float" office:value="7" table:formula="of:=INT([.J269]/COUNTA([.$V$7:.$Z$17]))+1" table:style-name="ce1">
            <text:p>7</text:p>
          </table:table-cell>
          <table:table-cell office:value-type="float" office:value="2" table:formula="of:=IF(INDEX([.$V$7:.$Z$17];[.L268]+1;[.M268])=&quot;&quot;;1;[.L268]+1)" table:style-name="ce1">
            <text:p>2</text:p>
          </table:table-cell>
          <table:table-cell office:value-type="float" office:value="5" table:formula="of:=IF(INDEX([.$V$7:.$Z$17];[.L268]+1;[.M268])=&quot;&quot;;IF([.M268]=5;1;[.M268]+1);[.M268])" table:style-name="ce1">
            <text:p>5</text:p>
          </table:table-cell>
          <table:table-cell office:value-type="float" office:value="4" table:formula="of:=IF([.B269]=[.C269];0;INDEX([.$V$18:.$Z$25];INT([.$J269]/COUNTA([.$V$7:.$Z$17]))+1;[.$M269]))" table:style-name="ce1">
            <text:p>4</text:p>
          </table:table-cell>
          <table:table-cell table:style-name="ce1"/>
          <table:table-cell office:value-type="string" office:string-value="" table:formula="of:=IF(INDEX([.AB$18:.AB$200];[.$K269])=&quot;&quot;;&quot;&quot;;[.$T$17]&amp;&quot; = yes &quot;)" table:style-name="ce1"/>
          <table:table-cell office:value-type="string" office:string-value="" table:formula="of:=IF(INDEX([.AC$18:.AC$200];[.$K269])=&quot;&quot;;&quot;&quot;;[.$T$18]&amp;&quot; = yes &quot;)" table:style-name="ce1"/>
          <table:table-cell office:value-type="string" office:string-value="" table:formula="of:=IF(INDEX([.AD$18:.AD$200];[.$K269])=&quot;&quot;;&quot;&quot;;[.$T$19]&amp;&quot; = yes &quot;)" table:style-name="ce1"/>
          <table:table-cell office:value-type="string" office:string-value="" table:formula="of:=IF(INDEX([.AE$18:.AE$200];[.$K26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63</text:p>
          </table:table-cell>
          <table:table-cell office:value-type="string" office:string-value="pc_marginal_dry" table:formula="of:=INDEX([.U$18:.U$200];[.K270])" table:style-name="ce1">
            <text:p>pc_marginal_dry</text:p>
          </table:table-cell>
          <table:table-cell office:value-type="string" office:string-value="pc_cybertronic" table:formula="of:=INDEX([.$V$7:.$Z$17];[.L270];[.M270])" table:style-name="ce1">
            <text:p>pc_cybertronic</text:p>
          </table:table-cell>
          <table:table-cell office:value-type="string" office:string-value="@terraforming_cost_level_4" table:formula="of:=[.$T$8]&amp;[.N270]" table:style-name="ce1">
            <text:p>@terraforming_cost_level_4</text:p>
          </table:table-cell>
          <table:table-cell office:value-type="string" office:string-value="@terraforming_duration_level_4" table:formula="of:=[.$T$9]&amp;[.N270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270]+1)" table:style-name="ce1">
            <text:p>tech4</text:p>
          </table:table-cell>
          <table:table-cell office:value-type="float" office:value="0" table:formula="of:=[.I269]" table:style-name="ce1">
            <text:p>0</text:p>
          </table:table-cell>
          <table:table-cell office:value-type="float" office:value="263" table:style-name="ce1">
            <text:p>263</text:p>
          </table:table-cell>
          <table:table-cell office:value-type="float" office:value="7" table:formula="of:=INT([.J270]/COUNTA([.$V$7:.$Z$17]))+1" table:style-name="ce1">
            <text:p>7</text:p>
          </table:table-cell>
          <table:table-cell office:value-type="float" office:value="3" table:formula="of:=IF(INDEX([.$V$7:.$Z$17];[.L269]+1;[.M269])=&quot;&quot;;1;[.L269]+1)" table:style-name="ce1">
            <text:p>3</text:p>
          </table:table-cell>
          <table:table-cell office:value-type="float" office:value="5" table:formula="of:=IF(INDEX([.$V$7:.$Z$17];[.L269]+1;[.M269])=&quot;&quot;;IF([.M269]=5;1;[.M269]+1);[.M269])" table:style-name="ce1">
            <text:p>5</text:p>
          </table:table-cell>
          <table:table-cell office:value-type="float" office:value="4" table:formula="of:=IF([.B270]=[.C270];0;INDEX([.$V$18:.$Z$25];INT([.$J270]/COUNTA([.$V$7:.$Z$17]))+1;[.$M270]))" table:style-name="ce1">
            <text:p>4</text:p>
          </table:table-cell>
          <table:table-cell table:style-name="ce1"/>
          <table:table-cell office:value-type="string" office:string-value="" table:formula="of:=IF(INDEX([.AB$18:.AB$200];[.$K270])=&quot;&quot;;&quot;&quot;;[.$T$17]&amp;&quot; = yes &quot;)" table:style-name="ce1"/>
          <table:table-cell office:value-type="string" office:string-value="" table:formula="of:=IF(INDEX([.AC$18:.AC$200];[.$K270])=&quot;&quot;;&quot;&quot;;[.$T$18]&amp;&quot; = yes &quot;)" table:style-name="ce1"/>
          <table:table-cell office:value-type="string" office:string-value="" table:formula="of:=IF(INDEX([.AD$18:.AD$200];[.$K270])=&quot;&quot;;&quot;&quot;;[.$T$19]&amp;&quot; = yes &quot;)" table:style-name="ce1"/>
          <table:table-cell office:value-type="string" office:string-value="" table:formula="of:=IF(INDEX([.AE$18:.AE$200];[.$K27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64</text:p>
          </table:table-cell>
          <table:table-cell office:value-type="string" office:string-value="pc_marginal_dry" table:formula="of:=INDEX([.U$18:.U$200];[.K271])" table:style-name="ce1">
            <text:p>pc_marginal_dry</text:p>
          </table:table-cell>
          <table:table-cell office:value-type="string" office:string-value="pc_nuked" table:formula="of:=INDEX([.$V$7:.$Z$17];[.L271];[.M271])" table:style-name="ce1">
            <text:p>pc_nuked</text:p>
          </table:table-cell>
          <table:table-cell office:value-type="string" office:string-value="@terraforming_cost_level_4" table:formula="of:=[.$T$8]&amp;[.N271]" table:style-name="ce1">
            <text:p>@terraforming_cost_level_4</text:p>
          </table:table-cell>
          <table:table-cell office:value-type="string" office:string-value="@terraforming_duration_level_4" table:formula="of:=[.$T$9]&amp;[.N271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271]+1)" table:style-name="ce1">
            <text:p>tech4</text:p>
          </table:table-cell>
          <table:table-cell office:value-type="float" office:value="0" table:formula="of:=[.I270]" table:style-name="ce1">
            <text:p>0</text:p>
          </table:table-cell>
          <table:table-cell office:value-type="float" office:value="264" table:style-name="ce1">
            <text:p>264</text:p>
          </table:table-cell>
          <table:table-cell office:value-type="float" office:value="7" table:formula="of:=INT([.J271]/COUNTA([.$V$7:.$Z$17]))+1" table:style-name="ce1">
            <text:p>7</text:p>
          </table:table-cell>
          <table:table-cell office:value-type="float" office:value="4" table:formula="of:=IF(INDEX([.$V$7:.$Z$17];[.L270]+1;[.M270])=&quot;&quot;;1;[.L270]+1)" table:style-name="ce1">
            <text:p>4</text:p>
          </table:table-cell>
          <table:table-cell office:value-type="float" office:value="5" table:formula="of:=IF(INDEX([.$V$7:.$Z$17];[.L270]+1;[.M270])=&quot;&quot;;IF([.M270]=5;1;[.M270]+1);[.M270])" table:style-name="ce1">
            <text:p>5</text:p>
          </table:table-cell>
          <table:table-cell office:value-type="float" office:value="4" table:formula="of:=IF([.B271]=[.C271];0;INDEX([.$V$18:.$Z$25];INT([.$J271]/COUNTA([.$V$7:.$Z$17]))+1;[.$M271]))" table:style-name="ce1">
            <text:p>4</text:p>
          </table:table-cell>
          <table:table-cell table:style-name="ce1"/>
          <table:table-cell office:value-type="string" office:string-value="" table:formula="of:=IF(INDEX([.AB$18:.AB$200];[.$K271])=&quot;&quot;;&quot;&quot;;[.$T$17]&amp;&quot; = yes &quot;)" table:style-name="ce1"/>
          <table:table-cell office:value-type="string" office:string-value="" table:formula="of:=IF(INDEX([.AC$18:.AC$200];[.$K271])=&quot;&quot;;&quot;&quot;;[.$T$18]&amp;&quot; = yes &quot;)" table:style-name="ce1"/>
          <table:table-cell office:value-type="string" office:string-value="" table:formula="of:=IF(INDEX([.AD$18:.AD$200];[.$K271])=&quot;&quot;;&quot;&quot;;[.$T$19]&amp;&quot; = yes &quot;)" table:style-name="ce1"/>
          <table:table-cell office:value-type="string" office:string-value="" table:formula="of:=IF(INDEX([.AE$18:.AE$200];[.$K27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65</text:p>
          </table:table-cell>
          <table:table-cell office:value-type="string" office:string-value="pc_marginal_dry" table:formula="of:=INDEX([.U$18:.U$200];[.K272])" table:style-name="ce1">
            <text:p>pc_marginal_dry</text:p>
          </table:table-cell>
          <table:table-cell office:value-type="string" office:string-value="pc_floating" table:formula="of:=INDEX([.$V$7:.$Z$17];[.L272];[.M272])" table:style-name="ce1">
            <text:p>pc_floating</text:p>
          </table:table-cell>
          <table:table-cell office:value-type="string" office:string-value="@terraforming_cost_level_4" table:formula="of:=[.$T$8]&amp;[.N272]" table:style-name="ce1">
            <text:p>@terraforming_cost_level_4</text:p>
          </table:table-cell>
          <table:table-cell office:value-type="string" office:string-value="@terraforming_duration_level_4" table:formula="of:=[.$T$9]&amp;[.N272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272]+1)" table:style-name="ce1">
            <text:p>tech4</text:p>
          </table:table-cell>
          <table:table-cell office:value-type="float" office:value="0" table:formula="of:=[.I271]" table:style-name="ce1">
            <text:p>0</text:p>
          </table:table-cell>
          <table:table-cell office:value-type="float" office:value="265" table:style-name="ce1">
            <text:p>265</text:p>
          </table:table-cell>
          <table:table-cell office:value-type="float" office:value="7" table:formula="of:=INT([.J272]/COUNTA([.$V$7:.$Z$17]))+1" table:style-name="ce1">
            <text:p>7</text:p>
          </table:table-cell>
          <table:table-cell office:value-type="float" office:value="5" table:formula="of:=IF(INDEX([.$V$7:.$Z$17];[.L271]+1;[.M271])=&quot;&quot;;1;[.L271]+1)" table:style-name="ce1">
            <text:p>5</text:p>
          </table:table-cell>
          <table:table-cell office:value-type="float" office:value="5" table:formula="of:=IF(INDEX([.$V$7:.$Z$17];[.L271]+1;[.M271])=&quot;&quot;;IF([.M271]=5;1;[.M271]+1);[.M271])" table:style-name="ce1">
            <text:p>5</text:p>
          </table:table-cell>
          <table:table-cell office:value-type="float" office:value="4" table:formula="of:=IF([.B272]=[.C272];0;INDEX([.$V$18:.$Z$25];INT([.$J272]/COUNTA([.$V$7:.$Z$17]))+1;[.$M272]))" table:style-name="ce1">
            <text:p>4</text:p>
          </table:table-cell>
          <table:table-cell table:style-name="ce1"/>
          <table:table-cell office:value-type="string" office:string-value="" table:formula="of:=IF(INDEX([.AB$18:.AB$200];[.$K272])=&quot;&quot;;&quot;&quot;;[.$T$17]&amp;&quot; = yes &quot;)" table:style-name="ce1"/>
          <table:table-cell office:value-type="string" office:string-value="" table:formula="of:=IF(INDEX([.AC$18:.AC$200];[.$K272])=&quot;&quot;;&quot;&quot;;[.$T$18]&amp;&quot; = yes &quot;)" table:style-name="ce1"/>
          <table:table-cell office:value-type="string" office:string-value="" table:formula="of:=IF(INDEX([.AD$18:.AD$200];[.$K272])=&quot;&quot;;&quot;&quot;;[.$T$19]&amp;&quot; = yes &quot;)" table:style-name="ce1"/>
          <table:table-cell office:value-type="string" office:string-value="" table:formula="of:=IF(INDEX([.AE$18:.AE$200];[.$K27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66</text:p>
          </table:table-cell>
          <table:table-cell office:value-type="string" office:string-value="pc_geocrystalline" table:formula="of:=INDEX([.U$18:.U$200];[.K273])" table:style-name="ce1">
            <text:p>pc_geocrystalline</text:p>
          </table:table-cell>
          <table:table-cell office:value-type="string" office:string-value="pc_crystal" table:formula="of:=INDEX([.$V$7:.$Z$17];[.L273];[.M273])" table:style-name="ce1">
            <text:p>pc_crystal</text:p>
          </table:table-cell>
          <table:table-cell office:value-type="string" office:string-value="@terraforming_cost_level_4" table:formula="of:=[.$T$8]&amp;[.N273]" table:style-name="ce1">
            <text:p>@terraforming_cost_level_4</text:p>
          </table:table-cell>
          <table:table-cell office:value-type="string" office:string-value="@terraforming_duration_level_4" table:formula="of:=[.$T$9]&amp;[.N273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273]+1)" table:style-name="ce1">
            <text:p>tech4</text:p>
          </table:table-cell>
          <table:table-cell office:value-type="float" office:value="0" table:formula="of:=[.I272]" table:style-name="ce1">
            <text:p>0</text:p>
          </table:table-cell>
          <table:table-cell office:value-type="float" office:value="266" table:style-name="ce1">
            <text:p>266</text:p>
          </table:table-cell>
          <table:table-cell office:value-type="float" office:value="8" table:formula="of:=INT([.J273]/COUNTA([.$V$7:.$Z$17]))+1" table:style-name="ce1">
            <text:p>8</text:p>
          </table:table-cell>
          <table:table-cell office:value-type="float" office:value="6" table:formula="of:=IF(INDEX([.$V$7:.$Z$17];[.L272]+1;[.M272])=&quot;&quot;;1;[.L272]+1)" table:style-name="ce1">
            <text:p>6</text:p>
          </table:table-cell>
          <table:table-cell office:value-type="float" office:value="5" table:formula="of:=IF(INDEX([.$V$7:.$Z$17];[.L272]+1;[.M272])=&quot;&quot;;IF([.M272]=5;1;[.M272]+1);[.M272])" table:style-name="ce1">
            <text:p>5</text:p>
          </table:table-cell>
          <table:table-cell office:value-type="float" office:value="4" table:formula="of:=IF([.B273]=[.C273];0;INDEX([.$V$18:.$Z$25];INT([.$J273]/COUNTA([.$V$7:.$Z$17]))+1;[.$M273]))" table:style-name="ce1">
            <text:p>4</text:p>
          </table:table-cell>
          <table:table-cell table:style-name="ce1"/>
          <table:table-cell office:value-type="string" office:string-value="" table:formula="of:=IF(INDEX([.AB$18:.AB$200];[.$K273])=&quot;&quot;;&quot;&quot;;[.$T$17]&amp;&quot; = yes &quot;)" table:style-name="ce1"/>
          <table:table-cell office:value-type="string" office:string-value="" table:formula="of:=IF(INDEX([.AC$18:.AC$200];[.$K273])=&quot;&quot;;&quot;&quot;;[.$T$18]&amp;&quot; = yes &quot;)" table:style-name="ce1"/>
          <table:table-cell office:value-type="string" office:string-value="" table:formula="of:=IF(INDEX([.AD$18:.AD$200];[.$K273])=&quot;&quot;;&quot;&quot;;[.$T$19]&amp;&quot; = yes &quot;)" table:style-name="ce1"/>
          <table:table-cell office:value-type="string" office:string-value="" table:formula="of:=IF(INDEX([.AE$18:.AE$200];[.$K27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67</text:p>
          </table:table-cell>
          <table:table-cell office:value-type="string" office:string-value="pc_geocrystalline" table:formula="of:=INDEX([.U$18:.U$200];[.K274])" table:style-name="ce1">
            <text:p>pc_geocrystalline</text:p>
          </table:table-cell>
          <table:table-cell office:value-type="string" office:string-value="pc_arid" table:formula="of:=INDEX([.$V$7:.$Z$17];[.L274];[.M274])" table:style-name="ce1">
            <text:p>pc_arid</text:p>
          </table:table-cell>
          <table:table-cell office:value-type="string" office:string-value="@terraforming_cost_level_1" table:formula="of:=[.$T$8]&amp;[.N274]" table:style-name="ce1">
            <text:p>@terraforming_cost_level_1</text:p>
          </table:table-cell>
          <table:table-cell office:value-type="string" office:string-value="@terraforming_duration_level_1" table:formula="of:=[.$T$9]&amp;[.N274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74]+1)" table:style-name="ce1">
            <text:p>tech1</text:p>
          </table:table-cell>
          <table:table-cell office:value-type="float" office:value="0" table:formula="of:=[.I273]" table:style-name="ce1">
            <text:p>0</text:p>
          </table:table-cell>
          <table:table-cell office:value-type="float" office:value="267" table:style-name="ce1">
            <text:p>267</text:p>
          </table:table-cell>
          <table:table-cell office:value-type="float" office:value="8" table:formula="of:=INT([.J274]/COUNTA([.$V$7:.$Z$17]))+1" table:style-name="ce1">
            <text:p>8</text:p>
          </table:table-cell>
          <table:table-cell office:value-type="float" office:value="1" table:formula="of:=IF(INDEX([.$V$7:.$Z$17];[.L273]+1;[.M273])=&quot;&quot;;1;[.L273]+1)" table:style-name="ce1">
            <text:p>1</text:p>
          </table:table-cell>
          <table:table-cell office:value-type="float" office:value="1" table:formula="of:=IF(INDEX([.$V$7:.$Z$17];[.L273]+1;[.M273])=&quot;&quot;;IF([.M273]=5;1;[.M273]+1);[.M273])" table:style-name="ce1">
            <text:p>1</text:p>
          </table:table-cell>
          <table:table-cell office:value-type="float" office:value="1" table:formula="of:=IF([.B274]=[.C274];0;INDEX([.$V$18:.$Z$25];INT([.$J274]/COUNTA([.$V$7:.$Z$17]))+1;[.$M274]))" table:style-name="ce1">
            <text:p>1</text:p>
          </table:table-cell>
          <table:table-cell table:style-name="ce1"/>
          <table:table-cell office:value-type="string" office:string-value="" table:formula="of:=IF(INDEX([.AB$18:.AB$200];[.$K274])=&quot;&quot;;&quot;&quot;;[.$T$17]&amp;&quot; = yes &quot;)" table:style-name="ce1"/>
          <table:table-cell office:value-type="string" office:string-value="" table:formula="of:=IF(INDEX([.AC$18:.AC$200];[.$K274])=&quot;&quot;;&quot;&quot;;[.$T$18]&amp;&quot; = yes &quot;)" table:style-name="ce1"/>
          <table:table-cell office:value-type="string" office:string-value="" table:formula="of:=IF(INDEX([.AD$18:.AD$200];[.$K274])=&quot;&quot;;&quot;&quot;;[.$T$19]&amp;&quot; = yes &quot;)" table:style-name="ce1"/>
          <table:table-cell office:value-type="string" office:string-value="" table:formula="of:=IF(INDEX([.AE$18:.AE$200];[.$K27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68</text:p>
          </table:table-cell>
          <table:table-cell office:value-type="string" office:string-value="pc_geocrystalline" table:formula="of:=INDEX([.U$18:.U$200];[.K275])" table:style-name="ce1">
            <text:p>pc_geocrystalline</text:p>
          </table:table-cell>
          <table:table-cell office:value-type="string" office:string-value="pc_desert" table:formula="of:=INDEX([.$V$7:.$Z$17];[.L275];[.M275])" table:style-name="ce1">
            <text:p>pc_desert</text:p>
          </table:table-cell>
          <table:table-cell office:value-type="string" office:string-value="@terraforming_cost_level_1" table:formula="of:=[.$T$8]&amp;[.N275]" table:style-name="ce1">
            <text:p>@terraforming_cost_level_1</text:p>
          </table:table-cell>
          <table:table-cell office:value-type="string" office:string-value="@terraforming_duration_level_1" table:formula="of:=[.$T$9]&amp;[.N275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75]+1)" table:style-name="ce1">
            <text:p>tech1</text:p>
          </table:table-cell>
          <table:table-cell office:value-type="float" office:value="0" table:formula="of:=[.I274]" table:style-name="ce1">
            <text:p>0</text:p>
          </table:table-cell>
          <table:table-cell office:value-type="float" office:value="268" table:style-name="ce1">
            <text:p>268</text:p>
          </table:table-cell>
          <table:table-cell office:value-type="float" office:value="8" table:formula="of:=INT([.J275]/COUNTA([.$V$7:.$Z$17]))+1" table:style-name="ce1">
            <text:p>8</text:p>
          </table:table-cell>
          <table:table-cell office:value-type="float" office:value="2" table:formula="of:=IF(INDEX([.$V$7:.$Z$17];[.L274]+1;[.M274])=&quot;&quot;;1;[.L274]+1)" table:style-name="ce1">
            <text:p>2</text:p>
          </table:table-cell>
          <table:table-cell office:value-type="float" office:value="1" table:formula="of:=IF(INDEX([.$V$7:.$Z$17];[.L274]+1;[.M274])=&quot;&quot;;IF([.M274]=5;1;[.M274]+1);[.M274])" table:style-name="ce1">
            <text:p>1</text:p>
          </table:table-cell>
          <table:table-cell office:value-type="float" office:value="1" table:formula="of:=IF([.B275]=[.C275];0;INDEX([.$V$18:.$Z$25];INT([.$J275]/COUNTA([.$V$7:.$Z$17]))+1;[.$M275]))" table:style-name="ce1">
            <text:p>1</text:p>
          </table:table-cell>
          <table:table-cell table:style-name="ce1"/>
          <table:table-cell office:value-type="string" office:string-value="" table:formula="of:=IF(INDEX([.AB$18:.AB$200];[.$K275])=&quot;&quot;;&quot;&quot;;[.$T$17]&amp;&quot; = yes &quot;)" table:style-name="ce1"/>
          <table:table-cell office:value-type="string" office:string-value="" table:formula="of:=IF(INDEX([.AC$18:.AC$200];[.$K275])=&quot;&quot;;&quot;&quot;;[.$T$18]&amp;&quot; = yes &quot;)" table:style-name="ce1"/>
          <table:table-cell office:value-type="string" office:string-value="" table:formula="of:=IF(INDEX([.AD$18:.AD$200];[.$K275])=&quot;&quot;;&quot;&quot;;[.$T$19]&amp;&quot; = yes &quot;)" table:style-name="ce1"/>
          <table:table-cell office:value-type="string" office:string-value="" table:formula="of:=IF(INDEX([.AE$18:.AE$200];[.$K27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69</text:p>
          </table:table-cell>
          <table:table-cell office:value-type="string" office:string-value="pc_geocrystalline" table:formula="of:=INDEX([.U$18:.U$200];[.K276])" table:style-name="ce1">
            <text:p>pc_geocrystalline</text:p>
          </table:table-cell>
          <table:table-cell office:value-type="string" office:string-value="pc_savannah" table:formula="of:=INDEX([.$V$7:.$Z$17];[.L276];[.M276])" table:style-name="ce1">
            <text:p>pc_savannah</text:p>
          </table:table-cell>
          <table:table-cell office:value-type="string" office:string-value="@terraforming_cost_level_1" table:formula="of:=[.$T$8]&amp;[.N276]" table:style-name="ce1">
            <text:p>@terraforming_cost_level_1</text:p>
          </table:table-cell>
          <table:table-cell office:value-type="string" office:string-value="@terraforming_duration_level_1" table:formula="of:=[.$T$9]&amp;[.N276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76]+1)" table:style-name="ce1">
            <text:p>tech1</text:p>
          </table:table-cell>
          <table:table-cell office:value-type="float" office:value="0" table:formula="of:=[.I275]" table:style-name="ce1">
            <text:p>0</text:p>
          </table:table-cell>
          <table:table-cell office:value-type="float" office:value="269" table:style-name="ce1">
            <text:p>269</text:p>
          </table:table-cell>
          <table:table-cell office:value-type="float" office:value="8" table:formula="of:=INT([.J276]/COUNTA([.$V$7:.$Z$17]))+1" table:style-name="ce1">
            <text:p>8</text:p>
          </table:table-cell>
          <table:table-cell office:value-type="float" office:value="3" table:formula="of:=IF(INDEX([.$V$7:.$Z$17];[.L275]+1;[.M275])=&quot;&quot;;1;[.L275]+1)" table:style-name="ce1">
            <text:p>3</text:p>
          </table:table-cell>
          <table:table-cell office:value-type="float" office:value="1" table:formula="of:=IF(INDEX([.$V$7:.$Z$17];[.L275]+1;[.M275])=&quot;&quot;;IF([.M275]=5;1;[.M275]+1);[.M275])" table:style-name="ce1">
            <text:p>1</text:p>
          </table:table-cell>
          <table:table-cell office:value-type="float" office:value="1" table:formula="of:=IF([.B276]=[.C276];0;INDEX([.$V$18:.$Z$25];INT([.$J276]/COUNTA([.$V$7:.$Z$17]))+1;[.$M276]))" table:style-name="ce1">
            <text:p>1</text:p>
          </table:table-cell>
          <table:table-cell table:style-name="ce1"/>
          <table:table-cell office:value-type="string" office:string-value="" table:formula="of:=IF(INDEX([.AB$18:.AB$200];[.$K276])=&quot;&quot;;&quot;&quot;;[.$T$17]&amp;&quot; = yes &quot;)" table:style-name="ce1"/>
          <table:table-cell office:value-type="string" office:string-value="" table:formula="of:=IF(INDEX([.AC$18:.AC$200];[.$K276])=&quot;&quot;;&quot;&quot;;[.$T$18]&amp;&quot; = yes &quot;)" table:style-name="ce1"/>
          <table:table-cell office:value-type="string" office:string-value="" table:formula="of:=IF(INDEX([.AD$18:.AD$200];[.$K276])=&quot;&quot;;&quot;&quot;;[.$T$19]&amp;&quot; = yes &quot;)" table:style-name="ce1"/>
          <table:table-cell office:value-type="string" office:string-value="" table:formula="of:=IF(INDEX([.AE$18:.AE$200];[.$K27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70</text:p>
          </table:table-cell>
          <table:table-cell office:value-type="string" office:string-value="pc_geocrystalline" table:formula="of:=INDEX([.U$18:.U$200];[.K277])" table:style-name="ce1">
            <text:p>pc_geocrystalline</text:p>
          </table:table-cell>
          <table:table-cell office:value-type="string" office:string-value="pc_sandsea" table:formula="of:=INDEX([.$V$7:.$Z$17];[.L277];[.M277])" table:style-name="ce1">
            <text:p>pc_sandsea</text:p>
          </table:table-cell>
          <table:table-cell office:value-type="string" office:string-value="@terraforming_cost_level_1" table:formula="of:=[.$T$8]&amp;[.N277]" table:style-name="ce1">
            <text:p>@terraforming_cost_level_1</text:p>
          </table:table-cell>
          <table:table-cell office:value-type="string" office:string-value="@terraforming_duration_level_1" table:formula="of:=[.$T$9]&amp;[.N277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77]+1)" table:style-name="ce1">
            <text:p>tech1</text:p>
          </table:table-cell>
          <table:table-cell office:value-type="float" office:value="0" table:formula="of:=[.I276]" table:style-name="ce1">
            <text:p>0</text:p>
          </table:table-cell>
          <table:table-cell office:value-type="float" office:value="270" table:style-name="ce1">
            <text:p>270</text:p>
          </table:table-cell>
          <table:table-cell office:value-type="float" office:value="8" table:formula="of:=INT([.J277]/COUNTA([.$V$7:.$Z$17]))+1" table:style-name="ce1">
            <text:p>8</text:p>
          </table:table-cell>
          <table:table-cell office:value-type="float" office:value="4" table:formula="of:=IF(INDEX([.$V$7:.$Z$17];[.L276]+1;[.M276])=&quot;&quot;;1;[.L276]+1)" table:style-name="ce1">
            <text:p>4</text:p>
          </table:table-cell>
          <table:table-cell office:value-type="float" office:value="1" table:formula="of:=IF(INDEX([.$V$7:.$Z$17];[.L276]+1;[.M276])=&quot;&quot;;IF([.M276]=5;1;[.M276]+1);[.M276])" table:style-name="ce1">
            <text:p>1</text:p>
          </table:table-cell>
          <table:table-cell office:value-type="float" office:value="1" table:formula="of:=IF([.B277]=[.C277];0;INDEX([.$V$18:.$Z$25];INT([.$J277]/COUNTA([.$V$7:.$Z$17]))+1;[.$M277]))" table:style-name="ce1">
            <text:p>1</text:p>
          </table:table-cell>
          <table:table-cell table:style-name="ce1"/>
          <table:table-cell office:value-type="string" office:string-value="" table:formula="of:=IF(INDEX([.AB$18:.AB$200];[.$K277])=&quot;&quot;;&quot;&quot;;[.$T$17]&amp;&quot; = yes &quot;)" table:style-name="ce1"/>
          <table:table-cell office:value-type="string" office:string-value="" table:formula="of:=IF(INDEX([.AC$18:.AC$200];[.$K277])=&quot;&quot;;&quot;&quot;;[.$T$18]&amp;&quot; = yes &quot;)" table:style-name="ce1"/>
          <table:table-cell office:value-type="string" office:string-value="" table:formula="of:=IF(INDEX([.AD$18:.AD$200];[.$K277])=&quot;&quot;;&quot;&quot;;[.$T$19]&amp;&quot; = yes &quot;)" table:style-name="ce1"/>
          <table:table-cell office:value-type="string" office:string-value="" table:formula="of:=IF(INDEX([.AE$18:.AE$200];[.$K27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71</text:p>
          </table:table-cell>
          <table:table-cell office:value-type="string" office:string-value="pc_geocrystalline" table:formula="of:=INDEX([.U$18:.U$200];[.K278])" table:style-name="ce1">
            <text:p>pc_geocrystalline</text:p>
          </table:table-cell>
          <table:table-cell office:value-type="string" office:string-value="pc_mesa" table:formula="of:=INDEX([.$V$7:.$Z$17];[.L278];[.M278])" table:style-name="ce1">
            <text:p>pc_mesa</text:p>
          </table:table-cell>
          <table:table-cell office:value-type="string" office:string-value="@terraforming_cost_level_1" table:formula="of:=[.$T$8]&amp;[.N278]" table:style-name="ce1">
            <text:p>@terraforming_cost_level_1</text:p>
          </table:table-cell>
          <table:table-cell office:value-type="string" office:string-value="@terraforming_duration_level_1" table:formula="of:=[.$T$9]&amp;[.N278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78]+1)" table:style-name="ce1">
            <text:p>tech1</text:p>
          </table:table-cell>
          <table:table-cell office:value-type="float" office:value="0" table:formula="of:=[.I277]" table:style-name="ce1">
            <text:p>0</text:p>
          </table:table-cell>
          <table:table-cell office:value-type="float" office:value="271" table:style-name="ce1">
            <text:p>271</text:p>
          </table:table-cell>
          <table:table-cell office:value-type="float" office:value="8" table:formula="of:=INT([.J278]/COUNTA([.$V$7:.$Z$17]))+1" table:style-name="ce1">
            <text:p>8</text:p>
          </table:table-cell>
          <table:table-cell office:value-type="float" office:value="5" table:formula="of:=IF(INDEX([.$V$7:.$Z$17];[.L277]+1;[.M277])=&quot;&quot;;1;[.L277]+1)" table:style-name="ce1">
            <text:p>5</text:p>
          </table:table-cell>
          <table:table-cell office:value-type="float" office:value="1" table:formula="of:=IF(INDEX([.$V$7:.$Z$17];[.L277]+1;[.M277])=&quot;&quot;;IF([.M277]=5;1;[.M277]+1);[.M277])" table:style-name="ce1">
            <text:p>1</text:p>
          </table:table-cell>
          <table:table-cell office:value-type="float" office:value="1" table:formula="of:=IF([.B278]=[.C278];0;INDEX([.$V$18:.$Z$25];INT([.$J278]/COUNTA([.$V$7:.$Z$17]))+1;[.$M278]))" table:style-name="ce1">
            <text:p>1</text:p>
          </table:table-cell>
          <table:table-cell table:style-name="ce1"/>
          <table:table-cell office:value-type="string" office:string-value="" table:formula="of:=IF(INDEX([.AB$18:.AB$200];[.$K278])=&quot;&quot;;&quot;&quot;;[.$T$17]&amp;&quot; = yes &quot;)" table:style-name="ce1"/>
          <table:table-cell office:value-type="string" office:string-value="" table:formula="of:=IF(INDEX([.AC$18:.AC$200];[.$K278])=&quot;&quot;;&quot;&quot;;[.$T$18]&amp;&quot; = yes &quot;)" table:style-name="ce1"/>
          <table:table-cell office:value-type="string" office:string-value="" table:formula="of:=IF(INDEX([.AD$18:.AD$200];[.$K278])=&quot;&quot;;&quot;&quot;;[.$T$19]&amp;&quot; = yes &quot;)" table:style-name="ce1"/>
          <table:table-cell office:value-type="string" office:string-value="" table:formula="of:=IF(INDEX([.AE$18:.AE$200];[.$K27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72</text:p>
          </table:table-cell>
          <table:table-cell office:value-type="string" office:string-value="pc_geocrystalline" table:formula="of:=INDEX([.U$18:.U$200];[.K279])" table:style-name="ce1">
            <text:p>pc_geocrystalline</text:p>
          </table:table-cell>
          <table:table-cell office:value-type="string" office:string-value="pc_oasis" table:formula="of:=INDEX([.$V$7:.$Z$17];[.L279];[.M279])" table:style-name="ce1">
            <text:p>pc_oasis</text:p>
          </table:table-cell>
          <table:table-cell office:value-type="string" office:string-value="@terraforming_cost_level_1" table:formula="of:=[.$T$8]&amp;[.N279]" table:style-name="ce1">
            <text:p>@terraforming_cost_level_1</text:p>
          </table:table-cell>
          <table:table-cell office:value-type="string" office:string-value="@terraforming_duration_level_1" table:formula="of:=[.$T$9]&amp;[.N279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79]+1)" table:style-name="ce1">
            <text:p>tech1</text:p>
          </table:table-cell>
          <table:table-cell office:value-type="float" office:value="0" table:formula="of:=[.I278]" table:style-name="ce1">
            <text:p>0</text:p>
          </table:table-cell>
          <table:table-cell office:value-type="float" office:value="272" table:style-name="ce1">
            <text:p>272</text:p>
          </table:table-cell>
          <table:table-cell office:value-type="float" office:value="8" table:formula="of:=INT([.J279]/COUNTA([.$V$7:.$Z$17]))+1" table:style-name="ce1">
            <text:p>8</text:p>
          </table:table-cell>
          <table:table-cell office:value-type="float" office:value="6" table:formula="of:=IF(INDEX([.$V$7:.$Z$17];[.L278]+1;[.M278])=&quot;&quot;;1;[.L278]+1)" table:style-name="ce1">
            <text:p>6</text:p>
          </table:table-cell>
          <table:table-cell office:value-type="float" office:value="1" table:formula="of:=IF(INDEX([.$V$7:.$Z$17];[.L278]+1;[.M278])=&quot;&quot;;IF([.M278]=5;1;[.M278]+1);[.M278])" table:style-name="ce1">
            <text:p>1</text:p>
          </table:table-cell>
          <table:table-cell office:value-type="float" office:value="1" table:formula="of:=IF([.B279]=[.C279];0;INDEX([.$V$18:.$Z$25];INT([.$J279]/COUNTA([.$V$7:.$Z$17]))+1;[.$M279]))" table:style-name="ce1">
            <text:p>1</text:p>
          </table:table-cell>
          <table:table-cell table:style-name="ce1"/>
          <table:table-cell office:value-type="string" office:string-value="" table:formula="of:=IF(INDEX([.AB$18:.AB$200];[.$K279])=&quot;&quot;;&quot;&quot;;[.$T$17]&amp;&quot; = yes &quot;)" table:style-name="ce1"/>
          <table:table-cell office:value-type="string" office:string-value="" table:formula="of:=IF(INDEX([.AC$18:.AC$200];[.$K279])=&quot;&quot;;&quot;&quot;;[.$T$18]&amp;&quot; = yes &quot;)" table:style-name="ce1"/>
          <table:table-cell office:value-type="string" office:string-value="" table:formula="of:=IF(INDEX([.AD$18:.AD$200];[.$K279])=&quot;&quot;;&quot;&quot;;[.$T$19]&amp;&quot; = yes &quot;)" table:style-name="ce1"/>
          <table:table-cell office:value-type="string" office:string-value="" table:formula="of:=IF(INDEX([.AE$18:.AE$200];[.$K27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73</text:p>
          </table:table-cell>
          <table:table-cell office:value-type="string" office:string-value="pc_geocrystalline" table:formula="of:=INDEX([.U$18:.U$200];[.K280])" table:style-name="ce1">
            <text:p>pc_geocrystalline</text:p>
          </table:table-cell>
          <table:table-cell office:value-type="string" office:string-value="pc_marginal_dry" table:formula="of:=INDEX([.$V$7:.$Z$17];[.L280];[.M280])" table:style-name="ce1">
            <text:p>pc_marginal_dry</text:p>
          </table:table-cell>
          <table:table-cell office:value-type="string" office:string-value="@terraforming_cost_level_1" table:formula="of:=[.$T$8]&amp;[.N280]" table:style-name="ce1">
            <text:p>@terraforming_cost_level_1</text:p>
          </table:table-cell>
          <table:table-cell office:value-type="string" office:string-value="@terraforming_duration_level_1" table:formula="of:=[.$T$9]&amp;[.N280]" table:style-name="ce1">
            <text:p>@terraforming_duration_level_1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T$10:.$T$17];[.N280]+1)" table:style-name="ce1">
            <text:p>tech1</text:p>
          </table:table-cell>
          <table:table-cell office:value-type="float" office:value="0" table:formula="of:=[.I279]" table:style-name="ce1">
            <text:p>0</text:p>
          </table:table-cell>
          <table:table-cell office:value-type="float" office:value="273" table:style-name="ce1">
            <text:p>273</text:p>
          </table:table-cell>
          <table:table-cell office:value-type="float" office:value="8" table:formula="of:=INT([.J280]/COUNTA([.$V$7:.$Z$17]))+1" table:style-name="ce1">
            <text:p>8</text:p>
          </table:table-cell>
          <table:table-cell office:value-type="float" office:value="7" table:formula="of:=IF(INDEX([.$V$7:.$Z$17];[.L279]+1;[.M279])=&quot;&quot;;1;[.L279]+1)" table:style-name="ce1">
            <text:p>7</text:p>
          </table:table-cell>
          <table:table-cell office:value-type="float" office:value="1" table:formula="of:=IF(INDEX([.$V$7:.$Z$17];[.L279]+1;[.M279])=&quot;&quot;;IF([.M279]=5;1;[.M279]+1);[.M279])" table:style-name="ce1">
            <text:p>1</text:p>
          </table:table-cell>
          <table:table-cell office:value-type="float" office:value="1" table:formula="of:=IF([.B280]=[.C280];0;INDEX([.$V$18:.$Z$25];INT([.$J280]/COUNTA([.$V$7:.$Z$17]))+1;[.$M280]))" table:style-name="ce1">
            <text:p>1</text:p>
          </table:table-cell>
          <table:table-cell table:style-name="ce1"/>
          <table:table-cell office:value-type="string" office:string-value="" table:formula="of:=IF(INDEX([.AB$18:.AB$200];[.$K280])=&quot;&quot;;&quot;&quot;;[.$T$17]&amp;&quot; = yes &quot;)" table:style-name="ce1"/>
          <table:table-cell office:value-type="string" office:string-value="" table:formula="of:=IF(INDEX([.AC$18:.AC$200];[.$K280])=&quot;&quot;;&quot;&quot;;[.$T$18]&amp;&quot; = yes &quot;)" table:style-name="ce1"/>
          <table:table-cell office:value-type="string" office:string-value="" table:formula="of:=IF(INDEX([.AD$18:.AD$200];[.$K280])=&quot;&quot;;&quot;&quot;;[.$T$19]&amp;&quot; = yes &quot;)" table:style-name="ce1"/>
          <table:table-cell office:value-type="string" office:string-value="" table:formula="of:=IF(INDEX([.AE$18:.AE$200];[.$K28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74</text:p>
          </table:table-cell>
          <table:table-cell office:value-type="string" office:string-value="pc_geocrystalline" table:formula="of:=INDEX([.U$18:.U$200];[.K281])" table:style-name="ce1">
            <text:p>pc_geocrystalline</text:p>
          </table:table-cell>
          <table:table-cell office:value-type="string" office:string-value="pc_geocrystalline" table:formula="of:=INDEX([.$V$7:.$Z$17];[.L281];[.M281])" table:style-name="ce1">
            <text:p>pc_geocrystalline</text:p>
          </table:table-cell>
          <table:table-cell office:value-type="string" office:string-value="@terraforming_cost_level_0" table:formula="of:=[.$T$8]&amp;[.N281]" table:style-name="ce1">
            <text:p>@terraforming_cost_level_0</text:p>
          </table:table-cell>
          <table:table-cell office:value-type="string" office:string-value="@terraforming_duration_level_0" table:formula="of:=[.$T$9]&amp;[.N281]" table:style-name="ce1">
            <text:p>@terraforming_duration_level_0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T$10:.$T$17];[.N281]+1)" table:style-name="ce1">
            <text:p>tech0</text:p>
          </table:table-cell>
          <table:table-cell office:value-type="float" office:value="0" table:formula="of:=[.I280]" table:style-name="ce1">
            <text:p>0</text:p>
          </table:table-cell>
          <table:table-cell office:value-type="float" office:value="274" table:style-name="ce1">
            <text:p>274</text:p>
          </table:table-cell>
          <table:table-cell office:value-type="float" office:value="8" table:formula="of:=INT([.J281]/COUNTA([.$V$7:.$Z$17]))+1" table:style-name="ce1">
            <text:p>8</text:p>
          </table:table-cell>
          <table:table-cell office:value-type="float" office:value="8" table:formula="of:=IF(INDEX([.$V$7:.$Z$17];[.L280]+1;[.M280])=&quot;&quot;;1;[.L280]+1)" table:style-name="ce1">
            <text:p>8</text:p>
          </table:table-cell>
          <table:table-cell office:value-type="float" office:value="1" table:formula="of:=IF(INDEX([.$V$7:.$Z$17];[.L280]+1;[.M280])=&quot;&quot;;IF([.M280]=5;1;[.M280]+1);[.M280])" table:style-name="ce1">
            <text:p>1</text:p>
          </table:table-cell>
          <table:table-cell office:value-type="float" office:value="0" table:formula="of:=IF([.B281]=[.C281];0;INDEX([.$V$18:.$Z$25];INT([.$J281]/COUNTA([.$V$7:.$Z$17]))+1;[.$M281]))" table:style-name="ce1">
            <text:p>0</text:p>
          </table:table-cell>
          <table:table-cell table:style-name="ce1"/>
          <table:table-cell office:value-type="string" office:string-value="" table:formula="of:=IF(INDEX([.AB$18:.AB$200];[.$K281])=&quot;&quot;;&quot;&quot;;[.$T$17]&amp;&quot; = yes &quot;)" table:style-name="ce1"/>
          <table:table-cell office:value-type="string" office:string-value="" table:formula="of:=IF(INDEX([.AC$18:.AC$200];[.$K281])=&quot;&quot;;&quot;&quot;;[.$T$18]&amp;&quot; = yes &quot;)" table:style-name="ce1"/>
          <table:table-cell office:value-type="string" office:string-value="" table:formula="of:=IF(INDEX([.AD$18:.AD$200];[.$K281])=&quot;&quot;;&quot;&quot;;[.$T$19]&amp;&quot; = yes &quot;)" table:style-name="ce1"/>
          <table:table-cell office:value-type="string" office:string-value="" table:formula="of:=IF(INDEX([.AE$18:.AE$200];[.$K28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75</text:p>
          </table:table-cell>
          <table:table-cell office:value-type="string" office:string-value="pc_geocrystalline" table:formula="of:=INDEX([.U$18:.U$200];[.K282])" table:style-name="ce1">
            <text:p>pc_geocrystalline</text:p>
          </table:table-cell>
          <table:table-cell office:value-type="string" office:string-value="pc_continental" table:formula="of:=INDEX([.$V$7:.$Z$17];[.L282];[.M282])" table:style-name="ce1">
            <text:p>pc_continental</text:p>
          </table:table-cell>
          <table:table-cell office:value-type="string" office:string-value="@terraforming_cost_level_2" table:formula="of:=[.$T$8]&amp;[.N282]" table:style-name="ce1">
            <text:p>@terraforming_cost_level_2</text:p>
          </table:table-cell>
          <table:table-cell office:value-type="string" office:string-value="@terraforming_duration_level_2" table:formula="of:=[.$T$9]&amp;[.N28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82]+1)" table:style-name="ce1">
            <text:p>tech2</text:p>
          </table:table-cell>
          <table:table-cell office:value-type="float" office:value="0" table:formula="of:=[.I281]" table:style-name="ce1">
            <text:p>0</text:p>
          </table:table-cell>
          <table:table-cell office:value-type="float" office:value="275" table:style-name="ce1">
            <text:p>275</text:p>
          </table:table-cell>
          <table:table-cell office:value-type="float" office:value="8" table:formula="of:=INT([.J282]/COUNTA([.$V$7:.$Z$17]))+1" table:style-name="ce1">
            <text:p>8</text:p>
          </table:table-cell>
          <table:table-cell office:value-type="float" office:value="1" table:formula="of:=IF(INDEX([.$V$7:.$Z$17];[.L281]+1;[.M281])=&quot;&quot;;1;[.L281]+1)" table:style-name="ce1">
            <text:p>1</text:p>
          </table:table-cell>
          <table:table-cell office:value-type="float" office:value="2" table:formula="of:=IF(INDEX([.$V$7:.$Z$17];[.L281]+1;[.M281])=&quot;&quot;;IF([.M281]=5;1;[.M281]+1);[.M281])" table:style-name="ce1">
            <text:p>2</text:p>
          </table:table-cell>
          <table:table-cell office:value-type="float" office:value="2" table:formula="of:=IF([.B282]=[.C282];0;INDEX([.$V$18:.$Z$25];INT([.$J282]/COUNTA([.$V$7:.$Z$17]))+1;[.$M282]))" table:style-name="ce1">
            <text:p>2</text:p>
          </table:table-cell>
          <table:table-cell table:style-name="ce1"/>
          <table:table-cell office:value-type="string" office:string-value="" table:formula="of:=IF(INDEX([.AB$18:.AB$200];[.$K282])=&quot;&quot;;&quot;&quot;;[.$T$17]&amp;&quot; = yes &quot;)" table:style-name="ce1"/>
          <table:table-cell office:value-type="string" office:string-value="" table:formula="of:=IF(INDEX([.AC$18:.AC$200];[.$K282])=&quot;&quot;;&quot;&quot;;[.$T$18]&amp;&quot; = yes &quot;)" table:style-name="ce1"/>
          <table:table-cell office:value-type="string" office:string-value="" table:formula="of:=IF(INDEX([.AD$18:.AD$200];[.$K282])=&quot;&quot;;&quot;&quot;;[.$T$19]&amp;&quot; = yes &quot;)" table:style-name="ce1"/>
          <table:table-cell office:value-type="string" office:string-value="" table:formula="of:=IF(INDEX([.AE$18:.AE$200];[.$K28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76</text:p>
          </table:table-cell>
          <table:table-cell office:value-type="string" office:string-value="pc_geocrystalline" table:formula="of:=INDEX([.U$18:.U$200];[.K283])" table:style-name="ce1">
            <text:p>pc_geocrystalline</text:p>
          </table:table-cell>
          <table:table-cell office:value-type="string" office:string-value="pc_ocean" table:formula="of:=INDEX([.$V$7:.$Z$17];[.L283];[.M283])" table:style-name="ce1">
            <text:p>pc_ocean</text:p>
          </table:table-cell>
          <table:table-cell office:value-type="string" office:string-value="@terraforming_cost_level_2" table:formula="of:=[.$T$8]&amp;[.N283]" table:style-name="ce1">
            <text:p>@terraforming_cost_level_2</text:p>
          </table:table-cell>
          <table:table-cell office:value-type="string" office:string-value="@terraforming_duration_level_2" table:formula="of:=[.$T$9]&amp;[.N283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83]+1)" table:style-name="ce1">
            <text:p>tech2</text:p>
          </table:table-cell>
          <table:table-cell office:value-type="float" office:value="0" table:formula="of:=[.I282]" table:style-name="ce1">
            <text:p>0</text:p>
          </table:table-cell>
          <table:table-cell office:value-type="float" office:value="276" table:style-name="ce1">
            <text:p>276</text:p>
          </table:table-cell>
          <table:table-cell office:value-type="float" office:value="8" table:formula="of:=INT([.J283]/COUNTA([.$V$7:.$Z$17]))+1" table:style-name="ce1">
            <text:p>8</text:p>
          </table:table-cell>
          <table:table-cell office:value-type="float" office:value="2" table:formula="of:=IF(INDEX([.$V$7:.$Z$17];[.L282]+1;[.M282])=&quot;&quot;;1;[.L282]+1)" table:style-name="ce1">
            <text:p>2</text:p>
          </table:table-cell>
          <table:table-cell office:value-type="float" office:value="2" table:formula="of:=IF(INDEX([.$V$7:.$Z$17];[.L282]+1;[.M282])=&quot;&quot;;IF([.M282]=5;1;[.M282]+1);[.M282])" table:style-name="ce1">
            <text:p>2</text:p>
          </table:table-cell>
          <table:table-cell office:value-type="float" office:value="2" table:formula="of:=IF([.B283]=[.C283];0;INDEX([.$V$18:.$Z$25];INT([.$J283]/COUNTA([.$V$7:.$Z$17]))+1;[.$M283]))" table:style-name="ce1">
            <text:p>2</text:p>
          </table:table-cell>
          <table:table-cell table:style-name="ce1"/>
          <table:table-cell office:value-type="string" office:string-value="" table:formula="of:=IF(INDEX([.AB$18:.AB$200];[.$K283])=&quot;&quot;;&quot;&quot;;[.$T$17]&amp;&quot; = yes &quot;)" table:style-name="ce1"/>
          <table:table-cell office:value-type="string" office:string-value="" table:formula="of:=IF(INDEX([.AC$18:.AC$200];[.$K283])=&quot;&quot;;&quot;&quot;;[.$T$18]&amp;&quot; = yes &quot;)" table:style-name="ce1"/>
          <table:table-cell office:value-type="string" office:string-value="" table:formula="of:=IF(INDEX([.AD$18:.AD$200];[.$K283])=&quot;&quot;;&quot;&quot;;[.$T$19]&amp;&quot; = yes &quot;)" table:style-name="ce1"/>
          <table:table-cell office:value-type="string" office:string-value="" table:formula="of:=IF(INDEX([.AE$18:.AE$200];[.$K28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77</text:p>
          </table:table-cell>
          <table:table-cell office:value-type="string" office:string-value="pc_geocrystalline" table:formula="of:=INDEX([.U$18:.U$200];[.K284])" table:style-name="ce1">
            <text:p>pc_geocrystalline</text:p>
          </table:table-cell>
          <table:table-cell office:value-type="string" office:string-value="pc_mangrove" table:formula="of:=INDEX([.$V$7:.$Z$17];[.L284];[.M284])" table:style-name="ce1">
            <text:p>pc_mangrove</text:p>
          </table:table-cell>
          <table:table-cell office:value-type="string" office:string-value="@terraforming_cost_level_2" table:formula="of:=[.$T$8]&amp;[.N284]" table:style-name="ce1">
            <text:p>@terraforming_cost_level_2</text:p>
          </table:table-cell>
          <table:table-cell office:value-type="string" office:string-value="@terraforming_duration_level_2" table:formula="of:=[.$T$9]&amp;[.N28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84]+1)" table:style-name="ce1">
            <text:p>tech2</text:p>
          </table:table-cell>
          <table:table-cell office:value-type="float" office:value="0" table:formula="of:=[.I283]" table:style-name="ce1">
            <text:p>0</text:p>
          </table:table-cell>
          <table:table-cell office:value-type="float" office:value="277" table:style-name="ce1">
            <text:p>277</text:p>
          </table:table-cell>
          <table:table-cell office:value-type="float" office:value="8" table:formula="of:=INT([.J284]/COUNTA([.$V$7:.$Z$17]))+1" table:style-name="ce1">
            <text:p>8</text:p>
          </table:table-cell>
          <table:table-cell office:value-type="float" office:value="3" table:formula="of:=IF(INDEX([.$V$7:.$Z$17];[.L283]+1;[.M283])=&quot;&quot;;1;[.L283]+1)" table:style-name="ce1">
            <text:p>3</text:p>
          </table:table-cell>
          <table:table-cell office:value-type="float" office:value="2" table:formula="of:=IF(INDEX([.$V$7:.$Z$17];[.L283]+1;[.M283])=&quot;&quot;;IF([.M283]=5;1;[.M283]+1);[.M283])" table:style-name="ce1">
            <text:p>2</text:p>
          </table:table-cell>
          <table:table-cell office:value-type="float" office:value="2" table:formula="of:=IF([.B284]=[.C284];0;INDEX([.$V$18:.$Z$25];INT([.$J284]/COUNTA([.$V$7:.$Z$17]))+1;[.$M284]))" table:style-name="ce1">
            <text:p>2</text:p>
          </table:table-cell>
          <table:table-cell table:style-name="ce1"/>
          <table:table-cell office:value-type="string" office:string-value="" table:formula="of:=IF(INDEX([.AB$18:.AB$200];[.$K284])=&quot;&quot;;&quot;&quot;;[.$T$17]&amp;&quot; = yes &quot;)" table:style-name="ce1"/>
          <table:table-cell office:value-type="string" office:string-value="" table:formula="of:=IF(INDEX([.AC$18:.AC$200];[.$K284])=&quot;&quot;;&quot;&quot;;[.$T$18]&amp;&quot; = yes &quot;)" table:style-name="ce1"/>
          <table:table-cell office:value-type="string" office:string-value="" table:formula="of:=IF(INDEX([.AD$18:.AD$200];[.$K284])=&quot;&quot;;&quot;&quot;;[.$T$19]&amp;&quot; = yes &quot;)" table:style-name="ce1"/>
          <table:table-cell office:value-type="string" office:string-value="" table:formula="of:=IF(INDEX([.AE$18:.AE$200];[.$K28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78</text:p>
          </table:table-cell>
          <table:table-cell office:value-type="string" office:string-value="pc_geocrystalline" table:formula="of:=INDEX([.U$18:.U$200];[.K285])" table:style-name="ce1">
            <text:p>pc_geocrystalline</text:p>
          </table:table-cell>
          <table:table-cell office:value-type="string" office:string-value="pc_hajungle" table:formula="of:=INDEX([.$V$7:.$Z$17];[.L285];[.M285])" table:style-name="ce1">
            <text:p>pc_hajungle</text:p>
          </table:table-cell>
          <table:table-cell office:value-type="string" office:string-value="@terraforming_cost_level_2" table:formula="of:=[.$T$8]&amp;[.N285]" table:style-name="ce1">
            <text:p>@terraforming_cost_level_2</text:p>
          </table:table-cell>
          <table:table-cell office:value-type="string" office:string-value="@terraforming_duration_level_2" table:formula="of:=[.$T$9]&amp;[.N285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85]+1)" table:style-name="ce1">
            <text:p>tech2</text:p>
          </table:table-cell>
          <table:table-cell office:value-type="float" office:value="0" table:formula="of:=[.I284]" table:style-name="ce1">
            <text:p>0</text:p>
          </table:table-cell>
          <table:table-cell office:value-type="float" office:value="278" table:style-name="ce1">
            <text:p>278</text:p>
          </table:table-cell>
          <table:table-cell office:value-type="float" office:value="8" table:formula="of:=INT([.J285]/COUNTA([.$V$7:.$Z$17]))+1" table:style-name="ce1">
            <text:p>8</text:p>
          </table:table-cell>
          <table:table-cell office:value-type="float" office:value="4" table:formula="of:=IF(INDEX([.$V$7:.$Z$17];[.L284]+1;[.M284])=&quot;&quot;;1;[.L284]+1)" table:style-name="ce1">
            <text:p>4</text:p>
          </table:table-cell>
          <table:table-cell office:value-type="float" office:value="2" table:formula="of:=IF(INDEX([.$V$7:.$Z$17];[.L284]+1;[.M284])=&quot;&quot;;IF([.M284]=5;1;[.M284]+1);[.M284])" table:style-name="ce1">
            <text:p>2</text:p>
          </table:table-cell>
          <table:table-cell office:value-type="float" office:value="2" table:formula="of:=IF([.B285]=[.C285];0;INDEX([.$V$18:.$Z$25];INT([.$J285]/COUNTA([.$V$7:.$Z$17]))+1;[.$M285]))" table:style-name="ce1">
            <text:p>2</text:p>
          </table:table-cell>
          <table:table-cell table:style-name="ce1"/>
          <table:table-cell office:value-type="string" office:string-value="" table:formula="of:=IF(INDEX([.AB$18:.AB$200];[.$K285])=&quot;&quot;;&quot;&quot;;[.$T$17]&amp;&quot; = yes &quot;)" table:style-name="ce1"/>
          <table:table-cell office:value-type="string" office:string-value="" table:formula="of:=IF(INDEX([.AC$18:.AC$200];[.$K285])=&quot;&quot;;&quot;&quot;;[.$T$18]&amp;&quot; = yes &quot;)" table:style-name="ce1"/>
          <table:table-cell office:value-type="string" office:string-value="" table:formula="of:=IF(INDEX([.AD$18:.AD$200];[.$K285])=&quot;&quot;;&quot;&quot;;[.$T$19]&amp;&quot; = yes &quot;)" table:style-name="ce1"/>
          <table:table-cell office:value-type="string" office:string-value="" table:formula="of:=IF(INDEX([.AE$18:.AE$200];[.$K28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79</text:p>
          </table:table-cell>
          <table:table-cell office:value-type="string" office:string-value="pc_geocrystalline" table:formula="of:=INDEX([.U$18:.U$200];[.K286])" table:style-name="ce1">
            <text:p>pc_geocrystalline</text:p>
          </table:table-cell>
          <table:table-cell office:value-type="string" office:string-value="pc_tropical" table:formula="of:=INDEX([.$V$7:.$Z$17];[.L286];[.M286])" table:style-name="ce1">
            <text:p>pc_tropical</text:p>
          </table:table-cell>
          <table:table-cell office:value-type="string" office:string-value="@terraforming_cost_level_2" table:formula="of:=[.$T$8]&amp;[.N286]" table:style-name="ce1">
            <text:p>@terraforming_cost_level_2</text:p>
          </table:table-cell>
          <table:table-cell office:value-type="string" office:string-value="@terraforming_duration_level_2" table:formula="of:=[.$T$9]&amp;[.N28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86]+1)" table:style-name="ce1">
            <text:p>tech2</text:p>
          </table:table-cell>
          <table:table-cell office:value-type="float" office:value="0" table:formula="of:=[.I285]" table:style-name="ce1">
            <text:p>0</text:p>
          </table:table-cell>
          <table:table-cell office:value-type="float" office:value="279" table:style-name="ce1">
            <text:p>279</text:p>
          </table:table-cell>
          <table:table-cell office:value-type="float" office:value="8" table:formula="of:=INT([.J286]/COUNTA([.$V$7:.$Z$17]))+1" table:style-name="ce1">
            <text:p>8</text:p>
          </table:table-cell>
          <table:table-cell office:value-type="float" office:value="5" table:formula="of:=IF(INDEX([.$V$7:.$Z$17];[.L285]+1;[.M285])=&quot;&quot;;1;[.L285]+1)" table:style-name="ce1">
            <text:p>5</text:p>
          </table:table-cell>
          <table:table-cell office:value-type="float" office:value="2" table:formula="of:=IF(INDEX([.$V$7:.$Z$17];[.L285]+1;[.M285])=&quot;&quot;;IF([.M285]=5;1;[.M285]+1);[.M285])" table:style-name="ce1">
            <text:p>2</text:p>
          </table:table-cell>
          <table:table-cell office:value-type="float" office:value="2" table:formula="of:=IF([.B286]=[.C286];0;INDEX([.$V$18:.$Z$25];INT([.$J286]/COUNTA([.$V$7:.$Z$17]))+1;[.$M286]))" table:style-name="ce1">
            <text:p>2</text:p>
          </table:table-cell>
          <table:table-cell table:style-name="ce1"/>
          <table:table-cell office:value-type="string" office:string-value="" table:formula="of:=IF(INDEX([.AB$18:.AB$200];[.$K286])=&quot;&quot;;&quot;&quot;;[.$T$17]&amp;&quot; = yes &quot;)" table:style-name="ce1"/>
          <table:table-cell office:value-type="string" office:string-value="" table:formula="of:=IF(INDEX([.AC$18:.AC$200];[.$K286])=&quot;&quot;;&quot;&quot;;[.$T$18]&amp;&quot; = yes &quot;)" table:style-name="ce1"/>
          <table:table-cell office:value-type="string" office:string-value="" table:formula="of:=IF(INDEX([.AD$18:.AD$200];[.$K286])=&quot;&quot;;&quot;&quot;;[.$T$19]&amp;&quot; = yes &quot;)" table:style-name="ce1"/>
          <table:table-cell office:value-type="string" office:string-value="" table:formula="of:=IF(INDEX([.AE$18:.AE$200];[.$K28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80</text:p>
          </table:table-cell>
          <table:table-cell office:value-type="string" office:string-value="pc_geocrystalline" table:formula="of:=INDEX([.U$18:.U$200];[.K287])" table:style-name="ce1">
            <text:p>pc_geocrystalline</text:p>
          </table:table-cell>
          <table:table-cell office:value-type="string" office:string-value="pc_desertislands" table:formula="of:=INDEX([.$V$7:.$Z$17];[.L287];[.M287])" table:style-name="ce1">
            <text:p>pc_desertislands</text:p>
          </table:table-cell>
          <table:table-cell office:value-type="string" office:string-value="@terraforming_cost_level_2" table:formula="of:=[.$T$8]&amp;[.N287]" table:style-name="ce1">
            <text:p>@terraforming_cost_level_2</text:p>
          </table:table-cell>
          <table:table-cell office:value-type="string" office:string-value="@terraforming_duration_level_2" table:formula="of:=[.$T$9]&amp;[.N28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87]+1)" table:style-name="ce1">
            <text:p>tech2</text:p>
          </table:table-cell>
          <table:table-cell office:value-type="float" office:value="0" table:formula="of:=[.I286]" table:style-name="ce1">
            <text:p>0</text:p>
          </table:table-cell>
          <table:table-cell office:value-type="float" office:value="280" table:style-name="ce1">
            <text:p>280</text:p>
          </table:table-cell>
          <table:table-cell office:value-type="float" office:value="8" table:formula="of:=INT([.J287]/COUNTA([.$V$7:.$Z$17]))+1" table:style-name="ce1">
            <text:p>8</text:p>
          </table:table-cell>
          <table:table-cell office:value-type="float" office:value="6" table:formula="of:=IF(INDEX([.$V$7:.$Z$17];[.L286]+1;[.M286])=&quot;&quot;;1;[.L286]+1)" table:style-name="ce1">
            <text:p>6</text:p>
          </table:table-cell>
          <table:table-cell office:value-type="float" office:value="2" table:formula="of:=IF(INDEX([.$V$7:.$Z$17];[.L286]+1;[.M286])=&quot;&quot;;IF([.M286]=5;1;[.M286]+1);[.M286])" table:style-name="ce1">
            <text:p>2</text:p>
          </table:table-cell>
          <table:table-cell office:value-type="float" office:value="2" table:formula="of:=IF([.B287]=[.C287];0;INDEX([.$V$18:.$Z$25];INT([.$J287]/COUNTA([.$V$7:.$Z$17]))+1;[.$M287]))" table:style-name="ce1">
            <text:p>2</text:p>
          </table:table-cell>
          <table:table-cell table:style-name="ce1"/>
          <table:table-cell office:value-type="string" office:string-value="" table:formula="of:=IF(INDEX([.AB$18:.AB$200];[.$K287])=&quot;&quot;;&quot;&quot;;[.$T$17]&amp;&quot; = yes &quot;)" table:style-name="ce1"/>
          <table:table-cell office:value-type="string" office:string-value="" table:formula="of:=IF(INDEX([.AC$18:.AC$200];[.$K287])=&quot;&quot;;&quot;&quot;;[.$T$18]&amp;&quot; = yes &quot;)" table:style-name="ce1"/>
          <table:table-cell office:value-type="string" office:string-value="" table:formula="of:=IF(INDEX([.AD$18:.AD$200];[.$K287])=&quot;&quot;;&quot;&quot;;[.$T$19]&amp;&quot; = yes &quot;)" table:style-name="ce1"/>
          <table:table-cell office:value-type="string" office:string-value="" table:formula="of:=IF(INDEX([.AE$18:.AE$200];[.$K28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81</text:p>
          </table:table-cell>
          <table:table-cell office:value-type="string" office:string-value="pc_geocrystalline" table:formula="of:=INDEX([.U$18:.U$200];[.K288])" table:style-name="ce1">
            <text:p>pc_geocrystalline</text:p>
          </table:table-cell>
          <table:table-cell office:value-type="string" office:string-value="pc_retinal" table:formula="of:=INDEX([.$V$7:.$Z$17];[.L288];[.M288])" table:style-name="ce1">
            <text:p>pc_retinal</text:p>
          </table:table-cell>
          <table:table-cell office:value-type="string" office:string-value="@terraforming_cost_level_2" table:formula="of:=[.$T$8]&amp;[.N288]" table:style-name="ce1">
            <text:p>@terraforming_cost_level_2</text:p>
          </table:table-cell>
          <table:table-cell office:value-type="string" office:string-value="@terraforming_duration_level_2" table:formula="of:=[.$T$9]&amp;[.N28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88]+1)" table:style-name="ce1">
            <text:p>tech2</text:p>
          </table:table-cell>
          <table:table-cell office:value-type="float" office:value="0" table:formula="of:=[.I287]" table:style-name="ce1">
            <text:p>0</text:p>
          </table:table-cell>
          <table:table-cell office:value-type="float" office:value="281" table:style-name="ce1">
            <text:p>281</text:p>
          </table:table-cell>
          <table:table-cell office:value-type="float" office:value="8" table:formula="of:=INT([.J288]/COUNTA([.$V$7:.$Z$17]))+1" table:style-name="ce1">
            <text:p>8</text:p>
          </table:table-cell>
          <table:table-cell office:value-type="float" office:value="7" table:formula="of:=IF(INDEX([.$V$7:.$Z$17];[.L287]+1;[.M287])=&quot;&quot;;1;[.L287]+1)" table:style-name="ce1">
            <text:p>7</text:p>
          </table:table-cell>
          <table:table-cell office:value-type="float" office:value="2" table:formula="of:=IF(INDEX([.$V$7:.$Z$17];[.L287]+1;[.M287])=&quot;&quot;;IF([.M287]=5;1;[.M287]+1);[.M287])" table:style-name="ce1">
            <text:p>2</text:p>
          </table:table-cell>
          <table:table-cell office:value-type="float" office:value="2" table:formula="of:=IF([.B288]=[.C288];0;INDEX([.$V$18:.$Z$25];INT([.$J288]/COUNTA([.$V$7:.$Z$17]))+1;[.$M288]))" table:style-name="ce1">
            <text:p>2</text:p>
          </table:table-cell>
          <table:table-cell table:style-name="ce1"/>
          <table:table-cell office:value-type="string" office:string-value="" table:formula="of:=IF(INDEX([.AB$18:.AB$200];[.$K288])=&quot;&quot;;&quot;&quot;;[.$T$17]&amp;&quot; = yes &quot;)" table:style-name="ce1"/>
          <table:table-cell office:value-type="string" office:string-value="" table:formula="of:=IF(INDEX([.AC$18:.AC$200];[.$K288])=&quot;&quot;;&quot;&quot;;[.$T$18]&amp;&quot; = yes &quot;)" table:style-name="ce1"/>
          <table:table-cell office:value-type="string" office:string-value="" table:formula="of:=IF(INDEX([.AD$18:.AD$200];[.$K288])=&quot;&quot;;&quot;&quot;;[.$T$19]&amp;&quot; = yes &quot;)" table:style-name="ce1"/>
          <table:table-cell office:value-type="string" office:string-value="" table:formula="of:=IF(INDEX([.AE$18:.AE$200];[.$K28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82</text:p>
          </table:table-cell>
          <table:table-cell office:value-type="string" office:string-value="pc_geocrystalline" table:formula="of:=INDEX([.U$18:.U$200];[.K289])" table:style-name="ce1">
            <text:p>pc_geocrystalline</text:p>
          </table:table-cell>
          <table:table-cell office:value-type="string" office:string-value="pc_lush" table:formula="of:=INDEX([.$V$7:.$Z$17];[.L289];[.M289])" table:style-name="ce1">
            <text:p>pc_lush</text:p>
          </table:table-cell>
          <table:table-cell office:value-type="string" office:string-value="@terraforming_cost_level_2" table:formula="of:=[.$T$8]&amp;[.N289]" table:style-name="ce1">
            <text:p>@terraforming_cost_level_2</text:p>
          </table:table-cell>
          <table:table-cell office:value-type="string" office:string-value="@terraforming_duration_level_2" table:formula="of:=[.$T$9]&amp;[.N289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89]+1)" table:style-name="ce1">
            <text:p>tech2</text:p>
          </table:table-cell>
          <table:table-cell office:value-type="float" office:value="0" table:formula="of:=[.I288]" table:style-name="ce1">
            <text:p>0</text:p>
          </table:table-cell>
          <table:table-cell office:value-type="float" office:value="282" table:style-name="ce1">
            <text:p>282</text:p>
          </table:table-cell>
          <table:table-cell office:value-type="float" office:value="8" table:formula="of:=INT([.J289]/COUNTA([.$V$7:.$Z$17]))+1" table:style-name="ce1">
            <text:p>8</text:p>
          </table:table-cell>
          <table:table-cell office:value-type="float" office:value="8" table:formula="of:=IF(INDEX([.$V$7:.$Z$17];[.L288]+1;[.M288])=&quot;&quot;;1;[.L288]+1)" table:style-name="ce1">
            <text:p>8</text:p>
          </table:table-cell>
          <table:table-cell office:value-type="float" office:value="2" table:formula="of:=IF(INDEX([.$V$7:.$Z$17];[.L288]+1;[.M288])=&quot;&quot;;IF([.M288]=5;1;[.M288]+1);[.M288])" table:style-name="ce1">
            <text:p>2</text:p>
          </table:table-cell>
          <table:table-cell office:value-type="float" office:value="2" table:formula="of:=IF([.B289]=[.C289];0;INDEX([.$V$18:.$Z$25];INT([.$J289]/COUNTA([.$V$7:.$Z$17]))+1;[.$M289]))" table:style-name="ce1">
            <text:p>2</text:p>
          </table:table-cell>
          <table:table-cell table:style-name="ce1"/>
          <table:table-cell office:value-type="string" office:string-value="" table:formula="of:=IF(INDEX([.AB$18:.AB$200];[.$K289])=&quot;&quot;;&quot;&quot;;[.$T$17]&amp;&quot; = yes &quot;)" table:style-name="ce1"/>
          <table:table-cell office:value-type="string" office:string-value="" table:formula="of:=IF(INDEX([.AC$18:.AC$200];[.$K289])=&quot;&quot;;&quot;&quot;;[.$T$18]&amp;&quot; = yes &quot;)" table:style-name="ce1"/>
          <table:table-cell office:value-type="string" office:string-value="" table:formula="of:=IF(INDEX([.AD$18:.AD$200];[.$K289])=&quot;&quot;;&quot;&quot;;[.$T$19]&amp;&quot; = yes &quot;)" table:style-name="ce1"/>
          <table:table-cell office:value-type="string" office:string-value="" table:formula="of:=IF(INDEX([.AE$18:.AE$200];[.$K28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83</text:p>
          </table:table-cell>
          <table:table-cell office:value-type="string" office:string-value="pc_geocrystalline" table:formula="of:=INDEX([.U$18:.U$200];[.K290])" table:style-name="ce1">
            <text:p>pc_geocrystalline</text:p>
          </table:table-cell>
          <table:table-cell office:value-type="string" office:string-value="pc_marginal" table:formula="of:=INDEX([.$V$7:.$Z$17];[.L290];[.M290])" table:style-name="ce1">
            <text:p>pc_marginal</text:p>
          </table:table-cell>
          <table:table-cell office:value-type="string" office:string-value="@terraforming_cost_level_2" table:formula="of:=[.$T$8]&amp;[.N290]" table:style-name="ce1">
            <text:p>@terraforming_cost_level_2</text:p>
          </table:table-cell>
          <table:table-cell office:value-type="string" office:string-value="@terraforming_duration_level_2" table:formula="of:=[.$T$9]&amp;[.N290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90]+1)" table:style-name="ce1">
            <text:p>tech2</text:p>
          </table:table-cell>
          <table:table-cell office:value-type="float" office:value="0" table:formula="of:=[.I289]" table:style-name="ce1">
            <text:p>0</text:p>
          </table:table-cell>
          <table:table-cell office:value-type="float" office:value="283" table:style-name="ce1">
            <text:p>283</text:p>
          </table:table-cell>
          <table:table-cell office:value-type="float" office:value="8" table:formula="of:=INT([.J290]/COUNTA([.$V$7:.$Z$17]))+1" table:style-name="ce1">
            <text:p>8</text:p>
          </table:table-cell>
          <table:table-cell office:value-type="float" office:value="9" table:formula="of:=IF(INDEX([.$V$7:.$Z$17];[.L289]+1;[.M289])=&quot;&quot;;1;[.L289]+1)" table:style-name="ce1">
            <text:p>9</text:p>
          </table:table-cell>
          <table:table-cell office:value-type="float" office:value="2" table:formula="of:=IF(INDEX([.$V$7:.$Z$17];[.L289]+1;[.M289])=&quot;&quot;;IF([.M289]=5;1;[.M289]+1);[.M289])" table:style-name="ce1">
            <text:p>2</text:p>
          </table:table-cell>
          <table:table-cell office:value-type="float" office:value="2" table:formula="of:=IF([.B290]=[.C290];0;INDEX([.$V$18:.$Z$25];INT([.$J290]/COUNTA([.$V$7:.$Z$17]))+1;[.$M290]))" table:style-name="ce1">
            <text:p>2</text:p>
          </table:table-cell>
          <table:table-cell table:style-name="ce1"/>
          <table:table-cell office:value-type="string" office:string-value="" table:formula="of:=IF(INDEX([.AB$18:.AB$200];[.$K290])=&quot;&quot;;&quot;&quot;;[.$T$17]&amp;&quot; = yes &quot;)" table:style-name="ce1"/>
          <table:table-cell office:value-type="string" office:string-value="" table:formula="of:=IF(INDEX([.AC$18:.AC$200];[.$K290])=&quot;&quot;;&quot;&quot;;[.$T$18]&amp;&quot; = yes &quot;)" table:style-name="ce1"/>
          <table:table-cell office:value-type="string" office:string-value="" table:formula="of:=IF(INDEX([.AD$18:.AD$200];[.$K290])=&quot;&quot;;&quot;&quot;;[.$T$19]&amp;&quot; = yes &quot;)" table:style-name="ce1"/>
          <table:table-cell office:value-type="string" office:string-value="" table:formula="of:=IF(INDEX([.AE$18:.AE$200];[.$K29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84</text:p>
          </table:table-cell>
          <table:table-cell office:value-type="string" office:string-value="pc_geocrystalline" table:formula="of:=INDEX([.U$18:.U$200];[.K291])" table:style-name="ce1">
            <text:p>pc_geocrystalline</text:p>
          </table:table-cell>
          <table:table-cell office:value-type="string" office:string-value="pc_greenhouse_hot" table:formula="of:=INDEX([.$V$7:.$Z$17];[.L291];[.M291])" table:style-name="ce1">
            <text:p>pc_greenhouse_hot</text:p>
          </table:table-cell>
          <table:table-cell office:value-type="string" office:string-value="@terraforming_cost_level_2" table:formula="of:=[.$T$8]&amp;[.N291]" table:style-name="ce1">
            <text:p>@terraforming_cost_level_2</text:p>
          </table:table-cell>
          <table:table-cell office:value-type="string" office:string-value="@terraforming_duration_level_2" table:formula="of:=[.$T$9]&amp;[.N291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91]+1)" table:style-name="ce1">
            <text:p>tech2</text:p>
          </table:table-cell>
          <table:table-cell office:value-type="float" office:value="0" table:formula="of:=[.I290]" table:style-name="ce1">
            <text:p>0</text:p>
          </table:table-cell>
          <table:table-cell office:value-type="float" office:value="284" table:style-name="ce1">
            <text:p>284</text:p>
          </table:table-cell>
          <table:table-cell office:value-type="float" office:value="8" table:formula="of:=INT([.J291]/COUNTA([.$V$7:.$Z$17]))+1" table:style-name="ce1">
            <text:p>8</text:p>
          </table:table-cell>
          <table:table-cell office:value-type="float" office:value="10" table:formula="of:=IF(INDEX([.$V$7:.$Z$17];[.L290]+1;[.M290])=&quot;&quot;;1;[.L290]+1)" table:style-name="ce1">
            <text:p>10</text:p>
          </table:table-cell>
          <table:table-cell office:value-type="float" office:value="2" table:formula="of:=IF(INDEX([.$V$7:.$Z$17];[.L290]+1;[.M290])=&quot;&quot;;IF([.M290]=5;1;[.M290]+1);[.M290])" table:style-name="ce1">
            <text:p>2</text:p>
          </table:table-cell>
          <table:table-cell office:value-type="float" office:value="2" table:formula="of:=IF([.B291]=[.C291];0;INDEX([.$V$18:.$Z$25];INT([.$J291]/COUNTA([.$V$7:.$Z$17]))+1;[.$M291]))" table:style-name="ce1">
            <text:p>2</text:p>
          </table:table-cell>
          <table:table-cell table:style-name="ce1"/>
          <table:table-cell office:value-type="string" office:string-value="" table:formula="of:=IF(INDEX([.AB$18:.AB$200];[.$K291])=&quot;&quot;;&quot;&quot;;[.$T$17]&amp;&quot; = yes &quot;)" table:style-name="ce1"/>
          <table:table-cell office:value-type="string" office:string-value="" table:formula="of:=IF(INDEX([.AC$18:.AC$200];[.$K291])=&quot;&quot;;&quot;&quot;;[.$T$18]&amp;&quot; = yes &quot;)" table:style-name="ce1"/>
          <table:table-cell office:value-type="string" office:string-value="" table:formula="of:=IF(INDEX([.AD$18:.AD$200];[.$K291])=&quot;&quot;;&quot;&quot;;[.$T$19]&amp;&quot; = yes &quot;)" table:style-name="ce1"/>
          <table:table-cell office:value-type="string" office:string-value="" table:formula="of:=IF(INDEX([.AE$18:.AE$200];[.$K29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85</text:p>
          </table:table-cell>
          <table:table-cell office:value-type="string" office:string-value="pc_geocrystalline" table:formula="of:=INDEX([.U$18:.U$200];[.K292])" table:style-name="ce1">
            <text:p>pc_geocrystalline</text:p>
          </table:table-cell>
          <table:table-cell office:value-type="string" office:string-value="pc_frozen_desert" table:formula="of:=INDEX([.$V$7:.$Z$17];[.L292];[.M292])" table:style-name="ce1">
            <text:p>pc_frozen_desert</text:p>
          </table:table-cell>
          <table:table-cell office:value-type="string" office:string-value="@terraforming_cost_level_2" table:formula="of:=[.$T$8]&amp;[.N292]" table:style-name="ce1">
            <text:p>@terraforming_cost_level_2</text:p>
          </table:table-cell>
          <table:table-cell office:value-type="string" office:string-value="@terraforming_duration_level_2" table:formula="of:=[.$T$9]&amp;[.N292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92]+1)" table:style-name="ce1">
            <text:p>tech2</text:p>
          </table:table-cell>
          <table:table-cell office:value-type="float" office:value="0" table:formula="of:=[.I291]" table:style-name="ce1">
            <text:p>0</text:p>
          </table:table-cell>
          <table:table-cell office:value-type="float" office:value="285" table:style-name="ce1">
            <text:p>285</text:p>
          </table:table-cell>
          <table:table-cell office:value-type="float" office:value="8" table:formula="of:=INT([.J292]/COUNTA([.$V$7:.$Z$17]))+1" table:style-name="ce1">
            <text:p>8</text:p>
          </table:table-cell>
          <table:table-cell office:value-type="float" office:value="1" table:formula="of:=IF(INDEX([.$V$7:.$Z$17];[.L291]+1;[.M291])=&quot;&quot;;1;[.L291]+1)" table:style-name="ce1">
            <text:p>1</text:p>
          </table:table-cell>
          <table:table-cell office:value-type="float" office:value="3" table:formula="of:=IF(INDEX([.$V$7:.$Z$17];[.L291]+1;[.M291])=&quot;&quot;;IF([.M291]=5;1;[.M291]+1);[.M291])" table:style-name="ce1">
            <text:p>3</text:p>
          </table:table-cell>
          <table:table-cell office:value-type="float" office:value="2" table:formula="of:=IF([.B292]=[.C292];0;INDEX([.$V$18:.$Z$25];INT([.$J292]/COUNTA([.$V$7:.$Z$17]))+1;[.$M292]))" table:style-name="ce1">
            <text:p>2</text:p>
          </table:table-cell>
          <table:table-cell table:style-name="ce1"/>
          <table:table-cell office:value-type="string" office:string-value="" table:formula="of:=IF(INDEX([.AB$18:.AB$200];[.$K292])=&quot;&quot;;&quot;&quot;;[.$T$17]&amp;&quot; = yes &quot;)" table:style-name="ce1"/>
          <table:table-cell office:value-type="string" office:string-value="" table:formula="of:=IF(INDEX([.AC$18:.AC$200];[.$K292])=&quot;&quot;;&quot;&quot;;[.$T$18]&amp;&quot; = yes &quot;)" table:style-name="ce1"/>
          <table:table-cell office:value-type="string" office:string-value="" table:formula="of:=IF(INDEX([.AD$18:.AD$200];[.$K292])=&quot;&quot;;&quot;&quot;;[.$T$19]&amp;&quot; = yes &quot;)" table:style-name="ce1"/>
          <table:table-cell office:value-type="string" office:string-value="" table:formula="of:=IF(INDEX([.AE$18:.AE$200];[.$K29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86</text:p>
          </table:table-cell>
          <table:table-cell office:value-type="string" office:string-value="pc_geocrystalline" table:formula="of:=INDEX([.U$18:.U$200];[.K293])" table:style-name="ce1">
            <text:p>pc_geocrystalline</text:p>
          </table:table-cell>
          <table:table-cell office:value-type="string" office:string-value="pc_steppe" table:formula="of:=INDEX([.$V$7:.$Z$17];[.L293];[.M293])" table:style-name="ce1">
            <text:p>pc_steppe</text:p>
          </table:table-cell>
          <table:table-cell office:value-type="string" office:string-value="@terraforming_cost_level_2" table:formula="of:=[.$T$8]&amp;[.N293]" table:style-name="ce1">
            <text:p>@terraforming_cost_level_2</text:p>
          </table:table-cell>
          <table:table-cell office:value-type="string" office:string-value="@terraforming_duration_level_2" table:formula="of:=[.$T$9]&amp;[.N293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93]+1)" table:style-name="ce1">
            <text:p>tech2</text:p>
          </table:table-cell>
          <table:table-cell office:value-type="float" office:value="0" table:formula="of:=[.I292]" table:style-name="ce1">
            <text:p>0</text:p>
          </table:table-cell>
          <table:table-cell office:value-type="float" office:value="286" table:style-name="ce1">
            <text:p>286</text:p>
          </table:table-cell>
          <table:table-cell office:value-type="float" office:value="8" table:formula="of:=INT([.J293]/COUNTA([.$V$7:.$Z$17]))+1" table:style-name="ce1">
            <text:p>8</text:p>
          </table:table-cell>
          <table:table-cell office:value-type="float" office:value="2" table:formula="of:=IF(INDEX([.$V$7:.$Z$17];[.L292]+1;[.M292])=&quot;&quot;;1;[.L292]+1)" table:style-name="ce1">
            <text:p>2</text:p>
          </table:table-cell>
          <table:table-cell office:value-type="float" office:value="3" table:formula="of:=IF(INDEX([.$V$7:.$Z$17];[.L292]+1;[.M292])=&quot;&quot;;IF([.M292]=5;1;[.M292]+1);[.M292])" table:style-name="ce1">
            <text:p>3</text:p>
          </table:table-cell>
          <table:table-cell office:value-type="float" office:value="2" table:formula="of:=IF([.B293]=[.C293];0;INDEX([.$V$18:.$Z$25];INT([.$J293]/COUNTA([.$V$7:.$Z$17]))+1;[.$M293]))" table:style-name="ce1">
            <text:p>2</text:p>
          </table:table-cell>
          <table:table-cell table:style-name="ce1"/>
          <table:table-cell office:value-type="string" office:string-value="" table:formula="of:=IF(INDEX([.AB$18:.AB$200];[.$K293])=&quot;&quot;;&quot;&quot;;[.$T$17]&amp;&quot; = yes &quot;)" table:style-name="ce1"/>
          <table:table-cell office:value-type="string" office:string-value="" table:formula="of:=IF(INDEX([.AC$18:.AC$200];[.$K293])=&quot;&quot;;&quot;&quot;;[.$T$18]&amp;&quot; = yes &quot;)" table:style-name="ce1"/>
          <table:table-cell office:value-type="string" office:string-value="" table:formula="of:=IF(INDEX([.AD$18:.AD$200];[.$K293])=&quot;&quot;;&quot;&quot;;[.$T$19]&amp;&quot; = yes &quot;)" table:style-name="ce1"/>
          <table:table-cell office:value-type="string" office:string-value="" table:formula="of:=IF(INDEX([.AE$18:.AE$200];[.$K29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87</text:p>
          </table:table-cell>
          <table:table-cell office:value-type="string" office:string-value="pc_geocrystalline" table:formula="of:=INDEX([.U$18:.U$200];[.K294])" table:style-name="ce1">
            <text:p>pc_geocrystalline</text:p>
          </table:table-cell>
          <table:table-cell office:value-type="string" office:string-value="pc_hadesert" table:formula="of:=INDEX([.$V$7:.$Z$17];[.L294];[.M294])" table:style-name="ce1">
            <text:p>pc_hadesert</text:p>
          </table:table-cell>
          <table:table-cell office:value-type="string" office:string-value="@terraforming_cost_level_2" table:formula="of:=[.$T$8]&amp;[.N294]" table:style-name="ce1">
            <text:p>@terraforming_cost_level_2</text:p>
          </table:table-cell>
          <table:table-cell office:value-type="string" office:string-value="@terraforming_duration_level_2" table:formula="of:=[.$T$9]&amp;[.N294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94]+1)" table:style-name="ce1">
            <text:p>tech2</text:p>
          </table:table-cell>
          <table:table-cell office:value-type="float" office:value="0" table:formula="of:=[.I293]" table:style-name="ce1">
            <text:p>0</text:p>
          </table:table-cell>
          <table:table-cell office:value-type="float" office:value="287" table:style-name="ce1">
            <text:p>287</text:p>
          </table:table-cell>
          <table:table-cell office:value-type="float" office:value="8" table:formula="of:=INT([.J294]/COUNTA([.$V$7:.$Z$17]))+1" table:style-name="ce1">
            <text:p>8</text:p>
          </table:table-cell>
          <table:table-cell office:value-type="float" office:value="3" table:formula="of:=IF(INDEX([.$V$7:.$Z$17];[.L293]+1;[.M293])=&quot;&quot;;1;[.L293]+1)" table:style-name="ce1">
            <text:p>3</text:p>
          </table:table-cell>
          <table:table-cell office:value-type="float" office:value="3" table:formula="of:=IF(INDEX([.$V$7:.$Z$17];[.L293]+1;[.M293])=&quot;&quot;;IF([.M293]=5;1;[.M293]+1);[.M293])" table:style-name="ce1">
            <text:p>3</text:p>
          </table:table-cell>
          <table:table-cell office:value-type="float" office:value="2" table:formula="of:=IF([.B294]=[.C294];0;INDEX([.$V$18:.$Z$25];INT([.$J294]/COUNTA([.$V$7:.$Z$17]))+1;[.$M294]))" table:style-name="ce1">
            <text:p>2</text:p>
          </table:table-cell>
          <table:table-cell table:style-name="ce1"/>
          <table:table-cell office:value-type="string" office:string-value="" table:formula="of:=IF(INDEX([.AB$18:.AB$200];[.$K294])=&quot;&quot;;&quot;&quot;;[.$T$17]&amp;&quot; = yes &quot;)" table:style-name="ce1"/>
          <table:table-cell office:value-type="string" office:string-value="" table:formula="of:=IF(INDEX([.AC$18:.AC$200];[.$K294])=&quot;&quot;;&quot;&quot;;[.$T$18]&amp;&quot; = yes &quot;)" table:style-name="ce1"/>
          <table:table-cell office:value-type="string" office:string-value="" table:formula="of:=IF(INDEX([.AD$18:.AD$200];[.$K294])=&quot;&quot;;&quot;&quot;;[.$T$19]&amp;&quot; = yes &quot;)" table:style-name="ce1"/>
          <table:table-cell office:value-type="string" office:string-value="" table:formula="of:=IF(INDEX([.AE$18:.AE$200];[.$K29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88</text:p>
          </table:table-cell>
          <table:table-cell office:value-type="string" office:string-value="pc_geocrystalline" table:formula="of:=INDEX([.U$18:.U$200];[.K295])" table:style-name="ce1">
            <text:p>pc_geocrystalline</text:p>
          </table:table-cell>
          <table:table-cell office:value-type="string" office:string-value="pc_antarctic" table:formula="of:=INDEX([.$V$7:.$Z$17];[.L295];[.M295])" table:style-name="ce1">
            <text:p>pc_antarctic</text:p>
          </table:table-cell>
          <table:table-cell office:value-type="string" office:string-value="@terraforming_cost_level_2" table:formula="of:=[.$T$8]&amp;[.N295]" table:style-name="ce1">
            <text:p>@terraforming_cost_level_2</text:p>
          </table:table-cell>
          <table:table-cell office:value-type="string" office:string-value="@terraforming_duration_level_2" table:formula="of:=[.$T$9]&amp;[.N295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95]+1)" table:style-name="ce1">
            <text:p>tech2</text:p>
          </table:table-cell>
          <table:table-cell office:value-type="float" office:value="0" table:formula="of:=[.I294]" table:style-name="ce1">
            <text:p>0</text:p>
          </table:table-cell>
          <table:table-cell office:value-type="float" office:value="288" table:style-name="ce1">
            <text:p>288</text:p>
          </table:table-cell>
          <table:table-cell office:value-type="float" office:value="8" table:formula="of:=INT([.J295]/COUNTA([.$V$7:.$Z$17]))+1" table:style-name="ce1">
            <text:p>8</text:p>
          </table:table-cell>
          <table:table-cell office:value-type="float" office:value="4" table:formula="of:=IF(INDEX([.$V$7:.$Z$17];[.L294]+1;[.M294])=&quot;&quot;;1;[.L294]+1)" table:style-name="ce1">
            <text:p>4</text:p>
          </table:table-cell>
          <table:table-cell office:value-type="float" office:value="3" table:formula="of:=IF(INDEX([.$V$7:.$Z$17];[.L294]+1;[.M294])=&quot;&quot;;IF([.M294]=5;1;[.M294]+1);[.M294])" table:style-name="ce1">
            <text:p>3</text:p>
          </table:table-cell>
          <table:table-cell office:value-type="float" office:value="2" table:formula="of:=IF([.B295]=[.C295];0;INDEX([.$V$18:.$Z$25];INT([.$J295]/COUNTA([.$V$7:.$Z$17]))+1;[.$M295]))" table:style-name="ce1">
            <text:p>2</text:p>
          </table:table-cell>
          <table:table-cell table:style-name="ce1"/>
          <table:table-cell office:value-type="string" office:string-value="" table:formula="of:=IF(INDEX([.AB$18:.AB$200];[.$K295])=&quot;&quot;;&quot;&quot;;[.$T$17]&amp;&quot; = yes &quot;)" table:style-name="ce1"/>
          <table:table-cell office:value-type="string" office:string-value="" table:formula="of:=IF(INDEX([.AC$18:.AC$200];[.$K295])=&quot;&quot;;&quot;&quot;;[.$T$18]&amp;&quot; = yes &quot;)" table:style-name="ce1"/>
          <table:table-cell office:value-type="string" office:string-value="" table:formula="of:=IF(INDEX([.AD$18:.AD$200];[.$K295])=&quot;&quot;;&quot;&quot;;[.$T$19]&amp;&quot; = yes &quot;)" table:style-name="ce1"/>
          <table:table-cell office:value-type="string" office:string-value="" table:formula="of:=IF(INDEX([.AE$18:.AE$200];[.$K29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89</text:p>
          </table:table-cell>
          <table:table-cell office:value-type="string" office:string-value="pc_geocrystalline" table:formula="of:=INDEX([.U$18:.U$200];[.K296])" table:style-name="ce1">
            <text:p>pc_geocrystalline</text:p>
          </table:table-cell>
          <table:table-cell office:value-type="string" office:string-value="pc_tundra" table:formula="of:=INDEX([.$V$7:.$Z$17];[.L296];[.M296])" table:style-name="ce1">
            <text:p>pc_tundra</text:p>
          </table:table-cell>
          <table:table-cell office:value-type="string" office:string-value="@terraforming_cost_level_2" table:formula="of:=[.$T$8]&amp;[.N296]" table:style-name="ce1">
            <text:p>@terraforming_cost_level_2</text:p>
          </table:table-cell>
          <table:table-cell office:value-type="string" office:string-value="@terraforming_duration_level_2" table:formula="of:=[.$T$9]&amp;[.N296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96]+1)" table:style-name="ce1">
            <text:p>tech2</text:p>
          </table:table-cell>
          <table:table-cell office:value-type="float" office:value="0" table:formula="of:=[.I295]" table:style-name="ce1">
            <text:p>0</text:p>
          </table:table-cell>
          <table:table-cell office:value-type="float" office:value="289" table:style-name="ce1">
            <text:p>289</text:p>
          </table:table-cell>
          <table:table-cell office:value-type="float" office:value="8" table:formula="of:=INT([.J296]/COUNTA([.$V$7:.$Z$17]))+1" table:style-name="ce1">
            <text:p>8</text:p>
          </table:table-cell>
          <table:table-cell office:value-type="float" office:value="5" table:formula="of:=IF(INDEX([.$V$7:.$Z$17];[.L295]+1;[.M295])=&quot;&quot;;1;[.L295]+1)" table:style-name="ce1">
            <text:p>5</text:p>
          </table:table-cell>
          <table:table-cell office:value-type="float" office:value="3" table:formula="of:=IF(INDEX([.$V$7:.$Z$17];[.L295]+1;[.M295])=&quot;&quot;;IF([.M295]=5;1;[.M295]+1);[.M295])" table:style-name="ce1">
            <text:p>3</text:p>
          </table:table-cell>
          <table:table-cell office:value-type="float" office:value="2" table:formula="of:=IF([.B296]=[.C296];0;INDEX([.$V$18:.$Z$25];INT([.$J296]/COUNTA([.$V$7:.$Z$17]))+1;[.$M296]))" table:style-name="ce1">
            <text:p>2</text:p>
          </table:table-cell>
          <table:table-cell table:style-name="ce1"/>
          <table:table-cell office:value-type="string" office:string-value="" table:formula="of:=IF(INDEX([.AB$18:.AB$200];[.$K296])=&quot;&quot;;&quot;&quot;;[.$T$17]&amp;&quot; = yes &quot;)" table:style-name="ce1"/>
          <table:table-cell office:value-type="string" office:string-value="" table:formula="of:=IF(INDEX([.AC$18:.AC$200];[.$K296])=&quot;&quot;;&quot;&quot;;[.$T$18]&amp;&quot; = yes &quot;)" table:style-name="ce1"/>
          <table:table-cell office:value-type="string" office:string-value="" table:formula="of:=IF(INDEX([.AD$18:.AD$200];[.$K296])=&quot;&quot;;&quot;&quot;;[.$T$19]&amp;&quot; = yes &quot;)" table:style-name="ce1"/>
          <table:table-cell office:value-type="string" office:string-value="" table:formula="of:=IF(INDEX([.AE$18:.AE$200];[.$K29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90</text:p>
          </table:table-cell>
          <table:table-cell office:value-type="string" office:string-value="pc_geocrystalline" table:formula="of:=INDEX([.U$18:.U$200];[.K297])" table:style-name="ce1">
            <text:p>pc_geocrystalline</text:p>
          </table:table-cell>
          <table:table-cell office:value-type="string" office:string-value="pc_alpine" table:formula="of:=INDEX([.$V$7:.$Z$17];[.L297];[.M297])" table:style-name="ce1">
            <text:p>pc_alpine</text:p>
          </table:table-cell>
          <table:table-cell office:value-type="string" office:string-value="@terraforming_cost_level_2" table:formula="of:=[.$T$8]&amp;[.N297]" table:style-name="ce1">
            <text:p>@terraforming_cost_level_2</text:p>
          </table:table-cell>
          <table:table-cell office:value-type="string" office:string-value="@terraforming_duration_level_2" table:formula="of:=[.$T$9]&amp;[.N297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97]+1)" table:style-name="ce1">
            <text:p>tech2</text:p>
          </table:table-cell>
          <table:table-cell office:value-type="float" office:value="0" table:formula="of:=[.I296]" table:style-name="ce1">
            <text:p>0</text:p>
          </table:table-cell>
          <table:table-cell office:value-type="float" office:value="290" table:style-name="ce1">
            <text:p>290</text:p>
          </table:table-cell>
          <table:table-cell office:value-type="float" office:value="8" table:formula="of:=INT([.J297]/COUNTA([.$V$7:.$Z$17]))+1" table:style-name="ce1">
            <text:p>8</text:p>
          </table:table-cell>
          <table:table-cell office:value-type="float" office:value="6" table:formula="of:=IF(INDEX([.$V$7:.$Z$17];[.L296]+1;[.M296])=&quot;&quot;;1;[.L296]+1)" table:style-name="ce1">
            <text:p>6</text:p>
          </table:table-cell>
          <table:table-cell office:value-type="float" office:value="3" table:formula="of:=IF(INDEX([.$V$7:.$Z$17];[.L296]+1;[.M296])=&quot;&quot;;IF([.M296]=5;1;[.M296]+1);[.M296])" table:style-name="ce1">
            <text:p>3</text:p>
          </table:table-cell>
          <table:table-cell office:value-type="float" office:value="2" table:formula="of:=IF([.B297]=[.C297];0;INDEX([.$V$18:.$Z$25];INT([.$J297]/COUNTA([.$V$7:.$Z$17]))+1;[.$M297]))" table:style-name="ce1">
            <text:p>2</text:p>
          </table:table-cell>
          <table:table-cell table:style-name="ce1"/>
          <table:table-cell office:value-type="string" office:string-value="" table:formula="of:=IF(INDEX([.AB$18:.AB$200];[.$K297])=&quot;&quot;;&quot;&quot;;[.$T$17]&amp;&quot; = yes &quot;)" table:style-name="ce1"/>
          <table:table-cell office:value-type="string" office:string-value="" table:formula="of:=IF(INDEX([.AC$18:.AC$200];[.$K297])=&quot;&quot;;&quot;&quot;;[.$T$18]&amp;&quot; = yes &quot;)" table:style-name="ce1"/>
          <table:table-cell office:value-type="string" office:string-value="" table:formula="of:=IF(INDEX([.AD$18:.AD$200];[.$K297])=&quot;&quot;;&quot;&quot;;[.$T$19]&amp;&quot; = yes &quot;)" table:style-name="ce1"/>
          <table:table-cell office:value-type="string" office:string-value="" table:formula="of:=IF(INDEX([.AE$18:.AE$200];[.$K29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91</text:p>
          </table:table-cell>
          <table:table-cell office:value-type="string" office:string-value="pc_geocrystalline" table:formula="of:=INDEX([.U$18:.U$200];[.K298])" table:style-name="ce1">
            <text:p>pc_geocrystalline</text:p>
          </table:table-cell>
          <table:table-cell office:value-type="string" office:string-value="pc_greenhouse_cold" table:formula="of:=INDEX([.$V$7:.$Z$17];[.L298];[.M298])" table:style-name="ce1">
            <text:p>pc_greenhouse_cold</text:p>
          </table:table-cell>
          <table:table-cell office:value-type="string" office:string-value="@terraforming_cost_level_2" table:formula="of:=[.$T$8]&amp;[.N298]" table:style-name="ce1">
            <text:p>@terraforming_cost_level_2</text:p>
          </table:table-cell>
          <table:table-cell office:value-type="string" office:string-value="@terraforming_duration_level_2" table:formula="of:=[.$T$9]&amp;[.N298]" table:style-name="ce1">
            <text:p>@terraforming_duration_level_2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T$10:.$T$17];[.N298]+1)" table:style-name="ce1">
            <text:p>tech2</text:p>
          </table:table-cell>
          <table:table-cell office:value-type="float" office:value="0" table:formula="of:=[.I297]" table:style-name="ce1">
            <text:p>0</text:p>
          </table:table-cell>
          <table:table-cell office:value-type="float" office:value="291" table:style-name="ce1">
            <text:p>291</text:p>
          </table:table-cell>
          <table:table-cell office:value-type="float" office:value="8" table:formula="of:=INT([.J298]/COUNTA([.$V$7:.$Z$17]))+1" table:style-name="ce1">
            <text:p>8</text:p>
          </table:table-cell>
          <table:table-cell office:value-type="float" office:value="7" table:formula="of:=IF(INDEX([.$V$7:.$Z$17];[.L297]+1;[.M297])=&quot;&quot;;1;[.L297]+1)" table:style-name="ce1">
            <text:p>7</text:p>
          </table:table-cell>
          <table:table-cell office:value-type="float" office:value="3" table:formula="of:=IF(INDEX([.$V$7:.$Z$17];[.L297]+1;[.M297])=&quot;&quot;;IF([.M297]=5;1;[.M297]+1);[.M297])" table:style-name="ce1">
            <text:p>3</text:p>
          </table:table-cell>
          <table:table-cell office:value-type="float" office:value="2" table:formula="of:=IF([.B298]=[.C298];0;INDEX([.$V$18:.$Z$25];INT([.$J298]/COUNTA([.$V$7:.$Z$17]))+1;[.$M298]))" table:style-name="ce1">
            <text:p>2</text:p>
          </table:table-cell>
          <table:table-cell table:style-name="ce1"/>
          <table:table-cell office:value-type="string" office:string-value="" table:formula="of:=IF(INDEX([.AB$18:.AB$200];[.$K298])=&quot;&quot;;&quot;&quot;;[.$T$17]&amp;&quot; = yes &quot;)" table:style-name="ce1"/>
          <table:table-cell office:value-type="string" office:string-value="" table:formula="of:=IF(INDEX([.AC$18:.AC$200];[.$K298])=&quot;&quot;;&quot;&quot;;[.$T$18]&amp;&quot; = yes &quot;)" table:style-name="ce1"/>
          <table:table-cell office:value-type="string" office:string-value="" table:formula="of:=IF(INDEX([.AD$18:.AD$200];[.$K298])=&quot;&quot;;&quot;&quot;;[.$T$19]&amp;&quot; = yes &quot;)" table:style-name="ce1"/>
          <table:table-cell office:value-type="string" office:string-value="" table:formula="of:=IF(INDEX([.AE$18:.AE$200];[.$K29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92</text:p>
          </table:table-cell>
          <table:table-cell office:value-type="string" office:string-value="pc_geocrystalline" table:formula="of:=INDEX([.U$18:.U$200];[.K299])" table:style-name="ce1">
            <text:p>pc_geocrystalline</text:p>
          </table:table-cell>
          <table:table-cell office:value-type="string" office:string-value="pc_arctic" table:formula="of:=INDEX([.$V$7:.$Z$17];[.L299];[.M299])" table:style-name="ce1">
            <text:p>pc_arctic</text:p>
          </table:table-cell>
          <table:table-cell office:value-type="string" office:string-value="@terraforming_cost_level_3" table:formula="of:=[.$T$8]&amp;[.N299]" table:style-name="ce1">
            <text:p>@terraforming_cost_level_3</text:p>
          </table:table-cell>
          <table:table-cell office:value-type="string" office:string-value="@terraforming_duration_level_3" table:formula="of:=[.$T$9]&amp;[.N299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299]+1)" table:style-name="ce1">
            <text:p>tech3</text:p>
          </table:table-cell>
          <table:table-cell office:value-type="float" office:value="0" table:formula="of:=[.I298]" table:style-name="ce1">
            <text:p>0</text:p>
          </table:table-cell>
          <table:table-cell office:value-type="float" office:value="292" table:style-name="ce1">
            <text:p>292</text:p>
          </table:table-cell>
          <table:table-cell office:value-type="float" office:value="8" table:formula="of:=INT([.J299]/COUNTA([.$V$7:.$Z$17]))+1" table:style-name="ce1">
            <text:p>8</text:p>
          </table:table-cell>
          <table:table-cell office:value-type="float" office:value="1" table:formula="of:=IF(INDEX([.$V$7:.$Z$17];[.L298]+1;[.M298])=&quot;&quot;;1;[.L298]+1)" table:style-name="ce1">
            <text:p>1</text:p>
          </table:table-cell>
          <table:table-cell office:value-type="float" office:value="4" table:formula="of:=IF(INDEX([.$V$7:.$Z$17];[.L298]+1;[.M298])=&quot;&quot;;IF([.M298]=5;1;[.M298]+1);[.M298])" table:style-name="ce1">
            <text:p>4</text:p>
          </table:table-cell>
          <table:table-cell office:value-type="float" office:value="3" table:formula="of:=IF([.B299]=[.C299];0;INDEX([.$V$18:.$Z$25];INT([.$J299]/COUNTA([.$V$7:.$Z$17]))+1;[.$M299]))" table:style-name="ce1">
            <text:p>3</text:p>
          </table:table-cell>
          <table:table-cell table:style-name="ce1"/>
          <table:table-cell office:value-type="string" office:string-value="" table:formula="of:=IF(INDEX([.AB$18:.AB$200];[.$K299])=&quot;&quot;;&quot;&quot;;[.$T$17]&amp;&quot; = yes &quot;)" table:style-name="ce1"/>
          <table:table-cell office:value-type="string" office:string-value="" table:formula="of:=IF(INDEX([.AC$18:.AC$200];[.$K299])=&quot;&quot;;&quot;&quot;;[.$T$18]&amp;&quot; = yes &quot;)" table:style-name="ce1"/>
          <table:table-cell office:value-type="string" office:string-value="" table:formula="of:=IF(INDEX([.AD$18:.AD$200];[.$K299])=&quot;&quot;;&quot;&quot;;[.$T$19]&amp;&quot; = yes &quot;)" table:style-name="ce1"/>
          <table:table-cell office:value-type="string" office:string-value="" table:formula="of:=IF(INDEX([.AE$18:.AE$200];[.$K29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93</text:p>
          </table:table-cell>
          <table:table-cell office:value-type="string" office:string-value="pc_geocrystalline" table:formula="of:=INDEX([.U$18:.U$200];[.K300])" table:style-name="ce1">
            <text:p>pc_geocrystalline</text:p>
          </table:table-cell>
          <table:table-cell office:value-type="string" office:string-value="pc_swamp" table:formula="of:=INDEX([.$V$7:.$Z$17];[.L300];[.M300])" table:style-name="ce1">
            <text:p>pc_swamp</text:p>
          </table:table-cell>
          <table:table-cell office:value-type="string" office:string-value="@terraforming_cost_level_3" table:formula="of:=[.$T$8]&amp;[.N300]" table:style-name="ce1">
            <text:p>@terraforming_cost_level_3</text:p>
          </table:table-cell>
          <table:table-cell office:value-type="string" office:string-value="@terraforming_duration_level_3" table:formula="of:=[.$T$9]&amp;[.N300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300]+1)" table:style-name="ce1">
            <text:p>tech3</text:p>
          </table:table-cell>
          <table:table-cell office:value-type="float" office:value="0" table:formula="of:=[.I299]" table:style-name="ce1">
            <text:p>0</text:p>
          </table:table-cell>
          <table:table-cell office:value-type="float" office:value="293" table:style-name="ce1">
            <text:p>293</text:p>
          </table:table-cell>
          <table:table-cell office:value-type="float" office:value="8" table:formula="of:=INT([.J300]/COUNTA([.$V$7:.$Z$17]))+1" table:style-name="ce1">
            <text:p>8</text:p>
          </table:table-cell>
          <table:table-cell office:value-type="float" office:value="2" table:formula="of:=IF(INDEX([.$V$7:.$Z$17];[.L299]+1;[.M299])=&quot;&quot;;1;[.L299]+1)" table:style-name="ce1">
            <text:p>2</text:p>
          </table:table-cell>
          <table:table-cell office:value-type="float" office:value="4" table:formula="of:=IF(INDEX([.$V$7:.$Z$17];[.L299]+1;[.M299])=&quot;&quot;;IF([.M299]=5;1;[.M299]+1);[.M299])" table:style-name="ce1">
            <text:p>4</text:p>
          </table:table-cell>
          <table:table-cell office:value-type="float" office:value="3" table:formula="of:=IF([.B300]=[.C300];0;INDEX([.$V$18:.$Z$25];INT([.$J300]/COUNTA([.$V$7:.$Z$17]))+1;[.$M300]))" table:style-name="ce1">
            <text:p>3</text:p>
          </table:table-cell>
          <table:table-cell table:style-name="ce1"/>
          <table:table-cell office:value-type="string" office:string-value="" table:formula="of:=IF(INDEX([.AB$18:.AB$200];[.$K300])=&quot;&quot;;&quot;&quot;;[.$T$17]&amp;&quot; = yes &quot;)" table:style-name="ce1"/>
          <table:table-cell office:value-type="string" office:string-value="" table:formula="of:=IF(INDEX([.AC$18:.AC$200];[.$K300])=&quot;&quot;;&quot;&quot;;[.$T$18]&amp;&quot; = yes &quot;)" table:style-name="ce1"/>
          <table:table-cell office:value-type="string" office:string-value="" table:formula="of:=IF(INDEX([.AD$18:.AD$200];[.$K300])=&quot;&quot;;&quot;&quot;;[.$T$19]&amp;&quot; = yes &quot;)" table:style-name="ce1"/>
          <table:table-cell office:value-type="string" office:string-value="" table:formula="of:=IF(INDEX([.AE$18:.AE$200];[.$K30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94</text:p>
          </table:table-cell>
          <table:table-cell office:value-type="string" office:string-value="pc_geocrystalline" table:formula="of:=INDEX([.U$18:.U$200];[.K301])" table:style-name="ce1">
            <text:p>pc_geocrystalline</text:p>
          </table:table-cell>
          <table:table-cell office:value-type="string" office:string-value="pc_cascadian" table:formula="of:=INDEX([.$V$7:.$Z$17];[.L301];[.M301])" table:style-name="ce1">
            <text:p>pc_cascadian</text:p>
          </table:table-cell>
          <table:table-cell office:value-type="string" office:string-value="@terraforming_cost_level_3" table:formula="of:=[.$T$8]&amp;[.N301]" table:style-name="ce1">
            <text:p>@terraforming_cost_level_3</text:p>
          </table:table-cell>
          <table:table-cell office:value-type="string" office:string-value="@terraforming_duration_level_3" table:formula="of:=[.$T$9]&amp;[.N301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301]+1)" table:style-name="ce1">
            <text:p>tech3</text:p>
          </table:table-cell>
          <table:table-cell office:value-type="float" office:value="0" table:formula="of:=[.I300]" table:style-name="ce1">
            <text:p>0</text:p>
          </table:table-cell>
          <table:table-cell office:value-type="float" office:value="294" table:style-name="ce1">
            <text:p>294</text:p>
          </table:table-cell>
          <table:table-cell office:value-type="float" office:value="8" table:formula="of:=INT([.J301]/COUNTA([.$V$7:.$Z$17]))+1" table:style-name="ce1">
            <text:p>8</text:p>
          </table:table-cell>
          <table:table-cell office:value-type="float" office:value="3" table:formula="of:=IF(INDEX([.$V$7:.$Z$17];[.L300]+1;[.M300])=&quot;&quot;;1;[.L300]+1)" table:style-name="ce1">
            <text:p>3</text:p>
          </table:table-cell>
          <table:table-cell office:value-type="float" office:value="4" table:formula="of:=IF(INDEX([.$V$7:.$Z$17];[.L300]+1;[.M300])=&quot;&quot;;IF([.M300]=5;1;[.M300]+1);[.M300])" table:style-name="ce1">
            <text:p>4</text:p>
          </table:table-cell>
          <table:table-cell office:value-type="float" office:value="3" table:formula="of:=IF([.B301]=[.C301];0;INDEX([.$V$18:.$Z$25];INT([.$J301]/COUNTA([.$V$7:.$Z$17]))+1;[.$M301]))" table:style-name="ce1">
            <text:p>3</text:p>
          </table:table-cell>
          <table:table-cell table:style-name="ce1"/>
          <table:table-cell office:value-type="string" office:string-value="" table:formula="of:=IF(INDEX([.AB$18:.AB$200];[.$K301])=&quot;&quot;;&quot;&quot;;[.$T$17]&amp;&quot; = yes &quot;)" table:style-name="ce1"/>
          <table:table-cell office:value-type="string" office:string-value="" table:formula="of:=IF(INDEX([.AC$18:.AC$200];[.$K301])=&quot;&quot;;&quot;&quot;;[.$T$18]&amp;&quot; = yes &quot;)" table:style-name="ce1"/>
          <table:table-cell office:value-type="string" office:string-value="" table:formula="of:=IF(INDEX([.AD$18:.AD$200];[.$K301])=&quot;&quot;;&quot;&quot;;[.$T$19]&amp;&quot; = yes &quot;)" table:style-name="ce1"/>
          <table:table-cell office:value-type="string" office:string-value="" table:formula="of:=IF(INDEX([.AE$18:.AE$200];[.$K30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95</text:p>
          </table:table-cell>
          <table:table-cell office:value-type="string" office:string-value="pc_geocrystalline" table:formula="of:=INDEX([.U$18:.U$200];[.K302])" table:style-name="ce1">
            <text:p>pc_geocrystalline</text:p>
          </table:table-cell>
          <table:table-cell office:value-type="string" office:string-value="pc_geothermal" table:formula="of:=INDEX([.$V$7:.$Z$17];[.L302];[.M302])" table:style-name="ce1">
            <text:p>pc_geothermal</text:p>
          </table:table-cell>
          <table:table-cell office:value-type="string" office:string-value="@terraforming_cost_level_3" table:formula="of:=[.$T$8]&amp;[.N302]" table:style-name="ce1">
            <text:p>@terraforming_cost_level_3</text:p>
          </table:table-cell>
          <table:table-cell office:value-type="string" office:string-value="@terraforming_duration_level_3" table:formula="of:=[.$T$9]&amp;[.N302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302]+1)" table:style-name="ce1">
            <text:p>tech3</text:p>
          </table:table-cell>
          <table:table-cell office:value-type="float" office:value="0" table:formula="of:=[.I301]" table:style-name="ce1">
            <text:p>0</text:p>
          </table:table-cell>
          <table:table-cell office:value-type="float" office:value="295" table:style-name="ce1">
            <text:p>295</text:p>
          </table:table-cell>
          <table:table-cell office:value-type="float" office:value="8" table:formula="of:=INT([.J302]/COUNTA([.$V$7:.$Z$17]))+1" table:style-name="ce1">
            <text:p>8</text:p>
          </table:table-cell>
          <table:table-cell office:value-type="float" office:value="4" table:formula="of:=IF(INDEX([.$V$7:.$Z$17];[.L301]+1;[.M301])=&quot;&quot;;1;[.L301]+1)" table:style-name="ce1">
            <text:p>4</text:p>
          </table:table-cell>
          <table:table-cell office:value-type="float" office:value="4" table:formula="of:=IF(INDEX([.$V$7:.$Z$17];[.L301]+1;[.M301])=&quot;&quot;;IF([.M301]=5;1;[.M301]+1);[.M301])" table:style-name="ce1">
            <text:p>4</text:p>
          </table:table-cell>
          <table:table-cell office:value-type="float" office:value="3" table:formula="of:=IF([.B302]=[.C302];0;INDEX([.$V$18:.$Z$25];INT([.$J302]/COUNTA([.$V$7:.$Z$17]))+1;[.$M302]))" table:style-name="ce1">
            <text:p>3</text:p>
          </table:table-cell>
          <table:table-cell table:style-name="ce1"/>
          <table:table-cell office:value-type="string" office:string-value="" table:formula="of:=IF(INDEX([.AB$18:.AB$200];[.$K302])=&quot;&quot;;&quot;&quot;;[.$T$17]&amp;&quot; = yes &quot;)" table:style-name="ce1"/>
          <table:table-cell office:value-type="string" office:string-value="" table:formula="of:=IF(INDEX([.AC$18:.AC$200];[.$K302])=&quot;&quot;;&quot;&quot;;[.$T$18]&amp;&quot; = yes &quot;)" table:style-name="ce1"/>
          <table:table-cell office:value-type="string" office:string-value="" table:formula="of:=IF(INDEX([.AD$18:.AD$200];[.$K302])=&quot;&quot;;&quot;&quot;;[.$T$19]&amp;&quot; = yes &quot;)" table:style-name="ce1"/>
          <table:table-cell office:value-type="string" office:string-value="" table:formula="of:=IF(INDEX([.AE$18:.AE$200];[.$K30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96</text:p>
          </table:table-cell>
          <table:table-cell office:value-type="string" office:string-value="pc_geocrystalline" table:formula="of:=INDEX([.U$18:.U$200];[.K303])" table:style-name="ce1">
            <text:p>pc_geocrystalline</text:p>
          </table:table-cell>
          <table:table-cell office:value-type="string" office:string-value="pc_glacial" table:formula="of:=INDEX([.$V$7:.$Z$17];[.L303];[.M303])" table:style-name="ce1">
            <text:p>pc_glacial</text:p>
          </table:table-cell>
          <table:table-cell office:value-type="string" office:string-value="@terraforming_cost_level_3" table:formula="of:=[.$T$8]&amp;[.N303]" table:style-name="ce1">
            <text:p>@terraforming_cost_level_3</text:p>
          </table:table-cell>
          <table:table-cell office:value-type="string" office:string-value="@terraforming_duration_level_3" table:formula="of:=[.$T$9]&amp;[.N303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303]+1)" table:style-name="ce1">
            <text:p>tech3</text:p>
          </table:table-cell>
          <table:table-cell office:value-type="float" office:value="0" table:formula="of:=[.I302]" table:style-name="ce1">
            <text:p>0</text:p>
          </table:table-cell>
          <table:table-cell office:value-type="float" office:value="296" table:style-name="ce1">
            <text:p>296</text:p>
          </table:table-cell>
          <table:table-cell office:value-type="float" office:value="8" table:formula="of:=INT([.J303]/COUNTA([.$V$7:.$Z$17]))+1" table:style-name="ce1">
            <text:p>8</text:p>
          </table:table-cell>
          <table:table-cell office:value-type="float" office:value="5" table:formula="of:=IF(INDEX([.$V$7:.$Z$17];[.L302]+1;[.M302])=&quot;&quot;;1;[.L302]+1)" table:style-name="ce1">
            <text:p>5</text:p>
          </table:table-cell>
          <table:table-cell office:value-type="float" office:value="4" table:formula="of:=IF(INDEX([.$V$7:.$Z$17];[.L302]+1;[.M302])=&quot;&quot;;IF([.M302]=5;1;[.M302]+1);[.M302])" table:style-name="ce1">
            <text:p>4</text:p>
          </table:table-cell>
          <table:table-cell office:value-type="float" office:value="3" table:formula="of:=IF([.B303]=[.C303];0;INDEX([.$V$18:.$Z$25];INT([.$J303]/COUNTA([.$V$7:.$Z$17]))+1;[.$M303]))" table:style-name="ce1">
            <text:p>3</text:p>
          </table:table-cell>
          <table:table-cell table:style-name="ce1"/>
          <table:table-cell office:value-type="string" office:string-value="" table:formula="of:=IF(INDEX([.AB$18:.AB$200];[.$K303])=&quot;&quot;;&quot;&quot;;[.$T$17]&amp;&quot; = yes &quot;)" table:style-name="ce1"/>
          <table:table-cell office:value-type="string" office:string-value="" table:formula="of:=IF(INDEX([.AC$18:.AC$200];[.$K303])=&quot;&quot;;&quot;&quot;;[.$T$18]&amp;&quot; = yes &quot;)" table:style-name="ce1"/>
          <table:table-cell office:value-type="string" office:string-value="" table:formula="of:=IF(INDEX([.AD$18:.AD$200];[.$K303])=&quot;&quot;;&quot;&quot;;[.$T$19]&amp;&quot; = yes &quot;)" table:style-name="ce1"/>
          <table:table-cell office:value-type="string" office:string-value="" table:formula="of:=IF(INDEX([.AE$18:.AE$200];[.$K30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97</text:p>
          </table:table-cell>
          <table:table-cell office:value-type="string" office:string-value="pc_geocrystalline" table:formula="of:=INDEX([.U$18:.U$200];[.K304])" table:style-name="ce1">
            <text:p>pc_geocrystalline</text:p>
          </table:table-cell>
          <table:table-cell office:value-type="string" office:string-value="pc_subarctic" table:formula="of:=INDEX([.$V$7:.$Z$17];[.L304];[.M304])" table:style-name="ce1">
            <text:p>pc_subarctic</text:p>
          </table:table-cell>
          <table:table-cell office:value-type="string" office:string-value="@terraforming_cost_level_3" table:formula="of:=[.$T$8]&amp;[.N304]" table:style-name="ce1">
            <text:p>@terraforming_cost_level_3</text:p>
          </table:table-cell>
          <table:table-cell office:value-type="string" office:string-value="@terraforming_duration_level_3" table:formula="of:=[.$T$9]&amp;[.N304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304]+1)" table:style-name="ce1">
            <text:p>tech3</text:p>
          </table:table-cell>
          <table:table-cell office:value-type="float" office:value="0" table:formula="of:=[.I303]" table:style-name="ce1">
            <text:p>0</text:p>
          </table:table-cell>
          <table:table-cell office:value-type="float" office:value="297" table:style-name="ce1">
            <text:p>297</text:p>
          </table:table-cell>
          <table:table-cell office:value-type="float" office:value="8" table:formula="of:=INT([.J304]/COUNTA([.$V$7:.$Z$17]))+1" table:style-name="ce1">
            <text:p>8</text:p>
          </table:table-cell>
          <table:table-cell office:value-type="float" office:value="6" table:formula="of:=IF(INDEX([.$V$7:.$Z$17];[.L303]+1;[.M303])=&quot;&quot;;1;[.L303]+1)" table:style-name="ce1">
            <text:p>6</text:p>
          </table:table-cell>
          <table:table-cell office:value-type="float" office:value="4" table:formula="of:=IF(INDEX([.$V$7:.$Z$17];[.L303]+1;[.M303])=&quot;&quot;;IF([.M303]=5;1;[.M303]+1);[.M303])" table:style-name="ce1">
            <text:p>4</text:p>
          </table:table-cell>
          <table:table-cell office:value-type="float" office:value="3" table:formula="of:=IF([.B304]=[.C304];0;INDEX([.$V$18:.$Z$25];INT([.$J304]/COUNTA([.$V$7:.$Z$17]))+1;[.$M304]))" table:style-name="ce1">
            <text:p>3</text:p>
          </table:table-cell>
          <table:table-cell table:style-name="ce1"/>
          <table:table-cell office:value-type="string" office:string-value="" table:formula="of:=IF(INDEX([.AB$18:.AB$200];[.$K304])=&quot;&quot;;&quot;&quot;;[.$T$17]&amp;&quot; = yes &quot;)" table:style-name="ce1"/>
          <table:table-cell office:value-type="string" office:string-value="" table:formula="of:=IF(INDEX([.AC$18:.AC$200];[.$K304])=&quot;&quot;;&quot;&quot;;[.$T$18]&amp;&quot; = yes &quot;)" table:style-name="ce1"/>
          <table:table-cell office:value-type="string" office:string-value="" table:formula="of:=IF(INDEX([.AD$18:.AD$200];[.$K304])=&quot;&quot;;&quot;&quot;;[.$T$19]&amp;&quot; = yes &quot;)" table:style-name="ce1"/>
          <table:table-cell office:value-type="string" office:string-value="" table:formula="of:=IF(INDEX([.AE$18:.AE$200];[.$K30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98</text:p>
          </table:table-cell>
          <table:table-cell office:value-type="string" office:string-value="pc_geocrystalline" table:formula="of:=INDEX([.U$18:.U$200];[.K305])" table:style-name="ce1">
            <text:p>pc_geocrystalline</text:p>
          </table:table-cell>
          <table:table-cell office:value-type="string" office:string-value="pc_marginal_cold" table:formula="of:=INDEX([.$V$7:.$Z$17];[.L305];[.M305])" table:style-name="ce1">
            <text:p>pc_marginal_cold</text:p>
          </table:table-cell>
          <table:table-cell office:value-type="string" office:string-value="@terraforming_cost_level_3" table:formula="of:=[.$T$8]&amp;[.N305]" table:style-name="ce1">
            <text:p>@terraforming_cost_level_3</text:p>
          </table:table-cell>
          <table:table-cell office:value-type="string" office:string-value="@terraforming_duration_level_3" table:formula="of:=[.$T$9]&amp;[.N305]" table:style-name="ce1">
            <text:p>@terraforming_duration_level_3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T$10:.$T$17];[.N305]+1)" table:style-name="ce1">
            <text:p>tech3</text:p>
          </table:table-cell>
          <table:table-cell office:value-type="float" office:value="0" table:formula="of:=[.I304]" table:style-name="ce1">
            <text:p>0</text:p>
          </table:table-cell>
          <table:table-cell office:value-type="float" office:value="298" table:style-name="ce1">
            <text:p>298</text:p>
          </table:table-cell>
          <table:table-cell office:value-type="float" office:value="8" table:formula="of:=INT([.J305]/COUNTA([.$V$7:.$Z$17]))+1" table:style-name="ce1">
            <text:p>8</text:p>
          </table:table-cell>
          <table:table-cell office:value-type="float" office:value="7" table:formula="of:=IF(INDEX([.$V$7:.$Z$17];[.L304]+1;[.M304])=&quot;&quot;;1;[.L304]+1)" table:style-name="ce1">
            <text:p>7</text:p>
          </table:table-cell>
          <table:table-cell office:value-type="float" office:value="4" table:formula="of:=IF(INDEX([.$V$7:.$Z$17];[.L304]+1;[.M304])=&quot;&quot;;IF([.M304]=5;1;[.M304]+1);[.M304])" table:style-name="ce1">
            <text:p>4</text:p>
          </table:table-cell>
          <table:table-cell office:value-type="float" office:value="3" table:formula="of:=IF([.B305]=[.C305];0;INDEX([.$V$18:.$Z$25];INT([.$J305]/COUNTA([.$V$7:.$Z$17]))+1;[.$M305]))" table:style-name="ce1">
            <text:p>3</text:p>
          </table:table-cell>
          <table:table-cell table:style-name="ce1"/>
          <table:table-cell office:value-type="string" office:string-value="" table:formula="of:=IF(INDEX([.AB$18:.AB$200];[.$K305])=&quot;&quot;;&quot;&quot;;[.$T$17]&amp;&quot; = yes &quot;)" table:style-name="ce1"/>
          <table:table-cell office:value-type="string" office:string-value="" table:formula="of:=IF(INDEX([.AC$18:.AC$200];[.$K305])=&quot;&quot;;&quot;&quot;;[.$T$18]&amp;&quot; = yes &quot;)" table:style-name="ce1"/>
          <table:table-cell office:value-type="string" office:string-value="" table:formula="of:=IF(INDEX([.AD$18:.AD$200];[.$K305])=&quot;&quot;;&quot;&quot;;[.$T$19]&amp;&quot; = yes &quot;)" table:style-name="ce1"/>
          <table:table-cell office:value-type="string" office:string-value="" table:formula="of:=IF(INDEX([.AE$18:.AE$200];[.$K30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299</text:p>
          </table:table-cell>
          <table:table-cell office:value-type="string" office:string-value="pc_geocrystalline" table:formula="of:=INDEX([.U$18:.U$200];[.K306])" table:style-name="ce1">
            <text:p>pc_geocrystalline</text:p>
          </table:table-cell>
          <table:table-cell office:value-type="string" office:string-value="pc_gaia" table:formula="of:=INDEX([.$V$7:.$Z$17];[.L306];[.M306])" table:style-name="ce1">
            <text:p>pc_gaia</text:p>
          </table:table-cell>
          <table:table-cell office:value-type="string" office:string-value="@terraforming_cost_level_4" table:formula="of:=[.$T$8]&amp;[.N306]" table:style-name="ce1">
            <text:p>@terraforming_cost_level_4</text:p>
          </table:table-cell>
          <table:table-cell office:value-type="string" office:string-value="@terraforming_duration_level_4" table:formula="of:=[.$T$9]&amp;[.N306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306]+1)" table:style-name="ce1">
            <text:p>tech4</text:p>
          </table:table-cell>
          <table:table-cell office:value-type="float" office:value="0" table:formula="of:=[.I305]" table:style-name="ce1">
            <text:p>0</text:p>
          </table:table-cell>
          <table:table-cell office:value-type="float" office:value="299" table:style-name="ce1">
            <text:p>299</text:p>
          </table:table-cell>
          <table:table-cell office:value-type="float" office:value="8" table:formula="of:=INT([.J306]/COUNTA([.$V$7:.$Z$17]))+1" table:style-name="ce1">
            <text:p>8</text:p>
          </table:table-cell>
          <table:table-cell office:value-type="float" office:value="1" table:formula="of:=IF(INDEX([.$V$7:.$Z$17];[.L305]+1;[.M305])=&quot;&quot;;1;[.L305]+1)" table:style-name="ce1">
            <text:p>1</text:p>
          </table:table-cell>
          <table:table-cell office:value-type="float" office:value="5" table:formula="of:=IF(INDEX([.$V$7:.$Z$17];[.L305]+1;[.M305])=&quot;&quot;;IF([.M305]=5;1;[.M305]+1);[.M305])" table:style-name="ce1">
            <text:p>5</text:p>
          </table:table-cell>
          <table:table-cell office:value-type="float" office:value="4" table:formula="of:=IF([.B306]=[.C306];0;INDEX([.$V$18:.$Z$25];INT([.$J306]/COUNTA([.$V$7:.$Z$17]))+1;[.$M306]))" table:style-name="ce1">
            <text:p>4</text:p>
          </table:table-cell>
          <table:table-cell table:style-name="ce1"/>
          <table:table-cell office:value-type="string" office:string-value="" table:formula="of:=IF(INDEX([.AB$18:.AB$200];[.$K306])=&quot;&quot;;&quot;&quot;;[.$T$17]&amp;&quot; = yes &quot;)" table:style-name="ce1"/>
          <table:table-cell office:value-type="string" office:string-value="" table:formula="of:=IF(INDEX([.AC$18:.AC$200];[.$K306])=&quot;&quot;;&quot;&quot;;[.$T$18]&amp;&quot; = yes &quot;)" table:style-name="ce1"/>
          <table:table-cell office:value-type="string" office:string-value="" table:formula="of:=IF(INDEX([.AD$18:.AD$200];[.$K306])=&quot;&quot;;&quot;&quot;;[.$T$19]&amp;&quot; = yes &quot;)" table:style-name="ce1"/>
          <table:table-cell office:value-type="string" office:string-value="" table:formula="of:=IF(INDEX([.AE$18:.AE$200];[.$K30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00</text:p>
          </table:table-cell>
          <table:table-cell office:value-type="string" office:string-value="pc_geocrystalline" table:formula="of:=INDEX([.U$18:.U$200];[.K307])" table:style-name="ce1">
            <text:p>pc_geocrystalline</text:p>
          </table:table-cell>
          <table:table-cell office:value-type="string" office:string-value="pc_machine" table:formula="of:=INDEX([.$V$7:.$Z$17];[.L307];[.M307])" table:style-name="ce1">
            <text:p>pc_machine</text:p>
          </table:table-cell>
          <table:table-cell office:value-type="string" office:string-value="@terraforming_cost_level_4" table:formula="of:=[.$T$8]&amp;[.N307]" table:style-name="ce1">
            <text:p>@terraforming_cost_level_4</text:p>
          </table:table-cell>
          <table:table-cell office:value-type="string" office:string-value="@terraforming_duration_level_4" table:formula="of:=[.$T$9]&amp;[.N307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307]+1)" table:style-name="ce1">
            <text:p>tech4</text:p>
          </table:table-cell>
          <table:table-cell office:value-type="float" office:value="0" table:formula="of:=[.I306]" table:style-name="ce1">
            <text:p>0</text:p>
          </table:table-cell>
          <table:table-cell office:value-type="float" office:value="300" table:style-name="ce1">
            <text:p>300</text:p>
          </table:table-cell>
          <table:table-cell office:value-type="float" office:value="8" table:formula="of:=INT([.J307]/COUNTA([.$V$7:.$Z$17]))+1" table:style-name="ce1">
            <text:p>8</text:p>
          </table:table-cell>
          <table:table-cell office:value-type="float" office:value="2" table:formula="of:=IF(INDEX([.$V$7:.$Z$17];[.L306]+1;[.M306])=&quot;&quot;;1;[.L306]+1)" table:style-name="ce1">
            <text:p>2</text:p>
          </table:table-cell>
          <table:table-cell office:value-type="float" office:value="5" table:formula="of:=IF(INDEX([.$V$7:.$Z$17];[.L306]+1;[.M306])=&quot;&quot;;IF([.M306]=5;1;[.M306]+1);[.M306])" table:style-name="ce1">
            <text:p>5</text:p>
          </table:table-cell>
          <table:table-cell office:value-type="float" office:value="4" table:formula="of:=IF([.B307]=[.C307];0;INDEX([.$V$18:.$Z$25];INT([.$J307]/COUNTA([.$V$7:.$Z$17]))+1;[.$M307]))" table:style-name="ce1">
            <text:p>4</text:p>
          </table:table-cell>
          <table:table-cell table:style-name="ce1"/>
          <table:table-cell office:value-type="string" office:string-value="" table:formula="of:=IF(INDEX([.AB$18:.AB$200];[.$K307])=&quot;&quot;;&quot;&quot;;[.$T$17]&amp;&quot; = yes &quot;)" table:style-name="ce1"/>
          <table:table-cell office:value-type="string" office:string-value="" table:formula="of:=IF(INDEX([.AC$18:.AC$200];[.$K307])=&quot;&quot;;&quot;&quot;;[.$T$18]&amp;&quot; = yes &quot;)" table:style-name="ce1"/>
          <table:table-cell office:value-type="string" office:string-value="" table:formula="of:=IF(INDEX([.AD$18:.AD$200];[.$K307])=&quot;&quot;;&quot;&quot;;[.$T$19]&amp;&quot; = yes &quot;)" table:style-name="ce1"/>
          <table:table-cell office:value-type="string" office:string-value="" table:formula="of:=IF(INDEX([.AE$18:.AE$200];[.$K30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01</text:p>
          </table:table-cell>
          <table:table-cell office:value-type="string" office:string-value="pc_geocrystalline" table:formula="of:=INDEX([.U$18:.U$200];[.K308])" table:style-name="ce1">
            <text:p>pc_geocrystalline</text:p>
          </table:table-cell>
          <table:table-cell office:value-type="string" office:string-value="pc_cybertronic" table:formula="of:=INDEX([.$V$7:.$Z$17];[.L308];[.M308])" table:style-name="ce1">
            <text:p>pc_cybertronic</text:p>
          </table:table-cell>
          <table:table-cell office:value-type="string" office:string-value="@terraforming_cost_level_4" table:formula="of:=[.$T$8]&amp;[.N308]" table:style-name="ce1">
            <text:p>@terraforming_cost_level_4</text:p>
          </table:table-cell>
          <table:table-cell office:value-type="string" office:string-value="@terraforming_duration_level_4" table:formula="of:=[.$T$9]&amp;[.N308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308]+1)" table:style-name="ce1">
            <text:p>tech4</text:p>
          </table:table-cell>
          <table:table-cell office:value-type="float" office:value="0" table:formula="of:=[.I307]" table:style-name="ce1">
            <text:p>0</text:p>
          </table:table-cell>
          <table:table-cell office:value-type="float" office:value="301" table:style-name="ce1">
            <text:p>301</text:p>
          </table:table-cell>
          <table:table-cell office:value-type="float" office:value="8" table:formula="of:=INT([.J308]/COUNTA([.$V$7:.$Z$17]))+1" table:style-name="ce1">
            <text:p>8</text:p>
          </table:table-cell>
          <table:table-cell office:value-type="float" office:value="3" table:formula="of:=IF(INDEX([.$V$7:.$Z$17];[.L307]+1;[.M307])=&quot;&quot;;1;[.L307]+1)" table:style-name="ce1">
            <text:p>3</text:p>
          </table:table-cell>
          <table:table-cell office:value-type="float" office:value="5" table:formula="of:=IF(INDEX([.$V$7:.$Z$17];[.L307]+1;[.M307])=&quot;&quot;;IF([.M307]=5;1;[.M307]+1);[.M307])" table:style-name="ce1">
            <text:p>5</text:p>
          </table:table-cell>
          <table:table-cell office:value-type="float" office:value="4" table:formula="of:=IF([.B308]=[.C308];0;INDEX([.$V$18:.$Z$25];INT([.$J308]/COUNTA([.$V$7:.$Z$17]))+1;[.$M308]))" table:style-name="ce1">
            <text:p>4</text:p>
          </table:table-cell>
          <table:table-cell table:style-name="ce1"/>
          <table:table-cell office:value-type="string" office:string-value="" table:formula="of:=IF(INDEX([.AB$18:.AB$200];[.$K308])=&quot;&quot;;&quot;&quot;;[.$T$17]&amp;&quot; = yes &quot;)" table:style-name="ce1"/>
          <table:table-cell office:value-type="string" office:string-value="" table:formula="of:=IF(INDEX([.AC$18:.AC$200];[.$K308])=&quot;&quot;;&quot;&quot;;[.$T$18]&amp;&quot; = yes &quot;)" table:style-name="ce1"/>
          <table:table-cell office:value-type="string" office:string-value="" table:formula="of:=IF(INDEX([.AD$18:.AD$200];[.$K308])=&quot;&quot;;&quot;&quot;;[.$T$19]&amp;&quot; = yes &quot;)" table:style-name="ce1"/>
          <table:table-cell office:value-type="string" office:string-value="" table:formula="of:=IF(INDEX([.AE$18:.AE$200];[.$K30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02</text:p>
          </table:table-cell>
          <table:table-cell office:value-type="string" office:string-value="pc_geocrystalline" table:formula="of:=INDEX([.U$18:.U$200];[.K309])" table:style-name="ce1">
            <text:p>pc_geocrystalline</text:p>
          </table:table-cell>
          <table:table-cell office:value-type="string" office:string-value="pc_nuked" table:formula="of:=INDEX([.$V$7:.$Z$17];[.L309];[.M309])" table:style-name="ce1">
            <text:p>pc_nuked</text:p>
          </table:table-cell>
          <table:table-cell office:value-type="string" office:string-value="@terraforming_cost_level_4" table:formula="of:=[.$T$8]&amp;[.N309]" table:style-name="ce1">
            <text:p>@terraforming_cost_level_4</text:p>
          </table:table-cell>
          <table:table-cell office:value-type="string" office:string-value="@terraforming_duration_level_4" table:formula="of:=[.$T$9]&amp;[.N309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309]+1)" table:style-name="ce1">
            <text:p>tech4</text:p>
          </table:table-cell>
          <table:table-cell office:value-type="float" office:value="0" table:formula="of:=[.I308]" table:style-name="ce1">
            <text:p>0</text:p>
          </table:table-cell>
          <table:table-cell office:value-type="float" office:value="302" table:style-name="ce1">
            <text:p>302</text:p>
          </table:table-cell>
          <table:table-cell office:value-type="float" office:value="8" table:formula="of:=INT([.J309]/COUNTA([.$V$7:.$Z$17]))+1" table:style-name="ce1">
            <text:p>8</text:p>
          </table:table-cell>
          <table:table-cell office:value-type="float" office:value="4" table:formula="of:=IF(INDEX([.$V$7:.$Z$17];[.L308]+1;[.M308])=&quot;&quot;;1;[.L308]+1)" table:style-name="ce1">
            <text:p>4</text:p>
          </table:table-cell>
          <table:table-cell office:value-type="float" office:value="5" table:formula="of:=IF(INDEX([.$V$7:.$Z$17];[.L308]+1;[.M308])=&quot;&quot;;IF([.M308]=5;1;[.M308]+1);[.M308])" table:style-name="ce1">
            <text:p>5</text:p>
          </table:table-cell>
          <table:table-cell office:value-type="float" office:value="4" table:formula="of:=IF([.B309]=[.C309];0;INDEX([.$V$18:.$Z$25];INT([.$J309]/COUNTA([.$V$7:.$Z$17]))+1;[.$M309]))" table:style-name="ce1">
            <text:p>4</text:p>
          </table:table-cell>
          <table:table-cell table:style-name="ce1"/>
          <table:table-cell office:value-type="string" office:string-value="" table:formula="of:=IF(INDEX([.AB$18:.AB$200];[.$K309])=&quot;&quot;;&quot;&quot;;[.$T$17]&amp;&quot; = yes &quot;)" table:style-name="ce1"/>
          <table:table-cell office:value-type="string" office:string-value="" table:formula="of:=IF(INDEX([.AC$18:.AC$200];[.$K309])=&quot;&quot;;&quot;&quot;;[.$T$18]&amp;&quot; = yes &quot;)" table:style-name="ce1"/>
          <table:table-cell office:value-type="string" office:string-value="" table:formula="of:=IF(INDEX([.AD$18:.AD$200];[.$K309])=&quot;&quot;;&quot;&quot;;[.$T$19]&amp;&quot; = yes &quot;)" table:style-name="ce1"/>
          <table:table-cell office:value-type="string" office:string-value="" table:formula="of:=IF(INDEX([.AE$18:.AE$200];[.$K30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03</text:p>
          </table:table-cell>
          <table:table-cell office:value-type="string" office:string-value="pc_geocrystalline" table:formula="of:=INDEX([.U$18:.U$200];[.K310])" table:style-name="ce1">
            <text:p>pc_geocrystalline</text:p>
          </table:table-cell>
          <table:table-cell office:value-type="string" office:string-value="pc_floating" table:formula="of:=INDEX([.$V$7:.$Z$17];[.L310];[.M310])" table:style-name="ce1">
            <text:p>pc_floating</text:p>
          </table:table-cell>
          <table:table-cell office:value-type="string" office:string-value="@terraforming_cost_level_4" table:formula="of:=[.$T$8]&amp;[.N310]" table:style-name="ce1">
            <text:p>@terraforming_cost_level_4</text:p>
          </table:table-cell>
          <table:table-cell office:value-type="string" office:string-value="@terraforming_duration_level_4" table:formula="of:=[.$T$9]&amp;[.N310]" table:style-name="ce1">
            <text:p>@terraforming_duration_level_4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T$10:.$T$17];[.N310]+1)" table:style-name="ce1">
            <text:p>tech4</text:p>
          </table:table-cell>
          <table:table-cell office:value-type="float" office:value="0" table:formula="of:=[.I309]" table:style-name="ce1">
            <text:p>0</text:p>
          </table:table-cell>
          <table:table-cell office:value-type="float" office:value="303" table:style-name="ce1">
            <text:p>303</text:p>
          </table:table-cell>
          <table:table-cell office:value-type="float" office:value="8" table:formula="of:=INT([.J310]/COUNTA([.$V$7:.$Z$17]))+1" table:style-name="ce1">
            <text:p>8</text:p>
          </table:table-cell>
          <table:table-cell office:value-type="float" office:value="5" table:formula="of:=IF(INDEX([.$V$7:.$Z$17];[.L309]+1;[.M309])=&quot;&quot;;1;[.L309]+1)" table:style-name="ce1">
            <text:p>5</text:p>
          </table:table-cell>
          <table:table-cell office:value-type="float" office:value="5" table:formula="of:=IF(INDEX([.$V$7:.$Z$17];[.L309]+1;[.M309])=&quot;&quot;;IF([.M309]=5;1;[.M309]+1);[.M309])" table:style-name="ce1">
            <text:p>5</text:p>
          </table:table-cell>
          <table:table-cell office:value-type="float" office:value="4" table:formula="of:=IF([.B310]=[.C310];0;INDEX([.$V$18:.$Z$25];INT([.$J310]/COUNTA([.$V$7:.$Z$17]))+1;[.$M310]))" table:style-name="ce1">
            <text:p>4</text:p>
          </table:table-cell>
          <table:table-cell table:style-name="ce1"/>
          <table:table-cell office:value-type="string" office:string-value="" table:formula="of:=IF(INDEX([.AB$18:.AB$200];[.$K310])=&quot;&quot;;&quot;&quot;;[.$T$17]&amp;&quot; = yes &quot;)" table:style-name="ce1"/>
          <table:table-cell office:value-type="string" office:string-value="" table:formula="of:=IF(INDEX([.AC$18:.AC$200];[.$K310])=&quot;&quot;;&quot;&quot;;[.$T$18]&amp;&quot; = yes &quot;)" table:style-name="ce1"/>
          <table:table-cell office:value-type="string" office:string-value="" table:formula="of:=IF(INDEX([.AD$18:.AD$200];[.$K310])=&quot;&quot;;&quot;&quot;;[.$T$19]&amp;&quot; = yes &quot;)" table:style-name="ce1"/>
          <table:table-cell office:value-type="string" office:string-value="" table:formula="of:=IF(INDEX([.AE$18:.AE$200];[.$K31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04</text:p>
          </table:table-cell>
          <table:table-cell office:value-type="float" office:value="0" table:formula="of:=INDEX([.U$18:.U$200];[.K311])" table:style-name="ce1">
            <text:p>0</text:p>
          </table:table-cell>
          <table:table-cell office:value-type="string" office:string-value="pc_crystal" table:formula="of:=INDEX([.$V$7:.$Z$17];[.L311];[.M311])" table:style-name="ce1">
            <text:p>pc_crystal</text:p>
          </table:table-cell>
          <table:table-cell office:value-type="float" office:value="0" table:formula="of:=[.$T$8]&amp;[.N311]" table:style-name="ce1">
            <text:p>#REF!</text:p>
          </table:table-cell>
          <table:table-cell office:value-type="float" office:value="0" table:formula="of:=[.$T$9]&amp;[.N31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11]+1)" table:style-name="ce1">
            <text:p>#REF!</text:p>
          </table:table-cell>
          <table:table-cell office:value-type="float" office:value="0" table:formula="of:=[.I310]" table:style-name="ce1">
            <text:p>0</text:p>
          </table:table-cell>
          <table:table-cell office:value-type="float" office:value="304" table:style-name="ce1">
            <text:p>304</text:p>
          </table:table-cell>
          <table:table-cell office:value-type="float" office:value="9" table:formula="of:=INT([.J311]/COUNTA([.$V$7:.$Z$17]))+1" table:style-name="ce1">
            <text:p>9</text:p>
          </table:table-cell>
          <table:table-cell office:value-type="float" office:value="6" table:formula="of:=IF(INDEX([.$V$7:.$Z$17];[.L310]+1;[.M310])=&quot;&quot;;1;[.L310]+1)" table:style-name="ce1">
            <text:p>6</text:p>
          </table:table-cell>
          <table:table-cell office:value-type="float" office:value="5" table:formula="of:=IF(INDEX([.$V$7:.$Z$17];[.L310]+1;[.M310])=&quot;&quot;;IF([.M310]=5;1;[.M310]+1);[.M310])" table:style-name="ce1">
            <text:p>5</text:p>
          </table:table-cell>
          <table:table-cell office:value-type="float" office:value="0" table:formula="of:=IF([.B311]=[.C311];0;INDEX([.$V$18:.$Z$25];INT([.$J311]/COUNTA([.$V$7:.$Z$17]))+1;[.$M311]))" table:style-name="ce1">
            <text:p>#REF!</text:p>
          </table:table-cell>
          <table:table-cell table:style-name="ce1"/>
          <table:table-cell office:value-type="string" office:string-value="" table:formula="of:=IF(INDEX([.AB$18:.AB$200];[.$K311])=&quot;&quot;;&quot;&quot;;[.$T$17]&amp;&quot; = yes &quot;)" table:style-name="ce1"/>
          <table:table-cell office:value-type="string" office:string-value="" table:formula="of:=IF(INDEX([.AC$18:.AC$200];[.$K311])=&quot;&quot;;&quot;&quot;;[.$T$18]&amp;&quot; = yes &quot;)" table:style-name="ce1"/>
          <table:table-cell office:value-type="string" office:string-value="" table:formula="of:=IF(INDEX([.AD$18:.AD$200];[.$K311])=&quot;&quot;;&quot;&quot;;[.$T$19]&amp;&quot; = yes &quot;)" table:style-name="ce1"/>
          <table:table-cell office:value-type="string" office:string-value="" table:formula="of:=IF(INDEX([.AE$18:.AE$200];[.$K31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05</text:p>
          </table:table-cell>
          <table:table-cell office:value-type="float" office:value="0" table:formula="of:=INDEX([.U$18:.U$200];[.K312])" table:style-name="ce1">
            <text:p>0</text:p>
          </table:table-cell>
          <table:table-cell office:value-type="string" office:string-value="pc_arid" table:formula="of:=INDEX([.$V$7:.$Z$17];[.L312];[.M312])" table:style-name="ce1">
            <text:p>pc_arid</text:p>
          </table:table-cell>
          <table:table-cell office:value-type="float" office:value="0" table:formula="of:=[.$T$8]&amp;[.N312]" table:style-name="ce1">
            <text:p>#REF!</text:p>
          </table:table-cell>
          <table:table-cell office:value-type="float" office:value="0" table:formula="of:=[.$T$9]&amp;[.N31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12]+1)" table:style-name="ce1">
            <text:p>#REF!</text:p>
          </table:table-cell>
          <table:table-cell office:value-type="float" office:value="0" table:formula="of:=[.I311]" table:style-name="ce1">
            <text:p>0</text:p>
          </table:table-cell>
          <table:table-cell office:value-type="float" office:value="305" table:style-name="ce1">
            <text:p>305</text:p>
          </table:table-cell>
          <table:table-cell office:value-type="float" office:value="9" table:formula="of:=INT([.J312]/COUNTA([.$V$7:.$Z$17]))+1" table:style-name="ce1">
            <text:p>9</text:p>
          </table:table-cell>
          <table:table-cell office:value-type="float" office:value="1" table:formula="of:=IF(INDEX([.$V$7:.$Z$17];[.L311]+1;[.M311])=&quot;&quot;;1;[.L311]+1)" table:style-name="ce1">
            <text:p>1</text:p>
          </table:table-cell>
          <table:table-cell office:value-type="float" office:value="1" table:formula="of:=IF(INDEX([.$V$7:.$Z$17];[.L311]+1;[.M311])=&quot;&quot;;IF([.M311]=5;1;[.M311]+1);[.M311])" table:style-name="ce1">
            <text:p>1</text:p>
          </table:table-cell>
          <table:table-cell office:value-type="float" office:value="0" table:formula="of:=IF([.B312]=[.C312];0;INDEX([.$V$18:.$Z$25];INT([.$J312]/COUNTA([.$V$7:.$Z$17]))+1;[.$M312]))" table:style-name="ce1">
            <text:p>#REF!</text:p>
          </table:table-cell>
          <table:table-cell table:style-name="ce1"/>
          <table:table-cell office:value-type="string" office:string-value="" table:formula="of:=IF(INDEX([.AB$18:.AB$200];[.$K312])=&quot;&quot;;&quot;&quot;;[.$T$17]&amp;&quot; = yes &quot;)" table:style-name="ce1"/>
          <table:table-cell office:value-type="string" office:string-value="" table:formula="of:=IF(INDEX([.AC$18:.AC$200];[.$K312])=&quot;&quot;;&quot;&quot;;[.$T$18]&amp;&quot; = yes &quot;)" table:style-name="ce1"/>
          <table:table-cell office:value-type="string" office:string-value="" table:formula="of:=IF(INDEX([.AD$18:.AD$200];[.$K312])=&quot;&quot;;&quot;&quot;;[.$T$19]&amp;&quot; = yes &quot;)" table:style-name="ce1"/>
          <table:table-cell office:value-type="string" office:string-value="" table:formula="of:=IF(INDEX([.AE$18:.AE$200];[.$K31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06</text:p>
          </table:table-cell>
          <table:table-cell office:value-type="float" office:value="0" table:formula="of:=INDEX([.U$18:.U$200];[.K313])" table:style-name="ce1">
            <text:p>0</text:p>
          </table:table-cell>
          <table:table-cell office:value-type="string" office:string-value="pc_desert" table:formula="of:=INDEX([.$V$7:.$Z$17];[.L313];[.M313])" table:style-name="ce1">
            <text:p>pc_desert</text:p>
          </table:table-cell>
          <table:table-cell office:value-type="float" office:value="0" table:formula="of:=[.$T$8]&amp;[.N313]" table:style-name="ce1">
            <text:p>#REF!</text:p>
          </table:table-cell>
          <table:table-cell office:value-type="float" office:value="0" table:formula="of:=[.$T$9]&amp;[.N31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13]+1)" table:style-name="ce1">
            <text:p>#REF!</text:p>
          </table:table-cell>
          <table:table-cell office:value-type="float" office:value="0" table:formula="of:=[.I312]" table:style-name="ce1">
            <text:p>0</text:p>
          </table:table-cell>
          <table:table-cell office:value-type="float" office:value="306" table:style-name="ce1">
            <text:p>306</text:p>
          </table:table-cell>
          <table:table-cell office:value-type="float" office:value="9" table:formula="of:=INT([.J313]/COUNTA([.$V$7:.$Z$17]))+1" table:style-name="ce1">
            <text:p>9</text:p>
          </table:table-cell>
          <table:table-cell office:value-type="float" office:value="2" table:formula="of:=IF(INDEX([.$V$7:.$Z$17];[.L312]+1;[.M312])=&quot;&quot;;1;[.L312]+1)" table:style-name="ce1">
            <text:p>2</text:p>
          </table:table-cell>
          <table:table-cell office:value-type="float" office:value="1" table:formula="of:=IF(INDEX([.$V$7:.$Z$17];[.L312]+1;[.M312])=&quot;&quot;;IF([.M312]=5;1;[.M312]+1);[.M312])" table:style-name="ce1">
            <text:p>1</text:p>
          </table:table-cell>
          <table:table-cell office:value-type="float" office:value="0" table:formula="of:=IF([.B313]=[.C313];0;INDEX([.$V$18:.$Z$25];INT([.$J313]/COUNTA([.$V$7:.$Z$17]))+1;[.$M313]))" table:style-name="ce1">
            <text:p>#REF!</text:p>
          </table:table-cell>
          <table:table-cell table:style-name="ce1"/>
          <table:table-cell office:value-type="string" office:string-value="" table:formula="of:=IF(INDEX([.AB$18:.AB$200];[.$K313])=&quot;&quot;;&quot;&quot;;[.$T$17]&amp;&quot; = yes &quot;)" table:style-name="ce1"/>
          <table:table-cell office:value-type="string" office:string-value="" table:formula="of:=IF(INDEX([.AC$18:.AC$200];[.$K313])=&quot;&quot;;&quot;&quot;;[.$T$18]&amp;&quot; = yes &quot;)" table:style-name="ce1"/>
          <table:table-cell office:value-type="string" office:string-value="" table:formula="of:=IF(INDEX([.AD$18:.AD$200];[.$K313])=&quot;&quot;;&quot;&quot;;[.$T$19]&amp;&quot; = yes &quot;)" table:style-name="ce1"/>
          <table:table-cell office:value-type="string" office:string-value="" table:formula="of:=IF(INDEX([.AE$18:.AE$200];[.$K31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07</text:p>
          </table:table-cell>
          <table:table-cell office:value-type="float" office:value="0" table:formula="of:=INDEX([.U$18:.U$200];[.K314])" table:style-name="ce1">
            <text:p>0</text:p>
          </table:table-cell>
          <table:table-cell office:value-type="string" office:string-value="pc_savannah" table:formula="of:=INDEX([.$V$7:.$Z$17];[.L314];[.M314])" table:style-name="ce1">
            <text:p>pc_savannah</text:p>
          </table:table-cell>
          <table:table-cell office:value-type="float" office:value="0" table:formula="of:=[.$T$8]&amp;[.N314]" table:style-name="ce1">
            <text:p>#REF!</text:p>
          </table:table-cell>
          <table:table-cell office:value-type="float" office:value="0" table:formula="of:=[.$T$9]&amp;[.N31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14]+1)" table:style-name="ce1">
            <text:p>#REF!</text:p>
          </table:table-cell>
          <table:table-cell office:value-type="float" office:value="0" table:formula="of:=[.I313]" table:style-name="ce1">
            <text:p>0</text:p>
          </table:table-cell>
          <table:table-cell office:value-type="float" office:value="307" table:style-name="ce1">
            <text:p>307</text:p>
          </table:table-cell>
          <table:table-cell office:value-type="float" office:value="9" table:formula="of:=INT([.J314]/COUNTA([.$V$7:.$Z$17]))+1" table:style-name="ce1">
            <text:p>9</text:p>
          </table:table-cell>
          <table:table-cell office:value-type="float" office:value="3" table:formula="of:=IF(INDEX([.$V$7:.$Z$17];[.L313]+1;[.M313])=&quot;&quot;;1;[.L313]+1)" table:style-name="ce1">
            <text:p>3</text:p>
          </table:table-cell>
          <table:table-cell office:value-type="float" office:value="1" table:formula="of:=IF(INDEX([.$V$7:.$Z$17];[.L313]+1;[.M313])=&quot;&quot;;IF([.M313]=5;1;[.M313]+1);[.M313])" table:style-name="ce1">
            <text:p>1</text:p>
          </table:table-cell>
          <table:table-cell office:value-type="float" office:value="0" table:formula="of:=IF([.B314]=[.C314];0;INDEX([.$V$18:.$Z$25];INT([.$J314]/COUNTA([.$V$7:.$Z$17]))+1;[.$M314]))" table:style-name="ce1">
            <text:p>#REF!</text:p>
          </table:table-cell>
          <table:table-cell table:style-name="ce1"/>
          <table:table-cell office:value-type="string" office:string-value="" table:formula="of:=IF(INDEX([.AB$18:.AB$200];[.$K314])=&quot;&quot;;&quot;&quot;;[.$T$17]&amp;&quot; = yes &quot;)" table:style-name="ce1"/>
          <table:table-cell office:value-type="string" office:string-value="" table:formula="of:=IF(INDEX([.AC$18:.AC$200];[.$K314])=&quot;&quot;;&quot;&quot;;[.$T$18]&amp;&quot; = yes &quot;)" table:style-name="ce1"/>
          <table:table-cell office:value-type="string" office:string-value="" table:formula="of:=IF(INDEX([.AD$18:.AD$200];[.$K314])=&quot;&quot;;&quot;&quot;;[.$T$19]&amp;&quot; = yes &quot;)" table:style-name="ce1"/>
          <table:table-cell office:value-type="string" office:string-value="" table:formula="of:=IF(INDEX([.AE$18:.AE$200];[.$K31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08</text:p>
          </table:table-cell>
          <table:table-cell office:value-type="float" office:value="0" table:formula="of:=INDEX([.U$18:.U$200];[.K315])" table:style-name="ce1">
            <text:p>0</text:p>
          </table:table-cell>
          <table:table-cell office:value-type="string" office:string-value="pc_sandsea" table:formula="of:=INDEX([.$V$7:.$Z$17];[.L315];[.M315])" table:style-name="ce1">
            <text:p>pc_sandsea</text:p>
          </table:table-cell>
          <table:table-cell office:value-type="float" office:value="0" table:formula="of:=[.$T$8]&amp;[.N315]" table:style-name="ce1">
            <text:p>#REF!</text:p>
          </table:table-cell>
          <table:table-cell office:value-type="float" office:value="0" table:formula="of:=[.$T$9]&amp;[.N31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15]+1)" table:style-name="ce1">
            <text:p>#REF!</text:p>
          </table:table-cell>
          <table:table-cell office:value-type="float" office:value="0" table:formula="of:=[.I314]" table:style-name="ce1">
            <text:p>0</text:p>
          </table:table-cell>
          <table:table-cell office:value-type="float" office:value="308" table:style-name="ce1">
            <text:p>308</text:p>
          </table:table-cell>
          <table:table-cell office:value-type="float" office:value="9" table:formula="of:=INT([.J315]/COUNTA([.$V$7:.$Z$17]))+1" table:style-name="ce1">
            <text:p>9</text:p>
          </table:table-cell>
          <table:table-cell office:value-type="float" office:value="4" table:formula="of:=IF(INDEX([.$V$7:.$Z$17];[.L314]+1;[.M314])=&quot;&quot;;1;[.L314]+1)" table:style-name="ce1">
            <text:p>4</text:p>
          </table:table-cell>
          <table:table-cell office:value-type="float" office:value="1" table:formula="of:=IF(INDEX([.$V$7:.$Z$17];[.L314]+1;[.M314])=&quot;&quot;;IF([.M314]=5;1;[.M314]+1);[.M314])" table:style-name="ce1">
            <text:p>1</text:p>
          </table:table-cell>
          <table:table-cell office:value-type="float" office:value="0" table:formula="of:=IF([.B315]=[.C315];0;INDEX([.$V$18:.$Z$25];INT([.$J315]/COUNTA([.$V$7:.$Z$17]))+1;[.$M315]))" table:style-name="ce1">
            <text:p>#REF!</text:p>
          </table:table-cell>
          <table:table-cell table:style-name="ce1"/>
          <table:table-cell office:value-type="string" office:string-value="" table:formula="of:=IF(INDEX([.AB$18:.AB$200];[.$K315])=&quot;&quot;;&quot;&quot;;[.$T$17]&amp;&quot; = yes &quot;)" table:style-name="ce1"/>
          <table:table-cell office:value-type="string" office:string-value="" table:formula="of:=IF(INDEX([.AC$18:.AC$200];[.$K315])=&quot;&quot;;&quot;&quot;;[.$T$18]&amp;&quot; = yes &quot;)" table:style-name="ce1"/>
          <table:table-cell office:value-type="string" office:string-value="" table:formula="of:=IF(INDEX([.AD$18:.AD$200];[.$K315])=&quot;&quot;;&quot;&quot;;[.$T$19]&amp;&quot; = yes &quot;)" table:style-name="ce1"/>
          <table:table-cell office:value-type="string" office:string-value="" table:formula="of:=IF(INDEX([.AE$18:.AE$200];[.$K31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09</text:p>
          </table:table-cell>
          <table:table-cell office:value-type="float" office:value="0" table:formula="of:=INDEX([.U$18:.U$200];[.K316])" table:style-name="ce1">
            <text:p>0</text:p>
          </table:table-cell>
          <table:table-cell office:value-type="string" office:string-value="pc_mesa" table:formula="of:=INDEX([.$V$7:.$Z$17];[.L316];[.M316])" table:style-name="ce1">
            <text:p>pc_mesa</text:p>
          </table:table-cell>
          <table:table-cell office:value-type="float" office:value="0" table:formula="of:=[.$T$8]&amp;[.N316]" table:style-name="ce1">
            <text:p>#REF!</text:p>
          </table:table-cell>
          <table:table-cell office:value-type="float" office:value="0" table:formula="of:=[.$T$9]&amp;[.N31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16]+1)" table:style-name="ce1">
            <text:p>#REF!</text:p>
          </table:table-cell>
          <table:table-cell office:value-type="float" office:value="0" table:formula="of:=[.I315]" table:style-name="ce1">
            <text:p>0</text:p>
          </table:table-cell>
          <table:table-cell office:value-type="float" office:value="309" table:style-name="ce1">
            <text:p>309</text:p>
          </table:table-cell>
          <table:table-cell office:value-type="float" office:value="9" table:formula="of:=INT([.J316]/COUNTA([.$V$7:.$Z$17]))+1" table:style-name="ce1">
            <text:p>9</text:p>
          </table:table-cell>
          <table:table-cell office:value-type="float" office:value="5" table:formula="of:=IF(INDEX([.$V$7:.$Z$17];[.L315]+1;[.M315])=&quot;&quot;;1;[.L315]+1)" table:style-name="ce1">
            <text:p>5</text:p>
          </table:table-cell>
          <table:table-cell office:value-type="float" office:value="1" table:formula="of:=IF(INDEX([.$V$7:.$Z$17];[.L315]+1;[.M315])=&quot;&quot;;IF([.M315]=5;1;[.M315]+1);[.M315])" table:style-name="ce1">
            <text:p>1</text:p>
          </table:table-cell>
          <table:table-cell office:value-type="float" office:value="0" table:formula="of:=IF([.B316]=[.C316];0;INDEX([.$V$18:.$Z$25];INT([.$J316]/COUNTA([.$V$7:.$Z$17]))+1;[.$M316]))" table:style-name="ce1">
            <text:p>#REF!</text:p>
          </table:table-cell>
          <table:table-cell table:style-name="ce1"/>
          <table:table-cell office:value-type="string" office:string-value="" table:formula="of:=IF(INDEX([.AB$18:.AB$200];[.$K316])=&quot;&quot;;&quot;&quot;;[.$T$17]&amp;&quot; = yes &quot;)" table:style-name="ce1"/>
          <table:table-cell office:value-type="string" office:string-value="" table:formula="of:=IF(INDEX([.AC$18:.AC$200];[.$K316])=&quot;&quot;;&quot;&quot;;[.$T$18]&amp;&quot; = yes &quot;)" table:style-name="ce1"/>
          <table:table-cell office:value-type="string" office:string-value="" table:formula="of:=IF(INDEX([.AD$18:.AD$200];[.$K316])=&quot;&quot;;&quot;&quot;;[.$T$19]&amp;&quot; = yes &quot;)" table:style-name="ce1"/>
          <table:table-cell office:value-type="string" office:string-value="" table:formula="of:=IF(INDEX([.AE$18:.AE$200];[.$K31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10</text:p>
          </table:table-cell>
          <table:table-cell office:value-type="float" office:value="0" table:formula="of:=INDEX([.U$18:.U$200];[.K317])" table:style-name="ce1">
            <text:p>0</text:p>
          </table:table-cell>
          <table:table-cell office:value-type="string" office:string-value="pc_oasis" table:formula="of:=INDEX([.$V$7:.$Z$17];[.L317];[.M317])" table:style-name="ce1">
            <text:p>pc_oasis</text:p>
          </table:table-cell>
          <table:table-cell office:value-type="float" office:value="0" table:formula="of:=[.$T$8]&amp;[.N317]" table:style-name="ce1">
            <text:p>#REF!</text:p>
          </table:table-cell>
          <table:table-cell office:value-type="float" office:value="0" table:formula="of:=[.$T$9]&amp;[.N31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17]+1)" table:style-name="ce1">
            <text:p>#REF!</text:p>
          </table:table-cell>
          <table:table-cell office:value-type="float" office:value="0" table:formula="of:=[.I316]" table:style-name="ce1">
            <text:p>0</text:p>
          </table:table-cell>
          <table:table-cell office:value-type="float" office:value="310" table:style-name="ce1">
            <text:p>310</text:p>
          </table:table-cell>
          <table:table-cell office:value-type="float" office:value="9" table:formula="of:=INT([.J317]/COUNTA([.$V$7:.$Z$17]))+1" table:style-name="ce1">
            <text:p>9</text:p>
          </table:table-cell>
          <table:table-cell office:value-type="float" office:value="6" table:formula="of:=IF(INDEX([.$V$7:.$Z$17];[.L316]+1;[.M316])=&quot;&quot;;1;[.L316]+1)" table:style-name="ce1">
            <text:p>6</text:p>
          </table:table-cell>
          <table:table-cell office:value-type="float" office:value="1" table:formula="of:=IF(INDEX([.$V$7:.$Z$17];[.L316]+1;[.M316])=&quot;&quot;;IF([.M316]=5;1;[.M316]+1);[.M316])" table:style-name="ce1">
            <text:p>1</text:p>
          </table:table-cell>
          <table:table-cell office:value-type="float" office:value="0" table:formula="of:=IF([.B317]=[.C317];0;INDEX([.$V$18:.$Z$25];INT([.$J317]/COUNTA([.$V$7:.$Z$17]))+1;[.$M317]))" table:style-name="ce1">
            <text:p>#REF!</text:p>
          </table:table-cell>
          <table:table-cell table:style-name="ce1"/>
          <table:table-cell office:value-type="string" office:string-value="" table:formula="of:=IF(INDEX([.AB$18:.AB$200];[.$K317])=&quot;&quot;;&quot;&quot;;[.$T$17]&amp;&quot; = yes &quot;)" table:style-name="ce1"/>
          <table:table-cell office:value-type="string" office:string-value="" table:formula="of:=IF(INDEX([.AC$18:.AC$200];[.$K317])=&quot;&quot;;&quot;&quot;;[.$T$18]&amp;&quot; = yes &quot;)" table:style-name="ce1"/>
          <table:table-cell office:value-type="string" office:string-value="" table:formula="of:=IF(INDEX([.AD$18:.AD$200];[.$K317])=&quot;&quot;;&quot;&quot;;[.$T$19]&amp;&quot; = yes &quot;)" table:style-name="ce1"/>
          <table:table-cell office:value-type="string" office:string-value="" table:formula="of:=IF(INDEX([.AE$18:.AE$200];[.$K31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11</text:p>
          </table:table-cell>
          <table:table-cell office:value-type="float" office:value="0" table:formula="of:=INDEX([.U$18:.U$200];[.K318])" table:style-name="ce1">
            <text:p>0</text:p>
          </table:table-cell>
          <table:table-cell office:value-type="string" office:string-value="pc_marginal_dry" table:formula="of:=INDEX([.$V$7:.$Z$17];[.L318];[.M318])" table:style-name="ce1">
            <text:p>pc_marginal_dry</text:p>
          </table:table-cell>
          <table:table-cell office:value-type="float" office:value="0" table:formula="of:=[.$T$8]&amp;[.N318]" table:style-name="ce1">
            <text:p>#REF!</text:p>
          </table:table-cell>
          <table:table-cell office:value-type="float" office:value="0" table:formula="of:=[.$T$9]&amp;[.N31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18]+1)" table:style-name="ce1">
            <text:p>#REF!</text:p>
          </table:table-cell>
          <table:table-cell office:value-type="float" office:value="0" table:formula="of:=[.I317]" table:style-name="ce1">
            <text:p>0</text:p>
          </table:table-cell>
          <table:table-cell office:value-type="float" office:value="311" table:style-name="ce1">
            <text:p>311</text:p>
          </table:table-cell>
          <table:table-cell office:value-type="float" office:value="9" table:formula="of:=INT([.J318]/COUNTA([.$V$7:.$Z$17]))+1" table:style-name="ce1">
            <text:p>9</text:p>
          </table:table-cell>
          <table:table-cell office:value-type="float" office:value="7" table:formula="of:=IF(INDEX([.$V$7:.$Z$17];[.L317]+1;[.M317])=&quot;&quot;;1;[.L317]+1)" table:style-name="ce1">
            <text:p>7</text:p>
          </table:table-cell>
          <table:table-cell office:value-type="float" office:value="1" table:formula="of:=IF(INDEX([.$V$7:.$Z$17];[.L317]+1;[.M317])=&quot;&quot;;IF([.M317]=5;1;[.M317]+1);[.M317])" table:style-name="ce1">
            <text:p>1</text:p>
          </table:table-cell>
          <table:table-cell office:value-type="float" office:value="0" table:formula="of:=IF([.B318]=[.C318];0;INDEX([.$V$18:.$Z$25];INT([.$J318]/COUNTA([.$V$7:.$Z$17]))+1;[.$M318]))" table:style-name="ce1">
            <text:p>#REF!</text:p>
          </table:table-cell>
          <table:table-cell table:style-name="ce1"/>
          <table:table-cell office:value-type="string" office:string-value="" table:formula="of:=IF(INDEX([.AB$18:.AB$200];[.$K318])=&quot;&quot;;&quot;&quot;;[.$T$17]&amp;&quot; = yes &quot;)" table:style-name="ce1"/>
          <table:table-cell office:value-type="string" office:string-value="" table:formula="of:=IF(INDEX([.AC$18:.AC$200];[.$K318])=&quot;&quot;;&quot;&quot;;[.$T$18]&amp;&quot; = yes &quot;)" table:style-name="ce1"/>
          <table:table-cell office:value-type="string" office:string-value="" table:formula="of:=IF(INDEX([.AD$18:.AD$200];[.$K318])=&quot;&quot;;&quot;&quot;;[.$T$19]&amp;&quot; = yes &quot;)" table:style-name="ce1"/>
          <table:table-cell office:value-type="string" office:string-value="" table:formula="of:=IF(INDEX([.AE$18:.AE$200];[.$K31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12</text:p>
          </table:table-cell>
          <table:table-cell office:value-type="float" office:value="0" table:formula="of:=INDEX([.U$18:.U$200];[.K319])" table:style-name="ce1">
            <text:p>0</text:p>
          </table:table-cell>
          <table:table-cell office:value-type="string" office:string-value="pc_geocrystalline" table:formula="of:=INDEX([.$V$7:.$Z$17];[.L319];[.M319])" table:style-name="ce1">
            <text:p>pc_geocrystalline</text:p>
          </table:table-cell>
          <table:table-cell office:value-type="float" office:value="0" table:formula="of:=[.$T$8]&amp;[.N319]" table:style-name="ce1">
            <text:p>#REF!</text:p>
          </table:table-cell>
          <table:table-cell office:value-type="float" office:value="0" table:formula="of:=[.$T$9]&amp;[.N31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19]+1)" table:style-name="ce1">
            <text:p>#REF!</text:p>
          </table:table-cell>
          <table:table-cell office:value-type="float" office:value="0" table:formula="of:=[.I318]" table:style-name="ce1">
            <text:p>0</text:p>
          </table:table-cell>
          <table:table-cell office:value-type="float" office:value="312" table:style-name="ce1">
            <text:p>312</text:p>
          </table:table-cell>
          <table:table-cell office:value-type="float" office:value="9" table:formula="of:=INT([.J319]/COUNTA([.$V$7:.$Z$17]))+1" table:style-name="ce1">
            <text:p>9</text:p>
          </table:table-cell>
          <table:table-cell office:value-type="float" office:value="8" table:formula="of:=IF(INDEX([.$V$7:.$Z$17];[.L318]+1;[.M318])=&quot;&quot;;1;[.L318]+1)" table:style-name="ce1">
            <text:p>8</text:p>
          </table:table-cell>
          <table:table-cell office:value-type="float" office:value="1" table:formula="of:=IF(INDEX([.$V$7:.$Z$17];[.L318]+1;[.M318])=&quot;&quot;;IF([.M318]=5;1;[.M318]+1);[.M318])" table:style-name="ce1">
            <text:p>1</text:p>
          </table:table-cell>
          <table:table-cell office:value-type="float" office:value="0" table:formula="of:=IF([.B319]=[.C319];0;INDEX([.$V$18:.$Z$25];INT([.$J319]/COUNTA([.$V$7:.$Z$17]))+1;[.$M319]))" table:style-name="ce1">
            <text:p>#REF!</text:p>
          </table:table-cell>
          <table:table-cell table:style-name="ce1"/>
          <table:table-cell office:value-type="string" office:string-value="" table:formula="of:=IF(INDEX([.AB$18:.AB$200];[.$K319])=&quot;&quot;;&quot;&quot;;[.$T$17]&amp;&quot; = yes &quot;)" table:style-name="ce1"/>
          <table:table-cell office:value-type="string" office:string-value="" table:formula="of:=IF(INDEX([.AC$18:.AC$200];[.$K319])=&quot;&quot;;&quot;&quot;;[.$T$18]&amp;&quot; = yes &quot;)" table:style-name="ce1"/>
          <table:table-cell office:value-type="string" office:string-value="" table:formula="of:=IF(INDEX([.AD$18:.AD$200];[.$K319])=&quot;&quot;;&quot;&quot;;[.$T$19]&amp;&quot; = yes &quot;)" table:style-name="ce1"/>
          <table:table-cell office:value-type="string" office:string-value="" table:formula="of:=IF(INDEX([.AE$18:.AE$200];[.$K31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13</text:p>
          </table:table-cell>
          <table:table-cell office:value-type="float" office:value="0" table:formula="of:=INDEX([.U$18:.U$200];[.K320])" table:style-name="ce1">
            <text:p>0</text:p>
          </table:table-cell>
          <table:table-cell office:value-type="string" office:string-value="pc_continental" table:formula="of:=INDEX([.$V$7:.$Z$17];[.L320];[.M320])" table:style-name="ce1">
            <text:p>pc_continental</text:p>
          </table:table-cell>
          <table:table-cell office:value-type="float" office:value="0" table:formula="of:=[.$T$8]&amp;[.N320]" table:style-name="ce1">
            <text:p>#REF!</text:p>
          </table:table-cell>
          <table:table-cell office:value-type="float" office:value="0" table:formula="of:=[.$T$9]&amp;[.N32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20]+1)" table:style-name="ce1">
            <text:p>#REF!</text:p>
          </table:table-cell>
          <table:table-cell office:value-type="float" office:value="0" table:formula="of:=[.I319]" table:style-name="ce1">
            <text:p>0</text:p>
          </table:table-cell>
          <table:table-cell office:value-type="float" office:value="313" table:style-name="ce1">
            <text:p>313</text:p>
          </table:table-cell>
          <table:table-cell office:value-type="float" office:value="9" table:formula="of:=INT([.J320]/COUNTA([.$V$7:.$Z$17]))+1" table:style-name="ce1">
            <text:p>9</text:p>
          </table:table-cell>
          <table:table-cell office:value-type="float" office:value="1" table:formula="of:=IF(INDEX([.$V$7:.$Z$17];[.L319]+1;[.M319])=&quot;&quot;;1;[.L319]+1)" table:style-name="ce1">
            <text:p>1</text:p>
          </table:table-cell>
          <table:table-cell office:value-type="float" office:value="2" table:formula="of:=IF(INDEX([.$V$7:.$Z$17];[.L319]+1;[.M319])=&quot;&quot;;IF([.M319]=5;1;[.M319]+1);[.M319])" table:style-name="ce1">
            <text:p>2</text:p>
          </table:table-cell>
          <table:table-cell office:value-type="float" office:value="0" table:formula="of:=IF([.B320]=[.C320];0;INDEX([.$V$18:.$Z$25];INT([.$J320]/COUNTA([.$V$7:.$Z$17]))+1;[.$M320]))" table:style-name="ce1">
            <text:p>#REF!</text:p>
          </table:table-cell>
          <table:table-cell table:style-name="ce1"/>
          <table:table-cell office:value-type="string" office:string-value="" table:formula="of:=IF(INDEX([.AB$18:.AB$200];[.$K320])=&quot;&quot;;&quot;&quot;;[.$T$17]&amp;&quot; = yes &quot;)" table:style-name="ce1"/>
          <table:table-cell office:value-type="string" office:string-value="" table:formula="of:=IF(INDEX([.AC$18:.AC$200];[.$K320])=&quot;&quot;;&quot;&quot;;[.$T$18]&amp;&quot; = yes &quot;)" table:style-name="ce1"/>
          <table:table-cell office:value-type="string" office:string-value="" table:formula="of:=IF(INDEX([.AD$18:.AD$200];[.$K320])=&quot;&quot;;&quot;&quot;;[.$T$19]&amp;&quot; = yes &quot;)" table:style-name="ce1"/>
          <table:table-cell office:value-type="string" office:string-value="" table:formula="of:=IF(INDEX([.AE$18:.AE$200];[.$K32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14</text:p>
          </table:table-cell>
          <table:table-cell office:value-type="float" office:value="0" table:formula="of:=INDEX([.U$18:.U$200];[.K321])" table:style-name="ce1">
            <text:p>0</text:p>
          </table:table-cell>
          <table:table-cell office:value-type="string" office:string-value="pc_ocean" table:formula="of:=INDEX([.$V$7:.$Z$17];[.L321];[.M321])" table:style-name="ce1">
            <text:p>pc_ocean</text:p>
          </table:table-cell>
          <table:table-cell office:value-type="float" office:value="0" table:formula="of:=[.$T$8]&amp;[.N321]" table:style-name="ce1">
            <text:p>#REF!</text:p>
          </table:table-cell>
          <table:table-cell office:value-type="float" office:value="0" table:formula="of:=[.$T$9]&amp;[.N32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21]+1)" table:style-name="ce1">
            <text:p>#REF!</text:p>
          </table:table-cell>
          <table:table-cell office:value-type="float" office:value="0" table:formula="of:=[.I320]" table:style-name="ce1">
            <text:p>0</text:p>
          </table:table-cell>
          <table:table-cell office:value-type="float" office:value="314" table:style-name="ce1">
            <text:p>314</text:p>
          </table:table-cell>
          <table:table-cell office:value-type="float" office:value="9" table:formula="of:=INT([.J321]/COUNTA([.$V$7:.$Z$17]))+1" table:style-name="ce1">
            <text:p>9</text:p>
          </table:table-cell>
          <table:table-cell office:value-type="float" office:value="2" table:formula="of:=IF(INDEX([.$V$7:.$Z$17];[.L320]+1;[.M320])=&quot;&quot;;1;[.L320]+1)" table:style-name="ce1">
            <text:p>2</text:p>
          </table:table-cell>
          <table:table-cell office:value-type="float" office:value="2" table:formula="of:=IF(INDEX([.$V$7:.$Z$17];[.L320]+1;[.M320])=&quot;&quot;;IF([.M320]=5;1;[.M320]+1);[.M320])" table:style-name="ce1">
            <text:p>2</text:p>
          </table:table-cell>
          <table:table-cell office:value-type="float" office:value="0" table:formula="of:=IF([.B321]=[.C321];0;INDEX([.$V$18:.$Z$25];INT([.$J321]/COUNTA([.$V$7:.$Z$17]))+1;[.$M321]))" table:style-name="ce1">
            <text:p>#REF!</text:p>
          </table:table-cell>
          <table:table-cell table:style-name="ce1"/>
          <table:table-cell office:value-type="string" office:string-value="" table:formula="of:=IF(INDEX([.AB$18:.AB$200];[.$K321])=&quot;&quot;;&quot;&quot;;[.$T$17]&amp;&quot; = yes &quot;)" table:style-name="ce1"/>
          <table:table-cell office:value-type="string" office:string-value="" table:formula="of:=IF(INDEX([.AC$18:.AC$200];[.$K321])=&quot;&quot;;&quot;&quot;;[.$T$18]&amp;&quot; = yes &quot;)" table:style-name="ce1"/>
          <table:table-cell office:value-type="string" office:string-value="" table:formula="of:=IF(INDEX([.AD$18:.AD$200];[.$K321])=&quot;&quot;;&quot;&quot;;[.$T$19]&amp;&quot; = yes &quot;)" table:style-name="ce1"/>
          <table:table-cell office:value-type="string" office:string-value="" table:formula="of:=IF(INDEX([.AE$18:.AE$200];[.$K32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15</text:p>
          </table:table-cell>
          <table:table-cell office:value-type="float" office:value="0" table:formula="of:=INDEX([.U$18:.U$200];[.K322])" table:style-name="ce1">
            <text:p>0</text:p>
          </table:table-cell>
          <table:table-cell office:value-type="string" office:string-value="pc_mangrove" table:formula="of:=INDEX([.$V$7:.$Z$17];[.L322];[.M322])" table:style-name="ce1">
            <text:p>pc_mangrove</text:p>
          </table:table-cell>
          <table:table-cell office:value-type="float" office:value="0" table:formula="of:=[.$T$8]&amp;[.N322]" table:style-name="ce1">
            <text:p>#REF!</text:p>
          </table:table-cell>
          <table:table-cell office:value-type="float" office:value="0" table:formula="of:=[.$T$9]&amp;[.N32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22]+1)" table:style-name="ce1">
            <text:p>#REF!</text:p>
          </table:table-cell>
          <table:table-cell office:value-type="float" office:value="0" table:formula="of:=[.I321]" table:style-name="ce1">
            <text:p>0</text:p>
          </table:table-cell>
          <table:table-cell office:value-type="float" office:value="315" table:style-name="ce1">
            <text:p>315</text:p>
          </table:table-cell>
          <table:table-cell office:value-type="float" office:value="9" table:formula="of:=INT([.J322]/COUNTA([.$V$7:.$Z$17]))+1" table:style-name="ce1">
            <text:p>9</text:p>
          </table:table-cell>
          <table:table-cell office:value-type="float" office:value="3" table:formula="of:=IF(INDEX([.$V$7:.$Z$17];[.L321]+1;[.M321])=&quot;&quot;;1;[.L321]+1)" table:style-name="ce1">
            <text:p>3</text:p>
          </table:table-cell>
          <table:table-cell office:value-type="float" office:value="2" table:formula="of:=IF(INDEX([.$V$7:.$Z$17];[.L321]+1;[.M321])=&quot;&quot;;IF([.M321]=5;1;[.M321]+1);[.M321])" table:style-name="ce1">
            <text:p>2</text:p>
          </table:table-cell>
          <table:table-cell office:value-type="float" office:value="0" table:formula="of:=IF([.B322]=[.C322];0;INDEX([.$V$18:.$Z$25];INT([.$J322]/COUNTA([.$V$7:.$Z$17]))+1;[.$M322]))" table:style-name="ce1">
            <text:p>#REF!</text:p>
          </table:table-cell>
          <table:table-cell table:style-name="ce1"/>
          <table:table-cell office:value-type="string" office:string-value="" table:formula="of:=IF(INDEX([.AB$18:.AB$200];[.$K322])=&quot;&quot;;&quot;&quot;;[.$T$17]&amp;&quot; = yes &quot;)" table:style-name="ce1"/>
          <table:table-cell office:value-type="string" office:string-value="" table:formula="of:=IF(INDEX([.AC$18:.AC$200];[.$K322])=&quot;&quot;;&quot;&quot;;[.$T$18]&amp;&quot; = yes &quot;)" table:style-name="ce1"/>
          <table:table-cell office:value-type="string" office:string-value="" table:formula="of:=IF(INDEX([.AD$18:.AD$200];[.$K322])=&quot;&quot;;&quot;&quot;;[.$T$19]&amp;&quot; = yes &quot;)" table:style-name="ce1"/>
          <table:table-cell office:value-type="string" office:string-value="" table:formula="of:=IF(INDEX([.AE$18:.AE$200];[.$K32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16</text:p>
          </table:table-cell>
          <table:table-cell office:value-type="float" office:value="0" table:formula="of:=INDEX([.U$18:.U$200];[.K323])" table:style-name="ce1">
            <text:p>0</text:p>
          </table:table-cell>
          <table:table-cell office:value-type="string" office:string-value="pc_hajungle" table:formula="of:=INDEX([.$V$7:.$Z$17];[.L323];[.M323])" table:style-name="ce1">
            <text:p>pc_hajungle</text:p>
          </table:table-cell>
          <table:table-cell office:value-type="float" office:value="0" table:formula="of:=[.$T$8]&amp;[.N323]" table:style-name="ce1">
            <text:p>#REF!</text:p>
          </table:table-cell>
          <table:table-cell office:value-type="float" office:value="0" table:formula="of:=[.$T$9]&amp;[.N32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23]+1)" table:style-name="ce1">
            <text:p>#REF!</text:p>
          </table:table-cell>
          <table:table-cell office:value-type="float" office:value="0" table:formula="of:=[.I322]" table:style-name="ce1">
            <text:p>0</text:p>
          </table:table-cell>
          <table:table-cell office:value-type="float" office:value="316" table:style-name="ce1">
            <text:p>316</text:p>
          </table:table-cell>
          <table:table-cell office:value-type="float" office:value="9" table:formula="of:=INT([.J323]/COUNTA([.$V$7:.$Z$17]))+1" table:style-name="ce1">
            <text:p>9</text:p>
          </table:table-cell>
          <table:table-cell office:value-type="float" office:value="4" table:formula="of:=IF(INDEX([.$V$7:.$Z$17];[.L322]+1;[.M322])=&quot;&quot;;1;[.L322]+1)" table:style-name="ce1">
            <text:p>4</text:p>
          </table:table-cell>
          <table:table-cell office:value-type="float" office:value="2" table:formula="of:=IF(INDEX([.$V$7:.$Z$17];[.L322]+1;[.M322])=&quot;&quot;;IF([.M322]=5;1;[.M322]+1);[.M322])" table:style-name="ce1">
            <text:p>2</text:p>
          </table:table-cell>
          <table:table-cell office:value-type="float" office:value="0" table:formula="of:=IF([.B323]=[.C323];0;INDEX([.$V$18:.$Z$25];INT([.$J323]/COUNTA([.$V$7:.$Z$17]))+1;[.$M323]))" table:style-name="ce1">
            <text:p>#REF!</text:p>
          </table:table-cell>
          <table:table-cell table:style-name="ce1"/>
          <table:table-cell office:value-type="string" office:string-value="" table:formula="of:=IF(INDEX([.AB$18:.AB$200];[.$K323])=&quot;&quot;;&quot;&quot;;[.$T$17]&amp;&quot; = yes &quot;)" table:style-name="ce1"/>
          <table:table-cell office:value-type="string" office:string-value="" table:formula="of:=IF(INDEX([.AC$18:.AC$200];[.$K323])=&quot;&quot;;&quot;&quot;;[.$T$18]&amp;&quot; = yes &quot;)" table:style-name="ce1"/>
          <table:table-cell office:value-type="string" office:string-value="" table:formula="of:=IF(INDEX([.AD$18:.AD$200];[.$K323])=&quot;&quot;;&quot;&quot;;[.$T$19]&amp;&quot; = yes &quot;)" table:style-name="ce1"/>
          <table:table-cell office:value-type="string" office:string-value="" table:formula="of:=IF(INDEX([.AE$18:.AE$200];[.$K32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17</text:p>
          </table:table-cell>
          <table:table-cell office:value-type="float" office:value="0" table:formula="of:=INDEX([.U$18:.U$200];[.K324])" table:style-name="ce1">
            <text:p>0</text:p>
          </table:table-cell>
          <table:table-cell office:value-type="string" office:string-value="pc_tropical" table:formula="of:=INDEX([.$V$7:.$Z$17];[.L324];[.M324])" table:style-name="ce1">
            <text:p>pc_tropical</text:p>
          </table:table-cell>
          <table:table-cell office:value-type="float" office:value="0" table:formula="of:=[.$T$8]&amp;[.N324]" table:style-name="ce1">
            <text:p>#REF!</text:p>
          </table:table-cell>
          <table:table-cell office:value-type="float" office:value="0" table:formula="of:=[.$T$9]&amp;[.N32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24]+1)" table:style-name="ce1">
            <text:p>#REF!</text:p>
          </table:table-cell>
          <table:table-cell office:value-type="float" office:value="0" table:formula="of:=[.I323]" table:style-name="ce1">
            <text:p>0</text:p>
          </table:table-cell>
          <table:table-cell office:value-type="float" office:value="317" table:style-name="ce1">
            <text:p>317</text:p>
          </table:table-cell>
          <table:table-cell office:value-type="float" office:value="9" table:formula="of:=INT([.J324]/COUNTA([.$V$7:.$Z$17]))+1" table:style-name="ce1">
            <text:p>9</text:p>
          </table:table-cell>
          <table:table-cell office:value-type="float" office:value="5" table:formula="of:=IF(INDEX([.$V$7:.$Z$17];[.L323]+1;[.M323])=&quot;&quot;;1;[.L323]+1)" table:style-name="ce1">
            <text:p>5</text:p>
          </table:table-cell>
          <table:table-cell office:value-type="float" office:value="2" table:formula="of:=IF(INDEX([.$V$7:.$Z$17];[.L323]+1;[.M323])=&quot;&quot;;IF([.M323]=5;1;[.M323]+1);[.M323])" table:style-name="ce1">
            <text:p>2</text:p>
          </table:table-cell>
          <table:table-cell office:value-type="float" office:value="0" table:formula="of:=IF([.B324]=[.C324];0;INDEX([.$V$18:.$Z$25];INT([.$J324]/COUNTA([.$V$7:.$Z$17]))+1;[.$M324]))" table:style-name="ce1">
            <text:p>#REF!</text:p>
          </table:table-cell>
          <table:table-cell table:style-name="ce1"/>
          <table:table-cell office:value-type="string" office:string-value="" table:formula="of:=IF(INDEX([.AB$18:.AB$200];[.$K324])=&quot;&quot;;&quot;&quot;;[.$T$17]&amp;&quot; = yes &quot;)" table:style-name="ce1"/>
          <table:table-cell office:value-type="string" office:string-value="" table:formula="of:=IF(INDEX([.AC$18:.AC$200];[.$K324])=&quot;&quot;;&quot;&quot;;[.$T$18]&amp;&quot; = yes &quot;)" table:style-name="ce1"/>
          <table:table-cell office:value-type="string" office:string-value="" table:formula="of:=IF(INDEX([.AD$18:.AD$200];[.$K324])=&quot;&quot;;&quot;&quot;;[.$T$19]&amp;&quot; = yes &quot;)" table:style-name="ce1"/>
          <table:table-cell office:value-type="string" office:string-value="" table:formula="of:=IF(INDEX([.AE$18:.AE$200];[.$K32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18</text:p>
          </table:table-cell>
          <table:table-cell office:value-type="float" office:value="0" table:formula="of:=INDEX([.U$18:.U$200];[.K325])" table:style-name="ce1">
            <text:p>0</text:p>
          </table:table-cell>
          <table:table-cell office:value-type="string" office:string-value="pc_desertislands" table:formula="of:=INDEX([.$V$7:.$Z$17];[.L325];[.M325])" table:style-name="ce1">
            <text:p>pc_desertislands</text:p>
          </table:table-cell>
          <table:table-cell office:value-type="float" office:value="0" table:formula="of:=[.$T$8]&amp;[.N325]" table:style-name="ce1">
            <text:p>#REF!</text:p>
          </table:table-cell>
          <table:table-cell office:value-type="float" office:value="0" table:formula="of:=[.$T$9]&amp;[.N32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25]+1)" table:style-name="ce1">
            <text:p>#REF!</text:p>
          </table:table-cell>
          <table:table-cell office:value-type="float" office:value="0" table:formula="of:=[.I324]" table:style-name="ce1">
            <text:p>0</text:p>
          </table:table-cell>
          <table:table-cell office:value-type="float" office:value="318" table:style-name="ce1">
            <text:p>318</text:p>
          </table:table-cell>
          <table:table-cell office:value-type="float" office:value="9" table:formula="of:=INT([.J325]/COUNTA([.$V$7:.$Z$17]))+1" table:style-name="ce1">
            <text:p>9</text:p>
          </table:table-cell>
          <table:table-cell office:value-type="float" office:value="6" table:formula="of:=IF(INDEX([.$V$7:.$Z$17];[.L324]+1;[.M324])=&quot;&quot;;1;[.L324]+1)" table:style-name="ce1">
            <text:p>6</text:p>
          </table:table-cell>
          <table:table-cell office:value-type="float" office:value="2" table:formula="of:=IF(INDEX([.$V$7:.$Z$17];[.L324]+1;[.M324])=&quot;&quot;;IF([.M324]=5;1;[.M324]+1);[.M324])" table:style-name="ce1">
            <text:p>2</text:p>
          </table:table-cell>
          <table:table-cell office:value-type="float" office:value="0" table:formula="of:=IF([.B325]=[.C325];0;INDEX([.$V$18:.$Z$25];INT([.$J325]/COUNTA([.$V$7:.$Z$17]))+1;[.$M325]))" table:style-name="ce1">
            <text:p>#REF!</text:p>
          </table:table-cell>
          <table:table-cell table:style-name="ce1"/>
          <table:table-cell office:value-type="string" office:string-value="" table:formula="of:=IF(INDEX([.AB$18:.AB$200];[.$K325])=&quot;&quot;;&quot;&quot;;[.$T$17]&amp;&quot; = yes &quot;)" table:style-name="ce1"/>
          <table:table-cell office:value-type="string" office:string-value="" table:formula="of:=IF(INDEX([.AC$18:.AC$200];[.$K325])=&quot;&quot;;&quot;&quot;;[.$T$18]&amp;&quot; = yes &quot;)" table:style-name="ce1"/>
          <table:table-cell office:value-type="string" office:string-value="" table:formula="of:=IF(INDEX([.AD$18:.AD$200];[.$K325])=&quot;&quot;;&quot;&quot;;[.$T$19]&amp;&quot; = yes &quot;)" table:style-name="ce1"/>
          <table:table-cell office:value-type="string" office:string-value="" table:formula="of:=IF(INDEX([.AE$18:.AE$200];[.$K32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19</text:p>
          </table:table-cell>
          <table:table-cell office:value-type="float" office:value="0" table:formula="of:=INDEX([.U$18:.U$200];[.K326])" table:style-name="ce1">
            <text:p>0</text:p>
          </table:table-cell>
          <table:table-cell office:value-type="string" office:string-value="pc_retinal" table:formula="of:=INDEX([.$V$7:.$Z$17];[.L326];[.M326])" table:style-name="ce1">
            <text:p>pc_retinal</text:p>
          </table:table-cell>
          <table:table-cell office:value-type="float" office:value="0" table:formula="of:=[.$T$8]&amp;[.N326]" table:style-name="ce1">
            <text:p>#REF!</text:p>
          </table:table-cell>
          <table:table-cell office:value-type="float" office:value="0" table:formula="of:=[.$T$9]&amp;[.N32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26]+1)" table:style-name="ce1">
            <text:p>#REF!</text:p>
          </table:table-cell>
          <table:table-cell office:value-type="float" office:value="0" table:formula="of:=[.I325]" table:style-name="ce1">
            <text:p>0</text:p>
          </table:table-cell>
          <table:table-cell office:value-type="float" office:value="319" table:style-name="ce1">
            <text:p>319</text:p>
          </table:table-cell>
          <table:table-cell office:value-type="float" office:value="9" table:formula="of:=INT([.J326]/COUNTA([.$V$7:.$Z$17]))+1" table:style-name="ce1">
            <text:p>9</text:p>
          </table:table-cell>
          <table:table-cell office:value-type="float" office:value="7" table:formula="of:=IF(INDEX([.$V$7:.$Z$17];[.L325]+1;[.M325])=&quot;&quot;;1;[.L325]+1)" table:style-name="ce1">
            <text:p>7</text:p>
          </table:table-cell>
          <table:table-cell office:value-type="float" office:value="2" table:formula="of:=IF(INDEX([.$V$7:.$Z$17];[.L325]+1;[.M325])=&quot;&quot;;IF([.M325]=5;1;[.M325]+1);[.M325])" table:style-name="ce1">
            <text:p>2</text:p>
          </table:table-cell>
          <table:table-cell office:value-type="float" office:value="0" table:formula="of:=IF([.B326]=[.C326];0;INDEX([.$V$18:.$Z$25];INT([.$J326]/COUNTA([.$V$7:.$Z$17]))+1;[.$M326]))" table:style-name="ce1">
            <text:p>#REF!</text:p>
          </table:table-cell>
          <table:table-cell table:style-name="ce1"/>
          <table:table-cell office:value-type="string" office:string-value="" table:formula="of:=IF(INDEX([.AB$18:.AB$200];[.$K326])=&quot;&quot;;&quot;&quot;;[.$T$17]&amp;&quot; = yes &quot;)" table:style-name="ce1"/>
          <table:table-cell office:value-type="string" office:string-value="" table:formula="of:=IF(INDEX([.AC$18:.AC$200];[.$K326])=&quot;&quot;;&quot;&quot;;[.$T$18]&amp;&quot; = yes &quot;)" table:style-name="ce1"/>
          <table:table-cell office:value-type="string" office:string-value="" table:formula="of:=IF(INDEX([.AD$18:.AD$200];[.$K326])=&quot;&quot;;&quot;&quot;;[.$T$19]&amp;&quot; = yes &quot;)" table:style-name="ce1"/>
          <table:table-cell office:value-type="string" office:string-value="" table:formula="of:=IF(INDEX([.AE$18:.AE$200];[.$K32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20</text:p>
          </table:table-cell>
          <table:table-cell office:value-type="float" office:value="0" table:formula="of:=INDEX([.U$18:.U$200];[.K327])" table:style-name="ce1">
            <text:p>0</text:p>
          </table:table-cell>
          <table:table-cell office:value-type="string" office:string-value="pc_lush" table:formula="of:=INDEX([.$V$7:.$Z$17];[.L327];[.M327])" table:style-name="ce1">
            <text:p>pc_lush</text:p>
          </table:table-cell>
          <table:table-cell office:value-type="float" office:value="0" table:formula="of:=[.$T$8]&amp;[.N327]" table:style-name="ce1">
            <text:p>#REF!</text:p>
          </table:table-cell>
          <table:table-cell office:value-type="float" office:value="0" table:formula="of:=[.$T$9]&amp;[.N32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27]+1)" table:style-name="ce1">
            <text:p>#REF!</text:p>
          </table:table-cell>
          <table:table-cell office:value-type="float" office:value="0" table:formula="of:=[.I326]" table:style-name="ce1">
            <text:p>0</text:p>
          </table:table-cell>
          <table:table-cell office:value-type="float" office:value="320" table:style-name="ce1">
            <text:p>320</text:p>
          </table:table-cell>
          <table:table-cell office:value-type="float" office:value="9" table:formula="of:=INT([.J327]/COUNTA([.$V$7:.$Z$17]))+1" table:style-name="ce1">
            <text:p>9</text:p>
          </table:table-cell>
          <table:table-cell office:value-type="float" office:value="8" table:formula="of:=IF(INDEX([.$V$7:.$Z$17];[.L326]+1;[.M326])=&quot;&quot;;1;[.L326]+1)" table:style-name="ce1">
            <text:p>8</text:p>
          </table:table-cell>
          <table:table-cell office:value-type="float" office:value="2" table:formula="of:=IF(INDEX([.$V$7:.$Z$17];[.L326]+1;[.M326])=&quot;&quot;;IF([.M326]=5;1;[.M326]+1);[.M326])" table:style-name="ce1">
            <text:p>2</text:p>
          </table:table-cell>
          <table:table-cell office:value-type="float" office:value="0" table:formula="of:=IF([.B327]=[.C327];0;INDEX([.$V$18:.$Z$25];INT([.$J327]/COUNTA([.$V$7:.$Z$17]))+1;[.$M327]))" table:style-name="ce1">
            <text:p>#REF!</text:p>
          </table:table-cell>
          <table:table-cell table:style-name="ce1"/>
          <table:table-cell office:value-type="string" office:string-value="" table:formula="of:=IF(INDEX([.AB$18:.AB$200];[.$K327])=&quot;&quot;;&quot;&quot;;[.$T$17]&amp;&quot; = yes &quot;)" table:style-name="ce1"/>
          <table:table-cell office:value-type="string" office:string-value="" table:formula="of:=IF(INDEX([.AC$18:.AC$200];[.$K327])=&quot;&quot;;&quot;&quot;;[.$T$18]&amp;&quot; = yes &quot;)" table:style-name="ce1"/>
          <table:table-cell office:value-type="string" office:string-value="" table:formula="of:=IF(INDEX([.AD$18:.AD$200];[.$K327])=&quot;&quot;;&quot;&quot;;[.$T$19]&amp;&quot; = yes &quot;)" table:style-name="ce1"/>
          <table:table-cell office:value-type="string" office:string-value="" table:formula="of:=IF(INDEX([.AE$18:.AE$200];[.$K32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21</text:p>
          </table:table-cell>
          <table:table-cell office:value-type="float" office:value="0" table:formula="of:=INDEX([.U$18:.U$200];[.K328])" table:style-name="ce1">
            <text:p>0</text:p>
          </table:table-cell>
          <table:table-cell office:value-type="string" office:string-value="pc_marginal" table:formula="of:=INDEX([.$V$7:.$Z$17];[.L328];[.M328])" table:style-name="ce1">
            <text:p>pc_marginal</text:p>
          </table:table-cell>
          <table:table-cell office:value-type="float" office:value="0" table:formula="of:=[.$T$8]&amp;[.N328]" table:style-name="ce1">
            <text:p>#REF!</text:p>
          </table:table-cell>
          <table:table-cell office:value-type="float" office:value="0" table:formula="of:=[.$T$9]&amp;[.N32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28]+1)" table:style-name="ce1">
            <text:p>#REF!</text:p>
          </table:table-cell>
          <table:table-cell office:value-type="float" office:value="0" table:formula="of:=[.I327]" table:style-name="ce1">
            <text:p>0</text:p>
          </table:table-cell>
          <table:table-cell office:value-type="float" office:value="321" table:style-name="ce1">
            <text:p>321</text:p>
          </table:table-cell>
          <table:table-cell office:value-type="float" office:value="9" table:formula="of:=INT([.J328]/COUNTA([.$V$7:.$Z$17]))+1" table:style-name="ce1">
            <text:p>9</text:p>
          </table:table-cell>
          <table:table-cell office:value-type="float" office:value="9" table:formula="of:=IF(INDEX([.$V$7:.$Z$17];[.L327]+1;[.M327])=&quot;&quot;;1;[.L327]+1)" table:style-name="ce1">
            <text:p>9</text:p>
          </table:table-cell>
          <table:table-cell office:value-type="float" office:value="2" table:formula="of:=IF(INDEX([.$V$7:.$Z$17];[.L327]+1;[.M327])=&quot;&quot;;IF([.M327]=5;1;[.M327]+1);[.M327])" table:style-name="ce1">
            <text:p>2</text:p>
          </table:table-cell>
          <table:table-cell office:value-type="float" office:value="0" table:formula="of:=IF([.B328]=[.C328];0;INDEX([.$V$18:.$Z$25];INT([.$J328]/COUNTA([.$V$7:.$Z$17]))+1;[.$M328]))" table:style-name="ce1">
            <text:p>#REF!</text:p>
          </table:table-cell>
          <table:table-cell table:style-name="ce1"/>
          <table:table-cell office:value-type="string" office:string-value="" table:formula="of:=IF(INDEX([.AB$18:.AB$200];[.$K328])=&quot;&quot;;&quot;&quot;;[.$T$17]&amp;&quot; = yes &quot;)" table:style-name="ce1"/>
          <table:table-cell office:value-type="string" office:string-value="" table:formula="of:=IF(INDEX([.AC$18:.AC$200];[.$K328])=&quot;&quot;;&quot;&quot;;[.$T$18]&amp;&quot; = yes &quot;)" table:style-name="ce1"/>
          <table:table-cell office:value-type="string" office:string-value="" table:formula="of:=IF(INDEX([.AD$18:.AD$200];[.$K328])=&quot;&quot;;&quot;&quot;;[.$T$19]&amp;&quot; = yes &quot;)" table:style-name="ce1"/>
          <table:table-cell office:value-type="string" office:string-value="" table:formula="of:=IF(INDEX([.AE$18:.AE$200];[.$K32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22</text:p>
          </table:table-cell>
          <table:table-cell office:value-type="float" office:value="0" table:formula="of:=INDEX([.U$18:.U$200];[.K329])" table:style-name="ce1">
            <text:p>0</text:p>
          </table:table-cell>
          <table:table-cell office:value-type="string" office:string-value="pc_greenhouse_hot" table:formula="of:=INDEX([.$V$7:.$Z$17];[.L329];[.M329])" table:style-name="ce1">
            <text:p>pc_greenhouse_hot</text:p>
          </table:table-cell>
          <table:table-cell office:value-type="float" office:value="0" table:formula="of:=[.$T$8]&amp;[.N329]" table:style-name="ce1">
            <text:p>#REF!</text:p>
          </table:table-cell>
          <table:table-cell office:value-type="float" office:value="0" table:formula="of:=[.$T$9]&amp;[.N32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29]+1)" table:style-name="ce1">
            <text:p>#REF!</text:p>
          </table:table-cell>
          <table:table-cell office:value-type="float" office:value="0" table:formula="of:=[.I328]" table:style-name="ce1">
            <text:p>0</text:p>
          </table:table-cell>
          <table:table-cell office:value-type="float" office:value="322" table:style-name="ce1">
            <text:p>322</text:p>
          </table:table-cell>
          <table:table-cell office:value-type="float" office:value="9" table:formula="of:=INT([.J329]/COUNTA([.$V$7:.$Z$17]))+1" table:style-name="ce1">
            <text:p>9</text:p>
          </table:table-cell>
          <table:table-cell office:value-type="float" office:value="10" table:formula="of:=IF(INDEX([.$V$7:.$Z$17];[.L328]+1;[.M328])=&quot;&quot;;1;[.L328]+1)" table:style-name="ce1">
            <text:p>10</text:p>
          </table:table-cell>
          <table:table-cell office:value-type="float" office:value="2" table:formula="of:=IF(INDEX([.$V$7:.$Z$17];[.L328]+1;[.M328])=&quot;&quot;;IF([.M328]=5;1;[.M328]+1);[.M328])" table:style-name="ce1">
            <text:p>2</text:p>
          </table:table-cell>
          <table:table-cell office:value-type="float" office:value="0" table:formula="of:=IF([.B329]=[.C329];0;INDEX([.$V$18:.$Z$25];INT([.$J329]/COUNTA([.$V$7:.$Z$17]))+1;[.$M329]))" table:style-name="ce1">
            <text:p>#REF!</text:p>
          </table:table-cell>
          <table:table-cell table:style-name="ce1"/>
          <table:table-cell office:value-type="string" office:string-value="" table:formula="of:=IF(INDEX([.AB$18:.AB$200];[.$K329])=&quot;&quot;;&quot;&quot;;[.$T$17]&amp;&quot; = yes &quot;)" table:style-name="ce1"/>
          <table:table-cell office:value-type="string" office:string-value="" table:formula="of:=IF(INDEX([.AC$18:.AC$200];[.$K329])=&quot;&quot;;&quot;&quot;;[.$T$18]&amp;&quot; = yes &quot;)" table:style-name="ce1"/>
          <table:table-cell office:value-type="string" office:string-value="" table:formula="of:=IF(INDEX([.AD$18:.AD$200];[.$K329])=&quot;&quot;;&quot;&quot;;[.$T$19]&amp;&quot; = yes &quot;)" table:style-name="ce1"/>
          <table:table-cell office:value-type="string" office:string-value="" table:formula="of:=IF(INDEX([.AE$18:.AE$200];[.$K32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23</text:p>
          </table:table-cell>
          <table:table-cell office:value-type="float" office:value="0" table:formula="of:=INDEX([.U$18:.U$200];[.K330])" table:style-name="ce1">
            <text:p>0</text:p>
          </table:table-cell>
          <table:table-cell office:value-type="string" office:string-value="pc_frozen_desert" table:formula="of:=INDEX([.$V$7:.$Z$17];[.L330];[.M330])" table:style-name="ce1">
            <text:p>pc_frozen_desert</text:p>
          </table:table-cell>
          <table:table-cell office:value-type="float" office:value="0" table:formula="of:=[.$T$8]&amp;[.N330]" table:style-name="ce1">
            <text:p>#REF!</text:p>
          </table:table-cell>
          <table:table-cell office:value-type="float" office:value="0" table:formula="of:=[.$T$9]&amp;[.N33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30]+1)" table:style-name="ce1">
            <text:p>#REF!</text:p>
          </table:table-cell>
          <table:table-cell office:value-type="float" office:value="0" table:formula="of:=[.I329]" table:style-name="ce1">
            <text:p>0</text:p>
          </table:table-cell>
          <table:table-cell office:value-type="float" office:value="323" table:style-name="ce1">
            <text:p>323</text:p>
          </table:table-cell>
          <table:table-cell office:value-type="float" office:value="9" table:formula="of:=INT([.J330]/COUNTA([.$V$7:.$Z$17]))+1" table:style-name="ce1">
            <text:p>9</text:p>
          </table:table-cell>
          <table:table-cell office:value-type="float" office:value="1" table:formula="of:=IF(INDEX([.$V$7:.$Z$17];[.L329]+1;[.M329])=&quot;&quot;;1;[.L329]+1)" table:style-name="ce1">
            <text:p>1</text:p>
          </table:table-cell>
          <table:table-cell office:value-type="float" office:value="3" table:formula="of:=IF(INDEX([.$V$7:.$Z$17];[.L329]+1;[.M329])=&quot;&quot;;IF([.M329]=5;1;[.M329]+1);[.M329])" table:style-name="ce1">
            <text:p>3</text:p>
          </table:table-cell>
          <table:table-cell office:value-type="float" office:value="0" table:formula="of:=IF([.B330]=[.C330];0;INDEX([.$V$18:.$Z$25];INT([.$J330]/COUNTA([.$V$7:.$Z$17]))+1;[.$M330]))" table:style-name="ce1">
            <text:p>#REF!</text:p>
          </table:table-cell>
          <table:table-cell table:style-name="ce1"/>
          <table:table-cell office:value-type="string" office:string-value="" table:formula="of:=IF(INDEX([.AB$18:.AB$200];[.$K330])=&quot;&quot;;&quot;&quot;;[.$T$17]&amp;&quot; = yes &quot;)" table:style-name="ce1"/>
          <table:table-cell office:value-type="string" office:string-value="" table:formula="of:=IF(INDEX([.AC$18:.AC$200];[.$K330])=&quot;&quot;;&quot;&quot;;[.$T$18]&amp;&quot; = yes &quot;)" table:style-name="ce1"/>
          <table:table-cell office:value-type="string" office:string-value="" table:formula="of:=IF(INDEX([.AD$18:.AD$200];[.$K330])=&quot;&quot;;&quot;&quot;;[.$T$19]&amp;&quot; = yes &quot;)" table:style-name="ce1"/>
          <table:table-cell office:value-type="string" office:string-value="" table:formula="of:=IF(INDEX([.AE$18:.AE$200];[.$K33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24</text:p>
          </table:table-cell>
          <table:table-cell office:value-type="float" office:value="0" table:formula="of:=INDEX([.U$18:.U$200];[.K331])" table:style-name="ce1">
            <text:p>0</text:p>
          </table:table-cell>
          <table:table-cell office:value-type="string" office:string-value="pc_steppe" table:formula="of:=INDEX([.$V$7:.$Z$17];[.L331];[.M331])" table:style-name="ce1">
            <text:p>pc_steppe</text:p>
          </table:table-cell>
          <table:table-cell office:value-type="float" office:value="0" table:formula="of:=[.$T$8]&amp;[.N331]" table:style-name="ce1">
            <text:p>#REF!</text:p>
          </table:table-cell>
          <table:table-cell office:value-type="float" office:value="0" table:formula="of:=[.$T$9]&amp;[.N33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31]+1)" table:style-name="ce1">
            <text:p>#REF!</text:p>
          </table:table-cell>
          <table:table-cell office:value-type="float" office:value="0" table:formula="of:=[.I330]" table:style-name="ce1">
            <text:p>0</text:p>
          </table:table-cell>
          <table:table-cell office:value-type="float" office:value="324" table:style-name="ce1">
            <text:p>324</text:p>
          </table:table-cell>
          <table:table-cell office:value-type="float" office:value="9" table:formula="of:=INT([.J331]/COUNTA([.$V$7:.$Z$17]))+1" table:style-name="ce1">
            <text:p>9</text:p>
          </table:table-cell>
          <table:table-cell office:value-type="float" office:value="2" table:formula="of:=IF(INDEX([.$V$7:.$Z$17];[.L330]+1;[.M330])=&quot;&quot;;1;[.L330]+1)" table:style-name="ce1">
            <text:p>2</text:p>
          </table:table-cell>
          <table:table-cell office:value-type="float" office:value="3" table:formula="of:=IF(INDEX([.$V$7:.$Z$17];[.L330]+1;[.M330])=&quot;&quot;;IF([.M330]=5;1;[.M330]+1);[.M330])" table:style-name="ce1">
            <text:p>3</text:p>
          </table:table-cell>
          <table:table-cell office:value-type="float" office:value="0" table:formula="of:=IF([.B331]=[.C331];0;INDEX([.$V$18:.$Z$25];INT([.$J331]/COUNTA([.$V$7:.$Z$17]))+1;[.$M331]))" table:style-name="ce1">
            <text:p>#REF!</text:p>
          </table:table-cell>
          <table:table-cell table:style-name="ce1"/>
          <table:table-cell office:value-type="string" office:string-value="" table:formula="of:=IF(INDEX([.AB$18:.AB$200];[.$K331])=&quot;&quot;;&quot;&quot;;[.$T$17]&amp;&quot; = yes &quot;)" table:style-name="ce1"/>
          <table:table-cell office:value-type="string" office:string-value="" table:formula="of:=IF(INDEX([.AC$18:.AC$200];[.$K331])=&quot;&quot;;&quot;&quot;;[.$T$18]&amp;&quot; = yes &quot;)" table:style-name="ce1"/>
          <table:table-cell office:value-type="string" office:string-value="" table:formula="of:=IF(INDEX([.AD$18:.AD$200];[.$K331])=&quot;&quot;;&quot;&quot;;[.$T$19]&amp;&quot; = yes &quot;)" table:style-name="ce1"/>
          <table:table-cell office:value-type="string" office:string-value="" table:formula="of:=IF(INDEX([.AE$18:.AE$200];[.$K33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25</text:p>
          </table:table-cell>
          <table:table-cell office:value-type="float" office:value="0" table:formula="of:=INDEX([.U$18:.U$200];[.K332])" table:style-name="ce1">
            <text:p>0</text:p>
          </table:table-cell>
          <table:table-cell office:value-type="string" office:string-value="pc_hadesert" table:formula="of:=INDEX([.$V$7:.$Z$17];[.L332];[.M332])" table:style-name="ce1">
            <text:p>pc_hadesert</text:p>
          </table:table-cell>
          <table:table-cell office:value-type="float" office:value="0" table:formula="of:=[.$T$8]&amp;[.N332]" table:style-name="ce1">
            <text:p>#REF!</text:p>
          </table:table-cell>
          <table:table-cell office:value-type="float" office:value="0" table:formula="of:=[.$T$9]&amp;[.N33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32]+1)" table:style-name="ce1">
            <text:p>#REF!</text:p>
          </table:table-cell>
          <table:table-cell office:value-type="float" office:value="0" table:formula="of:=[.I331]" table:style-name="ce1">
            <text:p>0</text:p>
          </table:table-cell>
          <table:table-cell office:value-type="float" office:value="325" table:style-name="ce1">
            <text:p>325</text:p>
          </table:table-cell>
          <table:table-cell office:value-type="float" office:value="9" table:formula="of:=INT([.J332]/COUNTA([.$V$7:.$Z$17]))+1" table:style-name="ce1">
            <text:p>9</text:p>
          </table:table-cell>
          <table:table-cell office:value-type="float" office:value="3" table:formula="of:=IF(INDEX([.$V$7:.$Z$17];[.L331]+1;[.M331])=&quot;&quot;;1;[.L331]+1)" table:style-name="ce1">
            <text:p>3</text:p>
          </table:table-cell>
          <table:table-cell office:value-type="float" office:value="3" table:formula="of:=IF(INDEX([.$V$7:.$Z$17];[.L331]+1;[.M331])=&quot;&quot;;IF([.M331]=5;1;[.M331]+1);[.M331])" table:style-name="ce1">
            <text:p>3</text:p>
          </table:table-cell>
          <table:table-cell office:value-type="float" office:value="0" table:formula="of:=IF([.B332]=[.C332];0;INDEX([.$V$18:.$Z$25];INT([.$J332]/COUNTA([.$V$7:.$Z$17]))+1;[.$M332]))" table:style-name="ce1">
            <text:p>#REF!</text:p>
          </table:table-cell>
          <table:table-cell table:style-name="ce1"/>
          <table:table-cell office:value-type="string" office:string-value="" table:formula="of:=IF(INDEX([.AB$18:.AB$200];[.$K332])=&quot;&quot;;&quot;&quot;;[.$T$17]&amp;&quot; = yes &quot;)" table:style-name="ce1"/>
          <table:table-cell office:value-type="string" office:string-value="" table:formula="of:=IF(INDEX([.AC$18:.AC$200];[.$K332])=&quot;&quot;;&quot;&quot;;[.$T$18]&amp;&quot; = yes &quot;)" table:style-name="ce1"/>
          <table:table-cell office:value-type="string" office:string-value="" table:formula="of:=IF(INDEX([.AD$18:.AD$200];[.$K332])=&quot;&quot;;&quot;&quot;;[.$T$19]&amp;&quot; = yes &quot;)" table:style-name="ce1"/>
          <table:table-cell office:value-type="string" office:string-value="" table:formula="of:=IF(INDEX([.AE$18:.AE$200];[.$K33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26</text:p>
          </table:table-cell>
          <table:table-cell office:value-type="float" office:value="0" table:formula="of:=INDEX([.U$18:.U$200];[.K333])" table:style-name="ce1">
            <text:p>0</text:p>
          </table:table-cell>
          <table:table-cell office:value-type="string" office:string-value="pc_antarctic" table:formula="of:=INDEX([.$V$7:.$Z$17];[.L333];[.M333])" table:style-name="ce1">
            <text:p>pc_antarctic</text:p>
          </table:table-cell>
          <table:table-cell office:value-type="float" office:value="0" table:formula="of:=[.$T$8]&amp;[.N333]" table:style-name="ce1">
            <text:p>#REF!</text:p>
          </table:table-cell>
          <table:table-cell office:value-type="float" office:value="0" table:formula="of:=[.$T$9]&amp;[.N33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33]+1)" table:style-name="ce1">
            <text:p>#REF!</text:p>
          </table:table-cell>
          <table:table-cell office:value-type="float" office:value="0" table:formula="of:=[.I332]" table:style-name="ce1">
            <text:p>0</text:p>
          </table:table-cell>
          <table:table-cell office:value-type="float" office:value="326" table:style-name="ce1">
            <text:p>326</text:p>
          </table:table-cell>
          <table:table-cell office:value-type="float" office:value="9" table:formula="of:=INT([.J333]/COUNTA([.$V$7:.$Z$17]))+1" table:style-name="ce1">
            <text:p>9</text:p>
          </table:table-cell>
          <table:table-cell office:value-type="float" office:value="4" table:formula="of:=IF(INDEX([.$V$7:.$Z$17];[.L332]+1;[.M332])=&quot;&quot;;1;[.L332]+1)" table:style-name="ce1">
            <text:p>4</text:p>
          </table:table-cell>
          <table:table-cell office:value-type="float" office:value="3" table:formula="of:=IF(INDEX([.$V$7:.$Z$17];[.L332]+1;[.M332])=&quot;&quot;;IF([.M332]=5;1;[.M332]+1);[.M332])" table:style-name="ce1">
            <text:p>3</text:p>
          </table:table-cell>
          <table:table-cell office:value-type="float" office:value="0" table:formula="of:=IF([.B333]=[.C333];0;INDEX([.$V$18:.$Z$25];INT([.$J333]/COUNTA([.$V$7:.$Z$17]))+1;[.$M333]))" table:style-name="ce1">
            <text:p>#REF!</text:p>
          </table:table-cell>
          <table:table-cell table:style-name="ce1"/>
          <table:table-cell office:value-type="string" office:string-value="" table:formula="of:=IF(INDEX([.AB$18:.AB$200];[.$K333])=&quot;&quot;;&quot;&quot;;[.$T$17]&amp;&quot; = yes &quot;)" table:style-name="ce1"/>
          <table:table-cell office:value-type="string" office:string-value="" table:formula="of:=IF(INDEX([.AC$18:.AC$200];[.$K333])=&quot;&quot;;&quot;&quot;;[.$T$18]&amp;&quot; = yes &quot;)" table:style-name="ce1"/>
          <table:table-cell office:value-type="string" office:string-value="" table:formula="of:=IF(INDEX([.AD$18:.AD$200];[.$K333])=&quot;&quot;;&quot;&quot;;[.$T$19]&amp;&quot; = yes &quot;)" table:style-name="ce1"/>
          <table:table-cell office:value-type="string" office:string-value="" table:formula="of:=IF(INDEX([.AE$18:.AE$200];[.$K33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27</text:p>
          </table:table-cell>
          <table:table-cell office:value-type="float" office:value="0" table:formula="of:=INDEX([.U$18:.U$200];[.K334])" table:style-name="ce1">
            <text:p>0</text:p>
          </table:table-cell>
          <table:table-cell office:value-type="string" office:string-value="pc_tundra" table:formula="of:=INDEX([.$V$7:.$Z$17];[.L334];[.M334])" table:style-name="ce1">
            <text:p>pc_tundra</text:p>
          </table:table-cell>
          <table:table-cell office:value-type="float" office:value="0" table:formula="of:=[.$T$8]&amp;[.N334]" table:style-name="ce1">
            <text:p>#REF!</text:p>
          </table:table-cell>
          <table:table-cell office:value-type="float" office:value="0" table:formula="of:=[.$T$9]&amp;[.N33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34]+1)" table:style-name="ce1">
            <text:p>#REF!</text:p>
          </table:table-cell>
          <table:table-cell office:value-type="float" office:value="0" table:formula="of:=[.I333]" table:style-name="ce1">
            <text:p>0</text:p>
          </table:table-cell>
          <table:table-cell office:value-type="float" office:value="327" table:style-name="ce1">
            <text:p>327</text:p>
          </table:table-cell>
          <table:table-cell office:value-type="float" office:value="9" table:formula="of:=INT([.J334]/COUNTA([.$V$7:.$Z$17]))+1" table:style-name="ce1">
            <text:p>9</text:p>
          </table:table-cell>
          <table:table-cell office:value-type="float" office:value="5" table:formula="of:=IF(INDEX([.$V$7:.$Z$17];[.L333]+1;[.M333])=&quot;&quot;;1;[.L333]+1)" table:style-name="ce1">
            <text:p>5</text:p>
          </table:table-cell>
          <table:table-cell office:value-type="float" office:value="3" table:formula="of:=IF(INDEX([.$V$7:.$Z$17];[.L333]+1;[.M333])=&quot;&quot;;IF([.M333]=5;1;[.M333]+1);[.M333])" table:style-name="ce1">
            <text:p>3</text:p>
          </table:table-cell>
          <table:table-cell office:value-type="float" office:value="0" table:formula="of:=IF([.B334]=[.C334];0;INDEX([.$V$18:.$Z$25];INT([.$J334]/COUNTA([.$V$7:.$Z$17]))+1;[.$M334]))" table:style-name="ce1">
            <text:p>#REF!</text:p>
          </table:table-cell>
          <table:table-cell table:style-name="ce1"/>
          <table:table-cell office:value-type="string" office:string-value="" table:formula="of:=IF(INDEX([.AB$18:.AB$200];[.$K334])=&quot;&quot;;&quot;&quot;;[.$T$17]&amp;&quot; = yes &quot;)" table:style-name="ce1"/>
          <table:table-cell office:value-type="string" office:string-value="" table:formula="of:=IF(INDEX([.AC$18:.AC$200];[.$K334])=&quot;&quot;;&quot;&quot;;[.$T$18]&amp;&quot; = yes &quot;)" table:style-name="ce1"/>
          <table:table-cell office:value-type="string" office:string-value="" table:formula="of:=IF(INDEX([.AD$18:.AD$200];[.$K334])=&quot;&quot;;&quot;&quot;;[.$T$19]&amp;&quot; = yes &quot;)" table:style-name="ce1"/>
          <table:table-cell office:value-type="string" office:string-value="" table:formula="of:=IF(INDEX([.AE$18:.AE$200];[.$K33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28</text:p>
          </table:table-cell>
          <table:table-cell office:value-type="float" office:value="0" table:formula="of:=INDEX([.U$18:.U$200];[.K335])" table:style-name="ce1">
            <text:p>0</text:p>
          </table:table-cell>
          <table:table-cell office:value-type="string" office:string-value="pc_alpine" table:formula="of:=INDEX([.$V$7:.$Z$17];[.L335];[.M335])" table:style-name="ce1">
            <text:p>pc_alpine</text:p>
          </table:table-cell>
          <table:table-cell office:value-type="float" office:value="0" table:formula="of:=[.$T$8]&amp;[.N335]" table:style-name="ce1">
            <text:p>#REF!</text:p>
          </table:table-cell>
          <table:table-cell office:value-type="float" office:value="0" table:formula="of:=[.$T$9]&amp;[.N33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35]+1)" table:style-name="ce1">
            <text:p>#REF!</text:p>
          </table:table-cell>
          <table:table-cell office:value-type="float" office:value="0" table:formula="of:=[.I334]" table:style-name="ce1">
            <text:p>0</text:p>
          </table:table-cell>
          <table:table-cell office:value-type="float" office:value="328" table:style-name="ce1">
            <text:p>328</text:p>
          </table:table-cell>
          <table:table-cell office:value-type="float" office:value="9" table:formula="of:=INT([.J335]/COUNTA([.$V$7:.$Z$17]))+1" table:style-name="ce1">
            <text:p>9</text:p>
          </table:table-cell>
          <table:table-cell office:value-type="float" office:value="6" table:formula="of:=IF(INDEX([.$V$7:.$Z$17];[.L334]+1;[.M334])=&quot;&quot;;1;[.L334]+1)" table:style-name="ce1">
            <text:p>6</text:p>
          </table:table-cell>
          <table:table-cell office:value-type="float" office:value="3" table:formula="of:=IF(INDEX([.$V$7:.$Z$17];[.L334]+1;[.M334])=&quot;&quot;;IF([.M334]=5;1;[.M334]+1);[.M334])" table:style-name="ce1">
            <text:p>3</text:p>
          </table:table-cell>
          <table:table-cell office:value-type="float" office:value="0" table:formula="of:=IF([.B335]=[.C335];0;INDEX([.$V$18:.$Z$25];INT([.$J335]/COUNTA([.$V$7:.$Z$17]))+1;[.$M335]))" table:style-name="ce1">
            <text:p>#REF!</text:p>
          </table:table-cell>
          <table:table-cell table:style-name="ce1"/>
          <table:table-cell office:value-type="string" office:string-value="" table:formula="of:=IF(INDEX([.AB$18:.AB$200];[.$K335])=&quot;&quot;;&quot;&quot;;[.$T$17]&amp;&quot; = yes &quot;)" table:style-name="ce1"/>
          <table:table-cell office:value-type="string" office:string-value="" table:formula="of:=IF(INDEX([.AC$18:.AC$200];[.$K335])=&quot;&quot;;&quot;&quot;;[.$T$18]&amp;&quot; = yes &quot;)" table:style-name="ce1"/>
          <table:table-cell office:value-type="string" office:string-value="" table:formula="of:=IF(INDEX([.AD$18:.AD$200];[.$K335])=&quot;&quot;;&quot;&quot;;[.$T$19]&amp;&quot; = yes &quot;)" table:style-name="ce1"/>
          <table:table-cell office:value-type="string" office:string-value="" table:formula="of:=IF(INDEX([.AE$18:.AE$200];[.$K33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29</text:p>
          </table:table-cell>
          <table:table-cell office:value-type="float" office:value="0" table:formula="of:=INDEX([.U$18:.U$200];[.K336])" table:style-name="ce1">
            <text:p>0</text:p>
          </table:table-cell>
          <table:table-cell office:value-type="string" office:string-value="pc_greenhouse_cold" table:formula="of:=INDEX([.$V$7:.$Z$17];[.L336];[.M336])" table:style-name="ce1">
            <text:p>pc_greenhouse_cold</text:p>
          </table:table-cell>
          <table:table-cell office:value-type="float" office:value="0" table:formula="of:=[.$T$8]&amp;[.N336]" table:style-name="ce1">
            <text:p>#REF!</text:p>
          </table:table-cell>
          <table:table-cell office:value-type="float" office:value="0" table:formula="of:=[.$T$9]&amp;[.N33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36]+1)" table:style-name="ce1">
            <text:p>#REF!</text:p>
          </table:table-cell>
          <table:table-cell office:value-type="float" office:value="0" table:formula="of:=[.I335]" table:style-name="ce1">
            <text:p>0</text:p>
          </table:table-cell>
          <table:table-cell office:value-type="float" office:value="329" table:style-name="ce1">
            <text:p>329</text:p>
          </table:table-cell>
          <table:table-cell office:value-type="float" office:value="9" table:formula="of:=INT([.J336]/COUNTA([.$V$7:.$Z$17]))+1" table:style-name="ce1">
            <text:p>9</text:p>
          </table:table-cell>
          <table:table-cell office:value-type="float" office:value="7" table:formula="of:=IF(INDEX([.$V$7:.$Z$17];[.L335]+1;[.M335])=&quot;&quot;;1;[.L335]+1)" table:style-name="ce1">
            <text:p>7</text:p>
          </table:table-cell>
          <table:table-cell office:value-type="float" office:value="3" table:formula="of:=IF(INDEX([.$V$7:.$Z$17];[.L335]+1;[.M335])=&quot;&quot;;IF([.M335]=5;1;[.M335]+1);[.M335])" table:style-name="ce1">
            <text:p>3</text:p>
          </table:table-cell>
          <table:table-cell office:value-type="float" office:value="0" table:formula="of:=IF([.B336]=[.C336];0;INDEX([.$V$18:.$Z$25];INT([.$J336]/COUNTA([.$V$7:.$Z$17]))+1;[.$M336]))" table:style-name="ce1">
            <text:p>#REF!</text:p>
          </table:table-cell>
          <table:table-cell table:style-name="ce1"/>
          <table:table-cell office:value-type="string" office:string-value="" table:formula="of:=IF(INDEX([.AB$18:.AB$200];[.$K336])=&quot;&quot;;&quot;&quot;;[.$T$17]&amp;&quot; = yes &quot;)" table:style-name="ce1"/>
          <table:table-cell office:value-type="string" office:string-value="" table:formula="of:=IF(INDEX([.AC$18:.AC$200];[.$K336])=&quot;&quot;;&quot;&quot;;[.$T$18]&amp;&quot; = yes &quot;)" table:style-name="ce1"/>
          <table:table-cell office:value-type="string" office:string-value="" table:formula="of:=IF(INDEX([.AD$18:.AD$200];[.$K336])=&quot;&quot;;&quot;&quot;;[.$T$19]&amp;&quot; = yes &quot;)" table:style-name="ce1"/>
          <table:table-cell office:value-type="string" office:string-value="" table:formula="of:=IF(INDEX([.AE$18:.AE$200];[.$K33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30</text:p>
          </table:table-cell>
          <table:table-cell office:value-type="float" office:value="0" table:formula="of:=INDEX([.U$18:.U$200];[.K337])" table:style-name="ce1">
            <text:p>0</text:p>
          </table:table-cell>
          <table:table-cell office:value-type="string" office:string-value="pc_arctic" table:formula="of:=INDEX([.$V$7:.$Z$17];[.L337];[.M337])" table:style-name="ce1">
            <text:p>pc_arctic</text:p>
          </table:table-cell>
          <table:table-cell office:value-type="float" office:value="0" table:formula="of:=[.$T$8]&amp;[.N337]" table:style-name="ce1">
            <text:p>#REF!</text:p>
          </table:table-cell>
          <table:table-cell office:value-type="float" office:value="0" table:formula="of:=[.$T$9]&amp;[.N33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37]+1)" table:style-name="ce1">
            <text:p>#REF!</text:p>
          </table:table-cell>
          <table:table-cell office:value-type="float" office:value="0" table:formula="of:=[.I336]" table:style-name="ce1">
            <text:p>0</text:p>
          </table:table-cell>
          <table:table-cell office:value-type="float" office:value="330" table:style-name="ce1">
            <text:p>330</text:p>
          </table:table-cell>
          <table:table-cell office:value-type="float" office:value="9" table:formula="of:=INT([.J337]/COUNTA([.$V$7:.$Z$17]))+1" table:style-name="ce1">
            <text:p>9</text:p>
          </table:table-cell>
          <table:table-cell office:value-type="float" office:value="1" table:formula="of:=IF(INDEX([.$V$7:.$Z$17];[.L336]+1;[.M336])=&quot;&quot;;1;[.L336]+1)" table:style-name="ce1">
            <text:p>1</text:p>
          </table:table-cell>
          <table:table-cell office:value-type="float" office:value="4" table:formula="of:=IF(INDEX([.$V$7:.$Z$17];[.L336]+1;[.M336])=&quot;&quot;;IF([.M336]=5;1;[.M336]+1);[.M336])" table:style-name="ce1">
            <text:p>4</text:p>
          </table:table-cell>
          <table:table-cell office:value-type="float" office:value="0" table:formula="of:=IF([.B337]=[.C337];0;INDEX([.$V$18:.$Z$25];INT([.$J337]/COUNTA([.$V$7:.$Z$17]))+1;[.$M337]))" table:style-name="ce1">
            <text:p>#REF!</text:p>
          </table:table-cell>
          <table:table-cell table:style-name="ce1"/>
          <table:table-cell office:value-type="string" office:string-value="" table:formula="of:=IF(INDEX([.AB$18:.AB$200];[.$K337])=&quot;&quot;;&quot;&quot;;[.$T$17]&amp;&quot; = yes &quot;)" table:style-name="ce1"/>
          <table:table-cell office:value-type="string" office:string-value="" table:formula="of:=IF(INDEX([.AC$18:.AC$200];[.$K337])=&quot;&quot;;&quot;&quot;;[.$T$18]&amp;&quot; = yes &quot;)" table:style-name="ce1"/>
          <table:table-cell office:value-type="string" office:string-value="" table:formula="of:=IF(INDEX([.AD$18:.AD$200];[.$K337])=&quot;&quot;;&quot;&quot;;[.$T$19]&amp;&quot; = yes &quot;)" table:style-name="ce1"/>
          <table:table-cell office:value-type="string" office:string-value="" table:formula="of:=IF(INDEX([.AE$18:.AE$200];[.$K33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31</text:p>
          </table:table-cell>
          <table:table-cell office:value-type="float" office:value="0" table:formula="of:=INDEX([.U$18:.U$200];[.K338])" table:style-name="ce1">
            <text:p>0</text:p>
          </table:table-cell>
          <table:table-cell office:value-type="string" office:string-value="pc_swamp" table:formula="of:=INDEX([.$V$7:.$Z$17];[.L338];[.M338])" table:style-name="ce1">
            <text:p>pc_swamp</text:p>
          </table:table-cell>
          <table:table-cell office:value-type="float" office:value="0" table:formula="of:=[.$T$8]&amp;[.N338]" table:style-name="ce1">
            <text:p>#REF!</text:p>
          </table:table-cell>
          <table:table-cell office:value-type="float" office:value="0" table:formula="of:=[.$T$9]&amp;[.N33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38]+1)" table:style-name="ce1">
            <text:p>#REF!</text:p>
          </table:table-cell>
          <table:table-cell office:value-type="float" office:value="0" table:formula="of:=[.I337]" table:style-name="ce1">
            <text:p>0</text:p>
          </table:table-cell>
          <table:table-cell office:value-type="float" office:value="331" table:style-name="ce1">
            <text:p>331</text:p>
          </table:table-cell>
          <table:table-cell office:value-type="float" office:value="9" table:formula="of:=INT([.J338]/COUNTA([.$V$7:.$Z$17]))+1" table:style-name="ce1">
            <text:p>9</text:p>
          </table:table-cell>
          <table:table-cell office:value-type="float" office:value="2" table:formula="of:=IF(INDEX([.$V$7:.$Z$17];[.L337]+1;[.M337])=&quot;&quot;;1;[.L337]+1)" table:style-name="ce1">
            <text:p>2</text:p>
          </table:table-cell>
          <table:table-cell office:value-type="float" office:value="4" table:formula="of:=IF(INDEX([.$V$7:.$Z$17];[.L337]+1;[.M337])=&quot;&quot;;IF([.M337]=5;1;[.M337]+1);[.M337])" table:style-name="ce1">
            <text:p>4</text:p>
          </table:table-cell>
          <table:table-cell office:value-type="float" office:value="0" table:formula="of:=IF([.B338]=[.C338];0;INDEX([.$V$18:.$Z$25];INT([.$J338]/COUNTA([.$V$7:.$Z$17]))+1;[.$M338]))" table:style-name="ce1">
            <text:p>#REF!</text:p>
          </table:table-cell>
          <table:table-cell table:style-name="ce1"/>
          <table:table-cell office:value-type="string" office:string-value="" table:formula="of:=IF(INDEX([.AB$18:.AB$200];[.$K338])=&quot;&quot;;&quot;&quot;;[.$T$17]&amp;&quot; = yes &quot;)" table:style-name="ce1"/>
          <table:table-cell office:value-type="string" office:string-value="" table:formula="of:=IF(INDEX([.AC$18:.AC$200];[.$K338])=&quot;&quot;;&quot;&quot;;[.$T$18]&amp;&quot; = yes &quot;)" table:style-name="ce1"/>
          <table:table-cell office:value-type="string" office:string-value="" table:formula="of:=IF(INDEX([.AD$18:.AD$200];[.$K338])=&quot;&quot;;&quot;&quot;;[.$T$19]&amp;&quot; = yes &quot;)" table:style-name="ce1"/>
          <table:table-cell office:value-type="string" office:string-value="" table:formula="of:=IF(INDEX([.AE$18:.AE$200];[.$K33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32</text:p>
          </table:table-cell>
          <table:table-cell office:value-type="float" office:value="0" table:formula="of:=INDEX([.U$18:.U$200];[.K339])" table:style-name="ce1">
            <text:p>0</text:p>
          </table:table-cell>
          <table:table-cell office:value-type="string" office:string-value="pc_cascadian" table:formula="of:=INDEX([.$V$7:.$Z$17];[.L339];[.M339])" table:style-name="ce1">
            <text:p>pc_cascadian</text:p>
          </table:table-cell>
          <table:table-cell office:value-type="float" office:value="0" table:formula="of:=[.$T$8]&amp;[.N339]" table:style-name="ce1">
            <text:p>#REF!</text:p>
          </table:table-cell>
          <table:table-cell office:value-type="float" office:value="0" table:formula="of:=[.$T$9]&amp;[.N33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39]+1)" table:style-name="ce1">
            <text:p>#REF!</text:p>
          </table:table-cell>
          <table:table-cell office:value-type="float" office:value="0" table:formula="of:=[.I338]" table:style-name="ce1">
            <text:p>0</text:p>
          </table:table-cell>
          <table:table-cell office:value-type="float" office:value="332" table:style-name="ce1">
            <text:p>332</text:p>
          </table:table-cell>
          <table:table-cell office:value-type="float" office:value="9" table:formula="of:=INT([.J339]/COUNTA([.$V$7:.$Z$17]))+1" table:style-name="ce1">
            <text:p>9</text:p>
          </table:table-cell>
          <table:table-cell office:value-type="float" office:value="3" table:formula="of:=IF(INDEX([.$V$7:.$Z$17];[.L338]+1;[.M338])=&quot;&quot;;1;[.L338]+1)" table:style-name="ce1">
            <text:p>3</text:p>
          </table:table-cell>
          <table:table-cell office:value-type="float" office:value="4" table:formula="of:=IF(INDEX([.$V$7:.$Z$17];[.L338]+1;[.M338])=&quot;&quot;;IF([.M338]=5;1;[.M338]+1);[.M338])" table:style-name="ce1">
            <text:p>4</text:p>
          </table:table-cell>
          <table:table-cell office:value-type="float" office:value="0" table:formula="of:=IF([.B339]=[.C339];0;INDEX([.$V$18:.$Z$25];INT([.$J339]/COUNTA([.$V$7:.$Z$17]))+1;[.$M339]))" table:style-name="ce1">
            <text:p>#REF!</text:p>
          </table:table-cell>
          <table:table-cell table:style-name="ce1"/>
          <table:table-cell office:value-type="string" office:string-value="" table:formula="of:=IF(INDEX([.AB$18:.AB$200];[.$K339])=&quot;&quot;;&quot;&quot;;[.$T$17]&amp;&quot; = yes &quot;)" table:style-name="ce1"/>
          <table:table-cell office:value-type="string" office:string-value="" table:formula="of:=IF(INDEX([.AC$18:.AC$200];[.$K339])=&quot;&quot;;&quot;&quot;;[.$T$18]&amp;&quot; = yes &quot;)" table:style-name="ce1"/>
          <table:table-cell office:value-type="string" office:string-value="" table:formula="of:=IF(INDEX([.AD$18:.AD$200];[.$K339])=&quot;&quot;;&quot;&quot;;[.$T$19]&amp;&quot; = yes &quot;)" table:style-name="ce1"/>
          <table:table-cell office:value-type="string" office:string-value="" table:formula="of:=IF(INDEX([.AE$18:.AE$200];[.$K33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33</text:p>
          </table:table-cell>
          <table:table-cell office:value-type="float" office:value="0" table:formula="of:=INDEX([.U$18:.U$200];[.K340])" table:style-name="ce1">
            <text:p>0</text:p>
          </table:table-cell>
          <table:table-cell office:value-type="string" office:string-value="pc_geothermal" table:formula="of:=INDEX([.$V$7:.$Z$17];[.L340];[.M340])" table:style-name="ce1">
            <text:p>pc_geothermal</text:p>
          </table:table-cell>
          <table:table-cell office:value-type="float" office:value="0" table:formula="of:=[.$T$8]&amp;[.N340]" table:style-name="ce1">
            <text:p>#REF!</text:p>
          </table:table-cell>
          <table:table-cell office:value-type="float" office:value="0" table:formula="of:=[.$T$9]&amp;[.N34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40]+1)" table:style-name="ce1">
            <text:p>#REF!</text:p>
          </table:table-cell>
          <table:table-cell office:value-type="float" office:value="0" table:formula="of:=[.I339]" table:style-name="ce1">
            <text:p>0</text:p>
          </table:table-cell>
          <table:table-cell office:value-type="float" office:value="333" table:style-name="ce1">
            <text:p>333</text:p>
          </table:table-cell>
          <table:table-cell office:value-type="float" office:value="9" table:formula="of:=INT([.J340]/COUNTA([.$V$7:.$Z$17]))+1" table:style-name="ce1">
            <text:p>9</text:p>
          </table:table-cell>
          <table:table-cell office:value-type="float" office:value="4" table:formula="of:=IF(INDEX([.$V$7:.$Z$17];[.L339]+1;[.M339])=&quot;&quot;;1;[.L339]+1)" table:style-name="ce1">
            <text:p>4</text:p>
          </table:table-cell>
          <table:table-cell office:value-type="float" office:value="4" table:formula="of:=IF(INDEX([.$V$7:.$Z$17];[.L339]+1;[.M339])=&quot;&quot;;IF([.M339]=5;1;[.M339]+1);[.M339])" table:style-name="ce1">
            <text:p>4</text:p>
          </table:table-cell>
          <table:table-cell office:value-type="float" office:value="0" table:formula="of:=IF([.B340]=[.C340];0;INDEX([.$V$18:.$Z$25];INT([.$J340]/COUNTA([.$V$7:.$Z$17]))+1;[.$M340]))" table:style-name="ce1">
            <text:p>#REF!</text:p>
          </table:table-cell>
          <table:table-cell table:style-name="ce1"/>
          <table:table-cell office:value-type="string" office:string-value="" table:formula="of:=IF(INDEX([.AB$18:.AB$200];[.$K340])=&quot;&quot;;&quot;&quot;;[.$T$17]&amp;&quot; = yes &quot;)" table:style-name="ce1"/>
          <table:table-cell office:value-type="string" office:string-value="" table:formula="of:=IF(INDEX([.AC$18:.AC$200];[.$K340])=&quot;&quot;;&quot;&quot;;[.$T$18]&amp;&quot; = yes &quot;)" table:style-name="ce1"/>
          <table:table-cell office:value-type="string" office:string-value="" table:formula="of:=IF(INDEX([.AD$18:.AD$200];[.$K340])=&quot;&quot;;&quot;&quot;;[.$T$19]&amp;&quot; = yes &quot;)" table:style-name="ce1"/>
          <table:table-cell office:value-type="string" office:string-value="" table:formula="of:=IF(INDEX([.AE$18:.AE$200];[.$K34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34</text:p>
          </table:table-cell>
          <table:table-cell office:value-type="float" office:value="0" table:formula="of:=INDEX([.U$18:.U$200];[.K341])" table:style-name="ce1">
            <text:p>0</text:p>
          </table:table-cell>
          <table:table-cell office:value-type="string" office:string-value="pc_glacial" table:formula="of:=INDEX([.$V$7:.$Z$17];[.L341];[.M341])" table:style-name="ce1">
            <text:p>pc_glacial</text:p>
          </table:table-cell>
          <table:table-cell office:value-type="float" office:value="0" table:formula="of:=[.$T$8]&amp;[.N341]" table:style-name="ce1">
            <text:p>#REF!</text:p>
          </table:table-cell>
          <table:table-cell office:value-type="float" office:value="0" table:formula="of:=[.$T$9]&amp;[.N34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41]+1)" table:style-name="ce1">
            <text:p>#REF!</text:p>
          </table:table-cell>
          <table:table-cell office:value-type="float" office:value="0" table:formula="of:=[.I340]" table:style-name="ce1">
            <text:p>0</text:p>
          </table:table-cell>
          <table:table-cell office:value-type="float" office:value="334" table:style-name="ce1">
            <text:p>334</text:p>
          </table:table-cell>
          <table:table-cell office:value-type="float" office:value="9" table:formula="of:=INT([.J341]/COUNTA([.$V$7:.$Z$17]))+1" table:style-name="ce1">
            <text:p>9</text:p>
          </table:table-cell>
          <table:table-cell office:value-type="float" office:value="5" table:formula="of:=IF(INDEX([.$V$7:.$Z$17];[.L340]+1;[.M340])=&quot;&quot;;1;[.L340]+1)" table:style-name="ce1">
            <text:p>5</text:p>
          </table:table-cell>
          <table:table-cell office:value-type="float" office:value="4" table:formula="of:=IF(INDEX([.$V$7:.$Z$17];[.L340]+1;[.M340])=&quot;&quot;;IF([.M340]=5;1;[.M340]+1);[.M340])" table:style-name="ce1">
            <text:p>4</text:p>
          </table:table-cell>
          <table:table-cell office:value-type="float" office:value="0" table:formula="of:=IF([.B341]=[.C341];0;INDEX([.$V$18:.$Z$25];INT([.$J341]/COUNTA([.$V$7:.$Z$17]))+1;[.$M341]))" table:style-name="ce1">
            <text:p>#REF!</text:p>
          </table:table-cell>
          <table:table-cell table:style-name="ce1"/>
          <table:table-cell office:value-type="string" office:string-value="" table:formula="of:=IF(INDEX([.AB$18:.AB$200];[.$K341])=&quot;&quot;;&quot;&quot;;[.$T$17]&amp;&quot; = yes &quot;)" table:style-name="ce1"/>
          <table:table-cell office:value-type="string" office:string-value="" table:formula="of:=IF(INDEX([.AC$18:.AC$200];[.$K341])=&quot;&quot;;&quot;&quot;;[.$T$18]&amp;&quot; = yes &quot;)" table:style-name="ce1"/>
          <table:table-cell office:value-type="string" office:string-value="" table:formula="of:=IF(INDEX([.AD$18:.AD$200];[.$K341])=&quot;&quot;;&quot;&quot;;[.$T$19]&amp;&quot; = yes &quot;)" table:style-name="ce1"/>
          <table:table-cell office:value-type="string" office:string-value="" table:formula="of:=IF(INDEX([.AE$18:.AE$200];[.$K34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35</text:p>
          </table:table-cell>
          <table:table-cell office:value-type="float" office:value="0" table:formula="of:=INDEX([.U$18:.U$200];[.K342])" table:style-name="ce1">
            <text:p>0</text:p>
          </table:table-cell>
          <table:table-cell office:value-type="string" office:string-value="pc_subarctic" table:formula="of:=INDEX([.$V$7:.$Z$17];[.L342];[.M342])" table:style-name="ce1">
            <text:p>pc_subarctic</text:p>
          </table:table-cell>
          <table:table-cell office:value-type="float" office:value="0" table:formula="of:=[.$T$8]&amp;[.N342]" table:style-name="ce1">
            <text:p>#REF!</text:p>
          </table:table-cell>
          <table:table-cell office:value-type="float" office:value="0" table:formula="of:=[.$T$9]&amp;[.N34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42]+1)" table:style-name="ce1">
            <text:p>#REF!</text:p>
          </table:table-cell>
          <table:table-cell office:value-type="float" office:value="0" table:formula="of:=[.I341]" table:style-name="ce1">
            <text:p>0</text:p>
          </table:table-cell>
          <table:table-cell office:value-type="float" office:value="335" table:style-name="ce1">
            <text:p>335</text:p>
          </table:table-cell>
          <table:table-cell office:value-type="float" office:value="9" table:formula="of:=INT([.J342]/COUNTA([.$V$7:.$Z$17]))+1" table:style-name="ce1">
            <text:p>9</text:p>
          </table:table-cell>
          <table:table-cell office:value-type="float" office:value="6" table:formula="of:=IF(INDEX([.$V$7:.$Z$17];[.L341]+1;[.M341])=&quot;&quot;;1;[.L341]+1)" table:style-name="ce1">
            <text:p>6</text:p>
          </table:table-cell>
          <table:table-cell office:value-type="float" office:value="4" table:formula="of:=IF(INDEX([.$V$7:.$Z$17];[.L341]+1;[.M341])=&quot;&quot;;IF([.M341]=5;1;[.M341]+1);[.M341])" table:style-name="ce1">
            <text:p>4</text:p>
          </table:table-cell>
          <table:table-cell office:value-type="float" office:value="0" table:formula="of:=IF([.B342]=[.C342];0;INDEX([.$V$18:.$Z$25];INT([.$J342]/COUNTA([.$V$7:.$Z$17]))+1;[.$M342]))" table:style-name="ce1">
            <text:p>#REF!</text:p>
          </table:table-cell>
          <table:table-cell table:style-name="ce1"/>
          <table:table-cell office:value-type="string" office:string-value="" table:formula="of:=IF(INDEX([.AB$18:.AB$200];[.$K342])=&quot;&quot;;&quot;&quot;;[.$T$17]&amp;&quot; = yes &quot;)" table:style-name="ce1"/>
          <table:table-cell office:value-type="string" office:string-value="" table:formula="of:=IF(INDEX([.AC$18:.AC$200];[.$K342])=&quot;&quot;;&quot;&quot;;[.$T$18]&amp;&quot; = yes &quot;)" table:style-name="ce1"/>
          <table:table-cell office:value-type="string" office:string-value="" table:formula="of:=IF(INDEX([.AD$18:.AD$200];[.$K342])=&quot;&quot;;&quot;&quot;;[.$T$19]&amp;&quot; = yes &quot;)" table:style-name="ce1"/>
          <table:table-cell office:value-type="string" office:string-value="" table:formula="of:=IF(INDEX([.AE$18:.AE$200];[.$K34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36</text:p>
          </table:table-cell>
          <table:table-cell office:value-type="float" office:value="0" table:formula="of:=INDEX([.U$18:.U$200];[.K343])" table:style-name="ce1">
            <text:p>0</text:p>
          </table:table-cell>
          <table:table-cell office:value-type="string" office:string-value="pc_marginal_cold" table:formula="of:=INDEX([.$V$7:.$Z$17];[.L343];[.M343])" table:style-name="ce1">
            <text:p>pc_marginal_cold</text:p>
          </table:table-cell>
          <table:table-cell office:value-type="float" office:value="0" table:formula="of:=[.$T$8]&amp;[.N343]" table:style-name="ce1">
            <text:p>#REF!</text:p>
          </table:table-cell>
          <table:table-cell office:value-type="float" office:value="0" table:formula="of:=[.$T$9]&amp;[.N34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43]+1)" table:style-name="ce1">
            <text:p>#REF!</text:p>
          </table:table-cell>
          <table:table-cell office:value-type="float" office:value="0" table:formula="of:=[.I342]" table:style-name="ce1">
            <text:p>0</text:p>
          </table:table-cell>
          <table:table-cell office:value-type="float" office:value="336" table:style-name="ce1">
            <text:p>336</text:p>
          </table:table-cell>
          <table:table-cell office:value-type="float" office:value="9" table:formula="of:=INT([.J343]/COUNTA([.$V$7:.$Z$17]))+1" table:style-name="ce1">
            <text:p>9</text:p>
          </table:table-cell>
          <table:table-cell office:value-type="float" office:value="7" table:formula="of:=IF(INDEX([.$V$7:.$Z$17];[.L342]+1;[.M342])=&quot;&quot;;1;[.L342]+1)" table:style-name="ce1">
            <text:p>7</text:p>
          </table:table-cell>
          <table:table-cell office:value-type="float" office:value="4" table:formula="of:=IF(INDEX([.$V$7:.$Z$17];[.L342]+1;[.M342])=&quot;&quot;;IF([.M342]=5;1;[.M342]+1);[.M342])" table:style-name="ce1">
            <text:p>4</text:p>
          </table:table-cell>
          <table:table-cell office:value-type="float" office:value="0" table:formula="of:=IF([.B343]=[.C343];0;INDEX([.$V$18:.$Z$25];INT([.$J343]/COUNTA([.$V$7:.$Z$17]))+1;[.$M343]))" table:style-name="ce1">
            <text:p>#REF!</text:p>
          </table:table-cell>
          <table:table-cell table:style-name="ce1"/>
          <table:table-cell office:value-type="string" office:string-value="" table:formula="of:=IF(INDEX([.AB$18:.AB$200];[.$K343])=&quot;&quot;;&quot;&quot;;[.$T$17]&amp;&quot; = yes &quot;)" table:style-name="ce1"/>
          <table:table-cell office:value-type="string" office:string-value="" table:formula="of:=IF(INDEX([.AC$18:.AC$200];[.$K343])=&quot;&quot;;&quot;&quot;;[.$T$18]&amp;&quot; = yes &quot;)" table:style-name="ce1"/>
          <table:table-cell office:value-type="string" office:string-value="" table:formula="of:=IF(INDEX([.AD$18:.AD$200];[.$K343])=&quot;&quot;;&quot;&quot;;[.$T$19]&amp;&quot; = yes &quot;)" table:style-name="ce1"/>
          <table:table-cell office:value-type="string" office:string-value="" table:formula="of:=IF(INDEX([.AE$18:.AE$200];[.$K34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37</text:p>
          </table:table-cell>
          <table:table-cell office:value-type="float" office:value="0" table:formula="of:=INDEX([.U$18:.U$200];[.K344])" table:style-name="ce1">
            <text:p>0</text:p>
          </table:table-cell>
          <table:table-cell office:value-type="string" office:string-value="pc_gaia" table:formula="of:=INDEX([.$V$7:.$Z$17];[.L344];[.M344])" table:style-name="ce1">
            <text:p>pc_gaia</text:p>
          </table:table-cell>
          <table:table-cell office:value-type="float" office:value="0" table:formula="of:=[.$T$8]&amp;[.N344]" table:style-name="ce1">
            <text:p>#REF!</text:p>
          </table:table-cell>
          <table:table-cell office:value-type="float" office:value="0" table:formula="of:=[.$T$9]&amp;[.N34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44]+1)" table:style-name="ce1">
            <text:p>#REF!</text:p>
          </table:table-cell>
          <table:table-cell office:value-type="float" office:value="0" table:formula="of:=[.I343]" table:style-name="ce1">
            <text:p>0</text:p>
          </table:table-cell>
          <table:table-cell office:value-type="float" office:value="337" table:style-name="ce1">
            <text:p>337</text:p>
          </table:table-cell>
          <table:table-cell office:value-type="float" office:value="9" table:formula="of:=INT([.J344]/COUNTA([.$V$7:.$Z$17]))+1" table:style-name="ce1">
            <text:p>9</text:p>
          </table:table-cell>
          <table:table-cell office:value-type="float" office:value="1" table:formula="of:=IF(INDEX([.$V$7:.$Z$17];[.L343]+1;[.M343])=&quot;&quot;;1;[.L343]+1)" table:style-name="ce1">
            <text:p>1</text:p>
          </table:table-cell>
          <table:table-cell office:value-type="float" office:value="5" table:formula="of:=IF(INDEX([.$V$7:.$Z$17];[.L343]+1;[.M343])=&quot;&quot;;IF([.M343]=5;1;[.M343]+1);[.M343])" table:style-name="ce1">
            <text:p>5</text:p>
          </table:table-cell>
          <table:table-cell office:value-type="float" office:value="0" table:formula="of:=IF([.B344]=[.C344];0;INDEX([.$V$18:.$Z$25];INT([.$J344]/COUNTA([.$V$7:.$Z$17]))+1;[.$M344]))" table:style-name="ce1">
            <text:p>#REF!</text:p>
          </table:table-cell>
          <table:table-cell table:style-name="ce1"/>
          <table:table-cell office:value-type="string" office:string-value="" table:formula="of:=IF(INDEX([.AB$18:.AB$200];[.$K344])=&quot;&quot;;&quot;&quot;;[.$T$17]&amp;&quot; = yes &quot;)" table:style-name="ce1"/>
          <table:table-cell office:value-type="string" office:string-value="" table:formula="of:=IF(INDEX([.AC$18:.AC$200];[.$K344])=&quot;&quot;;&quot;&quot;;[.$T$18]&amp;&quot; = yes &quot;)" table:style-name="ce1"/>
          <table:table-cell office:value-type="string" office:string-value="" table:formula="of:=IF(INDEX([.AD$18:.AD$200];[.$K344])=&quot;&quot;;&quot;&quot;;[.$T$19]&amp;&quot; = yes &quot;)" table:style-name="ce1"/>
          <table:table-cell office:value-type="string" office:string-value="" table:formula="of:=IF(INDEX([.AE$18:.AE$200];[.$K34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38</text:p>
          </table:table-cell>
          <table:table-cell office:value-type="float" office:value="0" table:formula="of:=INDEX([.U$18:.U$200];[.K345])" table:style-name="ce1">
            <text:p>0</text:p>
          </table:table-cell>
          <table:table-cell office:value-type="string" office:string-value="pc_machine" table:formula="of:=INDEX([.$V$7:.$Z$17];[.L345];[.M345])" table:style-name="ce1">
            <text:p>pc_machine</text:p>
          </table:table-cell>
          <table:table-cell office:value-type="float" office:value="0" table:formula="of:=[.$T$8]&amp;[.N345]" table:style-name="ce1">
            <text:p>#REF!</text:p>
          </table:table-cell>
          <table:table-cell office:value-type="float" office:value="0" table:formula="of:=[.$T$9]&amp;[.N34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45]+1)" table:style-name="ce1">
            <text:p>#REF!</text:p>
          </table:table-cell>
          <table:table-cell office:value-type="float" office:value="0" table:formula="of:=[.I344]" table:style-name="ce1">
            <text:p>0</text:p>
          </table:table-cell>
          <table:table-cell office:value-type="float" office:value="338" table:style-name="ce1">
            <text:p>338</text:p>
          </table:table-cell>
          <table:table-cell office:value-type="float" office:value="9" table:formula="of:=INT([.J345]/COUNTA([.$V$7:.$Z$17]))+1" table:style-name="ce1">
            <text:p>9</text:p>
          </table:table-cell>
          <table:table-cell office:value-type="float" office:value="2" table:formula="of:=IF(INDEX([.$V$7:.$Z$17];[.L344]+1;[.M344])=&quot;&quot;;1;[.L344]+1)" table:style-name="ce1">
            <text:p>2</text:p>
          </table:table-cell>
          <table:table-cell office:value-type="float" office:value="5" table:formula="of:=IF(INDEX([.$V$7:.$Z$17];[.L344]+1;[.M344])=&quot;&quot;;IF([.M344]=5;1;[.M344]+1);[.M344])" table:style-name="ce1">
            <text:p>5</text:p>
          </table:table-cell>
          <table:table-cell office:value-type="float" office:value="0" table:formula="of:=IF([.B345]=[.C345];0;INDEX([.$V$18:.$Z$25];INT([.$J345]/COUNTA([.$V$7:.$Z$17]))+1;[.$M345]))" table:style-name="ce1">
            <text:p>#REF!</text:p>
          </table:table-cell>
          <table:table-cell table:style-name="ce1"/>
          <table:table-cell office:value-type="string" office:string-value="" table:formula="of:=IF(INDEX([.AB$18:.AB$200];[.$K345])=&quot;&quot;;&quot;&quot;;[.$T$17]&amp;&quot; = yes &quot;)" table:style-name="ce1"/>
          <table:table-cell office:value-type="string" office:string-value="" table:formula="of:=IF(INDEX([.AC$18:.AC$200];[.$K345])=&quot;&quot;;&quot;&quot;;[.$T$18]&amp;&quot; = yes &quot;)" table:style-name="ce1"/>
          <table:table-cell office:value-type="string" office:string-value="" table:formula="of:=IF(INDEX([.AD$18:.AD$200];[.$K345])=&quot;&quot;;&quot;&quot;;[.$T$19]&amp;&quot; = yes &quot;)" table:style-name="ce1"/>
          <table:table-cell office:value-type="string" office:string-value="" table:formula="of:=IF(INDEX([.AE$18:.AE$200];[.$K34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39</text:p>
          </table:table-cell>
          <table:table-cell office:value-type="float" office:value="0" table:formula="of:=INDEX([.U$18:.U$200];[.K346])" table:style-name="ce1">
            <text:p>0</text:p>
          </table:table-cell>
          <table:table-cell office:value-type="string" office:string-value="pc_cybertronic" table:formula="of:=INDEX([.$V$7:.$Z$17];[.L346];[.M346])" table:style-name="ce1">
            <text:p>pc_cybertronic</text:p>
          </table:table-cell>
          <table:table-cell office:value-type="float" office:value="0" table:formula="of:=[.$T$8]&amp;[.N346]" table:style-name="ce1">
            <text:p>#REF!</text:p>
          </table:table-cell>
          <table:table-cell office:value-type="float" office:value="0" table:formula="of:=[.$T$9]&amp;[.N34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46]+1)" table:style-name="ce1">
            <text:p>#REF!</text:p>
          </table:table-cell>
          <table:table-cell office:value-type="float" office:value="0" table:formula="of:=[.I345]" table:style-name="ce1">
            <text:p>0</text:p>
          </table:table-cell>
          <table:table-cell office:value-type="float" office:value="339" table:style-name="ce1">
            <text:p>339</text:p>
          </table:table-cell>
          <table:table-cell office:value-type="float" office:value="9" table:formula="of:=INT([.J346]/COUNTA([.$V$7:.$Z$17]))+1" table:style-name="ce1">
            <text:p>9</text:p>
          </table:table-cell>
          <table:table-cell office:value-type="float" office:value="3" table:formula="of:=IF(INDEX([.$V$7:.$Z$17];[.L345]+1;[.M345])=&quot;&quot;;1;[.L345]+1)" table:style-name="ce1">
            <text:p>3</text:p>
          </table:table-cell>
          <table:table-cell office:value-type="float" office:value="5" table:formula="of:=IF(INDEX([.$V$7:.$Z$17];[.L345]+1;[.M345])=&quot;&quot;;IF([.M345]=5;1;[.M345]+1);[.M345])" table:style-name="ce1">
            <text:p>5</text:p>
          </table:table-cell>
          <table:table-cell office:value-type="float" office:value="0" table:formula="of:=IF([.B346]=[.C346];0;INDEX([.$V$18:.$Z$25];INT([.$J346]/COUNTA([.$V$7:.$Z$17]))+1;[.$M346]))" table:style-name="ce1">
            <text:p>#REF!</text:p>
          </table:table-cell>
          <table:table-cell table:style-name="ce1"/>
          <table:table-cell office:value-type="string" office:string-value="" table:formula="of:=IF(INDEX([.AB$18:.AB$200];[.$K346])=&quot;&quot;;&quot;&quot;;[.$T$17]&amp;&quot; = yes &quot;)" table:style-name="ce1"/>
          <table:table-cell office:value-type="string" office:string-value="" table:formula="of:=IF(INDEX([.AC$18:.AC$200];[.$K346])=&quot;&quot;;&quot;&quot;;[.$T$18]&amp;&quot; = yes &quot;)" table:style-name="ce1"/>
          <table:table-cell office:value-type="string" office:string-value="" table:formula="of:=IF(INDEX([.AD$18:.AD$200];[.$K346])=&quot;&quot;;&quot;&quot;;[.$T$19]&amp;&quot; = yes &quot;)" table:style-name="ce1"/>
          <table:table-cell office:value-type="string" office:string-value="" table:formula="of:=IF(INDEX([.AE$18:.AE$200];[.$K34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40</text:p>
          </table:table-cell>
          <table:table-cell office:value-type="float" office:value="0" table:formula="of:=INDEX([.U$18:.U$200];[.K347])" table:style-name="ce1">
            <text:p>0</text:p>
          </table:table-cell>
          <table:table-cell office:value-type="string" office:string-value="pc_nuked" table:formula="of:=INDEX([.$V$7:.$Z$17];[.L347];[.M347])" table:style-name="ce1">
            <text:p>pc_nuked</text:p>
          </table:table-cell>
          <table:table-cell office:value-type="float" office:value="0" table:formula="of:=[.$T$8]&amp;[.N347]" table:style-name="ce1">
            <text:p>#REF!</text:p>
          </table:table-cell>
          <table:table-cell office:value-type="float" office:value="0" table:formula="of:=[.$T$9]&amp;[.N34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47]+1)" table:style-name="ce1">
            <text:p>#REF!</text:p>
          </table:table-cell>
          <table:table-cell office:value-type="float" office:value="0" table:formula="of:=[.I346]" table:style-name="ce1">
            <text:p>0</text:p>
          </table:table-cell>
          <table:table-cell office:value-type="float" office:value="340" table:style-name="ce1">
            <text:p>340</text:p>
          </table:table-cell>
          <table:table-cell office:value-type="float" office:value="9" table:formula="of:=INT([.J347]/COUNTA([.$V$7:.$Z$17]))+1" table:style-name="ce1">
            <text:p>9</text:p>
          </table:table-cell>
          <table:table-cell office:value-type="float" office:value="4" table:formula="of:=IF(INDEX([.$V$7:.$Z$17];[.L346]+1;[.M346])=&quot;&quot;;1;[.L346]+1)" table:style-name="ce1">
            <text:p>4</text:p>
          </table:table-cell>
          <table:table-cell office:value-type="float" office:value="5" table:formula="of:=IF(INDEX([.$V$7:.$Z$17];[.L346]+1;[.M346])=&quot;&quot;;IF([.M346]=5;1;[.M346]+1);[.M346])" table:style-name="ce1">
            <text:p>5</text:p>
          </table:table-cell>
          <table:table-cell office:value-type="float" office:value="0" table:formula="of:=IF([.B347]=[.C347];0;INDEX([.$V$18:.$Z$25];INT([.$J347]/COUNTA([.$V$7:.$Z$17]))+1;[.$M347]))" table:style-name="ce1">
            <text:p>#REF!</text:p>
          </table:table-cell>
          <table:table-cell table:style-name="ce1"/>
          <table:table-cell office:value-type="string" office:string-value="" table:formula="of:=IF(INDEX([.AB$18:.AB$200];[.$K347])=&quot;&quot;;&quot;&quot;;[.$T$17]&amp;&quot; = yes &quot;)" table:style-name="ce1"/>
          <table:table-cell office:value-type="string" office:string-value="" table:formula="of:=IF(INDEX([.AC$18:.AC$200];[.$K347])=&quot;&quot;;&quot;&quot;;[.$T$18]&amp;&quot; = yes &quot;)" table:style-name="ce1"/>
          <table:table-cell office:value-type="string" office:string-value="" table:formula="of:=IF(INDEX([.AD$18:.AD$200];[.$K347])=&quot;&quot;;&quot;&quot;;[.$T$19]&amp;&quot; = yes &quot;)" table:style-name="ce1"/>
          <table:table-cell office:value-type="string" office:string-value="" table:formula="of:=IF(INDEX([.AE$18:.AE$200];[.$K34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41</text:p>
          </table:table-cell>
          <table:table-cell office:value-type="float" office:value="0" table:formula="of:=INDEX([.U$18:.U$200];[.K348])" table:style-name="ce1">
            <text:p>0</text:p>
          </table:table-cell>
          <table:table-cell office:value-type="string" office:string-value="pc_floating" table:formula="of:=INDEX([.$V$7:.$Z$17];[.L348];[.M348])" table:style-name="ce1">
            <text:p>pc_floating</text:p>
          </table:table-cell>
          <table:table-cell office:value-type="float" office:value="0" table:formula="of:=[.$T$8]&amp;[.N348]" table:style-name="ce1">
            <text:p>#REF!</text:p>
          </table:table-cell>
          <table:table-cell office:value-type="float" office:value="0" table:formula="of:=[.$T$9]&amp;[.N34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48]+1)" table:style-name="ce1">
            <text:p>#REF!</text:p>
          </table:table-cell>
          <table:table-cell office:value-type="float" office:value="0" table:formula="of:=[.I347]" table:style-name="ce1">
            <text:p>0</text:p>
          </table:table-cell>
          <table:table-cell office:value-type="float" office:value="341" table:style-name="ce1">
            <text:p>341</text:p>
          </table:table-cell>
          <table:table-cell office:value-type="float" office:value="9" table:formula="of:=INT([.J348]/COUNTA([.$V$7:.$Z$17]))+1" table:style-name="ce1">
            <text:p>9</text:p>
          </table:table-cell>
          <table:table-cell office:value-type="float" office:value="5" table:formula="of:=IF(INDEX([.$V$7:.$Z$17];[.L347]+1;[.M347])=&quot;&quot;;1;[.L347]+1)" table:style-name="ce1">
            <text:p>5</text:p>
          </table:table-cell>
          <table:table-cell office:value-type="float" office:value="5" table:formula="of:=IF(INDEX([.$V$7:.$Z$17];[.L347]+1;[.M347])=&quot;&quot;;IF([.M347]=5;1;[.M347]+1);[.M347])" table:style-name="ce1">
            <text:p>5</text:p>
          </table:table-cell>
          <table:table-cell office:value-type="float" office:value="0" table:formula="of:=IF([.B348]=[.C348];0;INDEX([.$V$18:.$Z$25];INT([.$J348]/COUNTA([.$V$7:.$Z$17]))+1;[.$M348]))" table:style-name="ce1">
            <text:p>#REF!</text:p>
          </table:table-cell>
          <table:table-cell table:style-name="ce1"/>
          <table:table-cell office:value-type="string" office:string-value="" table:formula="of:=IF(INDEX([.AB$18:.AB$200];[.$K348])=&quot;&quot;;&quot;&quot;;[.$T$17]&amp;&quot; = yes &quot;)" table:style-name="ce1"/>
          <table:table-cell office:value-type="string" office:string-value="" table:formula="of:=IF(INDEX([.AC$18:.AC$200];[.$K348])=&quot;&quot;;&quot;&quot;;[.$T$18]&amp;&quot; = yes &quot;)" table:style-name="ce1"/>
          <table:table-cell office:value-type="string" office:string-value="" table:formula="of:=IF(INDEX([.AD$18:.AD$200];[.$K348])=&quot;&quot;;&quot;&quot;;[.$T$19]&amp;&quot; = yes &quot;)" table:style-name="ce1"/>
          <table:table-cell office:value-type="string" office:string-value="" table:formula="of:=IF(INDEX([.AE$18:.AE$200];[.$K34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42</text:p>
          </table:table-cell>
          <table:table-cell office:value-type="float" office:value="0" table:formula="of:=INDEX([.U$18:.U$200];[.K349])" table:style-name="ce1">
            <text:p>0</text:p>
          </table:table-cell>
          <table:table-cell office:value-type="string" office:string-value="pc_crystal" table:formula="of:=INDEX([.$V$7:.$Z$17];[.L349];[.M349])" table:style-name="ce1">
            <text:p>pc_crystal</text:p>
          </table:table-cell>
          <table:table-cell office:value-type="float" office:value="0" table:formula="of:=[.$T$8]&amp;[.N349]" table:style-name="ce1">
            <text:p>#REF!</text:p>
          </table:table-cell>
          <table:table-cell office:value-type="float" office:value="0" table:formula="of:=[.$T$9]&amp;[.N34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49]+1)" table:style-name="ce1">
            <text:p>#REF!</text:p>
          </table:table-cell>
          <table:table-cell office:value-type="float" office:value="0" table:formula="of:=[.I348]" table:style-name="ce1">
            <text:p>0</text:p>
          </table:table-cell>
          <table:table-cell office:value-type="float" office:value="342" table:style-name="ce1">
            <text:p>342</text:p>
          </table:table-cell>
          <table:table-cell office:value-type="float" office:value="10" table:formula="of:=INT([.J349]/COUNTA([.$V$7:.$Z$17]))+1" table:style-name="ce1">
            <text:p>10</text:p>
          </table:table-cell>
          <table:table-cell office:value-type="float" office:value="6" table:formula="of:=IF(INDEX([.$V$7:.$Z$17];[.L348]+1;[.M348])=&quot;&quot;;1;[.L348]+1)" table:style-name="ce1">
            <text:p>6</text:p>
          </table:table-cell>
          <table:table-cell office:value-type="float" office:value="5" table:formula="of:=IF(INDEX([.$V$7:.$Z$17];[.L348]+1;[.M348])=&quot;&quot;;IF([.M348]=5;1;[.M348]+1);[.M348])" table:style-name="ce1">
            <text:p>5</text:p>
          </table:table-cell>
          <table:table-cell office:value-type="float" office:value="0" table:formula="of:=IF([.B349]=[.C349];0;INDEX([.$V$18:.$Z$25];INT([.$J349]/COUNTA([.$V$7:.$Z$17]))+1;[.$M349]))" table:style-name="ce1">
            <text:p>#REF!</text:p>
          </table:table-cell>
          <table:table-cell table:style-name="ce1"/>
          <table:table-cell office:value-type="string" office:string-value="" table:formula="of:=IF(INDEX([.AB$18:.AB$200];[.$K349])=&quot;&quot;;&quot;&quot;;[.$T$17]&amp;&quot; = yes &quot;)" table:style-name="ce1"/>
          <table:table-cell office:value-type="string" office:string-value="" table:formula="of:=IF(INDEX([.AC$18:.AC$200];[.$K349])=&quot;&quot;;&quot;&quot;;[.$T$18]&amp;&quot; = yes &quot;)" table:style-name="ce1"/>
          <table:table-cell office:value-type="string" office:string-value="" table:formula="of:=IF(INDEX([.AD$18:.AD$200];[.$K349])=&quot;&quot;;&quot;&quot;;[.$T$19]&amp;&quot; = yes &quot;)" table:style-name="ce1"/>
          <table:table-cell office:value-type="string" office:string-value="" table:formula="of:=IF(INDEX([.AE$18:.AE$200];[.$K34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43</text:p>
          </table:table-cell>
          <table:table-cell office:value-type="float" office:value="0" table:formula="of:=INDEX([.U$18:.U$200];[.K350])" table:style-name="ce1">
            <text:p>0</text:p>
          </table:table-cell>
          <table:table-cell office:value-type="string" office:string-value="pc_arid" table:formula="of:=INDEX([.$V$7:.$Z$17];[.L350];[.M350])" table:style-name="ce1">
            <text:p>pc_arid</text:p>
          </table:table-cell>
          <table:table-cell office:value-type="float" office:value="0" table:formula="of:=[.$T$8]&amp;[.N350]" table:style-name="ce1">
            <text:p>#REF!</text:p>
          </table:table-cell>
          <table:table-cell office:value-type="float" office:value="0" table:formula="of:=[.$T$9]&amp;[.N35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50]+1)" table:style-name="ce1">
            <text:p>#REF!</text:p>
          </table:table-cell>
          <table:table-cell office:value-type="float" office:value="0" table:formula="of:=[.I349]" table:style-name="ce1">
            <text:p>0</text:p>
          </table:table-cell>
          <table:table-cell office:value-type="float" office:value="343" table:style-name="ce1">
            <text:p>343</text:p>
          </table:table-cell>
          <table:table-cell office:value-type="float" office:value="10" table:formula="of:=INT([.J350]/COUNTA([.$V$7:.$Z$17]))+1" table:style-name="ce1">
            <text:p>10</text:p>
          </table:table-cell>
          <table:table-cell office:value-type="float" office:value="1" table:formula="of:=IF(INDEX([.$V$7:.$Z$17];[.L349]+1;[.M349])=&quot;&quot;;1;[.L349]+1)" table:style-name="ce1">
            <text:p>1</text:p>
          </table:table-cell>
          <table:table-cell office:value-type="float" office:value="1" table:formula="of:=IF(INDEX([.$V$7:.$Z$17];[.L349]+1;[.M349])=&quot;&quot;;IF([.M349]=5;1;[.M349]+1);[.M349])" table:style-name="ce1">
            <text:p>1</text:p>
          </table:table-cell>
          <table:table-cell office:value-type="float" office:value="0" table:formula="of:=IF([.B350]=[.C350];0;INDEX([.$V$18:.$Z$25];INT([.$J350]/COUNTA([.$V$7:.$Z$17]))+1;[.$M350]))" table:style-name="ce1">
            <text:p>#REF!</text:p>
          </table:table-cell>
          <table:table-cell table:style-name="ce1"/>
          <table:table-cell office:value-type="string" office:string-value="" table:formula="of:=IF(INDEX([.AB$18:.AB$200];[.$K350])=&quot;&quot;;&quot;&quot;;[.$T$17]&amp;&quot; = yes &quot;)" table:style-name="ce1"/>
          <table:table-cell office:value-type="string" office:string-value="" table:formula="of:=IF(INDEX([.AC$18:.AC$200];[.$K350])=&quot;&quot;;&quot;&quot;;[.$T$18]&amp;&quot; = yes &quot;)" table:style-name="ce1"/>
          <table:table-cell office:value-type="string" office:string-value="" table:formula="of:=IF(INDEX([.AD$18:.AD$200];[.$K350])=&quot;&quot;;&quot;&quot;;[.$T$19]&amp;&quot; = yes &quot;)" table:style-name="ce1"/>
          <table:table-cell office:value-type="string" office:string-value="" table:formula="of:=IF(INDEX([.AE$18:.AE$200];[.$K35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44</text:p>
          </table:table-cell>
          <table:table-cell office:value-type="float" office:value="0" table:formula="of:=INDEX([.U$18:.U$200];[.K351])" table:style-name="ce1">
            <text:p>0</text:p>
          </table:table-cell>
          <table:table-cell office:value-type="string" office:string-value="pc_desert" table:formula="of:=INDEX([.$V$7:.$Z$17];[.L351];[.M351])" table:style-name="ce1">
            <text:p>pc_desert</text:p>
          </table:table-cell>
          <table:table-cell office:value-type="float" office:value="0" table:formula="of:=[.$T$8]&amp;[.N351]" table:style-name="ce1">
            <text:p>#REF!</text:p>
          </table:table-cell>
          <table:table-cell office:value-type="float" office:value="0" table:formula="of:=[.$T$9]&amp;[.N35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51]+1)" table:style-name="ce1">
            <text:p>#REF!</text:p>
          </table:table-cell>
          <table:table-cell office:value-type="float" office:value="0" table:formula="of:=[.I350]" table:style-name="ce1">
            <text:p>0</text:p>
          </table:table-cell>
          <table:table-cell office:value-type="float" office:value="344" table:style-name="ce1">
            <text:p>344</text:p>
          </table:table-cell>
          <table:table-cell office:value-type="float" office:value="10" table:formula="of:=INT([.J351]/COUNTA([.$V$7:.$Z$17]))+1" table:style-name="ce1">
            <text:p>10</text:p>
          </table:table-cell>
          <table:table-cell office:value-type="float" office:value="2" table:formula="of:=IF(INDEX([.$V$7:.$Z$17];[.L350]+1;[.M350])=&quot;&quot;;1;[.L350]+1)" table:style-name="ce1">
            <text:p>2</text:p>
          </table:table-cell>
          <table:table-cell office:value-type="float" office:value="1" table:formula="of:=IF(INDEX([.$V$7:.$Z$17];[.L350]+1;[.M350])=&quot;&quot;;IF([.M350]=5;1;[.M350]+1);[.M350])" table:style-name="ce1">
            <text:p>1</text:p>
          </table:table-cell>
          <table:table-cell office:value-type="float" office:value="0" table:formula="of:=IF([.B351]=[.C351];0;INDEX([.$V$18:.$Z$25];INT([.$J351]/COUNTA([.$V$7:.$Z$17]))+1;[.$M351]))" table:style-name="ce1">
            <text:p>#REF!</text:p>
          </table:table-cell>
          <table:table-cell table:style-name="ce1"/>
          <table:table-cell office:value-type="string" office:string-value="" table:formula="of:=IF(INDEX([.AB$18:.AB$200];[.$K351])=&quot;&quot;;&quot;&quot;;[.$T$17]&amp;&quot; = yes &quot;)" table:style-name="ce1"/>
          <table:table-cell office:value-type="string" office:string-value="" table:formula="of:=IF(INDEX([.AC$18:.AC$200];[.$K351])=&quot;&quot;;&quot;&quot;;[.$T$18]&amp;&quot; = yes &quot;)" table:style-name="ce1"/>
          <table:table-cell office:value-type="string" office:string-value="" table:formula="of:=IF(INDEX([.AD$18:.AD$200];[.$K351])=&quot;&quot;;&quot;&quot;;[.$T$19]&amp;&quot; = yes &quot;)" table:style-name="ce1"/>
          <table:table-cell office:value-type="string" office:string-value="" table:formula="of:=IF(INDEX([.AE$18:.AE$200];[.$K35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45</text:p>
          </table:table-cell>
          <table:table-cell office:value-type="float" office:value="0" table:formula="of:=INDEX([.U$18:.U$200];[.K352])" table:style-name="ce1">
            <text:p>0</text:p>
          </table:table-cell>
          <table:table-cell office:value-type="string" office:string-value="pc_savannah" table:formula="of:=INDEX([.$V$7:.$Z$17];[.L352];[.M352])" table:style-name="ce1">
            <text:p>pc_savannah</text:p>
          </table:table-cell>
          <table:table-cell office:value-type="float" office:value="0" table:formula="of:=[.$T$8]&amp;[.N352]" table:style-name="ce1">
            <text:p>#REF!</text:p>
          </table:table-cell>
          <table:table-cell office:value-type="float" office:value="0" table:formula="of:=[.$T$9]&amp;[.N35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52]+1)" table:style-name="ce1">
            <text:p>#REF!</text:p>
          </table:table-cell>
          <table:table-cell office:value-type="float" office:value="0" table:formula="of:=[.I351]" table:style-name="ce1">
            <text:p>0</text:p>
          </table:table-cell>
          <table:table-cell office:value-type="float" office:value="345" table:style-name="ce1">
            <text:p>345</text:p>
          </table:table-cell>
          <table:table-cell office:value-type="float" office:value="10" table:formula="of:=INT([.J352]/COUNTA([.$V$7:.$Z$17]))+1" table:style-name="ce1">
            <text:p>10</text:p>
          </table:table-cell>
          <table:table-cell office:value-type="float" office:value="3" table:formula="of:=IF(INDEX([.$V$7:.$Z$17];[.L351]+1;[.M351])=&quot;&quot;;1;[.L351]+1)" table:style-name="ce1">
            <text:p>3</text:p>
          </table:table-cell>
          <table:table-cell office:value-type="float" office:value="1" table:formula="of:=IF(INDEX([.$V$7:.$Z$17];[.L351]+1;[.M351])=&quot;&quot;;IF([.M351]=5;1;[.M351]+1);[.M351])" table:style-name="ce1">
            <text:p>1</text:p>
          </table:table-cell>
          <table:table-cell office:value-type="float" office:value="0" table:formula="of:=IF([.B352]=[.C352];0;INDEX([.$V$18:.$Z$25];INT([.$J352]/COUNTA([.$V$7:.$Z$17]))+1;[.$M352]))" table:style-name="ce1">
            <text:p>#REF!</text:p>
          </table:table-cell>
          <table:table-cell table:style-name="ce1"/>
          <table:table-cell office:value-type="string" office:string-value="" table:formula="of:=IF(INDEX([.AB$18:.AB$200];[.$K352])=&quot;&quot;;&quot;&quot;;[.$T$17]&amp;&quot; = yes &quot;)" table:style-name="ce1"/>
          <table:table-cell office:value-type="string" office:string-value="" table:formula="of:=IF(INDEX([.AC$18:.AC$200];[.$K352])=&quot;&quot;;&quot;&quot;;[.$T$18]&amp;&quot; = yes &quot;)" table:style-name="ce1"/>
          <table:table-cell office:value-type="string" office:string-value="" table:formula="of:=IF(INDEX([.AD$18:.AD$200];[.$K352])=&quot;&quot;;&quot;&quot;;[.$T$19]&amp;&quot; = yes &quot;)" table:style-name="ce1"/>
          <table:table-cell office:value-type="string" office:string-value="" table:formula="of:=IF(INDEX([.AE$18:.AE$200];[.$K35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46</text:p>
          </table:table-cell>
          <table:table-cell office:value-type="float" office:value="0" table:formula="of:=INDEX([.U$18:.U$200];[.K353])" table:style-name="ce1">
            <text:p>0</text:p>
          </table:table-cell>
          <table:table-cell office:value-type="string" office:string-value="pc_sandsea" table:formula="of:=INDEX([.$V$7:.$Z$17];[.L353];[.M353])" table:style-name="ce1">
            <text:p>pc_sandsea</text:p>
          </table:table-cell>
          <table:table-cell office:value-type="float" office:value="0" table:formula="of:=[.$T$8]&amp;[.N353]" table:style-name="ce1">
            <text:p>#REF!</text:p>
          </table:table-cell>
          <table:table-cell office:value-type="float" office:value="0" table:formula="of:=[.$T$9]&amp;[.N35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53]+1)" table:style-name="ce1">
            <text:p>#REF!</text:p>
          </table:table-cell>
          <table:table-cell office:value-type="float" office:value="0" table:formula="of:=[.I352]" table:style-name="ce1">
            <text:p>0</text:p>
          </table:table-cell>
          <table:table-cell office:value-type="float" office:value="346" table:style-name="ce1">
            <text:p>346</text:p>
          </table:table-cell>
          <table:table-cell office:value-type="float" office:value="10" table:formula="of:=INT([.J353]/COUNTA([.$V$7:.$Z$17]))+1" table:style-name="ce1">
            <text:p>10</text:p>
          </table:table-cell>
          <table:table-cell office:value-type="float" office:value="4" table:formula="of:=IF(INDEX([.$V$7:.$Z$17];[.L352]+1;[.M352])=&quot;&quot;;1;[.L352]+1)" table:style-name="ce1">
            <text:p>4</text:p>
          </table:table-cell>
          <table:table-cell office:value-type="float" office:value="1" table:formula="of:=IF(INDEX([.$V$7:.$Z$17];[.L352]+1;[.M352])=&quot;&quot;;IF([.M352]=5;1;[.M352]+1);[.M352])" table:style-name="ce1">
            <text:p>1</text:p>
          </table:table-cell>
          <table:table-cell office:value-type="float" office:value="0" table:formula="of:=IF([.B353]=[.C353];0;INDEX([.$V$18:.$Z$25];INT([.$J353]/COUNTA([.$V$7:.$Z$17]))+1;[.$M353]))" table:style-name="ce1">
            <text:p>#REF!</text:p>
          </table:table-cell>
          <table:table-cell table:style-name="ce1"/>
          <table:table-cell office:value-type="string" office:string-value="" table:formula="of:=IF(INDEX([.AB$18:.AB$200];[.$K353])=&quot;&quot;;&quot;&quot;;[.$T$17]&amp;&quot; = yes &quot;)" table:style-name="ce1"/>
          <table:table-cell office:value-type="string" office:string-value="" table:formula="of:=IF(INDEX([.AC$18:.AC$200];[.$K353])=&quot;&quot;;&quot;&quot;;[.$T$18]&amp;&quot; = yes &quot;)" table:style-name="ce1"/>
          <table:table-cell office:value-type="string" office:string-value="" table:formula="of:=IF(INDEX([.AD$18:.AD$200];[.$K353])=&quot;&quot;;&quot;&quot;;[.$T$19]&amp;&quot; = yes &quot;)" table:style-name="ce1"/>
          <table:table-cell office:value-type="string" office:string-value="" table:formula="of:=IF(INDEX([.AE$18:.AE$200];[.$K35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47</text:p>
          </table:table-cell>
          <table:table-cell office:value-type="float" office:value="0" table:formula="of:=INDEX([.U$18:.U$200];[.K354])" table:style-name="ce1">
            <text:p>0</text:p>
          </table:table-cell>
          <table:table-cell office:value-type="string" office:string-value="pc_mesa" table:formula="of:=INDEX([.$V$7:.$Z$17];[.L354];[.M354])" table:style-name="ce1">
            <text:p>pc_mesa</text:p>
          </table:table-cell>
          <table:table-cell office:value-type="float" office:value="0" table:formula="of:=[.$T$8]&amp;[.N354]" table:style-name="ce1">
            <text:p>#REF!</text:p>
          </table:table-cell>
          <table:table-cell office:value-type="float" office:value="0" table:formula="of:=[.$T$9]&amp;[.N35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54]+1)" table:style-name="ce1">
            <text:p>#REF!</text:p>
          </table:table-cell>
          <table:table-cell office:value-type="float" office:value="0" table:formula="of:=[.I353]" table:style-name="ce1">
            <text:p>0</text:p>
          </table:table-cell>
          <table:table-cell office:value-type="float" office:value="347" table:style-name="ce1">
            <text:p>347</text:p>
          </table:table-cell>
          <table:table-cell office:value-type="float" office:value="10" table:formula="of:=INT([.J354]/COUNTA([.$V$7:.$Z$17]))+1" table:style-name="ce1">
            <text:p>10</text:p>
          </table:table-cell>
          <table:table-cell office:value-type="float" office:value="5" table:formula="of:=IF(INDEX([.$V$7:.$Z$17];[.L353]+1;[.M353])=&quot;&quot;;1;[.L353]+1)" table:style-name="ce1">
            <text:p>5</text:p>
          </table:table-cell>
          <table:table-cell office:value-type="float" office:value="1" table:formula="of:=IF(INDEX([.$V$7:.$Z$17];[.L353]+1;[.M353])=&quot;&quot;;IF([.M353]=5;1;[.M353]+1);[.M353])" table:style-name="ce1">
            <text:p>1</text:p>
          </table:table-cell>
          <table:table-cell office:value-type="float" office:value="0" table:formula="of:=IF([.B354]=[.C354];0;INDEX([.$V$18:.$Z$25];INT([.$J354]/COUNTA([.$V$7:.$Z$17]))+1;[.$M354]))" table:style-name="ce1">
            <text:p>#REF!</text:p>
          </table:table-cell>
          <table:table-cell table:style-name="ce1"/>
          <table:table-cell office:value-type="string" office:string-value="" table:formula="of:=IF(INDEX([.AB$18:.AB$200];[.$K354])=&quot;&quot;;&quot;&quot;;[.$T$17]&amp;&quot; = yes &quot;)" table:style-name="ce1"/>
          <table:table-cell office:value-type="string" office:string-value="" table:formula="of:=IF(INDEX([.AC$18:.AC$200];[.$K354])=&quot;&quot;;&quot;&quot;;[.$T$18]&amp;&quot; = yes &quot;)" table:style-name="ce1"/>
          <table:table-cell office:value-type="string" office:string-value="" table:formula="of:=IF(INDEX([.AD$18:.AD$200];[.$K354])=&quot;&quot;;&quot;&quot;;[.$T$19]&amp;&quot; = yes &quot;)" table:style-name="ce1"/>
          <table:table-cell office:value-type="string" office:string-value="" table:formula="of:=IF(INDEX([.AE$18:.AE$200];[.$K35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48</text:p>
          </table:table-cell>
          <table:table-cell office:value-type="float" office:value="0" table:formula="of:=INDEX([.U$18:.U$200];[.K355])" table:style-name="ce1">
            <text:p>0</text:p>
          </table:table-cell>
          <table:table-cell office:value-type="string" office:string-value="pc_oasis" table:formula="of:=INDEX([.$V$7:.$Z$17];[.L355];[.M355])" table:style-name="ce1">
            <text:p>pc_oasis</text:p>
          </table:table-cell>
          <table:table-cell office:value-type="float" office:value="0" table:formula="of:=[.$T$8]&amp;[.N355]" table:style-name="ce1">
            <text:p>#REF!</text:p>
          </table:table-cell>
          <table:table-cell office:value-type="float" office:value="0" table:formula="of:=[.$T$9]&amp;[.N35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55]+1)" table:style-name="ce1">
            <text:p>#REF!</text:p>
          </table:table-cell>
          <table:table-cell office:value-type="float" office:value="0" table:formula="of:=[.I354]" table:style-name="ce1">
            <text:p>0</text:p>
          </table:table-cell>
          <table:table-cell office:value-type="float" office:value="348" table:style-name="ce1">
            <text:p>348</text:p>
          </table:table-cell>
          <table:table-cell office:value-type="float" office:value="10" table:formula="of:=INT([.J355]/COUNTA([.$V$7:.$Z$17]))+1" table:style-name="ce1">
            <text:p>10</text:p>
          </table:table-cell>
          <table:table-cell office:value-type="float" office:value="6" table:formula="of:=IF(INDEX([.$V$7:.$Z$17];[.L354]+1;[.M354])=&quot;&quot;;1;[.L354]+1)" table:style-name="ce1">
            <text:p>6</text:p>
          </table:table-cell>
          <table:table-cell office:value-type="float" office:value="1" table:formula="of:=IF(INDEX([.$V$7:.$Z$17];[.L354]+1;[.M354])=&quot;&quot;;IF([.M354]=5;1;[.M354]+1);[.M354])" table:style-name="ce1">
            <text:p>1</text:p>
          </table:table-cell>
          <table:table-cell office:value-type="float" office:value="0" table:formula="of:=IF([.B355]=[.C355];0;INDEX([.$V$18:.$Z$25];INT([.$J355]/COUNTA([.$V$7:.$Z$17]))+1;[.$M355]))" table:style-name="ce1">
            <text:p>#REF!</text:p>
          </table:table-cell>
          <table:table-cell table:style-name="ce1"/>
          <table:table-cell office:value-type="string" office:string-value="" table:formula="of:=IF(INDEX([.AB$18:.AB$200];[.$K355])=&quot;&quot;;&quot;&quot;;[.$T$17]&amp;&quot; = yes &quot;)" table:style-name="ce1"/>
          <table:table-cell office:value-type="string" office:string-value="" table:formula="of:=IF(INDEX([.AC$18:.AC$200];[.$K355])=&quot;&quot;;&quot;&quot;;[.$T$18]&amp;&quot; = yes &quot;)" table:style-name="ce1"/>
          <table:table-cell office:value-type="string" office:string-value="" table:formula="of:=IF(INDEX([.AD$18:.AD$200];[.$K355])=&quot;&quot;;&quot;&quot;;[.$T$19]&amp;&quot; = yes &quot;)" table:style-name="ce1"/>
          <table:table-cell office:value-type="string" office:string-value="" table:formula="of:=IF(INDEX([.AE$18:.AE$200];[.$K35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49</text:p>
          </table:table-cell>
          <table:table-cell office:value-type="float" office:value="0" table:formula="of:=INDEX([.U$18:.U$200];[.K356])" table:style-name="ce1">
            <text:p>0</text:p>
          </table:table-cell>
          <table:table-cell office:value-type="string" office:string-value="pc_marginal_dry" table:formula="of:=INDEX([.$V$7:.$Z$17];[.L356];[.M356])" table:style-name="ce1">
            <text:p>pc_marginal_dry</text:p>
          </table:table-cell>
          <table:table-cell office:value-type="float" office:value="0" table:formula="of:=[.$T$8]&amp;[.N356]" table:style-name="ce1">
            <text:p>#REF!</text:p>
          </table:table-cell>
          <table:table-cell office:value-type="float" office:value="0" table:formula="of:=[.$T$9]&amp;[.N35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56]+1)" table:style-name="ce1">
            <text:p>#REF!</text:p>
          </table:table-cell>
          <table:table-cell office:value-type="float" office:value="0" table:formula="of:=[.I355]" table:style-name="ce1">
            <text:p>0</text:p>
          </table:table-cell>
          <table:table-cell office:value-type="float" office:value="349" table:style-name="ce1">
            <text:p>349</text:p>
          </table:table-cell>
          <table:table-cell office:value-type="float" office:value="10" table:formula="of:=INT([.J356]/COUNTA([.$V$7:.$Z$17]))+1" table:style-name="ce1">
            <text:p>10</text:p>
          </table:table-cell>
          <table:table-cell office:value-type="float" office:value="7" table:formula="of:=IF(INDEX([.$V$7:.$Z$17];[.L355]+1;[.M355])=&quot;&quot;;1;[.L355]+1)" table:style-name="ce1">
            <text:p>7</text:p>
          </table:table-cell>
          <table:table-cell office:value-type="float" office:value="1" table:formula="of:=IF(INDEX([.$V$7:.$Z$17];[.L355]+1;[.M355])=&quot;&quot;;IF([.M355]=5;1;[.M355]+1);[.M355])" table:style-name="ce1">
            <text:p>1</text:p>
          </table:table-cell>
          <table:table-cell office:value-type="float" office:value="0" table:formula="of:=IF([.B356]=[.C356];0;INDEX([.$V$18:.$Z$25];INT([.$J356]/COUNTA([.$V$7:.$Z$17]))+1;[.$M356]))" table:style-name="ce1">
            <text:p>#REF!</text:p>
          </table:table-cell>
          <table:table-cell table:style-name="ce1"/>
          <table:table-cell office:value-type="string" office:string-value="" table:formula="of:=IF(INDEX([.AB$18:.AB$200];[.$K356])=&quot;&quot;;&quot;&quot;;[.$T$17]&amp;&quot; = yes &quot;)" table:style-name="ce1"/>
          <table:table-cell office:value-type="string" office:string-value="" table:formula="of:=IF(INDEX([.AC$18:.AC$200];[.$K356])=&quot;&quot;;&quot;&quot;;[.$T$18]&amp;&quot; = yes &quot;)" table:style-name="ce1"/>
          <table:table-cell office:value-type="string" office:string-value="" table:formula="of:=IF(INDEX([.AD$18:.AD$200];[.$K356])=&quot;&quot;;&quot;&quot;;[.$T$19]&amp;&quot; = yes &quot;)" table:style-name="ce1"/>
          <table:table-cell office:value-type="string" office:string-value="" table:formula="of:=IF(INDEX([.AE$18:.AE$200];[.$K35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50</text:p>
          </table:table-cell>
          <table:table-cell office:value-type="float" office:value="0" table:formula="of:=INDEX([.U$18:.U$200];[.K357])" table:style-name="ce1">
            <text:p>0</text:p>
          </table:table-cell>
          <table:table-cell office:value-type="string" office:string-value="pc_geocrystalline" table:formula="of:=INDEX([.$V$7:.$Z$17];[.L357];[.M357])" table:style-name="ce1">
            <text:p>pc_geocrystalline</text:p>
          </table:table-cell>
          <table:table-cell office:value-type="float" office:value="0" table:formula="of:=[.$T$8]&amp;[.N357]" table:style-name="ce1">
            <text:p>#REF!</text:p>
          </table:table-cell>
          <table:table-cell office:value-type="float" office:value="0" table:formula="of:=[.$T$9]&amp;[.N35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57]+1)" table:style-name="ce1">
            <text:p>#REF!</text:p>
          </table:table-cell>
          <table:table-cell office:value-type="float" office:value="0" table:formula="of:=[.I356]" table:style-name="ce1">
            <text:p>0</text:p>
          </table:table-cell>
          <table:table-cell office:value-type="float" office:value="350" table:style-name="ce1">
            <text:p>350</text:p>
          </table:table-cell>
          <table:table-cell office:value-type="float" office:value="10" table:formula="of:=INT([.J357]/COUNTA([.$V$7:.$Z$17]))+1" table:style-name="ce1">
            <text:p>10</text:p>
          </table:table-cell>
          <table:table-cell office:value-type="float" office:value="8" table:formula="of:=IF(INDEX([.$V$7:.$Z$17];[.L356]+1;[.M356])=&quot;&quot;;1;[.L356]+1)" table:style-name="ce1">
            <text:p>8</text:p>
          </table:table-cell>
          <table:table-cell office:value-type="float" office:value="1" table:formula="of:=IF(INDEX([.$V$7:.$Z$17];[.L356]+1;[.M356])=&quot;&quot;;IF([.M356]=5;1;[.M356]+1);[.M356])" table:style-name="ce1">
            <text:p>1</text:p>
          </table:table-cell>
          <table:table-cell office:value-type="float" office:value="0" table:formula="of:=IF([.B357]=[.C357];0;INDEX([.$V$18:.$Z$25];INT([.$J357]/COUNTA([.$V$7:.$Z$17]))+1;[.$M357]))" table:style-name="ce1">
            <text:p>#REF!</text:p>
          </table:table-cell>
          <table:table-cell table:style-name="ce1"/>
          <table:table-cell office:value-type="string" office:string-value="" table:formula="of:=IF(INDEX([.AB$18:.AB$200];[.$K357])=&quot;&quot;;&quot;&quot;;[.$T$17]&amp;&quot; = yes &quot;)" table:style-name="ce1"/>
          <table:table-cell office:value-type="string" office:string-value="" table:formula="of:=IF(INDEX([.AC$18:.AC$200];[.$K357])=&quot;&quot;;&quot;&quot;;[.$T$18]&amp;&quot; = yes &quot;)" table:style-name="ce1"/>
          <table:table-cell office:value-type="string" office:string-value="" table:formula="of:=IF(INDEX([.AD$18:.AD$200];[.$K357])=&quot;&quot;;&quot;&quot;;[.$T$19]&amp;&quot; = yes &quot;)" table:style-name="ce1"/>
          <table:table-cell office:value-type="string" office:string-value="" table:formula="of:=IF(INDEX([.AE$18:.AE$200];[.$K35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51</text:p>
          </table:table-cell>
          <table:table-cell office:value-type="float" office:value="0" table:formula="of:=INDEX([.U$18:.U$200];[.K358])" table:style-name="ce1">
            <text:p>0</text:p>
          </table:table-cell>
          <table:table-cell office:value-type="string" office:string-value="pc_continental" table:formula="of:=INDEX([.$V$7:.$Z$17];[.L358];[.M358])" table:style-name="ce1">
            <text:p>pc_continental</text:p>
          </table:table-cell>
          <table:table-cell office:value-type="float" office:value="0" table:formula="of:=[.$T$8]&amp;[.N358]" table:style-name="ce1">
            <text:p>#REF!</text:p>
          </table:table-cell>
          <table:table-cell office:value-type="float" office:value="0" table:formula="of:=[.$T$9]&amp;[.N35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58]+1)" table:style-name="ce1">
            <text:p>#REF!</text:p>
          </table:table-cell>
          <table:table-cell office:value-type="float" office:value="0" table:formula="of:=[.I357]" table:style-name="ce1">
            <text:p>0</text:p>
          </table:table-cell>
          <table:table-cell office:value-type="float" office:value="351" table:style-name="ce1">
            <text:p>351</text:p>
          </table:table-cell>
          <table:table-cell office:value-type="float" office:value="10" table:formula="of:=INT([.J358]/COUNTA([.$V$7:.$Z$17]))+1" table:style-name="ce1">
            <text:p>10</text:p>
          </table:table-cell>
          <table:table-cell office:value-type="float" office:value="1" table:formula="of:=IF(INDEX([.$V$7:.$Z$17];[.L357]+1;[.M357])=&quot;&quot;;1;[.L357]+1)" table:style-name="ce1">
            <text:p>1</text:p>
          </table:table-cell>
          <table:table-cell office:value-type="float" office:value="2" table:formula="of:=IF(INDEX([.$V$7:.$Z$17];[.L357]+1;[.M357])=&quot;&quot;;IF([.M357]=5;1;[.M357]+1);[.M357])" table:style-name="ce1">
            <text:p>2</text:p>
          </table:table-cell>
          <table:table-cell office:value-type="float" office:value="0" table:formula="of:=IF([.B358]=[.C358];0;INDEX([.$V$18:.$Z$25];INT([.$J358]/COUNTA([.$V$7:.$Z$17]))+1;[.$M358]))" table:style-name="ce1">
            <text:p>#REF!</text:p>
          </table:table-cell>
          <table:table-cell table:style-name="ce1"/>
          <table:table-cell office:value-type="string" office:string-value="" table:formula="of:=IF(INDEX([.AB$18:.AB$200];[.$K358])=&quot;&quot;;&quot;&quot;;[.$T$17]&amp;&quot; = yes &quot;)" table:style-name="ce1"/>
          <table:table-cell office:value-type="string" office:string-value="" table:formula="of:=IF(INDEX([.AC$18:.AC$200];[.$K358])=&quot;&quot;;&quot;&quot;;[.$T$18]&amp;&quot; = yes &quot;)" table:style-name="ce1"/>
          <table:table-cell office:value-type="string" office:string-value="" table:formula="of:=IF(INDEX([.AD$18:.AD$200];[.$K358])=&quot;&quot;;&quot;&quot;;[.$T$19]&amp;&quot; = yes &quot;)" table:style-name="ce1"/>
          <table:table-cell office:value-type="string" office:string-value="" table:formula="of:=IF(INDEX([.AE$18:.AE$200];[.$K35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52</text:p>
          </table:table-cell>
          <table:table-cell office:value-type="float" office:value="0" table:formula="of:=INDEX([.U$18:.U$200];[.K359])" table:style-name="ce1">
            <text:p>0</text:p>
          </table:table-cell>
          <table:table-cell office:value-type="string" office:string-value="pc_ocean" table:formula="of:=INDEX([.$V$7:.$Z$17];[.L359];[.M359])" table:style-name="ce1">
            <text:p>pc_ocean</text:p>
          </table:table-cell>
          <table:table-cell office:value-type="float" office:value="0" table:formula="of:=[.$T$8]&amp;[.N359]" table:style-name="ce1">
            <text:p>#REF!</text:p>
          </table:table-cell>
          <table:table-cell office:value-type="float" office:value="0" table:formula="of:=[.$T$9]&amp;[.N35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59]+1)" table:style-name="ce1">
            <text:p>#REF!</text:p>
          </table:table-cell>
          <table:table-cell office:value-type="float" office:value="0" table:formula="of:=[.I358]" table:style-name="ce1">
            <text:p>0</text:p>
          </table:table-cell>
          <table:table-cell office:value-type="float" office:value="352" table:style-name="ce1">
            <text:p>352</text:p>
          </table:table-cell>
          <table:table-cell office:value-type="float" office:value="10" table:formula="of:=INT([.J359]/COUNTA([.$V$7:.$Z$17]))+1" table:style-name="ce1">
            <text:p>10</text:p>
          </table:table-cell>
          <table:table-cell office:value-type="float" office:value="2" table:formula="of:=IF(INDEX([.$V$7:.$Z$17];[.L358]+1;[.M358])=&quot;&quot;;1;[.L358]+1)" table:style-name="ce1">
            <text:p>2</text:p>
          </table:table-cell>
          <table:table-cell office:value-type="float" office:value="2" table:formula="of:=IF(INDEX([.$V$7:.$Z$17];[.L358]+1;[.M358])=&quot;&quot;;IF([.M358]=5;1;[.M358]+1);[.M358])" table:style-name="ce1">
            <text:p>2</text:p>
          </table:table-cell>
          <table:table-cell office:value-type="float" office:value="0" table:formula="of:=IF([.B359]=[.C359];0;INDEX([.$V$18:.$Z$25];INT([.$J359]/COUNTA([.$V$7:.$Z$17]))+1;[.$M359]))" table:style-name="ce1">
            <text:p>#REF!</text:p>
          </table:table-cell>
          <table:table-cell table:style-name="ce1"/>
          <table:table-cell office:value-type="string" office:string-value="" table:formula="of:=IF(INDEX([.AB$18:.AB$200];[.$K359])=&quot;&quot;;&quot;&quot;;[.$T$17]&amp;&quot; = yes &quot;)" table:style-name="ce1"/>
          <table:table-cell office:value-type="string" office:string-value="" table:formula="of:=IF(INDEX([.AC$18:.AC$200];[.$K359])=&quot;&quot;;&quot;&quot;;[.$T$18]&amp;&quot; = yes &quot;)" table:style-name="ce1"/>
          <table:table-cell office:value-type="string" office:string-value="" table:formula="of:=IF(INDEX([.AD$18:.AD$200];[.$K359])=&quot;&quot;;&quot;&quot;;[.$T$19]&amp;&quot; = yes &quot;)" table:style-name="ce1"/>
          <table:table-cell office:value-type="string" office:string-value="" table:formula="of:=IF(INDEX([.AE$18:.AE$200];[.$K35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53</text:p>
          </table:table-cell>
          <table:table-cell office:value-type="float" office:value="0" table:formula="of:=INDEX([.U$18:.U$200];[.K360])" table:style-name="ce1">
            <text:p>0</text:p>
          </table:table-cell>
          <table:table-cell office:value-type="string" office:string-value="pc_mangrove" table:formula="of:=INDEX([.$V$7:.$Z$17];[.L360];[.M360])" table:style-name="ce1">
            <text:p>pc_mangrove</text:p>
          </table:table-cell>
          <table:table-cell office:value-type="float" office:value="0" table:formula="of:=[.$T$8]&amp;[.N360]" table:style-name="ce1">
            <text:p>#REF!</text:p>
          </table:table-cell>
          <table:table-cell office:value-type="float" office:value="0" table:formula="of:=[.$T$9]&amp;[.N36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60]+1)" table:style-name="ce1">
            <text:p>#REF!</text:p>
          </table:table-cell>
          <table:table-cell office:value-type="float" office:value="0" table:formula="of:=[.I359]" table:style-name="ce1">
            <text:p>0</text:p>
          </table:table-cell>
          <table:table-cell office:value-type="float" office:value="353" table:style-name="ce1">
            <text:p>353</text:p>
          </table:table-cell>
          <table:table-cell office:value-type="float" office:value="10" table:formula="of:=INT([.J360]/COUNTA([.$V$7:.$Z$17]))+1" table:style-name="ce1">
            <text:p>10</text:p>
          </table:table-cell>
          <table:table-cell office:value-type="float" office:value="3" table:formula="of:=IF(INDEX([.$V$7:.$Z$17];[.L359]+1;[.M359])=&quot;&quot;;1;[.L359]+1)" table:style-name="ce1">
            <text:p>3</text:p>
          </table:table-cell>
          <table:table-cell office:value-type="float" office:value="2" table:formula="of:=IF(INDEX([.$V$7:.$Z$17];[.L359]+1;[.M359])=&quot;&quot;;IF([.M359]=5;1;[.M359]+1);[.M359])" table:style-name="ce1">
            <text:p>2</text:p>
          </table:table-cell>
          <table:table-cell office:value-type="float" office:value="0" table:formula="of:=IF([.B360]=[.C360];0;INDEX([.$V$18:.$Z$25];INT([.$J360]/COUNTA([.$V$7:.$Z$17]))+1;[.$M360]))" table:style-name="ce1">
            <text:p>#REF!</text:p>
          </table:table-cell>
          <table:table-cell table:style-name="ce1"/>
          <table:table-cell office:value-type="string" office:string-value="" table:formula="of:=IF(INDEX([.AB$18:.AB$200];[.$K360])=&quot;&quot;;&quot;&quot;;[.$T$17]&amp;&quot; = yes &quot;)" table:style-name="ce1"/>
          <table:table-cell office:value-type="string" office:string-value="" table:formula="of:=IF(INDEX([.AC$18:.AC$200];[.$K360])=&quot;&quot;;&quot;&quot;;[.$T$18]&amp;&quot; = yes &quot;)" table:style-name="ce1"/>
          <table:table-cell office:value-type="string" office:string-value="" table:formula="of:=IF(INDEX([.AD$18:.AD$200];[.$K360])=&quot;&quot;;&quot;&quot;;[.$T$19]&amp;&quot; = yes &quot;)" table:style-name="ce1"/>
          <table:table-cell office:value-type="string" office:string-value="" table:formula="of:=IF(INDEX([.AE$18:.AE$200];[.$K36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54</text:p>
          </table:table-cell>
          <table:table-cell office:value-type="float" office:value="0" table:formula="of:=INDEX([.U$18:.U$200];[.K361])" table:style-name="ce1">
            <text:p>0</text:p>
          </table:table-cell>
          <table:table-cell office:value-type="string" office:string-value="pc_hajungle" table:formula="of:=INDEX([.$V$7:.$Z$17];[.L361];[.M361])" table:style-name="ce1">
            <text:p>pc_hajungle</text:p>
          </table:table-cell>
          <table:table-cell office:value-type="float" office:value="0" table:formula="of:=[.$T$8]&amp;[.N361]" table:style-name="ce1">
            <text:p>#REF!</text:p>
          </table:table-cell>
          <table:table-cell office:value-type="float" office:value="0" table:formula="of:=[.$T$9]&amp;[.N36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61]+1)" table:style-name="ce1">
            <text:p>#REF!</text:p>
          </table:table-cell>
          <table:table-cell office:value-type="float" office:value="0" table:formula="of:=[.I360]" table:style-name="ce1">
            <text:p>0</text:p>
          </table:table-cell>
          <table:table-cell office:value-type="float" office:value="354" table:style-name="ce1">
            <text:p>354</text:p>
          </table:table-cell>
          <table:table-cell office:value-type="float" office:value="10" table:formula="of:=INT([.J361]/COUNTA([.$V$7:.$Z$17]))+1" table:style-name="ce1">
            <text:p>10</text:p>
          </table:table-cell>
          <table:table-cell office:value-type="float" office:value="4" table:formula="of:=IF(INDEX([.$V$7:.$Z$17];[.L360]+1;[.M360])=&quot;&quot;;1;[.L360]+1)" table:style-name="ce1">
            <text:p>4</text:p>
          </table:table-cell>
          <table:table-cell office:value-type="float" office:value="2" table:formula="of:=IF(INDEX([.$V$7:.$Z$17];[.L360]+1;[.M360])=&quot;&quot;;IF([.M360]=5;1;[.M360]+1);[.M360])" table:style-name="ce1">
            <text:p>2</text:p>
          </table:table-cell>
          <table:table-cell office:value-type="float" office:value="0" table:formula="of:=IF([.B361]=[.C361];0;INDEX([.$V$18:.$Z$25];INT([.$J361]/COUNTA([.$V$7:.$Z$17]))+1;[.$M361]))" table:style-name="ce1">
            <text:p>#REF!</text:p>
          </table:table-cell>
          <table:table-cell table:style-name="ce1"/>
          <table:table-cell office:value-type="string" office:string-value="" table:formula="of:=IF(INDEX([.AB$18:.AB$200];[.$K361])=&quot;&quot;;&quot;&quot;;[.$T$17]&amp;&quot; = yes &quot;)" table:style-name="ce1"/>
          <table:table-cell office:value-type="string" office:string-value="" table:formula="of:=IF(INDEX([.AC$18:.AC$200];[.$K361])=&quot;&quot;;&quot;&quot;;[.$T$18]&amp;&quot; = yes &quot;)" table:style-name="ce1"/>
          <table:table-cell office:value-type="string" office:string-value="" table:formula="of:=IF(INDEX([.AD$18:.AD$200];[.$K361])=&quot;&quot;;&quot;&quot;;[.$T$19]&amp;&quot; = yes &quot;)" table:style-name="ce1"/>
          <table:table-cell office:value-type="string" office:string-value="" table:formula="of:=IF(INDEX([.AE$18:.AE$200];[.$K36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55</text:p>
          </table:table-cell>
          <table:table-cell office:value-type="float" office:value="0" table:formula="of:=INDEX([.U$18:.U$200];[.K362])" table:style-name="ce1">
            <text:p>0</text:p>
          </table:table-cell>
          <table:table-cell office:value-type="string" office:string-value="pc_tropical" table:formula="of:=INDEX([.$V$7:.$Z$17];[.L362];[.M362])" table:style-name="ce1">
            <text:p>pc_tropical</text:p>
          </table:table-cell>
          <table:table-cell office:value-type="float" office:value="0" table:formula="of:=[.$T$8]&amp;[.N362]" table:style-name="ce1">
            <text:p>#REF!</text:p>
          </table:table-cell>
          <table:table-cell office:value-type="float" office:value="0" table:formula="of:=[.$T$9]&amp;[.N36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62]+1)" table:style-name="ce1">
            <text:p>#REF!</text:p>
          </table:table-cell>
          <table:table-cell office:value-type="float" office:value="0" table:formula="of:=[.I361]" table:style-name="ce1">
            <text:p>0</text:p>
          </table:table-cell>
          <table:table-cell office:value-type="float" office:value="355" table:style-name="ce1">
            <text:p>355</text:p>
          </table:table-cell>
          <table:table-cell office:value-type="float" office:value="10" table:formula="of:=INT([.J362]/COUNTA([.$V$7:.$Z$17]))+1" table:style-name="ce1">
            <text:p>10</text:p>
          </table:table-cell>
          <table:table-cell office:value-type="float" office:value="5" table:formula="of:=IF(INDEX([.$V$7:.$Z$17];[.L361]+1;[.M361])=&quot;&quot;;1;[.L361]+1)" table:style-name="ce1">
            <text:p>5</text:p>
          </table:table-cell>
          <table:table-cell office:value-type="float" office:value="2" table:formula="of:=IF(INDEX([.$V$7:.$Z$17];[.L361]+1;[.M361])=&quot;&quot;;IF([.M361]=5;1;[.M361]+1);[.M361])" table:style-name="ce1">
            <text:p>2</text:p>
          </table:table-cell>
          <table:table-cell office:value-type="float" office:value="0" table:formula="of:=IF([.B362]=[.C362];0;INDEX([.$V$18:.$Z$25];INT([.$J362]/COUNTA([.$V$7:.$Z$17]))+1;[.$M362]))" table:style-name="ce1">
            <text:p>#REF!</text:p>
          </table:table-cell>
          <table:table-cell table:style-name="ce1"/>
          <table:table-cell office:value-type="string" office:string-value="" table:formula="of:=IF(INDEX([.AB$18:.AB$200];[.$K362])=&quot;&quot;;&quot;&quot;;[.$T$17]&amp;&quot; = yes &quot;)" table:style-name="ce1"/>
          <table:table-cell office:value-type="string" office:string-value="" table:formula="of:=IF(INDEX([.AC$18:.AC$200];[.$K362])=&quot;&quot;;&quot;&quot;;[.$T$18]&amp;&quot; = yes &quot;)" table:style-name="ce1"/>
          <table:table-cell office:value-type="string" office:string-value="" table:formula="of:=IF(INDEX([.AD$18:.AD$200];[.$K362])=&quot;&quot;;&quot;&quot;;[.$T$19]&amp;&quot; = yes &quot;)" table:style-name="ce1"/>
          <table:table-cell office:value-type="string" office:string-value="" table:formula="of:=IF(INDEX([.AE$18:.AE$200];[.$K36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56</text:p>
          </table:table-cell>
          <table:table-cell office:value-type="float" office:value="0" table:formula="of:=INDEX([.U$18:.U$200];[.K363])" table:style-name="ce1">
            <text:p>0</text:p>
          </table:table-cell>
          <table:table-cell office:value-type="string" office:string-value="pc_desertislands" table:formula="of:=INDEX([.$V$7:.$Z$17];[.L363];[.M363])" table:style-name="ce1">
            <text:p>pc_desertislands</text:p>
          </table:table-cell>
          <table:table-cell office:value-type="float" office:value="0" table:formula="of:=[.$T$8]&amp;[.N363]" table:style-name="ce1">
            <text:p>#REF!</text:p>
          </table:table-cell>
          <table:table-cell office:value-type="float" office:value="0" table:formula="of:=[.$T$9]&amp;[.N36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63]+1)" table:style-name="ce1">
            <text:p>#REF!</text:p>
          </table:table-cell>
          <table:table-cell office:value-type="float" office:value="0" table:formula="of:=[.I362]" table:style-name="ce1">
            <text:p>0</text:p>
          </table:table-cell>
          <table:table-cell office:value-type="float" office:value="356" table:style-name="ce1">
            <text:p>356</text:p>
          </table:table-cell>
          <table:table-cell office:value-type="float" office:value="10" table:formula="of:=INT([.J363]/COUNTA([.$V$7:.$Z$17]))+1" table:style-name="ce1">
            <text:p>10</text:p>
          </table:table-cell>
          <table:table-cell office:value-type="float" office:value="6" table:formula="of:=IF(INDEX([.$V$7:.$Z$17];[.L362]+1;[.M362])=&quot;&quot;;1;[.L362]+1)" table:style-name="ce1">
            <text:p>6</text:p>
          </table:table-cell>
          <table:table-cell office:value-type="float" office:value="2" table:formula="of:=IF(INDEX([.$V$7:.$Z$17];[.L362]+1;[.M362])=&quot;&quot;;IF([.M362]=5;1;[.M362]+1);[.M362])" table:style-name="ce1">
            <text:p>2</text:p>
          </table:table-cell>
          <table:table-cell office:value-type="float" office:value="0" table:formula="of:=IF([.B363]=[.C363];0;INDEX([.$V$18:.$Z$25];INT([.$J363]/COUNTA([.$V$7:.$Z$17]))+1;[.$M363]))" table:style-name="ce1">
            <text:p>#REF!</text:p>
          </table:table-cell>
          <table:table-cell table:style-name="ce1"/>
          <table:table-cell office:value-type="string" office:string-value="" table:formula="of:=IF(INDEX([.AB$18:.AB$200];[.$K363])=&quot;&quot;;&quot;&quot;;[.$T$17]&amp;&quot; = yes &quot;)" table:style-name="ce1"/>
          <table:table-cell office:value-type="string" office:string-value="" table:formula="of:=IF(INDEX([.AC$18:.AC$200];[.$K363])=&quot;&quot;;&quot;&quot;;[.$T$18]&amp;&quot; = yes &quot;)" table:style-name="ce1"/>
          <table:table-cell office:value-type="string" office:string-value="" table:formula="of:=IF(INDEX([.AD$18:.AD$200];[.$K363])=&quot;&quot;;&quot;&quot;;[.$T$19]&amp;&quot; = yes &quot;)" table:style-name="ce1"/>
          <table:table-cell office:value-type="string" office:string-value="" table:formula="of:=IF(INDEX([.AE$18:.AE$200];[.$K36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57</text:p>
          </table:table-cell>
          <table:table-cell office:value-type="float" office:value="0" table:formula="of:=INDEX([.U$18:.U$200];[.K364])" table:style-name="ce1">
            <text:p>0</text:p>
          </table:table-cell>
          <table:table-cell office:value-type="string" office:string-value="pc_retinal" table:formula="of:=INDEX([.$V$7:.$Z$17];[.L364];[.M364])" table:style-name="ce1">
            <text:p>pc_retinal</text:p>
          </table:table-cell>
          <table:table-cell office:value-type="float" office:value="0" table:formula="of:=[.$T$8]&amp;[.N364]" table:style-name="ce1">
            <text:p>#REF!</text:p>
          </table:table-cell>
          <table:table-cell office:value-type="float" office:value="0" table:formula="of:=[.$T$9]&amp;[.N36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64]+1)" table:style-name="ce1">
            <text:p>#REF!</text:p>
          </table:table-cell>
          <table:table-cell office:value-type="float" office:value="0" table:formula="of:=[.I363]" table:style-name="ce1">
            <text:p>0</text:p>
          </table:table-cell>
          <table:table-cell office:value-type="float" office:value="357" table:style-name="ce1">
            <text:p>357</text:p>
          </table:table-cell>
          <table:table-cell office:value-type="float" office:value="10" table:formula="of:=INT([.J364]/COUNTA([.$V$7:.$Z$17]))+1" table:style-name="ce1">
            <text:p>10</text:p>
          </table:table-cell>
          <table:table-cell office:value-type="float" office:value="7" table:formula="of:=IF(INDEX([.$V$7:.$Z$17];[.L363]+1;[.M363])=&quot;&quot;;1;[.L363]+1)" table:style-name="ce1">
            <text:p>7</text:p>
          </table:table-cell>
          <table:table-cell office:value-type="float" office:value="2" table:formula="of:=IF(INDEX([.$V$7:.$Z$17];[.L363]+1;[.M363])=&quot;&quot;;IF([.M363]=5;1;[.M363]+1);[.M363])" table:style-name="ce1">
            <text:p>2</text:p>
          </table:table-cell>
          <table:table-cell office:value-type="float" office:value="0" table:formula="of:=IF([.B364]=[.C364];0;INDEX([.$V$18:.$Z$25];INT([.$J364]/COUNTA([.$V$7:.$Z$17]))+1;[.$M364]))" table:style-name="ce1">
            <text:p>#REF!</text:p>
          </table:table-cell>
          <table:table-cell table:style-name="ce1"/>
          <table:table-cell office:value-type="string" office:string-value="" table:formula="of:=IF(INDEX([.AB$18:.AB$200];[.$K364])=&quot;&quot;;&quot;&quot;;[.$T$17]&amp;&quot; = yes &quot;)" table:style-name="ce1"/>
          <table:table-cell office:value-type="string" office:string-value="" table:formula="of:=IF(INDEX([.AC$18:.AC$200];[.$K364])=&quot;&quot;;&quot;&quot;;[.$T$18]&amp;&quot; = yes &quot;)" table:style-name="ce1"/>
          <table:table-cell office:value-type="string" office:string-value="" table:formula="of:=IF(INDEX([.AD$18:.AD$200];[.$K364])=&quot;&quot;;&quot;&quot;;[.$T$19]&amp;&quot; = yes &quot;)" table:style-name="ce1"/>
          <table:table-cell office:value-type="string" office:string-value="" table:formula="of:=IF(INDEX([.AE$18:.AE$200];[.$K36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58</text:p>
          </table:table-cell>
          <table:table-cell office:value-type="float" office:value="0" table:formula="of:=INDEX([.U$18:.U$200];[.K365])" table:style-name="ce1">
            <text:p>0</text:p>
          </table:table-cell>
          <table:table-cell office:value-type="string" office:string-value="pc_lush" table:formula="of:=INDEX([.$V$7:.$Z$17];[.L365];[.M365])" table:style-name="ce1">
            <text:p>pc_lush</text:p>
          </table:table-cell>
          <table:table-cell office:value-type="float" office:value="0" table:formula="of:=[.$T$8]&amp;[.N365]" table:style-name="ce1">
            <text:p>#REF!</text:p>
          </table:table-cell>
          <table:table-cell office:value-type="float" office:value="0" table:formula="of:=[.$T$9]&amp;[.N36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65]+1)" table:style-name="ce1">
            <text:p>#REF!</text:p>
          </table:table-cell>
          <table:table-cell office:value-type="float" office:value="0" table:formula="of:=[.I364]" table:style-name="ce1">
            <text:p>0</text:p>
          </table:table-cell>
          <table:table-cell office:value-type="float" office:value="358" table:style-name="ce1">
            <text:p>358</text:p>
          </table:table-cell>
          <table:table-cell office:value-type="float" office:value="10" table:formula="of:=INT([.J365]/COUNTA([.$V$7:.$Z$17]))+1" table:style-name="ce1">
            <text:p>10</text:p>
          </table:table-cell>
          <table:table-cell office:value-type="float" office:value="8" table:formula="of:=IF(INDEX([.$V$7:.$Z$17];[.L364]+1;[.M364])=&quot;&quot;;1;[.L364]+1)" table:style-name="ce1">
            <text:p>8</text:p>
          </table:table-cell>
          <table:table-cell office:value-type="float" office:value="2" table:formula="of:=IF(INDEX([.$V$7:.$Z$17];[.L364]+1;[.M364])=&quot;&quot;;IF([.M364]=5;1;[.M364]+1);[.M364])" table:style-name="ce1">
            <text:p>2</text:p>
          </table:table-cell>
          <table:table-cell office:value-type="float" office:value="0" table:formula="of:=IF([.B365]=[.C365];0;INDEX([.$V$18:.$Z$25];INT([.$J365]/COUNTA([.$V$7:.$Z$17]))+1;[.$M365]))" table:style-name="ce1">
            <text:p>#REF!</text:p>
          </table:table-cell>
          <table:table-cell table:style-name="ce1"/>
          <table:table-cell office:value-type="string" office:string-value="" table:formula="of:=IF(INDEX([.AB$18:.AB$200];[.$K365])=&quot;&quot;;&quot;&quot;;[.$T$17]&amp;&quot; = yes &quot;)" table:style-name="ce1"/>
          <table:table-cell office:value-type="string" office:string-value="" table:formula="of:=IF(INDEX([.AC$18:.AC$200];[.$K365])=&quot;&quot;;&quot;&quot;;[.$T$18]&amp;&quot; = yes &quot;)" table:style-name="ce1"/>
          <table:table-cell office:value-type="string" office:string-value="" table:formula="of:=IF(INDEX([.AD$18:.AD$200];[.$K365])=&quot;&quot;;&quot;&quot;;[.$T$19]&amp;&quot; = yes &quot;)" table:style-name="ce1"/>
          <table:table-cell office:value-type="string" office:string-value="" table:formula="of:=IF(INDEX([.AE$18:.AE$200];[.$K36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59</text:p>
          </table:table-cell>
          <table:table-cell office:value-type="float" office:value="0" table:formula="of:=INDEX([.U$18:.U$200];[.K366])" table:style-name="ce1">
            <text:p>0</text:p>
          </table:table-cell>
          <table:table-cell office:value-type="string" office:string-value="pc_marginal" table:formula="of:=INDEX([.$V$7:.$Z$17];[.L366];[.M366])" table:style-name="ce1">
            <text:p>pc_marginal</text:p>
          </table:table-cell>
          <table:table-cell office:value-type="float" office:value="0" table:formula="of:=[.$T$8]&amp;[.N366]" table:style-name="ce1">
            <text:p>#REF!</text:p>
          </table:table-cell>
          <table:table-cell office:value-type="float" office:value="0" table:formula="of:=[.$T$9]&amp;[.N36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66]+1)" table:style-name="ce1">
            <text:p>#REF!</text:p>
          </table:table-cell>
          <table:table-cell office:value-type="float" office:value="0" table:formula="of:=[.I365]" table:style-name="ce1">
            <text:p>0</text:p>
          </table:table-cell>
          <table:table-cell office:value-type="float" office:value="359" table:style-name="ce1">
            <text:p>359</text:p>
          </table:table-cell>
          <table:table-cell office:value-type="float" office:value="10" table:formula="of:=INT([.J366]/COUNTA([.$V$7:.$Z$17]))+1" table:style-name="ce1">
            <text:p>10</text:p>
          </table:table-cell>
          <table:table-cell office:value-type="float" office:value="9" table:formula="of:=IF(INDEX([.$V$7:.$Z$17];[.L365]+1;[.M365])=&quot;&quot;;1;[.L365]+1)" table:style-name="ce1">
            <text:p>9</text:p>
          </table:table-cell>
          <table:table-cell office:value-type="float" office:value="2" table:formula="of:=IF(INDEX([.$V$7:.$Z$17];[.L365]+1;[.M365])=&quot;&quot;;IF([.M365]=5;1;[.M365]+1);[.M365])" table:style-name="ce1">
            <text:p>2</text:p>
          </table:table-cell>
          <table:table-cell office:value-type="float" office:value="0" table:formula="of:=IF([.B366]=[.C366];0;INDEX([.$V$18:.$Z$25];INT([.$J366]/COUNTA([.$V$7:.$Z$17]))+1;[.$M366]))" table:style-name="ce1">
            <text:p>#REF!</text:p>
          </table:table-cell>
          <table:table-cell table:style-name="ce1"/>
          <table:table-cell office:value-type="string" office:string-value="" table:formula="of:=IF(INDEX([.AB$18:.AB$200];[.$K366])=&quot;&quot;;&quot;&quot;;[.$T$17]&amp;&quot; = yes &quot;)" table:style-name="ce1"/>
          <table:table-cell office:value-type="string" office:string-value="" table:formula="of:=IF(INDEX([.AC$18:.AC$200];[.$K366])=&quot;&quot;;&quot;&quot;;[.$T$18]&amp;&quot; = yes &quot;)" table:style-name="ce1"/>
          <table:table-cell office:value-type="string" office:string-value="" table:formula="of:=IF(INDEX([.AD$18:.AD$200];[.$K366])=&quot;&quot;;&quot;&quot;;[.$T$19]&amp;&quot; = yes &quot;)" table:style-name="ce1"/>
          <table:table-cell office:value-type="string" office:string-value="" table:formula="of:=IF(INDEX([.AE$18:.AE$200];[.$K36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60</text:p>
          </table:table-cell>
          <table:table-cell office:value-type="float" office:value="0" table:formula="of:=INDEX([.U$18:.U$200];[.K367])" table:style-name="ce1">
            <text:p>0</text:p>
          </table:table-cell>
          <table:table-cell office:value-type="string" office:string-value="pc_greenhouse_hot" table:formula="of:=INDEX([.$V$7:.$Z$17];[.L367];[.M367])" table:style-name="ce1">
            <text:p>pc_greenhouse_hot</text:p>
          </table:table-cell>
          <table:table-cell office:value-type="float" office:value="0" table:formula="of:=[.$T$8]&amp;[.N367]" table:style-name="ce1">
            <text:p>#REF!</text:p>
          </table:table-cell>
          <table:table-cell office:value-type="float" office:value="0" table:formula="of:=[.$T$9]&amp;[.N36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67]+1)" table:style-name="ce1">
            <text:p>#REF!</text:p>
          </table:table-cell>
          <table:table-cell office:value-type="float" office:value="0" table:formula="of:=[.I366]" table:style-name="ce1">
            <text:p>0</text:p>
          </table:table-cell>
          <table:table-cell office:value-type="float" office:value="360" table:style-name="ce1">
            <text:p>360</text:p>
          </table:table-cell>
          <table:table-cell office:value-type="float" office:value="10" table:formula="of:=INT([.J367]/COUNTA([.$V$7:.$Z$17]))+1" table:style-name="ce1">
            <text:p>10</text:p>
          </table:table-cell>
          <table:table-cell office:value-type="float" office:value="10" table:formula="of:=IF(INDEX([.$V$7:.$Z$17];[.L366]+1;[.M366])=&quot;&quot;;1;[.L366]+1)" table:style-name="ce1">
            <text:p>10</text:p>
          </table:table-cell>
          <table:table-cell office:value-type="float" office:value="2" table:formula="of:=IF(INDEX([.$V$7:.$Z$17];[.L366]+1;[.M366])=&quot;&quot;;IF([.M366]=5;1;[.M366]+1);[.M366])" table:style-name="ce1">
            <text:p>2</text:p>
          </table:table-cell>
          <table:table-cell office:value-type="float" office:value="0" table:formula="of:=IF([.B367]=[.C367];0;INDEX([.$V$18:.$Z$25];INT([.$J367]/COUNTA([.$V$7:.$Z$17]))+1;[.$M367]))" table:style-name="ce1">
            <text:p>#REF!</text:p>
          </table:table-cell>
          <table:table-cell table:style-name="ce1"/>
          <table:table-cell office:value-type="string" office:string-value="" table:formula="of:=IF(INDEX([.AB$18:.AB$200];[.$K367])=&quot;&quot;;&quot;&quot;;[.$T$17]&amp;&quot; = yes &quot;)" table:style-name="ce1"/>
          <table:table-cell office:value-type="string" office:string-value="" table:formula="of:=IF(INDEX([.AC$18:.AC$200];[.$K367])=&quot;&quot;;&quot;&quot;;[.$T$18]&amp;&quot; = yes &quot;)" table:style-name="ce1"/>
          <table:table-cell office:value-type="string" office:string-value="" table:formula="of:=IF(INDEX([.AD$18:.AD$200];[.$K367])=&quot;&quot;;&quot;&quot;;[.$T$19]&amp;&quot; = yes &quot;)" table:style-name="ce1"/>
          <table:table-cell office:value-type="string" office:string-value="" table:formula="of:=IF(INDEX([.AE$18:.AE$200];[.$K36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61</text:p>
          </table:table-cell>
          <table:table-cell office:value-type="float" office:value="0" table:formula="of:=INDEX([.U$18:.U$200];[.K368])" table:style-name="ce1">
            <text:p>0</text:p>
          </table:table-cell>
          <table:table-cell office:value-type="string" office:string-value="pc_frozen_desert" table:formula="of:=INDEX([.$V$7:.$Z$17];[.L368];[.M368])" table:style-name="ce1">
            <text:p>pc_frozen_desert</text:p>
          </table:table-cell>
          <table:table-cell office:value-type="float" office:value="0" table:formula="of:=[.$T$8]&amp;[.N368]" table:style-name="ce1">
            <text:p>#REF!</text:p>
          </table:table-cell>
          <table:table-cell office:value-type="float" office:value="0" table:formula="of:=[.$T$9]&amp;[.N36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68]+1)" table:style-name="ce1">
            <text:p>#REF!</text:p>
          </table:table-cell>
          <table:table-cell office:value-type="float" office:value="0" table:formula="of:=[.I367]" table:style-name="ce1">
            <text:p>0</text:p>
          </table:table-cell>
          <table:table-cell office:value-type="float" office:value="361" table:style-name="ce1">
            <text:p>361</text:p>
          </table:table-cell>
          <table:table-cell office:value-type="float" office:value="10" table:formula="of:=INT([.J368]/COUNTA([.$V$7:.$Z$17]))+1" table:style-name="ce1">
            <text:p>10</text:p>
          </table:table-cell>
          <table:table-cell office:value-type="float" office:value="1" table:formula="of:=IF(INDEX([.$V$7:.$Z$17];[.L367]+1;[.M367])=&quot;&quot;;1;[.L367]+1)" table:style-name="ce1">
            <text:p>1</text:p>
          </table:table-cell>
          <table:table-cell office:value-type="float" office:value="3" table:formula="of:=IF(INDEX([.$V$7:.$Z$17];[.L367]+1;[.M367])=&quot;&quot;;IF([.M367]=5;1;[.M367]+1);[.M367])" table:style-name="ce1">
            <text:p>3</text:p>
          </table:table-cell>
          <table:table-cell office:value-type="float" office:value="0" table:formula="of:=IF([.B368]=[.C368];0;INDEX([.$V$18:.$Z$25];INT([.$J368]/COUNTA([.$V$7:.$Z$17]))+1;[.$M368]))" table:style-name="ce1">
            <text:p>#REF!</text:p>
          </table:table-cell>
          <table:table-cell table:style-name="ce1"/>
          <table:table-cell office:value-type="string" office:string-value="" table:formula="of:=IF(INDEX([.AB$18:.AB$200];[.$K368])=&quot;&quot;;&quot;&quot;;[.$T$17]&amp;&quot; = yes &quot;)" table:style-name="ce1"/>
          <table:table-cell office:value-type="string" office:string-value="" table:formula="of:=IF(INDEX([.AC$18:.AC$200];[.$K368])=&quot;&quot;;&quot;&quot;;[.$T$18]&amp;&quot; = yes &quot;)" table:style-name="ce1"/>
          <table:table-cell office:value-type="string" office:string-value="" table:formula="of:=IF(INDEX([.AD$18:.AD$200];[.$K368])=&quot;&quot;;&quot;&quot;;[.$T$19]&amp;&quot; = yes &quot;)" table:style-name="ce1"/>
          <table:table-cell office:value-type="string" office:string-value="" table:formula="of:=IF(INDEX([.AE$18:.AE$200];[.$K36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62</text:p>
          </table:table-cell>
          <table:table-cell office:value-type="float" office:value="0" table:formula="of:=INDEX([.U$18:.U$200];[.K369])" table:style-name="ce1">
            <text:p>0</text:p>
          </table:table-cell>
          <table:table-cell office:value-type="string" office:string-value="pc_steppe" table:formula="of:=INDEX([.$V$7:.$Z$17];[.L369];[.M369])" table:style-name="ce1">
            <text:p>pc_steppe</text:p>
          </table:table-cell>
          <table:table-cell office:value-type="float" office:value="0" table:formula="of:=[.$T$8]&amp;[.N369]" table:style-name="ce1">
            <text:p>#REF!</text:p>
          </table:table-cell>
          <table:table-cell office:value-type="float" office:value="0" table:formula="of:=[.$T$9]&amp;[.N36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69]+1)" table:style-name="ce1">
            <text:p>#REF!</text:p>
          </table:table-cell>
          <table:table-cell office:value-type="float" office:value="0" table:formula="of:=[.I368]" table:style-name="ce1">
            <text:p>0</text:p>
          </table:table-cell>
          <table:table-cell office:value-type="float" office:value="362" table:style-name="ce1">
            <text:p>362</text:p>
          </table:table-cell>
          <table:table-cell office:value-type="float" office:value="10" table:formula="of:=INT([.J369]/COUNTA([.$V$7:.$Z$17]))+1" table:style-name="ce1">
            <text:p>10</text:p>
          </table:table-cell>
          <table:table-cell office:value-type="float" office:value="2" table:formula="of:=IF(INDEX([.$V$7:.$Z$17];[.L368]+1;[.M368])=&quot;&quot;;1;[.L368]+1)" table:style-name="ce1">
            <text:p>2</text:p>
          </table:table-cell>
          <table:table-cell office:value-type="float" office:value="3" table:formula="of:=IF(INDEX([.$V$7:.$Z$17];[.L368]+1;[.M368])=&quot;&quot;;IF([.M368]=5;1;[.M368]+1);[.M368])" table:style-name="ce1">
            <text:p>3</text:p>
          </table:table-cell>
          <table:table-cell office:value-type="float" office:value="0" table:formula="of:=IF([.B369]=[.C369];0;INDEX([.$V$18:.$Z$25];INT([.$J369]/COUNTA([.$V$7:.$Z$17]))+1;[.$M369]))" table:style-name="ce1">
            <text:p>#REF!</text:p>
          </table:table-cell>
          <table:table-cell table:style-name="ce1"/>
          <table:table-cell office:value-type="string" office:string-value="" table:formula="of:=IF(INDEX([.AB$18:.AB$200];[.$K369])=&quot;&quot;;&quot;&quot;;[.$T$17]&amp;&quot; = yes &quot;)" table:style-name="ce1"/>
          <table:table-cell office:value-type="string" office:string-value="" table:formula="of:=IF(INDEX([.AC$18:.AC$200];[.$K369])=&quot;&quot;;&quot;&quot;;[.$T$18]&amp;&quot; = yes &quot;)" table:style-name="ce1"/>
          <table:table-cell office:value-type="string" office:string-value="" table:formula="of:=IF(INDEX([.AD$18:.AD$200];[.$K369])=&quot;&quot;;&quot;&quot;;[.$T$19]&amp;&quot; = yes &quot;)" table:style-name="ce1"/>
          <table:table-cell office:value-type="string" office:string-value="" table:formula="of:=IF(INDEX([.AE$18:.AE$200];[.$K36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63</text:p>
          </table:table-cell>
          <table:table-cell office:value-type="float" office:value="0" table:formula="of:=INDEX([.U$18:.U$200];[.K370])" table:style-name="ce1">
            <text:p>0</text:p>
          </table:table-cell>
          <table:table-cell office:value-type="string" office:string-value="pc_hadesert" table:formula="of:=INDEX([.$V$7:.$Z$17];[.L370];[.M370])" table:style-name="ce1">
            <text:p>pc_hadesert</text:p>
          </table:table-cell>
          <table:table-cell office:value-type="float" office:value="0" table:formula="of:=[.$T$8]&amp;[.N370]" table:style-name="ce1">
            <text:p>#REF!</text:p>
          </table:table-cell>
          <table:table-cell office:value-type="float" office:value="0" table:formula="of:=[.$T$9]&amp;[.N37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70]+1)" table:style-name="ce1">
            <text:p>#REF!</text:p>
          </table:table-cell>
          <table:table-cell office:value-type="float" office:value="0" table:formula="of:=[.I369]" table:style-name="ce1">
            <text:p>0</text:p>
          </table:table-cell>
          <table:table-cell office:value-type="float" office:value="363" table:style-name="ce1">
            <text:p>363</text:p>
          </table:table-cell>
          <table:table-cell office:value-type="float" office:value="10" table:formula="of:=INT([.J370]/COUNTA([.$V$7:.$Z$17]))+1" table:style-name="ce1">
            <text:p>10</text:p>
          </table:table-cell>
          <table:table-cell office:value-type="float" office:value="3" table:formula="of:=IF(INDEX([.$V$7:.$Z$17];[.L369]+1;[.M369])=&quot;&quot;;1;[.L369]+1)" table:style-name="ce1">
            <text:p>3</text:p>
          </table:table-cell>
          <table:table-cell office:value-type="float" office:value="3" table:formula="of:=IF(INDEX([.$V$7:.$Z$17];[.L369]+1;[.M369])=&quot;&quot;;IF([.M369]=5;1;[.M369]+1);[.M369])" table:style-name="ce1">
            <text:p>3</text:p>
          </table:table-cell>
          <table:table-cell office:value-type="float" office:value="0" table:formula="of:=IF([.B370]=[.C370];0;INDEX([.$V$18:.$Z$25];INT([.$J370]/COUNTA([.$V$7:.$Z$17]))+1;[.$M370]))" table:style-name="ce1">
            <text:p>#REF!</text:p>
          </table:table-cell>
          <table:table-cell table:style-name="ce1"/>
          <table:table-cell office:value-type="string" office:string-value="" table:formula="of:=IF(INDEX([.AB$18:.AB$200];[.$K370])=&quot;&quot;;&quot;&quot;;[.$T$17]&amp;&quot; = yes &quot;)" table:style-name="ce1"/>
          <table:table-cell office:value-type="string" office:string-value="" table:formula="of:=IF(INDEX([.AC$18:.AC$200];[.$K370])=&quot;&quot;;&quot;&quot;;[.$T$18]&amp;&quot; = yes &quot;)" table:style-name="ce1"/>
          <table:table-cell office:value-type="string" office:string-value="" table:formula="of:=IF(INDEX([.AD$18:.AD$200];[.$K370])=&quot;&quot;;&quot;&quot;;[.$T$19]&amp;&quot; = yes &quot;)" table:style-name="ce1"/>
          <table:table-cell office:value-type="string" office:string-value="" table:formula="of:=IF(INDEX([.AE$18:.AE$200];[.$K37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64</text:p>
          </table:table-cell>
          <table:table-cell office:value-type="float" office:value="0" table:formula="of:=INDEX([.U$18:.U$200];[.K371])" table:style-name="ce1">
            <text:p>0</text:p>
          </table:table-cell>
          <table:table-cell office:value-type="string" office:string-value="pc_antarctic" table:formula="of:=INDEX([.$V$7:.$Z$17];[.L371];[.M371])" table:style-name="ce1">
            <text:p>pc_antarctic</text:p>
          </table:table-cell>
          <table:table-cell office:value-type="float" office:value="0" table:formula="of:=[.$T$8]&amp;[.N371]" table:style-name="ce1">
            <text:p>#REF!</text:p>
          </table:table-cell>
          <table:table-cell office:value-type="float" office:value="0" table:formula="of:=[.$T$9]&amp;[.N37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71]+1)" table:style-name="ce1">
            <text:p>#REF!</text:p>
          </table:table-cell>
          <table:table-cell office:value-type="float" office:value="0" table:formula="of:=[.I370]" table:style-name="ce1">
            <text:p>0</text:p>
          </table:table-cell>
          <table:table-cell office:value-type="float" office:value="364" table:style-name="ce1">
            <text:p>364</text:p>
          </table:table-cell>
          <table:table-cell office:value-type="float" office:value="10" table:formula="of:=INT([.J371]/COUNTA([.$V$7:.$Z$17]))+1" table:style-name="ce1">
            <text:p>10</text:p>
          </table:table-cell>
          <table:table-cell office:value-type="float" office:value="4" table:formula="of:=IF(INDEX([.$V$7:.$Z$17];[.L370]+1;[.M370])=&quot;&quot;;1;[.L370]+1)" table:style-name="ce1">
            <text:p>4</text:p>
          </table:table-cell>
          <table:table-cell office:value-type="float" office:value="3" table:formula="of:=IF(INDEX([.$V$7:.$Z$17];[.L370]+1;[.M370])=&quot;&quot;;IF([.M370]=5;1;[.M370]+1);[.M370])" table:style-name="ce1">
            <text:p>3</text:p>
          </table:table-cell>
          <table:table-cell office:value-type="float" office:value="0" table:formula="of:=IF([.B371]=[.C371];0;INDEX([.$V$18:.$Z$25];INT([.$J371]/COUNTA([.$V$7:.$Z$17]))+1;[.$M371]))" table:style-name="ce1">
            <text:p>#REF!</text:p>
          </table:table-cell>
          <table:table-cell table:style-name="ce1"/>
          <table:table-cell office:value-type="string" office:string-value="" table:formula="of:=IF(INDEX([.AB$18:.AB$200];[.$K371])=&quot;&quot;;&quot;&quot;;[.$T$17]&amp;&quot; = yes &quot;)" table:style-name="ce1"/>
          <table:table-cell office:value-type="string" office:string-value="" table:formula="of:=IF(INDEX([.AC$18:.AC$200];[.$K371])=&quot;&quot;;&quot;&quot;;[.$T$18]&amp;&quot; = yes &quot;)" table:style-name="ce1"/>
          <table:table-cell office:value-type="string" office:string-value="" table:formula="of:=IF(INDEX([.AD$18:.AD$200];[.$K371])=&quot;&quot;;&quot;&quot;;[.$T$19]&amp;&quot; = yes &quot;)" table:style-name="ce1"/>
          <table:table-cell office:value-type="string" office:string-value="" table:formula="of:=IF(INDEX([.AE$18:.AE$200];[.$K37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65</text:p>
          </table:table-cell>
          <table:table-cell office:value-type="float" office:value="0" table:formula="of:=INDEX([.U$18:.U$200];[.K372])" table:style-name="ce1">
            <text:p>0</text:p>
          </table:table-cell>
          <table:table-cell office:value-type="string" office:string-value="pc_tundra" table:formula="of:=INDEX([.$V$7:.$Z$17];[.L372];[.M372])" table:style-name="ce1">
            <text:p>pc_tundra</text:p>
          </table:table-cell>
          <table:table-cell office:value-type="float" office:value="0" table:formula="of:=[.$T$8]&amp;[.N372]" table:style-name="ce1">
            <text:p>#REF!</text:p>
          </table:table-cell>
          <table:table-cell office:value-type="float" office:value="0" table:formula="of:=[.$T$9]&amp;[.N37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72]+1)" table:style-name="ce1">
            <text:p>#REF!</text:p>
          </table:table-cell>
          <table:table-cell office:value-type="float" office:value="0" table:formula="of:=[.I371]" table:style-name="ce1">
            <text:p>0</text:p>
          </table:table-cell>
          <table:table-cell office:value-type="float" office:value="365" table:style-name="ce1">
            <text:p>365</text:p>
          </table:table-cell>
          <table:table-cell office:value-type="float" office:value="10" table:formula="of:=INT([.J372]/COUNTA([.$V$7:.$Z$17]))+1" table:style-name="ce1">
            <text:p>10</text:p>
          </table:table-cell>
          <table:table-cell office:value-type="float" office:value="5" table:formula="of:=IF(INDEX([.$V$7:.$Z$17];[.L371]+1;[.M371])=&quot;&quot;;1;[.L371]+1)" table:style-name="ce1">
            <text:p>5</text:p>
          </table:table-cell>
          <table:table-cell office:value-type="float" office:value="3" table:formula="of:=IF(INDEX([.$V$7:.$Z$17];[.L371]+1;[.M371])=&quot;&quot;;IF([.M371]=5;1;[.M371]+1);[.M371])" table:style-name="ce1">
            <text:p>3</text:p>
          </table:table-cell>
          <table:table-cell office:value-type="float" office:value="0" table:formula="of:=IF([.B372]=[.C372];0;INDEX([.$V$18:.$Z$25];INT([.$J372]/COUNTA([.$V$7:.$Z$17]))+1;[.$M372]))" table:style-name="ce1">
            <text:p>#REF!</text:p>
          </table:table-cell>
          <table:table-cell table:style-name="ce1"/>
          <table:table-cell office:value-type="string" office:string-value="" table:formula="of:=IF(INDEX([.AB$18:.AB$200];[.$K372])=&quot;&quot;;&quot;&quot;;[.$T$17]&amp;&quot; = yes &quot;)" table:style-name="ce1"/>
          <table:table-cell office:value-type="string" office:string-value="" table:formula="of:=IF(INDEX([.AC$18:.AC$200];[.$K372])=&quot;&quot;;&quot;&quot;;[.$T$18]&amp;&quot; = yes &quot;)" table:style-name="ce1"/>
          <table:table-cell office:value-type="string" office:string-value="" table:formula="of:=IF(INDEX([.AD$18:.AD$200];[.$K372])=&quot;&quot;;&quot;&quot;;[.$T$19]&amp;&quot; = yes &quot;)" table:style-name="ce1"/>
          <table:table-cell office:value-type="string" office:string-value="" table:formula="of:=IF(INDEX([.AE$18:.AE$200];[.$K37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66</text:p>
          </table:table-cell>
          <table:table-cell office:value-type="float" office:value="0" table:formula="of:=INDEX([.U$18:.U$200];[.K373])" table:style-name="ce1">
            <text:p>0</text:p>
          </table:table-cell>
          <table:table-cell office:value-type="string" office:string-value="pc_alpine" table:formula="of:=INDEX([.$V$7:.$Z$17];[.L373];[.M373])" table:style-name="ce1">
            <text:p>pc_alpine</text:p>
          </table:table-cell>
          <table:table-cell office:value-type="float" office:value="0" table:formula="of:=[.$T$8]&amp;[.N373]" table:style-name="ce1">
            <text:p>#REF!</text:p>
          </table:table-cell>
          <table:table-cell office:value-type="float" office:value="0" table:formula="of:=[.$T$9]&amp;[.N37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73]+1)" table:style-name="ce1">
            <text:p>#REF!</text:p>
          </table:table-cell>
          <table:table-cell office:value-type="float" office:value="0" table:formula="of:=[.I372]" table:style-name="ce1">
            <text:p>0</text:p>
          </table:table-cell>
          <table:table-cell office:value-type="float" office:value="366" table:style-name="ce1">
            <text:p>366</text:p>
          </table:table-cell>
          <table:table-cell office:value-type="float" office:value="10" table:formula="of:=INT([.J373]/COUNTA([.$V$7:.$Z$17]))+1" table:style-name="ce1">
            <text:p>10</text:p>
          </table:table-cell>
          <table:table-cell office:value-type="float" office:value="6" table:formula="of:=IF(INDEX([.$V$7:.$Z$17];[.L372]+1;[.M372])=&quot;&quot;;1;[.L372]+1)" table:style-name="ce1">
            <text:p>6</text:p>
          </table:table-cell>
          <table:table-cell office:value-type="float" office:value="3" table:formula="of:=IF(INDEX([.$V$7:.$Z$17];[.L372]+1;[.M372])=&quot;&quot;;IF([.M372]=5;1;[.M372]+1);[.M372])" table:style-name="ce1">
            <text:p>3</text:p>
          </table:table-cell>
          <table:table-cell office:value-type="float" office:value="0" table:formula="of:=IF([.B373]=[.C373];0;INDEX([.$V$18:.$Z$25];INT([.$J373]/COUNTA([.$V$7:.$Z$17]))+1;[.$M373]))" table:style-name="ce1">
            <text:p>#REF!</text:p>
          </table:table-cell>
          <table:table-cell table:style-name="ce1"/>
          <table:table-cell office:value-type="string" office:string-value="" table:formula="of:=IF(INDEX([.AB$18:.AB$200];[.$K373])=&quot;&quot;;&quot;&quot;;[.$T$17]&amp;&quot; = yes &quot;)" table:style-name="ce1"/>
          <table:table-cell office:value-type="string" office:string-value="" table:formula="of:=IF(INDEX([.AC$18:.AC$200];[.$K373])=&quot;&quot;;&quot;&quot;;[.$T$18]&amp;&quot; = yes &quot;)" table:style-name="ce1"/>
          <table:table-cell office:value-type="string" office:string-value="" table:formula="of:=IF(INDEX([.AD$18:.AD$200];[.$K373])=&quot;&quot;;&quot;&quot;;[.$T$19]&amp;&quot; = yes &quot;)" table:style-name="ce1"/>
          <table:table-cell office:value-type="string" office:string-value="" table:formula="of:=IF(INDEX([.AE$18:.AE$200];[.$K37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67</text:p>
          </table:table-cell>
          <table:table-cell office:value-type="float" office:value="0" table:formula="of:=INDEX([.U$18:.U$200];[.K374])" table:style-name="ce1">
            <text:p>0</text:p>
          </table:table-cell>
          <table:table-cell office:value-type="string" office:string-value="pc_greenhouse_cold" table:formula="of:=INDEX([.$V$7:.$Z$17];[.L374];[.M374])" table:style-name="ce1">
            <text:p>pc_greenhouse_cold</text:p>
          </table:table-cell>
          <table:table-cell office:value-type="float" office:value="0" table:formula="of:=[.$T$8]&amp;[.N374]" table:style-name="ce1">
            <text:p>#REF!</text:p>
          </table:table-cell>
          <table:table-cell office:value-type="float" office:value="0" table:formula="of:=[.$T$9]&amp;[.N37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74]+1)" table:style-name="ce1">
            <text:p>#REF!</text:p>
          </table:table-cell>
          <table:table-cell office:value-type="float" office:value="0" table:formula="of:=[.I373]" table:style-name="ce1">
            <text:p>0</text:p>
          </table:table-cell>
          <table:table-cell office:value-type="float" office:value="367" table:style-name="ce1">
            <text:p>367</text:p>
          </table:table-cell>
          <table:table-cell office:value-type="float" office:value="10" table:formula="of:=INT([.J374]/COUNTA([.$V$7:.$Z$17]))+1" table:style-name="ce1">
            <text:p>10</text:p>
          </table:table-cell>
          <table:table-cell office:value-type="float" office:value="7" table:formula="of:=IF(INDEX([.$V$7:.$Z$17];[.L373]+1;[.M373])=&quot;&quot;;1;[.L373]+1)" table:style-name="ce1">
            <text:p>7</text:p>
          </table:table-cell>
          <table:table-cell office:value-type="float" office:value="3" table:formula="of:=IF(INDEX([.$V$7:.$Z$17];[.L373]+1;[.M373])=&quot;&quot;;IF([.M373]=5;1;[.M373]+1);[.M373])" table:style-name="ce1">
            <text:p>3</text:p>
          </table:table-cell>
          <table:table-cell office:value-type="float" office:value="0" table:formula="of:=IF([.B374]=[.C374];0;INDEX([.$V$18:.$Z$25];INT([.$J374]/COUNTA([.$V$7:.$Z$17]))+1;[.$M374]))" table:style-name="ce1">
            <text:p>#REF!</text:p>
          </table:table-cell>
          <table:table-cell table:style-name="ce1"/>
          <table:table-cell office:value-type="string" office:string-value="" table:formula="of:=IF(INDEX([.AB$18:.AB$200];[.$K374])=&quot;&quot;;&quot;&quot;;[.$T$17]&amp;&quot; = yes &quot;)" table:style-name="ce1"/>
          <table:table-cell office:value-type="string" office:string-value="" table:formula="of:=IF(INDEX([.AC$18:.AC$200];[.$K374])=&quot;&quot;;&quot;&quot;;[.$T$18]&amp;&quot; = yes &quot;)" table:style-name="ce1"/>
          <table:table-cell office:value-type="string" office:string-value="" table:formula="of:=IF(INDEX([.AD$18:.AD$200];[.$K374])=&quot;&quot;;&quot;&quot;;[.$T$19]&amp;&quot; = yes &quot;)" table:style-name="ce1"/>
          <table:table-cell office:value-type="string" office:string-value="" table:formula="of:=IF(INDEX([.AE$18:.AE$200];[.$K37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68</text:p>
          </table:table-cell>
          <table:table-cell office:value-type="float" office:value="0" table:formula="of:=INDEX([.U$18:.U$200];[.K375])" table:style-name="ce1">
            <text:p>0</text:p>
          </table:table-cell>
          <table:table-cell office:value-type="string" office:string-value="pc_arctic" table:formula="of:=INDEX([.$V$7:.$Z$17];[.L375];[.M375])" table:style-name="ce1">
            <text:p>pc_arctic</text:p>
          </table:table-cell>
          <table:table-cell office:value-type="float" office:value="0" table:formula="of:=[.$T$8]&amp;[.N375]" table:style-name="ce1">
            <text:p>#REF!</text:p>
          </table:table-cell>
          <table:table-cell office:value-type="float" office:value="0" table:formula="of:=[.$T$9]&amp;[.N37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75]+1)" table:style-name="ce1">
            <text:p>#REF!</text:p>
          </table:table-cell>
          <table:table-cell office:value-type="float" office:value="0" table:formula="of:=[.I374]" table:style-name="ce1">
            <text:p>0</text:p>
          </table:table-cell>
          <table:table-cell office:value-type="float" office:value="368" table:style-name="ce1">
            <text:p>368</text:p>
          </table:table-cell>
          <table:table-cell office:value-type="float" office:value="10" table:formula="of:=INT([.J375]/COUNTA([.$V$7:.$Z$17]))+1" table:style-name="ce1">
            <text:p>10</text:p>
          </table:table-cell>
          <table:table-cell office:value-type="float" office:value="1" table:formula="of:=IF(INDEX([.$V$7:.$Z$17];[.L374]+1;[.M374])=&quot;&quot;;1;[.L374]+1)" table:style-name="ce1">
            <text:p>1</text:p>
          </table:table-cell>
          <table:table-cell office:value-type="float" office:value="4" table:formula="of:=IF(INDEX([.$V$7:.$Z$17];[.L374]+1;[.M374])=&quot;&quot;;IF([.M374]=5;1;[.M374]+1);[.M374])" table:style-name="ce1">
            <text:p>4</text:p>
          </table:table-cell>
          <table:table-cell office:value-type="float" office:value="0" table:formula="of:=IF([.B375]=[.C375];0;INDEX([.$V$18:.$Z$25];INT([.$J375]/COUNTA([.$V$7:.$Z$17]))+1;[.$M375]))" table:style-name="ce1">
            <text:p>#REF!</text:p>
          </table:table-cell>
          <table:table-cell table:style-name="ce1"/>
          <table:table-cell office:value-type="string" office:string-value="" table:formula="of:=IF(INDEX([.AB$18:.AB$200];[.$K375])=&quot;&quot;;&quot;&quot;;[.$T$17]&amp;&quot; = yes &quot;)" table:style-name="ce1"/>
          <table:table-cell office:value-type="string" office:string-value="" table:formula="of:=IF(INDEX([.AC$18:.AC$200];[.$K375])=&quot;&quot;;&quot;&quot;;[.$T$18]&amp;&quot; = yes &quot;)" table:style-name="ce1"/>
          <table:table-cell office:value-type="string" office:string-value="" table:formula="of:=IF(INDEX([.AD$18:.AD$200];[.$K375])=&quot;&quot;;&quot;&quot;;[.$T$19]&amp;&quot; = yes &quot;)" table:style-name="ce1"/>
          <table:table-cell office:value-type="string" office:string-value="" table:formula="of:=IF(INDEX([.AE$18:.AE$200];[.$K37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69</text:p>
          </table:table-cell>
          <table:table-cell office:value-type="float" office:value="0" table:formula="of:=INDEX([.U$18:.U$200];[.K376])" table:style-name="ce1">
            <text:p>0</text:p>
          </table:table-cell>
          <table:table-cell office:value-type="string" office:string-value="pc_swamp" table:formula="of:=INDEX([.$V$7:.$Z$17];[.L376];[.M376])" table:style-name="ce1">
            <text:p>pc_swamp</text:p>
          </table:table-cell>
          <table:table-cell office:value-type="float" office:value="0" table:formula="of:=[.$T$8]&amp;[.N376]" table:style-name="ce1">
            <text:p>#REF!</text:p>
          </table:table-cell>
          <table:table-cell office:value-type="float" office:value="0" table:formula="of:=[.$T$9]&amp;[.N37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76]+1)" table:style-name="ce1">
            <text:p>#REF!</text:p>
          </table:table-cell>
          <table:table-cell office:value-type="float" office:value="0" table:formula="of:=[.I375]" table:style-name="ce1">
            <text:p>0</text:p>
          </table:table-cell>
          <table:table-cell office:value-type="float" office:value="369" table:style-name="ce1">
            <text:p>369</text:p>
          </table:table-cell>
          <table:table-cell office:value-type="float" office:value="10" table:formula="of:=INT([.J376]/COUNTA([.$V$7:.$Z$17]))+1" table:style-name="ce1">
            <text:p>10</text:p>
          </table:table-cell>
          <table:table-cell office:value-type="float" office:value="2" table:formula="of:=IF(INDEX([.$V$7:.$Z$17];[.L375]+1;[.M375])=&quot;&quot;;1;[.L375]+1)" table:style-name="ce1">
            <text:p>2</text:p>
          </table:table-cell>
          <table:table-cell office:value-type="float" office:value="4" table:formula="of:=IF(INDEX([.$V$7:.$Z$17];[.L375]+1;[.M375])=&quot;&quot;;IF([.M375]=5;1;[.M375]+1);[.M375])" table:style-name="ce1">
            <text:p>4</text:p>
          </table:table-cell>
          <table:table-cell office:value-type="float" office:value="0" table:formula="of:=IF([.B376]=[.C376];0;INDEX([.$V$18:.$Z$25];INT([.$J376]/COUNTA([.$V$7:.$Z$17]))+1;[.$M376]))" table:style-name="ce1">
            <text:p>#REF!</text:p>
          </table:table-cell>
          <table:table-cell table:style-name="ce1"/>
          <table:table-cell office:value-type="string" office:string-value="" table:formula="of:=IF(INDEX([.AB$18:.AB$200];[.$K376])=&quot;&quot;;&quot;&quot;;[.$T$17]&amp;&quot; = yes &quot;)" table:style-name="ce1"/>
          <table:table-cell office:value-type="string" office:string-value="" table:formula="of:=IF(INDEX([.AC$18:.AC$200];[.$K376])=&quot;&quot;;&quot;&quot;;[.$T$18]&amp;&quot; = yes &quot;)" table:style-name="ce1"/>
          <table:table-cell office:value-type="string" office:string-value="" table:formula="of:=IF(INDEX([.AD$18:.AD$200];[.$K376])=&quot;&quot;;&quot;&quot;;[.$T$19]&amp;&quot; = yes &quot;)" table:style-name="ce1"/>
          <table:table-cell office:value-type="string" office:string-value="" table:formula="of:=IF(INDEX([.AE$18:.AE$200];[.$K37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70</text:p>
          </table:table-cell>
          <table:table-cell office:value-type="float" office:value="0" table:formula="of:=INDEX([.U$18:.U$200];[.K377])" table:style-name="ce1">
            <text:p>0</text:p>
          </table:table-cell>
          <table:table-cell office:value-type="string" office:string-value="pc_cascadian" table:formula="of:=INDEX([.$V$7:.$Z$17];[.L377];[.M377])" table:style-name="ce1">
            <text:p>pc_cascadian</text:p>
          </table:table-cell>
          <table:table-cell office:value-type="float" office:value="0" table:formula="of:=[.$T$8]&amp;[.N377]" table:style-name="ce1">
            <text:p>#REF!</text:p>
          </table:table-cell>
          <table:table-cell office:value-type="float" office:value="0" table:formula="of:=[.$T$9]&amp;[.N37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77]+1)" table:style-name="ce1">
            <text:p>#REF!</text:p>
          </table:table-cell>
          <table:table-cell office:value-type="float" office:value="0" table:formula="of:=[.I376]" table:style-name="ce1">
            <text:p>0</text:p>
          </table:table-cell>
          <table:table-cell office:value-type="float" office:value="370" table:style-name="ce1">
            <text:p>370</text:p>
          </table:table-cell>
          <table:table-cell office:value-type="float" office:value="10" table:formula="of:=INT([.J377]/COUNTA([.$V$7:.$Z$17]))+1" table:style-name="ce1">
            <text:p>10</text:p>
          </table:table-cell>
          <table:table-cell office:value-type="float" office:value="3" table:formula="of:=IF(INDEX([.$V$7:.$Z$17];[.L376]+1;[.M376])=&quot;&quot;;1;[.L376]+1)" table:style-name="ce1">
            <text:p>3</text:p>
          </table:table-cell>
          <table:table-cell office:value-type="float" office:value="4" table:formula="of:=IF(INDEX([.$V$7:.$Z$17];[.L376]+1;[.M376])=&quot;&quot;;IF([.M376]=5;1;[.M376]+1);[.M376])" table:style-name="ce1">
            <text:p>4</text:p>
          </table:table-cell>
          <table:table-cell office:value-type="float" office:value="0" table:formula="of:=IF([.B377]=[.C377];0;INDEX([.$V$18:.$Z$25];INT([.$J377]/COUNTA([.$V$7:.$Z$17]))+1;[.$M377]))" table:style-name="ce1">
            <text:p>#REF!</text:p>
          </table:table-cell>
          <table:table-cell table:style-name="ce1"/>
          <table:table-cell office:value-type="string" office:string-value="" table:formula="of:=IF(INDEX([.AB$18:.AB$200];[.$K377])=&quot;&quot;;&quot;&quot;;[.$T$17]&amp;&quot; = yes &quot;)" table:style-name="ce1"/>
          <table:table-cell office:value-type="string" office:string-value="" table:formula="of:=IF(INDEX([.AC$18:.AC$200];[.$K377])=&quot;&quot;;&quot;&quot;;[.$T$18]&amp;&quot; = yes &quot;)" table:style-name="ce1"/>
          <table:table-cell office:value-type="string" office:string-value="" table:formula="of:=IF(INDEX([.AD$18:.AD$200];[.$K377])=&quot;&quot;;&quot;&quot;;[.$T$19]&amp;&quot; = yes &quot;)" table:style-name="ce1"/>
          <table:table-cell office:value-type="string" office:string-value="" table:formula="of:=IF(INDEX([.AE$18:.AE$200];[.$K37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71</text:p>
          </table:table-cell>
          <table:table-cell office:value-type="float" office:value="0" table:formula="of:=INDEX([.U$18:.U$200];[.K378])" table:style-name="ce1">
            <text:p>0</text:p>
          </table:table-cell>
          <table:table-cell office:value-type="string" office:string-value="pc_geothermal" table:formula="of:=INDEX([.$V$7:.$Z$17];[.L378];[.M378])" table:style-name="ce1">
            <text:p>pc_geothermal</text:p>
          </table:table-cell>
          <table:table-cell office:value-type="float" office:value="0" table:formula="of:=[.$T$8]&amp;[.N378]" table:style-name="ce1">
            <text:p>#REF!</text:p>
          </table:table-cell>
          <table:table-cell office:value-type="float" office:value="0" table:formula="of:=[.$T$9]&amp;[.N37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78]+1)" table:style-name="ce1">
            <text:p>#REF!</text:p>
          </table:table-cell>
          <table:table-cell office:value-type="float" office:value="0" table:formula="of:=[.I377]" table:style-name="ce1">
            <text:p>0</text:p>
          </table:table-cell>
          <table:table-cell office:value-type="float" office:value="371" table:style-name="ce1">
            <text:p>371</text:p>
          </table:table-cell>
          <table:table-cell office:value-type="float" office:value="10" table:formula="of:=INT([.J378]/COUNTA([.$V$7:.$Z$17]))+1" table:style-name="ce1">
            <text:p>10</text:p>
          </table:table-cell>
          <table:table-cell office:value-type="float" office:value="4" table:formula="of:=IF(INDEX([.$V$7:.$Z$17];[.L377]+1;[.M377])=&quot;&quot;;1;[.L377]+1)" table:style-name="ce1">
            <text:p>4</text:p>
          </table:table-cell>
          <table:table-cell office:value-type="float" office:value="4" table:formula="of:=IF(INDEX([.$V$7:.$Z$17];[.L377]+1;[.M377])=&quot;&quot;;IF([.M377]=5;1;[.M377]+1);[.M377])" table:style-name="ce1">
            <text:p>4</text:p>
          </table:table-cell>
          <table:table-cell office:value-type="float" office:value="0" table:formula="of:=IF([.B378]=[.C378];0;INDEX([.$V$18:.$Z$25];INT([.$J378]/COUNTA([.$V$7:.$Z$17]))+1;[.$M378]))" table:style-name="ce1">
            <text:p>#REF!</text:p>
          </table:table-cell>
          <table:table-cell table:style-name="ce1"/>
          <table:table-cell office:value-type="string" office:string-value="" table:formula="of:=IF(INDEX([.AB$18:.AB$200];[.$K378])=&quot;&quot;;&quot;&quot;;[.$T$17]&amp;&quot; = yes &quot;)" table:style-name="ce1"/>
          <table:table-cell office:value-type="string" office:string-value="" table:formula="of:=IF(INDEX([.AC$18:.AC$200];[.$K378])=&quot;&quot;;&quot;&quot;;[.$T$18]&amp;&quot; = yes &quot;)" table:style-name="ce1"/>
          <table:table-cell office:value-type="string" office:string-value="" table:formula="of:=IF(INDEX([.AD$18:.AD$200];[.$K378])=&quot;&quot;;&quot;&quot;;[.$T$19]&amp;&quot; = yes &quot;)" table:style-name="ce1"/>
          <table:table-cell office:value-type="string" office:string-value="" table:formula="of:=IF(INDEX([.AE$18:.AE$200];[.$K37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72</text:p>
          </table:table-cell>
          <table:table-cell office:value-type="float" office:value="0" table:formula="of:=INDEX([.U$18:.U$200];[.K379])" table:style-name="ce1">
            <text:p>0</text:p>
          </table:table-cell>
          <table:table-cell office:value-type="string" office:string-value="pc_glacial" table:formula="of:=INDEX([.$V$7:.$Z$17];[.L379];[.M379])" table:style-name="ce1">
            <text:p>pc_glacial</text:p>
          </table:table-cell>
          <table:table-cell office:value-type="float" office:value="0" table:formula="of:=[.$T$8]&amp;[.N379]" table:style-name="ce1">
            <text:p>#REF!</text:p>
          </table:table-cell>
          <table:table-cell office:value-type="float" office:value="0" table:formula="of:=[.$T$9]&amp;[.N37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79]+1)" table:style-name="ce1">
            <text:p>#REF!</text:p>
          </table:table-cell>
          <table:table-cell office:value-type="float" office:value="0" table:formula="of:=[.I378]" table:style-name="ce1">
            <text:p>0</text:p>
          </table:table-cell>
          <table:table-cell office:value-type="float" office:value="372" table:style-name="ce1">
            <text:p>372</text:p>
          </table:table-cell>
          <table:table-cell office:value-type="float" office:value="10" table:formula="of:=INT([.J379]/COUNTA([.$V$7:.$Z$17]))+1" table:style-name="ce1">
            <text:p>10</text:p>
          </table:table-cell>
          <table:table-cell office:value-type="float" office:value="5" table:formula="of:=IF(INDEX([.$V$7:.$Z$17];[.L378]+1;[.M378])=&quot;&quot;;1;[.L378]+1)" table:style-name="ce1">
            <text:p>5</text:p>
          </table:table-cell>
          <table:table-cell office:value-type="float" office:value="4" table:formula="of:=IF(INDEX([.$V$7:.$Z$17];[.L378]+1;[.M378])=&quot;&quot;;IF([.M378]=5;1;[.M378]+1);[.M378])" table:style-name="ce1">
            <text:p>4</text:p>
          </table:table-cell>
          <table:table-cell office:value-type="float" office:value="0" table:formula="of:=IF([.B379]=[.C379];0;INDEX([.$V$18:.$Z$25];INT([.$J379]/COUNTA([.$V$7:.$Z$17]))+1;[.$M379]))" table:style-name="ce1">
            <text:p>#REF!</text:p>
          </table:table-cell>
          <table:table-cell table:style-name="ce1"/>
          <table:table-cell office:value-type="string" office:string-value="" table:formula="of:=IF(INDEX([.AB$18:.AB$200];[.$K379])=&quot;&quot;;&quot;&quot;;[.$T$17]&amp;&quot; = yes &quot;)" table:style-name="ce1"/>
          <table:table-cell office:value-type="string" office:string-value="" table:formula="of:=IF(INDEX([.AC$18:.AC$200];[.$K379])=&quot;&quot;;&quot;&quot;;[.$T$18]&amp;&quot; = yes &quot;)" table:style-name="ce1"/>
          <table:table-cell office:value-type="string" office:string-value="" table:formula="of:=IF(INDEX([.AD$18:.AD$200];[.$K379])=&quot;&quot;;&quot;&quot;;[.$T$19]&amp;&quot; = yes &quot;)" table:style-name="ce1"/>
          <table:table-cell office:value-type="string" office:string-value="" table:formula="of:=IF(INDEX([.AE$18:.AE$200];[.$K37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73</text:p>
          </table:table-cell>
          <table:table-cell office:value-type="float" office:value="0" table:formula="of:=INDEX([.U$18:.U$200];[.K380])" table:style-name="ce1">
            <text:p>0</text:p>
          </table:table-cell>
          <table:table-cell office:value-type="string" office:string-value="pc_subarctic" table:formula="of:=INDEX([.$V$7:.$Z$17];[.L380];[.M380])" table:style-name="ce1">
            <text:p>pc_subarctic</text:p>
          </table:table-cell>
          <table:table-cell office:value-type="float" office:value="0" table:formula="of:=[.$T$8]&amp;[.N380]" table:style-name="ce1">
            <text:p>#REF!</text:p>
          </table:table-cell>
          <table:table-cell office:value-type="float" office:value="0" table:formula="of:=[.$T$9]&amp;[.N38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80]+1)" table:style-name="ce1">
            <text:p>#REF!</text:p>
          </table:table-cell>
          <table:table-cell office:value-type="float" office:value="0" table:formula="of:=[.I379]" table:style-name="ce1">
            <text:p>0</text:p>
          </table:table-cell>
          <table:table-cell office:value-type="float" office:value="373" table:style-name="ce1">
            <text:p>373</text:p>
          </table:table-cell>
          <table:table-cell office:value-type="float" office:value="10" table:formula="of:=INT([.J380]/COUNTA([.$V$7:.$Z$17]))+1" table:style-name="ce1">
            <text:p>10</text:p>
          </table:table-cell>
          <table:table-cell office:value-type="float" office:value="6" table:formula="of:=IF(INDEX([.$V$7:.$Z$17];[.L379]+1;[.M379])=&quot;&quot;;1;[.L379]+1)" table:style-name="ce1">
            <text:p>6</text:p>
          </table:table-cell>
          <table:table-cell office:value-type="float" office:value="4" table:formula="of:=IF(INDEX([.$V$7:.$Z$17];[.L379]+1;[.M379])=&quot;&quot;;IF([.M379]=5;1;[.M379]+1);[.M379])" table:style-name="ce1">
            <text:p>4</text:p>
          </table:table-cell>
          <table:table-cell office:value-type="float" office:value="0" table:formula="of:=IF([.B380]=[.C380];0;INDEX([.$V$18:.$Z$25];INT([.$J380]/COUNTA([.$V$7:.$Z$17]))+1;[.$M380]))" table:style-name="ce1">
            <text:p>#REF!</text:p>
          </table:table-cell>
          <table:table-cell table:style-name="ce1"/>
          <table:table-cell office:value-type="string" office:string-value="" table:formula="of:=IF(INDEX([.AB$18:.AB$200];[.$K380])=&quot;&quot;;&quot;&quot;;[.$T$17]&amp;&quot; = yes &quot;)" table:style-name="ce1"/>
          <table:table-cell office:value-type="string" office:string-value="" table:formula="of:=IF(INDEX([.AC$18:.AC$200];[.$K380])=&quot;&quot;;&quot;&quot;;[.$T$18]&amp;&quot; = yes &quot;)" table:style-name="ce1"/>
          <table:table-cell office:value-type="string" office:string-value="" table:formula="of:=IF(INDEX([.AD$18:.AD$200];[.$K380])=&quot;&quot;;&quot;&quot;;[.$T$19]&amp;&quot; = yes &quot;)" table:style-name="ce1"/>
          <table:table-cell office:value-type="string" office:string-value="" table:formula="of:=IF(INDEX([.AE$18:.AE$200];[.$K38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74</text:p>
          </table:table-cell>
          <table:table-cell office:value-type="float" office:value="0" table:formula="of:=INDEX([.U$18:.U$200];[.K381])" table:style-name="ce1">
            <text:p>0</text:p>
          </table:table-cell>
          <table:table-cell office:value-type="string" office:string-value="pc_marginal_cold" table:formula="of:=INDEX([.$V$7:.$Z$17];[.L381];[.M381])" table:style-name="ce1">
            <text:p>pc_marginal_cold</text:p>
          </table:table-cell>
          <table:table-cell office:value-type="float" office:value="0" table:formula="of:=[.$T$8]&amp;[.N381]" table:style-name="ce1">
            <text:p>#REF!</text:p>
          </table:table-cell>
          <table:table-cell office:value-type="float" office:value="0" table:formula="of:=[.$T$9]&amp;[.N38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81]+1)" table:style-name="ce1">
            <text:p>#REF!</text:p>
          </table:table-cell>
          <table:table-cell office:value-type="float" office:value="0" table:formula="of:=[.I380]" table:style-name="ce1">
            <text:p>0</text:p>
          </table:table-cell>
          <table:table-cell office:value-type="float" office:value="374" table:style-name="ce1">
            <text:p>374</text:p>
          </table:table-cell>
          <table:table-cell office:value-type="float" office:value="10" table:formula="of:=INT([.J381]/COUNTA([.$V$7:.$Z$17]))+1" table:style-name="ce1">
            <text:p>10</text:p>
          </table:table-cell>
          <table:table-cell office:value-type="float" office:value="7" table:formula="of:=IF(INDEX([.$V$7:.$Z$17];[.L380]+1;[.M380])=&quot;&quot;;1;[.L380]+1)" table:style-name="ce1">
            <text:p>7</text:p>
          </table:table-cell>
          <table:table-cell office:value-type="float" office:value="4" table:formula="of:=IF(INDEX([.$V$7:.$Z$17];[.L380]+1;[.M380])=&quot;&quot;;IF([.M380]=5;1;[.M380]+1);[.M380])" table:style-name="ce1">
            <text:p>4</text:p>
          </table:table-cell>
          <table:table-cell office:value-type="float" office:value="0" table:formula="of:=IF([.B381]=[.C381];0;INDEX([.$V$18:.$Z$25];INT([.$J381]/COUNTA([.$V$7:.$Z$17]))+1;[.$M381]))" table:style-name="ce1">
            <text:p>#REF!</text:p>
          </table:table-cell>
          <table:table-cell table:style-name="ce1"/>
          <table:table-cell office:value-type="string" office:string-value="" table:formula="of:=IF(INDEX([.AB$18:.AB$200];[.$K381])=&quot;&quot;;&quot;&quot;;[.$T$17]&amp;&quot; = yes &quot;)" table:style-name="ce1"/>
          <table:table-cell office:value-type="string" office:string-value="" table:formula="of:=IF(INDEX([.AC$18:.AC$200];[.$K381])=&quot;&quot;;&quot;&quot;;[.$T$18]&amp;&quot; = yes &quot;)" table:style-name="ce1"/>
          <table:table-cell office:value-type="string" office:string-value="" table:formula="of:=IF(INDEX([.AD$18:.AD$200];[.$K381])=&quot;&quot;;&quot;&quot;;[.$T$19]&amp;&quot; = yes &quot;)" table:style-name="ce1"/>
          <table:table-cell office:value-type="string" office:string-value="" table:formula="of:=IF(INDEX([.AE$18:.AE$200];[.$K38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75</text:p>
          </table:table-cell>
          <table:table-cell office:value-type="float" office:value="0" table:formula="of:=INDEX([.U$18:.U$200];[.K382])" table:style-name="ce1">
            <text:p>0</text:p>
          </table:table-cell>
          <table:table-cell office:value-type="string" office:string-value="pc_gaia" table:formula="of:=INDEX([.$V$7:.$Z$17];[.L382];[.M382])" table:style-name="ce1">
            <text:p>pc_gaia</text:p>
          </table:table-cell>
          <table:table-cell office:value-type="float" office:value="0" table:formula="of:=[.$T$8]&amp;[.N382]" table:style-name="ce1">
            <text:p>#REF!</text:p>
          </table:table-cell>
          <table:table-cell office:value-type="float" office:value="0" table:formula="of:=[.$T$9]&amp;[.N38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82]+1)" table:style-name="ce1">
            <text:p>#REF!</text:p>
          </table:table-cell>
          <table:table-cell office:value-type="float" office:value="0" table:formula="of:=[.I381]" table:style-name="ce1">
            <text:p>0</text:p>
          </table:table-cell>
          <table:table-cell office:value-type="float" office:value="375" table:style-name="ce1">
            <text:p>375</text:p>
          </table:table-cell>
          <table:table-cell office:value-type="float" office:value="10" table:formula="of:=INT([.J382]/COUNTA([.$V$7:.$Z$17]))+1" table:style-name="ce1">
            <text:p>10</text:p>
          </table:table-cell>
          <table:table-cell office:value-type="float" office:value="1" table:formula="of:=IF(INDEX([.$V$7:.$Z$17];[.L381]+1;[.M381])=&quot;&quot;;1;[.L381]+1)" table:style-name="ce1">
            <text:p>1</text:p>
          </table:table-cell>
          <table:table-cell office:value-type="float" office:value="5" table:formula="of:=IF(INDEX([.$V$7:.$Z$17];[.L381]+1;[.M381])=&quot;&quot;;IF([.M381]=5;1;[.M381]+1);[.M381])" table:style-name="ce1">
            <text:p>5</text:p>
          </table:table-cell>
          <table:table-cell office:value-type="float" office:value="0" table:formula="of:=IF([.B382]=[.C382];0;INDEX([.$V$18:.$Z$25];INT([.$J382]/COUNTA([.$V$7:.$Z$17]))+1;[.$M382]))" table:style-name="ce1">
            <text:p>#REF!</text:p>
          </table:table-cell>
          <table:table-cell table:style-name="ce1"/>
          <table:table-cell office:value-type="string" office:string-value="" table:formula="of:=IF(INDEX([.AB$18:.AB$200];[.$K382])=&quot;&quot;;&quot;&quot;;[.$T$17]&amp;&quot; = yes &quot;)" table:style-name="ce1"/>
          <table:table-cell office:value-type="string" office:string-value="" table:formula="of:=IF(INDEX([.AC$18:.AC$200];[.$K382])=&quot;&quot;;&quot;&quot;;[.$T$18]&amp;&quot; = yes &quot;)" table:style-name="ce1"/>
          <table:table-cell office:value-type="string" office:string-value="" table:formula="of:=IF(INDEX([.AD$18:.AD$200];[.$K382])=&quot;&quot;;&quot;&quot;;[.$T$19]&amp;&quot; = yes &quot;)" table:style-name="ce1"/>
          <table:table-cell office:value-type="string" office:string-value="" table:formula="of:=IF(INDEX([.AE$18:.AE$200];[.$K38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76</text:p>
          </table:table-cell>
          <table:table-cell office:value-type="float" office:value="0" table:formula="of:=INDEX([.U$18:.U$200];[.K383])" table:style-name="ce1">
            <text:p>0</text:p>
          </table:table-cell>
          <table:table-cell office:value-type="string" office:string-value="pc_machine" table:formula="of:=INDEX([.$V$7:.$Z$17];[.L383];[.M383])" table:style-name="ce1">
            <text:p>pc_machine</text:p>
          </table:table-cell>
          <table:table-cell office:value-type="float" office:value="0" table:formula="of:=[.$T$8]&amp;[.N383]" table:style-name="ce1">
            <text:p>#REF!</text:p>
          </table:table-cell>
          <table:table-cell office:value-type="float" office:value="0" table:formula="of:=[.$T$9]&amp;[.N38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83]+1)" table:style-name="ce1">
            <text:p>#REF!</text:p>
          </table:table-cell>
          <table:table-cell office:value-type="float" office:value="0" table:formula="of:=[.I382]" table:style-name="ce1">
            <text:p>0</text:p>
          </table:table-cell>
          <table:table-cell office:value-type="float" office:value="376" table:style-name="ce1">
            <text:p>376</text:p>
          </table:table-cell>
          <table:table-cell office:value-type="float" office:value="10" table:formula="of:=INT([.J383]/COUNTA([.$V$7:.$Z$17]))+1" table:style-name="ce1">
            <text:p>10</text:p>
          </table:table-cell>
          <table:table-cell office:value-type="float" office:value="2" table:formula="of:=IF(INDEX([.$V$7:.$Z$17];[.L382]+1;[.M382])=&quot;&quot;;1;[.L382]+1)" table:style-name="ce1">
            <text:p>2</text:p>
          </table:table-cell>
          <table:table-cell office:value-type="float" office:value="5" table:formula="of:=IF(INDEX([.$V$7:.$Z$17];[.L382]+1;[.M382])=&quot;&quot;;IF([.M382]=5;1;[.M382]+1);[.M382])" table:style-name="ce1">
            <text:p>5</text:p>
          </table:table-cell>
          <table:table-cell office:value-type="float" office:value="0" table:formula="of:=IF([.B383]=[.C383];0;INDEX([.$V$18:.$Z$25];INT([.$J383]/COUNTA([.$V$7:.$Z$17]))+1;[.$M383]))" table:style-name="ce1">
            <text:p>#REF!</text:p>
          </table:table-cell>
          <table:table-cell table:style-name="ce1"/>
          <table:table-cell office:value-type="string" office:string-value="" table:formula="of:=IF(INDEX([.AB$18:.AB$200];[.$K383])=&quot;&quot;;&quot;&quot;;[.$T$17]&amp;&quot; = yes &quot;)" table:style-name="ce1"/>
          <table:table-cell office:value-type="string" office:string-value="" table:formula="of:=IF(INDEX([.AC$18:.AC$200];[.$K383])=&quot;&quot;;&quot;&quot;;[.$T$18]&amp;&quot; = yes &quot;)" table:style-name="ce1"/>
          <table:table-cell office:value-type="string" office:string-value="" table:formula="of:=IF(INDEX([.AD$18:.AD$200];[.$K383])=&quot;&quot;;&quot;&quot;;[.$T$19]&amp;&quot; = yes &quot;)" table:style-name="ce1"/>
          <table:table-cell office:value-type="string" office:string-value="" table:formula="of:=IF(INDEX([.AE$18:.AE$200];[.$K38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77</text:p>
          </table:table-cell>
          <table:table-cell office:value-type="float" office:value="0" table:formula="of:=INDEX([.U$18:.U$200];[.K384])" table:style-name="ce1">
            <text:p>0</text:p>
          </table:table-cell>
          <table:table-cell office:value-type="string" office:string-value="pc_cybertronic" table:formula="of:=INDEX([.$V$7:.$Z$17];[.L384];[.M384])" table:style-name="ce1">
            <text:p>pc_cybertronic</text:p>
          </table:table-cell>
          <table:table-cell office:value-type="float" office:value="0" table:formula="of:=[.$T$8]&amp;[.N384]" table:style-name="ce1">
            <text:p>#REF!</text:p>
          </table:table-cell>
          <table:table-cell office:value-type="float" office:value="0" table:formula="of:=[.$T$9]&amp;[.N38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84]+1)" table:style-name="ce1">
            <text:p>#REF!</text:p>
          </table:table-cell>
          <table:table-cell office:value-type="float" office:value="0" table:formula="of:=[.I383]" table:style-name="ce1">
            <text:p>0</text:p>
          </table:table-cell>
          <table:table-cell office:value-type="float" office:value="377" table:style-name="ce1">
            <text:p>377</text:p>
          </table:table-cell>
          <table:table-cell office:value-type="float" office:value="10" table:formula="of:=INT([.J384]/COUNTA([.$V$7:.$Z$17]))+1" table:style-name="ce1">
            <text:p>10</text:p>
          </table:table-cell>
          <table:table-cell office:value-type="float" office:value="3" table:formula="of:=IF(INDEX([.$V$7:.$Z$17];[.L383]+1;[.M383])=&quot;&quot;;1;[.L383]+1)" table:style-name="ce1">
            <text:p>3</text:p>
          </table:table-cell>
          <table:table-cell office:value-type="float" office:value="5" table:formula="of:=IF(INDEX([.$V$7:.$Z$17];[.L383]+1;[.M383])=&quot;&quot;;IF([.M383]=5;1;[.M383]+1);[.M383])" table:style-name="ce1">
            <text:p>5</text:p>
          </table:table-cell>
          <table:table-cell office:value-type="float" office:value="0" table:formula="of:=IF([.B384]=[.C384];0;INDEX([.$V$18:.$Z$25];INT([.$J384]/COUNTA([.$V$7:.$Z$17]))+1;[.$M384]))" table:style-name="ce1">
            <text:p>#REF!</text:p>
          </table:table-cell>
          <table:table-cell table:style-name="ce1"/>
          <table:table-cell office:value-type="string" office:string-value="" table:formula="of:=IF(INDEX([.AB$18:.AB$200];[.$K384])=&quot;&quot;;&quot;&quot;;[.$T$17]&amp;&quot; = yes &quot;)" table:style-name="ce1"/>
          <table:table-cell office:value-type="string" office:string-value="" table:formula="of:=IF(INDEX([.AC$18:.AC$200];[.$K384])=&quot;&quot;;&quot;&quot;;[.$T$18]&amp;&quot; = yes &quot;)" table:style-name="ce1"/>
          <table:table-cell office:value-type="string" office:string-value="" table:formula="of:=IF(INDEX([.AD$18:.AD$200];[.$K384])=&quot;&quot;;&quot;&quot;;[.$T$19]&amp;&quot; = yes &quot;)" table:style-name="ce1"/>
          <table:table-cell office:value-type="string" office:string-value="" table:formula="of:=IF(INDEX([.AE$18:.AE$200];[.$K38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78</text:p>
          </table:table-cell>
          <table:table-cell office:value-type="float" office:value="0" table:formula="of:=INDEX([.U$18:.U$200];[.K385])" table:style-name="ce1">
            <text:p>0</text:p>
          </table:table-cell>
          <table:table-cell office:value-type="string" office:string-value="pc_nuked" table:formula="of:=INDEX([.$V$7:.$Z$17];[.L385];[.M385])" table:style-name="ce1">
            <text:p>pc_nuked</text:p>
          </table:table-cell>
          <table:table-cell office:value-type="float" office:value="0" table:formula="of:=[.$T$8]&amp;[.N385]" table:style-name="ce1">
            <text:p>#REF!</text:p>
          </table:table-cell>
          <table:table-cell office:value-type="float" office:value="0" table:formula="of:=[.$T$9]&amp;[.N38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85]+1)" table:style-name="ce1">
            <text:p>#REF!</text:p>
          </table:table-cell>
          <table:table-cell office:value-type="float" office:value="0" table:formula="of:=[.I384]" table:style-name="ce1">
            <text:p>0</text:p>
          </table:table-cell>
          <table:table-cell office:value-type="float" office:value="378" table:style-name="ce1">
            <text:p>378</text:p>
          </table:table-cell>
          <table:table-cell office:value-type="float" office:value="10" table:formula="of:=INT([.J385]/COUNTA([.$V$7:.$Z$17]))+1" table:style-name="ce1">
            <text:p>10</text:p>
          </table:table-cell>
          <table:table-cell office:value-type="float" office:value="4" table:formula="of:=IF(INDEX([.$V$7:.$Z$17];[.L384]+1;[.M384])=&quot;&quot;;1;[.L384]+1)" table:style-name="ce1">
            <text:p>4</text:p>
          </table:table-cell>
          <table:table-cell office:value-type="float" office:value="5" table:formula="of:=IF(INDEX([.$V$7:.$Z$17];[.L384]+1;[.M384])=&quot;&quot;;IF([.M384]=5;1;[.M384]+1);[.M384])" table:style-name="ce1">
            <text:p>5</text:p>
          </table:table-cell>
          <table:table-cell office:value-type="float" office:value="0" table:formula="of:=IF([.B385]=[.C385];0;INDEX([.$V$18:.$Z$25];INT([.$J385]/COUNTA([.$V$7:.$Z$17]))+1;[.$M385]))" table:style-name="ce1">
            <text:p>#REF!</text:p>
          </table:table-cell>
          <table:table-cell table:style-name="ce1"/>
          <table:table-cell office:value-type="string" office:string-value="" table:formula="of:=IF(INDEX([.AB$18:.AB$200];[.$K385])=&quot;&quot;;&quot;&quot;;[.$T$17]&amp;&quot; = yes &quot;)" table:style-name="ce1"/>
          <table:table-cell office:value-type="string" office:string-value="" table:formula="of:=IF(INDEX([.AC$18:.AC$200];[.$K385])=&quot;&quot;;&quot;&quot;;[.$T$18]&amp;&quot; = yes &quot;)" table:style-name="ce1"/>
          <table:table-cell office:value-type="string" office:string-value="" table:formula="of:=IF(INDEX([.AD$18:.AD$200];[.$K385])=&quot;&quot;;&quot;&quot;;[.$T$19]&amp;&quot; = yes &quot;)" table:style-name="ce1"/>
          <table:table-cell office:value-type="string" office:string-value="" table:formula="of:=IF(INDEX([.AE$18:.AE$200];[.$K38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79</text:p>
          </table:table-cell>
          <table:table-cell office:value-type="float" office:value="0" table:formula="of:=INDEX([.U$18:.U$200];[.K386])" table:style-name="ce1">
            <text:p>0</text:p>
          </table:table-cell>
          <table:table-cell office:value-type="string" office:string-value="pc_floating" table:formula="of:=INDEX([.$V$7:.$Z$17];[.L386];[.M386])" table:style-name="ce1">
            <text:p>pc_floating</text:p>
          </table:table-cell>
          <table:table-cell office:value-type="float" office:value="0" table:formula="of:=[.$T$8]&amp;[.N386]" table:style-name="ce1">
            <text:p>#REF!</text:p>
          </table:table-cell>
          <table:table-cell office:value-type="float" office:value="0" table:formula="of:=[.$T$9]&amp;[.N38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86]+1)" table:style-name="ce1">
            <text:p>#REF!</text:p>
          </table:table-cell>
          <table:table-cell office:value-type="float" office:value="0" table:formula="of:=[.I385]" table:style-name="ce1">
            <text:p>0</text:p>
          </table:table-cell>
          <table:table-cell office:value-type="float" office:value="379" table:style-name="ce1">
            <text:p>379</text:p>
          </table:table-cell>
          <table:table-cell office:value-type="float" office:value="10" table:formula="of:=INT([.J386]/COUNTA([.$V$7:.$Z$17]))+1" table:style-name="ce1">
            <text:p>10</text:p>
          </table:table-cell>
          <table:table-cell office:value-type="float" office:value="5" table:formula="of:=IF(INDEX([.$V$7:.$Z$17];[.L385]+1;[.M385])=&quot;&quot;;1;[.L385]+1)" table:style-name="ce1">
            <text:p>5</text:p>
          </table:table-cell>
          <table:table-cell office:value-type="float" office:value="5" table:formula="of:=IF(INDEX([.$V$7:.$Z$17];[.L385]+1;[.M385])=&quot;&quot;;IF([.M385]=5;1;[.M385]+1);[.M385])" table:style-name="ce1">
            <text:p>5</text:p>
          </table:table-cell>
          <table:table-cell office:value-type="float" office:value="0" table:formula="of:=IF([.B386]=[.C386];0;INDEX([.$V$18:.$Z$25];INT([.$J386]/COUNTA([.$V$7:.$Z$17]))+1;[.$M386]))" table:style-name="ce1">
            <text:p>#REF!</text:p>
          </table:table-cell>
          <table:table-cell table:style-name="ce1"/>
          <table:table-cell office:value-type="string" office:string-value="" table:formula="of:=IF(INDEX([.AB$18:.AB$200];[.$K386])=&quot;&quot;;&quot;&quot;;[.$T$17]&amp;&quot; = yes &quot;)" table:style-name="ce1"/>
          <table:table-cell office:value-type="string" office:string-value="" table:formula="of:=IF(INDEX([.AC$18:.AC$200];[.$K386])=&quot;&quot;;&quot;&quot;;[.$T$18]&amp;&quot; = yes &quot;)" table:style-name="ce1"/>
          <table:table-cell office:value-type="string" office:string-value="" table:formula="of:=IF(INDEX([.AD$18:.AD$200];[.$K386])=&quot;&quot;;&quot;&quot;;[.$T$19]&amp;&quot; = yes &quot;)" table:style-name="ce1"/>
          <table:table-cell office:value-type="string" office:string-value="" table:formula="of:=IF(INDEX([.AE$18:.AE$200];[.$K38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80</text:p>
          </table:table-cell>
          <table:table-cell office:value-type="float" office:value="0" table:formula="of:=INDEX([.U$18:.U$200];[.K387])" table:style-name="ce1">
            <text:p>0</text:p>
          </table:table-cell>
          <table:table-cell office:value-type="string" office:string-value="pc_crystal" table:formula="of:=INDEX([.$V$7:.$Z$17];[.L387];[.M387])" table:style-name="ce1">
            <text:p>pc_crystal</text:p>
          </table:table-cell>
          <table:table-cell office:value-type="float" office:value="0" table:formula="of:=[.$T$8]&amp;[.N387]" table:style-name="ce1">
            <text:p>#REF!</text:p>
          </table:table-cell>
          <table:table-cell office:value-type="float" office:value="0" table:formula="of:=[.$T$9]&amp;[.N38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87]+1)" table:style-name="ce1">
            <text:p>#REF!</text:p>
          </table:table-cell>
          <table:table-cell office:value-type="float" office:value="0" table:formula="of:=[.I386]" table:style-name="ce1">
            <text:p>0</text:p>
          </table:table-cell>
          <table:table-cell office:value-type="float" office:value="380" table:style-name="ce1">
            <text:p>380</text:p>
          </table:table-cell>
          <table:table-cell office:value-type="float" office:value="11" table:formula="of:=INT([.J387]/COUNTA([.$V$7:.$Z$17]))+1" table:style-name="ce1">
            <text:p>11</text:p>
          </table:table-cell>
          <table:table-cell office:value-type="float" office:value="6" table:formula="of:=IF(INDEX([.$V$7:.$Z$17];[.L386]+1;[.M386])=&quot;&quot;;1;[.L386]+1)" table:style-name="ce1">
            <text:p>6</text:p>
          </table:table-cell>
          <table:table-cell office:value-type="float" office:value="5" table:formula="of:=IF(INDEX([.$V$7:.$Z$17];[.L386]+1;[.M386])=&quot;&quot;;IF([.M386]=5;1;[.M386]+1);[.M386])" table:style-name="ce1">
            <text:p>5</text:p>
          </table:table-cell>
          <table:table-cell office:value-type="float" office:value="0" table:formula="of:=IF([.B387]=[.C387];0;INDEX([.$V$18:.$Z$25];INT([.$J387]/COUNTA([.$V$7:.$Z$17]))+1;[.$M387]))" table:style-name="ce1">
            <text:p>#REF!</text:p>
          </table:table-cell>
          <table:table-cell table:style-name="ce1"/>
          <table:table-cell office:value-type="string" office:string-value="" table:formula="of:=IF(INDEX([.AB$18:.AB$200];[.$K387])=&quot;&quot;;&quot;&quot;;[.$T$17]&amp;&quot; = yes &quot;)" table:style-name="ce1"/>
          <table:table-cell office:value-type="string" office:string-value="" table:formula="of:=IF(INDEX([.AC$18:.AC$200];[.$K387])=&quot;&quot;;&quot;&quot;;[.$T$18]&amp;&quot; = yes &quot;)" table:style-name="ce1"/>
          <table:table-cell office:value-type="string" office:string-value="" table:formula="of:=IF(INDEX([.AD$18:.AD$200];[.$K387])=&quot;&quot;;&quot;&quot;;[.$T$19]&amp;&quot; = yes &quot;)" table:style-name="ce1"/>
          <table:table-cell office:value-type="string" office:string-value="" table:formula="of:=IF(INDEX([.AE$18:.AE$200];[.$K38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81</text:p>
          </table:table-cell>
          <table:table-cell office:value-type="float" office:value="0" table:formula="of:=INDEX([.U$18:.U$200];[.K388])" table:style-name="ce1">
            <text:p>0</text:p>
          </table:table-cell>
          <table:table-cell office:value-type="string" office:string-value="pc_arid" table:formula="of:=INDEX([.$V$7:.$Z$17];[.L388];[.M388])" table:style-name="ce1">
            <text:p>pc_arid</text:p>
          </table:table-cell>
          <table:table-cell office:value-type="float" office:value="0" table:formula="of:=[.$T$8]&amp;[.N388]" table:style-name="ce1">
            <text:p>#REF!</text:p>
          </table:table-cell>
          <table:table-cell office:value-type="float" office:value="0" table:formula="of:=[.$T$9]&amp;[.N38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88]+1)" table:style-name="ce1">
            <text:p>#REF!</text:p>
          </table:table-cell>
          <table:table-cell office:value-type="float" office:value="0" table:formula="of:=[.I387]" table:style-name="ce1">
            <text:p>0</text:p>
          </table:table-cell>
          <table:table-cell office:value-type="float" office:value="381" table:style-name="ce1">
            <text:p>381</text:p>
          </table:table-cell>
          <table:table-cell office:value-type="float" office:value="11" table:formula="of:=INT([.J388]/COUNTA([.$V$7:.$Z$17]))+1" table:style-name="ce1">
            <text:p>11</text:p>
          </table:table-cell>
          <table:table-cell office:value-type="float" office:value="1" table:formula="of:=IF(INDEX([.$V$7:.$Z$17];[.L387]+1;[.M387])=&quot;&quot;;1;[.L387]+1)" table:style-name="ce1">
            <text:p>1</text:p>
          </table:table-cell>
          <table:table-cell office:value-type="float" office:value="1" table:formula="of:=IF(INDEX([.$V$7:.$Z$17];[.L387]+1;[.M387])=&quot;&quot;;IF([.M387]=5;1;[.M387]+1);[.M387])" table:style-name="ce1">
            <text:p>1</text:p>
          </table:table-cell>
          <table:table-cell office:value-type="float" office:value="0" table:formula="of:=IF([.B388]=[.C388];0;INDEX([.$V$18:.$Z$25];INT([.$J388]/COUNTA([.$V$7:.$Z$17]))+1;[.$M388]))" table:style-name="ce1">
            <text:p>#REF!</text:p>
          </table:table-cell>
          <table:table-cell table:style-name="ce1"/>
          <table:table-cell office:value-type="string" office:string-value="" table:formula="of:=IF(INDEX([.AB$18:.AB$200];[.$K388])=&quot;&quot;;&quot;&quot;;[.$T$17]&amp;&quot; = yes &quot;)" table:style-name="ce1"/>
          <table:table-cell office:value-type="string" office:string-value="" table:formula="of:=IF(INDEX([.AC$18:.AC$200];[.$K388])=&quot;&quot;;&quot;&quot;;[.$T$18]&amp;&quot; = yes &quot;)" table:style-name="ce1"/>
          <table:table-cell office:value-type="string" office:string-value="" table:formula="of:=IF(INDEX([.AD$18:.AD$200];[.$K388])=&quot;&quot;;&quot;&quot;;[.$T$19]&amp;&quot; = yes &quot;)" table:style-name="ce1"/>
          <table:table-cell office:value-type="string" office:string-value="" table:formula="of:=IF(INDEX([.AE$18:.AE$200];[.$K38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82</text:p>
          </table:table-cell>
          <table:table-cell office:value-type="float" office:value="0" table:formula="of:=INDEX([.U$18:.U$200];[.K389])" table:style-name="ce1">
            <text:p>0</text:p>
          </table:table-cell>
          <table:table-cell office:value-type="string" office:string-value="pc_desert" table:formula="of:=INDEX([.$V$7:.$Z$17];[.L389];[.M389])" table:style-name="ce1">
            <text:p>pc_desert</text:p>
          </table:table-cell>
          <table:table-cell office:value-type="float" office:value="0" table:formula="of:=[.$T$8]&amp;[.N389]" table:style-name="ce1">
            <text:p>#REF!</text:p>
          </table:table-cell>
          <table:table-cell office:value-type="float" office:value="0" table:formula="of:=[.$T$9]&amp;[.N38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89]+1)" table:style-name="ce1">
            <text:p>#REF!</text:p>
          </table:table-cell>
          <table:table-cell office:value-type="float" office:value="0" table:formula="of:=[.I388]" table:style-name="ce1">
            <text:p>0</text:p>
          </table:table-cell>
          <table:table-cell office:value-type="float" office:value="382" table:style-name="ce1">
            <text:p>382</text:p>
          </table:table-cell>
          <table:table-cell office:value-type="float" office:value="11" table:formula="of:=INT([.J389]/COUNTA([.$V$7:.$Z$17]))+1" table:style-name="ce1">
            <text:p>11</text:p>
          </table:table-cell>
          <table:table-cell office:value-type="float" office:value="2" table:formula="of:=IF(INDEX([.$V$7:.$Z$17];[.L388]+1;[.M388])=&quot;&quot;;1;[.L388]+1)" table:style-name="ce1">
            <text:p>2</text:p>
          </table:table-cell>
          <table:table-cell office:value-type="float" office:value="1" table:formula="of:=IF(INDEX([.$V$7:.$Z$17];[.L388]+1;[.M388])=&quot;&quot;;IF([.M388]=5;1;[.M388]+1);[.M388])" table:style-name="ce1">
            <text:p>1</text:p>
          </table:table-cell>
          <table:table-cell office:value-type="float" office:value="0" table:formula="of:=IF([.B389]=[.C389];0;INDEX([.$V$18:.$Z$25];INT([.$J389]/COUNTA([.$V$7:.$Z$17]))+1;[.$M389]))" table:style-name="ce1">
            <text:p>#REF!</text:p>
          </table:table-cell>
          <table:table-cell table:style-name="ce1"/>
          <table:table-cell office:value-type="string" office:string-value="" table:formula="of:=IF(INDEX([.AB$18:.AB$200];[.$K389])=&quot;&quot;;&quot;&quot;;[.$T$17]&amp;&quot; = yes &quot;)" table:style-name="ce1"/>
          <table:table-cell office:value-type="string" office:string-value="" table:formula="of:=IF(INDEX([.AC$18:.AC$200];[.$K389])=&quot;&quot;;&quot;&quot;;[.$T$18]&amp;&quot; = yes &quot;)" table:style-name="ce1"/>
          <table:table-cell office:value-type="string" office:string-value="" table:formula="of:=IF(INDEX([.AD$18:.AD$200];[.$K389])=&quot;&quot;;&quot;&quot;;[.$T$19]&amp;&quot; = yes &quot;)" table:style-name="ce1"/>
          <table:table-cell office:value-type="string" office:string-value="" table:formula="of:=IF(INDEX([.AE$18:.AE$200];[.$K38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83</text:p>
          </table:table-cell>
          <table:table-cell office:value-type="float" office:value="0" table:formula="of:=INDEX([.U$18:.U$200];[.K390])" table:style-name="ce1">
            <text:p>0</text:p>
          </table:table-cell>
          <table:table-cell office:value-type="string" office:string-value="pc_savannah" table:formula="of:=INDEX([.$V$7:.$Z$17];[.L390];[.M390])" table:style-name="ce1">
            <text:p>pc_savannah</text:p>
          </table:table-cell>
          <table:table-cell office:value-type="float" office:value="0" table:formula="of:=[.$T$8]&amp;[.N390]" table:style-name="ce1">
            <text:p>#REF!</text:p>
          </table:table-cell>
          <table:table-cell office:value-type="float" office:value="0" table:formula="of:=[.$T$9]&amp;[.N39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90]+1)" table:style-name="ce1">
            <text:p>#REF!</text:p>
          </table:table-cell>
          <table:table-cell office:value-type="float" office:value="0" table:formula="of:=[.I389]" table:style-name="ce1">
            <text:p>0</text:p>
          </table:table-cell>
          <table:table-cell office:value-type="float" office:value="383" table:style-name="ce1">
            <text:p>383</text:p>
          </table:table-cell>
          <table:table-cell office:value-type="float" office:value="11" table:formula="of:=INT([.J390]/COUNTA([.$V$7:.$Z$17]))+1" table:style-name="ce1">
            <text:p>11</text:p>
          </table:table-cell>
          <table:table-cell office:value-type="float" office:value="3" table:formula="of:=IF(INDEX([.$V$7:.$Z$17];[.L389]+1;[.M389])=&quot;&quot;;1;[.L389]+1)" table:style-name="ce1">
            <text:p>3</text:p>
          </table:table-cell>
          <table:table-cell office:value-type="float" office:value="1" table:formula="of:=IF(INDEX([.$V$7:.$Z$17];[.L389]+1;[.M389])=&quot;&quot;;IF([.M389]=5;1;[.M389]+1);[.M389])" table:style-name="ce1">
            <text:p>1</text:p>
          </table:table-cell>
          <table:table-cell office:value-type="float" office:value="0" table:formula="of:=IF([.B390]=[.C390];0;INDEX([.$V$18:.$Z$25];INT([.$J390]/COUNTA([.$V$7:.$Z$17]))+1;[.$M390]))" table:style-name="ce1">
            <text:p>#REF!</text:p>
          </table:table-cell>
          <table:table-cell table:style-name="ce1"/>
          <table:table-cell office:value-type="string" office:string-value="" table:formula="of:=IF(INDEX([.AB$18:.AB$200];[.$K390])=&quot;&quot;;&quot;&quot;;[.$T$17]&amp;&quot; = yes &quot;)" table:style-name="ce1"/>
          <table:table-cell office:value-type="string" office:string-value="" table:formula="of:=IF(INDEX([.AC$18:.AC$200];[.$K390])=&quot;&quot;;&quot;&quot;;[.$T$18]&amp;&quot; = yes &quot;)" table:style-name="ce1"/>
          <table:table-cell office:value-type="string" office:string-value="" table:formula="of:=IF(INDEX([.AD$18:.AD$200];[.$K390])=&quot;&quot;;&quot;&quot;;[.$T$19]&amp;&quot; = yes &quot;)" table:style-name="ce1"/>
          <table:table-cell office:value-type="string" office:string-value="" table:formula="of:=IF(INDEX([.AE$18:.AE$200];[.$K39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84</text:p>
          </table:table-cell>
          <table:table-cell office:value-type="float" office:value="0" table:formula="of:=INDEX([.U$18:.U$200];[.K391])" table:style-name="ce1">
            <text:p>0</text:p>
          </table:table-cell>
          <table:table-cell office:value-type="string" office:string-value="pc_sandsea" table:formula="of:=INDEX([.$V$7:.$Z$17];[.L391];[.M391])" table:style-name="ce1">
            <text:p>pc_sandsea</text:p>
          </table:table-cell>
          <table:table-cell office:value-type="float" office:value="0" table:formula="of:=[.$T$8]&amp;[.N391]" table:style-name="ce1">
            <text:p>#REF!</text:p>
          </table:table-cell>
          <table:table-cell office:value-type="float" office:value="0" table:formula="of:=[.$T$9]&amp;[.N39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91]+1)" table:style-name="ce1">
            <text:p>#REF!</text:p>
          </table:table-cell>
          <table:table-cell office:value-type="float" office:value="0" table:formula="of:=[.I390]" table:style-name="ce1">
            <text:p>0</text:p>
          </table:table-cell>
          <table:table-cell office:value-type="float" office:value="384" table:style-name="ce1">
            <text:p>384</text:p>
          </table:table-cell>
          <table:table-cell office:value-type="float" office:value="11" table:formula="of:=INT([.J391]/COUNTA([.$V$7:.$Z$17]))+1" table:style-name="ce1">
            <text:p>11</text:p>
          </table:table-cell>
          <table:table-cell office:value-type="float" office:value="4" table:formula="of:=IF(INDEX([.$V$7:.$Z$17];[.L390]+1;[.M390])=&quot;&quot;;1;[.L390]+1)" table:style-name="ce1">
            <text:p>4</text:p>
          </table:table-cell>
          <table:table-cell office:value-type="float" office:value="1" table:formula="of:=IF(INDEX([.$V$7:.$Z$17];[.L390]+1;[.M390])=&quot;&quot;;IF([.M390]=5;1;[.M390]+1);[.M390])" table:style-name="ce1">
            <text:p>1</text:p>
          </table:table-cell>
          <table:table-cell office:value-type="float" office:value="0" table:formula="of:=IF([.B391]=[.C391];0;INDEX([.$V$18:.$Z$25];INT([.$J391]/COUNTA([.$V$7:.$Z$17]))+1;[.$M391]))" table:style-name="ce1">
            <text:p>#REF!</text:p>
          </table:table-cell>
          <table:table-cell table:style-name="ce1"/>
          <table:table-cell office:value-type="string" office:string-value="" table:formula="of:=IF(INDEX([.AB$18:.AB$200];[.$K391])=&quot;&quot;;&quot;&quot;;[.$T$17]&amp;&quot; = yes &quot;)" table:style-name="ce1"/>
          <table:table-cell office:value-type="string" office:string-value="" table:formula="of:=IF(INDEX([.AC$18:.AC$200];[.$K391])=&quot;&quot;;&quot;&quot;;[.$T$18]&amp;&quot; = yes &quot;)" table:style-name="ce1"/>
          <table:table-cell office:value-type="string" office:string-value="" table:formula="of:=IF(INDEX([.AD$18:.AD$200];[.$K391])=&quot;&quot;;&quot;&quot;;[.$T$19]&amp;&quot; = yes &quot;)" table:style-name="ce1"/>
          <table:table-cell office:value-type="string" office:string-value="" table:formula="of:=IF(INDEX([.AE$18:.AE$200];[.$K39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85</text:p>
          </table:table-cell>
          <table:table-cell office:value-type="float" office:value="0" table:formula="of:=INDEX([.U$18:.U$200];[.K392])" table:style-name="ce1">
            <text:p>0</text:p>
          </table:table-cell>
          <table:table-cell office:value-type="string" office:string-value="pc_mesa" table:formula="of:=INDEX([.$V$7:.$Z$17];[.L392];[.M392])" table:style-name="ce1">
            <text:p>pc_mesa</text:p>
          </table:table-cell>
          <table:table-cell office:value-type="float" office:value="0" table:formula="of:=[.$T$8]&amp;[.N392]" table:style-name="ce1">
            <text:p>#REF!</text:p>
          </table:table-cell>
          <table:table-cell office:value-type="float" office:value="0" table:formula="of:=[.$T$9]&amp;[.N39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92]+1)" table:style-name="ce1">
            <text:p>#REF!</text:p>
          </table:table-cell>
          <table:table-cell office:value-type="float" office:value="0" table:formula="of:=[.I391]" table:style-name="ce1">
            <text:p>0</text:p>
          </table:table-cell>
          <table:table-cell office:value-type="float" office:value="385" table:style-name="ce1">
            <text:p>385</text:p>
          </table:table-cell>
          <table:table-cell office:value-type="float" office:value="11" table:formula="of:=INT([.J392]/COUNTA([.$V$7:.$Z$17]))+1" table:style-name="ce1">
            <text:p>11</text:p>
          </table:table-cell>
          <table:table-cell office:value-type="float" office:value="5" table:formula="of:=IF(INDEX([.$V$7:.$Z$17];[.L391]+1;[.M391])=&quot;&quot;;1;[.L391]+1)" table:style-name="ce1">
            <text:p>5</text:p>
          </table:table-cell>
          <table:table-cell office:value-type="float" office:value="1" table:formula="of:=IF(INDEX([.$V$7:.$Z$17];[.L391]+1;[.M391])=&quot;&quot;;IF([.M391]=5;1;[.M391]+1);[.M391])" table:style-name="ce1">
            <text:p>1</text:p>
          </table:table-cell>
          <table:table-cell office:value-type="float" office:value="0" table:formula="of:=IF([.B392]=[.C392];0;INDEX([.$V$18:.$Z$25];INT([.$J392]/COUNTA([.$V$7:.$Z$17]))+1;[.$M392]))" table:style-name="ce1">
            <text:p>#REF!</text:p>
          </table:table-cell>
          <table:table-cell table:style-name="ce1"/>
          <table:table-cell office:value-type="string" office:string-value="" table:formula="of:=IF(INDEX([.AB$18:.AB$200];[.$K392])=&quot;&quot;;&quot;&quot;;[.$T$17]&amp;&quot; = yes &quot;)" table:style-name="ce1"/>
          <table:table-cell office:value-type="string" office:string-value="" table:formula="of:=IF(INDEX([.AC$18:.AC$200];[.$K392])=&quot;&quot;;&quot;&quot;;[.$T$18]&amp;&quot; = yes &quot;)" table:style-name="ce1"/>
          <table:table-cell office:value-type="string" office:string-value="" table:formula="of:=IF(INDEX([.AD$18:.AD$200];[.$K392])=&quot;&quot;;&quot;&quot;;[.$T$19]&amp;&quot; = yes &quot;)" table:style-name="ce1"/>
          <table:table-cell office:value-type="string" office:string-value="" table:formula="of:=IF(INDEX([.AE$18:.AE$200];[.$K39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86</text:p>
          </table:table-cell>
          <table:table-cell office:value-type="float" office:value="0" table:formula="of:=INDEX([.U$18:.U$200];[.K393])" table:style-name="ce1">
            <text:p>0</text:p>
          </table:table-cell>
          <table:table-cell office:value-type="string" office:string-value="pc_oasis" table:formula="of:=INDEX([.$V$7:.$Z$17];[.L393];[.M393])" table:style-name="ce1">
            <text:p>pc_oasis</text:p>
          </table:table-cell>
          <table:table-cell office:value-type="float" office:value="0" table:formula="of:=[.$T$8]&amp;[.N393]" table:style-name="ce1">
            <text:p>#REF!</text:p>
          </table:table-cell>
          <table:table-cell office:value-type="float" office:value="0" table:formula="of:=[.$T$9]&amp;[.N39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93]+1)" table:style-name="ce1">
            <text:p>#REF!</text:p>
          </table:table-cell>
          <table:table-cell office:value-type="float" office:value="0" table:formula="of:=[.I392]" table:style-name="ce1">
            <text:p>0</text:p>
          </table:table-cell>
          <table:table-cell office:value-type="float" office:value="386" table:style-name="ce1">
            <text:p>386</text:p>
          </table:table-cell>
          <table:table-cell office:value-type="float" office:value="11" table:formula="of:=INT([.J393]/COUNTA([.$V$7:.$Z$17]))+1" table:style-name="ce1">
            <text:p>11</text:p>
          </table:table-cell>
          <table:table-cell office:value-type="float" office:value="6" table:formula="of:=IF(INDEX([.$V$7:.$Z$17];[.L392]+1;[.M392])=&quot;&quot;;1;[.L392]+1)" table:style-name="ce1">
            <text:p>6</text:p>
          </table:table-cell>
          <table:table-cell office:value-type="float" office:value="1" table:formula="of:=IF(INDEX([.$V$7:.$Z$17];[.L392]+1;[.M392])=&quot;&quot;;IF([.M392]=5;1;[.M392]+1);[.M392])" table:style-name="ce1">
            <text:p>1</text:p>
          </table:table-cell>
          <table:table-cell office:value-type="float" office:value="0" table:formula="of:=IF([.B393]=[.C393];0;INDEX([.$V$18:.$Z$25];INT([.$J393]/COUNTA([.$V$7:.$Z$17]))+1;[.$M393]))" table:style-name="ce1">
            <text:p>#REF!</text:p>
          </table:table-cell>
          <table:table-cell table:style-name="ce1"/>
          <table:table-cell office:value-type="string" office:string-value="" table:formula="of:=IF(INDEX([.AB$18:.AB$200];[.$K393])=&quot;&quot;;&quot;&quot;;[.$T$17]&amp;&quot; = yes &quot;)" table:style-name="ce1"/>
          <table:table-cell office:value-type="string" office:string-value="" table:formula="of:=IF(INDEX([.AC$18:.AC$200];[.$K393])=&quot;&quot;;&quot;&quot;;[.$T$18]&amp;&quot; = yes &quot;)" table:style-name="ce1"/>
          <table:table-cell office:value-type="string" office:string-value="" table:formula="of:=IF(INDEX([.AD$18:.AD$200];[.$K393])=&quot;&quot;;&quot;&quot;;[.$T$19]&amp;&quot; = yes &quot;)" table:style-name="ce1"/>
          <table:table-cell office:value-type="string" office:string-value="" table:formula="of:=IF(INDEX([.AE$18:.AE$200];[.$K39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87</text:p>
          </table:table-cell>
          <table:table-cell office:value-type="float" office:value="0" table:formula="of:=INDEX([.U$18:.U$200];[.K394])" table:style-name="ce1">
            <text:p>0</text:p>
          </table:table-cell>
          <table:table-cell office:value-type="string" office:string-value="pc_marginal_dry" table:formula="of:=INDEX([.$V$7:.$Z$17];[.L394];[.M394])" table:style-name="ce1">
            <text:p>pc_marginal_dry</text:p>
          </table:table-cell>
          <table:table-cell office:value-type="float" office:value="0" table:formula="of:=[.$T$8]&amp;[.N394]" table:style-name="ce1">
            <text:p>#REF!</text:p>
          </table:table-cell>
          <table:table-cell office:value-type="float" office:value="0" table:formula="of:=[.$T$9]&amp;[.N39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94]+1)" table:style-name="ce1">
            <text:p>#REF!</text:p>
          </table:table-cell>
          <table:table-cell office:value-type="float" office:value="0" table:formula="of:=[.I393]" table:style-name="ce1">
            <text:p>0</text:p>
          </table:table-cell>
          <table:table-cell office:value-type="float" office:value="387" table:style-name="ce1">
            <text:p>387</text:p>
          </table:table-cell>
          <table:table-cell office:value-type="float" office:value="11" table:formula="of:=INT([.J394]/COUNTA([.$V$7:.$Z$17]))+1" table:style-name="ce1">
            <text:p>11</text:p>
          </table:table-cell>
          <table:table-cell office:value-type="float" office:value="7" table:formula="of:=IF(INDEX([.$V$7:.$Z$17];[.L393]+1;[.M393])=&quot;&quot;;1;[.L393]+1)" table:style-name="ce1">
            <text:p>7</text:p>
          </table:table-cell>
          <table:table-cell office:value-type="float" office:value="1" table:formula="of:=IF(INDEX([.$V$7:.$Z$17];[.L393]+1;[.M393])=&quot;&quot;;IF([.M393]=5;1;[.M393]+1);[.M393])" table:style-name="ce1">
            <text:p>1</text:p>
          </table:table-cell>
          <table:table-cell office:value-type="float" office:value="0" table:formula="of:=IF([.B394]=[.C394];0;INDEX([.$V$18:.$Z$25];INT([.$J394]/COUNTA([.$V$7:.$Z$17]))+1;[.$M394]))" table:style-name="ce1">
            <text:p>#REF!</text:p>
          </table:table-cell>
          <table:table-cell table:style-name="ce1"/>
          <table:table-cell office:value-type="string" office:string-value="" table:formula="of:=IF(INDEX([.AB$18:.AB$200];[.$K394])=&quot;&quot;;&quot;&quot;;[.$T$17]&amp;&quot; = yes &quot;)" table:style-name="ce1"/>
          <table:table-cell office:value-type="string" office:string-value="" table:formula="of:=IF(INDEX([.AC$18:.AC$200];[.$K394])=&quot;&quot;;&quot;&quot;;[.$T$18]&amp;&quot; = yes &quot;)" table:style-name="ce1"/>
          <table:table-cell office:value-type="string" office:string-value="" table:formula="of:=IF(INDEX([.AD$18:.AD$200];[.$K394])=&quot;&quot;;&quot;&quot;;[.$T$19]&amp;&quot; = yes &quot;)" table:style-name="ce1"/>
          <table:table-cell office:value-type="string" office:string-value="" table:formula="of:=IF(INDEX([.AE$18:.AE$200];[.$K39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88</text:p>
          </table:table-cell>
          <table:table-cell office:value-type="float" office:value="0" table:formula="of:=INDEX([.U$18:.U$200];[.K395])" table:style-name="ce1">
            <text:p>0</text:p>
          </table:table-cell>
          <table:table-cell office:value-type="string" office:string-value="pc_geocrystalline" table:formula="of:=INDEX([.$V$7:.$Z$17];[.L395];[.M395])" table:style-name="ce1">
            <text:p>pc_geocrystalline</text:p>
          </table:table-cell>
          <table:table-cell office:value-type="float" office:value="0" table:formula="of:=[.$T$8]&amp;[.N395]" table:style-name="ce1">
            <text:p>#REF!</text:p>
          </table:table-cell>
          <table:table-cell office:value-type="float" office:value="0" table:formula="of:=[.$T$9]&amp;[.N39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95]+1)" table:style-name="ce1">
            <text:p>#REF!</text:p>
          </table:table-cell>
          <table:table-cell office:value-type="float" office:value="0" table:formula="of:=[.I394]" table:style-name="ce1">
            <text:p>0</text:p>
          </table:table-cell>
          <table:table-cell office:value-type="float" office:value="388" table:style-name="ce1">
            <text:p>388</text:p>
          </table:table-cell>
          <table:table-cell office:value-type="float" office:value="11" table:formula="of:=INT([.J395]/COUNTA([.$V$7:.$Z$17]))+1" table:style-name="ce1">
            <text:p>11</text:p>
          </table:table-cell>
          <table:table-cell office:value-type="float" office:value="8" table:formula="of:=IF(INDEX([.$V$7:.$Z$17];[.L394]+1;[.M394])=&quot;&quot;;1;[.L394]+1)" table:style-name="ce1">
            <text:p>8</text:p>
          </table:table-cell>
          <table:table-cell office:value-type="float" office:value="1" table:formula="of:=IF(INDEX([.$V$7:.$Z$17];[.L394]+1;[.M394])=&quot;&quot;;IF([.M394]=5;1;[.M394]+1);[.M394])" table:style-name="ce1">
            <text:p>1</text:p>
          </table:table-cell>
          <table:table-cell office:value-type="float" office:value="0" table:formula="of:=IF([.B395]=[.C395];0;INDEX([.$V$18:.$Z$25];INT([.$J395]/COUNTA([.$V$7:.$Z$17]))+1;[.$M395]))" table:style-name="ce1">
            <text:p>#REF!</text:p>
          </table:table-cell>
          <table:table-cell table:style-name="ce1"/>
          <table:table-cell office:value-type="string" office:string-value="" table:formula="of:=IF(INDEX([.AB$18:.AB$200];[.$K395])=&quot;&quot;;&quot;&quot;;[.$T$17]&amp;&quot; = yes &quot;)" table:style-name="ce1"/>
          <table:table-cell office:value-type="string" office:string-value="" table:formula="of:=IF(INDEX([.AC$18:.AC$200];[.$K395])=&quot;&quot;;&quot;&quot;;[.$T$18]&amp;&quot; = yes &quot;)" table:style-name="ce1"/>
          <table:table-cell office:value-type="string" office:string-value="" table:formula="of:=IF(INDEX([.AD$18:.AD$200];[.$K395])=&quot;&quot;;&quot;&quot;;[.$T$19]&amp;&quot; = yes &quot;)" table:style-name="ce1"/>
          <table:table-cell office:value-type="string" office:string-value="" table:formula="of:=IF(INDEX([.AE$18:.AE$200];[.$K39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89</text:p>
          </table:table-cell>
          <table:table-cell office:value-type="float" office:value="0" table:formula="of:=INDEX([.U$18:.U$200];[.K396])" table:style-name="ce1">
            <text:p>0</text:p>
          </table:table-cell>
          <table:table-cell office:value-type="string" office:string-value="pc_continental" table:formula="of:=INDEX([.$V$7:.$Z$17];[.L396];[.M396])" table:style-name="ce1">
            <text:p>pc_continental</text:p>
          </table:table-cell>
          <table:table-cell office:value-type="float" office:value="0" table:formula="of:=[.$T$8]&amp;[.N396]" table:style-name="ce1">
            <text:p>#REF!</text:p>
          </table:table-cell>
          <table:table-cell office:value-type="float" office:value="0" table:formula="of:=[.$T$9]&amp;[.N39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96]+1)" table:style-name="ce1">
            <text:p>#REF!</text:p>
          </table:table-cell>
          <table:table-cell office:value-type="float" office:value="0" table:formula="of:=[.I395]" table:style-name="ce1">
            <text:p>0</text:p>
          </table:table-cell>
          <table:table-cell office:value-type="float" office:value="389" table:style-name="ce1">
            <text:p>389</text:p>
          </table:table-cell>
          <table:table-cell office:value-type="float" office:value="11" table:formula="of:=INT([.J396]/COUNTA([.$V$7:.$Z$17]))+1" table:style-name="ce1">
            <text:p>11</text:p>
          </table:table-cell>
          <table:table-cell office:value-type="float" office:value="1" table:formula="of:=IF(INDEX([.$V$7:.$Z$17];[.L395]+1;[.M395])=&quot;&quot;;1;[.L395]+1)" table:style-name="ce1">
            <text:p>1</text:p>
          </table:table-cell>
          <table:table-cell office:value-type="float" office:value="2" table:formula="of:=IF(INDEX([.$V$7:.$Z$17];[.L395]+1;[.M395])=&quot;&quot;;IF([.M395]=5;1;[.M395]+1);[.M395])" table:style-name="ce1">
            <text:p>2</text:p>
          </table:table-cell>
          <table:table-cell office:value-type="float" office:value="0" table:formula="of:=IF([.B396]=[.C396];0;INDEX([.$V$18:.$Z$25];INT([.$J396]/COUNTA([.$V$7:.$Z$17]))+1;[.$M396]))" table:style-name="ce1">
            <text:p>#REF!</text:p>
          </table:table-cell>
          <table:table-cell table:style-name="ce1"/>
          <table:table-cell office:value-type="string" office:string-value="" table:formula="of:=IF(INDEX([.AB$18:.AB$200];[.$K396])=&quot;&quot;;&quot;&quot;;[.$T$17]&amp;&quot; = yes &quot;)" table:style-name="ce1"/>
          <table:table-cell office:value-type="string" office:string-value="" table:formula="of:=IF(INDEX([.AC$18:.AC$200];[.$K396])=&quot;&quot;;&quot;&quot;;[.$T$18]&amp;&quot; = yes &quot;)" table:style-name="ce1"/>
          <table:table-cell office:value-type="string" office:string-value="" table:formula="of:=IF(INDEX([.AD$18:.AD$200];[.$K396])=&quot;&quot;;&quot;&quot;;[.$T$19]&amp;&quot; = yes &quot;)" table:style-name="ce1"/>
          <table:table-cell office:value-type="string" office:string-value="" table:formula="of:=IF(INDEX([.AE$18:.AE$200];[.$K39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90</text:p>
          </table:table-cell>
          <table:table-cell office:value-type="float" office:value="0" table:formula="of:=INDEX([.U$18:.U$200];[.K397])" table:style-name="ce1">
            <text:p>0</text:p>
          </table:table-cell>
          <table:table-cell office:value-type="string" office:string-value="pc_ocean" table:formula="of:=INDEX([.$V$7:.$Z$17];[.L397];[.M397])" table:style-name="ce1">
            <text:p>pc_ocean</text:p>
          </table:table-cell>
          <table:table-cell office:value-type="float" office:value="0" table:formula="of:=[.$T$8]&amp;[.N397]" table:style-name="ce1">
            <text:p>#REF!</text:p>
          </table:table-cell>
          <table:table-cell office:value-type="float" office:value="0" table:formula="of:=[.$T$9]&amp;[.N39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97]+1)" table:style-name="ce1">
            <text:p>#REF!</text:p>
          </table:table-cell>
          <table:table-cell office:value-type="float" office:value="0" table:formula="of:=[.I396]" table:style-name="ce1">
            <text:p>0</text:p>
          </table:table-cell>
          <table:table-cell office:value-type="float" office:value="390" table:style-name="ce1">
            <text:p>390</text:p>
          </table:table-cell>
          <table:table-cell office:value-type="float" office:value="11" table:formula="of:=INT([.J397]/COUNTA([.$V$7:.$Z$17]))+1" table:style-name="ce1">
            <text:p>11</text:p>
          </table:table-cell>
          <table:table-cell office:value-type="float" office:value="2" table:formula="of:=IF(INDEX([.$V$7:.$Z$17];[.L396]+1;[.M396])=&quot;&quot;;1;[.L396]+1)" table:style-name="ce1">
            <text:p>2</text:p>
          </table:table-cell>
          <table:table-cell office:value-type="float" office:value="2" table:formula="of:=IF(INDEX([.$V$7:.$Z$17];[.L396]+1;[.M396])=&quot;&quot;;IF([.M396]=5;1;[.M396]+1);[.M396])" table:style-name="ce1">
            <text:p>2</text:p>
          </table:table-cell>
          <table:table-cell office:value-type="float" office:value="0" table:formula="of:=IF([.B397]=[.C397];0;INDEX([.$V$18:.$Z$25];INT([.$J397]/COUNTA([.$V$7:.$Z$17]))+1;[.$M397]))" table:style-name="ce1">
            <text:p>#REF!</text:p>
          </table:table-cell>
          <table:table-cell table:style-name="ce1"/>
          <table:table-cell office:value-type="string" office:string-value="" table:formula="of:=IF(INDEX([.AB$18:.AB$200];[.$K397])=&quot;&quot;;&quot;&quot;;[.$T$17]&amp;&quot; = yes &quot;)" table:style-name="ce1"/>
          <table:table-cell office:value-type="string" office:string-value="" table:formula="of:=IF(INDEX([.AC$18:.AC$200];[.$K397])=&quot;&quot;;&quot;&quot;;[.$T$18]&amp;&quot; = yes &quot;)" table:style-name="ce1"/>
          <table:table-cell office:value-type="string" office:string-value="" table:formula="of:=IF(INDEX([.AD$18:.AD$200];[.$K397])=&quot;&quot;;&quot;&quot;;[.$T$19]&amp;&quot; = yes &quot;)" table:style-name="ce1"/>
          <table:table-cell office:value-type="string" office:string-value="" table:formula="of:=IF(INDEX([.AE$18:.AE$200];[.$K39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91</text:p>
          </table:table-cell>
          <table:table-cell office:value-type="float" office:value="0" table:formula="of:=INDEX([.U$18:.U$200];[.K398])" table:style-name="ce1">
            <text:p>0</text:p>
          </table:table-cell>
          <table:table-cell office:value-type="string" office:string-value="pc_mangrove" table:formula="of:=INDEX([.$V$7:.$Z$17];[.L398];[.M398])" table:style-name="ce1">
            <text:p>pc_mangrove</text:p>
          </table:table-cell>
          <table:table-cell office:value-type="float" office:value="0" table:formula="of:=[.$T$8]&amp;[.N398]" table:style-name="ce1">
            <text:p>#REF!</text:p>
          </table:table-cell>
          <table:table-cell office:value-type="float" office:value="0" table:formula="of:=[.$T$9]&amp;[.N39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98]+1)" table:style-name="ce1">
            <text:p>#REF!</text:p>
          </table:table-cell>
          <table:table-cell office:value-type="float" office:value="0" table:formula="of:=[.I397]" table:style-name="ce1">
            <text:p>0</text:p>
          </table:table-cell>
          <table:table-cell office:value-type="float" office:value="391" table:style-name="ce1">
            <text:p>391</text:p>
          </table:table-cell>
          <table:table-cell office:value-type="float" office:value="11" table:formula="of:=INT([.J398]/COUNTA([.$V$7:.$Z$17]))+1" table:style-name="ce1">
            <text:p>11</text:p>
          </table:table-cell>
          <table:table-cell office:value-type="float" office:value="3" table:formula="of:=IF(INDEX([.$V$7:.$Z$17];[.L397]+1;[.M397])=&quot;&quot;;1;[.L397]+1)" table:style-name="ce1">
            <text:p>3</text:p>
          </table:table-cell>
          <table:table-cell office:value-type="float" office:value="2" table:formula="of:=IF(INDEX([.$V$7:.$Z$17];[.L397]+1;[.M397])=&quot;&quot;;IF([.M397]=5;1;[.M397]+1);[.M397])" table:style-name="ce1">
            <text:p>2</text:p>
          </table:table-cell>
          <table:table-cell office:value-type="float" office:value="0" table:formula="of:=IF([.B398]=[.C398];0;INDEX([.$V$18:.$Z$25];INT([.$J398]/COUNTA([.$V$7:.$Z$17]))+1;[.$M398]))" table:style-name="ce1">
            <text:p>#REF!</text:p>
          </table:table-cell>
          <table:table-cell table:style-name="ce1"/>
          <table:table-cell office:value-type="string" office:string-value="" table:formula="of:=IF(INDEX([.AB$18:.AB$200];[.$K398])=&quot;&quot;;&quot;&quot;;[.$T$17]&amp;&quot; = yes &quot;)" table:style-name="ce1"/>
          <table:table-cell office:value-type="string" office:string-value="" table:formula="of:=IF(INDEX([.AC$18:.AC$200];[.$K398])=&quot;&quot;;&quot;&quot;;[.$T$18]&amp;&quot; = yes &quot;)" table:style-name="ce1"/>
          <table:table-cell office:value-type="string" office:string-value="" table:formula="of:=IF(INDEX([.AD$18:.AD$200];[.$K398])=&quot;&quot;;&quot;&quot;;[.$T$19]&amp;&quot; = yes &quot;)" table:style-name="ce1"/>
          <table:table-cell office:value-type="string" office:string-value="" table:formula="of:=IF(INDEX([.AE$18:.AE$200];[.$K39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92</text:p>
          </table:table-cell>
          <table:table-cell office:value-type="float" office:value="0" table:formula="of:=INDEX([.U$18:.U$200];[.K399])" table:style-name="ce1">
            <text:p>0</text:p>
          </table:table-cell>
          <table:table-cell office:value-type="string" office:string-value="pc_hajungle" table:formula="of:=INDEX([.$V$7:.$Z$17];[.L399];[.M399])" table:style-name="ce1">
            <text:p>pc_hajungle</text:p>
          </table:table-cell>
          <table:table-cell office:value-type="float" office:value="0" table:formula="of:=[.$T$8]&amp;[.N399]" table:style-name="ce1">
            <text:p>#REF!</text:p>
          </table:table-cell>
          <table:table-cell office:value-type="float" office:value="0" table:formula="of:=[.$T$9]&amp;[.N39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399]+1)" table:style-name="ce1">
            <text:p>#REF!</text:p>
          </table:table-cell>
          <table:table-cell office:value-type="float" office:value="0" table:formula="of:=[.I398]" table:style-name="ce1">
            <text:p>0</text:p>
          </table:table-cell>
          <table:table-cell office:value-type="float" office:value="392" table:style-name="ce1">
            <text:p>392</text:p>
          </table:table-cell>
          <table:table-cell office:value-type="float" office:value="11" table:formula="of:=INT([.J399]/COUNTA([.$V$7:.$Z$17]))+1" table:style-name="ce1">
            <text:p>11</text:p>
          </table:table-cell>
          <table:table-cell office:value-type="float" office:value="4" table:formula="of:=IF(INDEX([.$V$7:.$Z$17];[.L398]+1;[.M398])=&quot;&quot;;1;[.L398]+1)" table:style-name="ce1">
            <text:p>4</text:p>
          </table:table-cell>
          <table:table-cell office:value-type="float" office:value="2" table:formula="of:=IF(INDEX([.$V$7:.$Z$17];[.L398]+1;[.M398])=&quot;&quot;;IF([.M398]=5;1;[.M398]+1);[.M398])" table:style-name="ce1">
            <text:p>2</text:p>
          </table:table-cell>
          <table:table-cell office:value-type="float" office:value="0" table:formula="of:=IF([.B399]=[.C399];0;INDEX([.$V$18:.$Z$25];INT([.$J399]/COUNTA([.$V$7:.$Z$17]))+1;[.$M399]))" table:style-name="ce1">
            <text:p>#REF!</text:p>
          </table:table-cell>
          <table:table-cell table:style-name="ce1"/>
          <table:table-cell office:value-type="string" office:string-value="" table:formula="of:=IF(INDEX([.AB$18:.AB$200];[.$K399])=&quot;&quot;;&quot;&quot;;[.$T$17]&amp;&quot; = yes &quot;)" table:style-name="ce1"/>
          <table:table-cell office:value-type="string" office:string-value="" table:formula="of:=IF(INDEX([.AC$18:.AC$200];[.$K399])=&quot;&quot;;&quot;&quot;;[.$T$18]&amp;&quot; = yes &quot;)" table:style-name="ce1"/>
          <table:table-cell office:value-type="string" office:string-value="" table:formula="of:=IF(INDEX([.AD$18:.AD$200];[.$K399])=&quot;&quot;;&quot;&quot;;[.$T$19]&amp;&quot; = yes &quot;)" table:style-name="ce1"/>
          <table:table-cell office:value-type="string" office:string-value="" table:formula="of:=IF(INDEX([.AE$18:.AE$200];[.$K39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93</text:p>
          </table:table-cell>
          <table:table-cell office:value-type="float" office:value="0" table:formula="of:=INDEX([.U$18:.U$200];[.K400])" table:style-name="ce1">
            <text:p>0</text:p>
          </table:table-cell>
          <table:table-cell office:value-type="string" office:string-value="pc_tropical" table:formula="of:=INDEX([.$V$7:.$Z$17];[.L400];[.M400])" table:style-name="ce1">
            <text:p>pc_tropical</text:p>
          </table:table-cell>
          <table:table-cell office:value-type="float" office:value="0" table:formula="of:=[.$T$8]&amp;[.N400]" table:style-name="ce1">
            <text:p>#REF!</text:p>
          </table:table-cell>
          <table:table-cell office:value-type="float" office:value="0" table:formula="of:=[.$T$9]&amp;[.N40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00]+1)" table:style-name="ce1">
            <text:p>#REF!</text:p>
          </table:table-cell>
          <table:table-cell office:value-type="float" office:value="0" table:formula="of:=[.I399]" table:style-name="ce1">
            <text:p>0</text:p>
          </table:table-cell>
          <table:table-cell office:value-type="float" office:value="393" table:style-name="ce1">
            <text:p>393</text:p>
          </table:table-cell>
          <table:table-cell office:value-type="float" office:value="11" table:formula="of:=INT([.J400]/COUNTA([.$V$7:.$Z$17]))+1" table:style-name="ce1">
            <text:p>11</text:p>
          </table:table-cell>
          <table:table-cell office:value-type="float" office:value="5" table:formula="of:=IF(INDEX([.$V$7:.$Z$17];[.L399]+1;[.M399])=&quot;&quot;;1;[.L399]+1)" table:style-name="ce1">
            <text:p>5</text:p>
          </table:table-cell>
          <table:table-cell office:value-type="float" office:value="2" table:formula="of:=IF(INDEX([.$V$7:.$Z$17];[.L399]+1;[.M399])=&quot;&quot;;IF([.M399]=5;1;[.M399]+1);[.M399])" table:style-name="ce1">
            <text:p>2</text:p>
          </table:table-cell>
          <table:table-cell office:value-type="float" office:value="0" table:formula="of:=IF([.B400]=[.C400];0;INDEX([.$V$18:.$Z$25];INT([.$J400]/COUNTA([.$V$7:.$Z$17]))+1;[.$M400]))" table:style-name="ce1">
            <text:p>#REF!</text:p>
          </table:table-cell>
          <table:table-cell table:style-name="ce1"/>
          <table:table-cell office:value-type="string" office:string-value="" table:formula="of:=IF(INDEX([.AB$18:.AB$200];[.$K400])=&quot;&quot;;&quot;&quot;;[.$T$17]&amp;&quot; = yes &quot;)" table:style-name="ce1"/>
          <table:table-cell office:value-type="string" office:string-value="" table:formula="of:=IF(INDEX([.AC$18:.AC$200];[.$K400])=&quot;&quot;;&quot;&quot;;[.$T$18]&amp;&quot; = yes &quot;)" table:style-name="ce1"/>
          <table:table-cell office:value-type="string" office:string-value="" table:formula="of:=IF(INDEX([.AD$18:.AD$200];[.$K400])=&quot;&quot;;&quot;&quot;;[.$T$19]&amp;&quot; = yes &quot;)" table:style-name="ce1"/>
          <table:table-cell office:value-type="string" office:string-value="" table:formula="of:=IF(INDEX([.AE$18:.AE$200];[.$K40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94</text:p>
          </table:table-cell>
          <table:table-cell office:value-type="float" office:value="0" table:formula="of:=INDEX([.U$18:.U$200];[.K401])" table:style-name="ce1">
            <text:p>0</text:p>
          </table:table-cell>
          <table:table-cell office:value-type="string" office:string-value="pc_desertislands" table:formula="of:=INDEX([.$V$7:.$Z$17];[.L401];[.M401])" table:style-name="ce1">
            <text:p>pc_desertislands</text:p>
          </table:table-cell>
          <table:table-cell office:value-type="float" office:value="0" table:formula="of:=[.$T$8]&amp;[.N401]" table:style-name="ce1">
            <text:p>#REF!</text:p>
          </table:table-cell>
          <table:table-cell office:value-type="float" office:value="0" table:formula="of:=[.$T$9]&amp;[.N40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01]+1)" table:style-name="ce1">
            <text:p>#REF!</text:p>
          </table:table-cell>
          <table:table-cell office:value-type="float" office:value="0" table:formula="of:=[.I400]" table:style-name="ce1">
            <text:p>0</text:p>
          </table:table-cell>
          <table:table-cell office:value-type="float" office:value="394" table:style-name="ce1">
            <text:p>394</text:p>
          </table:table-cell>
          <table:table-cell office:value-type="float" office:value="11" table:formula="of:=INT([.J401]/COUNTA([.$V$7:.$Z$17]))+1" table:style-name="ce1">
            <text:p>11</text:p>
          </table:table-cell>
          <table:table-cell office:value-type="float" office:value="6" table:formula="of:=IF(INDEX([.$V$7:.$Z$17];[.L400]+1;[.M400])=&quot;&quot;;1;[.L400]+1)" table:style-name="ce1">
            <text:p>6</text:p>
          </table:table-cell>
          <table:table-cell office:value-type="float" office:value="2" table:formula="of:=IF(INDEX([.$V$7:.$Z$17];[.L400]+1;[.M400])=&quot;&quot;;IF([.M400]=5;1;[.M400]+1);[.M400])" table:style-name="ce1">
            <text:p>2</text:p>
          </table:table-cell>
          <table:table-cell office:value-type="float" office:value="0" table:formula="of:=IF([.B401]=[.C401];0;INDEX([.$V$18:.$Z$25];INT([.$J401]/COUNTA([.$V$7:.$Z$17]))+1;[.$M401]))" table:style-name="ce1">
            <text:p>#REF!</text:p>
          </table:table-cell>
          <table:table-cell table:style-name="ce1"/>
          <table:table-cell office:value-type="string" office:string-value="" table:formula="of:=IF(INDEX([.AB$18:.AB$200];[.$K401])=&quot;&quot;;&quot;&quot;;[.$T$17]&amp;&quot; = yes &quot;)" table:style-name="ce1"/>
          <table:table-cell office:value-type="string" office:string-value="" table:formula="of:=IF(INDEX([.AC$18:.AC$200];[.$K401])=&quot;&quot;;&quot;&quot;;[.$T$18]&amp;&quot; = yes &quot;)" table:style-name="ce1"/>
          <table:table-cell office:value-type="string" office:string-value="" table:formula="of:=IF(INDEX([.AD$18:.AD$200];[.$K401])=&quot;&quot;;&quot;&quot;;[.$T$19]&amp;&quot; = yes &quot;)" table:style-name="ce1"/>
          <table:table-cell office:value-type="string" office:string-value="" table:formula="of:=IF(INDEX([.AE$18:.AE$200];[.$K40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95</text:p>
          </table:table-cell>
          <table:table-cell office:value-type="float" office:value="0" table:formula="of:=INDEX([.U$18:.U$200];[.K402])" table:style-name="ce1">
            <text:p>0</text:p>
          </table:table-cell>
          <table:table-cell office:value-type="string" office:string-value="pc_retinal" table:formula="of:=INDEX([.$V$7:.$Z$17];[.L402];[.M402])" table:style-name="ce1">
            <text:p>pc_retinal</text:p>
          </table:table-cell>
          <table:table-cell office:value-type="float" office:value="0" table:formula="of:=[.$T$8]&amp;[.N402]" table:style-name="ce1">
            <text:p>#REF!</text:p>
          </table:table-cell>
          <table:table-cell office:value-type="float" office:value="0" table:formula="of:=[.$T$9]&amp;[.N40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02]+1)" table:style-name="ce1">
            <text:p>#REF!</text:p>
          </table:table-cell>
          <table:table-cell office:value-type="float" office:value="0" table:formula="of:=[.I401]" table:style-name="ce1">
            <text:p>0</text:p>
          </table:table-cell>
          <table:table-cell office:value-type="float" office:value="395" table:style-name="ce1">
            <text:p>395</text:p>
          </table:table-cell>
          <table:table-cell office:value-type="float" office:value="11" table:formula="of:=INT([.J402]/COUNTA([.$V$7:.$Z$17]))+1" table:style-name="ce1">
            <text:p>11</text:p>
          </table:table-cell>
          <table:table-cell office:value-type="float" office:value="7" table:formula="of:=IF(INDEX([.$V$7:.$Z$17];[.L401]+1;[.M401])=&quot;&quot;;1;[.L401]+1)" table:style-name="ce1">
            <text:p>7</text:p>
          </table:table-cell>
          <table:table-cell office:value-type="float" office:value="2" table:formula="of:=IF(INDEX([.$V$7:.$Z$17];[.L401]+1;[.M401])=&quot;&quot;;IF([.M401]=5;1;[.M401]+1);[.M401])" table:style-name="ce1">
            <text:p>2</text:p>
          </table:table-cell>
          <table:table-cell office:value-type="float" office:value="0" table:formula="of:=IF([.B402]=[.C402];0;INDEX([.$V$18:.$Z$25];INT([.$J402]/COUNTA([.$V$7:.$Z$17]))+1;[.$M402]))" table:style-name="ce1">
            <text:p>#REF!</text:p>
          </table:table-cell>
          <table:table-cell table:style-name="ce1"/>
          <table:table-cell office:value-type="string" office:string-value="" table:formula="of:=IF(INDEX([.AB$18:.AB$200];[.$K402])=&quot;&quot;;&quot;&quot;;[.$T$17]&amp;&quot; = yes &quot;)" table:style-name="ce1"/>
          <table:table-cell office:value-type="string" office:string-value="" table:formula="of:=IF(INDEX([.AC$18:.AC$200];[.$K402])=&quot;&quot;;&quot;&quot;;[.$T$18]&amp;&quot; = yes &quot;)" table:style-name="ce1"/>
          <table:table-cell office:value-type="string" office:string-value="" table:formula="of:=IF(INDEX([.AD$18:.AD$200];[.$K402])=&quot;&quot;;&quot;&quot;;[.$T$19]&amp;&quot; = yes &quot;)" table:style-name="ce1"/>
          <table:table-cell office:value-type="string" office:string-value="" table:formula="of:=IF(INDEX([.AE$18:.AE$200];[.$K40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96</text:p>
          </table:table-cell>
          <table:table-cell office:value-type="float" office:value="0" table:formula="of:=INDEX([.U$18:.U$200];[.K403])" table:style-name="ce1">
            <text:p>0</text:p>
          </table:table-cell>
          <table:table-cell office:value-type="string" office:string-value="pc_lush" table:formula="of:=INDEX([.$V$7:.$Z$17];[.L403];[.M403])" table:style-name="ce1">
            <text:p>pc_lush</text:p>
          </table:table-cell>
          <table:table-cell office:value-type="float" office:value="0" table:formula="of:=[.$T$8]&amp;[.N403]" table:style-name="ce1">
            <text:p>#REF!</text:p>
          </table:table-cell>
          <table:table-cell office:value-type="float" office:value="0" table:formula="of:=[.$T$9]&amp;[.N40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03]+1)" table:style-name="ce1">
            <text:p>#REF!</text:p>
          </table:table-cell>
          <table:table-cell office:value-type="float" office:value="0" table:formula="of:=[.I402]" table:style-name="ce1">
            <text:p>0</text:p>
          </table:table-cell>
          <table:table-cell office:value-type="float" office:value="396" table:style-name="ce1">
            <text:p>396</text:p>
          </table:table-cell>
          <table:table-cell office:value-type="float" office:value="11" table:formula="of:=INT([.J403]/COUNTA([.$V$7:.$Z$17]))+1" table:style-name="ce1">
            <text:p>11</text:p>
          </table:table-cell>
          <table:table-cell office:value-type="float" office:value="8" table:formula="of:=IF(INDEX([.$V$7:.$Z$17];[.L402]+1;[.M402])=&quot;&quot;;1;[.L402]+1)" table:style-name="ce1">
            <text:p>8</text:p>
          </table:table-cell>
          <table:table-cell office:value-type="float" office:value="2" table:formula="of:=IF(INDEX([.$V$7:.$Z$17];[.L402]+1;[.M402])=&quot;&quot;;IF([.M402]=5;1;[.M402]+1);[.M402])" table:style-name="ce1">
            <text:p>2</text:p>
          </table:table-cell>
          <table:table-cell office:value-type="float" office:value="0" table:formula="of:=IF([.B403]=[.C403];0;INDEX([.$V$18:.$Z$25];INT([.$J403]/COUNTA([.$V$7:.$Z$17]))+1;[.$M403]))" table:style-name="ce1">
            <text:p>#REF!</text:p>
          </table:table-cell>
          <table:table-cell table:style-name="ce1"/>
          <table:table-cell office:value-type="string" office:string-value="" table:formula="of:=IF(INDEX([.AB$18:.AB$200];[.$K403])=&quot;&quot;;&quot;&quot;;[.$T$17]&amp;&quot; = yes &quot;)" table:style-name="ce1"/>
          <table:table-cell office:value-type="string" office:string-value="" table:formula="of:=IF(INDEX([.AC$18:.AC$200];[.$K403])=&quot;&quot;;&quot;&quot;;[.$T$18]&amp;&quot; = yes &quot;)" table:style-name="ce1"/>
          <table:table-cell office:value-type="string" office:string-value="" table:formula="of:=IF(INDEX([.AD$18:.AD$200];[.$K403])=&quot;&quot;;&quot;&quot;;[.$T$19]&amp;&quot; = yes &quot;)" table:style-name="ce1"/>
          <table:table-cell office:value-type="string" office:string-value="" table:formula="of:=IF(INDEX([.AE$18:.AE$200];[.$K40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97</text:p>
          </table:table-cell>
          <table:table-cell office:value-type="float" office:value="0" table:formula="of:=INDEX([.U$18:.U$200];[.K404])" table:style-name="ce1">
            <text:p>0</text:p>
          </table:table-cell>
          <table:table-cell office:value-type="string" office:string-value="pc_marginal" table:formula="of:=INDEX([.$V$7:.$Z$17];[.L404];[.M404])" table:style-name="ce1">
            <text:p>pc_marginal</text:p>
          </table:table-cell>
          <table:table-cell office:value-type="float" office:value="0" table:formula="of:=[.$T$8]&amp;[.N404]" table:style-name="ce1">
            <text:p>#REF!</text:p>
          </table:table-cell>
          <table:table-cell office:value-type="float" office:value="0" table:formula="of:=[.$T$9]&amp;[.N40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04]+1)" table:style-name="ce1">
            <text:p>#REF!</text:p>
          </table:table-cell>
          <table:table-cell office:value-type="float" office:value="0" table:formula="of:=[.I403]" table:style-name="ce1">
            <text:p>0</text:p>
          </table:table-cell>
          <table:table-cell office:value-type="float" office:value="397" table:style-name="ce1">
            <text:p>397</text:p>
          </table:table-cell>
          <table:table-cell office:value-type="float" office:value="11" table:formula="of:=INT([.J404]/COUNTA([.$V$7:.$Z$17]))+1" table:style-name="ce1">
            <text:p>11</text:p>
          </table:table-cell>
          <table:table-cell office:value-type="float" office:value="9" table:formula="of:=IF(INDEX([.$V$7:.$Z$17];[.L403]+1;[.M403])=&quot;&quot;;1;[.L403]+1)" table:style-name="ce1">
            <text:p>9</text:p>
          </table:table-cell>
          <table:table-cell office:value-type="float" office:value="2" table:formula="of:=IF(INDEX([.$V$7:.$Z$17];[.L403]+1;[.M403])=&quot;&quot;;IF([.M403]=5;1;[.M403]+1);[.M403])" table:style-name="ce1">
            <text:p>2</text:p>
          </table:table-cell>
          <table:table-cell office:value-type="float" office:value="0" table:formula="of:=IF([.B404]=[.C404];0;INDEX([.$V$18:.$Z$25];INT([.$J404]/COUNTA([.$V$7:.$Z$17]))+1;[.$M404]))" table:style-name="ce1">
            <text:p>#REF!</text:p>
          </table:table-cell>
          <table:table-cell table:style-name="ce1"/>
          <table:table-cell office:value-type="string" office:string-value="" table:formula="of:=IF(INDEX([.AB$18:.AB$200];[.$K404])=&quot;&quot;;&quot;&quot;;[.$T$17]&amp;&quot; = yes &quot;)" table:style-name="ce1"/>
          <table:table-cell office:value-type="string" office:string-value="" table:formula="of:=IF(INDEX([.AC$18:.AC$200];[.$K404])=&quot;&quot;;&quot;&quot;;[.$T$18]&amp;&quot; = yes &quot;)" table:style-name="ce1"/>
          <table:table-cell office:value-type="string" office:string-value="" table:formula="of:=IF(INDEX([.AD$18:.AD$200];[.$K404])=&quot;&quot;;&quot;&quot;;[.$T$19]&amp;&quot; = yes &quot;)" table:style-name="ce1"/>
          <table:table-cell office:value-type="string" office:string-value="" table:formula="of:=IF(INDEX([.AE$18:.AE$200];[.$K40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98</text:p>
          </table:table-cell>
          <table:table-cell office:value-type="float" office:value="0" table:formula="of:=INDEX([.U$18:.U$200];[.K405])" table:style-name="ce1">
            <text:p>0</text:p>
          </table:table-cell>
          <table:table-cell office:value-type="string" office:string-value="pc_greenhouse_hot" table:formula="of:=INDEX([.$V$7:.$Z$17];[.L405];[.M405])" table:style-name="ce1">
            <text:p>pc_greenhouse_hot</text:p>
          </table:table-cell>
          <table:table-cell office:value-type="float" office:value="0" table:formula="of:=[.$T$8]&amp;[.N405]" table:style-name="ce1">
            <text:p>#REF!</text:p>
          </table:table-cell>
          <table:table-cell office:value-type="float" office:value="0" table:formula="of:=[.$T$9]&amp;[.N40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05]+1)" table:style-name="ce1">
            <text:p>#REF!</text:p>
          </table:table-cell>
          <table:table-cell office:value-type="float" office:value="0" table:formula="of:=[.I404]" table:style-name="ce1">
            <text:p>0</text:p>
          </table:table-cell>
          <table:table-cell office:value-type="float" office:value="398" table:style-name="ce1">
            <text:p>398</text:p>
          </table:table-cell>
          <table:table-cell office:value-type="float" office:value="11" table:formula="of:=INT([.J405]/COUNTA([.$V$7:.$Z$17]))+1" table:style-name="ce1">
            <text:p>11</text:p>
          </table:table-cell>
          <table:table-cell office:value-type="float" office:value="10" table:formula="of:=IF(INDEX([.$V$7:.$Z$17];[.L404]+1;[.M404])=&quot;&quot;;1;[.L404]+1)" table:style-name="ce1">
            <text:p>10</text:p>
          </table:table-cell>
          <table:table-cell office:value-type="float" office:value="2" table:formula="of:=IF(INDEX([.$V$7:.$Z$17];[.L404]+1;[.M404])=&quot;&quot;;IF([.M404]=5;1;[.M404]+1);[.M404])" table:style-name="ce1">
            <text:p>2</text:p>
          </table:table-cell>
          <table:table-cell office:value-type="float" office:value="0" table:formula="of:=IF([.B405]=[.C405];0;INDEX([.$V$18:.$Z$25];INT([.$J405]/COUNTA([.$V$7:.$Z$17]))+1;[.$M405]))" table:style-name="ce1">
            <text:p>#REF!</text:p>
          </table:table-cell>
          <table:table-cell table:style-name="ce1"/>
          <table:table-cell office:value-type="string" office:string-value="" table:formula="of:=IF(INDEX([.AB$18:.AB$200];[.$K405])=&quot;&quot;;&quot;&quot;;[.$T$17]&amp;&quot; = yes &quot;)" table:style-name="ce1"/>
          <table:table-cell office:value-type="string" office:string-value="" table:formula="of:=IF(INDEX([.AC$18:.AC$200];[.$K405])=&quot;&quot;;&quot;&quot;;[.$T$18]&amp;&quot; = yes &quot;)" table:style-name="ce1"/>
          <table:table-cell office:value-type="string" office:string-value="" table:formula="of:=IF(INDEX([.AD$18:.AD$200];[.$K405])=&quot;&quot;;&quot;&quot;;[.$T$19]&amp;&quot; = yes &quot;)" table:style-name="ce1"/>
          <table:table-cell office:value-type="string" office:string-value="" table:formula="of:=IF(INDEX([.AE$18:.AE$200];[.$K40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399</text:p>
          </table:table-cell>
          <table:table-cell office:value-type="float" office:value="0" table:formula="of:=INDEX([.U$18:.U$200];[.K406])" table:style-name="ce1">
            <text:p>0</text:p>
          </table:table-cell>
          <table:table-cell office:value-type="string" office:string-value="pc_frozen_desert" table:formula="of:=INDEX([.$V$7:.$Z$17];[.L406];[.M406])" table:style-name="ce1">
            <text:p>pc_frozen_desert</text:p>
          </table:table-cell>
          <table:table-cell office:value-type="float" office:value="0" table:formula="of:=[.$T$8]&amp;[.N406]" table:style-name="ce1">
            <text:p>#REF!</text:p>
          </table:table-cell>
          <table:table-cell office:value-type="float" office:value="0" table:formula="of:=[.$T$9]&amp;[.N40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06]+1)" table:style-name="ce1">
            <text:p>#REF!</text:p>
          </table:table-cell>
          <table:table-cell office:value-type="float" office:value="0" table:formula="of:=[.I405]" table:style-name="ce1">
            <text:p>0</text:p>
          </table:table-cell>
          <table:table-cell office:value-type="float" office:value="399" table:style-name="ce1">
            <text:p>399</text:p>
          </table:table-cell>
          <table:table-cell office:value-type="float" office:value="11" table:formula="of:=INT([.J406]/COUNTA([.$V$7:.$Z$17]))+1" table:style-name="ce1">
            <text:p>11</text:p>
          </table:table-cell>
          <table:table-cell office:value-type="float" office:value="1" table:formula="of:=IF(INDEX([.$V$7:.$Z$17];[.L405]+1;[.M405])=&quot;&quot;;1;[.L405]+1)" table:style-name="ce1">
            <text:p>1</text:p>
          </table:table-cell>
          <table:table-cell office:value-type="float" office:value="3" table:formula="of:=IF(INDEX([.$V$7:.$Z$17];[.L405]+1;[.M405])=&quot;&quot;;IF([.M405]=5;1;[.M405]+1);[.M405])" table:style-name="ce1">
            <text:p>3</text:p>
          </table:table-cell>
          <table:table-cell office:value-type="float" office:value="0" table:formula="of:=IF([.B406]=[.C406];0;INDEX([.$V$18:.$Z$25];INT([.$J406]/COUNTA([.$V$7:.$Z$17]))+1;[.$M406]))" table:style-name="ce1">
            <text:p>#REF!</text:p>
          </table:table-cell>
          <table:table-cell table:style-name="ce1"/>
          <table:table-cell office:value-type="string" office:string-value="" table:formula="of:=IF(INDEX([.AB$18:.AB$200];[.$K406])=&quot;&quot;;&quot;&quot;;[.$T$17]&amp;&quot; = yes &quot;)" table:style-name="ce1"/>
          <table:table-cell office:value-type="string" office:string-value="" table:formula="of:=IF(INDEX([.AC$18:.AC$200];[.$K406])=&quot;&quot;;&quot;&quot;;[.$T$18]&amp;&quot; = yes &quot;)" table:style-name="ce1"/>
          <table:table-cell office:value-type="string" office:string-value="" table:formula="of:=IF(INDEX([.AD$18:.AD$200];[.$K406])=&quot;&quot;;&quot;&quot;;[.$T$19]&amp;&quot; = yes &quot;)" table:style-name="ce1"/>
          <table:table-cell office:value-type="string" office:string-value="" table:formula="of:=IF(INDEX([.AE$18:.AE$200];[.$K40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00</text:p>
          </table:table-cell>
          <table:table-cell office:value-type="float" office:value="0" table:formula="of:=INDEX([.U$18:.U$200];[.K407])" table:style-name="ce1">
            <text:p>0</text:p>
          </table:table-cell>
          <table:table-cell office:value-type="string" office:string-value="pc_steppe" table:formula="of:=INDEX([.$V$7:.$Z$17];[.L407];[.M407])" table:style-name="ce1">
            <text:p>pc_steppe</text:p>
          </table:table-cell>
          <table:table-cell office:value-type="float" office:value="0" table:formula="of:=[.$T$8]&amp;[.N407]" table:style-name="ce1">
            <text:p>#REF!</text:p>
          </table:table-cell>
          <table:table-cell office:value-type="float" office:value="0" table:formula="of:=[.$T$9]&amp;[.N40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07]+1)" table:style-name="ce1">
            <text:p>#REF!</text:p>
          </table:table-cell>
          <table:table-cell office:value-type="float" office:value="0" table:formula="of:=[.I406]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11" table:formula="of:=INT([.J407]/COUNTA([.$V$7:.$Z$17]))+1" table:style-name="ce1">
            <text:p>11</text:p>
          </table:table-cell>
          <table:table-cell office:value-type="float" office:value="2" table:formula="of:=IF(INDEX([.$V$7:.$Z$17];[.L406]+1;[.M406])=&quot;&quot;;1;[.L406]+1)" table:style-name="ce1">
            <text:p>2</text:p>
          </table:table-cell>
          <table:table-cell office:value-type="float" office:value="3" table:formula="of:=IF(INDEX([.$V$7:.$Z$17];[.L406]+1;[.M406])=&quot;&quot;;IF([.M406]=5;1;[.M406]+1);[.M406])" table:style-name="ce1">
            <text:p>3</text:p>
          </table:table-cell>
          <table:table-cell office:value-type="float" office:value="0" table:formula="of:=IF([.B407]=[.C407];0;INDEX([.$V$18:.$Z$25];INT([.$J407]/COUNTA([.$V$7:.$Z$17]))+1;[.$M407]))" table:style-name="ce1">
            <text:p>#REF!</text:p>
          </table:table-cell>
          <table:table-cell table:style-name="ce1"/>
          <table:table-cell office:value-type="string" office:string-value="" table:formula="of:=IF(INDEX([.AB$18:.AB$200];[.$K407])=&quot;&quot;;&quot;&quot;;[.$T$17]&amp;&quot; = yes &quot;)" table:style-name="ce1"/>
          <table:table-cell office:value-type="string" office:string-value="" table:formula="of:=IF(INDEX([.AC$18:.AC$200];[.$K407])=&quot;&quot;;&quot;&quot;;[.$T$18]&amp;&quot; = yes &quot;)" table:style-name="ce1"/>
          <table:table-cell office:value-type="string" office:string-value="" table:formula="of:=IF(INDEX([.AD$18:.AD$200];[.$K407])=&quot;&quot;;&quot;&quot;;[.$T$19]&amp;&quot; = yes &quot;)" table:style-name="ce1"/>
          <table:table-cell office:value-type="string" office:string-value="" table:formula="of:=IF(INDEX([.AE$18:.AE$200];[.$K40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01</text:p>
          </table:table-cell>
          <table:table-cell office:value-type="float" office:value="0" table:formula="of:=INDEX([.U$18:.U$200];[.K408])" table:style-name="ce1">
            <text:p>0</text:p>
          </table:table-cell>
          <table:table-cell office:value-type="string" office:string-value="pc_hadesert" table:formula="of:=INDEX([.$V$7:.$Z$17];[.L408];[.M408])" table:style-name="ce1">
            <text:p>pc_hadesert</text:p>
          </table:table-cell>
          <table:table-cell office:value-type="float" office:value="0" table:formula="of:=[.$T$8]&amp;[.N408]" table:style-name="ce1">
            <text:p>#REF!</text:p>
          </table:table-cell>
          <table:table-cell office:value-type="float" office:value="0" table:formula="of:=[.$T$9]&amp;[.N40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08]+1)" table:style-name="ce1">
            <text:p>#REF!</text:p>
          </table:table-cell>
          <table:table-cell office:value-type="float" office:value="0" table:formula="of:=[.I407]" table:style-name="ce1">
            <text:p>0</text:p>
          </table:table-cell>
          <table:table-cell office:value-type="float" office:value="401" table:style-name="ce1">
            <text:p>401</text:p>
          </table:table-cell>
          <table:table-cell office:value-type="float" office:value="11" table:formula="of:=INT([.J408]/COUNTA([.$V$7:.$Z$17]))+1" table:style-name="ce1">
            <text:p>11</text:p>
          </table:table-cell>
          <table:table-cell office:value-type="float" office:value="3" table:formula="of:=IF(INDEX([.$V$7:.$Z$17];[.L407]+1;[.M407])=&quot;&quot;;1;[.L407]+1)" table:style-name="ce1">
            <text:p>3</text:p>
          </table:table-cell>
          <table:table-cell office:value-type="float" office:value="3" table:formula="of:=IF(INDEX([.$V$7:.$Z$17];[.L407]+1;[.M407])=&quot;&quot;;IF([.M407]=5;1;[.M407]+1);[.M407])" table:style-name="ce1">
            <text:p>3</text:p>
          </table:table-cell>
          <table:table-cell office:value-type="float" office:value="0" table:formula="of:=IF([.B408]=[.C408];0;INDEX([.$V$18:.$Z$25];INT([.$J408]/COUNTA([.$V$7:.$Z$17]))+1;[.$M408]))" table:style-name="ce1">
            <text:p>#REF!</text:p>
          </table:table-cell>
          <table:table-cell table:style-name="ce1"/>
          <table:table-cell office:value-type="string" office:string-value="" table:formula="of:=IF(INDEX([.AB$18:.AB$200];[.$K408])=&quot;&quot;;&quot;&quot;;[.$T$17]&amp;&quot; = yes &quot;)" table:style-name="ce1"/>
          <table:table-cell office:value-type="string" office:string-value="" table:formula="of:=IF(INDEX([.AC$18:.AC$200];[.$K408])=&quot;&quot;;&quot;&quot;;[.$T$18]&amp;&quot; = yes &quot;)" table:style-name="ce1"/>
          <table:table-cell office:value-type="string" office:string-value="" table:formula="of:=IF(INDEX([.AD$18:.AD$200];[.$K408])=&quot;&quot;;&quot;&quot;;[.$T$19]&amp;&quot; = yes &quot;)" table:style-name="ce1"/>
          <table:table-cell office:value-type="string" office:string-value="" table:formula="of:=IF(INDEX([.AE$18:.AE$200];[.$K40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02</text:p>
          </table:table-cell>
          <table:table-cell office:value-type="float" office:value="0" table:formula="of:=INDEX([.U$18:.U$200];[.K409])" table:style-name="ce1">
            <text:p>0</text:p>
          </table:table-cell>
          <table:table-cell office:value-type="string" office:string-value="pc_antarctic" table:formula="of:=INDEX([.$V$7:.$Z$17];[.L409];[.M409])" table:style-name="ce1">
            <text:p>pc_antarctic</text:p>
          </table:table-cell>
          <table:table-cell office:value-type="float" office:value="0" table:formula="of:=[.$T$8]&amp;[.N409]" table:style-name="ce1">
            <text:p>#REF!</text:p>
          </table:table-cell>
          <table:table-cell office:value-type="float" office:value="0" table:formula="of:=[.$T$9]&amp;[.N40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09]+1)" table:style-name="ce1">
            <text:p>#REF!</text:p>
          </table:table-cell>
          <table:table-cell office:value-type="float" office:value="0" table:formula="of:=[.I408]" table:style-name="ce1">
            <text:p>0</text:p>
          </table:table-cell>
          <table:table-cell office:value-type="float" office:value="402" table:style-name="ce1">
            <text:p>402</text:p>
          </table:table-cell>
          <table:table-cell office:value-type="float" office:value="11" table:formula="of:=INT([.J409]/COUNTA([.$V$7:.$Z$17]))+1" table:style-name="ce1">
            <text:p>11</text:p>
          </table:table-cell>
          <table:table-cell office:value-type="float" office:value="4" table:formula="of:=IF(INDEX([.$V$7:.$Z$17];[.L408]+1;[.M408])=&quot;&quot;;1;[.L408]+1)" table:style-name="ce1">
            <text:p>4</text:p>
          </table:table-cell>
          <table:table-cell office:value-type="float" office:value="3" table:formula="of:=IF(INDEX([.$V$7:.$Z$17];[.L408]+1;[.M408])=&quot;&quot;;IF([.M408]=5;1;[.M408]+1);[.M408])" table:style-name="ce1">
            <text:p>3</text:p>
          </table:table-cell>
          <table:table-cell office:value-type="float" office:value="0" table:formula="of:=IF([.B409]=[.C409];0;INDEX([.$V$18:.$Z$25];INT([.$J409]/COUNTA([.$V$7:.$Z$17]))+1;[.$M409]))" table:style-name="ce1">
            <text:p>#REF!</text:p>
          </table:table-cell>
          <table:table-cell table:style-name="ce1"/>
          <table:table-cell office:value-type="string" office:string-value="" table:formula="of:=IF(INDEX([.AB$18:.AB$200];[.$K409])=&quot;&quot;;&quot;&quot;;[.$T$17]&amp;&quot; = yes &quot;)" table:style-name="ce1"/>
          <table:table-cell office:value-type="string" office:string-value="" table:formula="of:=IF(INDEX([.AC$18:.AC$200];[.$K409])=&quot;&quot;;&quot;&quot;;[.$T$18]&amp;&quot; = yes &quot;)" table:style-name="ce1"/>
          <table:table-cell office:value-type="string" office:string-value="" table:formula="of:=IF(INDEX([.AD$18:.AD$200];[.$K409])=&quot;&quot;;&quot;&quot;;[.$T$19]&amp;&quot; = yes &quot;)" table:style-name="ce1"/>
          <table:table-cell office:value-type="string" office:string-value="" table:formula="of:=IF(INDEX([.AE$18:.AE$200];[.$K40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03</text:p>
          </table:table-cell>
          <table:table-cell office:value-type="float" office:value="0" table:formula="of:=INDEX([.U$18:.U$200];[.K410])" table:style-name="ce1">
            <text:p>0</text:p>
          </table:table-cell>
          <table:table-cell office:value-type="string" office:string-value="pc_tundra" table:formula="of:=INDEX([.$V$7:.$Z$17];[.L410];[.M410])" table:style-name="ce1">
            <text:p>pc_tundra</text:p>
          </table:table-cell>
          <table:table-cell office:value-type="float" office:value="0" table:formula="of:=[.$T$8]&amp;[.N410]" table:style-name="ce1">
            <text:p>#REF!</text:p>
          </table:table-cell>
          <table:table-cell office:value-type="float" office:value="0" table:formula="of:=[.$T$9]&amp;[.N41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10]+1)" table:style-name="ce1">
            <text:p>#REF!</text:p>
          </table:table-cell>
          <table:table-cell office:value-type="float" office:value="0" table:formula="of:=[.I409]" table:style-name="ce1">
            <text:p>0</text:p>
          </table:table-cell>
          <table:table-cell office:value-type="float" office:value="403" table:style-name="ce1">
            <text:p>403</text:p>
          </table:table-cell>
          <table:table-cell office:value-type="float" office:value="11" table:formula="of:=INT([.J410]/COUNTA([.$V$7:.$Z$17]))+1" table:style-name="ce1">
            <text:p>11</text:p>
          </table:table-cell>
          <table:table-cell office:value-type="float" office:value="5" table:formula="of:=IF(INDEX([.$V$7:.$Z$17];[.L409]+1;[.M409])=&quot;&quot;;1;[.L409]+1)" table:style-name="ce1">
            <text:p>5</text:p>
          </table:table-cell>
          <table:table-cell office:value-type="float" office:value="3" table:formula="of:=IF(INDEX([.$V$7:.$Z$17];[.L409]+1;[.M409])=&quot;&quot;;IF([.M409]=5;1;[.M409]+1);[.M409])" table:style-name="ce1">
            <text:p>3</text:p>
          </table:table-cell>
          <table:table-cell office:value-type="float" office:value="0" table:formula="of:=IF([.B410]=[.C410];0;INDEX([.$V$18:.$Z$25];INT([.$J410]/COUNTA([.$V$7:.$Z$17]))+1;[.$M410]))" table:style-name="ce1">
            <text:p>#REF!</text:p>
          </table:table-cell>
          <table:table-cell table:style-name="ce1"/>
          <table:table-cell office:value-type="string" office:string-value="" table:formula="of:=IF(INDEX([.AB$18:.AB$200];[.$K410])=&quot;&quot;;&quot;&quot;;[.$T$17]&amp;&quot; = yes &quot;)" table:style-name="ce1"/>
          <table:table-cell office:value-type="string" office:string-value="" table:formula="of:=IF(INDEX([.AC$18:.AC$200];[.$K410])=&quot;&quot;;&quot;&quot;;[.$T$18]&amp;&quot; = yes &quot;)" table:style-name="ce1"/>
          <table:table-cell office:value-type="string" office:string-value="" table:formula="of:=IF(INDEX([.AD$18:.AD$200];[.$K410])=&quot;&quot;;&quot;&quot;;[.$T$19]&amp;&quot; = yes &quot;)" table:style-name="ce1"/>
          <table:table-cell office:value-type="string" office:string-value="" table:formula="of:=IF(INDEX([.AE$18:.AE$200];[.$K41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04</text:p>
          </table:table-cell>
          <table:table-cell office:value-type="float" office:value="0" table:formula="of:=INDEX([.U$18:.U$200];[.K411])" table:style-name="ce1">
            <text:p>0</text:p>
          </table:table-cell>
          <table:table-cell office:value-type="string" office:string-value="pc_alpine" table:formula="of:=INDEX([.$V$7:.$Z$17];[.L411];[.M411])" table:style-name="ce1">
            <text:p>pc_alpine</text:p>
          </table:table-cell>
          <table:table-cell office:value-type="float" office:value="0" table:formula="of:=[.$T$8]&amp;[.N411]" table:style-name="ce1">
            <text:p>#REF!</text:p>
          </table:table-cell>
          <table:table-cell office:value-type="float" office:value="0" table:formula="of:=[.$T$9]&amp;[.N41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11]+1)" table:style-name="ce1">
            <text:p>#REF!</text:p>
          </table:table-cell>
          <table:table-cell office:value-type="float" office:value="0" table:formula="of:=[.I410]" table:style-name="ce1">
            <text:p>0</text:p>
          </table:table-cell>
          <table:table-cell office:value-type="float" office:value="404" table:style-name="ce1">
            <text:p>404</text:p>
          </table:table-cell>
          <table:table-cell office:value-type="float" office:value="11" table:formula="of:=INT([.J411]/COUNTA([.$V$7:.$Z$17]))+1" table:style-name="ce1">
            <text:p>11</text:p>
          </table:table-cell>
          <table:table-cell office:value-type="float" office:value="6" table:formula="of:=IF(INDEX([.$V$7:.$Z$17];[.L410]+1;[.M410])=&quot;&quot;;1;[.L410]+1)" table:style-name="ce1">
            <text:p>6</text:p>
          </table:table-cell>
          <table:table-cell office:value-type="float" office:value="3" table:formula="of:=IF(INDEX([.$V$7:.$Z$17];[.L410]+1;[.M410])=&quot;&quot;;IF([.M410]=5;1;[.M410]+1);[.M410])" table:style-name="ce1">
            <text:p>3</text:p>
          </table:table-cell>
          <table:table-cell office:value-type="float" office:value="0" table:formula="of:=IF([.B411]=[.C411];0;INDEX([.$V$18:.$Z$25];INT([.$J411]/COUNTA([.$V$7:.$Z$17]))+1;[.$M411]))" table:style-name="ce1">
            <text:p>#REF!</text:p>
          </table:table-cell>
          <table:table-cell table:style-name="ce1"/>
          <table:table-cell office:value-type="string" office:string-value="" table:formula="of:=IF(INDEX([.AB$18:.AB$200];[.$K411])=&quot;&quot;;&quot;&quot;;[.$T$17]&amp;&quot; = yes &quot;)" table:style-name="ce1"/>
          <table:table-cell office:value-type="string" office:string-value="" table:formula="of:=IF(INDEX([.AC$18:.AC$200];[.$K411])=&quot;&quot;;&quot;&quot;;[.$T$18]&amp;&quot; = yes &quot;)" table:style-name="ce1"/>
          <table:table-cell office:value-type="string" office:string-value="" table:formula="of:=IF(INDEX([.AD$18:.AD$200];[.$K411])=&quot;&quot;;&quot;&quot;;[.$T$19]&amp;&quot; = yes &quot;)" table:style-name="ce1"/>
          <table:table-cell office:value-type="string" office:string-value="" table:formula="of:=IF(INDEX([.AE$18:.AE$200];[.$K41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05</text:p>
          </table:table-cell>
          <table:table-cell office:value-type="float" office:value="0" table:formula="of:=INDEX([.U$18:.U$200];[.K412])" table:style-name="ce1">
            <text:p>0</text:p>
          </table:table-cell>
          <table:table-cell office:value-type="string" office:string-value="pc_greenhouse_cold" table:formula="of:=INDEX([.$V$7:.$Z$17];[.L412];[.M412])" table:style-name="ce1">
            <text:p>pc_greenhouse_cold</text:p>
          </table:table-cell>
          <table:table-cell office:value-type="float" office:value="0" table:formula="of:=[.$T$8]&amp;[.N412]" table:style-name="ce1">
            <text:p>#REF!</text:p>
          </table:table-cell>
          <table:table-cell office:value-type="float" office:value="0" table:formula="of:=[.$T$9]&amp;[.N41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12]+1)" table:style-name="ce1">
            <text:p>#REF!</text:p>
          </table:table-cell>
          <table:table-cell office:value-type="float" office:value="0" table:formula="of:=[.I411]" table:style-name="ce1">
            <text:p>0</text:p>
          </table:table-cell>
          <table:table-cell office:value-type="float" office:value="405" table:style-name="ce1">
            <text:p>405</text:p>
          </table:table-cell>
          <table:table-cell office:value-type="float" office:value="11" table:formula="of:=INT([.J412]/COUNTA([.$V$7:.$Z$17]))+1" table:style-name="ce1">
            <text:p>11</text:p>
          </table:table-cell>
          <table:table-cell office:value-type="float" office:value="7" table:formula="of:=IF(INDEX([.$V$7:.$Z$17];[.L411]+1;[.M411])=&quot;&quot;;1;[.L411]+1)" table:style-name="ce1">
            <text:p>7</text:p>
          </table:table-cell>
          <table:table-cell office:value-type="float" office:value="3" table:formula="of:=IF(INDEX([.$V$7:.$Z$17];[.L411]+1;[.M411])=&quot;&quot;;IF([.M411]=5;1;[.M411]+1);[.M411])" table:style-name="ce1">
            <text:p>3</text:p>
          </table:table-cell>
          <table:table-cell office:value-type="float" office:value="0" table:formula="of:=IF([.B412]=[.C412];0;INDEX([.$V$18:.$Z$25];INT([.$J412]/COUNTA([.$V$7:.$Z$17]))+1;[.$M412]))" table:style-name="ce1">
            <text:p>#REF!</text:p>
          </table:table-cell>
          <table:table-cell table:style-name="ce1"/>
          <table:table-cell office:value-type="string" office:string-value="" table:formula="of:=IF(INDEX([.AB$18:.AB$200];[.$K412])=&quot;&quot;;&quot;&quot;;[.$T$17]&amp;&quot; = yes &quot;)" table:style-name="ce1"/>
          <table:table-cell office:value-type="string" office:string-value="" table:formula="of:=IF(INDEX([.AC$18:.AC$200];[.$K412])=&quot;&quot;;&quot;&quot;;[.$T$18]&amp;&quot; = yes &quot;)" table:style-name="ce1"/>
          <table:table-cell office:value-type="string" office:string-value="" table:formula="of:=IF(INDEX([.AD$18:.AD$200];[.$K412])=&quot;&quot;;&quot;&quot;;[.$T$19]&amp;&quot; = yes &quot;)" table:style-name="ce1"/>
          <table:table-cell office:value-type="string" office:string-value="" table:formula="of:=IF(INDEX([.AE$18:.AE$200];[.$K41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06</text:p>
          </table:table-cell>
          <table:table-cell office:value-type="float" office:value="0" table:formula="of:=INDEX([.U$18:.U$200];[.K413])" table:style-name="ce1">
            <text:p>0</text:p>
          </table:table-cell>
          <table:table-cell office:value-type="string" office:string-value="pc_arctic" table:formula="of:=INDEX([.$V$7:.$Z$17];[.L413];[.M413])" table:style-name="ce1">
            <text:p>pc_arctic</text:p>
          </table:table-cell>
          <table:table-cell office:value-type="float" office:value="0" table:formula="of:=[.$T$8]&amp;[.N413]" table:style-name="ce1">
            <text:p>#REF!</text:p>
          </table:table-cell>
          <table:table-cell office:value-type="float" office:value="0" table:formula="of:=[.$T$9]&amp;[.N41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13]+1)" table:style-name="ce1">
            <text:p>#REF!</text:p>
          </table:table-cell>
          <table:table-cell office:value-type="float" office:value="0" table:formula="of:=[.I412]" table:style-name="ce1">
            <text:p>0</text:p>
          </table:table-cell>
          <table:table-cell office:value-type="float" office:value="406" table:style-name="ce1">
            <text:p>406</text:p>
          </table:table-cell>
          <table:table-cell office:value-type="float" office:value="11" table:formula="of:=INT([.J413]/COUNTA([.$V$7:.$Z$17]))+1" table:style-name="ce1">
            <text:p>11</text:p>
          </table:table-cell>
          <table:table-cell office:value-type="float" office:value="1" table:formula="of:=IF(INDEX([.$V$7:.$Z$17];[.L412]+1;[.M412])=&quot;&quot;;1;[.L412]+1)" table:style-name="ce1">
            <text:p>1</text:p>
          </table:table-cell>
          <table:table-cell office:value-type="float" office:value="4" table:formula="of:=IF(INDEX([.$V$7:.$Z$17];[.L412]+1;[.M412])=&quot;&quot;;IF([.M412]=5;1;[.M412]+1);[.M412])" table:style-name="ce1">
            <text:p>4</text:p>
          </table:table-cell>
          <table:table-cell office:value-type="float" office:value="0" table:formula="of:=IF([.B413]=[.C413];0;INDEX([.$V$18:.$Z$25];INT([.$J413]/COUNTA([.$V$7:.$Z$17]))+1;[.$M413]))" table:style-name="ce1">
            <text:p>#REF!</text:p>
          </table:table-cell>
          <table:table-cell table:style-name="ce1"/>
          <table:table-cell office:value-type="string" office:string-value="" table:formula="of:=IF(INDEX([.AB$18:.AB$200];[.$K413])=&quot;&quot;;&quot;&quot;;[.$T$17]&amp;&quot; = yes &quot;)" table:style-name="ce1"/>
          <table:table-cell office:value-type="string" office:string-value="" table:formula="of:=IF(INDEX([.AC$18:.AC$200];[.$K413])=&quot;&quot;;&quot;&quot;;[.$T$18]&amp;&quot; = yes &quot;)" table:style-name="ce1"/>
          <table:table-cell office:value-type="string" office:string-value="" table:formula="of:=IF(INDEX([.AD$18:.AD$200];[.$K413])=&quot;&quot;;&quot;&quot;;[.$T$19]&amp;&quot; = yes &quot;)" table:style-name="ce1"/>
          <table:table-cell office:value-type="string" office:string-value="" table:formula="of:=IF(INDEX([.AE$18:.AE$200];[.$K41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07</text:p>
          </table:table-cell>
          <table:table-cell office:value-type="float" office:value="0" table:formula="of:=INDEX([.U$18:.U$200];[.K414])" table:style-name="ce1">
            <text:p>0</text:p>
          </table:table-cell>
          <table:table-cell office:value-type="string" office:string-value="pc_swamp" table:formula="of:=INDEX([.$V$7:.$Z$17];[.L414];[.M414])" table:style-name="ce1">
            <text:p>pc_swamp</text:p>
          </table:table-cell>
          <table:table-cell office:value-type="float" office:value="0" table:formula="of:=[.$T$8]&amp;[.N414]" table:style-name="ce1">
            <text:p>#REF!</text:p>
          </table:table-cell>
          <table:table-cell office:value-type="float" office:value="0" table:formula="of:=[.$T$9]&amp;[.N41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14]+1)" table:style-name="ce1">
            <text:p>#REF!</text:p>
          </table:table-cell>
          <table:table-cell office:value-type="float" office:value="0" table:formula="of:=[.I413]" table:style-name="ce1">
            <text:p>0</text:p>
          </table:table-cell>
          <table:table-cell office:value-type="float" office:value="407" table:style-name="ce1">
            <text:p>407</text:p>
          </table:table-cell>
          <table:table-cell office:value-type="float" office:value="11" table:formula="of:=INT([.J414]/COUNTA([.$V$7:.$Z$17]))+1" table:style-name="ce1">
            <text:p>11</text:p>
          </table:table-cell>
          <table:table-cell office:value-type="float" office:value="2" table:formula="of:=IF(INDEX([.$V$7:.$Z$17];[.L413]+1;[.M413])=&quot;&quot;;1;[.L413]+1)" table:style-name="ce1">
            <text:p>2</text:p>
          </table:table-cell>
          <table:table-cell office:value-type="float" office:value="4" table:formula="of:=IF(INDEX([.$V$7:.$Z$17];[.L413]+1;[.M413])=&quot;&quot;;IF([.M413]=5;1;[.M413]+1);[.M413])" table:style-name="ce1">
            <text:p>4</text:p>
          </table:table-cell>
          <table:table-cell office:value-type="float" office:value="0" table:formula="of:=IF([.B414]=[.C414];0;INDEX([.$V$18:.$Z$25];INT([.$J414]/COUNTA([.$V$7:.$Z$17]))+1;[.$M414]))" table:style-name="ce1">
            <text:p>#REF!</text:p>
          </table:table-cell>
          <table:table-cell table:style-name="ce1"/>
          <table:table-cell office:value-type="string" office:string-value="" table:formula="of:=IF(INDEX([.AB$18:.AB$200];[.$K414])=&quot;&quot;;&quot;&quot;;[.$T$17]&amp;&quot; = yes &quot;)" table:style-name="ce1"/>
          <table:table-cell office:value-type="string" office:string-value="" table:formula="of:=IF(INDEX([.AC$18:.AC$200];[.$K414])=&quot;&quot;;&quot;&quot;;[.$T$18]&amp;&quot; = yes &quot;)" table:style-name="ce1"/>
          <table:table-cell office:value-type="string" office:string-value="" table:formula="of:=IF(INDEX([.AD$18:.AD$200];[.$K414])=&quot;&quot;;&quot;&quot;;[.$T$19]&amp;&quot; = yes &quot;)" table:style-name="ce1"/>
          <table:table-cell office:value-type="string" office:string-value="" table:formula="of:=IF(INDEX([.AE$18:.AE$200];[.$K41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08</text:p>
          </table:table-cell>
          <table:table-cell office:value-type="float" office:value="0" table:formula="of:=INDEX([.U$18:.U$200];[.K415])" table:style-name="ce1">
            <text:p>0</text:p>
          </table:table-cell>
          <table:table-cell office:value-type="string" office:string-value="pc_cascadian" table:formula="of:=INDEX([.$V$7:.$Z$17];[.L415];[.M415])" table:style-name="ce1">
            <text:p>pc_cascadian</text:p>
          </table:table-cell>
          <table:table-cell office:value-type="float" office:value="0" table:formula="of:=[.$T$8]&amp;[.N415]" table:style-name="ce1">
            <text:p>#REF!</text:p>
          </table:table-cell>
          <table:table-cell office:value-type="float" office:value="0" table:formula="of:=[.$T$9]&amp;[.N41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15]+1)" table:style-name="ce1">
            <text:p>#REF!</text:p>
          </table:table-cell>
          <table:table-cell office:value-type="float" office:value="0" table:formula="of:=[.I414]" table:style-name="ce1">
            <text:p>0</text:p>
          </table:table-cell>
          <table:table-cell office:value-type="float" office:value="408" table:style-name="ce1">
            <text:p>408</text:p>
          </table:table-cell>
          <table:table-cell office:value-type="float" office:value="11" table:formula="of:=INT([.J415]/COUNTA([.$V$7:.$Z$17]))+1" table:style-name="ce1">
            <text:p>11</text:p>
          </table:table-cell>
          <table:table-cell office:value-type="float" office:value="3" table:formula="of:=IF(INDEX([.$V$7:.$Z$17];[.L414]+1;[.M414])=&quot;&quot;;1;[.L414]+1)" table:style-name="ce1">
            <text:p>3</text:p>
          </table:table-cell>
          <table:table-cell office:value-type="float" office:value="4" table:formula="of:=IF(INDEX([.$V$7:.$Z$17];[.L414]+1;[.M414])=&quot;&quot;;IF([.M414]=5;1;[.M414]+1);[.M414])" table:style-name="ce1">
            <text:p>4</text:p>
          </table:table-cell>
          <table:table-cell office:value-type="float" office:value="0" table:formula="of:=IF([.B415]=[.C415];0;INDEX([.$V$18:.$Z$25];INT([.$J415]/COUNTA([.$V$7:.$Z$17]))+1;[.$M415]))" table:style-name="ce1">
            <text:p>#REF!</text:p>
          </table:table-cell>
          <table:table-cell table:style-name="ce1"/>
          <table:table-cell office:value-type="string" office:string-value="" table:formula="of:=IF(INDEX([.AB$18:.AB$200];[.$K415])=&quot;&quot;;&quot;&quot;;[.$T$17]&amp;&quot; = yes &quot;)" table:style-name="ce1"/>
          <table:table-cell office:value-type="string" office:string-value="" table:formula="of:=IF(INDEX([.AC$18:.AC$200];[.$K415])=&quot;&quot;;&quot;&quot;;[.$T$18]&amp;&quot; = yes &quot;)" table:style-name="ce1"/>
          <table:table-cell office:value-type="string" office:string-value="" table:formula="of:=IF(INDEX([.AD$18:.AD$200];[.$K415])=&quot;&quot;;&quot;&quot;;[.$T$19]&amp;&quot; = yes &quot;)" table:style-name="ce1"/>
          <table:table-cell office:value-type="string" office:string-value="" table:formula="of:=IF(INDEX([.AE$18:.AE$200];[.$K41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09</text:p>
          </table:table-cell>
          <table:table-cell office:value-type="float" office:value="0" table:formula="of:=INDEX([.U$18:.U$200];[.K416])" table:style-name="ce1">
            <text:p>0</text:p>
          </table:table-cell>
          <table:table-cell office:value-type="string" office:string-value="pc_geothermal" table:formula="of:=INDEX([.$V$7:.$Z$17];[.L416];[.M416])" table:style-name="ce1">
            <text:p>pc_geothermal</text:p>
          </table:table-cell>
          <table:table-cell office:value-type="float" office:value="0" table:formula="of:=[.$T$8]&amp;[.N416]" table:style-name="ce1">
            <text:p>#REF!</text:p>
          </table:table-cell>
          <table:table-cell office:value-type="float" office:value="0" table:formula="of:=[.$T$9]&amp;[.N41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16]+1)" table:style-name="ce1">
            <text:p>#REF!</text:p>
          </table:table-cell>
          <table:table-cell office:value-type="float" office:value="0" table:formula="of:=[.I415]" table:style-name="ce1">
            <text:p>0</text:p>
          </table:table-cell>
          <table:table-cell office:value-type="float" office:value="409" table:style-name="ce1">
            <text:p>409</text:p>
          </table:table-cell>
          <table:table-cell office:value-type="float" office:value="11" table:formula="of:=INT([.J416]/COUNTA([.$V$7:.$Z$17]))+1" table:style-name="ce1">
            <text:p>11</text:p>
          </table:table-cell>
          <table:table-cell office:value-type="float" office:value="4" table:formula="of:=IF(INDEX([.$V$7:.$Z$17];[.L415]+1;[.M415])=&quot;&quot;;1;[.L415]+1)" table:style-name="ce1">
            <text:p>4</text:p>
          </table:table-cell>
          <table:table-cell office:value-type="float" office:value="4" table:formula="of:=IF(INDEX([.$V$7:.$Z$17];[.L415]+1;[.M415])=&quot;&quot;;IF([.M415]=5;1;[.M415]+1);[.M415])" table:style-name="ce1">
            <text:p>4</text:p>
          </table:table-cell>
          <table:table-cell office:value-type="float" office:value="0" table:formula="of:=IF([.B416]=[.C416];0;INDEX([.$V$18:.$Z$25];INT([.$J416]/COUNTA([.$V$7:.$Z$17]))+1;[.$M416]))" table:style-name="ce1">
            <text:p>#REF!</text:p>
          </table:table-cell>
          <table:table-cell table:style-name="ce1"/>
          <table:table-cell office:value-type="string" office:string-value="" table:formula="of:=IF(INDEX([.AB$18:.AB$200];[.$K416])=&quot;&quot;;&quot;&quot;;[.$T$17]&amp;&quot; = yes &quot;)" table:style-name="ce1"/>
          <table:table-cell office:value-type="string" office:string-value="" table:formula="of:=IF(INDEX([.AC$18:.AC$200];[.$K416])=&quot;&quot;;&quot;&quot;;[.$T$18]&amp;&quot; = yes &quot;)" table:style-name="ce1"/>
          <table:table-cell office:value-type="string" office:string-value="" table:formula="of:=IF(INDEX([.AD$18:.AD$200];[.$K416])=&quot;&quot;;&quot;&quot;;[.$T$19]&amp;&quot; = yes &quot;)" table:style-name="ce1"/>
          <table:table-cell office:value-type="string" office:string-value="" table:formula="of:=IF(INDEX([.AE$18:.AE$200];[.$K41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10</text:p>
          </table:table-cell>
          <table:table-cell office:value-type="float" office:value="0" table:formula="of:=INDEX([.U$18:.U$200];[.K417])" table:style-name="ce1">
            <text:p>0</text:p>
          </table:table-cell>
          <table:table-cell office:value-type="string" office:string-value="pc_glacial" table:formula="of:=INDEX([.$V$7:.$Z$17];[.L417];[.M417])" table:style-name="ce1">
            <text:p>pc_glacial</text:p>
          </table:table-cell>
          <table:table-cell office:value-type="float" office:value="0" table:formula="of:=[.$T$8]&amp;[.N417]" table:style-name="ce1">
            <text:p>#REF!</text:p>
          </table:table-cell>
          <table:table-cell office:value-type="float" office:value="0" table:formula="of:=[.$T$9]&amp;[.N41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17]+1)" table:style-name="ce1">
            <text:p>#REF!</text:p>
          </table:table-cell>
          <table:table-cell office:value-type="float" office:value="0" table:formula="of:=[.I416]" table:style-name="ce1">
            <text:p>0</text:p>
          </table:table-cell>
          <table:table-cell office:value-type="float" office:value="410" table:style-name="ce1">
            <text:p>410</text:p>
          </table:table-cell>
          <table:table-cell office:value-type="float" office:value="11" table:formula="of:=INT([.J417]/COUNTA([.$V$7:.$Z$17]))+1" table:style-name="ce1">
            <text:p>11</text:p>
          </table:table-cell>
          <table:table-cell office:value-type="float" office:value="5" table:formula="of:=IF(INDEX([.$V$7:.$Z$17];[.L416]+1;[.M416])=&quot;&quot;;1;[.L416]+1)" table:style-name="ce1">
            <text:p>5</text:p>
          </table:table-cell>
          <table:table-cell office:value-type="float" office:value="4" table:formula="of:=IF(INDEX([.$V$7:.$Z$17];[.L416]+1;[.M416])=&quot;&quot;;IF([.M416]=5;1;[.M416]+1);[.M416])" table:style-name="ce1">
            <text:p>4</text:p>
          </table:table-cell>
          <table:table-cell office:value-type="float" office:value="0" table:formula="of:=IF([.B417]=[.C417];0;INDEX([.$V$18:.$Z$25];INT([.$J417]/COUNTA([.$V$7:.$Z$17]))+1;[.$M417]))" table:style-name="ce1">
            <text:p>#REF!</text:p>
          </table:table-cell>
          <table:table-cell table:style-name="ce1"/>
          <table:table-cell office:value-type="string" office:string-value="" table:formula="of:=IF(INDEX([.AB$18:.AB$200];[.$K417])=&quot;&quot;;&quot;&quot;;[.$T$17]&amp;&quot; = yes &quot;)" table:style-name="ce1"/>
          <table:table-cell office:value-type="string" office:string-value="" table:formula="of:=IF(INDEX([.AC$18:.AC$200];[.$K417])=&quot;&quot;;&quot;&quot;;[.$T$18]&amp;&quot; = yes &quot;)" table:style-name="ce1"/>
          <table:table-cell office:value-type="string" office:string-value="" table:formula="of:=IF(INDEX([.AD$18:.AD$200];[.$K417])=&quot;&quot;;&quot;&quot;;[.$T$19]&amp;&quot; = yes &quot;)" table:style-name="ce1"/>
          <table:table-cell office:value-type="string" office:string-value="" table:formula="of:=IF(INDEX([.AE$18:.AE$200];[.$K41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11</text:p>
          </table:table-cell>
          <table:table-cell office:value-type="float" office:value="0" table:formula="of:=INDEX([.U$18:.U$200];[.K418])" table:style-name="ce1">
            <text:p>0</text:p>
          </table:table-cell>
          <table:table-cell office:value-type="string" office:string-value="pc_subarctic" table:formula="of:=INDEX([.$V$7:.$Z$17];[.L418];[.M418])" table:style-name="ce1">
            <text:p>pc_subarctic</text:p>
          </table:table-cell>
          <table:table-cell office:value-type="float" office:value="0" table:formula="of:=[.$T$8]&amp;[.N418]" table:style-name="ce1">
            <text:p>#REF!</text:p>
          </table:table-cell>
          <table:table-cell office:value-type="float" office:value="0" table:formula="of:=[.$T$9]&amp;[.N41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18]+1)" table:style-name="ce1">
            <text:p>#REF!</text:p>
          </table:table-cell>
          <table:table-cell office:value-type="float" office:value="0" table:formula="of:=[.I417]" table:style-name="ce1">
            <text:p>0</text:p>
          </table:table-cell>
          <table:table-cell office:value-type="float" office:value="411" table:style-name="ce1">
            <text:p>411</text:p>
          </table:table-cell>
          <table:table-cell office:value-type="float" office:value="11" table:formula="of:=INT([.J418]/COUNTA([.$V$7:.$Z$17]))+1" table:style-name="ce1">
            <text:p>11</text:p>
          </table:table-cell>
          <table:table-cell office:value-type="float" office:value="6" table:formula="of:=IF(INDEX([.$V$7:.$Z$17];[.L417]+1;[.M417])=&quot;&quot;;1;[.L417]+1)" table:style-name="ce1">
            <text:p>6</text:p>
          </table:table-cell>
          <table:table-cell office:value-type="float" office:value="4" table:formula="of:=IF(INDEX([.$V$7:.$Z$17];[.L417]+1;[.M417])=&quot;&quot;;IF([.M417]=5;1;[.M417]+1);[.M417])" table:style-name="ce1">
            <text:p>4</text:p>
          </table:table-cell>
          <table:table-cell office:value-type="float" office:value="0" table:formula="of:=IF([.B418]=[.C418];0;INDEX([.$V$18:.$Z$25];INT([.$J418]/COUNTA([.$V$7:.$Z$17]))+1;[.$M418]))" table:style-name="ce1">
            <text:p>#REF!</text:p>
          </table:table-cell>
          <table:table-cell table:style-name="ce1"/>
          <table:table-cell office:value-type="string" office:string-value="" table:formula="of:=IF(INDEX([.AB$18:.AB$200];[.$K418])=&quot;&quot;;&quot;&quot;;[.$T$17]&amp;&quot; = yes &quot;)" table:style-name="ce1"/>
          <table:table-cell office:value-type="string" office:string-value="" table:formula="of:=IF(INDEX([.AC$18:.AC$200];[.$K418])=&quot;&quot;;&quot;&quot;;[.$T$18]&amp;&quot; = yes &quot;)" table:style-name="ce1"/>
          <table:table-cell office:value-type="string" office:string-value="" table:formula="of:=IF(INDEX([.AD$18:.AD$200];[.$K418])=&quot;&quot;;&quot;&quot;;[.$T$19]&amp;&quot; = yes &quot;)" table:style-name="ce1"/>
          <table:table-cell office:value-type="string" office:string-value="" table:formula="of:=IF(INDEX([.AE$18:.AE$200];[.$K41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12</text:p>
          </table:table-cell>
          <table:table-cell office:value-type="float" office:value="0" table:formula="of:=INDEX([.U$18:.U$200];[.K419])" table:style-name="ce1">
            <text:p>0</text:p>
          </table:table-cell>
          <table:table-cell office:value-type="string" office:string-value="pc_marginal_cold" table:formula="of:=INDEX([.$V$7:.$Z$17];[.L419];[.M419])" table:style-name="ce1">
            <text:p>pc_marginal_cold</text:p>
          </table:table-cell>
          <table:table-cell office:value-type="float" office:value="0" table:formula="of:=[.$T$8]&amp;[.N419]" table:style-name="ce1">
            <text:p>#REF!</text:p>
          </table:table-cell>
          <table:table-cell office:value-type="float" office:value="0" table:formula="of:=[.$T$9]&amp;[.N41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19]+1)" table:style-name="ce1">
            <text:p>#REF!</text:p>
          </table:table-cell>
          <table:table-cell office:value-type="float" office:value="0" table:formula="of:=[.I418]" table:style-name="ce1">
            <text:p>0</text:p>
          </table:table-cell>
          <table:table-cell office:value-type="float" office:value="412" table:style-name="ce1">
            <text:p>412</text:p>
          </table:table-cell>
          <table:table-cell office:value-type="float" office:value="11" table:formula="of:=INT([.J419]/COUNTA([.$V$7:.$Z$17]))+1" table:style-name="ce1">
            <text:p>11</text:p>
          </table:table-cell>
          <table:table-cell office:value-type="float" office:value="7" table:formula="of:=IF(INDEX([.$V$7:.$Z$17];[.L418]+1;[.M418])=&quot;&quot;;1;[.L418]+1)" table:style-name="ce1">
            <text:p>7</text:p>
          </table:table-cell>
          <table:table-cell office:value-type="float" office:value="4" table:formula="of:=IF(INDEX([.$V$7:.$Z$17];[.L418]+1;[.M418])=&quot;&quot;;IF([.M418]=5;1;[.M418]+1);[.M418])" table:style-name="ce1">
            <text:p>4</text:p>
          </table:table-cell>
          <table:table-cell office:value-type="float" office:value="0" table:formula="of:=IF([.B419]=[.C419];0;INDEX([.$V$18:.$Z$25];INT([.$J419]/COUNTA([.$V$7:.$Z$17]))+1;[.$M419]))" table:style-name="ce1">
            <text:p>#REF!</text:p>
          </table:table-cell>
          <table:table-cell table:style-name="ce1"/>
          <table:table-cell office:value-type="string" office:string-value="" table:formula="of:=IF(INDEX([.AB$18:.AB$200];[.$K419])=&quot;&quot;;&quot;&quot;;[.$T$17]&amp;&quot; = yes &quot;)" table:style-name="ce1"/>
          <table:table-cell office:value-type="string" office:string-value="" table:formula="of:=IF(INDEX([.AC$18:.AC$200];[.$K419])=&quot;&quot;;&quot;&quot;;[.$T$18]&amp;&quot; = yes &quot;)" table:style-name="ce1"/>
          <table:table-cell office:value-type="string" office:string-value="" table:formula="of:=IF(INDEX([.AD$18:.AD$200];[.$K419])=&quot;&quot;;&quot;&quot;;[.$T$19]&amp;&quot; = yes &quot;)" table:style-name="ce1"/>
          <table:table-cell office:value-type="string" office:string-value="" table:formula="of:=IF(INDEX([.AE$18:.AE$200];[.$K41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13</text:p>
          </table:table-cell>
          <table:table-cell office:value-type="float" office:value="0" table:formula="of:=INDEX([.U$18:.U$200];[.K420])" table:style-name="ce1">
            <text:p>0</text:p>
          </table:table-cell>
          <table:table-cell office:value-type="string" office:string-value="pc_gaia" table:formula="of:=INDEX([.$V$7:.$Z$17];[.L420];[.M420])" table:style-name="ce1">
            <text:p>pc_gaia</text:p>
          </table:table-cell>
          <table:table-cell office:value-type="float" office:value="0" table:formula="of:=[.$T$8]&amp;[.N420]" table:style-name="ce1">
            <text:p>#REF!</text:p>
          </table:table-cell>
          <table:table-cell office:value-type="float" office:value="0" table:formula="of:=[.$T$9]&amp;[.N42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20]+1)" table:style-name="ce1">
            <text:p>#REF!</text:p>
          </table:table-cell>
          <table:table-cell office:value-type="float" office:value="0" table:formula="of:=[.I419]" table:style-name="ce1">
            <text:p>0</text:p>
          </table:table-cell>
          <table:table-cell office:value-type="float" office:value="413" table:style-name="ce1">
            <text:p>413</text:p>
          </table:table-cell>
          <table:table-cell office:value-type="float" office:value="11" table:formula="of:=INT([.J420]/COUNTA([.$V$7:.$Z$17]))+1" table:style-name="ce1">
            <text:p>11</text:p>
          </table:table-cell>
          <table:table-cell office:value-type="float" office:value="1" table:formula="of:=IF(INDEX([.$V$7:.$Z$17];[.L419]+1;[.M419])=&quot;&quot;;1;[.L419]+1)" table:style-name="ce1">
            <text:p>1</text:p>
          </table:table-cell>
          <table:table-cell office:value-type="float" office:value="5" table:formula="of:=IF(INDEX([.$V$7:.$Z$17];[.L419]+1;[.M419])=&quot;&quot;;IF([.M419]=5;1;[.M419]+1);[.M419])" table:style-name="ce1">
            <text:p>5</text:p>
          </table:table-cell>
          <table:table-cell office:value-type="float" office:value="0" table:formula="of:=IF([.B420]=[.C420];0;INDEX([.$V$18:.$Z$25];INT([.$J420]/COUNTA([.$V$7:.$Z$17]))+1;[.$M420]))" table:style-name="ce1">
            <text:p>#REF!</text:p>
          </table:table-cell>
          <table:table-cell table:style-name="ce1"/>
          <table:table-cell office:value-type="string" office:string-value="" table:formula="of:=IF(INDEX([.AB$18:.AB$200];[.$K420])=&quot;&quot;;&quot;&quot;;[.$T$17]&amp;&quot; = yes &quot;)" table:style-name="ce1"/>
          <table:table-cell office:value-type="string" office:string-value="" table:formula="of:=IF(INDEX([.AC$18:.AC$200];[.$K420])=&quot;&quot;;&quot;&quot;;[.$T$18]&amp;&quot; = yes &quot;)" table:style-name="ce1"/>
          <table:table-cell office:value-type="string" office:string-value="" table:formula="of:=IF(INDEX([.AD$18:.AD$200];[.$K420])=&quot;&quot;;&quot;&quot;;[.$T$19]&amp;&quot; = yes &quot;)" table:style-name="ce1"/>
          <table:table-cell office:value-type="string" office:string-value="" table:formula="of:=IF(INDEX([.AE$18:.AE$200];[.$K42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14</text:p>
          </table:table-cell>
          <table:table-cell office:value-type="float" office:value="0" table:formula="of:=INDEX([.U$18:.U$200];[.K421])" table:style-name="ce1">
            <text:p>0</text:p>
          </table:table-cell>
          <table:table-cell office:value-type="string" office:string-value="pc_machine" table:formula="of:=INDEX([.$V$7:.$Z$17];[.L421];[.M421])" table:style-name="ce1">
            <text:p>pc_machine</text:p>
          </table:table-cell>
          <table:table-cell office:value-type="float" office:value="0" table:formula="of:=[.$T$8]&amp;[.N421]" table:style-name="ce1">
            <text:p>#REF!</text:p>
          </table:table-cell>
          <table:table-cell office:value-type="float" office:value="0" table:formula="of:=[.$T$9]&amp;[.N42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21]+1)" table:style-name="ce1">
            <text:p>#REF!</text:p>
          </table:table-cell>
          <table:table-cell office:value-type="float" office:value="0" table:formula="of:=[.I420]" table:style-name="ce1">
            <text:p>0</text:p>
          </table:table-cell>
          <table:table-cell office:value-type="float" office:value="414" table:style-name="ce1">
            <text:p>414</text:p>
          </table:table-cell>
          <table:table-cell office:value-type="float" office:value="11" table:formula="of:=INT([.J421]/COUNTA([.$V$7:.$Z$17]))+1" table:style-name="ce1">
            <text:p>11</text:p>
          </table:table-cell>
          <table:table-cell office:value-type="float" office:value="2" table:formula="of:=IF(INDEX([.$V$7:.$Z$17];[.L420]+1;[.M420])=&quot;&quot;;1;[.L420]+1)" table:style-name="ce1">
            <text:p>2</text:p>
          </table:table-cell>
          <table:table-cell office:value-type="float" office:value="5" table:formula="of:=IF(INDEX([.$V$7:.$Z$17];[.L420]+1;[.M420])=&quot;&quot;;IF([.M420]=5;1;[.M420]+1);[.M420])" table:style-name="ce1">
            <text:p>5</text:p>
          </table:table-cell>
          <table:table-cell office:value-type="float" office:value="0" table:formula="of:=IF([.B421]=[.C421];0;INDEX([.$V$18:.$Z$25];INT([.$J421]/COUNTA([.$V$7:.$Z$17]))+1;[.$M421]))" table:style-name="ce1">
            <text:p>#REF!</text:p>
          </table:table-cell>
          <table:table-cell table:style-name="ce1"/>
          <table:table-cell office:value-type="string" office:string-value="" table:formula="of:=IF(INDEX([.AB$18:.AB$200];[.$K421])=&quot;&quot;;&quot;&quot;;[.$T$17]&amp;&quot; = yes &quot;)" table:style-name="ce1"/>
          <table:table-cell office:value-type="string" office:string-value="" table:formula="of:=IF(INDEX([.AC$18:.AC$200];[.$K421])=&quot;&quot;;&quot;&quot;;[.$T$18]&amp;&quot; = yes &quot;)" table:style-name="ce1"/>
          <table:table-cell office:value-type="string" office:string-value="" table:formula="of:=IF(INDEX([.AD$18:.AD$200];[.$K421])=&quot;&quot;;&quot;&quot;;[.$T$19]&amp;&quot; = yes &quot;)" table:style-name="ce1"/>
          <table:table-cell office:value-type="string" office:string-value="" table:formula="of:=IF(INDEX([.AE$18:.AE$200];[.$K42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15</text:p>
          </table:table-cell>
          <table:table-cell office:value-type="float" office:value="0" table:formula="of:=INDEX([.U$18:.U$200];[.K422])" table:style-name="ce1">
            <text:p>0</text:p>
          </table:table-cell>
          <table:table-cell office:value-type="string" office:string-value="pc_cybertronic" table:formula="of:=INDEX([.$V$7:.$Z$17];[.L422];[.M422])" table:style-name="ce1">
            <text:p>pc_cybertronic</text:p>
          </table:table-cell>
          <table:table-cell office:value-type="float" office:value="0" table:formula="of:=[.$T$8]&amp;[.N422]" table:style-name="ce1">
            <text:p>#REF!</text:p>
          </table:table-cell>
          <table:table-cell office:value-type="float" office:value="0" table:formula="of:=[.$T$9]&amp;[.N42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22]+1)" table:style-name="ce1">
            <text:p>#REF!</text:p>
          </table:table-cell>
          <table:table-cell office:value-type="float" office:value="0" table:formula="of:=[.I421]" table:style-name="ce1">
            <text:p>0</text:p>
          </table:table-cell>
          <table:table-cell office:value-type="float" office:value="415" table:style-name="ce1">
            <text:p>415</text:p>
          </table:table-cell>
          <table:table-cell office:value-type="float" office:value="11" table:formula="of:=INT([.J422]/COUNTA([.$V$7:.$Z$17]))+1" table:style-name="ce1">
            <text:p>11</text:p>
          </table:table-cell>
          <table:table-cell office:value-type="float" office:value="3" table:formula="of:=IF(INDEX([.$V$7:.$Z$17];[.L421]+1;[.M421])=&quot;&quot;;1;[.L421]+1)" table:style-name="ce1">
            <text:p>3</text:p>
          </table:table-cell>
          <table:table-cell office:value-type="float" office:value="5" table:formula="of:=IF(INDEX([.$V$7:.$Z$17];[.L421]+1;[.M421])=&quot;&quot;;IF([.M421]=5;1;[.M421]+1);[.M421])" table:style-name="ce1">
            <text:p>5</text:p>
          </table:table-cell>
          <table:table-cell office:value-type="float" office:value="0" table:formula="of:=IF([.B422]=[.C422];0;INDEX([.$V$18:.$Z$25];INT([.$J422]/COUNTA([.$V$7:.$Z$17]))+1;[.$M422]))" table:style-name="ce1">
            <text:p>#REF!</text:p>
          </table:table-cell>
          <table:table-cell table:style-name="ce1"/>
          <table:table-cell office:value-type="string" office:string-value="" table:formula="of:=IF(INDEX([.AB$18:.AB$200];[.$K422])=&quot;&quot;;&quot;&quot;;[.$T$17]&amp;&quot; = yes &quot;)" table:style-name="ce1"/>
          <table:table-cell office:value-type="string" office:string-value="" table:formula="of:=IF(INDEX([.AC$18:.AC$200];[.$K422])=&quot;&quot;;&quot;&quot;;[.$T$18]&amp;&quot; = yes &quot;)" table:style-name="ce1"/>
          <table:table-cell office:value-type="string" office:string-value="" table:formula="of:=IF(INDEX([.AD$18:.AD$200];[.$K422])=&quot;&quot;;&quot;&quot;;[.$T$19]&amp;&quot; = yes &quot;)" table:style-name="ce1"/>
          <table:table-cell office:value-type="string" office:string-value="" table:formula="of:=IF(INDEX([.AE$18:.AE$200];[.$K42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16</text:p>
          </table:table-cell>
          <table:table-cell office:value-type="float" office:value="0" table:formula="of:=INDEX([.U$18:.U$200];[.K423])" table:style-name="ce1">
            <text:p>0</text:p>
          </table:table-cell>
          <table:table-cell office:value-type="string" office:string-value="pc_nuked" table:formula="of:=INDEX([.$V$7:.$Z$17];[.L423];[.M423])" table:style-name="ce1">
            <text:p>pc_nuked</text:p>
          </table:table-cell>
          <table:table-cell office:value-type="float" office:value="0" table:formula="of:=[.$T$8]&amp;[.N423]" table:style-name="ce1">
            <text:p>#REF!</text:p>
          </table:table-cell>
          <table:table-cell office:value-type="float" office:value="0" table:formula="of:=[.$T$9]&amp;[.N42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23]+1)" table:style-name="ce1">
            <text:p>#REF!</text:p>
          </table:table-cell>
          <table:table-cell office:value-type="float" office:value="0" table:formula="of:=[.I422]" table:style-name="ce1">
            <text:p>0</text:p>
          </table:table-cell>
          <table:table-cell office:value-type="float" office:value="416" table:style-name="ce1">
            <text:p>416</text:p>
          </table:table-cell>
          <table:table-cell office:value-type="float" office:value="11" table:formula="of:=INT([.J423]/COUNTA([.$V$7:.$Z$17]))+1" table:style-name="ce1">
            <text:p>11</text:p>
          </table:table-cell>
          <table:table-cell office:value-type="float" office:value="4" table:formula="of:=IF(INDEX([.$V$7:.$Z$17];[.L422]+1;[.M422])=&quot;&quot;;1;[.L422]+1)" table:style-name="ce1">
            <text:p>4</text:p>
          </table:table-cell>
          <table:table-cell office:value-type="float" office:value="5" table:formula="of:=IF(INDEX([.$V$7:.$Z$17];[.L422]+1;[.M422])=&quot;&quot;;IF([.M422]=5;1;[.M422]+1);[.M422])" table:style-name="ce1">
            <text:p>5</text:p>
          </table:table-cell>
          <table:table-cell office:value-type="float" office:value="0" table:formula="of:=IF([.B423]=[.C423];0;INDEX([.$V$18:.$Z$25];INT([.$J423]/COUNTA([.$V$7:.$Z$17]))+1;[.$M423]))" table:style-name="ce1">
            <text:p>#REF!</text:p>
          </table:table-cell>
          <table:table-cell table:style-name="ce1"/>
          <table:table-cell office:value-type="string" office:string-value="" table:formula="of:=IF(INDEX([.AB$18:.AB$200];[.$K423])=&quot;&quot;;&quot;&quot;;[.$T$17]&amp;&quot; = yes &quot;)" table:style-name="ce1"/>
          <table:table-cell office:value-type="string" office:string-value="" table:formula="of:=IF(INDEX([.AC$18:.AC$200];[.$K423])=&quot;&quot;;&quot;&quot;;[.$T$18]&amp;&quot; = yes &quot;)" table:style-name="ce1"/>
          <table:table-cell office:value-type="string" office:string-value="" table:formula="of:=IF(INDEX([.AD$18:.AD$200];[.$K423])=&quot;&quot;;&quot;&quot;;[.$T$19]&amp;&quot; = yes &quot;)" table:style-name="ce1"/>
          <table:table-cell office:value-type="string" office:string-value="" table:formula="of:=IF(INDEX([.AE$18:.AE$200];[.$K42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17</text:p>
          </table:table-cell>
          <table:table-cell office:value-type="float" office:value="0" table:formula="of:=INDEX([.U$18:.U$200];[.K424])" table:style-name="ce1">
            <text:p>0</text:p>
          </table:table-cell>
          <table:table-cell office:value-type="string" office:string-value="pc_floating" table:formula="of:=INDEX([.$V$7:.$Z$17];[.L424];[.M424])" table:style-name="ce1">
            <text:p>pc_floating</text:p>
          </table:table-cell>
          <table:table-cell office:value-type="float" office:value="0" table:formula="of:=[.$T$8]&amp;[.N424]" table:style-name="ce1">
            <text:p>#REF!</text:p>
          </table:table-cell>
          <table:table-cell office:value-type="float" office:value="0" table:formula="of:=[.$T$9]&amp;[.N42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24]+1)" table:style-name="ce1">
            <text:p>#REF!</text:p>
          </table:table-cell>
          <table:table-cell office:value-type="float" office:value="0" table:formula="of:=[.I423]" table:style-name="ce1">
            <text:p>0</text:p>
          </table:table-cell>
          <table:table-cell office:value-type="float" office:value="417" table:style-name="ce1">
            <text:p>417</text:p>
          </table:table-cell>
          <table:table-cell office:value-type="float" office:value="11" table:formula="of:=INT([.J424]/COUNTA([.$V$7:.$Z$17]))+1" table:style-name="ce1">
            <text:p>11</text:p>
          </table:table-cell>
          <table:table-cell office:value-type="float" office:value="5" table:formula="of:=IF(INDEX([.$V$7:.$Z$17];[.L423]+1;[.M423])=&quot;&quot;;1;[.L423]+1)" table:style-name="ce1">
            <text:p>5</text:p>
          </table:table-cell>
          <table:table-cell office:value-type="float" office:value="5" table:formula="of:=IF(INDEX([.$V$7:.$Z$17];[.L423]+1;[.M423])=&quot;&quot;;IF([.M423]=5;1;[.M423]+1);[.M423])" table:style-name="ce1">
            <text:p>5</text:p>
          </table:table-cell>
          <table:table-cell office:value-type="float" office:value="0" table:formula="of:=IF([.B424]=[.C424];0;INDEX([.$V$18:.$Z$25];INT([.$J424]/COUNTA([.$V$7:.$Z$17]))+1;[.$M424]))" table:style-name="ce1">
            <text:p>#REF!</text:p>
          </table:table-cell>
          <table:table-cell table:style-name="ce1"/>
          <table:table-cell office:value-type="string" office:string-value="" table:formula="of:=IF(INDEX([.AB$18:.AB$200];[.$K424])=&quot;&quot;;&quot;&quot;;[.$T$17]&amp;&quot; = yes &quot;)" table:style-name="ce1"/>
          <table:table-cell office:value-type="string" office:string-value="" table:formula="of:=IF(INDEX([.AC$18:.AC$200];[.$K424])=&quot;&quot;;&quot;&quot;;[.$T$18]&amp;&quot; = yes &quot;)" table:style-name="ce1"/>
          <table:table-cell office:value-type="string" office:string-value="" table:formula="of:=IF(INDEX([.AD$18:.AD$200];[.$K424])=&quot;&quot;;&quot;&quot;;[.$T$19]&amp;&quot; = yes &quot;)" table:style-name="ce1"/>
          <table:table-cell office:value-type="string" office:string-value="" table:formula="of:=IF(INDEX([.AE$18:.AE$200];[.$K42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18</text:p>
          </table:table-cell>
          <table:table-cell office:value-type="float" office:value="0" table:formula="of:=INDEX([.U$18:.U$200];[.K425])" table:style-name="ce1">
            <text:p>0</text:p>
          </table:table-cell>
          <table:table-cell office:value-type="string" office:string-value="pc_crystal" table:formula="of:=INDEX([.$V$7:.$Z$17];[.L425];[.M425])" table:style-name="ce1">
            <text:p>pc_crystal</text:p>
          </table:table-cell>
          <table:table-cell office:value-type="float" office:value="0" table:formula="of:=[.$T$8]&amp;[.N425]" table:style-name="ce1">
            <text:p>#REF!</text:p>
          </table:table-cell>
          <table:table-cell office:value-type="float" office:value="0" table:formula="of:=[.$T$9]&amp;[.N42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25]+1)" table:style-name="ce1">
            <text:p>#REF!</text:p>
          </table:table-cell>
          <table:table-cell office:value-type="float" office:value="0" table:formula="of:=[.I424]" table:style-name="ce1">
            <text:p>0</text:p>
          </table:table-cell>
          <table:table-cell office:value-type="float" office:value="418" table:style-name="ce1">
            <text:p>418</text:p>
          </table:table-cell>
          <table:table-cell office:value-type="float" office:value="12" table:formula="of:=INT([.J425]/COUNTA([.$V$7:.$Z$17]))+1" table:style-name="ce1">
            <text:p>12</text:p>
          </table:table-cell>
          <table:table-cell office:value-type="float" office:value="6" table:formula="of:=IF(INDEX([.$V$7:.$Z$17];[.L424]+1;[.M424])=&quot;&quot;;1;[.L424]+1)" table:style-name="ce1">
            <text:p>6</text:p>
          </table:table-cell>
          <table:table-cell office:value-type="float" office:value="5" table:formula="of:=IF(INDEX([.$V$7:.$Z$17];[.L424]+1;[.M424])=&quot;&quot;;IF([.M424]=5;1;[.M424]+1);[.M424])" table:style-name="ce1">
            <text:p>5</text:p>
          </table:table-cell>
          <table:table-cell office:value-type="float" office:value="0" table:formula="of:=IF([.B425]=[.C425];0;INDEX([.$V$18:.$Z$25];INT([.$J425]/COUNTA([.$V$7:.$Z$17]))+1;[.$M425]))" table:style-name="ce1">
            <text:p>#REF!</text:p>
          </table:table-cell>
          <table:table-cell table:style-name="ce1"/>
          <table:table-cell office:value-type="string" office:string-value="" table:formula="of:=IF(INDEX([.AB$18:.AB$200];[.$K425])=&quot;&quot;;&quot;&quot;;[.$T$17]&amp;&quot; = yes &quot;)" table:style-name="ce1"/>
          <table:table-cell office:value-type="string" office:string-value="" table:formula="of:=IF(INDEX([.AC$18:.AC$200];[.$K425])=&quot;&quot;;&quot;&quot;;[.$T$18]&amp;&quot; = yes &quot;)" table:style-name="ce1"/>
          <table:table-cell office:value-type="string" office:string-value="" table:formula="of:=IF(INDEX([.AD$18:.AD$200];[.$K425])=&quot;&quot;;&quot;&quot;;[.$T$19]&amp;&quot; = yes &quot;)" table:style-name="ce1"/>
          <table:table-cell office:value-type="string" office:string-value="" table:formula="of:=IF(INDEX([.AE$18:.AE$200];[.$K42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19</text:p>
          </table:table-cell>
          <table:table-cell office:value-type="float" office:value="0" table:formula="of:=INDEX([.U$18:.U$200];[.K426])" table:style-name="ce1">
            <text:p>0</text:p>
          </table:table-cell>
          <table:table-cell office:value-type="string" office:string-value="pc_arid" table:formula="of:=INDEX([.$V$7:.$Z$17];[.L426];[.M426])" table:style-name="ce1">
            <text:p>pc_arid</text:p>
          </table:table-cell>
          <table:table-cell office:value-type="float" office:value="0" table:formula="of:=[.$T$8]&amp;[.N426]" table:style-name="ce1">
            <text:p>#REF!</text:p>
          </table:table-cell>
          <table:table-cell office:value-type="float" office:value="0" table:formula="of:=[.$T$9]&amp;[.N42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26]+1)" table:style-name="ce1">
            <text:p>#REF!</text:p>
          </table:table-cell>
          <table:table-cell office:value-type="float" office:value="0" table:formula="of:=[.I425]" table:style-name="ce1">
            <text:p>0</text:p>
          </table:table-cell>
          <table:table-cell office:value-type="float" office:value="419" table:style-name="ce1">
            <text:p>419</text:p>
          </table:table-cell>
          <table:table-cell office:value-type="float" office:value="12" table:formula="of:=INT([.J426]/COUNTA([.$V$7:.$Z$17]))+1" table:style-name="ce1">
            <text:p>12</text:p>
          </table:table-cell>
          <table:table-cell office:value-type="float" office:value="1" table:formula="of:=IF(INDEX([.$V$7:.$Z$17];[.L425]+1;[.M425])=&quot;&quot;;1;[.L425]+1)" table:style-name="ce1">
            <text:p>1</text:p>
          </table:table-cell>
          <table:table-cell office:value-type="float" office:value="1" table:formula="of:=IF(INDEX([.$V$7:.$Z$17];[.L425]+1;[.M425])=&quot;&quot;;IF([.M425]=5;1;[.M425]+1);[.M425])" table:style-name="ce1">
            <text:p>1</text:p>
          </table:table-cell>
          <table:table-cell office:value-type="float" office:value="0" table:formula="of:=IF([.B426]=[.C426];0;INDEX([.$V$18:.$Z$25];INT([.$J426]/COUNTA([.$V$7:.$Z$17]))+1;[.$M426]))" table:style-name="ce1">
            <text:p>#REF!</text:p>
          </table:table-cell>
          <table:table-cell table:style-name="ce1"/>
          <table:table-cell office:value-type="string" office:string-value="" table:formula="of:=IF(INDEX([.AB$18:.AB$200];[.$K426])=&quot;&quot;;&quot;&quot;;[.$T$17]&amp;&quot; = yes &quot;)" table:style-name="ce1"/>
          <table:table-cell office:value-type="string" office:string-value="" table:formula="of:=IF(INDEX([.AC$18:.AC$200];[.$K426])=&quot;&quot;;&quot;&quot;;[.$T$18]&amp;&quot; = yes &quot;)" table:style-name="ce1"/>
          <table:table-cell office:value-type="string" office:string-value="" table:formula="of:=IF(INDEX([.AD$18:.AD$200];[.$K426])=&quot;&quot;;&quot;&quot;;[.$T$19]&amp;&quot; = yes &quot;)" table:style-name="ce1"/>
          <table:table-cell office:value-type="string" office:string-value="" table:formula="of:=IF(INDEX([.AE$18:.AE$200];[.$K42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20</text:p>
          </table:table-cell>
          <table:table-cell office:value-type="float" office:value="0" table:formula="of:=INDEX([.U$18:.U$200];[.K427])" table:style-name="ce1">
            <text:p>0</text:p>
          </table:table-cell>
          <table:table-cell office:value-type="string" office:string-value="pc_desert" table:formula="of:=INDEX([.$V$7:.$Z$17];[.L427];[.M427])" table:style-name="ce1">
            <text:p>pc_desert</text:p>
          </table:table-cell>
          <table:table-cell office:value-type="float" office:value="0" table:formula="of:=[.$T$8]&amp;[.N427]" table:style-name="ce1">
            <text:p>#REF!</text:p>
          </table:table-cell>
          <table:table-cell office:value-type="float" office:value="0" table:formula="of:=[.$T$9]&amp;[.N42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27]+1)" table:style-name="ce1">
            <text:p>#REF!</text:p>
          </table:table-cell>
          <table:table-cell office:value-type="float" office:value="0" table:formula="of:=[.I426]" table:style-name="ce1">
            <text:p>0</text:p>
          </table:table-cell>
          <table:table-cell office:value-type="float" office:value="420" table:style-name="ce1">
            <text:p>420</text:p>
          </table:table-cell>
          <table:table-cell office:value-type="float" office:value="12" table:formula="of:=INT([.J427]/COUNTA([.$V$7:.$Z$17]))+1" table:style-name="ce1">
            <text:p>12</text:p>
          </table:table-cell>
          <table:table-cell office:value-type="float" office:value="2" table:formula="of:=IF(INDEX([.$V$7:.$Z$17];[.L426]+1;[.M426])=&quot;&quot;;1;[.L426]+1)" table:style-name="ce1">
            <text:p>2</text:p>
          </table:table-cell>
          <table:table-cell office:value-type="float" office:value="1" table:formula="of:=IF(INDEX([.$V$7:.$Z$17];[.L426]+1;[.M426])=&quot;&quot;;IF([.M426]=5;1;[.M426]+1);[.M426])" table:style-name="ce1">
            <text:p>1</text:p>
          </table:table-cell>
          <table:table-cell office:value-type="float" office:value="0" table:formula="of:=IF([.B427]=[.C427];0;INDEX([.$V$18:.$Z$25];INT([.$J427]/COUNTA([.$V$7:.$Z$17]))+1;[.$M427]))" table:style-name="ce1">
            <text:p>#REF!</text:p>
          </table:table-cell>
          <table:table-cell table:style-name="ce1"/>
          <table:table-cell office:value-type="string" office:string-value="" table:formula="of:=IF(INDEX([.AB$18:.AB$200];[.$K427])=&quot;&quot;;&quot;&quot;;[.$T$17]&amp;&quot; = yes &quot;)" table:style-name="ce1"/>
          <table:table-cell office:value-type="string" office:string-value="" table:formula="of:=IF(INDEX([.AC$18:.AC$200];[.$K427])=&quot;&quot;;&quot;&quot;;[.$T$18]&amp;&quot; = yes &quot;)" table:style-name="ce1"/>
          <table:table-cell office:value-type="string" office:string-value="" table:formula="of:=IF(INDEX([.AD$18:.AD$200];[.$K427])=&quot;&quot;;&quot;&quot;;[.$T$19]&amp;&quot; = yes &quot;)" table:style-name="ce1"/>
          <table:table-cell office:value-type="string" office:string-value="" table:formula="of:=IF(INDEX([.AE$18:.AE$200];[.$K42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21</text:p>
          </table:table-cell>
          <table:table-cell office:value-type="float" office:value="0" table:formula="of:=INDEX([.U$18:.U$200];[.K428])" table:style-name="ce1">
            <text:p>0</text:p>
          </table:table-cell>
          <table:table-cell office:value-type="string" office:string-value="pc_savannah" table:formula="of:=INDEX([.$V$7:.$Z$17];[.L428];[.M428])" table:style-name="ce1">
            <text:p>pc_savannah</text:p>
          </table:table-cell>
          <table:table-cell office:value-type="float" office:value="0" table:formula="of:=[.$T$8]&amp;[.N428]" table:style-name="ce1">
            <text:p>#REF!</text:p>
          </table:table-cell>
          <table:table-cell office:value-type="float" office:value="0" table:formula="of:=[.$T$9]&amp;[.N42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28]+1)" table:style-name="ce1">
            <text:p>#REF!</text:p>
          </table:table-cell>
          <table:table-cell office:value-type="float" office:value="0" table:formula="of:=[.I427]" table:style-name="ce1">
            <text:p>0</text:p>
          </table:table-cell>
          <table:table-cell office:value-type="float" office:value="421" table:style-name="ce1">
            <text:p>421</text:p>
          </table:table-cell>
          <table:table-cell office:value-type="float" office:value="12" table:formula="of:=INT([.J428]/COUNTA([.$V$7:.$Z$17]))+1" table:style-name="ce1">
            <text:p>12</text:p>
          </table:table-cell>
          <table:table-cell office:value-type="float" office:value="3" table:formula="of:=IF(INDEX([.$V$7:.$Z$17];[.L427]+1;[.M427])=&quot;&quot;;1;[.L427]+1)" table:style-name="ce1">
            <text:p>3</text:p>
          </table:table-cell>
          <table:table-cell office:value-type="float" office:value="1" table:formula="of:=IF(INDEX([.$V$7:.$Z$17];[.L427]+1;[.M427])=&quot;&quot;;IF([.M427]=5;1;[.M427]+1);[.M427])" table:style-name="ce1">
            <text:p>1</text:p>
          </table:table-cell>
          <table:table-cell office:value-type="float" office:value="0" table:formula="of:=IF([.B428]=[.C428];0;INDEX([.$V$18:.$Z$25];INT([.$J428]/COUNTA([.$V$7:.$Z$17]))+1;[.$M428]))" table:style-name="ce1">
            <text:p>#REF!</text:p>
          </table:table-cell>
          <table:table-cell table:style-name="ce1"/>
          <table:table-cell office:value-type="string" office:string-value="" table:formula="of:=IF(INDEX([.AB$18:.AB$200];[.$K428])=&quot;&quot;;&quot;&quot;;[.$T$17]&amp;&quot; = yes &quot;)" table:style-name="ce1"/>
          <table:table-cell office:value-type="string" office:string-value="" table:formula="of:=IF(INDEX([.AC$18:.AC$200];[.$K428])=&quot;&quot;;&quot;&quot;;[.$T$18]&amp;&quot; = yes &quot;)" table:style-name="ce1"/>
          <table:table-cell office:value-type="string" office:string-value="" table:formula="of:=IF(INDEX([.AD$18:.AD$200];[.$K428])=&quot;&quot;;&quot;&quot;;[.$T$19]&amp;&quot; = yes &quot;)" table:style-name="ce1"/>
          <table:table-cell office:value-type="string" office:string-value="" table:formula="of:=IF(INDEX([.AE$18:.AE$200];[.$K42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22</text:p>
          </table:table-cell>
          <table:table-cell office:value-type="float" office:value="0" table:formula="of:=INDEX([.U$18:.U$200];[.K429])" table:style-name="ce1">
            <text:p>0</text:p>
          </table:table-cell>
          <table:table-cell office:value-type="string" office:string-value="pc_sandsea" table:formula="of:=INDEX([.$V$7:.$Z$17];[.L429];[.M429])" table:style-name="ce1">
            <text:p>pc_sandsea</text:p>
          </table:table-cell>
          <table:table-cell office:value-type="float" office:value="0" table:formula="of:=[.$T$8]&amp;[.N429]" table:style-name="ce1">
            <text:p>#REF!</text:p>
          </table:table-cell>
          <table:table-cell office:value-type="float" office:value="0" table:formula="of:=[.$T$9]&amp;[.N42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29]+1)" table:style-name="ce1">
            <text:p>#REF!</text:p>
          </table:table-cell>
          <table:table-cell office:value-type="float" office:value="0" table:formula="of:=[.I428]" table:style-name="ce1">
            <text:p>0</text:p>
          </table:table-cell>
          <table:table-cell office:value-type="float" office:value="422" table:style-name="ce1">
            <text:p>422</text:p>
          </table:table-cell>
          <table:table-cell office:value-type="float" office:value="12" table:formula="of:=INT([.J429]/COUNTA([.$V$7:.$Z$17]))+1" table:style-name="ce1">
            <text:p>12</text:p>
          </table:table-cell>
          <table:table-cell office:value-type="float" office:value="4" table:formula="of:=IF(INDEX([.$V$7:.$Z$17];[.L428]+1;[.M428])=&quot;&quot;;1;[.L428]+1)" table:style-name="ce1">
            <text:p>4</text:p>
          </table:table-cell>
          <table:table-cell office:value-type="float" office:value="1" table:formula="of:=IF(INDEX([.$V$7:.$Z$17];[.L428]+1;[.M428])=&quot;&quot;;IF([.M428]=5;1;[.M428]+1);[.M428])" table:style-name="ce1">
            <text:p>1</text:p>
          </table:table-cell>
          <table:table-cell office:value-type="float" office:value="0" table:formula="of:=IF([.B429]=[.C429];0;INDEX([.$V$18:.$Z$25];INT([.$J429]/COUNTA([.$V$7:.$Z$17]))+1;[.$M429]))" table:style-name="ce1">
            <text:p>#REF!</text:p>
          </table:table-cell>
          <table:table-cell table:style-name="ce1"/>
          <table:table-cell office:value-type="string" office:string-value="" table:formula="of:=IF(INDEX([.AB$18:.AB$200];[.$K429])=&quot;&quot;;&quot;&quot;;[.$T$17]&amp;&quot; = yes &quot;)" table:style-name="ce1"/>
          <table:table-cell office:value-type="string" office:string-value="" table:formula="of:=IF(INDEX([.AC$18:.AC$200];[.$K429])=&quot;&quot;;&quot;&quot;;[.$T$18]&amp;&quot; = yes &quot;)" table:style-name="ce1"/>
          <table:table-cell office:value-type="string" office:string-value="" table:formula="of:=IF(INDEX([.AD$18:.AD$200];[.$K429])=&quot;&quot;;&quot;&quot;;[.$T$19]&amp;&quot; = yes &quot;)" table:style-name="ce1"/>
          <table:table-cell office:value-type="string" office:string-value="" table:formula="of:=IF(INDEX([.AE$18:.AE$200];[.$K42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23</text:p>
          </table:table-cell>
          <table:table-cell office:value-type="float" office:value="0" table:formula="of:=INDEX([.U$18:.U$200];[.K430])" table:style-name="ce1">
            <text:p>0</text:p>
          </table:table-cell>
          <table:table-cell office:value-type="string" office:string-value="pc_mesa" table:formula="of:=INDEX([.$V$7:.$Z$17];[.L430];[.M430])" table:style-name="ce1">
            <text:p>pc_mesa</text:p>
          </table:table-cell>
          <table:table-cell office:value-type="float" office:value="0" table:formula="of:=[.$T$8]&amp;[.N430]" table:style-name="ce1">
            <text:p>#REF!</text:p>
          </table:table-cell>
          <table:table-cell office:value-type="float" office:value="0" table:formula="of:=[.$T$9]&amp;[.N43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30]+1)" table:style-name="ce1">
            <text:p>#REF!</text:p>
          </table:table-cell>
          <table:table-cell office:value-type="float" office:value="0" table:formula="of:=[.I429]" table:style-name="ce1">
            <text:p>0</text:p>
          </table:table-cell>
          <table:table-cell office:value-type="float" office:value="423" table:style-name="ce1">
            <text:p>423</text:p>
          </table:table-cell>
          <table:table-cell office:value-type="float" office:value="12" table:formula="of:=INT([.J430]/COUNTA([.$V$7:.$Z$17]))+1" table:style-name="ce1">
            <text:p>12</text:p>
          </table:table-cell>
          <table:table-cell office:value-type="float" office:value="5" table:formula="of:=IF(INDEX([.$V$7:.$Z$17];[.L429]+1;[.M429])=&quot;&quot;;1;[.L429]+1)" table:style-name="ce1">
            <text:p>5</text:p>
          </table:table-cell>
          <table:table-cell office:value-type="float" office:value="1" table:formula="of:=IF(INDEX([.$V$7:.$Z$17];[.L429]+1;[.M429])=&quot;&quot;;IF([.M429]=5;1;[.M429]+1);[.M429])" table:style-name="ce1">
            <text:p>1</text:p>
          </table:table-cell>
          <table:table-cell office:value-type="float" office:value="0" table:formula="of:=IF([.B430]=[.C430];0;INDEX([.$V$18:.$Z$25];INT([.$J430]/COUNTA([.$V$7:.$Z$17]))+1;[.$M430]))" table:style-name="ce1">
            <text:p>#REF!</text:p>
          </table:table-cell>
          <table:table-cell table:style-name="ce1"/>
          <table:table-cell office:value-type="string" office:string-value="" table:formula="of:=IF(INDEX([.AB$18:.AB$200];[.$K430])=&quot;&quot;;&quot;&quot;;[.$T$17]&amp;&quot; = yes &quot;)" table:style-name="ce1"/>
          <table:table-cell office:value-type="string" office:string-value="" table:formula="of:=IF(INDEX([.AC$18:.AC$200];[.$K430])=&quot;&quot;;&quot;&quot;;[.$T$18]&amp;&quot; = yes &quot;)" table:style-name="ce1"/>
          <table:table-cell office:value-type="string" office:string-value="" table:formula="of:=IF(INDEX([.AD$18:.AD$200];[.$K430])=&quot;&quot;;&quot;&quot;;[.$T$19]&amp;&quot; = yes &quot;)" table:style-name="ce1"/>
          <table:table-cell office:value-type="string" office:string-value="" table:formula="of:=IF(INDEX([.AE$18:.AE$200];[.$K43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24</text:p>
          </table:table-cell>
          <table:table-cell office:value-type="float" office:value="0" table:formula="of:=INDEX([.U$18:.U$200];[.K431])" table:style-name="ce1">
            <text:p>0</text:p>
          </table:table-cell>
          <table:table-cell office:value-type="string" office:string-value="pc_oasis" table:formula="of:=INDEX([.$V$7:.$Z$17];[.L431];[.M431])" table:style-name="ce1">
            <text:p>pc_oasis</text:p>
          </table:table-cell>
          <table:table-cell office:value-type="float" office:value="0" table:formula="of:=[.$T$8]&amp;[.N431]" table:style-name="ce1">
            <text:p>#REF!</text:p>
          </table:table-cell>
          <table:table-cell office:value-type="float" office:value="0" table:formula="of:=[.$T$9]&amp;[.N43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31]+1)" table:style-name="ce1">
            <text:p>#REF!</text:p>
          </table:table-cell>
          <table:table-cell office:value-type="float" office:value="0" table:formula="of:=[.I430]" table:style-name="ce1">
            <text:p>0</text:p>
          </table:table-cell>
          <table:table-cell office:value-type="float" office:value="424" table:style-name="ce1">
            <text:p>424</text:p>
          </table:table-cell>
          <table:table-cell office:value-type="float" office:value="12" table:formula="of:=INT([.J431]/COUNTA([.$V$7:.$Z$17]))+1" table:style-name="ce1">
            <text:p>12</text:p>
          </table:table-cell>
          <table:table-cell office:value-type="float" office:value="6" table:formula="of:=IF(INDEX([.$V$7:.$Z$17];[.L430]+1;[.M430])=&quot;&quot;;1;[.L430]+1)" table:style-name="ce1">
            <text:p>6</text:p>
          </table:table-cell>
          <table:table-cell office:value-type="float" office:value="1" table:formula="of:=IF(INDEX([.$V$7:.$Z$17];[.L430]+1;[.M430])=&quot;&quot;;IF([.M430]=5;1;[.M430]+1);[.M430])" table:style-name="ce1">
            <text:p>1</text:p>
          </table:table-cell>
          <table:table-cell office:value-type="float" office:value="0" table:formula="of:=IF([.B431]=[.C431];0;INDEX([.$V$18:.$Z$25];INT([.$J431]/COUNTA([.$V$7:.$Z$17]))+1;[.$M431]))" table:style-name="ce1">
            <text:p>#REF!</text:p>
          </table:table-cell>
          <table:table-cell table:style-name="ce1"/>
          <table:table-cell office:value-type="string" office:string-value="" table:formula="of:=IF(INDEX([.AB$18:.AB$200];[.$K431])=&quot;&quot;;&quot;&quot;;[.$T$17]&amp;&quot; = yes &quot;)" table:style-name="ce1"/>
          <table:table-cell office:value-type="string" office:string-value="" table:formula="of:=IF(INDEX([.AC$18:.AC$200];[.$K431])=&quot;&quot;;&quot;&quot;;[.$T$18]&amp;&quot; = yes &quot;)" table:style-name="ce1"/>
          <table:table-cell office:value-type="string" office:string-value="" table:formula="of:=IF(INDEX([.AD$18:.AD$200];[.$K431])=&quot;&quot;;&quot;&quot;;[.$T$19]&amp;&quot; = yes &quot;)" table:style-name="ce1"/>
          <table:table-cell office:value-type="string" office:string-value="" table:formula="of:=IF(INDEX([.AE$18:.AE$200];[.$K43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25</text:p>
          </table:table-cell>
          <table:table-cell office:value-type="float" office:value="0" table:formula="of:=INDEX([.U$18:.U$200];[.K432])" table:style-name="ce1">
            <text:p>0</text:p>
          </table:table-cell>
          <table:table-cell office:value-type="string" office:string-value="pc_marginal_dry" table:formula="of:=INDEX([.$V$7:.$Z$17];[.L432];[.M432])" table:style-name="ce1">
            <text:p>pc_marginal_dry</text:p>
          </table:table-cell>
          <table:table-cell office:value-type="float" office:value="0" table:formula="of:=[.$T$8]&amp;[.N432]" table:style-name="ce1">
            <text:p>#REF!</text:p>
          </table:table-cell>
          <table:table-cell office:value-type="float" office:value="0" table:formula="of:=[.$T$9]&amp;[.N43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32]+1)" table:style-name="ce1">
            <text:p>#REF!</text:p>
          </table:table-cell>
          <table:table-cell office:value-type="float" office:value="0" table:formula="of:=[.I431]" table:style-name="ce1">
            <text:p>0</text:p>
          </table:table-cell>
          <table:table-cell office:value-type="float" office:value="425" table:style-name="ce1">
            <text:p>425</text:p>
          </table:table-cell>
          <table:table-cell office:value-type="float" office:value="12" table:formula="of:=INT([.J432]/COUNTA([.$V$7:.$Z$17]))+1" table:style-name="ce1">
            <text:p>12</text:p>
          </table:table-cell>
          <table:table-cell office:value-type="float" office:value="7" table:formula="of:=IF(INDEX([.$V$7:.$Z$17];[.L431]+1;[.M431])=&quot;&quot;;1;[.L431]+1)" table:style-name="ce1">
            <text:p>7</text:p>
          </table:table-cell>
          <table:table-cell office:value-type="float" office:value="1" table:formula="of:=IF(INDEX([.$V$7:.$Z$17];[.L431]+1;[.M431])=&quot;&quot;;IF([.M431]=5;1;[.M431]+1);[.M431])" table:style-name="ce1">
            <text:p>1</text:p>
          </table:table-cell>
          <table:table-cell office:value-type="float" office:value="0" table:formula="of:=IF([.B432]=[.C432];0;INDEX([.$V$18:.$Z$25];INT([.$J432]/COUNTA([.$V$7:.$Z$17]))+1;[.$M432]))" table:style-name="ce1">
            <text:p>#REF!</text:p>
          </table:table-cell>
          <table:table-cell table:style-name="ce1"/>
          <table:table-cell office:value-type="string" office:string-value="" table:formula="of:=IF(INDEX([.AB$18:.AB$200];[.$K432])=&quot;&quot;;&quot;&quot;;[.$T$17]&amp;&quot; = yes &quot;)" table:style-name="ce1"/>
          <table:table-cell office:value-type="string" office:string-value="" table:formula="of:=IF(INDEX([.AC$18:.AC$200];[.$K432])=&quot;&quot;;&quot;&quot;;[.$T$18]&amp;&quot; = yes &quot;)" table:style-name="ce1"/>
          <table:table-cell office:value-type="string" office:string-value="" table:formula="of:=IF(INDEX([.AD$18:.AD$200];[.$K432])=&quot;&quot;;&quot;&quot;;[.$T$19]&amp;&quot; = yes &quot;)" table:style-name="ce1"/>
          <table:table-cell office:value-type="string" office:string-value="" table:formula="of:=IF(INDEX([.AE$18:.AE$200];[.$K43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26</text:p>
          </table:table-cell>
          <table:table-cell office:value-type="float" office:value="0" table:formula="of:=INDEX([.U$18:.U$200];[.K433])" table:style-name="ce1">
            <text:p>0</text:p>
          </table:table-cell>
          <table:table-cell office:value-type="string" office:string-value="pc_geocrystalline" table:formula="of:=INDEX([.$V$7:.$Z$17];[.L433];[.M433])" table:style-name="ce1">
            <text:p>pc_geocrystalline</text:p>
          </table:table-cell>
          <table:table-cell office:value-type="float" office:value="0" table:formula="of:=[.$T$8]&amp;[.N433]" table:style-name="ce1">
            <text:p>#REF!</text:p>
          </table:table-cell>
          <table:table-cell office:value-type="float" office:value="0" table:formula="of:=[.$T$9]&amp;[.N43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33]+1)" table:style-name="ce1">
            <text:p>#REF!</text:p>
          </table:table-cell>
          <table:table-cell office:value-type="float" office:value="0" table:formula="of:=[.I432]" table:style-name="ce1">
            <text:p>0</text:p>
          </table:table-cell>
          <table:table-cell office:value-type="float" office:value="426" table:style-name="ce1">
            <text:p>426</text:p>
          </table:table-cell>
          <table:table-cell office:value-type="float" office:value="12" table:formula="of:=INT([.J433]/COUNTA([.$V$7:.$Z$17]))+1" table:style-name="ce1">
            <text:p>12</text:p>
          </table:table-cell>
          <table:table-cell office:value-type="float" office:value="8" table:formula="of:=IF(INDEX([.$V$7:.$Z$17];[.L432]+1;[.M432])=&quot;&quot;;1;[.L432]+1)" table:style-name="ce1">
            <text:p>8</text:p>
          </table:table-cell>
          <table:table-cell office:value-type="float" office:value="1" table:formula="of:=IF(INDEX([.$V$7:.$Z$17];[.L432]+1;[.M432])=&quot;&quot;;IF([.M432]=5;1;[.M432]+1);[.M432])" table:style-name="ce1">
            <text:p>1</text:p>
          </table:table-cell>
          <table:table-cell office:value-type="float" office:value="0" table:formula="of:=IF([.B433]=[.C433];0;INDEX([.$V$18:.$Z$25];INT([.$J433]/COUNTA([.$V$7:.$Z$17]))+1;[.$M433]))" table:style-name="ce1">
            <text:p>#REF!</text:p>
          </table:table-cell>
          <table:table-cell table:style-name="ce1"/>
          <table:table-cell office:value-type="string" office:string-value="" table:formula="of:=IF(INDEX([.AB$18:.AB$200];[.$K433])=&quot;&quot;;&quot;&quot;;[.$T$17]&amp;&quot; = yes &quot;)" table:style-name="ce1"/>
          <table:table-cell office:value-type="string" office:string-value="" table:formula="of:=IF(INDEX([.AC$18:.AC$200];[.$K433])=&quot;&quot;;&quot;&quot;;[.$T$18]&amp;&quot; = yes &quot;)" table:style-name="ce1"/>
          <table:table-cell office:value-type="string" office:string-value="" table:formula="of:=IF(INDEX([.AD$18:.AD$200];[.$K433])=&quot;&quot;;&quot;&quot;;[.$T$19]&amp;&quot; = yes &quot;)" table:style-name="ce1"/>
          <table:table-cell office:value-type="string" office:string-value="" table:formula="of:=IF(INDEX([.AE$18:.AE$200];[.$K43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27</text:p>
          </table:table-cell>
          <table:table-cell office:value-type="float" office:value="0" table:formula="of:=INDEX([.U$18:.U$200];[.K434])" table:style-name="ce1">
            <text:p>0</text:p>
          </table:table-cell>
          <table:table-cell office:value-type="string" office:string-value="pc_continental" table:formula="of:=INDEX([.$V$7:.$Z$17];[.L434];[.M434])" table:style-name="ce1">
            <text:p>pc_continental</text:p>
          </table:table-cell>
          <table:table-cell office:value-type="float" office:value="0" table:formula="of:=[.$T$8]&amp;[.N434]" table:style-name="ce1">
            <text:p>#REF!</text:p>
          </table:table-cell>
          <table:table-cell office:value-type="float" office:value="0" table:formula="of:=[.$T$9]&amp;[.N43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34]+1)" table:style-name="ce1">
            <text:p>#REF!</text:p>
          </table:table-cell>
          <table:table-cell office:value-type="float" office:value="0" table:formula="of:=[.I433]" table:style-name="ce1">
            <text:p>0</text:p>
          </table:table-cell>
          <table:table-cell office:value-type="float" office:value="427" table:style-name="ce1">
            <text:p>427</text:p>
          </table:table-cell>
          <table:table-cell office:value-type="float" office:value="12" table:formula="of:=INT([.J434]/COUNTA([.$V$7:.$Z$17]))+1" table:style-name="ce1">
            <text:p>12</text:p>
          </table:table-cell>
          <table:table-cell office:value-type="float" office:value="1" table:formula="of:=IF(INDEX([.$V$7:.$Z$17];[.L433]+1;[.M433])=&quot;&quot;;1;[.L433]+1)" table:style-name="ce1">
            <text:p>1</text:p>
          </table:table-cell>
          <table:table-cell office:value-type="float" office:value="2" table:formula="of:=IF(INDEX([.$V$7:.$Z$17];[.L433]+1;[.M433])=&quot;&quot;;IF([.M433]=5;1;[.M433]+1);[.M433])" table:style-name="ce1">
            <text:p>2</text:p>
          </table:table-cell>
          <table:table-cell office:value-type="float" office:value="0" table:formula="of:=IF([.B434]=[.C434];0;INDEX([.$V$18:.$Z$25];INT([.$J434]/COUNTA([.$V$7:.$Z$17]))+1;[.$M434]))" table:style-name="ce1">
            <text:p>#REF!</text:p>
          </table:table-cell>
          <table:table-cell table:style-name="ce1"/>
          <table:table-cell office:value-type="string" office:string-value="" table:formula="of:=IF(INDEX([.AB$18:.AB$200];[.$K434])=&quot;&quot;;&quot;&quot;;[.$T$17]&amp;&quot; = yes &quot;)" table:style-name="ce1"/>
          <table:table-cell office:value-type="string" office:string-value="" table:formula="of:=IF(INDEX([.AC$18:.AC$200];[.$K434])=&quot;&quot;;&quot;&quot;;[.$T$18]&amp;&quot; = yes &quot;)" table:style-name="ce1"/>
          <table:table-cell office:value-type="string" office:string-value="" table:formula="of:=IF(INDEX([.AD$18:.AD$200];[.$K434])=&quot;&quot;;&quot;&quot;;[.$T$19]&amp;&quot; = yes &quot;)" table:style-name="ce1"/>
          <table:table-cell office:value-type="string" office:string-value="" table:formula="of:=IF(INDEX([.AE$18:.AE$200];[.$K43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28</text:p>
          </table:table-cell>
          <table:table-cell office:value-type="float" office:value="0" table:formula="of:=INDEX([.U$18:.U$200];[.K435])" table:style-name="ce1">
            <text:p>0</text:p>
          </table:table-cell>
          <table:table-cell office:value-type="string" office:string-value="pc_ocean" table:formula="of:=INDEX([.$V$7:.$Z$17];[.L435];[.M435])" table:style-name="ce1">
            <text:p>pc_ocean</text:p>
          </table:table-cell>
          <table:table-cell office:value-type="float" office:value="0" table:formula="of:=[.$T$8]&amp;[.N435]" table:style-name="ce1">
            <text:p>#REF!</text:p>
          </table:table-cell>
          <table:table-cell office:value-type="float" office:value="0" table:formula="of:=[.$T$9]&amp;[.N43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35]+1)" table:style-name="ce1">
            <text:p>#REF!</text:p>
          </table:table-cell>
          <table:table-cell office:value-type="float" office:value="0" table:formula="of:=[.I434]" table:style-name="ce1">
            <text:p>0</text:p>
          </table:table-cell>
          <table:table-cell office:value-type="float" office:value="428" table:style-name="ce1">
            <text:p>428</text:p>
          </table:table-cell>
          <table:table-cell office:value-type="float" office:value="12" table:formula="of:=INT([.J435]/COUNTA([.$V$7:.$Z$17]))+1" table:style-name="ce1">
            <text:p>12</text:p>
          </table:table-cell>
          <table:table-cell office:value-type="float" office:value="2" table:formula="of:=IF(INDEX([.$V$7:.$Z$17];[.L434]+1;[.M434])=&quot;&quot;;1;[.L434]+1)" table:style-name="ce1">
            <text:p>2</text:p>
          </table:table-cell>
          <table:table-cell office:value-type="float" office:value="2" table:formula="of:=IF(INDEX([.$V$7:.$Z$17];[.L434]+1;[.M434])=&quot;&quot;;IF([.M434]=5;1;[.M434]+1);[.M434])" table:style-name="ce1">
            <text:p>2</text:p>
          </table:table-cell>
          <table:table-cell office:value-type="float" office:value="0" table:formula="of:=IF([.B435]=[.C435];0;INDEX([.$V$18:.$Z$25];INT([.$J435]/COUNTA([.$V$7:.$Z$17]))+1;[.$M435]))" table:style-name="ce1">
            <text:p>#REF!</text:p>
          </table:table-cell>
          <table:table-cell table:style-name="ce1"/>
          <table:table-cell office:value-type="string" office:string-value="" table:formula="of:=IF(INDEX([.AB$18:.AB$200];[.$K435])=&quot;&quot;;&quot;&quot;;[.$T$17]&amp;&quot; = yes &quot;)" table:style-name="ce1"/>
          <table:table-cell office:value-type="string" office:string-value="" table:formula="of:=IF(INDEX([.AC$18:.AC$200];[.$K435])=&quot;&quot;;&quot;&quot;;[.$T$18]&amp;&quot; = yes &quot;)" table:style-name="ce1"/>
          <table:table-cell office:value-type="string" office:string-value="" table:formula="of:=IF(INDEX([.AD$18:.AD$200];[.$K435])=&quot;&quot;;&quot;&quot;;[.$T$19]&amp;&quot; = yes &quot;)" table:style-name="ce1"/>
          <table:table-cell office:value-type="string" office:string-value="" table:formula="of:=IF(INDEX([.AE$18:.AE$200];[.$K43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29</text:p>
          </table:table-cell>
          <table:table-cell office:value-type="float" office:value="0" table:formula="of:=INDEX([.U$18:.U$200];[.K436])" table:style-name="ce1">
            <text:p>0</text:p>
          </table:table-cell>
          <table:table-cell office:value-type="string" office:string-value="pc_mangrove" table:formula="of:=INDEX([.$V$7:.$Z$17];[.L436];[.M436])" table:style-name="ce1">
            <text:p>pc_mangrove</text:p>
          </table:table-cell>
          <table:table-cell office:value-type="float" office:value="0" table:formula="of:=[.$T$8]&amp;[.N436]" table:style-name="ce1">
            <text:p>#REF!</text:p>
          </table:table-cell>
          <table:table-cell office:value-type="float" office:value="0" table:formula="of:=[.$T$9]&amp;[.N43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36]+1)" table:style-name="ce1">
            <text:p>#REF!</text:p>
          </table:table-cell>
          <table:table-cell office:value-type="float" office:value="0" table:formula="of:=[.I435]" table:style-name="ce1">
            <text:p>0</text:p>
          </table:table-cell>
          <table:table-cell office:value-type="float" office:value="429" table:style-name="ce1">
            <text:p>429</text:p>
          </table:table-cell>
          <table:table-cell office:value-type="float" office:value="12" table:formula="of:=INT([.J436]/COUNTA([.$V$7:.$Z$17]))+1" table:style-name="ce1">
            <text:p>12</text:p>
          </table:table-cell>
          <table:table-cell office:value-type="float" office:value="3" table:formula="of:=IF(INDEX([.$V$7:.$Z$17];[.L435]+1;[.M435])=&quot;&quot;;1;[.L435]+1)" table:style-name="ce1">
            <text:p>3</text:p>
          </table:table-cell>
          <table:table-cell office:value-type="float" office:value="2" table:formula="of:=IF(INDEX([.$V$7:.$Z$17];[.L435]+1;[.M435])=&quot;&quot;;IF([.M435]=5;1;[.M435]+1);[.M435])" table:style-name="ce1">
            <text:p>2</text:p>
          </table:table-cell>
          <table:table-cell office:value-type="float" office:value="0" table:formula="of:=IF([.B436]=[.C436];0;INDEX([.$V$18:.$Z$25];INT([.$J436]/COUNTA([.$V$7:.$Z$17]))+1;[.$M436]))" table:style-name="ce1">
            <text:p>#REF!</text:p>
          </table:table-cell>
          <table:table-cell table:style-name="ce1"/>
          <table:table-cell office:value-type="string" office:string-value="" table:formula="of:=IF(INDEX([.AB$18:.AB$200];[.$K436])=&quot;&quot;;&quot;&quot;;[.$T$17]&amp;&quot; = yes &quot;)" table:style-name="ce1"/>
          <table:table-cell office:value-type="string" office:string-value="" table:formula="of:=IF(INDEX([.AC$18:.AC$200];[.$K436])=&quot;&quot;;&quot;&quot;;[.$T$18]&amp;&quot; = yes &quot;)" table:style-name="ce1"/>
          <table:table-cell office:value-type="string" office:string-value="" table:formula="of:=IF(INDEX([.AD$18:.AD$200];[.$K436])=&quot;&quot;;&quot;&quot;;[.$T$19]&amp;&quot; = yes &quot;)" table:style-name="ce1"/>
          <table:table-cell office:value-type="string" office:string-value="" table:formula="of:=IF(INDEX([.AE$18:.AE$200];[.$K43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30</text:p>
          </table:table-cell>
          <table:table-cell office:value-type="float" office:value="0" table:formula="of:=INDEX([.U$18:.U$200];[.K437])" table:style-name="ce1">
            <text:p>0</text:p>
          </table:table-cell>
          <table:table-cell office:value-type="string" office:string-value="pc_hajungle" table:formula="of:=INDEX([.$V$7:.$Z$17];[.L437];[.M437])" table:style-name="ce1">
            <text:p>pc_hajungle</text:p>
          </table:table-cell>
          <table:table-cell office:value-type="float" office:value="0" table:formula="of:=[.$T$8]&amp;[.N437]" table:style-name="ce1">
            <text:p>#REF!</text:p>
          </table:table-cell>
          <table:table-cell office:value-type="float" office:value="0" table:formula="of:=[.$T$9]&amp;[.N43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37]+1)" table:style-name="ce1">
            <text:p>#REF!</text:p>
          </table:table-cell>
          <table:table-cell office:value-type="float" office:value="0" table:formula="of:=[.I436]" table:style-name="ce1">
            <text:p>0</text:p>
          </table:table-cell>
          <table:table-cell office:value-type="float" office:value="430" table:style-name="ce1">
            <text:p>430</text:p>
          </table:table-cell>
          <table:table-cell office:value-type="float" office:value="12" table:formula="of:=INT([.J437]/COUNTA([.$V$7:.$Z$17]))+1" table:style-name="ce1">
            <text:p>12</text:p>
          </table:table-cell>
          <table:table-cell office:value-type="float" office:value="4" table:formula="of:=IF(INDEX([.$V$7:.$Z$17];[.L436]+1;[.M436])=&quot;&quot;;1;[.L436]+1)" table:style-name="ce1">
            <text:p>4</text:p>
          </table:table-cell>
          <table:table-cell office:value-type="float" office:value="2" table:formula="of:=IF(INDEX([.$V$7:.$Z$17];[.L436]+1;[.M436])=&quot;&quot;;IF([.M436]=5;1;[.M436]+1);[.M436])" table:style-name="ce1">
            <text:p>2</text:p>
          </table:table-cell>
          <table:table-cell office:value-type="float" office:value="0" table:formula="of:=IF([.B437]=[.C437];0;INDEX([.$V$18:.$Z$25];INT([.$J437]/COUNTA([.$V$7:.$Z$17]))+1;[.$M437]))" table:style-name="ce1">
            <text:p>#REF!</text:p>
          </table:table-cell>
          <table:table-cell table:style-name="ce1"/>
          <table:table-cell office:value-type="string" office:string-value="" table:formula="of:=IF(INDEX([.AB$18:.AB$200];[.$K437])=&quot;&quot;;&quot;&quot;;[.$T$17]&amp;&quot; = yes &quot;)" table:style-name="ce1"/>
          <table:table-cell office:value-type="string" office:string-value="" table:formula="of:=IF(INDEX([.AC$18:.AC$200];[.$K437])=&quot;&quot;;&quot;&quot;;[.$T$18]&amp;&quot; = yes &quot;)" table:style-name="ce1"/>
          <table:table-cell office:value-type="string" office:string-value="" table:formula="of:=IF(INDEX([.AD$18:.AD$200];[.$K437])=&quot;&quot;;&quot;&quot;;[.$T$19]&amp;&quot; = yes &quot;)" table:style-name="ce1"/>
          <table:table-cell office:value-type="string" office:string-value="" table:formula="of:=IF(INDEX([.AE$18:.AE$200];[.$K43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31</text:p>
          </table:table-cell>
          <table:table-cell office:value-type="float" office:value="0" table:formula="of:=INDEX([.U$18:.U$200];[.K438])" table:style-name="ce1">
            <text:p>0</text:p>
          </table:table-cell>
          <table:table-cell office:value-type="string" office:string-value="pc_tropical" table:formula="of:=INDEX([.$V$7:.$Z$17];[.L438];[.M438])" table:style-name="ce1">
            <text:p>pc_tropical</text:p>
          </table:table-cell>
          <table:table-cell office:value-type="float" office:value="0" table:formula="of:=[.$T$8]&amp;[.N438]" table:style-name="ce1">
            <text:p>#REF!</text:p>
          </table:table-cell>
          <table:table-cell office:value-type="float" office:value="0" table:formula="of:=[.$T$9]&amp;[.N43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38]+1)" table:style-name="ce1">
            <text:p>#REF!</text:p>
          </table:table-cell>
          <table:table-cell office:value-type="float" office:value="0" table:formula="of:=[.I437]" table:style-name="ce1">
            <text:p>0</text:p>
          </table:table-cell>
          <table:table-cell office:value-type="float" office:value="431" table:style-name="ce1">
            <text:p>431</text:p>
          </table:table-cell>
          <table:table-cell office:value-type="float" office:value="12" table:formula="of:=INT([.J438]/COUNTA([.$V$7:.$Z$17]))+1" table:style-name="ce1">
            <text:p>12</text:p>
          </table:table-cell>
          <table:table-cell office:value-type="float" office:value="5" table:formula="of:=IF(INDEX([.$V$7:.$Z$17];[.L437]+1;[.M437])=&quot;&quot;;1;[.L437]+1)" table:style-name="ce1">
            <text:p>5</text:p>
          </table:table-cell>
          <table:table-cell office:value-type="float" office:value="2" table:formula="of:=IF(INDEX([.$V$7:.$Z$17];[.L437]+1;[.M437])=&quot;&quot;;IF([.M437]=5;1;[.M437]+1);[.M437])" table:style-name="ce1">
            <text:p>2</text:p>
          </table:table-cell>
          <table:table-cell office:value-type="float" office:value="0" table:formula="of:=IF([.B438]=[.C438];0;INDEX([.$V$18:.$Z$25];INT([.$J438]/COUNTA([.$V$7:.$Z$17]))+1;[.$M438]))" table:style-name="ce1">
            <text:p>#REF!</text:p>
          </table:table-cell>
          <table:table-cell table:style-name="ce1"/>
          <table:table-cell office:value-type="string" office:string-value="" table:formula="of:=IF(INDEX([.AB$18:.AB$200];[.$K438])=&quot;&quot;;&quot;&quot;;[.$T$17]&amp;&quot; = yes &quot;)" table:style-name="ce1"/>
          <table:table-cell office:value-type="string" office:string-value="" table:formula="of:=IF(INDEX([.AC$18:.AC$200];[.$K438])=&quot;&quot;;&quot;&quot;;[.$T$18]&amp;&quot; = yes &quot;)" table:style-name="ce1"/>
          <table:table-cell office:value-type="string" office:string-value="" table:formula="of:=IF(INDEX([.AD$18:.AD$200];[.$K438])=&quot;&quot;;&quot;&quot;;[.$T$19]&amp;&quot; = yes &quot;)" table:style-name="ce1"/>
          <table:table-cell office:value-type="string" office:string-value="" table:formula="of:=IF(INDEX([.AE$18:.AE$200];[.$K43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32</text:p>
          </table:table-cell>
          <table:table-cell office:value-type="float" office:value="0" table:formula="of:=INDEX([.U$18:.U$200];[.K439])" table:style-name="ce1">
            <text:p>0</text:p>
          </table:table-cell>
          <table:table-cell office:value-type="string" office:string-value="pc_desertislands" table:formula="of:=INDEX([.$V$7:.$Z$17];[.L439];[.M439])" table:style-name="ce1">
            <text:p>pc_desertislands</text:p>
          </table:table-cell>
          <table:table-cell office:value-type="float" office:value="0" table:formula="of:=[.$T$8]&amp;[.N439]" table:style-name="ce1">
            <text:p>#REF!</text:p>
          </table:table-cell>
          <table:table-cell office:value-type="float" office:value="0" table:formula="of:=[.$T$9]&amp;[.N43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39]+1)" table:style-name="ce1">
            <text:p>#REF!</text:p>
          </table:table-cell>
          <table:table-cell office:value-type="float" office:value="0" table:formula="of:=[.I438]" table:style-name="ce1">
            <text:p>0</text:p>
          </table:table-cell>
          <table:table-cell office:value-type="float" office:value="432" table:style-name="ce1">
            <text:p>432</text:p>
          </table:table-cell>
          <table:table-cell office:value-type="float" office:value="12" table:formula="of:=INT([.J439]/COUNTA([.$V$7:.$Z$17]))+1" table:style-name="ce1">
            <text:p>12</text:p>
          </table:table-cell>
          <table:table-cell office:value-type="float" office:value="6" table:formula="of:=IF(INDEX([.$V$7:.$Z$17];[.L438]+1;[.M438])=&quot;&quot;;1;[.L438]+1)" table:style-name="ce1">
            <text:p>6</text:p>
          </table:table-cell>
          <table:table-cell office:value-type="float" office:value="2" table:formula="of:=IF(INDEX([.$V$7:.$Z$17];[.L438]+1;[.M438])=&quot;&quot;;IF([.M438]=5;1;[.M438]+1);[.M438])" table:style-name="ce1">
            <text:p>2</text:p>
          </table:table-cell>
          <table:table-cell office:value-type="float" office:value="0" table:formula="of:=IF([.B439]=[.C439];0;INDEX([.$V$18:.$Z$25];INT([.$J439]/COUNTA([.$V$7:.$Z$17]))+1;[.$M439]))" table:style-name="ce1">
            <text:p>#REF!</text:p>
          </table:table-cell>
          <table:table-cell table:style-name="ce1"/>
          <table:table-cell office:value-type="string" office:string-value="" table:formula="of:=IF(INDEX([.AB$18:.AB$200];[.$K439])=&quot;&quot;;&quot;&quot;;[.$T$17]&amp;&quot; = yes &quot;)" table:style-name="ce1"/>
          <table:table-cell office:value-type="string" office:string-value="" table:formula="of:=IF(INDEX([.AC$18:.AC$200];[.$K439])=&quot;&quot;;&quot;&quot;;[.$T$18]&amp;&quot; = yes &quot;)" table:style-name="ce1"/>
          <table:table-cell office:value-type="string" office:string-value="" table:formula="of:=IF(INDEX([.AD$18:.AD$200];[.$K439])=&quot;&quot;;&quot;&quot;;[.$T$19]&amp;&quot; = yes &quot;)" table:style-name="ce1"/>
          <table:table-cell office:value-type="string" office:string-value="" table:formula="of:=IF(INDEX([.AE$18:.AE$200];[.$K43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33</text:p>
          </table:table-cell>
          <table:table-cell office:value-type="float" office:value="0" table:formula="of:=INDEX([.U$18:.U$200];[.K440])" table:style-name="ce1">
            <text:p>0</text:p>
          </table:table-cell>
          <table:table-cell office:value-type="string" office:string-value="pc_retinal" table:formula="of:=INDEX([.$V$7:.$Z$17];[.L440];[.M440])" table:style-name="ce1">
            <text:p>pc_retinal</text:p>
          </table:table-cell>
          <table:table-cell office:value-type="float" office:value="0" table:formula="of:=[.$T$8]&amp;[.N440]" table:style-name="ce1">
            <text:p>#REF!</text:p>
          </table:table-cell>
          <table:table-cell office:value-type="float" office:value="0" table:formula="of:=[.$T$9]&amp;[.N44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40]+1)" table:style-name="ce1">
            <text:p>#REF!</text:p>
          </table:table-cell>
          <table:table-cell office:value-type="float" office:value="0" table:formula="of:=[.I439]" table:style-name="ce1">
            <text:p>0</text:p>
          </table:table-cell>
          <table:table-cell office:value-type="float" office:value="433" table:style-name="ce1">
            <text:p>433</text:p>
          </table:table-cell>
          <table:table-cell office:value-type="float" office:value="12" table:formula="of:=INT([.J440]/COUNTA([.$V$7:.$Z$17]))+1" table:style-name="ce1">
            <text:p>12</text:p>
          </table:table-cell>
          <table:table-cell office:value-type="float" office:value="7" table:formula="of:=IF(INDEX([.$V$7:.$Z$17];[.L439]+1;[.M439])=&quot;&quot;;1;[.L439]+1)" table:style-name="ce1">
            <text:p>7</text:p>
          </table:table-cell>
          <table:table-cell office:value-type="float" office:value="2" table:formula="of:=IF(INDEX([.$V$7:.$Z$17];[.L439]+1;[.M439])=&quot;&quot;;IF([.M439]=5;1;[.M439]+1);[.M439])" table:style-name="ce1">
            <text:p>2</text:p>
          </table:table-cell>
          <table:table-cell office:value-type="float" office:value="0" table:formula="of:=IF([.B440]=[.C440];0;INDEX([.$V$18:.$Z$25];INT([.$J440]/COUNTA([.$V$7:.$Z$17]))+1;[.$M440]))" table:style-name="ce1">
            <text:p>#REF!</text:p>
          </table:table-cell>
          <table:table-cell table:style-name="ce1"/>
          <table:table-cell office:value-type="string" office:string-value="" table:formula="of:=IF(INDEX([.AB$18:.AB$200];[.$K440])=&quot;&quot;;&quot;&quot;;[.$T$17]&amp;&quot; = yes &quot;)" table:style-name="ce1"/>
          <table:table-cell office:value-type="string" office:string-value="" table:formula="of:=IF(INDEX([.AC$18:.AC$200];[.$K440])=&quot;&quot;;&quot;&quot;;[.$T$18]&amp;&quot; = yes &quot;)" table:style-name="ce1"/>
          <table:table-cell office:value-type="string" office:string-value="" table:formula="of:=IF(INDEX([.AD$18:.AD$200];[.$K440])=&quot;&quot;;&quot;&quot;;[.$T$19]&amp;&quot; = yes &quot;)" table:style-name="ce1"/>
          <table:table-cell office:value-type="string" office:string-value="" table:formula="of:=IF(INDEX([.AE$18:.AE$200];[.$K44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34</text:p>
          </table:table-cell>
          <table:table-cell office:value-type="float" office:value="0" table:formula="of:=INDEX([.U$18:.U$200];[.K441])" table:style-name="ce1">
            <text:p>0</text:p>
          </table:table-cell>
          <table:table-cell office:value-type="string" office:string-value="pc_lush" table:formula="of:=INDEX([.$V$7:.$Z$17];[.L441];[.M441])" table:style-name="ce1">
            <text:p>pc_lush</text:p>
          </table:table-cell>
          <table:table-cell office:value-type="float" office:value="0" table:formula="of:=[.$T$8]&amp;[.N441]" table:style-name="ce1">
            <text:p>#REF!</text:p>
          </table:table-cell>
          <table:table-cell office:value-type="float" office:value="0" table:formula="of:=[.$T$9]&amp;[.N44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41]+1)" table:style-name="ce1">
            <text:p>#REF!</text:p>
          </table:table-cell>
          <table:table-cell office:value-type="float" office:value="0" table:formula="of:=[.I440]" table:style-name="ce1">
            <text:p>0</text:p>
          </table:table-cell>
          <table:table-cell office:value-type="float" office:value="434" table:style-name="ce1">
            <text:p>434</text:p>
          </table:table-cell>
          <table:table-cell office:value-type="float" office:value="12" table:formula="of:=INT([.J441]/COUNTA([.$V$7:.$Z$17]))+1" table:style-name="ce1">
            <text:p>12</text:p>
          </table:table-cell>
          <table:table-cell office:value-type="float" office:value="8" table:formula="of:=IF(INDEX([.$V$7:.$Z$17];[.L440]+1;[.M440])=&quot;&quot;;1;[.L440]+1)" table:style-name="ce1">
            <text:p>8</text:p>
          </table:table-cell>
          <table:table-cell office:value-type="float" office:value="2" table:formula="of:=IF(INDEX([.$V$7:.$Z$17];[.L440]+1;[.M440])=&quot;&quot;;IF([.M440]=5;1;[.M440]+1);[.M440])" table:style-name="ce1">
            <text:p>2</text:p>
          </table:table-cell>
          <table:table-cell office:value-type="float" office:value="0" table:formula="of:=IF([.B441]=[.C441];0;INDEX([.$V$18:.$Z$25];INT([.$J441]/COUNTA([.$V$7:.$Z$17]))+1;[.$M441]))" table:style-name="ce1">
            <text:p>#REF!</text:p>
          </table:table-cell>
          <table:table-cell table:style-name="ce1"/>
          <table:table-cell office:value-type="string" office:string-value="" table:formula="of:=IF(INDEX([.AB$18:.AB$200];[.$K441])=&quot;&quot;;&quot;&quot;;[.$T$17]&amp;&quot; = yes &quot;)" table:style-name="ce1"/>
          <table:table-cell office:value-type="string" office:string-value="" table:formula="of:=IF(INDEX([.AC$18:.AC$200];[.$K441])=&quot;&quot;;&quot;&quot;;[.$T$18]&amp;&quot; = yes &quot;)" table:style-name="ce1"/>
          <table:table-cell office:value-type="string" office:string-value="" table:formula="of:=IF(INDEX([.AD$18:.AD$200];[.$K441])=&quot;&quot;;&quot;&quot;;[.$T$19]&amp;&quot; = yes &quot;)" table:style-name="ce1"/>
          <table:table-cell office:value-type="string" office:string-value="" table:formula="of:=IF(INDEX([.AE$18:.AE$200];[.$K44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35</text:p>
          </table:table-cell>
          <table:table-cell office:value-type="float" office:value="0" table:formula="of:=INDEX([.U$18:.U$200];[.K442])" table:style-name="ce1">
            <text:p>0</text:p>
          </table:table-cell>
          <table:table-cell office:value-type="string" office:string-value="pc_marginal" table:formula="of:=INDEX([.$V$7:.$Z$17];[.L442];[.M442])" table:style-name="ce1">
            <text:p>pc_marginal</text:p>
          </table:table-cell>
          <table:table-cell office:value-type="float" office:value="0" table:formula="of:=[.$T$8]&amp;[.N442]" table:style-name="ce1">
            <text:p>#REF!</text:p>
          </table:table-cell>
          <table:table-cell office:value-type="float" office:value="0" table:formula="of:=[.$T$9]&amp;[.N44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42]+1)" table:style-name="ce1">
            <text:p>#REF!</text:p>
          </table:table-cell>
          <table:table-cell office:value-type="float" office:value="0" table:formula="of:=[.I441]" table:style-name="ce1">
            <text:p>0</text:p>
          </table:table-cell>
          <table:table-cell office:value-type="float" office:value="435" table:style-name="ce1">
            <text:p>435</text:p>
          </table:table-cell>
          <table:table-cell office:value-type="float" office:value="12" table:formula="of:=INT([.J442]/COUNTA([.$V$7:.$Z$17]))+1" table:style-name="ce1">
            <text:p>12</text:p>
          </table:table-cell>
          <table:table-cell office:value-type="float" office:value="9" table:formula="of:=IF(INDEX([.$V$7:.$Z$17];[.L441]+1;[.M441])=&quot;&quot;;1;[.L441]+1)" table:style-name="ce1">
            <text:p>9</text:p>
          </table:table-cell>
          <table:table-cell office:value-type="float" office:value="2" table:formula="of:=IF(INDEX([.$V$7:.$Z$17];[.L441]+1;[.M441])=&quot;&quot;;IF([.M441]=5;1;[.M441]+1);[.M441])" table:style-name="ce1">
            <text:p>2</text:p>
          </table:table-cell>
          <table:table-cell office:value-type="float" office:value="0" table:formula="of:=IF([.B442]=[.C442];0;INDEX([.$V$18:.$Z$25];INT([.$J442]/COUNTA([.$V$7:.$Z$17]))+1;[.$M442]))" table:style-name="ce1">
            <text:p>#REF!</text:p>
          </table:table-cell>
          <table:table-cell table:style-name="ce1"/>
          <table:table-cell office:value-type="string" office:string-value="" table:formula="of:=IF(INDEX([.AB$18:.AB$200];[.$K442])=&quot;&quot;;&quot;&quot;;[.$T$17]&amp;&quot; = yes &quot;)" table:style-name="ce1"/>
          <table:table-cell office:value-type="string" office:string-value="" table:formula="of:=IF(INDEX([.AC$18:.AC$200];[.$K442])=&quot;&quot;;&quot;&quot;;[.$T$18]&amp;&quot; = yes &quot;)" table:style-name="ce1"/>
          <table:table-cell office:value-type="string" office:string-value="" table:formula="of:=IF(INDEX([.AD$18:.AD$200];[.$K442])=&quot;&quot;;&quot;&quot;;[.$T$19]&amp;&quot; = yes &quot;)" table:style-name="ce1"/>
          <table:table-cell office:value-type="string" office:string-value="" table:formula="of:=IF(INDEX([.AE$18:.AE$200];[.$K44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36</text:p>
          </table:table-cell>
          <table:table-cell office:value-type="float" office:value="0" table:formula="of:=INDEX([.U$18:.U$200];[.K443])" table:style-name="ce1">
            <text:p>0</text:p>
          </table:table-cell>
          <table:table-cell office:value-type="string" office:string-value="pc_greenhouse_hot" table:formula="of:=INDEX([.$V$7:.$Z$17];[.L443];[.M443])" table:style-name="ce1">
            <text:p>pc_greenhouse_hot</text:p>
          </table:table-cell>
          <table:table-cell office:value-type="float" office:value="0" table:formula="of:=[.$T$8]&amp;[.N443]" table:style-name="ce1">
            <text:p>#REF!</text:p>
          </table:table-cell>
          <table:table-cell office:value-type="float" office:value="0" table:formula="of:=[.$T$9]&amp;[.N44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43]+1)" table:style-name="ce1">
            <text:p>#REF!</text:p>
          </table:table-cell>
          <table:table-cell office:value-type="float" office:value="0" table:formula="of:=[.I442]" table:style-name="ce1">
            <text:p>0</text:p>
          </table:table-cell>
          <table:table-cell office:value-type="float" office:value="436" table:style-name="ce1">
            <text:p>436</text:p>
          </table:table-cell>
          <table:table-cell office:value-type="float" office:value="12" table:formula="of:=INT([.J443]/COUNTA([.$V$7:.$Z$17]))+1" table:style-name="ce1">
            <text:p>12</text:p>
          </table:table-cell>
          <table:table-cell office:value-type="float" office:value="10" table:formula="of:=IF(INDEX([.$V$7:.$Z$17];[.L442]+1;[.M442])=&quot;&quot;;1;[.L442]+1)" table:style-name="ce1">
            <text:p>10</text:p>
          </table:table-cell>
          <table:table-cell office:value-type="float" office:value="2" table:formula="of:=IF(INDEX([.$V$7:.$Z$17];[.L442]+1;[.M442])=&quot;&quot;;IF([.M442]=5;1;[.M442]+1);[.M442])" table:style-name="ce1">
            <text:p>2</text:p>
          </table:table-cell>
          <table:table-cell office:value-type="float" office:value="0" table:formula="of:=IF([.B443]=[.C443];0;INDEX([.$V$18:.$Z$25];INT([.$J443]/COUNTA([.$V$7:.$Z$17]))+1;[.$M443]))" table:style-name="ce1">
            <text:p>#REF!</text:p>
          </table:table-cell>
          <table:table-cell table:style-name="ce1"/>
          <table:table-cell office:value-type="string" office:string-value="" table:formula="of:=IF(INDEX([.AB$18:.AB$200];[.$K443])=&quot;&quot;;&quot;&quot;;[.$T$17]&amp;&quot; = yes &quot;)" table:style-name="ce1"/>
          <table:table-cell office:value-type="string" office:string-value="" table:formula="of:=IF(INDEX([.AC$18:.AC$200];[.$K443])=&quot;&quot;;&quot;&quot;;[.$T$18]&amp;&quot; = yes &quot;)" table:style-name="ce1"/>
          <table:table-cell office:value-type="string" office:string-value="" table:formula="of:=IF(INDEX([.AD$18:.AD$200];[.$K443])=&quot;&quot;;&quot;&quot;;[.$T$19]&amp;&quot; = yes &quot;)" table:style-name="ce1"/>
          <table:table-cell office:value-type="string" office:string-value="" table:formula="of:=IF(INDEX([.AE$18:.AE$200];[.$K44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37</text:p>
          </table:table-cell>
          <table:table-cell office:value-type="float" office:value="0" table:formula="of:=INDEX([.U$18:.U$200];[.K444])" table:style-name="ce1">
            <text:p>0</text:p>
          </table:table-cell>
          <table:table-cell office:value-type="string" office:string-value="pc_frozen_desert" table:formula="of:=INDEX([.$V$7:.$Z$17];[.L444];[.M444])" table:style-name="ce1">
            <text:p>pc_frozen_desert</text:p>
          </table:table-cell>
          <table:table-cell office:value-type="float" office:value="0" table:formula="of:=[.$T$8]&amp;[.N444]" table:style-name="ce1">
            <text:p>#REF!</text:p>
          </table:table-cell>
          <table:table-cell office:value-type="float" office:value="0" table:formula="of:=[.$T$9]&amp;[.N44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44]+1)" table:style-name="ce1">
            <text:p>#REF!</text:p>
          </table:table-cell>
          <table:table-cell office:value-type="float" office:value="0" table:formula="of:=[.I443]" table:style-name="ce1">
            <text:p>0</text:p>
          </table:table-cell>
          <table:table-cell office:value-type="float" office:value="437" table:style-name="ce1">
            <text:p>437</text:p>
          </table:table-cell>
          <table:table-cell office:value-type="float" office:value="12" table:formula="of:=INT([.J444]/COUNTA([.$V$7:.$Z$17]))+1" table:style-name="ce1">
            <text:p>12</text:p>
          </table:table-cell>
          <table:table-cell office:value-type="float" office:value="1" table:formula="of:=IF(INDEX([.$V$7:.$Z$17];[.L443]+1;[.M443])=&quot;&quot;;1;[.L443]+1)" table:style-name="ce1">
            <text:p>1</text:p>
          </table:table-cell>
          <table:table-cell office:value-type="float" office:value="3" table:formula="of:=IF(INDEX([.$V$7:.$Z$17];[.L443]+1;[.M443])=&quot;&quot;;IF([.M443]=5;1;[.M443]+1);[.M443])" table:style-name="ce1">
            <text:p>3</text:p>
          </table:table-cell>
          <table:table-cell office:value-type="float" office:value="0" table:formula="of:=IF([.B444]=[.C444];0;INDEX([.$V$18:.$Z$25];INT([.$J444]/COUNTA([.$V$7:.$Z$17]))+1;[.$M444]))" table:style-name="ce1">
            <text:p>#REF!</text:p>
          </table:table-cell>
          <table:table-cell table:style-name="ce1"/>
          <table:table-cell office:value-type="string" office:string-value="" table:formula="of:=IF(INDEX([.AB$18:.AB$200];[.$K444])=&quot;&quot;;&quot;&quot;;[.$T$17]&amp;&quot; = yes &quot;)" table:style-name="ce1"/>
          <table:table-cell office:value-type="string" office:string-value="" table:formula="of:=IF(INDEX([.AC$18:.AC$200];[.$K444])=&quot;&quot;;&quot;&quot;;[.$T$18]&amp;&quot; = yes &quot;)" table:style-name="ce1"/>
          <table:table-cell office:value-type="string" office:string-value="" table:formula="of:=IF(INDEX([.AD$18:.AD$200];[.$K444])=&quot;&quot;;&quot;&quot;;[.$T$19]&amp;&quot; = yes &quot;)" table:style-name="ce1"/>
          <table:table-cell office:value-type="string" office:string-value="" table:formula="of:=IF(INDEX([.AE$18:.AE$200];[.$K44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38</text:p>
          </table:table-cell>
          <table:table-cell office:value-type="float" office:value="0" table:formula="of:=INDEX([.U$18:.U$200];[.K445])" table:style-name="ce1">
            <text:p>0</text:p>
          </table:table-cell>
          <table:table-cell office:value-type="string" office:string-value="pc_steppe" table:formula="of:=INDEX([.$V$7:.$Z$17];[.L445];[.M445])" table:style-name="ce1">
            <text:p>pc_steppe</text:p>
          </table:table-cell>
          <table:table-cell office:value-type="float" office:value="0" table:formula="of:=[.$T$8]&amp;[.N445]" table:style-name="ce1">
            <text:p>#REF!</text:p>
          </table:table-cell>
          <table:table-cell office:value-type="float" office:value="0" table:formula="of:=[.$T$9]&amp;[.N44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45]+1)" table:style-name="ce1">
            <text:p>#REF!</text:p>
          </table:table-cell>
          <table:table-cell office:value-type="float" office:value="0" table:formula="of:=[.I444]" table:style-name="ce1">
            <text:p>0</text:p>
          </table:table-cell>
          <table:table-cell office:value-type="float" office:value="438" table:style-name="ce1">
            <text:p>438</text:p>
          </table:table-cell>
          <table:table-cell office:value-type="float" office:value="12" table:formula="of:=INT([.J445]/COUNTA([.$V$7:.$Z$17]))+1" table:style-name="ce1">
            <text:p>12</text:p>
          </table:table-cell>
          <table:table-cell office:value-type="float" office:value="2" table:formula="of:=IF(INDEX([.$V$7:.$Z$17];[.L444]+1;[.M444])=&quot;&quot;;1;[.L444]+1)" table:style-name="ce1">
            <text:p>2</text:p>
          </table:table-cell>
          <table:table-cell office:value-type="float" office:value="3" table:formula="of:=IF(INDEX([.$V$7:.$Z$17];[.L444]+1;[.M444])=&quot;&quot;;IF([.M444]=5;1;[.M444]+1);[.M444])" table:style-name="ce1">
            <text:p>3</text:p>
          </table:table-cell>
          <table:table-cell office:value-type="float" office:value="0" table:formula="of:=IF([.B445]=[.C445];0;INDEX([.$V$18:.$Z$25];INT([.$J445]/COUNTA([.$V$7:.$Z$17]))+1;[.$M445]))" table:style-name="ce1">
            <text:p>#REF!</text:p>
          </table:table-cell>
          <table:table-cell table:style-name="ce1"/>
          <table:table-cell office:value-type="string" office:string-value="" table:formula="of:=IF(INDEX([.AB$18:.AB$200];[.$K445])=&quot;&quot;;&quot;&quot;;[.$T$17]&amp;&quot; = yes &quot;)" table:style-name="ce1"/>
          <table:table-cell office:value-type="string" office:string-value="" table:formula="of:=IF(INDEX([.AC$18:.AC$200];[.$K445])=&quot;&quot;;&quot;&quot;;[.$T$18]&amp;&quot; = yes &quot;)" table:style-name="ce1"/>
          <table:table-cell office:value-type="string" office:string-value="" table:formula="of:=IF(INDEX([.AD$18:.AD$200];[.$K445])=&quot;&quot;;&quot;&quot;;[.$T$19]&amp;&quot; = yes &quot;)" table:style-name="ce1"/>
          <table:table-cell office:value-type="string" office:string-value="" table:formula="of:=IF(INDEX([.AE$18:.AE$200];[.$K44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39</text:p>
          </table:table-cell>
          <table:table-cell office:value-type="float" office:value="0" table:formula="of:=INDEX([.U$18:.U$200];[.K446])" table:style-name="ce1">
            <text:p>0</text:p>
          </table:table-cell>
          <table:table-cell office:value-type="string" office:string-value="pc_hadesert" table:formula="of:=INDEX([.$V$7:.$Z$17];[.L446];[.M446])" table:style-name="ce1">
            <text:p>pc_hadesert</text:p>
          </table:table-cell>
          <table:table-cell office:value-type="float" office:value="0" table:formula="of:=[.$T$8]&amp;[.N446]" table:style-name="ce1">
            <text:p>#REF!</text:p>
          </table:table-cell>
          <table:table-cell office:value-type="float" office:value="0" table:formula="of:=[.$T$9]&amp;[.N44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46]+1)" table:style-name="ce1">
            <text:p>#REF!</text:p>
          </table:table-cell>
          <table:table-cell office:value-type="float" office:value="0" table:formula="of:=[.I445]" table:style-name="ce1">
            <text:p>0</text:p>
          </table:table-cell>
          <table:table-cell office:value-type="float" office:value="439" table:style-name="ce1">
            <text:p>439</text:p>
          </table:table-cell>
          <table:table-cell office:value-type="float" office:value="12" table:formula="of:=INT([.J446]/COUNTA([.$V$7:.$Z$17]))+1" table:style-name="ce1">
            <text:p>12</text:p>
          </table:table-cell>
          <table:table-cell office:value-type="float" office:value="3" table:formula="of:=IF(INDEX([.$V$7:.$Z$17];[.L445]+1;[.M445])=&quot;&quot;;1;[.L445]+1)" table:style-name="ce1">
            <text:p>3</text:p>
          </table:table-cell>
          <table:table-cell office:value-type="float" office:value="3" table:formula="of:=IF(INDEX([.$V$7:.$Z$17];[.L445]+1;[.M445])=&quot;&quot;;IF([.M445]=5;1;[.M445]+1);[.M445])" table:style-name="ce1">
            <text:p>3</text:p>
          </table:table-cell>
          <table:table-cell office:value-type="float" office:value="0" table:formula="of:=IF([.B446]=[.C446];0;INDEX([.$V$18:.$Z$25];INT([.$J446]/COUNTA([.$V$7:.$Z$17]))+1;[.$M446]))" table:style-name="ce1">
            <text:p>#REF!</text:p>
          </table:table-cell>
          <table:table-cell table:style-name="ce1"/>
          <table:table-cell office:value-type="string" office:string-value="" table:formula="of:=IF(INDEX([.AB$18:.AB$200];[.$K446])=&quot;&quot;;&quot;&quot;;[.$T$17]&amp;&quot; = yes &quot;)" table:style-name="ce1"/>
          <table:table-cell office:value-type="string" office:string-value="" table:formula="of:=IF(INDEX([.AC$18:.AC$200];[.$K446])=&quot;&quot;;&quot;&quot;;[.$T$18]&amp;&quot; = yes &quot;)" table:style-name="ce1"/>
          <table:table-cell office:value-type="string" office:string-value="" table:formula="of:=IF(INDEX([.AD$18:.AD$200];[.$K446])=&quot;&quot;;&quot;&quot;;[.$T$19]&amp;&quot; = yes &quot;)" table:style-name="ce1"/>
          <table:table-cell office:value-type="string" office:string-value="" table:formula="of:=IF(INDEX([.AE$18:.AE$200];[.$K44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40</text:p>
          </table:table-cell>
          <table:table-cell office:value-type="float" office:value="0" table:formula="of:=INDEX([.U$18:.U$200];[.K447])" table:style-name="ce1">
            <text:p>0</text:p>
          </table:table-cell>
          <table:table-cell office:value-type="string" office:string-value="pc_antarctic" table:formula="of:=INDEX([.$V$7:.$Z$17];[.L447];[.M447])" table:style-name="ce1">
            <text:p>pc_antarctic</text:p>
          </table:table-cell>
          <table:table-cell office:value-type="float" office:value="0" table:formula="of:=[.$T$8]&amp;[.N447]" table:style-name="ce1">
            <text:p>#REF!</text:p>
          </table:table-cell>
          <table:table-cell office:value-type="float" office:value="0" table:formula="of:=[.$T$9]&amp;[.N44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47]+1)" table:style-name="ce1">
            <text:p>#REF!</text:p>
          </table:table-cell>
          <table:table-cell office:value-type="float" office:value="0" table:formula="of:=[.I446]" table:style-name="ce1">
            <text:p>0</text:p>
          </table:table-cell>
          <table:table-cell office:value-type="float" office:value="440" table:style-name="ce1">
            <text:p>440</text:p>
          </table:table-cell>
          <table:table-cell office:value-type="float" office:value="12" table:formula="of:=INT([.J447]/COUNTA([.$V$7:.$Z$17]))+1" table:style-name="ce1">
            <text:p>12</text:p>
          </table:table-cell>
          <table:table-cell office:value-type="float" office:value="4" table:formula="of:=IF(INDEX([.$V$7:.$Z$17];[.L446]+1;[.M446])=&quot;&quot;;1;[.L446]+1)" table:style-name="ce1">
            <text:p>4</text:p>
          </table:table-cell>
          <table:table-cell office:value-type="float" office:value="3" table:formula="of:=IF(INDEX([.$V$7:.$Z$17];[.L446]+1;[.M446])=&quot;&quot;;IF([.M446]=5;1;[.M446]+1);[.M446])" table:style-name="ce1">
            <text:p>3</text:p>
          </table:table-cell>
          <table:table-cell office:value-type="float" office:value="0" table:formula="of:=IF([.B447]=[.C447];0;INDEX([.$V$18:.$Z$25];INT([.$J447]/COUNTA([.$V$7:.$Z$17]))+1;[.$M447]))" table:style-name="ce1">
            <text:p>#REF!</text:p>
          </table:table-cell>
          <table:table-cell table:style-name="ce1"/>
          <table:table-cell office:value-type="string" office:string-value="" table:formula="of:=IF(INDEX([.AB$18:.AB$200];[.$K447])=&quot;&quot;;&quot;&quot;;[.$T$17]&amp;&quot; = yes &quot;)" table:style-name="ce1"/>
          <table:table-cell office:value-type="string" office:string-value="" table:formula="of:=IF(INDEX([.AC$18:.AC$200];[.$K447])=&quot;&quot;;&quot;&quot;;[.$T$18]&amp;&quot; = yes &quot;)" table:style-name="ce1"/>
          <table:table-cell office:value-type="string" office:string-value="" table:formula="of:=IF(INDEX([.AD$18:.AD$200];[.$K447])=&quot;&quot;;&quot;&quot;;[.$T$19]&amp;&quot; = yes &quot;)" table:style-name="ce1"/>
          <table:table-cell office:value-type="string" office:string-value="" table:formula="of:=IF(INDEX([.AE$18:.AE$200];[.$K44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41</text:p>
          </table:table-cell>
          <table:table-cell office:value-type="float" office:value="0" table:formula="of:=INDEX([.U$18:.U$200];[.K448])" table:style-name="ce1">
            <text:p>0</text:p>
          </table:table-cell>
          <table:table-cell office:value-type="string" office:string-value="pc_tundra" table:formula="of:=INDEX([.$V$7:.$Z$17];[.L448];[.M448])" table:style-name="ce1">
            <text:p>pc_tundra</text:p>
          </table:table-cell>
          <table:table-cell office:value-type="float" office:value="0" table:formula="of:=[.$T$8]&amp;[.N448]" table:style-name="ce1">
            <text:p>#REF!</text:p>
          </table:table-cell>
          <table:table-cell office:value-type="float" office:value="0" table:formula="of:=[.$T$9]&amp;[.N44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48]+1)" table:style-name="ce1">
            <text:p>#REF!</text:p>
          </table:table-cell>
          <table:table-cell office:value-type="float" office:value="0" table:formula="of:=[.I447]" table:style-name="ce1">
            <text:p>0</text:p>
          </table:table-cell>
          <table:table-cell office:value-type="float" office:value="441" table:style-name="ce1">
            <text:p>441</text:p>
          </table:table-cell>
          <table:table-cell office:value-type="float" office:value="12" table:formula="of:=INT([.J448]/COUNTA([.$V$7:.$Z$17]))+1" table:style-name="ce1">
            <text:p>12</text:p>
          </table:table-cell>
          <table:table-cell office:value-type="float" office:value="5" table:formula="of:=IF(INDEX([.$V$7:.$Z$17];[.L447]+1;[.M447])=&quot;&quot;;1;[.L447]+1)" table:style-name="ce1">
            <text:p>5</text:p>
          </table:table-cell>
          <table:table-cell office:value-type="float" office:value="3" table:formula="of:=IF(INDEX([.$V$7:.$Z$17];[.L447]+1;[.M447])=&quot;&quot;;IF([.M447]=5;1;[.M447]+1);[.M447])" table:style-name="ce1">
            <text:p>3</text:p>
          </table:table-cell>
          <table:table-cell office:value-type="float" office:value="0" table:formula="of:=IF([.B448]=[.C448];0;INDEX([.$V$18:.$Z$25];INT([.$J448]/COUNTA([.$V$7:.$Z$17]))+1;[.$M448]))" table:style-name="ce1">
            <text:p>#REF!</text:p>
          </table:table-cell>
          <table:table-cell table:style-name="ce1"/>
          <table:table-cell office:value-type="string" office:string-value="" table:formula="of:=IF(INDEX([.AB$18:.AB$200];[.$K448])=&quot;&quot;;&quot;&quot;;[.$T$17]&amp;&quot; = yes &quot;)" table:style-name="ce1"/>
          <table:table-cell office:value-type="string" office:string-value="" table:formula="of:=IF(INDEX([.AC$18:.AC$200];[.$K448])=&quot;&quot;;&quot;&quot;;[.$T$18]&amp;&quot; = yes &quot;)" table:style-name="ce1"/>
          <table:table-cell office:value-type="string" office:string-value="" table:formula="of:=IF(INDEX([.AD$18:.AD$200];[.$K448])=&quot;&quot;;&quot;&quot;;[.$T$19]&amp;&quot; = yes &quot;)" table:style-name="ce1"/>
          <table:table-cell office:value-type="string" office:string-value="" table:formula="of:=IF(INDEX([.AE$18:.AE$200];[.$K44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42</text:p>
          </table:table-cell>
          <table:table-cell office:value-type="float" office:value="0" table:formula="of:=INDEX([.U$18:.U$200];[.K449])" table:style-name="ce1">
            <text:p>0</text:p>
          </table:table-cell>
          <table:table-cell office:value-type="string" office:string-value="pc_alpine" table:formula="of:=INDEX([.$V$7:.$Z$17];[.L449];[.M449])" table:style-name="ce1">
            <text:p>pc_alpine</text:p>
          </table:table-cell>
          <table:table-cell office:value-type="float" office:value="0" table:formula="of:=[.$T$8]&amp;[.N449]" table:style-name="ce1">
            <text:p>#REF!</text:p>
          </table:table-cell>
          <table:table-cell office:value-type="float" office:value="0" table:formula="of:=[.$T$9]&amp;[.N44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49]+1)" table:style-name="ce1">
            <text:p>#REF!</text:p>
          </table:table-cell>
          <table:table-cell office:value-type="float" office:value="0" table:formula="of:=[.I448]" table:style-name="ce1">
            <text:p>0</text:p>
          </table:table-cell>
          <table:table-cell office:value-type="float" office:value="442" table:style-name="ce1">
            <text:p>442</text:p>
          </table:table-cell>
          <table:table-cell office:value-type="float" office:value="12" table:formula="of:=INT([.J449]/COUNTA([.$V$7:.$Z$17]))+1" table:style-name="ce1">
            <text:p>12</text:p>
          </table:table-cell>
          <table:table-cell office:value-type="float" office:value="6" table:formula="of:=IF(INDEX([.$V$7:.$Z$17];[.L448]+1;[.M448])=&quot;&quot;;1;[.L448]+1)" table:style-name="ce1">
            <text:p>6</text:p>
          </table:table-cell>
          <table:table-cell office:value-type="float" office:value="3" table:formula="of:=IF(INDEX([.$V$7:.$Z$17];[.L448]+1;[.M448])=&quot;&quot;;IF([.M448]=5;1;[.M448]+1);[.M448])" table:style-name="ce1">
            <text:p>3</text:p>
          </table:table-cell>
          <table:table-cell office:value-type="float" office:value="0" table:formula="of:=IF([.B449]=[.C449];0;INDEX([.$V$18:.$Z$25];INT([.$J449]/COUNTA([.$V$7:.$Z$17]))+1;[.$M449]))" table:style-name="ce1">
            <text:p>#REF!</text:p>
          </table:table-cell>
          <table:table-cell table:style-name="ce1"/>
          <table:table-cell office:value-type="string" office:string-value="" table:formula="of:=IF(INDEX([.AB$18:.AB$200];[.$K449])=&quot;&quot;;&quot;&quot;;[.$T$17]&amp;&quot; = yes &quot;)" table:style-name="ce1"/>
          <table:table-cell office:value-type="string" office:string-value="" table:formula="of:=IF(INDEX([.AC$18:.AC$200];[.$K449])=&quot;&quot;;&quot;&quot;;[.$T$18]&amp;&quot; = yes &quot;)" table:style-name="ce1"/>
          <table:table-cell office:value-type="string" office:string-value="" table:formula="of:=IF(INDEX([.AD$18:.AD$200];[.$K449])=&quot;&quot;;&quot;&quot;;[.$T$19]&amp;&quot; = yes &quot;)" table:style-name="ce1"/>
          <table:table-cell office:value-type="string" office:string-value="" table:formula="of:=IF(INDEX([.AE$18:.AE$200];[.$K44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43</text:p>
          </table:table-cell>
          <table:table-cell office:value-type="float" office:value="0" table:formula="of:=INDEX([.U$18:.U$200];[.K450])" table:style-name="ce1">
            <text:p>0</text:p>
          </table:table-cell>
          <table:table-cell office:value-type="string" office:string-value="pc_greenhouse_cold" table:formula="of:=INDEX([.$V$7:.$Z$17];[.L450];[.M450])" table:style-name="ce1">
            <text:p>pc_greenhouse_cold</text:p>
          </table:table-cell>
          <table:table-cell office:value-type="float" office:value="0" table:formula="of:=[.$T$8]&amp;[.N450]" table:style-name="ce1">
            <text:p>#REF!</text:p>
          </table:table-cell>
          <table:table-cell office:value-type="float" office:value="0" table:formula="of:=[.$T$9]&amp;[.N45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50]+1)" table:style-name="ce1">
            <text:p>#REF!</text:p>
          </table:table-cell>
          <table:table-cell office:value-type="float" office:value="0" table:formula="of:=[.I449]" table:style-name="ce1">
            <text:p>0</text:p>
          </table:table-cell>
          <table:table-cell office:value-type="float" office:value="443" table:style-name="ce1">
            <text:p>443</text:p>
          </table:table-cell>
          <table:table-cell office:value-type="float" office:value="12" table:formula="of:=INT([.J450]/COUNTA([.$V$7:.$Z$17]))+1" table:style-name="ce1">
            <text:p>12</text:p>
          </table:table-cell>
          <table:table-cell office:value-type="float" office:value="7" table:formula="of:=IF(INDEX([.$V$7:.$Z$17];[.L449]+1;[.M449])=&quot;&quot;;1;[.L449]+1)" table:style-name="ce1">
            <text:p>7</text:p>
          </table:table-cell>
          <table:table-cell office:value-type="float" office:value="3" table:formula="of:=IF(INDEX([.$V$7:.$Z$17];[.L449]+1;[.M449])=&quot;&quot;;IF([.M449]=5;1;[.M449]+1);[.M449])" table:style-name="ce1">
            <text:p>3</text:p>
          </table:table-cell>
          <table:table-cell office:value-type="float" office:value="0" table:formula="of:=IF([.B450]=[.C450];0;INDEX([.$V$18:.$Z$25];INT([.$J450]/COUNTA([.$V$7:.$Z$17]))+1;[.$M450]))" table:style-name="ce1">
            <text:p>#REF!</text:p>
          </table:table-cell>
          <table:table-cell table:style-name="ce1"/>
          <table:table-cell office:value-type="string" office:string-value="" table:formula="of:=IF(INDEX([.AB$18:.AB$200];[.$K450])=&quot;&quot;;&quot;&quot;;[.$T$17]&amp;&quot; = yes &quot;)" table:style-name="ce1"/>
          <table:table-cell office:value-type="string" office:string-value="" table:formula="of:=IF(INDEX([.AC$18:.AC$200];[.$K450])=&quot;&quot;;&quot;&quot;;[.$T$18]&amp;&quot; = yes &quot;)" table:style-name="ce1"/>
          <table:table-cell office:value-type="string" office:string-value="" table:formula="of:=IF(INDEX([.AD$18:.AD$200];[.$K450])=&quot;&quot;;&quot;&quot;;[.$T$19]&amp;&quot; = yes &quot;)" table:style-name="ce1"/>
          <table:table-cell office:value-type="string" office:string-value="" table:formula="of:=IF(INDEX([.AE$18:.AE$200];[.$K45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44</text:p>
          </table:table-cell>
          <table:table-cell office:value-type="float" office:value="0" table:formula="of:=INDEX([.U$18:.U$200];[.K451])" table:style-name="ce1">
            <text:p>0</text:p>
          </table:table-cell>
          <table:table-cell office:value-type="string" office:string-value="pc_arctic" table:formula="of:=INDEX([.$V$7:.$Z$17];[.L451];[.M451])" table:style-name="ce1">
            <text:p>pc_arctic</text:p>
          </table:table-cell>
          <table:table-cell office:value-type="float" office:value="0" table:formula="of:=[.$T$8]&amp;[.N451]" table:style-name="ce1">
            <text:p>#REF!</text:p>
          </table:table-cell>
          <table:table-cell office:value-type="float" office:value="0" table:formula="of:=[.$T$9]&amp;[.N45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51]+1)" table:style-name="ce1">
            <text:p>#REF!</text:p>
          </table:table-cell>
          <table:table-cell office:value-type="float" office:value="0" table:formula="of:=[.I450]" table:style-name="ce1">
            <text:p>0</text:p>
          </table:table-cell>
          <table:table-cell office:value-type="float" office:value="444" table:style-name="ce1">
            <text:p>444</text:p>
          </table:table-cell>
          <table:table-cell office:value-type="float" office:value="12" table:formula="of:=INT([.J451]/COUNTA([.$V$7:.$Z$17]))+1" table:style-name="ce1">
            <text:p>12</text:p>
          </table:table-cell>
          <table:table-cell office:value-type="float" office:value="1" table:formula="of:=IF(INDEX([.$V$7:.$Z$17];[.L450]+1;[.M450])=&quot;&quot;;1;[.L450]+1)" table:style-name="ce1">
            <text:p>1</text:p>
          </table:table-cell>
          <table:table-cell office:value-type="float" office:value="4" table:formula="of:=IF(INDEX([.$V$7:.$Z$17];[.L450]+1;[.M450])=&quot;&quot;;IF([.M450]=5;1;[.M450]+1);[.M450])" table:style-name="ce1">
            <text:p>4</text:p>
          </table:table-cell>
          <table:table-cell office:value-type="float" office:value="0" table:formula="of:=IF([.B451]=[.C451];0;INDEX([.$V$18:.$Z$25];INT([.$J451]/COUNTA([.$V$7:.$Z$17]))+1;[.$M451]))" table:style-name="ce1">
            <text:p>#REF!</text:p>
          </table:table-cell>
          <table:table-cell table:style-name="ce1"/>
          <table:table-cell office:value-type="string" office:string-value="" table:formula="of:=IF(INDEX([.AB$18:.AB$200];[.$K451])=&quot;&quot;;&quot;&quot;;[.$T$17]&amp;&quot; = yes &quot;)" table:style-name="ce1"/>
          <table:table-cell office:value-type="string" office:string-value="" table:formula="of:=IF(INDEX([.AC$18:.AC$200];[.$K451])=&quot;&quot;;&quot;&quot;;[.$T$18]&amp;&quot; = yes &quot;)" table:style-name="ce1"/>
          <table:table-cell office:value-type="string" office:string-value="" table:formula="of:=IF(INDEX([.AD$18:.AD$200];[.$K451])=&quot;&quot;;&quot;&quot;;[.$T$19]&amp;&quot; = yes &quot;)" table:style-name="ce1"/>
          <table:table-cell office:value-type="string" office:string-value="" table:formula="of:=IF(INDEX([.AE$18:.AE$200];[.$K45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45</text:p>
          </table:table-cell>
          <table:table-cell office:value-type="float" office:value="0" table:formula="of:=INDEX([.U$18:.U$200];[.K452])" table:style-name="ce1">
            <text:p>0</text:p>
          </table:table-cell>
          <table:table-cell office:value-type="string" office:string-value="pc_swamp" table:formula="of:=INDEX([.$V$7:.$Z$17];[.L452];[.M452])" table:style-name="ce1">
            <text:p>pc_swamp</text:p>
          </table:table-cell>
          <table:table-cell office:value-type="float" office:value="0" table:formula="of:=[.$T$8]&amp;[.N452]" table:style-name="ce1">
            <text:p>#REF!</text:p>
          </table:table-cell>
          <table:table-cell office:value-type="float" office:value="0" table:formula="of:=[.$T$9]&amp;[.N45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52]+1)" table:style-name="ce1">
            <text:p>#REF!</text:p>
          </table:table-cell>
          <table:table-cell office:value-type="float" office:value="0" table:formula="of:=[.I451]" table:style-name="ce1">
            <text:p>0</text:p>
          </table:table-cell>
          <table:table-cell office:value-type="float" office:value="445" table:style-name="ce1">
            <text:p>445</text:p>
          </table:table-cell>
          <table:table-cell office:value-type="float" office:value="12" table:formula="of:=INT([.J452]/COUNTA([.$V$7:.$Z$17]))+1" table:style-name="ce1">
            <text:p>12</text:p>
          </table:table-cell>
          <table:table-cell office:value-type="float" office:value="2" table:formula="of:=IF(INDEX([.$V$7:.$Z$17];[.L451]+1;[.M451])=&quot;&quot;;1;[.L451]+1)" table:style-name="ce1">
            <text:p>2</text:p>
          </table:table-cell>
          <table:table-cell office:value-type="float" office:value="4" table:formula="of:=IF(INDEX([.$V$7:.$Z$17];[.L451]+1;[.M451])=&quot;&quot;;IF([.M451]=5;1;[.M451]+1);[.M451])" table:style-name="ce1">
            <text:p>4</text:p>
          </table:table-cell>
          <table:table-cell office:value-type="float" office:value="0" table:formula="of:=IF([.B452]=[.C452];0;INDEX([.$V$18:.$Z$25];INT([.$J452]/COUNTA([.$V$7:.$Z$17]))+1;[.$M452]))" table:style-name="ce1">
            <text:p>#REF!</text:p>
          </table:table-cell>
          <table:table-cell table:style-name="ce1"/>
          <table:table-cell office:value-type="string" office:string-value="" table:formula="of:=IF(INDEX([.AB$18:.AB$200];[.$K452])=&quot;&quot;;&quot;&quot;;[.$T$17]&amp;&quot; = yes &quot;)" table:style-name="ce1"/>
          <table:table-cell office:value-type="string" office:string-value="" table:formula="of:=IF(INDEX([.AC$18:.AC$200];[.$K452])=&quot;&quot;;&quot;&quot;;[.$T$18]&amp;&quot; = yes &quot;)" table:style-name="ce1"/>
          <table:table-cell office:value-type="string" office:string-value="" table:formula="of:=IF(INDEX([.AD$18:.AD$200];[.$K452])=&quot;&quot;;&quot;&quot;;[.$T$19]&amp;&quot; = yes &quot;)" table:style-name="ce1"/>
          <table:table-cell office:value-type="string" office:string-value="" table:formula="of:=IF(INDEX([.AE$18:.AE$200];[.$K45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46</text:p>
          </table:table-cell>
          <table:table-cell office:value-type="float" office:value="0" table:formula="of:=INDEX([.U$18:.U$200];[.K453])" table:style-name="ce1">
            <text:p>0</text:p>
          </table:table-cell>
          <table:table-cell office:value-type="string" office:string-value="pc_cascadian" table:formula="of:=INDEX([.$V$7:.$Z$17];[.L453];[.M453])" table:style-name="ce1">
            <text:p>pc_cascadian</text:p>
          </table:table-cell>
          <table:table-cell office:value-type="float" office:value="0" table:formula="of:=[.$T$8]&amp;[.N453]" table:style-name="ce1">
            <text:p>#REF!</text:p>
          </table:table-cell>
          <table:table-cell office:value-type="float" office:value="0" table:formula="of:=[.$T$9]&amp;[.N45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53]+1)" table:style-name="ce1">
            <text:p>#REF!</text:p>
          </table:table-cell>
          <table:table-cell office:value-type="float" office:value="0" table:formula="of:=[.I452]" table:style-name="ce1">
            <text:p>0</text:p>
          </table:table-cell>
          <table:table-cell office:value-type="float" office:value="446" table:style-name="ce1">
            <text:p>446</text:p>
          </table:table-cell>
          <table:table-cell office:value-type="float" office:value="12" table:formula="of:=INT([.J453]/COUNTA([.$V$7:.$Z$17]))+1" table:style-name="ce1">
            <text:p>12</text:p>
          </table:table-cell>
          <table:table-cell office:value-type="float" office:value="3" table:formula="of:=IF(INDEX([.$V$7:.$Z$17];[.L452]+1;[.M452])=&quot;&quot;;1;[.L452]+1)" table:style-name="ce1">
            <text:p>3</text:p>
          </table:table-cell>
          <table:table-cell office:value-type="float" office:value="4" table:formula="of:=IF(INDEX([.$V$7:.$Z$17];[.L452]+1;[.M452])=&quot;&quot;;IF([.M452]=5;1;[.M452]+1);[.M452])" table:style-name="ce1">
            <text:p>4</text:p>
          </table:table-cell>
          <table:table-cell office:value-type="float" office:value="0" table:formula="of:=IF([.B453]=[.C453];0;INDEX([.$V$18:.$Z$25];INT([.$J453]/COUNTA([.$V$7:.$Z$17]))+1;[.$M453]))" table:style-name="ce1">
            <text:p>#REF!</text:p>
          </table:table-cell>
          <table:table-cell table:style-name="ce1"/>
          <table:table-cell office:value-type="string" office:string-value="" table:formula="of:=IF(INDEX([.AB$18:.AB$200];[.$K453])=&quot;&quot;;&quot;&quot;;[.$T$17]&amp;&quot; = yes &quot;)" table:style-name="ce1"/>
          <table:table-cell office:value-type="string" office:string-value="" table:formula="of:=IF(INDEX([.AC$18:.AC$200];[.$K453])=&quot;&quot;;&quot;&quot;;[.$T$18]&amp;&quot; = yes &quot;)" table:style-name="ce1"/>
          <table:table-cell office:value-type="string" office:string-value="" table:formula="of:=IF(INDEX([.AD$18:.AD$200];[.$K453])=&quot;&quot;;&quot;&quot;;[.$T$19]&amp;&quot; = yes &quot;)" table:style-name="ce1"/>
          <table:table-cell office:value-type="string" office:string-value="" table:formula="of:=IF(INDEX([.AE$18:.AE$200];[.$K45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47</text:p>
          </table:table-cell>
          <table:table-cell office:value-type="float" office:value="0" table:formula="of:=INDEX([.U$18:.U$200];[.K454])" table:style-name="ce1">
            <text:p>0</text:p>
          </table:table-cell>
          <table:table-cell office:value-type="string" office:string-value="pc_geothermal" table:formula="of:=INDEX([.$V$7:.$Z$17];[.L454];[.M454])" table:style-name="ce1">
            <text:p>pc_geothermal</text:p>
          </table:table-cell>
          <table:table-cell office:value-type="float" office:value="0" table:formula="of:=[.$T$8]&amp;[.N454]" table:style-name="ce1">
            <text:p>#REF!</text:p>
          </table:table-cell>
          <table:table-cell office:value-type="float" office:value="0" table:formula="of:=[.$T$9]&amp;[.N45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54]+1)" table:style-name="ce1">
            <text:p>#REF!</text:p>
          </table:table-cell>
          <table:table-cell office:value-type="float" office:value="0" table:formula="of:=[.I453]" table:style-name="ce1">
            <text:p>0</text:p>
          </table:table-cell>
          <table:table-cell office:value-type="float" office:value="447" table:style-name="ce1">
            <text:p>447</text:p>
          </table:table-cell>
          <table:table-cell office:value-type="float" office:value="12" table:formula="of:=INT([.J454]/COUNTA([.$V$7:.$Z$17]))+1" table:style-name="ce1">
            <text:p>12</text:p>
          </table:table-cell>
          <table:table-cell office:value-type="float" office:value="4" table:formula="of:=IF(INDEX([.$V$7:.$Z$17];[.L453]+1;[.M453])=&quot;&quot;;1;[.L453]+1)" table:style-name="ce1">
            <text:p>4</text:p>
          </table:table-cell>
          <table:table-cell office:value-type="float" office:value="4" table:formula="of:=IF(INDEX([.$V$7:.$Z$17];[.L453]+1;[.M453])=&quot;&quot;;IF([.M453]=5;1;[.M453]+1);[.M453])" table:style-name="ce1">
            <text:p>4</text:p>
          </table:table-cell>
          <table:table-cell office:value-type="float" office:value="0" table:formula="of:=IF([.B454]=[.C454];0;INDEX([.$V$18:.$Z$25];INT([.$J454]/COUNTA([.$V$7:.$Z$17]))+1;[.$M454]))" table:style-name="ce1">
            <text:p>#REF!</text:p>
          </table:table-cell>
          <table:table-cell table:style-name="ce1"/>
          <table:table-cell office:value-type="string" office:string-value="" table:formula="of:=IF(INDEX([.AB$18:.AB$200];[.$K454])=&quot;&quot;;&quot;&quot;;[.$T$17]&amp;&quot; = yes &quot;)" table:style-name="ce1"/>
          <table:table-cell office:value-type="string" office:string-value="" table:formula="of:=IF(INDEX([.AC$18:.AC$200];[.$K454])=&quot;&quot;;&quot;&quot;;[.$T$18]&amp;&quot; = yes &quot;)" table:style-name="ce1"/>
          <table:table-cell office:value-type="string" office:string-value="" table:formula="of:=IF(INDEX([.AD$18:.AD$200];[.$K454])=&quot;&quot;;&quot;&quot;;[.$T$19]&amp;&quot; = yes &quot;)" table:style-name="ce1"/>
          <table:table-cell office:value-type="string" office:string-value="" table:formula="of:=IF(INDEX([.AE$18:.AE$200];[.$K45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48</text:p>
          </table:table-cell>
          <table:table-cell office:value-type="float" office:value="0" table:formula="of:=INDEX([.U$18:.U$200];[.K455])" table:style-name="ce1">
            <text:p>0</text:p>
          </table:table-cell>
          <table:table-cell office:value-type="string" office:string-value="pc_glacial" table:formula="of:=INDEX([.$V$7:.$Z$17];[.L455];[.M455])" table:style-name="ce1">
            <text:p>pc_glacial</text:p>
          </table:table-cell>
          <table:table-cell office:value-type="float" office:value="0" table:formula="of:=[.$T$8]&amp;[.N455]" table:style-name="ce1">
            <text:p>#REF!</text:p>
          </table:table-cell>
          <table:table-cell office:value-type="float" office:value="0" table:formula="of:=[.$T$9]&amp;[.N45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55]+1)" table:style-name="ce1">
            <text:p>#REF!</text:p>
          </table:table-cell>
          <table:table-cell office:value-type="float" office:value="0" table:formula="of:=[.I454]" table:style-name="ce1">
            <text:p>0</text:p>
          </table:table-cell>
          <table:table-cell office:value-type="float" office:value="448" table:style-name="ce1">
            <text:p>448</text:p>
          </table:table-cell>
          <table:table-cell office:value-type="float" office:value="12" table:formula="of:=INT([.J455]/COUNTA([.$V$7:.$Z$17]))+1" table:style-name="ce1">
            <text:p>12</text:p>
          </table:table-cell>
          <table:table-cell office:value-type="float" office:value="5" table:formula="of:=IF(INDEX([.$V$7:.$Z$17];[.L454]+1;[.M454])=&quot;&quot;;1;[.L454]+1)" table:style-name="ce1">
            <text:p>5</text:p>
          </table:table-cell>
          <table:table-cell office:value-type="float" office:value="4" table:formula="of:=IF(INDEX([.$V$7:.$Z$17];[.L454]+1;[.M454])=&quot;&quot;;IF([.M454]=5;1;[.M454]+1);[.M454])" table:style-name="ce1">
            <text:p>4</text:p>
          </table:table-cell>
          <table:table-cell office:value-type="float" office:value="0" table:formula="of:=IF([.B455]=[.C455];0;INDEX([.$V$18:.$Z$25];INT([.$J455]/COUNTA([.$V$7:.$Z$17]))+1;[.$M455]))" table:style-name="ce1">
            <text:p>#REF!</text:p>
          </table:table-cell>
          <table:table-cell table:style-name="ce1"/>
          <table:table-cell office:value-type="string" office:string-value="" table:formula="of:=IF(INDEX([.AB$18:.AB$200];[.$K455])=&quot;&quot;;&quot;&quot;;[.$T$17]&amp;&quot; = yes &quot;)" table:style-name="ce1"/>
          <table:table-cell office:value-type="string" office:string-value="" table:formula="of:=IF(INDEX([.AC$18:.AC$200];[.$K455])=&quot;&quot;;&quot;&quot;;[.$T$18]&amp;&quot; = yes &quot;)" table:style-name="ce1"/>
          <table:table-cell office:value-type="string" office:string-value="" table:formula="of:=IF(INDEX([.AD$18:.AD$200];[.$K455])=&quot;&quot;;&quot;&quot;;[.$T$19]&amp;&quot; = yes &quot;)" table:style-name="ce1"/>
          <table:table-cell office:value-type="string" office:string-value="" table:formula="of:=IF(INDEX([.AE$18:.AE$200];[.$K45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49</text:p>
          </table:table-cell>
          <table:table-cell office:value-type="float" office:value="0" table:formula="of:=INDEX([.U$18:.U$200];[.K456])" table:style-name="ce1">
            <text:p>0</text:p>
          </table:table-cell>
          <table:table-cell office:value-type="string" office:string-value="pc_subarctic" table:formula="of:=INDEX([.$V$7:.$Z$17];[.L456];[.M456])" table:style-name="ce1">
            <text:p>pc_subarctic</text:p>
          </table:table-cell>
          <table:table-cell office:value-type="float" office:value="0" table:formula="of:=[.$T$8]&amp;[.N456]" table:style-name="ce1">
            <text:p>#REF!</text:p>
          </table:table-cell>
          <table:table-cell office:value-type="float" office:value="0" table:formula="of:=[.$T$9]&amp;[.N45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56]+1)" table:style-name="ce1">
            <text:p>#REF!</text:p>
          </table:table-cell>
          <table:table-cell office:value-type="float" office:value="0" table:formula="of:=[.I455]" table:style-name="ce1">
            <text:p>0</text:p>
          </table:table-cell>
          <table:table-cell office:value-type="float" office:value="449" table:style-name="ce1">
            <text:p>449</text:p>
          </table:table-cell>
          <table:table-cell office:value-type="float" office:value="12" table:formula="of:=INT([.J456]/COUNTA([.$V$7:.$Z$17]))+1" table:style-name="ce1">
            <text:p>12</text:p>
          </table:table-cell>
          <table:table-cell office:value-type="float" office:value="6" table:formula="of:=IF(INDEX([.$V$7:.$Z$17];[.L455]+1;[.M455])=&quot;&quot;;1;[.L455]+1)" table:style-name="ce1">
            <text:p>6</text:p>
          </table:table-cell>
          <table:table-cell office:value-type="float" office:value="4" table:formula="of:=IF(INDEX([.$V$7:.$Z$17];[.L455]+1;[.M455])=&quot;&quot;;IF([.M455]=5;1;[.M455]+1);[.M455])" table:style-name="ce1">
            <text:p>4</text:p>
          </table:table-cell>
          <table:table-cell office:value-type="float" office:value="0" table:formula="of:=IF([.B456]=[.C456];0;INDEX([.$V$18:.$Z$25];INT([.$J456]/COUNTA([.$V$7:.$Z$17]))+1;[.$M456]))" table:style-name="ce1">
            <text:p>#REF!</text:p>
          </table:table-cell>
          <table:table-cell table:style-name="ce1"/>
          <table:table-cell office:value-type="string" office:string-value="" table:formula="of:=IF(INDEX([.AB$18:.AB$200];[.$K456])=&quot;&quot;;&quot;&quot;;[.$T$17]&amp;&quot; = yes &quot;)" table:style-name="ce1"/>
          <table:table-cell office:value-type="string" office:string-value="" table:formula="of:=IF(INDEX([.AC$18:.AC$200];[.$K456])=&quot;&quot;;&quot;&quot;;[.$T$18]&amp;&quot; = yes &quot;)" table:style-name="ce1"/>
          <table:table-cell office:value-type="string" office:string-value="" table:formula="of:=IF(INDEX([.AD$18:.AD$200];[.$K456])=&quot;&quot;;&quot;&quot;;[.$T$19]&amp;&quot; = yes &quot;)" table:style-name="ce1"/>
          <table:table-cell office:value-type="string" office:string-value="" table:formula="of:=IF(INDEX([.AE$18:.AE$200];[.$K45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50</text:p>
          </table:table-cell>
          <table:table-cell office:value-type="float" office:value="0" table:formula="of:=INDEX([.U$18:.U$200];[.K457])" table:style-name="ce1">
            <text:p>0</text:p>
          </table:table-cell>
          <table:table-cell office:value-type="string" office:string-value="pc_marginal_cold" table:formula="of:=INDEX([.$V$7:.$Z$17];[.L457];[.M457])" table:style-name="ce1">
            <text:p>pc_marginal_cold</text:p>
          </table:table-cell>
          <table:table-cell office:value-type="float" office:value="0" table:formula="of:=[.$T$8]&amp;[.N457]" table:style-name="ce1">
            <text:p>#REF!</text:p>
          </table:table-cell>
          <table:table-cell office:value-type="float" office:value="0" table:formula="of:=[.$T$9]&amp;[.N45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57]+1)" table:style-name="ce1">
            <text:p>#REF!</text:p>
          </table:table-cell>
          <table:table-cell office:value-type="float" office:value="0" table:formula="of:=[.I456]" table:style-name="ce1">
            <text:p>0</text:p>
          </table:table-cell>
          <table:table-cell office:value-type="float" office:value="450" table:style-name="ce1">
            <text:p>450</text:p>
          </table:table-cell>
          <table:table-cell office:value-type="float" office:value="12" table:formula="of:=INT([.J457]/COUNTA([.$V$7:.$Z$17]))+1" table:style-name="ce1">
            <text:p>12</text:p>
          </table:table-cell>
          <table:table-cell office:value-type="float" office:value="7" table:formula="of:=IF(INDEX([.$V$7:.$Z$17];[.L456]+1;[.M456])=&quot;&quot;;1;[.L456]+1)" table:style-name="ce1">
            <text:p>7</text:p>
          </table:table-cell>
          <table:table-cell office:value-type="float" office:value="4" table:formula="of:=IF(INDEX([.$V$7:.$Z$17];[.L456]+1;[.M456])=&quot;&quot;;IF([.M456]=5;1;[.M456]+1);[.M456])" table:style-name="ce1">
            <text:p>4</text:p>
          </table:table-cell>
          <table:table-cell office:value-type="float" office:value="0" table:formula="of:=IF([.B457]=[.C457];0;INDEX([.$V$18:.$Z$25];INT([.$J457]/COUNTA([.$V$7:.$Z$17]))+1;[.$M457]))" table:style-name="ce1">
            <text:p>#REF!</text:p>
          </table:table-cell>
          <table:table-cell table:style-name="ce1"/>
          <table:table-cell office:value-type="string" office:string-value="" table:formula="of:=IF(INDEX([.AB$18:.AB$200];[.$K457])=&quot;&quot;;&quot;&quot;;[.$T$17]&amp;&quot; = yes &quot;)" table:style-name="ce1"/>
          <table:table-cell office:value-type="string" office:string-value="" table:formula="of:=IF(INDEX([.AC$18:.AC$200];[.$K457])=&quot;&quot;;&quot;&quot;;[.$T$18]&amp;&quot; = yes &quot;)" table:style-name="ce1"/>
          <table:table-cell office:value-type="string" office:string-value="" table:formula="of:=IF(INDEX([.AD$18:.AD$200];[.$K457])=&quot;&quot;;&quot;&quot;;[.$T$19]&amp;&quot; = yes &quot;)" table:style-name="ce1"/>
          <table:table-cell office:value-type="string" office:string-value="" table:formula="of:=IF(INDEX([.AE$18:.AE$200];[.$K45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51</text:p>
          </table:table-cell>
          <table:table-cell office:value-type="float" office:value="0" table:formula="of:=INDEX([.U$18:.U$200];[.K458])" table:style-name="ce1">
            <text:p>0</text:p>
          </table:table-cell>
          <table:table-cell office:value-type="string" office:string-value="pc_gaia" table:formula="of:=INDEX([.$V$7:.$Z$17];[.L458];[.M458])" table:style-name="ce1">
            <text:p>pc_gaia</text:p>
          </table:table-cell>
          <table:table-cell office:value-type="float" office:value="0" table:formula="of:=[.$T$8]&amp;[.N458]" table:style-name="ce1">
            <text:p>#REF!</text:p>
          </table:table-cell>
          <table:table-cell office:value-type="float" office:value="0" table:formula="of:=[.$T$9]&amp;[.N45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58]+1)" table:style-name="ce1">
            <text:p>#REF!</text:p>
          </table:table-cell>
          <table:table-cell office:value-type="float" office:value="0" table:formula="of:=[.I457]" table:style-name="ce1">
            <text:p>0</text:p>
          </table:table-cell>
          <table:table-cell office:value-type="float" office:value="451" table:style-name="ce1">
            <text:p>451</text:p>
          </table:table-cell>
          <table:table-cell office:value-type="float" office:value="12" table:formula="of:=INT([.J458]/COUNTA([.$V$7:.$Z$17]))+1" table:style-name="ce1">
            <text:p>12</text:p>
          </table:table-cell>
          <table:table-cell office:value-type="float" office:value="1" table:formula="of:=IF(INDEX([.$V$7:.$Z$17];[.L457]+1;[.M457])=&quot;&quot;;1;[.L457]+1)" table:style-name="ce1">
            <text:p>1</text:p>
          </table:table-cell>
          <table:table-cell office:value-type="float" office:value="5" table:formula="of:=IF(INDEX([.$V$7:.$Z$17];[.L457]+1;[.M457])=&quot;&quot;;IF([.M457]=5;1;[.M457]+1);[.M457])" table:style-name="ce1">
            <text:p>5</text:p>
          </table:table-cell>
          <table:table-cell office:value-type="float" office:value="0" table:formula="of:=IF([.B458]=[.C458];0;INDEX([.$V$18:.$Z$25];INT([.$J458]/COUNTA([.$V$7:.$Z$17]))+1;[.$M458]))" table:style-name="ce1">
            <text:p>#REF!</text:p>
          </table:table-cell>
          <table:table-cell table:style-name="ce1"/>
          <table:table-cell office:value-type="string" office:string-value="" table:formula="of:=IF(INDEX([.AB$18:.AB$200];[.$K458])=&quot;&quot;;&quot;&quot;;[.$T$17]&amp;&quot; = yes &quot;)" table:style-name="ce1"/>
          <table:table-cell office:value-type="string" office:string-value="" table:formula="of:=IF(INDEX([.AC$18:.AC$200];[.$K458])=&quot;&quot;;&quot;&quot;;[.$T$18]&amp;&quot; = yes &quot;)" table:style-name="ce1"/>
          <table:table-cell office:value-type="string" office:string-value="" table:formula="of:=IF(INDEX([.AD$18:.AD$200];[.$K458])=&quot;&quot;;&quot;&quot;;[.$T$19]&amp;&quot; = yes &quot;)" table:style-name="ce1"/>
          <table:table-cell office:value-type="string" office:string-value="" table:formula="of:=IF(INDEX([.AE$18:.AE$200];[.$K45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52</text:p>
          </table:table-cell>
          <table:table-cell office:value-type="float" office:value="0" table:formula="of:=INDEX([.U$18:.U$200];[.K459])" table:style-name="ce1">
            <text:p>0</text:p>
          </table:table-cell>
          <table:table-cell office:value-type="string" office:string-value="pc_machine" table:formula="of:=INDEX([.$V$7:.$Z$17];[.L459];[.M459])" table:style-name="ce1">
            <text:p>pc_machine</text:p>
          </table:table-cell>
          <table:table-cell office:value-type="float" office:value="0" table:formula="of:=[.$T$8]&amp;[.N459]" table:style-name="ce1">
            <text:p>#REF!</text:p>
          </table:table-cell>
          <table:table-cell office:value-type="float" office:value="0" table:formula="of:=[.$T$9]&amp;[.N45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59]+1)" table:style-name="ce1">
            <text:p>#REF!</text:p>
          </table:table-cell>
          <table:table-cell office:value-type="float" office:value="0" table:formula="of:=[.I458]" table:style-name="ce1">
            <text:p>0</text:p>
          </table:table-cell>
          <table:table-cell office:value-type="float" office:value="452" table:style-name="ce1">
            <text:p>452</text:p>
          </table:table-cell>
          <table:table-cell office:value-type="float" office:value="12" table:formula="of:=INT([.J459]/COUNTA([.$V$7:.$Z$17]))+1" table:style-name="ce1">
            <text:p>12</text:p>
          </table:table-cell>
          <table:table-cell office:value-type="float" office:value="2" table:formula="of:=IF(INDEX([.$V$7:.$Z$17];[.L458]+1;[.M458])=&quot;&quot;;1;[.L458]+1)" table:style-name="ce1">
            <text:p>2</text:p>
          </table:table-cell>
          <table:table-cell office:value-type="float" office:value="5" table:formula="of:=IF(INDEX([.$V$7:.$Z$17];[.L458]+1;[.M458])=&quot;&quot;;IF([.M458]=5;1;[.M458]+1);[.M458])" table:style-name="ce1">
            <text:p>5</text:p>
          </table:table-cell>
          <table:table-cell office:value-type="float" office:value="0" table:formula="of:=IF([.B459]=[.C459];0;INDEX([.$V$18:.$Z$25];INT([.$J459]/COUNTA([.$V$7:.$Z$17]))+1;[.$M459]))" table:style-name="ce1">
            <text:p>#REF!</text:p>
          </table:table-cell>
          <table:table-cell table:style-name="ce1"/>
          <table:table-cell office:value-type="string" office:string-value="" table:formula="of:=IF(INDEX([.AB$18:.AB$200];[.$K459])=&quot;&quot;;&quot;&quot;;[.$T$17]&amp;&quot; = yes &quot;)" table:style-name="ce1"/>
          <table:table-cell office:value-type="string" office:string-value="" table:formula="of:=IF(INDEX([.AC$18:.AC$200];[.$K459])=&quot;&quot;;&quot;&quot;;[.$T$18]&amp;&quot; = yes &quot;)" table:style-name="ce1"/>
          <table:table-cell office:value-type="string" office:string-value="" table:formula="of:=IF(INDEX([.AD$18:.AD$200];[.$K459])=&quot;&quot;;&quot;&quot;;[.$T$19]&amp;&quot; = yes &quot;)" table:style-name="ce1"/>
          <table:table-cell office:value-type="string" office:string-value="" table:formula="of:=IF(INDEX([.AE$18:.AE$200];[.$K45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53</text:p>
          </table:table-cell>
          <table:table-cell office:value-type="float" office:value="0" table:formula="of:=INDEX([.U$18:.U$200];[.K460])" table:style-name="ce1">
            <text:p>0</text:p>
          </table:table-cell>
          <table:table-cell office:value-type="string" office:string-value="pc_cybertronic" table:formula="of:=INDEX([.$V$7:.$Z$17];[.L460];[.M460])" table:style-name="ce1">
            <text:p>pc_cybertronic</text:p>
          </table:table-cell>
          <table:table-cell office:value-type="float" office:value="0" table:formula="of:=[.$T$8]&amp;[.N460]" table:style-name="ce1">
            <text:p>#REF!</text:p>
          </table:table-cell>
          <table:table-cell office:value-type="float" office:value="0" table:formula="of:=[.$T$9]&amp;[.N46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60]+1)" table:style-name="ce1">
            <text:p>#REF!</text:p>
          </table:table-cell>
          <table:table-cell office:value-type="float" office:value="0" table:formula="of:=[.I459]" table:style-name="ce1">
            <text:p>0</text:p>
          </table:table-cell>
          <table:table-cell office:value-type="float" office:value="453" table:style-name="ce1">
            <text:p>453</text:p>
          </table:table-cell>
          <table:table-cell office:value-type="float" office:value="12" table:formula="of:=INT([.J460]/COUNTA([.$V$7:.$Z$17]))+1" table:style-name="ce1">
            <text:p>12</text:p>
          </table:table-cell>
          <table:table-cell office:value-type="float" office:value="3" table:formula="of:=IF(INDEX([.$V$7:.$Z$17];[.L459]+1;[.M459])=&quot;&quot;;1;[.L459]+1)" table:style-name="ce1">
            <text:p>3</text:p>
          </table:table-cell>
          <table:table-cell office:value-type="float" office:value="5" table:formula="of:=IF(INDEX([.$V$7:.$Z$17];[.L459]+1;[.M459])=&quot;&quot;;IF([.M459]=5;1;[.M459]+1);[.M459])" table:style-name="ce1">
            <text:p>5</text:p>
          </table:table-cell>
          <table:table-cell office:value-type="float" office:value="0" table:formula="of:=IF([.B460]=[.C460];0;INDEX([.$V$18:.$Z$25];INT([.$J460]/COUNTA([.$V$7:.$Z$17]))+1;[.$M460]))" table:style-name="ce1">
            <text:p>#REF!</text:p>
          </table:table-cell>
          <table:table-cell table:style-name="ce1"/>
          <table:table-cell office:value-type="string" office:string-value="" table:formula="of:=IF(INDEX([.AB$18:.AB$200];[.$K460])=&quot;&quot;;&quot;&quot;;[.$T$17]&amp;&quot; = yes &quot;)" table:style-name="ce1"/>
          <table:table-cell office:value-type="string" office:string-value="" table:formula="of:=IF(INDEX([.AC$18:.AC$200];[.$K460])=&quot;&quot;;&quot;&quot;;[.$T$18]&amp;&quot; = yes &quot;)" table:style-name="ce1"/>
          <table:table-cell office:value-type="string" office:string-value="" table:formula="of:=IF(INDEX([.AD$18:.AD$200];[.$K460])=&quot;&quot;;&quot;&quot;;[.$T$19]&amp;&quot; = yes &quot;)" table:style-name="ce1"/>
          <table:table-cell office:value-type="string" office:string-value="" table:formula="of:=IF(INDEX([.AE$18:.AE$200];[.$K46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54</text:p>
          </table:table-cell>
          <table:table-cell office:value-type="float" office:value="0" table:formula="of:=INDEX([.U$18:.U$200];[.K461])" table:style-name="ce1">
            <text:p>0</text:p>
          </table:table-cell>
          <table:table-cell office:value-type="string" office:string-value="pc_nuked" table:formula="of:=INDEX([.$V$7:.$Z$17];[.L461];[.M461])" table:style-name="ce1">
            <text:p>pc_nuked</text:p>
          </table:table-cell>
          <table:table-cell office:value-type="float" office:value="0" table:formula="of:=[.$T$8]&amp;[.N461]" table:style-name="ce1">
            <text:p>#REF!</text:p>
          </table:table-cell>
          <table:table-cell office:value-type="float" office:value="0" table:formula="of:=[.$T$9]&amp;[.N46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61]+1)" table:style-name="ce1">
            <text:p>#REF!</text:p>
          </table:table-cell>
          <table:table-cell office:value-type="float" office:value="0" table:formula="of:=[.I460]" table:style-name="ce1">
            <text:p>0</text:p>
          </table:table-cell>
          <table:table-cell office:value-type="float" office:value="454" table:style-name="ce1">
            <text:p>454</text:p>
          </table:table-cell>
          <table:table-cell office:value-type="float" office:value="12" table:formula="of:=INT([.J461]/COUNTA([.$V$7:.$Z$17]))+1" table:style-name="ce1">
            <text:p>12</text:p>
          </table:table-cell>
          <table:table-cell office:value-type="float" office:value="4" table:formula="of:=IF(INDEX([.$V$7:.$Z$17];[.L460]+1;[.M460])=&quot;&quot;;1;[.L460]+1)" table:style-name="ce1">
            <text:p>4</text:p>
          </table:table-cell>
          <table:table-cell office:value-type="float" office:value="5" table:formula="of:=IF(INDEX([.$V$7:.$Z$17];[.L460]+1;[.M460])=&quot;&quot;;IF([.M460]=5;1;[.M460]+1);[.M460])" table:style-name="ce1">
            <text:p>5</text:p>
          </table:table-cell>
          <table:table-cell office:value-type="float" office:value="0" table:formula="of:=IF([.B461]=[.C461];0;INDEX([.$V$18:.$Z$25];INT([.$J461]/COUNTA([.$V$7:.$Z$17]))+1;[.$M461]))" table:style-name="ce1">
            <text:p>#REF!</text:p>
          </table:table-cell>
          <table:table-cell table:style-name="ce1"/>
          <table:table-cell office:value-type="string" office:string-value="" table:formula="of:=IF(INDEX([.AB$18:.AB$200];[.$K461])=&quot;&quot;;&quot;&quot;;[.$T$17]&amp;&quot; = yes &quot;)" table:style-name="ce1"/>
          <table:table-cell office:value-type="string" office:string-value="" table:formula="of:=IF(INDEX([.AC$18:.AC$200];[.$K461])=&quot;&quot;;&quot;&quot;;[.$T$18]&amp;&quot; = yes &quot;)" table:style-name="ce1"/>
          <table:table-cell office:value-type="string" office:string-value="" table:formula="of:=IF(INDEX([.AD$18:.AD$200];[.$K461])=&quot;&quot;;&quot;&quot;;[.$T$19]&amp;&quot; = yes &quot;)" table:style-name="ce1"/>
          <table:table-cell office:value-type="string" office:string-value="" table:formula="of:=IF(INDEX([.AE$18:.AE$200];[.$K46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55</text:p>
          </table:table-cell>
          <table:table-cell office:value-type="float" office:value="0" table:formula="of:=INDEX([.U$18:.U$200];[.K462])" table:style-name="ce1">
            <text:p>0</text:p>
          </table:table-cell>
          <table:table-cell office:value-type="string" office:string-value="pc_floating" table:formula="of:=INDEX([.$V$7:.$Z$17];[.L462];[.M462])" table:style-name="ce1">
            <text:p>pc_floating</text:p>
          </table:table-cell>
          <table:table-cell office:value-type="float" office:value="0" table:formula="of:=[.$T$8]&amp;[.N462]" table:style-name="ce1">
            <text:p>#REF!</text:p>
          </table:table-cell>
          <table:table-cell office:value-type="float" office:value="0" table:formula="of:=[.$T$9]&amp;[.N46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62]+1)" table:style-name="ce1">
            <text:p>#REF!</text:p>
          </table:table-cell>
          <table:table-cell office:value-type="float" office:value="0" table:formula="of:=[.I461]" table:style-name="ce1">
            <text:p>0</text:p>
          </table:table-cell>
          <table:table-cell office:value-type="float" office:value="455" table:style-name="ce1">
            <text:p>455</text:p>
          </table:table-cell>
          <table:table-cell office:value-type="float" office:value="12" table:formula="of:=INT([.J462]/COUNTA([.$V$7:.$Z$17]))+1" table:style-name="ce1">
            <text:p>12</text:p>
          </table:table-cell>
          <table:table-cell office:value-type="float" office:value="5" table:formula="of:=IF(INDEX([.$V$7:.$Z$17];[.L461]+1;[.M461])=&quot;&quot;;1;[.L461]+1)" table:style-name="ce1">
            <text:p>5</text:p>
          </table:table-cell>
          <table:table-cell office:value-type="float" office:value="5" table:formula="of:=IF(INDEX([.$V$7:.$Z$17];[.L461]+1;[.M461])=&quot;&quot;;IF([.M461]=5;1;[.M461]+1);[.M461])" table:style-name="ce1">
            <text:p>5</text:p>
          </table:table-cell>
          <table:table-cell office:value-type="float" office:value="0" table:formula="of:=IF([.B462]=[.C462];0;INDEX([.$V$18:.$Z$25];INT([.$J462]/COUNTA([.$V$7:.$Z$17]))+1;[.$M462]))" table:style-name="ce1">
            <text:p>#REF!</text:p>
          </table:table-cell>
          <table:table-cell table:style-name="ce1"/>
          <table:table-cell office:value-type="string" office:string-value="" table:formula="of:=IF(INDEX([.AB$18:.AB$200];[.$K462])=&quot;&quot;;&quot;&quot;;[.$T$17]&amp;&quot; = yes &quot;)" table:style-name="ce1"/>
          <table:table-cell office:value-type="string" office:string-value="" table:formula="of:=IF(INDEX([.AC$18:.AC$200];[.$K462])=&quot;&quot;;&quot;&quot;;[.$T$18]&amp;&quot; = yes &quot;)" table:style-name="ce1"/>
          <table:table-cell office:value-type="string" office:string-value="" table:formula="of:=IF(INDEX([.AD$18:.AD$200];[.$K462])=&quot;&quot;;&quot;&quot;;[.$T$19]&amp;&quot; = yes &quot;)" table:style-name="ce1"/>
          <table:table-cell office:value-type="string" office:string-value="" table:formula="of:=IF(INDEX([.AE$18:.AE$200];[.$K46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56</text:p>
          </table:table-cell>
          <table:table-cell office:value-type="float" office:value="0" table:formula="of:=INDEX([.U$18:.U$200];[.K463])" table:style-name="ce1">
            <text:p>0</text:p>
          </table:table-cell>
          <table:table-cell office:value-type="string" office:string-value="pc_crystal" table:formula="of:=INDEX([.$V$7:.$Z$17];[.L463];[.M463])" table:style-name="ce1">
            <text:p>pc_crystal</text:p>
          </table:table-cell>
          <table:table-cell office:value-type="float" office:value="0" table:formula="of:=[.$T$8]&amp;[.N463]" table:style-name="ce1">
            <text:p>#REF!</text:p>
          </table:table-cell>
          <table:table-cell office:value-type="float" office:value="0" table:formula="of:=[.$T$9]&amp;[.N46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63]+1)" table:style-name="ce1">
            <text:p>#REF!</text:p>
          </table:table-cell>
          <table:table-cell office:value-type="float" office:value="0" table:formula="of:=[.I462]" table:style-name="ce1">
            <text:p>0</text:p>
          </table:table-cell>
          <table:table-cell office:value-type="float" office:value="456" table:style-name="ce1">
            <text:p>456</text:p>
          </table:table-cell>
          <table:table-cell office:value-type="float" office:value="13" table:formula="of:=INT([.J463]/COUNTA([.$V$7:.$Z$17]))+1" table:style-name="ce1">
            <text:p>13</text:p>
          </table:table-cell>
          <table:table-cell office:value-type="float" office:value="6" table:formula="of:=IF(INDEX([.$V$7:.$Z$17];[.L462]+1;[.M462])=&quot;&quot;;1;[.L462]+1)" table:style-name="ce1">
            <text:p>6</text:p>
          </table:table-cell>
          <table:table-cell office:value-type="float" office:value="5" table:formula="of:=IF(INDEX([.$V$7:.$Z$17];[.L462]+1;[.M462])=&quot;&quot;;IF([.M462]=5;1;[.M462]+1);[.M462])" table:style-name="ce1">
            <text:p>5</text:p>
          </table:table-cell>
          <table:table-cell office:value-type="float" office:value="0" table:formula="of:=IF([.B463]=[.C463];0;INDEX([.$V$18:.$Z$25];INT([.$J463]/COUNTA([.$V$7:.$Z$17]))+1;[.$M463]))" table:style-name="ce1">
            <text:p>#REF!</text:p>
          </table:table-cell>
          <table:table-cell table:style-name="ce1"/>
          <table:table-cell office:value-type="string" office:string-value="" table:formula="of:=IF(INDEX([.AB$18:.AB$200];[.$K463])=&quot;&quot;;&quot;&quot;;[.$T$17]&amp;&quot; = yes &quot;)" table:style-name="ce1"/>
          <table:table-cell office:value-type="string" office:string-value="" table:formula="of:=IF(INDEX([.AC$18:.AC$200];[.$K463])=&quot;&quot;;&quot;&quot;;[.$T$18]&amp;&quot; = yes &quot;)" table:style-name="ce1"/>
          <table:table-cell office:value-type="string" office:string-value="" table:formula="of:=IF(INDEX([.AD$18:.AD$200];[.$K463])=&quot;&quot;;&quot;&quot;;[.$T$19]&amp;&quot; = yes &quot;)" table:style-name="ce1"/>
          <table:table-cell office:value-type="string" office:string-value="" table:formula="of:=IF(INDEX([.AE$18:.AE$200];[.$K46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57</text:p>
          </table:table-cell>
          <table:table-cell office:value-type="float" office:value="0" table:formula="of:=INDEX([.U$18:.U$200];[.K464])" table:style-name="ce1">
            <text:p>0</text:p>
          </table:table-cell>
          <table:table-cell office:value-type="string" office:string-value="pc_arid" table:formula="of:=INDEX([.$V$7:.$Z$17];[.L464];[.M464])" table:style-name="ce1">
            <text:p>pc_arid</text:p>
          </table:table-cell>
          <table:table-cell office:value-type="float" office:value="0" table:formula="of:=[.$T$8]&amp;[.N464]" table:style-name="ce1">
            <text:p>#REF!</text:p>
          </table:table-cell>
          <table:table-cell office:value-type="float" office:value="0" table:formula="of:=[.$T$9]&amp;[.N46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64]+1)" table:style-name="ce1">
            <text:p>#REF!</text:p>
          </table:table-cell>
          <table:table-cell office:value-type="float" office:value="0" table:formula="of:=[.I463]" table:style-name="ce1">
            <text:p>0</text:p>
          </table:table-cell>
          <table:table-cell office:value-type="float" office:value="457" table:style-name="ce1">
            <text:p>457</text:p>
          </table:table-cell>
          <table:table-cell office:value-type="float" office:value="13" table:formula="of:=INT([.J464]/COUNTA([.$V$7:.$Z$17]))+1" table:style-name="ce1">
            <text:p>13</text:p>
          </table:table-cell>
          <table:table-cell office:value-type="float" office:value="1" table:formula="of:=IF(INDEX([.$V$7:.$Z$17];[.L463]+1;[.M463])=&quot;&quot;;1;[.L463]+1)" table:style-name="ce1">
            <text:p>1</text:p>
          </table:table-cell>
          <table:table-cell office:value-type="float" office:value="1" table:formula="of:=IF(INDEX([.$V$7:.$Z$17];[.L463]+1;[.M463])=&quot;&quot;;IF([.M463]=5;1;[.M463]+1);[.M463])" table:style-name="ce1">
            <text:p>1</text:p>
          </table:table-cell>
          <table:table-cell office:value-type="float" office:value="0" table:formula="of:=IF([.B464]=[.C464];0;INDEX([.$V$18:.$Z$25];INT([.$J464]/COUNTA([.$V$7:.$Z$17]))+1;[.$M464]))" table:style-name="ce1">
            <text:p>#REF!</text:p>
          </table:table-cell>
          <table:table-cell table:style-name="ce1"/>
          <table:table-cell office:value-type="string" office:string-value="" table:formula="of:=IF(INDEX([.AB$18:.AB$200];[.$K464])=&quot;&quot;;&quot;&quot;;[.$T$17]&amp;&quot; = yes &quot;)" table:style-name="ce1"/>
          <table:table-cell office:value-type="string" office:string-value="" table:formula="of:=IF(INDEX([.AC$18:.AC$200];[.$K464])=&quot;&quot;;&quot;&quot;;[.$T$18]&amp;&quot; = yes &quot;)" table:style-name="ce1"/>
          <table:table-cell office:value-type="string" office:string-value="" table:formula="of:=IF(INDEX([.AD$18:.AD$200];[.$K464])=&quot;&quot;;&quot;&quot;;[.$T$19]&amp;&quot; = yes &quot;)" table:style-name="ce1"/>
          <table:table-cell office:value-type="string" office:string-value="" table:formula="of:=IF(INDEX([.AE$18:.AE$200];[.$K46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58</text:p>
          </table:table-cell>
          <table:table-cell office:value-type="float" office:value="0" table:formula="of:=INDEX([.U$18:.U$200];[.K465])" table:style-name="ce1">
            <text:p>0</text:p>
          </table:table-cell>
          <table:table-cell office:value-type="string" office:string-value="pc_desert" table:formula="of:=INDEX([.$V$7:.$Z$17];[.L465];[.M465])" table:style-name="ce1">
            <text:p>pc_desert</text:p>
          </table:table-cell>
          <table:table-cell office:value-type="float" office:value="0" table:formula="of:=[.$T$8]&amp;[.N465]" table:style-name="ce1">
            <text:p>#REF!</text:p>
          </table:table-cell>
          <table:table-cell office:value-type="float" office:value="0" table:formula="of:=[.$T$9]&amp;[.N46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65]+1)" table:style-name="ce1">
            <text:p>#REF!</text:p>
          </table:table-cell>
          <table:table-cell office:value-type="float" office:value="0" table:formula="of:=[.I464]" table:style-name="ce1">
            <text:p>0</text:p>
          </table:table-cell>
          <table:table-cell office:value-type="float" office:value="458" table:style-name="ce1">
            <text:p>458</text:p>
          </table:table-cell>
          <table:table-cell office:value-type="float" office:value="13" table:formula="of:=INT([.J465]/COUNTA([.$V$7:.$Z$17]))+1" table:style-name="ce1">
            <text:p>13</text:p>
          </table:table-cell>
          <table:table-cell office:value-type="float" office:value="2" table:formula="of:=IF(INDEX([.$V$7:.$Z$17];[.L464]+1;[.M464])=&quot;&quot;;1;[.L464]+1)" table:style-name="ce1">
            <text:p>2</text:p>
          </table:table-cell>
          <table:table-cell office:value-type="float" office:value="1" table:formula="of:=IF(INDEX([.$V$7:.$Z$17];[.L464]+1;[.M464])=&quot;&quot;;IF([.M464]=5;1;[.M464]+1);[.M464])" table:style-name="ce1">
            <text:p>1</text:p>
          </table:table-cell>
          <table:table-cell office:value-type="float" office:value="0" table:formula="of:=IF([.B465]=[.C465];0;INDEX([.$V$18:.$Z$25];INT([.$J465]/COUNTA([.$V$7:.$Z$17]))+1;[.$M465]))" table:style-name="ce1">
            <text:p>#REF!</text:p>
          </table:table-cell>
          <table:table-cell table:style-name="ce1"/>
          <table:table-cell office:value-type="string" office:string-value="" table:formula="of:=IF(INDEX([.AB$18:.AB$200];[.$K465])=&quot;&quot;;&quot;&quot;;[.$T$17]&amp;&quot; = yes &quot;)" table:style-name="ce1"/>
          <table:table-cell office:value-type="string" office:string-value="" table:formula="of:=IF(INDEX([.AC$18:.AC$200];[.$K465])=&quot;&quot;;&quot;&quot;;[.$T$18]&amp;&quot; = yes &quot;)" table:style-name="ce1"/>
          <table:table-cell office:value-type="string" office:string-value="" table:formula="of:=IF(INDEX([.AD$18:.AD$200];[.$K465])=&quot;&quot;;&quot;&quot;;[.$T$19]&amp;&quot; = yes &quot;)" table:style-name="ce1"/>
          <table:table-cell office:value-type="string" office:string-value="" table:formula="of:=IF(INDEX([.AE$18:.AE$200];[.$K46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59</text:p>
          </table:table-cell>
          <table:table-cell office:value-type="float" office:value="0" table:formula="of:=INDEX([.U$18:.U$200];[.K466])" table:style-name="ce1">
            <text:p>0</text:p>
          </table:table-cell>
          <table:table-cell office:value-type="string" office:string-value="pc_savannah" table:formula="of:=INDEX([.$V$7:.$Z$17];[.L466];[.M466])" table:style-name="ce1">
            <text:p>pc_savannah</text:p>
          </table:table-cell>
          <table:table-cell office:value-type="float" office:value="0" table:formula="of:=[.$T$8]&amp;[.N466]" table:style-name="ce1">
            <text:p>#REF!</text:p>
          </table:table-cell>
          <table:table-cell office:value-type="float" office:value="0" table:formula="of:=[.$T$9]&amp;[.N46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66]+1)" table:style-name="ce1">
            <text:p>#REF!</text:p>
          </table:table-cell>
          <table:table-cell office:value-type="float" office:value="0" table:formula="of:=[.I465]" table:style-name="ce1">
            <text:p>0</text:p>
          </table:table-cell>
          <table:table-cell office:value-type="float" office:value="459" table:style-name="ce1">
            <text:p>459</text:p>
          </table:table-cell>
          <table:table-cell office:value-type="float" office:value="13" table:formula="of:=INT([.J466]/COUNTA([.$V$7:.$Z$17]))+1" table:style-name="ce1">
            <text:p>13</text:p>
          </table:table-cell>
          <table:table-cell office:value-type="float" office:value="3" table:formula="of:=IF(INDEX([.$V$7:.$Z$17];[.L465]+1;[.M465])=&quot;&quot;;1;[.L465]+1)" table:style-name="ce1">
            <text:p>3</text:p>
          </table:table-cell>
          <table:table-cell office:value-type="float" office:value="1" table:formula="of:=IF(INDEX([.$V$7:.$Z$17];[.L465]+1;[.M465])=&quot;&quot;;IF([.M465]=5;1;[.M465]+1);[.M465])" table:style-name="ce1">
            <text:p>1</text:p>
          </table:table-cell>
          <table:table-cell office:value-type="float" office:value="0" table:formula="of:=IF([.B466]=[.C466];0;INDEX([.$V$18:.$Z$25];INT([.$J466]/COUNTA([.$V$7:.$Z$17]))+1;[.$M466]))" table:style-name="ce1">
            <text:p>#REF!</text:p>
          </table:table-cell>
          <table:table-cell table:style-name="ce1"/>
          <table:table-cell office:value-type="string" office:string-value="" table:formula="of:=IF(INDEX([.AB$18:.AB$200];[.$K466])=&quot;&quot;;&quot;&quot;;[.$T$17]&amp;&quot; = yes &quot;)" table:style-name="ce1"/>
          <table:table-cell office:value-type="string" office:string-value="" table:formula="of:=IF(INDEX([.AC$18:.AC$200];[.$K466])=&quot;&quot;;&quot;&quot;;[.$T$18]&amp;&quot; = yes &quot;)" table:style-name="ce1"/>
          <table:table-cell office:value-type="string" office:string-value="" table:formula="of:=IF(INDEX([.AD$18:.AD$200];[.$K466])=&quot;&quot;;&quot;&quot;;[.$T$19]&amp;&quot; = yes &quot;)" table:style-name="ce1"/>
          <table:table-cell office:value-type="string" office:string-value="" table:formula="of:=IF(INDEX([.AE$18:.AE$200];[.$K46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60</text:p>
          </table:table-cell>
          <table:table-cell office:value-type="float" office:value="0" table:formula="of:=INDEX([.U$18:.U$200];[.K467])" table:style-name="ce1">
            <text:p>0</text:p>
          </table:table-cell>
          <table:table-cell office:value-type="string" office:string-value="pc_sandsea" table:formula="of:=INDEX([.$V$7:.$Z$17];[.L467];[.M467])" table:style-name="ce1">
            <text:p>pc_sandsea</text:p>
          </table:table-cell>
          <table:table-cell office:value-type="float" office:value="0" table:formula="of:=[.$T$8]&amp;[.N467]" table:style-name="ce1">
            <text:p>#REF!</text:p>
          </table:table-cell>
          <table:table-cell office:value-type="float" office:value="0" table:formula="of:=[.$T$9]&amp;[.N46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67]+1)" table:style-name="ce1">
            <text:p>#REF!</text:p>
          </table:table-cell>
          <table:table-cell office:value-type="float" office:value="0" table:formula="of:=[.I466]" table:style-name="ce1">
            <text:p>0</text:p>
          </table:table-cell>
          <table:table-cell office:value-type="float" office:value="460" table:style-name="ce1">
            <text:p>460</text:p>
          </table:table-cell>
          <table:table-cell office:value-type="float" office:value="13" table:formula="of:=INT([.J467]/COUNTA([.$V$7:.$Z$17]))+1" table:style-name="ce1">
            <text:p>13</text:p>
          </table:table-cell>
          <table:table-cell office:value-type="float" office:value="4" table:formula="of:=IF(INDEX([.$V$7:.$Z$17];[.L466]+1;[.M466])=&quot;&quot;;1;[.L466]+1)" table:style-name="ce1">
            <text:p>4</text:p>
          </table:table-cell>
          <table:table-cell office:value-type="float" office:value="1" table:formula="of:=IF(INDEX([.$V$7:.$Z$17];[.L466]+1;[.M466])=&quot;&quot;;IF([.M466]=5;1;[.M466]+1);[.M466])" table:style-name="ce1">
            <text:p>1</text:p>
          </table:table-cell>
          <table:table-cell office:value-type="float" office:value="0" table:formula="of:=IF([.B467]=[.C467];0;INDEX([.$V$18:.$Z$25];INT([.$J467]/COUNTA([.$V$7:.$Z$17]))+1;[.$M467]))" table:style-name="ce1">
            <text:p>#REF!</text:p>
          </table:table-cell>
          <table:table-cell table:style-name="ce1"/>
          <table:table-cell office:value-type="string" office:string-value="" table:formula="of:=IF(INDEX([.AB$18:.AB$200];[.$K467])=&quot;&quot;;&quot;&quot;;[.$T$17]&amp;&quot; = yes &quot;)" table:style-name="ce1"/>
          <table:table-cell office:value-type="string" office:string-value="" table:formula="of:=IF(INDEX([.AC$18:.AC$200];[.$K467])=&quot;&quot;;&quot;&quot;;[.$T$18]&amp;&quot; = yes &quot;)" table:style-name="ce1"/>
          <table:table-cell office:value-type="string" office:string-value="" table:formula="of:=IF(INDEX([.AD$18:.AD$200];[.$K467])=&quot;&quot;;&quot;&quot;;[.$T$19]&amp;&quot; = yes &quot;)" table:style-name="ce1"/>
          <table:table-cell office:value-type="string" office:string-value="" table:formula="of:=IF(INDEX([.AE$18:.AE$200];[.$K46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61</text:p>
          </table:table-cell>
          <table:table-cell office:value-type="float" office:value="0" table:formula="of:=INDEX([.U$18:.U$200];[.K468])" table:style-name="ce1">
            <text:p>0</text:p>
          </table:table-cell>
          <table:table-cell office:value-type="string" office:string-value="pc_mesa" table:formula="of:=INDEX([.$V$7:.$Z$17];[.L468];[.M468])" table:style-name="ce1">
            <text:p>pc_mesa</text:p>
          </table:table-cell>
          <table:table-cell office:value-type="float" office:value="0" table:formula="of:=[.$T$8]&amp;[.N468]" table:style-name="ce1">
            <text:p>#REF!</text:p>
          </table:table-cell>
          <table:table-cell office:value-type="float" office:value="0" table:formula="of:=[.$T$9]&amp;[.N46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68]+1)" table:style-name="ce1">
            <text:p>#REF!</text:p>
          </table:table-cell>
          <table:table-cell office:value-type="float" office:value="0" table:formula="of:=[.I467]" table:style-name="ce1">
            <text:p>0</text:p>
          </table:table-cell>
          <table:table-cell office:value-type="float" office:value="461" table:style-name="ce1">
            <text:p>461</text:p>
          </table:table-cell>
          <table:table-cell office:value-type="float" office:value="13" table:formula="of:=INT([.J468]/COUNTA([.$V$7:.$Z$17]))+1" table:style-name="ce1">
            <text:p>13</text:p>
          </table:table-cell>
          <table:table-cell office:value-type="float" office:value="5" table:formula="of:=IF(INDEX([.$V$7:.$Z$17];[.L467]+1;[.M467])=&quot;&quot;;1;[.L467]+1)" table:style-name="ce1">
            <text:p>5</text:p>
          </table:table-cell>
          <table:table-cell office:value-type="float" office:value="1" table:formula="of:=IF(INDEX([.$V$7:.$Z$17];[.L467]+1;[.M467])=&quot;&quot;;IF([.M467]=5;1;[.M467]+1);[.M467])" table:style-name="ce1">
            <text:p>1</text:p>
          </table:table-cell>
          <table:table-cell office:value-type="float" office:value="0" table:formula="of:=IF([.B468]=[.C468];0;INDEX([.$V$18:.$Z$25];INT([.$J468]/COUNTA([.$V$7:.$Z$17]))+1;[.$M468]))" table:style-name="ce1">
            <text:p>#REF!</text:p>
          </table:table-cell>
          <table:table-cell table:style-name="ce1"/>
          <table:table-cell office:value-type="string" office:string-value="" table:formula="of:=IF(INDEX([.AB$18:.AB$200];[.$K468])=&quot;&quot;;&quot;&quot;;[.$T$17]&amp;&quot; = yes &quot;)" table:style-name="ce1"/>
          <table:table-cell office:value-type="string" office:string-value="" table:formula="of:=IF(INDEX([.AC$18:.AC$200];[.$K468])=&quot;&quot;;&quot;&quot;;[.$T$18]&amp;&quot; = yes &quot;)" table:style-name="ce1"/>
          <table:table-cell office:value-type="string" office:string-value="" table:formula="of:=IF(INDEX([.AD$18:.AD$200];[.$K468])=&quot;&quot;;&quot;&quot;;[.$T$19]&amp;&quot; = yes &quot;)" table:style-name="ce1"/>
          <table:table-cell office:value-type="string" office:string-value="" table:formula="of:=IF(INDEX([.AE$18:.AE$200];[.$K46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62</text:p>
          </table:table-cell>
          <table:table-cell office:value-type="float" office:value="0" table:formula="of:=INDEX([.U$18:.U$200];[.K469])" table:style-name="ce1">
            <text:p>0</text:p>
          </table:table-cell>
          <table:table-cell office:value-type="string" office:string-value="pc_oasis" table:formula="of:=INDEX([.$V$7:.$Z$17];[.L469];[.M469])" table:style-name="ce1">
            <text:p>pc_oasis</text:p>
          </table:table-cell>
          <table:table-cell office:value-type="float" office:value="0" table:formula="of:=[.$T$8]&amp;[.N469]" table:style-name="ce1">
            <text:p>#REF!</text:p>
          </table:table-cell>
          <table:table-cell office:value-type="float" office:value="0" table:formula="of:=[.$T$9]&amp;[.N46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69]+1)" table:style-name="ce1">
            <text:p>#REF!</text:p>
          </table:table-cell>
          <table:table-cell office:value-type="float" office:value="0" table:formula="of:=[.I468]" table:style-name="ce1">
            <text:p>0</text:p>
          </table:table-cell>
          <table:table-cell office:value-type="float" office:value="462" table:style-name="ce1">
            <text:p>462</text:p>
          </table:table-cell>
          <table:table-cell office:value-type="float" office:value="13" table:formula="of:=INT([.J469]/COUNTA([.$V$7:.$Z$17]))+1" table:style-name="ce1">
            <text:p>13</text:p>
          </table:table-cell>
          <table:table-cell office:value-type="float" office:value="6" table:formula="of:=IF(INDEX([.$V$7:.$Z$17];[.L468]+1;[.M468])=&quot;&quot;;1;[.L468]+1)" table:style-name="ce1">
            <text:p>6</text:p>
          </table:table-cell>
          <table:table-cell office:value-type="float" office:value="1" table:formula="of:=IF(INDEX([.$V$7:.$Z$17];[.L468]+1;[.M468])=&quot;&quot;;IF([.M468]=5;1;[.M468]+1);[.M468])" table:style-name="ce1">
            <text:p>1</text:p>
          </table:table-cell>
          <table:table-cell office:value-type="float" office:value="0" table:formula="of:=IF([.B469]=[.C469];0;INDEX([.$V$18:.$Z$25];INT([.$J469]/COUNTA([.$V$7:.$Z$17]))+1;[.$M469]))" table:style-name="ce1">
            <text:p>#REF!</text:p>
          </table:table-cell>
          <table:table-cell table:style-name="ce1"/>
          <table:table-cell office:value-type="string" office:string-value="" table:formula="of:=IF(INDEX([.AB$18:.AB$200];[.$K469])=&quot;&quot;;&quot;&quot;;[.$T$17]&amp;&quot; = yes &quot;)" table:style-name="ce1"/>
          <table:table-cell office:value-type="string" office:string-value="" table:formula="of:=IF(INDEX([.AC$18:.AC$200];[.$K469])=&quot;&quot;;&quot;&quot;;[.$T$18]&amp;&quot; = yes &quot;)" table:style-name="ce1"/>
          <table:table-cell office:value-type="string" office:string-value="" table:formula="of:=IF(INDEX([.AD$18:.AD$200];[.$K469])=&quot;&quot;;&quot;&quot;;[.$T$19]&amp;&quot; = yes &quot;)" table:style-name="ce1"/>
          <table:table-cell office:value-type="string" office:string-value="" table:formula="of:=IF(INDEX([.AE$18:.AE$200];[.$K46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63</text:p>
          </table:table-cell>
          <table:table-cell office:value-type="float" office:value="0" table:formula="of:=INDEX([.U$18:.U$200];[.K470])" table:style-name="ce1">
            <text:p>0</text:p>
          </table:table-cell>
          <table:table-cell office:value-type="string" office:string-value="pc_marginal_dry" table:formula="of:=INDEX([.$V$7:.$Z$17];[.L470];[.M470])" table:style-name="ce1">
            <text:p>pc_marginal_dry</text:p>
          </table:table-cell>
          <table:table-cell office:value-type="float" office:value="0" table:formula="of:=[.$T$8]&amp;[.N470]" table:style-name="ce1">
            <text:p>#REF!</text:p>
          </table:table-cell>
          <table:table-cell office:value-type="float" office:value="0" table:formula="of:=[.$T$9]&amp;[.N47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70]+1)" table:style-name="ce1">
            <text:p>#REF!</text:p>
          </table:table-cell>
          <table:table-cell office:value-type="float" office:value="0" table:formula="of:=[.I469]" table:style-name="ce1">
            <text:p>0</text:p>
          </table:table-cell>
          <table:table-cell office:value-type="float" office:value="463" table:style-name="ce1">
            <text:p>463</text:p>
          </table:table-cell>
          <table:table-cell office:value-type="float" office:value="13" table:formula="of:=INT([.J470]/COUNTA([.$V$7:.$Z$17]))+1" table:style-name="ce1">
            <text:p>13</text:p>
          </table:table-cell>
          <table:table-cell office:value-type="float" office:value="7" table:formula="of:=IF(INDEX([.$V$7:.$Z$17];[.L469]+1;[.M469])=&quot;&quot;;1;[.L469]+1)" table:style-name="ce1">
            <text:p>7</text:p>
          </table:table-cell>
          <table:table-cell office:value-type="float" office:value="1" table:formula="of:=IF(INDEX([.$V$7:.$Z$17];[.L469]+1;[.M469])=&quot;&quot;;IF([.M469]=5;1;[.M469]+1);[.M469])" table:style-name="ce1">
            <text:p>1</text:p>
          </table:table-cell>
          <table:table-cell office:value-type="float" office:value="0" table:formula="of:=IF([.B470]=[.C470];0;INDEX([.$V$18:.$Z$25];INT([.$J470]/COUNTA([.$V$7:.$Z$17]))+1;[.$M470]))" table:style-name="ce1">
            <text:p>#REF!</text:p>
          </table:table-cell>
          <table:table-cell table:style-name="ce1"/>
          <table:table-cell office:value-type="string" office:string-value="" table:formula="of:=IF(INDEX([.AB$18:.AB$200];[.$K470])=&quot;&quot;;&quot;&quot;;[.$T$17]&amp;&quot; = yes &quot;)" table:style-name="ce1"/>
          <table:table-cell office:value-type="string" office:string-value="" table:formula="of:=IF(INDEX([.AC$18:.AC$200];[.$K470])=&quot;&quot;;&quot;&quot;;[.$T$18]&amp;&quot; = yes &quot;)" table:style-name="ce1"/>
          <table:table-cell office:value-type="string" office:string-value="" table:formula="of:=IF(INDEX([.AD$18:.AD$200];[.$K470])=&quot;&quot;;&quot;&quot;;[.$T$19]&amp;&quot; = yes &quot;)" table:style-name="ce1"/>
          <table:table-cell office:value-type="string" office:string-value="" table:formula="of:=IF(INDEX([.AE$18:.AE$200];[.$K47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64</text:p>
          </table:table-cell>
          <table:table-cell office:value-type="float" office:value="0" table:formula="of:=INDEX([.U$18:.U$200];[.K471])" table:style-name="ce1">
            <text:p>0</text:p>
          </table:table-cell>
          <table:table-cell office:value-type="string" office:string-value="pc_geocrystalline" table:formula="of:=INDEX([.$V$7:.$Z$17];[.L471];[.M471])" table:style-name="ce1">
            <text:p>pc_geocrystalline</text:p>
          </table:table-cell>
          <table:table-cell office:value-type="float" office:value="0" table:formula="of:=[.$T$8]&amp;[.N471]" table:style-name="ce1">
            <text:p>#REF!</text:p>
          </table:table-cell>
          <table:table-cell office:value-type="float" office:value="0" table:formula="of:=[.$T$9]&amp;[.N47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71]+1)" table:style-name="ce1">
            <text:p>#REF!</text:p>
          </table:table-cell>
          <table:table-cell office:value-type="float" office:value="0" table:formula="of:=[.I470]" table:style-name="ce1">
            <text:p>0</text:p>
          </table:table-cell>
          <table:table-cell office:value-type="float" office:value="464" table:style-name="ce1">
            <text:p>464</text:p>
          </table:table-cell>
          <table:table-cell office:value-type="float" office:value="13" table:formula="of:=INT([.J471]/COUNTA([.$V$7:.$Z$17]))+1" table:style-name="ce1">
            <text:p>13</text:p>
          </table:table-cell>
          <table:table-cell office:value-type="float" office:value="8" table:formula="of:=IF(INDEX([.$V$7:.$Z$17];[.L470]+1;[.M470])=&quot;&quot;;1;[.L470]+1)" table:style-name="ce1">
            <text:p>8</text:p>
          </table:table-cell>
          <table:table-cell office:value-type="float" office:value="1" table:formula="of:=IF(INDEX([.$V$7:.$Z$17];[.L470]+1;[.M470])=&quot;&quot;;IF([.M470]=5;1;[.M470]+1);[.M470])" table:style-name="ce1">
            <text:p>1</text:p>
          </table:table-cell>
          <table:table-cell office:value-type="float" office:value="0" table:formula="of:=IF([.B471]=[.C471];0;INDEX([.$V$18:.$Z$25];INT([.$J471]/COUNTA([.$V$7:.$Z$17]))+1;[.$M471]))" table:style-name="ce1">
            <text:p>#REF!</text:p>
          </table:table-cell>
          <table:table-cell table:style-name="ce1"/>
          <table:table-cell office:value-type="string" office:string-value="" table:formula="of:=IF(INDEX([.AB$18:.AB$200];[.$K471])=&quot;&quot;;&quot;&quot;;[.$T$17]&amp;&quot; = yes &quot;)" table:style-name="ce1"/>
          <table:table-cell office:value-type="string" office:string-value="" table:formula="of:=IF(INDEX([.AC$18:.AC$200];[.$K471])=&quot;&quot;;&quot;&quot;;[.$T$18]&amp;&quot; = yes &quot;)" table:style-name="ce1"/>
          <table:table-cell office:value-type="string" office:string-value="" table:formula="of:=IF(INDEX([.AD$18:.AD$200];[.$K471])=&quot;&quot;;&quot;&quot;;[.$T$19]&amp;&quot; = yes &quot;)" table:style-name="ce1"/>
          <table:table-cell office:value-type="string" office:string-value="" table:formula="of:=IF(INDEX([.AE$18:.AE$200];[.$K47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65</text:p>
          </table:table-cell>
          <table:table-cell office:value-type="float" office:value="0" table:formula="of:=INDEX([.U$18:.U$200];[.K472])" table:style-name="ce1">
            <text:p>0</text:p>
          </table:table-cell>
          <table:table-cell office:value-type="string" office:string-value="pc_continental" table:formula="of:=INDEX([.$V$7:.$Z$17];[.L472];[.M472])" table:style-name="ce1">
            <text:p>pc_continental</text:p>
          </table:table-cell>
          <table:table-cell office:value-type="float" office:value="0" table:formula="of:=[.$T$8]&amp;[.N472]" table:style-name="ce1">
            <text:p>#REF!</text:p>
          </table:table-cell>
          <table:table-cell office:value-type="float" office:value="0" table:formula="of:=[.$T$9]&amp;[.N47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72]+1)" table:style-name="ce1">
            <text:p>#REF!</text:p>
          </table:table-cell>
          <table:table-cell office:value-type="float" office:value="0" table:formula="of:=[.I471]" table:style-name="ce1">
            <text:p>0</text:p>
          </table:table-cell>
          <table:table-cell office:value-type="float" office:value="465" table:style-name="ce1">
            <text:p>465</text:p>
          </table:table-cell>
          <table:table-cell office:value-type="float" office:value="13" table:formula="of:=INT([.J472]/COUNTA([.$V$7:.$Z$17]))+1" table:style-name="ce1">
            <text:p>13</text:p>
          </table:table-cell>
          <table:table-cell office:value-type="float" office:value="1" table:formula="of:=IF(INDEX([.$V$7:.$Z$17];[.L471]+1;[.M471])=&quot;&quot;;1;[.L471]+1)" table:style-name="ce1">
            <text:p>1</text:p>
          </table:table-cell>
          <table:table-cell office:value-type="float" office:value="2" table:formula="of:=IF(INDEX([.$V$7:.$Z$17];[.L471]+1;[.M471])=&quot;&quot;;IF([.M471]=5;1;[.M471]+1);[.M471])" table:style-name="ce1">
            <text:p>2</text:p>
          </table:table-cell>
          <table:table-cell office:value-type="float" office:value="0" table:formula="of:=IF([.B472]=[.C472];0;INDEX([.$V$18:.$Z$25];INT([.$J472]/COUNTA([.$V$7:.$Z$17]))+1;[.$M472]))" table:style-name="ce1">
            <text:p>#REF!</text:p>
          </table:table-cell>
          <table:table-cell table:style-name="ce1"/>
          <table:table-cell office:value-type="string" office:string-value="" table:formula="of:=IF(INDEX([.AB$18:.AB$200];[.$K472])=&quot;&quot;;&quot;&quot;;[.$T$17]&amp;&quot; = yes &quot;)" table:style-name="ce1"/>
          <table:table-cell office:value-type="string" office:string-value="" table:formula="of:=IF(INDEX([.AC$18:.AC$200];[.$K472])=&quot;&quot;;&quot;&quot;;[.$T$18]&amp;&quot; = yes &quot;)" table:style-name="ce1"/>
          <table:table-cell office:value-type="string" office:string-value="" table:formula="of:=IF(INDEX([.AD$18:.AD$200];[.$K472])=&quot;&quot;;&quot;&quot;;[.$T$19]&amp;&quot; = yes &quot;)" table:style-name="ce1"/>
          <table:table-cell office:value-type="string" office:string-value="" table:formula="of:=IF(INDEX([.AE$18:.AE$200];[.$K47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66</text:p>
          </table:table-cell>
          <table:table-cell office:value-type="float" office:value="0" table:formula="of:=INDEX([.U$18:.U$200];[.K473])" table:style-name="ce1">
            <text:p>0</text:p>
          </table:table-cell>
          <table:table-cell office:value-type="string" office:string-value="pc_ocean" table:formula="of:=INDEX([.$V$7:.$Z$17];[.L473];[.M473])" table:style-name="ce1">
            <text:p>pc_ocean</text:p>
          </table:table-cell>
          <table:table-cell office:value-type="float" office:value="0" table:formula="of:=[.$T$8]&amp;[.N473]" table:style-name="ce1">
            <text:p>#REF!</text:p>
          </table:table-cell>
          <table:table-cell office:value-type="float" office:value="0" table:formula="of:=[.$T$9]&amp;[.N47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73]+1)" table:style-name="ce1">
            <text:p>#REF!</text:p>
          </table:table-cell>
          <table:table-cell office:value-type="float" office:value="0" table:formula="of:=[.I472]" table:style-name="ce1">
            <text:p>0</text:p>
          </table:table-cell>
          <table:table-cell office:value-type="float" office:value="466" table:style-name="ce1">
            <text:p>466</text:p>
          </table:table-cell>
          <table:table-cell office:value-type="float" office:value="13" table:formula="of:=INT([.J473]/COUNTA([.$V$7:.$Z$17]))+1" table:style-name="ce1">
            <text:p>13</text:p>
          </table:table-cell>
          <table:table-cell office:value-type="float" office:value="2" table:formula="of:=IF(INDEX([.$V$7:.$Z$17];[.L472]+1;[.M472])=&quot;&quot;;1;[.L472]+1)" table:style-name="ce1">
            <text:p>2</text:p>
          </table:table-cell>
          <table:table-cell office:value-type="float" office:value="2" table:formula="of:=IF(INDEX([.$V$7:.$Z$17];[.L472]+1;[.M472])=&quot;&quot;;IF([.M472]=5;1;[.M472]+1);[.M472])" table:style-name="ce1">
            <text:p>2</text:p>
          </table:table-cell>
          <table:table-cell office:value-type="float" office:value="0" table:formula="of:=IF([.B473]=[.C473];0;INDEX([.$V$18:.$Z$25];INT([.$J473]/COUNTA([.$V$7:.$Z$17]))+1;[.$M473]))" table:style-name="ce1">
            <text:p>#REF!</text:p>
          </table:table-cell>
          <table:table-cell table:style-name="ce1"/>
          <table:table-cell office:value-type="string" office:string-value="" table:formula="of:=IF(INDEX([.AB$18:.AB$200];[.$K473])=&quot;&quot;;&quot;&quot;;[.$T$17]&amp;&quot; = yes &quot;)" table:style-name="ce1"/>
          <table:table-cell office:value-type="string" office:string-value="" table:formula="of:=IF(INDEX([.AC$18:.AC$200];[.$K473])=&quot;&quot;;&quot;&quot;;[.$T$18]&amp;&quot; = yes &quot;)" table:style-name="ce1"/>
          <table:table-cell office:value-type="string" office:string-value="" table:formula="of:=IF(INDEX([.AD$18:.AD$200];[.$K473])=&quot;&quot;;&quot;&quot;;[.$T$19]&amp;&quot; = yes &quot;)" table:style-name="ce1"/>
          <table:table-cell office:value-type="string" office:string-value="" table:formula="of:=IF(INDEX([.AE$18:.AE$200];[.$K47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67</text:p>
          </table:table-cell>
          <table:table-cell office:value-type="float" office:value="0" table:formula="of:=INDEX([.U$18:.U$200];[.K474])" table:style-name="ce1">
            <text:p>0</text:p>
          </table:table-cell>
          <table:table-cell office:value-type="string" office:string-value="pc_mangrove" table:formula="of:=INDEX([.$V$7:.$Z$17];[.L474];[.M474])" table:style-name="ce1">
            <text:p>pc_mangrove</text:p>
          </table:table-cell>
          <table:table-cell office:value-type="float" office:value="0" table:formula="of:=[.$T$8]&amp;[.N474]" table:style-name="ce1">
            <text:p>#REF!</text:p>
          </table:table-cell>
          <table:table-cell office:value-type="float" office:value="0" table:formula="of:=[.$T$9]&amp;[.N47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74]+1)" table:style-name="ce1">
            <text:p>#REF!</text:p>
          </table:table-cell>
          <table:table-cell office:value-type="float" office:value="0" table:formula="of:=[.I473]" table:style-name="ce1">
            <text:p>0</text:p>
          </table:table-cell>
          <table:table-cell office:value-type="float" office:value="467" table:style-name="ce1">
            <text:p>467</text:p>
          </table:table-cell>
          <table:table-cell office:value-type="float" office:value="13" table:formula="of:=INT([.J474]/COUNTA([.$V$7:.$Z$17]))+1" table:style-name="ce1">
            <text:p>13</text:p>
          </table:table-cell>
          <table:table-cell office:value-type="float" office:value="3" table:formula="of:=IF(INDEX([.$V$7:.$Z$17];[.L473]+1;[.M473])=&quot;&quot;;1;[.L473]+1)" table:style-name="ce1">
            <text:p>3</text:p>
          </table:table-cell>
          <table:table-cell office:value-type="float" office:value="2" table:formula="of:=IF(INDEX([.$V$7:.$Z$17];[.L473]+1;[.M473])=&quot;&quot;;IF([.M473]=5;1;[.M473]+1);[.M473])" table:style-name="ce1">
            <text:p>2</text:p>
          </table:table-cell>
          <table:table-cell office:value-type="float" office:value="0" table:formula="of:=IF([.B474]=[.C474];0;INDEX([.$V$18:.$Z$25];INT([.$J474]/COUNTA([.$V$7:.$Z$17]))+1;[.$M474]))" table:style-name="ce1">
            <text:p>#REF!</text:p>
          </table:table-cell>
          <table:table-cell table:style-name="ce1"/>
          <table:table-cell office:value-type="string" office:string-value="" table:formula="of:=IF(INDEX([.AB$18:.AB$200];[.$K474])=&quot;&quot;;&quot;&quot;;[.$T$17]&amp;&quot; = yes &quot;)" table:style-name="ce1"/>
          <table:table-cell office:value-type="string" office:string-value="" table:formula="of:=IF(INDEX([.AC$18:.AC$200];[.$K474])=&quot;&quot;;&quot;&quot;;[.$T$18]&amp;&quot; = yes &quot;)" table:style-name="ce1"/>
          <table:table-cell office:value-type="string" office:string-value="" table:formula="of:=IF(INDEX([.AD$18:.AD$200];[.$K474])=&quot;&quot;;&quot;&quot;;[.$T$19]&amp;&quot; = yes &quot;)" table:style-name="ce1"/>
          <table:table-cell office:value-type="string" office:string-value="" table:formula="of:=IF(INDEX([.AE$18:.AE$200];[.$K47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68</text:p>
          </table:table-cell>
          <table:table-cell office:value-type="float" office:value="0" table:formula="of:=INDEX([.U$18:.U$200];[.K475])" table:style-name="ce1">
            <text:p>0</text:p>
          </table:table-cell>
          <table:table-cell office:value-type="string" office:string-value="pc_hajungle" table:formula="of:=INDEX([.$V$7:.$Z$17];[.L475];[.M475])" table:style-name="ce1">
            <text:p>pc_hajungle</text:p>
          </table:table-cell>
          <table:table-cell office:value-type="float" office:value="0" table:formula="of:=[.$T$8]&amp;[.N475]" table:style-name="ce1">
            <text:p>#REF!</text:p>
          </table:table-cell>
          <table:table-cell office:value-type="float" office:value="0" table:formula="of:=[.$T$9]&amp;[.N47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75]+1)" table:style-name="ce1">
            <text:p>#REF!</text:p>
          </table:table-cell>
          <table:table-cell office:value-type="float" office:value="0" table:formula="of:=[.I474]" table:style-name="ce1">
            <text:p>0</text:p>
          </table:table-cell>
          <table:table-cell office:value-type="float" office:value="468" table:style-name="ce1">
            <text:p>468</text:p>
          </table:table-cell>
          <table:table-cell office:value-type="float" office:value="13" table:formula="of:=INT([.J475]/COUNTA([.$V$7:.$Z$17]))+1" table:style-name="ce1">
            <text:p>13</text:p>
          </table:table-cell>
          <table:table-cell office:value-type="float" office:value="4" table:formula="of:=IF(INDEX([.$V$7:.$Z$17];[.L474]+1;[.M474])=&quot;&quot;;1;[.L474]+1)" table:style-name="ce1">
            <text:p>4</text:p>
          </table:table-cell>
          <table:table-cell office:value-type="float" office:value="2" table:formula="of:=IF(INDEX([.$V$7:.$Z$17];[.L474]+1;[.M474])=&quot;&quot;;IF([.M474]=5;1;[.M474]+1);[.M474])" table:style-name="ce1">
            <text:p>2</text:p>
          </table:table-cell>
          <table:table-cell office:value-type="float" office:value="0" table:formula="of:=IF([.B475]=[.C475];0;INDEX([.$V$18:.$Z$25];INT([.$J475]/COUNTA([.$V$7:.$Z$17]))+1;[.$M475]))" table:style-name="ce1">
            <text:p>#REF!</text:p>
          </table:table-cell>
          <table:table-cell table:style-name="ce1"/>
          <table:table-cell office:value-type="string" office:string-value="" table:formula="of:=IF(INDEX([.AB$18:.AB$200];[.$K475])=&quot;&quot;;&quot;&quot;;[.$T$17]&amp;&quot; = yes &quot;)" table:style-name="ce1"/>
          <table:table-cell office:value-type="string" office:string-value="" table:formula="of:=IF(INDEX([.AC$18:.AC$200];[.$K475])=&quot;&quot;;&quot;&quot;;[.$T$18]&amp;&quot; = yes &quot;)" table:style-name="ce1"/>
          <table:table-cell office:value-type="string" office:string-value="" table:formula="of:=IF(INDEX([.AD$18:.AD$200];[.$K475])=&quot;&quot;;&quot;&quot;;[.$T$19]&amp;&quot; = yes &quot;)" table:style-name="ce1"/>
          <table:table-cell office:value-type="string" office:string-value="" table:formula="of:=IF(INDEX([.AE$18:.AE$200];[.$K47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69</text:p>
          </table:table-cell>
          <table:table-cell office:value-type="float" office:value="0" table:formula="of:=INDEX([.U$18:.U$200];[.K476])" table:style-name="ce1">
            <text:p>0</text:p>
          </table:table-cell>
          <table:table-cell office:value-type="string" office:string-value="pc_tropical" table:formula="of:=INDEX([.$V$7:.$Z$17];[.L476];[.M476])" table:style-name="ce1">
            <text:p>pc_tropical</text:p>
          </table:table-cell>
          <table:table-cell office:value-type="float" office:value="0" table:formula="of:=[.$T$8]&amp;[.N476]" table:style-name="ce1">
            <text:p>#REF!</text:p>
          </table:table-cell>
          <table:table-cell office:value-type="float" office:value="0" table:formula="of:=[.$T$9]&amp;[.N47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76]+1)" table:style-name="ce1">
            <text:p>#REF!</text:p>
          </table:table-cell>
          <table:table-cell office:value-type="float" office:value="0" table:formula="of:=[.I475]" table:style-name="ce1">
            <text:p>0</text:p>
          </table:table-cell>
          <table:table-cell office:value-type="float" office:value="469" table:style-name="ce1">
            <text:p>469</text:p>
          </table:table-cell>
          <table:table-cell office:value-type="float" office:value="13" table:formula="of:=INT([.J476]/COUNTA([.$V$7:.$Z$17]))+1" table:style-name="ce1">
            <text:p>13</text:p>
          </table:table-cell>
          <table:table-cell office:value-type="float" office:value="5" table:formula="of:=IF(INDEX([.$V$7:.$Z$17];[.L475]+1;[.M475])=&quot;&quot;;1;[.L475]+1)" table:style-name="ce1">
            <text:p>5</text:p>
          </table:table-cell>
          <table:table-cell office:value-type="float" office:value="2" table:formula="of:=IF(INDEX([.$V$7:.$Z$17];[.L475]+1;[.M475])=&quot;&quot;;IF([.M475]=5;1;[.M475]+1);[.M475])" table:style-name="ce1">
            <text:p>2</text:p>
          </table:table-cell>
          <table:table-cell office:value-type="float" office:value="0" table:formula="of:=IF([.B476]=[.C476];0;INDEX([.$V$18:.$Z$25];INT([.$J476]/COUNTA([.$V$7:.$Z$17]))+1;[.$M476]))" table:style-name="ce1">
            <text:p>#REF!</text:p>
          </table:table-cell>
          <table:table-cell table:style-name="ce1"/>
          <table:table-cell office:value-type="string" office:string-value="" table:formula="of:=IF(INDEX([.AB$18:.AB$200];[.$K476])=&quot;&quot;;&quot;&quot;;[.$T$17]&amp;&quot; = yes &quot;)" table:style-name="ce1"/>
          <table:table-cell office:value-type="string" office:string-value="" table:formula="of:=IF(INDEX([.AC$18:.AC$200];[.$K476])=&quot;&quot;;&quot;&quot;;[.$T$18]&amp;&quot; = yes &quot;)" table:style-name="ce1"/>
          <table:table-cell office:value-type="string" office:string-value="" table:formula="of:=IF(INDEX([.AD$18:.AD$200];[.$K476])=&quot;&quot;;&quot;&quot;;[.$T$19]&amp;&quot; = yes &quot;)" table:style-name="ce1"/>
          <table:table-cell office:value-type="string" office:string-value="" table:formula="of:=IF(INDEX([.AE$18:.AE$200];[.$K47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70</text:p>
          </table:table-cell>
          <table:table-cell office:value-type="float" office:value="0" table:formula="of:=INDEX([.U$18:.U$200];[.K477])" table:style-name="ce1">
            <text:p>0</text:p>
          </table:table-cell>
          <table:table-cell office:value-type="string" office:string-value="pc_desertislands" table:formula="of:=INDEX([.$V$7:.$Z$17];[.L477];[.M477])" table:style-name="ce1">
            <text:p>pc_desertislands</text:p>
          </table:table-cell>
          <table:table-cell office:value-type="float" office:value="0" table:formula="of:=[.$T$8]&amp;[.N477]" table:style-name="ce1">
            <text:p>#REF!</text:p>
          </table:table-cell>
          <table:table-cell office:value-type="float" office:value="0" table:formula="of:=[.$T$9]&amp;[.N47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77]+1)" table:style-name="ce1">
            <text:p>#REF!</text:p>
          </table:table-cell>
          <table:table-cell office:value-type="float" office:value="0" table:formula="of:=[.I476]" table:style-name="ce1">
            <text:p>0</text:p>
          </table:table-cell>
          <table:table-cell office:value-type="float" office:value="470" table:style-name="ce1">
            <text:p>470</text:p>
          </table:table-cell>
          <table:table-cell office:value-type="float" office:value="13" table:formula="of:=INT([.J477]/COUNTA([.$V$7:.$Z$17]))+1" table:style-name="ce1">
            <text:p>13</text:p>
          </table:table-cell>
          <table:table-cell office:value-type="float" office:value="6" table:formula="of:=IF(INDEX([.$V$7:.$Z$17];[.L476]+1;[.M476])=&quot;&quot;;1;[.L476]+1)" table:style-name="ce1">
            <text:p>6</text:p>
          </table:table-cell>
          <table:table-cell office:value-type="float" office:value="2" table:formula="of:=IF(INDEX([.$V$7:.$Z$17];[.L476]+1;[.M476])=&quot;&quot;;IF([.M476]=5;1;[.M476]+1);[.M476])" table:style-name="ce1">
            <text:p>2</text:p>
          </table:table-cell>
          <table:table-cell office:value-type="float" office:value="0" table:formula="of:=IF([.B477]=[.C477];0;INDEX([.$V$18:.$Z$25];INT([.$J477]/COUNTA([.$V$7:.$Z$17]))+1;[.$M477]))" table:style-name="ce1">
            <text:p>#REF!</text:p>
          </table:table-cell>
          <table:table-cell table:style-name="ce1"/>
          <table:table-cell office:value-type="string" office:string-value="" table:formula="of:=IF(INDEX([.AB$18:.AB$200];[.$K477])=&quot;&quot;;&quot;&quot;;[.$T$17]&amp;&quot; = yes &quot;)" table:style-name="ce1"/>
          <table:table-cell office:value-type="string" office:string-value="" table:formula="of:=IF(INDEX([.AC$18:.AC$200];[.$K477])=&quot;&quot;;&quot;&quot;;[.$T$18]&amp;&quot; = yes &quot;)" table:style-name="ce1"/>
          <table:table-cell office:value-type="string" office:string-value="" table:formula="of:=IF(INDEX([.AD$18:.AD$200];[.$K477])=&quot;&quot;;&quot;&quot;;[.$T$19]&amp;&quot; = yes &quot;)" table:style-name="ce1"/>
          <table:table-cell office:value-type="string" office:string-value="" table:formula="of:=IF(INDEX([.AE$18:.AE$200];[.$K47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71</text:p>
          </table:table-cell>
          <table:table-cell office:value-type="float" office:value="0" table:formula="of:=INDEX([.U$18:.U$200];[.K478])" table:style-name="ce1">
            <text:p>0</text:p>
          </table:table-cell>
          <table:table-cell office:value-type="string" office:string-value="pc_retinal" table:formula="of:=INDEX([.$V$7:.$Z$17];[.L478];[.M478])" table:style-name="ce1">
            <text:p>pc_retinal</text:p>
          </table:table-cell>
          <table:table-cell office:value-type="float" office:value="0" table:formula="of:=[.$T$8]&amp;[.N478]" table:style-name="ce1">
            <text:p>#REF!</text:p>
          </table:table-cell>
          <table:table-cell office:value-type="float" office:value="0" table:formula="of:=[.$T$9]&amp;[.N47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78]+1)" table:style-name="ce1">
            <text:p>#REF!</text:p>
          </table:table-cell>
          <table:table-cell office:value-type="float" office:value="0" table:formula="of:=[.I477]" table:style-name="ce1">
            <text:p>0</text:p>
          </table:table-cell>
          <table:table-cell office:value-type="float" office:value="471" table:style-name="ce1">
            <text:p>471</text:p>
          </table:table-cell>
          <table:table-cell office:value-type="float" office:value="13" table:formula="of:=INT([.J478]/COUNTA([.$V$7:.$Z$17]))+1" table:style-name="ce1">
            <text:p>13</text:p>
          </table:table-cell>
          <table:table-cell office:value-type="float" office:value="7" table:formula="of:=IF(INDEX([.$V$7:.$Z$17];[.L477]+1;[.M477])=&quot;&quot;;1;[.L477]+1)" table:style-name="ce1">
            <text:p>7</text:p>
          </table:table-cell>
          <table:table-cell office:value-type="float" office:value="2" table:formula="of:=IF(INDEX([.$V$7:.$Z$17];[.L477]+1;[.M477])=&quot;&quot;;IF([.M477]=5;1;[.M477]+1);[.M477])" table:style-name="ce1">
            <text:p>2</text:p>
          </table:table-cell>
          <table:table-cell office:value-type="float" office:value="0" table:formula="of:=IF([.B478]=[.C478];0;INDEX([.$V$18:.$Z$25];INT([.$J478]/COUNTA([.$V$7:.$Z$17]))+1;[.$M478]))" table:style-name="ce1">
            <text:p>#REF!</text:p>
          </table:table-cell>
          <table:table-cell table:style-name="ce1"/>
          <table:table-cell office:value-type="string" office:string-value="" table:formula="of:=IF(INDEX([.AB$18:.AB$200];[.$K478])=&quot;&quot;;&quot;&quot;;[.$T$17]&amp;&quot; = yes &quot;)" table:style-name="ce1"/>
          <table:table-cell office:value-type="string" office:string-value="" table:formula="of:=IF(INDEX([.AC$18:.AC$200];[.$K478])=&quot;&quot;;&quot;&quot;;[.$T$18]&amp;&quot; = yes &quot;)" table:style-name="ce1"/>
          <table:table-cell office:value-type="string" office:string-value="" table:formula="of:=IF(INDEX([.AD$18:.AD$200];[.$K478])=&quot;&quot;;&quot;&quot;;[.$T$19]&amp;&quot; = yes &quot;)" table:style-name="ce1"/>
          <table:table-cell office:value-type="string" office:string-value="" table:formula="of:=IF(INDEX([.AE$18:.AE$200];[.$K47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72</text:p>
          </table:table-cell>
          <table:table-cell office:value-type="float" office:value="0" table:formula="of:=INDEX([.U$18:.U$200];[.K479])" table:style-name="ce1">
            <text:p>0</text:p>
          </table:table-cell>
          <table:table-cell office:value-type="string" office:string-value="pc_lush" table:formula="of:=INDEX([.$V$7:.$Z$17];[.L479];[.M479])" table:style-name="ce1">
            <text:p>pc_lush</text:p>
          </table:table-cell>
          <table:table-cell office:value-type="float" office:value="0" table:formula="of:=[.$T$8]&amp;[.N479]" table:style-name="ce1">
            <text:p>#REF!</text:p>
          </table:table-cell>
          <table:table-cell office:value-type="float" office:value="0" table:formula="of:=[.$T$9]&amp;[.N47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79]+1)" table:style-name="ce1">
            <text:p>#REF!</text:p>
          </table:table-cell>
          <table:table-cell office:value-type="float" office:value="0" table:formula="of:=[.I478]" table:style-name="ce1">
            <text:p>0</text:p>
          </table:table-cell>
          <table:table-cell office:value-type="float" office:value="472" table:style-name="ce1">
            <text:p>472</text:p>
          </table:table-cell>
          <table:table-cell office:value-type="float" office:value="13" table:formula="of:=INT([.J479]/COUNTA([.$V$7:.$Z$17]))+1" table:style-name="ce1">
            <text:p>13</text:p>
          </table:table-cell>
          <table:table-cell office:value-type="float" office:value="8" table:formula="of:=IF(INDEX([.$V$7:.$Z$17];[.L478]+1;[.M478])=&quot;&quot;;1;[.L478]+1)" table:style-name="ce1">
            <text:p>8</text:p>
          </table:table-cell>
          <table:table-cell office:value-type="float" office:value="2" table:formula="of:=IF(INDEX([.$V$7:.$Z$17];[.L478]+1;[.M478])=&quot;&quot;;IF([.M478]=5;1;[.M478]+1);[.M478])" table:style-name="ce1">
            <text:p>2</text:p>
          </table:table-cell>
          <table:table-cell office:value-type="float" office:value="0" table:formula="of:=IF([.B479]=[.C479];0;INDEX([.$V$18:.$Z$25];INT([.$J479]/COUNTA([.$V$7:.$Z$17]))+1;[.$M479]))" table:style-name="ce1">
            <text:p>#REF!</text:p>
          </table:table-cell>
          <table:table-cell table:style-name="ce1"/>
          <table:table-cell office:value-type="string" office:string-value="" table:formula="of:=IF(INDEX([.AB$18:.AB$200];[.$K479])=&quot;&quot;;&quot;&quot;;[.$T$17]&amp;&quot; = yes &quot;)" table:style-name="ce1"/>
          <table:table-cell office:value-type="string" office:string-value="" table:formula="of:=IF(INDEX([.AC$18:.AC$200];[.$K479])=&quot;&quot;;&quot;&quot;;[.$T$18]&amp;&quot; = yes &quot;)" table:style-name="ce1"/>
          <table:table-cell office:value-type="string" office:string-value="" table:formula="of:=IF(INDEX([.AD$18:.AD$200];[.$K479])=&quot;&quot;;&quot;&quot;;[.$T$19]&amp;&quot; = yes &quot;)" table:style-name="ce1"/>
          <table:table-cell office:value-type="string" office:string-value="" table:formula="of:=IF(INDEX([.AE$18:.AE$200];[.$K47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73</text:p>
          </table:table-cell>
          <table:table-cell office:value-type="float" office:value="0" table:formula="of:=INDEX([.U$18:.U$200];[.K480])" table:style-name="ce1">
            <text:p>0</text:p>
          </table:table-cell>
          <table:table-cell office:value-type="string" office:string-value="pc_marginal" table:formula="of:=INDEX([.$V$7:.$Z$17];[.L480];[.M480])" table:style-name="ce1">
            <text:p>pc_marginal</text:p>
          </table:table-cell>
          <table:table-cell office:value-type="float" office:value="0" table:formula="of:=[.$T$8]&amp;[.N480]" table:style-name="ce1">
            <text:p>#REF!</text:p>
          </table:table-cell>
          <table:table-cell office:value-type="float" office:value="0" table:formula="of:=[.$T$9]&amp;[.N48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80]+1)" table:style-name="ce1">
            <text:p>#REF!</text:p>
          </table:table-cell>
          <table:table-cell office:value-type="float" office:value="0" table:formula="of:=[.I479]" table:style-name="ce1">
            <text:p>0</text:p>
          </table:table-cell>
          <table:table-cell office:value-type="float" office:value="473" table:style-name="ce1">
            <text:p>473</text:p>
          </table:table-cell>
          <table:table-cell office:value-type="float" office:value="13" table:formula="of:=INT([.J480]/COUNTA([.$V$7:.$Z$17]))+1" table:style-name="ce1">
            <text:p>13</text:p>
          </table:table-cell>
          <table:table-cell office:value-type="float" office:value="9" table:formula="of:=IF(INDEX([.$V$7:.$Z$17];[.L479]+1;[.M479])=&quot;&quot;;1;[.L479]+1)" table:style-name="ce1">
            <text:p>9</text:p>
          </table:table-cell>
          <table:table-cell office:value-type="float" office:value="2" table:formula="of:=IF(INDEX([.$V$7:.$Z$17];[.L479]+1;[.M479])=&quot;&quot;;IF([.M479]=5;1;[.M479]+1);[.M479])" table:style-name="ce1">
            <text:p>2</text:p>
          </table:table-cell>
          <table:table-cell office:value-type="float" office:value="0" table:formula="of:=IF([.B480]=[.C480];0;INDEX([.$V$18:.$Z$25];INT([.$J480]/COUNTA([.$V$7:.$Z$17]))+1;[.$M480]))" table:style-name="ce1">
            <text:p>#REF!</text:p>
          </table:table-cell>
          <table:table-cell table:style-name="ce1"/>
          <table:table-cell office:value-type="string" office:string-value="" table:formula="of:=IF(INDEX([.AB$18:.AB$200];[.$K480])=&quot;&quot;;&quot;&quot;;[.$T$17]&amp;&quot; = yes &quot;)" table:style-name="ce1"/>
          <table:table-cell office:value-type="string" office:string-value="" table:formula="of:=IF(INDEX([.AC$18:.AC$200];[.$K480])=&quot;&quot;;&quot;&quot;;[.$T$18]&amp;&quot; = yes &quot;)" table:style-name="ce1"/>
          <table:table-cell office:value-type="string" office:string-value="" table:formula="of:=IF(INDEX([.AD$18:.AD$200];[.$K480])=&quot;&quot;;&quot;&quot;;[.$T$19]&amp;&quot; = yes &quot;)" table:style-name="ce1"/>
          <table:table-cell office:value-type="string" office:string-value="" table:formula="of:=IF(INDEX([.AE$18:.AE$200];[.$K48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74</text:p>
          </table:table-cell>
          <table:table-cell office:value-type="float" office:value="0" table:formula="of:=INDEX([.U$18:.U$200];[.K481])" table:style-name="ce1">
            <text:p>0</text:p>
          </table:table-cell>
          <table:table-cell office:value-type="string" office:string-value="pc_greenhouse_hot" table:formula="of:=INDEX([.$V$7:.$Z$17];[.L481];[.M481])" table:style-name="ce1">
            <text:p>pc_greenhouse_hot</text:p>
          </table:table-cell>
          <table:table-cell office:value-type="float" office:value="0" table:formula="of:=[.$T$8]&amp;[.N481]" table:style-name="ce1">
            <text:p>#REF!</text:p>
          </table:table-cell>
          <table:table-cell office:value-type="float" office:value="0" table:formula="of:=[.$T$9]&amp;[.N48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81]+1)" table:style-name="ce1">
            <text:p>#REF!</text:p>
          </table:table-cell>
          <table:table-cell office:value-type="float" office:value="0" table:formula="of:=[.I480]" table:style-name="ce1">
            <text:p>0</text:p>
          </table:table-cell>
          <table:table-cell office:value-type="float" office:value="474" table:style-name="ce1">
            <text:p>474</text:p>
          </table:table-cell>
          <table:table-cell office:value-type="float" office:value="13" table:formula="of:=INT([.J481]/COUNTA([.$V$7:.$Z$17]))+1" table:style-name="ce1">
            <text:p>13</text:p>
          </table:table-cell>
          <table:table-cell office:value-type="float" office:value="10" table:formula="of:=IF(INDEX([.$V$7:.$Z$17];[.L480]+1;[.M480])=&quot;&quot;;1;[.L480]+1)" table:style-name="ce1">
            <text:p>10</text:p>
          </table:table-cell>
          <table:table-cell office:value-type="float" office:value="2" table:formula="of:=IF(INDEX([.$V$7:.$Z$17];[.L480]+1;[.M480])=&quot;&quot;;IF([.M480]=5;1;[.M480]+1);[.M480])" table:style-name="ce1">
            <text:p>2</text:p>
          </table:table-cell>
          <table:table-cell office:value-type="float" office:value="0" table:formula="of:=IF([.B481]=[.C481];0;INDEX([.$V$18:.$Z$25];INT([.$J481]/COUNTA([.$V$7:.$Z$17]))+1;[.$M481]))" table:style-name="ce1">
            <text:p>#REF!</text:p>
          </table:table-cell>
          <table:table-cell table:style-name="ce1"/>
          <table:table-cell office:value-type="string" office:string-value="" table:formula="of:=IF(INDEX([.AB$18:.AB$200];[.$K481])=&quot;&quot;;&quot;&quot;;[.$T$17]&amp;&quot; = yes &quot;)" table:style-name="ce1"/>
          <table:table-cell office:value-type="string" office:string-value="" table:formula="of:=IF(INDEX([.AC$18:.AC$200];[.$K481])=&quot;&quot;;&quot;&quot;;[.$T$18]&amp;&quot; = yes &quot;)" table:style-name="ce1"/>
          <table:table-cell office:value-type="string" office:string-value="" table:formula="of:=IF(INDEX([.AD$18:.AD$200];[.$K481])=&quot;&quot;;&quot;&quot;;[.$T$19]&amp;&quot; = yes &quot;)" table:style-name="ce1"/>
          <table:table-cell office:value-type="string" office:string-value="" table:formula="of:=IF(INDEX([.AE$18:.AE$200];[.$K48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75</text:p>
          </table:table-cell>
          <table:table-cell office:value-type="float" office:value="0" table:formula="of:=INDEX([.U$18:.U$200];[.K482])" table:style-name="ce1">
            <text:p>0</text:p>
          </table:table-cell>
          <table:table-cell office:value-type="string" office:string-value="pc_frozen_desert" table:formula="of:=INDEX([.$V$7:.$Z$17];[.L482];[.M482])" table:style-name="ce1">
            <text:p>pc_frozen_desert</text:p>
          </table:table-cell>
          <table:table-cell office:value-type="float" office:value="0" table:formula="of:=[.$T$8]&amp;[.N482]" table:style-name="ce1">
            <text:p>#REF!</text:p>
          </table:table-cell>
          <table:table-cell office:value-type="float" office:value="0" table:formula="of:=[.$T$9]&amp;[.N48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82]+1)" table:style-name="ce1">
            <text:p>#REF!</text:p>
          </table:table-cell>
          <table:table-cell office:value-type="float" office:value="0" table:formula="of:=[.I481]" table:style-name="ce1">
            <text:p>0</text:p>
          </table:table-cell>
          <table:table-cell office:value-type="float" office:value="475" table:style-name="ce1">
            <text:p>475</text:p>
          </table:table-cell>
          <table:table-cell office:value-type="float" office:value="13" table:formula="of:=INT([.J482]/COUNTA([.$V$7:.$Z$17]))+1" table:style-name="ce1">
            <text:p>13</text:p>
          </table:table-cell>
          <table:table-cell office:value-type="float" office:value="1" table:formula="of:=IF(INDEX([.$V$7:.$Z$17];[.L481]+1;[.M481])=&quot;&quot;;1;[.L481]+1)" table:style-name="ce1">
            <text:p>1</text:p>
          </table:table-cell>
          <table:table-cell office:value-type="float" office:value="3" table:formula="of:=IF(INDEX([.$V$7:.$Z$17];[.L481]+1;[.M481])=&quot;&quot;;IF([.M481]=5;1;[.M481]+1);[.M481])" table:style-name="ce1">
            <text:p>3</text:p>
          </table:table-cell>
          <table:table-cell office:value-type="float" office:value="0" table:formula="of:=IF([.B482]=[.C482];0;INDEX([.$V$18:.$Z$25];INT([.$J482]/COUNTA([.$V$7:.$Z$17]))+1;[.$M482]))" table:style-name="ce1">
            <text:p>#REF!</text:p>
          </table:table-cell>
          <table:table-cell table:style-name="ce1"/>
          <table:table-cell office:value-type="string" office:string-value="" table:formula="of:=IF(INDEX([.AB$18:.AB$200];[.$K482])=&quot;&quot;;&quot;&quot;;[.$T$17]&amp;&quot; = yes &quot;)" table:style-name="ce1"/>
          <table:table-cell office:value-type="string" office:string-value="" table:formula="of:=IF(INDEX([.AC$18:.AC$200];[.$K482])=&quot;&quot;;&quot;&quot;;[.$T$18]&amp;&quot; = yes &quot;)" table:style-name="ce1"/>
          <table:table-cell office:value-type="string" office:string-value="" table:formula="of:=IF(INDEX([.AD$18:.AD$200];[.$K482])=&quot;&quot;;&quot;&quot;;[.$T$19]&amp;&quot; = yes &quot;)" table:style-name="ce1"/>
          <table:table-cell office:value-type="string" office:string-value="" table:formula="of:=IF(INDEX([.AE$18:.AE$200];[.$K48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76</text:p>
          </table:table-cell>
          <table:table-cell office:value-type="float" office:value="0" table:formula="of:=INDEX([.U$18:.U$200];[.K483])" table:style-name="ce1">
            <text:p>0</text:p>
          </table:table-cell>
          <table:table-cell office:value-type="string" office:string-value="pc_steppe" table:formula="of:=INDEX([.$V$7:.$Z$17];[.L483];[.M483])" table:style-name="ce1">
            <text:p>pc_steppe</text:p>
          </table:table-cell>
          <table:table-cell office:value-type="float" office:value="0" table:formula="of:=[.$T$8]&amp;[.N483]" table:style-name="ce1">
            <text:p>#REF!</text:p>
          </table:table-cell>
          <table:table-cell office:value-type="float" office:value="0" table:formula="of:=[.$T$9]&amp;[.N48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83]+1)" table:style-name="ce1">
            <text:p>#REF!</text:p>
          </table:table-cell>
          <table:table-cell office:value-type="float" office:value="0" table:formula="of:=[.I482]" table:style-name="ce1">
            <text:p>0</text:p>
          </table:table-cell>
          <table:table-cell office:value-type="float" office:value="476" table:style-name="ce1">
            <text:p>476</text:p>
          </table:table-cell>
          <table:table-cell office:value-type="float" office:value="13" table:formula="of:=INT([.J483]/COUNTA([.$V$7:.$Z$17]))+1" table:style-name="ce1">
            <text:p>13</text:p>
          </table:table-cell>
          <table:table-cell office:value-type="float" office:value="2" table:formula="of:=IF(INDEX([.$V$7:.$Z$17];[.L482]+1;[.M482])=&quot;&quot;;1;[.L482]+1)" table:style-name="ce1">
            <text:p>2</text:p>
          </table:table-cell>
          <table:table-cell office:value-type="float" office:value="3" table:formula="of:=IF(INDEX([.$V$7:.$Z$17];[.L482]+1;[.M482])=&quot;&quot;;IF([.M482]=5;1;[.M482]+1);[.M482])" table:style-name="ce1">
            <text:p>3</text:p>
          </table:table-cell>
          <table:table-cell office:value-type="float" office:value="0" table:formula="of:=IF([.B483]=[.C483];0;INDEX([.$V$18:.$Z$25];INT([.$J483]/COUNTA([.$V$7:.$Z$17]))+1;[.$M483]))" table:style-name="ce1">
            <text:p>#REF!</text:p>
          </table:table-cell>
          <table:table-cell table:style-name="ce1"/>
          <table:table-cell office:value-type="string" office:string-value="" table:formula="of:=IF(INDEX([.AB$18:.AB$200];[.$K483])=&quot;&quot;;&quot;&quot;;[.$T$17]&amp;&quot; = yes &quot;)" table:style-name="ce1"/>
          <table:table-cell office:value-type="string" office:string-value="" table:formula="of:=IF(INDEX([.AC$18:.AC$200];[.$K483])=&quot;&quot;;&quot;&quot;;[.$T$18]&amp;&quot; = yes &quot;)" table:style-name="ce1"/>
          <table:table-cell office:value-type="string" office:string-value="" table:formula="of:=IF(INDEX([.AD$18:.AD$200];[.$K483])=&quot;&quot;;&quot;&quot;;[.$T$19]&amp;&quot; = yes &quot;)" table:style-name="ce1"/>
          <table:table-cell office:value-type="string" office:string-value="" table:formula="of:=IF(INDEX([.AE$18:.AE$200];[.$K48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77</text:p>
          </table:table-cell>
          <table:table-cell office:value-type="float" office:value="0" table:formula="of:=INDEX([.U$18:.U$200];[.K484])" table:style-name="ce1">
            <text:p>0</text:p>
          </table:table-cell>
          <table:table-cell office:value-type="string" office:string-value="pc_hadesert" table:formula="of:=INDEX([.$V$7:.$Z$17];[.L484];[.M484])" table:style-name="ce1">
            <text:p>pc_hadesert</text:p>
          </table:table-cell>
          <table:table-cell office:value-type="float" office:value="0" table:formula="of:=[.$T$8]&amp;[.N484]" table:style-name="ce1">
            <text:p>#REF!</text:p>
          </table:table-cell>
          <table:table-cell office:value-type="float" office:value="0" table:formula="of:=[.$T$9]&amp;[.N48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84]+1)" table:style-name="ce1">
            <text:p>#REF!</text:p>
          </table:table-cell>
          <table:table-cell office:value-type="float" office:value="0" table:formula="of:=[.I483]" table:style-name="ce1">
            <text:p>0</text:p>
          </table:table-cell>
          <table:table-cell office:value-type="float" office:value="477" table:style-name="ce1">
            <text:p>477</text:p>
          </table:table-cell>
          <table:table-cell office:value-type="float" office:value="13" table:formula="of:=INT([.J484]/COUNTA([.$V$7:.$Z$17]))+1" table:style-name="ce1">
            <text:p>13</text:p>
          </table:table-cell>
          <table:table-cell office:value-type="float" office:value="3" table:formula="of:=IF(INDEX([.$V$7:.$Z$17];[.L483]+1;[.M483])=&quot;&quot;;1;[.L483]+1)" table:style-name="ce1">
            <text:p>3</text:p>
          </table:table-cell>
          <table:table-cell office:value-type="float" office:value="3" table:formula="of:=IF(INDEX([.$V$7:.$Z$17];[.L483]+1;[.M483])=&quot;&quot;;IF([.M483]=5;1;[.M483]+1);[.M483])" table:style-name="ce1">
            <text:p>3</text:p>
          </table:table-cell>
          <table:table-cell office:value-type="float" office:value="0" table:formula="of:=IF([.B484]=[.C484];0;INDEX([.$V$18:.$Z$25];INT([.$J484]/COUNTA([.$V$7:.$Z$17]))+1;[.$M484]))" table:style-name="ce1">
            <text:p>#REF!</text:p>
          </table:table-cell>
          <table:table-cell table:style-name="ce1"/>
          <table:table-cell office:value-type="string" office:string-value="" table:formula="of:=IF(INDEX([.AB$18:.AB$200];[.$K484])=&quot;&quot;;&quot;&quot;;[.$T$17]&amp;&quot; = yes &quot;)" table:style-name="ce1"/>
          <table:table-cell office:value-type="string" office:string-value="" table:formula="of:=IF(INDEX([.AC$18:.AC$200];[.$K484])=&quot;&quot;;&quot;&quot;;[.$T$18]&amp;&quot; = yes &quot;)" table:style-name="ce1"/>
          <table:table-cell office:value-type="string" office:string-value="" table:formula="of:=IF(INDEX([.AD$18:.AD$200];[.$K484])=&quot;&quot;;&quot;&quot;;[.$T$19]&amp;&quot; = yes &quot;)" table:style-name="ce1"/>
          <table:table-cell office:value-type="string" office:string-value="" table:formula="of:=IF(INDEX([.AE$18:.AE$200];[.$K48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78</text:p>
          </table:table-cell>
          <table:table-cell office:value-type="float" office:value="0" table:formula="of:=INDEX([.U$18:.U$200];[.K485])" table:style-name="ce1">
            <text:p>0</text:p>
          </table:table-cell>
          <table:table-cell office:value-type="string" office:string-value="pc_antarctic" table:formula="of:=INDEX([.$V$7:.$Z$17];[.L485];[.M485])" table:style-name="ce1">
            <text:p>pc_antarctic</text:p>
          </table:table-cell>
          <table:table-cell office:value-type="float" office:value="0" table:formula="of:=[.$T$8]&amp;[.N485]" table:style-name="ce1">
            <text:p>#REF!</text:p>
          </table:table-cell>
          <table:table-cell office:value-type="float" office:value="0" table:formula="of:=[.$T$9]&amp;[.N48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85]+1)" table:style-name="ce1">
            <text:p>#REF!</text:p>
          </table:table-cell>
          <table:table-cell office:value-type="float" office:value="0" table:formula="of:=[.I484]" table:style-name="ce1">
            <text:p>0</text:p>
          </table:table-cell>
          <table:table-cell office:value-type="float" office:value="478" table:style-name="ce1">
            <text:p>478</text:p>
          </table:table-cell>
          <table:table-cell office:value-type="float" office:value="13" table:formula="of:=INT([.J485]/COUNTA([.$V$7:.$Z$17]))+1" table:style-name="ce1">
            <text:p>13</text:p>
          </table:table-cell>
          <table:table-cell office:value-type="float" office:value="4" table:formula="of:=IF(INDEX([.$V$7:.$Z$17];[.L484]+1;[.M484])=&quot;&quot;;1;[.L484]+1)" table:style-name="ce1">
            <text:p>4</text:p>
          </table:table-cell>
          <table:table-cell office:value-type="float" office:value="3" table:formula="of:=IF(INDEX([.$V$7:.$Z$17];[.L484]+1;[.M484])=&quot;&quot;;IF([.M484]=5;1;[.M484]+1);[.M484])" table:style-name="ce1">
            <text:p>3</text:p>
          </table:table-cell>
          <table:table-cell office:value-type="float" office:value="0" table:formula="of:=IF([.B485]=[.C485];0;INDEX([.$V$18:.$Z$25];INT([.$J485]/COUNTA([.$V$7:.$Z$17]))+1;[.$M485]))" table:style-name="ce1">
            <text:p>#REF!</text:p>
          </table:table-cell>
          <table:table-cell table:style-name="ce1"/>
          <table:table-cell office:value-type="string" office:string-value="" table:formula="of:=IF(INDEX([.AB$18:.AB$200];[.$K485])=&quot;&quot;;&quot;&quot;;[.$T$17]&amp;&quot; = yes &quot;)" table:style-name="ce1"/>
          <table:table-cell office:value-type="string" office:string-value="" table:formula="of:=IF(INDEX([.AC$18:.AC$200];[.$K485])=&quot;&quot;;&quot;&quot;;[.$T$18]&amp;&quot; = yes &quot;)" table:style-name="ce1"/>
          <table:table-cell office:value-type="string" office:string-value="" table:formula="of:=IF(INDEX([.AD$18:.AD$200];[.$K485])=&quot;&quot;;&quot;&quot;;[.$T$19]&amp;&quot; = yes &quot;)" table:style-name="ce1"/>
          <table:table-cell office:value-type="string" office:string-value="" table:formula="of:=IF(INDEX([.AE$18:.AE$200];[.$K48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79</text:p>
          </table:table-cell>
          <table:table-cell office:value-type="float" office:value="0" table:formula="of:=INDEX([.U$18:.U$200];[.K486])" table:style-name="ce1">
            <text:p>0</text:p>
          </table:table-cell>
          <table:table-cell office:value-type="string" office:string-value="pc_tundra" table:formula="of:=INDEX([.$V$7:.$Z$17];[.L486];[.M486])" table:style-name="ce1">
            <text:p>pc_tundra</text:p>
          </table:table-cell>
          <table:table-cell office:value-type="float" office:value="0" table:formula="of:=[.$T$8]&amp;[.N486]" table:style-name="ce1">
            <text:p>#REF!</text:p>
          </table:table-cell>
          <table:table-cell office:value-type="float" office:value="0" table:formula="of:=[.$T$9]&amp;[.N48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86]+1)" table:style-name="ce1">
            <text:p>#REF!</text:p>
          </table:table-cell>
          <table:table-cell office:value-type="float" office:value="0" table:formula="of:=[.I485]" table:style-name="ce1">
            <text:p>0</text:p>
          </table:table-cell>
          <table:table-cell office:value-type="float" office:value="479" table:style-name="ce1">
            <text:p>479</text:p>
          </table:table-cell>
          <table:table-cell office:value-type="float" office:value="13" table:formula="of:=INT([.J486]/COUNTA([.$V$7:.$Z$17]))+1" table:style-name="ce1">
            <text:p>13</text:p>
          </table:table-cell>
          <table:table-cell office:value-type="float" office:value="5" table:formula="of:=IF(INDEX([.$V$7:.$Z$17];[.L485]+1;[.M485])=&quot;&quot;;1;[.L485]+1)" table:style-name="ce1">
            <text:p>5</text:p>
          </table:table-cell>
          <table:table-cell office:value-type="float" office:value="3" table:formula="of:=IF(INDEX([.$V$7:.$Z$17];[.L485]+1;[.M485])=&quot;&quot;;IF([.M485]=5;1;[.M485]+1);[.M485])" table:style-name="ce1">
            <text:p>3</text:p>
          </table:table-cell>
          <table:table-cell office:value-type="float" office:value="0" table:formula="of:=IF([.B486]=[.C486];0;INDEX([.$V$18:.$Z$25];INT([.$J486]/COUNTA([.$V$7:.$Z$17]))+1;[.$M486]))" table:style-name="ce1">
            <text:p>#REF!</text:p>
          </table:table-cell>
          <table:table-cell table:style-name="ce1"/>
          <table:table-cell office:value-type="string" office:string-value="" table:formula="of:=IF(INDEX([.AB$18:.AB$200];[.$K486])=&quot;&quot;;&quot;&quot;;[.$T$17]&amp;&quot; = yes &quot;)" table:style-name="ce1"/>
          <table:table-cell office:value-type="string" office:string-value="" table:formula="of:=IF(INDEX([.AC$18:.AC$200];[.$K486])=&quot;&quot;;&quot;&quot;;[.$T$18]&amp;&quot; = yes &quot;)" table:style-name="ce1"/>
          <table:table-cell office:value-type="string" office:string-value="" table:formula="of:=IF(INDEX([.AD$18:.AD$200];[.$K486])=&quot;&quot;;&quot;&quot;;[.$T$19]&amp;&quot; = yes &quot;)" table:style-name="ce1"/>
          <table:table-cell office:value-type="string" office:string-value="" table:formula="of:=IF(INDEX([.AE$18:.AE$200];[.$K48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80</text:p>
          </table:table-cell>
          <table:table-cell office:value-type="float" office:value="0" table:formula="of:=INDEX([.U$18:.U$200];[.K487])" table:style-name="ce1">
            <text:p>0</text:p>
          </table:table-cell>
          <table:table-cell office:value-type="string" office:string-value="pc_alpine" table:formula="of:=INDEX([.$V$7:.$Z$17];[.L487];[.M487])" table:style-name="ce1">
            <text:p>pc_alpine</text:p>
          </table:table-cell>
          <table:table-cell office:value-type="float" office:value="0" table:formula="of:=[.$T$8]&amp;[.N487]" table:style-name="ce1">
            <text:p>#REF!</text:p>
          </table:table-cell>
          <table:table-cell office:value-type="float" office:value="0" table:formula="of:=[.$T$9]&amp;[.N48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87]+1)" table:style-name="ce1">
            <text:p>#REF!</text:p>
          </table:table-cell>
          <table:table-cell office:value-type="float" office:value="0" table:formula="of:=[.I486]" table:style-name="ce1">
            <text:p>0</text:p>
          </table:table-cell>
          <table:table-cell office:value-type="float" office:value="480" table:style-name="ce1">
            <text:p>480</text:p>
          </table:table-cell>
          <table:table-cell office:value-type="float" office:value="13" table:formula="of:=INT([.J487]/COUNTA([.$V$7:.$Z$17]))+1" table:style-name="ce1">
            <text:p>13</text:p>
          </table:table-cell>
          <table:table-cell office:value-type="float" office:value="6" table:formula="of:=IF(INDEX([.$V$7:.$Z$17];[.L486]+1;[.M486])=&quot;&quot;;1;[.L486]+1)" table:style-name="ce1">
            <text:p>6</text:p>
          </table:table-cell>
          <table:table-cell office:value-type="float" office:value="3" table:formula="of:=IF(INDEX([.$V$7:.$Z$17];[.L486]+1;[.M486])=&quot;&quot;;IF([.M486]=5;1;[.M486]+1);[.M486])" table:style-name="ce1">
            <text:p>3</text:p>
          </table:table-cell>
          <table:table-cell office:value-type="float" office:value="0" table:formula="of:=IF([.B487]=[.C487];0;INDEX([.$V$18:.$Z$25];INT([.$J487]/COUNTA([.$V$7:.$Z$17]))+1;[.$M487]))" table:style-name="ce1">
            <text:p>#REF!</text:p>
          </table:table-cell>
          <table:table-cell table:style-name="ce1"/>
          <table:table-cell office:value-type="string" office:string-value="" table:formula="of:=IF(INDEX([.AB$18:.AB$200];[.$K487])=&quot;&quot;;&quot;&quot;;[.$T$17]&amp;&quot; = yes &quot;)" table:style-name="ce1"/>
          <table:table-cell office:value-type="string" office:string-value="" table:formula="of:=IF(INDEX([.AC$18:.AC$200];[.$K487])=&quot;&quot;;&quot;&quot;;[.$T$18]&amp;&quot; = yes &quot;)" table:style-name="ce1"/>
          <table:table-cell office:value-type="string" office:string-value="" table:formula="of:=IF(INDEX([.AD$18:.AD$200];[.$K487])=&quot;&quot;;&quot;&quot;;[.$T$19]&amp;&quot; = yes &quot;)" table:style-name="ce1"/>
          <table:table-cell office:value-type="string" office:string-value="" table:formula="of:=IF(INDEX([.AE$18:.AE$200];[.$K48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81</text:p>
          </table:table-cell>
          <table:table-cell office:value-type="float" office:value="0" table:formula="of:=INDEX([.U$18:.U$200];[.K488])" table:style-name="ce1">
            <text:p>0</text:p>
          </table:table-cell>
          <table:table-cell office:value-type="string" office:string-value="pc_greenhouse_cold" table:formula="of:=INDEX([.$V$7:.$Z$17];[.L488];[.M488])" table:style-name="ce1">
            <text:p>pc_greenhouse_cold</text:p>
          </table:table-cell>
          <table:table-cell office:value-type="float" office:value="0" table:formula="of:=[.$T$8]&amp;[.N488]" table:style-name="ce1">
            <text:p>#REF!</text:p>
          </table:table-cell>
          <table:table-cell office:value-type="float" office:value="0" table:formula="of:=[.$T$9]&amp;[.N48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88]+1)" table:style-name="ce1">
            <text:p>#REF!</text:p>
          </table:table-cell>
          <table:table-cell office:value-type="float" office:value="0" table:formula="of:=[.I487]" table:style-name="ce1">
            <text:p>0</text:p>
          </table:table-cell>
          <table:table-cell office:value-type="float" office:value="481" table:style-name="ce1">
            <text:p>481</text:p>
          </table:table-cell>
          <table:table-cell office:value-type="float" office:value="13" table:formula="of:=INT([.J488]/COUNTA([.$V$7:.$Z$17]))+1" table:style-name="ce1">
            <text:p>13</text:p>
          </table:table-cell>
          <table:table-cell office:value-type="float" office:value="7" table:formula="of:=IF(INDEX([.$V$7:.$Z$17];[.L487]+1;[.M487])=&quot;&quot;;1;[.L487]+1)" table:style-name="ce1">
            <text:p>7</text:p>
          </table:table-cell>
          <table:table-cell office:value-type="float" office:value="3" table:formula="of:=IF(INDEX([.$V$7:.$Z$17];[.L487]+1;[.M487])=&quot;&quot;;IF([.M487]=5;1;[.M487]+1);[.M487])" table:style-name="ce1">
            <text:p>3</text:p>
          </table:table-cell>
          <table:table-cell office:value-type="float" office:value="0" table:formula="of:=IF([.B488]=[.C488];0;INDEX([.$V$18:.$Z$25];INT([.$J488]/COUNTA([.$V$7:.$Z$17]))+1;[.$M488]))" table:style-name="ce1">
            <text:p>#REF!</text:p>
          </table:table-cell>
          <table:table-cell table:style-name="ce1"/>
          <table:table-cell office:value-type="string" office:string-value="" table:formula="of:=IF(INDEX([.AB$18:.AB$200];[.$K488])=&quot;&quot;;&quot;&quot;;[.$T$17]&amp;&quot; = yes &quot;)" table:style-name="ce1"/>
          <table:table-cell office:value-type="string" office:string-value="" table:formula="of:=IF(INDEX([.AC$18:.AC$200];[.$K488])=&quot;&quot;;&quot;&quot;;[.$T$18]&amp;&quot; = yes &quot;)" table:style-name="ce1"/>
          <table:table-cell office:value-type="string" office:string-value="" table:formula="of:=IF(INDEX([.AD$18:.AD$200];[.$K488])=&quot;&quot;;&quot;&quot;;[.$T$19]&amp;&quot; = yes &quot;)" table:style-name="ce1"/>
          <table:table-cell office:value-type="string" office:string-value="" table:formula="of:=IF(INDEX([.AE$18:.AE$200];[.$K48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82</text:p>
          </table:table-cell>
          <table:table-cell office:value-type="float" office:value="0" table:formula="of:=INDEX([.U$18:.U$200];[.K489])" table:style-name="ce1">
            <text:p>0</text:p>
          </table:table-cell>
          <table:table-cell office:value-type="string" office:string-value="pc_arctic" table:formula="of:=INDEX([.$V$7:.$Z$17];[.L489];[.M489])" table:style-name="ce1">
            <text:p>pc_arctic</text:p>
          </table:table-cell>
          <table:table-cell office:value-type="float" office:value="0" table:formula="of:=[.$T$8]&amp;[.N489]" table:style-name="ce1">
            <text:p>#REF!</text:p>
          </table:table-cell>
          <table:table-cell office:value-type="float" office:value="0" table:formula="of:=[.$T$9]&amp;[.N48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89]+1)" table:style-name="ce1">
            <text:p>#REF!</text:p>
          </table:table-cell>
          <table:table-cell office:value-type="float" office:value="0" table:formula="of:=[.I488]" table:style-name="ce1">
            <text:p>0</text:p>
          </table:table-cell>
          <table:table-cell office:value-type="float" office:value="482" table:style-name="ce1">
            <text:p>482</text:p>
          </table:table-cell>
          <table:table-cell office:value-type="float" office:value="13" table:formula="of:=INT([.J489]/COUNTA([.$V$7:.$Z$17]))+1" table:style-name="ce1">
            <text:p>13</text:p>
          </table:table-cell>
          <table:table-cell office:value-type="float" office:value="1" table:formula="of:=IF(INDEX([.$V$7:.$Z$17];[.L488]+1;[.M488])=&quot;&quot;;1;[.L488]+1)" table:style-name="ce1">
            <text:p>1</text:p>
          </table:table-cell>
          <table:table-cell office:value-type="float" office:value="4" table:formula="of:=IF(INDEX([.$V$7:.$Z$17];[.L488]+1;[.M488])=&quot;&quot;;IF([.M488]=5;1;[.M488]+1);[.M488])" table:style-name="ce1">
            <text:p>4</text:p>
          </table:table-cell>
          <table:table-cell office:value-type="float" office:value="0" table:formula="of:=IF([.B489]=[.C489];0;INDEX([.$V$18:.$Z$25];INT([.$J489]/COUNTA([.$V$7:.$Z$17]))+1;[.$M489]))" table:style-name="ce1">
            <text:p>#REF!</text:p>
          </table:table-cell>
          <table:table-cell table:style-name="ce1"/>
          <table:table-cell office:value-type="string" office:string-value="" table:formula="of:=IF(INDEX([.AB$18:.AB$200];[.$K489])=&quot;&quot;;&quot;&quot;;[.$T$17]&amp;&quot; = yes &quot;)" table:style-name="ce1"/>
          <table:table-cell office:value-type="string" office:string-value="" table:formula="of:=IF(INDEX([.AC$18:.AC$200];[.$K489])=&quot;&quot;;&quot;&quot;;[.$T$18]&amp;&quot; = yes &quot;)" table:style-name="ce1"/>
          <table:table-cell office:value-type="string" office:string-value="" table:formula="of:=IF(INDEX([.AD$18:.AD$200];[.$K489])=&quot;&quot;;&quot;&quot;;[.$T$19]&amp;&quot; = yes &quot;)" table:style-name="ce1"/>
          <table:table-cell office:value-type="string" office:string-value="" table:formula="of:=IF(INDEX([.AE$18:.AE$200];[.$K48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83</text:p>
          </table:table-cell>
          <table:table-cell office:value-type="float" office:value="0" table:formula="of:=INDEX([.U$18:.U$200];[.K490])" table:style-name="ce1">
            <text:p>0</text:p>
          </table:table-cell>
          <table:table-cell office:value-type="string" office:string-value="pc_swamp" table:formula="of:=INDEX([.$V$7:.$Z$17];[.L490];[.M490])" table:style-name="ce1">
            <text:p>pc_swamp</text:p>
          </table:table-cell>
          <table:table-cell office:value-type="float" office:value="0" table:formula="of:=[.$T$8]&amp;[.N490]" table:style-name="ce1">
            <text:p>#REF!</text:p>
          </table:table-cell>
          <table:table-cell office:value-type="float" office:value="0" table:formula="of:=[.$T$9]&amp;[.N49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90]+1)" table:style-name="ce1">
            <text:p>#REF!</text:p>
          </table:table-cell>
          <table:table-cell office:value-type="float" office:value="0" table:formula="of:=[.I489]" table:style-name="ce1">
            <text:p>0</text:p>
          </table:table-cell>
          <table:table-cell office:value-type="float" office:value="483" table:style-name="ce1">
            <text:p>483</text:p>
          </table:table-cell>
          <table:table-cell office:value-type="float" office:value="13" table:formula="of:=INT([.J490]/COUNTA([.$V$7:.$Z$17]))+1" table:style-name="ce1">
            <text:p>13</text:p>
          </table:table-cell>
          <table:table-cell office:value-type="float" office:value="2" table:formula="of:=IF(INDEX([.$V$7:.$Z$17];[.L489]+1;[.M489])=&quot;&quot;;1;[.L489]+1)" table:style-name="ce1">
            <text:p>2</text:p>
          </table:table-cell>
          <table:table-cell office:value-type="float" office:value="4" table:formula="of:=IF(INDEX([.$V$7:.$Z$17];[.L489]+1;[.M489])=&quot;&quot;;IF([.M489]=5;1;[.M489]+1);[.M489])" table:style-name="ce1">
            <text:p>4</text:p>
          </table:table-cell>
          <table:table-cell office:value-type="float" office:value="0" table:formula="of:=IF([.B490]=[.C490];0;INDEX([.$V$18:.$Z$25];INT([.$J490]/COUNTA([.$V$7:.$Z$17]))+1;[.$M490]))" table:style-name="ce1">
            <text:p>#REF!</text:p>
          </table:table-cell>
          <table:table-cell table:style-name="ce1"/>
          <table:table-cell office:value-type="string" office:string-value="" table:formula="of:=IF(INDEX([.AB$18:.AB$200];[.$K490])=&quot;&quot;;&quot;&quot;;[.$T$17]&amp;&quot; = yes &quot;)" table:style-name="ce1"/>
          <table:table-cell office:value-type="string" office:string-value="" table:formula="of:=IF(INDEX([.AC$18:.AC$200];[.$K490])=&quot;&quot;;&quot;&quot;;[.$T$18]&amp;&quot; = yes &quot;)" table:style-name="ce1"/>
          <table:table-cell office:value-type="string" office:string-value="" table:formula="of:=IF(INDEX([.AD$18:.AD$200];[.$K490])=&quot;&quot;;&quot;&quot;;[.$T$19]&amp;&quot; = yes &quot;)" table:style-name="ce1"/>
          <table:table-cell office:value-type="string" office:string-value="" table:formula="of:=IF(INDEX([.AE$18:.AE$200];[.$K490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84</text:p>
          </table:table-cell>
          <table:table-cell office:value-type="float" office:value="0" table:formula="of:=INDEX([.U$18:.U$200];[.K491])" table:style-name="ce1">
            <text:p>0</text:p>
          </table:table-cell>
          <table:table-cell office:value-type="string" office:string-value="pc_cascadian" table:formula="of:=INDEX([.$V$7:.$Z$17];[.L491];[.M491])" table:style-name="ce1">
            <text:p>pc_cascadian</text:p>
          </table:table-cell>
          <table:table-cell office:value-type="float" office:value="0" table:formula="of:=[.$T$8]&amp;[.N491]" table:style-name="ce1">
            <text:p>#REF!</text:p>
          </table:table-cell>
          <table:table-cell office:value-type="float" office:value="0" table:formula="of:=[.$T$9]&amp;[.N491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91]+1)" table:style-name="ce1">
            <text:p>#REF!</text:p>
          </table:table-cell>
          <table:table-cell office:value-type="float" office:value="0" table:formula="of:=[.I490]" table:style-name="ce1">
            <text:p>0</text:p>
          </table:table-cell>
          <table:table-cell office:value-type="float" office:value="484" table:style-name="ce1">
            <text:p>484</text:p>
          </table:table-cell>
          <table:table-cell office:value-type="float" office:value="13" table:formula="of:=INT([.J491]/COUNTA([.$V$7:.$Z$17]))+1" table:style-name="ce1">
            <text:p>13</text:p>
          </table:table-cell>
          <table:table-cell office:value-type="float" office:value="3" table:formula="of:=IF(INDEX([.$V$7:.$Z$17];[.L490]+1;[.M490])=&quot;&quot;;1;[.L490]+1)" table:style-name="ce1">
            <text:p>3</text:p>
          </table:table-cell>
          <table:table-cell office:value-type="float" office:value="4" table:formula="of:=IF(INDEX([.$V$7:.$Z$17];[.L490]+1;[.M490])=&quot;&quot;;IF([.M490]=5;1;[.M490]+1);[.M490])" table:style-name="ce1">
            <text:p>4</text:p>
          </table:table-cell>
          <table:table-cell office:value-type="float" office:value="0" table:formula="of:=IF([.B491]=[.C491];0;INDEX([.$V$18:.$Z$25];INT([.$J491]/COUNTA([.$V$7:.$Z$17]))+1;[.$M491]))" table:style-name="ce1">
            <text:p>#REF!</text:p>
          </table:table-cell>
          <table:table-cell table:style-name="ce1"/>
          <table:table-cell office:value-type="string" office:string-value="" table:formula="of:=IF(INDEX([.AB$18:.AB$200];[.$K491])=&quot;&quot;;&quot;&quot;;[.$T$17]&amp;&quot; = yes &quot;)" table:style-name="ce1"/>
          <table:table-cell office:value-type="string" office:string-value="" table:formula="of:=IF(INDEX([.AC$18:.AC$200];[.$K491])=&quot;&quot;;&quot;&quot;;[.$T$18]&amp;&quot; = yes &quot;)" table:style-name="ce1"/>
          <table:table-cell office:value-type="string" office:string-value="" table:formula="of:=IF(INDEX([.AD$18:.AD$200];[.$K491])=&quot;&quot;;&quot;&quot;;[.$T$19]&amp;&quot; = yes &quot;)" table:style-name="ce1"/>
          <table:table-cell office:value-type="string" office:string-value="" table:formula="of:=IF(INDEX([.AE$18:.AE$200];[.$K491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85</text:p>
          </table:table-cell>
          <table:table-cell office:value-type="float" office:value="0" table:formula="of:=INDEX([.U$18:.U$200];[.K492])" table:style-name="ce1">
            <text:p>0</text:p>
          </table:table-cell>
          <table:table-cell office:value-type="string" office:string-value="pc_geothermal" table:formula="of:=INDEX([.$V$7:.$Z$17];[.L492];[.M492])" table:style-name="ce1">
            <text:p>pc_geothermal</text:p>
          </table:table-cell>
          <table:table-cell office:value-type="float" office:value="0" table:formula="of:=[.$T$8]&amp;[.N492]" table:style-name="ce1">
            <text:p>#REF!</text:p>
          </table:table-cell>
          <table:table-cell office:value-type="float" office:value="0" table:formula="of:=[.$T$9]&amp;[.N492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92]+1)" table:style-name="ce1">
            <text:p>#REF!</text:p>
          </table:table-cell>
          <table:table-cell office:value-type="float" office:value="0" table:formula="of:=[.I491]" table:style-name="ce1">
            <text:p>0</text:p>
          </table:table-cell>
          <table:table-cell office:value-type="float" office:value="485" table:style-name="ce1">
            <text:p>485</text:p>
          </table:table-cell>
          <table:table-cell office:value-type="float" office:value="13" table:formula="of:=INT([.J492]/COUNTA([.$V$7:.$Z$17]))+1" table:style-name="ce1">
            <text:p>13</text:p>
          </table:table-cell>
          <table:table-cell office:value-type="float" office:value="4" table:formula="of:=IF(INDEX([.$V$7:.$Z$17];[.L491]+1;[.M491])=&quot;&quot;;1;[.L491]+1)" table:style-name="ce1">
            <text:p>4</text:p>
          </table:table-cell>
          <table:table-cell office:value-type="float" office:value="4" table:formula="of:=IF(INDEX([.$V$7:.$Z$17];[.L491]+1;[.M491])=&quot;&quot;;IF([.M491]=5;1;[.M491]+1);[.M491])" table:style-name="ce1">
            <text:p>4</text:p>
          </table:table-cell>
          <table:table-cell office:value-type="float" office:value="0" table:formula="of:=IF([.B492]=[.C492];0;INDEX([.$V$18:.$Z$25];INT([.$J492]/COUNTA([.$V$7:.$Z$17]))+1;[.$M492]))" table:style-name="ce1">
            <text:p>#REF!</text:p>
          </table:table-cell>
          <table:table-cell table:style-name="ce1"/>
          <table:table-cell office:value-type="string" office:string-value="" table:formula="of:=IF(INDEX([.AB$18:.AB$200];[.$K492])=&quot;&quot;;&quot;&quot;;[.$T$17]&amp;&quot; = yes &quot;)" table:style-name="ce1"/>
          <table:table-cell office:value-type="string" office:string-value="" table:formula="of:=IF(INDEX([.AC$18:.AC$200];[.$K492])=&quot;&quot;;&quot;&quot;;[.$T$18]&amp;&quot; = yes &quot;)" table:style-name="ce1"/>
          <table:table-cell office:value-type="string" office:string-value="" table:formula="of:=IF(INDEX([.AD$18:.AD$200];[.$K492])=&quot;&quot;;&quot;&quot;;[.$T$19]&amp;&quot; = yes &quot;)" table:style-name="ce1"/>
          <table:table-cell office:value-type="string" office:string-value="" table:formula="of:=IF(INDEX([.AE$18:.AE$200];[.$K492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86</text:p>
          </table:table-cell>
          <table:table-cell office:value-type="float" office:value="0" table:formula="of:=INDEX([.U$18:.U$200];[.K493])" table:style-name="ce1">
            <text:p>0</text:p>
          </table:table-cell>
          <table:table-cell office:value-type="string" office:string-value="pc_glacial" table:formula="of:=INDEX([.$V$7:.$Z$17];[.L493];[.M493])" table:style-name="ce1">
            <text:p>pc_glacial</text:p>
          </table:table-cell>
          <table:table-cell office:value-type="float" office:value="0" table:formula="of:=[.$T$8]&amp;[.N493]" table:style-name="ce1">
            <text:p>#REF!</text:p>
          </table:table-cell>
          <table:table-cell office:value-type="float" office:value="0" table:formula="of:=[.$T$9]&amp;[.N493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93]+1)" table:style-name="ce1">
            <text:p>#REF!</text:p>
          </table:table-cell>
          <table:table-cell office:value-type="float" office:value="0" table:formula="of:=[.I492]" table:style-name="ce1">
            <text:p>0</text:p>
          </table:table-cell>
          <table:table-cell office:value-type="float" office:value="486" table:style-name="ce1">
            <text:p>486</text:p>
          </table:table-cell>
          <table:table-cell office:value-type="float" office:value="13" table:formula="of:=INT([.J493]/COUNTA([.$V$7:.$Z$17]))+1" table:style-name="ce1">
            <text:p>13</text:p>
          </table:table-cell>
          <table:table-cell office:value-type="float" office:value="5" table:formula="of:=IF(INDEX([.$V$7:.$Z$17];[.L492]+1;[.M492])=&quot;&quot;;1;[.L492]+1)" table:style-name="ce1">
            <text:p>5</text:p>
          </table:table-cell>
          <table:table-cell office:value-type="float" office:value="4" table:formula="of:=IF(INDEX([.$V$7:.$Z$17];[.L492]+1;[.M492])=&quot;&quot;;IF([.M492]=5;1;[.M492]+1);[.M492])" table:style-name="ce1">
            <text:p>4</text:p>
          </table:table-cell>
          <table:table-cell office:value-type="float" office:value="0" table:formula="of:=IF([.B493]=[.C493];0;INDEX([.$V$18:.$Z$25];INT([.$J493]/COUNTA([.$V$7:.$Z$17]))+1;[.$M493]))" table:style-name="ce1">
            <text:p>#REF!</text:p>
          </table:table-cell>
          <table:table-cell table:style-name="ce1"/>
          <table:table-cell office:value-type="string" office:string-value="" table:formula="of:=IF(INDEX([.AB$18:.AB$200];[.$K493])=&quot;&quot;;&quot;&quot;;[.$T$17]&amp;&quot; = yes &quot;)" table:style-name="ce1"/>
          <table:table-cell office:value-type="string" office:string-value="" table:formula="of:=IF(INDEX([.AC$18:.AC$200];[.$K493])=&quot;&quot;;&quot;&quot;;[.$T$18]&amp;&quot; = yes &quot;)" table:style-name="ce1"/>
          <table:table-cell office:value-type="string" office:string-value="" table:formula="of:=IF(INDEX([.AD$18:.AD$200];[.$K493])=&quot;&quot;;&quot;&quot;;[.$T$19]&amp;&quot; = yes &quot;)" table:style-name="ce1"/>
          <table:table-cell office:value-type="string" office:string-value="" table:formula="of:=IF(INDEX([.AE$18:.AE$200];[.$K493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87</text:p>
          </table:table-cell>
          <table:table-cell office:value-type="float" office:value="0" table:formula="of:=INDEX([.U$18:.U$200];[.K494])" table:style-name="ce1">
            <text:p>0</text:p>
          </table:table-cell>
          <table:table-cell office:value-type="string" office:string-value="pc_subarctic" table:formula="of:=INDEX([.$V$7:.$Z$17];[.L494];[.M494])" table:style-name="ce1">
            <text:p>pc_subarctic</text:p>
          </table:table-cell>
          <table:table-cell office:value-type="float" office:value="0" table:formula="of:=[.$T$8]&amp;[.N494]" table:style-name="ce1">
            <text:p>#REF!</text:p>
          </table:table-cell>
          <table:table-cell office:value-type="float" office:value="0" table:formula="of:=[.$T$9]&amp;[.N494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94]+1)" table:style-name="ce1">
            <text:p>#REF!</text:p>
          </table:table-cell>
          <table:table-cell office:value-type="float" office:value="0" table:formula="of:=[.I493]" table:style-name="ce1">
            <text:p>0</text:p>
          </table:table-cell>
          <table:table-cell office:value-type="float" office:value="487" table:style-name="ce1">
            <text:p>487</text:p>
          </table:table-cell>
          <table:table-cell office:value-type="float" office:value="13" table:formula="of:=INT([.J494]/COUNTA([.$V$7:.$Z$17]))+1" table:style-name="ce1">
            <text:p>13</text:p>
          </table:table-cell>
          <table:table-cell office:value-type="float" office:value="6" table:formula="of:=IF(INDEX([.$V$7:.$Z$17];[.L493]+1;[.M493])=&quot;&quot;;1;[.L493]+1)" table:style-name="ce1">
            <text:p>6</text:p>
          </table:table-cell>
          <table:table-cell office:value-type="float" office:value="4" table:formula="of:=IF(INDEX([.$V$7:.$Z$17];[.L493]+1;[.M493])=&quot;&quot;;IF([.M493]=5;1;[.M493]+1);[.M493])" table:style-name="ce1">
            <text:p>4</text:p>
          </table:table-cell>
          <table:table-cell office:value-type="float" office:value="0" table:formula="of:=IF([.B494]=[.C494];0;INDEX([.$V$18:.$Z$25];INT([.$J494]/COUNTA([.$V$7:.$Z$17]))+1;[.$M494]))" table:style-name="ce1">
            <text:p>#REF!</text:p>
          </table:table-cell>
          <table:table-cell table:style-name="ce1"/>
          <table:table-cell office:value-type="string" office:string-value="" table:formula="of:=IF(INDEX([.AB$18:.AB$200];[.$K494])=&quot;&quot;;&quot;&quot;;[.$T$17]&amp;&quot; = yes &quot;)" table:style-name="ce1"/>
          <table:table-cell office:value-type="string" office:string-value="" table:formula="of:=IF(INDEX([.AC$18:.AC$200];[.$K494])=&quot;&quot;;&quot;&quot;;[.$T$18]&amp;&quot; = yes &quot;)" table:style-name="ce1"/>
          <table:table-cell office:value-type="string" office:string-value="" table:formula="of:=IF(INDEX([.AD$18:.AD$200];[.$K494])=&quot;&quot;;&quot;&quot;;[.$T$19]&amp;&quot; = yes &quot;)" table:style-name="ce1"/>
          <table:table-cell office:value-type="string" office:string-value="" table:formula="of:=IF(INDEX([.AE$18:.AE$200];[.$K494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88</text:p>
          </table:table-cell>
          <table:table-cell office:value-type="float" office:value="0" table:formula="of:=INDEX([.U$18:.U$200];[.K495])" table:style-name="ce1">
            <text:p>0</text:p>
          </table:table-cell>
          <table:table-cell office:value-type="string" office:string-value="pc_marginal_cold" table:formula="of:=INDEX([.$V$7:.$Z$17];[.L495];[.M495])" table:style-name="ce1">
            <text:p>pc_marginal_cold</text:p>
          </table:table-cell>
          <table:table-cell office:value-type="float" office:value="0" table:formula="of:=[.$T$8]&amp;[.N495]" table:style-name="ce1">
            <text:p>#REF!</text:p>
          </table:table-cell>
          <table:table-cell office:value-type="float" office:value="0" table:formula="of:=[.$T$9]&amp;[.N495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95]+1)" table:style-name="ce1">
            <text:p>#REF!</text:p>
          </table:table-cell>
          <table:table-cell office:value-type="float" office:value="0" table:formula="of:=[.I494]" table:style-name="ce1">
            <text:p>0</text:p>
          </table:table-cell>
          <table:table-cell office:value-type="float" office:value="488" table:style-name="ce1">
            <text:p>488</text:p>
          </table:table-cell>
          <table:table-cell office:value-type="float" office:value="13" table:formula="of:=INT([.J495]/COUNTA([.$V$7:.$Z$17]))+1" table:style-name="ce1">
            <text:p>13</text:p>
          </table:table-cell>
          <table:table-cell office:value-type="float" office:value="7" table:formula="of:=IF(INDEX([.$V$7:.$Z$17];[.L494]+1;[.M494])=&quot;&quot;;1;[.L494]+1)" table:style-name="ce1">
            <text:p>7</text:p>
          </table:table-cell>
          <table:table-cell office:value-type="float" office:value="4" table:formula="of:=IF(INDEX([.$V$7:.$Z$17];[.L494]+1;[.M494])=&quot;&quot;;IF([.M494]=5;1;[.M494]+1);[.M494])" table:style-name="ce1">
            <text:p>4</text:p>
          </table:table-cell>
          <table:table-cell office:value-type="float" office:value="0" table:formula="of:=IF([.B495]=[.C495];0;INDEX([.$V$18:.$Z$25];INT([.$J495]/COUNTA([.$V$7:.$Z$17]))+1;[.$M495]))" table:style-name="ce1">
            <text:p>#REF!</text:p>
          </table:table-cell>
          <table:table-cell table:style-name="ce1"/>
          <table:table-cell office:value-type="string" office:string-value="" table:formula="of:=IF(INDEX([.AB$18:.AB$200];[.$K495])=&quot;&quot;;&quot;&quot;;[.$T$17]&amp;&quot; = yes &quot;)" table:style-name="ce1"/>
          <table:table-cell office:value-type="string" office:string-value="" table:formula="of:=IF(INDEX([.AC$18:.AC$200];[.$K495])=&quot;&quot;;&quot;&quot;;[.$T$18]&amp;&quot; = yes &quot;)" table:style-name="ce1"/>
          <table:table-cell office:value-type="string" office:string-value="" table:formula="of:=IF(INDEX([.AD$18:.AD$200];[.$K495])=&quot;&quot;;&quot;&quot;;[.$T$19]&amp;&quot; = yes &quot;)" table:style-name="ce1"/>
          <table:table-cell office:value-type="string" office:string-value="" table:formula="of:=IF(INDEX([.AE$18:.AE$200];[.$K495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89</text:p>
          </table:table-cell>
          <table:table-cell office:value-type="float" office:value="0" table:formula="of:=INDEX([.U$18:.U$200];[.K496])" table:style-name="ce1">
            <text:p>0</text:p>
          </table:table-cell>
          <table:table-cell office:value-type="string" office:string-value="pc_gaia" table:formula="of:=INDEX([.$V$7:.$Z$17];[.L496];[.M496])" table:style-name="ce1">
            <text:p>pc_gaia</text:p>
          </table:table-cell>
          <table:table-cell office:value-type="float" office:value="0" table:formula="of:=[.$T$8]&amp;[.N496]" table:style-name="ce1">
            <text:p>#REF!</text:p>
          </table:table-cell>
          <table:table-cell office:value-type="float" office:value="0" table:formula="of:=[.$T$9]&amp;[.N496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96]+1)" table:style-name="ce1">
            <text:p>#REF!</text:p>
          </table:table-cell>
          <table:table-cell office:value-type="float" office:value="0" table:formula="of:=[.I495]" table:style-name="ce1">
            <text:p>0</text:p>
          </table:table-cell>
          <table:table-cell office:value-type="float" office:value="489" table:style-name="ce1">
            <text:p>489</text:p>
          </table:table-cell>
          <table:table-cell office:value-type="float" office:value="13" table:formula="of:=INT([.J496]/COUNTA([.$V$7:.$Z$17]))+1" table:style-name="ce1">
            <text:p>13</text:p>
          </table:table-cell>
          <table:table-cell office:value-type="float" office:value="1" table:formula="of:=IF(INDEX([.$V$7:.$Z$17];[.L495]+1;[.M495])=&quot;&quot;;1;[.L495]+1)" table:style-name="ce1">
            <text:p>1</text:p>
          </table:table-cell>
          <table:table-cell office:value-type="float" office:value="5" table:formula="of:=IF(INDEX([.$V$7:.$Z$17];[.L495]+1;[.M495])=&quot;&quot;;IF([.M495]=5;1;[.M495]+1);[.M495])" table:style-name="ce1">
            <text:p>5</text:p>
          </table:table-cell>
          <table:table-cell office:value-type="float" office:value="0" table:formula="of:=IF([.B496]=[.C496];0;INDEX([.$V$18:.$Z$25];INT([.$J496]/COUNTA([.$V$7:.$Z$17]))+1;[.$M496]))" table:style-name="ce1">
            <text:p>#REF!</text:p>
          </table:table-cell>
          <table:table-cell table:style-name="ce1"/>
          <table:table-cell office:value-type="string" office:string-value="" table:formula="of:=IF(INDEX([.AB$18:.AB$200];[.$K496])=&quot;&quot;;&quot;&quot;;[.$T$17]&amp;&quot; = yes &quot;)" table:style-name="ce1"/>
          <table:table-cell office:value-type="string" office:string-value="" table:formula="of:=IF(INDEX([.AC$18:.AC$200];[.$K496])=&quot;&quot;;&quot;&quot;;[.$T$18]&amp;&quot; = yes &quot;)" table:style-name="ce1"/>
          <table:table-cell office:value-type="string" office:string-value="" table:formula="of:=IF(INDEX([.AD$18:.AD$200];[.$K496])=&quot;&quot;;&quot;&quot;;[.$T$19]&amp;&quot; = yes &quot;)" table:style-name="ce1"/>
          <table:table-cell office:value-type="string" office:string-value="" table:formula="of:=IF(INDEX([.AE$18:.AE$200];[.$K496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90</text:p>
          </table:table-cell>
          <table:table-cell office:value-type="float" office:value="0" table:formula="of:=INDEX([.U$18:.U$200];[.K497])" table:style-name="ce1">
            <text:p>0</text:p>
          </table:table-cell>
          <table:table-cell office:value-type="string" office:string-value="pc_machine" table:formula="of:=INDEX([.$V$7:.$Z$17];[.L497];[.M497])" table:style-name="ce1">
            <text:p>pc_machine</text:p>
          </table:table-cell>
          <table:table-cell office:value-type="float" office:value="0" table:formula="of:=[.$T$8]&amp;[.N497]" table:style-name="ce1">
            <text:p>#REF!</text:p>
          </table:table-cell>
          <table:table-cell office:value-type="float" office:value="0" table:formula="of:=[.$T$9]&amp;[.N497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97]+1)" table:style-name="ce1">
            <text:p>#REF!</text:p>
          </table:table-cell>
          <table:table-cell office:value-type="float" office:value="0" table:formula="of:=[.I496]" table:style-name="ce1">
            <text:p>0</text:p>
          </table:table-cell>
          <table:table-cell office:value-type="float" office:value="490" table:style-name="ce1">
            <text:p>490</text:p>
          </table:table-cell>
          <table:table-cell office:value-type="float" office:value="13" table:formula="of:=INT([.J497]/COUNTA([.$V$7:.$Z$17]))+1" table:style-name="ce1">
            <text:p>13</text:p>
          </table:table-cell>
          <table:table-cell office:value-type="float" office:value="2" table:formula="of:=IF(INDEX([.$V$7:.$Z$17];[.L496]+1;[.M496])=&quot;&quot;;1;[.L496]+1)" table:style-name="ce1">
            <text:p>2</text:p>
          </table:table-cell>
          <table:table-cell office:value-type="float" office:value="5" table:formula="of:=IF(INDEX([.$V$7:.$Z$17];[.L496]+1;[.M496])=&quot;&quot;;IF([.M496]=5;1;[.M496]+1);[.M496])" table:style-name="ce1">
            <text:p>5</text:p>
          </table:table-cell>
          <table:table-cell office:value-type="float" office:value="0" table:formula="of:=IF([.B497]=[.C497];0;INDEX([.$V$18:.$Z$25];INT([.$J497]/COUNTA([.$V$7:.$Z$17]))+1;[.$M497]))" table:style-name="ce1">
            <text:p>#REF!</text:p>
          </table:table-cell>
          <table:table-cell table:style-name="ce1"/>
          <table:table-cell office:value-type="string" office:string-value="" table:formula="of:=IF(INDEX([.AB$18:.AB$200];[.$K497])=&quot;&quot;;&quot;&quot;;[.$T$17]&amp;&quot; = yes &quot;)" table:style-name="ce1"/>
          <table:table-cell office:value-type="string" office:string-value="" table:formula="of:=IF(INDEX([.AC$18:.AC$200];[.$K497])=&quot;&quot;;&quot;&quot;;[.$T$18]&amp;&quot; = yes &quot;)" table:style-name="ce1"/>
          <table:table-cell office:value-type="string" office:string-value="" table:formula="of:=IF(INDEX([.AD$18:.AD$200];[.$K497])=&quot;&quot;;&quot;&quot;;[.$T$19]&amp;&quot; = yes &quot;)" table:style-name="ce1"/>
          <table:table-cell office:value-type="string" office:string-value="" table:formula="of:=IF(INDEX([.AE$18:.AE$200];[.$K497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91</text:p>
          </table:table-cell>
          <table:table-cell office:value-type="float" office:value="0" table:formula="of:=INDEX([.U$18:.U$200];[.K498])" table:style-name="ce1">
            <text:p>0</text:p>
          </table:table-cell>
          <table:table-cell office:value-type="string" office:string-value="pc_cybertronic" table:formula="of:=INDEX([.$V$7:.$Z$17];[.L498];[.M498])" table:style-name="ce1">
            <text:p>pc_cybertronic</text:p>
          </table:table-cell>
          <table:table-cell office:value-type="float" office:value="0" table:formula="of:=[.$T$8]&amp;[.N498]" table:style-name="ce1">
            <text:p>#REF!</text:p>
          </table:table-cell>
          <table:table-cell office:value-type="float" office:value="0" table:formula="of:=[.$T$9]&amp;[.N498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98]+1)" table:style-name="ce1">
            <text:p>#REF!</text:p>
          </table:table-cell>
          <table:table-cell office:value-type="float" office:value="0" table:formula="of:=[.I497]" table:style-name="ce1">
            <text:p>0</text:p>
          </table:table-cell>
          <table:table-cell office:value-type="float" office:value="491" table:style-name="ce1">
            <text:p>491</text:p>
          </table:table-cell>
          <table:table-cell office:value-type="float" office:value="13" table:formula="of:=INT([.J498]/COUNTA([.$V$7:.$Z$17]))+1" table:style-name="ce1">
            <text:p>13</text:p>
          </table:table-cell>
          <table:table-cell office:value-type="float" office:value="3" table:formula="of:=IF(INDEX([.$V$7:.$Z$17];[.L497]+1;[.M497])=&quot;&quot;;1;[.L497]+1)" table:style-name="ce1">
            <text:p>3</text:p>
          </table:table-cell>
          <table:table-cell office:value-type="float" office:value="5" table:formula="of:=IF(INDEX([.$V$7:.$Z$17];[.L497]+1;[.M497])=&quot;&quot;;IF([.M497]=5;1;[.M497]+1);[.M497])" table:style-name="ce1">
            <text:p>5</text:p>
          </table:table-cell>
          <table:table-cell office:value-type="float" office:value="0" table:formula="of:=IF([.B498]=[.C498];0;INDEX([.$V$18:.$Z$25];INT([.$J498]/COUNTA([.$V$7:.$Z$17]))+1;[.$M498]))" table:style-name="ce1">
            <text:p>#REF!</text:p>
          </table:table-cell>
          <table:table-cell table:style-name="ce1"/>
          <table:table-cell office:value-type="string" office:string-value="" table:formula="of:=IF(INDEX([.AB$18:.AB$200];[.$K498])=&quot;&quot;;&quot;&quot;;[.$T$17]&amp;&quot; = yes &quot;)" table:style-name="ce1"/>
          <table:table-cell office:value-type="string" office:string-value="" table:formula="of:=IF(INDEX([.AC$18:.AC$200];[.$K498])=&quot;&quot;;&quot;&quot;;[.$T$18]&amp;&quot; = yes &quot;)" table:style-name="ce1"/>
          <table:table-cell office:value-type="string" office:string-value="" table:formula="of:=IF(INDEX([.AD$18:.AD$200];[.$K498])=&quot;&quot;;&quot;&quot;;[.$T$19]&amp;&quot; = yes &quot;)" table:style-name="ce1"/>
          <table:table-cell office:value-type="string" office:string-value="" table:formula="of:=IF(INDEX([.AE$18:.AE$200];[.$K498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92</text:p>
          </table:table-cell>
          <table:table-cell office:value-type="float" office:value="0" table:formula="of:=INDEX([.U$18:.U$200];[.K499])" table:style-name="ce1">
            <text:p>0</text:p>
          </table:table-cell>
          <table:table-cell office:value-type="string" office:string-value="pc_nuked" table:formula="of:=INDEX([.$V$7:.$Z$17];[.L499];[.M499])" table:style-name="ce1">
            <text:p>pc_nuked</text:p>
          </table:table-cell>
          <table:table-cell office:value-type="float" office:value="0" table:formula="of:=[.$T$8]&amp;[.N499]" table:style-name="ce1">
            <text:p>#REF!</text:p>
          </table:table-cell>
          <table:table-cell office:value-type="float" office:value="0" table:formula="of:=[.$T$9]&amp;[.N499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499]+1)" table:style-name="ce1">
            <text:p>#REF!</text:p>
          </table:table-cell>
          <table:table-cell office:value-type="float" office:value="0" table:formula="of:=[.I498]" table:style-name="ce1">
            <text:p>0</text:p>
          </table:table-cell>
          <table:table-cell office:value-type="float" office:value="492" table:style-name="ce1">
            <text:p>492</text:p>
          </table:table-cell>
          <table:table-cell office:value-type="float" office:value="13" table:formula="of:=INT([.J499]/COUNTA([.$V$7:.$Z$17]))+1" table:style-name="ce1">
            <text:p>13</text:p>
          </table:table-cell>
          <table:table-cell office:value-type="float" office:value="4" table:formula="of:=IF(INDEX([.$V$7:.$Z$17];[.L498]+1;[.M498])=&quot;&quot;;1;[.L498]+1)" table:style-name="ce1">
            <text:p>4</text:p>
          </table:table-cell>
          <table:table-cell office:value-type="float" office:value="5" table:formula="of:=IF(INDEX([.$V$7:.$Z$17];[.L498]+1;[.M498])=&quot;&quot;;IF([.M498]=5;1;[.M498]+1);[.M498])" table:style-name="ce1">
            <text:p>5</text:p>
          </table:table-cell>
          <table:table-cell office:value-type="float" office:value="0" table:formula="of:=IF([.B499]=[.C499];0;INDEX([.$V$18:.$Z$25];INT([.$J499]/COUNTA([.$V$7:.$Z$17]))+1;[.$M499]))" table:style-name="ce1">
            <text:p>#REF!</text:p>
          </table:table-cell>
          <table:table-cell table:style-name="ce1"/>
          <table:table-cell office:value-type="string" office:string-value="" table:formula="of:=IF(INDEX([.AB$18:.AB$200];[.$K499])=&quot;&quot;;&quot;&quot;;[.$T$17]&amp;&quot; = yes &quot;)" table:style-name="ce1"/>
          <table:table-cell office:value-type="string" office:string-value="" table:formula="of:=IF(INDEX([.AC$18:.AC$200];[.$K499])=&quot;&quot;;&quot;&quot;;[.$T$18]&amp;&quot; = yes &quot;)" table:style-name="ce1"/>
          <table:table-cell office:value-type="string" office:string-value="" table:formula="of:=IF(INDEX([.AD$18:.AD$200];[.$K499])=&quot;&quot;;&quot;&quot;;[.$T$19]&amp;&quot; = yes &quot;)" table:style-name="ce1"/>
          <table:table-cell office:value-type="string" office:string-value="" table:formula="of:=IF(INDEX([.AE$18:.AE$200];[.$K499])=&quot;&quot;;&quot;&quot;;[.$T$20]&amp;&quot; = yes &quot;)" table:style-name="ce1"/>
          <table:table-cell table:number-columns-repeated="16365"/>
        </table:table-row>
        <table:table-row table:style-name="ro1">
          <table:table-cell office:value-type="string" table:style-name="ce1">
            <text:p>terraform_link493</text:p>
          </table:table-cell>
          <table:table-cell office:value-type="float" office:value="0" table:formula="of:=INDEX([.U$18:.U$200];[.K500])" table:style-name="ce1">
            <text:p>0</text:p>
          </table:table-cell>
          <table:table-cell office:value-type="string" office:string-value="pc_floating" table:formula="of:=INDEX([.$V$7:.$Z$17];[.L500];[.M500])" table:style-name="ce1">
            <text:p>pc_floating</text:p>
          </table:table-cell>
          <table:table-cell office:value-type="float" office:value="0" table:formula="of:=[.$T$8]&amp;[.N500]" table:style-name="ce1">
            <text:p>#REF!</text:p>
          </table:table-cell>
          <table:table-cell office:value-type="float" office:value="0" table:formula="of:=[.$T$9]&amp;[.N500]" table:style-name="ce1">
            <text:p>#REF!</text:p>
          </table:table-cell>
          <table:table-cell table:style-name="ce1"/>
          <table:table-cell office:value-type="string" table:style-name="ce1">
            <text:p>ex_terraforming_switch = yes</text:p>
          </table:table-cell>
          <table:table-cell office:value-type="float" office:value="0" table:formula="of:=INDEX([.$T$10:.$T$17];[.N500]+1)" table:style-name="ce1">
            <text:p>#REF!</text:p>
          </table:table-cell>
          <table:table-cell office:value-type="float" office:value="0" table:formula="of:=[.I499]" table:style-name="ce1">
            <text:p>0</text:p>
          </table:table-cell>
          <table:table-cell office:value-type="float" office:value="493" table:style-name="ce1">
            <text:p>493</text:p>
          </table:table-cell>
          <table:table-cell office:value-type="float" office:value="13" table:formula="of:=INT([.J500]/COUNTA([.$V$7:.$Z$17]))+1" table:style-name="ce1">
            <text:p>13</text:p>
          </table:table-cell>
          <table:table-cell office:value-type="float" office:value="5" table:formula="of:=IF(INDEX([.$V$7:.$Z$17];[.L499]+1;[.M499])=&quot;&quot;;1;[.L499]+1)" table:style-name="ce1">
            <text:p>5</text:p>
          </table:table-cell>
          <table:table-cell office:value-type="float" office:value="5" table:formula="of:=IF(INDEX([.$V$7:.$Z$17];[.L499]+1;[.M499])=&quot;&quot;;IF([.M499]=5;1;[.M499]+1);[.M499])" table:style-name="ce1">
            <text:p>5</text:p>
          </table:table-cell>
          <table:table-cell office:value-type="float" office:value="0" table:formula="of:=IF([.B500]=[.C500];0;INDEX([.$V$18:.$Z$25];INT([.$J500]/COUNTA([.$V$7:.$Z$17]))+1;[.$M500]))" table:style-name="ce1">
            <text:p>#REF!</text:p>
          </table:table-cell>
          <table:table-cell table:style-name="ce1"/>
          <table:table-cell office:value-type="string" office:string-value="" table:formula="of:=IF(INDEX([.AB$18:.AB$200];[.$K500])=&quot;&quot;;&quot;&quot;;[.$T$17]&amp;&quot; = yes &quot;)" table:style-name="ce1"/>
          <table:table-cell office:value-type="string" office:string-value="" table:formula="of:=IF(INDEX([.AC$18:.AC$200];[.$K500])=&quot;&quot;;&quot;&quot;;[.$T$18]&amp;&quot; = yes &quot;)" table:style-name="ce1"/>
          <table:table-cell office:value-type="string" office:string-value="" table:formula="of:=IF(INDEX([.AD$18:.AD$200];[.$K500])=&quot;&quot;;&quot;&quot;;[.$T$19]&amp;&quot; = yes &quot;)" table:style-name="ce1"/>
          <table:table-cell office:value-type="string" office:string-value="" table:formula="of:=IF(INDEX([.AE$18:.AE$200];[.$K500])=&quot;&quot;;&quot;&quot;;[.$T$20]&amp;&quot; = yes &quot;)" table:style-name="ce1"/>
          <table:table-cell table:number-columns-repeated="16365"/>
        </table:table-row>
        <table:table-row table:number-rows-repeated="10480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vid</meta:initial-creator>
    <dc:creator>Windows User</dc:creator>
    <meta:creation-date>2018-03-14T17:38:16Z</meta:creation-date>
    <dc:date>2018-03-14T17:38:16Z</dc:date>
    <meta:editing-duration>PT0S</meta:editing-duration>
  </office:meta>
</office:document-meta>
</file>